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1.307cm"/>
    </style:style>
    <style:style style:name="co3" style:family="table-column">
      <style:table-column-properties fo:break-before="auto" style:column-width="11.437cm"/>
    </style:style>
    <style:style style:name="co4" style:family="table-column">
      <style:table-column-properties fo:break-before="auto" style:column-width="7.19cm"/>
    </style:style>
    <style:style style:name="co5" style:family="table-column">
      <style:table-column-properties fo:break-before="auto" style:column-width="1.905cm"/>
    </style:style>
    <style:style style:name="co6" style:family="table-column">
      <style:table-column-properties fo:break-before="auto" style:column-width="1.997cm"/>
    </style:style>
    <style:style style:name="co7" style:family="table-column">
      <style:table-column-properties fo:break-before="auto" style:column-width="2.258cm"/>
    </style:style>
    <style:style style:name="ro1" style:family="table-row">
      <style:table-row-properties style:row-height="0.49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0.31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1.755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12.294cm" fo:break-before="auto" style:use-optimal-row-height="true"/>
    </style:style>
    <style:style style:name="ro14" style:family="table-row">
      <style:table-row-properties style:row-height="4.791cm" fo:break-before="auto" style:use-optimal-row-height="true"/>
    </style:style>
    <style:style style:name="ro15" style:family="table-row">
      <style:table-row-properties style:row-height="8.345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5.186cm" fo:break-before="auto" style:use-optimal-row-height="true"/>
    </style:style>
    <style:style style:name="ro19" style:family="table-row">
      <style:table-row-properties style:row-height="6.369cm" fo:break-before="auto" style:use-optimal-row-height="true"/>
    </style:style>
    <style:style style:name="ro20" style:family="table-row">
      <style:table-row-properties style:row-height="5.976cm" fo:break-before="auto" style:use-optimal-row-height="true"/>
    </style:style>
    <style:style style:name="ro21" style:family="table-row">
      <style:table-row-properties style:row-height="18.613cm" fo:break-before="auto" style:use-optimal-row-height="true"/>
    </style:style>
    <style:style style:name="ro22" style:family="table-row">
      <style:table-row-properties style:row-height="6.765cm" fo:break-before="auto" style:use-optimal-row-height="true"/>
    </style:style>
    <style:style style:name="ro23" style:family="table-row">
      <style:table-row-properties style:row-height="11.109cm" fo:break-before="auto" style:use-optimal-row-height="true"/>
    </style:style>
    <style:style style:name="ro24" style:family="table-row">
      <style:table-row-properties style:row-height="9.924cm" fo:break-before="auto" style:use-optimal-row-height="true"/>
    </style:style>
    <style:style style:name="ro25" style:family="table-row">
      <style:table-row-properties style:row-height="7.555cm" fo:break-before="auto" style:use-optimal-row-height="true"/>
    </style:style>
    <style:style style:name="ro26" style:family="table-row">
      <style:table-row-properties style:row-height="7.16cm" fo:break-before="auto" style:use-optimal-row-height="true"/>
    </style:style>
    <style:style style:name="ro27" style:family="table-row">
      <style:table-row-properties style:row-height="7.95cm" fo:break-before="auto" style:use-optimal-row-height="true"/>
    </style:style>
    <style:style style:name="ro28" style:family="table-row">
      <style:table-row-properties style:row-height="10.714cm" fo:break-before="auto" style:use-optimal-row-height="true"/>
    </style:style>
    <style:style style:name="ro29" style:family="table-row">
      <style:table-row-properties style:row-height="20.191cm" fo:break-before="auto" style:use-optimal-row-height="true"/>
    </style:style>
    <style:style style:name="ro30" style:family="table-row">
      <style:table-row-properties style:row-height="26.114cm" fo:break-before="auto" style:use-optimal-row-height="true"/>
    </style:style>
    <style:style style:name="ro31" style:family="table-row">
      <style:table-row-properties style:row-height="14.663cm" fo:break-before="auto" style:use-optimal-row-height="true"/>
    </style:style>
    <style:style style:name="ro32" style:family="table-row">
      <style:table-row-properties style:row-height="9.135cm" fo:break-before="auto" style:use-optimal-row-height="true"/>
    </style:style>
    <style:style style:name="ro33" style:family="table-row">
      <style:table-row-properties style:row-height="9.529cm" fo:break-before="auto" style:use-optimal-row-height="true"/>
    </style:style>
    <style:style style:name="ro34" style:family="table-row">
      <style:table-row-properties style:row-height="16.637cm" fo:break-before="auto" style:use-optimal-row-height="true"/>
    </style:style>
    <style:style style:name="ro35" style:family="table-row">
      <style:table-row-properties style:row-height="23.745cm" fo:break-before="auto" style:use-optimal-row-height="true"/>
    </style:style>
    <style:style style:name="ro36" style:family="table-row">
      <style:table-row-properties style:row-height="8.74cm" fo:break-before="auto" style:use-optimal-row-height="true"/>
    </style:style>
    <style:style style:name="ro37" style:family="table-row">
      <style:table-row-properties style:row-height="20.586cm" fo:break-before="auto" style:use-optimal-row-height="true"/>
    </style:style>
    <style:style style:name="ro38" style:family="table-row">
      <style:table-row-properties style:row-height="12.689cm" fo:break-before="auto" style:use-optimal-row-height="true"/>
    </style:style>
    <style:style style:name="ro39" style:family="table-row">
      <style:table-row-properties style:row-height="16.242cm" fo:break-before="auto" style:use-optimal-row-height="true"/>
    </style:style>
    <style:style style:name="ro40" style:family="table-row">
      <style:table-row-properties style:row-height="15.453cm" fo:break-before="auto" style:use-optimal-row-height="true"/>
    </style:style>
    <style:style style:name="ro41" style:family="table-row">
      <style:table-row-properties style:row-height="13.478cm" fo:break-before="auto" style:use-optimal-row-height="true"/>
    </style:style>
    <style:style style:name="ro42" style:family="table-row">
      <style:table-row-properties style:row-height="19.403cm" fo:break-before="auto" style:use-optimal-row-height="true"/>
    </style:style>
    <style:style style:name="ro43" style:family="table-row">
      <style:table-row-properties style:row-height="26.509cm" fo:break-before="auto" style:use-optimal-row-height="true"/>
    </style:style>
    <style:style style:name="ro44" style:family="table-row">
      <style:table-row-properties style:row-height="15.058cm" fo:break-before="auto" style:use-optimal-row-height="true"/>
    </style:style>
    <style:style style:name="ro45" style:family="table-row">
      <style:table-row-properties style:row-height="13.873cm" fo:break-before="auto" style:use-optimal-row-height="true"/>
    </style:style>
    <style:style style:name="ro46" style:family="table-row">
      <style:table-row-properties style:row-height="0.452cm" fo:break-before="auto" style:use-optimal-row-height="true"/>
    </style:style>
    <style:style style:name="ro47" style:family="table-row">
      <style:table-row-properties style:row-height="22.955cm" fo:break-before="auto" style:use-optimal-row-height="true"/>
    </style:style>
    <style:style style:name="ro48" style:family="table-row">
      <style:table-row-properties style:row-height="17.427cm" fo:break-before="auto" style:use-optimal-row-height="true"/>
    </style:style>
    <style:style style:name="ro49" style:family="table-row">
      <style:table-row-properties style:row-height="13.083cm" fo:break-before="auto" style:use-optimal-row-height="true"/>
    </style:style>
    <style:style style:name="ro50" style:family="table-row">
      <style:table-row-properties style:row-height="17.822cm" fo:break-before="auto" style:use-optimal-row-height="true"/>
    </style:style>
    <style:style style:name="ro51" style:family="table-row">
      <style:table-row-properties style:row-height="30.064cm" fo:break-before="auto" style:use-optimal-row-height="true"/>
    </style:style>
    <style:style style:name="ro52" style:family="table-row">
      <style:table-row-properties style:row-height="17.032cm" fo:break-before="auto" style:use-optimal-row-height="true"/>
    </style:style>
    <style:style style:name="ro53" style:family="table-row">
      <style:table-row-properties style:row-height="23.35cm" fo:break-before="auto" style:use-optimal-row-height="true"/>
    </style:style>
    <style:style style:name="ro54" style:family="table-row">
      <style:table-row-properties style:row-height="11.899cm" fo:break-before="auto" style:use-optimal-row-height="true"/>
    </style:style>
    <style:style style:name="ro55" style:family="table-row">
      <style:table-row-properties style:row-height="22.167cm" fo:break-before="auto" style:use-optimal-row-height="true"/>
    </style:style>
    <style:style style:name="ro56" style:family="table-row">
      <style:table-row-properties style:row-height="11.504cm" fo:break-before="auto" style:use-optimal-row-height="true"/>
    </style:style>
    <style:style style:name="ro57" style:family="table-row">
      <style:table-row-properties style:row-height="28.485cm" fo:break-before="auto" style:use-optimal-row-height="true"/>
    </style:style>
    <style:style style:name="ro58" style:family="table-row">
      <style:table-row-properties style:row-height="15.849cm" fo:break-before="auto" style:use-optimal-row-height="true"/>
    </style:style>
    <style:style style:name="ro59" style:family="table-row">
      <style:table-row-properties style:row-height="18.217cm" fo:break-before="auto" style:use-optimal-row-height="true"/>
    </style:style>
    <style:style style:name="ro60" style:family="table-row">
      <style:table-row-properties style:row-height="19.008cm" fo:break-before="auto" style:use-optimal-row-height="true"/>
    </style:style>
    <style:style style:name="ro61" style:family="table-row">
      <style:table-row-properties style:row-height="6.387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middle"/>
    </style:style>
    <style:style style:name="ce3" style:family="table-cell" style:parent-style-name="Default" style:data-style-name="N60">
      <style:table-cell-properties fo:wrap-option="wrap" style:vertical-align="middle"/>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fo:wrap-option="wrap"/>
    </style:style>
    <style:style style:name="ce8" style:family="table-cell" style:parent-style-name="Default">
      <style:table-cell-properties fo:wrap-option="wrap" style:vertical-align="middle"/>
      <style:map style:condition="cell-content()='pos'" style:apply-style-name="Untitled1" style:base-cell-address="resultats.E2"/>
      <style:map style:condition="cell-content()='pos'" style:apply-style-name="Untitled2" style:base-cell-address="resultats.E2"/>
    </style:style>
  </office:automatic-styles>
  <office:body>
    <office:spreadsheet>
      <table:table table:name="resultats" table:style-name="ta1">
        <office:forms form:automatic-focus="false" form:apply-design-mode="false"/>
        <table:table-column table:style-name="co1" table:default-cell-style-name="Default"/>
        <table:table-column table:style-name="co2" table:default-cell-style-name="Default"/>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Polarité</text:p>
          </table:table-cell>
          <table:table-cell table:style-name="ce1" office:value-type="string" calcext:value-type="string">
            <text:p>Subjectivité</text:p>
          </table:table-cell>
          <table:table-cell table:style-name="ce5" office:value-type="string" calcext:value-type="string">
            <text:p>Texte</text:p>
          </table:table-cell>
          <table:table-cell table:style-name="ce1" office:value-type="string" calcext:value-type="string">
            <text:p>Indices</text:p>
          </table:table-cell>
          <table:table-cell table:style-name="ce1" office:value-type="string" calcext:value-type="string">
            <text:p>Référence</text:p>
          </table:table-cell>
          <table:table-cell table:style-name="ce1" office:value-type="string" calcext:value-type="string">
            <text:p>Évaluation</text:p>
          </table:table-cell>
          <table:table-cell table:style-name="ce1" office:value-type="string" calcext:value-type="string">
            <text:p>Commentaires</text:p>
          </table:table-cell>
          <table:table-cell table:style-name="ce1" table:number-columns-repeated="1017"/>
        </table:table-row>
        <table:table-row table:style-name="ro2">
          <table:table-cell table:style-name="ce2" office:value-type="float" office:value="-0.9375" calcext:value-type="float">
            <text:p>-0.9375</text:p>
          </table:table-cell>
          <table:table-cell table:style-name="ce4" office:value-type="float" office:value="0.75" calcext:value-type="float">
            <text:p>0.75</text:p>
          </table:table-cell>
          <table:table-cell table:style-name="ce6" office:value-type="string" calcext:value-type="string">
            <text:p>J'ai été un peu déçu par cette approche de progresser au niveau du roman à travers les yeux des animaux!</text:p>
          </table:table-cell>
          <table:table-cell table:style-name="ce6" office:value-type="string" calcext:value-type="string">
            <text:p>peu !, -0.0625, 0.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525" calcext:value-type="float">
            <text:p>-0.525</text:p>
          </table:table-cell>
          <table:table-cell table:style-name="ce4" office:value-type="float" office:value="0.675" calcext:value-type="float">
            <text:p>0.675</text:p>
          </table:table-cell>
          <table:table-cell table:style-name="ce6" office:value-type="string" calcext:value-type="string">
            <text:p>L'édition électronique de GF est très mauvaise. La lecture en est très désagréable pour de la poésie. Tant que les éditeurs ne feront pas un effort pour faire un travail convenable les Ebooks en France ne marcheront jamais. C'est dommage.</text:p>
          </table:table-cell>
          <table:table-cell table:style-name="ce6" office:value-type="string" calcext:value-type="string">
            <text:p>très mauvaise, -1.0, 1.0, None</text:p>
            <text:p>très désagréable, -1.0, 1.0, None</text:p>
            <text:p>convenable, 0.2, 0.2,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525" calcext:value-type="float">
            <text:p>-0.525</text:p>
          </table:table-cell>
          <table:table-cell table:style-name="ce4" office:value-type="float" office:value="0.675" calcext:value-type="float">
            <text:p>0.675</text:p>
          </table:table-cell>
          <table:table-cell table:style-name="ce6" office:value-type="string" calcext:value-type="string">
            <text:p>L'édition électronique de GF est très mauvaise. La lecture en est très désagréable pour de la poésie. Tant que les éditeurs ne feront pas un effort pour faire un travail convenable les Ebooks en France ne marcheront jamais. C'est dommage.</text:p>
          </table:table-cell>
          <table:table-cell table:style-name="ce6" office:value-type="string" calcext:value-type="string">
            <text:p>très mauvaise, -1.0, 1.0, None</text:p>
            <text:p>très désagréable, -1.0, 1.0, None</text:p>
            <text:p>convenable, 0.2, 0.2,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
          <table:table-cell table:style-name="ce2" office:value-type="float" office:value="-0.46875" calcext:value-type="float">
            <text:p>-0.46875</text:p>
          </table:table-cell>
          <table:table-cell table:style-name="ce4" office:value-type="float" office:value="0.625" calcext:value-type="float">
            <text:p>0.625</text:p>
          </table:table-cell>
          <table:table-cell table:style-name="ce6" office:value-type="string" calcext:value-type="string">
            <text:p>j'ai acheté ce livre en même temps que la liste de mes envies mais suis un peu déçue par cet auteur!</text:p>
          </table:table-cell>
          <table:table-cell table:style-name="ce6" office:value-type="string" calcext:value-type="string">
            <text:p>peu !, -0.0625, 0.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418571428571" calcext:value-type="float">
            <text:p>-0.4185714286</text:p>
          </table:table-cell>
          <table:table-cell table:style-name="ce4" office:value-type="float" office:value="0.485714285714" calcext:value-type="float">
            <text:p>0.4857142857</text:p>
          </table:table-cell>
          <table:table-cell table:style-name="ce6" office:value-type="string" calcext:value-type="string">
            <text:p>J'ai voulu, pour ne pas mourir idiote, passer quelques heures avec ce livre-là. Mal m'en a pris. Il est extrêmement mal écrit. Les descriptions sont sans intérêt et très longues, les personnages sans épaisseur, l'intrigue brille par sa vacuité. Je ne comprends toujours pas d'où vient son énorme succès, à part peut-être qu'il rejoint les valeurs du fast-food et de la télé-réalité : insipide et aussitôt oublié. Peut-être, mais moi on ne m'y reprendra plus.</text:p>
          </table:table-cell>
          <table:table-cell table:style-name="ce6" office:value-type="string" calcext:value-type="string">
            <text:p>très longues, -0.8, 0.2, None</text:p>
            <text:p>énorme, 0.22, 0.6,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4" calcext:value-type="float">
            <text:p>-0.4</text:p>
          </table:table-cell>
          <table:table-cell table:style-name="ce4" office:value-type="float" office:value="0.56" calcext:value-type="float">
            <text:p>0.56</text:p>
          </table:table-cell>
          <table:table-cell table:style-name="ce6" office:value-type="string" calcext:value-type="string">
            <text:p>Ce livre est vraiment difficile à lire. Imbuvable. Compliquée dans son écriture. Dommage, dommage. Je m'attendais à mieux. Il ne s'appelle même pas Jacques... mais x...</text:p>
          </table:table-cell>
          <table:table-cell table:style-name="ce6" office:value-type="string" calcext:value-type="string">
            <text:p>vraiment difficile, -1.0, 0.8,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3875" calcext:value-type="float">
            <text:p>-0.3875</text:p>
          </table:table-cell>
          <table:table-cell table:style-name="ce4" office:value-type="float" office:value="0.271428571429" calcext:value-type="float">
            <text:p>0.2714285714</text:p>
          </table:table-cell>
          <table:table-cell table:style-name="ce6" office:value-type="string" calcext:value-type="string">
            <text:p>Je suis déçue, déçue par cette suite, je n'y ai pas retrouvé la saveur des 2 premiers. Joséphine est terriblement agaçante, Junior grotesque et sans intérêt... Je n'irai pas au bout!</text:p>
          </table:table-cell>
          <table:table-cell table:style-name="ce6" office:value-type="string" calcext:value-type="string">
            <text:p>terriblement agaçante, -0.5, -1.0, None</text:p>
            <text:p>grotesque !, -0.7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6">
          <table:table-cell table:style-name="ce2" office:value-type="float" office:value="-0.37" calcext:value-type="float">
            <text:p>-0.37</text:p>
          </table:table-cell>
          <table:table-cell table:style-name="ce4" office:value-type="float" office:value="0.425" calcext:value-type="float">
            <text:p>0.425</text:p>
          </table:table-cell>
          <table:table-cell table:style-name="ce6" office:value-type="string" calcext:value-type="string">
            <text:p>je rejoins les avis considérant cet ouvrage comme plat. J'ai dû lutter contre le sommeil, et survoler les pages de prétendue culture G pompeuse et boursouflée à souhait... un ennui total, et plutôt mal rédigé.</text:p>
          </table:table-cell>
          <table:table-cell table:style-name="ce6" office:value-type="string" calcext:value-type="string">
            <text:p>original, 0.2, 0.6, None</text:p>
            <text:p>talent, 0.3, 0.05, None</text:p>
            <text:p>précis, 0.4, 0.35, None</text:p>
            <text:p>médical, 0.0, 0.0, None</text:p>
            <text:p>ennuyeux, -0.7, 0.85, None</text:p>
            <text:p>talent, 0.3, 0.05, None</text:p>
            <text:p>certainement pas, -0.05, 0.25, None</text:p>
            <text:p>évidente, 0.1, 0.1, None</text:p>
            <text:p>gros, 0.0, 0.2, None</text:p>
            <text:p>évidemment, 0.2, 0.4, None</text:p>
            <text:p>jeune, 0.32, 0.4, None</text:p>
            <text:p>premières, 0.5, 0.2, None</text:p>
            <text:p>bonnes, 0.7, 0.7, None</text:p>
            <text:p>bons, 0.7, 0.7, None</text:p>
            <text:p>pas grand, -0.15, 0.2, None</text:p>
            <text:p>profonde, 0.26, 0.3, None</text:p>
            <text:p>peu, -0.05, 0.5, None</text:p>
            <text:p>peu, -0.05, 0.5, None</text:p>
            <text:p>principaux, 0.1, 0.1, None</text:p>
            <text:p>moindres, -0.1, 0.15, None</text:p>
            <text:p>vraie, 0.05, 0.4, None</text:p>
            <text:p>autres, -0.1, 0.0, None</text:p>
            <text:p>réelles, 0.2, 0.1, None</text:p>
            <text:p>également, 0.2, 0.35, None</text:p>
            <text:p>final, -0.5, 0.1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326666666667" calcext:value-type="float">
            <text:p>-0.3266666667</text:p>
          </table:table-cell>
          <table:table-cell table:style-name="ce4" office:value-type="float" office:value="0.766666666667" calcext:value-type="float">
            <text:p>0.7666666667</text:p>
          </table:table-cell>
          <table:table-cell table:style-name="ce6" office:value-type="string" calcext:value-type="string">
            <text:p>Style très primaire, très Hollande. J'ai été assez déçue par le style de Laurent Binet. Je ne sais pas s'il mérite 2 étoiles</text:p>
          </table:table-cell>
          <table:table-cell table:style-name="ce6" office:value-type="string" calcext:value-type="string">
            <text:p>très, 0.01, 0.65, None</text:p>
            <text:p>très, 0.01,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285555555556" calcext:value-type="float">
            <text:p>-0.2855555556</text:p>
          </table:table-cell>
          <table:table-cell table:style-name="ce4" office:value-type="float" office:value="0.35" calcext:value-type="float">
            <text:p>0.35</text:p>
          </table:table-cell>
          <table:table-cell table:style-name="ce6" office:value-type="string" calcext:value-type="string">
            <text:p>Un texte surchargé de description où l'intrigue est quasi inexistante. Du début à la fin le lecteur s'ennuie. Beaucoup diront que c'est un chef d'oeuvre de la littérature française, mais le décor est si lugubre, les personnages sont noires, un livre obscure et déprimant. La vie paraît bien mornes après ce livre.</text:p>
          </table:table-cell>
          <table:table-cell table:style-name="ce6" office:value-type="string" calcext:value-type="string">
            <text:p>ennuie, -0.6, 0.6, None</text:p>
            <text:p>française, 0.2, 0.0, None</text:p>
            <text:p>lugubre, -0.6, 0.9, None</text:p>
            <text:p>noires, -0.1, 0.1, None</text:p>
            <text:p>obscure, -0.47,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8515625" calcext:value-type="float">
            <text:p>-0.28515625</text:p>
          </table:table-cell>
          <table:table-cell table:style-name="ce4" office:value-type="float" office:value="0.3" calcext:value-type="float">
            <text:p>0.3</text:p>
          </table:table-cell>
          <table:table-cell table:style-name="ce6" office:value-type="string" calcext:value-type="string">
            <text:p>mon fils a du le lire en classe de 3ème ! très dur à lire !!!! je pense que les prof. devraient d'abord expliquer l'histoire de ce livre, l'auteur, le pourquoi ce livre, travailler sur un poème et c'est tout ! c'est à faire dégouter les élèves de la lecture surtout en 3ème !!</text:p>
          </table:table-cell>
          <table:table-cell table:style-name="ce6" office:value-type="string" calcext:value-type="string">
            <text:p>très ! ! ! ! ! ! !, 0.0476837158203, 0.6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27875" calcext:value-type="float">
            <text:p>-0.27875</text:p>
          </table:table-cell>
          <table:table-cell table:style-name="ce4" office:value-type="float" office:value="0.43" calcext:value-type="float">
            <text:p>0.43</text:p>
          </table:table-cell>
          <table:table-cell table:style-name="ce6" office:value-type="string" calcext:value-type="string">
            <text:p>Après la lecture de ce roman, j'ai été déçu par l'auteur. Après avoir lu tout les autres, je me dis celui là a touché le fond. Avec beaucoup de pub pour une certaine marque de téléphone (beaucoup trop). Je ne le conseil pas au lecteur de BW. L'intrigue et vraiment pauvre et des pages et des pages sont pompeuses et ennuyeuse.</text:p>
          </table:table-cell>
          <table:table-cell table:style-name="ce6" office:value-type="string" calcext:value-type="string">
            <text:p>autres, -0.1, 0.0, None</text:p>
            <text:p>beaucoup, 0.1, 0.1, None</text:p>
            <text:p>beaucoup trop ne, 0.15, 0.84, None</text:p>
            <text:p>vraiment pauvre, -0.74, 0.4, None</text:p>
            <text:p>ennuyeuse, -0.7, 0.8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9">
          <table:table-cell table:style-name="ce2" office:value-type="float" office:value="-0.276666666667" calcext:value-type="float">
            <text:p>-0.2766666667</text:p>
          </table:table-cell>
          <table:table-cell table:style-name="ce4" office:value-type="float" office:value="0.366666666667" calcext:value-type="float">
            <text:p>0.3666666667</text:p>
          </table:table-cell>
          <table:table-cell table:style-name="ce6" office:value-type="string" calcext:value-type="string">
            <text:p>j'ai été déçu par ce livre pourtant je lis tous les livres de K. PANCOL mais là francheent ce n'est pas une réussite</text:p>
          </table:table-cell>
          <table:table-cell table:style-name="ce6" office:value-type="string" calcext:value-type="string">
            <text:p>plus beaux, 1.0, 1.0, None</text:p>
            <text:p>propre, 0.33, 0.2, None</text:p>
            <text:p>cadeau, 0.45, 0.0, None</text:p>
            <text:p>également, 0.2, 0.35, None</text:p>
            <text:p>même, 0.0, 0.5, None</text:p>
            <text:p>troubles, -0.1, 0.8, None</text:p>
            <text:p>nécessaire, 0.27, 0.2, None</text:p>
            <text:p>magnifique, 1.0, 1.0, None</text:p>
            <text:p>bel, 0.4, 0.4, None</text:p>
            <text:p>immense, 0.45, 0.7, None</text:p>
            <text:p>beaucoup, 0.1, 0.1, None</text:p>
            <text:p>coeur, 0.2, 0.0, None</text:p>
            <text:p>très, 0.01,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0">
          <table:table-cell table:style-name="ce2" office:value-type="float" office:value="-0.274" calcext:value-type="float">
            <text:p>-0.274</text:p>
          </table:table-cell>
          <table:table-cell table:style-name="ce4" office:value-type="float" office:value="0.4" calcext:value-type="float">
            <text:p>0.4</text:p>
          </table:table-cell>
          <table:table-cell table:style-name="ce6" office:value-type="string" calcext:value-type="string">
            <text:p>je suis assez déçu du livre car il y a tout un passage où l'auteur décrit uniquement les lectures d'un des personnages et qui ne nous parlent pas toujours. il faut attendre les 20 dernières pages pour retrouver l'histoire du trio. dommage car l'histoire commençait bien!</text:p>
          </table:table-cell>
          <table:table-cell table:style-name="ce6" office:value-type="string" calcext:value-type="string">
            <text:p>dernières, -0.29, 0.2, None</text:p>
            <text:p>dommage !, -0.37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725" calcext:value-type="float">
            <text:p>-0.2725</text:p>
          </table:table-cell>
          <table:table-cell table:style-name="ce4" office:value-type="float" office:value="0.3875" calcext:value-type="float">
            <text:p>0.3875</text:p>
          </table:table-cell>
          <table:table-cell table:style-name="ce6" office:value-type="string" calcext:value-type="string">
            <text:p>Un début très long, une histoire qui aurait pu étre très interessante sur la peinture, malheureusement, le livre ne devient prenant que dans les 50 dernieres pages.</text:p>
          </table:table-cell>
          <table:table-cell table:style-name="ce6" office:value-type="string" calcext:value-type="string">
            <text:p>très long, -0.8, 0.2, None</text:p>
            <text:p>très interessante, 0.6, 1.0, None</text:p>
            <text:p>malheureusement, -0.6, 0.1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0">
          <table:table-cell table:style-name="ce2" office:value-type="float" office:value="-0.2725" calcext:value-type="float">
            <text:p>-0.2725</text:p>
          </table:table-cell>
          <table:table-cell table:style-name="ce4" office:value-type="float" office:value="0.32" calcext:value-type="float">
            <text:p>0.32</text:p>
          </table:table-cell>
          <table:table-cell table:style-name="ce6" office:value-type="string" calcext:value-type="string">
            <text:p>Trop de digression tue la digression ! L'œuvre est dense, fouillée , et aurait peut-être gagnée à faire 200 pages de moins. Résultat, on s'ennuie parfois. Les débuts de réflexion s'arrêtent trop vite à mon goût, au profit d'exercices de style réussis d'ailleurs. Frustrant...</text:p>
          </table:table-cell>
          <table:table-cell table:style-name="ce6" office:value-type="string" calcext:value-type="string">
            <text:p>dense, 0.0, 0.0, None</text:p>
            <text:p>ennuie, -0.6, 0.6, None</text:p>
            <text:p>trop, -0.2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268" calcext:value-type="float">
            <text:p>-0.268</text:p>
          </table:table-cell>
          <table:table-cell table:style-name="ce4" office:value-type="float" office:value="0.338" calcext:value-type="float">
            <text:p>0.338</text:p>
          </table:table-cell>
          <table:table-cell table:style-name="ce6" office:value-type="string" calcext:value-type="string">
            <text:p>Je suis sûrement différente des autres car je ne ferai hélas pas d'éloge sur ce roman que je regrette d'avoir acheté .J'ai eu beaucoup de mal à le finir ; l'histoire était longue , inintéressante , il me tardait de l'avoir fini pour enfin me débarrasser de ce livre .</text:p>
          </table:table-cell>
          <table:table-cell table:style-name="ce6" office:value-type="string" calcext:value-type="string">
            <text:p>différente, 0.4, 0.15, None</text:p>
            <text:p>autres, -0.1, 0.0, None</text:p>
            <text:p>hélas, -0.4, 0.6, None</text:p>
            <text:p>beaucoup, 0.1, 0.1, None</text:p>
            <text:p>longue, -0.4,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63333333333" calcext:value-type="float">
            <text:p>-0.2633333333</text:p>
          </table:table-cell>
          <table:table-cell table:style-name="ce4" office:value-type="float" office:value="0.433333333333" calcext:value-type="float">
            <text:p>0.4333333333</text:p>
          </table:table-cell>
          <table:table-cell table:style-name="ce6" office:value-type="string" calcext:value-type="string">
            <text:p>Prouesse technique avérée mais malheureusement on se perd très vite dans une histoire floue...</text:p>
          </table:table-cell>
          <table:table-cell table:style-name="ce6" office:value-type="string" calcext:value-type="string">
            <text:p>malheureusement, -0.6, 0.15, None</text:p>
            <text:p>très, 0.01, 0.65, None</text:p>
            <text:p>floue, -0.2,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54285714286" calcext:value-type="float">
            <text:p>-0.2542857143</text:p>
          </table:table-cell>
          <table:table-cell table:style-name="ce4" office:value-type="float" office:value="0.292857142857" calcext:value-type="float">
            <text:p>0.2928571429</text:p>
          </table:table-cell>
          <table:table-cell table:style-name="ce6" office:value-type="string" calcext:value-type="string">
            <text:p>un peu déçue ce n'est pas du tout dans la veine des autres bouquin de l'auteur j'avoue m’être ennuyée cependant bien écrit comme d’habitude, mais une histoire fade</text:p>
          </table:table-cell>
          <table:table-cell table:style-name="ce6" office:value-type="string" calcext:value-type="string">
            <text:p>peu, -0.05, 0.5, None</text:p>
            <text:p>autres, -0.1, 0.0, None</text:p>
            <text:p>fade, -0.4,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25" calcext:value-type="float">
            <text:p>-0.25</text:p>
          </table:table-cell>
          <table:table-cell table:style-name="ce4" office:value-type="float" office:value="0.2" calcext:value-type="float">
            <text:p>0.2</text:p>
          </table:table-cell>
          <table:table-cell table:style-name="ce6" office:value-type="string" calcext:value-type="string">
            <text:p>abandonnant ce livre au bout d'une centaine de pages, je déplore ce début complétement invraisemblable, étant victime d'une publicité effrenée et mensongère.</text:p>
          </table:table-cell>
          <table:table-cell table:style-name="ce6" office:value-type="string" calcext:value-type="string">
            <text:p>invraisemblable, -0.25, 0.9, None</text:p>
            <text:p>mensongère, -0.2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5" calcext:value-type="float">
            <text:p>-0.25</text:p>
          </table:table-cell>
          <table:table-cell table:style-name="ce4" office:value-type="float" office:value="0.333333333333" calcext:value-type="float">
            <text:p>0.3333333333</text:p>
          </table:table-cell>
          <table:table-cell table:style-name="ce6" office:value-type="string" calcext:value-type="string">
            <text:p>Après avoir lu d'autres livres du même auteur, j'ai été un peu déçue. Ce n'est pas très long, mais j'ai eu du mal à aller au bout.</text:p>
          </table:table-cell>
          <table:table-cell table:style-name="ce6" office:value-type="string" calcext:value-type="string">
            <text:p>autres, -0.1, 0.0, None</text:p>
            <text:p>peu, -0.05, 0.5, None</text:p>
            <text:p>pas très long, 0.1, 0.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241666666667" calcext:value-type="float">
            <text:p>-0.2416666667</text:p>
          </table:table-cell>
          <table:table-cell table:style-name="ce4" office:value-type="float" office:value="0.05" calcext:value-type="float">
            <text:p>0.05</text:p>
          </table:table-cell>
          <table:table-cell table:style-name="ce6" office:value-type="string" calcext:value-type="string">
            <text:p>ce livre, élégamment rédigé, nous ouvre les portes sur une société et un milieu qui dissimule ses affres, son histoire et révèle les turpitudes, les manquements, les contradictions d'une famille dans le contexte historique de l'après guerre et des contre coups de Mai 68. On comprend le traumatisme subi par ces deux enfants, mais aussi, admettons que la schizophrénie se révèle malheureusement hors de ce contexte, sauf lors de cas d'addictions, mais c'est un autre problème!</text:p>
          </table:table-cell>
          <table:table-cell table:style-name="ce6" office:value-type="string" calcext:value-type="string">
            <text:p>historique, 0.0, 0.0, None</text:p>
            <text:p>malheureusement, -0.6, 0.15, None</text:p>
            <text:p>autre !, -0.125, 0.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5">
          <table:table-cell table:style-name="ce2" office:value-type="float" office:value="-0.232" calcext:value-type="float">
            <text:p>-0.232</text:p>
          </table:table-cell>
          <table:table-cell table:style-name="ce4" office:value-type="float" office:value="0.3" calcext:value-type="float">
            <text:p>0.3</text:p>
          </table:table-cell>
          <table:table-cell table:style-name="ce6" office:value-type="string" calcext:value-type="string">
            <text:p>Werber...n'est plus! Très déçue par le style convenu et plat, par les héros sans souffle et sans émotivité, par l'intrigue absente. Je garde en général tous les livres que j'achète , celui-ci je le revends.</text:p>
          </table:table-cell>
          <table:table-cell table:style-name="ce6" office:value-type="string" calcext:value-type="string">
            <text:p>plus !, 0.1875, 0.1, None</text:p>
            <text:p>absent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25" calcext:value-type="float">
            <text:p>-0.225</text:p>
          </table:table-cell>
          <table:table-cell table:style-name="ce4" office:value-type="float" office:value="0.333333333333" calcext:value-type="float">
            <text:p>0.3333333333</text:p>
          </table:table-cell>
          <table:table-cell table:style-name="ce6" office:value-type="string" calcext:value-type="string">
            <text:p>Ce titre désigne l'opposition entre la conscience et l'Être qu'elle dévoile,mais il ne vient ni justifier ni fonder l'être en soi qui est de trop pour l'éternité . Il est affirmé que SARTRE n'était pas croyant cette œuvre est majeure dans sa bibliographie ... un peu difficile à lire.</text:p>
          </table:table-cell>
          <table:table-cell table:style-name="ce6" office:value-type="string" calcext:value-type="string">
            <text:p>trop, -0.25, 0.7, None</text:p>
            <text:p>peu difficile, -0.2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25" calcext:value-type="float">
            <text:p>-0.225</text:p>
          </table:table-cell>
          <table:table-cell table:style-name="ce4" office:value-type="float" office:value="0.333333333333" calcext:value-type="float">
            <text:p>0.3333333333</text:p>
          </table:table-cell>
          <table:table-cell table:style-name="ce6" office:value-type="string" calcext:value-type="string">
            <text:p>Ce titre désigne l'opposition entre la conscience et l'Être qu'elle dévoile,mais il ne vient ni justifier ni fonder l'être en soi qui est de trop pour l'éternité . Il est affirmé que SARTRE n'était pas croyant cette œuvre est majeure dans sa bibliographie ... un peu difficile à lire.</text:p>
          </table:table-cell>
          <table:table-cell table:style-name="ce6" office:value-type="string" calcext:value-type="string">
            <text:p>trop, -0.25, 0.7, None</text:p>
            <text:p>peu difficile, -0.2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225" calcext:value-type="float">
            <text:p>-0.225</text:p>
          </table:table-cell>
          <table:table-cell table:style-name="ce4" office:value-type="float" office:value="0.175" calcext:value-type="float">
            <text:p>0.175</text:p>
          </table:table-cell>
          <table:table-cell table:style-name="ce6" office:value-type="string" calcext:value-type="string">
            <text:p>J'ai lu ce livre triché, parce qu'en espagnol, Rimbaud est prononcé comme Rambo. Et je m'attendais à lire de l'action et de la guerre, parce que j'ai entendu que cet auteur avait été un marchand d'armes. Le livre est terrible et je ne recommanderais à personne.</text:p>
          </table:table-cell>
          <table:table-cell table:style-name="ce6" office:value-type="string" calcext:value-type="string">
            <text:p>espagnol, 0.0, 0.0,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205" calcext:value-type="float">
            <text:p>-0.205</text:p>
          </table:table-cell>
          <table:table-cell table:style-name="ce4" office:value-type="float" office:value="0.44" calcext:value-type="float">
            <text:p>0.44</text:p>
          </table:table-cell>
          <table:table-cell table:style-name="ce6" office:value-type="string" calcext:value-type="string">
            <text:p>J'ai juste vu 4 étoiles sur 5, sans aller voir les commentaires. J'aurais dû ! Car effectivement, ce n'est pas les misérables de Victor Hugo, le descriptif est erroné. Voici le vrai descriptif : Bibliocollège propose : ' des extraits annotés relatant l'épopée de Gavroche, ' des questionnaires au fil du texte, ' des documents iconographiques exploités, ' une présentation de Victor Hugo et de son époque, ' un aperçu du genre du roman, ' un groupement de textes : « L'enfance malheureuse ».</text:p>
          </table:table-cell>
          <table:table-cell table:style-name="ce6" office:value-type="string" calcext:value-type="string">
            <text:p>vrai, 0.05, 0.4, None</text:p>
            <text:p>malheureuse, -0.3,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198166666667" calcext:value-type="float">
            <text:p>-0.1981666667</text:p>
          </table:table-cell>
          <table:table-cell table:style-name="ce4" office:value-type="float" office:value="0.35625" calcext:value-type="float">
            <text:p>0.35625</text:p>
          </table:table-cell>
          <table:table-cell table:style-name="ce6" office:value-type="string" calcext:value-type="string">
            <text:p>Paul se retrouve seul à Paris avec sa fille de 4 ans Manon et son fils Clément âgé de 9ans. Seul, car sa femme et partie un matin pour ne plus jamais revenir. Est-elle partie volontairement ou non? Va-t-elle revenir? Est-elle toujours en vie? Il décide alors de fuir Paris et de s'établir à Saint Malo où il a grandi. Quel est alors le plus dur: l'ignorance, sa propre douleur, celle de ses enfants, l'absence...? Une histoire triste, douloureuse mais un récit basé sur les descriptions, des descriptions omniprésentes et qui rendent la lecture pesante, ce qui est dommageable à l'histoire. La fin est magistrale au niveau émotionnel mais pour le reste j'ai vraiment été déçue.</text:p>
          </table:table-cell>
          <table:table-cell table:style-name="ce6" office:value-type="string" calcext:value-type="string">
            <text:p>ne plus jamais, -0.075, 0.1, None</text:p>
            <text:p>plus, 0.15, 0.1, None</text:p>
            <text:p>propre, 0.33, 0.2, None</text:p>
            <text:p>triste, -0.3, 0.6, None</text:p>
            <text:p>douloureuse, -0.55, 0.5, None</text:p>
            <text:p>pesante, -0.2, 0.5, None</text:p>
            <text:p>vraiment, 0.0,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88571428571" calcext:value-type="float">
            <text:p>-0.1885714286</text:p>
          </table:table-cell>
          <table:table-cell table:style-name="ce4" office:value-type="float" office:value="0.15" calcext:value-type="float">
            <text:p>0.15</text:p>
          </table:table-cell>
          <table:table-cell table:style-name="ce6" office:value-type="string" calcext:value-type="string">
            <text:p>Les dix dernières années de Ravel expédiées en 120 pages d'un style lourd et agaçant. Exemples parmi d'autres: en p. 60 ...et ensuite, abrégeons, il retourne a New York..., en p. 69 Ou pas. Bref. Ce livre est a la fois vide et saturé de détails inutiles sur les habits portés par Ravel, les caractéristiques techniques du train et du paquebot pris par Ravel et sa difficulté à trouver le sommeil. Je déconseille vivement.</text:p>
          </table:table-cell>
          <table:table-cell table:style-name="ce6" office:value-type="string" calcext:value-type="string">
            <text:p>dernières, -0.29, 0.2, None</text:p>
            <text:p>autres, -0.1, 0.0, None</text:p>
            <text:p>vide, -0.29, 0.3, None</text:p>
            <text:p>inutiles,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88571428571" calcext:value-type="float">
            <text:p>-0.1885714286</text:p>
          </table:table-cell>
          <table:table-cell table:style-name="ce4" office:value-type="float" office:value="0.15" calcext:value-type="float">
            <text:p>0.15</text:p>
          </table:table-cell>
          <table:table-cell table:style-name="ce6" office:value-type="string" calcext:value-type="string">
            <text:p>Les dix dernières années de Ravel expédiées en 120 pages d'un style lourd et agaçant. Exemples parmi d'autres: en p. 60 ...et ensuite, abrégeons, il retourne a New York..., en p. 69 Ou pas. Bref. Ce livre est a la fois vide et saturé de détails inutiles sur les habits portés par Ravel, les caractéristiques techniques du train et du paquebot pris par Ravel et sa difficulté à trouver le sommeil. Je déconseille vivement.</text:p>
          </table:table-cell>
          <table:table-cell table:style-name="ce6" office:value-type="string" calcext:value-type="string">
            <text:p>dernières, -0.29, 0.2, None</text:p>
            <text:p>autres, -0.1, 0.0, None</text:p>
            <text:p>vide, -0.29, 0.3, None</text:p>
            <text:p>inutiles,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84" calcext:value-type="float">
            <text:p>-0.184</text:p>
          </table:table-cell>
          <table:table-cell table:style-name="ce4" office:value-type="float" office:value="0.2" calcext:value-type="float">
            <text:p>0.2</text:p>
          </table:table-cell>
          <table:table-cell table:style-name="ce6" office:value-type="string" calcext:value-type="string">
            <text:p>J'ai acheté ce livre en pensant avoir une version intégrale des contes de Perrault, puisqu'il est écrit Texte intégral sur la page de couverture. J'ai été déçue car il y manque, entre autres, Peau d'Ane. Je vais donc devoir acheter un second livre ...</text:p>
          </table:table-cell>
          <table:table-cell table:style-name="ce6" office:value-type="string" calcext:value-type="string">
            <text:p>intégrale, 0.09, 0.0, None</text:p>
            <text:p>intégral, 0.09, 0.0, None</text:p>
            <text:p>autr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83125" calcext:value-type="float">
            <text:p>-0.183125</text:p>
          </table:table-cell>
          <table:table-cell table:style-name="ce4" office:value-type="float" office:value="0.316666666667" calcext:value-type="float">
            <text:p>0.3166666667</text:p>
          </table:table-cell>
          <table:table-cell table:style-name="ce6" office:value-type="string" calcext:value-type="string">
            <text:p>Très déçue de découvrir que cette édition est le résumé avec commentaires et annotations du livre mais pas du tout le livre original! C'est indiqué nul part dans l'annonce, donc trompeur !!</text:p>
          </table:table-cell>
          <table:table-cell table:style-name="ce6" office:value-type="string" calcext:value-type="string">
            <text:p>découvrir, 0.1, 0.0, None</text:p>
            <text:p>original ! ! !, 0.390625, 0.6,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81666666667" calcext:value-type="float">
            <text:p>-0.1816666667</text:p>
          </table:table-cell>
          <table:table-cell table:style-name="ce4" office:value-type="float" office:value="0.55" calcext:value-type="float">
            <text:p>0.55</text:p>
          </table:table-cell>
          <table:table-cell table:style-name="ce6" office:value-type="string" calcext:value-type="string">
            <text:p>J'ai vraiment été déçue par ce livre : phrases vraiment trop longues, histoire sans intéret... Même si je l'ai lu jusqu'au bout (je pensais trouver un rebondissement par la suite), je me suis très vite lassée.</text:p>
          </table:table-cell>
          <table:table-cell table:style-name="ce6" office:value-type="string" calcext:value-type="string">
            <text:p>vraiment, 0.0, 0.5, None</text:p>
            <text:p>vraiment trop longues, -0.2, 0.05, None</text:p>
            <text:p>très, 0.01,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79431818182" calcext:value-type="float">
            <text:p>-0.1794318182</text:p>
          </table:table-cell>
          <table:table-cell table:style-name="ce4" office:value-type="float" office:value="0.272727272727" calcext:value-type="float">
            <text:p>0.2727272727</text:p>
          </table:table-cell>
          <table:table-cell table:style-name="ce6" office:value-type="string" calcext:value-type="string">
            <text:p>J'ai adoré le premier donc je me suis jetée sur le deuxième ! j'ai été un peu déçue mais ça passait encore. Par contre le troisième j'ai vraiment l'impression que Mme Pancol a fait une suite parce que les lecteurs lui réclamaient... J'ai toujours esperé que le livre prenne son envol mais malheureusement je me suis ennuyée tout au long de ma lecture. Quelle déception !!</text:p>
          </table:table-cell>
          <table:table-cell table:style-name="ce6" office:value-type="string" calcext:value-type="string">
            <text:p>peu, -0.05, 0.5, None</text:p>
            <text:p>vraiment, 0.0, 0.5, None</text:p>
            <text:p>malheureusement, -0.6, 0.15, None</text:p>
            <text:p>long, -0.4, 0.1, None</text:p>
            <text:p>déception ! !, -0.78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78571428571" calcext:value-type="float">
            <text:p>-0.1785714286</text:p>
          </table:table-cell>
          <table:table-cell table:style-name="ce4" office:value-type="float" office:value="0.271428571429" calcext:value-type="float">
            <text:p>0.2714285714</text:p>
          </table:table-cell>
          <table:table-cell table:style-name="ce6" office:value-type="string" calcext:value-type="string">
            <text:p>Le livre commence bien mais à trop de puzzle et de plaintes perpétuelles, on se lasse vite, On ne comprend pas tout, c'est confus, oui, c'est sans doute une thérapie mais la thérapie de justine lévy pour la therapie de justine levy ne m'intéresse pas.</text:p>
          </table:table-cell>
          <table:table-cell table:style-name="ce6" office:value-type="string" calcext:value-type="string">
            <text:p>trop, -0.25, 0.7, None</text:p>
            <text:p>perpétuelles, -0.1, 0.2, None</text:p>
            <text:p>confus, -0.4,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75520833333" calcext:value-type="float">
            <text:p>-0.1755208333</text:p>
          </table:table-cell>
          <table:table-cell table:style-name="ce4" office:value-type="float" office:value="0.3" calcext:value-type="float">
            <text:p>0.3</text:p>
          </table:table-cell>
          <table:table-cell table:style-name="ce6" office:value-type="string" calcext:value-type="string">
            <text:p>Après des livres à succès, tels que le voleur d'ombres ou d'autres, je pensais que Marc Lévy était une source sûre. Alors quelle déception en lisant si c'était à refaire ! Je me suis ennuyée et pour la 1ère fois, je n'ai pas terminé mon bouquin ! Décevant...!</text:p>
          </table:table-cell>
          <table:table-cell table:style-name="ce6" office:value-type="string" calcext:value-type="string">
            <text:p>autres, -0.1, 0.0, None</text:p>
            <text:p>sûre, 0.2, 0.5, None</text:p>
            <text:p>déception ! ! !, -0.97656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75" calcext:value-type="float">
            <text:p>-0.175</text:p>
          </table:table-cell>
          <table:table-cell table:style-name="ce4" office:value-type="float" office:value="0.225" calcext:value-type="float">
            <text:p>0.225</text:p>
          </table:table-cell>
          <table:table-cell table:style-name="ce6" office:value-type="string" calcext:value-type="string">
            <text:p>Angot racole, il faut bien gagner sa vie ! Pour une fois, elle ne pille pas la vie des autres mais à force de tourner en rond, elle devient assommante. Ce livre est aussi inintéressant et désagréable que son auteur et le concert des critiques affligeant.</text:p>
          </table:table-cell>
          <table:table-cell table:style-name="ce6" office:value-type="string" calcext:value-type="string">
            <text:p>autres, -0.1, 0.0, None</text:p>
            <text:p>désagréable, -0.5, 0.6, None</text:p>
            <text:p>critiques, 0.0, 0.7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3">
          <table:table-cell table:style-name="ce2" office:value-type="float" office:value="-0.174" calcext:value-type="float">
            <text:p>-0.174</text:p>
          </table:table-cell>
          <table:table-cell table:style-name="ce4" office:value-type="float" office:value="0.2632" calcext:value-type="float">
            <text:p>0.2632</text:p>
          </table:table-cell>
          <table:table-cell table:style-name="ce6" office:value-type="string" calcext:value-type="string">
            <text:p>Un polar impitoyable qui, dans une plongée inexorable vers les Enfers, va traverser le territoire nord-américain (d'abord une réserve indienne au Canada, ensuite un certain nombre d'Etats anciennement Confédérés). L'originalité est qu'il est narré par les animaux qui croisent la route (outre-tombale pourrait-on dire, tant la mort - et la mort violente - imprègne ces pages). Chiens, chevaux, rats, serpents, chauves-souris, oiseaux, etc. vont donc parler, témoigner. Ces bêtes qui, après avoir présidé à l'aube de l'humanité, assistent maintenant à son crépuscule. La narration est très cinématographique, jusque dans ses paroxysmes, terribles, terrifiants, qui peuvent laisser le lecteur au bord de la nausée. Il est question de vengeance et aussi de compassion. Il est question d'âmes, d'âmes mortes et d'âmes omniprésentes - comme elles peuvent l'être dans la nuit de la conscience, comme elle peuvent l'être dans un parcours habité de mythologies amérindiennes autant que gréco-méditerranéennes. L'auteur n'est pas pour rien Libanais : le sang a traversé les continents, et le texte de Wajdi Mouawad est à la confluence de tous les massacres. Rassurons les lecteurs (que l'on espère aussi nombreux que fervents), au bout de la sauvagerie, Mouawad trouve les ressources pour desserrer l'étau des Enfers et pour achever sa course par, en quelque sorte, un peu de lumière. Sans rien divulguer de l'épilogue, on peut citer ici ses ultima verba : « Il existe, tout au fond des mers, des poissons monstrueux doués de parole, gardiens d'une langue ancienne, oubliée, parlée jadis par les humains et par les bêtes aux rivages des paradis perdus. Qui osera jamais plonger pour les rejoindre et apprendre auprès d'eux à reparler et à déchiffrer ce langage ? Quel animal ? Quel homme ? Quelle femme ? Quel être ? Celui-là, s'il remontait à la surface, aurait à l'intérieur de sa bouche bleuie par le froid les fragments d'une langue disparue dont nous cherchons inlassablement et depuis toujours l'alphabet. Nous réapprendrions à parler. » (p. 389) Un grand livre, qui mériterait de rester.</text:p>
          </table:table-cell>
          <table:table-cell table:style-name="ce6" office:value-type="string" calcext:value-type="string">
            <text:p>impitoyable, -0.6, 0.75, None</text:p>
            <text:p>indienne, 0.0, 0.0, None</text:p>
            <text:p>violente, -0.5, 0.8, None</text:p>
            <text:p>très, 0.01, 0.65, None</text:p>
            <text:p>terribles, -0.7, 0.6, None</text:p>
            <text:p>terrifiants, -0.7, 1.0, None</text:p>
            <text:p>nombreux, 0.0, 0.2, None</text:p>
            <text:p>peu, -0.05, 0.5, None</text:p>
            <text:p>monstrueux, -0.4, 0.5, None</text:p>
            <text:p>ancienne, 0.04, 0.0, None</text:p>
            <text:p>animal, -0.3, -0.6, None</text:p>
            <text:p>grand, 0.3, 0.2,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3">
          <table:table-cell table:style-name="ce2" office:value-type="float" office:value="-0.17" calcext:value-type="float">
            <text:p>-0.17</text:p>
          </table:table-cell>
          <table:table-cell table:style-name="ce4" office:value-type="float" office:value="0.1" calcext:value-type="float">
            <text:p>0.1</text:p>
          </table:table-cell>
          <table:table-cell table:style-name="ce6" office:value-type="string" calcext:value-type="string">
            <text:p>Ceci n'est pas la biographie de Xavier Niel, mais un livre qui revisite les 30 dernières années de développement technologique (minitel, internet) au travers de la vie d'un milliardaire dont le parcours rappelle celui de Niel. Pas inintéressant, mais assez décevant sur la forme et sur ses conclusions.</text:p>
          </table:table-cell>
          <table:table-cell table:style-name="ce6" office:value-type="string" calcext:value-type="string">
            <text:p>dernières, -0.29, 0.2,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7" calcext:value-type="float">
            <text:p>-0.17</text:p>
          </table:table-cell>
          <table:table-cell table:style-name="ce4" office:value-type="float" office:value="0.45" calcext:value-type="float">
            <text:p>0.45</text:p>
          </table:table-cell>
          <table:table-cell table:style-name="ce6" office:value-type="string" calcext:value-type="string">
            <text:p>Ne perdez pas votre temps a lire ce livre!!! C est d un ennui! Quel manque d originalite.Aucun rebondissement, l auteur retient l interet du lecteur avec la promesse de la revelation du grand secret de famille...He bien, rien d incroyable, vous auriez pu le devinez vous meme! Quand au personnages,ils sont aussi ennuyeyx que leur histoire. Le plus mediocre des roman harlequin aurat mieux a offrir...</text:p>
          </table:table-cell>
          <table:table-cell table:style-name="ce6" office:value-type="string" calcext:value-type="string">
            <text:p>grand, 0.3, 0.2, None</text:p>
            <text:p>rien incroyable !, -0.375, 0.6,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675" calcext:value-type="float">
            <text:p>-0.1675</text:p>
          </table:table-cell>
          <table:table-cell table:style-name="ce4" office:value-type="float" office:value="0.225" calcext:value-type="float">
            <text:p>0.225</text:p>
          </table:table-cell>
          <table:table-cell table:style-name="ce6" office:value-type="string" calcext:value-type="string">
            <text:p>Du vide du vide et du vide donc du vent.Delerm au mieux de sa forme d'Eole de la littérature française.</text:p>
          </table:table-cell>
          <table:table-cell table:style-name="ce6" office:value-type="string" calcext:value-type="string">
            <text:p>vide, -0.29, 0.3, None</text:p>
            <text:p>vide, -0.29, 0.3, None</text:p>
            <text:p>vide, -0.29, 0.3, None</text:p>
            <text:p>française, 0.2,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675" calcext:value-type="float">
            <text:p>-0.1675</text:p>
          </table:table-cell>
          <table:table-cell table:style-name="ce4" office:value-type="float" office:value="0.225" calcext:value-type="float">
            <text:p>0.225</text:p>
          </table:table-cell>
          <table:table-cell table:style-name="ce6" office:value-type="string" calcext:value-type="string">
            <text:p>Du vide du vide et du vide donc du vent.Delerm au mieux de sa forme d'Eole de la littérature française.</text:p>
          </table:table-cell>
          <table:table-cell table:style-name="ce6" office:value-type="string" calcext:value-type="string">
            <text:p>vide, -0.29, 0.3, None</text:p>
            <text:p>vide, -0.29, 0.3, None</text:p>
            <text:p>vide, -0.29, 0.3, None</text:p>
            <text:p>française, 0.2,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66666666667" calcext:value-type="float">
            <text:p>-0.1666666667</text:p>
          </table:table-cell>
          <table:table-cell table:style-name="ce4" office:value-type="float" office:value="0.4" calcext:value-type="float">
            <text:p>0.4</text:p>
          </table:table-cell>
          <table:table-cell table:style-name="ce6" office:value-type="string" calcext:value-type="string">
            <text:p>Cet ouvrage est intéressant car il comporte des descriptions habituellement utilisées dans une autre langue que celle de Molière. L'attention du lecteur est portée sur le sentiments et les sensations qu'un livre a parfois du mal à transmettre.</text:p>
          </table:table-cell>
          <table:table-cell table:style-name="ce6" office:value-type="string" calcext:value-type="string">
            <text:p>autre, -0.1, 0.0, None</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7">
          <table:table-cell table:style-name="ce2" office:value-type="float" office:value="-0.158333333333" calcext:value-type="float">
            <text:p>-0.1583333333</text:p>
          </table:table-cell>
          <table:table-cell table:style-name="ce4" office:value-type="float" office:value="0.258333333333" calcext:value-type="float">
            <text:p>0.2583333333</text:p>
          </table:table-cell>
          <table:table-cell table:style-name="ce6" office:value-type="string" calcext:value-type="string">
            <text:p>C'est pour donner un tombeau à celui qui n'a cessé de hanter son enfance et, finalement, son existence que Philippe Grimbert a écrit ce roman fortement autobiographique. L'écriture est limpide, presque distanciée, mais le propos est terrible. Jusqu'au final qui vous arrache des larmes quand on referme le livre, avec dans les yeux l'image de ce petit garçon au garde-à-vous dans le soleil.</text:p>
          </table:table-cell>
          <table:table-cell table:style-name="ce6" office:value-type="string" calcext:value-type="string">
            <text:p>fortement, 0.2, 0.7, None</text:p>
            <text:p>limpide, 0.0, 0.0, None</text:p>
            <text:p>final, -0.5, 0.15, None</text:p>
            <text:p>petit, 0.1, 0.1,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8">
          <table:table-cell table:style-name="ce2" office:value-type="float" office:value="-0.158" calcext:value-type="float">
            <text:p>-0.158</text:p>
          </table:table-cell>
          <table:table-cell table:style-name="ce4" office:value-type="float" office:value="0.208" calcext:value-type="float">
            <text:p>0.208</text:p>
          </table:table-cell>
          <table:table-cell table:style-name="ce6" office:value-type="string" calcext:value-type="string">
            <text:p>Je n'ai pas réussi à trouver de l'interêt à ce livre, pourtant mon magasine féminin me le conseillait.Surement pas le même humour.J'ai eu beaucoup de mal à le terminer.</text:p>
          </table:table-cell>
          <table:table-cell table:style-name="ce6" office:value-type="string" calcext:value-type="string">
            <text:p>féminin, 0.0, 0.1, None</text:p>
            <text:p>même, 0.0, 0.5, None</text:p>
            <text:p>beaucoup,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4">
          <table:table-cell table:style-name="ce2" office:value-type="float" office:value="-0.1575" calcext:value-type="float">
            <text:p>-0.1575</text:p>
          </table:table-cell>
          <table:table-cell table:style-name="ce4" office:value-type="float" office:value="0.5175" calcext:value-type="float">
            <text:p>0.5175</text:p>
          </table:table-cell>
          <table:table-cell table:style-name="ce6" office:value-type="string" calcext:value-type="string">
            <text:p>L'histoire ne manque pas d'originalité et cette forme d'humour plutôt plaisante. Quel dommage cependant qu'à partir des 2/3, le livre s'essouffle d'un seul coup, comme si l'auteur voulait en finir rapidement. Quel dommage surtout que le style soit si pauvre ! C'en est parfois attristant, ce qui, pour un livre d'humour, est plutôt ennuyeux ! Avec ce sujet, il aurait été possible de faire tellement mieux. Alors, on achève la dernière page avec une désagréable impression d'inachevé et se disant que c'est là un bon brouillon mais que maintenant, le livre est à écrire.</text:p>
          </table:table-cell>
          <table:table-cell table:style-name="ce6" office:value-type="string" calcext:value-type="string">
            <text:p>plaisante, 0.6, 0.76, None</text:p>
            <text:p>dommage, -0.3, 0.5, None</text:p>
            <text:p>seul, -0.1, 0.2, None</text:p>
            <text:p>dommage, -0.3, 0.5, None</text:p>
            <text:p>pauvre !, -0.4625, 0.2, None</text:p>
            <text:p>ennuyeux !, -0.875, 0.85, None</text:p>
            <text:p>possible, 0.0, 0.3, None</text:p>
            <text:p>tellement, 0.0, 0.6, None</text:p>
            <text:p>dernière, -0.29, 0.2, None</text:p>
            <text:p>désagréable, -0.5, 0.6, None</text:p>
            <text:p>bon, 0.7,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525" calcext:value-type="float">
            <text:p>-0.1525</text:p>
          </table:table-cell>
          <table:table-cell table:style-name="ce4" office:value-type="float" office:value="0.22" calcext:value-type="float">
            <text:p>0.22</text:p>
          </table:table-cell>
          <table:table-cell table:style-name="ce6" office:value-type="string" calcext:value-type="string">
            <text:p>Désolée Amélie... c'était ma dernière tentative ! Depuis Stupeur et tremblements et Ni d'Eve ni d'Adam, je n'ai plus rien aimé ...</text:p>
          </table:table-cell>
          <table:table-cell table:style-name="ce6" office:value-type="string" calcext:value-type="string">
            <text:p>dernière !, -0.3625, 0.2, None</text:p>
            <text:p>plus rien, -0.07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147916666667" calcext:value-type="float">
            <text:p>-0.1479166667</text:p>
          </table:table-cell>
          <table:table-cell table:style-name="ce4" office:value-type="float" office:value="0.333333333333" calcext:value-type="float">
            <text:p>0.3333333333</text:p>
          </table:table-cell>
          <table:table-cell table:style-name="ce6" office:value-type="string" calcext:value-type="string">
            <text:p>Je me suis arretee a la page 120... J'avais tellement entendu parler de ce livre et je dois dire que je suis extremement decue et degoutee... Le mec est totalement misogyne, et un vieux porc pervers. Ses descriptions sexuelles sont a vomir! La facon dont il voit les gens et surtout les femmes est repugnant, et je ne parle meme pas de son style narratif lorsqu'il parle scientifiquement qui est carrement impossible a comprendre si on y connait rien en sciences. VRAIMENT A EVITER, d'ailleurs je vais jeter ce livre a la poubelle illico!</text:p>
          </table:table-cell>
          <table:table-cell table:style-name="ce6" office:value-type="string" calcext:value-type="string">
            <text:p>tellement, 0.0, 0.6, None</text:p>
            <text:p>totalement, 0.1, 0.75, None</text:p>
            <text:p>vieux, 0.5, 0.3, None</text:p>
            <text:p>sexuelles !, 0.375, 0.5, None</text:p>
            <text:p>impossible, -0.5, 0.5, None</text:p>
            <text:p>poubelle !, -0.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147916666667" calcext:value-type="float">
            <text:p>-0.1479166667</text:p>
          </table:table-cell>
          <table:table-cell table:style-name="ce4" office:value-type="float" office:value="0.333333333333" calcext:value-type="float">
            <text:p>0.3333333333</text:p>
          </table:table-cell>
          <table:table-cell table:style-name="ce6" office:value-type="string" calcext:value-type="string">
            <text:p>Je me suis arretee a la page 120... J'avais tellement entendu parler de ce livre et je dois dire que je suis extremement decue et degoutee... Le mec est totalement misogyne, et un vieux porc pervers. Ses descriptions sexuelles sont a vomir! La facon dont il voit les gens et surtout les femmes est repugnant, et je ne parle meme pas de son style narratif lorsqu'il parle scientifiquement qui est carrement impossible a comprendre si on y connait rien en sciences. VRAIMENT A EVITER, d'ailleurs je vais jeter ce livre a la poubelle illico!</text:p>
          </table:table-cell>
          <table:table-cell table:style-name="ce6" office:value-type="string" calcext:value-type="string">
            <text:p>tellement, 0.0, 0.6, None</text:p>
            <text:p>totalement, 0.1, 0.75, None</text:p>
            <text:p>vieux, 0.5, 0.3, None</text:p>
            <text:p>sexuelles !, 0.375, 0.5, None</text:p>
            <text:p>impossible, -0.5, 0.5, None</text:p>
            <text:p>poubelle !, -0.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46666666667" calcext:value-type="float">
            <text:p>-0.1466666667</text:p>
          </table:table-cell>
          <table:table-cell table:style-name="ce4" office:value-type="float" office:value="0.616666666667" calcext:value-type="float">
            <text:p>0.6166666667</text:p>
          </table:table-cell>
          <table:table-cell table:style-name="ce6" office:value-type="string" calcext:value-type="string">
            <text:p>J'aime Katherine Pancol mais cette fois j'ai été déçue. Je ne reconnais pas son style. Le livre a l'air un peu bâclé.</text:p>
          </table:table-cell>
          <table:table-cell table:style-name="ce6" office:value-type="string" calcext:value-type="string">
            <text:p>aime, 0.6, 0.6,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46666666667" calcext:value-type="float">
            <text:p>-0.1466666667</text:p>
          </table:table-cell>
          <table:table-cell table:style-name="ce4" office:value-type="float" office:value="0.616666666667" calcext:value-type="float">
            <text:p>0.6166666667</text:p>
          </table:table-cell>
          <table:table-cell table:style-name="ce6" office:value-type="string" calcext:value-type="string">
            <text:p>J'aime Katherine Pancol mais cette fois j'ai été déçue. Je ne reconnais pas son style. Le livre a l'air un peu bâclé.</text:p>
          </table:table-cell>
          <table:table-cell table:style-name="ce6" office:value-type="string" calcext:value-type="string">
            <text:p>aime, 0.6, 0.6,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46666666667" calcext:value-type="float">
            <text:p>-0.1466666667</text:p>
          </table:table-cell>
          <table:table-cell table:style-name="ce4" office:value-type="float" office:value="0.616666666667" calcext:value-type="float">
            <text:p>0.6166666667</text:p>
          </table:table-cell>
          <table:table-cell table:style-name="ce6" office:value-type="string" calcext:value-type="string">
            <text:p>J'aime Katherine Pancol mais cette fois j'ai été déçue. Je ne reconnais pas son style. Le livre a l'air un peu bâclé.</text:p>
          </table:table-cell>
          <table:table-cell table:style-name="ce6" office:value-type="string" calcext:value-type="string">
            <text:p>aime, 0.6, 0.6,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45482421875" calcext:value-type="float">
            <text:p>-0.1454824219</text:p>
          </table:table-cell>
          <table:table-cell table:style-name="ce4" office:value-type="float" office:value="0.36" calcext:value-type="float">
            <text:p>0.36</text:p>
          </table:table-cell>
          <table:table-cell table:style-name="ce6" office:value-type="string" calcext:value-type="string">
            <text:p>Molière c'est Molière... Les avant propos et préambules sont vraiment tres creux. Ce qui me met le plus en colère c'est que la couverture faite d'une sorte de plastique s'est mise apres 3 jours à se rouler sur elle meme d'une façon telle que le livre semble avoir 10 ans et est une vraie .....ruine !! Pas bravo Mr Larousse !!!</text:p>
          </table:table-cell>
          <table:table-cell table:style-name="ce6" office:value-type="string" calcext:value-type="string">
            <text:p>vraiment, 0.0, 0.5, None</text:p>
            <text:p>creux, -0.5, 0.5, None</text:p>
            <text:p>plus, 0.15, 0.1, None</text:p>
            <text:p>plastique, -0.03, -0.2, None</text:p>
            <text:p>vraie ! ! ! ! !, 0.152587890625,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45" calcext:value-type="float">
            <text:p>-0.145</text:p>
          </table:table-cell>
          <table:table-cell table:style-name="ce4" office:value-type="float" office:value="0.4125" calcext:value-type="float">
            <text:p>0.4125</text:p>
          </table:table-cell>
          <table:table-cell table:style-name="ce6" office:value-type="string" calcext:value-type="string">
            <text:p>Lorsque j'ai lu la fin de ce roman,il m'est revenu en mémoire une phrase de Michel Audiard dans la bouche de Lino Ventura dans les tontons flingueurs: -Les cons ça ose tout, c'est même à ça qu'on les reconnait!</text:p>
          </table:table-cell>
          <table:table-cell table:style-name="ce6" office:value-type="string" calcext:value-type="string">
            <text:p>exquise, 0.6, 0.75, None</text:p>
            <text:p>petit, 0.1, 0.1, None</text:p>
            <text:p>bonheur, 0.5, 0.0, None</text:p>
            <text:p>petite,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44375" calcext:value-type="float">
            <text:p>-0.144375</text:p>
          </table:table-cell>
          <table:table-cell table:style-name="ce4" office:value-type="float" office:value="0.3" calcext:value-type="float">
            <text:p>0.3</text:p>
          </table:table-cell>
          <table:table-cell table:style-name="ce6" office:value-type="string" calcext:value-type="string">
            <text:p>Un livre très bien écrit, le style est irréprochable, mais ... je ne dois pas avoir l'âme slave. Je n'ai pas aimé du tout. Les sentiments des personnages m'ont parus outrés et comme irréels. Et puis cette accumulation d'images de guerre, ces descriptions des mutilations, viols et autres horreurs m'ont mise réellement très mal à l'aise. Donc on oublie et on passe vite à autre chose !</text:p>
          </table:table-cell>
          <table:table-cell table:style-name="ce6" office:value-type="string" calcext:value-type="string">
            <text:p>très, 0.01, 0.65, None</text:p>
            <text:p>irréels, 0.1, 0.5, None</text:p>
            <text:p>autres, -0.1, 0.0, None</text:p>
            <text:p>très, 0.01, 0.65, None</text:p>
            <text:p>autre !, -0.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5">
          <table:table-cell table:style-name="ce2" office:value-type="float" office:value="-0.14380952381" calcext:value-type="float">
            <text:p>-0.1438095238</text:p>
          </table:table-cell>
          <table:table-cell table:style-name="ce4" office:value-type="float" office:value="0.221428571429" calcext:value-type="float">
            <text:p>0.2214285714</text:p>
          </table:table-cell>
          <table:table-cell table:style-name="ce6" office:value-type="string" calcext:value-type="string">
            <text:p>Rithy Panh a treize ans lorsque les Khmers rouges entrent dans Phnom Penh, en 1975. S'ensuivent de longues années d'exil vers les campagnes, de famine, de tortures, d'humiliations et de déshumanisation, pour lui et pour tant d'autres. 1,7 millions d'hommes, de femmes et d'enfants n'en verront jamais la fin, victimes de ce régime assassin. L'auteur lui-même y perdra toute sa famille. Trente-cinq ans après, Rithy Panh revient sur les traces de son enfance fracassée et décide d'interroger l'un de ses bourreaux : Douch. Il n'est jamais simple d'écrire sur les génocides. La tentation du sensationnalisme ou du sentimentalisme guette toujours les auteurs qui s'y frottent. Le cinéaste franco-cambodgien Rithy Panh, qui a co-écrit L'élimination avec le romancier Christophe Bataille, ne tombe dans aucun de ces deux écueils. Malheureusement, il en résulte une certaine distance, un récit finalement impersonnel. Si l'on comprend que l'auteur ait cherché à mettre de la distance entre lui et l'histoire, pour se protéger, on est finalement déçu que Christophe Bataille, l'intermédiaire en quelque sorte, ait échoué à transmettre ce je ne sais quoi qui touche le lecteur, le bouleverse et le laisse changé. L'histoire est terrible, le récit, nécessaire, le texte, assez brouillon. L'élimination a reçu le prix Essai France-Télévisions et le prix Joseph Kessel, ainsi que le prix Livre et droit de l'Homme. D'autres critiques sur:[...]</text:p>
          </table:table-cell>
          <table:table-cell table:style-name="ce6" office:value-type="string" calcext:value-type="string">
            <text:p>rouges, 0.01, 0.0, None</text:p>
            <text:p>longues, -0.4, 0.1, None</text:p>
            <text:p>autres, -0.1, 0.0, None</text:p>
            <text:p>jamais simple, -0.05, 0.1, None</text:p>
            <text:p>nécessaire, 0.27, 0.2, None</text:p>
            <text:p>autres, -0.1, 0.0, None</text:p>
            <text:p>critiques, 0.0, 0.75, None</text:p>
            <text:p>:[, -0.75, 1.0, mood</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142222222222" calcext:value-type="float">
            <text:p>-0.1422222222</text:p>
          </table:table-cell>
          <table:table-cell table:style-name="ce4" office:value-type="float" office:value="0.338888888889" calcext:value-type="float">
            <text:p>0.3388888889</text:p>
          </table:table-cell>
          <table:table-cell table:style-name="ce6" office:value-type="string" calcext:value-type="string">
            <text:p>Nous étions trois à nous partager ce roman. Sans nous être concertés, l'avis fut unanime : ennuyeux. Pour ma part, je n'aimais pas les autobiographies, ce livre ne me réconciliera pas avec le genre. Certes l'auteur écrit correctement, mais sans aucun style entraînant. Les anecdotes se succèdent. La vie quotidienne est dépeinte. Seul intérêt : mieux connaître une autre culture que la nôtre, particulièrement l'initiation qui marque le passage des jeunes garçons à l'état d'adulte. Pour cela, ils devront subir une douloureuse circoncision dans des conditions douteuses.</text:p>
          </table:table-cell>
          <table:table-cell table:style-name="ce6" office:value-type="string" calcext:value-type="string">
            <text:p>ennuyeux, -0.7, 0.85, None</text:p>
            <text:p>quotidienne, 0.0, 0.0, None</text:p>
            <text:p>autre, -0.1, 0.0, None</text:p>
            <text:p>particulièrement, 0.0, 0.8, None</text:p>
            <text:p>jeunes, 0.32, 0.4, None</text:p>
            <text:p>douloureuse, -0.55, 0.5, None</text:p>
            <text:p>douteuses, -0.1,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41666666667" calcext:value-type="float">
            <text:p>-0.1416666667</text:p>
          </table:table-cell>
          <table:table-cell table:style-name="ce4" office:value-type="float" office:value="0.225" calcext:value-type="float">
            <text:p>0.225</text:p>
          </table:table-cell>
          <table:table-cell table:style-name="ce6" office:value-type="string" calcext:value-type="string">
            <text:p>Il est possible que je n'accroche pas au thème, ou que je sois passé à côté, mais Barjavel est, dans ce livre, prévisible. Un roman de science-fiction sans véritable suspens avec moult tours et détours pour déboucher sur un final bâclé, sans imagination. Et pourtant formidablement bien écrit.</text:p>
          </table:table-cell>
          <table:table-cell table:style-name="ce6" office:value-type="string" calcext:value-type="string">
            <text:p>possible, 0.0, 0.3, None</text:p>
            <text:p>sans véritable, -0.1, 0.45, None</text:p>
            <text:p>final, -0.5, 0.1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41666666667" calcext:value-type="float">
            <text:p>-0.1416666667</text:p>
          </table:table-cell>
          <table:table-cell table:style-name="ce4" office:value-type="float" office:value="0.225" calcext:value-type="float">
            <text:p>0.225</text:p>
          </table:table-cell>
          <table:table-cell table:style-name="ce6" office:value-type="string" calcext:value-type="string">
            <text:p>Il est possible que je n'accroche pas au thème, ou que je sois passé à côté, mais Barjavel est, dans ce livre, prévisible. Un roman de science-fiction sans véritable suspens avec moult tours et détours pour déboucher sur un final bâclé, sans imagination. Et pourtant formidablement bien écrit.</text:p>
          </table:table-cell>
          <table:table-cell table:style-name="ce6" office:value-type="string" calcext:value-type="string">
            <text:p>possible, 0.0, 0.3, None</text:p>
            <text:p>sans véritable, -0.1, 0.45, None</text:p>
            <text:p>final, -0.5, 0.1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
          <table:table-cell table:style-name="ce2" office:value-type="float" office:value="-0.140776367188" calcext:value-type="float">
            <text:p>-0.1407763672</text:p>
          </table:table-cell>
          <table:table-cell table:style-name="ce4" office:value-type="float" office:value="0.4" calcext:value-type="float">
            <text:p>0.4</text:p>
          </table:table-cell>
          <table:table-cell table:style-name="ce6" office:value-type="string" calcext:value-type="string">
            <text:p>se laisse lire mais rien comme un roman de gare sans plus !!!! Pour tout dire je suis déçue et étonnée qu'il ait obtenu le Goncourt.</text:p>
          </table:table-cell>
          <table:table-cell table:style-name="ce6" office:value-type="string" calcext:value-type="string">
            <text:p>sans plus ! ! ! !, -0.18310546875, 0.1,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
          <table:table-cell table:style-name="ce2" office:value-type="float" office:value="-0.140776367188" calcext:value-type="float">
            <text:p>-0.1407763672</text:p>
          </table:table-cell>
          <table:table-cell table:style-name="ce4" office:value-type="float" office:value="0.4" calcext:value-type="float">
            <text:p>0.4</text:p>
          </table:table-cell>
          <table:table-cell table:style-name="ce6" office:value-type="string" calcext:value-type="string">
            <text:p>se laisse lire mais rien comme un roman de gare sans plus !!!! Pour tout dire je suis déçue et étonnée qu'il ait obtenu le Goncourt.</text:p>
          </table:table-cell>
          <table:table-cell table:style-name="ce6" office:value-type="string" calcext:value-type="string">
            <text:p>sans plus ! ! ! !, -0.18310546875, 0.1,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140545454545" calcext:value-type="float">
            <text:p>-0.1405454545</text:p>
          </table:table-cell>
          <table:table-cell table:style-name="ce4" office:value-type="float" office:value="0.376363636364" calcext:value-type="float">
            <text:p>0.3763636364</text:p>
          </table:table-cell>
          <table:table-cell table:style-name="ce6" office:value-type="string" calcext:value-type="string">
            <text:p>Cher éditeur, non seulement je trouve absolument scandaleux que les éditions dématérialisées pour kindle soient en France souvent significativement plus chères que les éditions papier (j'estime qu'il s'agit tout bonnement d'un encouragement au piratage...), mais quand, pour les lecteurs résidant en France, l'édition pour kindle est 2 fois plus chère que l'édition poche, cela s'appelle vraiment se foutre de la gueule du client...!!! Dommage, j'ai bien aimé les autres livres de cet auteur... une lectrice francaise résidant en Allemagne</text:p>
          </table:table-cell>
          <table:table-cell table:style-name="ce6" office:value-type="string" calcext:value-type="string">
            <text:p>absolument scandaleux, -1.0, 1.0, None</text:p>
            <text:p>plus chères, -0.273, 0.52, None</text:p>
            <text:p>plus chère, -0.273, 0.52, None</text:p>
            <text:p>vraiment ! ! !, 0.0, 0.5, None</text:p>
            <text:p>autr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140545454545" calcext:value-type="float">
            <text:p>-0.1405454545</text:p>
          </table:table-cell>
          <table:table-cell table:style-name="ce4" office:value-type="float" office:value="0.376363636364" calcext:value-type="float">
            <text:p>0.3763636364</text:p>
          </table:table-cell>
          <table:table-cell table:style-name="ce6" office:value-type="string" calcext:value-type="string">
            <text:p>Cher éditeur, non seulement je trouve absolument scandaleux que les éditions dématérialisées pour kindle soient en France souvent significativement plus chères que les éditions papier (j'estime qu'il s'agit tout bonnement d'un encouragement au piratage...), mais quand, pour les lecteurs résidant en France, l'édition pour kindle est 2 fois plus chère que l'édition poche, cela s'appelle vraiment se foutre de la gueule du client...!!! Dommage, j'ai bien aimé les autres livres de cet auteur... une lectrice francaise résidant en Allemagne</text:p>
          </table:table-cell>
          <table:table-cell table:style-name="ce6" office:value-type="string" calcext:value-type="string">
            <text:p>absolument scandaleux, -1.0, 1.0, None</text:p>
            <text:p>plus chères, -0.273, 0.52, None</text:p>
            <text:p>plus chère, -0.273, 0.52, None</text:p>
            <text:p>vraiment ! ! !, 0.0, 0.5, None</text:p>
            <text:p>autr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4" calcext:value-type="float">
            <text:p>-0.14</text:p>
          </table:table-cell>
          <table:table-cell table:style-name="ce4" office:value-type="float" office:value="0.33" calcext:value-type="float">
            <text:p>0.33</text:p>
          </table:table-cell>
          <table:table-cell table:style-name="ce6" office:value-type="string" calcext:value-type="string">
            <text:p>Les Sentences d'un taciturne bavard. Une légèreté pataude, un manichéisme insupportable, une allégorique consternante, du larmoyant chic, un romantisme d'anti-romantique. Manque plus que le dialogue avec la mouche comme dans le vie de Meaume.</text:p>
          </table:table-cell>
          <table:table-cell table:style-name="ce6" office:value-type="string" calcext:value-type="string">
            <text:p>taciturne, -0.05, -0.1, None</text:p>
            <text:p>insupportable, -0.2, 0.2, None</text:p>
            <text:p>chic, -0.3, 0.8,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38888888889" calcext:value-type="float">
            <text:p>-0.1388888889</text:p>
          </table:table-cell>
          <table:table-cell table:style-name="ce4" office:value-type="float" office:value="0.233333333333" calcext:value-type="float">
            <text:p>0.2333333333</text:p>
          </table:table-cell>
          <table:table-cell table:style-name="ce6" office:value-type="string" calcext:value-type="string">
            <text:p>J'avais espéré que le second tome verrait l'histoire décoller mais non: ce n'est qu'une interminable road story avec peu de rebondissements et une fin décevante. Pour mon premier essai de Marc Levy, je suis franchement déçue.</text:p>
          </table:table-cell>
          <table:table-cell table:style-name="ce6" office:value-type="string" calcext:value-type="string">
            <text:p>interminable, -0.5, 0.5,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3875" calcext:value-type="float">
            <text:p>-0.13875</text:p>
          </table:table-cell>
          <table:table-cell table:style-name="ce4" office:value-type="float" office:value="0.31" calcext:value-type="float">
            <text:p>0.31</text:p>
          </table:table-cell>
          <table:table-cell table:style-name="ce6" office:value-type="string" calcext:value-type="string">
            <text:p>rupture de ton avec les tomes précédents, le monologue est ennuyeux du coup l'histoire n'est plus captivante</text:p>
          </table:table-cell>
          <table:table-cell table:style-name="ce6" office:value-type="string" calcext:value-type="string">
            <text:p>ennuyeux, -0.7, 0.85, None</text:p>
            <text:p>plus captivante, 0.195, 0.39,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35454545455" calcext:value-type="float">
            <text:p>-0.1354545455</text:p>
          </table:table-cell>
          <table:table-cell table:style-name="ce4" office:value-type="float" office:value="0.309090909091" calcext:value-type="float">
            <text:p>0.3090909091</text:p>
          </table:table-cell>
          <table:table-cell table:style-name="ce6" office:value-type="string" calcext:value-type="string">
            <text:p>Très déçu par ce volume finale que je n'ai toujours pas terminé. Le style de narration basé sur un un seul héros qui raconte seul l'histoire de ce dernier volet des rois maudit ne m'a malheureusement pas conquise, j'aurais préféré terminé cette saga par une écriture retrouvant le style des précédents volumes qui eux ce sont lu avec grande soif.</text:p>
          </table:table-cell>
          <table:table-cell table:style-name="ce6" office:value-type="string" calcext:value-type="string">
            <text:p>dernier, -0.29, 0.2, None</text:p>
            <text:p>ne malheureusement pas, 0.3, 0.15, None</text:p>
            <text:p>grande, 0.3,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135" calcext:value-type="float">
            <text:p>-0.135</text:p>
          </table:table-cell>
          <table:table-cell table:style-name="ce4" office:value-type="float" office:value="0.304166666667" calcext:value-type="float">
            <text:p>0.3041666667</text:p>
          </table:table-cell>
          <table:table-cell table:style-name="ce6" office:value-type="string" calcext:value-type="string">
            <text:p>Je m'attendais à tout autre chose en lisant ce bouquin, un témoignage supplémentaire des revenants des camps. Or je suis tombée sur un homme très instruit, philosophe, qui a un raisonnement métaphysique par rapport à l'expérience traumatisante qu'il a traversé. Hélas, je n'ai pas l'intelligence requise pour pouvoir comprendre un tel bouquin et si je me suis entêtée à le lire jusqu'à son terme c'est davantage par respect pour le déporté que pour l'auteur. Je ne peux être que déçue puisque le niveau me dépasse et désolée de n'avoir pu l'appréhender et le comprendre.</text:p>
          </table:table-cell>
          <table:table-cell table:style-name="ce6" office:value-type="string" calcext:value-type="string">
            <text:p>autre, -0.1, 0.0, None</text:p>
            <text:p>supplémentaire, 0.1, 0.1, None</text:p>
            <text:p>très, 0.01, 0.65, None</text:p>
            <text:p>métaphysique,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34" calcext:value-type="float">
            <text:p>-0.134</text:p>
          </table:table-cell>
          <table:table-cell table:style-name="ce4" office:value-type="float" office:value="0.32" calcext:value-type="float">
            <text:p>0.32</text:p>
          </table:table-cell>
          <table:table-cell table:style-name="ce6" office:value-type="string" calcext:value-type="string">
            <text:p>Pas du tout du niveau de Un roman francais. Ininteressant et pas bien ecrit. Histoire petrie d'actes et sentiments mievres meme quand ils se veulent sulfureux. Bof. A lire dans le train en dernier ressort quand on a du temps a tuer... Au risque d'y passer soi-meme d'ennui.</text:p>
          </table:table-cell>
          <table:table-cell table:style-name="ce6" office:value-type="string" calcext:value-type="string">
            <text:p>dernier, -0.29, 0.2,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13375" calcext:value-type="float">
            <text:p>-0.13375</text:p>
          </table:table-cell>
          <table:table-cell table:style-name="ce4" office:value-type="float" office:value="0.46875" calcext:value-type="float">
            <text:p>0.46875</text:p>
          </table:table-cell>
          <table:table-cell table:style-name="ce6" office:value-type="string" calcext:value-type="string">
            <text:p>Déçue, profondémment déçue. Ce livre comme les trois qui le précédent finissent par être d'un profond ennui. Trop de répétitions, trop de délayage, trop d'actions prévisibles.Trop de tout. De ces filles-femmes qui deviennent toutes exceptionnelles chacune dans leur genre, de ces pensées-raisonnements alambiqués qui se répétent à longueur de livres, de cet homme mou qui ne voit rien ou voit les choses mais ne fait rien, de cet homme si facile à retourner. De cette femme malade que personne ne prend en charge, qui souffre et fait souffrir tout le monde autour d'elle. Bref ! Un ou deux tomes de ces quatre livres auraient suffit.</text:p>
          </table:table-cell>
          <table:table-cell table:style-name="ce6" office:value-type="string" calcext:value-type="string">
            <text:p>profond, 0.26, 0.3, None</text:p>
            <text:p>trop, -0.25, 0.7, None</text:p>
            <text:p>trop, -0.25, 0.7, None</text:p>
            <text:p>exceptionnelles, 0.2, 0.6, None</text:p>
            <text:p>malade !, -0.4375,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33333333333" calcext:value-type="float">
            <text:p>-0.1333333333</text:p>
          </table:table-cell>
          <table:table-cell table:style-name="ce4" office:value-type="float" office:value="0.516666666667" calcext:value-type="float">
            <text:p>0.5166666667</text:p>
          </table:table-cell>
          <table:table-cell table:style-name="ce6" office:value-type="string" calcext:value-type="string">
            <text:p>Très mauvaise note à AMAZONE qui m'a arnaqué en me débitant de 49,00 € pour le service Premium jamais demandé! J'ai payé mon livre 1,42 € avec un numéro virtuel donc utilisable une fois seulement pour un montant précis et j'ai malgré cela été débité des 49,00 € par ma banque : le Crédit Mutuel (qui va m'entendre)</text:p>
          </table:table-cell>
          <table:table-cell table:style-name="ce6" office:value-type="string" calcext:value-type="string">
            <text:p>mauvaise !, -0.8875, 0.8, None</text:p>
            <text:p>précis, 0.4, 0.3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133333333333" calcext:value-type="float">
            <text:p>-0.1333333333</text:p>
          </table:table-cell>
          <table:table-cell table:style-name="ce4" office:value-type="float" office:value="0.516666666667" calcext:value-type="float">
            <text:p>0.5166666667</text:p>
          </table:table-cell>
          <table:table-cell table:style-name="ce6" office:value-type="string" calcext:value-type="string">
            <text:p>Très mauvaise note à AMAZONE qui m'a arnaqué en me débitant de 49,00 € pour le service Premium jamais demandé! J'ai payé mon livre 1,42 € avec un numéro virtuel donc utilisable une fois seulement pour un montant précis et j'ai malgré cela été débité des 49,00 € par ma banque : le Crédit Mutuel (qui va m'entendre)</text:p>
          </table:table-cell>
          <table:table-cell table:style-name="ce6" office:value-type="string" calcext:value-type="string">
            <text:p>mauvaise !, -0.8875, 0.8, None</text:p>
            <text:p>précis, 0.4, 0.3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31484375" calcext:value-type="float">
            <text:p>-0.131484375</text:p>
          </table:table-cell>
          <table:table-cell table:style-name="ce4" office:value-type="float" office:value="0.355" calcext:value-type="float">
            <text:p>0.355</text:p>
          </table:table-cell>
          <table:table-cell table:style-name="ce6" office:value-type="string" calcext:value-type="string">
            <text:p>Incontournable mais qui ne plaît évidemment pas aux adolescents actuellement. C'est bien dommage !!! Mais qui a envie de lire Racine de nos jours.</text:p>
          </table:table-cell>
          <table:table-cell table:style-name="ce6" office:value-type="string" calcext:value-type="string">
            <text:p>évidemment pas, -0.1, 0.4, None</text:p>
            <text:p>dommage ! ! !, -0.585937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29166666667" calcext:value-type="float">
            <text:p>-0.1291666667</text:p>
          </table:table-cell>
          <table:table-cell table:style-name="ce4" office:value-type="float" office:value="0.291666666667" calcext:value-type="float">
            <text:p>0.2916666667</text:p>
          </table:table-cell>
          <table:table-cell table:style-name="ce6" office:value-type="string" calcext:value-type="string">
            <text:p>Pour ma part, (pourtant grand fan de Werber!) c'est un livre décevant; Long, ennuyeux, qui part dans du grand n'importe quoi.(la GLH et ses membres..) cette fois ci, désolé mais la mayonnaise ne prend pas.</text:p>
          </table:table-cell>
          <table:table-cell table:style-name="ce6" office:value-type="string" calcext:value-type="string">
            <text:p>grand !, 0.375, 0.2, None</text:p>
            <text:p>ennuyeux, -0.7, 0.85, None</text:p>
            <text:p>grand, 0.3,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126666666667" calcext:value-type="float">
            <text:p>-0.1266666667</text:p>
          </table:table-cell>
          <table:table-cell table:style-name="ce4" office:value-type="float" office:value="0.403333333333" calcext:value-type="float">
            <text:p>0.4033333333</text:p>
          </table:table-cell>
          <table:table-cell table:style-name="ce6" office:value-type="string" calcext:value-type="string">
            <text:p>Fan inconditionnelle de Levy, j'ai lu tous ses livres mais là... je suis plus que déçue ! Le résumé était très accrocheur, l'idée du retour en arrière très bonne et mettait l'eau à la bouche. En réalité je me suis ennuyée tout du long, j'espérais beaucoup d'un coup de théâtre final... et le pire est arrivé : une fin en queue de poisson... Très très dommage.</text:p>
          </table:table-cell>
          <table:table-cell table:style-name="ce6" office:value-type="string" calcext:value-type="string">
            <text:p>plus !, 0.1875, 0.1, None</text:p>
            <text:p>très, 0.01, 0.65, None</text:p>
            <text:p>très bonne, 1.0, 1.0, None</text:p>
            <text:p>long, -0.4, 0.1, None</text:p>
            <text:p>beaucoup, 0.1, 0.1, None</text:p>
            <text:p>final, -0.5, 0.15, None</text:p>
            <text:p>pire, -0.4, 0.8, None</text:p>
            <text:p>très dommage, -0.6, 1.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126666666667" calcext:value-type="float">
            <text:p>-0.1266666667</text:p>
          </table:table-cell>
          <table:table-cell table:style-name="ce4" office:value-type="float" office:value="0.116666666667" calcext:value-type="float">
            <text:p>0.1166666667</text:p>
          </table:table-cell>
          <table:table-cell table:style-name="ce6" office:value-type="string" calcext:value-type="string">
            <text:p>A consommer sans modération; Christian Signol, comme à son habitude, nous entraîne dans un univer prenant rempli de valeurs justes, valeurs qui ont tendance à disparaître aujourd'hui, malheureusement.</text:p>
          </table:table-cell>
          <table:table-cell table:style-name="ce6" office:value-type="string" calcext:value-type="string">
            <text:p>malheureusement, -0.6, 0.15, None</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6">
          <table:table-cell table:style-name="ce2" office:value-type="float" office:value="-0.125384615385" calcext:value-type="float">
            <text:p>-0.1253846154</text:p>
          </table:table-cell>
          <table:table-cell table:style-name="ce4" office:value-type="float" office:value="0.453846153846" calcext:value-type="float">
            <text:p>0.4538461538</text:p>
          </table:table-cell>
          <table:table-cell table:style-name="ce6" office:value-type="string" calcext:value-type="string">
            <text:p>Je me suis forcée à lire ce livre en entier car il ne présentait, pour moi, pas beaucoup d'intérêt. J'adore le style de Katerine PANCOL en général ; dans ce livre, le style me semble lourd, terne, sans frémissement, sans âme. Je me suis vraiment ennuyée.... J'aime tout particulièrement Arthur RIMBAUD (l'allusion à ce poète maudit m'avait influencé pour l'achat de ce livre) et Victor HUGO et je trouve dommage de les associer à ce type de littérature.</text:p>
          </table:table-cell>
          <table:table-cell table:style-name="ce6" office:value-type="string" calcext:value-type="string">
            <text:p>entier, 0.15, 0.2, None</text:p>
            <text:p>pas beaucoup, -0.05, 0.1, None</text:p>
            <text:p>adore, 0.5, 0.5, None</text:p>
            <text:p>terne, -0.5, 0.5, None</text:p>
            <text:p>vraiment, 0.0, 0.5, None</text:p>
            <text:p>aime, 0.6, 0.6, None</text:p>
            <text:p>particulièrement, 0.0, 0.8,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25" calcext:value-type="float">
            <text:p>-0.125</text:p>
          </table:table-cell>
          <table:table-cell table:style-name="ce4" office:value-type="float" office:value="0.175" calcext:value-type="float">
            <text:p>0.175</text:p>
          </table:table-cell>
          <table:table-cell table:style-name="ce6" office:value-type="string" calcext:value-type="string">
            <text:p>Texte sans grand intérêt. Je croyais apprendre des choses sur Duchamp mais ce livre est un tel embrouillaminis que j'ai laissé tomber avant la fin.</text:p>
          </table:table-cell>
          <table:table-cell table:style-name="ce6" office:value-type="string" calcext:value-type="string">
            <text:p>sans grand, -0.15, 0.2,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25" calcext:value-type="float">
            <text:p>-0.125</text:p>
          </table:table-cell>
          <table:table-cell table:style-name="ce4" office:value-type="float" office:value="0.175" calcext:value-type="float">
            <text:p>0.175</text:p>
          </table:table-cell>
          <table:table-cell table:style-name="ce6" office:value-type="string" calcext:value-type="string">
            <text:p>Texte sans grand intérêt. Je croyais apprendre des choses sur Duchamp mais ce livre est un tel embrouillaminis que j'ai laissé tomber avant la fin.</text:p>
          </table:table-cell>
          <table:table-cell table:style-name="ce6" office:value-type="string" calcext:value-type="string">
            <text:p>sans grand, -0.15, 0.2,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117142857143" calcext:value-type="float">
            <text:p>-0.1171428571</text:p>
          </table:table-cell>
          <table:table-cell table:style-name="ce4" office:value-type="float" office:value="0.366666666667" calcext:value-type="float">
            <text:p>0.3666666667</text:p>
          </table:table-cell>
          <table:table-cell table:style-name="ce6" office:value-type="string" calcext:value-type="string">
            <text:p>Je termine le roman à l'instant. Je ne sais pas vraiment comment le noter. il m'a fallu très longtemps pour rentrer dans l'histoire. jusqu'à la moitié du livre c'était très lent, j'ai continué sur les conseils d'une amie sinon je pense que j'aurais abandonné. Résultat: une fois dans la deuxième partie j'ai eu du mal à le quitter et je suis presque triste d'avoir fini même si le début fut laborieux. Petit problème dans cette édition à 2 ou 3 reprises il a manqué des mots... bizarre. Arrivée en fin de page, je ne trouve pas le/s mot/s suivant/s. 2ème mauvais point c'est que j'ai trouvé une faute d'orthographe et pour que JE la trouve, elle devait être grosse. 2ème roman que je lis de cet auteur, malgré une petite déception, je serai tentée d'en lire un autre</text:p>
          </table:table-cell>
          <table:table-cell table:style-name="ce6" office:value-type="string" calcext:value-type="string">
            <text:p>pas vraiment, -0.0, 0.5, None</text:p>
            <text:p>très, 0.01, 0.65, None</text:p>
            <text:p>très lent, -0.84, 0.8, None</text:p>
            <text:p>triste, -0.3, 0.6, None</text:p>
            <text:p>bizarre, -0.4, 0.4, None</text:p>
            <text:p>mauvais, -0.71, 0.8, None</text:p>
            <text:p>grosse, 0.0, 0.2, None</text:p>
            <text:p>petite, 0.1, 0.1, None</text:p>
            <text:p>déception, -0.5, 0.0,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13" calcext:value-type="float">
            <text:p>-0.113</text:p>
          </table:table-cell>
          <table:table-cell table:style-name="ce4" office:value-type="float" office:value="0.305" calcext:value-type="float">
            <text:p>0.305</text:p>
          </table:table-cell>
          <table:table-cell table:style-name="ce6" office:value-type="string" calcext:value-type="string">
            <text:p>J'ai acheté ce livre après une critique ditirambique lue dans la presse. Extrèmement déçu. Un style froid, une description sur 100 pages au cours de laquelle je n'ai ressenti aucune émotion et très peu d'intérêt. Un achat dont j'aurais pu sans doute me passer. Cela n'engage que moi, ce livre ne m'a rien apporté si ce n'est un vaste sentiment de vide</text:p>
          </table:table-cell>
          <table:table-cell table:style-name="ce6" office:value-type="string" calcext:value-type="string">
            <text:p>critique, 0.0, 0.75, None</text:p>
            <text:p>émotion, 0.4, 0.0, None</text:p>
            <text:p>très peu, -0.1, 1.0, None</text:p>
            <text:p>vaste, 0.38, 0.4, None</text:p>
            <text:p>vide, -0.29,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1" calcext:value-type="float">
            <text:p>-0.11</text:p>
          </table:table-cell>
          <table:table-cell table:style-name="ce4" office:value-type="float" office:value="0.26" calcext:value-type="float">
            <text:p>0.26</text:p>
          </table:table-cell>
          <table:table-cell table:style-name="ce6" office:value-type="string" calcext:value-type="string">
            <text:p>ni livre, ni remboursement, ni information sur l'article - double frais pour double achat - je suis très deçu - plus jamais une commande</text:p>
          </table:table-cell>
          <table:table-cell table:style-name="ce6" office:value-type="string" calcext:value-type="string">
            <text:p>très, 0.01, 0.65, None</text:p>
            <text:p>plus jamais, -0.07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1" calcext:value-type="float">
            <text:p>-0.11</text:p>
          </table:table-cell>
          <table:table-cell table:style-name="ce4" office:value-type="float" office:value="0.4" calcext:value-type="float">
            <text:p>0.4</text:p>
          </table:table-cell>
          <table:table-cell table:style-name="ce6" office:value-type="string" calcext:value-type="string">
            <text:p>Je suis déçu par ce roman. Il n'y a pas vraiment d'histoire, il s'agit seulement de descriptions. Rien à voir avec Les heures souterraines que j'avais adoré.</text:p>
          </table:table-cell>
          <table:table-cell table:style-name="ce6" office:value-type="string" calcext:value-type="string">
            <text:p>pas vraiment, -0.0, 0.5, None</text:p>
            <text:p>souterraines,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1" calcext:value-type="float">
            <text:p>-0.11</text:p>
          </table:table-cell>
          <table:table-cell table:style-name="ce4" office:value-type="float" office:value="0.26" calcext:value-type="float">
            <text:p>0.26</text:p>
          </table:table-cell>
          <table:table-cell table:style-name="ce6" office:value-type="string" calcext:value-type="string">
            <text:p>ni livre, ni remboursement, ni information sur l'article - double frais pour double achat - je suis très deçu - plus jamais une commande</text:p>
          </table:table-cell>
          <table:table-cell table:style-name="ce6" office:value-type="string" calcext:value-type="string">
            <text:p>très, 0.01, 0.65, None</text:p>
            <text:p>plus jamais, -0.07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11" calcext:value-type="float">
            <text:p>-0.11</text:p>
          </table:table-cell>
          <table:table-cell table:style-name="ce4" office:value-type="float" office:value="0.4" calcext:value-type="float">
            <text:p>0.4</text:p>
          </table:table-cell>
          <table:table-cell table:style-name="ce6" office:value-type="string" calcext:value-type="string">
            <text:p>Je suis déçu par ce roman. Il n'y a pas vraiment d'histoire, il s'agit seulement de descriptions. Rien à voir avec Les heures souterraines que j'avais adoré.</text:p>
          </table:table-cell>
          <table:table-cell table:style-name="ce6" office:value-type="string" calcext:value-type="string">
            <text:p>pas vraiment, -0.0, 0.5, None</text:p>
            <text:p>souterraines,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109090909091" calcext:value-type="float">
            <text:p>-0.1090909091</text:p>
          </table:table-cell>
          <table:table-cell table:style-name="ce4" office:value-type="float" office:value="0.290909090909" calcext:value-type="float">
            <text:p>0.2909090909</text:p>
          </table:table-cell>
          <table:table-cell table:style-name="ce6" office:value-type="string" calcext:value-type="string">
            <text:p>Le personnage principal et son frère sont confrontés à leurs angoisses existentielles, alternant colères, violence et effondrements intérieurs, tandis que son frère qui vit reclus vit en proie à une dépression extrême que l'on a du mal à comprendre. En toile de fonds, la famille et ses drames et la violence corse séculaire, qui apparait sous forme de cauchemars abjects. Tout est noir, tourmenté, torturé. Lecture pénible, même si c'est bien écrit.</text:p>
          </table:table-cell>
          <table:table-cell table:style-name="ce6" office:value-type="string" calcext:value-type="string">
            <text:p>principal, 0.1, 0.1, None</text:p>
            <text:p>extrême, -0.3, 0.5, None</text:p>
            <text:p>noir, -0.1, 0.1, None</text:p>
            <text:p>pénible, -0.4,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10575" calcext:value-type="float">
            <text:p>-0.10575</text:p>
          </table:table-cell>
          <table:table-cell table:style-name="ce4" office:value-type="float" office:value="0.23" calcext:value-type="float">
            <text:p>0.23</text:p>
          </table:table-cell>
          <table:table-cell table:style-name="ce6" office:value-type="string" calcext:value-type="string">
            <text:p>Ayant beaucoup entendu parlé de la saga de la famille Malaussène, je me suis lancée dans la lecture de ce roman. J'ai été très déçue. Tout d'abord, j'ai trouvé l'histoire sans intérêt : on a envie de dire à Ben de grandir un peu... Concernant le style et l'humour, je n'ai pas accroché non plus, trouvant l'ensemble plutôt lourd et pas vraiment drôle. Bref, je ne continuerai pas la lecture de ces aventures...</text:p>
          </table:table-cell>
          <table:table-cell table:style-name="ce6" office:value-type="string" calcext:value-type="string">
            <text:p>beaucoup, 0.1, 0.1, None</text:p>
            <text:p>très, 0.01, 0.65, None</text:p>
            <text:p>peu, -0.05, 0.5, None</text:p>
            <text:p>non plus, -0.075, 0.1, None</text:p>
            <text:p>pas vraiment drôle, -0.1325,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1025" calcext:value-type="float">
            <text:p>-0.1025</text:p>
          </table:table-cell>
          <table:table-cell table:style-name="ce4" office:value-type="float" office:value="0.325" calcext:value-type="float">
            <text:p>0.325</text:p>
          </table:table-cell>
          <table:table-cell table:style-name="ce6" office:value-type="string" calcext:value-type="string">
            <text:p>Une histoire d'hier qui ne se perd pas dans le temps. De la pauvreté à la richesse, Duroy c'est un homme determiné, presque dépourvu des moeurs. Sa poursuite ne cesse que à la dernière page et continue dans notre imagination. On m'a dit une fois que l'homme poursuit l'argent jusqu'à être riche; et alors il s'ennuie. Donc il poursuit le savoir; et alors il s'ennuie aussi. Finalement il poursuit le pouvoir; mais il ne s'en ennuie jamais. Je le recommande à tous.</text:p>
          </table:table-cell>
          <table:table-cell table:style-name="ce6" office:value-type="string" calcext:value-type="string">
            <text:p>richesse, 0.4, 0.0, None</text:p>
            <text:p>dernière, -0.29, 0.2, None</text:p>
            <text:p>riche, 0.45, 0.5, None</text:p>
            <text:p>ennuie, -0.6, 0.6, None</text:p>
            <text:p>ennuie, -0.6, 0.6, None</text:p>
            <text:p>ennuie, -0.6, 0.6, None</text:p>
            <text:p>recommande, 0.2, 0.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8">
          <table:table-cell table:style-name="ce2" office:value-type="float" office:value="-0.101428571429" calcext:value-type="float">
            <text:p>-0.1014285714</text:p>
          </table:table-cell>
          <table:table-cell table:style-name="ce4" office:value-type="float" office:value="0.328571428571" calcext:value-type="float">
            <text:p>0.3285714286</text:p>
          </table:table-cell>
          <table:table-cell table:style-name="ce6" office:value-type="string" calcext:value-type="string">
            <text:p>Une histoire qui ne tient pas debout. La psychologie des personnages est primaire et la manipulation de Colombe part son voisin dans le style je savais très exactement comment vous alliez vous comporter est vraiment ridicule, c'est du niveau d'une histoire pour gamin. Les faits sont d'une telle invraisemblance qu'on ne peut pas se laisser prendre par l'histoire. Comment croire, qu'une sono qui hurle à trois heures du matin ne peut réveiller qu'une seule personne dans un immeuble ? Ce n'est qu'un exemple et tout ce que fait le voisin est à peu près aussi invraisemblable. Pour prendre son lecteur et instiller dans le roman de l'angoisse au fil des pages encore faut-il créer une histoire qui soit un minimum possible. C'est le premier livre que je lis de Tatiana de Rosnay, j'essayerai peut être d'en lire un autre pour ne pas rester sur une mauvaise impression, mais il faudra que je fasse un gros effort.</text:p>
          </table:table-cell>
          <table:table-cell table:style-name="ce6" office:value-type="string" calcext:value-type="string">
            <text:p>très, 0.01, 0.65, None</text:p>
            <text:p>vraiment, 0.0, 0.5, None</text:p>
            <text:p>seule, -0.1, 0.2, None</text:p>
            <text:p>voisin, 0.05, 0.0, None</text:p>
            <text:p>peu, -0.05, 0.5, None</text:p>
            <text:p>invraisemblable, -0.25, 0.9, None</text:p>
            <text:p>possible, 0.0, 0.3, None</text:p>
            <text:p>mauvaise, -0.71, 0.8, None</text:p>
            <text:p>gros, 0.0,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9">
          <table:table-cell table:style-name="ce2" office:value-type="float" office:value="-0.101111111111" calcext:value-type="float">
            <text:p>-0.1011111111</text:p>
          </table:table-cell>
          <table:table-cell table:style-name="ce4" office:value-type="float" office:value="0.177777777778" calcext:value-type="float">
            <text:p>0.1777777778</text:p>
          </table:table-cell>
          <table:table-cell table:style-name="ce6" office:value-type="string" calcext:value-type="string">
            <text:p>La lecture aujourd'hui du deuxième sexe est édifiante. On comprend qu'à l'époque de sa sortie il a pu faire du foin et a pu déclencher une étincelle qui a mené au féminisme et à la libération de la femme. Mais de nos jours le propos en est devenu rigoureusement obsolète. Parce que la revendication que sous tend ce livre est aujourd'hui, du moins dans les pays occidentaux, bien achevée. Mais surtout parce que les laborieuses démonstrations de Simone de Beauvoir sur la place de la femme dans la société, la culture et l'histoire nous sautent aujourd'hui à la figure comme autant d'à-peu-près, voire de bidonnages sous-informés et de vues de l'esprit. Certains passages sur la biologie sont truffés de non-sens détéctable par un élève de SVT au collège. J'ai du mal à croire que la biologie et la médecine était si arriérée il y cinquante ans... A lire uniquement comme un documentaire sur une étape du féminisme au milieu du siècle dernier.</text:p>
          </table:table-cell>
          <table:table-cell table:style-name="ce6" office:value-type="string" calcext:value-type="string">
            <text:p>édifiante, 0.0, 0.0, None</text:p>
            <text:p>dernier, -0.29,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3">
          <table:table-cell table:style-name="ce2" office:value-type="float" office:value="-0.0994285714286" calcext:value-type="float">
            <text:p>-0.0994285714</text:p>
          </table:table-cell>
          <table:table-cell table:style-name="ce4" office:value-type="float" office:value="0.298571428571" calcext:value-type="float">
            <text:p>0.2985714286</text:p>
          </table:table-cell>
          <table:table-cell table:style-name="ce6" office:value-type="string" calcext:value-type="string">
            <text:p>Comme CARADO, j'ai pour principe de ne pas, de ne plus, acheter de prix littéraires car la machine médiatique est d 'une efficacité telle que n'importe quel ouvrage, sélectionné par des critiques littéraires qui ont leur entrée dans les maisons d'édition, fait l 'objet de critiques dithyrambiques auxquelles il est difficile de résister. Malgré mes préventions trop souvent vérifiées et mes résolutions de ne plus m' y laisser prendre,je me suis laissé tenter et abuser cette fois encore. Je le regrette. MARCEL, le grand père porte un regard désenchanté sur son existence jalonnée d'échecs, de désillusions. C'est un raté, il le sait. Valétudinaire chronique il s'obstine à survivre à la stupéfaction générale, à commencer par la sienne. Sa fratrie n 'est pas reluisante, sauf sa petite fille qui échappe à la médiocrité familiale. Que nous soyons de pauvres types qui sommes sur cette terre sans rien avoir demandé est une évidence battue et rebattue par tous les auteurs illustres ou ordinaires.Il était inutile de réveiller LEIBNITZ. Que les habitués des bistrots, les piliers de comptoir,les chasseurs, les soiffards, soient des crétins congénitaux qui entre imbéciles patentés échangent des vannes éculées, d'autres auteurs, avec humour, ont traité le sujet. Que les touristes soient pris pour des cons par les indigènes, cela se vérifie partout et en permanence. Il faut dire qu'ils y mettent du leur en succombant, partout au charme du mot TERROIR qui est un piège à cons universel particulièrement efficace.C 'est fort bien vu par l 'auteur. La charcuterie corse issue de porc élevés en CHINE engraissés en HONGRIE, débités en AUVERGNE est la même que celle proposée dans le reste de l'hexagone, avec la tête du maure en prime sur les emballages. Que les bistrots qui se transforment en bar à putes aient plus de succès, même en CORSE, que les rades ordinaires, on s'en serait douté. Il y a cependant des fulgurances stylistiques séduisantes pour rattraper, l'insignifiance d'ensemble de cet ouvrage frappé par la sinistrose. SAINT AUGUSTIN doit se demander pourquoi on est venu troubler son sommeil.</text:p>
          </table:table-cell>
          <table:table-cell table:style-name="ce6" office:value-type="string" calcext:value-type="string">
            <text:p>ne plus, -0.075, 0.1, None</text:p>
            <text:p>littéraires, 0.1, 0.0, None</text:p>
            <text:p>critiques, 0.0, 0.75, None</text:p>
            <text:p>littéraires, 0.1, 0.0, None</text:p>
            <text:p>critiques, 0.0, 0.75, None</text:p>
            <text:p>difficile, -0.5, 0.4, None</text:p>
            <text:p>trop, -0.25, 0.7, None</text:p>
            <text:p>ne plus, -0.075, 0.1, None</text:p>
            <text:p>grand, 0.3, 0.2, None</text:p>
            <text:p>chronique, -0.01, 0.0, None</text:p>
            <text:p>générale, 0.0, 0.0, None</text:p>
            <text:p>petite, 0.1, 0.1, None</text:p>
            <text:p>familiale, 0.1, 0.0, None</text:p>
            <text:p>illustres, 0.2, 0.8, None</text:p>
            <text:p>inutile, -0.3, 0.5, None</text:p>
            <text:p>autres, -0.1, 0.0, None</text:p>
            <text:p>universel, 0.2, 0.3, None</text:p>
            <text:p>particulièrement, 0.0, 0.8, None</text:p>
            <text:p>plus, 0.15, 0.1, None</text:p>
            <text:p>ordinaires, -0.2, 0.3,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958823529412" calcext:value-type="float">
            <text:p>-0.0958823529</text:p>
          </table:table-cell>
          <table:table-cell table:style-name="ce4" office:value-type="float" office:value="0.314705882353" calcext:value-type="float">
            <text:p>0.3147058824</text:p>
          </table:table-cell>
          <table:table-cell table:style-name="ce6" office:value-type="string" calcext:value-type="string">
            <text:p>J'ai été déçue par ce livre aux commentaires élogieux. Peut-être que j'avais mis la barre trop haute après avoir lu les commentaires des uns et des autres. J'ai trouvé que l'histoire traînait en longueur. Il y a à mon goût trop de personnages qui avancent en parallèle sans réellement d'interactions. Sartre en est un bel exemple : que vient-il faire dans cette histoire ? J'ai dû probablement louper quelque chose. Certes, l'ambiance de ces années là est bien retracée, on ressent l'émotion de la guerre froide et de celle d'Algérie, mais on n'y entre jamais vraiment. Le rythme du livre est le même du début à la fin, à quelques pages près qui sont un peu plus dynamiques, mais j'avoue avoir refermé ce livre sans avoir rencontré le point où tout démarre. Déçue.</text:p>
          </table:table-cell>
          <table:table-cell table:style-name="ce6" office:value-type="string" calcext:value-type="string">
            <text:p>trop haute, 0.09, 0.1, None</text:p>
            <text:p>autres, -0.1, 0.0, None</text:p>
            <text:p>trop, -0.25, 0.7, None</text:p>
            <text:p>bel, 0.4, 0.4, None</text:p>
            <text:p>probablement, 0.0, 0.6, None</text:p>
            <text:p>émotion, 0.4, 0.0, None</text:p>
            <text:p>froide, -0.34, 0.1, None</text:p>
            <text:p>jamais vraiment, -0.0, 0.5, None</text:p>
            <text:p>peu plus dynamiques,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94" calcext:value-type="float">
            <text:p>-0.094</text:p>
          </table:table-cell>
          <table:table-cell table:style-name="ce4" office:value-type="float" office:value="0.51" calcext:value-type="float">
            <text:p>0.51</text:p>
          </table:table-cell>
          <table:table-cell table:style-name="ce6" office:value-type="string" calcext:value-type="string">
            <text:p>Roman vraiment très lourd. Tout est prévisible, les personnages sont caricaturaux et vraiment sans surprise. A la fin du livre, on est très déçu comme dans certains films: on a l'imptession qu'il ne s'est rien passé, qu'on s'est fait avoir, qu'on a perdu notre temps. Incroyable, les critiques élogieuses de la presse imprimées sur la 4ème de couvertre.</text:p>
          </table:table-cell>
          <table:table-cell table:style-name="ce6" office:value-type="string" calcext:value-type="string">
            <text:p>vraiment très, 0.02, 1.0, None</text:p>
            <text:p>vraiment sans, -0.0, 0.5, None</text:p>
            <text:p>très, 0.01, 0.65, None</text:p>
            <text:p>critiques, 0.0, 0.7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916666666667" calcext:value-type="float">
            <text:p>-0.0916666667</text:p>
          </table:table-cell>
          <table:table-cell table:style-name="ce4" office:value-type="float" office:value="0.222222222222" calcext:value-type="float">
            <text:p>0.2222222222</text:p>
          </table:table-cell>
          <table:table-cell table:style-name="ce6" office:value-type="string" calcext:value-type="string">
            <text:p>Je ne peux pas dire bof, ni même mauvais. Non, c'est juste qu'il n'y a rien. Tout est téléphoné. La quarantenaire soumise qui se réveille et se révèle enfin une fois que son mari est parti. Peut-être que ce livre parle à celles qui s'identifient à cette héroïne, n'en faisant pas partie, peut-être est-ce la raison pour laquelle je me suis forcée à le terminer(histoire de voir si la fin rattraperait un peu le reste). Non, rien de rien; pas de style particulier, pas d'intrigue, pas d'histoire, pas d'émotion, tout est plat, prévu d'avance. Vraiment, je ne comprends pas du tout le succès que ce bouquin a suscité.</text:p>
          </table:table-cell>
          <table:table-cell table:style-name="ce6" office:value-type="string" calcext:value-type="string">
            <text:p>mauvais, -0.71, 0.8, None</text:p>
            <text:p>peu, -0.05, 0.5, None</text:p>
            <text:p>pas émotion, -0.2,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9" calcext:value-type="float">
            <text:p>-0.09</text:p>
          </table:table-cell>
          <table:table-cell table:style-name="ce4" office:value-type="float" office:value="0.53" calcext:value-type="float">
            <text:p>0.53</text:p>
          </table:table-cell>
          <table:table-cell table:style-name="ce6" office:value-type="string" calcext:value-type="string">
            <text:p>J'avais été passionnée par hors de moi du même auteur. Là, franchement, j'ai été très déçue. L'intrigue est moyenne, la narration aussi. Quant à la fin de l'histoire, elle donne l'impression d'être baclée.</text:p>
          </table:table-cell>
          <table:table-cell table:style-name="ce6" office:value-type="string" calcext:value-type="string">
            <text:p>très, 0.01, 0.6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9" calcext:value-type="float">
            <text:p>-0.09</text:p>
          </table:table-cell>
          <table:table-cell table:style-name="ce4" office:value-type="float" office:value="0.53" calcext:value-type="float">
            <text:p>0.53</text:p>
          </table:table-cell>
          <table:table-cell table:style-name="ce6" office:value-type="string" calcext:value-type="string">
            <text:p>J'avais été passionnée par hors de moi du même auteur. Là, franchement, j'ai été très déçue. L'intrigue est moyenne, la narration aussi. Quant à la fin de l'histoire, elle donne l'impression d'être baclée.</text:p>
          </table:table-cell>
          <table:table-cell table:style-name="ce6" office:value-type="string" calcext:value-type="string">
            <text:p>très, 0.01, 0.6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885416666667" calcext:value-type="float">
            <text:p>-0.0885416667</text:p>
          </table:table-cell>
          <table:table-cell table:style-name="ce4" office:value-type="float" office:value="0.266666666667" calcext:value-type="float">
            <text:p>0.2666666667</text:p>
          </table:table-cell>
          <table:table-cell table:style-name="ce6" office:value-type="string" calcext:value-type="string">
            <text:p>Le dernier roman de Guillaume Musso est l'arnaque de l'année, aucun intérêt, l'intrigue tient sur un timbre-poste! Quand on enlève les descriptions auxquelles Guillaume Musso est habitué, son roman tien en quelques pages! Je regrette vraiment de m'être laissé tenter par cet achat. On ne m'y reprendras plus!</text:p>
          </table:table-cell>
          <table:table-cell table:style-name="ce6" office:value-type="string" calcext:value-type="string">
            <text:p>dernier ! !, -0.453125, 0.2, None</text:p>
            <text:p>vraiment, 0.0, 0.5, None</text:p>
            <text:p>plus !, 0.187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885" calcext:value-type="float">
            <text:p>-0.0885</text:p>
          </table:table-cell>
          <table:table-cell table:style-name="ce4" office:value-type="float" office:value="0.41" calcext:value-type="float">
            <text:p>0.41</text:p>
          </table:table-cell>
          <table:table-cell table:style-name="ce6" office:value-type="string" calcext:value-type="string">
            <text:p>Comme chaque fois, j'achète le dernier livre de Katherine Pancol sans hésiter. et comme à chaque fois je n'ai pas été déçue. j'ai dévoré l'histoire. les personnages vous habitent. ce chassé -croisé de portraits d'une même famille, les vies de chacun, les secrets, la description des comportements.. c'est toujours si bien vu, si bien écrit. J'étais dedans.. je vivais avec.. et maintenant, je fais le deuil.. de mes personnages. Merci Pancol !</text:p>
          </table:table-cell>
          <table:table-cell table:style-name="ce6" office:value-type="string" calcext:value-type="string">
            <text:p>dernier, -0.29, 0.2, None</text:p>
            <text:p>même !, 0.0, 0.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8">
          <table:table-cell table:style-name="ce2" office:value-type="float" office:value="-0.0884210526316" calcext:value-type="float">
            <text:p>-0.0884210526</text:p>
          </table:table-cell>
          <table:table-cell table:style-name="ce4" office:value-type="float" office:value="0.255789473684" calcext:value-type="float">
            <text:p>0.2557894737</text:p>
          </table:table-cell>
          <table:table-cell table:style-name="ce6" office:value-type="string" calcext:value-type="string">
            <text:p>J'ai découvert cette oeuvre lors de mon année de terminale Littéraire et je dois dire qu'elle est particulièrement inintéressante. Le lecteur s'ennuie en suivant les dialogues des 2 personnages principaux Hamm et Clov qui restent dans la même pièce durant toute l'histoire en racontant leur existence misérable et ennuyeuse. Le plus souvent les personnages se plaignent de leurs divers handicaps alors qu'il sont les derniers survivants du monde. Ne vous attendez pas à ce que l'histoire Décolle, ça n'arrivera pas. Je vous déconseille ce livre qui est une perte de temps malgré toute les analyses que l'on peut essayer d'en faire. exemples typiques de dialogues : « CLOV. — A quoi est-ce que je sers ? HAMM. — A me donner la réplique.» OU Hamm : Quelle heure est-il ? Clov : La même que d'habitude. Hamm : Tu as regardé ? Clov : Oui. Hamm : Et alors ? </text:p>
          </table:table-cell>
          <table:table-cell table:style-name="ce6" office:value-type="string" calcext:value-type="string">
            <text:p>particulièrement, 0.0, 0.8, None</text:p>
            <text:p>ennuie, -0.6, 0.6, None</text:p>
            <text:p>principaux, 0.1, 0.1, None</text:p>
            <text:p>même, 0.0, 0.5, None</text:p>
            <text:p>misérable, -1.0, 0.9, None</text:p>
            <text:p>ennuyeuse, -0.7, 0.85, None</text:p>
            <text:p>plus, 0.15, 0.1, None</text:p>
            <text:p>divers, 0.0, 0.1, None</text:p>
            <text:p>derniers, -0.29,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88" calcext:value-type="float">
            <text:p>-0.088</text:p>
          </table:table-cell>
          <table:table-cell table:style-name="ce4" office:value-type="float" office:value="0.31" calcext:value-type="float">
            <text:p>0.31</text:p>
          </table:table-cell>
          <table:table-cell table:style-name="ce6" office:value-type="string" calcext:value-type="string">
            <text:p>aujourd'hui, maman est morte. sur ces mots s'ouvre l'Etranger et déjà on a tout compris de l'histoire de Meursault, protagoniste torturé et marginal de ce chef d'oeuvre de Camus. l'Etranger nous narre la descente aux enfers d'un homme désespérement seul dans sa tête, qui sera jugé en place publique après un meurtre sordide qu'il a commis sans même savoir pourquoi. Meursault n'est pas maître de sa vie, mais il subit sa destinée et c'est ce qui le rend à la fois si pathétique et si attachant. l'Etranger n'est pas le genre de livre que l'on ne lit qu'une fois mais bel et bien un livre de chevet incontournable!</text:p>
          </table:table-cell>
          <table:table-cell table:style-name="ce6" office:value-type="string" calcext:value-type="string">
            <text:p>publique, 0.0, 0.0, None</text:p>
            <text:p>sordide, -0.4, 0.45, None</text:p>
            <text:p>pathétique, -1.0, 1.0, None</text:p>
            <text:p>bel !, 0.5, 0.4,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6">
          <table:table-cell table:style-name="ce2" office:value-type="float" office:value="-0.088" calcext:value-type="float">
            <text:p>-0.088</text:p>
          </table:table-cell>
          <table:table-cell table:style-name="ce4" office:value-type="float" office:value="0.31" calcext:value-type="float">
            <text:p>0.31</text:p>
          </table:table-cell>
          <table:table-cell table:style-name="ce6" office:value-type="string" calcext:value-type="string">
            <text:p>aujourd'hui, maman est morte. sur ces mots s'ouvre l'Etranger et déjà on a tout compris de l'histoire de Meursault, protagoniste torturé et marginal de ce chef d'oeuvre de Camus. l'Etranger nous narre la descente aux enfers d'un homme désespérement seul dans sa tête, qui sera jugé en place publique après un meurtre sordide qu'il a commis sans même savoir pourquoi. Meursault n'est pas maître de sa vie, mais il subit sa destinée et c'est ce qui le rend à la fois si pathétique et si attachant. l'Etranger n'est pas le genre de livre que l'on ne lit qu'une fois mais bel et bien un livre de chevet incontournable!</text:p>
          </table:table-cell>
          <table:table-cell table:style-name="ce6" office:value-type="string" calcext:value-type="string">
            <text:p>publique, 0.0, 0.0, None</text:p>
            <text:p>sordide, -0.4, 0.45, None</text:p>
            <text:p>pathétique, -1.0, 1.0, None</text:p>
            <text:p>bel !, 0.5, 0.4,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9">
          <table:table-cell table:style-name="ce2" office:value-type="float" office:value="-0.086875" calcext:value-type="float">
            <text:p>-0.086875</text:p>
          </table:table-cell>
          <table:table-cell table:style-name="ce4" office:value-type="float" office:value="0.238541666667" calcext:value-type="float">
            <text:p>0.2385416667</text:p>
          </table:table-cell>
          <table:table-cell table:style-name="ce6" office:value-type="string" calcext:value-type="string">
            <text:p>Le livre ne tient pas ses promesses sur le choc des cultures et l'horreur des guérillas en Afrique : le héros, Allemand, est surpris de la barbarie de ses ravisseurs : tient, il n'a jamais entendu parler de la barbarie nazie, et à quel point l'homme peut être un loup pour l'homme ? Il pleurniche sens cesse sur son sort et les brimades qu'il subit mon dieu mais qu'ils sont méchants ! comment est-ce possible ? Et en plus, il a la bêtise de le dire à ses bourreaux mais vous êtes des monstres heuuuu, donc forcément, il se fait battre davantage. Ses bourreaux, quand à eux, sont tous des agrégés de littératures quand ils parlent, alors qu'il s'agit pour la plupart de gardiens de chèvres illétrés qui ont mal tourné. Et en plus, ils parlent tous couramment l'anglais ou l'allemand (la langue n'est pas précisée, mais les personnages se comprennent tous parfaitement). La fin est sans surprise, il est sauvé par une petite jeunette humanitaire, forcément jolie (on se croirait dans une mauvaise série hollywoodienne), avec qui il fricote (on ne le voyait pas venir, tiens). Une déception pour moi.</text:p>
          </table:table-cell>
          <table:table-cell table:style-name="ce6" office:value-type="string" calcext:value-type="string">
            <text:p>horreur, -0.5, 0.2, None</text:p>
            <text:p>nazie, -0.7, 0.6, None</text:p>
            <text:p>méchants !, -0.5, 0.4, None</text:p>
            <text:p>possible, 0.0, 0.3, None</text:p>
            <text:p>plus, 0.15, 0.1, None</text:p>
            <text:p>plus, 0.15, 0.1, None</text:p>
            <text:p>allemand, 0.0, 0.0, None</text:p>
            <text:p>parfaitement, 0.25, 0.8, None</text:p>
            <text:p>petite, 0.1, 0.1, None</text:p>
            <text:p>jolie, 0.57, 0.6, None</text:p>
            <text:p>mauvaise, -0.71, 0.8, None</text:p>
            <text:p>déception, -0.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8447265625" calcext:value-type="float">
            <text:p>-0.0844726563</text:p>
          </table:table-cell>
          <table:table-cell table:style-name="ce4" office:value-type="float" office:value="0.378125" calcext:value-type="float">
            <text:p>0.378125</text:p>
          </table:table-cell>
          <table:table-cell table:style-name="ce6" office:value-type="string" calcext:value-type="string">
            <text:p>Je ne peux pas, honnêtement, faire un commentaire objectif concernant ce roman ! J'ai entendu l'auteur, Irène FRAIN, en faire la promotion lors d'une émission télévisée et elle m'a donné envie de le lire... A réception du livre, j'avais vraiment hâte de m'y mettre... J'ai été très déçue et je dois avouer que j'en ai, laborieusement lu la moitié seulement, tant je le trouve ennuyeux !! Le style est excellent, le roman, bien documenté ; mais, pour mon goût, il manque d'action... C'est lent, il ne se passe pas grand-chose... C'est peut-être fidèle (autant que possible, du moins...) à la réalité... mais cette lecture ne m'apporte pas le plaisir escompté !! Dommage !!! Je vais tout de même faire l'effort de le terminer, pour en avoir le coeur net...</text:p>
          </table:table-cell>
          <table:table-cell table:style-name="ce6" office:value-type="string" calcext:value-type="string">
            <text:p>vraiment, 0.0, 0.5, None</text:p>
            <text:p>très, 0.01, 0.65, None</text:p>
            <text:p>ennuyeux ! !, -1.0, 0.85, None</text:p>
            <text:p>excellent, 0.5, 0.9, None</text:p>
            <text:p>lent, -0.42, 0.4, None</text:p>
            <text:p>fidèle, 0.1, 0.6, None</text:p>
            <text:p>possible, 0.0, 0.3, None</text:p>
            <text:p>plaisir ! ! ! ! !, 0.457763671875, 0.0, None</text:p>
            <text:p>coeur, 0.2,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833333333333" calcext:value-type="float">
            <text:p>-0.0833333333</text:p>
          </table:table-cell>
          <table:table-cell table:style-name="ce4" office:value-type="float" office:value="0.199166666667" calcext:value-type="float">
            <text:p>0.1991666667</text:p>
          </table:table-cell>
          <table:table-cell table:style-name="ce6" office:value-type="string" calcext:value-type="string">
            <text:p>Vieux con , je ne sais pas, mais enfileur de perles, sans aucun doute . J'ai lu ce livre en 20 minutes , je n'en ai pas gardé le moindre souvenir . Si ce n'est que c'est complètement vaporeux , sans la moindre substance .....Rien de plus court que ces petites histoires censées en dire long ...... Je vais passer à autre chose .......</text:p>
          </table:table-cell>
          <table:table-cell table:style-name="ce6" office:value-type="string" calcext:value-type="string">
            <text:p>con, -0.7, 0.9, None</text:p>
            <text:p>moindre, -0.1, 0.15, None</text:p>
            <text:p>complètement vaporeux, 0.18, 0.36, None</text:p>
            <text:p>moindre, -0.1, 0.15, None</text:p>
            <text:p>plus, 0.15, 0.1, None</text:p>
            <text:p>petites, 0.1, 0.1, None</text:p>
            <text:p>censées, -0.1, 0.2, None</text:p>
            <text:p>long, -0.4,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833333333333" calcext:value-type="float">
            <text:p>-0.0833333333</text:p>
          </table:table-cell>
          <table:table-cell table:style-name="ce4" office:value-type="float" office:value="0.4" calcext:value-type="float">
            <text:p>0.4</text:p>
          </table:table-cell>
          <table:table-cell table:style-name="ce6" office:value-type="string" calcext:value-type="string">
            <text:p>Choisis au vu des critiques Amazon. Ou bien ce n'est pas mon genre de lecture, mais surtout je suis déçue par le style littéraire niveau école primaire. Le prologue est chouette. L'histoire se laisse lire mais sans beaucoup de nouveauté qd à la vengeance. Mic-mac des personnages et/ou temps. Cela s'embrouille ! j'ai persévéré jusqu'à la page 300, mais j'abandonne, l'imbroglio de l'histoire est trop mal tissé...je préfère abandonner avant de m'énerver!</text:p>
          </table:table-cell>
          <table:table-cell table:style-name="ce6" office:value-type="string" calcext:value-type="string">
            <text:p>critiques, 0.0, 0.75, None</text:p>
            <text:p>littéraire, 0.1, 0.0, None</text:p>
            <text:p>sans beaucoup !, -0.0625, 0.1, None</text:p>
            <text:p>trop !, -0.312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833333333333" calcext:value-type="float">
            <text:p>-0.0833333333</text:p>
          </table:table-cell>
          <table:table-cell table:style-name="ce4" office:value-type="float" office:value="0.199166666667" calcext:value-type="float">
            <text:p>0.1991666667</text:p>
          </table:table-cell>
          <table:table-cell table:style-name="ce6" office:value-type="string" calcext:value-type="string">
            <text:p>Vieux con , je ne sais pas, mais enfileur de perles, sans aucun doute . J'ai lu ce livre en 20 minutes , je n'en ai pas gardé le moindre souvenir . Si ce n'est que c'est complètement vaporeux , sans la moindre substance .....Rien de plus court que ces petites histoires censées en dire long ...... Je vais passer à autre chose .......</text:p>
          </table:table-cell>
          <table:table-cell table:style-name="ce6" office:value-type="string" calcext:value-type="string">
            <text:p>con, -0.7, 0.9, None</text:p>
            <text:p>moindre, -0.1, 0.15, None</text:p>
            <text:p>complètement vaporeux, 0.18, 0.36, None</text:p>
            <text:p>moindre, -0.1, 0.15, None</text:p>
            <text:p>plus, 0.15, 0.1, None</text:p>
            <text:p>petites, 0.1, 0.1, None</text:p>
            <text:p>censées, -0.1, 0.2, None</text:p>
            <text:p>long, -0.4,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825" calcext:value-type="float">
            <text:p>-0.0825</text:p>
          </table:table-cell>
          <table:table-cell table:style-name="ce4" office:value-type="float" office:value="0.204166666667" calcext:value-type="float">
            <text:p>0.2041666667</text:p>
          </table:table-cell>
          <table:table-cell table:style-name="ce6" office:value-type="string" calcext:value-type="string">
            <text:p>Le problème est assez bien résumé dans les précédents avis de lecteurs : quel début de lecture difficile ! On n'avance pas dans l'histoire, on stagne sur des pensées philosophiques et surtout on ne voit pas où tout celà peut nous conduire ! Alors on saute des passages, et finalement, certes, le livre se lit vite mais pas parce que l'écriture s'y prête mais bien parce que l'on coupe ce qui nous paraît ennuyeux. Quant à l'histoire, on retrouve le clivage gentil/méchant qui va de pair avec pauvre/riche. Au final, pas de plaisir dans la lecture ; juste à chaque page finie un accroche-toi ; l'histoire devrait bientôt décoller.Pas convaincue. Je ne le conseillerai pas.</text:p>
          </table:table-cell>
          <table:table-cell table:style-name="ce6" office:value-type="string" calcext:value-type="string">
            <text:p>difficile ! !, -0.78125, 0.4, None</text:p>
            <text:p>prête, 0.14, 0.15, None</text:p>
            <text:p>ennuyeux, -0.7, 0.85, None</text:p>
            <text:p>final, -0.5, 0.15, None</text:p>
            <text:p>plaisir, 0.1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808928571429" calcext:value-type="float">
            <text:p>-0.0808928571</text:p>
          </table:table-cell>
          <table:table-cell table:style-name="ce4" office:value-type="float" office:value="0.317857142857" calcext:value-type="float">
            <text:p>0.3178571429</text:p>
          </table:table-cell>
          <table:table-cell table:style-name="ce6" office:value-type="string" calcext:value-type="string">
            <text:p>J'ai acheté ce roman vu le sujet qui me plaisait et les commentaires élogieux mais je suis très déçue L'écriture fluide, le thème abordé et les 4 personnages sans lien entre eux (attachants malgré leurs travers) m'ont plu pour la diversité mais en terminant le livre, je me suis sentie frustrée Je suis même revenue en arrière pour voir si je n'avais rien raté dans le dernier chapitre ... l'impression qu'il manquait des pages au livre ! En fait, l'auteure nous a planté brutalement en nous laissant sur notre faim, sans nous donner les clés de son raisonnement, ni même une petite échauche finale comme si elle même ne savait pas comment terminer son roman Livre que je ne recommanderai pas à mes relations FL</text:p>
          </table:table-cell>
          <table:table-cell table:style-name="ce6" office:value-type="string" calcext:value-type="string">
            <text:p>très, 0.01, 0.65, None</text:p>
            <text:p>fluide, 0.0, 0.0, None</text:p>
            <text:p>attachants, 0.23, 0.3, None</text:p>
            <text:p>dernier !, -0.3625, 0.2, None</text:p>
            <text:p>petite,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808928571429" calcext:value-type="float">
            <text:p>-0.0808928571</text:p>
          </table:table-cell>
          <table:table-cell table:style-name="ce4" office:value-type="float" office:value="0.317857142857" calcext:value-type="float">
            <text:p>0.3178571429</text:p>
          </table:table-cell>
          <table:table-cell table:style-name="ce6" office:value-type="string" calcext:value-type="string">
            <text:p>J'ai acheté ce roman vu le sujet qui me plaisait et les commentaires élogieux mais je suis très déçue L'écriture fluide, le thème abordé et les 4 personnages sans lien entre eux (attachants malgré leurs travers) m'ont plu pour la diversité mais en terminant le livre, je me suis sentie frustrée Je suis même revenue en arrière pour voir si je n'avais rien raté dans le dernier chapitre ... l'impression qu'il manquait des pages au livre ! En fait, l'auteure nous a planté brutalement en nous laissant sur notre faim, sans nous donner les clés de son raisonnement, ni même une petite échauche finale comme si elle même ne savait pas comment terminer son roman Livre que je ne recommanderai pas à mes relations FL</text:p>
          </table:table-cell>
          <table:table-cell table:style-name="ce6" office:value-type="string" calcext:value-type="string">
            <text:p>très, 0.01, 0.65, None</text:p>
            <text:p>fluide, 0.0, 0.0, None</text:p>
            <text:p>attachants, 0.23, 0.3, None</text:p>
            <text:p>dernier !, -0.3625, 0.2, None</text:p>
            <text:p>petite,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805882352941" calcext:value-type="float">
            <text:p>-0.0805882353</text:p>
          </table:table-cell>
          <table:table-cell table:style-name="ce4" office:value-type="float" office:value="0.392941176471" calcext:value-type="float">
            <text:p>0.3929411765</text:p>
          </table:table-cell>
          <table:table-cell table:style-name="ce6" office:value-type="string" calcext:value-type="string">
            <text:p>Très intéressée par le personnage, j'ai foncé sur ce livre, toute impatiente d'en savoir plus sur ce mathématicien à la personnalité singulière. Malheureusement, j'ai découvert un livre fade, sans âme, sans grand intérêt (sauf peut-être pour d'autres mathématiciens !??) :( Je suis profondément déçue, parce que je m'attendais à quelque chose de bien plus passionnant, de plus personnel. Je me demande encore quel était l'objectif réel de l'auteur lorsqu'il a accepté de publier ce bouquin !? Mystère o.O</text:p>
          </table:table-cell>
          <table:table-cell table:style-name="ce6" office:value-type="string" calcext:value-type="string">
            <text:p>impatiente, -0.3, 0.5, None</text:p>
            <text:p>plus, 0.15, 0.1, None</text:p>
            <text:p>singulière, -0.2, 0.1, None</text:p>
            <text:p>fade, -0.4, 0.3, None</text:p>
            <text:p>sans grand, -0.15, 0.2, None</text:p>
            <text:p>autres !, -0.125, 0.0, None</text:p>
            <text:p>:(, -0.75, 1.0, mood</text:p>
            <text:p>profondément, 0.2, 0.7, None</text:p>
            <text:p>plus, 0.15, 0.1, None</text:p>
            <text:p>réel !, 0.2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8" calcext:value-type="float">
            <text:p>-0.08</text:p>
          </table:table-cell>
          <table:table-cell table:style-name="ce4" office:value-type="float" office:value="0.405" calcext:value-type="float">
            <text:p>0.405</text:p>
          </table:table-cell>
          <table:table-cell table:style-name="ce6" office:value-type="string" calcext:value-type="string">
            <text:p>Le cas Sneijder raconte l'histoire pathétique d'un personnage veule, sans envergure, dominé par son entourage, baignant quotidiennement dans un climat délétère et dont on attend continuellement un sursaut, une prise de conscience. Les premières pages étaient pourtant intéressantes mais le récit s'enlise jusqu'à s'embourber complètement à la fin. Au lieu d'être ému alors, on ne peut s'empêcher de penser: c'est bien fait pour lui. Il est peut-être là le message que voulait faire passer l'auteur: on récolte ce qu'on sème (où ce qu'on n'a pas pris la peine de semer). Quoi qu'il en soit, je n'ai pas été touchée par Paul Sneijder, son vocabulaire précieux, son obsession des ascenseurs, sa vie misérable.</text:p>
          </table:table-cell>
          <table:table-cell table:style-name="ce6" office:value-type="string" calcext:value-type="string">
            <text:p>pathétique, -1.0, 1.0, None</text:p>
            <text:p>premières, 0.5, 0.2, None</text:p>
            <text:p>intéressantes, 0.3, 0.5, None</text:p>
            <text:p>complètement, 0.1, 0.75, None</text:p>
            <text:p>précieux, 0.6, 0.6, None</text:p>
            <text:p>misérable, -1.0, 0.9,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78125" calcext:value-type="float">
            <text:p>-0.078125</text:p>
          </table:table-cell>
          <table:table-cell table:style-name="ce4" office:value-type="float" office:value="0.325" calcext:value-type="float">
            <text:p>0.325</text:p>
          </table:table-cell>
          <table:table-cell table:style-name="ce6" office:value-type="string" calcext:value-type="string">
            <text:p>C'est la dernière fois que j'achète un ouvrage de Christine ANGOT; je me suis laissé convaicre par certaine critiques élogieuses ( singulièrement LIBERATION), mais c'est toujours aussi insupportable! C'est définitivement terminé!</text:p>
          </table:table-cell>
          <table:table-cell table:style-name="ce6" office:value-type="string" calcext:value-type="string">
            <text:p>dernière, -0.29, 0.2, None</text:p>
            <text:p>insupportable ! !, -0.312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777777777778" calcext:value-type="float">
            <text:p>-0.0777777778</text:p>
          </table:table-cell>
          <table:table-cell table:style-name="ce4" office:value-type="float" office:value="0.240277777778" calcext:value-type="float">
            <text:p>0.2402777778</text:p>
          </table:table-cell>
          <table:table-cell table:style-name="ce6" office:value-type="string" calcext:value-type="string">
            <text:p>J'ai lu dans une interview qu'Amélie Nothomb écrivait 4 livres par ans et en choisissait un en fin d'année pour son éditeur. Il serait peut être temps de laisser choisir l'éditeur et de se concentrer sur un seul livre ! Je suis persuadée que si quelqu'un d'autre que Mme Nothomb avait proposé ce livre à un éditeur, il aurait été bien vite refusé. Ce Barbe Bleue là est un livre long et bavard qui n'apporte rien d’intéressant au final. Durant toutes ces pages l’héroïne se saoule au champ de luxe en critiquant un peu tout le monde. Il donne l'impression d'une histoire au rabais étirée jusqu'à plus soif pour les besoins de l'auteur. Bref, vite lu vite oublié. Ca me tue juste d'avoir dépensé 16€ pour ça.</text:p>
          </table:table-cell>
          <table:table-cell table:style-name="ce6" office:value-type="string" calcext:value-type="string">
            <text:p>seul !, -0.125, 0.2, None</text:p>
            <text:p>autre, -0.1, 0.0, None</text:p>
            <text:p>long, -0.4, 0.1, None</text:p>
            <text:p>final, -0.5, 0.15,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775" calcext:value-type="float">
            <text:p>-0.0775</text:p>
          </table:table-cell>
          <table:table-cell table:style-name="ce4" office:value-type="float" office:value="0.433333333333" calcext:value-type="float">
            <text:p>0.4333333333</text:p>
          </table:table-cell>
          <table:table-cell table:style-name="ce6" office:value-type="string" calcext:value-type="string">
            <text:p>Le voilà, le fameux livre mystérieux et sulfureux de la rentrée littéraire si l'on en croit l'éditeur de Christine Angot. Au final, un rapide livre mal écrit décrivant une semaine de cul entre un homme d'âge mur (qui, dès la première page, enroule son pénis autour d'une tranche de jambon sur les chiottes) et une toute jeune fille - peut-être sa fille -. L'auteur multiplie les détails crûs. C'est vulgaire, voyeuriste et très mal écrit</text:p>
          </table:table-cell>
          <table:table-cell table:style-name="ce6" office:value-type="string" calcext:value-type="string">
            <text:p>fameux, 0.1, 0.4, None</text:p>
            <text:p>mystérieux, 0.28, 0.4, None</text:p>
            <text:p>littéraire, 0.1, 0.0, None</text:p>
            <text:p>final, -0.5, 0.15, None</text:p>
            <text:p>rapide, 0.35, 0.4, None</text:p>
            <text:p>jeune, 0.32, 0.4, None</text:p>
            <text:p>vulgaire, -0.7, 0.85, None</text:p>
            <text:p>très, 0.01,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0">
          <table:table-cell table:style-name="ce2" office:value-type="float" office:value="-0.0771428571429" calcext:value-type="float">
            <text:p>-0.0771428571</text:p>
          </table:table-cell>
          <table:table-cell table:style-name="ce4" office:value-type="float" office:value="0.385714285714" calcext:value-type="float">
            <text:p>0.3857142857</text:p>
          </table:table-cell>
          <table:table-cell table:style-name="ce6" office:value-type="string" calcext:value-type="string">
            <text:p>Je suis une fan de Marc Lévy, je le fais découvrir à mon entourage depuis son premier ouvrage mais là, je suis très déçue, déjà l'avant dernier était d'un niveau inférieur mais avec celui ci, on touche vraiment le fond. C'est vrai, le sujet au départ semblait intéressant, original mais ensuite c'est un peu tiré par les cheveux, de l'invraisemblable primaire avec des voyages de ci de là à travers le monde qui baladent le lecteur dans tous les sens du terme. La moitié du livre donne l'impression d'être baclée (il semble remplir des page pour remplir des pages)je me suis ennuyée et forcée à le finir. J'avais hâte de lire les commentaires de personnes qui comme moi jusqu'à présent pensaient que Marc Lévy était une valeur sure, je me suis faite avoir deux fois et je pense que j'y réfléchirai aussi à deux fois avant d'acheter le suivant (si c'est la suite de celui-ci je ne l'achèterai tout simplement pas ...). Désolée Monsieur Lévy, j'espère sincèrement qu'à l'avenir je retrouverai le plaisir de lire vos romans.</text:p>
          </table:table-cell>
          <table:table-cell table:style-name="ce6" office:value-type="string" calcext:value-type="string">
            <text:p>découvrir, 0.1, 0.0, None</text:p>
            <text:p>très, 0.01, 0.65, None</text:p>
            <text:p>dernier, -0.29, 0.2, None</text:p>
            <text:p>inférieur, -0.5, 0.6, None</text:p>
            <text:p>vraiment, 0.0, 0.5, None</text:p>
            <text:p>original, 0.2, 0.6, None</text:p>
            <text:p>peu, -0.05, 0.5, None</text:p>
            <text:p>invraisemblable, -0.25, 0.9, None</text:p>
            <text:p>simplement pas, -0.1, 0.35, None</text:p>
            <text:p>plaisir, 0.1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75" calcext:value-type="float">
            <text:p>-0.075</text:p>
          </table:table-cell>
          <table:table-cell table:style-name="ce4" office:value-type="float" office:value="0.175" calcext:value-type="float">
            <text:p>0.175</text:p>
          </table:table-cell>
          <table:table-cell table:style-name="ce6" office:value-type="string" calcext:value-type="string">
            <text:p>Ces quelques pages n'ont aucun intérêt. Sans doute est-ce trop didactique. Il n'y a d'autre scandale que celui de l'orchestration publicitaire du produit.</text:p>
          </table:table-cell>
          <table:table-cell table:style-name="ce6" office:value-type="string" calcext:value-type="string">
            <text:p>trop, -0.25, 0.7, None</text:p>
            <text:p>n' autre, 0.0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73828125" calcext:value-type="float">
            <text:p>-0.073828125</text:p>
          </table:table-cell>
          <table:table-cell table:style-name="ce4" office:value-type="float" office:value="0.4625" calcext:value-type="float">
            <text:p>0.4625</text:p>
          </table:table-cell>
          <table:table-cell table:style-name="ce6" office:value-type="string" calcext:value-type="string">
            <text:p>C'est une histoire joliette où l'auteur s'essouffle à trouver des excuses pour aller dans le plus d'endroits du monde possible, tel un agent de voyage travaillant pour un guide. Pour finir, on sort trop souvent de l'histoire et, ensuite, on se dit qu'elle ne nous apporte absolument rien ! En ce qui me concerne, Lévy, c'est fini !</text:p>
          </table:table-cell>
          <table:table-cell table:style-name="ce6" office:value-type="string" calcext:value-type="string">
            <text:p>plus, 0.15, 0.1, None</text:p>
            <text:p>possible, 0.0, 0.3, None</text:p>
            <text:p>trop, -0.25, 0.7, None</text:p>
            <text:p>absolument rien ! !, -0.1953125, 0.7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1">
          <table:table-cell table:style-name="ce2" office:value-type="float" office:value="-0.0720833333333" calcext:value-type="float">
            <text:p>-0.0720833333</text:p>
          </table:table-cell>
          <table:table-cell table:style-name="ce4" office:value-type="float" office:value="0.282916666667" calcext:value-type="float">
            <text:p>0.2829166667</text:p>
          </table:table-cell>
          <table:table-cell table:style-name="ce6" office:value-type="string" calcext:value-type="string">
            <text:p>Qu’est-il arrivé à Olivier Adam, ce romancier à l’écriture à fleur de peau et que nous aimons tant ? On est en droit de se poser la question après avoir péniblement refermé son dernier roman qui marque aussi son passage chez Flammarion. Olivier Adam semble s’être une fois encore jeté à corps perdu dans un roman au vitriol, mais dont il semble avoir perdu le contrôle en cours de route. D’aucuns pourront y voir une critique sans concession de la France contemporaine. Celle du peuple des ouvriers, des petits qui galèrent d’un CDD à l’autre, toujours en quête d’un CDI synonyme du graal. Une France taiseuse mais hargneuse qui jette des banderoles de plus en plus nombreuses en votant pour un FN haineux, démagogique et laissant croire qu’en se repliant sur soi, tous les problèmes du pays seront alors réglés. Il est indéniable que l’auteur nous dresse ici le tableau d’un pays qui prend l’eau de toutes parts et qui, à force de fabriquer de l’exclusion, se prépare à un réveil difficile et douloureux. Bref, c’est un peuple aux lisières d’un pays qui se scinde que nous voyons à travers les yeux d’un homme, Paul Steiner, qui ressemble étrangement à l’auteur. Comme lui, il est romancier, scénariste, journaliste aussi à ses heures. Comme lui, il vit dans la souffrance, la Maladie, cette dépression sournoise qui ne cesse de revenir, de vous happer pour vous engluer et vous terroriser. Seule l’écriture combinée à une bonne dose d’alcools et d’anxiolytiques divers permet de la contenir plus ou moins. Steiner est un homme qui vit aux bords de sa propre vie. Largué par sa femme, il ne se remet pas d’une séparation qu’il n’accepte pas. Reclus aux confins du Finistère, il a cherché dans cette ultime jetée nationale une forme d’isolement. Depuis toujours, il vit en opposition des autres, s’habillant adolescent de noir et jouant aux poètes maudits quand ses camarades de la banlieue du sud parisien se préparaient déjà à une vie de marginaux et de RMIstes. Il faudra un accident survenu à sa mère pour le ramener vers sa ville d’origine et parcourir le chemin à l’envers d’une vie pour, enfin, comprendre l’origine de ce mal être qui l’empoigne depuis l’âge de dix ans et son premier souvenir presque concomitant de son désir d’en finir. Tout cela aurait pu être un roman poignant, terrifiant presque. Pourtant, Olivier Adam nous donne l’impression de tourner en boucle au cours de ces longues, très longues quatre cent cinquante pages. Toujours les mêmes obsessions, les mêmes images, les mêmes souvenirs, les mêmes propos reviennent. La répétition est porteuse de force d’impact pour autant qu’elle ne vire pas à l’overdose, ce qui est malencontreusement le cas ici. Du coup, on s’ennuie ferme assez vite tant Olivier Adam semble avoir perdu ici ce qui fit la force de son style jusque là, une écriture acérée et resserrée qui vous traversait l’épiderme comme une balle. Ici, le projectile devient seulement lancinant et plutôt que de vous saisir, il finit par vous endormir. Il est certain que le roman aurait gagné à s’alléger de deux cents bonnes pages. Espérons que cela n’augure pas d’un nouvel Adam, bien éloigné du précédent…. Publié aux Editions Flammarion – 2012 – 454 pages Retrouvez mes notes de lecture sur thierrycollet-cetalir.blogspot.com</text:p>
          </table:table-cell>
          <table:table-cell table:style-name="ce6" office:value-type="string" calcext:value-type="string">
            <text:p>dernier, -0.29, 0.2, None</text:p>
            <text:p>contemporaine, 0.07, 0.1, None</text:p>
            <text:p>petits, 0.1, 0.1, None</text:p>
            <text:p>autre, -0.1, 0.0, None</text:p>
            <text:p>hargneuse, -0.5, 0.5, None</text:p>
            <text:p>plus plus nombreuses, 0.0, 0.26, None</text:p>
            <text:p>haineux, -0.38, -0.8, None</text:p>
            <text:p>difficile, -0.5, 0.4, None</text:p>
            <text:p>douloureux, -0.55, 0.5, None</text:p>
            <text:p>sournoise, -0.6, 0.4, None</text:p>
            <text:p>bonne, 0.7, 0.7, None</text:p>
            <text:p>divers, 0.0, 0.1, None</text:p>
            <text:p>plus, 0.15, 0.1, None</text:p>
            <text:p>propre, 0.33, 0.2, None</text:p>
            <text:p>ultime, 0.6, 0.6, None</text:p>
            <text:p>nationale, 0.0, 0.0, None</text:p>
            <text:p>autres, -0.1, 0.0, None</text:p>
            <text:p>noir, -0.1, 0.1, None</text:p>
            <text:p>parisien, 0.0, 0.0, None</text:p>
            <text:p>longues, -0.4, 0.1, None</text:p>
            <text:p>très longues, -0.8, 0.2, None</text:p>
            <text:p>mêmes, 0.0, 0.5, None</text:p>
            <text:p>mêmes, 0.0, 0.5, None</text:p>
            <text:p>mêmes, 0.0, 0.5, None</text:p>
            <text:p>mêmes, 0.0, 0.5, None</text:p>
            <text:p>ennuie, -0.6, 0.6, None</text:p>
            <text:p>bonnes, 0.7, 0.7, None</text:p>
            <text:p>nouvel, 0.3,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7125" calcext:value-type="float">
            <text:p>-0.07125</text:p>
          </table:table-cell>
          <table:table-cell table:style-name="ce4" office:value-type="float" office:value="0.2375" calcext:value-type="float">
            <text:p>0.2375</text:p>
          </table:table-cell>
          <table:table-cell table:style-name="ce6" office:value-type="string" calcext:value-type="string">
            <text:p>Bien déçue par la qualité de ce livre: la couverture est à l'envers , et quand on ouvre le livre il faut le lire par la dernière page à la façon d'un manga .... Défaut probable de fabrication mais pas pratique du tout en cours de français .</text:p>
          </table:table-cell>
          <table:table-cell table:style-name="ce6" office:value-type="string" calcext:value-type="string">
            <text:p>qualité, 0.4, 0.0, None</text:p>
            <text:p>dernière, -0.29, 0.2, None</text:p>
            <text:p>probable, 0.0, 0.3, None</text:p>
            <text:p>pas pratique, -0.1, 0.1, None</text:p>
            <text:p>français, 0.2,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4">
          <table:table-cell table:style-name="ce2" office:value-type="float" office:value="-0.071" calcext:value-type="float">
            <text:p>-0.071</text:p>
          </table:table-cell>
          <table:table-cell table:style-name="ce4" office:value-type="float" office:value="0.216" calcext:value-type="float">
            <text:p>0.216</text:p>
          </table:table-cell>
          <table:table-cell table:style-name="ce6" office:value-type="string" calcext:value-type="string">
            <text:p>Antigone est l'une des plus grande figure féminine de la mythologie grecque, voire même de l'histoire de la femme en générale. La seconde figure charismatique à laquelle on l'associe souvent est Electre. Il y a néanmoins une touche de féménité et d'humanité en Antigone qu'on ne retrouve pas toujours chez Electre. Antigone est le symbole de l'intégrité. Ses deux frères, qui se partageaient le trône de Thèbes successivement chaque année, se sont entretués lors d'un combat pour la couronne (guerre dite des 'sept de Thebes'). Antigone montre tour à tour le visage d'une soeur téméraire, d'une nièce impassible, d'une fiancée désespérée et d'une femme très seule. Cette pièce est un chef d'oeuvre. La seule qui puisse la surpasser est Electre de Giraudoux.</text:p>
          </table:table-cell>
          <table:table-cell table:style-name="ce6" office:value-type="string" calcext:value-type="string">
            <text:p>plus grande, 0.39, 0.26, None</text:p>
            <text:p>féminine, 0.0, 0.1, None</text:p>
            <text:p>grecque, 0.0, 0.0, None</text:p>
            <text:p>générale, 0.0, 0.0, None</text:p>
            <text:p>impassible, -0.1, 0.0, None</text:p>
            <text:p>très seule, -0.2, 0.4, None</text:p>
            <text:p>seule, -0.1, 0.2,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7">
          <table:table-cell table:style-name="ce2" office:value-type="float" office:value="-0.07" calcext:value-type="float">
            <text:p>-0.07</text:p>
          </table:table-cell>
          <table:table-cell table:style-name="ce4" office:value-type="float" office:value="0.281818181818" calcext:value-type="float">
            <text:p>0.2818181818</text:p>
          </table:table-cell>
          <table:table-cell table:style-name="ce6" office:value-type="string" calcext:value-type="string">
            <text:p>Prince d’Orchestre est l’histoire de la déchéance d’un grand chef. Si vous souhaitez lire un livre sur la musique, vous trouverez quelques descriptions et de comportement sans doute pleine de vérité sur cet univers (hypocrisie des agents, rapports de forces entre les orchestres et les chefs, puissance des maisons de disque…). Malheureusement les deux tiers du livre sont consacrés à des histoires parallèles et à la déchéance du chef qui s’enferme dans sa solitude et son aigreur… et plus encore. Je ne vais pas en dire pour ne pas dévoiler la fin du livre, mais je dois reconnaitre être resté totalement hérétique à cette écriture un peu plate, sans charme essentiellement faite de dialogues. Une déception.</text:p>
          </table:table-cell>
          <table:table-cell table:style-name="ce6" office:value-type="string" calcext:value-type="string">
            <text:p>grand, 0.3, 0.2, None</text:p>
            <text:p>pleine, 0.29, 0.3, None</text:p>
            <text:p>parallèles, 0.1, 0.0, None</text:p>
            <text:p>plus, 0.15, 0.1, None</text:p>
            <text:p>totalement, 0.1, 0.75, None</text:p>
            <text:p>peu plate, -0.14, 0.2, None</text:p>
            <text:p>déception, -0.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6875" calcext:value-type="float">
            <text:p>-0.06875</text:p>
          </table:table-cell>
          <table:table-cell table:style-name="ce4" office:value-type="float" office:value="0.225" calcext:value-type="float">
            <text:p>0.225</text:p>
          </table:table-cell>
          <table:table-cell table:style-name="ce6" office:value-type="string" calcext:value-type="string">
            <text:p>Le livre est un must. Hélas je l'ai reçu dans l'édition France Loisirs donc grosse déception. Je l'achetais pour l'édition Nrf car j'en ai déjà divers exemplaires. Le vendeur n'a pas(encore?) donné suite à mon second mail.</text:p>
          </table:table-cell>
          <table:table-cell table:style-name="ce6" office:value-type="string" calcext:value-type="string">
            <text:p>grosse, 0.0, 0.2, None</text:p>
            <text:p>déception, -0.5, 0.0, None</text:p>
            <text:p>divers, 0.0,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6875" calcext:value-type="float">
            <text:p>-0.06875</text:p>
          </table:table-cell>
          <table:table-cell table:style-name="ce4" office:value-type="float" office:value="0.200625" calcext:value-type="float">
            <text:p>0.200625</text:p>
          </table:table-cell>
          <table:table-cell table:style-name="ce6" office:value-type="string" calcext:value-type="string">
            <text:p>J'ai voulu mieux découvrir Le Clézio dont j'avais entendu tant de bien. Mondo est le troisième livre que j'ai lu de lui et j'avoue que le style lent, dépouillé et haché, en raison de la juxtaposition de phrases courtes ne m'a pas convaincu une fois de plus. Le premier conte qui a donné le titre du livre, mondo, et qui relate la vie d'un enfant de la rue, est par exemple assez dénué d'intérêt. Il est difficile de comprendre les sentiments de cet enfant et il est même impossible de compatir aux tourments de ce garçon. Mais était-ce la volonté de l'auteur? L'histoire de Lullaby est tellement banale qu'elle nous laisse un goût d'inachevé. Quant à celle de Jon, elle est assez plate. Peut-être n'ai-je pas su voir les subtilités de l'auteur. Je laisse les lecteurs apprécier.</text:p>
          </table:table-cell>
          <table:table-cell table:style-name="ce6" office:value-type="string" calcext:value-type="string">
            <text:p>découvrir, 0.1, 0.0, None</text:p>
            <text:p>lent, -0.42, 0.4, None</text:p>
            <text:p>courtes, -0.1, 0.1, None</text:p>
            <text:p>plus, 0.15, 0.1, None</text:p>
            <text:p>difficile, -0.5, 0.4, None</text:p>
            <text:p>impossible, -0.5, 0.5, None</text:p>
            <text:p>volonté, 0.1, 0.0, None</text:p>
            <text:p>tellement banale, -0.15, 0.25, None</text:p>
            <text:p>plate, -0.28,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9">
          <table:table-cell table:style-name="ce2" office:value-type="float" office:value="-0.0653333333333" calcext:value-type="float">
            <text:p>-0.0653333333</text:p>
          </table:table-cell>
          <table:table-cell table:style-name="ce4" office:value-type="float" office:value="0.283333333333" calcext:value-type="float">
            <text:p>0.2833333333</text:p>
          </table:table-cell>
          <table:table-cell table:style-name="ce6" office:value-type="string" calcext:value-type="string">
            <text:p>Beaucoup se reconnaitront dans ce quadragénaire et le bilan qu'il fait de sa vie. Univers sombre, enfance banlieusarde avec des parents qui se saignent pour son frère et lui, sans trop de démonstration de tendresse, les copains, les études, les projets. Puis la réalité, alors que fuyant le milieu bobos branchés et intellectuels, il se réfucie dans sa maison malouine battue par les vents. Tant de réflexions et de questionnement en retrouvant ces zones pavillonaires à la periphérie des villes, sans âme, les anciens copains et leurs vies gâchées , les rapports familiaus difficiles, un père qui ne semble pas le comprendre, une mère malade, le déménagement pour une résidence pour personnes âgées, que dire ? Tant de justesse dans ce roman dense mais clair, marqué par l'univers assez désespéré et habituel de l'auteur, une fine observation de notre société dans une France qui rétrécit, bref j'ai adoré !</text:p>
          </table:table-cell>
          <table:table-cell table:style-name="ce6" office:value-type="string" calcext:value-type="string">
            <text:p>sombre, -0.33, 0.4, None</text:p>
            <text:p>sans trop, 0.125, 0.7, None</text:p>
            <text:p>anciens, 0.04, 0.0, None</text:p>
            <text:p>difficiles, -0.5, 0.4, None</text:p>
            <text:p>malade, -0.35, 0.4, None</text:p>
            <text:p>dense, 0.0, 0.0, None</text:p>
            <text:p>clair, 0.28, 0.1, None</text:p>
            <text:p>habituel, -0.05, 0.0, None</text:p>
            <text:p>fine !, -0.125, 0.1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4">
          <table:table-cell table:style-name="ce2" office:value-type="float" office:value="-0.065" calcext:value-type="float">
            <text:p>-0.065</text:p>
          </table:table-cell>
          <table:table-cell table:style-name="ce4" office:value-type="float" office:value="0.1625" calcext:value-type="float">
            <text:p>0.1625</text:p>
          </table:table-cell>
          <table:table-cell table:style-name="ce6" office:value-type="string" calcext:value-type="string">
            <text:p>Pas le temps de s'ennuyer avec ce livre Pourquoi ? Car le personnage principal a eu 1 000 vies En passant de l'une à l'autre, le lecteur change de pays, de métier et redécouvre à chaque page le personnage de Yersin. Car le livre est rempli de 1 000 détails historiques oubliés et que le lecteur redécouvre avec bonheur Qui se souvient de Serpollet ? Qui se souvient de Paul Gorguloff ? Qui se souvient de Joseph Meister ? Bref, un livre qui amuse, étonne et enrichit.</text:p>
          </table:table-cell>
          <table:table-cell table:style-name="ce6" office:value-type="string" calcext:value-type="string">
            <text:p>ennuyer, -0.7, 0.7, None</text:p>
            <text:p>principal, 0.1, 0.1, None</text:p>
            <text:p>autre, -0.1, 0.0, None</text:p>
            <text:p>historiques, 0.0, 0.0, None</text:p>
            <text:p>bonheur, 0.5, 0.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7">
          <table:table-cell table:style-name="ce2" office:value-type="float" office:value="-0.064" calcext:value-type="float">
            <text:p>-0.064</text:p>
          </table:table-cell>
          <table:table-cell table:style-name="ce4" office:value-type="float" office:value="0.28" calcext:value-type="float">
            <text:p>0.28</text:p>
          </table:table-cell>
          <table:table-cell table:style-name="ce6" office:value-type="string" calcext:value-type="string">
            <text:p>un commentaire plus succinct que pour les deux autres tomes ... pas emballée par ce tome qui aurait plutôt dû s'appeler Léa ou Adélaïde bis ... drame sur drame, personnages moins attachants, des longueurs inutiles (surtout les passages de psychanalyse ) dommage</text:p>
          </table:table-cell>
          <table:table-cell table:style-name="ce6" office:value-type="string" calcext:value-type="string">
            <text:p>plus, 0.15, 0.1, None</text:p>
            <text:p>autres, -0.1, 0.0, None</text:p>
            <text:p>attachants, 0.23, 0.3, None</text:p>
            <text:p>inutiles, -0.3, 0.5,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64" calcext:value-type="float">
            <text:p>-0.064</text:p>
          </table:table-cell>
          <table:table-cell table:style-name="ce4" office:value-type="float" office:value="0.28" calcext:value-type="float">
            <text:p>0.28</text:p>
          </table:table-cell>
          <table:table-cell table:style-name="ce6" office:value-type="string" calcext:value-type="string">
            <text:p>un commentaire plus succinct que pour les deux autres tomes ... pas emballée par ce tome qui aurait plutôt dû s'appeler Léa ou Adélaïde bis ... drame sur drame, personnages moins attachants, des longueurs inutiles (surtout les passages de psychanalyse ) dommage</text:p>
          </table:table-cell>
          <table:table-cell table:style-name="ce6" office:value-type="string" calcext:value-type="string">
            <text:p>plus, 0.15, 0.1, None</text:p>
            <text:p>autres, -0.1, 0.0, None</text:p>
            <text:p>attachants, 0.23, 0.3, None</text:p>
            <text:p>inutiles, -0.3, 0.5, None</text:p>
            <text:p>dommag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6375" calcext:value-type="float">
            <text:p>-0.06375</text:p>
          </table:table-cell>
          <table:table-cell table:style-name="ce4" office:value-type="float" office:value="0.175" calcext:value-type="float">
            <text:p>0.175</text:p>
          </table:table-cell>
          <table:table-cell table:style-name="ce6" office:value-type="string" calcext:value-type="string">
            <text:p>Ce genre d'histoire ordinaire, voire plate, n'est pas ma tasse de thé. Le style narratif laisse sceptique (les notes de bas de page surtout) par son manque de subtilité. Les personnages sont mous. L'auteur s'emploie à démolir quelques clichés sur les relations humaines sans parvenir à les éviter lui-même. La délicatesse n'est pas un roman délicat.</text:p>
          </table:table-cell>
          <table:table-cell table:style-name="ce6" office:value-type="string" calcext:value-type="string">
            <text:p>ordinaire, -0.2, 0.3, None</text:p>
            <text:p>plate, -0.28, 0.4, None</text:p>
            <text:p>mous, -0.2, 0.2, None</text:p>
            <text:p>humaines, 0.22, 0.1, None</text:p>
            <text:p>délicat, 0.25,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616666666667" calcext:value-type="float">
            <text:p>-0.0616666667</text:p>
          </table:table-cell>
          <table:table-cell table:style-name="ce4" office:value-type="float" office:value="0.541666666667" calcext:value-type="float">
            <text:p>0.5416666667</text:p>
          </table:table-cell>
          <table:table-cell table:style-name="ce6" office:value-type="string" calcext:value-type="string">
            <text:p>Les commentaires élogieux m'ont donné envie d'acheter ce livre. J'ai été déçue. J'ai trouvé le tout très moraliste, et quelle belle accumulation de poncifs ! Je me suis ennuyée.</text:p>
          </table:table-cell>
          <table:table-cell table:style-name="ce6" office:value-type="string" calcext:value-type="string">
            <text:p>très, 0.01, 0.65, None</text:p>
            <text:p>belle !, 1.0, 0.8,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616666666667" calcext:value-type="float">
            <text:p>-0.0616666667</text:p>
          </table:table-cell>
          <table:table-cell table:style-name="ce4" office:value-type="float" office:value="0.541666666667" calcext:value-type="float">
            <text:p>0.5416666667</text:p>
          </table:table-cell>
          <table:table-cell table:style-name="ce6" office:value-type="string" calcext:value-type="string">
            <text:p>Les commentaires élogieux m'ont donné envie d'acheter ce livre. J'ai été déçue. J'ai trouvé le tout très moraliste, et quelle belle accumulation de poncifs ! Je me suis ennuyée.</text:p>
          </table:table-cell>
          <table:table-cell table:style-name="ce6" office:value-type="string" calcext:value-type="string">
            <text:p>très, 0.01, 0.65, None</text:p>
            <text:p>belle !, 1.0, 0.8,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611111111111" calcext:value-type="float">
            <text:p>-0.0611111111</text:p>
          </table:table-cell>
          <table:table-cell table:style-name="ce4" office:value-type="float" office:value="0.294444444444" calcext:value-type="float">
            <text:p>0.2944444444</text:p>
          </table:table-cell>
          <table:table-cell table:style-name="ce6" office:value-type="string" calcext:value-type="string">
            <text:p>modiano, pareil et pourtant toujours renouvellé....le temps qui passe, les souvenirs qui remontent confusèment à la mémoire....les êtres qu'on a rencontrés, oubliés ( parfois inquiétants )....et, qui sait, même plus de quarante ans après, que l'on croisera un jour, au hasard d'une rue, même si l'on n'y croit plus vraiment.....il est vrai <text:s/>que le temps presse ...</text:p>
          </table:table-cell>
          <table:table-cell table:style-name="ce6" office:value-type="string" calcext:value-type="string">
            <text:p>inquiétants, -0.4, 0.75, None</text:p>
            <text:p>plus, 0.15, 0.1, None</text:p>
            <text:p>plus, 0.15, 0.1,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2">
          <table:table-cell table:style-name="ce2" office:value-type="float" office:value="-0.06" calcext:value-type="float">
            <text:p>-0.06</text:p>
          </table:table-cell>
          <table:table-cell table:style-name="ce4" office:value-type="float" office:value="0.3375" calcext:value-type="float">
            <text:p>0.3375</text:p>
          </table:table-cell>
          <table:table-cell table:style-name="ce6" office:value-type="string" calcext:value-type="string">
            <text:p>« [...] J'allais dans la maison, cherchant partout des traces d'effraction, et n'en trouvant nulle part. Je descendis dans le jardin pour voir si les assassins avaient pu s'introduire de ce côté; mais je ne trouvai aucun indice certain. La pluie de la veille avait d'ailleurs tellement détrempé le sol, qu'il n'aurait pu garder d'empreinte bien nette. J'observai pourtant quelques pas profondément imprimés dans la terre; il y en avait dans deux directions contraires, mais sur une même ligne, partant de l'angle de la haie contiguë au jeu de paume et aboutissant à la porte de la maison. Ce pouvaient être les pas de M. Alphonse lorsqu'il était allé chercher son anneau au doigt de la statue. D'un autre côté, la haie, en cet endroit, étant moins fourrée qu'ailleurs, ce devait être sur ce point que les meurtriers l'auraient franchie. Passant et repassant devant la statue, je m'arrêtai un instant pour la considérer. Cette fois, je l'avouerai, je ne pus contempler sans effroi son expression de méchanceté ironique; et, la tête toute pleine des scènes horribles dont je venais d'être le témoin, il me sembla voir une divinité infernale applaudissant au malheur qui frappait cette maison [...] »</text:p>
          </table:table-cell>
          <table:table-cell table:style-name="ce6" office:value-type="string" calcext:value-type="string">
            <text:p>tellement, 0.0, 0.6, None</text:p>
            <text:p>nette, 0.3, 0.2, None</text:p>
            <text:p>pas profondément, -0.1, 0.7, None</text:p>
            <text:p>contraires, -0.1, 0.3, None</text:p>
            <text:p>même, 0.0, 0.5, None</text:p>
            <text:p>autre, -0.1, 0.0, None</text:p>
            <text:p>ironique, 0.3, 0.5, None</text:p>
            <text:p>pleine, 0.29, 0.3, None</text:p>
            <text:p>horribles, -1.0, 1.0, None</text:p>
            <text:p>infernale, -0.6, 0.7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3">
          <table:table-cell table:style-name="ce2" office:value-type="float" office:value="-0.06" calcext:value-type="float">
            <text:p>-0.06</text:p>
          </table:table-cell>
          <table:table-cell table:style-name="ce4" office:value-type="float" office:value="0.5" calcext:value-type="float">
            <text:p>0.5</text:p>
          </table:table-cell>
          <table:table-cell table:style-name="ce6" office:value-type="string" calcext:value-type="string">
            <text:p>Produit très intéressant niveau prix (la moins chère). Le vrai gros souci est que l'édition Librio ne propose pas de notes de bas de page. Et sur ce genre de pièces de théatre, cela devient vite lassant de ne pas comprendre les mots. J'ai été décu en m'en apercevant, je pensais qu'il y aurait des notes... c'est très dommage.</text:p>
          </table:table-cell>
          <table:table-cell table:style-name="ce6" office:value-type="string" calcext:value-type="string">
            <text:p>très, 0.01, 0.65, None</text:p>
            <text:p>chère, -0.21, 0.4, None</text:p>
            <text:p>gros, 0.0, 0.2, None</text:p>
            <text:p>très dommage, -0.6, 1.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6" calcext:value-type="float">
            <text:p>-0.06</text:p>
          </table:table-cell>
          <table:table-cell table:style-name="ce4" office:value-type="float" office:value="0.308333333333" calcext:value-type="float">
            <text:p>0.3083333333</text:p>
          </table:table-cell>
          <table:table-cell table:style-name="ce6" office:value-type="string" calcext:value-type="string">
            <text:p>J'ai adore la facon dont ce livre a ete ecrit mais ... c'est tout. Je l'ai trouve plat et ennuyeux. La plupart des autres commentaires sont tres positifs, peut-etre ai-je manque quelque chose.</text:p>
          </table:table-cell>
          <table:table-cell table:style-name="ce6" office:value-type="string" calcext:value-type="string">
            <text:p>ennuyeux, -0.7, 0.85, None</text:p>
            <text:p>autres, -0.1, 0.0, None</text:p>
            <text:p>positifs,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6" calcext:value-type="float">
            <text:p>-0.06</text:p>
          </table:table-cell>
          <table:table-cell table:style-name="ce4" office:value-type="float" office:value="0.125" calcext:value-type="float">
            <text:p>0.125</text:p>
          </table:table-cell>
          <table:table-cell table:style-name="ce6" office:value-type="string" calcext:value-type="string">
            <text:p>L'édition en poche Garnier/Flammarion ne comporte (en dehors de de l'introduction) que le texte nu: pas de notes, et pas de traduction des passages en latin. Des parties de la Lettre sur les aveugles font référence à des figures absentes.</text:p>
          </table:table-cell>
          <table:table-cell table:style-name="ce6" office:value-type="string" calcext:value-type="string">
            <text:p>nu, 0.16, 0.2, None</text:p>
            <text:p>latin, 0.0, 0.0, None</text:p>
            <text:p>absent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0583333333333" calcext:value-type="float">
            <text:p>-0.0583333333</text:p>
          </table:table-cell>
          <table:table-cell table:style-name="ce4" office:value-type="float" office:value="0.179166666667" calcext:value-type="float">
            <text:p>0.1791666667</text:p>
          </table:table-cell>
          <table:table-cell table:style-name="ce6" office:value-type="string" calcext:value-type="string">
            <text:p>j'ai essayé de lire ce livre , et je n'ai pu aller plus loin que la page 30. Style d'écriture nul, langue française simpliste , sujet banal ,le discours pseudo-médical du début impossible à croire pour quequ'un du domaine , je n'ai vraiment pas pu entrer dans ce livre (je lis beaucoup , et je crois que c'est le troisième livre que j'arrête avant la fin )</text:p>
          </table:table-cell>
          <table:table-cell table:style-name="ce6" office:value-type="string" calcext:value-type="string">
            <text:p>plus, 0.15, 0.1, None</text:p>
            <text:p>française, 0.2, 0.0, None</text:p>
            <text:p>simpliste, 0.05, 0.1, None</text:p>
            <text:p>banal, -0.3, 0.5, None</text:p>
            <text:p>impossible, -0.5, 0.5, None</text:p>
            <text:p>vraiment pas, -0.0, 0.5, None</text:p>
            <text:p>beaucoup,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583333333333" calcext:value-type="float">
            <text:p>-0.0583333333</text:p>
          </table:table-cell>
          <table:table-cell table:style-name="ce4" office:value-type="float" office:value="0.2375" calcext:value-type="float">
            <text:p>0.2375</text:p>
          </table:table-cell>
          <table:table-cell table:style-name="ce6" office:value-type="string" calcext:value-type="string">
            <text:p>beauf de chez beauf : comment peut on faire un film tiré d'un livre pareil - pas pu finir le livre trop vulgaire trop trash, je vous croyais plus classe Mr BEIGBEDER... livre qui a fini direct à la poubelle....</text:p>
          </table:table-cell>
          <table:table-cell table:style-name="ce6" office:value-type="string" calcext:value-type="string">
            <text:p>trop vulgaire, -0.35, 0.425, None</text:p>
            <text:p>trop, -0.25, 0.7, None</text:p>
            <text:p>plus, 0.15, 0.1, None</text:p>
            <text:p>direct, 0.2, 0.2, None</text:p>
            <text:p>poubell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58" calcext:value-type="float">
            <text:p>-0.058</text:p>
          </table:table-cell>
          <table:table-cell table:style-name="ce4" office:value-type="float" office:value="0.63" calcext:value-type="float">
            <text:p>0.63</text:p>
          </table:table-cell>
          <table:table-cell table:style-name="ce6" office:value-type="string" calcext:value-type="string">
            <text:p>J'avais acheté ce livre dont je connaissais déjà depuis longtemps le contenu - admirable - pour la présentation originale proposée. En fait c'est très surfait : le marque-page est moche et sans rapport avec le texte, l'habillage du coffret médiocre. Un achat décevant.</text:p>
          </table:table-cell>
          <table:table-cell table:style-name="ce6" office:value-type="string" calcext:value-type="string">
            <text:p>admirable, 0.7, 0.6, None</text:p>
            <text:p>originale, 0.2, 0.6, None</text:p>
            <text:p>très, 0.01, 0.65, None</text:p>
            <text:p>moche, -0.8, 0.8, None</text:p>
            <text:p>médiocre, -0.4,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56" calcext:value-type="float">
            <text:p>-0.056</text:p>
          </table:table-cell>
          <table:table-cell table:style-name="ce4" office:value-type="float" office:value="0.43" calcext:value-type="float">
            <text:p>0.43</text:p>
          </table:table-cell>
          <table:table-cell table:style-name="ce6" office:value-type="string" calcext:value-type="string">
            <text:p>Je ne remets nullement en cause la qualité de la pièce qui est extraordinaire mais le format pour le kindle est inadapté: pas de numéro de pages et surtout pas de table des matières (présente sur la version gratuite...) pour pouvoir naviguer facilement dans le texte. Je suis TRES déçue de mon achat.</text:p>
          </table:table-cell>
          <table:table-cell table:style-name="ce6" office:value-type="string" calcext:value-type="string">
            <text:p>qualité, 0.4, 0.0, None</text:p>
            <text:p>extraordinaire, 0.1, 0.8, None</text:p>
            <text:p>gratuite, 0.1,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56" calcext:value-type="float">
            <text:p>-0.056</text:p>
          </table:table-cell>
          <table:table-cell table:style-name="ce4" office:value-type="float" office:value="0.43" calcext:value-type="float">
            <text:p>0.43</text:p>
          </table:table-cell>
          <table:table-cell table:style-name="ce6" office:value-type="string" calcext:value-type="string">
            <text:p>Je ne remets nullement en cause la qualité de la pièce qui est extraordinaire mais le format pour le kindle est inadapté: pas de numéro de pages et surtout pas de table des matières (présente sur la version gratuite...) pour pouvoir naviguer facilement dans le texte. Je suis TRES déçue de mon achat.</text:p>
          </table:table-cell>
          <table:table-cell table:style-name="ce6" office:value-type="string" calcext:value-type="string">
            <text:p>qualité, 0.4, 0.0, None</text:p>
            <text:p>extraordinaire, 0.1, 0.8, None</text:p>
            <text:p>gratuite, 0.1,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56" calcext:value-type="float">
            <text:p>-0.056</text:p>
          </table:table-cell>
          <table:table-cell table:style-name="ce4" office:value-type="float" office:value="0.43" calcext:value-type="float">
            <text:p>0.43</text:p>
          </table:table-cell>
          <table:table-cell table:style-name="ce6" office:value-type="string" calcext:value-type="string">
            <text:p>Je ne remets nullement en cause la qualité de la pièce qui est extraordinaire mais le format pour le kindle est inadapté: pas de numéro de pages et surtout pas de table des matières (présente sur la version gratuite...) pour pouvoir naviguer facilement dans le texte. Je suis TRES déçue de mon achat.</text:p>
          </table:table-cell>
          <table:table-cell table:style-name="ce6" office:value-type="string" calcext:value-type="string">
            <text:p>qualité, 0.4, 0.0, None</text:p>
            <text:p>extraordinaire, 0.1, 0.8, None</text:p>
            <text:p>gratuite, 0.1,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5375" calcext:value-type="float">
            <text:p>-0.05375</text:p>
          </table:table-cell>
          <table:table-cell table:style-name="ce4" office:value-type="float" office:value="0.013125" calcext:value-type="float">
            <text:p>0.013125</text:p>
          </table:table-cell>
          <table:table-cell table:style-name="ce6" office:value-type="string" calcext:value-type="string">
            <text:p>L'histoire plutôt glauque est celle d'un homme, seul, ancien alcoolique qui cherche un contact avec sa fille pensionnaire. Il rencontre et se lit d'amitié avec le gérant de son hôtel avec lequel il partage le goût pour la boisson. Sombre roman (qui a 30 ans) dont le thème dénudé de grand intérêt est aujourd'hui vu et revu et dont le style est un peu démodé. Espérons le film plus réussi.</text:p>
          </table:table-cell>
          <table:table-cell table:style-name="ce6" office:value-type="string" calcext:value-type="string">
            <text:p>glauque, 0.0, 0.0, None</text:p>
            <text:p>ancien, 0.04, 0.0, None</text:p>
            <text:p>grand, 0.3, 0.2, None</text:p>
            <text:p>peu, -0.05, 0.5,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534545454545" calcext:value-type="float">
            <text:p>-0.0534545455</text:p>
          </table:table-cell>
          <table:table-cell table:style-name="ce4" office:value-type="float" office:value="0.3" calcext:value-type="float">
            <text:p>0.3</text:p>
          </table:table-cell>
          <table:table-cell table:style-name="ce6" office:value-type="string" calcext:value-type="string">
            <text:p>Adepte du style unique de Fiction Scientifique propre à Bernard Werber, ce roman m'a profondément déçu. Une intrigue qui ne tiens pas la route une seconde, une histoire remplie de clichés, une fin prévisible depuis le début, aucun suspens (cela va sans dire !) : le plus mauvais roman de Werber à mon goût. Comme semble le confirmer le recueil de nouvelles Paradis sur mesure paru plus récemment, Werber semble avoir changé de style. Amateurs du premier jour, passez votre chemin.</text:p>
          </table:table-cell>
          <table:table-cell table:style-name="ce6" office:value-type="string" calcext:value-type="string">
            <text:p>unique, 0.43, 0.5, None</text:p>
            <text:p>propre, 0.33, 0.2, None</text:p>
            <text:p>profondément !, 0.25, 0.7, None</text:p>
            <text:p>plus mauvais, -0.923, 1.0, None</text:p>
            <text:p>nouvelles, 0.1, 0.25,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525" calcext:value-type="float">
            <text:p>-0.0525</text:p>
          </table:table-cell>
          <table:table-cell table:style-name="ce4" office:value-type="float" office:value="0.295" calcext:value-type="float">
            <text:p>0.295</text:p>
          </table:table-cell>
          <table:table-cell table:style-name="ce6" office:value-type="string" calcext:value-type="string">
            <text:p>On dit de Beckett qu'il décrit la condition humaine, hélas il faut vraiment relire plusieurs fois la pièce et on découvre en cours qu'il y a des jeux de mots, des références philosophiques (Pascal)... Le théâtre de beckett est trop recherché et n'est malheureusement pas accessible à tous et on s'ennuie vite notamment avec la didascalie un temps et les mêmes questions des personnages!</text:p>
          </table:table-cell>
          <table:table-cell table:style-name="ce6" office:value-type="string" calcext:value-type="string">
            <text:p>humaine, 0.22, 0.1, None</text:p>
            <text:p>hélas, -0.4, 0.6, None</text:p>
            <text:p>vraiment, 0.0, 0.5, None</text:p>
            <text:p>trop, -0.25, 0.7, None</text:p>
            <text:p>malheureusement pas accessible, -0.065, 0.25, None</text:p>
            <text:p>ennuie, -0.6, 0.6, None</text:p>
            <text:p>mêmes !, 0.0,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524005681818" calcext:value-type="float">
            <text:p>-0.0524005682</text:p>
          </table:table-cell>
          <table:table-cell table:style-name="ce4" office:value-type="float" office:value="0.359090909091" calcext:value-type="float">
            <text:p>0.3590909091</text:p>
          </table:table-cell>
          <table:table-cell table:style-name="ce6" office:value-type="string" calcext:value-type="string">
            <text:p>Je ne peux m'empêcher, à mon tour, de faire un parallèle entre ces 2 auteurs du moment. Je viens de finir ce livre, et, juste avant, j'ai lu le dernier de Guillaume Mussot (7 ans après). Eh bien je peux vous dire que, bien que fan de Mussot, j'ai été très déçu par son dernier roman (trop creux). Par contre, j'ai adoré le dernier Levy : quel suspens !! quelle originalité ! Un très bon moment.</text:p>
          </table:table-cell>
          <table:table-cell table:style-name="ce6" office:value-type="string" calcext:value-type="string">
            <text:p>très, 0.01, 0.65, None</text:p>
            <text:p>dernier, -0.29, 0.2, None</text:p>
            <text:p>trop creux, -0.25, 0.25, None</text:p>
            <text:p>dernier ! ! !, -0.56640625, 0.2, None</text:p>
            <text:p>très bon, 1.0, 1.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9">
          <table:table-cell table:style-name="ce2" office:value-type="float" office:value="-0.052" calcext:value-type="float">
            <text:p>-0.052</text:p>
          </table:table-cell>
          <table:table-cell table:style-name="ce4" office:value-type="float" office:value="0.445" calcext:value-type="float">
            <text:p>0.445</text:p>
          </table:table-cell>
          <table:table-cell table:style-name="ce6" office:value-type="string" calcext:value-type="string">
            <text:p>C'est un genre (très éphémère) à la mode : on fait partie du gratin mais on crache dedans parce qu'on a que ça devant les yeux et qu'on s'y fait chier. Ca permet de se la jouer prophète-délateur-sociologue tout en se lustrant le nombril. La pub est certes un grand mal, mais la faire passer pour un fléau digne de l'Holocauste, faut arrêter de sniffer mon petit Frederic. Surtout si pour aligner des traits d'esprits totalement vaseux, du namedropping tendance, des blagues à 1,99 euro, une histoire ras des pâquerettes et un style qui fait mal à la tête à trop se vouloir clinquant. Seul intérêt du livre : en apprendre un peu sur les rouages de ce monde de chacals, même si nous les gens normaux, la pub, ça nous empêche pas spécialement de dormir. Beigbeder, un insurgé salutaire ? Mais son livre est complètement à son image : superficiel. Et infantile. Sa dénonciation a encore tellement le goût de la complaisance déssillée du pauvre bambin en quête de rédemption que ça en devient vite insupportable. A réserver aux rayonnages de gares. Pauvres gares.</text:p>
          </table:table-cell>
          <table:table-cell table:style-name="ce6" office:value-type="string" calcext:value-type="string">
            <text:p>très éphémère, 0.0, 1.0, None</text:p>
            <text:p>digne, 0.5, 0.4, None</text:p>
            <text:p>totalement, 0.1, 0.75, None</text:p>
            <text:p>trop, -0.25, 0.7, None</text:p>
            <text:p>peu, -0.05, 0.5, None</text:p>
            <text:p>normaux, 0.17, 0.15, None</text:p>
            <text:p>complètement, 0.1, 0.75, None</text:p>
            <text:p>tellement, 0.0, 0.6, None</text:p>
            <text:p>pauvre, -0.37, 0.2, None</text:p>
            <text:p>insupportable, -0.2,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9">
          <table:table-cell table:style-name="ce2" office:value-type="float" office:value="-0.052" calcext:value-type="float">
            <text:p>-0.052</text:p>
          </table:table-cell>
          <table:table-cell table:style-name="ce4" office:value-type="float" office:value="0.445" calcext:value-type="float">
            <text:p>0.445</text:p>
          </table:table-cell>
          <table:table-cell table:style-name="ce6" office:value-type="string" calcext:value-type="string">
            <text:p>C'est un genre (très éphémère) à la mode : on fait partie du gratin mais on crache dedans parce qu'on a que ça devant les yeux et qu'on s'y fait chier. Ca permet de se la jouer prophète-délateur-sociologue tout en se lustrant le nombril. La pub est certes un grand mal, mais la faire passer pour un fléau digne de l'Holocauste, faut arrêter de sniffer mon petit Frederic. Surtout si pour aligner des traits d'esprits totalement vaseux, du namedropping tendance, des blagues à 1,99 euro, une histoire ras des pâquerettes et un style qui fait mal à la tête à trop se vouloir clinquant. Seul intérêt du livre : en apprendre un peu sur les rouages de ce monde de chacals, même si nous les gens normaux, la pub, ça nous empêche pas spécialement de dormir. Beigbeder, un insurgé salutaire ? Mais son livre est complètement à son image : superficiel. Et infantile. Sa dénonciation a encore tellement le goût de la complaisance déssillée du pauvre bambin en quête de rédemption que ça en devient vite insupportable. A réserver aux rayonnages de gares. Pauvres gares.</text:p>
          </table:table-cell>
          <table:table-cell table:style-name="ce6" office:value-type="string" calcext:value-type="string">
            <text:p>très éphémère, 0.0, 1.0, None</text:p>
            <text:p>digne, 0.5, 0.4, None</text:p>
            <text:p>totalement, 0.1, 0.75, None</text:p>
            <text:p>trop, -0.25, 0.7, None</text:p>
            <text:p>peu, -0.05, 0.5, None</text:p>
            <text:p>normaux, 0.17, 0.15, None</text:p>
            <text:p>complètement, 0.1, 0.75, None</text:p>
            <text:p>tellement, 0.0, 0.6, None</text:p>
            <text:p>pauvre, -0.37, 0.2, None</text:p>
            <text:p>insupportable, -0.2,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4">
          <table:table-cell table:style-name="ce2" office:value-type="float" office:value="-0.0511764705882" calcext:value-type="float">
            <text:p>-0.0511764706</text:p>
          </table:table-cell>
          <table:table-cell table:style-name="ce4" office:value-type="float" office:value="0.477941176471" calcext:value-type="float">
            <text:p>0.4779411765</text:p>
          </table:table-cell>
          <table:table-cell table:style-name="ce6" office:value-type="string" calcext:value-type="string">
            <text:p>Très laborieux, très (uniquement ?) descriptif, très pauvre, très insipide, très mal écrit et très risible dans sa volonté de nous expliquer en quoi consiste un viol. Une pure perte de temps. Depuis longtemps que Christine Angot a perdu son écriture au profit d'un ton monotone, sans voix, impersonnel, une espèce de truc lourd et insipide comme on en trouve des tonnes ailleurs, bêtement descriptif qui intéresse encore ses amis écrivains et journalistes vues leurs critiques dithyrambiques qui ressemblent plus à des accolades complaisantes d'un jeu de dupes plutôt qu'autre chose (mais c'est partout pareil avec ce type d'écrivains sur qui on compte quelques ventes en plus). Complètement dispensable.</text:p>
          </table:table-cell>
          <table:table-cell table:style-name="ce6" office:value-type="string" calcext:value-type="string">
            <text:p>très, 0.01, 0.65, None</text:p>
            <text:p>très pauvre, -0.74, 0.4, None</text:p>
            <text:p>très, 0.01, 0.65, None</text:p>
            <text:p>très, 0.01, 0.65, None</text:p>
            <text:p>très, 0.01, 0.65, None</text:p>
            <text:p>volonté, 0.1, 0.0, None</text:p>
            <text:p>pure, 0.5, 0.4, None</text:p>
            <text:p>critiques, 0.0, 0.75, None</text:p>
            <text:p>plus, 0.15, 0.1, None</text:p>
            <text:p>autre, -0.1, 0.0,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4">
          <table:table-cell table:style-name="ce2" office:value-type="float" office:value="-0.0509007352941" calcext:value-type="float">
            <text:p>-0.0509007353</text:p>
          </table:table-cell>
          <table:table-cell table:style-name="ce4" office:value-type="float" office:value="0.205882352941" calcext:value-type="float">
            <text:p>0.2058823529</text:p>
          </table:table-cell>
          <table:table-cell table:style-name="ce6" office:value-type="string" calcext:value-type="string">
            <text:p>quelle bonne idée de départ pourtant que ces thanatonautes.la suite avec l'empire des anges s'annonçait bien et puis patatra...les autres tomes sont plus decevants les uns que les autres,on sent que l'auteur lui même en a marre. ce dernier volume ressemble à un bouquin pour enfants; chaque dialogue est prétexte à des leçons pseudo phylosophiques indigestes,souvent déjà lues dans les autres tomes ( pratique non?), la fin est inspirée d'autres oeuvres, notamment le monde de sophie de Gaarder...tout le livre est d'ailleurs truffé d'emprunts aux uns et aux autres. bref, c'est à se demander si ce n'est pas une parodie de livre !!! très déçue. une seule étoile donc pour nous avoir fait comprendre, Mr Werber, que l'on préfère ne pas savoir ce qu'il y a au dessus de nous .</text:p>
          </table:table-cell>
          <table:table-cell table:style-name="ce6" office:value-type="string" calcext:value-type="string">
            <text:p>bonne, 0.7, 0.7, None</text:p>
            <text:p>autres, -0.1, 0.0, None</text:p>
            <text:p>plus, 0.15, 0.1, None</text:p>
            <text:p>dernier, -0.29, 0.2, None</text:p>
            <text:p>autres, -0.1, 0.0, None</text:p>
            <text:p>pratique, 0.2, 0.1, None</text:p>
            <text:p>autres, -0.1, 0.0, None</text:p>
            <text:p>autres ! ! !, -0.1953125, 0.0, None</text:p>
            <text:p>très, 0.01, 0.65, None</text:p>
            <text:p>seule, -0.1,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507142857143" calcext:value-type="float">
            <text:p>-0.0507142857</text:p>
          </table:table-cell>
          <table:table-cell table:style-name="ce4" office:value-type="float" office:value="0.328571428571" calcext:value-type="float">
            <text:p>0.3285714286</text:p>
          </table:table-cell>
          <table:table-cell table:style-name="ce6" office:value-type="string" calcext:value-type="string">
            <text:p>J'ai lu ce dernier Marc Levy avec le même a priori que d'habitude encore une histoire d'amour bidon version 21ème siècle Et là surprise, on change de pays, on change d'époque, les personnages sont charismatiques, on voyage on ressent, on pourrait presque s'imprégner des odeurs qui traversent le livre... Seul bémol, une fin un peu baclée dommage!</text:p>
          </table:table-cell>
          <table:table-cell table:style-name="ce6" office:value-type="string" calcext:value-type="string">
            <text:p>dernier, -0.29, 0.2, None</text:p>
            <text:p>peu, -0.03, 0.0, None</text:p>
            <text:p>dommage !, -0.375, 0.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8">
          <table:table-cell table:style-name="ce2" office:value-type="float" office:value="-0.05" calcext:value-type="float">
            <text:p>-0.05</text:p>
          </table:table-cell>
          <table:table-cell table:style-name="ce4" office:value-type="float" office:value="0.139285714286" calcext:value-type="float">
            <text:p>0.1392857143</text:p>
          </table:table-cell>
          <table:table-cell table:style-name="ce6" office:value-type="string" calcext:value-type="string">
            <text:p>On reste sur sa faim. La difficulté d'évoquer une non réussite suite à un départ à l'étranger. L'attente et la non compréhension de ceux restés au pays, tout est évoqué, mais pas suffisamment... Et le footbal, trop présent, pour les non fans c'est pénible</text:p>
          </table:table-cell>
          <table:table-cell table:style-name="ce6" office:value-type="string" calcext:value-type="string">
            <text:p>étranger, -0.2, 0.3, None</text:p>
            <text:p>trop, -0.25, 0.7, None</text:p>
            <text:p>pénible, -0.4,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5" calcext:value-type="float">
            <text:p>-0.05</text:p>
          </table:table-cell>
          <table:table-cell table:style-name="ce4" office:value-type="float" office:value="0.139285714286" calcext:value-type="float">
            <text:p>0.1392857143</text:p>
          </table:table-cell>
          <table:table-cell table:style-name="ce6" office:value-type="string" calcext:value-type="string">
            <text:p>On reste sur sa faim. La difficulté d'évoquer une non réussite suite à un départ à l'étranger. L'attente et la non compréhension de ceux restés au pays, tout est évoqué, mais pas suffisamment... Et le footbal, trop présent, pour les non fans c'est pénible</text:p>
          </table:table-cell>
          <table:table-cell table:style-name="ce6" office:value-type="string" calcext:value-type="string">
            <text:p>étranger, -0.2, 0.3, None</text:p>
            <text:p>trop, -0.25, 0.7, None</text:p>
            <text:p>pénible, -0.4,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5" calcext:value-type="float">
            <text:p>-0.05</text:p>
          </table:table-cell>
          <table:table-cell table:style-name="ce4" office:value-type="float" office:value="0.139285714286" calcext:value-type="float">
            <text:p>0.1392857143</text:p>
          </table:table-cell>
          <table:table-cell table:style-name="ce6" office:value-type="string" calcext:value-type="string">
            <text:p>On reste sur sa faim. La difficulté d'évoquer une non réussite suite à un départ à l'étranger. L'attente et la non compréhension de ceux restés au pays, tout est évoqué, mais pas suffisamment... Et le footbal, trop présent, pour les non fans c'est pénible</text:p>
          </table:table-cell>
          <table:table-cell table:style-name="ce6" office:value-type="string" calcext:value-type="string">
            <text:p>étranger, -0.2, 0.3, None</text:p>
            <text:p>trop, -0.25, 0.7, None</text:p>
            <text:p>pénible, -0.4,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470625" calcext:value-type="float">
            <text:p>-0.0470625</text:p>
          </table:table-cell>
          <table:table-cell table:style-name="ce4" office:value-type="float" office:value="0.22" calcext:value-type="float">
            <text:p>0.22</text:p>
          </table:table-cell>
          <table:table-cell table:style-name="ce6" office:value-type="string" calcext:value-type="string">
            <text:p>Une suite qui réitère le contenu du tome 1, déjà bien vide à mon gout; un livre pour enfant peut-être... heureusement , je n'avais pas commandé les 3 autres tomes!!!</text:p>
          </table:table-cell>
          <table:table-cell table:style-name="ce6" office:value-type="string" calcext:value-type="string">
            <text:p>vide, -0.29, 0.3, None</text:p>
            <text:p>autres ! ! !, -0.1953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470625" calcext:value-type="float">
            <text:p>-0.0470625</text:p>
          </table:table-cell>
          <table:table-cell table:style-name="ce4" office:value-type="float" office:value="0.22" calcext:value-type="float">
            <text:p>0.22</text:p>
          </table:table-cell>
          <table:table-cell table:style-name="ce6" office:value-type="string" calcext:value-type="string">
            <text:p>Une suite qui réitère le contenu du tome 1, déjà bien vide à mon gout; un livre pour enfant peut-être... heureusement , je n'avais pas commandé les 3 autres tomes!!!</text:p>
          </table:table-cell>
          <table:table-cell table:style-name="ce6" office:value-type="string" calcext:value-type="string">
            <text:p>vide, -0.29, 0.3, None</text:p>
            <text:p>autres ! ! !, -0.1953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466666666667" calcext:value-type="float">
            <text:p>-0.0466666667</text:p>
          </table:table-cell>
          <table:table-cell table:style-name="ce4" office:value-type="float" office:value="0.133333333333" calcext:value-type="float">
            <text:p>0.1333333333</text:p>
          </table:table-cell>
          <table:table-cell table:style-name="ce6" office:value-type="string" calcext:value-type="string">
            <text:p>Un livre qui se lit facilement, une intrigue interressante, de l'amour un peu de suspense, on se demande comment vas se finir le livre en essayant de ne pas lire la fin avant Dans le style de Marc Levy J'ai hate de lire son troisieme Livre...</text:p>
          </table:table-cell>
          <table:table-cell table:style-name="ce6" office:value-type="string" calcext:value-type="string">
            <text:p>peu, -0.05, 0.5, None</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7">
          <table:table-cell table:style-name="ce2" office:value-type="float" office:value="-0.045" calcext:value-type="float">
            <text:p>-0.045</text:p>
          </table:table-cell>
          <table:table-cell table:style-name="ce4" office:value-type="float" office:value="0.44375" calcext:value-type="float">
            <text:p>0.44375</text:p>
          </table:table-cell>
          <table:table-cell table:style-name="ce6" office:value-type="string" calcext:value-type="string">
            <text:p>J'avoue avoir été dans ma prime jeunesse un fan inconditionnel de Bernard Werber. Je possède d'ailleurs l'ensemble de ses livres. Mais le tome 3 du cycle des Dieux sera certainement le dernier livre de cet auteur que j'acheterai. Déçu par Nos amis les humains, intrigué par le tome 1 de cette trilogie, je suis depuis largement resté sur ma faim. L'épilogue de ce livre n'est pas digne de l'auteur que j'ai tant dévoré.</text:p>
          </table:table-cell>
          <table:table-cell table:style-name="ce6" office:value-type="string" calcext:value-type="string">
            <text:p>certainement dernier, -0.58, 0.4, None</text:p>
            <text:p>largement, 0.05, 0.4, None</text:p>
            <text:p>pas digne, -0.25,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4375" calcext:value-type="float">
            <text:p>-0.04375</text:p>
          </table:table-cell>
          <table:table-cell table:style-name="ce4" office:value-type="float" office:value="0.325" calcext:value-type="float">
            <text:p>0.325</text:p>
          </table:table-cell>
          <table:table-cell table:style-name="ce6" office:value-type="string" calcext:value-type="string">
            <text:p>L'histoire en elle-même est bien pensée. Mais elle est trop tirée en longueur ! C'est ma première lecture de Tatiana de Rosnay et je pense que ce sera la dernière !</text:p>
          </table:table-cell>
          <table:table-cell table:style-name="ce6" office:value-type="string" calcext:value-type="string">
            <text:p>trop !, -0.3125, 0.7, None</text:p>
            <text:p>dernière !, -0.362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425" calcext:value-type="float">
            <text:p>-0.0425</text:p>
          </table:table-cell>
          <table:table-cell table:style-name="ce4" office:value-type="float" office:value="0.44375" calcext:value-type="float">
            <text:p>0.44375</text:p>
          </table:table-cell>
          <table:table-cell table:style-name="ce6" office:value-type="string" calcext:value-type="string">
            <text:p>Ce roman se lit très très vite et nous embarque totalement. Au départ, j'ai eu du mal à comprendre où voulait nous emmener l'auteur mais au bout de quelques chapitres, l'intrigue et donc secret s'installent laissant place à un suspense qui ne se lève qu'aux dernieres pages. Petite parenthèse : je n'ai pas vu le film tiré de ce roman. Peut-etre est ce pour celà que j'ai aimé ???</text:p>
          </table:table-cell>
          <table:table-cell table:style-name="ce6" office:value-type="string" calcext:value-type="string">
            <text:p>très très, 0.02, 1.0, None</text:p>
            <text:p>totalement, 0.1, 0.7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2">
          <table:table-cell table:style-name="ce2" office:value-type="float" office:value="-0.0408333333333" calcext:value-type="float">
            <text:p>-0.0408333333</text:p>
          </table:table-cell>
          <table:table-cell table:style-name="ce4" office:value-type="float" office:value="0.265833333333" calcext:value-type="float">
            <text:p>0.2658333333</text:p>
          </table:table-cell>
          <table:table-cell table:style-name="ce6" office:value-type="string" calcext:value-type="string">
            <text:p>J'avais squizzé volontairement Le Voleur d'ombres ayant été très déçu par le précédent Lévy. Devant le matraquage marketing publicitaire de L'Etrange voyage de Monsieur Daldry tant dans les librairies que dans les grandes surfaces en tête de gondole, j'ai décidé de lire ce dernier Lévy. Quelle déception! Quelle catastrophe! Où est le style Lévy de ses premiers livres? Des longueurs. ex: 10 pages d'un dialogue entre Can et Daldry qui n'apportent absolument rien au développement de l'histoire....Une fin qu'on devine depuis pratiquement le début du livre...des dialogues même pas dignes d'un scribouillard de troisième zone...Une bonne balade géographique et gastronomique en Turquie mais qui n'apporte, elle non plus, rien à l'intrigue du livre. Le problème devient tellement sérieux chez Lévy qu'on peut se demander si c'est lui qui fait plaisir à son éditeur ou si c'est ce dernier qui lui impose d'écrire de tels navets! Pour moi Lévy n'est plus un écrivain! Que s'est-il donc passé chez Lévy depuis ses premiers livres?...Incompréhensible! Un livre donc à proscrire complètement. ... Une étoile donc, car je suis tenu d'en mettre au moins une!</text:p>
          </table:table-cell>
          <table:table-cell table:style-name="ce6" office:value-type="string" calcext:value-type="string">
            <text:p>très, 0.01, 0.65, None</text:p>
            <text:p>grandes, 0.3, 0.2, None</text:p>
            <text:p>dernier, -0.29, 0.2, None</text:p>
            <text:p>déception !, -0.625, 0.0, None</text:p>
            <text:p>catastrophe !, -0.625, 0.1, None</text:p>
            <text:p>absolument rien, -0.125, 0.75, None</text:p>
            <text:p>pas dignes, -0.25, 0.4, None</text:p>
            <text:p>bonne, 0.7, 0.7, None</text:p>
            <text:p>non plus rien, -0.075, 0.1, None</text:p>
            <text:p>tellement sérieux, 0.225, 0.275, None</text:p>
            <text:p>plaisir, 0.15, 0.0, None</text:p>
            <text:p>dernier !, -0.3625, 0.2, None</text:p>
            <text:p>plus ! !, 0.234375, 0.1, None</text:p>
            <text:p>complètement !, 0.125, 0.7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2">
          <table:table-cell table:style-name="ce2" office:value-type="float" office:value="-0.0408333333333" calcext:value-type="float">
            <text:p>-0.0408333333</text:p>
          </table:table-cell>
          <table:table-cell table:style-name="ce4" office:value-type="float" office:value="0.265833333333" calcext:value-type="float">
            <text:p>0.2658333333</text:p>
          </table:table-cell>
          <table:table-cell table:style-name="ce6" office:value-type="string" calcext:value-type="string">
            <text:p>J'avais squizzé volontairement Le Voleur d'ombres ayant été très déçu par le précédent Lévy. Devant le matraquage marketing publicitaire de L'Etrange voyage de Monsieur Daldry tant dans les librairies que dans les grandes surfaces en tête de gondole, j'ai décidé de lire ce dernier Lévy. Quelle déception! Quelle catastrophe! Où est le style Lévy de ses premiers livres? Des longueurs. ex: 10 pages d'un dialogue entre Can et Daldry qui n'apportent absolument rien au développement de l'histoire....Une fin qu'on devine depuis pratiquement le début du livre...des dialogues même pas dignes d'un scribouillard de troisième zone...Une bonne balade géographique et gastronomique en Turquie mais qui n'apporte, elle non plus, rien à l'intrigue du livre. Le problème devient tellement sérieux chez Lévy qu'on peut se demander si c'est lui qui fait plaisir à son éditeur ou si c'est ce dernier qui lui impose d'écrire de tels navets! Pour moi Lévy n'est plus un écrivain! Que s'est-il donc passé chez Lévy depuis ses premiers livres?...Incompréhensible! Un livre donc à proscrire complètement. ... Une étoile donc, car je suis tenu d'en mettre au moins une!</text:p>
          </table:table-cell>
          <table:table-cell table:style-name="ce6" office:value-type="string" calcext:value-type="string">
            <text:p>très, 0.01, 0.65, None</text:p>
            <text:p>grandes, 0.3, 0.2, None</text:p>
            <text:p>dernier, -0.29, 0.2, None</text:p>
            <text:p>déception !, -0.625, 0.0, None</text:p>
            <text:p>catastrophe !, -0.625, 0.1, None</text:p>
            <text:p>absolument rien, -0.125, 0.75, None</text:p>
            <text:p>pas dignes, -0.25, 0.4, None</text:p>
            <text:p>bonne, 0.7, 0.7, None</text:p>
            <text:p>non plus rien, -0.075, 0.1, None</text:p>
            <text:p>tellement sérieux, 0.225, 0.275, None</text:p>
            <text:p>plaisir, 0.15, 0.0, None</text:p>
            <text:p>dernier !, -0.3625, 0.2, None</text:p>
            <text:p>plus ! !, 0.234375, 0.1, None</text:p>
            <text:p>complètement !, 0.125, 0.7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4" calcext:value-type="float">
            <text:p>-0.04</text:p>
          </table:table-cell>
          <table:table-cell table:style-name="ce4" office:value-type="float" office:value="0.32" calcext:value-type="float">
            <text:p>0.32</text:p>
          </table:table-cell>
          <table:table-cell table:style-name="ce6" office:value-type="string" calcext:value-type="string">
            <text:p>Je ne sais pas si c'est parce que je suis en classe de seconde ou si parce que le style d'écriture ne me plaît pas, mais je n'ai pas aimé ce livre...</text:p>
          </table:table-cell>
          <table:table-cell table:style-name="ce6" office:value-type="string" calcext:value-type="string">
            <text:p>vraiment, 0.0, 0.5, None</text:p>
            <text:p>vraiment trop longues, -0.2, 0.05, None</text:p>
            <text:p>très, 0.01,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
          <table:table-cell table:style-name="ce2" office:value-type="float" office:value="-0.04" calcext:value-type="float">
            <text:p>-0.04</text:p>
          </table:table-cell>
          <table:table-cell table:style-name="ce4" office:value-type="float" office:value="0.25" calcext:value-type="float">
            <text:p>0.25</text:p>
          </table:table-cell>
          <table:table-cell table:style-name="ce6" office:value-type="string" calcext:value-type="string">
            <text:p>Le tome 1 met en appétit, celui-ci vous gave un peu et... Voir commentaire tome 3...</text:p>
          </table:table-cell>
          <table:table-cell table:style-name="ce6" office:value-type="string" calcext:value-type="string">
            <text:p>peu, -0.05, 0.5,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4" calcext:value-type="float">
            <text:p>-0.04</text:p>
          </table:table-cell>
          <table:table-cell table:style-name="ce4" office:value-type="float" office:value="0.0863636363636" calcext:value-type="float">
            <text:p>0.0863636364</text:p>
          </table:table-cell>
          <table:table-cell table:style-name="ce6" office:value-type="string" calcext:value-type="string">
            <text:p>Dès le départ l'idée est abracadabrante, farfelue et on pressent l'issue de l'histoire. Il n'y a rien dans ce roman, c'est plat d'un bout à l'autre. J'ai pour principe de terminer tous les livres que je commence je suis donc allée jusqu'à la dernière page, heureusement que le livre n'est pas trop épais et que ça n'est pas fatigant à lire ; mais le mieux c'est encore de ne pas le commencer...</text:p>
          </table:table-cell>
          <table:table-cell table:style-name="ce6" office:value-type="string" calcext:value-type="string">
            <text:p>abracadabrante, -0.18, -0.15, None</text:p>
            <text:p>autre, -0.1, 0.0, None</text:p>
            <text:p>dernière, -0.29, 0.2, None</text:p>
            <text:p>pas trop, 0.125, 0.7, None</text:p>
            <text:p>pas fatigant, 0.1,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391666666667" calcext:value-type="float">
            <text:p>-0.0391666667</text:p>
          </table:table-cell>
          <table:table-cell table:style-name="ce4" office:value-type="float" office:value="0.329166666667" calcext:value-type="float">
            <text:p>0.3291666667</text:p>
          </table:table-cell>
          <table:table-cell table:style-name="ce6" office:value-type="string" calcext:value-type="string">
            <text:p>Ce tome 7 est le plus décevant de la série. Si les autres volumes constituent ce qui se fait de mieux en matière de roman historique, celui ci dénote quelque peu. En effet, le style de narration choisi, à savoir le long monologue d'un éclésiastique, est déroutant et finit par ennuyer le lecteur. Dommage car le reste de la série est tout simplement exceptionnel.</text:p>
          </table:table-cell>
          <table:table-cell table:style-name="ce6" office:value-type="string" calcext:value-type="string">
            <text:p>plus, 0.15, 0.1, None</text:p>
            <text:p>autres, -0.1, 0.0, None</text:p>
            <text:p>historique, 0.0, 0.0, None</text:p>
            <text:p>long, -0.4, 0.1, None</text:p>
            <text:p>ennuyer, -0.7, 0.7, None</text:p>
            <text:p>simplement exceptionnel, 0.4, 1.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9">
          <table:table-cell table:style-name="ce2" office:value-type="float" office:value="-0.0389473684211" calcext:value-type="float">
            <text:p>-0.0389473684</text:p>
          </table:table-cell>
          <table:table-cell table:style-name="ce4" office:value-type="float" office:value="0.253684210526" calcext:value-type="float">
            <text:p>0.2536842105</text:p>
          </table:table-cell>
          <table:table-cell table:style-name="ce6" office:value-type="string" calcext:value-type="string">
            <text:p>Florian Zeller ne cherche pas à se dépasser dans ce roman, c'est le moins qu'on puisse dire. Le parallèle entre crise de l'Europe et crise du couple est artificiel, l'auteur n'en fait rien. Le livre enchaîne les clichés. « Nicolas va mourir un jour, et ce jour approche inexorablement » p. 11 « Mais tout homme a ses faiblesses » p.12 « ‘Verdun’, ce seul mot fait frémir d’horreur. C’est une des batailles les plus inhumaines auxquelles on se soit livré. » p. 61 ... Publier dans la collection blanche de Gallimard n'est plus, depuis assez longtemps, un signe d'exigence. On s'étonne pourtant que les éditeurs de Zeller aient cru que la petite notoriété de l'auteur les dispensaient de lui conseiller de remiser ce texte au placard ou de le retravailler de la première à la dernière page. Claro a écrit une critique beaucoup plus détaillée du roman, à laquelle les lecteurs tentés feraient bien de jeter un coup d'oeil avant de se risquer dans la lecture de ce livre tout à fait inutile. [...]</text:p>
          </table:table-cell>
          <table:table-cell table:style-name="ce6" office:value-type="string" calcext:value-type="string">
            <text:p>artificiel, -0.1, 0.0, None</text:p>
            <text:p>seul, -0.1, 0.2, None</text:p>
            <text:p>horreur, -0.5, 0.2, None</text:p>
            <text:p>plus inhumaines, -0.65, 1.0, None</text:p>
            <text:p>blanche, 0.05, 0.0, None</text:p>
            <text:p>plus, 0.15, 0.1, None</text:p>
            <text:p>petite, 0.1, 0.1, None</text:p>
            <text:p>dernière, -0.29, 0.2, None</text:p>
            <text:p>beaucoup plus, 0.18, 0.12, None</text:p>
            <text:p>inutile, -0.3,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8">
          <table:table-cell table:style-name="ce2" office:value-type="float" office:value="-0.037375" calcext:value-type="float">
            <text:p>-0.037375</text:p>
          </table:table-cell>
          <table:table-cell table:style-name="ce4" office:value-type="float" office:value="0.1975" calcext:value-type="float">
            <text:p>0.1975</text:p>
          </table:table-cell>
          <table:table-cell table:style-name="ce6" office:value-type="string" calcext:value-type="string">
            <text:p>Eh oui, je dois être parmi les rares à avoir détesté ce livre ! Dommage car il est vraiment bien écrit, d'une écriture simple et limpide. Mais, rien à faire, je n'ai ressenti aucune empathie pour les deux personnages principaux, dont les vies se déroulent parallèles dans Paris, jungle impitoyable. Ce sont deux losers, deux victimes, et plus j'avançais dans la lecture, plus j'étais exaspérée, en particulier par Mathilde, qui se laisse broyer dans son travail sans réagir ou presque. La scène du téléphone avec son patron a été l'apothéose, et j'ai lâché le livre quelques jours au comble de l'exaspération, en pensant quelle c...asse ! Quant au pauvre médecin mal aimé..que dire...sa vie ne m'a pas du tout intéressée. Bref, un sujet déprimant, un dénouement inexistant (on ferme le livre en se disant mais encore? ) Je ne vois pas où Delphine de Vigan veut en venir..si ce n'est à nous gâcher la soirée.</text:p>
          </table:table-cell>
          <table:table-cell table:style-name="ce6" office:value-type="string" calcext:value-type="string">
            <text:p>vraiment, 0.0, 0.5, None</text:p>
            <text:p>simple, 0.1, 0.1, None</text:p>
            <text:p>limpide, 0.0, 0.0, None</text:p>
            <text:p>principaux, 0.1, 0.1, None</text:p>
            <text:p>parallèles, 0.1, 0.0, None</text:p>
            <text:p>impitoyable, -0.6, 0.75, None</text:p>
            <text:p>plus, 0.15, 0.1, None</text:p>
            <text:p>plus !, 0.1875, 0.1, None</text:p>
            <text:p>pauvre, -0.37,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0360714285714" calcext:value-type="float">
            <text:p>-0.0360714286</text:p>
          </table:table-cell>
          <table:table-cell table:style-name="ce4" office:value-type="float" office:value="0.314285714286" calcext:value-type="float">
            <text:p>0.3142857143</text:p>
          </table:table-cell>
          <table:table-cell table:style-name="ce6" office:value-type="string" calcext:value-type="string">
            <text:p>déception, c'est vraiment ce qui ressort après lecture. pourtant les critiques me donnaient vraiment envie, mais allez je vais dire ce qu'on peut retenir pour positiver un peu : c'est une ambiance de l'époque, une petite trace ; A part ça rien et ça ne vaut pas le coup d'en dire plus !</text:p>
          </table:table-cell>
          <table:table-cell table:style-name="ce6" office:value-type="string" calcext:value-type="string">
            <text:p>déception, -0.5, 0.0, None</text:p>
            <text:p>vraiment, 0.0, 0.5, None</text:p>
            <text:p>critiques, 0.0, 0.75, None</text:p>
            <text:p>vraiment, 0.0, 0.5, None</text:p>
            <text:p>peu, -0.05, 0.5, None</text:p>
            <text:p>petite, 0.1, 0.1, None</text:p>
            <text:p>plus !, 0.187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36" calcext:value-type="float">
            <text:p>-0.036</text:p>
          </table:table-cell>
          <table:table-cell table:style-name="ce4" office:value-type="float" office:value="0.3" calcext:value-type="float">
            <text:p>0.3</text:p>
          </table:table-cell>
          <table:table-cell table:style-name="ce6" office:value-type="string" calcext:value-type="string">
            <text:p>Ce court roman, se lit vraiment d'une traite; ce récit qui oscille entre passé, et présent est vraiment incroyable...précipitez vous, vous ne le regretterez pas...</text:p>
          </table:table-cell>
          <table:table-cell table:style-name="ce6" office:value-type="string" calcext:value-type="string">
            <text:p>court, -0.1, 0.1, None</text:p>
            <text:p>vraiment, 0.0, 0.5, None</text:p>
            <text:p>vraiment, 0.0, 0.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1">
          <table:table-cell table:style-name="ce2" office:value-type="float" office:value="-0.034" calcext:value-type="float">
            <text:p>-0.034</text:p>
          </table:table-cell>
          <table:table-cell table:style-name="ce4" office:value-type="float" office:value="0.455" calcext:value-type="float">
            <text:p>0.455</text:p>
          </table:table-cell>
          <table:table-cell table:style-name="ce6" office:value-type="string" calcext:value-type="string">
            <text:p>J'ai acheté ce livre sur les conseils du Monde littéraire et je m'en mords les doigts. Sa lecture fut un calvaire, de la première à la dernière page. Gerbant, nauséeux, nauséabond, malsain, pervers… j'en passe et des pires. Entre un père ignoble et une fille complaisante j'ai souffert de bout en bout, sautant des passages entiers pour échapper au dégoût et à la vomissure. Quand j'entends la critique s'extasier, les bras m'en tombent… Franchement, passez votre chemin. Si quelqu'un veut me débarrasser de mon exemplaire je lui céderais bien volontiers !</text:p>
          </table:table-cell>
          <table:table-cell table:style-name="ce6" office:value-type="string" calcext:value-type="string">
            <text:p>littéraire, 0.1, 0.0, None</text:p>
            <text:p>dernière, -0.29, 0.2, None</text:p>
            <text:p>pires, -0.4, 0.8, None</text:p>
            <text:p>ignoble, -0.8, 0.7, None</text:p>
            <text:p>entiers, 0.15, 0.2, None</text:p>
            <text:p>critique, 0.0, 0.75, None</text:p>
            <text:p>exemplaire !, 0.375, 0.9,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325" calcext:value-type="float">
            <text:p>-0.0325</text:p>
          </table:table-cell>
          <table:table-cell table:style-name="ce4" office:value-type="float" office:value="0.38125" calcext:value-type="float">
            <text:p>0.38125</text:p>
          </table:table-cell>
          <table:table-cell table:style-name="ce6" office:value-type="string" calcext:value-type="string">
            <text:p>Le début est pas mal on rentre vite dans l'intrigue, mais très vite on s'ennuie d'une part parce que les personnages sont gniangnians et que d'autre part les phobies de Samantha sont juste tirées par les cheveux. vers la fin il y a quand même un semblant de suspens qui nous fait oublier un peu ce milieu de livre morale/tea time/redondance.</text:p>
          </table:table-cell>
          <table:table-cell table:style-name="ce6" office:value-type="string" calcext:value-type="string">
            <text:p>très, 0.01, 0.65, None</text:p>
            <text:p>ennuie, -0.6, 0.6, None</text:p>
            <text:p>autre, -0.1, 0.0,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3234375" calcext:value-type="float">
            <text:p>-0.03234375</text:p>
          </table:table-cell>
          <table:table-cell table:style-name="ce4" office:value-type="float" office:value="0.230625" calcext:value-type="float">
            <text:p>0.230625</text:p>
          </table:table-cell>
          <table:table-cell table:style-name="ce6" office:value-type="string" calcext:value-type="string">
            <text:p>Quel est ce Louis qui écrit à Camille juste après la mort de sa mère ? Pourquoi lui raconte t-il en détails une histoire qui ne la concerne pas ?...Au fil des lettres, Camille va cependant commencer à frissonner... Vraiment bien écrit et structuré, ce roman ne se lâche pas avant la fin : l'intrigue est bien menée,les références historiques bien insérées, les caractères des personnages parfaitement dessinés...le lecteur se pose les mêmes questions que Camille et avance avec elle dans la découverte des faits... Et, merci Hélène, pour une fois, la chute n'est pas invraisemblable...ah ! ça fait du bien de ne pas être déçu par sa lecture ! Bravo ! Vivement un prochain roman aussi réussi !</text:p>
          </table:table-cell>
          <table:table-cell table:style-name="ce6" office:value-type="string" calcext:value-type="string">
            <text:p>historiques, 0.0, 0.0, None</text:p>
            <text:p>parfaitement, 0.25, 0.8, None</text:p>
            <text:p>mêmes ! ! !, 0.0, 0.5, None</text:p>
            <text:p>prochain !, 0.0, 0.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1">
          <table:table-cell table:style-name="ce2" office:value-type="float" office:value="-0.0316666666667" calcext:value-type="float">
            <text:p>-0.0316666667</text:p>
          </table:table-cell>
          <table:table-cell table:style-name="ce4" office:value-type="float" office:value="0.433333333333" calcext:value-type="float">
            <text:p>0.4333333333</text:p>
          </table:table-cell>
          <table:table-cell table:style-name="ce6" office:value-type="string" calcext:value-type="string">
            <text:p><text:s/>Et si c'était vrai.... ou comment un architecte-entrepreneur arrive nécessairement à ses fins avec une bluette mal écrite et sans grand intérêt... sauf pour Hollywood et son business, cible rêvée pour un auteur qui n'en est pas un. Les fleurs du Mal ne s'accordent pas avec Beverly Hills et ses mirages dorés mais Baudelaire restera à jamais dans les mémoires - et c'est heureux - Marc Lévy, lui sera balayé par le vent avec sa poudre aux yeux éphémère, en tout cas, pourvu que cela soit vrai...</text:p>
          </table:table-cell>
          <table:table-cell table:style-name="ce6" office:value-type="string" calcext:value-type="string">
            <text:p>sans grand, -0.15, 0.2, None</text:p>
            <text:p>heureux, 0.7, 0.8, None</text:p>
            <text:p>éphémère, 0.0, 1.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3125" calcext:value-type="float">
            <text:p>-0.03125</text:p>
          </table:table-cell>
          <table:table-cell table:style-name="ce4" office:value-type="float" office:value="0.241875" calcext:value-type="float">
            <text:p>0.241875</text:p>
          </table:table-cell>
          <table:table-cell table:style-name="ce6" office:value-type="string" calcext:value-type="string">
            <text:p>Un roman encore plus déprimant que d'habitude où la réalité la plus sordide et la plus bestiale est dépeint avec toute la complainsance que Zola met à écricre ce genre d'ouvrage. Mais le style en reste indéniablement prodigieux et il n'est atténué que par une fin et une histoire trop prévisible.</text:p>
          </table:table-cell>
          <table:table-cell table:style-name="ce6" office:value-type="string" calcext:value-type="string">
            <text:p>plus, 0.15, 0.1, None</text:p>
            <text:p>plus sordide, -0.52, 0.585, None</text:p>
            <text:p>plus, 0.15, 0.1, None</text:p>
            <text:p>prodigieux, 0.15, 0.2, None</text:p>
            <text:p>trop, -0.2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3125" calcext:value-type="float">
            <text:p>-0.03125</text:p>
          </table:table-cell>
          <table:table-cell table:style-name="ce4" office:value-type="float" office:value="0.241875" calcext:value-type="float">
            <text:p>0.241875</text:p>
          </table:table-cell>
          <table:table-cell table:style-name="ce6" office:value-type="string" calcext:value-type="string">
            <text:p>Un roman encore plus déprimant que d'habitude où la réalité la plus sordide et la plus bestiale est dépeint avec toute la complainsance que Zola met à écricre ce genre d'ouvrage. Mais le style en reste indéniablement prodigieux et il n'est atténué que par une fin et une histoire trop prévisible.</text:p>
          </table:table-cell>
          <table:table-cell table:style-name="ce6" office:value-type="string" calcext:value-type="string">
            <text:p>plus, 0.15, 0.1, None</text:p>
            <text:p>plus sordide, -0.52, 0.585, None</text:p>
            <text:p>plus, 0.15, 0.1, None</text:p>
            <text:p>prodigieux, 0.15, 0.2, None</text:p>
            <text:p>trop, -0.2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3125" calcext:value-type="float">
            <text:p>-0.03125</text:p>
          </table:table-cell>
          <table:table-cell table:style-name="ce4" office:value-type="float" office:value="0.241875" calcext:value-type="float">
            <text:p>0.241875</text:p>
          </table:table-cell>
          <table:table-cell table:style-name="ce6" office:value-type="string" calcext:value-type="string">
            <text:p>Un roman encore plus déprimant que d'habitude où la réalité la plus sordide et la plus bestiale est dépeint avec toute la complainsance que Zola met à écricre ce genre d'ouvrage. Mais le style en reste indéniablement prodigieux et il n'est atténué que par une fin et une histoire trop prévisible.</text:p>
          </table:table-cell>
          <table:table-cell table:style-name="ce6" office:value-type="string" calcext:value-type="string">
            <text:p>plus, 0.15, 0.1, None</text:p>
            <text:p>plus sordide, -0.52, 0.585, None</text:p>
            <text:p>plus, 0.15, 0.1, None</text:p>
            <text:p>prodigieux, 0.15, 0.2, None</text:p>
            <text:p>trop, -0.2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0">
          <table:table-cell table:style-name="ce2" office:value-type="float" office:value="-0.0303125" calcext:value-type="float">
            <text:p>-0.0303125</text:p>
          </table:table-cell>
          <table:table-cell table:style-name="ce4" office:value-type="float" office:value="0.370833333333" calcext:value-type="float">
            <text:p>0.3708333333</text:p>
          </table:table-cell>
          <table:table-cell table:style-name="ce6" office:value-type="string" calcext:value-type="string">
            <text:p>Je m'étais détournée de Mr Levy depuis Mes amis Mes amours non pas que le bouquin ne m'avais pas plus, mais juste à cause d'une certaine lassitude sur le fond et sur la forme! C'est un peu par hasard que je acheté Si c'était à refaire, dès les premières pages la magie Levy opère. Résultat le livre colle aux doigts et on ne peux/veux le lâcher. Je me régale je retombe un peu en adolescence (lorsque j'ai découvert ML, je fais déjà la liste de tous les ML que j'ai zappé et que je dois absolument acquérir. On est samedi matin (j'ai commencé mardi),il me reste 86% du livre à lire (kindle oblige), et la c'est le drame... Qu'est-ce que c'est que cette fin??? Par respect pour les futurs lecteurs, je n'en dirai pas plus, mais franchement, je suis déçue déçue déçue. Après autant d'intensité comme peut-on conclure d'une si façon égoïste pour le lecteur ??? Enfin bref je vais certainement de nouveau faire un break dans la lecture de ML, en espérant qu'il ne soit pas définitif. Flo</text:p>
          </table:table-cell>
          <table:table-cell table:style-name="ce6" office:value-type="string" calcext:value-type="string">
            <text:p>pas plus !, -0.09375, 0.1, None</text:p>
            <text:p>peu, -0.05, 0.5, None</text:p>
            <text:p>premières, 0.5, 0.2, None</text:p>
            <text:p>peu, -0.05, 0.5, None</text:p>
            <text:p>absolument, 0.25, 0.75, None</text:p>
            <text:p>futurs, 0.0, 0.0, None</text:p>
            <text:p>pas plus, -0.075, 0.1, None</text:p>
            <text:p>égoïste, -0.7, 0.9, None</text:p>
            <text:p>certainement nouveau, 0.68, 0.5, None</text:p>
            <text:p>pas définitif,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3">
          <table:table-cell table:style-name="ce2" office:value-type="float" office:value="-0.0291428571429" calcext:value-type="float">
            <text:p>-0.0291428571</text:p>
          </table:table-cell>
          <table:table-cell table:style-name="ce4" office:value-type="float" office:value="0.243571428571" calcext:value-type="float">
            <text:p>0.2435714286</text:p>
          </table:table-cell>
          <table:table-cell table:style-name="ce6" office:value-type="string" calcext:value-type="string">
            <text:p>Sur la scène de la rentrée littéraire, le magicien Echenoz opère à nouveau. En un tour de main il fait d'un petit livre, au format de nouvelle, un grand livre sur la grande guerre, celle de 14, dont le seul chiffre suffit au titre. Au creux de ce court récit, descriptif comme le journal d'un mobilisé, attentif aux moindres détails d'interminables préparatifs – plutôt révélateurs de l'impréparation -, surgit l'horreur des tranchées, des offensives et des exécutions. C'est la fin d'un monde et, peut-être, dans la douleur et la désillusion, le timide espoir d'un monde nouveau. Au lecteur de se précipiter sur le dernier Echenoz, pour lire et faire lire ce texte, qui devrait figurer au programme d'histoire des lycées. A défaut d'avoir le temps de lire tous les écrivains de la Grande Guerre, les jeunes auront une idée du drame qui, précisément à leur âge, a frappé la génération de leurs arrière grands parents. Echenoz parsème son récit de références discrètes ou cocasses : la bicyclette du curé, la cervelière, le sac trop lourd pour une sinistre randonnée, le casque trop brillant et le pantalon trop voyant pour le guetteur ennemi. Le futile côtoie l'horreur et le tragique, du même ton, qui fut peut être celui d'Anthime, ou de ses camarades, héros involontaires du suicide des nations, devenus inscriptions dans le marbre des monuments des places de village ou cobayes de la médecine réparatrice. Certains sont revenus pourtant, le plus souvent taisants. Alors que le dernier des poilus survivants vient de disparaître, Jean Echenoz semble lui avoir redonné la parole.</text:p>
          </table:table-cell>
          <table:table-cell table:style-name="ce6" office:value-type="string" calcext:value-type="string">
            <text:p>littéraire, 0.1, 0.0, None</text:p>
            <text:p>nouveau, 0.34, 0.25, None</text:p>
            <text:p>petit, 0.1, 0.1, None</text:p>
            <text:p>nouvelle, 0.1, 0.25, None</text:p>
            <text:p>grand, 0.3, 0.2, None</text:p>
            <text:p>grande, 0.3, 0.2, None</text:p>
            <text:p>seul, -0.1, 0.2, None</text:p>
            <text:p>creux, -0.5, 0.5, None</text:p>
            <text:p>court, -0.1, 0.1, None</text:p>
            <text:p>attentif, 0.6, 0.3, None</text:p>
            <text:p>moindres, -0.1, 0.15, None</text:p>
            <text:p>interminables, -0.5, 0.5, None</text:p>
            <text:p>horreur, -0.5, 0.2, None</text:p>
            <text:p>timide, -0.1, 0.1, None</text:p>
            <text:p>nouveau, 0.34, 0.25, None</text:p>
            <text:p>dernier, -0.29, 0.2, None</text:p>
            <text:p>jeunes, 0.32, 0.4, None</text:p>
            <text:p>grands, 0.3, 0.2, None</text:p>
            <text:p>discrètes, 0.0, 0.2, None</text:p>
            <text:p>cocasses, -0.1, -0.75, None</text:p>
            <text:p>trop, -0.25, 0.7, None</text:p>
            <text:p>sinistre, -0.65, 0.65, None</text:p>
            <text:p>trop, -0.25, 0.7, None</text:p>
            <text:p>trop, -0.25, 0.7, None</text:p>
            <text:p>horreur, -0.5, 0.2, None</text:p>
            <text:p>tragique, -0.4, 1.0, None</text:p>
            <text:p>plus, 0.15, 0.1,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0">
          <table:table-cell table:style-name="ce2" office:value-type="float" office:value="-0.0288636363636" calcext:value-type="float">
            <text:p>-0.0288636364</text:p>
          </table:table-cell>
          <table:table-cell table:style-name="ce4" office:value-type="float" office:value="0.314772727273" calcext:value-type="float">
            <text:p>0.3147727273</text:p>
          </table:table-cell>
          <table:table-cell table:style-name="ce6" office:value-type="string" calcext:value-type="string">
            <text:p>3ème Humanité, le dernier livre de Bernard Werber ne peut pas laisser insensible. Pour tous ceux qui se préoccupent un temps soit peu, ou carrément beaucoup de notre avenir sur cette planète Terre. En effet, il s’agit cette fois de se poser les questions existentielles sur la préservation de notre humanité qui semble être fortement lié à notre chère planète bleue. Plusieurs projets sont mis en concurrence par plusieurs scientifiques et chercheurs; Le but final étant managé par l'état dans le but de prévoir une solution à long terme pour la sauvegarde de l'humanité. Déjà le roman commence sur les chapeaux de roues par la découverte de géants humains. La suite du roman nous emmène dans une aventure hors du commun, sur un fond d'apocalypse grandissant. Dommage que le récit reste toujours un peu froid avec Bernard Werber. Mais ce n’est pas grave car on ne s'ennui décidé pas de ces romans. Vivement la suite légèrement présagée à la fin du livre. L'histoire reste très originale et on en a vraiment pour son argent.</text:p>
          </table:table-cell>
          <table:table-cell table:style-name="ce6" office:value-type="string" calcext:value-type="string">
            <text:p>dernier, -0.29, 0.2, None</text:p>
            <text:p>insensible, -0.3, 0.5, None</text:p>
            <text:p>peu, -0.05, 0.5, None</text:p>
            <text:p>beaucoup, 0.1, 0.1, None</text:p>
            <text:p>fortement, 0.2, 0.7, None</text:p>
            <text:p>chère, -0.21, 0.4, None</text:p>
            <text:p>bleue, 0.04, 0.0, None</text:p>
            <text:p>final, -0.5, 0.15, None</text:p>
            <text:p>long, -0.4, 0.1, None</text:p>
            <text:p>géants, 0.2, 0.5, None</text:p>
            <text:p>peu, -0.03, 0.0, None</text:p>
            <text:p>ne ennui, 0.3, 0.6, None</text:p>
            <text:p>très originale, 0.4, 1.0, None</text:p>
            <text:p>vraiment, 0.0, 0.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8">
          <table:table-cell table:style-name="ce2" office:value-type="float" office:value="-0.0266666666667" calcext:value-type="float">
            <text:p>-0.0266666667</text:p>
          </table:table-cell>
          <table:table-cell table:style-name="ce4" office:value-type="float" office:value="0.133333333333" calcext:value-type="float">
            <text:p>0.1333333333</text:p>
          </table:table-cell>
          <table:table-cell table:style-name="ce6" office:value-type="string" calcext:value-type="string">
            <text:p>Je trouve que ce livre est une observation sur la vie décalée Parisienne,on peut être curieux de ce mode de vie mais de là à en faire un livre...Les idées plaquées du décalé branché si on accepte pas on est has-been me gêne.</text:p>
          </table:table-cell>
          <table:table-cell table:style-name="ce6" office:value-type="string" calcext:value-type="string">
            <text:p>curieux, 0.07, 0.3,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2578125" calcext:value-type="float">
            <text:p>-0.02578125</text:p>
          </table:table-cell>
          <table:table-cell table:style-name="ce4" office:value-type="float" office:value="0.175" calcext:value-type="float">
            <text:p>0.175</text:p>
          </table:table-cell>
          <table:table-cell table:style-name="ce6" office:value-type="string" calcext:value-type="string">
            <text:p>Je l'ai offert à ma mère. Elle l'a trouvé compliqué car il y a beaucoup d'expression canadiennes et elle a trouvé que les personnages ne reflétaient pas leur âge, ça l'a marqué en tout cas ! Du coup elle n'a pas lu la suite ! Je les offrirai à ma grand-mère, à suivre !</text:p>
          </table:table-cell>
          <table:table-cell table:style-name="ce6" office:value-type="string" calcext:value-type="string">
            <text:p>beaucoup ! ! !, 0.1953125, 0.1,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25" calcext:value-type="float">
            <text:p>-0.025</text:p>
          </table:table-cell>
          <table:table-cell table:style-name="ce4" office:value-type="float" office:value="0.2" calcext:value-type="float">
            <text:p>0.2</text:p>
          </table:table-cell>
          <table:table-cell table:style-name="ce6" office:value-type="string" calcext:value-type="string">
            <text:p>Pour une fois je n'ai pas aimé un livre d'Eric Emmanuel Schmitt! Certes, sa façon d'écrire n'est pas remise en question, sa littérature étant toujours aussi délicate; seulement les histoires ne m'ont ni séduite ni transportée...</text:p>
          </table:table-cell>
          <table:table-cell table:style-name="ce6" office:value-type="string" calcext:value-type="string">
            <text:p>délicate, 0.25, 0.4,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8">
          <table:table-cell table:style-name="ce2" office:value-type="float" office:value="-0.025" calcext:value-type="float">
            <text:p>-0.025</text:p>
          </table:table-cell>
          <table:table-cell table:style-name="ce4" office:value-type="float" office:value="0.1" calcext:value-type="float">
            <text:p>0.1</text:p>
          </table:table-cell>
          <table:table-cell table:style-name="ce6" office:value-type="string" calcext:value-type="string">
            <text:p>Le Cycle des Dieux paru en 3 tomes est un travail bâclé. Il fallait bien le finir. N'importe comment de préférence...</text:p>
          </table:table-cell>
          <table:table-cell table:style-name="ce6" office:value-type="string" calcext:value-type="string">
            <text:p>déception !, -0.625, 0.0, None</text:p>
            <text:p>rien autre, 0.05, 0.0, None</text:p>
            <text:p>austère, -0.1, 0.55, None</text:p>
            <text:p>peu plus, 0.075, 0.05, None</text:p>
            <text:p>plus, 0.15, 0.1, None</text:p>
            <text:p>dernière, -0.29, 0.2, None</text:p>
            <text:p>furieux, -0.45, 0.7, None</text:p>
            <text:p>largement, 0.05, 0.4, None</text:p>
            <text:p>seule, -0.1, 0.2, None</text:p>
            <text:p>grand, 0.3, 0.2, None</text:p>
            <text:p>talent, 0.3, 0.05, None</text:p>
            <text:p>richesse, 0.4,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25" calcext:value-type="float">
            <text:p>-0.025</text:p>
          </table:table-cell>
          <table:table-cell table:style-name="ce4" office:value-type="float" office:value="0.25625" calcext:value-type="float">
            <text:p>0.25625</text:p>
          </table:table-cell>
          <table:table-cell table:style-name="ce6" office:value-type="string" calcext:value-type="string">
            <text:p>Werber nous avait habitué a du bon avec la trilogie des fourmis et celle des dieux, mais la pauvreté de cet opus n'a d'égal que la platitude des blagues qu'il y a introduit. Le scenario est grotesque et attendu, et on ne trouve pas le coté psychologique des ouvrages précédents. Un livre long et lourd, qui ne vous arrachera pas un sourire.</text:p>
          </table:table-cell>
          <table:table-cell table:style-name="ce6" office:value-type="string" calcext:value-type="string">
            <text:p>bon, 0.7, 0.7, None</text:p>
            <text:p>n' égal, -0.1, 0.2, None</text:p>
            <text:p>grotesque, -0.6, 0.7, None</text:p>
            <text:p>long, -0.4,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4">
          <table:table-cell table:style-name="ce2" office:value-type="float" office:value="-0.024358974359" calcext:value-type="float">
            <text:p>-0.0243589744</text:p>
          </table:table-cell>
          <table:table-cell table:style-name="ce4" office:value-type="float" office:value="0.19358974359" calcext:value-type="float">
            <text:p>0.1935897436</text:p>
          </table:table-cell>
          <table:table-cell table:style-name="ce6" office:value-type="string" calcext:value-type="string">
            <text:p>Peuple modianesque, réjouis-toi ! Le dernier opus de ton maître est un nouveau bijou qui va t'enchanter. Une histoire imprécise comme toujours, une brèche dans le passé, l'expression revient à plusieurs reprises dans L'herbe des nuits, dans laquelle s'engouffrent des bribes d'une époque bien révolue. Quand Victor Hugo écrivait que La mélancolie est le bonheur d'être triste, il ne pensait certes pas aux livres de Modiano, mais la phrase convient bien à l'auteur de La place de l'étoile, fidèle depuis ses débuts à un style et à des thèmes qui forment une grande oeuvre cohérente où une émotion discrète affleure au détour de chaque phrase. Dans L'herbe des nuits, on retrouve un climat cotonneux où les personnages flottent comme des fantômes. Les lieux, eux, sont précis, des hôtels, des cafés, des rues qui n'existent plus ou sont devenus tout autre chose. Tout l'art de l'écrivain est dans ce contraste entre flou et précision, dans une atmosphère ouatée et nostalgique. Que cherche le narrateur du livre ? Sa jeunesse lointaine ? L'insouciance perdue ? Un Paris disparu ? Il n'en sait rien et c'est le mystère de la mémoire qui fait resurgir des moments furtifs, dans la candeur de la fin de l'adolescence, dans la découverte du monde dangereux de la nuit et de sa faune interlope, dans une histoire d'amour qui ne dit pas son nom. Dans Les herbes de la nuit, on marche beaucoup, on parle autant et on vit dans l'instant sans savoir que se constitue la trame de souvenirs futurs. Bien plus tard, il suffira d'une brèche dans le passé pour (re)vivre ces moments diffus et les nuancer d'une teinte sépia. La dernière page du roman est déchirante et laisse hagard. La magie Modiano a encore frappé.</text:p>
          </table:table-cell>
          <table:table-cell table:style-name="ce6" office:value-type="string" calcext:value-type="string">
            <text:p>dernier, -0.29, 0.2, None</text:p>
            <text:p>nouveau, 0.34, 0.25, None</text:p>
            <text:p>bijou, 0.3, 0.0, None</text:p>
            <text:p>imprécise, 0.15, 0.3, None</text:p>
            <text:p>révolue, -0.16, -0.45, None</text:p>
            <text:p>bonheur, 0.5, 0.0, None</text:p>
            <text:p>triste, -0.3, 0.6, None</text:p>
            <text:p>fidèle, 0.1, 0.6, None</text:p>
            <text:p>grande, 0.3, 0.2, None</text:p>
            <text:p>émotion, 0.4, 0.0, None</text:p>
            <text:p>discrète, 0.0, 0.2, None</text:p>
            <text:p>cotonneux, -0.1, -0.2, None</text:p>
            <text:p>précis, 0.4, 0.35, None</text:p>
            <text:p>plus, 0.15, 0.1, None</text:p>
            <text:p>autre, -0.1, 0.0, None</text:p>
            <text:p>lointaine, -0.1, 0.2, None</text:p>
            <text:p>furtifs, -0.2, 0.2, None</text:p>
            <text:p>dangereux, -0.55, 0.6, None</text:p>
            <text:p>beaucoup, 0.1, 0.1, None</text:p>
            <text:p>futurs, 0.0, 0.0, None</text:p>
            <text:p>plus, 0.15, 0.1, None</text:p>
            <text:p>dernière, -0.29, 0.2, None</text:p>
            <text:p>déchirante, -0.8, 1.0, None</text:p>
            <text:p>hagard, -0.2, 0.5,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5">
          <table:table-cell table:style-name="ce2" office:value-type="float" office:value="-0.0243103448276" calcext:value-type="float">
            <text:p>-0.0243103448</text:p>
          </table:table-cell>
          <table:table-cell table:style-name="ce4" office:value-type="float" office:value="0.275862068966" calcext:value-type="float">
            <text:p>0.275862069</text:p>
          </table:table-cell>
          <table:table-cell table:style-name="ce6" office:value-type="string" calcext:value-type="string">
            <text:p>L'histoire est simple : Lui, astrophysicien sympa et Elle, archéologue au caractère bien trempé se rencontrent et enquêtent sur un objet étonnant : une pierre qui n'est pas une pierre , mais qui y ressemble et qui a des petites sœurs quelque part dans le vaste monde. Le lecteur va donc voyager tout au long du roman, et pas qu'un peu! Le rythme est infernal, on passe de Londres à l'Ethiopie, à la Grèce, la Crète, Paris, Amsterdam... C'est d'un zapping incroyable, j'imaginais l'auteur galopant d'une idée à l'autre à une vitesse faramineuse en se disant Ah ! Ils ne sont pas allés en Sibérie, allez on y va!...Et le lac Baïkal ? C'est bien aussi ça...la Chine ? Oui, il faut qu'ils aillent en Chine ... et à Rome aussi ... Un gamin qui joue avec ses figurines: ....Alors on dirait qu'ils retourneraient à Londres... <text:s/>J'ai lu de nombreux passages en diagonale. Rien ne m'a accrochée :ni les protagonistes, ni leurs voyages incessants. La surabondance des aventures, les coïncidences en pagaille, les explications pseudo scientifiques, tout m'a paru ridicule. J'avais découvert Lévy avec les enfants de la liberté, il ne m'avait pas laissé de mauvais souvenir, au contraire. La seule chose que j'ai aimé ici, c'est la bande annonce de son livre, félicitations aux publicistes: elle est vraiment bien faite, elle m'a donné l'envie de l'acheter... Hélas.</text:p>
          </table:table-cell>
          <table:table-cell table:style-name="ce6" office:value-type="string" calcext:value-type="string">
            <text:p>simple, 0.1, 0.1, None</text:p>
            <text:p>sympa, 0.2, 0.2, None</text:p>
            <text:p>petites, 0.1, 0.1, None</text:p>
            <text:p>vaste, 0.38, 0.4, None</text:p>
            <text:p>long !, -0.5, 0.1, None</text:p>
            <text:p>infernal, -0.6, 0.75, None</text:p>
            <text:p>incroyable !, 0.75, 0.6, None</text:p>
            <text:p>nombreux, 0.0, 0.2, None</text:p>
            <text:p>incessants, -0.2, 0.65, None</text:p>
            <text:p>mauvais, -0.71, 0.8, None</text:p>
            <text:p>seule, -0.1, 0.2, None</text:p>
            <text:p>vraiment, 0.0,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5">
          <table:table-cell table:style-name="ce2" office:value-type="float" office:value="-0.0215178571429" calcext:value-type="float">
            <text:p>-0.0215178571</text:p>
          </table:table-cell>
          <table:table-cell table:style-name="ce4" office:value-type="float" office:value="0.354196428571" calcext:value-type="float">
            <text:p>0.3541964286</text:p>
          </table:table-cell>
          <table:table-cell table:style-name="ce6" office:value-type="string" calcext:value-type="string">
            <text:p>Le livre raconte la quête d'une jeune femme sur le passé de sa mère, qui vient de mourir. Un passé très douloureux car cette dernière était atteinte d'une psychose maniaco-dépressive. Pour quelle raison cette très belle femme, née après-guerre, dans les années 1945, a-t-elle plongée dans de telles affres? Delphine de Vigan se plonge dans les archives familiales, interroge ses proches, les soeurs et frères de sa mère, sa propre soeur, son père. En ressort, l'apparence d'une grande famille bourgeoise joyeuse et turbulente. Mais cette image se fissure, dès que Delphine de Vigan gratte un peu: Alcoolisme, accidents mortels, suicides, dépressions, tel est le lot de cette famille modèle aux ressorts monstrueux. Famille, je vous hais, famille je vous aime...Delphine de Vigan balance avec sensibilité entre ces deux antiennes. Pour autant, si j'ai avalé le livre d'une traite, je me sens un peu mal à l'aise, sans doute parce que ce livre prolonge une mode très actuelle où priment les histoires nombrilistes et psychologisantes. Dans ce genre là, il est au-dessus du lot, mais ce côté doloriste m'agace et m'ennuie. On a envie de dire à l'auteur que nous avons tous nos secrets de famille, tous des grands-mères un peu cinglés et des pères absents. Je ne suis pas sûre que ce type de lecture très douloureuse soit à mettre en toutes les mains, surtout lorsqu'on souffre soi même d'une famille toxique.</text:p>
          </table:table-cell>
          <table:table-cell table:style-name="ce6" office:value-type="string" calcext:value-type="string">
            <text:p>jeune, 0.32, 0.4, None</text:p>
            <text:p>très douloureux, -1.0, 1.0, None</text:p>
            <text:p>très belle, 1.0, 1.0, None</text:p>
            <text:p>familiales, 0.1, 0.0, None</text:p>
            <text:p>propre, 0.33, 0.2, None</text:p>
            <text:p>grande, 0.3, 0.2, None</text:p>
            <text:p>joyeuse, 0.55, 0.55, None</text:p>
            <text:p>peu, -0.05, 0.5, None</text:p>
            <text:p>monstrueux, -0.4, 0.5, None</text:p>
            <text:p>peu, -0.05, 0.5, None</text:p>
            <text:p>très actuelle, 0.2, 0.2, None</text:p>
            <text:p>ennuie, -0.6, 0.6, None</text:p>
            <text:p>peu, -0.05, 0.5, None</text:p>
            <text:p>pas sûre, -0.1, 0.5, None</text:p>
            <text:p>très douloureuse, -1.0, 1.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0213636363636" calcext:value-type="float">
            <text:p>-0.0213636364</text:p>
          </table:table-cell>
          <table:table-cell table:style-name="ce4" office:value-type="float" office:value="0.111818181818" calcext:value-type="float">
            <text:p>0.1118181818</text:p>
          </table:table-cell>
          <table:table-cell table:style-name="ce6" office:value-type="string" calcext:value-type="string">
            <text:p>Livre facile et vulgaire sous les dessous de la pub, écrit par un ancien du sérail qui tente de dynamiter le reproche de cracher dans la soupe en s'auto-accusant lui-même de le faire (une ficelle de rhétorique bien classique). Le problème est qu'il ne s'élève jamais au-delà de ce qu'il dénonce. Certes la pub n'est pas de l'art (n'en déplaise à nombre de publicitaires) mais le livre de Beigbeder non plus. À la limite, le film, produit dérivé, est plus réussi : on peut faire autre chose en le regardant.</text:p>
          </table:table-cell>
          <table:table-cell table:style-name="ce6" office:value-type="string" calcext:value-type="string">
            <text:p>vulgaire, -0.7, 0.85, None</text:p>
            <text:p>classique, 0.7, 0.2, None</text:p>
            <text:p>non plus, -0.075, 0.1, None</text:p>
            <text:p>plus, 0.15,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0213636363636" calcext:value-type="float">
            <text:p>-0.0213636364</text:p>
          </table:table-cell>
          <table:table-cell table:style-name="ce4" office:value-type="float" office:value="0.111818181818" calcext:value-type="float">
            <text:p>0.1118181818</text:p>
          </table:table-cell>
          <table:table-cell table:style-name="ce6" office:value-type="string" calcext:value-type="string">
            <text:p>Livre facile et vulgaire sous les dessous de la pub, écrit par un ancien du sérail qui tente de dynamiter le reproche de cracher dans la soupe en s'auto-accusant lui-même de le faire (une ficelle de rhétorique bien classique). Le problème est qu'il ne s'élève jamais au-delà de ce qu'il dénonce. Certes la pub n'est pas de l'art (n'en déplaise à nombre de publicitaires) mais le livre de Beigbeder non plus. À la limite, le film, produit dérivé, est plus réussi : on peut faire autre chose en le regardant.</text:p>
          </table:table-cell>
          <table:table-cell table:style-name="ce6" office:value-type="string" calcext:value-type="string">
            <text:p>vulgaire, -0.7, 0.85, None</text:p>
            <text:p>classique, 0.7, 0.2, None</text:p>
            <text:p>non plus, -0.075, 0.1, None</text:p>
            <text:p>plus, 0.15,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193269230769" calcext:value-type="float">
            <text:p>-0.0193269231</text:p>
          </table:table-cell>
          <table:table-cell table:style-name="ce4" office:value-type="float" office:value="0.265384615385" calcext:value-type="float">
            <text:p>0.2653846154</text:p>
          </table:table-cell>
          <table:table-cell table:style-name="ce6" office:value-type="string" calcext:value-type="string">
            <text:p>Déçue; en fait je voulais retrouver quelques vers émouvants lus dans un autre livre ! mais j'ai trouvé une forme de poésie très éloignée de notre poésie fraçaise ou européenne...trop long! bien sûr, ce commentaire n'engage que moi! la sensibilité poétique américaine et europééenne sont bien différentes!!! je serais intéressée par d'autres avis!</text:p>
          </table:table-cell>
          <table:table-cell table:style-name="ce6" office:value-type="string" calcext:value-type="string">
            <text:p>émouvants, 0.4, 0.6, None</text:p>
            <text:p>autre !, -0.125, 0.0, None</text:p>
            <text:p>très, 0.01, 0.65, None</text:p>
            <text:p>long ! !, -0.625, 0.1, None</text:p>
            <text:p>poétique, 0.2, 0.8, None</text:p>
            <text:p>américaine, 0.08, 0.1, None</text:p>
            <text:p>différentes ! ! !, 0.78125, 0.15, None</text:p>
            <text:p>autres !, -0.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193269230769" calcext:value-type="float">
            <text:p>-0.0193269231</text:p>
          </table:table-cell>
          <table:table-cell table:style-name="ce4" office:value-type="float" office:value="0.265384615385" calcext:value-type="float">
            <text:p>0.2653846154</text:p>
          </table:table-cell>
          <table:table-cell table:style-name="ce6" office:value-type="string" calcext:value-type="string">
            <text:p>Déçue; en fait je voulais retrouver quelques vers émouvants lus dans un autre livre ! mais j'ai trouvé une forme de poésie très éloignée de notre poésie fraçaise ou européenne...trop long! bien sûr, ce commentaire n'engage que moi! la sensibilité poétique américaine et europééenne sont bien différentes!!! je serais intéressée par d'autres avis!</text:p>
          </table:table-cell>
          <table:table-cell table:style-name="ce6" office:value-type="string" calcext:value-type="string">
            <text:p>émouvants, 0.4, 0.6, None</text:p>
            <text:p>autre !, -0.125, 0.0, None</text:p>
            <text:p>très, 0.01, 0.65, None</text:p>
            <text:p>long ! !, -0.625, 0.1, None</text:p>
            <text:p>poétique, 0.2, 0.8, None</text:p>
            <text:p>américaine, 0.08, 0.1, None</text:p>
            <text:p>différentes ! ! !, 0.78125, 0.15, None</text:p>
            <text:p>autres !, -0.12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5">
          <table:table-cell table:style-name="ce2" office:value-type="float" office:value="-0.0177777777778" calcext:value-type="float">
            <text:p>-0.0177777778</text:p>
          </table:table-cell>
          <table:table-cell table:style-name="ce4" office:value-type="float" office:value="0.333333333333" calcext:value-type="float">
            <text:p>0.3333333333</text:p>
          </table:table-cell>
          <table:table-cell table:style-name="ce6" office:value-type="string" calcext:value-type="string">
            <text:p>J'ai donc été très peu convaincue par la lecture de cette pièce. C'est resté très fade, très lointain pour moi durant presque toute la pièce. Il y a eu un moment au IIIème acte où j'ai eu l'impression d'un mieux (toujours à mes yeux). Voici quelques unes des raisons pourquoi je me suis ennuyée lors de cette lecture : Les personnages sont peu attrayants, trop stéréotypés, peu attachants. D'ailleurs ils sont trop nombreux. Pour ma part, j'aurai préféré en voir moins et qu'ils soient un peu plus approfondis. Je me suis souvent demandé qui était untel ou untel. L'histoire n'a pas vraiment été passionnante à mes yeux et pourtant, je n'avais pas lu le résumé avant, ce qui me laissait la surprise du personnage de Lorenzo. Quand j'ai eu fini de lire la pièce, je n'ai pu m'empêcher de me dire : tout cela pour ça ? Enfin, je n'ai pas vraiment retrouvé le style de l'auteur qui m'avait vraiment marquée lors de ma lecture des caprices de Marianne ou d''on ne badine pas avec l'amour. Mais peut-être le thème de la pièce était-il plus attrayant que celui de cette pièce-ci ? Au final, j'ai été très déçue par cette pièce, que ce soit pour les personnages, l'intrigue ou le style de l'auteur. Cependant, je rappelle que lire une pièce de théâtre est bien peu de choses par rapport à voir une pièce jouée sur scène. D'ailleurs, j'ai cherché quelques extraits visuels et déjà le style me plait mieux (et pas seulement parce que l'acteur peut être mignon ^^)</text:p>
          </table:table-cell>
          <table:table-cell table:style-name="ce6" office:value-type="string" calcext:value-type="string">
            <text:p>très peu, -0.1, 1.0, None</text:p>
            <text:p>très fade, -0.8, 0.6, None</text:p>
            <text:p>très lointain, -0.2, 0.4, None</text:p>
            <text:p>peu, -0.05, 0.5, None</text:p>
            <text:p>trop, -0.25, 0.7, None</text:p>
            <text:p>peu attachants, 0.115, 0.15, None</text:p>
            <text:p>trop nombreux, 0.0, 0.1, None</text:p>
            <text:p>peu plus, 0.075, 0.05, None</text:p>
            <text:p>pas vraiment, -0.0, 0.5, None</text:p>
            <text:p>passionnante, 0.7, 0.9, None</text:p>
            <text:p>pas vraiment, -0.0, 0.5, None</text:p>
            <text:p>vraiment, 0.0, 0.5, None</text:p>
            <text:p>plus, 0.15, 0.1, None</text:p>
            <text:p>final, -0.5, 0.15, None</text:p>
            <text:p>très, 0.01, 0.65, None</text:p>
            <text:p>peu, -0.0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0175" calcext:value-type="float">
            <text:p>-0.0175</text:p>
          </table:table-cell>
          <table:table-cell table:style-name="ce4" office:value-type="float" office:value="0.275" calcext:value-type="float">
            <text:p>0.275</text:p>
          </table:table-cell>
          <table:table-cell table:style-name="ce6" office:value-type="string" calcext:value-type="string">
            <text:p>Des Fleurs bleues, je ne retiens qu'une chose : que Raymond Queneau est un véritable imposteur. Tout comme Georges Pérec, son poulain, il réduit l'humour à des jeux de mots stupides et la langue française à des combinaisons mathématiques. Raymond Queneau aurait dû exercer son talent à écrire des blagues Carambar, ou comme Pérec, à élaborer des mots croisés. Mais que l'on cesse enfin de considérer de telles élucubrations comme de la littérature, et leurs auteurs comme des écrivains.</text:p>
          </table:table-cell>
          <table:table-cell table:style-name="ce6" office:value-type="string" calcext:value-type="string">
            <text:p>bleues, 0.04, 0.0, None</text:p>
            <text:p>véritable, 0.2, 0.45, None</text:p>
            <text:p>stupides, -0.5, 0.9, None</text:p>
            <text:p>française, 0.2, 0.0, None</text:p>
            <text:p>talent, 0.3, 0.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16875" calcext:value-type="float">
            <text:p>-0.016875</text:p>
          </table:table-cell>
          <table:table-cell table:style-name="ce4" office:value-type="float" office:value="0.3525" calcext:value-type="float">
            <text:p>0.3525</text:p>
          </table:table-cell>
          <table:table-cell table:style-name="ce6" office:value-type="string" calcext:value-type="string">
            <text:p>Je ne comprends pas qu'on puisse éditer un roman de cet acabit. Les deux premiers opus n'étaient pas franchement terribles mais celui-là bat des records de nullité. L'auteur aligne les clichés, multiplie les dialogues stériles et les scènes invraisemblables. Ses personnages sont caricaturaux et niais à en donner la nausée. Mais on touche vraiment le fond avec Junior, le bébé surdoué et télépathe. Devant tant de vide et d'inepties, j'en suis arrivée à me demander si Mme Pancol ne se ficherait pas délibérément de ses lecteurs. Apparemment, elle ne connaît pas le proverbe qui dit que les blagues les plus courtes sont les meilleures. Plus jamais ça!</text:p>
          </table:table-cell>
          <table:table-cell table:style-name="ce6" office:value-type="string" calcext:value-type="string">
            <text:p>terribles, -0.7, 0.6, None</text:p>
            <text:p>stériles, -0.2, 0.3, None</text:p>
            <text:p>invraisemblables, -0.25, 0.9, None</text:p>
            <text:p>vraiment, 0.0, 0.5, None</text:p>
            <text:p>vide, -0.29, 0.3, None</text:p>
            <text:p>plus courtes, -0.13, 0.13, None</text:p>
            <text:p>meilleures !, 0.662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153125" calcext:value-type="float">
            <text:p>-0.0153125</text:p>
          </table:table-cell>
          <table:table-cell table:style-name="ce4" office:value-type="float" office:value="0.16875" calcext:value-type="float">
            <text:p>0.16875</text:p>
          </table:table-cell>
          <table:table-cell table:style-name="ce6" office:value-type="string" calcext:value-type="string">
            <text:p>J'ai lu ce livre car la quatrième de couverture m'en a donné envie. Mais j'aurais dû en rester là! J'ai trouvé ce livre vide. La narration est d'une simplicité déconcertante. Bref, je me suis forcée à le finir, pour y trouver du plaisir à un moment, mais que nenni! Pas moyen de m'attacher aux personnages que j'ai trouvé insipides. Je vous suggère de passer votre chemin.</text:p>
          </table:table-cell>
          <table:table-cell table:style-name="ce6" office:value-type="string" calcext:value-type="string">
            <text:p>vide, -0.29, 0.3, None</text:p>
            <text:p>déconcertante, 0.1, 0.2, None</text:p>
            <text:p>plaisir !, 0.1875, 0.0, None</text:p>
            <text:p>moyen,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15" calcext:value-type="float">
            <text:p>-0.015</text:p>
          </table:table-cell>
          <table:table-cell table:style-name="ce4" office:value-type="float" office:value="0.291666666667" calcext:value-type="float">
            <text:p>0.2916666667</text:p>
          </table:table-cell>
          <table:table-cell table:style-name="ce6" office:value-type="string" calcext:value-type="string">
            <text:p>C'est simple, j'ai arrêté au tiers du livre, pour le ranger définitivement. C'est typiquement un livre alimentaire, écrit en très peu de temps, qui ne présente aucun intérêt... Il est vrai que je venais de finir de lire les trois tomes de Millénium, et là, ça ne joue pas dans la même cour.</text:p>
          </table:table-cell>
          <table:table-cell table:style-name="ce6" office:value-type="string" calcext:value-type="string">
            <text:p>simple, 0.1, 0.1, None</text:p>
            <text:p>très peu, -0.1, 1.0, None</text:p>
            <text:p>même, 0.0,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0142857142857" calcext:value-type="float">
            <text:p>-0.0142857143</text:p>
          </table:table-cell>
          <table:table-cell table:style-name="ce4" office:value-type="float" office:value="0.0571428571429" calcext:value-type="float">
            <text:p>0.0571428571</text:p>
          </table:table-cell>
          <table:table-cell table:style-name="ce6" office:value-type="string" calcext:value-type="string">
            <text:p>Malheureusement, le livre est arrivé en Italien et malheureusement je ne parle pas cette langue. Rien dans l'annonce n'indiquait qu'i n'était pas écrit en français ; j'ai donc retourné le livre.</text:p>
          </table:table-cell>
          <table:table-cell table:style-name="ce6" office:value-type="string" calcext:value-type="string">
            <text:p>malheureusement ne, 0.3, 0.15, None</text:p>
            <text:p>français, 0.2, 0.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8">
          <table:table-cell table:style-name="ce2" office:value-type="float" office:value="-0.014" calcext:value-type="float">
            <text:p>-0.014</text:p>
          </table:table-cell>
          <table:table-cell table:style-name="ce4" office:value-type="float" office:value="0.21" calcext:value-type="float">
            <text:p>0.21</text:p>
          </table:table-cell>
          <table:table-cell table:style-name="ce6" office:value-type="string" calcext:value-type="string">
            <text:p>Théâtre moderne, à la lecture pénible puisque les personnages ne font que redire et reformuler leurs paroles pour leur apporter une nouvelle nuance. Bref, un texte qui n'avance pas, qui ne doit présenter d'intérêt que pour sa mise en scène... Et encore...</text:p>
          </table:table-cell>
          <table:table-cell table:style-name="ce6" office:value-type="string" calcext:value-type="string">
            <text:p>moderne, 0.2, 0.1, None</text:p>
            <text:p>pénible, -0.4, 0.5, None</text:p>
            <text:p>nouvelle, 0.1, 0.2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1375" calcext:value-type="float">
            <text:p>-0.01375</text:p>
          </table:table-cell>
          <table:table-cell table:style-name="ce4" office:value-type="float" office:value="0.2675" calcext:value-type="float">
            <text:p>0.2675</text:p>
          </table:table-cell>
          <table:table-cell table:style-name="ce6" office:value-type="string" calcext:value-type="string">
            <text:p>Guilaume Musso est un écrivain que j'aime beaucoup. Malheureusement comme la plupart d'entre vous, je n'ai pas été concquis par ce dernier. En effet, il n'y a pas réellement une vraie histoire. L'ensemble reste bien écrit, mais à la fin on se rend compte qu'il n'y avait pas grand chose. En résumé moins bien que ces anciens. Je dis ça mais évidemment je ne suis pas critique littéraire :).</text:p>
          </table:table-cell>
          <table:table-cell table:style-name="ce6" office:value-type="string" calcext:value-type="string">
            <text:p>aime, 0.6, 0.6, None</text:p>
            <text:p>beaucoup, 0.1, 0.1, None</text:p>
            <text:p>dernier, -0.29, 0.2, None</text:p>
            <text:p>vraie, 0.05, 0.4, None</text:p>
            <text:p>pas grand, -0.15, 0.2, None</text:p>
            <text:p>anciens, 0.04, 0.0, None</text:p>
            <text:p>évidemment ne, -0.1, 0.4, None</text:p>
            <text:p>pas critique, -0.0, 0.75, None</text:p>
            <text:p>littéraire, 0.1, 0.0, None</text:p>
            <text:p>:), 0.5, 1.0, mood</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135294117647" calcext:value-type="float">
            <text:p>-0.0135294118</text:p>
          </table:table-cell>
          <table:table-cell table:style-name="ce4" office:value-type="float" office:value="0.202941176471" calcext:value-type="float">
            <text:p>0.2029411765</text:p>
          </table:table-cell>
          <table:table-cell table:style-name="ce6" office:value-type="string" calcext:value-type="string">
            <text:p>Comme beaucoup, j'étais impatiente de découvrir ce troisième volet et de retrouver les personnages de K.Pancol.J'ai lu sagement les 200 premières pages en me disant que le roman allait s'installer enfin, que Joséphine, Philippe,Hortense, Gary et les autres allaient m'embarquer dans leur quotidien comme ils avaient su si bien le faire dans les deux premiers tomes, j'ai même accepté l'idée que Junior soit aussi hallucinant... Et puis, j'ai commencé à sauter une ligne par-ci, un paragraphe par là, des pages entières à la fin....parce que rien ne me surprenait, chaque nouvelle page apportait son lot d'ennui et de vide. J'ai refermé la dernière page en pensant que ce troisième tome avait discrédité les deux autres.</text:p>
          </table:table-cell>
          <table:table-cell table:style-name="ce6" office:value-type="string" calcext:value-type="string">
            <text:p>beaucoup, 0.1, 0.1, None</text:p>
            <text:p>impatiente, -0.3, 0.5, None</text:p>
            <text:p>découvrir, 0.1, 0.0, None</text:p>
            <text:p>premières, 0.5, 0.2, None</text:p>
            <text:p>autres, -0.1, 0.0, None</text:p>
            <text:p>entières, 0.15, 0.2, None</text:p>
            <text:p>nouvelle, 0.1, 0.25, None</text:p>
            <text:p>vide, -0.29, 0.3, None</text:p>
            <text:p>dernière, -0.29, 0.2, None</text:p>
            <text:p>autr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0">
          <table:table-cell table:style-name="ce2" office:value-type="float" office:value="-0.0131570512821" calcext:value-type="float">
            <text:p>-0.0131570513</text:p>
          </table:table-cell>
          <table:table-cell table:style-name="ce4" office:value-type="float" office:value="0.304326923077" calcext:value-type="float">
            <text:p>0.3043269231</text:p>
          </table:table-cell>
          <table:table-cell table:style-name="ce6" office:value-type="string" calcext:value-type="string">
            <text:p>Après avoir été déçue à maintes reprises par Amélie Nothomb je n'ai pas perdu courage donc après Hygiène de l'assassin, Stupeur et tremblements je me suis mise à Antéchrista bien décidée à comprendre l'engouement et la fascination de nombreux lecteurs pour l'auteur. L'histoire comme dans Stupeur et tremblements est sympathique mais entre nous rien de fascinant, le style est correct mais sans plus bref une fois de plus même si dans l'absolu j'ai trouvé l'histoire plus interessante que les autres récits que j'ai pu lire d'elle je me demande encore ce qui la fait sortir du lot je trouve tout vide, creux, simpliste, baclé...dans ses romans seul point positif c'est court donc on peut vite passer à un autre livre histoire de pas être trop honteux de notre littérature contemporaine.</text:p>
          </table:table-cell>
          <table:table-cell table:style-name="ce6" office:value-type="string" calcext:value-type="string">
            <text:p>nombreux, 0.0, 0.2, None</text:p>
            <text:p>sympathique, 0.6, 0.7, None</text:p>
            <text:p>sans plus, -0.075, 0.1, None</text:p>
            <text:p>plus, 0.15, 0.1, None</text:p>
            <text:p>absolu, 0.0, 0.2, None</text:p>
            <text:p>plus interessante, 0.39, 0.65, None</text:p>
            <text:p>autres, -0.1, 0.0, None</text:p>
            <text:p>vide, -0.29, 0.3, None</text:p>
            <text:p>creux, -0.5, 0.5, None</text:p>
            <text:p>simpliste, 0.05, 0.1, None</text:p>
            <text:p>positif, 0.0, 0.0, None</text:p>
            <text:p>autre, -0.1, 0.0, None</text:p>
            <text:p>trop honteux, -0.2, 0.25, None</text:p>
            <text:p>contemporaine, 0.07,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3">
          <table:table-cell table:style-name="ce2" office:value-type="float" office:value="-0.0125" calcext:value-type="float">
            <text:p>-0.0125</text:p>
          </table:table-cell>
          <table:table-cell table:style-name="ce4" office:value-type="float" office:value="0.35" calcext:value-type="float">
            <text:p>0.35</text:p>
          </table:table-cell>
          <table:table-cell table:style-name="ce6" office:value-type="string" calcext:value-type="string">
            <text:p>Les livres de Françoise Bourdin permettent habituellement de passer un agréable moment . Ce n'est certes pas de la grande littérature mais cela se lit facilement . BM Blues a-t-il réellement été écrit par ses soins ? Quel ennui ! Que de longueurs ! On dirait une pub pour les voitures de course et la vitesse ! A éviter !</text:p>
          </table:table-cell>
          <table:table-cell table:style-name="ce6" office:value-type="string" calcext:value-type="string">
            <text:p>agréable, 0.7, 0.6, None</text:p>
            <text:p>grande ! ! ! !, 0.73242187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125" calcext:value-type="float">
            <text:p>-0.0125</text:p>
          </table:table-cell>
          <table:table-cell table:style-name="ce4" office:value-type="float" office:value="0.5" calcext:value-type="float">
            <text:p>0.5</text:p>
          </table:table-cell>
          <table:table-cell table:style-name="ce6" office:value-type="string" calcext:value-type="string">
            <text:p>j'ai été très déçue par ce livre, je suis habituellement très enthousiaste quand Nicolas Rey sort un livre mais celui-ci n'apporte rien, il semble écrit à la va-vite, et l'on ne comprend pas l'intérêt du contenu. Espérons que le prochain soit mieux.</text:p>
          </table:table-cell>
          <table:table-cell table:style-name="ce6" office:value-type="string" calcext:value-type="string">
            <text:p>très, 0.01, 0.65, None</text:p>
            <text:p>très enthousiaste, 1.0, 1.0, None</text:p>
            <text:p>prochain,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121052631579" calcext:value-type="float">
            <text:p>-0.0121052632</text:p>
          </table:table-cell>
          <table:table-cell table:style-name="ce4" office:value-type="float" office:value="0.0973684210526" calcext:value-type="float">
            <text:p>0.0973684211</text:p>
          </table:table-cell>
          <table:table-cell table:style-name="ce6" office:value-type="string" calcext:value-type="string">
            <text:p>Inspiré de l'histoire d' Addi Bâ, un tirailleur sénégalais qui au moment de la débâcle de l'armée française en 1940, se retrouve isolé dans les bois, après s'être évadé d'un camp tenu par les Allemands. Recueilli par les villageois il pourra ainsi échapper aux Allemands jusqu'à ce qu'il s'engage dans la résistance. Le livre traite d'un sujet rarement abordé, les tirailleurs sénégalais pendant la seconde guerre mondiale. Eux qui ont payé un lourd tribut au racisme des Allemands qui en ont assassiné beaucoup. Mais les trop nombreux flash-backs font que l'histoire est heurtée, le style banal. On ne comprend pas bien les raisons qui ont poussé le héros de l'histoire à s'engager dans la résistance. L'écriture est fort commune, je suis ressorti de ce livre insatisfait.</text:p>
          </table:table-cell>
          <table:table-cell table:style-name="ce6" office:value-type="string" calcext:value-type="string">
            <text:p>française, 0.2, 0.0, None</text:p>
            <text:p>rarement, -0.05, 0.5, None</text:p>
            <text:p>mondiale, 0.0, 0.0, None</text:p>
            <text:p>lourd, -0.05, 0.35, None</text:p>
            <text:p>beaucoup, 0.1, 0.1, None</text:p>
            <text:p>trop nombreux, 0.0, 0.1, None</text:p>
            <text:p>banal, -0.3, 0.5, None</text:p>
            <text:p>insatisfait, -0.32, -0.6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113888888889" calcext:value-type="float">
            <text:p>-0.0113888889</text:p>
          </table:table-cell>
          <table:table-cell table:style-name="ce4" office:value-type="float" office:value="0.388888888889" calcext:value-type="float">
            <text:p>0.3888888889</text:p>
          </table:table-cell>
          <table:table-cell table:style-name="ce6" office:value-type="string" calcext:value-type="string">
            <text:p>Le titre tiré d'un poème d'Aragon était prometteur... Quant au roman, c'est un remake du scénario du film Trop belle pour toi sans le talent du scénariste ni celui des acteurs. Une histoire d'adultère , une de plus !( Mais que serait le marché du livre sans l'adultère?) L'histoire? un sexagénaire riche couche avec une accordeuse de pianos et s'épanche post coïtum. Se greffe un secret de famille à la lourdeur soigneusement soulignée. Comme l'auteur ne se fatigue pas à nous raconter le passé des personnages, mis à part le secret, l'histoire apparait comme in vraisemblable et mal ficelée . Le style est d'une platitude qui peut plaire mais qui m'a désespérée.</text:p>
          </table:table-cell>
          <table:table-cell table:style-name="ce6" office:value-type="string" calcext:value-type="string">
            <text:p>belle, 0.8, 0.8, None</text:p>
            <text:p>talent, 0.3, 0.05, None</text:p>
            <text:p>plus !, 0.1875, 0.1, None</text:p>
            <text:p>riche, 0.4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1125" calcext:value-type="float">
            <text:p>-0.01125</text:p>
          </table:table-cell>
          <table:table-cell table:style-name="ce4" office:value-type="float" office:value="0.12" calcext:value-type="float">
            <text:p>0.12</text:p>
          </table:table-cell>
          <table:table-cell table:style-name="ce6" office:value-type="string" calcext:value-type="string">
            <text:p>Difficile à suivre : les dialogues ne sont pas séparés mais tous mélangés dans une même phrase qui n'en finit pas ! dur-dur de s'y habituer. J'ai lu 55 pages et puis je me suis arrêtée. J'ai adoré lire d'autres livres de Katherine Pancol mais là, non..</text:p>
          </table:table-cell>
          <table:table-cell table:style-name="ce6" office:value-type="string" calcext:value-type="string">
            <text:p>même !, 0.0, 0.5, None</text:p>
            <text:p>autres,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2">
          <table:table-cell table:style-name="ce2" office:value-type="float" office:value="-0.0111111111111" calcext:value-type="float">
            <text:p>-0.0111111111</text:p>
          </table:table-cell>
          <table:table-cell table:style-name="ce4" office:value-type="float" office:value="0.266666666667" calcext:value-type="float">
            <text:p>0.2666666667</text:p>
          </table:table-cell>
          <table:table-cell table:style-name="ce6" office:value-type="string" calcext:value-type="string">
            <text:p>Dernier ouvrage de Delphine De Vigan qui vient de rejoindre les autres dans ma bibliothèque. Roman vibrant, prenant, émouvant, tout au long du récit on découvre les secrets familiaux, leurs incidences sur les générations qui suivent, les fêlures laissées si bien décrites par l'auteure et perceptibles par le lecteur. On y voit et sent la douleur de vivre auprès d'un être cher malade et combien il est difficile à la fois de le protéger et de se protéger pour cheminer vers sa propre vie d'adulte; entamer doucement le chemin de la résilience Ce roman, trop vite lu à mon goût, m'a laissé beaucoup d'émotions bien après avoir tourné la dernière page. A mon sens, le meilleur que j'ai lu après No et Moi...</text:p>
          </table:table-cell>
          <table:table-cell table:style-name="ce6" office:value-type="string" calcext:value-type="string">
            <text:p>long, -0.4, 0.1, None</text:p>
            <text:p>familiaux, 0.1, 0.0, None</text:p>
            <text:p>perceptibles, 0.05, 0.0, None</text:p>
            <text:p>malade, -0.35, 0.4, None</text:p>
            <text:p>difficile, -0.5, 0.4, None</text:p>
            <text:p>propre, 0.33, 0.2, None</text:p>
            <text:p>trop, -0.25, 0.7, None</text:p>
            <text:p>beaucoup, 0.1, 0.1, None</text:p>
            <text:p>dernière, -0.29, 0.2,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6">
          <table:table-cell table:style-name="ce2" office:value-type="float" office:value="-0.0109090909091" calcext:value-type="float">
            <text:p>-0.0109090909</text:p>
          </table:table-cell>
          <table:table-cell table:style-name="ce4" office:value-type="float" office:value="0.278636363636" calcext:value-type="float">
            <text:p>0.2786363636</text:p>
          </table:table-cell>
          <table:table-cell table:style-name="ce6" office:value-type="string" calcext:value-type="string">
            <text:p>Aziz est Marseillais mais lors d'un accident de voiture qui voit périr ses parents alors qu'il n'est que bébé, le tzigane qui a causé l'accident décide de le recueillir. Il faut alors lui donner une identité par de faux papiers. Le petit garçon devient Aziz le marocain qui n'a qu'une carte de séjour et c'est de là que vont commencer ses ennuis. Les autorités françaises sont en pleine campagne de retour au pays des émigrés en situation irrégulière. Aziz, le faux marocain et tzigane d'adoption va devoir partir au Maroc, un pays qu'il ne connait pas et dont il ne sait rien même pas la langue. Il est escorté par un attaché humanitaire censé faciliter sa réintégration dans son pays d'origine auprès des siens. Une écriture simple et directe fidèle au style de l'auteur mais une histoire chaotique. Un début prometteur, une suite qui se tient e une fin totalement décousue et inintéressante. Il n'y a pas de réelle progression dans le récit. Tout commence avec l'histoire d'Aziz puis l'auteur se focalise sur le chargé de mission et la fin part dans tous les sens sans aucune harmonie. J'avais beaucoup aimé L'éducation d'une fée du même auteur mais j'ai été déçue par ce roman qui pourtant a reçu le Prix Goncourt.</text:p>
          </table:table-cell>
          <table:table-cell table:style-name="ce6" office:value-type="string" calcext:value-type="string">
            <text:p>petit, 0.1, 0.1, None</text:p>
            <text:p>françaises, 0.2, 0.0, None</text:p>
            <text:p>pleine, 0.29, 0.3, None</text:p>
            <text:p>censé, -0.1, 0.2, None</text:p>
            <text:p>simple, 0.1, 0.1, None</text:p>
            <text:p>directe, 0.2, 0.2, None</text:p>
            <text:p>fidèle, 0.1, 0.6, None</text:p>
            <text:p>totalement, 0.1, 0.75, None</text:p>
            <text:p>réelle, 0.2, 0.1, None</text:p>
            <text:p>beaucoup, 0.1, 0.1, None</text:p>
            <text:p/>
          </table:table-cell>
          <table:table-cell table:style-name="ce8" office:value-type="string" calcext:value-type="string">
            <text:p>neg</text:p>
          </table:table-cell>
          <table:table-cell table:style-name="ce6" office:value-type="string" calcext:value-type="string">
            <text:p>neg_vp</text:p>
          </table:table-cell>
          <table:table-cell office:value-type="string" calcext:value-type="string">
            <text:p>x</text:p>
          </table:table-cell>
          <table:table-cell table:number-columns-repeated="1017"/>
        </table:table-row>
        <table:table-row table:style-name="ro26">
          <table:table-cell table:style-name="ce2" office:value-type="float" office:value="-0.0109090909091" calcext:value-type="float">
            <text:p>-0.0109090909</text:p>
          </table:table-cell>
          <table:table-cell table:style-name="ce4" office:value-type="float" office:value="0.278636363636" calcext:value-type="float">
            <text:p>0.2786363636</text:p>
          </table:table-cell>
          <table:table-cell table:style-name="ce6" office:value-type="string" calcext:value-type="string">
            <text:p>Aziz est Marseillais mais lors d'un accident de voiture qui voit périr ses parents alors qu'il n'est que bébé, le tzigane qui a causé l'accident décide de le recueillir. Il faut alors lui donner une identité par de faux papiers. Le petit garçon devient Aziz le marocain qui n'a qu'une carte de séjour et c'est de là que vont commencer ses ennuis. Les autorités françaises sont en pleine campagne de retour au pays des émigrés en situation irrégulière. Aziz, le faux marocain et tzigane d'adoption va devoir partir au Maroc, un pays qu'il ne connait pas et dont il ne sait rien même pas la langue. Il est escorté par un attaché humanitaire censé faciliter sa réintégration dans son pays d'origine auprès des siens. Une écriture simple et directe fidèle au style de l'auteur mais une histoire chaotique. Un début prometteur, une suite qui se tient e une fin totalement décousue et inintéressante. Il n'y a pas de réelle progression dans le récit. Tout commence avec l'histoire d'Aziz puis l'auteur se focalise sur le chargé de mission et la fin part dans tous les sens sans aucune harmonie. J'avais beaucoup aimé L'éducation d'une fée du même auteur mais j'ai été déçue par ce roman qui pourtant a reçu le Prix Goncourt.</text:p>
          </table:table-cell>
          <table:table-cell table:style-name="ce6" office:value-type="string" calcext:value-type="string">
            <text:p>petit, 0.1, 0.1, None</text:p>
            <text:p>françaises, 0.2, 0.0, None</text:p>
            <text:p>pleine, 0.29, 0.3, None</text:p>
            <text:p>censé, -0.1, 0.2, None</text:p>
            <text:p>simple, 0.1, 0.1, None</text:p>
            <text:p>directe, 0.2, 0.2, None</text:p>
            <text:p>fidèle, 0.1, 0.6, None</text:p>
            <text:p>totalement, 0.1, 0.75, None</text:p>
            <text:p>réelle, 0.2, 0.1, None</text:p>
            <text:p>beaucoup, 0.1,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1" calcext:value-type="float">
            <text:p>-0.01</text:p>
          </table:table-cell>
          <table:table-cell table:style-name="ce4" office:value-type="float" office:value="0.220833333333" calcext:value-type="float">
            <text:p>0.2208333333</text:p>
          </table:table-cell>
          <table:table-cell table:style-name="ce6" office:value-type="string" calcext:value-type="string">
            <text:p>Ce livre nous raconte le combat impitoyable livré, par Jean Rezeau et ses frères, à leur mère, femme odieuse, surnommée Folcoche. Cri de haine et de révolte. Des années de haine n'ont pas préparé, Jean, à l'amour et il faudra qu'il fasse son apprentissage... Peu à peu, il arrivera à découvrir le bonheur...Véritable réquisitoire contre un certain type d'oppression familiale. Vipère au poing ainsi que La mort du petit cheval sont des classiques à lire...Indémodable</text:p>
          </table:table-cell>
          <table:table-cell table:style-name="ce6" office:value-type="string" calcext:value-type="string">
            <text:p>impitoyable, -0.6, 0.75, None</text:p>
            <text:p>odieuse, -0.7, 0.6, None</text:p>
            <text:p>peu, -0.05, 0.5, None</text:p>
            <text:p>découvrir, 0.1, 0.0, None</text:p>
            <text:p>familiale, 0.1, 0.0, None</text:p>
            <text:p>classiques, 0.7, 0.2,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7">
          <table:table-cell table:style-name="ce2" office:value-type="float" office:value="-0.01" calcext:value-type="float">
            <text:p>-0.01</text:p>
          </table:table-cell>
          <table:table-cell table:style-name="ce4" office:value-type="float" office:value="0.371428571429" calcext:value-type="float">
            <text:p>0.3714285714</text:p>
          </table:table-cell>
          <table:table-cell table:style-name="ce6" office:value-type="string" calcext:value-type="string">
            <text:p>Olivier Adam nous signe ici son roman le plus abouti. Paul Steiner, père de deux enfants, séparé et encore amoureux de sa femme, celle qui le tenait loin de ses névroses, tout au moins qui l'en abritait, de même que cette mer et la côte où il a trouvé refuge, est un homme en lisière, en marge, à la périphérie de sa vie. A 40 ans passés il doit revenir dans le pays de son enfance, dans cette banlieue où il a grandi, qui l'a forgé mais qu'il a pourtant fui. Retrouvant cette ville qu'il a abandonnée, il retrouve ses amis de jeunesse, qui, vivant la galère que lui, l'écrivain, ne fait que raconter, le renvoient à une image de lui-même violente et dure, et cette image qui le conforte dans cette marge où il se situe. Cet homme qui a passé sa vie à fuir, à inventer son histoire, à la réinventer, à se réinventer dans chacun de ses livres, cet homme sans passé,sans trace, qui a décidé de faire table rase, de s'absoudre, pour se réécrire, se retrouve face à des questionnements existentiels. Que reste-t-il à Paul, loin de Sarah, la femme dont il est éperdument amoureux, et sans ses deux enfants, Clément et Sarah ? Qui est Paul, cet homme toujours absent à sa vie, si farouche, si solitaire, si triste, sans racines, ou bien déraciné de lui-même ?... Un roman magistral, bouleversant, d'une beauté sans commune mesure. Merci à son auteur...</text:p>
          </table:table-cell>
          <table:table-cell table:style-name="ce6" office:value-type="string" calcext:value-type="string">
            <text:p>plus, 0.15, 0.1, None</text:p>
            <text:p>amoureux, 0.55, 0.6, None</text:p>
            <text:p>violente, -0.5, 0.8, None</text:p>
            <text:p>amoureux, 0.55, 0.6, None</text:p>
            <text:p>absent, -0.1, 0.0, None</text:p>
            <text:p>farouche, -0.6, 0.5, None</text:p>
            <text:p>solitaire, -0.2, 0.1, None</text:p>
            <text:p>triste, -0.3, 0.6,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9">
          <table:table-cell table:style-name="ce2" office:value-type="float" office:value="-0.00886363636364" calcext:value-type="float">
            <text:p>-0.0088636364</text:p>
          </table:table-cell>
          <table:table-cell table:style-name="ce4" office:value-type="float" office:value="0.201363636364" calcext:value-type="float">
            <text:p>0.2013636364</text:p>
          </table:table-cell>
          <table:table-cell table:style-name="ce6" office:value-type="string" calcext:value-type="string">
            <text:p>Quelle déception pour moi! Après avoir entendu les éloges formulées sur une radio de grande diffusion, confiant, je me suis empressé d'acquérir ce livre. Et là sous une écriture aisée je me suis retrouvé au sein de cette saga familiale trop nombrilisque à mon goût. Ce livre aurait pu être bien meilleur s'il s'était limité à sa première moitié, plus poignante; hélas, n'ayant pas coutume d'abandonner un livre, je me suis cramponné péniblement jusqu'au bout. Le malheur n'est l'apannage de personne et beaucoup de souffrances nous ont touchées ou nous affecteront tous, mais avec plus de pudeur. (Gémir, pleurer est également lâche ...). Désolé de ne pas avoir plus de compassion avec les souffrances et les inévitables remords de D.de Vigan.</text:p>
          </table:table-cell>
          <table:table-cell table:style-name="ce6" office:value-type="string" calcext:value-type="string">
            <text:p>déception !, -0.625, 0.0, None</text:p>
            <text:p>grande, 0.3, 0.2, None</text:p>
            <text:p>familiale, 0.1, 0.0, None</text:p>
            <text:p>trop, -0.25, 0.7, None</text:p>
            <text:p>meilleur, 0.53, 0.5, None</text:p>
            <text:p>plus, 0.15, 0.1, None</text:p>
            <text:p>hélas, -0.4, 0.6, None</text:p>
            <text:p>beaucoup, 0.1, 0.1, None</text:p>
            <text:p>plus, 0.15, 0.1, None</text:p>
            <text:p>pleurer, -0.5, 0.0, None</text:p>
            <text:p>également, 0.2, 0.35, None</text:p>
            <text:p>plus, 0.15, 0.1, None</text:p>
            <text:p>inévitables, -0.2, 0.4,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08046875" calcext:value-type="float">
            <text:p>-0.008046875</text:p>
          </table:table-cell>
          <table:table-cell table:style-name="ce4" office:value-type="float" office:value="0.266666666667" calcext:value-type="float">
            <text:p>0.2666666667</text:p>
          </table:table-cell>
          <table:table-cell table:style-name="ce6" office:value-type="string" calcext:value-type="string">
            <text:p>Perdre 2 heures à ne rien lire . Aucun intérêt! On est l'oin de : òu on va papa ?. Et même de : je vais t'apprendre la politesse ....je me suis fait avoir! Ça m'agace! Nous savons observer tout seul les bêtises de ce monde!!!!</text:p>
          </table:table-cell>
          <table:table-cell table:style-name="ce6" office:value-type="string" calcext:value-type="string">
            <text:p>très fragile, -0.5, 0.7, None</text:p>
            <text:p>rare, 0.25, 0.4, None</text:p>
            <text:p>même, 0.0, 0.5, None</text:p>
            <text:p>maternel, 0.0, 0.0, None</text:p>
            <text:p>adore ! !, 0.78125,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5">
          <table:table-cell table:style-name="ce2" office:value-type="float" office:value="-0.00774456521739" calcext:value-type="float">
            <text:p>-0.0077445652</text:p>
          </table:table-cell>
          <table:table-cell table:style-name="ce4" office:value-type="float" office:value="0.152173913043" calcext:value-type="float">
            <text:p>0.152173913</text:p>
          </table:table-cell>
          <table:table-cell table:style-name="ce6" office:value-type="string" calcext:value-type="string">
            <text:p>Marc Lévy fait un premier tome dont la principale fonction est de faire acheter lle deuxième. Comme un soufflé que l'on essaie de faire monter ( car on s'ennuie souvent), la fin déçoit, soufflé mal cuit qui retombe piteusement dans les dernières pages. Mais il y a pire . Construire une intrigue qui met en scène des scientifiques suppose que l'auteur, Marc Lévy dans ce cas, se soit un minimum documenté sur les sujets qu'il aborde. Le dénouement en particulier repose sur deux énormités scientifiques que tout lycéen pourrait identifier. Monsieur Levy, le chromosome X n'identifie pas une femme, c'est la double présence de ce chromosome donc XX!. Trouver un X ne permet pas d'identifier le sexe.... Trouver un Y permettrait d'identifier un homme, et encore... Il existe des femmes avec un Y. Mais cela n'est pas tout . La tectonique des plaques est entrée dans la communauté scientifique il y a plus de 50 ans, et elle est enseignée au collège et au lycée. Ceci pour dire qu'il y a 500 millions d'années, le monde était très différent de ce que nous voyons aujourd'hui, l'Afrique en tant que continent n'existait pas ! Alors la position Gps de l'homme zéro enregistrée il y a 500 millions d'années et retrouvée aujourd'hui à 20 m près est une bêtise pour ne pas dire une énormité ! Que l'auteur s'enrichisse avec ses livres, pourquoi pas... Mais à condition de respecter les lecteurs. Dans ce double volume, le premier jour + la première nuit, Marc Levy se moque de nous....</text:p>
          </table:table-cell>
          <table:table-cell table:style-name="ce6" office:value-type="string" calcext:value-type="string">
            <text:p>principale, 0.1, 0.1, None</text:p>
            <text:p>ennuie, -0.6, 0.6, None</text:p>
            <text:p>dernières, -0.29, 0.2, None</text:p>
            <text:p>pire !, -0.5, 0.8, None</text:p>
            <text:p>plus, 0.15, 0.1, None</text:p>
            <text:p>très différent ! !, 1.0, 0.3, None</text:p>
            <text:p>moque, -0.2, 0.1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4">
          <table:table-cell table:style-name="ce2" office:value-type="float" office:value="-0.00766666666667" calcext:value-type="float">
            <text:p>-0.0076666667</text:p>
          </table:table-cell>
          <table:table-cell table:style-name="ce4" office:value-type="float" office:value="0.333333333333" calcext:value-type="float">
            <text:p>0.3333333333</text:p>
          </table:table-cell>
          <table:table-cell table:style-name="ce6" office:value-type="string" calcext:value-type="string">
            <text:p>Mazarine Pingeot n'en finit pas de nous raconter son enfance soi disant difficile , malheureuse, cachée et moi je trouve cela indécent; OK elle a dû se taire et vivre dans l'ombre mais ZUT combien d'enfants auraient bien aimé avoir son enfance ! Elle a vécu sous les ors de l'Elysée ( la pauvre chérie se plaint qu'elle y entrait par la porte de derrière , en voilà une anecdote qui va faire pleurer dans les chaumières !) Elle reconnait avoir été aimée, choyée par ses parents alors STOP , faire du fric tous les 3 ans en nous racontant la même histoire, ras le bol ! Qu'elle regarde un peu autour d'elle et elle verra ce que c'est que l'enfance malheureuse, les enfants qui meurent de faim, les enfants bafoués, violentés, etc ... alors SVP Madame arrêtez d'écrire ou alors changez de sujet car votre enfance dorée, on s'en fout !</text:p>
          </table:table-cell>
          <table:table-cell table:style-name="ce6" office:value-type="string" calcext:value-type="string">
            <text:p>difficile, -0.5, 0.4, None</text:p>
            <text:p>malheureuse !, -0.375, 0.7, None</text:p>
            <text:p>pauvre, -0.37, 0.2, None</text:p>
            <text:p>pleurer !, -0.625, 0.0, None</text:p>
            <text:p>même !, 0.0, 0.5, None</text:p>
            <text:p>peu, -0.05, 0.5, None</text:p>
            <text:p>malheureuse !, -0.375, 0.7,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8">
          <table:table-cell table:style-name="ce2" office:value-type="float" office:value="-0.00764285714286" calcext:value-type="float">
            <text:p>-0.0076428571</text:p>
          </table:table-cell>
          <table:table-cell table:style-name="ce4" office:value-type="float" office:value="0.271785714286" calcext:value-type="float">
            <text:p>0.2717857143</text:p>
          </table:table-cell>
          <table:table-cell table:style-name="ce6" office:value-type="string" calcext:value-type="string">
            <text:p>Il est plus facile de faire la guerre que la paix Georges Clémenceau L'excellent écrivain franco-algérien Mohammed Moulessehoul plus connu sous son nom de plume Yasmina Khadra,nous fait une fois de plus participer aux drames et contradictions de la sphère musulmane et de son terrible rapport avec l'occident chrétien <text:s/>dont on pourrait dater l'origine... aux croisades. Le prière d'insérerde l'éditeur qui ouvre ce livre nous parle à propos des précédents romans de l'auteur, et de celui-ci ,d'une trilogie consacrée au dialogue de sourds entre l'orient et l'occident.Il s'agit pour le moins d'une litote! Ce livre porte sur l'invasion de L'Irak par les américains vue d'un village perdu à cent kilomètres de Bagdad mais où ladite invasion finira par arriver sous la forme d'exactions et surtout d'humiliations de la part de troupes soucieuses avant tout de leur sécurité mais aussi hélas piétinant une culture faite de respect des anciens,de liens familiaux et de croyances millénaires dont le profond mépris seront une des causes de l'incompréhension par le peuple Irakien de cette invasion. Le personnage central de l'histoire étudiant d'origine bédouine saisi d'une haine sans nom , va rejoindre Bagdad et s'engager dans un réseau clandestin de lutte contre l'envahisseur pour s'apercevoir in fine qu'il était le jouet d'une bande de déséquilibrés allant jusqu'à mettre en danger l'existence même de la vie sur la planète C'est une fois de plus dans cette oeuvre, le déchirement d'un auteur façonné par une double culture et qui éssaie de comprendre sans condamner sinon la folie meurtrière de pseudo savants fous. Il reste que l'on peut s'interroger sur ce que les troupes américaines font en Irak.On dit que leurs dirigeants croyaient libérer ce pays comme leurs lointains prédécesseurs l'avaient fait pour l'Allemagne.C'est là qu'on pourrait parler de dialogue de sourds .</text:p>
          </table:table-cell>
          <table:table-cell table:style-name="ce6" office:value-type="string" calcext:value-type="string">
            <text:p>plus, 0.15, 0.1, None</text:p>
            <text:p>excellent, 0.5, 0.9, None</text:p>
            <text:p>plus, 0.15, 0.1, None</text:p>
            <text:p>plus, 0.15, 0.1, None</text:p>
            <text:p>chrétien !, 0.0, 0.0, None</text:p>
            <text:p>américains, 0.08, 0.1, None</text:p>
            <text:p>soucieuses, -0.25, 0.35, None</text:p>
            <text:p>hélas, -0.4, 0.6, None</text:p>
            <text:p>familiaux, 0.1, 0.0, None</text:p>
            <text:p>profond, 0.26, 0.3, None</text:p>
            <text:p>central, 0.05, 0.0, None</text:p>
            <text:p>clandestin, -0.1, 0.1, None</text:p>
            <text:p>fine, -0.1, 0.15, None</text:p>
            <text:p>plus, 0.15, 0.1, None</text:p>
            <text:p>meurtrière, -0.6, 0.5, None</text:p>
            <text:p>savants, 0.5, 0.3, None</text:p>
            <text:p>américaines, 0.08, 0.1, None</text:p>
            <text:p>dirigeants, -0.0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8">
          <table:table-cell table:style-name="ce2" office:value-type="float" office:value="-0.00764285714286" calcext:value-type="float">
            <text:p>-0.0076428571</text:p>
          </table:table-cell>
          <table:table-cell table:style-name="ce4" office:value-type="float" office:value="0.271785714286" calcext:value-type="float">
            <text:p>0.2717857143</text:p>
          </table:table-cell>
          <table:table-cell table:style-name="ce6" office:value-type="string" calcext:value-type="string">
            <text:p>Il est plus facile de faire la guerre que la paix Georges Clémenceau L'excellent écrivain franco-algérien Mohammed Moulessehoul plus connu sous son nom de plume Yasmina Khadra,nous fait une fois de plus participer aux drames et contradictions de la sphère musulmane et de son terrible rapport avec l'occident chrétien <text:s/>dont on pourrait dater l'origine... aux croisades. Le prière d'insérerde l'éditeur qui ouvre ce livre nous parle à propos des précédents romans de l'auteur, et de celui-ci ,d'une trilogie consacrée au dialogue de sourds entre l'orient et l'occident.Il s'agit pour le moins d'une litote! Ce livre porte sur l'invasion de L'Irak par les américains vue d'un village perdu à cent kilomètres de Bagdad mais où ladite invasion finira par arriver sous la forme d'exactions et surtout d'humiliations de la part de troupes soucieuses avant tout de leur sécurité mais aussi hélas piétinant une culture faite de respect des anciens,de liens familiaux et de croyances millénaires dont le profond mépris seront une des causes de l'incompréhension par le peuple Irakien de cette invasion. Le personnage central de l'histoire étudiant d'origine bédouine saisi d'une haine sans nom , va rejoindre Bagdad et s'engager dans un réseau clandestin de lutte contre l'envahisseur pour s'apercevoir in fine qu'il était le jouet d'une bande de déséquilibrés allant jusqu'à mettre en danger l'existence même de la vie sur la planète C'est une fois de plus dans cette oeuvre, le déchirement d'un auteur façonné par une double culture et qui éssaie de comprendre sans condamner sinon la folie meurtrière de pseudo savants fous. Il reste que l'on peut s'interroger sur ce que les troupes américaines font en Irak.On dit que leurs dirigeants croyaient libérer ce pays comme leurs lointains prédécesseurs l'avaient fait pour l'Allemagne.C'est là qu'on pourrait parler de dialogue de sourds .</text:p>
          </table:table-cell>
          <table:table-cell table:style-name="ce6" office:value-type="string" calcext:value-type="string">
            <text:p>plus, 0.15, 0.1, None</text:p>
            <text:p>excellent, 0.5, 0.9, None</text:p>
            <text:p>plus, 0.15, 0.1, None</text:p>
            <text:p>plus, 0.15, 0.1, None</text:p>
            <text:p>chrétien !, 0.0, 0.0, None</text:p>
            <text:p>américains, 0.08, 0.1, None</text:p>
            <text:p>soucieuses, -0.25, 0.35, None</text:p>
            <text:p>hélas, -0.4, 0.6, None</text:p>
            <text:p>familiaux, 0.1, 0.0, None</text:p>
            <text:p>profond, 0.26, 0.3, None</text:p>
            <text:p>central, 0.05, 0.0, None</text:p>
            <text:p>clandestin, -0.1, 0.1, None</text:p>
            <text:p>fine, -0.1, 0.15, None</text:p>
            <text:p>plus, 0.15, 0.1, None</text:p>
            <text:p>meurtrière, -0.6, 0.5, None</text:p>
            <text:p>savants, 0.5, 0.3, None</text:p>
            <text:p>américaines, 0.08, 0.1, None</text:p>
            <text:p>dirigeants, -0.0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075" calcext:value-type="float">
            <text:p>-0.0075</text:p>
          </table:table-cell>
          <table:table-cell table:style-name="ce4" office:value-type="float" office:value="0.125" calcext:value-type="float">
            <text:p>0.125</text:p>
          </table:table-cell>
          <table:table-cell table:style-name="ce6" office:value-type="string" calcext:value-type="string">
            <text:p>Lectrice assidue de Werber depuis ces début je ne suis même pas allée jusqu'au bout de ce roman. Ça n'a ni queue ni tête. Il faut que l'auteur résiste à la pression commerciale et qu'il prenne le temps de retrouver son inspiration.</text:p>
          </table:table-cell>
          <table:table-cell table:style-name="ce6" office:value-type="string" calcext:value-type="string">
            <text:p>assidue, 0.02, 0.0, None</text:p>
            <text:p>commerciale,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0714285714286" calcext:value-type="float">
            <text:p>-0.0071428571</text:p>
          </table:table-cell>
          <table:table-cell table:style-name="ce4" office:value-type="float" office:value="0.214285714286" calcext:value-type="float">
            <text:p>0.2142857143</text:p>
          </table:table-cell>
          <table:table-cell table:style-name="ce6" office:value-type="string" calcext:value-type="string">
            <text:p>Le livre m'est tombé des mains et cela est rare... je le comparerais à la généalogie de la morale en beaucoup moins compliqué mais quinze fois plus atomisant. Les adjectifs me manquent pour le décrire, mais un convient assez bien: lassant.</text:p>
          </table:table-cell>
          <table:table-cell table:style-name="ce6" office:value-type="string" calcext:value-type="string">
            <text:p>rare, 0.25, 0.4, None</text:p>
            <text:p>beaucoup, 0.1, 0.1,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8">
          <table:table-cell table:style-name="ce2" office:value-type="float" office:value="-0.006" calcext:value-type="float">
            <text:p>-0.006</text:p>
          </table:table-cell>
          <table:table-cell table:style-name="ce4" office:value-type="float" office:value="0.25" calcext:value-type="float">
            <text:p>0.25</text:p>
          </table:table-cell>
          <table:table-cell table:style-name="ce6" office:value-type="string" calcext:value-type="string">
            <text:p>Je me suis ennuyé ...j'attendais plus mieux ...sur les difficultés que nous avons quelques fois à cesser de suivre ,les injonctions familiales pour être enfin tout simplement nous .</text:p>
          </table:table-cell>
          <table:table-cell table:style-name="ce6" office:value-type="string" calcext:value-type="string">
            <text:p>plus, 0.15, 0.1, None</text:p>
            <text:p>familiales, 0.1, 0.0, None</text:p>
            <text:p>simplement, 0.2, 0.3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2">
          <table:table-cell table:style-name="ce2" office:value-type="float" office:value="-0.00458333333333" calcext:value-type="float">
            <text:p>-0.0045833333</text:p>
          </table:table-cell>
          <table:table-cell table:style-name="ce4" office:value-type="float" office:value="0.295833333333" calcext:value-type="float">
            <text:p>0.2958333333</text:p>
          </table:table-cell>
          <table:table-cell table:style-name="ce6" office:value-type="string" calcext:value-type="string">
            <text:p>''' Un résumé alléchant pour cette lecture commune d'avril avec les copinautes de L'âme du livre. Je m'attendais à des chroniques de petites vieilles bien méchantes, dans le style Tatie Danièle, surtout avec le regard malicieux de la mémé sur la couverture du livre. Mais il n'en a rien été. Tout est plutôt mièvre et assez triste si l'on y pense. Durant tout le récit, ça radote et radote encore. Bien sûr, c'est une satyre de la vieillesse, mais quand même. J'ai également eu un peu de peine à me souvenir de chaque personnage (il y en avait un peu trop pour ma mémoire défaillante). Il y a bien sûr quelques pointes d'humour dans ce récit, mais peu, très peu. Rien de vraiment caustique comme le résumé le laissait présager. L'histoire est une histoire sans histoire, sans grande structure. Quant à la fin, je l'ai trouvée bâclée et terriblement tirée par les cheveux. Quitte à intégrer un astéroïde dans l'histoire, autant continuer dans la démesure jusqu'au bout et écrire un final grandiose. Tandis que là, non, une non-fin. Bref, une petite déception avec cette lecture. '''</text:p>
          </table:table-cell>
          <table:table-cell table:style-name="ce6" office:value-type="string" calcext:value-type="string">
            <text:p>chroniques, -0.01, 0.0, None</text:p>
            <text:p>petites, 0.1, 0.1, None</text:p>
            <text:p>vieilles, 0.5, 0.3, None</text:p>
            <text:p>méchantes, -0.4, 0.4, None</text:p>
            <text:p>malicieux, -0.07, -0.15, None</text:p>
            <text:p>triste, -0.3, 0.6, None</text:p>
            <text:p>également peu, -0.1, 1.0, None</text:p>
            <text:p>peu trop, -0.125, 0.35, None</text:p>
            <text:p>peu très peu, -0.1, 1.0, None</text:p>
            <text:p>vraiment, 0.0, 0.5, None</text:p>
            <text:p>sans grande, -0.15, 0.2, None</text:p>
            <text:p>terriblement, -0.3, 0.8, None</text:p>
            <text:p>final, -0.5, 0.15, None</text:p>
            <text:p>grandiose, 0.8, 1.0, None</text:p>
            <text:p>petite, 0.1, 0.1, None</text:p>
            <text:p>déception, -0.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2">
          <table:table-cell table:style-name="ce2" office:value-type="float" office:value="-0.00458333333333" calcext:value-type="float">
            <text:p>-0.0045833333</text:p>
          </table:table-cell>
          <table:table-cell table:style-name="ce4" office:value-type="float" office:value="0.295833333333" calcext:value-type="float">
            <text:p>0.2958333333</text:p>
          </table:table-cell>
          <table:table-cell table:style-name="ce6" office:value-type="string" calcext:value-type="string">
            <text:p>''' Un résumé alléchant pour cette lecture commune d'avril avec les copinautes de L'âme du livre. Je m'attendais à des chroniques de petites vieilles bien méchantes, dans le style Tatie Danièle, surtout avec le regard malicieux de la mémé sur la couverture du livre. Mais il n'en a rien été. Tout est plutôt mièvre et assez triste si l'on y pense. Durant tout le récit, ça radote et radote encore. Bien sûr, c'est une satyre de la vieillesse, mais quand même. J'ai également eu un peu de peine à me souvenir de chaque personnage (il y en avait un peu trop pour ma mémoire défaillante). Il y a bien sûr quelques pointes d'humour dans ce récit, mais peu, très peu. Rien de vraiment caustique comme le résumé le laissait présager. L'histoire est une histoire sans histoire, sans grande structure. Quant à la fin, je l'ai trouvée bâclée et terriblement tirée par les cheveux. Quitte à intégrer un astéroïde dans l'histoire, autant continuer dans la démesure jusqu'au bout et écrire un final grandiose. Tandis que là, non, une non-fin. Bref, une petite déception avec cette lecture. '''</text:p>
          </table:table-cell>
          <table:table-cell table:style-name="ce6" office:value-type="string" calcext:value-type="string">
            <text:p>chroniques, -0.01, 0.0, None</text:p>
            <text:p>petites, 0.1, 0.1, None</text:p>
            <text:p>vieilles, 0.5, 0.3, None</text:p>
            <text:p>méchantes, -0.4, 0.4, None</text:p>
            <text:p>malicieux, -0.07, -0.15, None</text:p>
            <text:p>triste, -0.3, 0.6, None</text:p>
            <text:p>également peu, -0.1, 1.0, None</text:p>
            <text:p>peu trop, -0.125, 0.35, None</text:p>
            <text:p>peu très peu, -0.1, 1.0, None</text:p>
            <text:p>vraiment, 0.0, 0.5, None</text:p>
            <text:p>sans grande, -0.15, 0.2, None</text:p>
            <text:p>terriblement, -0.3, 0.8, None</text:p>
            <text:p>final, -0.5, 0.15, None</text:p>
            <text:p>grandiose, 0.8, 1.0, None</text:p>
            <text:p>petite, 0.1, 0.1, None</text:p>
            <text:p>déception, -0.5,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8">
          <table:table-cell table:style-name="ce2" office:value-type="float" office:value="-0.00386363636364" calcext:value-type="float">
            <text:p>-0.0038636364</text:p>
          </table:table-cell>
          <table:table-cell table:style-name="ce4" office:value-type="float" office:value="0.3" calcext:value-type="float">
            <text:p>0.3</text:p>
          </table:table-cell>
          <table:table-cell table:style-name="ce6" office:value-type="string" calcext:value-type="string">
            <text:p>J'ai été très déçue par le livre . Je trouve que l'idée de départ n'est pas du tout exploitée, à savoir l'enfermement dans un espace clos d'une mini humanité (sujet sur lequel il y avait beaucoup à dire et à inventer à mon avis ). Les personnages principaux sont trop caricaturaux (le savant distrait par éxemple) et trop simplistes . Par ailleurs l'idée du vaisseau spatial n'a rien de bien originale, je pense qu'on peut trouver des articles sur la propulsion photonique dans toute bonne revue scientifique . J'ai trouvé toute cette histoire sans grande imagination, sans grand suspens .. et la fin m'a vraiment parue téléphonée !!! Bref je ne le conseillerais probablement pas ...</text:p>
          </table:table-cell>
          <table:table-cell table:style-name="ce6" office:value-type="string" calcext:value-type="string">
            <text:p>très, 0.01, 0.65, None</text:p>
            <text:p>beaucoup, 0.1, 0.1, None</text:p>
            <text:p>principaux, 0.1, 0.1, None</text:p>
            <text:p>trop, -0.25, 0.7, None</text:p>
            <text:p>savant, 0.5, 0.3, None</text:p>
            <text:p>trop, -0.25, 0.7, None</text:p>
            <text:p>originale, 0.2, 0.6, None</text:p>
            <text:p>bonne, 0.7, 0.7, None</text:p>
            <text:p>sans grande, -0.15, 0.2, None</text:p>
            <text:p>sans grand, -0.15, 0.2, None</text:p>
            <text:p>vraiment ! ! !, 0.0, 0.5, None</text:p>
            <text:p>probablement pas, -0.0, 0.6,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003" calcext:value-type="float">
            <text:p>-0.003</text:p>
          </table:table-cell>
          <table:table-cell table:style-name="ce4" office:value-type="float" office:value="0.366" calcext:value-type="float">
            <text:p>0.366</text:p>
          </table:table-cell>
          <table:table-cell table:style-name="ce6" office:value-type="string" calcext:value-type="string">
            <text:p>J'ai dévoré et adoré les crocodiles et les tortues, mais les écureuils m'ont déçue. K. Pancol nous avait habitués à des personnages fouillés que l'on pouvait croiser au coin de notre rue ou dans lesquels ont pouvait se reconnaitre et qui par là-même étaient terriblement attachants. Mais là, la source est tarie. Joséphine n'en finit pas de se poser des questions et nous ennuie, et le trait est vraiment trop fort pour junior surdoué beaucoup trop doué de 3 ans. Ils ne sont plus que des caricatures d'eux-mêmes auxquelles ont ne peut plus croire. Les derniers chapîtres terminent l'histoire à la va vite comme si KP voulait vite lâcher ses personnages dont elle ne sait plus quoi faire elle aussi. Bref, pas de suite, il est temps de passer à autre chose...</text:p>
          </table:table-cell>
          <table:table-cell table:style-name="ce6" office:value-type="string" calcext:value-type="string">
            <text:p>terriblement attachants, 0.46, 0.6, None</text:p>
            <text:p>ennuie, -0.6, 0.6, None</text:p>
            <text:p>vraiment trop, -0.5, 1.0, None</text:p>
            <text:p>beaucoup trop, -0.3, 0.84, None</text:p>
            <text:p>plus, 0.15, 0.1, None</text:p>
            <text:p>plus, 0.15, 0.1, None</text:p>
            <text:p>derniers, -0.29, 0.2, None</text:p>
            <text:p>plus, 0.15,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4">
          <table:table-cell table:style-name="ce2" office:value-type="float" office:value="-0.00208333333333" calcext:value-type="float">
            <text:p>-0.0020833333</text:p>
          </table:table-cell>
          <table:table-cell table:style-name="ce4" office:value-type="float" office:value="0.125" calcext:value-type="float">
            <text:p>0.125</text:p>
          </table:table-cell>
          <table:table-cell table:style-name="ce6" office:value-type="string" calcext:value-type="string">
            <text:p>C'est ça La vie, mode d'emploi ? 9 ans pour accumuler 600 pages de descriptions souvent longues et fastidieuses, parfois déroutantes ou intrigantes, rarement intéressantes, quel gâchis de temps et d'énergie ! G. Perec m'a infligé un monument de la littérature contemporaine qui va sans doute me réconcilier avec Balzac, Flaubert, Stendhal, Hugo et beaucoup d'autres, étudiés ou lus voilà plus de 40 ans...</text:p>
          </table:table-cell>
          <table:table-cell table:style-name="ce6" office:value-type="string" calcext:value-type="string">
            <text:p>longues, -0.4, 0.1, None</text:p>
            <text:p>déroutantes, 0.1, 0.2, None</text:p>
            <text:p>rarement intéressantes !, 0.1875, 0.25, None</text:p>
            <text:p>contemporaine, 0.07, 0.1, None</text:p>
            <text:p>beaucoup autres, -0.12, 0.0,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9">
          <table:table-cell table:style-name="ce2" office:value-type="float" office:value="-0.001640625" calcext:value-type="float">
            <text:p>-0.001640625</text:p>
          </table:table-cell>
          <table:table-cell table:style-name="ce4" office:value-type="float" office:value="0.27109375" calcext:value-type="float">
            <text:p>0.27109375</text:p>
          </table:table-cell>
          <table:table-cell table:style-name="ce6" office:value-type="string" calcext:value-type="string">
            <text:p>Quelle déception ! Fallait-il que les membres du jury Goncourt n'aient rien d'autre de mieux à se mettre sous les yeux - ce n'était pourtant pas le cas - pour décerner leur prix à ce roman mal ficelé, décousu, froid et austère, dépourvu d'humanité. Je m'ennuyais déjà à la dixième page ; un peu plus à la trentième, encore plus à la centième. J'ai quand même achevé ma lecture pour le cas où l'auteur aurait eu un sursaut de dernière minute. Hélas, rien. J'en sors déçu, attristé, furieux de m'être fait avoir comme un débutant. Je n'oserais même pas refiler ce bouquin à un ami, par respect pour son temps et par souci de son bien-être. Alors, pour ceux et celles qui voudraient prendre le risque, sachez encore que l'auteur ignore largement l'usage du point et du point-virgule. Certaines pages constituent une seule et même phrase. Il convient malgré tout de reconnaître au romancier un grand talent d'écriture et une certaine richesse de vocabulaire. C'est tout. Bon courage.</text:p>
          </table:table-cell>
          <table:table-cell table:style-name="ce6" office:value-type="string" calcext:value-type="string">
            <text:p>déception !, -0.625, 0.0, None</text:p>
            <text:p>rien autre, 0.05, 0.0, None</text:p>
            <text:p>austère, -0.1, 0.55, None</text:p>
            <text:p>peu plus, 0.075, 0.05, None</text:p>
            <text:p>plus, 0.15, 0.1, None</text:p>
            <text:p>dernière, -0.29, 0.2, None</text:p>
            <text:p>furieux, -0.45, 0.7, None</text:p>
            <text:p>largement, 0.05, 0.4, None</text:p>
            <text:p>seule, -0.1, 0.2, None</text:p>
            <text:p>grand, 0.3, 0.2, None</text:p>
            <text:p>talent, 0.3, 0.05, None</text:p>
            <text:p>richesse, 0.4,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001" calcext:value-type="float">
            <text:p>-0.001</text:p>
          </table:table-cell>
          <table:table-cell table:style-name="ce4" office:value-type="float" office:value="0.26" calcext:value-type="float">
            <text:p>0.26</text:p>
          </table:table-cell>
          <table:table-cell table:style-name="ce6" office:value-type="string" calcext:value-type="string">
            <text:p>L'auteur a du culot: décrire Dieu et Satan et le combat entre le bien et le mal, via leurs envoyés sur terre. Cela donne une petite fable gentillette qui est loin d'etre un chef d'oeuvre. Lisez donc le Faust de Goethe,si vous vous interessez aux tentations du démon, et vous verrez tout de suite la différence entre un grand écrivain et.... A vous de conclure!</text:p>
          </table:table-cell>
          <table:table-cell table:style-name="ce6" office:value-type="string" calcext:value-type="string">
            <text:p>petite, 0.1, 0.1, None</text:p>
            <text:p>grand !, 0.375, 0.2,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9">
          <table:table-cell table:style-name="ce2" office:value-type="float" office:value="-0.000806451612903" calcext:value-type="float">
            <text:p>-0.0008064516</text:p>
          </table:table-cell>
          <table:table-cell table:style-name="ce4" office:value-type="float" office:value="0.305241935484" calcext:value-type="float">
            <text:p>0.3052419355</text:p>
          </table:table-cell>
          <table:table-cell table:style-name="ce6" office:value-type="string" calcext:value-type="string">
            <text:p>Thérèse Desqueyroux/François Mauriac Relisez ce grand classique du roman : vous y trouverez une source inépuisable de réflexion. C’est un roman noir et sinistre qui se vit au cœur de la forêt landaise dans une ambiance délétère. Paru en 1927, il fut et reste considéré comme un des chefs d’œuvre de la littérature. Inspiré d’un fait divers, il fut sous-titré : « Itinéraire d’une femme libre ». Tandis qu’elle revient du tribunal, libre, Thérèse se rémémore… Elle n’a jamais connu sa mère. Son père misogyne notoire fut absent. Il se plaisait à dire : « Toutes des hystériques quand elles ne sont pas des idiotes », en parlant des femmes. Deux personnages s’affrontent dans un terrible silence seulement troublé par le vent dans la cime des pins du hameau d’Argelouse. Thérèse Larroque et Bernard Desqueyroux , attachés viscéralement à la terre, se sont unis pour une mésalliance sous la pression familiale. « Le silence d’Argelouse ! Les gens qui ne connaissent pas cette lande perdue ne savent pas ce qu’est le silence : il cerne la maison, comme solidifié dans cette masse épaisse de forêt où rien ne vit, hors parfois une chouette hululante… » « La propriété est l’unique bien de ce monde et rien ne vaut de vivre que de posséder la terre. » Telle est la devise de ces êtres qui ne connaissent pas d’autre amour que celui de la terre. D’ailleurs Thérèse s’adressant à Bernard ne disait-elle pas : « Bernard, avec ta peur de la mort ! N’éprouves-tu jamais, comme moi, le sentiment profond de ton inutilité ? Non ? Ne penses-tu pas que la vie des gens de notre espèce ressemble déjà terriblement à la mort ? » Clairvoyance de Thérèse qui va être gagnée peu à peu par la haine de cet homme médiocre et falot, une sorte d’imbécile heureux sûr de lui et autosatisfait. La rencontre de Thérèse et de Jean Azévédo va bouleverser la mise et ouvrir les yeux de Thérèse. « Ici, vous êtes condamnée au mensonge jusqu’à la mort », lui dit-il. Et de poursuivre : « Regardez cette immense et uniforme surface de gel où toutes les âmes ici sont prises ; parfois une crevasse découvre l’eau noire ; quelqu’un s’est débattu, a disparu ; la croûte se reforme…car chacun ici, comme ailleurs, naît avec sa loi propre ; ici comme ailleurs, chaque destinée est particulière ; et pourtant il faut se soumettre à ce morne destin commun ; quelques-uns résistent : d’où ces drames sur lesquels les familles font silence. » La lande et son silence suinte l’ennui et Thérèse sombre dans la mélancolie d’autant qu’elle est enceinte : « Je perdais le sentiment de mon existence individuelle. Je n’étais que le sarment ; aux yeux de la famille, le fruit attaché à mes entrailles comptait seul. » À la naissance de la petite Marie, Thérèse refuse de perdre toute existence indiduelle comme les autres femmes de la famille qui ont un enfant. Elle ne peut faire don de sa personne à l’espèce. Elle voit bien la beauté de cet effacement, de cet anéantissement même, mais ce n’est pas pour elle. La désunion est latente et pesante : « Avaient-ils seulement (Thérèse et Bernard) un vocabulaire commun ? Ils donnaient aux mots essentiels un sens différent. » Peu à peu Thérèse dans son ennui, sa solitude et sa haine va être aspirée par le crime. Il traduit sa révolte contre un ordre tyrannique et dépersonnalisant. Est-elle pour autant un monstre ? En tout cas, elle est le modèle de toutes les victimes de la solitude sexuelle, disait Mauriac lui-même. Inoubliable relecture ce jour de ce bref roman. Chef d’œuvre.</text:p>
          </table:table-cell>
          <table:table-cell table:style-name="ce6" office:value-type="string" calcext:value-type="string">
            <text:p>classique, 0.7, 0.2, None</text:p>
            <text:p>inépuisable, 0.1, 0.7, None</text:p>
            <text:p>noir, -0.1, 0.1, None</text:p>
            <text:p>sinistre, -0.65, 0.65, None</text:p>
            <text:p>divers, 0.0, 0.1, None</text:p>
            <text:p>libre, 0.45, 0.3, None</text:p>
            <text:p>libre, 0.45, 0.3, None</text:p>
            <text:p>absent, -0.1, 0.0, None</text:p>
            <text:p>idiotes, -0.7, 0.8, None</text:p>
            <text:p>terrible, -0.7, 0.6, None</text:p>
            <text:p>familiale !, 0.125, 0.0, None</text:p>
            <text:p>épaisse, 0.06, 0.1, None</text:p>
            <text:p>autre !, -0.125, 0.0, None</text:p>
            <text:p>terriblement, -0.3, 0.8, None</text:p>
            <text:p>peu peu, -0.025, 0.25, None</text:p>
            <text:p>médiocre, -0.4, 0.5, None</text:p>
            <text:p>heureux, 0.7, 0.8, None</text:p>
            <text:p>immense, 0.45, 0.7, None</text:p>
            <text:p>noire, -0.1, 0.1, None</text:p>
            <text:p>propre, 0.33, 0.2, None</text:p>
            <text:p>particulière, -0.15, 0.1, None</text:p>
            <text:p>commun, 0.08, 0.1, None</text:p>
            <text:p>sombre, -0.33, 0.4, None</text:p>
            <text:p>individuelle, -0.03, -0.2, None</text:p>
            <text:p>petite, 0.1, 0.1, None</text:p>
            <text:p>autres, -0.1, 0.0, None</text:p>
            <text:p>pesante, -0.2, 0.5, None</text:p>
            <text:p>essentiels, 0.3, 0.3, None</text:p>
            <text:p>différent, 0.4, 0.15, None</text:p>
            <text:p>peu, -0.05, 0.5, None</text:p>
            <text:p>sexuelle, 0.3, 0.5, None</text:p>
            <text:p>bref, 0.08, 0.2,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6">
          <table:table-cell table:style-name="ce2" office:value-type="float" office:value="-0.000397727272727" calcext:value-type="float">
            <text:p>-0.0003977273</text:p>
          </table:table-cell>
          <table:table-cell table:style-name="ce4" office:value-type="float" office:value="0.177272727273" calcext:value-type="float">
            <text:p>0.1772727273</text:p>
          </table:table-cell>
          <table:table-cell table:style-name="ce6" office:value-type="string" calcext:value-type="string">
            <text:p>J'ai acheté ce roman de Marc Levy pensant me donner les moyens de me distraire vaguement à la plage mais...même pas !! c'est dire l'ennui de cette écriture ! Encore une histoire à l'eau de rose digne d'un arlequin de bas étage ! De la littérature de supermarché qui plonge le lecteur une fois de plus dans la médiocrité générale. Aucune intrigue digne de ce nom, aucune originalité dans l'écriture, dans les dialogues, une fin baclée que l'on avait devinée depuis longtemps,...que dire de plus ? Encore un roman qui n'élèvera pas le niveau des lecteurs. J'ai ré-essayé mais je reste dans l'incompréhension face à un tel succès...</text:p>
          </table:table-cell>
          <table:table-cell table:style-name="ce6" office:value-type="string" calcext:value-type="string">
            <text:p>rose, 0.08, 0.1, None</text:p>
            <text:p>digne !, 0.625, 0.4, None</text:p>
            <text:p>plus, 0.15, 0.1, None</text:p>
            <text:p>générale, 0.0, 0.0, None</text:p>
            <text:p>digne, 0.5, 0.4,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2" office:value-type="float" office:value="-0.000397727272727" calcext:value-type="float">
            <text:p>-0.0003977273</text:p>
          </table:table-cell>
          <table:table-cell table:style-name="ce4" office:value-type="float" office:value="0.177272727273" calcext:value-type="float">
            <text:p>0.1772727273</text:p>
          </table:table-cell>
          <table:table-cell table:style-name="ce6" office:value-type="string" calcext:value-type="string">
            <text:p>J'ai acheté ce roman de Marc Levy pensant me donner les moyens de me distraire vaguement à la plage mais...même pas !! c'est dire l'ennui de cette écriture ! Encore une histoire à l'eau de rose digne d'un arlequin de bas étage ! De la littérature de supermarché qui plonge le lecteur une fois de plus dans la médiocrité générale. Aucune intrigue digne de ce nom, aucune originalité dans l'écriture, dans les dialogues, une fin baclée que l'on avait devinée depuis longtemps,...que dire de plus ? Encore un roman qui n'élèvera pas le niveau des lecteurs. J'ai ré-essayé mais je reste dans l'incompréhension face à un tel succès...</text:p>
          </table:table-cell>
          <table:table-cell table:style-name="ce6" office:value-type="string" calcext:value-type="string">
            <text:p>rose, 0.08, 0.1, None</text:p>
            <text:p>digne !, 0.625, 0.4, None</text:p>
            <text:p>plus, 0.15, 0.1, None</text:p>
            <text:p>générale, 0.0, 0.0, None</text:p>
            <text:p>digne, 0.5, 0.4,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4">
          <table:table-cell table:style-name="ce2" office:value-type="float" office:value="-0.000384615384615" calcext:value-type="float">
            <text:p>-0.0003846154</text:p>
          </table:table-cell>
          <table:table-cell table:style-name="ce4" office:value-type="float" office:value="0.283846153846" calcext:value-type="float">
            <text:p>0.2838461538</text:p>
          </table:table-cell>
          <table:table-cell table:style-name="ce6" office:value-type="string" calcext:value-type="string">
            <text:p>Voltaire dans L'ingénu campe un Huron qui, débarquant de sa huronnie natale, découvre de quoi et en quoi la société est constituée. Les valeurs d'une société valant celles d'une autre, prémisse de la pensée de Voltaire, dès lors tout est ouvert à la critique acerbe et triste. Voltaire n'est pas joyeux. Il se situe aux antipodes d'un Molière plus efficace critique social que lui et tellement gai, moderne. Voltaire est un triste sire. Il barbote dans sa mare de relativisme moral. Le bien, comme le reprochait déjà Platon à Protagoras, serait pour chacun celui qui lui semble tel. Les pires ennemis de cet écrivain sont donc ceux qui portent et défendent des valeurs universelles, les chrétiens, donc, et tout particulièrement les jésuites. Le venin de Voltaire avilit tout ce qu'il touche. L'homme est puant. Des travers, condamnables sur ce registre des valeurs universelles, mais tolérables dans l'esprit même de Voltaire qui se contredit sans cesse, d'hommes d'Eglise aux moeurs dévoyées, Voltaire en généralise l'état. Il crache ainsi de manière sournoise sur l'évêque de Meaux, Bossuet, laissant entendre au lecteur que ce dernier se complaît dans des exercices libidineux avec les femmes. Il est intéressant de lire cet opuscule pour comprendre les dangers, et la contradiction inhérente, de tout refus de morale, de valeur universelle. Le propos perd totalement de sa pertinence. Il sent mauvais. La filiation avec Sartre dans , que j'ai vertement critiqué, me parait claire. En outre, postulant faussement que toute valeur se vaut, Voltaire rejoint la pensée libérale, que je combats.</text:p>
          </table:table-cell>
          <table:table-cell table:style-name="ce6" office:value-type="string" calcext:value-type="string">
            <text:p>ingénu, 0.1, 0.2, None</text:p>
            <text:p>natale, 0.3, 0.0, None</text:p>
            <text:p>autre, -0.1, 0.0, None</text:p>
            <text:p>critique, 0.0, 0.75, None</text:p>
            <text:p>acerbe, -0.15, -0.8, None</text:p>
            <text:p>triste, -0.3, 0.6, None</text:p>
            <text:p>pas joyeux, -0.275, 0.55, None</text:p>
            <text:p>plus efficace, 0.52, 0.52, None</text:p>
            <text:p>critique, 0.0, 0.75, None</text:p>
            <text:p>social, 0.25, 0.1, None</text:p>
            <text:p>tellement gai, 0.25, 0.25, None</text:p>
            <text:p>moderne, 0.2, 0.1, None</text:p>
            <text:p>triste, -0.3, 0.6, None</text:p>
            <text:p>moral, 0.0, 0.0, None</text:p>
            <text:p>pires, -0.4, 0.8, None</text:p>
            <text:p>universelles, 0.2, 0.3, None</text:p>
            <text:p>particulièrement, 0.0, 0.8, None</text:p>
            <text:p>universelles, 0.2, 0.3, None</text:p>
            <text:p>sournoise, -0.6, 0.4, None</text:p>
            <text:p>universelle, 0.2, 0.3, None</text:p>
            <text:p>totalement, 0.1, 0.75, None</text:p>
            <text:p>mauvais, -0.71, 0.8, None</text:p>
            <text:p>claire, 0.28, 0.1, None</text:p>
            <text:p>libérale, -0.0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4">
          <table:table-cell table:style-name="ce2" office:value-type="float" office:value="-0.000384615384615" calcext:value-type="float">
            <text:p>-0.0003846154</text:p>
          </table:table-cell>
          <table:table-cell table:style-name="ce4" office:value-type="float" office:value="0.283846153846" calcext:value-type="float">
            <text:p>0.2838461538</text:p>
          </table:table-cell>
          <table:table-cell table:style-name="ce6" office:value-type="string" calcext:value-type="string">
            <text:p>Voltaire dans L'ingénu campe un Huron qui, débarquant de sa huronnie natale, découvre de quoi et en quoi la société est constituée. Les valeurs d'une société valant celles d'une autre, prémisse de la pensée de Voltaire, dès lors tout est ouvert à la critique acerbe et triste. Voltaire n'est pas joyeux. Il se situe aux antipodes d'un Molière plus efficace critique social que lui et tellement gai, moderne. Voltaire est un triste sire. Il barbote dans sa mare de relativisme moral. Le bien, comme le reprochait déjà Platon à Protagoras, serait pour chacun celui qui lui semble tel. Les pires ennemis de cet écrivain sont donc ceux qui portent et défendent des valeurs universelles, les chrétiens, donc, et tout particulièrement les jésuites. Le venin de Voltaire avilit tout ce qu'il touche. L'homme est puant. Des travers, condamnables sur ce registre des valeurs universelles, mais tolérables dans l'esprit même de Voltaire qui se contredit sans cesse, d'hommes d'Eglise aux moeurs dévoyées, Voltaire en généralise l'état. Il crache ainsi de manière sournoise sur l'évêque de Meaux, Bossuet, laissant entendre au lecteur que ce dernier se complaît dans des exercices libidineux avec les femmes. Il est intéressant de lire cet opuscule pour comprendre les dangers, et la contradiction inhérente, de tout refus de morale, de valeur universelle. Le propos perd totalement de sa pertinence. Il sent mauvais. La filiation avec Sartre dans , que j'ai vertement critiqué, me parait claire. En outre, postulant faussement que toute valeur se vaut, Voltaire rejoint la pensée libérale, que je combats.</text:p>
          </table:table-cell>
          <table:table-cell table:style-name="ce6" office:value-type="string" calcext:value-type="string">
            <text:p>ingénu, 0.1, 0.2, None</text:p>
            <text:p>natale, 0.3, 0.0, None</text:p>
            <text:p>autre, -0.1, 0.0, None</text:p>
            <text:p>critique, 0.0, 0.75, None</text:p>
            <text:p>acerbe, -0.15, -0.8, None</text:p>
            <text:p>triste, -0.3, 0.6, None</text:p>
            <text:p>pas joyeux, -0.275, 0.55, None</text:p>
            <text:p>plus efficace, 0.52, 0.52, None</text:p>
            <text:p>critique, 0.0, 0.75, None</text:p>
            <text:p>social, 0.25, 0.1, None</text:p>
            <text:p>tellement gai, 0.25, 0.25, None</text:p>
            <text:p>moderne, 0.2, 0.1, None</text:p>
            <text:p>triste, -0.3, 0.6, None</text:p>
            <text:p>moral, 0.0, 0.0, None</text:p>
            <text:p>pires, -0.4, 0.8, None</text:p>
            <text:p>universelles, 0.2, 0.3, None</text:p>
            <text:p>particulièrement, 0.0, 0.8, None</text:p>
            <text:p>universelles, 0.2, 0.3, None</text:p>
            <text:p>sournoise, -0.6, 0.4, None</text:p>
            <text:p>universelle, 0.2, 0.3, None</text:p>
            <text:p>totalement, 0.1, 0.75, None</text:p>
            <text:p>mauvais, -0.71, 0.8, None</text:p>
            <text:p>claire, 0.28, 0.1, None</text:p>
            <text:p>libérale, -0.0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3" office:value-type="float" office:value="-9.25185853854E-018" calcext:value-type="float">
            <text:p>-9.25E-018</text:p>
          </table:table-cell>
          <table:table-cell table:style-name="ce4" office:value-type="float" office:value="0.0333333333333" calcext:value-type="float">
            <text:p>0.0333333333</text:p>
          </table:table-cell>
          <table:table-cell table:style-name="ce6" office:value-type="string" calcext:value-type="string">
            <text:p>Je vous conseil une autre édition car celle-ci n'indique pas le numéro des lignes. De plus, il y a des retours à la ligne indésirables.</text:p>
          </table:table-cell>
          <table:table-cell table:style-name="ce6" office:value-type="string" calcext:value-type="string">
            <text:p>autre, -0.1, 0.0, None</text:p>
            <text:p>plus, 0.15, 0.1,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6">
          <table:table-cell table:style-name="ce3" office:value-type="float" office:value="-1.73472347598E-018" calcext:value-type="float">
            <text:p>-1.73E-018</text:p>
          </table:table-cell>
          <table:table-cell table:style-name="ce4" office:value-type="float" office:value="0.421875" calcext:value-type="float">
            <text:p>0.421875</text:p>
          </table:table-cell>
          <table:table-cell table:style-name="ce6" office:value-type="string" calcext:value-type="string">
            <text:p>J'ai aimé le titre et le 4ème de couv. était prometteur... L'histoire commence bien, on entre dans un policier à l'intrigue (ou plutôt aux intrigues) compliquée. Mais bon, voilà, ça ne va pas vraiment plus loin... J'ai trouvé cette histoire tordue, confuse, noire, macabre, mais surtout violente... Violente par ses mots, ses descriptions si détaillées si écoeurantes.... A lire si vous avez le coeur vraiment bien accroché (et ce n'est pas de l'humour!)</text:p>
          </table:table-cell>
          <table:table-cell table:style-name="ce6" office:value-type="string" calcext:value-type="string">
            <text:p>bon, 0.7, 0.7, None</text:p>
            <text:p>pas vraiment plus, -0.0375, 0.05, None</text:p>
            <text:p>confuse, -0.4, 0.3, None</text:p>
            <text:p>noire, -0.1, 0.1, None</text:p>
            <text:p>violente, -0.5, 0.8, None</text:p>
            <text:p>écoeurantes, 0.2, 0.4, None</text:p>
            <text:p>coeur, 0.2, 0.0, None</text:p>
            <text:p>vraiment !, 0.0, 0.5,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7">
          <table:table-cell table:style-name="ce2" office:value-type="float" office:value="0" calcext:value-type="float">
            <text:p>0</text:p>
          </table:table-cell>
          <table:table-cell table:style-name="ce4" office:value-type="float" office:value="0" calcext:value-type="float">
            <text:p>0</text:p>
          </table:table-cell>
          <table:table-cell table:style-name="ce6" office:value-type="string" calcext:value-type="string">
            <text:p>je m'aperçois qu'il manque exactement 30 pages à ce livre que j'ai commandé et reçu (de la page 29 inclue à la page 60 inclue). madame Pujol.</text:p>
          </table:table-cell>
          <table:table-cell table:style-name="ce6" office:value-type="string" calcext:value-type="string">
            <text:p>vulgaire, -0.7, 0.85, None</text:p>
            <text:p>classique, 0.7, 0.2, None</text:p>
            <text:p>non plus, -0.075, 0.1, None</text:p>
            <text:p>plus, 0.15, 0.1, None</text:p>
            <text:p>autre, -0.1,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7">
          <table:table-cell table:style-name="ce2" office:value-type="float" office:value="0" calcext:value-type="float">
            <text:p>0</text:p>
          </table:table-cell>
          <table:table-cell table:style-name="ce4" office:value-type="float" office:value="0" calcext:value-type="float">
            <text:p>0</text:p>
          </table:table-cell>
          <table:table-cell table:style-name="ce6" office:value-type="string" calcext:value-type="string">
            <text:p>Il y a un problème de descrptif: Ce livre ne contient pas l'histoire de Gargantua Pantagruel de Rablais. Il s'agit d'n livret pédagogique à l'attention des professeurs.</text:p>
          </table:table-cell>
          <table:table-cell table:style-name="ce6" office:value-type="string" calcext:value-type="string">
            <text:p>aime, 0.6, 0.6, None</text:p>
            <text:p>beaucoup, 0.1, 0.1, None</text:p>
            <text:p>dernier, -0.29, 0.2, None</text:p>
            <text:p>vraie, 0.05, 0.4, None</text:p>
            <text:p>pas grand, -0.15, 0.2, None</text:p>
            <text:p>anciens, 0.04, 0.0, None</text:p>
            <text:p>évidemment ne, -0.1, 0.4, None</text:p>
            <text:p>pas critique, -0.0, 0.75, None</text:p>
            <text:p>littéraire, 0.1, 0.0, None</text:p>
            <text:p>:), 0.5, 1.0, mood</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5">
          <table:table-cell table:style-name="ce2" office:value-type="float" office:value="0" calcext:value-type="float">
            <text:p>0</text:p>
          </table:table-cell>
          <table:table-cell table:style-name="ce4" office:value-type="float" office:value="0" calcext:value-type="float">
            <text:p>0</text:p>
          </table:table-cell>
          <table:table-cell table:style-name="ce6" office:value-type="string" calcext:value-type="string">
            <text:p>je m'aperçois qu'il manque exactement 30 pages à ce livre que j'ai commandé et reçu (de la page 29 inclue à la page 60 inclue). madame Pujol.</text:p>
          </table:table-cell>
          <table:table-cell table:style-name="ce6" office:value-type="string" calcext:value-type="string">
            <text:p>original, 0.2, 0.6, None</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2">
          <table:table-cell table:style-name="ce2" office:value-type="float" office:value="0" calcext:value-type="float">
            <text:p>0</text:p>
          </table:table-cell>
          <table:table-cell table:style-name="ce4" office:value-type="float" office:value="0" calcext:value-type="float">
            <text:p>0</text:p>
          </table:table-cell>
          <table:table-cell table:style-name="ce6" office:value-type="string" calcext:value-type="string">
            <text:p>Albert CAMUS La Peste</text:p>
          </table:table-cell>
          <table:table-cell table:style-name="ce6" office:value-type="string" calcext:value-type="string">
            <text:p>beaucoup, 0.1, 0.1, None</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22">
          <table:table-cell table:style-name="ce2" office:value-type="float" office:value="0" calcext:value-type="float">
            <text:p>0</text:p>
          </table:table-cell>
          <table:table-cell table:style-name="ce4" office:value-type="float" office:value="0" calcext:value-type="float">
            <text:p>0</text:p>
          </table:table-cell>
          <table:table-cell table:style-name="ce6" office:value-type="string" calcext:value-type="string">
            <text:p>je m'aperçois qu'il manque exactement 30 pages à ce livre que j'ai commandé et reçu (de la page 29 inclue à la page 60 inclue). madame Pujol.</text:p>
          </table:table-cell>
          <table:table-cell table:style-name="ce6" office:value-type="string" calcext:value-type="string">
            <text:p>autres, -0.1, 0.0, None</text:p>
            <text:p>beaucoup, 0.1, 0.1, None</text:p>
            <text:p>grand, 0.3, 0.2, None</text:p>
            <text:p>peu, -0.05, 0.5, None</text:p>
            <text:p>trop, -0.25, 0.7, None</text:p>
            <text:p>aime, 0.6, 0.6, None</text:p>
            <text:p>particulièrement original, 0.4, 1.0, None</text:p>
            <text:p>aime, 0.6, 0.6, None</text:p>
            <text:p>tellement, 0.0, 0.6, None</text:p>
            <text:p>excellents, 0.5, 0.9, None</text:p>
            <text:p>nouvelles, 0.1, 0.25, None</text:p>
            <text:p>présentes, 0.12, 0.15, None</text:p>
            <text:p>grand, 0.3, 0.2, None</text:p>
            <text:p>souterraine, 0.0, 0.0, None</text:p>
            <text:p>grands, 0.3, 0.2, None</text:p>
            <text:p>dynamique, 0.0, 0.0, None</text:p>
            <text:p/>
          </table:table-cell>
          <table:table-cell table:style-name="ce8" office:value-type="string" calcext:value-type="string">
            <text:p>neg</text:p>
          </table:table-cell>
          <table:table-cell table:style-name="ce6" office:value-type="string" calcext:value-type="string">
            <text:p>neg_vp</text:p>
          </table:table-cell>
          <table:table-cell table:number-columns-repeated="1018"/>
        </table:table-row>
        <table:table-row table:style-name="ro11">
          <table:table-cell table:style-name="ce2" office:value-type="float" office:value="0" calcext:value-type="float">
            <text:p>0</text:p>
          </table:table-cell>
          <table:table-cell table:style-name="ce4" office:value-type="float" office:value="0.75" calcext:value-type="float">
            <text:p>0.75</text:p>
          </table:table-cell>
          <table:table-cell table:style-name="ce6" office:value-type="string" calcext:value-type="string">
            <text:p>Critique</text:p>
          </table:table-cell>
          <table:table-cell table:style-name="ce6" office:value-type="string" calcext:value-type="string">
            <text:p>très bon, 1.0, 1.0, None</text:p>
            <text:p>beaucoup, 0.1, 0.1, None</text:p>
            <text:p>délicieux, 0.8, 0.8, None</text:p>
            <text:p>fluide, 0.0, 0.0, None</text:p>
            <text:p>masculin, 0.0, 0.1, None</text:p>
            <text:p>beaucoup, 0.1, 0.1, None</text:p>
            <text:p>très agréable, 1.0, 1.0, None</text:p>
            <text:p/>
          </table:table-cell>
          <table:table-cell table:style-name="ce8" office:value-type="string" calcext:value-type="string">
            <text:p>pos</text:p>
          </table:table-cell>
          <table:table-cell table:style-name="ce6" office:value-type="string" calcext:value-type="string">
            <text:p>neg_fp~pos_fn</text:p>
          </table:table-cell>
          <table:table-cell table:number-columns-repeated="1018"/>
        </table:table-row>
        <table:table-row table:style-name="ro18">
          <table:table-cell table:style-name="ce3" office:value-type="float" office:value="1.21430643318E-017" calcext:value-type="float">
            <text:p>1.21E-017</text:p>
          </table:table-cell>
          <table:table-cell table:style-name="ce4" office:value-type="float" office:value="0.17625" calcext:value-type="float">
            <text:p>0.17625</text:p>
          </table:table-cell>
          <table:table-cell table:style-name="ce6" office:value-type="string" calcext:value-type="string">
            <text:p>Style compliqué , confus ,difficile à suivre.Beaucoup trop de bla-bla hors sujet.Je reste sur ma faim. Beaucoup de battage médiatique pour ce livre décevant. J'aurais aimé beaucoup plus de renseignements sur la propre vie de Maurice Herzog et son exploit. Je ne vois pas l'intérêt d'écrire un livre pour descendre à ce point son père et faire ressortir tant de haine. Il s'agit plus d'un déballage familial et d'un réglement de compte que d'une biographie.. Etait-il nécessaire de nous révéler tous les défauts ( aussi criticables soient-ils )de cet homme ? Cette fille est une insatisfaite de tout : de son père,de son milieu,du milieu de la finance... Elle ne réalise certainement pas qu'elle a eu la chance de s'appeler HERZOG pour pouvoir faire publier son livre qui , à mes yeux , n'a aucun intérêt et tombera rapidement dans l'oubli , car le bouche à oreille va fonctionner.</text:p>
          </table:table-cell>
          <table:table-cell table:style-name="ce6" office:value-type="string" calcext:value-type="string">
            <text:p>confus, -0.4, 0.3, None</text:p>
            <text:p>difficile, -0.5, 0.4, None</text:p>
            <text:p>trop, -0.25, 0.7, None</text:p>
            <text:p>beaucoup plus, 0.18, 0.12, None</text:p>
            <text:p>propre, 0.33, 0.2, None</text:p>
            <text:p>plus, 0.15, 0.1, None</text:p>
            <text:p>familial, 0.1, 0.0, None</text:p>
            <text:p>nécessaire, 0.27, 0.2, None</text:p>
            <text:p>certainement pas, -0.05,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00344827586207" calcext:value-type="float">
            <text:p>0.0003448276</text:p>
          </table:table-cell>
          <table:table-cell table:style-name="ce4" office:value-type="float" office:value="0.212068965517" calcext:value-type="float">
            <text:p>0.2120689655</text:p>
          </table:table-cell>
          <table:table-cell table:style-name="ce6" office:value-type="string" calcext:value-type="string">
            <text:p>No et moi tourne autour du personnage de Lou Bertignac, gamine de 13 ans surdouée, qui mêle sans grande finesse l'adulte et l'enfant. Souvent adulte, elle n'est pas très crédible quand elle est - ou plutôt fait- l'enfant. Delphine de Vigan s'essaie par moment à la naïveté, elle tente de bien nous faire comprendre que c'est une enfant, mais on sent surtout derrière tout cela l'adulte qui fait semblant de croire qu'elle a 13 ans. Il y a quelque chose qui ne fonctionne pas pour moi. On retrouve l'inévitable mauvais garçon qui s'attachera à Lou Bertignac, l'ado un peu paumée qui pique ses crises, mais tout cela traité gentillement (on sent dès le début qu'on ne va pas trop souffrir quand même). Bref, que du classique. Là n'est pas le problème diront certains - et ils auront raison. Sauf que, de mon côté, je n'ai jamais réussi à rentrer dans les personnages, j'ai toujours été conscient d'avoir sous les yeux les mots d'un écrivain qui ajoutait telle ou telle touche pour créer des personnages au final pas très profonds. No et moi m'a beaucoup rappelé Robert des noms propres d'Amélie Nothomb, que je n'avais pas aimé non plus. Ceux qui ont aimé l'un aimeront peut-être l'autre. Pour ma part, je l'ai oublié aussi vite que je l'ai lu.</text:p>
          </table:table-cell>
          <table:table-cell table:style-name="ce6" office:value-type="string" calcext:value-type="string">
            <text:p>sans grande, -0.15, 0.2, None</text:p>
            <text:p>pas très, -0.005, 0.65, None</text:p>
            <text:p>inévitable, -0.2, 0.4, None</text:p>
            <text:p>mauvais, -0.71, 0.8, None</text:p>
            <text:p>peu, -0.03, 0.0, None</text:p>
            <text:p>pas trop, 0.125, 0.7, None</text:p>
            <text:p>classique, 0.7, 0.2, None</text:p>
            <text:p>conscient, 0.1, 0.3, None</text:p>
            <text:p>final, -0.5, 0.15, None</text:p>
            <text:p>pas très profonds, -0.065, 0.15, None</text:p>
            <text:p>beaucoup, 0.1, 0.1, None</text:p>
            <text:p>propres, 0.33, 0.2, None</text:p>
            <text:p>non plus, -0.075, 0.1, None</text:p>
            <text:p>aut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0047619047619" calcext:value-type="float">
            <text:p>0.0004761905</text:p>
          </table:table-cell>
          <table:table-cell table:style-name="ce4" office:value-type="float" office:value="0.106666666667" calcext:value-type="float">
            <text:p>0.1066666667</text:p>
          </table:table-cell>
          <table:table-cell table:style-name="ce6" office:value-type="string" calcext:value-type="string">
            <text:p>Non Philippe, rassure toi, le risque de passer pour un vieux c.on est infime. D'abord, parce que ton lectorat se lasse de tes sempiternelles petites histoires, de ton petit manteau, de ta petite auto, de ta petite gorgée de bière...et donc, tout le monde étant parti lire ailleurs, le nombre de personnes susceptibles de tomber(d'ennui) sur ton petit livre est infime (toi, tu dirais, petit). Ensuite, parce qu'on ne dit plus vieux c.on, c'est politiquement incorrect. On dirait plutôt : personne dont les capacités de réflexion sont émoussées par l'abus de visionnage des émissions de TF1 et présentant une profil démographique à tendance défavorable. Enfin et surtout, comme tu le saurais, Philippe, si tu écoutais autre chose que les petits disques de ton fils : le temps ne fait rien à l'affaire.</text:p>
          </table:table-cell>
          <table:table-cell table:style-name="ce6" office:value-type="string" calcext:value-type="string">
            <text:p>vieux, 0.5, 0.3, None</text:p>
            <text:p>infime, -0.1, 0.0, None</text:p>
            <text:p>petites, 0.1, 0.1, None</text:p>
            <text:p>petite, 0.1, 0.1, None</text:p>
            <text:p>petite, 0.1, 0.1, None</text:p>
            <text:p>susceptibles, -0.1, 0.35, None</text:p>
            <text:p>infime, -0.1, 0.0, None</text:p>
            <text:p>plus vieux, 0.65, 0.39, None</text:p>
            <text:p>défavorable, -0.35, -0.7, None</text:p>
            <text:p>autre, -0.1, 0.0, None</text:p>
            <text:p>petits,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0047619047619" calcext:value-type="float">
            <text:p>0.0004761905</text:p>
          </table:table-cell>
          <table:table-cell table:style-name="ce4" office:value-type="float" office:value="0.106666666667" calcext:value-type="float">
            <text:p>0.1066666667</text:p>
          </table:table-cell>
          <table:table-cell table:style-name="ce6" office:value-type="string" calcext:value-type="string">
            <text:p>Non Philippe, rassure toi, le risque de passer pour un vieux c.on est infime. D'abord, parce que ton lectorat se lasse de tes sempiternelles petites histoires, de ton petit manteau, de ta petite auto, de ta petite gorgée de bière...et donc, tout le monde étant parti lire ailleurs, le nombre de personnes susceptibles de tomber(d'ennui) sur ton petit livre est infime (toi, tu dirais, petit). Ensuite, parce qu'on ne dit plus vieux c.on, c'est politiquement incorrect. On dirait plutôt : personne dont les capacités de réflexion sont émoussées par l'abus de visionnage des émissions de TF1 et présentant une profil démographique à tendance défavorable. Enfin et surtout, comme tu le saurais, Philippe, si tu écoutais autre chose que les petits disques de ton fils : le temps ne fait rien à l'affaire.</text:p>
          </table:table-cell>
          <table:table-cell table:style-name="ce6" office:value-type="string" calcext:value-type="string">
            <text:p>vieux, 0.5, 0.3, None</text:p>
            <text:p>infime, -0.1, 0.0, None</text:p>
            <text:p>petites, 0.1, 0.1, None</text:p>
            <text:p>petite, 0.1, 0.1, None</text:p>
            <text:p>petite, 0.1, 0.1, None</text:p>
            <text:p>susceptibles, -0.1, 0.35, None</text:p>
            <text:p>infime, -0.1, 0.0, None</text:p>
            <text:p>plus vieux, 0.65, 0.39, None</text:p>
            <text:p>défavorable, -0.35, -0.7, None</text:p>
            <text:p>autre, -0.1, 0.0, None</text:p>
            <text:p>petits,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00714285714286" calcext:value-type="float">
            <text:p>0.0007142857</text:p>
          </table:table-cell>
          <table:table-cell table:style-name="ce4" office:value-type="float" office:value="0.267857142857" calcext:value-type="float">
            <text:p>0.2678571429</text:p>
          </table:table-cell>
          <table:table-cell table:style-name="ce6" office:value-type="string" calcext:value-type="string">
            <text:p>Si vous voulez tout savoir sur le mode d'emploi d'un appareil photo numérique ou consulter le bulletin météo de l'époque à laquelle se situe l'inaction, lisez La carte et le territoire de Michel Houellebecq : c'est à peu près tout ce que vous y trouverez. L'auteur des Particules élémentaires se met en scène lui-même et fait abondament la promotion de ses ouvrages ; il s'y décrit comme un personnage médiocre, puis quitte le vraisemblable pour sombrer dans l'invraisemblable en inventant son propre assassinat, dans des conditions macabres qui intéresseraient bien davantage un psychiatre qu'un lecteur. Cela a pu faire illusion auprès de quelques bobos parisien désabusés mais, en ce qui me concerne, cet inutile pavé de 428 pages, techniquement bien écrit, ne m'a rien apporté. Il m'a seulement permis d'écarter définitivement le Goncourt de mes prochains achats.</text:p>
          </table:table-cell>
          <table:table-cell table:style-name="ce6" office:value-type="string" calcext:value-type="string">
            <text:p>peu, -0.05, 0.5, None</text:p>
            <text:p>élémentaires, 0.1, 0.1, None</text:p>
            <text:p>médiocre, -0.4, 0.5, None</text:p>
            <text:p>propre, 0.33, 0.2, None</text:p>
            <text:p>parisien, 0.0, 0.0, None</text:p>
            <text:p>inutile, -0.3, 0.5, None</text:p>
            <text:p>prochains,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00833333333333" calcext:value-type="float">
            <text:p>0.0008333333</text:p>
          </table:table-cell>
          <table:table-cell table:style-name="ce4" office:value-type="float" office:value="0.320833333333" calcext:value-type="float">
            <text:p>0.3208333333</text:p>
          </table:table-cell>
          <table:table-cell table:style-name="ce6" office:value-type="string" calcext:value-type="string">
            <text:p>La vie était certainement rude au Moyen Age, surtout en cette période de guerre de Cent ans et les témoignages que nous avons de la vie de François Villon (poèmes et procès) montrent que ce n'était pas un enfant de coeur... Etait-il pour autant nécessaire d'inventer à plaisir tortures, sexe, viols et autres violences obscènes ? Pour ceux qui veulent connaître la vie de François Villon, je suggère d'aller plutôt consulter Wikipedia. Dommage car l'idée était bonne, l'exploitation des vers du poète pour illustrer son existence intéressante et l'époque est reconstituée avec une certaine recherche.</text:p>
          </table:table-cell>
          <table:table-cell table:style-name="ce6" office:value-type="string" calcext:value-type="string">
            <text:p>certainement rude, -0.4, 0.7, None</text:p>
            <text:p>coeur, 0.2, 0.0, None</text:p>
            <text:p>nécessaire, 0.27, 0.2, None</text:p>
            <text:p>plaisir, 0.15, 0.0, None</text:p>
            <text:p>autres, -0.1, 0.0, None</text:p>
            <text:p>obscènes, -0.9, 1.0, None</text:p>
            <text:p>bonne, 0.7, 0.7, None</text:p>
            <text:p>intéressante, 0.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0">
          <table:table-cell table:style-name="ce2" office:value-type="float" office:value="0.000833333333333" calcext:value-type="float">
            <text:p>0.0008333333</text:p>
          </table:table-cell>
          <table:table-cell table:style-name="ce4" office:value-type="float" office:value="0.261904761905" calcext:value-type="float">
            <text:p>0.2619047619</text:p>
          </table:table-cell>
          <table:table-cell table:style-name="ce6" office:value-type="string" calcext:value-type="string">
            <text:p>Hygiène de l'assassin, le premier roman d'Amélie Nothomb, fut à sa sortie un événement tant critique que commercial. La jeune romancière met en scène, dans ce premier ouvrage, un grand écrivain, Prétextat Tach, couronné du Prix Nobel. Il lui reste deux mois à vivre. Quatre journalistes se pressent à son chevet pour préparer une interview, mais les trois premiers sont brutalement éconduits, et mortifiés par l'écrivain : ce dernier fait en effet preuve d'une réelle méchanceté n'ayant d'égal que sa maîtrise des mots. Face au rouleau compresseur de sa logorrhée, les piteux journalistes sont malmenés et incapables non seulement d'apprendre quoi que ce soit sur ce dernier, mais aussi de se protéger face à son intrusion en eux... Seule la quatrième journaliste, Nina, saura faire rendre gorge à l'écrivain en démasquant, derrière le discours méprisant, la raison ayant fait de cet homme ce monstre de littérature et ce monstre tout court, puisqu'à tout dire, obèse et énorme, il a l'apparence d'un ogre. Or le propre de l'ogre consiste, tout le monde le sait, à dévorer ses enfants. Ici, notre Prix Nobel constitue une variation de ce mythe de l'ogre. Mais s'attaquer à lui n'en reste pas moins redoutable. On apprécie donc la transposition à laquelle s'amuse Amélie Nothomb, en faisant des journalistes venus interroger Tach des sortes d'enfants qui vont être dévorés : les mots de l'ogre vont pénétrer en eux et les faire défaillir comme s'ils avaient été forcés de l'engloutir (voir cette séquence ô combien révélatrice durant laquelle Tach prend un malin plaisir à révéler à un des scribouillards son régime alimentaire, ce dernier finissant par en vomir). Mais tout ce court-circuite avec Nina : pourquoi ? Parce qu'elle a lu Tach. Elle semble d'ailleurs la seule à avoir fait cette effort ; effort qui lui apportera la compréhension de la psyché de son adversaire : en lisant les écrits d'un homme, on possède les mots le composant et on apprend sa véritable nature. De fait, Nina se trouve dans une position de dominatrice, car le romancier ne sait pas à qui il a affaire, traitant tout le monde de la même manière ; avec Nina, il croit avoir à faire aux même médiocres journalistes, mais voilà, il ignore que Nina a incorporé son signifiant : dès lors, la langue de Tach elle peut en jouir ; Jacques Lacan le disait : le problèmes des hommes, c'est qu'ils sont tous conçus à l'identique : le coït constitue leur mode de fonctionnement sexuel - pour les femmes, tout reste mystérieux et diffus - de fait, Tach essaye de pénétrer Nina par sa langue comme il pénétrait les journalistes, mais Nina s'échappe et jouit simplement de la conversation, ce dont Tach semble incapable. Très vite, cette question de la jouissance de Nina va devenir exclusive et anthropophage à son tour : le moins que l'on puisse dire est qu'Amélie Nothomb ne fait pas de cadeau aux femmes : son héroïne ne réalise-t-elle pas le syndrome de l'avalement du phallus ? Toutefois, au petit jeu du génie de Nina, Nothomb se perd : autant elle se laissait aller à des joutes oratoires fameuses entre Tach et les journalistes, autant elle fait trop vite tomber les armes à l'écrivain. En effet, les journalistes, on le notait, travaillaient tous à partir des bandes enregistrées par le confrère les précédant : de fait, tout médiocres qu'ils étaient, on voyait bien qu'ils prenaient progressivement assurance et force. Or, Nina arrive et brutalement, elle règle tout : certes elle n'aurait sans doute pas réussie sans ses prédécesseurs, mais tout de même, la situation se renverse trop vite. Des lors, Tach devient un personnage ridicule : une à une, ses défenses tombent. Rien ne lui restitue sa grandeur. On espérait que Nothomb s'essaye à une esthétique du mépris, car la première partie de son livre se révélait délicieuse à ce niveau : mais las, elle veut en finir et bien trop vite. Si elle trousse bien ses dialogues, son face à face manque d'enjeu puisque trop vite, on comprend que Tach a perdu. Néanmoins, l'émotion est souvent là, notamment dans les macabres descriptions du secret de Tach qui font froid dans le dos, avec une économie de mots et de moyens. Cela ne suffit toutefois pas à faire de ce livre ce qu'il aurait pu être (d'ailleurs, il ressemble plutôt à une pièce de théâtre dans sa forme, puisqu'on n'y trouve quasiment aucune description, et 99% de dialogues). Prisonnière de Nina, Nothomb se livre à une mise à mort de l'ogre : avec qui règle-t-elle ses comptes ? Mystère. N'en reste pas moins que la fin, étrange et déstabilisante, laisse dubitatif et inquiet.</text:p>
          </table:table-cell>
          <table:table-cell table:style-name="ce6" office:value-type="string" calcext:value-type="string">
            <text:p>critique, 0.0, 0.75, None</text:p>
            <text:p>commercial, 0.0, 0.0, None</text:p>
            <text:p>jeune, 0.32, 0.4, None</text:p>
            <text:p>grand, 0.3, 0.2, None</text:p>
            <text:p>réelle, 0.2, 0.1, None</text:p>
            <text:p>égal, 0.2, 0.2, None</text:p>
            <text:p>piteux, -0.15, -0.3, None</text:p>
            <text:p>incapables, -0.67, 0.65, None</text:p>
            <text:p>dernier, -0.29, 0.2, None</text:p>
            <text:p>énorme, 0.22, 0.6, None</text:p>
            <text:p>dévorer, 0.5, 0.0, None</text:p>
            <text:p>redoutable, -0.4, 0.4, None</text:p>
            <text:p>malin, -0.3, 0.5, None</text:p>
            <text:p>plaisir, 0.15, 0.0, None</text:p>
            <text:p>dernier, -0.29, 0.2, None</text:p>
            <text:p>vomir, -0.2, 0.0, None</text:p>
            <text:p>véritable, 0.2, 0.45, None</text:p>
            <text:p>même, 0.0, 0.5, None</text:p>
            <text:p>médiocres, -0.4, 0.5, None</text:p>
            <text:p>identique, 0.0, 0.1, None</text:p>
            <text:p>sexuel, 0.3, 0.5, None</text:p>
            <text:p>mystérieux, 0.28, 0.4, None</text:p>
            <text:p>simplement, 0.2, 0.35, None</text:p>
            <text:p>incapable, -0.67, 0.65, None</text:p>
            <text:p>exclusive, -0.03, 0.05, None</text:p>
            <text:p>cadeau, 0.45, 0.0, None</text:p>
            <text:p>fameuses, 0.1, 0.4, None</text:p>
            <text:p>trop, -0.25, 0.7, None</text:p>
            <text:p>médiocres, -0.4, 0.5, None</text:p>
            <text:p>trop, -0.25, 0.7, None</text:p>
            <text:p>délicieuse, 0.8, 0.8, None</text:p>
            <text:p>las, -0.4, 0.4, None</text:p>
            <text:p>trop, -0.25, 0.7, None</text:p>
            <text:p>trop, -0.25, 0.7, None</text:p>
            <text:p>émotion, 0.4, 0.0, None</text:p>
            <text:p>étrange, -0.5, 0.2, None</text:p>
            <text:p>inquiet, -0.1,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0111111111111" calcext:value-type="float">
            <text:p>0.0011111111</text:p>
          </table:table-cell>
          <table:table-cell table:style-name="ce4" office:value-type="float" office:value="0.211111111111" calcext:value-type="float">
            <text:p>0.2111111111</text:p>
          </table:table-cell>
          <table:table-cell table:style-name="ce6" office:value-type="string" calcext:value-type="string">
            <text:p>J'ai rarement lu un tel enfilage de clichés ; à croire qu'un robot informatique a été piocher sur google tous les poncifs des années 80 et les a assemblés en les liant de citations et de sentiments tout droit venus des romand d'Harlequin. Je ne remercie pas amazon, pour qui doit travailler le même robot, qui a soi-disant déduit de mes achats précédent que ce livre me plairait. NUL !</text:p>
          </table:table-cell>
          <table:table-cell table:style-name="ce6" office:value-type="string" calcext:value-type="string">
            <text:p>rarement, -0.05, 0.5, None</text:p>
            <text:p>même !,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0175480769231" calcext:value-type="float">
            <text:p>0.0017548077</text:p>
          </table:table-cell>
          <table:table-cell table:style-name="ce4" office:value-type="float" office:value="0.184615384615" calcext:value-type="float">
            <text:p>0.1846153846</text:p>
          </table:table-cell>
          <table:table-cell table:style-name="ce6" office:value-type="string" calcext:value-type="string">
            <text:p>En général je ne crache pas sur la littérature facile, ça détend et on y trouve de petits joyaux d'humour ou d'originalité. Là, non seulement le scénario global n'est pas original, mais les personnages sont d'une pièce, pas plus sympas que ça et les dialogues plats et sans intérêt... Les scènes sont abracadabrantes, des meurtres gore de New-york à la plongée dans la jungle en passant par les acrobaties à Paris, on n'y croit pas un instant ! De plus ce n'est pas en hachant les scènes pour effacer tout ce qui pourrait coincer (le départ au brésil est quand même un summun dans le genre !)qu'on rend le thriller haletant comme dit dans les accroches publicitaires. Quant à thriller, c'est faire injure aux maîtres du genre que de classer ce roman dans cette catégorie... d'habitude j'attends le format poche, j'aurais mieux fait !</text:p>
          </table:table-cell>
          <table:table-cell table:style-name="ce6" office:value-type="string" calcext:value-type="string">
            <text:p>petits, 0.1, 0.1, None</text:p>
            <text:p>global, 0.0, 0.0, None</text:p>
            <text:p>pas original, -0.1, 0.6, None</text:p>
            <text:p>pas plus sympas, -0.0769230769231, 0.153846153846, None</text:p>
            <text:p>abracadabrantes !, -0.225, -0.15, None</text:p>
            <text:p>plus n' ! !, -0.11718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0208333333333" calcext:value-type="float">
            <text:p>0.0020833333</text:p>
          </table:table-cell>
          <table:table-cell table:style-name="ce4" office:value-type="float" office:value="0.26" calcext:value-type="float">
            <text:p>0.26</text:p>
          </table:table-cell>
          <table:table-cell table:style-name="ce6" office:value-type="string" calcext:value-type="string">
            <text:p>Alors bien sur il y a toujours ce style inimitable de Modiano, sobre et pourtant si chargé de mystère que je continue à aimer. Mais il n'en finit pas de creuser le même sillon, l'usure du temps, les incertitudes de la mémoire, l'entropie généralisé et cette nostalgie grise comme le fog londonien et qui finit par vous plomber!! Allez Patrick, il est peut être temps de labourer plus large!</text:p>
          </table:table-cell>
          <table:table-cell table:style-name="ce6" office:value-type="string" calcext:value-type="string">
            <text:p>même, 0.0, 0.5, None</text:p>
            <text:p>grise ! !, -0.28125, 0.0, None</text:p>
            <text:p>plus !, 0.18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0277777777778" calcext:value-type="float">
            <text:p>0.0027777778</text:p>
          </table:table-cell>
          <table:table-cell table:style-name="ce4" office:value-type="float" office:value="0.3" calcext:value-type="float">
            <text:p>0.3</text:p>
          </table:table-cell>
          <table:table-cell table:style-name="ce6" office:value-type="string" calcext:value-type="string">
            <text:p>Les éditions Bibliolycée sont ordinairement très recommandables pour l'usage scolaire de la lecture, de l'oral et de l'écrit du baccalauréat de français. Cet ouvrage ne fait pas exception, mais il faut préciser qu'il est fondé sur la seule édition des Fleurs du Mal de 1857, celle du fameux procès : autrement dit, on ne trouvera pas les poèmes écrits entre 1857 et 1861, date de la seconde édition. Ce manque est de conséquence, puisque parmi ces poèmes figurent ceux que Baudelaire a écrits parmi les plus célèbres. Il vaut mieux recourir à une édition synthétique, qui montre le texte de 1857, celui de 1861, et les Pièces condamnées par la justice : presque toutes les éditions du commerce le font, à part celle-ci.</text:p>
          </table:table-cell>
          <table:table-cell table:style-name="ce6" office:value-type="string" calcext:value-type="string">
            <text:p>très, 0.01, 0.65, None</text:p>
            <text:p>scolaire, 0.1, 0.0, None</text:p>
            <text:p>français, 0.2, 0.0, None</text:p>
            <text:p>seule, -0.1, 0.2, None</text:p>
            <text:p>fameux, 0.1, 0.4, None</text:p>
            <text:p>plus célèbres, 0.195,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0277777777778" calcext:value-type="float">
            <text:p>0.0027777778</text:p>
          </table:table-cell>
          <table:table-cell table:style-name="ce4" office:value-type="float" office:value="0.3" calcext:value-type="float">
            <text:p>0.3</text:p>
          </table:table-cell>
          <table:table-cell table:style-name="ce6" office:value-type="string" calcext:value-type="string">
            <text:p>Les éditions Bibliolycée sont ordinairement très recommandables pour l'usage scolaire de la lecture, de l'oral et de l'écrit du baccalauréat de français. Cet ouvrage ne fait pas exception, mais il faut préciser qu'il est fondé sur la seule édition des Fleurs du Mal de 1857, celle du fameux procès : autrement dit, on ne trouvera pas les poèmes écrits entre 1857 et 1861, date de la seconde édition. Ce manque est de conséquence, puisque parmi ces poèmes figurent ceux que Baudelaire a écrits parmi les plus célèbres. Il vaut mieux recourir à une édition synthétique, qui montre le texte de 1857, celui de 1861, et les Pièces condamnées par la justice : presque toutes les éditions du commerce le font, à part celle-ci.</text:p>
          </table:table-cell>
          <table:table-cell table:style-name="ce6" office:value-type="string" calcext:value-type="string">
            <text:p>très, 0.01, 0.65, None</text:p>
            <text:p>scolaire, 0.1, 0.0, None</text:p>
            <text:p>français, 0.2, 0.0, None</text:p>
            <text:p>seule, -0.1, 0.2, None</text:p>
            <text:p>fameux, 0.1, 0.4, None</text:p>
            <text:p>plus célèbres, 0.195,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0285714285714" calcext:value-type="float">
            <text:p>0.0028571429</text:p>
          </table:table-cell>
          <table:table-cell table:style-name="ce4" office:value-type="float" office:value="0.278571428571" calcext:value-type="float">
            <text:p>0.2785714286</text:p>
          </table:table-cell>
          <table:table-cell table:style-name="ce6" office:value-type="string" calcext:value-type="string">
            <text:p>Les Hamaguri n'ont pas suffit à donner de l'originalité à cette suite. Sans surprise, intrigue un peu lente. J'ai encore Tsubame à lire dans ma bibliothèque, mais j'avoue qu'après Tsubaki, Hamaguri a un peu freiné mon enthousiasme pour le livre 3. Néanmoins c'est court donc ça se lit vite, un bon petit livre pour passer le temps.</text:p>
          </table:table-cell>
          <table:table-cell table:style-name="ce6" office:value-type="string" calcext:value-type="string">
            <text:p>peu lente, -0.21, 0.2,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0285714285714" calcext:value-type="float">
            <text:p>0.0028571429</text:p>
          </table:table-cell>
          <table:table-cell table:style-name="ce4" office:value-type="float" office:value="0.278571428571" calcext:value-type="float">
            <text:p>0.2785714286</text:p>
          </table:table-cell>
          <table:table-cell table:style-name="ce6" office:value-type="string" calcext:value-type="string">
            <text:p>Les Hamaguri n'ont pas suffit à donner de l'originalité à cette suite. Sans surprise, intrigue un peu lente. J'ai encore Tsubame à lire dans ma bibliothèque, mais j'avoue qu'après Tsubaki, Hamaguri a un peu freiné mon enthousiasme pour le livre 3. Néanmoins c'est court donc ça se lit vite, un bon petit livre pour passer le temps.</text:p>
          </table:table-cell>
          <table:table-cell table:style-name="ce6" office:value-type="string" calcext:value-type="string">
            <text:p>peu lente, -0.21, 0.2,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03" calcext:value-type="float">
            <text:p>0.003</text:p>
          </table:table-cell>
          <table:table-cell table:style-name="ce4" office:value-type="float" office:value="0.275" calcext:value-type="float">
            <text:p>0.275</text:p>
          </table:table-cell>
          <table:table-cell table:style-name="ce6" office:value-type="string" calcext:value-type="string">
            <text:p>Dans ce deuxième tome, il ne se passe pas grand chose de plus. C'est vraiment du remplissage. Il est assez lourd à lire, la multitude de personnages n'arrangeant rien. C'est comme si B.Werber s'était senti obligé de faire une trilogie. J'espère que le troisième tome redeviendra intéressant... Dommage...</text:p>
          </table:table-cell>
          <table:table-cell table:style-name="ce6" office:value-type="string" calcext:value-type="string">
            <text:p>pas grand, -0.15, 0.2, None</text:p>
            <text:p>plus, 0.1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1">
          <table:table-cell table:style-name="ce2" office:value-type="float" office:value="0.00301185344828" calcext:value-type="float">
            <text:p>0.0030118534</text:p>
          </table:table-cell>
          <table:table-cell table:style-name="ce4" office:value-type="float" office:value="0.587665782493" calcext:value-type="float">
            <text:p>0.5876657825</text:p>
          </table:table-cell>
          <table:table-cell table:style-name="ce6" office:value-type="string" calcext:value-type="string">
            <text:p>Bon sang!!! Mais où est la ferveur que j'avais découverte dans Mercure???? Qu'est-ce que c'est que ce pseudo-roman qui au final ne nous a rien apporté du tout???? Je suis déçue. Elle n'arrive plus à nous étonner. Déjà rien que le thème de ce roman, il est tout à fait commun. Il n'y a pas la touche cynique habituelle. Amélie arrive quand même à bien caricaturer ces personnages anonymes sélectionnés, du style de Loft Story. Et bien sûr il y a des démélés entre eux. Pour tout cela, ok. Même si cela avait déjà paru évident à tout le monde, elle écrit la réalité. Les sujets de plus en plus stupides de ces sociétés de télé-réalité devait bien faire penser à cette exploitation-là au final, si on se met à penser à l'extrême absurdité de l'humain en puissance face à l'audimat. Mais je trouve qu'elle a été très maladroite en exploitant cette idée de camp de concentration. Maladroite dans le sens où elle aurait pu en faire un sujet de réflexion abouti, ce qui n'en est absolument pas le cas dans Acide Sulfurique. Pourtant elle avait toutes les cartes en main. Elle a fait de bons romans par le passé, possède une plume pourvue de cynisme et de sarcasme, et elle sait torturer le lecteur avec plein d'histoires hors du commun. Là, elle n'a réussi qu'à écrire des lignes fades, sans aucun moment fort, relève à peine notre intérêt en essayant de nous faire réfléchir aux mièvres questions qu'elle semble évoquer à certains passages. Est-ce fait exprès, qu'elle nous amène à une question sans la mentionner pour qu'on se la pose nous même? Je ne le pense pas... Ce n'est pas son style. Et puis, quand on pense qu'elle va enfin nous sous-entendre des choses intéressantes sans les dévoiler du long (comme elle a su le faire quelques années auparavant), elle se met à tout expliquer, au cas où l'enfant de 10 ans lisant ce livre n'aurait pas compris. Ce qui fait que nous, lecteurs adultes, on n'a plus vraiment d'effet de surprise ni de réflexion car tout nous est mâché!!! C'est ni fait, ni à refaire, et je suis très déçue de la voie qu'Amélie Nothomb prend. A vouloir accoucher de romans plusieurs fois par an, elle est en train de les bâcler. Allez, je ne désespère pas, j'attends le prochain. Peut-être qu'elle va se ressaisir et choisir le bon en août 2006... A noter : Je crois que c'était à Groland, il y avait déjà eu une vidéo sur ce sujet. Séquestrer des personnes âgées et l'élimination est en fait leur mort, sans qu'elle soit provoquée. Comme quoi, ce n'est pas la première fois que quelqu'un pousse cette idée à l'extrême...</text:p>
          </table:table-cell>
          <table:table-cell table:style-name="ce6" office:value-type="string" calcext:value-type="string">
            <text:p>final, -0.5, 0.15, None</text:p>
            <text:p>plus, 0.15, 0.1, None</text:p>
            <text:p>habituelle, -0.05, 0.0, None</text:p>
            <text:p>anonymes, -0.1, 0.1, None</text:p>
            <text:p>évident, 0.1, 0.1, None</text:p>
            <text:p>plus plus stupides, -0.65, 1.0, None</text:p>
            <text:p>final, -0.5, 0.15, None</text:p>
            <text:p>extrême, -0.3, 0.5, None</text:p>
            <text:p>très maladroite, -1.0, 1.0, None</text:p>
            <text:p>absolument pas, -0.125, 0.75, None</text:p>
            <text:p>bons, 0.7, 0.7, None</text:p>
            <text:p>plein, 0.29, 0.3, None</text:p>
            <text:p>fades, -0.4, 0.3, None</text:p>
            <text:p>intéressantes, 0.3, 0.5, None</text:p>
            <text:p>long, -0.4, 0.1, None</text:p>
            <text:p>n' plus vraiment ! ! !, -0.0, 0.384615384615, None</text:p>
            <text:p>très, 0.01, 0.65, None</text:p>
            <text:p>prochain, 0.0, 0.0, None</text:p>
            <text:p>extrême, -0.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0409090909091" calcext:value-type="float">
            <text:p>0.0040909091</text:p>
          </table:table-cell>
          <table:table-cell table:style-name="ce4" office:value-type="float" office:value="0.313636363636" calcext:value-type="float">
            <text:p>0.3136363636</text:p>
          </table:table-cell>
          <table:table-cell table:style-name="ce6" office:value-type="string" calcext:value-type="string">
            <text:p>L'histoire? Rien d'original... Les personnages ont juste inversé les rôles dans ce second livre. Pas de recette original et une fin qui déçoit les grands fans de Et si c'était vrai. Pour lire une fin ratée, mieux vaut rester sur la fin que l'on s'est imaginé!</text:p>
          </table:table-cell>
          <table:table-cell table:style-name="ce6" office:value-type="string" calcext:value-type="string">
            <text:p>original, 0.2, 0.6, None</text:p>
            <text:p>original, 0.2, 0.6, None</text:p>
            <text:p>grands !, 0.37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00440354567308" calcext:value-type="float">
            <text:p>0.0044035457</text:p>
          </table:table-cell>
          <table:table-cell table:style-name="ce4" office:value-type="float" office:value="0.318449519231" calcext:value-type="float">
            <text:p>0.3184495192</text:p>
          </table:table-cell>
          <table:table-cell table:style-name="ce6" office:value-type="string" calcext:value-type="string">
            <text:p>Alors autant j'ai aimé le premier tome, adoré le deuxième mais là les 840 pages lues ce week end après m'être ruée dans le rayon de ma librairie préférée m'ont parues longues, ennuyeuses et carrément indigestes pour les trois quarts. un seul mot m'est venue: GROTESQUE!! Un livre de gare. Trop lourd pour lire dans un train. Je n'ai cru en rien et me suis esclaffée plus d'une fois lors des passages consacrés à Junior, le surdoué de 3 ans qui parle Anglais, déclame des citations latines, lit dans les esprits ( grotesque à souhait et sans intérêt aucun!). Que dire des personnages exacerbés de Joséphine hésitante pendant 840 pages <text:s/>vais je écrire ou pas? vais je aller jeter des cailloux sur la fenêtre de Philippe qui habite Londres ou pas??- j'en passe et des meilleures- de celui de sa copine chérie Shirley pas plus inspirée ou trop peut être, de cette tête à claques d'Hortense et de manière générale de tous ces personnages sans étoffe qui se prennent la tête pendant tout le bouquin <text:s/>dans quel état j'erre, qui suis je au fond? nia nia nia nia. Bref madame Pancol vous nous aviez habitués à beaucoup mieux et ce roman fleuve n'ira pas rejoindre ma bibliothèque chérie. Dommage, surtout quand ça dure autant de pages!! Une écureuil(le) triste le lundi de vous avoir lue tout le week-end.</text:p>
          </table:table-cell>
          <table:table-cell table:style-name="ce6" office:value-type="string" calcext:value-type="string">
            <text:p>longues, -0.4, 0.1, None</text:p>
            <text:p>ennuyeuses, -0.7, 0.85, None</text:p>
            <text:p>seul ! !, -0.15625, 0.2, None</text:p>
            <text:p>plus, 0.15, 0.1, None</text:p>
            <text:p>latines, 0.0, 0.0, None</text:p>
            <text:p>grotesque !, -0.75, 0.7, None</text:p>
            <text:p>hésitante, -0.1, 0.35, None</text:p>
            <text:p>meilleures, 0.53, 0.5, None</text:p>
            <text:p>pas plus, -0.075, 0.1, None</text:p>
            <text:p>trop, -0.25, 0.7, None</text:p>
            <text:p>générale, 0.0, 0.0, None</text:p>
            <text:p>beaucoup ! !, 0.15625, 0.1, None</text:p>
            <text:p>triste, -0.3,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0444444444444" calcext:value-type="float">
            <text:p>0.0044444444</text:p>
          </table:table-cell>
          <table:table-cell table:style-name="ce4" office:value-type="float" office:value="0.333333333333" calcext:value-type="float">
            <text:p>0.3333333333</text:p>
          </table:table-cell>
          <table:table-cell table:style-name="ce6" office:value-type="string" calcext:value-type="string">
            <text:p>Je n'ai pas pu le finir mais je donne quand même mon avis car je me suis accrochée et j'en ai lu une bonne partie. Il est dans le style habituel de Werber avec des chapitres courts et une grande vivacité. Ce qui ne m'a pas convenu, c'est que l'intrigue tourne en rond, ça traîne en longueur, j'ai trouvé l'ensemble très plat. Si vous avez envie de lire cet auteur, je vous conseillerai plutôt le cycles des fourmis ou les thanatonautes.</text:p>
          </table:table-cell>
          <table:table-cell table:style-name="ce6" office:value-type="string" calcext:value-type="string">
            <text:p>bonne, 0.7, 0.7, None</text:p>
            <text:p>habituel, -0.05, 0.0, None</text:p>
            <text:p>courts, -0.1, 0.1, None</text:p>
            <text:p>grande, 0.3, 0.2, None</text:p>
            <text:p>très, 0.01,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05" calcext:value-type="float">
            <text:p>0.005</text:p>
          </table:table-cell>
          <table:table-cell table:style-name="ce4" office:value-type="float" office:value="0.229166666667" calcext:value-type="float">
            <text:p>0.2291666667</text:p>
          </table:table-cell>
          <table:table-cell table:style-name="ce6" office:value-type="string" calcext:value-type="string">
            <text:p>Un poirier, trois fois centenaire, fauché par une tempête, vit ses derniers instants. Pas tout à fait mort, puisqu'il réussi à survivre, son âme en tous cas, notamment à travers un sculpture réalisée à partir de son bois. Pour la fantaisie, l'originalité et la légèreté, on peut toujours compter sur Didier Van Cauwelaert. Au moins dans les premières pages de ce Journal intime d'un arbre. Comme dans ses derniers romans, le livre s'essouffle malheureusement assez vite. Sans étincelle, ce récit anthropomorphique est livré en express, écrit très vite, sans doute (vu le rythme de production de Van Cauwelaert, c'est probable). Quand il évoque son passé, le héros poirier est plutôt divertissant car il en a vu des choses : un suicide, une exécution, quelques pendaisons et même ... le capitaine Dreyfus, après sa réhabilitation. En revanche, Le journal intime d'un arbre se révèle décevant, pour ne pas dire insipide, quant il est question de ce qu'il reste de lui, une fois déraciné. On a du mal à s'intéresser aux péripéties invraisemblables d'une fiction mécanique qui se teinte de réalisme magique, de façon incongrue. Van Cauwelaert a beau faire feu de tous bois, le coeur n'y est vraiment pas.</text:p>
          </table:table-cell>
          <table:table-cell table:style-name="ce6" office:value-type="string" calcext:value-type="string">
            <text:p>derniers, -0.29, 0.2, None</text:p>
            <text:p>instants, 0.1, 0.15, None</text:p>
            <text:p>premières, 0.5, 0.2, None</text:p>
            <text:p>intime, 0.2, 0.2, None</text:p>
            <text:p>derniers, -0.29, 0.2, None</text:p>
            <text:p>malheureusement, -0.6, 0.15, None</text:p>
            <text:p>très, 0.01, 0.65, None</text:p>
            <text:p>probable, 0.0, 0.3, None</text:p>
            <text:p>intime, 0.2, 0.2, None</text:p>
            <text:p>invraisemblables, -0.25, 0.9, None</text:p>
            <text:p>mécanique, 0.0, 0.0, None</text:p>
            <text:p>magique, 0.7, 0.7, None</text:p>
            <text:p>coeur, 0.2, 0.0, None</text:p>
            <text:p>vraiment pas,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0514705882353" calcext:value-type="float">
            <text:p>0.0051470588</text:p>
          </table:table-cell>
          <table:table-cell table:style-name="ce4" office:value-type="float" office:value="0.223529411765" calcext:value-type="float">
            <text:p>0.2235294118</text:p>
          </table:table-cell>
          <table:table-cell table:style-name="ce6" office:value-type="string" calcext:value-type="string">
            <text:p>Encore un ouvrage qui paraîtra incompréhensible à celui qui a oublié ou n'a pas appris ce qu'était la société jusqu'aux trois quarts du XXème siècle, et plus encore ce qu'était la société de province avec ses convenances et ses qu'en dira-t-on étouffants. Thérèse a tenté d'empoisonner son mari (elle aurait aussi bien pu se tuer elle-même...) : la famille la disculpera pour éviter le scandale judiciaire mais la condamnera à l'incarcération dans la maison de famille, avant que son mari ne décide, vu son obstination, de la mettre en liberté (ou de l'abandonner ? Dans tous les cas, elle a plus de chance que Camille Claudel !). Mais quel monstre est donc cette femme qui se désintéresse de son enfant ? Parfois dans la tête de Thérèse, parfois de l'extérieur, Mauriac nous fait suivre dans une langue simple et claire le parcours psychologique de ce désespoir et de cet étouffement dans les convenances conjugales de la bourgeoisie de province. Des grands pins des Landes aux grands boulevards parisiens, les mécanismes de la pensée sont subtilement compris et analysés même si Mauriac dans sa préface avoue avoir du mal à comprendre et maîtriser le destin de son héroïne. Un roman qui brille par sa brièveté et sa complexité</text:p>
          </table:table-cell>
          <table:table-cell table:style-name="ce6" office:value-type="string" calcext:value-type="string">
            <text:p>incompréhensible, -0.4, 0.6, None</text:p>
            <text:p>plus, 0.15, 0.1, None</text:p>
            <text:p>plus !, 0.1875, 0.1, None</text:p>
            <text:p>simple, 0.1, 0.1, None</text:p>
            <text:p>claire, 0.28, 0.1, None</text:p>
            <text:p>conjugales, 0.0, 0.0, None</text:p>
            <text:p>grands,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0625" calcext:value-type="float">
            <text:p>0.00625</text:p>
          </table:table-cell>
          <table:table-cell table:style-name="ce4" office:value-type="float" office:value="0.1125" calcext:value-type="float">
            <text:p>0.1125</text:p>
          </table:table-cell>
          <table:table-cell table:style-name="ce6" office:value-type="string" calcext:value-type="string">
            <text:p>Le livre est plutot bien ecrit, mais l'histoire n'est pas tres bien construite et il n'y a pas vraiment de tentative d'apporter une vision globale du personnage principal. C'est un recit autobiographique sans autre objectif que de se raconter.</text:p>
          </table:table-cell>
          <table:table-cell table:style-name="ce6" office:value-type="string" calcext:value-type="string">
            <text:p>pas vraiment, -0.0, 0.5, None</text:p>
            <text:p>globale, 0.0, 0.0, None</text:p>
            <text:p>principal, 0.1, 0.1, None</text:p>
            <text:p>sans autre, 0.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065" calcext:value-type="float">
            <text:p>0.0065</text:p>
          </table:table-cell>
          <table:table-cell table:style-name="ce4" office:value-type="float" office:value="0.4075" calcext:value-type="float">
            <text:p>0.4075</text:p>
          </table:table-cell>
          <table:table-cell table:style-name="ce6" office:value-type="string" calcext:value-type="string">
            <text:p>Comme beaucoup d'autres lecteurs de Levy, j'avais bien aimé ses premiers romans et notammentEt si c'était vrai . Et puis voilà que l'on m'a offert ce Premier jouret je me réjouissais d'avance vu la qualité du thème abordé. Mais surprise, je me suis ennuyé et j'ai laborieusement terminé, enfin, (!) , après avoir plusieurs fois voulu abandonner. Ce roman est d'une navrante et consternante banalité, mal écrit, emplis de poncifs et de d'un style d'une rare pauvreté. C'est de la mauvaise littérature de gare. Un pastiche insipide de Dan Brown, sans le souffle du maître, ce dernier venant de nous proposer un super roman avec le Symbole perdu . Les 500 pages furent longues à digérer ! Cela dit, comme il n'y a pas eu de dénouement véritable et que je suis resté dans l'expectative , je me suis dit que la suite m'apporterait la solution, mais lorsque je lis les commentaires des lecteurs, je renonce définitivement à Marc Levy.</text:p>
          </table:table-cell>
          <table:table-cell table:style-name="ce6" office:value-type="string" calcext:value-type="string">
            <text:p>beaucoup autres, -0.12, 0.0, None</text:p>
            <text:p>qualité, 0.4, 0.0, None</text:p>
            <text:p>(!), 0.0, 1.0, irony</text:p>
            <text:p>rare, 0.25, 0.4, None</text:p>
            <text:p>mauvaise, -0.71, 0.8, None</text:p>
            <text:p>dernier, -0.29, 0.2, None</text:p>
            <text:p>longues !, -0.5, 0.1, None</text:p>
            <text:p>véritable, 0.2, 0.4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0660714285714" calcext:value-type="float">
            <text:p>0.0066071429</text:p>
          </table:table-cell>
          <table:table-cell table:style-name="ce4" office:value-type="float" office:value="0.314285714286" calcext:value-type="float">
            <text:p>0.3142857143</text:p>
          </table:table-cell>
          <table:table-cell table:style-name="ce6" office:value-type="string" calcext:value-type="string">
            <text:p>C'est du Eric-Emmanuel Schmitt, donc c'est très bien écrit. Très bien écrit MAIS probablement écrit aussi vite que ce qu'il est lu, et donc pas assez travaillé. Les enfants de Madame Ming auraient mérité des personnalités plus riches, plus approfondies. Et surtout, la fin est nulle ! (Désolée, mais elle est tellement décevante... Pas d'autre qualificatif !) Ce roman est un tableau impressionniste : des tranches de vie comme de petites touches de couleur, toutes en finesse ; et une chute comme un gros pâté... ça aurait pu être un chef-d’œuvre, comme l'auteur sait en faire... Dommage !</text:p>
          </table:table-cell>
          <table:table-cell table:style-name="ce6" office:value-type="string" calcext:value-type="string">
            <text:p>très, 0.01, 0.65, None</text:p>
            <text:p>probablement, 0.0, 0.6, None</text:p>
            <text:p>plus, 0.15, 0.1, None</text:p>
            <text:p>plus !, 0.1875, 0.1, None</text:p>
            <text:p>tellement, 0.0, 0.6, None</text:p>
            <text:p>autre !, -0.125, 0.0, None</text:p>
            <text:p>petites, 0.1, 0.1, None</text:p>
            <text:p>gros !, 0.0,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07" calcext:value-type="float">
            <text:p>0.007</text:p>
          </table:table-cell>
          <table:table-cell table:style-name="ce4" office:value-type="float" office:value="0.25" calcext:value-type="float">
            <text:p>0.25</text:p>
          </table:table-cell>
          <table:table-cell table:style-name="ce6" office:value-type="string" calcext:value-type="string">
            <text:p>Nous savons finalement peu de choses sur la vie de nos parents avant notre naissance... Cette histoire, qui se lit rapidement, est très bien écrite, avec des phrases simples mais combien bouleversantes ! Un livre que je n'oublierai pas, et qui mérite vraiment les prix qu'il a obtenus !</text:p>
          </table:table-cell>
          <table:table-cell table:style-name="ce6" office:value-type="string" calcext:value-type="string">
            <text:p>peu, -0.05, 0.5, None</text:p>
            <text:p>très, 0.01, 0.65, None</text:p>
            <text:p>simples !, 0.125, 0.1, None</text:p>
            <text:p>vraiment !,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07" calcext:value-type="float">
            <text:p>0.007</text:p>
          </table:table-cell>
          <table:table-cell table:style-name="ce4" office:value-type="float" office:value="0.15" calcext:value-type="float">
            <text:p>0.15</text:p>
          </table:table-cell>
          <table:table-cell table:style-name="ce6" office:value-type="string" calcext:value-type="string">
            <text:p>J'estime qu'il y a tromperie sur l'ouvrage. En effet, rien ne précise que l'oeuvre n'est pas intégrale. Ce livre ne comporte que des extraits du texte qui sont analysés. Je vais devoir racheter l'oeuvre complète. C'est anormal !</text:p>
          </table:table-cell>
          <table:table-cell table:style-name="ce6" office:value-type="string" calcext:value-type="string">
            <text:p>pas intégrale, -0.045, 0.0, None</text:p>
            <text:p>complète, 0.43, 0.2, None</text:p>
            <text:p>anormal !, -0.1,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0846153846154" calcext:value-type="float">
            <text:p>0.0084615385</text:p>
          </table:table-cell>
          <table:table-cell table:style-name="ce4" office:value-type="float" office:value="0.422307692308" calcext:value-type="float">
            <text:p>0.4223076923</text:p>
          </table:table-cell>
          <table:table-cell table:style-name="ce6" office:value-type="string" calcext:value-type="string">
            <text:p>Jean Echenoz raconte les 10 dernières années de la vie du compositeur français du Bolero, Maurice Ravel, de sa tournée triomphale aux Etats-Unis à sa lente déchéance provoquée par une maladie neurologique. Ravel, décrit ici comme un insomniaque, un fumeur compulsif de gauloises, égocentrique, toujours tiré à quatre épingle, est au faîte de sa gloire quand il perd pied progressivement. Sa mémoire le lâche, puis tout son corps. Les trous de mémoire deviennent des gouffres et sa vie un abysse. Echenoz alterne le bon et le moins bon dans ce court roman. Il agace par son goût excessif du détail, à la limite de la cuistrerie. Il émeut quand il évoque la fin pathétique du génie.</text:p>
          </table:table-cell>
          <table:table-cell table:style-name="ce6" office:value-type="string" calcext:value-type="string">
            <text:p>dernières, -0.29, 0.2, None</text:p>
            <text:p>français, 0.2, 0.0, None</text:p>
            <text:p>triomphale, 0.6, 1.0, None</text:p>
            <text:p>lente, -0.42, 0.4, None</text:p>
            <text:p>bon, 0.7, 0.7, None</text:p>
            <text:p>bon, 0.7, 0.7, None</text:p>
            <text:p>court, -0.1, 0.1, None</text:p>
            <text:p>excessif, -0.4, 0.6, None</text:p>
            <text:p>pathétique,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0846153846154" calcext:value-type="float">
            <text:p>0.0084615385</text:p>
          </table:table-cell>
          <table:table-cell table:style-name="ce4" office:value-type="float" office:value="0.422307692308" calcext:value-type="float">
            <text:p>0.4223076923</text:p>
          </table:table-cell>
          <table:table-cell table:style-name="ce6" office:value-type="string" calcext:value-type="string">
            <text:p>Jean Echenoz raconte les 10 dernières années de la vie du compositeur français du Bolero, Maurice Ravel, de sa tournée triomphale aux Etats-Unis à sa lente déchéance provoquée par une maladie neurologique. Ravel, décrit ici comme un insomniaque, un fumeur compulsif de gauloises, égocentrique, toujours tiré à quatre épingle, est au faîte de sa gloire quand il perd pied progressivement. Sa mémoire le lâche, puis tout son corps. Les trous de mémoire deviennent des gouffres et sa vie un abysse. Echenoz alterne le bon et le moins bon dans ce court roman. Il agace par son goût excessif du détail, à la limite de la cuistrerie. Il émeut quand il évoque la fin pathétique du génie.</text:p>
          </table:table-cell>
          <table:table-cell table:style-name="ce6" office:value-type="string" calcext:value-type="string">
            <text:p>dernières, -0.29, 0.2, None</text:p>
            <text:p>français, 0.2, 0.0, None</text:p>
            <text:p>triomphale, 0.6, 1.0, None</text:p>
            <text:p>lente, -0.42, 0.4, None</text:p>
            <text:p>bon, 0.7, 0.7, None</text:p>
            <text:p>bon, 0.7, 0.7, None</text:p>
            <text:p>court, -0.1, 0.1, None</text:p>
            <text:p>excessif, -0.4, 0.6, None</text:p>
            <text:p>pathétique,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00867647058824" calcext:value-type="float">
            <text:p>0.0086764706</text:p>
          </table:table-cell>
          <table:table-cell table:style-name="ce4" office:value-type="float" office:value="0.200882352941" calcext:value-type="float">
            <text:p>0.2008823529</text:p>
          </table:table-cell>
          <table:table-cell table:style-name="ce6" office:value-type="string" calcext:value-type="string">
            <text:p>Ma foi, c'est une œuvre véritablement édifiante que cette pièce proposée par Monsieur Molière en ce 5 février de l'an de Grâce 1669. Aujourd'hui, il est possible qu'une partie du public soit peu sensible au thème de la Religion. Ces histoires de vrais et de faux dévots n'intéresseront peut-être pas toutes les têtes (blondes, grises ou arc-en-ciel). Pourtant ce serait dommage de s'arrêter là, car la pièce est bien plus moderne qu'il n'y parait. L'hypocrisie est un thème intemporel et superbement incarnée dans le personnage du Tartuffe. Un personnage singulier qui se cache derrière un masque d'extrême piété ou de cajoterie, mais qui n'en manipule pas moins son hôte, se voit proposer la main de la fille de son bienfaiteur, tente de séduire la maîtresse de maison et aimerait bien aussi hériter du magot. Bref, un ambitieux à tendance narcissique et perverse qui a semé la zizanie dans la maisonnée, et qui y règne en despote, en manipulant un vieil homme un peu trop crédule. Superbement écrite, avec des dialogues savoureux et des vers qui coulent délicatement comme de l'eau, Le tartuffe est une pièce qui oscille entre le rire et l'inquiétude, et qui est finalement aussi divertissante que réfléxive. Car je crois que Monsieur Molière nous dit simplement qu'il faut se garder des imposteurs de tout bord et ne pas se fier à de fausses apparences. Et n'oublions pas que si tout finit bien au Théâtre, il n'en pas toujours de même in real life (et même on the world wild web). Bref, une pièce dont la lecture est hautement recommandable !</text:p>
          </table:table-cell>
          <table:table-cell table:style-name="ce6" office:value-type="string" calcext:value-type="string">
            <text:p>édifiante, 0.0, 0.0, None</text:p>
            <text:p>possible, 0.0, 0.3, None</text:p>
            <text:p>public, 0.0, 0.0, None</text:p>
            <text:p>peu sensible, 0.1, 0.1, None</text:p>
            <text:p>vrais, 0.05, 0.4, None</text:p>
            <text:p>grises, -0.18, 0.0, None</text:p>
            <text:p>dommage, -0.3, 0.5, None</text:p>
            <text:p>plus moderne, 0.26, 0.13, None</text:p>
            <text:p>singulier, -0.2, 0.1, None</text:p>
            <text:p>extrême, -0.3, 0.5, None</text:p>
            <text:p>aimerait, 0.4, 0.4, None</text:p>
            <text:p>vieil, -0.2, 0.2, None</text:p>
            <text:p>peu trop crédule, 0.025, 0.05, None</text:p>
            <text:p>rire, 0.5, 0.0, None</text:p>
            <text:p>simplement, 0.2, 0.35, None</text:p>
            <text:p>fausses !, -0.6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0090625" calcext:value-type="float">
            <text:p>0.0090625</text:p>
          </table:table-cell>
          <table:table-cell table:style-name="ce4" office:value-type="float" office:value="0.2171875" calcext:value-type="float">
            <text:p>0.2171875</text:p>
          </table:table-cell>
          <table:table-cell table:style-name="ce6" office:value-type="string" calcext:value-type="string">
            <text:p>Je suis entièrement en accord avec les autres commentaires à 1 étoile et c'est, un peu, triste que j'évalue ce livre à 1 étoile mais la raison en est simple, je n'ai pas eu envie de le terminer car....eh bien tout est dit dans les autres commentaires et pour moi c'est pareil. Et pourtant...j'aime beaucoup le style de M.Lévy mais là, j'ai vraiment l'impression qu'il a fait du remplissage, j'avoue avoir déjà eu un peu de mal avec Le premier jour mais j'avais quand même envie de connaître la suite...et maintenant ça m'est égal! D'ailleurs peut-on appeler ça une suite? Quelle déception!</text:p>
          </table:table-cell>
          <table:table-cell table:style-name="ce6" office:value-type="string" calcext:value-type="string">
            <text:p>autres, -0.1, 0.0, None</text:p>
            <text:p>peu triste, -0.15, 0.3, None</text:p>
            <text:p>simple, 0.1, 0.1, None</text:p>
            <text:p>autres, -0.1, 0.0, None</text:p>
            <text:p>aime, 0.6, 0.6, None</text:p>
            <text:p>beaucoup, 0.1, 0.1, None</text:p>
            <text:p>vraiment, 0.0, 0.5, None</text:p>
            <text:p>peu, -0.05, 0.5, None</text:p>
            <text:p>égal !, 0.25, 0.2, None</text:p>
            <text:p>déception !, -0.62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1" calcext:value-type="float">
            <text:p>0.01</text:p>
          </table:table-cell>
          <table:table-cell table:style-name="ce4" office:value-type="float" office:value="0.188888888889" calcext:value-type="float">
            <text:p>0.1888888889</text:p>
          </table:table-cell>
          <table:table-cell table:style-name="ce6" office:value-type="string" calcext:value-type="string">
            <text:p>L'intrigue est intéressante et je dois dire que j'ai été prise par le livre, mais j'ai été gênée tout au long de la lecture par un sentiment d'invraisemblances : - se suicider pour une promotion manquée alors que tout allait bien par ailleurs... - le fait qu'otages (allemands) et preneurs d'otage (africains de la corne) aient un registre de langage aussi élevé : comment est-ce possible, connaissent-ils tous l'allemand ??? - les périphrases des preneurs d'otage : vous êtes sortis de la cuisse de jupiter : les dieux romains sont-ils vraiment une référence culturelle africaine qui du coup est utilisée dans le langage de tous les jours ??? - et tant d'autres... Dommage...</text:p>
          </table:table-cell>
          <table:table-cell table:style-name="ce6" office:value-type="string" calcext:value-type="string">
            <text:p>intéressante, 0.3, 0.5, None</text:p>
            <text:p>long, -0.4, 0.1, None</text:p>
            <text:p>africains, 0.0, 0.0, None</text:p>
            <text:p>possible, 0.0, 0.3, None</text:p>
            <text:p>allemand, 0.0, 0.0, None</text:p>
            <text:p>romains, 0.0, 0.0, None</text:p>
            <text:p>vraiment, 0.0, 0.5, None</text:p>
            <text:p>culturelle, 0.1, 0.2, None</text:p>
            <text:p>africaine, 0.0, 0.0,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107142857143" calcext:value-type="float">
            <text:p>0.0107142857</text:p>
          </table:table-cell>
          <table:table-cell table:style-name="ce4" office:value-type="float" office:value="0.3" calcext:value-type="float">
            <text:p>0.3</text:p>
          </table:table-cell>
          <table:table-cell table:style-name="ce6" office:value-type="string" calcext:value-type="string">
            <text:p>Si vous avez lu Où es tu? c'est pareil. C'est encore une histoire farfelue, mais là ce n'est pas la femme qui revient en fantôme dans un placard mais le père qui revient(je ne vous dirai pas comment tellement c'est encore moins crédible!). La suite, ça se lit vite et bien mais sans plus. Donc si vous avez déjà lu du Lévy, vous pouvez passer votre chemin: RAS.</text:p>
          </table:table-cell>
          <table:table-cell table:style-name="ce6" office:value-type="string" calcext:value-type="string">
            <text:p>tellement !, 0.0, 0.6, None</text:p>
            <text:p>sans plus, -0.0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115789473684" calcext:value-type="float">
            <text:p>0.0115789474</text:p>
          </table:table-cell>
          <table:table-cell table:style-name="ce4" office:value-type="float" office:value="0.302631578947" calcext:value-type="float">
            <text:p>0.3026315789</text:p>
          </table:table-cell>
          <table:table-cell table:style-name="ce6" office:value-type="string" calcext:value-type="string">
            <text:p>Le titre était alléchant, l'histoire apparement touchante : le dénouement d'une relation père-fille douloureuse. Tout cela vu par l'auteur français le plus lu dans le monde. J'étais vraiment motivée. Quelle déception. Au bout de 30 pages ma question est devenue comment fait il pour que ce soit aussi plat ? est ce l'inconsistance des personnages ? l'introduction d'une histoire d'amour à l'eau de rose qui détourne complétement du propos original ? Est ce le style résolument dépourvu d'émotion ? Et bien sur le caractère artificiel de la relation pere-fille intrinséque au procédé choisi. Je me suis ennuyée. Il y'a eu pourtant un moment de grace, vers la page 216, la description par le père de l'amour qu'il porte à sa fille. Cette description des premières années de leur relation et du caractère gratuit de l'amour pour un enfant m'a émue par sa justesse. 1 page sur 240 ca vaut quand même une étoile.</text:p>
          </table:table-cell>
          <table:table-cell table:style-name="ce6" office:value-type="string" calcext:value-type="string">
            <text:p>touchante, 0.3, 0.9, None</text:p>
            <text:p>douloureuse, -0.55, 0.5, None</text:p>
            <text:p>français, 0.2, 0.0, None</text:p>
            <text:p>plus, 0.15, 0.1, None</text:p>
            <text:p>vraiment, 0.0, 0.5, None</text:p>
            <text:p>déception, -0.5, 0.0, None</text:p>
            <text:p>rose, 0.08, 0.1, None</text:p>
            <text:p>original, 0.2, 0.6, None</text:p>
            <text:p>émotion, 0.4, 0.0, None</text:p>
            <text:p>artificiel, -0.1, 0.0, None</text:p>
            <text:p>premières, 0.5, 0.2, None</text:p>
            <text:p>gratuit, 0.1,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118181818182" calcext:value-type="float">
            <text:p>0.0118181818</text:p>
          </table:table-cell>
          <table:table-cell table:style-name="ce4" office:value-type="float" office:value="0.209090909091" calcext:value-type="float">
            <text:p>0.2090909091</text:p>
          </table:table-cell>
          <table:table-cell table:style-name="ce6" office:value-type="string" calcext:value-type="string">
            <text:p>Le texte semble bien être celui de Baudelaire, mais le problème c'est que la mise en page n'est pas du tout celle des poèmes : le texte est assemblé à la suite, sans espace entre les strophes, et du coup ça ne rend pas du tout la même chose ! C'est flagrant avec les (ultra-classiques) Correspondances : c'est un sonnet en 4-4-3-3, et il est difficile de retrouver la musique du poème sans cette mise en page. Tous les vers à la suite les uns en dessous des autres, c'est un non-sens et la lecture des poèmes y perd presque tout son charme.</text:p>
          </table:table-cell>
          <table:table-cell table:style-name="ce6" office:value-type="string" calcext:value-type="string">
            <text:p>même !, 0.0, 0.5, None</text:p>
            <text:p>flagrant, -0.1, 0.8, None</text:p>
            <text:p>difficile, -0.5, 0.4,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118181818182" calcext:value-type="float">
            <text:p>0.0118181818</text:p>
          </table:table-cell>
          <table:table-cell table:style-name="ce4" office:value-type="float" office:value="0.209090909091" calcext:value-type="float">
            <text:p>0.2090909091</text:p>
          </table:table-cell>
          <table:table-cell table:style-name="ce6" office:value-type="string" calcext:value-type="string">
            <text:p>Le texte semble bien être celui de Baudelaire, mais le problème c'est que la mise en page n'est pas du tout celle des poèmes : le texte est assemblé à la suite, sans espace entre les strophes, et du coup ça ne rend pas du tout la même chose ! C'est flagrant avec les (ultra-classiques) Correspondances : c'est un sonnet en 4-4-3-3, et il est difficile de retrouver la musique du poème sans cette mise en page. Tous les vers à la suite les uns en dessous des autres, c'est un non-sens et la lecture des poèmes y perd presque tout son charme.</text:p>
          </table:table-cell>
          <table:table-cell table:style-name="ce6" office:value-type="string" calcext:value-type="string">
            <text:p>même !, 0.0, 0.5, None</text:p>
            <text:p>flagrant, -0.1, 0.8, None</text:p>
            <text:p>difficile, -0.5, 0.4,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12380952381" calcext:value-type="float">
            <text:p>0.0123809524</text:p>
          </table:table-cell>
          <table:table-cell table:style-name="ce4" office:value-type="float" office:value="0.329047619048" calcext:value-type="float">
            <text:p>0.329047619</text:p>
          </table:table-cell>
          <table:table-cell table:style-name="ce6" office:value-type="string" calcext:value-type="string">
            <text:p>Emporté par son succès, Levy commence à nous prendre pour des idiotes. Aucun doute, il s'adresse aux femmes. Elle a plus de trente ans, elle est célibataire et pense, malgré elle, toujours à celui qu'elle a aimé il y a bien longtemps. Par ailleurs, son père et elle ne se parle plus et ce serait tellement dommage que celui-ci vienne à mourir avant qu'ils prennent le temps de se découvrir l'un l'autre... Les ficelles sont de grosses lianes mais si elles sont bien tressées, elles peuvent nous emmener loin. Hé bien, non, le cuisinier nous a cru plus gourmandes que gourmets. Ici, le plat bien qu'appétissant fait de l'esbrouffe. Un joli nom pour une vulgaire cuisine sous-vide. Sauf qu'amatrice de bons sentiments, ça ne prend pas. C'est du vite-fait ; une minute au micro-onde, pas assez pour me réchauffer. Beurk. A refaire.</text:p>
          </table:table-cell>
          <table:table-cell table:style-name="ce6" office:value-type="string" calcext:value-type="string">
            <text:p>idiotes, -0.7, 0.8, None</text:p>
            <text:p>plus, 0.15, 0.1, None</text:p>
            <text:p>plus, 0.15, 0.1, None</text:p>
            <text:p>tellement dommage, -0.15, 0.25, None</text:p>
            <text:p>découvrir, 0.1, 0.0, None</text:p>
            <text:p>autre, -0.1, 0.0, None</text:p>
            <text:p>grosses, 0.0, 0.2, None</text:p>
            <text:p>plus gourmandes, 0.13, 0.26, None</text:p>
            <text:p>joli, 0.57, 0.6, None</text:p>
            <text:p>vulgaire, -0.7, 0.85, None</text:p>
            <text:p>bons,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128571428571" calcext:value-type="float">
            <text:p>0.0128571429</text:p>
          </table:table-cell>
          <table:table-cell table:style-name="ce4" office:value-type="float" office:value="0.227142857143" calcext:value-type="float">
            <text:p>0.2271428571</text:p>
          </table:table-cell>
          <table:table-cell table:style-name="ce6" office:value-type="string" calcext:value-type="string">
            <text:p>A ce jour la seule histoire de l'auteur que je n'ai pas aimé... C'est long, sans saveur, bourré de clichés. Je n'ai pas retrouvé dans ce livre ce que j'aime tant chez Cauwelaert !</text:p>
          </table:table-cell>
          <table:table-cell table:style-name="ce6" office:value-type="string" calcext:value-type="string">
            <text:p>seule, -0.1, 0.2, None</text:p>
            <text:p>long, -0.4, 0.1, None</text:p>
            <text:p>aime !, 0.75,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128571428571" calcext:value-type="float">
            <text:p>0.0128571429</text:p>
          </table:table-cell>
          <table:table-cell table:style-name="ce4" office:value-type="float" office:value="0.227142857143" calcext:value-type="float">
            <text:p>0.2271428571</text:p>
          </table:table-cell>
          <table:table-cell table:style-name="ce6" office:value-type="string" calcext:value-type="string">
            <text:p>A ce jour la seule histoire de l'auteur que je n'ai pas aimé... C'est long, sans saveur, bourré de clichés. Je n'ai pas retrouvé dans ce livre ce que j'aime tant chez Cauwelaert !</text:p>
          </table:table-cell>
          <table:table-cell table:style-name="ce6" office:value-type="string" calcext:value-type="string">
            <text:p>seule, -0.1, 0.2, None</text:p>
            <text:p>long, -0.4, 0.1, None</text:p>
            <text:p>aime !, 0.75,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3">
          <table:table-cell table:style-name="ce2" office:value-type="float" office:value="0.0138786764706" calcext:value-type="float">
            <text:p>0.0138786765</text:p>
          </table:table-cell>
          <table:table-cell table:style-name="ce4" office:value-type="float" office:value="0.344117647059" calcext:value-type="float">
            <text:p>0.3441176471</text:p>
          </table:table-cell>
          <table:table-cell table:style-name="ce6" office:value-type="string" calcext:value-type="string">
            <text:p>bof mouaif , que dire sur ce livre ? Apparemment il fait partie dune saga donc si vous avez pas lut les autres opus vous êtes largués ( comme moi je le fus d'ailleurs)! Le style, est nul, les descriptions des positions copulatoires sont indigestes, du style : les poignets reposant sur la cuvette des toilettes, ou si je me souviens a plat ventre le dos recourbé en appui ici ou la ? Je vois pas l'intérêt de décrire les positions de l'acte, avec tel minutie! De plus 136 pages ca reste a voir , la mise en page hyper centrée et la grosseur de police assez grosse fait que même en format poche la livre n'excéderait pas les 40 pages , la aussi c'est de la pure arnaque! Non franchement ce livre ne m'a pas plut! il y a des auteurs qui comme ca prennent les lecteurs pour des pigeons! Certes mais cela dure qu'un temps! Oui l'inceste c'est triste, abominable, mais bon il y à des livres écrit à ce sujet qui sont cent fois mieux. Mme Angot pourrait s'essayer dans un autre style et sur d'autres sujets pour nous prouver qu'elle a vraiment un talent d'écrivaine! Si le fond de commerce de cette auteure est de raconter son histoire personnelle sur des dizaines de livres, à la fin ca lasse et on se demande si la personne ne cherche pas à en tirer profit! Le livre ressemble presque à un livre érotique c'est assez équivoque pour un livre qui traite de l'inceste !Dommage car si le style érotique fut mieux travaillé et qu'il ne soit pas relié à de l'inceste , Mme Angot aurait put devenir une incontournable de la littérature érotique moderne! Non je ne n'achèterai plus de livre de Mme Angot.A moins qu'elle nous donne la preuve qu'elle peut faire mieux et changer de sujet.</text:p>
          </table:table-cell>
          <table:table-cell table:style-name="ce6" office:value-type="string" calcext:value-type="string">
            <text:p>autres ! !, -0.15625, 0.0, None</text:p>
            <text:p>plus, 0.15, 0.1, None</text:p>
            <text:p>grosse, 0.0, 0.2, None</text:p>
            <text:p>pure ! ! ! !, 1.0, 0.4, None</text:p>
            <text:p>triste, -0.3, 0.6, None</text:p>
            <text:p>abominable, -0.9, 1.0, None</text:p>
            <text:p>bon, 0.7, 0.7, None</text:p>
            <text:p>autre, -0.1, 0.0, None</text:p>
            <text:p>autres, -0.1, 0.0, None</text:p>
            <text:p>vraiment talent !, 0.75, 0.1, None</text:p>
            <text:p>personnelle !, 0.0625, 0.1, None</text:p>
            <text:p>érotique !, 0.25, 1.0, None</text:p>
            <text:p>érotique, 0.2, 1.0, None</text:p>
            <text:p>érotique, 0.2, 1.0, None</text:p>
            <text:p>moderne !, 0.25, 0.1,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4">
          <table:table-cell table:style-name="ce2" office:value-type="float" office:value="0.0144444444444" calcext:value-type="float">
            <text:p>0.0144444444</text:p>
          </table:table-cell>
          <table:table-cell table:style-name="ce4" office:value-type="float" office:value="0.154444444444" calcext:value-type="float">
            <text:p>0.1544444444</text:p>
          </table:table-cell>
          <table:table-cell table:style-name="ce6" office:value-type="string" calcext:value-type="string">
            <text:p>« Un artiste est un scarabée qui trouve, dans les excréments mêmes de la société, les aliments nécessaires pour produire les œuvres qui fascinent et bouleversent ses semblables ». De cette assertion désenchantée de Wadji Mouawad naît un maelström impétueux de douleurs et de désillusions duquel il semble difficile de se soustraire. Le rapport au monde environnant, à l'humanité dévoyée, lacérée de ses turpitudes, est brutal et fracassant. L'écrivain dramaturge investit le terreau d'une violence plurielle qui affecte son protagoniste humain, Wahhch Debch, dont la résilience se traduirait par une inespérée échappatoire salvatrice. Les premières encablures de l'intrigue laissent poindre l'orientation policière du roman (un homme dévasté par l'assassinat sordide de sa compagne enceinte, en quête d'une vérité rédemptrice), cependant, le lecteur constate rapidement que la centralité de l'histoire narrée dépasse ce cadre restrictif d'une confrontation mortifère avec le meurtrier, dont l'identité est assez vite dévoilée. S'il ne fait pas un usage inédit de la prosopopée appliquée à la narration en prose (figure de style par laquelle on fait parler et agir une chose personnifiée, un animal, etc.), nul doute que la volonté de relater les évènements observés, essentiellement par l'entremise de témoins animaliers, s'avère être une réussite majeure, eu égard à l'immersion dans la communauté Mohawk et ses croyances. L'approche « éthologique » de l'auteur consiste non seulement à suivre l'humain dans ses pérégrinations et cheminements intérieurs, mais à diffuser les émotions ressenties par ces animaux (chien, chat, oiseau, insectes, etc.) au regard de la barbarie humaine, à illustrer les relations totémiques les unissant à l'homme (l'animal en tant qu'être mythique protecteur de l'hominidé et partie intégrante de son être). La douleur diffuse ceignant Wahhch Debch se renforce au gré des informations recueillies sur ces zones d'ombre identitaires; Wadji Mouawad, d'origine libanaise, libère dans ces pages cendrées et intimistes consacrées à son protagoniste tous les sentiments universels qui l'étreignent: la filiation, le devoir mémoriel, l'amnésie, l'exil, la bestialité humaine à travers notamment les épisodes guerriers (la séquence narrative afférente aux massacres de Sabra et Chatila au Liban est insoutenable, pétrifiante, traumatisante). La prose ténébreuse de Wadji Mouawad, finement ciselée, évocatrice, puissante, conjuguée à la forme narrative précitée (qui engendre parfois de la distanciation avec le parcours du protagoniste) est au service d'un voyage initiatique tumultueux et abrupt qui ne devrait pas laisser insensible le lectorat captivé par la forme et le fond du récit (à noter la présence fréquente de passages en anglais, non traduits, requérant une maîtrise « moyenne » de cet idiome).</text:p>
          </table:table-cell>
          <table:table-cell table:style-name="ce6" office:value-type="string" calcext:value-type="string">
            <text:p>mêmes, 0.0, 0.5, None</text:p>
            <text:p>nécessaires, 0.27, 0.2, None</text:p>
            <text:p>semblables, 0.0, 0.0, None</text:p>
            <text:p>difficile, -0.5, 0.4, None</text:p>
            <text:p>brutal, -0.6, 0.8, None</text:p>
            <text:p>humain, 0.22, 0.1, None</text:p>
            <text:p>inespérée, 0.4, 0.8, None</text:p>
            <text:p>premières, 0.5, 0.2, None</text:p>
            <text:p>sordide, -0.4, 0.45, None</text:p>
            <text:p>meurtrier, -0.6, 0.5, None</text:p>
            <text:p>inédit, 0.12, 0.3, None</text:p>
            <text:p>animal, -0.3, -0.6, None</text:p>
            <text:p>volonté, 0.1, 0.0, None</text:p>
            <text:p>humaine, 0.22, 0.1, None</text:p>
            <text:p>humaine, 0.22, 0.1, None</text:p>
            <text:p>insoutenable, -0.1, -0.2, None</text:p>
            <text:p>puissante, 0.6, 0.6, None</text:p>
            <text:p>insensibl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5">
          <table:table-cell table:style-name="ce2" office:value-type="float" office:value="0.0144736842105" calcext:value-type="float">
            <text:p>0.0144736842</text:p>
          </table:table-cell>
          <table:table-cell table:style-name="ce4" office:value-type="float" office:value="0.276710526316" calcext:value-type="float">
            <text:p>0.2767105263</text:p>
          </table:table-cell>
          <table:table-cell table:style-name="ce6" office:value-type="string" calcext:value-type="string">
            <text:p>Delphine de Vigan, que l'on avait pu rencontrer avec Jours sans faim ou le plus récent No et moi signe un nouveau roman, consacré à la vie de sa mère: Rien ne s'oppose à la nuit, titre emprunté à la célèbre chanson Osez Joséphine d' Alain Bashung. Il est difficile, reconnaît humblement Delphine de Vigan, de faire un roman sur sa vie de famille, sur sa mère. Cette dernière, confessent les premières pages, s'est donné la mort a soixante-et-un an, et fut retrouvée par sa fille, après cinq jours, dans son appartement. Difficile de traiter d'un sujet intime, qui soit assez général pour intéresser, assez personnel pour être sincère, assez authentique pour permettre à son auteur de sublimer réellement le choc de cette mort, qui quelque part, ne lui aura pas épargné cette rencontre terrible avec l'autre visage de l'être aimé, celui du cadavre. C'est donc un livre que l'on aborde avec une hésitation qui est avant tout celle de son auteur. Tout au long, l'auteur intercale des chapitres intermédiaires, ou elle revient sur ses difficultés à traiter d'un noeud si serré, si présent, et qu'il faut bien dénouer, malgré la peur de se tromper, de romancer, de décevoir ou de trahir sa famille, les survivants... Mais nul doute, il s'agit d'un livre bouleversant, qui évoque la faille qui existe chez chacun, à sa façon. Chaque famille traîne ses fantômes familiers, et la douloureuse et indispensable sociabilité qui fait vivre l'homme en famille plutôt que seul, à la manière de la fable du porc-épic de Schopenhaueur, toujours désireux de se rapprocher de son semblable pour lutter contre la froideur de ce monde, mais toujours blessé, un mythe du Sisyphe de l'homme sociable. Lucile Poirier vois le jour dans une famille de neuf enfants. Elle grandit dans le bruit, les chahuts, la compagnie, la fraternité, la peur, dans une famille qui perdra comme par une étrange malédiction trois de ses fils, et aura un dernier garçon trisomique. Car une fatalité terrible anime chacune de ses pages. Peut-être même ne nous plongerions nous pas autant dedans si on ne les ressentait pas comme terriblement vraies. Après la mort accidentelle d'un tout jeune frère, la famille oscille entre précarité et abondance, entre les grossesses renouvelées de Liane, la mère, et les réussites professionnelles de Georges, le père. Liane est une mère totale, faite pour mettre au monde des bébés et s'occuper de sa maison. Conditionnée à faire tourner son foyer jusqu'à l'obsession et l'aveuglement. Georges est un homme avant d'être un père. Il aime les femmes, et les jeunes filles. Il est un personnage plus énigmatique, que la réserve et sûrement l'impossibilité de percer le mystère empêche l'auteur de cerner pleinement (Lucile écrira qu'elle avait été violée par lui dans son sommeil, mais comme il en est d'usage dans les famille où l'on ne parle pas vraiment, aucun scandale n'éclatera, et Lucile ne sera pas entendue, emportant avec elle le souvenir de ce qui avait pu advenir). Après le suicide de deux de ses frères, la raison de Lucile commence à vaciller. On la diagnostique bipolaire, comme la soeur de sa mère (la répétition est un thème fort de l'ouvrage, même si elle n'est pas détaillée, le livre n'est volontairement pas psychanalysant). Pour ses deux filles, une vie de combat contre la folie et la précarité s'engage. Ce livre est délicat. Il est pudique et respectueux, honnête et digne. Par l'écriture, Delphine de Vigan essaie de se réconcilier avec celle qui l'a laissé sur un au revoir bien douloureux. L'écriture apparaît comme une manière de dompter un passé obscur, entremêlé à une histoire familiale obscure, mais de cette noirceur par bien des aspects toute puissante, l'auteur essaie de tirer une lumière, et s'en référant à l'artiste du Noir par excellence, Pierre Soulages qu'elle cite: <text:s/>Mon instrument n'était plus le noir, mais cette lumière secrète venue du noir. Rien ne s'oppose à la nuit, c'est la réconciliation avec la part des ténèbres en soi, qu'il faut bien accepter, pour ne pas sombrer dans la dichotomie. C'est le roman de la réconciliation dans le doute, dans l'obscur, l'ataraxie de celui qui accepte que rien ne peut plus s'opposer à la nuit tombée. Emma Breton</text:p>
          </table:table-cell>
          <table:table-cell table:style-name="ce6" office:value-type="string" calcext:value-type="string">
            <text:p>plus récent, 0.13, 0.0, None</text:p>
            <text:p>nouveau, 0.34, 0.25, None</text:p>
            <text:p>célèbre, 0.15, 0.5, None</text:p>
            <text:p>difficile, -0.5, 0.4, None</text:p>
            <text:p>dernière, -0.29, 0.2, None</text:p>
            <text:p>premières, 0.5, 0.2, None</text:p>
            <text:p>intime, 0.2, 0.2, None</text:p>
            <text:p>sincère, 0.5, 0.5, None</text:p>
            <text:p>authentique, 0.3, 0.5, None</text:p>
            <text:p>autre, -0.1, 0.0, None</text:p>
            <text:p>long, -0.4, 0.1, None</text:p>
            <text:p>familiers, 0.2, 0.3, None</text:p>
            <text:p>douloureuse, -0.55, 0.5, None</text:p>
            <text:p>indispensable, 0.8, 0.7, None</text:p>
            <text:p>neuf, 0.1, 0.3, None</text:p>
            <text:p>étrange, -0.5, 0.2, None</text:p>
            <text:p>dernier, -0.29, 0.2, None</text:p>
            <text:p>terriblement vraies, 0.1, 0.8, None</text:p>
            <text:p>jeune, 0.32, 0.4, None</text:p>
            <text:p>professionnelles, 0.2, 0.2, None</text:p>
            <text:p>totale, 0.1, 0.0, None</text:p>
            <text:p>aime, 0.6, 0.6, None</text:p>
            <text:p>jeunes, 0.32, 0.4, None</text:p>
            <text:p>plus énigmatique, 0.13, 1.0, None</text:p>
            <text:p>pas vraiment aucun, -0.0, 0.5, None</text:p>
            <text:p>délicat, 0.25, 0.4, None</text:p>
            <text:p>honnête, 0.2, 0.3, None</text:p>
            <text:p>digne, 0.5, 0.4, None</text:p>
            <text:p>douloureux, -0.55, 0.5, None</text:p>
            <text:p>obscur, -0.47, 0.5, None</text:p>
            <text:p>familiale, 0.1, 0.0, None</text:p>
            <text:p>obscure, -0.47, 0.5, None</text:p>
            <text:p>puissante, 0.6, 0.6, None</text:p>
            <text:p>plus noir, -0.13, 0.13, None</text:p>
            <text:p>secrète, 0.08, 0.4, None</text:p>
            <text:p>noir, -0.1, 0.1, None</text:p>
            <text:p>obscur, -0.47, 0.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0146666666667" calcext:value-type="float">
            <text:p>0.0146666667</text:p>
          </table:table-cell>
          <table:table-cell table:style-name="ce4" office:value-type="float" office:value="0.215333333333" calcext:value-type="float">
            <text:p>0.2153333333</text:p>
          </table:table-cell>
          <table:table-cell table:style-name="ce6" office:value-type="string" calcext:value-type="string">
            <text:p>J'ai lui les trois tomes des fourmis, les trois tomes Les Thanatonautes, Le père de nos pères. Le rire du cyclope n'est rien qu'une répétition de déjà vu, déjà lu. Je pense que ce roman n'est qu'une éloge au mobile de marque Apple®© et Blackberry®© B. Werber n'étant pas assez fortuné, il s'est fait financé ce roman en promettant de répéter à chaque page iPhone et Blackberry. Y'a aussi un peu de Google.ou alors est-ce aussi un trait d'humour? Mais je trouve ça lourd-dingue. Comme disant mon Papa, ce sont les plus courtes qui sont les meilleures. Notre couple d'enquêteurs passent leur temps à pianoter sur leurs mobiles dont le nom est écrit. Après l'interdiction des pub sur les alcools et tabacs, ce serait bien de faire de même avec ces machines à drogues pompes à fric. Dans son prochain roman ce sera un duel à mort entre les tablettes : iPad©® contre Galaxy©®. Bref, je suis très déçu.</text:p>
          </table:table-cell>
          <table:table-cell table:style-name="ce6" office:value-type="string" calcext:value-type="string">
            <text:p>rire, 0.5, 0.0, None</text:p>
            <text:p>mobile, 0.1, 0.0, None</text:p>
            <text:p>fortuné, 0.23, 0.45, None</text:p>
            <text:p>peu, -0.05, 0.5, None</text:p>
            <text:p>plus courtes, -0.13, 0.13, None</text:p>
            <text:p>meilleures, 0.53, 0.5, None</text:p>
            <text:p>prochain, 0.0, 0.0, None</text:p>
            <text:p>très, 0.01,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15" calcext:value-type="float">
            <text:p>0.015</text:p>
          </table:table-cell>
          <table:table-cell table:style-name="ce4" office:value-type="float" office:value="0.333333333333" calcext:value-type="float">
            <text:p>0.3333333333</text:p>
          </table:table-cell>
          <table:table-cell table:style-name="ce6" office:value-type="string" calcext:value-type="string">
            <text:p>Un philosophe, auteur confirmé au style original et brillant, qui nous invite à découvrir notre société en contrepoint des méditations de Saint Augustin! Voilà ce qui me semblait la promesse d'une lecture intéressante, voire même d'une réelle découverte. Or, à la fermeture du livre, il ne me reste que le sentiment d'avoir perdu mon temps. Que les personnages soient des anti-héros aux motivations médiocres, pourquoi pas. Mais aucun d'entre eux ne fait l'objet d'un minimum de réalité psychologique. Aucune identification n'est possible avec cet univers de zombies, si bien que le rapprochement avec la chute de Rome fait l'effet d'un anachronisme sacrilège. Le vrai sujet de cette fausse saga est le bar, dont le destin nous est conté avec force détails, avec les tentatives successives d'en rendre l'exploitation rentable. Un bar corse ne peut survivre qu'en s'adossant à la prostitution: telle pourrait être, en résumé, la thèse de cet ouvrage. Certes, cela force la méditation! Le mal-être existentiel du Roquentin de La Nausée apparait, en comparaison, comme une aventure exaltante. Pour ceux qui aiment le 'trash', qu'ils (re)lisent les Chemins de la liberté!</text:p>
          </table:table-cell>
          <table:table-cell table:style-name="ce6" office:value-type="string" calcext:value-type="string">
            <text:p>original, 0.2, 0.6, None</text:p>
            <text:p>découvrir !, 0.125, 0.0, None</text:p>
            <text:p>intéressante, 0.3, 0.5, None</text:p>
            <text:p>réelle, 0.2, 0.1, None</text:p>
            <text:p>médiocres, -0.4, 0.5, None</text:p>
            <text:p>possible, 0.0, 0.3, None</text:p>
            <text:p>vrai, 0.05, 0.4, None</text:p>
            <text:p>fausse, -0.5, 0.4, None</text:p>
            <text:p>successives ! !, 0.0,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158333333333" calcext:value-type="float">
            <text:p>0.0158333333</text:p>
          </table:table-cell>
          <table:table-cell table:style-name="ce4" office:value-type="float" office:value="0.159166666667" calcext:value-type="float">
            <text:p>0.1591666667</text:p>
          </table:table-cell>
          <table:table-cell table:style-name="ce6" office:value-type="string" calcext:value-type="string">
            <text:p>Il y a les Nothombophiles comme il existe des colombophiles. D'autres préfèrent le Nothombashing, trop populaire pour être honnête cette écrivain belge au look gothique qui ressent le besoin de faire de la comm' avec son visage de vampire. Ce roman revisite le conte de Barbe bleue... Les héroïnes ont des prénoms rares... Saturnine... Les ogres sont des aristos... On s'ennuie... La conclusion tombe comme un couperet. A force de pondre son roman annuel, Nothomb ne semble n'avoir plus rien à dire... D'ailleurs, ses romans sont écrits de plus en plus gros. Une suggestion, l'année prochaine, un roman avec que des pages blanches.. Un Nothomb minimaliste.</text:p>
          </table:table-cell>
          <table:table-cell table:style-name="ce6" office:value-type="string" calcext:value-type="string">
            <text:p>autres, -0.1, 0.0, None</text:p>
            <text:p>trop populaire, 0.25, 0.25, None</text:p>
            <text:p>honnête, 0.2, 0.3, None</text:p>
            <text:p>belge, 0.0, 0.0, None</text:p>
            <text:p>bleue, 0.04, 0.0, None</text:p>
            <text:p>rares, 0.25, 0.4, None</text:p>
            <text:p>ennuie, -0.6, 0.6, None</text:p>
            <text:p>plus rien, -0.075, 0.1, None</text:p>
            <text:p>plus plus gros, 0.0, 0.26, None</text:p>
            <text:p>prochaine, 0.0, 0.0, None</text:p>
            <text:p>blanches, 0.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158333333333" calcext:value-type="float">
            <text:p>0.0158333333</text:p>
          </table:table-cell>
          <table:table-cell table:style-name="ce4" office:value-type="float" office:value="0.275" calcext:value-type="float">
            <text:p>0.275</text:p>
          </table:table-cell>
          <table:table-cell table:style-name="ce6" office:value-type="string" calcext:value-type="string">
            <text:p>J'achète tous les livres que Musso publie... et en général j'adore. Mais celui-la j'ai pas accroché et j'ai pas aimé. La fin était prévisible, decevant! dommage</text:p>
          </table:table-cell>
          <table:table-cell table:style-name="ce6" office:value-type="string" calcext:value-type="string">
            <text:p>adore !, 0.625, 0.5, None</text:p>
            <text:p>dommage, -0.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168181818182" calcext:value-type="float">
            <text:p>0.0168181818</text:p>
          </table:table-cell>
          <table:table-cell table:style-name="ce4" office:value-type="float" office:value="0.204545454545" calcext:value-type="float">
            <text:p>0.2045454545</text:p>
          </table:table-cell>
          <table:table-cell table:style-name="ce6" office:value-type="string" calcext:value-type="string">
            <text:p>Cet article s'appelle Biblo Collège : Gargantua - Pantagruel (Poche) mais ce n'est que le livret pédagogique (= le cahier du maître), pas le vrai livre. Certes cette mention apparaît sur la photo mais là seulement (et la signification n'est pas évidente pour le profane qui ne s'y est pas encore fait prendre), pas dans la description. De plus, les commentaires dithyrambiques qui accompagnent cet article concerne le vrai livre, pas le livret pédagogique (pire, certains concernent une toute autre édition!).</text:p>
          </table:table-cell>
          <table:table-cell table:style-name="ce6" office:value-type="string" calcext:value-type="string">
            <text:p>vrai, 0.05, 0.4, None</text:p>
            <text:p>pas évidente, -0.05, 0.1, None</text:p>
            <text:p>profane, 0.1, 0.2, None</text:p>
            <text:p>plus, 0.15, 0.1, None</text:p>
            <text:p>vrai, 0.05, 0.4, None</text:p>
            <text:p>pire, -0.4, 0.8, None</text:p>
            <text:p>autre !, -0.12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180555555556" calcext:value-type="float">
            <text:p>0.0180555556</text:p>
          </table:table-cell>
          <table:table-cell table:style-name="ce4" office:value-type="float" office:value="0.199444444444" calcext:value-type="float">
            <text:p>0.1994444444</text:p>
          </table:table-cell>
          <table:table-cell table:style-name="ce6" office:value-type="string" calcext:value-type="string">
            <text:p>J'ai cru un moment que j'allais aimer un livre de cet auteur mais en fait non. Le début du livre m'a plu, mais plus j'ai avancé de la fin du livre plus les nouveaux éléments de l'histoire m'ont fait décrocher de celle-ci. J'ai le sentiment que pour une fois il y avait de la matière et de bonnes idées. Malheureusement, Musso comble son histoire de divers évènements sans réel consistance. Du coup, le lecteur garde le sentiment de suivre un fil conducteur, en recevant au fil des pages quelques miettes d'explications souvent tirées par les cheveux. D'ailleurs peut-on croire qu'un homme pardonne à une femme d'avoir accidentellement tué sa fille en voiture. Et surtout d'avoir gardé le secret pendant de longues années. La réaction de Connor face à son drame me parait bien plus cohérente. Surtout qu'il semble que ce qui lui est arrivé trouve écho dans les diverses agressions que subissent les gens de nos jours. Pour moi un livre doit nous faire voyager, vibrer au rythme des évènements que rencontrent les protagonistes, mais dans mes lectures de Musso, je ne trouve malheureusement aucun plaisir. Je ne comprends pas l'engouement dont il fait l'objet.</text:p>
          </table:table-cell>
          <table:table-cell table:style-name="ce6" office:value-type="string" calcext:value-type="string">
            <text:p>plus, 0.15, 0.1, None</text:p>
            <text:p>plus, 0.15, 0.1, None</text:p>
            <text:p>nouveaux, 0.34, 0.25, None</text:p>
            <text:p>bonnes, 0.7, 0.7, None</text:p>
            <text:p>divers, 0.0, 0.1, None</text:p>
            <text:p>sans réel, -0.1, 0.1, None</text:p>
            <text:p>longues, -0.4, 0.1, None</text:p>
            <text:p>plus, 0.15, 0.1, None</text:p>
            <text:p>diverses, 0.0, 0.1, None</text:p>
            <text:p>malheureusement aucun plaisir, -0.07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1875" calcext:value-type="float">
            <text:p>0.01875</text:p>
          </table:table-cell>
          <table:table-cell table:style-name="ce4" office:value-type="float" office:value="0.376470588235" calcext:value-type="float">
            <text:p>0.3764705882</text:p>
          </table:table-cell>
          <table:table-cell table:style-name="ce6" office:value-type="string" calcext:value-type="string">
            <text:p>Ayant lu avec avidité tous les romans de Werber, je suis sidérée par la, soyons honnêtes, très mauvaise qualité de sa dernière création. Ce que les admirateurs fervents de Werber nomment des clins d'oeil aux Fourmis ou à la série des Dieux, ne sont selon moi qu'une reprise grossière de thèmes et de symboles récurrents à travers son oeuvre : fourmis, rats, création d'une société utopique en huis clos, énigmes, insectes, etc. Même la structure du roman ne fait preuve d'aucune originalité. Quand au style de l'écriture, que je n'ai jamais eu l'occasion de critiquer chez cet auteur, j'ai été surprise de le trouver souvent maladroit, notamment au tout début du roman. Je ne parle même pas de la fin du livre, si décevante... Werber a très bien su exploiter ses thèmes et symboles favoris, jusqu'à maintenant. Le Papillon des étoiles constitue sans doute la sonnette d'alarme : il est temps de se renouveller !!</text:p>
          </table:table-cell>
          <table:table-cell table:style-name="ce6" office:value-type="string" calcext:value-type="string">
            <text:p>honnêtes, 0.2, 0.3, None</text:p>
            <text:p>très mauvaise, -1.0, 1.0, None</text:p>
            <text:p>qualité, 0.4, 0.0, None</text:p>
            <text:p>dernière, -0.29, 0.2, None</text:p>
            <text:p>grossière, 0.3, 0.65, None</text:p>
            <text:p>maladroit, -0.6, 0.7, None</text:p>
            <text:p>très ! !, 0.015625,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1875" calcext:value-type="float">
            <text:p>0.01875</text:p>
          </table:table-cell>
          <table:table-cell table:style-name="ce4" office:value-type="float" office:value="0.30625" calcext:value-type="float">
            <text:p>0.30625</text:p>
          </table:table-cell>
          <table:table-cell table:style-name="ce6" office:value-type="string" calcext:value-type="string">
            <text:p>Ayant relevé les bons commentaires des animateurs télé sur ce livre, j'ai eu l'impression qu'ils décrivaient un bon bouquin. Vite, je l'achète et là, quelle déception ! Aucune consistance des personnages, histoire abracadabrantesque, je n'ai rien aimé dans ce livre, encore moins la fin qui est sans surprise.</text:p>
          </table:table-cell>
          <table:table-cell table:style-name="ce6" office:value-type="string" calcext:value-type="string">
            <text:p>bons, 0.7, 0.7, None</text:p>
            <text:p>bon, 0.7, 0.7, None</text:p>
            <text:p>déception !, -0.62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1875" calcext:value-type="float">
            <text:p>0.01875</text:p>
          </table:table-cell>
          <table:table-cell table:style-name="ce4" office:value-type="float" office:value="0.376470588235" calcext:value-type="float">
            <text:p>0.3764705882</text:p>
          </table:table-cell>
          <table:table-cell table:style-name="ce6" office:value-type="string" calcext:value-type="string">
            <text:p>Ayant lu avec avidité tous les romans de Werber, je suis sidérée par la, soyons honnêtes, très mauvaise qualité de sa dernière création. Ce que les admirateurs fervents de Werber nomment des clins d'oeil aux Fourmis ou à la série des Dieux, ne sont selon moi qu'une reprise grossière de thèmes et de symboles récurrents à travers son oeuvre : fourmis, rats, création d'une société utopique en huis clos, énigmes, insectes, etc. Même la structure du roman ne fait preuve d'aucune originalité. Quand au style de l'écriture, que je n'ai jamais eu l'occasion de critiquer chez cet auteur, j'ai été surprise de le trouver souvent maladroit, notamment au tout début du roman. Je ne parle même pas de la fin du livre, si décevante... Werber a très bien su exploiter ses thèmes et symboles favoris, jusqu'à maintenant. Le Papillon des étoiles constitue sans doute la sonnette d'alarme : il est temps de se renouveller !!</text:p>
          </table:table-cell>
          <table:table-cell table:style-name="ce6" office:value-type="string" calcext:value-type="string">
            <text:p>honnêtes, 0.2, 0.3, None</text:p>
            <text:p>très mauvaise, -1.0, 1.0, None</text:p>
            <text:p>qualité, 0.4, 0.0, None</text:p>
            <text:p>dernière, -0.29, 0.2, None</text:p>
            <text:p>grossière, 0.3, 0.65, None</text:p>
            <text:p>maladroit, -0.6, 0.7, None</text:p>
            <text:p>très ! !, 0.015625,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0193557692308" calcext:value-type="float">
            <text:p>0.0193557692</text:p>
          </table:table-cell>
          <table:table-cell table:style-name="ce4" office:value-type="float" office:value="0.290269230769" calcext:value-type="float">
            <text:p>0.2902692308</text:p>
          </table:table-cell>
          <table:table-cell table:style-name="ce6" office:value-type="string" calcext:value-type="string">
            <text:p>Beaucoup de ceux qui ont lu ce livre ont eu du mal à le comprendre... Voici quelques pistes, pour vous aider à le découvrir autrement... Tout d'abord, concentrez-vous sur la chaleur omniprésente qui est un personnage à part entière du récit. Cette chaleur écrasante, étouffante, qui engourdit, c'est la métaphore de la vie qui pèse de plus en plus sur les épaules de l'humain, une vie sans cesse alourdie par les us, les contraintes, les bons sentiments à adopter, même si on ne les ressent pas, et les mauvais à fuir comme la peste, même si ce sont ceux-là qui nous font vibrer. Cette vie-là que l'on veut de force vous imposer, est-ce vraiment celle que vous voulez vivre ? Beaucoup croient que Meurseault est un indifférent. En vérité il n'y a pas plus attentif que lui. Il est simplement et volontairement en dehors du schéma de vie que presque tous les humains partagent sur cette planète. Il est l'étranger, en somme... Ensuite, on suit sa révolte pas à pas, même si elle n'est pas évidente, écrite noir sur blanc. Cette révolte, il faut aller la chercher dans ce qui n'est pas écrit, justement, et pour cela, on ne doit pas hésiter à aller creuser du côté de l'inconscient du texte... Enfin, l'Étranger est le livre de l'éblouissement. Cette lumière vive que l'on se prend dans les yeux sans que l'on s'y attende le moins du monde. C'est une fraction de seconde en dehors du temps et du réel, au cours de laquelle tout peut basculer. En cet instant-là, nous ne maîtrisons plus rien. C'est ce moment que choisit le monstre pour éclater au grand jour. Car sous nos dehors lisses et policés, sommeille cette part monstrueuse de notre humanité, que jamais nous ne parviendrons à totalement éradiquer...</text:p>
          </table:table-cell>
          <table:table-cell table:style-name="ce6" office:value-type="string" calcext:value-type="string">
            <text:p>découvrir, 0.1, 0.0, None</text:p>
            <text:p>entière, 0.15, 0.2, None</text:p>
            <text:p>plus plus, 0.195, 0.13, None</text:p>
            <text:p>humain, 0.22, 0.1, None</text:p>
            <text:p>bons, 0.7, 0.7, None</text:p>
            <text:p>vraiment, 0.0, 0.5, None</text:p>
            <text:p>indifférent, -0.4, 0.4, None</text:p>
            <text:p>pas plus attentif, -0.230769230769, 0.230769230769, None</text:p>
            <text:p>simplement, 0.2, 0.35, None</text:p>
            <text:p>étranger, -0.2, 0.3, None</text:p>
            <text:p>pas évidente, -0.05, 0.1, None</text:p>
            <text:p>noir, -0.1, 0.1, None</text:p>
            <text:p>blanc, 0.05, 0.0, None</text:p>
            <text:p>vive, 0.27, 0.35, None</text:p>
            <text:p>réel, 0.2, 0.1, None</text:p>
            <text:p>plus rien, -0.075, 0.1, None</text:p>
            <text:p>grand, 0.3, 0.2, None</text:p>
            <text:p>lisses, 0.2, 0.1, None</text:p>
            <text:p>monstrueuse, -0.4, 0.5, None</text:p>
            <text:p>totalement, 0.1,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0193557692308" calcext:value-type="float">
            <text:p>0.0193557692</text:p>
          </table:table-cell>
          <table:table-cell table:style-name="ce4" office:value-type="float" office:value="0.290269230769" calcext:value-type="float">
            <text:p>0.2902692308</text:p>
          </table:table-cell>
          <table:table-cell table:style-name="ce6" office:value-type="string" calcext:value-type="string">
            <text:p>Beaucoup de ceux qui ont lu ce livre ont eu du mal à le comprendre... Voici quelques pistes, pour vous aider à le découvrir autrement... Tout d'abord, concentrez-vous sur la chaleur omniprésente qui est un personnage à part entière du récit. Cette chaleur écrasante, étouffante, qui engourdit, c'est la métaphore de la vie qui pèse de plus en plus sur les épaules de l'humain, une vie sans cesse alourdie par les us, les contraintes, les bons sentiments à adopter, même si on ne les ressent pas, et les mauvais à fuir comme la peste, même si ce sont ceux-là qui nous font vibrer. Cette vie-là que l'on veut de force vous imposer, est-ce vraiment celle que vous voulez vivre ? Beaucoup croient que Meurseault est un indifférent. En vérité il n'y a pas plus attentif que lui. Il est simplement et volontairement en dehors du schéma de vie que presque tous les humains partagent sur cette planète. Il est l'étranger, en somme... Ensuite, on suit sa révolte pas à pas, même si elle n'est pas évidente, écrite noir sur blanc. Cette révolte, il faut aller la chercher dans ce qui n'est pas écrit, justement, et pour cela, on ne doit pas hésiter à aller creuser du côté de l'inconscient du texte... Enfin, l'Étranger est le livre de l'éblouissement. Cette lumière vive que l'on se prend dans les yeux sans que l'on s'y attende le moins du monde. C'est une fraction de seconde en dehors du temps et du réel, au cours de laquelle tout peut basculer. En cet instant-là, nous ne maîtrisons plus rien. C'est ce moment que choisit le monstre pour éclater au grand jour. Car sous nos dehors lisses et policés, sommeille cette part monstrueuse de notre humanité, que jamais nous ne parviendrons à totalement éradiquer...</text:p>
          </table:table-cell>
          <table:table-cell table:style-name="ce6" office:value-type="string" calcext:value-type="string">
            <text:p>découvrir, 0.1, 0.0, None</text:p>
            <text:p>entière, 0.15, 0.2, None</text:p>
            <text:p>plus plus, 0.195, 0.13, None</text:p>
            <text:p>humain, 0.22, 0.1, None</text:p>
            <text:p>bons, 0.7, 0.7, None</text:p>
            <text:p>vraiment, 0.0, 0.5, None</text:p>
            <text:p>indifférent, -0.4, 0.4, None</text:p>
            <text:p>pas plus attentif, -0.230769230769, 0.230769230769, None</text:p>
            <text:p>simplement, 0.2, 0.35, None</text:p>
            <text:p>étranger, -0.2, 0.3, None</text:p>
            <text:p>pas évidente, -0.05, 0.1, None</text:p>
            <text:p>noir, -0.1, 0.1, None</text:p>
            <text:p>blanc, 0.05, 0.0, None</text:p>
            <text:p>vive, 0.27, 0.35, None</text:p>
            <text:p>réel, 0.2, 0.1, None</text:p>
            <text:p>plus rien, -0.075, 0.1, None</text:p>
            <text:p>grand, 0.3, 0.2, None</text:p>
            <text:p>lisses, 0.2, 0.1, None</text:p>
            <text:p>monstrueuse, -0.4, 0.5, None</text:p>
            <text:p>totalement, 0.1,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019375" calcext:value-type="float">
            <text:p>0.019375</text:p>
          </table:table-cell>
          <table:table-cell table:style-name="ce4" office:value-type="float" office:value="0.164705882353" calcext:value-type="float">
            <text:p>0.1647058824</text:p>
          </table:table-cell>
          <table:table-cell table:style-name="ce6" office:value-type="string" calcext:value-type="string">
            <text:p>Prétention de la part de son auteur, et pas écrivain, car aucun style, aucune émotion, et de la part des éditeurs et critiques littéraires. Dire que cela nous est présenté comme un événement de la rentrée littéraire?! L'histoire aurait pu intéresser des lecteurs ignorants de l'histoire de la télématique (du Minitel à Internet), mais la narration est ennuyeuse, et les considérations pseudo scientifiques de chaque début de chapitre repoussent encore plus un lecteur non averti! Quand on veut s'inspirer de Houellebecq il faut faire mieux! Enfin sur le plan essai économico-industriel c'est un ensemble de visions trompeuses sur ce qu'est la réalité du marketing et de la stratégie des entreprises. Affligeant sur tous les plans. Et pourtant je suis fasciné tous les jours par les possibilités d'Internet. A l'opposé il vaut bien mieux se délecter de la lecture de Sur la route du papier d'Orsenna. Là au moins il y a une histoire, de la géographie, du savoir faire méconnu, bref un monde réel!</text:p>
          </table:table-cell>
          <table:table-cell table:style-name="ce6" office:value-type="string" calcext:value-type="string">
            <text:p>émotion, 0.4, 0.0, None</text:p>
            <text:p>critiques, 0.0, 0.75, None</text:p>
            <text:p>littéraires, 0.1, 0.0, None</text:p>
            <text:p>littéraire !, 0.125, 0.0, None</text:p>
            <text:p>ignorants, 0.1, 0.2, None</text:p>
            <text:p>ennuyeuse, -0.7, 0.85, None</text:p>
            <text:p>plus ! !, 0.234375, 0.1, None</text:p>
            <text:p>trompeuses, -0.3, 0.3, None</text:p>
            <text:p>réel !, 0.2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2" calcext:value-type="float">
            <text:p>0.02</text:p>
          </table:table-cell>
          <table:table-cell table:style-name="ce4" office:value-type="float" office:value="0.3" calcext:value-type="float">
            <text:p>0.3</text:p>
          </table:table-cell>
          <table:table-cell table:style-name="ce6" office:value-type="string" calcext:value-type="string">
            <text:p>Autant <text:s/>Le ventre de Paris <text:s/>m'avait subjugué et converti à la Zolamania, autant cette bête humaine m'a paru vacharde et au final fort peu intéresante. Des longeurs comme des mètres linéaires de rails qui défilent au fil des pages sans étapes. Des invraisemblances. Je me demandais où on allait. A mon avis pas le meilleur pour commencer Zola.</text:p>
          </table:table-cell>
          <table:table-cell table:style-name="ce6" office:value-type="string" calcext:value-type="string">
            <text:p>humaine, 0.22, 0.1, None</text:p>
            <text:p>final, -0.5, 0.15,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203571428571" calcext:value-type="float">
            <text:p>0.0203571429</text:p>
          </table:table-cell>
          <table:table-cell table:style-name="ce4" office:value-type="float" office:value="0.385714285714" calcext:value-type="float">
            <text:p>0.3857142857</text:p>
          </table:table-cell>
          <table:table-cell table:style-name="ce6" office:value-type="string" calcext:value-type="string">
            <text:p>... comment dire... j'ai trouvé ce livre illisible, j'ai définitivement abandonné sa lecture (ce qui ne m'arrive que très rarement) dès le deuxième chapitre. J'ai lu des livres inintéressants au possible, mais joliment écrits, le contraire aussi, mais les deux à la fois, c'est rare ! A fuir donc.</text:p>
          </table:table-cell>
          <table:table-cell table:style-name="ce6" office:value-type="string" calcext:value-type="string">
            <text:p>très rarement, -0.1, 1.0, None</text:p>
            <text:p>possible, 0.0, 0.3, None</text:p>
            <text:p>joliment, 0.3, 0.3, None</text:p>
            <text:p>rare !, 0.3125,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6">
          <table:table-cell table:style-name="ce2" office:value-type="float" office:value="0.0207647058824" calcext:value-type="float">
            <text:p>0.0207647059</text:p>
          </table:table-cell>
          <table:table-cell table:style-name="ce4" office:value-type="float" office:value="0.299411764706" calcext:value-type="float">
            <text:p>0.2994117647</text:p>
          </table:table-cell>
          <table:table-cell table:style-name="ce6" office:value-type="string" calcext:value-type="string">
            <text:p>Je gardais le souvenir d'une histoire un peu plate, d'un roman ennuyeux, dont il me semblait me souvenir qu'il était question à la fois d'un acte inconséquent sans motivation précise ou vaguement raciste. Je viens de le relire. Et bien m'en a pris. Finalement, aucune trace de racisme. Je ne sais pas d'où me venait cette idée, mais j'ai l'impression qu'elle provenait d'une source d'ordre scolaire (au mieux, j'espère avoir mélangé avec autre chose). Par contre, il est bien question d'un personnage central un peu léger, un homme simple légèrement taciturne et qui semble ressentir peu d'émotions. C'est cet homme médiocre souvent indécis et qui a trop tendance à se laisser guider par les événements de la vie qui va commettre l'irréparable, et avec une légèreté assez confondante et incompréhensible. S'en suit une intéressante et inquiétante réflexion sur la relativité de la Justice. Comment le paraître, l'humeur des uns et des autres, des juges, procureurs, avocats, jurés, témoins, sont susceptibles d'influer sur l'issue d'un jugement... Une autre manière d'aborder la question de la Justice, avec moins de force que Stefan Zweig dans , mais de manière plus contemporaine, moins mystique et tout à fait intéressante. Un roman bien écrit, qui se lit finalement sans ennui et très vite. Oui, pas si mal. De là à en faire un grand classique, je ne sais pas. Mais un roman qui se laisse lire agréablement, sans trop de peine.</text:p>
          </table:table-cell>
          <table:table-cell table:style-name="ce6" office:value-type="string" calcext:value-type="string">
            <text:p>peu plate, -0.14, 0.2, None</text:p>
            <text:p>ennuyeux, -0.7, 0.85, None</text:p>
            <text:p>scolaire, 0.1, 0.0, None</text:p>
            <text:p>autre, -0.1, 0.0, None</text:p>
            <text:p>central, 0.05, 0.0, None</text:p>
            <text:p>peu léger, 0.09, 0.1, None</text:p>
            <text:p>simple, 0.1, 0.1, None</text:p>
            <text:p>taciturne, -0.05, -0.1, None</text:p>
            <text:p>peu, -0.05, 0.5, None</text:p>
            <text:p>médiocre, -0.4, 0.5, None</text:p>
            <text:p>indécis, -0.2, 0.3, None</text:p>
            <text:p>trop, -0.25, 0.7, None</text:p>
            <text:p>incompréhensible, -0.4, 0.6, None</text:p>
            <text:p>intéressante, 0.3, 0.5, None</text:p>
            <text:p>inquiétante, -0.4, 0.75, None</text:p>
            <text:p>autres, -0.1, 0.0, None</text:p>
            <text:p>susceptibles, -0.1, 0.35, None</text:p>
            <text:p>autre, -0.1, 0.0, None</text:p>
            <text:p>plus contemporaine, 0.091, 0.13, None</text:p>
            <text:p>mystique, 0.2, 1.0, None</text:p>
            <text:p>intéressante, 0.3, 0.5, None</text:p>
            <text:p>très, 0.01, 0.65, None</text:p>
            <text:p>grand, 0.3, 0.2, None</text:p>
            <text:p>classique, 0.7, 0.2, None</text:p>
            <text:p>agréablement sans trop, 0.12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0207647058824" calcext:value-type="float">
            <text:p>0.0207647059</text:p>
          </table:table-cell>
          <table:table-cell table:style-name="ce4" office:value-type="float" office:value="0.299411764706" calcext:value-type="float">
            <text:p>0.2994117647</text:p>
          </table:table-cell>
          <table:table-cell table:style-name="ce6" office:value-type="string" calcext:value-type="string">
            <text:p>Je gardais le souvenir d'une histoire un peu plate, d'un roman ennuyeux, dont il me semblait me souvenir qu'il était question à la fois d'un acte inconséquent sans motivation précise ou vaguement raciste. Je viens de le relire. Et bien m'en a pris. Finalement, aucune trace de racisme. Je ne sais pas d'où me venait cette idée, mais j'ai l'impression qu'elle provenait d'une source d'ordre scolaire (au mieux, j'espère avoir mélangé avec autre chose). Par contre, il est bien question d'un personnage central un peu léger, un homme simple légèrement taciturne et qui semble ressentir peu d'émotions. C'est cet homme médiocre souvent indécis et qui a trop tendance à se laisser guider par les événements de la vie qui va commettre l'irréparable, et avec une légèreté assez confondante et incompréhensible. S'en suit une intéressante et inquiétante réflexion sur la relativité de la Justice. Comment le paraître, l'humeur des uns et des autres, des juges, procureurs, avocats, jurés, témoins, sont susceptibles d'influer sur l'issue d'un jugement... Une autre manière d'aborder la question de la Justice, avec moins de force que Stefan Zweig dans , mais de manière plus contemporaine, moins mystique et tout à fait intéressante. Un roman bien écrit, qui se lit finalement sans ennui et très vite. Oui, pas si mal. De là à en faire un grand classique, je ne sais pas. Mais un roman qui se laisse lire agréablement, sans trop de peine.</text:p>
          </table:table-cell>
          <table:table-cell table:style-name="ce6" office:value-type="string" calcext:value-type="string">
            <text:p>peu plate, -0.14, 0.2, None</text:p>
            <text:p>ennuyeux, -0.7, 0.85, None</text:p>
            <text:p>scolaire, 0.1, 0.0, None</text:p>
            <text:p>autre, -0.1, 0.0, None</text:p>
            <text:p>central, 0.05, 0.0, None</text:p>
            <text:p>peu léger, 0.09, 0.1, None</text:p>
            <text:p>simple, 0.1, 0.1, None</text:p>
            <text:p>taciturne, -0.05, -0.1, None</text:p>
            <text:p>peu, -0.05, 0.5, None</text:p>
            <text:p>médiocre, -0.4, 0.5, None</text:p>
            <text:p>indécis, -0.2, 0.3, None</text:p>
            <text:p>trop, -0.25, 0.7, None</text:p>
            <text:p>incompréhensible, -0.4, 0.6, None</text:p>
            <text:p>intéressante, 0.3, 0.5, None</text:p>
            <text:p>inquiétante, -0.4, 0.75, None</text:p>
            <text:p>autres, -0.1, 0.0, None</text:p>
            <text:p>susceptibles, -0.1, 0.35, None</text:p>
            <text:p>autre, -0.1, 0.0, None</text:p>
            <text:p>plus contemporaine, 0.091, 0.13, None</text:p>
            <text:p>mystique, 0.2, 1.0, None</text:p>
            <text:p>intéressante, 0.3, 0.5, None</text:p>
            <text:p>très, 0.01, 0.65, None</text:p>
            <text:p>grand, 0.3, 0.2, None</text:p>
            <text:p>classique, 0.7, 0.2, None</text:p>
            <text:p>agréablement sans trop, 0.12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0213333333333" calcext:value-type="float">
            <text:p>0.0213333333</text:p>
          </table:table-cell>
          <table:table-cell table:style-name="ce4" office:value-type="float" office:value="0.17" calcext:value-type="float">
            <text:p>0.17</text:p>
          </table:table-cell>
          <table:table-cell table:style-name="ce6" office:value-type="string" calcext:value-type="string">
            <text:p>le titre du roman nous invite à une aventure surnaturelle, et bien c'est loupé !!! Pas de surnaturel malgré l'ange du titre. Une rencontre entre deux personnes qui si elles ne s'étaient pas percutées n'auraient pas bouleversé leur existence finalement liée par un secret du passé... Deux personnes que tout ou presque tout oppose jusqu'à leur lieu de vie l'une en France à Paris et l'autre aux States. Un échange de portable par inadvertance va leur permettre passé la période de colère et de ressentiment, de se découvrir puis à petit à petit s'intriguer et enfin s'aimer. mais n'est ce pas un ange qui a fait rencontrer ces personnages liés par un passé qui va refaire surface???</text:p>
          </table:table-cell>
          <table:table-cell table:style-name="ce6" office:value-type="string" calcext:value-type="string">
            <text:p>découvrir, 0.1,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225" calcext:value-type="float">
            <text:p>0.0225</text:p>
          </table:table-cell>
          <table:table-cell table:style-name="ce4" office:value-type="float" office:value="0.240909090909" calcext:value-type="float">
            <text:p>0.2409090909</text:p>
          </table:table-cell>
          <table:table-cell table:style-name="ce6" office:value-type="string" calcext:value-type="string">
            <text:p>Je me méfie toujours des Prix, et ce n'est pas ce roman qui me fera changer d'avis ! J'étais attirée par le sujet décrit par la 4ème de couverture, et je me retrouve avec une histoire somme toute assez banale de jeunes filles de l'élite dans un pensionnat . Bien sûr, quelques accrochages entre ces filles d'ethnies différentes, mais ce ne sont que les prémices assez lointains du futur génocide rwandais. Assez plat et sans grand intérêt.</text:p>
          </table:table-cell>
          <table:table-cell table:style-name="ce6" office:value-type="string" calcext:value-type="string">
            <text:p>banale, -0.3, 0.5, None</text:p>
            <text:p>jeunes, 0.32, 0.4, None</text:p>
            <text:p>différentes, 0.4, 0.15, None</text:p>
            <text:p>futur, 0.0, 0.0, None</text:p>
            <text:p>sans grand, -0.1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230434782609" calcext:value-type="float">
            <text:p>0.0230434783</text:p>
          </table:table-cell>
          <table:table-cell table:style-name="ce4" office:value-type="float" office:value="0.263043478261" calcext:value-type="float">
            <text:p>0.2630434783</text:p>
          </table:table-cell>
          <table:table-cell table:style-name="ce6" office:value-type="string" calcext:value-type="string">
            <text:p>Deux jeunes gens, deux pays. L'une, espagnole, découvre les beautés de l'arabe littéraire et d'une civilisation du passé. L'autre, marocain, rêve d'Espagne et de liberté. Chacun est immergé dans un monde qui s'écroule et découvre la face cachée du pays rêvé. Lakhdar imagine sa rencontre avec une jeune femme espagnole. Cette rencontre a lieu sous les traits de Judit. Désillusion. Désenchantement. La force de ce roman réside dans un amour malmené et dans son ancrage dans une période historique instable, la nôtre. Lakhdar rêve de vivre sa sexualité librement, de choisir son destin. Mais les obstacles sont légion. Et il doit mener une lutte inouïe pour s'arracher à un monde dans lequel il se sent mal. Initiation à l'âge adulte. Une descente aux Enfers... Dans ce roman Mathias Enard dévoile, derrière l'euphorie occidentale qui a suivi les révolutions arabes, la libre diffusion d'un islam radical inhumain, à l'opposé des aspirations du héros, qui met aussi en danger les musulmans qui ont choisi la voie de la connaissance et du coeur, les Soufis (eux dont on parle si peu en Europe)... Un roman dur, mais que je vous encourage à lire, tant il est d'actualité.</text:p>
          </table:table-cell>
          <table:table-cell table:style-name="ce6" office:value-type="string" calcext:value-type="string">
            <text:p>jeunes, 0.32, 0.4, None</text:p>
            <text:p>arabe, 0.0, 0.0, None</text:p>
            <text:p>littéraire, 0.1, 0.0, None</text:p>
            <text:p>autre, -0.1, 0.0, None</text:p>
            <text:p>jeune, 0.32, 0.4, None</text:p>
            <text:p>historique, 0.0, 0.0, None</text:p>
            <text:p>instable, -0.12, -0.25, None</text:p>
            <text:p>inouïe, 0.9, 0.9, None</text:p>
            <text:p>occidentale, 0.05, 0.0, None</text:p>
            <text:p>libre, 0.45, 0.3, None</text:p>
            <text:p>radical, -0.1, 0.7, None</text:p>
            <text:p>inhumain, -0.5, 1.0, None</text:p>
            <text:p>coeur, 0.2, 0.0,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6">
          <table:table-cell table:style-name="ce2" office:value-type="float" office:value="0.02421875" calcext:value-type="float">
            <text:p>0.02421875</text:p>
          </table:table-cell>
          <table:table-cell table:style-name="ce4" office:value-type="float" office:value="0.35" calcext:value-type="float">
            <text:p>0.35</text:p>
          </table:table-cell>
          <table:table-cell table:style-name="ce6" office:value-type="string" calcext:value-type="string">
            <text:p>Voilà un roman qui a tout pour plaire : entre le catalogue de mœurs et le journal d'un médecin de campagne au XIXe, condensant mille romans en un, porté par une multitude de personnages et tout autant de destinées, écrit dans une langue recherchée et agréable... Et pourtant, impossible d'accrocher à la lecture. Tout semble trop parfait, dans ce roman, et presque artificiel : le lien entre la correspondance des médecins et le journal du héros est pratiquement inexistant, l'intrigue est tellement foisonnante qu'elle ne va nulle part (il y a un début et une fin, mais finalement, l'ensemble aurait très bien pu faire deux cents pages de plus... ou de moins), les personnages sont tellement nombreux qu'il est difficile de s'y retrouver, le style est entièrement plagié sur celui de Flaubert, Maupassant et Zola... Résultat : un ennui profond. On peine vraiment à avancer dans la lecture de cet ouvrage qui a manifestement visé trop haut, qui nous assène des vérités universelles sans lien avec l'intrigue, qui nous propose un héros terriblement antipathique avec son côté à la fois donneur de leçons et coureur de jupons... Aucune trame claire n'est définie, le prologue et l'épilogue sont parfaitement énigmatiques si l'on ne les lit pas l'un après l'autre, et le dénouement est complètement absurde, presque risible : pour un peu, on croirait que l'auteur ne savait pas comment terminer son roman, et qu'il a choisi une solution de facilité grotesque. Une grande déception !</text:p>
          </table:table-cell>
          <table:table-cell table:style-name="ce6" office:value-type="string" calcext:value-type="string">
            <text:p>agréable, 0.7, 0.6, None</text:p>
            <text:p>impossible, -0.5, 0.5, None</text:p>
            <text:p>trop parfait, 0.4, 0.4, None</text:p>
            <text:p>artificiel, -0.1, 0.0, None</text:p>
            <text:p>tellement, 0.0, 0.6, None</text:p>
            <text:p>très, 0.01, 0.65, None</text:p>
            <text:p>plus, 0.15, 0.1, None</text:p>
            <text:p>tellement nombreux, 0.0, 0.1, None</text:p>
            <text:p>difficile, -0.5, 0.4, None</text:p>
            <text:p>vraiment, 0.0, 0.5, None</text:p>
            <text:p>trop, -0.25, 0.7, None</text:p>
            <text:p>universelles, 0.2, 0.3, None</text:p>
            <text:p>terriblement, -0.3, 0.8, None</text:p>
            <text:p>claire, 0.28, 0.1, None</text:p>
            <text:p>parfaitement énigmatiques, 0.2, 1.0, None</text:p>
            <text:p>autre, -0.1, 0.0, None</text:p>
            <text:p>complètement absurde, 0.8, 1.0, None</text:p>
            <text:p>peu, -0.05, 0.5, None</text:p>
            <text:p>grotesque, -0.6, 0.7, None</text:p>
            <text:p>grande, 0.3, 0.2, None</text:p>
            <text:p>déception !, -0.62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
          <table:table-cell table:style-name="ce2" office:value-type="float" office:value="0.025" calcext:value-type="float">
            <text:p>0.025</text:p>
          </table:table-cell>
          <table:table-cell table:style-name="ce4" office:value-type="float" office:value="0.2625" calcext:value-type="float">
            <text:p>0.2625</text:p>
          </table:table-cell>
          <table:table-cell table:style-name="ce6" office:value-type="string" calcext:value-type="string">
            <text:p>cela correspond bien à mon attente Marc Levy est toujours égal à lui même. Le suspens est maintenu jusqu'à la fin du livre.</text:p>
          </table:table-cell>
          <table:table-cell table:style-name="ce6" office:value-type="string" calcext:value-type="string">
            <text:p>égal, 0.2, 0.2,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25" calcext:value-type="float">
            <text:p>0.025</text:p>
          </table:table-cell>
          <table:table-cell table:style-name="ce4" office:value-type="float" office:value="0.3625" calcext:value-type="float">
            <text:p>0.3625</text:p>
          </table:table-cell>
          <table:table-cell table:style-name="ce6" office:value-type="string" calcext:value-type="string">
            <text:p>j ai trouvé ce livre très intéressant, un dénouement assez innatendu, en revanche des descriptions trop longues, et quelques passages difficiles à lire. Je le recommande.</text:p>
          </table:table-cell>
          <table:table-cell table:style-name="ce6" office:value-type="string" calcext:value-type="string">
            <text:p>très, 0.01, 0.65, None</text:p>
            <text:p>trop longues, -0.2, 0.05, None</text:p>
            <text:p>difficiles, -0.5, 0.4,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025" calcext:value-type="float">
            <text:p>0.025</text:p>
          </table:table-cell>
          <table:table-cell table:style-name="ce4" office:value-type="float" office:value="0.15" calcext:value-type="float">
            <text:p>0.15</text:p>
          </table:table-cell>
          <table:table-cell table:style-name="ce6" office:value-type="string" calcext:value-type="string">
            <text:p>divertissement et reflexion dans un seul livre, se lit trés facilement mais nous oblige à reflechir sur nos envies (parfois égoiste) , et les compromis que l'on devrait plus souvent essayer de faire.</text:p>
          </table:table-cell>
          <table:table-cell table:style-name="ce6" office:value-type="string" calcext:value-type="string">
            <text:p>seul, -0.1, 0.2,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9">
          <table:table-cell table:style-name="ce2" office:value-type="float" office:value="0.0263846153846" calcext:value-type="float">
            <text:p>0.0263846154</text:p>
          </table:table-cell>
          <table:table-cell table:style-name="ce4" office:value-type="float" office:value="0.264307692308" calcext:value-type="float">
            <text:p>0.2643076923</text:p>
          </table:table-cell>
          <table:table-cell table:style-name="ce6" office:value-type="string" calcext:value-type="string">
            <text:p>Elle est forte la Christine. Elle nous inflige (mais nous sommes -hélas- consentants), un récit sur une relation sexuelle qui est certes cru, mais pas insupportable a priori. Ce livre pourrait presque s'apparenter à une sorte de réclame pour les produits alimentaires de base comme le jambon ou les clémentines comme supports de pipes non originaires de St Claude, si... ...si en fait il était livré complet. Or, c'est une arnaque, il ne peut fonctionner qu'avec des accessoires en option. En soi, je trouve ce roman ni bien, ni mal écrit. On retrouve les tics de l'auteure, ses fausses audaces assez ridicules et quelques passages plus concis, plutôt bien tournés, voire parfois de la belle littérature - à mon goût en tous cas- qui encouragent à poursuivre. Mais il y a un problème. Pour que ce livre ait un sens (je n'ai pas dit du sens), il faut acheter en option le cirque Angot qui se donne en spectacle un peu partout (télés, journaux...) en nous revendant ad nauseam, l'inceste dont elle aurait été la victime (désolé de cette réserve, mais personnellement je ne la connais pas, je ne suis pas de sa famille ou des forces de police et je ne suis pas en mesure de savoir si elle l'a réellement subi). Et le livre ne se lit qu'avec cet accessoire, qui en devient le principal intérêt. Du coup, tous ceux qui auraient la tentation saugrenue de s'émoustiller, se retrouvent (enfin, je l'espère) brusquement châtrés par le sujet réel. On ne bande pas plus qu'on ne rigole avec le crime de l'inceste. La Maison Angot nous emprisonne donc avec son format propriétaire et poursuit son exploitation marchande du sordide. Elle en a le droit après tout, elle possède (hélas) la licence inceste, en multipropriété. Mais cette petite entreprise fonctionne de manière perverse. Ainsi, dans ce roman, la phrase choc, qui est censée dévoiler le drame, n'est qu'à moitié explicite, mais vous glace quand même, parce que l'on sait par ailleurs. Ce livre n'existe pas sans son environnement tissé de tout ce qu'Angot diffuse à l'envi. Si on ne connait pas son histoire - admettons qu'elle soit réelle-, le livre n'existe plus. Imagine t-on la Sainte-Victoire de Cezanne (pour reprendre un élément de la critique de Télérama)qui ne figurerait pas sur le tableau principal, mais sur un tableau annexe ou sur le mur ? Imagine t-on un film porno qui comporterait en bonus, un exposé sur la linguistique selon Chomsky ? Les arguments selon lesquels il faut traiter ce sujet, le révéler dans toute son horreur, applaudir à l'incroyable originalité...On les connait, ils sont utilisés chaque fois que le concept remplace l'œuvre. De même l'argument du triomphe de la langue, outre qu'il prend une saveur particulière dans un tel contexte, n'est qu'un tour de passe passe de plus. Alors ceci dit, on peut aimer le cirque, on peut aimer les concepts et on peut aimer les tours de passe passe. Mais ça ne passera pas par moi. Histoire d'enfoncer le clou, son éditeur se met au diapason en proposant une mise en page avec des marges immenses entourant un texte d'une taille à satisfaire les déficients visuels sévères. Arnaque supplémentaire dans la forme, à rajouter au dossier. Fais gaffe Christine, on va quand même finir par ne plus se laisse prendre. Comme le disait Pierre Dac : Quand, durant tout un jour, il est tombé de la pluie, de la neige, de la grêle et du verglas, on est tranquille. Parce que, à part ça, qu'est-ce que vous voulez qu'il tombe ?... Oui, je sais, mais enfin, c'est rare.... Avec Christine, tout est déjà tombé et ce n'est même plus rare. Alors que reste t-il ?</text:p>
          </table:table-cell>
          <table:table-cell table:style-name="ce6" office:value-type="string" calcext:value-type="string">
            <text:p>hélas, -0.4, 0.6, None</text:p>
            <text:p>sexuelle, 0.3, 0.5, None</text:p>
            <text:p>pas insupportable, 0.1, 0.2, None</text:p>
            <text:p>complet, 0.43, 0.2, None</text:p>
            <text:p>fausses, -0.5, 0.4, None</text:p>
            <text:p>ridicules, -0.75, 0.75, None</text:p>
            <text:p>plus concis, -0.13, -0.26, None</text:p>
            <text:p>belle, 0.8, 0.8, None</text:p>
            <text:p>peu, -0.05, 0.5, None</text:p>
            <text:p>principal, 0.1, 0.1, None</text:p>
            <text:p>réel, 0.2, 0.1, None</text:p>
            <text:p>pas plus, -0.075, 0.1, None</text:p>
            <text:p>sordide, -0.4, 0.45, None</text:p>
            <text:p>hélas, -0.4, 0.6, None</text:p>
            <text:p>petite, 0.1, 0.1, None</text:p>
            <text:p>censée, -0.1, 0.2, None</text:p>
            <text:p>explicite, 0.0, 0.0, None</text:p>
            <text:p>réelle, 0.2, 0.1, None</text:p>
            <text:p>plus, 0.15, 0.1, None</text:p>
            <text:p>principal, 0.1, 0.1, None</text:p>
            <text:p>horreur, -0.5, 0.2, None</text:p>
            <text:p>incroyable, 0.6, 0.6, None</text:p>
            <text:p>particulière, -0.15, 0.1, None</text:p>
            <text:p>plus, 0.15, 0.1, None</text:p>
            <text:p>immenses, 0.45, 0.7, None</text:p>
            <text:p>sévères, -0.25, 0.5, None</text:p>
            <text:p>supplémentaire, 0.1, 0.1, None</text:p>
            <text:p>ne plus, -0.075, 0.1, None</text:p>
            <text:p>tranquille, 0.15, 0.2, None</text:p>
            <text:p>rare, 0.25, 0.4, None</text:p>
            <text:p>plus rare, 0.325, 0.5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6">
          <table:table-cell table:style-name="ce2" office:value-type="float" office:value="0.026625" calcext:value-type="float">
            <text:p>0.026625</text:p>
          </table:table-cell>
          <table:table-cell table:style-name="ce4" office:value-type="float" office:value="0.24609375" calcext:value-type="float">
            <text:p>0.24609375</text:p>
          </table:table-cell>
          <table:table-cell table:style-name="ce6" office:value-type="string" calcext:value-type="string">
            <text:p>Dès le lever de rideau, « Antigone » dégage une puissante intensité qui ne cesse de croître avec la succession rapprochée des climax. Ecrite en un seul acte, cette tragédie d'à peine 60 pages étonne par la volonté d'Antigone de ne pas chercher à sauver sa peau. Est-ce sa façon de vibrer, à l'instar de ce que disait Becket dans une autre pièce d'Anouilh: « Il faut jouer sa vie pour se sentir vivre... » ? Comme Becket, Antigone semble peu attachée à la vie terrestre. Mais si le sacrifice de Becket s'expliquait par son attachement à Dieu, celui d'Antigone pour Polynice, le frère indigne, est plus dur à justifier. Fiancée à Hémon, elle préfère renoncer à cet amour et braver l'interdit du roi Créon. Le père d'Hémon la condamne à mort, car elle a voulu donner une sépulture à son vaurien de frère Polynice qui s'est battu à mort et a tué son autre frère, le bon Etéocle. « Antigone était faite pour être morte. (...) Polynice n'était qu'un prétexte ». Créon s'explique ainsi le choix d'Antigone, qui ne fait vraiment rien pour échapper à sa condamnation à mort. Contrairement à d'autres tragédies où l'acharnement du destin repose sur une succession d'éléments contraires, le sort funeste d'Antigone dépend avant tout de son rejet du bonheur et de son mépris des valeurs bourgeoises telles qu'incarnées par la famille royale. Dans ce sens, Antigone est une parfaite candidate pour la réussite d'une tragédie. Son choix, qui s'apparente à une abdication, rejoint la définition de la tragédie donnée par le choeur dans la pièce : « c'est reposant, la tragédie, parce qu'on sait qu'il n'y a plus d'espoir, le sale espoir ; (...) Dans le drame, on se débat parce qu'on espère en sortir. » Se débattre, ce n'est en tout cas pas ce que fait Antigone, elle qui ne dramatise à aucun moment le tragique de sa future mort.</text:p>
          </table:table-cell>
          <table:table-cell table:style-name="ce6" office:value-type="string" calcext:value-type="string">
            <text:p>puissante, 0.6, 0.6, None</text:p>
            <text:p>seul, -0.1, 0.2, None</text:p>
            <text:p>volonté, 0.1, 0.0, None</text:p>
            <text:p>autre, -0.1, 0.0, None</text:p>
            <text:p>peu, -0.05, 0.5, None</text:p>
            <text:p>terrestre, 0.0, 0.0, None</text:p>
            <text:p>indigne, -0.3, 0.5, None</text:p>
            <text:p>plus, 0.15, 0.1, None</text:p>
            <text:p>autre, -0.1, 0.0, None</text:p>
            <text:p>bon, 0.7, 0.7, None</text:p>
            <text:p>vraiment rien, -0.0, 0.5, None</text:p>
            <text:p>autres, -0.1, 0.0, None</text:p>
            <text:p>contraires, -0.1, 0.3, None</text:p>
            <text:p>funeste, -0.2, -0.4, None</text:p>
            <text:p>bonheur, 0.5, 0.0, None</text:p>
            <text:p>parfaite, 0.8, 0.8, None</text:p>
            <text:p>apparente, 0.1, 0.3, None</text:p>
            <text:p>n' plus, -0.075, 0.1, None</text:p>
            <text:p>sale, -0.35, 0.7, None</text:p>
            <text:p>futur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269444444444" calcext:value-type="float">
            <text:p>0.0269444444</text:p>
          </table:table-cell>
          <table:table-cell table:style-name="ce4" office:value-type="float" office:value="0.433333333333" calcext:value-type="float">
            <text:p>0.4333333333</text:p>
          </table:table-cell>
          <table:table-cell table:style-name="ce6" office:value-type="string" calcext:value-type="string">
            <text:p>Je suis assez fan de Didier Van Cauwelaert mais ici, je suis vraiment déçue. Le livre se lit très vite, le début me semblait intéressant mais à un moment, l'intérêt tourne... La fin est plate, déjà vue, ça manque de réalisme... 2010 n'est pas une bonne année pour Van Cauwelaert. espérons que le prochain sera meilleur !</text:p>
          </table:table-cell>
          <table:table-cell table:style-name="ce6" office:value-type="string" calcext:value-type="string">
            <text:p>vraiment, 0.0, 0.5, None</text:p>
            <text:p>très, 0.01, 0.65, None</text:p>
            <text:p>plate, -0.28, 0.4, None</text:p>
            <text:p>bonne, 0.7, 0.7, None</text:p>
            <text:p>prochain, 0.0, 0.0, None</text:p>
            <text:p>meilleur !, 0.662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269482421875" calcext:value-type="float">
            <text:p>0.0269482422</text:p>
          </table:table-cell>
          <table:table-cell table:style-name="ce4" office:value-type="float" office:value="0.3325" calcext:value-type="float">
            <text:p>0.3325</text:p>
          </table:table-cell>
          <table:table-cell table:style-name="ce6" office:value-type="string" calcext:value-type="string">
            <text:p>Intriguée par le titre, déçue par l'histoire, et au risque que mon commentaire se fasse incendier par les inconditionnels de Marc Levy je déclare haut et fort: je n'aime pas du tout ce roman!...JE (notez que je ne mets en cause que moi) le trouve fade, long, appesantissant et mièvre (excusez du peu!!!)....limite ennuyeux. les dialogues sonnent faux et les personnages n'ont pas de consistance. A défaut d'être une histoire, c'est une suite d'évènements qui s'articulent autour de personnages sans saveur mus par de bons sentiments à la pelle. Un épisode de vie d'ado bourrée de platitudes, de lieux communs digne d'une littérature facile... même pas d'humour; ou bien de l'humour de petits potaches....très puéril.... L'idée des ombres, ça aurait pu être sympa si elle avait été exploitée... mais même le titre ne tient pas ses promesses et l'idée est noyée sous une tonne de clichés éculés (excusez le pléonasme!!) Malgré tout, Marc Levy écrit bien, son style est agréable et coulant, dommage que ce soit sans aucune foi ni chaleur. J'ai connu mieux chez cet écrivain, surtout à ses tout débuts..... Mais tout ceci n'engage que moi!!!</text:p>
          </table:table-cell>
          <table:table-cell table:style-name="ce6" office:value-type="string" calcext:value-type="string">
            <text:p>n' aime, -0.3, 0.6, None</text:p>
            <text:p>fade, -0.4, 0.3, None</text:p>
            <text:p>long, -0.4, 0.1, None</text:p>
            <text:p>ennuyeux, -0.7, 0.85, None</text:p>
            <text:p>bons, 0.7, 0.7, None</text:p>
            <text:p>communs, 0.08, 0.1, None</text:p>
            <text:p>digne, 0.5, 0.4, None</text:p>
            <text:p>petits, 0.1, 0.1, None</text:p>
            <text:p>puéril, -0.4, 0.7, None</text:p>
            <text:p>sympa ! !, 0.3125, 0.2, None</text:p>
            <text:p>agréable, 0.7, 0.6, None</text:p>
            <text:p>dommage ! ! !, -0.585937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28125" calcext:value-type="float">
            <text:p>0.028125</text:p>
          </table:table-cell>
          <table:table-cell table:style-name="ce4" office:value-type="float" office:value="0.2125" calcext:value-type="float">
            <text:p>0.2125</text:p>
          </table:table-cell>
          <table:table-cell table:style-name="ce6" office:value-type="string" calcext:value-type="string">
            <text:p>Ayant déjà lu plusieurs oeuvres de M. Levy, j'ai trouvé ce roman totalement inintéressant ! L'histoire est quelconque et la fin est bâclée... Je me suis endormie plusieurs fois dessus et j'ai failli le laisser tomber plus d'une fois pour passer à un autre livre... Donc, si vous cherchez un somnifère sans les effets secondaires sur la santé, je vous le recommande.</text:p>
          </table:table-cell>
          <table:table-cell table:style-name="ce6" office:value-type="string" calcext:value-type="string">
            <text:p>totalement !, 0.125, 0.75, None</text:p>
            <text:p>quelconque, -0.15, 0.1, None</text:p>
            <text:p>plus, 0.15, 0.1, None</text:p>
            <text:p>autre, -0.1, 0.0, None</text:p>
            <text:p>recommande, 0.2,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286363636364" calcext:value-type="float">
            <text:p>0.0286363636</text:p>
          </table:table-cell>
          <table:table-cell table:style-name="ce4" office:value-type="float" office:value="0.240909090909" calcext:value-type="float">
            <text:p>0.2409090909</text:p>
          </table:table-cell>
          <table:table-cell table:style-name="ce6" office:value-type="string" calcext:value-type="string">
            <text:p>Bien écrit et aguicheur comme les 3 premiers...mais... Ce 4ème Musso manque de consistance et malgré la construction solide de l'intrigue il nous laisse, au dénoument, une impression de facilité et de vide...un peu comme une barbe à papa dont on s'emplit la bouche pour n'avoir à la finale plus que 3 minuscules grains de sucre sur la langue... un peu frustrant! Toutefois, sympa à lire si on a envie de se reposer les méninges!</text:p>
          </table:table-cell>
          <table:table-cell table:style-name="ce6" office:value-type="string" calcext:value-type="string">
            <text:p>solide, 0.5, 0.4, None</text:p>
            <text:p>peu, -0.05, 0.5, None</text:p>
            <text:p>plus, 0.15, 0.1, None</text:p>
            <text:p>minuscules, -0.22, 0.3, None</text:p>
            <text:p>peu !, -0.0375, 0.0, None</text:p>
            <text:p>sympa !, 0.2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7">
          <table:table-cell table:style-name="ce2" office:value-type="float" office:value="0.0292395833333" calcext:value-type="float">
            <text:p>0.0292395833</text:p>
          </table:table-cell>
          <table:table-cell table:style-name="ce4" office:value-type="float" office:value="0.320729166667" calcext:value-type="float">
            <text:p>0.3207291667</text:p>
          </table:table-cell>
          <table:table-cell table:style-name="ce6" office:value-type="string" calcext:value-type="string">
            <text:p>Étranges destins que ceux de ces êtres a priori si proches qui se croisent à travers ces pages et qui entrent en résonance les uns avec les autres, au-delà des lieux et des siècles. Une famille corse, marquée par un destin qui passe par l’ancienne Afrique coloniale, par des relations incestueuses, par des désirs d’absolu qui se heurtent à la réalité du monde. Chacun recherche une forme de bonheur, œuvre à le construire pour finir par se heurter à un écroulement de ce en quoi il a cru. Les amours sont impossibles, viciées ou manquées : aveuglement du jeune étudiant un peu perdu qui ne voit pas l’amour de sa camarade, affection qualifiée de fraternelle qui se manifeste dans des relations pensées comme n’étant que sexuelles, différence de milieux et d’origines qui brise un couple, femme aimée sans se l’avouer que l’on retrouve prostituée dans un bar de la côte… Pourtant, les êtres fondamentalement humains qui habitent ce texte croient. Ils croient à la possibilité d’un monde dans lequel leurs aspirations et valeurs personnelles seront des absolus fiables qui les guideront vers l’accomplissement de soi. Hélas, d’une manière ou d’une autre, l’histoire les rattrape et vient briser leurs mythes personnels sur une réalité plus sombre voire morbide. Toutefois, au-delà de cette espèce de cercle infernal d’un monde condamné à mourir quoi que l’on fasse, à la manière des ces phrases longues et enivrantes qui entraînent le lecteur à leur suite avant de le laisser parfois souffler un peu hagard, le récit porte une dimension inattendue qui semble en quelque sorte en briser sa propre cohérence pour mieux le transcender. L’écroulement des mythes des personnages de notre temps résonne avec celui qu’évoque Augustin, le saint évêque d’Hippone, lorsqu’il est confronté au début du Ve siècle avec la chute de Rome prise par Alaric. Au fil du texte, tant à travers les titres des parties empruntés à son œuvre qu’à travers les travaux universitaires discrètement évoqués de deux des personnages, le païen devenu docteur de l’Église est constamment présent, comme si l’auteur nous invitait à dépasser la sombre évocation élevée au rang de mythe du monde, par une aspiration mystique et philosophique, seule capable sans doute de nous faire échapper à un monde condamné autrement à disparaître dans la négation de soi-même et des valeurs avec lesquelles on croit le construire. Comme le rappellent différents passages de l’œuvre, Dieu seul est le démiurge. Si l’homme s’arroge sa place, il se condamne à rester dans ce monde condamné par essence. Pourtant les réponses ne sont pas simples, et si l’homme est invité à construire la Cité de Dieu, la seule promise à l’éternité, il est foncièrement relié à un monde qui l’ébranle et qui le fait douter, tout comme le grand Augustin confronté à la mort au milieu de l’écroulement de sa ville dans ce qui tient lieu en quelque sorte d’épilogue au roman. Au lecteur ensuite de se forger ses convictions dans l’intimité de son cœur. Le roman de Jérôme Ferrari réussit de manière surprenante à faire coexister dans le même texte deux visions a priori antithétiques entre un monde condamné à mourir, comme souvent l’histoire tragique du XXe siècle l’a fait croire, et une aspiration spirituelle que Malraux pressentait pour notre siècle. Aucune réponse n’est donnée, aucun dogmatisme : seul le doute est là. Mais c’est dans le doute que naît la réflexion, et donc la philosophie. Et c’est en restant ouvert qu’on peut éventuellement rencontrer Dieu.</text:p>
          </table:table-cell>
          <table:table-cell table:style-name="ce6" office:value-type="string" calcext:value-type="string">
            <text:p>autres, -0.1, 0.0, None</text:p>
            <text:p>ancienne, 0.04, 0.0, None</text:p>
            <text:p>coloniale, 0.0, 0.0, None</text:p>
            <text:p>absolu, 0.0, 0.2, None</text:p>
            <text:p>bonheur, 0.5, 0.0, None</text:p>
            <text:p>impossibles, -0.5, 0.5, None</text:p>
            <text:p>jeune, 0.32, 0.4, None</text:p>
            <text:p>peu, -0.05, 0.5, None</text:p>
            <text:p>fraternelle, 0.1, 0.3, None</text:p>
            <text:p>sexuelles, 0.3, 0.5, None</text:p>
            <text:p>personnelles, 0.05, 0.1, None</text:p>
            <text:p>absolus, 0.0, 0.2, None</text:p>
            <text:p>autre, -0.1, 0.0, None</text:p>
            <text:p>personnels, 0.05, 0.1, None</text:p>
            <text:p>plus sombre, -0.429, 0.52, None</text:p>
            <text:p>infernal, -0.6, 0.75, None</text:p>
            <text:p>longues, -0.4, 0.1, None</text:p>
            <text:p>peu hagard, -0.1, 0.25, None</text:p>
            <text:p>inattendue, 0.2, 0.1, None</text:p>
            <text:p>propre, 0.33, 0.2, None</text:p>
            <text:p>sombre, -0.33, 0.4, None</text:p>
            <text:p>mystique, 0.2, 1.0, None</text:p>
            <text:p>seule, -0.1, 0.2, None</text:p>
            <text:p>capable, 0.35, 0.4, None</text:p>
            <text:p>différents, 0.4, 0.15, None</text:p>
            <text:p>pas simples, -0.05, 0.1, None</text:p>
            <text:p>seule, -0.1, 0.2, None</text:p>
            <text:p>grand, 0.3, 0.2, None</text:p>
            <text:p>surprenante, 0.8, 0.7, None</text:p>
            <text:p>même, 0.0, 0.5, None</text:p>
            <text:p>tragique, -0.4, 1.0, None</text:p>
            <text:p>spirituelle, 0.1,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0293333333333" calcext:value-type="float">
            <text:p>0.0293333333</text:p>
          </table:table-cell>
          <table:table-cell table:style-name="ce4" office:value-type="float" office:value="0.303333333333" calcext:value-type="float">
            <text:p>0.3033333333</text:p>
          </table:table-cell>
          <table:table-cell table:style-name="ce6" office:value-type="string" calcext:value-type="string">
            <text:p>Je n'ai lu ce classique que ces derniers tps : pas étudié à l'école, ce que je regrette... j'aurais aimé le lire avec ma mentalité d'enfant/ ado pour voir s'il m'aurait autant marqué à cette époque. Je n'ai pas pu le lâcher avt la fin et j'avais envie de le relire de suite, comme un bon film qu'on souhaite revoir pour être sûr de n'avoir rien manqué. Cette histoire est bouleversante, pas parce qu'elle raconte une nouvelle fois les horreurs que l'on peut faire subir à ses proches, mais justement parce qu'elle détaille le fait que les enfants au fur et à mesure qu'ils grandissent se retournent contre leurs tourmenteurs (pour moi le père est presque aussi coupable que la mère) et arrivent à les juger et à les surpasser dans la violence très tôt : pas de sentimentalisme, ni de respect pour l'autorité parentale (ils mettent au point des plans pour se venger, le nom de « Folcoche », ....) Dans ce roman, je n'ai pas ressenti de compassion ou de pitié pour ces enfants qui subissent des corrections physiques et mentales très sévères, même lorsqu'ils sont encore petits (pour moi la scène la plus violente est le premier coup à la gare). Je crois que, comme eux, on s'habitue au fur et à mesure à la violence de la mère et comme eux on ressent davantage le besoin de résister. C'est un livre très dur dans le sens où l'auteur se rend compte que non seulement son enfance a été malheureuse, mais que sa mère a même réussi à lui pourrir son avenir. Il le perçoit et c'est presque pour lui pire que tout ce qu'elle a pu leur faire subir : il sait qu'il aura tjs cette haine (qu'il fini par accepter comme une force : amour = faiblesse), d'un autre côté il reconnaît qu'il s'agit de son héritage et que finalement c'est sa mère qui lui a transmis.</text:p>
          </table:table-cell>
          <table:table-cell table:style-name="ce6" office:value-type="string" calcext:value-type="string">
            <text:p>classique, 0.7, 0.2, None</text:p>
            <text:p>derniers, -0.29, 0.2, None</text:p>
            <text:p>bon, 0.7, 0.7, None</text:p>
            <text:p>nouvelle, 0.1, 0.25, None</text:p>
            <text:p>coupable, -0.25, 0.55, None</text:p>
            <text:p>très, 0.01, 0.65, None</text:p>
            <text:p>parentale, 0.05, 0.1, None</text:p>
            <text:p>physiques, 0.8, 0.0, None</text:p>
            <text:p>mentales, 0.2, 0.0, None</text:p>
            <text:p>très sévères, -0.5, 1.0, None</text:p>
            <text:p>petits, 0.1, 0.1, None</text:p>
            <text:p>plus violente, -0.65, 1.0, None</text:p>
            <text:p>très, 0.01, 0.65, None</text:p>
            <text:p>malheureuse, -0.3, 0.7, None</text:p>
            <text:p>pire, -0.4, 0.8,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3">
          <table:table-cell table:style-name="ce2" office:value-type="float" office:value="0.0293333333333" calcext:value-type="float">
            <text:p>0.0293333333</text:p>
          </table:table-cell>
          <table:table-cell table:style-name="ce4" office:value-type="float" office:value="0.303333333333" calcext:value-type="float">
            <text:p>0.3033333333</text:p>
          </table:table-cell>
          <table:table-cell table:style-name="ce6" office:value-type="string" calcext:value-type="string">
            <text:p>Je n'ai lu ce classique que ces derniers tps : pas étudié à l'école, ce que je regrette... j'aurais aimé le lire avec ma mentalité d'enfant/ ado pour voir s'il m'aurait autant marqué à cette époque. Je n'ai pas pu le lâcher avt la fin et j'avais envie de le relire, comme un bon film qu'on souhaite revoir pour être sûr de n'avoir rien manqué. Cette histoire est bouleversante, pas parce qu'elle raconte une nouvelle fois les horreurs que l'on peut faire subir à ses proches, mais justement parce qu'elle détaille le fait que les enfants au fur et à mesure qu'ils grandissent se retournent contre leurs tourmenteurs (pour moi le père est presque aussi coupable que la mère) et arrivent à les juger et à les surpasser dans la violence très tôt : pas de sentimentalisme, ni de respect pour l'autorité parentale... Dans ce roman, je n'ai pas ressenti de compassion ou de pitié pour ces enfants qui subissent des corrections physiques et mentales très sévères, même lorsqu'ils sont encore petits (pour moi la scène la plus violente est le premier coup à la gare). Je crois que, comme eux, on s'habitue au fur et à mesure à la violence de la mère et comme eux on ressent davantage le besoin de résister. C'est un livre très dur dans le sens où l'auteur se rend compte que non seulement son enfance a été malheureuse, mais que sa mère a même réussi à lui pourrir son avenir. Il le perçoit et c'est presque pour lui pire que tout ce qu'elle a pu leur faire subir : il sait qu'il aura tjs cette haine (qu'il fini par accepter comme une force : amour = faiblesse), d'un autre côté il reconnaît qu'il s'agit de son héritage et que finalement c'est sa mère qui lui a transmis.</text:p>
          </table:table-cell>
          <table:table-cell table:style-name="ce6" office:value-type="string" calcext:value-type="string">
            <text:p>classique, 0.7, 0.2, None</text:p>
            <text:p>derniers, -0.29, 0.2, None</text:p>
            <text:p>bon, 0.7, 0.7, None</text:p>
            <text:p>nouvelle, 0.1, 0.25, None</text:p>
            <text:p>coupable, -0.25, 0.55, None</text:p>
            <text:p>très, 0.01, 0.65, None</text:p>
            <text:p>parentale, 0.05, 0.1, None</text:p>
            <text:p>physiques, 0.8, 0.0, None</text:p>
            <text:p>mentales, 0.2, 0.0, None</text:p>
            <text:p>très sévères, -0.5, 1.0, None</text:p>
            <text:p>petits, 0.1, 0.1, None</text:p>
            <text:p>plus violente, -0.65, 1.0, None</text:p>
            <text:p>très, 0.01, 0.65, None</text:p>
            <text:p>malheureuse, -0.3, 0.7, None</text:p>
            <text:p>pire, -0.4, 0.8,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3" calcext:value-type="float">
            <text:p>0.03</text:p>
          </table:table-cell>
          <table:table-cell table:style-name="ce4" office:value-type="float" office:value="0.55" calcext:value-type="float">
            <text:p>0.55</text:p>
          </table:table-cell>
          <table:table-cell table:style-name="ce6" office:value-type="string" calcext:value-type="string">
            <text:p>C'est le premier roman de M.L. que je lisais et j'ai été un peu déçue, ça ne doit pas être son meilleur. L'histoire est jolie mais c'est assez décousu et on a parfois du mal à s'y retrouver dans la situation des personnages.</text:p>
          </table:table-cell>
          <table:table-cell table:style-name="ce6" office:value-type="string" calcext:value-type="string">
            <text:p>peu, -0.05, 0.5, None</text:p>
            <text:p>jolie, 0.5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6">
          <table:table-cell table:style-name="ce2" office:value-type="float" office:value="0.0302941176471" calcext:value-type="float">
            <text:p>0.0302941176</text:p>
          </table:table-cell>
          <table:table-cell table:style-name="ce4" office:value-type="float" office:value="0.4" calcext:value-type="float">
            <text:p>0.4</text:p>
          </table:table-cell>
          <table:table-cell table:style-name="ce6" office:value-type="string" calcext:value-type="string">
            <text:p>La question n'est pas ce que C. Angot a subi étant enfant, l'inceste étant bien sûr quelque chose de terrible, mais l'exploitation qui en est faite par cette auteure, livre après livre, dans un non-style &amp; un vide littéraire absolu ! Il y a manière d'écrire, manière de dire... or la dame est de toute évidence plus psychotique qu'écrivain doué :( Personnage totalement névrosé, étrangement encensé pour ce bouquin assez abject à mon sens o.O Alors bien sûr, chacun est libre de se faire sa propre idée sur le personnage comme sur son oeuvre. Personnellement, je ne supporte ni l'un ni l'autre, tous 2 me semblent bien indigestes depuis qu'Angot a commencé à sévir sur le plan littéraire... mais celui-ci, de livre, décroche pour moi la palme du sordide. Quand je lis certains critiques qui osent taxer ce bouquin de chef d’œuvre de la rentrée, je suis horrifiée ! Tout comme quand je lis des commentaires sur le net faisant l'éloge de ce moment de pornographie émoustillant. Où est-on là ??? Il s'agit d'un livre atroce, sur un sujet extrêmement grave (-&gt; l'inceste ! Il y a RIEN d'érotique ou de remarquable dans le viol d'un enfant par un parent !). Je suis indignée de constater que certains ont interprété ce livre comme un recueil d'érotisme. Cela démontre à quel point l'auteure aime laisser planer une ambiguïté malsaine &amp; totalement nauséabonde dans ces quelques pages (pas même une 100aine) infligés aux lecteurs. Je mets une étoile, ne pouvant pas mettre moins :((</text:p>
          </table:table-cell>
          <table:table-cell table:style-name="ce6" office:value-type="string" calcext:value-type="string">
            <text:p>vide, -0.29, 0.3, None</text:p>
            <text:p>littéraire, 0.1, 0.0, None</text:p>
            <text:p>absolu !, 0.0, 0.2, None</text:p>
            <text:p>plus, 0.15, 0.1, None</text:p>
            <text:p>:(, -0.75, 1.0, mood</text:p>
            <text:p>totalement, 0.1, 0.75, None</text:p>
            <text:p>libre, 0.45, 0.3, None</text:p>
            <text:p>propre, 0.33, 0.2, None</text:p>
            <text:p>ni autre, 0.05, 0.0, None</text:p>
            <text:p>littéraire, 0.1, 0.0, None</text:p>
            <text:p>sordide, -0.4, 0.45, None</text:p>
            <text:p>critiques !, 0.0, 0.75, None</text:p>
            <text:p>atroce !, -1.0, 0.8, None</text:p>
            <text:p>érotique, 0.2, 1.0, None</text:p>
            <text:p>remarquable !, 0.5, 0.6, None</text:p>
            <text:p>aime, 0.6, 0.6, None</text:p>
            <text:p>totalement, 0.1, 0.75, None</text:p>
            <text:p>:(, -0.75, 1.0, mood</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303571428571" calcext:value-type="float">
            <text:p>0.0303571429</text:p>
          </table:table-cell>
          <table:table-cell table:style-name="ce4" office:value-type="float" office:value="0.335714285714" calcext:value-type="float">
            <text:p>0.3357142857</text:p>
          </table:table-cell>
          <table:table-cell table:style-name="ce6" office:value-type="string" calcext:value-type="string">
            <text:p>Je n'avais pas très attirée par les écrits d'Albert Camus. Je m'étais ennuyée en lisant au lycée La Peste, sans parler de La Chute inscrite à l'épreuve de Lettres au Bac. Et puis, j'ai eu envie de le relire, me disant qu'en grandissant, en ayant évolué, j'y trouverais peut-être plus d'intérêt. J'ai opté pour L'Etranger, son premier roman. On ne peut pas dire que ce livre soit débordant de gaieté. Ce matin, maman est morte comme incipit et vlam, ça commence bien! C'est absolument sublime de froideur, le tout, sous le soleil brûlant d'Alger. C'est absolument dingue le génie de cet homme, sa facilité à retranscrire des sentiments complexes, avec peu de mots et une syntaxe simplissime. On commence d'abord par détester Meursault, ce monstre d'égoïsme et puis, au fil des pages, en même temps que se déroule l'intrigue, son mutisme s'explique à nous. Du coup, je continue avec Bébert!</text:p>
          </table:table-cell>
          <table:table-cell table:style-name="ce6" office:value-type="string" calcext:value-type="string">
            <text:p>pas très, -0.005, 0.65, None</text:p>
            <text:p>plus !, 0.1875, 0.1, None</text:p>
            <text:p>absolument sublime, 1.0, 1.0, None</text:p>
            <text:p>absolument, 0.25, 0.75, None</text:p>
            <text:p>peu !, -0.06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0303571428571" calcext:value-type="float">
            <text:p>0.0303571429</text:p>
          </table:table-cell>
          <table:table-cell table:style-name="ce4" office:value-type="float" office:value="0.335714285714" calcext:value-type="float">
            <text:p>0.3357142857</text:p>
          </table:table-cell>
          <table:table-cell table:style-name="ce6" office:value-type="string" calcext:value-type="string">
            <text:p>Je n'avais pas très attirée par les écrits d'Albert Camus. Je m'étais ennuyée en lisant au lycée La Peste, sans parler de La Chute inscrite à l'épreuve de Lettres au Bac. Et puis, j'ai eu envie de le relire, me disant qu'en grandissant, en ayant évolué, j'y trouverais peut-être plus d'intérêt. J'ai opté pour L'Etranger, son premier roman. On ne peut pas dire que ce livre soit débordant de gaieté. Ce matin, maman est morte comme incipit et vlam, ça commence bien! C'est absolument sublime de froideur, le tout, sous le soleil brûlant d'Alger. C'est absolument dingue le génie de cet homme, sa facilité à retranscrire des sentiments complexes, avec peu de mots et une syntaxe simplissime. On commence d'abord par détester Meursault, ce monstre d'égoïsme et puis, au fil des pages, en même temps que se déroule l'intrigue, son mutisme s'explique à nous. Du coup, je continue avec Bébert!</text:p>
          </table:table-cell>
          <table:table-cell table:style-name="ce6" office:value-type="string" calcext:value-type="string">
            <text:p>pas très, -0.005, 0.65, None</text:p>
            <text:p>plus !, 0.1875, 0.1, None</text:p>
            <text:p>absolument sublime, 1.0, 1.0, None</text:p>
            <text:p>absolument, 0.25, 0.75, None</text:p>
            <text:p>peu !, -0.06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316666666667" calcext:value-type="float">
            <text:p>0.0316666667</text:p>
          </table:table-cell>
          <table:table-cell table:style-name="ce4" office:value-type="float" office:value="0.241666666667" calcext:value-type="float">
            <text:p>0.2416666667</text:p>
          </table:table-cell>
          <table:table-cell table:style-name="ce6" office:value-type="string" calcext:value-type="string">
            <text:p>Je ne sais plus qui était ce critique qui disait que les romans de Florian Zeller lui faisaient penser à tous les parfums pour jeunes qui sont produits aujourd'hui: monochrome, monocorde, aussitôt porté, aussitôt oublié.</text:p>
          </table:table-cell>
          <table:table-cell table:style-name="ce6" office:value-type="string" calcext:value-type="string">
            <text:p>plus, 0.15, 0.1, None</text:p>
            <text:p>critique, 0.0, 0.75, None</text:p>
            <text:p>jeunes, 0.32, 0.4, None</text:p>
            <text:p>monocorde, -0.1,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321875" calcext:value-type="float">
            <text:p>0.0321875</text:p>
          </table:table-cell>
          <table:table-cell table:style-name="ce4" office:value-type="float" office:value="0.3375" calcext:value-type="float">
            <text:p>0.3375</text:p>
          </table:table-cell>
          <table:table-cell table:style-name="ce6" office:value-type="string" calcext:value-type="string">
            <text:p>j'ai commandé ce que je croyais être la version en classique abrégé du roman de Victor Hugo, format kindle puisqu'on me la proposait au moment des options d'achat. Mauvaise pioche! je n'ai pas fait attention que ce choix entraînait un changement d'éditeur (école des loisirs devenant Modern library) et je me retrouve avec une version anglaise, dont je n'ai que faire. Utilisateurs de kindle, soyez vigilants au moment du choix! Au passage, même si je montre avec éclat mon étourderie dans cet épisode, j'apprécie moyennement le procédé.</text:p>
          </table:table-cell>
          <table:table-cell table:style-name="ce6" office:value-type="string" calcext:value-type="string">
            <text:p>classique !, 0.875, 0.2, None</text:p>
            <text:p>anglaise, 0.07, 0.0, None</text:p>
            <text:p>vigilants !, 0.375,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322222222222" calcext:value-type="float">
            <text:p>0.0322222222</text:p>
          </table:table-cell>
          <table:table-cell table:style-name="ce4" office:value-type="float" office:value="0.305555555556" calcext:value-type="float">
            <text:p>0.3055555556</text:p>
          </table:table-cell>
          <table:table-cell table:style-name="ce6" office:value-type="string" calcext:value-type="string">
            <text:p>Quand je l'ai lu, je n'ai pas aimé et je ne suis pas prêt de le relire étant donné tous les bons écrivains qu'il me reste à lire. Les gens littéraires aiment à dire qu'ils ont aimé mais franchement ce livre est l'un des plus ennuyeux que j'ai jamais lu.</text:p>
          </table:table-cell>
          <table:table-cell table:style-name="ce6" office:value-type="string" calcext:value-type="string">
            <text:p>pas prêt, -0.07, 0.15, None</text:p>
            <text:p>bons, 0.7, 0.7, None</text:p>
            <text:p>littéraires, 0.1, 0.0, None</text:p>
            <text:p>plus ennuyeux, -0.91,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0">
          <table:table-cell table:style-name="ce2" office:value-type="float" office:value="0.0328947368421" calcext:value-type="float">
            <text:p>0.0328947368</text:p>
          </table:table-cell>
          <table:table-cell table:style-name="ce4" office:value-type="float" office:value="0.360526315789" calcext:value-type="float">
            <text:p>0.3605263158</text:p>
          </table:table-cell>
          <table:table-cell table:style-name="ce6" office:value-type="string" calcext:value-type="string">
            <text:p>Ca se lit vite, c'est la meilleure qualité de ce roman. - Un déballage ridicule au mépris de la musique et de ses acteurs - Un méli-mélo sans vraie connaissance de ce monde artistique dont il se sert. Des notions simplement apportées, jalousées et un roman empreint d'une touche d'érotisme juvénile. Faux-semblant . Pour l'analyse musicale, l'auteur se prétend des Kindertotenlieder de Mahler, sans en comprendre l'impact ni la profondeur. Concernant le maestro protagoniste de cette ridicule histoire , on lui reconnaît une mixture de citations sincères mais qui sont probablement apprises de certains chefs d'orchestre rencontrés à Genève. Quant aux scènes de sexe, à un, deux même à trois... un sexisme méprisant et une fière habilité à se faire passer pour un coquin. Une sorte de petit Black Swan du pauvre en écriture, qui fera sourire toute personne dans l'artistique concerné. Un prix exagéré, un livre qui répond à la mode du moment, trouvé à l'aéroport où il a sa place.</text:p>
          </table:table-cell>
          <table:table-cell table:style-name="ce6" office:value-type="string" calcext:value-type="string">
            <text:p>meilleure, 0.53, 0.5, None</text:p>
            <text:p>qualité, 0.4, 0.0, None</text:p>
            <text:p>sans vraie, -0.025, 0.4, None</text:p>
            <text:p>artistique, 0.1, 0.2, None</text:p>
            <text:p>simplement, 0.2, 0.35, None</text:p>
            <text:p>musicale, 0.0, 0.2, None</text:p>
            <text:p>sincères, 0.5, 0.5, None</text:p>
            <text:p>probablement, 0.0, 0.6, None</text:p>
            <text:p>fière, 0.38, 0.55, None</text:p>
            <text:p>pauvre, -0.37, 0.2, None</text:p>
            <text:p>artistique, 0.1,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335416666667" calcext:value-type="float">
            <text:p>0.0335416667</text:p>
          </table:table-cell>
          <table:table-cell table:style-name="ce4" office:value-type="float" office:value="0.285416666667" calcext:value-type="float">
            <text:p>0.2854166667</text:p>
          </table:table-cell>
          <table:table-cell table:style-name="ce6" office:value-type="string" calcext:value-type="string">
            <text:p>Acheté sur conseil lors d'une exposition littéraire, je m'y suis tenté, vu que j'ai adoré les voyages chez les peuls d'autres de ses enfants (Le roi de Kahel). La je ne sais pas si c'est la pluie, la lumière, le temps, le fait que cela se passe dans l'Est que je connais beaucoup, je ne sais pas, je n'ai pas du tout accroché. Le film qui prend généralement place dans ma tête à la lecture des livres n'a pas eu lieu et donc livre raccroché au filin de la bibliothèque sans m'arrêter. une histoire un peu trop romancée à mon goût, pas assez de waouh au fil des pages, juste l'ennui qui me gagnait.</text:p>
          </table:table-cell>
          <table:table-cell table:style-name="ce6" office:value-type="string" calcext:value-type="string">
            <text:p>littéraire, 0.1, 0.0, None</text:p>
            <text:p>autres, -0.1, 0.0, None</text:p>
            <text:p>beaucoup ne, -0.05, 0.1, None</text:p>
            <text:p>peu trop, -0.125, 0.3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0">
          <table:table-cell table:style-name="ce2" office:value-type="float" office:value="0.035" calcext:value-type="float">
            <text:p>0.035</text:p>
          </table:table-cell>
          <table:table-cell table:style-name="ce4" office:value-type="float" office:value="0.246590909091" calcext:value-type="float">
            <text:p>0.2465909091</text:p>
          </table:table-cell>
          <table:table-cell table:style-name="ce6" office:value-type="string" calcext:value-type="string">
            <text:p>Je constate en lisant les commentaires que ce bouquin est très contreversé. Certains sont très enthousiastes et en font des gorges chaudes, d'autres franchement déçus ? En ce qui me concerne, c'est le premier livre que je lis de Van cauwelaerte. Je trouve le style très fluide, évocateur,et apporte un certain plaisir à la lecture. Le livre se lit très vite car peu épais. Il y a beaucoup d'ironie, d'humour dans ces pages, surtout au début. Par contre l'histoire ne m'a pas emballée. Je suis un peu perturbée quand l'auteur passe le relai à l'imagination du lecteur pour que celle-ci brode, s'envole, décide. moi, ça me désarçonne, j'ai besoin que tout soit écrit. Mon imagination n'est pas galopante et quand on fait appel à elle, ça me déstabilise. Je pense que je lirai autre chose de lui, mais là, le résultat final est tout de même une déception.</text:p>
          </table:table-cell>
          <table:table-cell table:style-name="ce6" office:value-type="string" calcext:value-type="string">
            <text:p>très, 0.01, 0.65, None</text:p>
            <text:p>très enthousiastes, 1.0, 1.0, None</text:p>
            <text:p>chaudes, 0.25, 0.25, None</text:p>
            <text:p>autres, -0.1, 0.0, None</text:p>
            <text:p>très fluide, 0.0, 0.0, None</text:p>
            <text:p>plaisir, 0.15, 0.0, None</text:p>
            <text:p>très, 0.01, 0.65, None</text:p>
            <text:p>peu, -0.05, 0.5, None</text:p>
            <text:p>beaucoup, 0.1, 0.1, None</text:p>
            <text:p>peu, -0.05, 0.5, None</text:p>
            <text:p>pas galopante, -0.025, 0.1, None</text:p>
            <text:p>autre, -0.1, 0.0, None</text:p>
            <text:p>final, -0.5, 0.15, None</text:p>
            <text:p>déception, -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0">
          <table:table-cell table:style-name="ce2" office:value-type="float" office:value="0.035" calcext:value-type="float">
            <text:p>0.035</text:p>
          </table:table-cell>
          <table:table-cell table:style-name="ce4" office:value-type="float" office:value="0.246590909091" calcext:value-type="float">
            <text:p>0.2465909091</text:p>
          </table:table-cell>
          <table:table-cell table:style-name="ce6" office:value-type="string" calcext:value-type="string">
            <text:p>Je constate en lisant les commentaires que ce bouquin est très contreversé. Certains sont très enthousiastes et en font des gorges chaudes, d'autres franchement déçus ? En ce qui me concerne, c'est le premier livre que je lis de Van cauwelaerte. Je trouve le style très fluide, évocateur,et apporte un certain plaisir à la lecture. Le livre se lit très vite car peu épais. Il y a beaucoup d'ironie, d'humour dans ces pages, surtout au début. Par contre l'histoire ne m'a pas emballée. Je suis un peu perturbée quand l'auteur passe le relai à l'imagination du lecteur pour que celle-ci brode, s'envole, décide. moi, ça me désarçonne, j'ai besoin que tout soit écrit. Mon imagination n'est pas galopante et quand on fait appel à elle, ça me déstabilise. Je pense que je lirai autre chose de lui, mais là, le résultat final est tout de même une déception.</text:p>
          </table:table-cell>
          <table:table-cell table:style-name="ce6" office:value-type="string" calcext:value-type="string">
            <text:p>très, 0.01, 0.65, None</text:p>
            <text:p>très enthousiastes, 1.0, 1.0, None</text:p>
            <text:p>chaudes, 0.25, 0.25, None</text:p>
            <text:p>autres, -0.1, 0.0, None</text:p>
            <text:p>très fluide, 0.0, 0.0, None</text:p>
            <text:p>plaisir, 0.15, 0.0, None</text:p>
            <text:p>très, 0.01, 0.65, None</text:p>
            <text:p>peu, -0.05, 0.5, None</text:p>
            <text:p>beaucoup, 0.1, 0.1, None</text:p>
            <text:p>peu, -0.05, 0.5, None</text:p>
            <text:p>pas galopante, -0.025, 0.1, None</text:p>
            <text:p>autre, -0.1, 0.0, None</text:p>
            <text:p>final, -0.5, 0.15, None</text:p>
            <text:p>déception, -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8">
          <table:table-cell table:style-name="ce2" office:value-type="float" office:value="0.0360227272727" calcext:value-type="float">
            <text:p>0.0360227273</text:p>
          </table:table-cell>
          <table:table-cell table:style-name="ce4" office:value-type="float" office:value="0.213636363636" calcext:value-type="float">
            <text:p>0.2136363636</text:p>
          </table:table-cell>
          <table:table-cell table:style-name="ce6" office:value-type="string" calcext:value-type="string">
            <text:p>La maison de campagne de Ferdinand est bien vide ces deux derniers mois. Son fils, sa belle-fille et surtout ses deux petits fils, P'tit Lu et Ludo dits les Lulus, lui manquent cruellement. Certes, il peut aller les voir, mais ce n'est pas pareil. Sa grande masure bruit du silence de leur absence. Un vide qui a affecté son caractère. Lui autrefois dur à cuire, bourru, est devenu fragile, sensible. Une sensibilité qui le rendra réceptif à la détresse de sa voisine, Marceline. Suite à un violent orage, la vieille dame solitaire doit faire face à des infiltrations d'eau énormes, une maison au toit prêt à s'effondrer. Pour les Lulus, la solution tombe sous le sens : leur grand-père n'a qu'à l'inviter à s'installer chez lui. Simple, non? Pour les enfants, oui. Pour les adultes, non. Cela ne se fait pas, un homme qui héberge une femme. Enfin pas trop. Ferdinand réfléchit toute la nuit. Au diable les règles de bienséance, place à la solidarité! Et, puis, ce n'est que provisoire, non? Le temps que la toiture soit réparée. Et Marceline d'emménager dans une des dépendances de la ferme. Or non seulement le provisoire va durer, mais à la nouvelle occupante vont s'ajouter Guy le veuf éploré, les soeurs Lumière, une jeune infirmière, un étudiant, des animaux... et puis, Paulette. La ferme vit, vibre, s'anime et s'organise. Un planning, une comptabilité des dépenses et ressources sont même créés, répondant au nom de Solidarvioc . Un nouveau départ est désormais possible pour chacun. Une deuxième chance. Alors certes, la vie n'épargne personne, mais l'entraide agit tel un baume lénifiant. Les bonheurs se multiplient et le poids des soucis se divise. « Un pour tous, tous pour un! », tel pourrait être leur credo. Barbara Constantine nous offre ici un roman truculent, loin de la caricature et de la mièvrerie. L'entraide intergénérationnelle, la non-fatalité à subir sa vie, cet extraordinaire exemple de prise en charge des personnes âgées par elles-mêmes, sont d'un optimisme contagieux. On rit, on s'émeut, on jubile, on s'attache inéluctablement aux personnages, lesquels nous accompagnent encore bien longtemps, la lecture achevée. A lire, à relire, à offrir! Un vrai rayon de soleil ! KARINE FLEJO</text:p>
          </table:table-cell>
          <table:table-cell table:style-name="ce6" office:value-type="string" calcext:value-type="string">
            <text:p>vide, -0.29, 0.3, None</text:p>
            <text:p>derniers, -0.29, 0.2, None</text:p>
            <text:p>petits, 0.1, 0.1, None</text:p>
            <text:p>grande, 0.3, 0.2, None</text:p>
            <text:p>vide, -0.29, 0.3, None</text:p>
            <text:p>fragile, -0.25, 0.35, None</text:p>
            <text:p>sensible, 0.2, 0.2, None</text:p>
            <text:p>violent, -0.5, 0.8, None</text:p>
            <text:p>solitaire, -0.2, 0.1, None</text:p>
            <text:p>énormes, 0.22, 0.6, None</text:p>
            <text:p>prêt, 0.14, 0.15, None</text:p>
            <text:p>pas trop !, 0.15625, 0.7, None</text:p>
            <text:p>provisoire, -0.1, 0.3, None</text:p>
            <text:p>provisoire, -0.1, 0.3, None</text:p>
            <text:p>nouvelle, 0.1, 0.25, None</text:p>
            <text:p>jeune, 0.32, 0.4, None</text:p>
            <text:p>nouveau, 0.34, 0.25, None</text:p>
            <text:p>possible !, 0.0, 0.3, None</text:p>
            <text:p>extraordinaire !, 0.125, 0.8, None</text:p>
            <text:p>vrai !, 0.06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03625" calcext:value-type="float">
            <text:p>0.03625</text:p>
          </table:table-cell>
          <table:table-cell table:style-name="ce4" office:value-type="float" office:value="0.2375" calcext:value-type="float">
            <text:p>0.2375</text:p>
          </table:table-cell>
          <table:table-cell table:style-name="ce6" office:value-type="string" calcext:value-type="string">
            <text:p>Gounelle nous invite encore une fois à remettre en question toutes les bases de notre société. Bien écrit. Dommage pour le format un peu grand.</text:p>
          </table:table-cell>
          <table:table-cell table:style-name="ce6" office:value-type="string" calcext:value-type="string">
            <text:p>peu grand, 0.15, 0.1,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9">
          <table:table-cell table:style-name="ce2" office:value-type="float" office:value="0.0364423076923" calcext:value-type="float">
            <text:p>0.0364423077</text:p>
          </table:table-cell>
          <table:table-cell table:style-name="ce4" office:value-type="float" office:value="0.286923076923" calcext:value-type="float">
            <text:p>0.2869230769</text:p>
          </table:table-cell>
          <table:table-cell table:style-name="ce6" office:value-type="string" calcext:value-type="string">
            <text:p>J'avoue avoir eu beaucoup de mal à entrer dans l'histoire, la faute aux nombreuses notes, remarques ou interrogations de l'auteur en bas de page. Il faut dire que le manuscrit du livre fut retrouvé dans la carcasse de la voiture dans laquelle Albert Camus et son éditeur, Michel Gallimard, trouvèrent la mort en 1960. Il fallut attendre l'accord de sa fille, Catherine Camus, en 1996 pour que le manuscrit paraisse enfin. Il s'agit donc d'une version non corrigée. Même si le personnage se prénomme Jacques, on ne peut faire que des liens avec la propre histoire de l'auteur : enfance à Alger, famille pauvre, ascension sociale fulgurante grâce aux études' Nous sommes dans l'Algérie des années 20. Algériens et Français, bien qu'appartenant alors au même pays, ne font que se côtoyer tant et si bien que cette ghettoïsation met très vite mal à l'aise. Les conditions de vie sont extrêmes pour les plus miséreux, les privilégiés vivant eux, loin des taudis de périphérie. Chacun essaie de s'en sortir le mieux possible. La médiocrité se retrouve à tous les niveaux. L'inculture et la pauvreté intellectuelle sont légions. Du fait de ce contexte, les rapports entre les personnes sont extrêmement violents, même entre membre de la même famille. C'est dans cet environnement que née le petit Jacques. Son père est mort depuis quelques mois. Il vivra toute sa vie avec son absence. Le moment crucial du roman se situe lorsque Jacques, devenu un adulte de quarante ans, se rend sur l'insistance de sa mère, à moitié sourde et illettrée, sur la tombe de ce père qu'il ne connut jamais. Il réalise alors avec toute la brutalité possible l'ironie injuste qui fait de lui un adulte plus âgé que son père, fauché à 29 ans. Sa mère est sous l'emprise de la grand-mère, une vraie marâtre, manifestant aucun amour pour les siens, sa principale inquiétude restant de pouvoir avoir chaque jour assez de nourriture à mettre sur la table. À l'école communale, il est remarqué par son instituteur, un homme aimant et passionné, qui lui donne des leçons gratuites et l'inscrit sur la liste des candidats aux bourses, malgré la défiance de sa grand-mère qui souhaitait qu'il gagnât sa vie au plus tôt (Camus gardera une grande reconnaissance à Louis Germain son ancien instituteur et lui dédiera son discours de prix Nobel). Il décroche même les concours d'entrée au lycée. Jacques s'améliore. A partir de ce jour, il ne vivra qu'accompagner de livres. Il monte alors les échelons sociaux jusqu'à décrocher un poste à Paris. Après quelques années de l'autre côté de la Méditerranée, alors qu'il est devenu un homme brillant et respecté, il décide de revenir dans son pays natal. Ce qui est cruel, c'est que l'écart est désormais devenu trop grand entre les deux mondes. Une séparation s'est faite et jamais elle ne pourra être réparée'</text:p>
          </table:table-cell>
          <table:table-cell table:style-name="ce6" office:value-type="string" calcext:value-type="string">
            <text:p>beaucoup, 0.1, 0.1, None</text:p>
            <text:p>nombreuses, 0.0, 0.2, None</text:p>
            <text:p>propre, 0.33, 0.2, None</text:p>
            <text:p>pauvre, -0.37, 0.2, None</text:p>
            <text:p>sociale, 0.25, 0.1, None</text:p>
            <text:p>très, 0.01, 0.65, None</text:p>
            <text:p>extrêmes, -0.3, 0.5, None</text:p>
            <text:p>plus, 0.15, 0.1, None</text:p>
            <text:p>possible, 0.0, 0.3, None</text:p>
            <text:p>intellectuelle, 0.1, 0.2, None</text:p>
            <text:p>violents, -0.5, 0.8, None</text:p>
            <text:p>même, 0.0, 0.5, None</text:p>
            <text:p>crucial, 0.08, 0.2, None</text:p>
            <text:p>sourde, -0.3, 0.25, None</text:p>
            <text:p>possible, 0.0, 0.3, None</text:p>
            <text:p>injuste, -0.4, 0.7, None</text:p>
            <text:p>plus, 0.15, 0.1, None</text:p>
            <text:p>vraie, 0.05, 0.4, None</text:p>
            <text:p>principale, 0.1, 0.1, None</text:p>
            <text:p>gratuites, 0.1, 0.2, None</text:p>
            <text:p>plus, 0.15, 0.1, None</text:p>
            <text:p>grande, 0.3, 0.2, None</text:p>
            <text:p>ancien, 0.04, 0.0, None</text:p>
            <text:p>sociaux, 0.25, 0.1, None</text:p>
            <text:p>autre, -0.1, 0.0, None</text:p>
            <text:p>natal, 0.3, 0.0, None</text:p>
            <text:p>cruel, -0.4, 0.7, None</text:p>
            <text:p>trop grand,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366666666667" calcext:value-type="float">
            <text:p>0.0366666667</text:p>
          </table:table-cell>
          <table:table-cell table:style-name="ce4" office:value-type="float" office:value="0.466666666667" calcext:value-type="float">
            <text:p>0.4666666667</text:p>
          </table:table-cell>
          <table:table-cell table:style-name="ce6" office:value-type="string" calcext:value-type="string">
            <text:p>Avec 7 ans après... Guillaume Musso réussit à allier l'intensité d'un récit policier à la psychologie d'une histoire d'amour particulièrement originale. Les personnages sont bien campés et le suspense demeure jusqu'à la dernière page.</text:p>
          </table:table-cell>
          <table:table-cell table:style-name="ce6" office:value-type="string" calcext:value-type="string">
            <text:p>particulièrement originale, 0.4, 1.0, None</text:p>
            <text:p>dernière, -0.2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375" calcext:value-type="float">
            <text:p>0.0375</text:p>
          </table:table-cell>
          <table:table-cell table:style-name="ce4" office:value-type="float" office:value="0.31875" calcext:value-type="float">
            <text:p>0.31875</text:p>
          </table:table-cell>
          <table:table-cell table:style-name="ce6" office:value-type="string" calcext:value-type="string">
            <text:p>Un bon début comme souvent, une intrigue qui tient la route, un style alerte et puis, progressivement, l'auteur tombe dans la facilité, la mièvrerie, les ficelles trop grosses, une histoire banale, une fin en queue de poisson. Nathalie Nothomb n'avait rien à écrire, seulement sa production annuelle à maintenir. Si Nothomb n'avait pas écrit auparavant quelques livres vraiment saisissants, aurait-elle trouvé un éditeur pour celui-là ?</text:p>
          </table:table-cell>
          <table:table-cell table:style-name="ce6" office:value-type="string" calcext:value-type="string">
            <text:p>bon, 0.7, 0.7, None</text:p>
            <text:p>trop grosses, 0.0, 0.1, None</text:p>
            <text:p>banale, -0.3, 0.5,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375" calcext:value-type="float">
            <text:p>0.0375</text:p>
          </table:table-cell>
          <table:table-cell table:style-name="ce4" office:value-type="float" office:value="0.458333333333" calcext:value-type="float">
            <text:p>0.4583333333</text:p>
          </table:table-cell>
          <table:table-cell table:style-name="ce6" office:value-type="string" calcext:value-type="string">
            <text:p>Autant j'ai été immergée dans le premier jour et en attente de la suite, autant le premier soir m'a terriblement deçue, des longueurs et des longueurs, j'ai fini le livre du milieu à la fin par une lecture en diagonale, Bon débarras, dommage!</text:p>
          </table:table-cell>
          <table:table-cell table:style-name="ce6" office:value-type="string" calcext:value-type="string">
            <text:p>terriblement, -0.3, 0.8, None</text:p>
            <text:p>dommage !, -0.37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037775" calcext:value-type="float">
            <text:p>0.037775</text:p>
          </table:table-cell>
          <table:table-cell table:style-name="ce4" office:value-type="float" office:value="0.2335" calcext:value-type="float">
            <text:p>0.2335</text:p>
          </table:table-cell>
          <table:table-cell table:style-name="ce6" office:value-type="string" calcext:value-type="string">
            <text:p>Un conte philosophique sur les relations Afrique/Occident... ou une aventure humaine un peu plate et facile? Un médecin allemand, dont la femme vient de se suicider, accompagne un ami dans une mission humanitaire en Afrique. Ils se font tous les 2 enlever par une faction terroriste locale. Ils vont découvrir dans leur enfermement des aspects insoupçonnés de l'Afrique, et aussi, en apprendre bien plus sur eux-mêmes... J'avais beaucoup beaucoup aimé l'Attentat, il y a quelques années, du même auteur, et suite à une interview radio, j'étais impatiente de le plonger dans cette histoire, qui promettait beaucoup sur la confrontation Occident/Afrique. Si le démarrage tient toutes ses promesses (l'enlèvement, les conditions d'enfermement des otages, les portraits des geôliers, l'incertitude au quotidien), les autres parties du livre, que je ne dévoilerais pas, par respect pour les éventuelles futures lectrices/lecteurs, sont bien plus plates et sans surprise. Beaucoup de grands sentiments et de grandes envolées, pas mal d'évidences et de facilités, aussi. Je n'ai pas retrouvé non plus ce qui se profilait dans l'interview radiophonique de l'auteur, la confrontation entre les logiques occidentales et le sens de la vie, côté africain. J'ai toutefois été émue par quelques moments, dont une odyssée épique et terrible en compagnie de réfugiés de camps, isolés en plein désert, avec un questionnement sur l'origine du courage, de l'abnégation de ces populations, éternellement miséreuses et chassées de toutes parts. J'avoue enfin que la fin m'a paru totalement inintéressante, à la limite de l'eau de rose. Mais ça doit être mon côté cynique qui s'exprime ici....</text:p>
          </table:table-cell>
          <table:table-cell table:style-name="ce6" office:value-type="string" calcext:value-type="string">
            <text:p>humaine, 0.22, 0.1, None</text:p>
            <text:p>peu plate, -0.14, 0.2, None</text:p>
            <text:p>allemand, 0.0, 0.0, None</text:p>
            <text:p>locale, 0.0, 0.0, None</text:p>
            <text:p>découvrir, 0.1, 0.0, None</text:p>
            <text:p>plus, 0.15, 0.1, None</text:p>
            <text:p>beaucoup beaucoup, 0.12, 0.12, None</text:p>
            <text:p>impatiente, -0.3, 0.5, None</text:p>
            <text:p>beaucoup, 0.1, 0.1, None</text:p>
            <text:p>autres, -0.1, 0.0, None</text:p>
            <text:p>éventuelles, 0.0, 0.1, None</text:p>
            <text:p>futures, 0.0, 0.0, None</text:p>
            <text:p>plus plates, -0.364, 0.52, None</text:p>
            <text:p>grands, 0.3, 0.2, None</text:p>
            <text:p>grandes, 0.3, 0.2, None</text:p>
            <text:p>non plus, -0.075, 0.1, None</text:p>
            <text:p>logiques, 0.1, 0.1, None</text:p>
            <text:p>occidentales, 0.05, 0.0, None</text:p>
            <text:p>africain, 0.0, 0.0, None</text:p>
            <text:p>plein, 0.29, 0.3, None</text:p>
            <text:p>totalement, 0.1, 0.75, None</text:p>
            <text:p>rose, 0.08,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386666666667" calcext:value-type="float">
            <text:p>0.0386666667</text:p>
          </table:table-cell>
          <table:table-cell table:style-name="ce4" office:value-type="float" office:value="0.256666666667" calcext:value-type="float">
            <text:p>0.2566666667</text:p>
          </table:table-cell>
          <table:table-cell table:style-name="ce6" office:value-type="string" calcext:value-type="string">
            <text:p>Cruel. Cruel jusqu'à la dernière goutte puisqu'il ne laisse aucune lueur d'espoir, aucune reconstruction possible. La fin ne laisse entrevoir rien. Rien... Comme si le bonheur une fois brisé n'est plus substituable. Comme s'il n'existait qu'un seul grand bonheur dans la vie, et dont la disparition duquel entraine l'effondrement de tout le reste. une oeuvre inimitable, poétique, métaphorique...</text:p>
          </table:table-cell>
          <table:table-cell table:style-name="ce6" office:value-type="string" calcext:value-type="string">
            <text:p>dernière, -0.29, 0.2, None</text:p>
            <text:p>possible, 0.0, 0.3, None</text:p>
            <text:p>bonheur, 0.5, 0.0, None</text:p>
            <text:p>plus, 0.15, 0.1, None</text:p>
            <text:p>grand, 0.3, 0.2, None</text:p>
            <text:p>bonheur, 0.5, 0.0, None</text:p>
            <text:p>poétique, 0.2,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0394117647059" calcext:value-type="float">
            <text:p>0.0394117647</text:p>
          </table:table-cell>
          <table:table-cell table:style-name="ce4" office:value-type="float" office:value="0.279117647059" calcext:value-type="float">
            <text:p>0.2791176471</text:p>
          </table:table-cell>
          <table:table-cell table:style-name="ce6" office:value-type="string" calcext:value-type="string">
            <text:p>Au niveau contenu, on est loin de la fameuse trilogie du mal. Ici, point de détective mystérieux ni de sérial killer psychopathe. Maxime Chattam s'attaque à une saga de science fiction et pour ceux qui ont lu le 5ème règne, je vous rassure, c'est beaucoup mieux. Un jour, une tempète bouleverse la terre et transforme l'humanité. Pas toute. On suit le parcours de 3 adolescents qui tentent de survivre et de comprendre le nouvel ordre du monde. Au début j'ai eu un peu de mal : j'avais l'impression d'avoir pris un bouquin dans le rayon jeunesse de ma bibliothèque. Et puis plus ça avance, plus je suis rentrée dans le jeu, attendant maintenant avec impatience le 2nd opus. Car attention, ce livre va avoir une suite. Une longue suite. Il est par contre parfois un peu déroutant, car Maxime Chattam pose les jalons d'un monde qu'il crée totalement. C'est comme Prélude à Fondation de Asimov ou le premier volume de la stratégie Ender : il faut s'imprégner de l'ambiance et de ce nouveau mythe. Alors faut-il le lire ? Oui, à 2 conditions : - Que vous ayez gardé une âme d'enfant, - Que vous soyez prêts à lire la suite.</text:p>
          </table:table-cell>
          <table:table-cell table:style-name="ce6" office:value-type="string" calcext:value-type="string">
            <text:p>fameuse, 0.1, 0.4, None</text:p>
            <text:p>mystérieux, 0.28, 0.4, None</text:p>
            <text:p>beaucoup, 0.1, 0.1, None</text:p>
            <text:p>nouvel, 0.3, 0.4, None</text:p>
            <text:p>peu, -0.05, 0.5, None</text:p>
            <text:p>plus, 0.15, 0.1, None</text:p>
            <text:p>plus, 0.15, 0.1, None</text:p>
            <text:p>longue, -0.4, 0.1, None</text:p>
            <text:p>peu, -0.03, 0.0, None</text:p>
            <text:p>totalement, 0.1, 0.75, None</text:p>
            <text:p>nouveau, 0.34, 0.25, None</text:p>
            <text:p>prêts, 0.14,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0395" calcext:value-type="float">
            <text:p>0.0395</text:p>
          </table:table-cell>
          <table:table-cell table:style-name="ce4" office:value-type="float" office:value="0.2225" calcext:value-type="float">
            <text:p>0.2225</text:p>
          </table:table-cell>
          <table:table-cell table:style-name="ce6" office:value-type="string" calcext:value-type="string">
            <text:p>J'ai acheté ce roman avec gourmandise mais l'envie m'a vite passé. Le style est du niveau d'un lycéen de seconde (peu de vocabulaire, expressions stéréotypées) et l'intrigue digne d'un roman à l'eau de rose Arlequin. Le charme n'opère pas et tout sonne faux. Il m'a donc été impossible de m'impliquer dans la lecture. Je suis perpétuellement restée froide aux émotions des personnages. Je ne peux pas croire un instant que les jurés du Grand Prix de l'Académie ait lu ce roman. une belle imposture. Je conseillerais fortement à l'auteur de prendre lui-même quelques cours, tout comme son héros. C'est donc une grosse déception et aussi une grosse perte de confiance dans les Prix littéraires.</text:p>
          </table:table-cell>
          <table:table-cell table:style-name="ce6" office:value-type="string" calcext:value-type="string">
            <text:p>peu, -0.05, 0.5, None</text:p>
            <text:p>digne, 0.5, 0.4, None</text:p>
            <text:p>rose, 0.08, 0.1, None</text:p>
            <text:p>impossible, -0.5, 0.5, None</text:p>
            <text:p>froide, -0.34, 0.1, None</text:p>
            <text:p>belle, 0.8, 0.8, None</text:p>
            <text:p>fortement, 0.2, 0.7, None</text:p>
            <text:p>grosse, 0.0, 0.2, None</text:p>
            <text:p>déception, -0.5, 0.0, None</text:p>
            <text:p>grosse, 0.0, 0.2, None</text:p>
            <text:p>littérai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3">
          <table:table-cell table:style-name="ce2" office:value-type="float" office:value="0.0395689655172" calcext:value-type="float">
            <text:p>0.0395689655</text:p>
          </table:table-cell>
          <table:table-cell table:style-name="ce4" office:value-type="float" office:value="0.924137931034" calcext:value-type="float">
            <text:p>0.924137931</text:p>
          </table:table-cell>
          <table:table-cell table:style-name="ce6" office:value-type="string" calcext:value-type="string">
            <text:p>Fan de la premiere heure, j'ai toujours suivi les romans, les nouvelles et les projets de B Werber. Que ce soit avec les fourmis, les thanataunotes, j'en passe, j'ai toujours eu grand plaisirs a lire ces livres. J'ai aussi defendu dans le passe son style et ses idees a l'encontre de la grande et classique literature. Malheureusement son dernier livre est navrant...! A cours d'idees, a cours d'imagination, il a recourt a des subterfuges lamentables afin de terminer une trilogie dans laquelle il s'est lui meme emmele les pinceaux. Dans ce roman, il nous donne un cours d'histoire universelle pour etudiants debiles,(ou les victimes sont toujours les memes: ces pauvres dauphins dont l'auteur pense que nous ne verrons pas l'allusion a un peuple bien existant) il regle son compte a tous les detracteurs (ecrivains connus, les medias,...)qui probablement lui ont pourris la vie et par cela il nous a abandonne completement; nous les lecteurs avec ce plat rechauffer, mal fagotter et plein d'emprunts qui nous montre qu'il a abandonner son travail en cours de route. Parodie de films connus; comme highlander, voyage au centre de la terre, ect...il est a cours d'idees et il nous pond ce livre deplorable qui lui vaut ma demission et vaudra celles de beaucoup d'entre nous qui aimaient ses histoires a l'epoque ou il avait encore quelque chose a raconter. Devenu donc un ecrivaillon, marchand de mots comme on vend un tapis(il en est venu au travers de ses histoires a faire la promotion de ses autres livres), je lui souhaite bon vent et si je le pouvais la notre serait -4 etoiles. Adieu donc Monsieur Werber, vous nous avez abandonner...Patrick</text:p>
          </table:table-cell>
          <table:table-cell table:style-name="ce6" office:value-type="string" calcext:value-type="string">
            <text:p>nouvelles, 0.1, 0.25, None</text:p>
            <text:p>grand, 0.3, 0.2, None</text:p>
            <text:p>grande, 0.3, 0.2, None</text:p>
            <text:p>classique, 0.7, 0.2, None</text:p>
            <text:p>dernier !, -0.3625, 0.2, None</text:p>
            <text:p>lamentables, -0.3, 1.0, None</text:p>
            <text:p>universelle, 0.2, 0.3, None</text:p>
            <text:p>probablement, 0.0, 0.6, None</text:p>
            <text:p>completement, 0.1, 0.75, None</text:p>
            <text:p>plat, -0.28, 0.4, None</text:p>
            <text:p>plein, 0.29, 0.3, None</text:p>
            <text:p>deplorable, -0.15, -0.3, None</text:p>
            <text:p>beaucoup, 0.1, 0.1, None</text:p>
            <text:p>autres, -0.1, 0.0, None</text:p>
            <text:p>bon,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4" calcext:value-type="float">
            <text:p>0.04</text:p>
          </table:table-cell>
          <table:table-cell table:style-name="ce4" office:value-type="float" office:value="0.217613636364" calcext:value-type="float">
            <text:p>0.2176136364</text:p>
          </table:table-cell>
          <table:table-cell table:style-name="ce6" office:value-type="string" calcext:value-type="string">
            <text:p>Ce roman vient de recevoir le Prix Emmanuel Roblès du premier roman. A la mort de sa mère, en 1975, Camille découvre une série de lettres qui lui sont adressées et qui lui révèlent peu a peu les circonstances de sa naissance durant la Seconde guerre mondiale. On passe ainsi tour à tour des révélations des lettres reçues par Camille aux réactions de celle-ci dans sa vie présente. L'histoire est assez bien ficelée, il y a une structure et un certain suspense, même si on devine assez vite de quoi il retourne. En revanche, le style est vraiment pénible. L'auteur se contente d'une série de phrases courtes qui relèvent du langage parlé. Pour ce qui est du côté historique annoncé par la quatrième de couverture, il est pauvre, voire inexistant. On a aussi l'impression que l'auteur sort toutes les grosses ficelles possibles et cherche le sensationnel au prix de multiples invraisemblances. Se lit rapidement comme un polar, mais sans grand plaisir littéraire.</text:p>
          </table:table-cell>
          <table:table-cell table:style-name="ce6" office:value-type="string" calcext:value-type="string">
            <text:p>peu peu, -0.025, 0.25, None</text:p>
            <text:p>mondiale, 0.0, 0.0, None</text:p>
            <text:p>vraiment pénible, -0.8, 1.0, None</text:p>
            <text:p>courtes, -0.1, 0.1, None</text:p>
            <text:p>historique, 0.0, 0.0, None</text:p>
            <text:p>pauvre, -0.37, 0.2, None</text:p>
            <text:p>grosses, 0.0, 0.2, None</text:p>
            <text:p>possibles, 0.0, 0.3, None</text:p>
            <text:p>multiples, 0.2, 0.1, None</text:p>
            <text:p>sans grand, -0.15, 0.2, None</text:p>
            <text:p>plaisir, 0.15, 0.0, None</text:p>
            <text:p>littérai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4" calcext:value-type="float">
            <text:p>0.04</text:p>
          </table:table-cell>
          <table:table-cell table:style-name="ce4" office:value-type="float" office:value="0.116666666667" calcext:value-type="float">
            <text:p>0.1166666667</text:p>
          </table:table-cell>
          <table:table-cell table:style-name="ce6" office:value-type="string" calcext:value-type="string">
            <text:p>Ce que Pennac parvient à faire dans ce roman c'est la disparition totale de l'auteur au profit d'un narrateur qui prend corps au fil des jours et des années qu'il a passé à étudier ce corps. Un livre qui devrait parler à tout le monde.</text:p>
          </table:table-cell>
          <table:table-cell table:style-name="ce6" office:value-type="string" calcext:value-type="string">
            <text:p>totale, 0.1,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4" calcext:value-type="float">
            <text:p>0.04</text:p>
          </table:table-cell>
          <table:table-cell table:style-name="ce4" office:value-type="float" office:value="0.2875" calcext:value-type="float">
            <text:p>0.2875</text:p>
          </table:table-cell>
          <table:table-cell table:style-name="ce6" office:value-type="string" calcext:value-type="string">
            <text:p>J'ai vraiment pas acroché à cette histoire... Malgré le peu de pages de ce livre, j'ai faillu m'endormir de nombreuses fois.</text:p>
          </table:table-cell>
          <table:table-cell table:style-name="ce6" office:value-type="string" calcext:value-type="string">
            <text:p>vraiment pas, -0.0, 0.5, None</text:p>
            <text:p>peu, -0.05, 0.5, None</text:p>
            <text:p>nombreuses, 0.0,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414583333333" calcext:value-type="float">
            <text:p>0.0414583333</text:p>
          </table:table-cell>
          <table:table-cell table:style-name="ce4" office:value-type="float" office:value="0.2325" calcext:value-type="float">
            <text:p>0.2325</text:p>
          </table:table-cell>
          <table:table-cell table:style-name="ce6" office:value-type="string" calcext:value-type="string">
            <text:p>Comme beaucoup j’attendais impatiemment ce nouveau livre ayant nécessité 2ans de boulot mais franchement, B.Werber est vraiment de plus en plus décevant et on se demande vraiment ou est passé l'auteur des fourmis et des thanatonautes. Même son talent de conteur semble avoir disparu et on a même du mal à être tenu en haleine, et je n'arriverai probablement pas à le lire jusqu'au bout tellement c'est lourd et convenu. Comme dit dans certains commentaires, c'est plus de la publicité pour ses anciens livres qu'autre chose. Pour moi, B Werber devrait faire ce qu'il recommande dans ses premiers livres : prendre du recul, des vacances, ses habitudes, changer de pays et de ville, avoir une autre vision de lui même et de sa façon d'écrire, la ça commence à être juste du radotage.</text:p>
          </table:table-cell>
          <table:table-cell table:style-name="ce6" office:value-type="string" calcext:value-type="string">
            <text:p>beaucoup, 0.1, 0.1, None</text:p>
            <text:p>nouveau, 0.34, 0.25, None</text:p>
            <text:p>vraiment plus plus, 0.195, 0.13, None</text:p>
            <text:p>vraiment, 0.0, 0.5, None</text:p>
            <text:p>talent, 0.3, 0.05, None</text:p>
            <text:p>probablement pas, -0.0, 0.6, None</text:p>
            <text:p>tellement, 0.0, 0.6, None</text:p>
            <text:p>plus, 0.15, 0.1, None</text:p>
            <text:p>anciens, 0.04, 0.0, None</text:p>
            <text:p>autre, -0.1, 0.0, None</text:p>
            <text:p>recommande, 0.2, 0.0, None</text:p>
            <text:p>aut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416666666667" calcext:value-type="float">
            <text:p>0.0416666667</text:p>
          </table:table-cell>
          <table:table-cell table:style-name="ce4" office:value-type="float" office:value="0.4" calcext:value-type="float">
            <text:p>0.4</text:p>
          </table:table-cell>
          <table:table-cell table:style-name="ce6" office:value-type="string" calcext:value-type="string">
            <text:p>J'ai adoré, je l'ai lu en 4 jours ! Dommage qu'il soit si court, peut-être y aura-t-il une suite ?</text:p>
          </table:table-cell>
          <table:table-cell table:style-name="ce6" office:value-type="string" calcext:value-type="string">
            <text:p>classique, 0.7, 0.2, None</text:p>
            <text:p>très, 0.01, 0.65, None</text:p>
            <text:p>largement, 0.05, 0.4, None</text:p>
            <text:p>meilleure, 0.53, 0.5, None</text:p>
            <text:p>précédente, 0.0, 0.0, None</text:p>
            <text:p>nu, 0.16, 0.2, None</text:p>
            <text:p>également, 0.2,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427272727273" calcext:value-type="float">
            <text:p>0.0427272727</text:p>
          </table:table-cell>
          <table:table-cell table:style-name="ce4" office:value-type="float" office:value="0.236363636364" calcext:value-type="float">
            <text:p>0.2363636364</text:p>
          </table:table-cell>
          <table:table-cell table:style-name="ce6" office:value-type="string" calcext:value-type="string">
            <text:p>Si vous avez aimé L'Evangile selon Pilate, le Visiteur, La Secte des Egoïstes, Ibrahim (...), Guignol (...)... ce qui est mon cas... vous n'aimerez pas forcément ce dernier roman. Il est excessif. Le message est intelligent mais je trouve que le moyen pour y parvenir est trop insupportable pour donner du plaisir à lire. Je continue à me passionner pour l'oeuvre de cet auteur mais pas pour ce dernier ouvrage. Comme on dit, âmes sensibles...</text:p>
          </table:table-cell>
          <table:table-cell table:style-name="ce6" office:value-type="string" calcext:value-type="string">
            <text:p>dernier, -0.29, 0.2, None</text:p>
            <text:p>excessif, -0.4, 0.6, None</text:p>
            <text:p>intelligent, 0.9, 0.2, None</text:p>
            <text:p>trop insupportable, -0.1, 0.1, None</text:p>
            <text:p>plaisir, 0.15, 0.0, None</text:p>
            <text:p>dernier, -0.29, 0.2, None</text:p>
            <text:p>sensibles, 0.2,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4">
          <table:table-cell table:style-name="ce2" office:value-type="float" office:value="0.0435849056604" calcext:value-type="float">
            <text:p>0.0435849057</text:p>
          </table:table-cell>
          <table:table-cell table:style-name="ce4" office:value-type="float" office:value="0.208679245283" calcext:value-type="float">
            <text:p>0.2086792453</text:p>
          </table:table-cell>
          <table:table-cell table:style-name="ce6" office:value-type="string" calcext:value-type="string">
            <text:p>Voilà un roman qui démarre sur les chapeaux de roue. J'aimais ce style, cet humour quand il définit le rôle du narrateur: J'aimerais bien une autre vie mais je suis le narrateur. Il ne peut pas tout faire, le narrateur. Déjà, il narre. S'il me fallait, en plus de narrer, vivre, je n'y suffirais pas. J'aimais aussi sa façon de nous ouvrir sur les yeux sur les inégalités entre pays pauvres et riches, décelable à la manière dont on traite leurs morts: On ne saura jamais le nombre des morts iraniens, ni comment chacun mourut. Comment le saurait-on? C'est un pays pauvre, ils ne disposent pas d'une mort par personne, ils furent tués en masse[...]. Ils sont morts en gros, on n'en retrouvera rien. Leur nom n'a pas été gardé. Une différence de traitement symbolisée par le film La Chute du faucon noir (merci à mon mari pour avoir retrouvé le titre de ce film car Alexis Jenni n'en donne pas le titre) où chaque mort d'américain est détaillée alors que les somaliens mouraient comme au ball-trap, en masse, on ne les comptait pas. Jusque là, j'aimais beaucoup ce roman mais tout d'un coup, mon enthousiasme est retombé. A force de trop vouloir donner de leçons, il m'a semblé que le roman s'enlisait. Il faut dire que les leçons, j'aime qu'on les donne avec subtilités. Là, par exemple, Alexis Jenni passe des pages à décrire la peur de personnes qui attendent leur tour pour entrer dans une pharamcie de garde, alors qu'une bande de jeunes de couleur rôde en ricanant. L'ennui a commencé alors à pointer le bout de son nez. A côté, il nous fait un brillant compte-rendu du rôle de la carte d'identité. Je n'ai pas réussi à retrouver mon intérêt pour ce roman. A peine ai-je retrouvé un semblant d'attention dans sa critique acerbe du Général De Gaulle appelé le Romancier, tout simplement parce que cela m'a rappelé la colère de mes collègues profs de lettre qui s'insurgent (avec raison), d'être obligés d'enseigner les mémoires de De Gaulle au bac littéraire alors qu'il y a tant de vrais auteurs à faire découvrir à nos ados. Mais si ce roman parle de guerre, il parle aussi d'amour, celui du narrateur pour celle qu'il rencontrera au cours de l'écriture de son récit et celui de Victorien pour Eurydice, dont le narrateur a l'intelligence de percevoir la beauté, malgré leur différence d'âge: A cause des différences d'âge, on ne sait plus juger de la beauté, car la beauté se ressent comme un projet: est belle celle que je peux désirer embrasser. Et malheureusement, j'ai trouvé que les scènes d'amour n'étaient pas crédibles et que les dialogues, en général, étaient trop ampoulés pour paraître vrais. On nous livres des points de vue mais sans subtilité. Malgré tout, je me suis forcée à aller au bout de ce pavé (plus de 600 pages grand format, c'est à dire plus grand que le dernier Foenkinos par exemple) mais ce fut pénible pour moi car je n'ai, à aucun moment, ressenti une quelconque émotion.</text:p>
          </table:table-cell>
          <table:table-cell table:style-name="ce6" office:value-type="string" calcext:value-type="string">
            <text:p>autre, -0.1, 0.0, None</text:p>
            <text:p>plus, 0.15, 0.1, None</text:p>
            <text:p>pauvre, -0.37, 0.2, None</text:p>
            <text:p>gros, 0.0, 0.2, None</text:p>
            <text:p>noir, -0.1, 0.1, None</text:p>
            <text:p>américain, 0.08, 0.1, None</text:p>
            <text:p>beaucoup, 0.1, 0.1, None</text:p>
            <text:p>trop, -0.25, 0.7, None</text:p>
            <text:p>aime, 0.6, 0.6, None</text:p>
            <text:p>jeunes, 0.32, 0.4, None</text:p>
            <text:p>critique, 0.0, 0.75, None</text:p>
            <text:p>acerbe, -0.15, -0.8, None</text:p>
            <text:p>simplement, 0.2, 0.35, None</text:p>
            <text:p>littéraire, 0.1, 0.0, None</text:p>
            <text:p>vrais, 0.05, 0.4, None</text:p>
            <text:p>découvrir, 0.1, 0.0, None</text:p>
            <text:p>plus, 0.15, 0.1, None</text:p>
            <text:p>belle, 0.8, 0.8, None</text:p>
            <text:p>malheureusement, -0.6, 0.15, None</text:p>
            <text:p>trop, -0.25, 0.7, None</text:p>
            <text:p>vrais, 0.05, 0.4, None</text:p>
            <text:p>plus, 0.15, 0.1, None</text:p>
            <text:p>grand, 0.3, 0.2, None</text:p>
            <text:p>plus grand, 0.39, 0.26, None</text:p>
            <text:p>dernier, -0.29, 0.2, None</text:p>
            <text:p>pénible, -0.4, 0.5, None</text:p>
            <text:p>quelconque, -0.15, 0.1, None</text:p>
            <text:p>émotion, 0.4,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0436842105263" calcext:value-type="float">
            <text:p>0.0436842105</text:p>
          </table:table-cell>
          <table:table-cell table:style-name="ce4" office:value-type="float" office:value="0.211578947368" calcext:value-type="float">
            <text:p>0.2115789474</text:p>
          </table:table-cell>
          <table:table-cell table:style-name="ce6" office:value-type="string" calcext:value-type="string">
            <text:p>Ne boudons pas notre plaisir! Il faut accepter de se laisser embarquer,emballer même, par un roman excellemment ficelé. Je l'ai lu d'une traite en un week-end avec cette frustration (justement mentionnée à la fin du livre) d'avoir à quitter une histoire et des personnages dont certains resteront présents dans ma mémoire comme certaines figures de Dostoïevski. Ce n'est pas un simple roman, c'est une photographie d'une société qui peut se lire à plusieurs niveaux: mise en abyme avec ce roman sur le roman sur le roman...Parodie de ce que Richard Millet appelle avec dédain le roman international anglo-saxon -norme marketing pour fabriquer un succès commercial rapide-, clin d'oeil cruel aux facilités (description crues et obscénités traitées avec dérision) dont Philip Roth use et abuse tout en espérant cueillir le Prix Nobel, moi auteur je vais vous démontrer comment je vous piège en vous expliquant comment vous lecteur vous pouvez créer un best-seller...le mien (ce qui ont lu le livre comprendront quelle forme caricturale prend cette supercherie), allusion à Nabokov etc. Beaucoup d'humour en plus! For-mi-dable source de discussions entre lecteurs, bref un bouquin qu'il vous sera quasiment impossible de ne pas avoir lu!</text:p>
          </table:table-cell>
          <table:table-cell table:style-name="ce6" office:value-type="string" calcext:value-type="string">
            <text:p>plaisir !, 0.1875, 0.0, None</text:p>
            <text:p>simple, 0.1, 0.1, None</text:p>
            <text:p>international, 0.35, 0.0, None</text:p>
            <text:p>anglo-saxon, 0.03, 0.07, None</text:p>
            <text:p>commercial, 0.0, 0.0, None</text:p>
            <text:p>rapide, 0.35, 0.4, None</text:p>
            <text:p>cruel, -0.4, 0.7, None</text:p>
            <text:p>plus !, 0.1875, 0.1, None</text:p>
            <text:p>impossible !, -0.6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44" calcext:value-type="float">
            <text:p>0.044</text:p>
          </table:table-cell>
          <table:table-cell table:style-name="ce4" office:value-type="float" office:value="0.24" calcext:value-type="float">
            <text:p>0.24</text:p>
          </table:table-cell>
          <table:table-cell table:style-name="ce6" office:value-type="string" calcext:value-type="string">
            <text:p>Retranscrire les dialogues des conseillers de Hollande pendant la campagne c'est du journalisme mais pas de la littérature... Qui plus est du mauvais journalisme car il y manque la dimension analyse. Au final, on est plus près du Verbatim ponctué de quelques traits d'humour sur les portraits des proches de Hollande. Ce sont les meilleurs passages quand Binet n'est plus une simple dactylo et redevient un romancier. Malheureusement, ça ne fait pas un roman.</text:p>
          </table:table-cell>
          <table:table-cell table:style-name="ce6" office:value-type="string" calcext:value-type="string">
            <text:p>plus, 0.15, 0.1, None</text:p>
            <text:p>mauvais, -0.71, 0.8, None</text:p>
            <text:p>final, -0.5, 0.15, None</text:p>
            <text:p>plus, 0.15, 0.1, None</text:p>
            <text:p>plus, 0.15, 0.1, None</text:p>
            <text:p>simple,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45" calcext:value-type="float">
            <text:p>0.045</text:p>
          </table:table-cell>
          <table:table-cell table:style-name="ce4" office:value-type="float" office:value="0.0291666666667" calcext:value-type="float">
            <text:p>0.0291666667</text:p>
          </table:table-cell>
          <table:table-cell table:style-name="ce6" office:value-type="string" calcext:value-type="string">
            <text:p>Seconde lecture de cet ouvrage, 20 ans ou presque séparent la 1ère de ma seconde lecture. Autant dire que le livre m'était quasi inconnu. Et puis ce passage arrive. Romain nous conte sa colère de voir sa mère récupérer goulument le fond de la poêle ayant servi à cuire le steak quotidien de son fils, elle qui lui faisait croire qu'elle était végétarienne. De ce simple passage les vannes se sont ouvertes, car là est la beauté de ce livre : vous ressentez les émotions. De la rage de l'enfant ne pouvant subvenir aux besoins de sa mère, à l'inconditionnel et parfois envahissant amour maternel, le ton est juste, toujours. Il manque une étoile, les états d'âme exprimés par l'auteur sont parfois un peu longuets.</text:p>
          </table:table-cell>
          <table:table-cell table:style-name="ce6" office:value-type="string" calcext:value-type="string">
            <text:p>simple, 0.1, 0.1, None</text:p>
            <text:p>maternel, 0.0, 0.0,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0453846153846" calcext:value-type="float">
            <text:p>0.0453846154</text:p>
          </table:table-cell>
          <table:table-cell table:style-name="ce4" office:value-type="float" office:value="0.357692307692" calcext:value-type="float">
            <text:p>0.3576923077</text:p>
          </table:table-cell>
          <table:table-cell table:style-name="ce6" office:value-type="string" calcext:value-type="string">
            <text:p>Divertissant mais sans plus. Un livre de plage ou de voyage (idéal en train). Pas beaucoup de réflexion sur le déroulement de l'histoire. Très prévisible. C'est le premier Pancol que je lis mais franchement je n'ai pas envie d'en lire d'autres. Ce n'est pas très enrichissant et le vocabulaire est très basique. La mentalité des héroïnes relfète peut-être l'époque ou Pancol elle-même mais elles sont trop stéréotypées. L'histoire rebondit tellement souvent qu'elle aurait pu encore ajouter 100 pages mais cela reste sans grand intérêt.</text:p>
          </table:table-cell>
          <table:table-cell table:style-name="ce6" office:value-type="string" calcext:value-type="string">
            <text:p>sans plus, -0.075, 0.1, None</text:p>
            <text:p>beaucoup, 0.1, 0.1, None</text:p>
            <text:p>autres, -0.1, 0.0, None</text:p>
            <text:p>pas très, -0.005, 0.65, None</text:p>
            <text:p>très, 0.01, 0.65, None</text:p>
            <text:p>trop, -0.25, 0.7, None</text:p>
            <text:p>tellement, 0.0, 0.6, None</text:p>
            <text:p>sans grand, -0.1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3">
          <table:table-cell table:style-name="ce2" office:value-type="float" office:value="0.0458042279412" calcext:value-type="float">
            <text:p>0.0458042279</text:p>
          </table:table-cell>
          <table:table-cell table:style-name="ce4" office:value-type="float" office:value="0.255882352941" calcext:value-type="float">
            <text:p>0.2558823529</text:p>
          </table:table-cell>
          <table:table-cell table:style-name="ce6" office:value-type="string" calcext:value-type="string">
            <text:p>Il y a en effet un mais: plus ou moins de l'appellation en latin des différents animaux qu'ils soient mammifères, oiseaux, insectes... qui narrent cette histoire, on peut très vite avec internet où un bon Larousse retrouver leur nom commun et la lecture du chapitre qui les concerne fait souvent deviner qui ils sont et au demeurant ce ne sont que des têtes de chapitre. Ce sont les longs passages en Anglais (non traduit) qui m'ont particulièrement gêné. Lorsqu'on a un niveau d'anglais de 3é, il n'est pas possible de saisir la signification exacte d'aussi longs passages à moins de se mettre devant son ordinateur, de recopier les textes et de demander au traducteur Google de faire le nécessaire alors je ne vous dis pas le travail !!! Certes ce sont des animaux qui parlent, ils ne font que retranscrire ce qu'ils entendent et la signification de cette non traduction est donnée au tout dernier paragraphe du roman. Mais enfin il est étonnant qu'une grande maison d'Edition comme Actes Sud n'ait pas flairé la difficulté pour le lecteur et suggéré à l'auteur l'artifice d'un renvoi en fin d'ouvrage des passages qui sont restés abscons pour moi. Su le fond c'est une histoire d'une violence inouïe, mais tout se tient, sans contradictions: Un chat décrit un homme bien établi, originaire du Liban, qui trouve son épouse assassinée d'horrible façon et une multitude d'animaux dont il connaît ou ignore la présence suivent son chemin en vue de remonter, dans cette partie du monde aux confins du Canada et des Etats-Unis d'Amérique, au meurtrier. Cette quête s'arrête aux deux tiers du roman et alors on se demande qu'est ce que l'auteur va bien pouvoir raconter sur les cent quarante pages qui restent et là en fait le roman prend une nouvelle dimension et on comprend pourquoi l'origine libanaise de cette homme a toute son importance...Je n'en dis pas davantage, ce livre je le garderai dans ma bibliothèque avec un 16 ou un 17/20, qui pour moi est une note très rare. Alors à ceux qui pourraient être tentés de s'en défaire en raison des difficultés signalées ci dessus, je dis prudence, rien ne presse,il s'agit là d'un chef d'oeuvre.</text:p>
          </table:table-cell>
          <table:table-cell table:style-name="ce6" office:value-type="string" calcext:value-type="string">
            <text:p>plus, 0.15, 0.1, None</text:p>
            <text:p>latin, 0.0, 0.0, None</text:p>
            <text:p>différents, 0.4, 0.15, None</text:p>
            <text:p>très, 0.01, 0.65, None</text:p>
            <text:p>bon, 0.7, 0.7, None</text:p>
            <text:p>longs, -0.4, 0.1, None</text:p>
            <text:p>particulièrement, 0.0, 0.8, None</text:p>
            <text:p>pas possible, -0.0, 0.3, None</text:p>
            <text:p>exacte, 0.25, 0.2, None</text:p>
            <text:p>longs ! ! !, -0.78125, 0.1, None</text:p>
            <text:p>dernier, -0.29, 0.2, None</text:p>
            <text:p>grande, 0.3, 0.2, None</text:p>
            <text:p>inouïe, 0.9, 0.9, None</text:p>
            <text:p>horrible, -1.0, 1.0, None</text:p>
            <text:p>meurtrier, -0.6, 0.5, None</text:p>
            <text:p>nouvelle, 0.1, 0.25, None</text:p>
            <text:p>très rare, 0.5,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0472954545455" calcext:value-type="float">
            <text:p>0.0472954545</text:p>
          </table:table-cell>
          <table:table-cell table:style-name="ce4" office:value-type="float" office:value="0.309545454545" calcext:value-type="float">
            <text:p>0.3095454545</text:p>
          </table:table-cell>
          <table:table-cell table:style-name="ce6" office:value-type="string" calcext:value-type="string">
            <text:p>Il n'est inutile de préciser que l'auteur est suisse, et qu'il ne s'agit pas d'une traduction, mais d'un roman noir, se déroulant aux États-Unis, avec des codes très étatsuniens, mais tournés en dérision. Car, après lecture d'autres commentaires, je trouve qu'on oublie de dire que, parfois, c'est très drôle (si, si, j'ai éclaté de rire plusieurs fois en le lisant) - à d'autres moments, on est dans une enquête très sérieuse. Pour tout dire, j'ai parfois eu l'impression de me retrouver dans Fargo des frères Coen : tous les protagonistes se comportent tous à un moment ou à un autre comme de sombres crétins, même si ce qui arrive est tragique. Harry Quebert n'y échappe pas tant on se demande bien comment il a pu tomber amoureux d'une Nola dont on peine à percevoir les qualités tout au long du roman (s'il devait y avoir un côté roman d'amour, de ce côté, c'est raté, mais ce n'était peut-être pas du tout le but...). Outre Fargo, une autre référence pourrait être Twin Peaks. Le style a été critiqué par certains - à raison pour partie - mais attention, il n'est pas dit que parfois il ne s'agisse pas de formulations volontairement choisies par l'auteur pour parodier une mauvaise traduction (ce qu'est, quand même, censé être ce roman, fait à la va-vite que je te pousse sous l’influence de l'éditeur Schmid &amp; Hanson, dont l'ambition semble être de flinguer la littérature - sans colt). Par contre, la construction du roman est assez impressionnante, et l'histoire prenante (avec un petit coup de mou vers la moitié, pour mieux rebondir par la suite). Au fond, ce n'est pas un chef d’œuvre mais un excellent roman, bien supérieur à ceux qu'il parodie. On a un écrivain qui veut raconter une histoire, et qui le fait très bien. Lisez-le, avec à l'esprit son côté parodique et pour son côté plus sombre.</text:p>
          </table:table-cell>
          <table:table-cell table:style-name="ce6" office:value-type="string" calcext:value-type="string">
            <text:p>inutile, -0.3, 0.5, None</text:p>
            <text:p>suisse, 0.0, 0.0, None</text:p>
            <text:p>noir, -0.1, 0.1, None</text:p>
            <text:p>très, 0.01, 0.65, None</text:p>
            <text:p>autres, -0.1, 0.0, None</text:p>
            <text:p>très drôle, 1.0, 1.0, None</text:p>
            <text:p>rire, 0.5, 0.0, None</text:p>
            <text:p>autres, -0.1, 0.0, None</text:p>
            <text:p>très sérieuse, 0.9, 1.0, None</text:p>
            <text:p>sombres, -0.33, 0.4, None</text:p>
            <text:p>tragique, -0.4, 1.0, None</text:p>
            <text:p>amoureux, 0.55, 0.6, None</text:p>
            <text:p>long, -0.4, 0.1, None</text:p>
            <text:p>autre, -0.1, 0.0, None</text:p>
            <text:p>mauvaise, -0.71, 0.8, None</text:p>
            <text:p>censé, -0.1, 0.2, None</text:p>
            <text:p>impressionnante, 0.7, 1.0, None</text:p>
            <text:p>petit, 0.1, 0.1, None</text:p>
            <text:p>excellent, 0.5, 0.9, None</text:p>
            <text:p>supérieur, 0.4, 0.4, None</text:p>
            <text:p>très, 0.01, 0.65, None</text:p>
            <text:p>plus sombre, -0.429, 0.5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0475" calcext:value-type="float">
            <text:p>0.0475</text:p>
          </table:table-cell>
          <table:table-cell table:style-name="ce4" office:value-type="float" office:value="0.125" calcext:value-type="float">
            <text:p>0.125</text:p>
          </table:table-cell>
          <table:table-cell table:style-name="ce6" office:value-type="string" calcext:value-type="string">
            <text:p>Je ne connaissais pas cet auteur, ce livre m'a subjugué' j'ai acheté tous les livres qu'il a écrit précédemment et je savoure cette rencontre tardive!</text:p>
          </table:table-cell>
          <table:table-cell table:style-name="ce6" office:value-type="string" calcext:value-type="string">
            <text:p>tardive !, -0.125, 0.1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48" calcext:value-type="float">
            <text:p>0.048</text:p>
          </table:table-cell>
          <table:table-cell table:style-name="ce4" office:value-type="float" office:value="0.26" calcext:value-type="float">
            <text:p>0.26</text:p>
          </table:table-cell>
          <table:table-cell table:style-name="ce6" office:value-type="string" calcext:value-type="string">
            <text:p>tout juste finni le premier opus je me jette dans la lecture du numero 2 j entame ma lecture on nous saoul avec la mythologie grec et au millieu du bouquin je m apercois qu il a remit l integralitee du 1 er opus resultat hyper decevant!!!!</text:p>
          </table:table-cell>
          <table:table-cell table:style-name="ce6" office:value-type="string" calcext:value-type="string">
            <text:p>saoul, -0.7, 0.8, None</text:p>
            <text:p>grec ! ! ! !,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494117647059" calcext:value-type="float">
            <text:p>0.0494117647</text:p>
          </table:table-cell>
          <table:table-cell table:style-name="ce4" office:value-type="float" office:value="0.367647058824" calcext:value-type="float">
            <text:p>0.3676470588</text:p>
          </table:table-cell>
          <table:table-cell table:style-name="ce6" office:value-type="string" calcext:value-type="string">
            <text:p>J'ai lu se livre sans à priori ni expectative, donc je ne suis pas resté sur ma faim. A qui s'adresse cet ouvrage ? Difficile à dire...peut être que ceux qui en tireront le plus partie figurent dans la liste restreinte des mathématiciens de haut vol. Mais on peux le lire, et même très rapidement, d'une traite, en laissant de côté les fameuses démonstrations mathématiques. J'ai retrouvé un petit quelque chose de l'atmosphère de « will hunting » et de « a beautiful mind » (un homme d'exception), certes dans un autre genre. Je suppose que c'est çà que j'allais chercher dans ce livre. Certes l'auteur n'a pas installé de trame dramatique mais l'ouvrage tire son ressort d'un quotidien qui recèle les ingrédients impalpables de sa démarche créative. A la réflexion, c'est peut être çà qu'on doit saisir du livre, une quête énigmatique de la créativité en mathématiques, faites de rencontres fortuites, de séminaires, de colloques. Autant de situations et de lieux qui en brassant les idées de chercheurs tenaces et virtuoses, favorisent l'émergence de fulgurances intellectuelles qu'une réflexion collaborative permet de consolider par petites touches. On connaît l'heureux dénouement de l'histoire, en 2010, en Inde, la médaille Fields...</text:p>
          </table:table-cell>
          <table:table-cell table:style-name="ce6" office:value-type="string" calcext:value-type="string">
            <text:p>très, 0.01, 0.65, None</text:p>
            <text:p>fameuses, 0.1, 0.4, None</text:p>
            <text:p>autre, -0.1, 0.0, None</text:p>
            <text:p>dramatique, -0.2, 0.8, None</text:p>
            <text:p>énigmatique, 0.1, 0.9, None</text:p>
            <text:p>fortuites, 0.25, 0.8, None</text:p>
            <text:p>tenaces, -0.1, 0.3, None</text:p>
            <text:p>intellectuelles, 0.1, 0.2, None</text:p>
            <text:p>petites,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5" calcext:value-type="float">
            <text:p>0.05</text:p>
          </table:table-cell>
          <table:table-cell table:style-name="ce4" office:value-type="float" office:value="0.15" calcext:value-type="float">
            <text:p>0.15</text:p>
          </table:table-cell>
          <table:table-cell table:style-name="ce6" office:value-type="string" calcext:value-type="string">
            <text:p>Article imprécis : - des annotations sont omises ; - le texte est construit comme une prose alors qu'en réalité il s'agit d'un poème ; - traduction incomplète. Le plus : - le livre permet d'avoir les trois thèmes (Enfer, Purgatoire, Paradis) réunis dans un seul volume ; - permet de se faire une idée globale du texte.</text:p>
          </table:table-cell>
          <table:table-cell table:style-name="ce6" office:value-type="string" calcext:value-type="string">
            <text:p>imprécis, 0.15, 0.3, None</text:p>
            <text:p>plus, 0.15, 0.1, None</text:p>
            <text:p>seul, -0.1, 0.2, None</text:p>
            <text:p>globale,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 calcext:value-type="float">
            <text:p>0.05</text:p>
          </table:table-cell>
          <table:table-cell table:style-name="ce4" office:value-type="float" office:value="0.3" calcext:value-type="float">
            <text:p>0.3</text:p>
          </table:table-cell>
          <table:table-cell table:style-name="ce6" office:value-type="string" calcext:value-type="string">
            <text:p>Un récit assez étrange, ambigüe de deux bonnes qui haissent et aiment à la fois leur patronne ... le récit s'écoule du jeu à la réalité : entre mimer le meurtre et le commettre il n'y a qu'un pas ...</text:p>
          </table:table-cell>
          <table:table-cell table:style-name="ce6" office:value-type="string" calcext:value-type="string">
            <text:p>étrange, -0.5, 0.2, None</text:p>
            <text:p>bonnes,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5" calcext:value-type="float">
            <text:p>0.05</text:p>
          </table:table-cell>
          <table:table-cell table:style-name="ce4" office:value-type="float" office:value="0.15" calcext:value-type="float">
            <text:p>0.15</text:p>
          </table:table-cell>
          <table:table-cell table:style-name="ce6" office:value-type="string" calcext:value-type="string">
            <text:p>Article imprécis : - des annotations sont omises ; - le texte est construit comme une prose alors qu'en réalité il s'agit d'un poème ; - traduction incomplète. Le plus : - le livre permet d'avoir les trois thèmes (Enfer, Purgatoire, Paradis) réunis dans un seul volume ; - permet de se faire une idée globale du texte.</text:p>
          </table:table-cell>
          <table:table-cell table:style-name="ce6" office:value-type="string" calcext:value-type="string">
            <text:p>imprécis, 0.15, 0.3, None</text:p>
            <text:p>plus, 0.15, 0.1, None</text:p>
            <text:p>seul, -0.1, 0.2, None</text:p>
            <text:p>globale,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 calcext:value-type="float">
            <text:p>0.05</text:p>
          </table:table-cell>
          <table:table-cell table:style-name="ce4" office:value-type="float" office:value="0.5" calcext:value-type="float">
            <text:p>0.5</text:p>
          </table:table-cell>
          <table:table-cell table:style-name="ce6" office:value-type="string" calcext:value-type="string">
            <text:p>lecture obligatoire pour le lycée, cependant interessante. Donne envie de voir le film qui sort en ce moment. a lire</text:p>
          </table:table-cell>
          <table:table-cell table:style-name="ce6" office:value-type="string" calcext:value-type="string">
            <text:p>obligatoire, -0.2, 0.5, None</text:p>
            <text:p>interessant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05" calcext:value-type="float">
            <text:p>0.05</text:p>
          </table:table-cell>
          <table:table-cell table:style-name="ce4" office:value-type="float" office:value="0.3" calcext:value-type="float">
            <text:p>0.3</text:p>
          </table:table-cell>
          <table:table-cell table:style-name="ce6" office:value-type="string" calcext:value-type="string">
            <text:p>Un récit assez étrange, ambigüe de deux bonnes qui haissent et aiment à la fois leur patronne ... le récit s'écoule du jeu à la réalité : entre mimer le meurtre et le commettre il n'y a qu'un pas ...</text:p>
          </table:table-cell>
          <table:table-cell table:style-name="ce6" office:value-type="string" calcext:value-type="string">
            <text:p>étrange, -0.5, 0.2, None</text:p>
            <text:p>bonnes,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 calcext:value-type="float">
            <text:p>0.05</text:p>
          </table:table-cell>
          <table:table-cell table:style-name="ce4" office:value-type="float" office:value="0.55" calcext:value-type="float">
            <text:p>0.55</text:p>
          </table:table-cell>
          <table:table-cell table:style-name="ce6" office:value-type="string" calcext:value-type="string">
            <text:p>Livre remarquable, avec une histoire passionante qui nous entraines dans le monde de Thérèse. Dommage que l'on puisse deviner la suite à la moitié du roman</text:p>
          </table:table-cell>
          <table:table-cell table:style-name="ce6" office:value-type="string" calcext:value-type="string">
            <text:p>remarquable, 0.4, 0.6,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05" calcext:value-type="float">
            <text:p>0.05</text:p>
          </table:table-cell>
          <table:table-cell table:style-name="ce4" office:value-type="float" office:value="0.208695652174" calcext:value-type="float">
            <text:p>0.2086956522</text:p>
          </table:table-cell>
          <table:table-cell table:style-name="ce6" office:value-type="string" calcext:value-type="string">
            <text:p>Didier van Cauwelaert nous doit toujours un grand roman, il en a le talent mais en a t-il la volonté ? Les témoins de la mariée se lit comme un Nothomb, à toute allure, sans déplaisir aucun, mais avec la sensation que la chose est périssable et qu'elle ne laissera qu'un pâle souvenir, une fois la dernière ligne lue. Ce roman sur l'amitié est une fantaisie, qui se donne parfois des airs de gravité, mais juste un soupçon, façon de donner un peu de piment à une histoire qui menace de lasser très vite après une entame au quart de tour et une idée de départ originale et maligne, comme van Cauwelaert a l'habitude d'en mitonner chaque année. Le portrait de cette fiancée chinoise, enfant de Confucius, Mao et Prada, n'est pas mal vu, il y manque quelques grammes de consistance pour y consacrer plus qu'un semblant d'intérêt. L'auteur déroule son histoire avec son quota de rebondissements mais c'est un peu comme Nadal à Roland-Garros, on espère d'improbables montées au filet pour nous surprendre, quitte à y boiser quelques volées. Que nenni, van Cauwelaert déroule en fond de court, métronome somme toute prévisible, et il conclut par un coup droit gagnant. Livre, set, et match. A l'année prochaine !</text:p>
          </table:table-cell>
          <table:table-cell table:style-name="ce6" office:value-type="string" calcext:value-type="string">
            <text:p>grand, 0.3, 0.2, None</text:p>
            <text:p>talent, 0.3, 0.05, None</text:p>
            <text:p>volonté, 0.1, 0.0, None</text:p>
            <text:p>périssable, -0.12, -0.25, None</text:p>
            <text:p>pâle, -0.05, 0.25, None</text:p>
            <text:p>dernière, -0.29, 0.2, None</text:p>
            <text:p>peu, -0.05, 0.5, None</text:p>
            <text:p>très, 0.01, 0.65, None</text:p>
            <text:p>originale, 0.2, 0.6, None</text:p>
            <text:p>maligne, -0.3, 0.5, None</text:p>
            <text:p>chinoise, 0.0, 0.0, None</text:p>
            <text:p>plus, 0.15, 0.1, None</text:p>
            <text:p>peu, -0.05, 0.5, None</text:p>
            <text:p>improbables, -0.1, 0.8, None</text:p>
            <text:p>prochaine !,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5" calcext:value-type="float">
            <text:p>0.05</text:p>
          </table:table-cell>
          <table:table-cell table:style-name="ce4" office:value-type="float" office:value="0.3875" calcext:value-type="float">
            <text:p>0.3875</text:p>
          </table:table-cell>
          <table:table-cell table:style-name="ce6" office:value-type="string" calcext:value-type="string">
            <text:p>Ouvrage demandé par le professeur de français de mon enfant en classe de première S pour l'étudier...que j'ai trouvé totalement inintéressant et rébarbatif.</text:p>
          </table:table-cell>
          <table:table-cell table:style-name="ce6" office:value-type="string" calcext:value-type="string">
            <text:p>français, 0.2, 0.0, None</text:p>
            <text:p>totalement, 0.1, 0.75, None</text:p>
            <text:p>rébarbatif, -0.6,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5" calcext:value-type="float">
            <text:p>0.05</text:p>
          </table:table-cell>
          <table:table-cell table:style-name="ce4" office:value-type="float" office:value="0.14" calcext:value-type="float">
            <text:p>0.14</text:p>
          </table:table-cell>
          <table:table-cell table:style-name="ce6" office:value-type="string" calcext:value-type="string">
            <text:p>Livre dont on a envie de tout lire d'affilée. Il se prête à une suite, car c'est dur de le finir, on imagine un futur à cette histoire !</text:p>
          </table:table-cell>
          <table:table-cell table:style-name="ce6" office:value-type="string" calcext:value-type="string">
            <text:p>extraordinaire, 0.1, 0.8, None</text:p>
            <text:p>vivante, 0.8, 0.2, None</text:p>
            <text:p>pur, 0.5, 0.4, None</text:p>
            <text:p>merveilleux, 0.9, 0.9, None</text:p>
            <text:p>cadeau !, 0.5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0505078125" calcext:value-type="float">
            <text:p>0.0505078125</text:p>
          </table:table-cell>
          <table:table-cell table:style-name="ce4" office:value-type="float" office:value="0.2175" calcext:value-type="float">
            <text:p>0.2175</text:p>
          </table:table-cell>
          <table:table-cell table:style-name="ce6" office:value-type="string" calcext:value-type="string">
            <text:p>Je n'ai pas dû lire le même livre que les membres de l'Académie française !!!! Je n'ai pas par habitude d'acheter les livres primés, et j'aurais dû persévérer dans ce sens !! Mais j'en avais écouté dire tellement de bien dans les médias. Mon avis est donc le suivant : quelle cucuterie !!!!! On dirait un roman d'un autre temps, avec ces héros pâmés d'amour (N-O-L-A- N-O-L-A, HARRY chéri et j'en passe). Quant à la petite Nola, elle est battue, noyée, dénudée, suicidée, trucidée, n'en jetez plus, la cour est pleine !!!!!! C'est une perpétuelle caricature de tous les personnages. Peut-être que je lis trop de livres et que je deviens difficile, mais quand même, quand même !!!!!!</text:p>
          </table:table-cell>
          <table:table-cell table:style-name="ce6" office:value-type="string" calcext:value-type="string">
            <text:p>même, 0.0, 0.5, None</text:p>
            <text:p>française ! ! ! ! ! !, 0.762939453125, 0.0, None</text:p>
            <text:p>tellement ! ! ! ! !, 0.0, 0.6, None</text:p>
            <text:p>autre, -0.1, 0.0, None</text:p>
            <text:p>petite, 0.1, 0.1, None</text:p>
            <text:p>plus, 0.15, 0.1, None</text:p>
            <text:p>pleine ! ! ! ! ! !, 1.0, 0.3, None</text:p>
            <text:p>perpétuelle, -0.1, 0.2, None</text:p>
            <text:p>trop, -0.25, 0.7, None</text:p>
            <text:p>difficile ! ! ! ! ! !, -1.0,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0">
          <table:table-cell table:style-name="ce2" office:value-type="float" office:value="0.0507065217391" calcext:value-type="float">
            <text:p>0.0507065217</text:p>
          </table:table-cell>
          <table:table-cell table:style-name="ce4" office:value-type="float" office:value="0.206413043478" calcext:value-type="float">
            <text:p>0.2064130435</text:p>
          </table:table-cell>
          <table:table-cell table:style-name="ce6" office:value-type="string" calcext:value-type="string">
            <text:p>Assez d'accord avec le commentaire de Robert Redford. La provoc' est sympa, mais le problème, c'est quand ça se transforme en plaidoyer agressif et désorganisé. Le propos n'est pas inintéressant, mais ambivalent. Beaucoup de contradictions, de non-sens, malgré de bonnes idées. En-dehors de ça, je me questionne sur le besoin de certaines nouvelles féministes d'exposer les choses de manière encore plus crue et intrusive que ceux qu'elles critiquent. Il y a eu Ovidie, qui faisait moins de théories, mais qui prétendait faire du cinéma pornographique D'AUTEUR pour les femmes (laissez-moi rire, où est la différence avec la pornographie pour les hommes?? Pas vu...), il y a Virginie Despentes maintenant, dans une catégorie approchant. Elles me diront certainement que je suis une coincée mal émancipée, qu'il faut dépasser le cliché de la femme garante de l'harmonie affective, et que je n'ai pas encore découvert ce qui me fait réellement jouir (sic) Cf: nombreuses sont les femmes qui préfèrent ne pas se masturber, prétendant que ça ne les intéresse pas, plutôt que de savoir ce qui les excite, p. 55. Certes, certes, mais tout le monde n'est pas obligé d'avoir le même type de fantasme (viol) et cela ne signifie pas pour autant être coincée. Cela pourrait aussi se traduire par: le fantasme est individuel, et chacun a la chance de découvrir le sien, s'il le désire. Militer pour le décoincement général est aussi essayer d'imposer une liberté qui n'en est plus une, et faire preuve de beaucoup de violence patriarcale. D'autre part, revendiquer un droit à la dédramatisation concernant le viol, ok. Mais de là à prôner avec fierté que c'est quelque chose dont on peut se détacher relativement facilement, c'est simplement assimiler la sensibilité à de la sensiblerie. Peut-être devrait-elle juste passer par la case psychanalyse pour découvrir également que le fantasme n'a absolument rien à voir avec sa réalisation effective, et que ce n'est pas parce que le viol peut constituer un fantasme que la mise en acte de celui-ci est bien assimilable par la psyché (même si ça peut être le cas lorsque les défenses psychiques sont suffisamment importantes, ce qui est RARE et pas forcément enviable). Bref, Virginie Despentes ne fait pas dans la dentelle et ça manque foncièrement de respect envers la différence qui peut s'exprimer partout autour entre LES femmes (car elles sont plurielles, et non semblables), envers LES traumatisé(e)s (car il n'y a pas que des femmes!) qui ressentent le besoin d'être soutenus après une épreuve qui reste l'une des expériences les plus déshumanisantes que l'on peut imaginer.</text:p>
          </table:table-cell>
          <table:table-cell table:style-name="ce6" office:value-type="string" calcext:value-type="string">
            <text:p>sympa, 0.2, 0.2, None</text:p>
            <text:p>agressif, -0.8, 0.8, None</text:p>
            <text:p>bonnes, 0.7, 0.7, None</text:p>
            <text:p>nouvelles, 0.1, 0.25, None</text:p>
            <text:p>plus, 0.15, 0.1, None</text:p>
            <text:p>rire, 0.5, 0.0, None</text:p>
            <text:p>approchant, -0.03, 0.0, None</text:p>
            <text:p>certainement, 0.1, 0.25, None</text:p>
            <text:p>nombreuses, 0.0, 0.2, None</text:p>
            <text:p>même, 0.0, 0.5, None</text:p>
            <text:p>individuel, -0.03, -0.2, None</text:p>
            <text:p>découvrir, 0.1, 0.0, None</text:p>
            <text:p>plus, 0.15, 0.1, None</text:p>
            <text:p>beaucoup, 0.1, 0.1, None</text:p>
            <text:p>autre, -0.1, 0.0, None</text:p>
            <text:p>simplement, 0.2, 0.35, None</text:p>
            <text:p>découvrir, 0.1, 0.0, None</text:p>
            <text:p>également, 0.2, 0.35, None</text:p>
            <text:p>n' absolument rien, -0.125, 0.75, None</text:p>
            <text:p>effective, 0.1, 0.2, None</text:p>
            <text:p>psychiques, 0.05, 0.1, None</text:p>
            <text:p>importantes, 0.4, 0.45, None</text:p>
            <text:p>non semblables !, -0.0, 0.0,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513793103448" calcext:value-type="float">
            <text:p>0.0513793103</text:p>
          </table:table-cell>
          <table:table-cell table:style-name="ce4" office:value-type="float" office:value="0.277586206897" calcext:value-type="float">
            <text:p>0.2775862069</text:p>
          </table:table-cell>
          <table:table-cell table:style-name="ce6" office:value-type="string" calcext:value-type="string">
            <text:p>Une catastrophe. Un incipit remarquable et une écriture agréable ne font pas tout. Trois problèmes au moins empêchent le roman d'être crédible et de susciter l'émotion. D'abord, le personnage de Paul n'a aucune épaisseur psychologique. Du moins, sa psychologie n'est pas réelle. Malgré l'explication de la lâcheté qu'il donne, comment comprendre qu'il ait tout accepté, même l'inhumain, vis-à-vis de sa première fille, pour une femme et une famille qu'il n'aime pas? Cela ne marche pas, on ne peut pas entrer en empathie avec le personnage - ce n'est peut-être pas le but recherché mais comment dès lors vouloir suivre le personnage? Ensuite, pour revenir sur la femme de Paul, Dubois nous refait le coup de la misogynie, de l'adultère, de l'indifférence. Cela devient systématique dans son oeuvre. Autant c'était drôle dans l'excellent Une Vie française, autant, ici, c'est gratuit - et redondant. D'ailleurs, tout ceci sent la complaisance, et c'est insupportable. Enfin, le coup de théâtre final n'apporte rien en terme dramaturgique: il est prévisible et dénué de réalisme. Bref, admirateur de son roman Une Vie française, malgré la sympathie que j'aie pour l'auteur toulousain, ce livre est vraiment raté.</text:p>
          </table:table-cell>
          <table:table-cell table:style-name="ce6" office:value-type="string" calcext:value-type="string">
            <text:p>catastrophe, -0.5, 0.1, None</text:p>
            <text:p>remarquable, 0.4, 0.6, None</text:p>
            <text:p>agréable, 0.7, 0.6, None</text:p>
            <text:p>émotion, 0.4, 0.0, None</text:p>
            <text:p>pas réelle, -0.1, 0.1, None</text:p>
            <text:p>inhumain, -0.5, 1.0, None</text:p>
            <text:p>n' aime, -0.3, 0.6, None</text:p>
            <text:p>drôle, 0.53, 0.6, None</text:p>
            <text:p>excellent, 0.5, 0.9, None</text:p>
            <text:p>française, 0.2, 0.0, None</text:p>
            <text:p>gratuit, 0.1, 0.2, None</text:p>
            <text:p>insupportable, -0.2, 0.2, None</text:p>
            <text:p>final, -0.5, 0.15, None</text:p>
            <text:p>française, 0.2, 0.0,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0515384615385" calcext:value-type="float">
            <text:p>0.0515384615</text:p>
          </table:table-cell>
          <table:table-cell table:style-name="ce4" office:value-type="float" office:value="0.323076923077" calcext:value-type="float">
            <text:p>0.3230769231</text:p>
          </table:table-cell>
          <table:table-cell table:style-name="ce6" office:value-type="string" calcext:value-type="string">
            <text:p>Ce livre,on pourrait dire un énième sur la Grande Guerre ,est pourtant très différent ;pas de descriptions à sensation maintes et maintes fois lues ,vues ,tout dans la sobriété , dans une espèce de mise à distance qui donnent une densité extrême et on a cependant l'impression de découvrir des pans inconnus ou mal connus de cette épisode ,ô combien dramatique ,de notre Histoire.C'est le cas du chapitre 12 avec la révélation de ces animaux ,accompagnant les hommes dans leur quotidien . C'est l'histoire de 5 hommes et d'une femme qui vont être projetés ,du jour au lendemain dans un monde qui va bouleverser leur vie mais ils n'ont pas le choix ,ils vont faire face ,sans se plaindre même si le chagrin affleure en permanence.</text:p>
          </table:table-cell>
          <table:table-cell table:style-name="ce6" office:value-type="string" calcext:value-type="string">
            <text:p>très différent, 0.8, 0.3, None</text:p>
            <text:p>extrême, -0.3, 0.5, None</text:p>
            <text:p>découvrir, 0.1, 0.0, None</text:p>
            <text:p>dramatique, -0.2,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1">
          <table:table-cell table:style-name="ce2" office:value-type="float" office:value="0.051875" calcext:value-type="float">
            <text:p>0.051875</text:p>
          </table:table-cell>
          <table:table-cell table:style-name="ce4" office:value-type="float" office:value="0.286458333333" calcext:value-type="float">
            <text:p>0.2864583333</text:p>
          </table:table-cell>
          <table:table-cell table:style-name="ce6" office:value-type="string" calcext:value-type="string">
            <text:p>La lecture de ce roman de Houellebecq m' a été très pénible. L'auteur dans ses intentions apparaît comme une sorte de Janus insaisissable. Il nous plonge d'une part dans un univers littéraire brillant , avec un montage romanesque soigné, un style ciselé comme le ferait un orfèvre des très belles lettres, bref un réel plaisir pour le lecteur qui se délecte de l'art certain du romancier. L'autre face de ce Janus, est celle du fond du livre, de sa substance, de son objet. Et là c'est la déception, presque le dégoût, en tous cas au fil des pages, un agacement certain. L'argument repose sur la mise en parallèle des destinées de deux demi-frères censés représenter les deux aspects possibles et principaux de la dégénérescence de nos sociétés contemporaines. L'un est bien sur scientifique, rationnel, introverti, caricatural dans son image d'intello des sciences, l'autre est l'archétype de ce qu'on nomme aujourd'hui le bobo, version soixante huitarde. La réunion de ces deux visions siamoises d'un univers occidental désenchanté se fait par le truchement d'un séjour en un camping pour enseignants, où par le biais, notamment de mises aux normes sexuelles, l'éventualité d'une sortie de ce nihilisme postmoderne apparaît comme possible. Evidemment le substrat de ces interrogations - réponses, est un discours très individualiste, très narcissique, très politisé qui encombre le propos jusqu'à la nausée. Pourquoi? Car sans doute Houellebecq ne se prive d'aucune liberté pour s'épancher et se complaire dans ces évocations parfois très niaises de l'univers bobo, ou déjantées de zones sociologiques où la bonne mesure est celle d'un individualisme exacerbé dissimulé derrière de pseudos tribus. Il y a un côté déclin de l'empire américain dans les nombreuses évocations sexuelles de ce roman. Le sexe est normé, forcé, amplifié comme métaphore absurde d'une émancipation qui ne se produit pas, et de bonheurs terrestres desquels le Moi vacillant doit se ressourcer. Au final, un livre très bien écrit, mais sur un fond bien pâteux, alambiqué, caricatural par moments, forcé presque toujours. Rendre les illusions et désillusions humaines par ce propos était un enjeu. Désolé, mais je préfère de loin la manière dont d'autres écrivains l'ont si bien fait depuis Balzac jusque Kundera.</text:p>
          </table:table-cell>
          <table:table-cell table:style-name="ce6" office:value-type="string" calcext:value-type="string">
            <text:p>très pénible, -0.8, 1.0, None</text:p>
            <text:p>littéraire, 0.1, 0.0, None</text:p>
            <text:p>romanesque, 0.0, 0.1, None</text:p>
            <text:p>très belles, 1.0, 1.0, None</text:p>
            <text:p>réel, 0.2, 0.1, None</text:p>
            <text:p>plaisir, 0.15, 0.0, None</text:p>
            <text:p>autre, -0.1, 0.0, None</text:p>
            <text:p>déception, -0.5, 0.0, None</text:p>
            <text:p>censés, -0.1, 0.2, None</text:p>
            <text:p>possibles, 0.0, 0.3, None</text:p>
            <text:p>principaux, 0.1, 0.1, None</text:p>
            <text:p>contemporaines, 0.07, 0.1, None</text:p>
            <text:p>autre, -0.1, 0.0, None</text:p>
            <text:p>occidental, 0.05, 0.0, None</text:p>
            <text:p>sexuelles, 0.3, 0.5, None</text:p>
            <text:p>possible, 0.0, 0.3, None</text:p>
            <text:p>très, 0.01, 0.65, None</text:p>
            <text:p>très, 0.01, 0.65, None</text:p>
            <text:p>très, 0.01, 0.65, None</text:p>
            <text:p>très, 0.01, 0.65, None</text:p>
            <text:p>bonne, 0.7, 0.7, None</text:p>
            <text:p>américain, 0.08, 0.1, None</text:p>
            <text:p>nombreuses, 0.0, 0.2, None</text:p>
            <text:p>sexuelles, 0.3, 0.5, None</text:p>
            <text:p>absurde, 0.4, 0.7, None</text:p>
            <text:p>terrestres, 0.0, 0.0, None</text:p>
            <text:p>final, -0.5, 0.15, None</text:p>
            <text:p>très, 0.01, 0.65, None</text:p>
            <text:p>pâteux, -0.1, -0.2, None</text:p>
            <text:p>humaines, 0.22, 0.1,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1">
          <table:table-cell table:style-name="ce2" office:value-type="float" office:value="0.051875" calcext:value-type="float">
            <text:p>0.051875</text:p>
          </table:table-cell>
          <table:table-cell table:style-name="ce4" office:value-type="float" office:value="0.286458333333" calcext:value-type="float">
            <text:p>0.2864583333</text:p>
          </table:table-cell>
          <table:table-cell table:style-name="ce6" office:value-type="string" calcext:value-type="string">
            <text:p>La lecture de ce roman de Houellebecq m' a été très pénible. L'auteur dans ses intentions apparaît comme une sorte de Janus insaisissable. Il nous plonge d'une part dans un univers littéraire brillant , avec un montage romanesque soigné, un style ciselé comme le ferait un orfèvre des très belles lettres, bref un réel plaisir pour le lecteur qui se délecte de l'art certain du romancier. L'autre face de ce Janus, est celle du fond du livre, de sa substance, de son objet. Et là c'est la déception, presque le dégoût, en tous cas au fil des pages, un agacement certain. L'argument repose sur la mise en parallèle des destinées de deux demi-frères censés représenter les deux aspects possibles et principaux de la dégénérescence de nos sociétés contemporaines. L'un est bien sur scientifique, rationnel, introverti, caricatural dans son image d'intello des sciences, l'autre est l'archétype de ce qu'on nomme aujourd'hui le bobo, version soixante huitarde. La réunion de ces deux visions siamoises d'un univers occidental désenchanté se fait par le truchement d'un séjour en un camping pour enseignants, où par le biais, notamment de mises aux normes sexuelles, l'éventualité d'une sortie de ce nihilisme postmoderne apparaît comme possible. Evidemment le substrat de ces interrogations - réponses, est un discours très individualiste, très narcissique, très politisé qui encombre le propos jusqu'à la nausée. Pourquoi? Car sans doute Houellebecq ne se prive d'aucune liberté pour s'épancher et se complaire dans ces évocations parfois très niaises de l'univers bobo, ou déjantées de zones sociologiques où la bonne mesure est celle d'un individualisme exacerbé dissimulé derrière de pseudos tribus. Il y a un côté déclin de l'empire américain dans les nombreuses évocations sexuelles de ce roman. Le sexe est normé, forcé, amplifié comme métaphore absurde d'une émancipation qui ne se produit pas, et de bonheurs terrestres desquels le Moi vacillant doit se ressourcer. Au final, un livre très bien écrit, mais sur un fond bien pâteux, alambiqué, caricatural par moments, forcé presque toujours. Rendre les illusions et désillusions humaines par ce propos était un enjeu. Désolé, mais je préfère de loin la manière dont d'autres écrivains l'ont si bien fait depuis Balzac jusque Kundera.</text:p>
          </table:table-cell>
          <table:table-cell table:style-name="ce6" office:value-type="string" calcext:value-type="string">
            <text:p>très pénible, -0.8, 1.0, None</text:p>
            <text:p>littéraire, 0.1, 0.0, None</text:p>
            <text:p>romanesque, 0.0, 0.1, None</text:p>
            <text:p>très belles, 1.0, 1.0, None</text:p>
            <text:p>réel, 0.2, 0.1, None</text:p>
            <text:p>plaisir, 0.15, 0.0, None</text:p>
            <text:p>autre, -0.1, 0.0, None</text:p>
            <text:p>déception, -0.5, 0.0, None</text:p>
            <text:p>censés, -0.1, 0.2, None</text:p>
            <text:p>possibles, 0.0, 0.3, None</text:p>
            <text:p>principaux, 0.1, 0.1, None</text:p>
            <text:p>contemporaines, 0.07, 0.1, None</text:p>
            <text:p>autre, -0.1, 0.0, None</text:p>
            <text:p>occidental, 0.05, 0.0, None</text:p>
            <text:p>sexuelles, 0.3, 0.5, None</text:p>
            <text:p>possible, 0.0, 0.3, None</text:p>
            <text:p>très, 0.01, 0.65, None</text:p>
            <text:p>très, 0.01, 0.65, None</text:p>
            <text:p>très, 0.01, 0.65, None</text:p>
            <text:p>très, 0.01, 0.65, None</text:p>
            <text:p>bonne, 0.7, 0.7, None</text:p>
            <text:p>américain, 0.08, 0.1, None</text:p>
            <text:p>nombreuses, 0.0, 0.2, None</text:p>
            <text:p>sexuelles, 0.3, 0.5, None</text:p>
            <text:p>absurde, 0.4, 0.7, None</text:p>
            <text:p>terrestres, 0.0, 0.0, None</text:p>
            <text:p>final, -0.5, 0.15, None</text:p>
            <text:p>très, 0.01, 0.65, None</text:p>
            <text:p>pâteux, -0.1, -0.2, None</text:p>
            <text:p>humaines, 0.22, 0.1,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5196" calcext:value-type="float">
            <text:p>0.05196</text:p>
          </table:table-cell>
          <table:table-cell table:style-name="ce4" office:value-type="float" office:value="0.2804" calcext:value-type="float">
            <text:p>0.2804</text:p>
          </table:table-cell>
          <table:table-cell table:style-name="ce6" office:value-type="string" calcext:value-type="string">
            <text:p>Cette histoire d'amour, noire, est profondément belle, le fond et la forme se complétant si bien que le résultat final dépasse largement ce que j'en attendais... Boris Vian conte à merveille l'histoire d'un amour réciproque voué à la réussite la plus complète (beauté, richesse, intelligence...) mais vaincu par la maladie. Dans cette oeuvre, les métaphores prennent vie (l'appartement rétréci, la lumière solaire diminue, les souris dansent...) et plongent le lecteur dans une ambiance sombre (voire glauque) pour le bouleverser bien plus que si l'histoire était contée d'une manière habituelle... On en retient quelques annecdotes violentes ou amusantes, comme le meurtre à la patinoire à coup de patins à glace, à interpréter au premier ou second degré en fonction, ou bien le pianocktail qui associe à chaque morceau joué au piano un coktail savoureux... Ces petits rien font de ce roman une oeuvre innimitable dont on sort dans un état bizarre, mélange d'idées suicidaires et de contemplation muette. Si vous aimez lire en musique, une musique d'ambiance et une lumière basse vous plongeront dans ce livre au point qu'il vous faudra 24 heures pour en ressortir après l'avoir fermé...</text:p>
          </table:table-cell>
          <table:table-cell table:style-name="ce6" office:value-type="string" calcext:value-type="string">
            <text:p>noire, -0.1, 0.1, None</text:p>
            <text:p>profondément belle, 1.0, 1.0, None</text:p>
            <text:p>final, -0.5, 0.15, None</text:p>
            <text:p>largement, 0.05, 0.4, None</text:p>
            <text:p>merveille, 0.4, 0.0, None</text:p>
            <text:p>plus complète, 0.559, 0.26, None</text:p>
            <text:p>richesse, 0.4, 0.0, None</text:p>
            <text:p>sombre, -0.33, 0.4, None</text:p>
            <text:p>glauque, 0.0, 0.0, None</text:p>
            <text:p>plus, 0.15, 0.1, None</text:p>
            <text:p>habituelle, -0.05, 0.0, None</text:p>
            <text:p>violentes, -0.5, 0.8, None</text:p>
            <text:p>amusantes, 0.4, 0.75, None</text:p>
            <text:p>petits, 0.1, 0.1, None</text:p>
            <text:p>bizarre, -0.4, 0.4, None</text:p>
            <text:p>muette, -0.1, 0.1, None</text:p>
            <text:p>bass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520909090909" calcext:value-type="float">
            <text:p>0.0520909091</text:p>
          </table:table-cell>
          <table:table-cell table:style-name="ce4" office:value-type="float" office:value="0.312727272727" calcext:value-type="float">
            <text:p>0.3127272727</text:p>
          </table:table-cell>
          <table:table-cell table:style-name="ce6" office:value-type="string" calcext:value-type="string">
            <text:p>Il est rare que l'on pleure devant un livre comme devant un film, et pourtant l'histoire de ce petit garçon est des plus bouleversantes...A travers ses yeux, nous recevons un coup de poing sur la dure réalité de la vie et sa malheureuse associée, la mort. Et pourtant, malgré le douloureux récit d'une maladie si omniprésente dans notre société, on ressort plus fort, et on désire vivre chaque moment avec passion pour ne rien avoir à regretter...et quelque part, soutenir tous ceux qui sont dans le cas d'Oscar, ou de la dame rose...</text:p>
          </table:table-cell>
          <table:table-cell table:style-name="ce6" office:value-type="string" calcext:value-type="string">
            <text:p>rare, 0.25, 0.4, None</text:p>
            <text:p>petit, 0.1, 0.1, None</text:p>
            <text:p>malheureuse, -0.3, 0.7, None</text:p>
            <text:p>douloureux, -0.55, 0.5, None</text:p>
            <text:p>plus, 0.15, 0.1, None</text:p>
            <text:p>rose, 0.08,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0525" calcext:value-type="float">
            <text:p>0.0525</text:p>
          </table:table-cell>
          <table:table-cell table:style-name="ce4" office:value-type="float" office:value="0.2390625" calcext:value-type="float">
            <text:p>0.2390625</text:p>
          </table:table-cell>
          <table:table-cell table:style-name="ce6" office:value-type="string" calcext:value-type="string">
            <text:p>Bonjour, Ce roman symbolise probablement la clef de voûte de l'oeuvre Balzacienne, un bijou (ce n'est pas un scoop, je sais). J'ai pris la version Kindle Larousse payante pour les commentaires et ai été particulièrement déçu : de nombreux passages ont été résumés de façon extrêmement abrupte afin de raccourcir le roman et cassent le style et le rythme de l'auteur. Par ailleurs les annotations réellement utiles se font rare : je pense que l'on sait ce que signifient les mots lucide, stylet ou fantasque lorsqu'on lit ce genre de roman. Les annotations devraient se limiter aux références parfois peu évidentes que Balzac fait (références à un tableau, à un autre roman,...), et non s'amuser à se transformer en dictionnaire pour élève de 6ème... Surtout lorsqu'on sait que le kindle a un dictionnaire intégré consultable sans quitter la page lue, et rend donc la note peu pertinente. Je conseille donc, à ceux qui ont un kindle, la version gratuite, et à Larousse d'adapter différement sa version kindle, en précisant par ailleurs en entête que ce n'est pas la version intégrale. Je vous souhaite une bonne lecture!</text:p>
          </table:table-cell>
          <table:table-cell table:style-name="ce6" office:value-type="string" calcext:value-type="string">
            <text:p>probablement, 0.0, 0.6, None</text:p>
            <text:p>bijou, 0.3, 0.0, None</text:p>
            <text:p>particulièrement, 0.0, 0.8, None</text:p>
            <text:p>nombreux, 0.0, 0.2, None</text:p>
            <text:p>utiles, 0.2, 0.1, None</text:p>
            <text:p>rare, 0.25, 0.4, None</text:p>
            <text:p>lucide, 0.2, 0.3, None</text:p>
            <text:p>peu évidentes, 0.05, 0.05, None</text:p>
            <text:p>autre, -0.1, 0.0, None</text:p>
            <text:p>peu, -0.05, 0.5, None</text:p>
            <text:p>gratuite, 0.1, 0.2, None</text:p>
            <text:p>intégrale, 0.09, 0.0, None</text:p>
            <text:p>bonne !, 0.875,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525" calcext:value-type="float">
            <text:p>0.0525</text:p>
          </table:table-cell>
          <table:table-cell table:style-name="ce4" office:value-type="float" office:value="0.4125" calcext:value-type="float">
            <text:p>0.4125</text:p>
          </table:table-cell>
          <table:table-cell table:style-name="ce6" office:value-type="string" calcext:value-type="string">
            <text:p>J'ai commandé ce livre pour mon fils (qui l'étudie en classe) pensant que c'était le roman lui meme... il est très regrettable que cela ne soit pas précisé sur la page de cette étude (ni même sur la couverture du livre d'ailleurs !). J'ai dû recommandé le roman...</text:p>
          </table:table-cell>
          <table:table-cell table:style-name="ce6" office:value-type="string" calcext:value-type="string">
            <text:p>très !, 0.0125, 0.65,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525" calcext:value-type="float">
            <text:p>0.0525</text:p>
          </table:table-cell>
          <table:table-cell table:style-name="ce4" office:value-type="float" office:value="0.175" calcext:value-type="float">
            <text:p>0.175</text:p>
          </table:table-cell>
          <table:table-cell table:style-name="ce6" office:value-type="string" calcext:value-type="string">
            <text:p>Ce livre est aux antipodes des précédentes histoires de Musso. Je n'ai pas été transporté : on ne croit pas au scénario, les personnages ne sont pas attachant et sont extrêmement caricaturaux, la fin est attendue. En bref, une histoire digne d'un feuilleton du dimanche. Moi qui suis une inconditionnelle de Musso, je ne retrouve pas l'auteur dans ce livre.</text:p>
          </table:table-cell>
          <table:table-cell table:style-name="ce6" office:value-type="string" calcext:value-type="string">
            <text:p>précédentes, 0.0, 0.0, None</text:p>
            <text:p>digne, 0.5,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3">
          <table:table-cell table:style-name="ce2" office:value-type="float" office:value="0.0525595238095" calcext:value-type="float">
            <text:p>0.0525595238</text:p>
          </table:table-cell>
          <table:table-cell table:style-name="ce4" office:value-type="float" office:value="0.255833333333" calcext:value-type="float">
            <text:p>0.2558333333</text:p>
          </table:table-cell>
          <table:table-cell table:style-name="ce6" office:value-type="string" calcext:value-type="string">
            <text:p>Au Rwanda, non loin de la source du Nil, se situe l'internat Notre-Dame du Nil, établissement huppé réservé aux jeunes filles de l'élite d'un pays qui vient juste d'accéder à l'indépendance. D'une poigne de fer dans un gant de velours, les religieuses et l'aumônier, le père Herménégilde, veillent à ce que ces demoiselles poursuivent de bonnes études, arrivent vierges au mariage et représentent des modèles d'émancipation féminine. Mais les difficultés pour y parvenir ne manquent pas. L'une des élèves, séduite par un diplomate zaïrois, se retrouve enceinte de ses oeuvres. Une autre pose comme modèle pour un planteur blanc assez dérangé qui s'imagine que les Tutsis sont les descendants des pharaons et les restes d'une des tribus perdues d'Israël. Quand la visite de la reine Fabiola est annoncée, une véritable frénésie s'empare de l'établissement. Mais c'est encore bien pire quand Gloriosa, la fille d'un politicien extrémiste hutu, organise une sorte de pogrom avant l'heure de ses camarades tutsi. Un avant goût des horreurs à venir car cette histoire est datée de la fin des années soixante. Le lecteur passe un agréable et instructif moment dans cette ambiance lycéenne un peu particulière très bien rendue par Scholastique Mukasonga. Il apprend énormément de choses sur la société rwandaise écartelée et empoisonnée par cette haine entre Hutus et Tutsis qui semble remonter à la nuit des temps. Bien que plus léger et plus social, « Notre-Dame du Nil » peut se lire en pendant avec le terrible « Une saison de machettes », les deux ouvrages s'éclairant l'un l'autre. Ces jeunes filles en fleurs sont attachantes, touchantes et émouvantes, même si certaines se laissent aller aux plus mauvais penchants de l'humanité, le racisme, l'exclusion, la discrimination, la négation de l'autre et au bout du compte la violence la plus sauvage. Déjà récompensé par un prix, ce livre mérite qu'on s'y intéresse pour la qualité du témoignage et la description d'une réalité locale qui sent le vécu même si son style reste un peu approximatif et ne peut en aucun cas passer pour un modèle d'élégance ou de virtuosité littéraire.</text:p>
          </table:table-cell>
          <table:table-cell table:style-name="ce6" office:value-type="string" calcext:value-type="string">
            <text:p>jeunes, 0.32, 0.4, None</text:p>
            <text:p>religieuses, 0.0, 0.15, None</text:p>
            <text:p>bonnes, 0.7, 0.7, None</text:p>
            <text:p>féminine, 0.0, 0.1, None</text:p>
            <text:p>autre, -0.1, 0.0, None</text:p>
            <text:p>blanc, 0.05, 0.0, None</text:p>
            <text:p>véritable, 0.2, 0.45, None</text:p>
            <text:p>pire, -0.4, 0.8, None</text:p>
            <text:p>agréable, 0.7, 0.6, None</text:p>
            <text:p>peu particulière, -0.075, 0.05, None</text:p>
            <text:p>très, 0.01, 0.65, None</text:p>
            <text:p>plus léger, 0.234, 0.26, None</text:p>
            <text:p>plus social, 0.325, 0.13, None</text:p>
            <text:p>autre, -0.1, 0.0, None</text:p>
            <text:p>jeunes, 0.32, 0.4, None</text:p>
            <text:p>touchantes, 0.3, 0.9, None</text:p>
            <text:p>émouvantes, 0.4, 0.6, None</text:p>
            <text:p>plus mauvais, -0.923, 1.0, None</text:p>
            <text:p>autre, -0.1, 0.0, None</text:p>
            <text:p>plus sauvage, 0.104, 0.13, None</text:p>
            <text:p>qualité, 0.4, 0.0, None</text:p>
            <text:p>locale, 0.0, 0.0, None</text:p>
            <text:p>peu approximatif, 0.0, 0.0, None</text:p>
            <text:p>littérai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05296875" calcext:value-type="float">
            <text:p>0.05296875</text:p>
          </table:table-cell>
          <table:table-cell table:style-name="ce4" office:value-type="float" office:value="0.21125" calcext:value-type="float">
            <text:p>0.21125</text:p>
          </table:table-cell>
          <table:table-cell table:style-name="ce6" office:value-type="string" calcext:value-type="string">
            <text:p>OSER présenter Jules Verne à travers 4 (oui, quatre !) romans alors que son œuvre en compte plus de soixante, en plus dans 2 volumes alors que le papier bible se prête si bien aux intégrales, c'est un véritable anti-hommage que nous rend la très mercantile édition de la Pléiade en cette triste année 2012 envers un tel patrimoine mondial de la littérature, 2è romancier le plus traduit dans le monde. La Pléiade considère de plus en plus ses lecteurs comme de lucratifs pigeons qui se satisferaient d'un minuscule échantillon de romans pour 90 euros sous couvert de la seule reliure cuir ?? En tout cas, moi je ne mords plus.</text:p>
          </table:table-cell>
          <table:table-cell table:style-name="ce6" office:value-type="string" calcext:value-type="string">
            <text:p>plus, 0.15, 0.1, None</text:p>
            <text:p>plus, 0.15, 0.1, None</text:p>
            <text:p>intégrales, 0.09, 0.0, None</text:p>
            <text:p>véritable, 0.2, 0.45, None</text:p>
            <text:p>très, 0.01, 0.65, None</text:p>
            <text:p>triste, -0.3, 0.6, None</text:p>
            <text:p>mondial, 0.0, 0.0, None</text:p>
            <text:p>plus, 0.15, 0.1, None</text:p>
            <text:p>plus plus, 0.195, 0.13, None</text:p>
            <text:p>minuscule, -0.22, 0.3, None</text:p>
            <text:p>seule, -0.1, 0.2,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5296875" calcext:value-type="float">
            <text:p>0.05296875</text:p>
          </table:table-cell>
          <table:table-cell table:style-name="ce4" office:value-type="float" office:value="0.21125" calcext:value-type="float">
            <text:p>0.21125</text:p>
          </table:table-cell>
          <table:table-cell table:style-name="ce6" office:value-type="string" calcext:value-type="string">
            <text:p>OSER présenter Jules Verne à travers 4 (oui, quatre !) romans alors que son œuvre en compte plus de soixante, en plus dans 2 volumes alors que le papier bible se prête si bien aux intégrales, c'est un véritable anti-hommage que nous rend la très mercantile édition de la Pléiade en cette triste année 2012 envers un tel patrimoine mondial de la littérature, 2è romancier le plus traduit dans le monde. La Pléiade considère de plus en plus ses lecteurs comme de lucratifs pigeons qui se satisferaient d'un minuscule échantillon de romans pour 90 euros sous couvert de la seule reliure cuir ?? En tout cas, moi je ne mords plus.</text:p>
          </table:table-cell>
          <table:table-cell table:style-name="ce6" office:value-type="string" calcext:value-type="string">
            <text:p>plus, 0.15, 0.1, None</text:p>
            <text:p>plus, 0.15, 0.1, None</text:p>
            <text:p>intégrales, 0.09, 0.0, None</text:p>
            <text:p>véritable, 0.2, 0.45, None</text:p>
            <text:p>très, 0.01, 0.65, None</text:p>
            <text:p>triste, -0.3, 0.6, None</text:p>
            <text:p>mondial, 0.0, 0.0, None</text:p>
            <text:p>plus, 0.15, 0.1, None</text:p>
            <text:p>plus plus, 0.195, 0.13, None</text:p>
            <text:p>minuscule, -0.22, 0.3, None</text:p>
            <text:p>seule, -0.1, 0.2,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533333333333" calcext:value-type="float">
            <text:p>0.0533333333</text:p>
          </table:table-cell>
          <table:table-cell table:style-name="ce4" office:value-type="float" office:value="0.116666666667" calcext:value-type="float">
            <text:p>0.1166666667</text:p>
          </table:table-cell>
          <table:table-cell table:style-name="ce6" office:value-type="string" calcext:value-type="string">
            <text:p>Le roman que nous offre Yasmina Khadra est un cadeau qui nous permet, sur fond d'amour et d'amitiés, de recouvrer un pan enfoui de notre histoire. Des hommes asservis qui reprennent leurs droits au péril de leurs vies, et d'autres déracinés contraints de fuir le pays dans lequel ils se sont établis. Parmi eux Younes/Jonas, algérien instruit, est déchiré par la guerre qui oppose son peuple et ses frères de cœur. Un petit chef d'œuvre.</text:p>
          </table:table-cell>
          <table:table-cell table:style-name="ce6" office:value-type="string" calcext:value-type="string">
            <text:p>cadeau, 0.45, 0.0, None</text:p>
            <text:p>autres, -0.1, 0.0, None</text:p>
            <text:p>algérien, 0.0, 0.0, None</text:p>
            <text:p>petit,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0535714285714" calcext:value-type="float">
            <text:p>0.0535714286</text:p>
          </table:table-cell>
          <table:table-cell table:style-name="ce4" office:value-type="float" office:value="0.246428571429" calcext:value-type="float">
            <text:p>0.2464285714</text:p>
          </table:table-cell>
          <table:table-cell table:style-name="ce6" office:value-type="string" calcext:value-type="string">
            <text:p>J'adore cet auteur, il ne me restait que ce petit poche à lire d'elle. Et bien vraiment, je me suis ennuyée. Heureusement qu'il est court, sinon, je ne l'aurais pas terminé. Il manque de saveur et d'intérêt. D'une affligeante banalité au regard du reste de l'oeuvre de DE VIGAN. Un conseil si vous souhaitez découvrir cet auteur, commencez par les heures souterraines qui est un véritable bijou littéraire.</text:p>
          </table:table-cell>
          <table:table-cell table:style-name="ce6" office:value-type="string" calcext:value-type="string">
            <text:p>adore, 0.5, 0.5, None</text:p>
            <text:p>petit, 0.1, 0.1, None</text:p>
            <text:p>vraiment, 0.0, 0.5, None</text:p>
            <text:p>affligeante, -0.15, -0.3, None</text:p>
            <text:p>découvrir, 0.1, 0.0, None</text:p>
            <text:p>souterraines, 0.0, 0.0, None</text:p>
            <text:p>véritable, 0.2, 0.45, None</text:p>
            <text:p>bijou, 0.3, 0.0, None</text:p>
            <text:p>littérai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535714285714" calcext:value-type="float">
            <text:p>0.0535714286</text:p>
          </table:table-cell>
          <table:table-cell table:style-name="ce4" office:value-type="float" office:value="0.246428571429" calcext:value-type="float">
            <text:p>0.2464285714</text:p>
          </table:table-cell>
          <table:table-cell table:style-name="ce6" office:value-type="string" calcext:value-type="string">
            <text:p>J'adore cet auteur, il ne me restait que ce petit poche à lire d'elle. Et bien vraiment, je me suis ennuyée. Heureusement qu'il est court, sinon, je ne l'aurais pas terminé. Il manque de saveur et d'intérêt. D'une affligeante banalité au regard du reste de l'oeuvre de DE VIGAN. Un conseil si vous souhaitez découvrir cet auteur, commencez par les heures souterraines qui est un véritable bijou littéraire.</text:p>
          </table:table-cell>
          <table:table-cell table:style-name="ce6" office:value-type="string" calcext:value-type="string">
            <text:p>adore, 0.5, 0.5, None</text:p>
            <text:p>petit, 0.1, 0.1, None</text:p>
            <text:p>vraiment, 0.0, 0.5, None</text:p>
            <text:p>affligeante, -0.15, -0.3, None</text:p>
            <text:p>découvrir, 0.1, 0.0, None</text:p>
            <text:p>souterraines, 0.0, 0.0, None</text:p>
            <text:p>véritable, 0.2, 0.45, None</text:p>
            <text:p>bijou, 0.3, 0.0, None</text:p>
            <text:p>littérai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0545893895349" calcext:value-type="float">
            <text:p>0.0545893895</text:p>
          </table:table-cell>
          <table:table-cell table:style-name="ce4" office:value-type="float" office:value="0.202325581395" calcext:value-type="float">
            <text:p>0.2023255814</text:p>
          </table:table-cell>
          <table:table-cell table:style-name="ce6" office:value-type="string" calcext:value-type="string">
            <text:p>Bien souvent, ces poètes modernes passent inaperçus du public, et c'est donc sur les bancs de la Faculté des Lettres qu'on découvre Francis Ponge, puisqu'il est souvent au programme (parmi d'autres contemporains, ignorés !) Il s'agit de courts poèmes, en prose, finement ciselés, qui décrivent des objets tels que le pain, un buisson de mûres, un coquillage, une orange, parfois quelques humains très parodiés, comme le gymnaste. Les poèmes ne sont pas de lecture aisée : ils demandent une longue observation et des outils pour être bien compris et savourés à leur juste valeur. Pour cette raison, ils ne peuvent pas intéresser un large public, et seuls des initiés y auront accès, pour compléter leur bibliothèque de poètes modernes et contemporains. Quant aux snobs ou autres poétaillons d'occasion qui disent aimer Ponge, je ne les crois pas. C'est pour se donner un genre. On ne peut pas vraiment le lire au premier degré, et donc on ne peut pas comprendre l'essentiel. A l'époque où l'on ne veut plus entendre parler de la rime, hier comme aujourd'hui, Francis Ponge excelle dans ce genre d'exercice. Je n'en fais pas particulièrement ma tasse de thé, et préfère mille fois Prévert, pour sa poésie légère et profonde, fantasque, amusante, touchante. Rien de tout cela n'apparaît chez Ponge, ou alors, il faut passer des heures à décrypter. ah ! la poésie a vécu ! la poésie est morte ! Je préfère Baudelaire et Prévert, eux ont vraiment compris ce qu'était la Poésie. Les autres ont voulu faire autre chose, et se sont, pour la plupart, égarés. Plus le temps passe, plus les poètes modernes et contemporains s'enfoncent dans l'oubli. Le mieux est souvent l'ennemi du bien.</text:p>
          </table:table-cell>
          <table:table-cell table:style-name="ce6" office:value-type="string" calcext:value-type="string">
            <text:p>modernes, 0.2, 0.1, None</text:p>
            <text:p>public, 0.0, 0.0, None</text:p>
            <text:p>autres !, -0.125, 0.0, None</text:p>
            <text:p>courts, -0.1, 0.1, None</text:p>
            <text:p>orange, 0.0, 0.0, None</text:p>
            <text:p>très, 0.01, 0.65, None</text:p>
            <text:p>longue, -0.4, 0.1, None</text:p>
            <text:p>public, 0.0, 0.0, None</text:p>
            <text:p>seuls, -0.1, 0.2, None</text:p>
            <text:p>modernes, 0.2, 0.1, None</text:p>
            <text:p>autres, -0.1, 0.0, None</text:p>
            <text:p>pas vraiment, -0.0, 0.5, None</text:p>
            <text:p>plus, 0.15, 0.1, None</text:p>
            <text:p>pas particulièrement, -0.0, 0.8, None</text:p>
            <text:p>légère, 0.18, 0.2, None</text:p>
            <text:p>profonde, 0.26, 0.3, None</text:p>
            <text:p>amusante, 0.4, 0.75, None</text:p>
            <text:p>touchante ! ! !, 0.5859375, 0.9, None</text:p>
            <text:p>vraiment, 0.0, 0.5, None</text:p>
            <text:p>autres, -0.1, 0.0, None</text:p>
            <text:p>autre, -0.1, 0.0, None</text:p>
            <text:p>plus, 0.15, 0.1, None</text:p>
            <text:p>modernes, 0.2,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0545893895349" calcext:value-type="float">
            <text:p>0.0545893895</text:p>
          </table:table-cell>
          <table:table-cell table:style-name="ce4" office:value-type="float" office:value="0.202325581395" calcext:value-type="float">
            <text:p>0.2023255814</text:p>
          </table:table-cell>
          <table:table-cell table:style-name="ce6" office:value-type="string" calcext:value-type="string">
            <text:p>Bien souvent, ces poètes modernes passent inaperçus du public, et c'est donc sur les bancs de la Faculté des Lettres qu'on découvre Francis Ponge, puisqu'il est souvent au programme (parmi d'autres contemporains, ignorés !) Il s'agit de courts poèmes, en prose, finement ciselés, qui décrivent des objets tels que le pain, un buisson de mûres, un coquillage, une orange, parfois quelques humains très parodiés, comme le gymnaste. Les poèmes ne sont pas de lecture aisée : ils demandent une longue observation et des outils pour être bien compris et savourés à leur juste valeur. Pour cette raison, ils ne peuvent pas intéresser un large public, et seuls des initiés y auront accès, pour compléter leur bibliothèque de poètes modernes et contemporains. Quant aux snobs ou autres poétaillons d'occasion qui disent aimer Ponge, je ne les crois pas. C'est pour se donner un genre. On ne peut pas vraiment le lire au premier degré, et donc on ne peut pas comprendre l'essentiel. A l'époque où l'on ne veut plus entendre parler de la rime, hier comme aujourd'hui, Francis Ponge excelle dans ce genre d'exercice. Je n'en fais pas particulièrement ma tasse de thé, et préfère mille fois Prévert, pour sa poésie légère et profonde, fantasque, amusante, touchante. Rien de tout cela n'apparaît chez Ponge, ou alors, il faut passer des heures à décrypter. ah ! la poésie a vécu ! la poésie est morte ! Je préfère Baudelaire et Prévert, eux ont vraiment compris ce qu'était la Poésie. Les autres ont voulu faire autre chose, et se sont, pour la plupart, égarés. Plus le temps passe, plus les poètes modernes et contemporains s'enfoncent dans l'oubli. Le mieux est souvent l'ennemi du bien.</text:p>
          </table:table-cell>
          <table:table-cell table:style-name="ce6" office:value-type="string" calcext:value-type="string">
            <text:p>modernes, 0.2, 0.1, None</text:p>
            <text:p>public, 0.0, 0.0, None</text:p>
            <text:p>autres !, -0.125, 0.0, None</text:p>
            <text:p>courts, -0.1, 0.1, None</text:p>
            <text:p>orange, 0.0, 0.0, None</text:p>
            <text:p>très, 0.01, 0.65, None</text:p>
            <text:p>longue, -0.4, 0.1, None</text:p>
            <text:p>public, 0.0, 0.0, None</text:p>
            <text:p>seuls, -0.1, 0.2, None</text:p>
            <text:p>modernes, 0.2, 0.1, None</text:p>
            <text:p>autres, -0.1, 0.0, None</text:p>
            <text:p>pas vraiment, -0.0, 0.5, None</text:p>
            <text:p>plus, 0.15, 0.1, None</text:p>
            <text:p>pas particulièrement, -0.0, 0.8, None</text:p>
            <text:p>légère, 0.18, 0.2, None</text:p>
            <text:p>profonde, 0.26, 0.3, None</text:p>
            <text:p>amusante, 0.4, 0.75, None</text:p>
            <text:p>touchante ! ! !, 0.5859375, 0.9, None</text:p>
            <text:p>vraiment, 0.0, 0.5, None</text:p>
            <text:p>autres, -0.1, 0.0, None</text:p>
            <text:p>autre, -0.1, 0.0, None</text:p>
            <text:p>plus, 0.15, 0.1, None</text:p>
            <text:p>modernes, 0.2,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5" calcext:value-type="float">
            <text:p>0.055</text:p>
          </table:table-cell>
          <table:table-cell table:style-name="ce4" office:value-type="float" office:value="0.175" calcext:value-type="float">
            <text:p>0.175</text:p>
          </table:table-cell>
          <table:table-cell table:style-name="ce6" office:value-type="string" calcext:value-type="string">
            <text:p>j'ai mis un peu de temps à accrocher mais une fois pris par cette histoire exellente j'enguissai plus qu'une chose ces de lire le tomme 2</text:p>
          </table:table-cell>
          <table:table-cell table:style-name="ce6" office:value-type="string" calcext:value-type="string">
            <text:p>peu, -0.05, 0.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3">
          <table:table-cell table:style-name="ce2" office:value-type="float" office:value="0.055" calcext:value-type="float">
            <text:p>0.055</text:p>
          </table:table-cell>
          <table:table-cell table:style-name="ce4" office:value-type="float" office:value="0.371296296296" calcext:value-type="float">
            <text:p>0.3712962963</text:p>
          </table:table-cell>
          <table:table-cell table:style-name="ce6" office:value-type="string" calcext:value-type="string">
            <text:p>On m'a offert ce livre et je ne regrette pas de l'avoir lu. C'est beau, très bien écrit et entraînant. Je me suis demandée si ce n'était pas en quelque sorte du voyeurisme de ma part ce besoin de vouloir savoir ce qui allait lui arriver.... et aujourd'hui je me pose encore la question car ce que l'auteur nous dévoile de sa vie est tout simplement horrible, elle a tellement souffert, son histoire familiale n'est pas unique bien entendu mais heureusement il y a des histoires plus heureuses.... et pourtant en lisant ce livre on ressent de la légèreté.... c'est assez bizarre à expliquer....en lisant ce livre on a l'impression qu'elle s'adresse, qu'elle se confie à nous personnellement.... ce livre est pour moi sa thérapie et c'est pour ça que je lui en veux.... je ne savais pas trop à quoi m'attendre en commençant ce livre.... et en en sortant, je me dis quelle chance entre guillemets elle a eu de pouvoir l'écrire... elle a tellement de matériel à sa disposition (les souvenirs enregistrés de son grand-père, les écrits de sa mère, les confidences de sa famille)... je lui en veux car ce qu'elle écrit est tellement vrai, sa façon d'analyser et de voir les choses sont tellement justes,j'en ai pleuré même, et quand on se dit qu'on ne pourra jamais faire le même travail sur nous-même, on se demande comment nous on pourra s'en sortir... j'écris ce commentaire pour les personnes qui ont une histoire familiale de ce type, lisez avec précaution, préparez-vous car ce livre peut vous toucher bien plus que vous ne pouvez l'imaginer. On se remet tellement en question, c'est tellement dur d'être en face de ces propres vérités, qu'il faut y être préparé.</text:p>
          </table:table-cell>
          <table:table-cell table:style-name="ce6" office:value-type="string" calcext:value-type="string">
            <text:p>très, 0.01, 0.65, None</text:p>
            <text:p>simplement horrible, -1.0, 1.0, None</text:p>
            <text:p>tellement, 0.0, 0.6, None</text:p>
            <text:p>familiale, 0.1, 0.0, None</text:p>
            <text:p>pas unique, -0.215, 0.5, None</text:p>
            <text:p>plus heureuses, 0.91, 1.0, None</text:p>
            <text:p>bizarre, -0.4, 0.4, None</text:p>
            <text:p>pas trop, 0.125, 0.7, None</text:p>
            <text:p>tellement, 0.0, 0.6, None</text:p>
            <text:p>tellement, 0.0, 0.6, None</text:p>
            <text:p>tellement, 0.0, 0.6, None</text:p>
            <text:p>même, 0.0, 0.5, None</text:p>
            <text:p>familiale, 0.1, 0.0, None</text:p>
            <text:p>plus, 0.15, 0.1, None</text:p>
            <text:p>tellement, 0.0, 0.6, None</text:p>
            <text:p>tellement, 0.0, 0.6, None</text:p>
            <text:p>propres, 0.3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0550961538462" calcext:value-type="float">
            <text:p>0.0550961538</text:p>
          </table:table-cell>
          <table:table-cell table:style-name="ce4" office:value-type="float" office:value="0.285576923077" calcext:value-type="float">
            <text:p>0.2855769231</text:p>
          </table:table-cell>
          <table:table-cell table:style-name="ce6" office:value-type="string" calcext:value-type="string">
            <text:p>C'est le nom de Didier Daeninckx sur la couverture qui a attiré mon attention. Il s'agit en fait de l'adaptation en BD du récit de l'écrivain. Malgré toute la sincérité de l'initiative, je doute de l'utilité de cette adaptation, qui selon moi n'apporte rien au livre, au contraire. On a le sentiment que cela a été fait dans le seul but de sensibiliser les jeunes générations à cet épisode abject de l'Histoire de France, noble démarche certes, mais c'est comme si la créativité était passée au second plan. Sans être mauvais, le dessin est hyper conventionnel, même pas compensé par le découpage qui brille par son absence de recherche. Le scénario est plat, les dialogues naïfs et mécaniques - les deux protagonistes kanak parlent un français parfait alors qu'il paraît évident qu'ils n'ont pas eu accès à un enseignement très poussé. Bref, tout est un peu trop politiquement correct d'après moi, ce qui donne un produit pédagogique et froid où l'émotion peine à émerger. Mais là encore, le format (54 pages) me semble inadapté à ce type d'entreprise. Ou alors il aurait été pertinent d'ajouter une annexe documentaire comme cela se fait parfois, afin de compléter ce qui ne peut être développé dans la partie dessinée.</text:p>
          </table:table-cell>
          <table:table-cell table:style-name="ce6" office:value-type="string" calcext:value-type="string">
            <text:p>seul, -0.1, 0.2, None</text:p>
            <text:p>jeunes, 0.32, 0.4, None</text:p>
            <text:p>noble, 0.3, 0.3, None</text:p>
            <text:p>mauvais, -0.71, 0.8, None</text:p>
            <text:p>mécaniques, 0.0, 0.0, None</text:p>
            <text:p>français, 0.2, 0.0, None</text:p>
            <text:p>parfait, 0.8, 0.8, None</text:p>
            <text:p>évident, 0.1, 0.1, None</text:p>
            <text:p>très, 0.01, 0.65, None</text:p>
            <text:p>peu trop, -0.125, 0.35, None</text:p>
            <text:p>émotion, 0.4,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553125" calcext:value-type="float">
            <text:p>0.0553125</text:p>
          </table:table-cell>
          <table:table-cell table:style-name="ce4" office:value-type="float" office:value="0.139583333333" calcext:value-type="float">
            <text:p>0.1395833333</text:p>
          </table:table-cell>
          <table:table-cell table:style-name="ce6" office:value-type="string" calcext:value-type="string">
            <text:p>Avec une jubilation communicative, Emmanuelle Pireyre propose une radiographie de notre conscience européenne en ce début de 21e siècle. Non, l'éditeur n'avait pas fumé avant d'écrire cette description de Féérie générale, récent Prix Médicis. Cette présentation est largement pompeuse pour un livre qui ne l'est pas, enfin si, parfois. On se demande plutôt si ce n'est pas Emmanuelle Pireyre qui n'aurait pas, elle, abusé de substances hallucinogènes. Avec des titres de chapitres tels que Friedrich Nietzsche est-il halal ?, ou Comment être là ce soir avec les couilles et le moral, la question peut se poser, non ? Il serait peut-être temps d'exiger un contrôle antidopage aux auteurs de livres ! Ni roman, ni recueil de nouvelles, Féerie générale est un bric à brac d'idées assemblées dans un esprit ludique, social et philosophique. Le résultat est franchement original et rigolo par instant mais globalement usant pour tout lecteur sobre et disposant de facultés intellectuelles à peu près intactes. Les bras en tombent presque aussi vite que le livre, qu'on parcourt tout de même jusqu'au bout, plus par curiosité que par passion.</text:p>
          </table:table-cell>
          <table:table-cell table:style-name="ce6" office:value-type="string" calcext:value-type="string">
            <text:p>européenne, 0.0, 0.0, None</text:p>
            <text:p>générale, 0.0, 0.0, None</text:p>
            <text:p>récent, 0.1, 0.0, None</text:p>
            <text:p>largement, 0.05, 0.4, None</text:p>
            <text:p>moral !, 0.0, 0.0, None</text:p>
            <text:p>nouvelles, 0.1, 0.25, None</text:p>
            <text:p>générale, 0.0, 0.0, None</text:p>
            <text:p>social, 0.25, 0.1, None</text:p>
            <text:p>original, 0.2, 0.6, None</text:p>
            <text:p>intellectuelles, 0.1, 0.2, None</text:p>
            <text:p>peu, -0.05, 0.5, None</text:p>
            <text:p>intactes, 0.0, 0.0,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6" calcext:value-type="float">
            <text:p>0.056</text:p>
          </table:table-cell>
          <table:table-cell table:style-name="ce4" office:value-type="float" office:value="0.196" calcext:value-type="float">
            <text:p>0.196</text:p>
          </table:table-cell>
          <table:table-cell table:style-name="ce6" office:value-type="string" calcext:value-type="string">
            <text:p>Je n'ai peut-être pas compris mais je n'ai même pas pu terminer ce livre . J'ai pourtant beaucoup aimé les autres livres de cet auteur.</text:p>
          </table:table-cell>
          <table:table-cell table:style-name="ce6" office:value-type="string" calcext:value-type="string">
            <text:p>beaucoup, 0.1, 0.1,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56" calcext:value-type="float">
            <text:p>0.056</text:p>
          </table:table-cell>
          <table:table-cell table:style-name="ce4" office:value-type="float" office:value="0.196" calcext:value-type="float">
            <text:p>0.196</text:p>
          </table:table-cell>
          <table:table-cell table:style-name="ce6" office:value-type="string" calcext:value-type="string">
            <text:p>Je n'ai peut-être pas compris mais je n'ai même pas pu terminer ce livre . J'ai pourtant beaucoup aimé les autres livres de cet auteur.</text:p>
          </table:table-cell>
          <table:table-cell table:style-name="ce6" office:value-type="string" calcext:value-type="string">
            <text:p>beaucoup, 0.1, 0.1, None</text:p>
            <text:p>aut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560714285714" calcext:value-type="float">
            <text:p>0.0560714286</text:p>
          </table:table-cell>
          <table:table-cell table:style-name="ce4" office:value-type="float" office:value="0.357857142857" calcext:value-type="float">
            <text:p>0.3578571429</text:p>
          </table:table-cell>
          <table:table-cell table:style-name="ce6" office:value-type="string" calcext:value-type="string">
            <text:p>Ouf, contente d'être arrivée au bout de cette interminable histoire ! Autant les 2 premiers tomes de cette trilogie sont assez plaisants à lire (malgré quelques longueurs) autant ce dernier tome est épuisant....la psychanalyse de Léa est absolument inintéressante, il y a peu d'action, beaucoup de réflexions psychologiques mais qui ne donnent pas grand chose à l'intrigue. Par moment, un souffle d'action se met à parcourir le roman mais vite éteint par ces réflexions psycho-mentalo- affecto...étouffantes ! Dommage pour l'intrigue, mais par contre je reconnais qu'il y a une certaine recherche dans l'analyse psychologique.</text:p>
          </table:table-cell>
          <table:table-cell table:style-name="ce6" office:value-type="string" calcext:value-type="string">
            <text:p>interminable !, -0.625, 0.5, None</text:p>
            <text:p>plaisants, 0.6, 0.76, None</text:p>
            <text:p>dernier, -0.29, 0.2, None</text:p>
            <text:p>absolument, 0.25, 0.75, None</text:p>
            <text:p>peu, -0.05, 0.5, None</text:p>
            <text:p>beaucoup, 0.1, 0.1, None</text:p>
            <text:p>pas grand !, -0.187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560714285714" calcext:value-type="float">
            <text:p>0.0560714286</text:p>
          </table:table-cell>
          <table:table-cell table:style-name="ce4" office:value-type="float" office:value="0.357857142857" calcext:value-type="float">
            <text:p>0.3578571429</text:p>
          </table:table-cell>
          <table:table-cell table:style-name="ce6" office:value-type="string" calcext:value-type="string">
            <text:p>Ouf, contente d'être arrivée au bout de cette interminable histoire ! Autant les 2 premiers tomes de cette trilogie sont assez plaisants à lire (malgré quelques longueurs) autant ce dernier tome est épuisant....la psychanalyse de Léa est absolument inintéressante, il y a peu d'action, beaucoup de réflexions psychologiques mais qui ne donnent pas grand chose à l'intrigue. Par moment, un souffle d'action se met à parcourir le roman mais vite éteint par ces réflexions psycho-mentalo- affecto...étouffantes ! Dommage pour l'intrigue, mais par contre je reconnais qu'il y a une certaine recherche dans l'analyse psychologique.</text:p>
          </table:table-cell>
          <table:table-cell table:style-name="ce6" office:value-type="string" calcext:value-type="string">
            <text:p>interminable !, -0.625, 0.5, None</text:p>
            <text:p>plaisants, 0.6, 0.76, None</text:p>
            <text:p>dernier, -0.29, 0.2, None</text:p>
            <text:p>absolument, 0.25, 0.75, None</text:p>
            <text:p>peu, -0.05, 0.5, None</text:p>
            <text:p>beaucoup, 0.1, 0.1, None</text:p>
            <text:p>pas grand !, -0.187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5625" calcext:value-type="float">
            <text:p>0.05625</text:p>
          </table:table-cell>
          <table:table-cell table:style-name="ce4" office:value-type="float" office:value="0.21625" calcext:value-type="float">
            <text:p>0.21625</text:p>
          </table:table-cell>
          <table:table-cell table:style-name="ce6" office:value-type="string" calcext:value-type="string">
            <text:p>Un avis un peu, beaucoup même, à contre-courant de l'opinion générale, mais peut-on s'obliger à aimer un livre si on le trouve extrêmement surfait ? Tout lecteur est un être imparfait dont la subjectivité est patente. N'est-il pas ? Quelques réflexions en vrac, donc, sur Le sermon sur la chute de Rome. - Beaucoup de prétention dans un livre qui prétend marier réalisme et lyrisme. Ce qui nous vaut des passages d'une trivialité extrême (on ne compte plus les enc.... sur certaines pages) suivis de moments où le style fait dans l'emphase ampoulée (pléonasme ?) - Une intrigue principale très légère et anodine qui oblige Ferrari à en développer d'autres (le passé du grand-père, les errances de la soeur) complétement déconnectés. Ne parlons pas de Saint-Augustin qui apparait in fine comme par enchantement. Façon de parler. - Pas d'unité et, plus grave, pas d'humanité et une sorte de mépris de l'auteur vis-à-vis de ses personnages. Misanthropie ? - La tragédie finale tient du mauvais mélodrame. - Belles phrases, accents philosophiques. Certains s'écoutent parler. Jérôme Ferrari se regarde écrire. - Une vision de notre monde pour le moins cynique. Toute entreprise humaine est vouée à l'échec ? Ce livre aussi.</text:p>
          </table:table-cell>
          <table:table-cell table:style-name="ce6" office:value-type="string" calcext:value-type="string">
            <text:p>peu beaucoup, 0.05, 0.05, None</text:p>
            <text:p>générale, 0.0, 0.0, None</text:p>
            <text:p>patente, 0.1, 0.2, None</text:p>
            <text:p>extrême, -0.3, 0.5, None</text:p>
            <text:p>plus, 0.15, 0.1, None</text:p>
            <text:p>principale, 0.1, 0.1, None</text:p>
            <text:p>très légère, 0.36, 0.4, None</text:p>
            <text:p>anodine, -0.08, -0.15, None</text:p>
            <text:p>autres, -0.1, 0.0, None</text:p>
            <text:p>fine, -0.1, 0.15, None</text:p>
            <text:p>plus, 0.15, 0.1, None</text:p>
            <text:p>mauvais, -0.71, 0.8, None</text:p>
            <text:p>humaine, 0.22,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563125" calcext:value-type="float">
            <text:p>0.0563125</text:p>
          </table:table-cell>
          <table:table-cell table:style-name="ce4" office:value-type="float" office:value="0.24" calcext:value-type="float">
            <text:p>0.24</text:p>
          </table:table-cell>
          <table:table-cell table:style-name="ce6" office:value-type="string" calcext:value-type="string">
            <text:p>Je vais être brève, puisque beaucoup d'internautes ont déjà donné leur avis, avis que je partage... J'ai trouvé ce livre MINABLE. 169 pages, grosse écriture, interlignes doubles, pages blanches entre les chapitres... Et on appelle ça un roman ?! Sans parler de l'histoire ! Je me demande parfois si Amélie Nothomb se comprend elle-même... A moins qu'elle prenne des stup' pour s'aider à écrire? Car 3 romans par an, il en faut de l'énergie ! Bref, à déconseiller (fortement). Economisez votre argent...</text:p>
          </table:table-cell>
          <table:table-cell table:style-name="ce6" office:value-type="string" calcext:value-type="string">
            <text:p>brève, 0.08, 0.2, None</text:p>
            <text:p>beaucoup, 0.1, 0.1, None</text:p>
            <text:p>grosse, 0.0, 0.2, None</text:p>
            <text:p>doubles, 0.0, 0.0, None</text:p>
            <text:p>blanches ! ! !, 0.09765625, 0.0, None</text:p>
            <text:p>fortement, 0.2,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564285714286" calcext:value-type="float">
            <text:p>0.0564285714</text:p>
          </table:table-cell>
          <table:table-cell table:style-name="ce4" office:value-type="float" office:value="0.264285714286" calcext:value-type="float">
            <text:p>0.2642857143</text:p>
          </table:table-cell>
          <table:table-cell table:style-name="ce6" office:value-type="string" calcext:value-type="string">
            <text:p>Je viens te terminer Je Reviens Te Chercher... BOFFFFF.... Grand fan de Guillaume Musso, j'ai lu tous ses romans car ils m'emportent dans un univers à la limite du réel. Le tout enrobé en général dans une histoire cohérente ainsi qu'une fin inattendue... Ici, l'histoire, s'il y en a une est décevante, je dirais même bâclée comme si l'auteur veut écrire trop vite pour satisfaire je ne sais quel Ego d'éditeur... Quand à la fin de l'histoire, elle ne mérite même pas qu'on s'y attarde... La gestation de l'artiste ne se bâcle pas... Elle se chérit car c'est le moteur de la créativité... Je lirait quand même le prochain...</text:p>
          </table:table-cell>
          <table:table-cell table:style-name="ce6" office:value-type="string" calcext:value-type="string">
            <text:p>réel, 0.2, 0.1, None</text:p>
            <text:p>tout, 0.22, 0.1, None</text:p>
            <text:p>inattendue, 0.2, 0.1, None</text:p>
            <text:p>trop, -0.25, 0.7, None</text:p>
            <text:p>prochain,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2">
          <table:table-cell table:style-name="ce2" office:value-type="float" office:value="0.0565957446809" calcext:value-type="float">
            <text:p>0.0565957447</text:p>
          </table:table-cell>
          <table:table-cell table:style-name="ce4" office:value-type="float" office:value="0.273404255319" calcext:value-type="float">
            <text:p>0.2734042553</text:p>
          </table:table-cell>
          <table:table-cell table:style-name="ce6" office:value-type="string" calcext:value-type="string">
            <text:p>Je suis en train de lire ce roman (j'ai une autre activité chronophage, le jeu en ligne, ce qui fait que je lis ce roman par petits bouts, 10 à 15 pages par jour), pour le moment, je ne suis pas déçu par ce que j'ai lu c'est du bon Werber... mais ... Il ne faut pas oublier que Mr Werber a mis près de 2 ans pour sortir ce roman, je ne dis pas que ça ne valais pas le coup d'attendre, mais attendre 2 ans pour un livre qui est une pub pour les autres œuvres de l'auteur, notamment la trilogie des fourmis et le papillon des étoiles, me permet de juger que ce livre ne vaut que 4 étoiles, c'est ma nuance pour dire qu'il n'est pas parfait...Ceci nous montre, sans doute, que vu ce qu'a déjà gagné l'auteur avec le reste de son oeuvre, il a le temps de faire d'autres choses à côté et de prendre son temps afin de peaufiner sa nouvelle trilogie... De même, l'auteur surfe sur la vague environnementaliste (je préfère au mot écologique, qui sous-entend une notion politique qui me déplait), un sujet qui est à la mode et qui fait vendre (ok, il le fait avec brio)... Je n'ai presque jamais été déçu par cet auteur, juste 2 fois, à la fin du papillon des étoiles car il y a un gros plagiat de la Bible, ce qui, pour moi, dénote un manque flagrant d'imagination, et par la fin de la saga des Dieux, l'auteur nous tiens en haleine durant 3 gros pavés pour nous sortir une fin tellement énorme qu'elle me paraît biscornue... Enfin je voudrais rebondir sur la phrase un auteur qui ne se prend pas au sérieux, car j'ai encore en mémoire la fermeture d'un forum, qui a longtemps été considéré comme le forum officiel de Bernard Werber, ce forum a été conçu par 3 passionnés de l’œuvre de Werber, il a accueilli en son sein les fondateur d'un autre excellent forum l' ESRA online (l'encyclopédie du savoir relatif et absolu en ligne) Malheureusement ces passionnés ne pouvaient plus continuer à faire héberger gratuitement le forum, et ils en sont arrivé à 3 choix, fermer le forum, rendre payant le forum afin de se payer un bon hébergement (ce qu'ils ont refusé de faire, bien que ça aurait permis de garder une certaine indépendance vis à vis de l'auteur), ou accepter l'offre de Bernard Werber de faire héberger ce forum par Albin Michel, c'est cette dernière solution qui a été retenue... Malheureusement cet auteur, qui ne se prend pas au sérieux a voulu faire de ce forum, la vitrine de son œuvre, et a demandé aux admins de censurer les personnes qui venaient sur le forum en disant qu'ils n'aimaient pas tel ou tel point de l’œuvre de Werber (alors qu'auparavant régnait sur ce forum une vraie liberté de penser, une personne pouvait s'inscrire sur le forum et dire qu'il n'aimait pas telle partie de l’œuvre de raison, du moment qu'elle argumentait, un dialogue s'instaurait...) Les admin ont refusé de céder aux caprices de l'auteur, et ils nous ont annoncé leur décision de fermer le forum, 15 jours plus tard, en nous en expliquant les raisons... Je ne garde pas de rancune de cet épisode, au point de boycotter les livres de cet auteur, car j'y trouve toujours un plaisir de lecture, et j'ai l'impression d'y apprendre des choses, mais je garde ceci en mémoire, et je ne peux pas laisser passer qu'on dise que BW ne se prend pas au sérieux...Il donne l'apparence d'un auteur qui ne se prend pas au sérieux, mais dans les faits, il n'est pas toujours aussi cool qu'il essaie de nous le faire croire...</text:p>
          </table:table-cell>
          <table:table-cell table:style-name="ce6" office:value-type="string" calcext:value-type="string">
            <text:p>autre, -0.1, 0.0, None</text:p>
            <text:p>petits, 0.1, 0.1, None</text:p>
            <text:p>bon, 0.7, 0.7, None</text:p>
            <text:p>autres, -0.1, 0.0, None</text:p>
            <text:p>autres, -0.1, 0.0, None</text:p>
            <text:p>nouvelle, 0.1, 0.25, None</text:p>
            <text:p>politique, 0.0, 0.0, None</text:p>
            <text:p>gros, 0.0, 0.2, None</text:p>
            <text:p>flagrant, -0.1, 0.8, None</text:p>
            <text:p>gros, 0.0, 0.2, None</text:p>
            <text:p>tellement énorme, 0.11, 0.3, None</text:p>
            <text:p>biscornue, -0.2, -0.4, None</text:p>
            <text:p>sérieux, 0.45, 0.55, None</text:p>
            <text:p>officiel, 0.0, 0.0, None</text:p>
            <text:p>autre, -0.1, 0.0, None</text:p>
            <text:p>excellent, 0.5, 0.9, None</text:p>
            <text:p>relatif, 0.0, 0.15, None</text:p>
            <text:p>absolu, 0.0, 0.2, None</text:p>
            <text:p>plus, 0.15, 0.1, None</text:p>
            <text:p>dernière, -0.29, 0.2, None</text:p>
            <text:p>sérieux, 0.45, 0.55, None</text:p>
            <text:p>vraie, 0.05, 0.4, None</text:p>
            <text:p>plus, 0.15, 0.1, None</text:p>
            <text:p>plaisir, 0.15, 0.0, None</text:p>
            <text:p>sérieux, 0.45, 0.5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2">
          <table:table-cell table:style-name="ce2" office:value-type="float" office:value="0.0583529411765" calcext:value-type="float">
            <text:p>0.0583529412</text:p>
          </table:table-cell>
          <table:table-cell table:style-name="ce4" office:value-type="float" office:value="0.226176470588" calcext:value-type="float">
            <text:p>0.2261764706</text:p>
          </table:table-cell>
          <table:table-cell table:style-name="ce6" office:value-type="string" calcext:value-type="string">
            <text:p>Fan inconditionnelle de Nathalie Rheims depuis la première heure, je me suis évidemment précipitée sur son nouveau livre, et j'ai été là encore emportée par son univers à la fois sombre et émouvant. J'ai été étonnée par la franchise dont elle fait preuve dans ce livre, non seulement elle dévoile l'histoire la plus secrète, la plus enfouie de sa vie intime, celle qu'elle a longtemps rejeté, refusant d'aborder la figure de la mère, même en filigrane. Mais aussi elle raconte le traumatisme de l'abandon d'une manière dure, frontale, sans aucune naïveté. J'ai trouvé que Nathalie était toute entière dans ce livre, authentique, ne cherchant pas à se faire passer pour une pauvre petite malheureuse. Elle se dévoile telle qu'elle est, à la fois sentimentale et intraitable. Pour moi, ce roman est une consécration, le moment de bascule où Nathalie Rheims, se livrant sans fard, atteint le sommet de son art, alliant la poésie de son style et la profondeur du récit. Laisser les cendres se lit d'une traite, sans relâche, tant on est saisi par l'histoire de cette femme qui a abandonné sa fille pour suivre un homme atroce, qui l'utilisait sans l'aimer, sans rien lui donner en échange de ce qu'elle lui apportait. L'histoire familiale n'est là que pour expliquer pourquoi cette femme, la mère de la narratrice, en est arrivée là. Je ne me suis pas du tout arrêtée au décorum, mais plutôt à tout ce qui constitue le noeud de cette relation destructrice, que Nathalie Rheims nous fait découvrir petit à petit, comme lorsqu'on soulève les différentes couches d'un fruit dont le coeur est déjà abîmée.</text:p>
          </table:table-cell>
          <table:table-cell table:style-name="ce6" office:value-type="string" calcext:value-type="string">
            <text:p>évidemment, 0.2, 0.4, None</text:p>
            <text:p>nouveau, 0.34, 0.25, None</text:p>
            <text:p>sombre, -0.33, 0.4, None</text:p>
            <text:p>plus secrète, 0.104, 0.52, None</text:p>
            <text:p>plus, 0.15, 0.1, None</text:p>
            <text:p>intime, 0.2, 0.2, None</text:p>
            <text:p>entière, 0.15, 0.2, None</text:p>
            <text:p>authentique, 0.3, 0.5, None</text:p>
            <text:p>pauvre, -0.37, 0.2, None</text:p>
            <text:p>petite, 0.1, 0.1, None</text:p>
            <text:p>malheureuse, -0.3, 0.7, None</text:p>
            <text:p>sentimentale, 0.1, 0.4, None</text:p>
            <text:p>atroce, -0.9, 0.8, None</text:p>
            <text:p>familiale, 0.1, 0.0, None</text:p>
            <text:p>découvrir, 0.1, 0.0, None</text:p>
            <text:p>différentes, 0.4, 0.15, None</text:p>
            <text:p>coeur,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0588888888889" calcext:value-type="float">
            <text:p>0.0588888889</text:p>
          </table:table-cell>
          <table:table-cell table:style-name="ce4" office:value-type="float" office:value="0.272222222222" calcext:value-type="float">
            <text:p>0.2722222222</text:p>
          </table:table-cell>
          <table:table-cell table:style-name="ce6" office:value-type="string" calcext:value-type="string">
            <text:p>LEs ingrédients du livre? Une histoire d'amour fleur bleue, des idées scientifiques farfelues, un peu de sexe pour faire bien, des gentils et des méchants et surtout une écriture digne d'un auteur de 15-16 ans. Bref, il faut lutter pour lire ce livre; il n'est même pas à la hauteur d'un bouquin de plage.</text:p>
          </table:table-cell>
          <table:table-cell table:style-name="ce6" office:value-type="string" calcext:value-type="string">
            <text:p>bleue, 0.04, 0.0, None</text:p>
            <text:p>peu, -0.05, 0.5, None</text:p>
            <text:p>gentils, 0.4, 0.5, None</text:p>
            <text:p>méchants, -0.4, 0.4, None</text:p>
            <text:p>digne, 0.5,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591071428571" calcext:value-type="float">
            <text:p>0.0591071429</text:p>
          </table:table-cell>
          <table:table-cell table:style-name="ce4" office:value-type="float" office:value="0.25" calcext:value-type="float">
            <text:p>0.25</text:p>
          </table:table-cell>
          <table:table-cell table:style-name="ce6" office:value-type="string" calcext:value-type="string">
            <text:p>Quel ennui.... Un junior de 3 ans, hyperdoué qui parle anglais, latin (et javanais ?), qui lit dans le cerveau des adultes,les conseille judicieusement.... qui va aider ses parents dans une multinationale.... Des histoires d'amour dignes de Barbara Cartland dont K Pancol se moque gentiment... Aucune étude de caractère intéressante.... Tout cela pendant 850 pages ! Stop, pas de suite !</text:p>
          </table:table-cell>
          <table:table-cell table:style-name="ce6" office:value-type="string" calcext:value-type="string">
            <text:p>latin, 0.0, 0.0, None</text:p>
            <text:p>dignes, 0.5, 0.4, None</text:p>
            <text:p>moque, -0.2, 0.15, None</text:p>
            <text:p>intéressante ! !, 0.4687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6" calcext:value-type="float">
            <text:p>0.06</text:p>
          </table:table-cell>
          <table:table-cell table:style-name="ce4" office:value-type="float" office:value="0.11" calcext:value-type="float">
            <text:p>0.11</text:p>
          </table:table-cell>
          <table:table-cell table:style-name="ce6" office:value-type="string" calcext:value-type="string">
            <text:p>J'ai constaté de nombreuses erreurs d'impressions ou des fins de mot coupés lorsque j'ai lu l'homme qui rit: elles finissaient par gêner la lecture étant donné leur grand nombre...</text:p>
          </table:table-cell>
          <table:table-cell table:style-name="ce6" office:value-type="string" calcext:value-type="string">
            <text:p>nombreuses, 0.0, 0.2, None</text:p>
            <text:p>grand, 0.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610322580645" calcext:value-type="float">
            <text:p>0.0610322581</text:p>
          </table:table-cell>
          <table:table-cell table:style-name="ce4" office:value-type="float" office:value="0.308870967742" calcext:value-type="float">
            <text:p>0.3088709677</text:p>
          </table:table-cell>
          <table:table-cell table:style-name="ce6" office:value-type="string" calcext:value-type="string">
            <text:p>Je suis tombée sur un livre très original, le Magasin des suicides de Jean Teulé, c'est une comédie en fait, décalée, moderne, délicieusement corrosive et qui caviarde avec brio toutes nos petites peurs et clichés regressifs sur la Mort. Faites un petit tour dans le terrifiant magasin de ces drôles de parents que sont Mishima et Lucrèce Tuvache, vous y trouverez toutes sortes d'articles tous plus fous les uns que les autres pour mettre fin à vos jours en professionnel ! LA vie quotidienne de cette morbide et tonique famille (située dans une époque incertaine), baigne dans une foisonnante culture de la mort puisque le soir, les enfants ont droit au récit du suicide de Cleopâtre...On plonge avec délices dans ce nid familial aux affects peu ordinaires, on s'en doute :Vincent, le fils aîné anorexique est laminé par des migraines et sa petite soeur terriblement complexée malgré son prénom de star : Marylin. Mais mon préféré, c'est le vilain et merveilleux petit canard, le cadet Alan, dont la scandaleuse joie de vivre déstabilise bientôt tout ce petit monde ! Il est toujours possible de prendre la mort à l'envers...Un livre qui, paradoxalement m'a requinquée dans un moment de déprime !</text:p>
          </table:table-cell>
          <table:table-cell table:style-name="ce6" office:value-type="string" calcext:value-type="string">
            <text:p>très original, 0.4, 1.0, None</text:p>
            <text:p>moderne, 0.2, 0.1, None</text:p>
            <text:p>petites, 0.1, 0.1, None</text:p>
            <text:p>petit, 0.1, 0.1, None</text:p>
            <text:p>plus, 0.15, 0.1, None</text:p>
            <text:p>professionnel !, 0.25, 0.2, None</text:p>
            <text:p>quotidienne, 0.0, 0.0, None</text:p>
            <text:p>incertaine, -0.3, 0.4, None</text:p>
            <text:p>familial, 0.1, 0.0, None</text:p>
            <text:p>peu ordinaires, -0.1, 0.15, None</text:p>
            <text:p>aîné, 0.0, 0.0, None</text:p>
            <text:p>petite, 0.1, 0.1, None</text:p>
            <text:p>terriblement, -0.3, 0.8, None</text:p>
            <text:p>merveilleux, 0.9, 0.9, None</text:p>
            <text:p>scandaleuse, -0.8, 1.0, None</text:p>
            <text:p>petit !, 0.125, 0.1, None</text:p>
            <text:p>possible !, 0.0,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6125" calcext:value-type="float">
            <text:p>0.06125</text:p>
          </table:table-cell>
          <table:table-cell table:style-name="ce4" office:value-type="float" office:value="0.320833333333" calcext:value-type="float">
            <text:p>0.3208333333</text:p>
          </table:table-cell>
          <table:table-cell table:style-name="ce6" office:value-type="string" calcext:value-type="string">
            <text:p>D'abord la couverture m'a fait marrer ! Puis le résumé au dos et les premières pages. Depuis quelques mois je ne savais pas quoi lire. Je commençais des livres et les laissais de côté sans les finir. Celui-là n'a pas connu le même sort puisqu'il a fallu absolument que j'en connaisse la fin ! Je me suis marrée (beaucoup), j'ai pleuré (un peu). Bref, c'était bien, c'était chouette. Pour bien commencer l'année ça serait dommage de s'en passer...</text:p>
          </table:table-cell>
          <table:table-cell table:style-name="ce6" office:value-type="string" calcext:value-type="string">
            <text:p>premières, 0.5, 0.2, None</text:p>
            <text:p>même, 0.0, 0.5, None</text:p>
            <text:p>absolument !, 0.3125, 0.75, None</text:p>
            <text:p>beaucoup, 0.1, 0.1, None</text:p>
            <text:p>peu, -0.05, 0.5, None</text:p>
            <text:p>dommag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6125" calcext:value-type="float">
            <text:p>0.06125</text:p>
          </table:table-cell>
          <table:table-cell table:style-name="ce4" office:value-type="float" office:value="0.320833333333" calcext:value-type="float">
            <text:p>0.3208333333</text:p>
          </table:table-cell>
          <table:table-cell table:style-name="ce6" office:value-type="string" calcext:value-type="string">
            <text:p>D'abord la couverture m'a fait marrer ! Puis le résumé au dos et les premières pages. Depuis quelques mois je ne savais pas quoi lire. Je commençais des livres et les laissais de côté sans les finir. Celui-là n'a pas connu le même sort puisqu'il a fallu absolument que j'en connaisse la fin ! Je me suis marrée (beaucoup), j'ai pleuré (un peu). Bref, c'était bien, c'était chouette. Pour bien commencer l'année ça serait dommage de s'en passer...</text:p>
          </table:table-cell>
          <table:table-cell table:style-name="ce6" office:value-type="string" calcext:value-type="string">
            <text:p>premières, 0.5, 0.2, None</text:p>
            <text:p>même, 0.0, 0.5, None</text:p>
            <text:p>absolument !, 0.3125, 0.75, None</text:p>
            <text:p>beaucoup, 0.1, 0.1, None</text:p>
            <text:p>peu, -0.05, 0.5, None</text:p>
            <text:p>dommag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9">
          <table:table-cell table:style-name="ce2" office:value-type="float" office:value="0.061746031746" calcext:value-type="float">
            <text:p>0.0617460317</text:p>
          </table:table-cell>
          <table:table-cell table:style-name="ce4" office:value-type="float" office:value="0.228095238095" calcext:value-type="float">
            <text:p>0.2280952381</text:p>
          </table:table-cell>
          <table:table-cell table:style-name="ce6" office:value-type="string" calcext:value-type="string">
            <text:p>« L'enfant part avec l'ange et le chien suivit derrière », première phrase du livre (extraite de la Bible) et François d'Assise comme personnage central: on s'attend à un mélange heureux entre hagiographie historique et poésie. Au lieu de cela, ce petit livre distille un fatras de péroraisons au ton péremptoire. C. Bobin, à force de chercher l'absolu, transforme tout propos en assertion irréfragable. Sur la sainteté Page 25 : « Fatigue des premier jours du monde, fatigue des premières années d'enfances. De là vient tout. Hors de là, rien. Il n'y a pas de plus grande sainteté que celle des mères épuisées par les couches à laver, la bouillie à réchauffer, le bain à donner. » Page 116: « C'est toute la terre qui est sainte, ou bien rien d'elle.» Sur les femmes C. Bobin doit penser les encenser mais, en fait, il se complait dans une vision terriblement sexiste et réductrice (il semble lui échapper qu'une femme puisse être autre chose qu'une mère ou une religieuse). Page 97 : « La différence entre les hommes et les femmes n'est pas une différence des sexes mais des places. » Page 98 : « Les femmes sont dans la Bible presque aussi nombreuses que les oiseaux » (sous la plume de C. Bobin, c 'est un véritable compliment aux femmes et à la Bible ; on en rirait si le ton n'était pas aussi sérieux') Sur les ânes Page 90 : « De cette histoire, on peut conclure deux choses. La première est que les ânes voient les anges, et cela ne devrait guère nous surprendre. » Accordons à C. Bobin la dimension métaphorique de son histoire (même si il ne l'explicite pas) car à défaut l'élucubration serait parfaitement grotesque ; reste la conclusion: rien ne doit surprendre, il faut tout admettre. Sur le panthéisme Page 120 : « Il [François d'Assise] n'a jamais rien vécu qui ne soit en accord parfait avec cette croyance en une égalité absolue de chaque vivant avec tous les autres, en la même dignité d'existence donnée à chacun 'gueux, bourgeois, arbre ou pierre' par le seul miracle d'apparaître sur terre, baigné du même soleil d'amour souverain. » Etonnante glorification de ce supposée panthéisme de mauvais aloi attribué à François d'Assise (on est loin de la démarche rigoureuse de Spinoza) ou tout '-absolument tout, homme ou pierre- se vaudrait'. Enfin, navigant entre apories et oxymores, dernier extrait pour illustrer la litanie d' « évidences » avec comme corollaire l'absence de doute, d'interrogation, bref de véritable réflexion: surtout ne pas penser, simplement admettre des vérités. Page 117 : « Vous attendez de l'amour qu'il vous comble. Mais l'amour ne comble rien ' ni le trou que vous avez dans la tête, ni cet abime que vous avez au cœur. L'amour est manque bien plus que plénitude. L'amour est plénitude du manque. C'est, je vous l'accorde, une chose incompréhensible. Mais ce qui est impossible à comprendre est tellement simple à vivre. »</text:p>
          </table:table-cell>
          <table:table-cell table:style-name="ce6" office:value-type="string" calcext:value-type="string">
            <text:p>central, 0.05, 0.0, None</text:p>
            <text:p>heureux, 0.7, 0.8, None</text:p>
            <text:p>historique, 0.0, 0.0, None</text:p>
            <text:p>petit, 0.1, 0.1, None</text:p>
            <text:p>absolu, 0.0, 0.2, None</text:p>
            <text:p>premières, 0.5, 0.2, None</text:p>
            <text:p>plus grande, 0.39, 0.26, None</text:p>
            <text:p>terriblement, -0.3, 0.8, None</text:p>
            <text:p>autre, -0.1, 0.0, None</text:p>
            <text:p>religieuse, 0.0, 0.15, None</text:p>
            <text:p>nombreuses, 0.0, 0.2, None</text:p>
            <text:p>sérieux, 0.45, 0.55, None</text:p>
            <text:p>parfaitement grotesque, -1.0, 1.0, None</text:p>
            <text:p>parfait, 0.8, 0.8, None</text:p>
            <text:p>absolue, 0.0, 0.2, None</text:p>
            <text:p>autres, -0.1, 0.0, None</text:p>
            <text:p>même, 0.0, 0.5, None</text:p>
            <text:p>seul, -0.1, 0.2, None</text:p>
            <text:p>souverain, 0.0, 0.0, None</text:p>
            <text:p>mauvais, -0.71, 0.8, None</text:p>
            <text:p>rigoureuse, 0.1, 0.8, None</text:p>
            <text:p>absolument, 0.25, 0.75, None</text:p>
            <text:p>dernier, -0.29, 0.2, None</text:p>
            <text:p>véritable, 0.2, 0.45, None</text:p>
            <text:p>simplement, 0.2, 0.35, None</text:p>
            <text:p>plus, 0.15, 0.1, None</text:p>
            <text:p>incompréhensible, -0.4, 0.6, None</text:p>
            <text:p>impossible, -0.5, 0.5, None</text:p>
            <text:p>tellement simple, 0.05,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618055555556" calcext:value-type="float">
            <text:p>0.0618055556</text:p>
          </table:table-cell>
          <table:table-cell table:style-name="ce4" office:value-type="float" office:value="0.348611111111" calcext:value-type="float">
            <text:p>0.3486111111</text:p>
          </table:table-cell>
          <table:table-cell table:style-name="ce6" office:value-type="string" calcext:value-type="string">
            <text:p>Etant une gigantesque fan de cette auteur, j'ai achèté ce livre dès sa sortie et me sentis alors joyeusement d'attaque pour une nouvelle aventure Werberienne... Cependant, au fur et à mesure que ma lecture progresse, un énorme agacement s'empare de moi. J'ai l'impression de lire un réchauffé sans âme et sans saveur de L'empire des Anges. Je ne reconnais plus la subtilité de mon auteur préféré, j'ai l'impression d'avoir devant moi un bouquin baclé qui exploite un peu plus le thème de l'après-vie de façon si poussée et imvraisemblable que l'ennui arrive plus vite que la ferveur. Je n'ose même pas comparer ce torchon ridicule au meilleur livre que j'ai pu lire, à savoir Les Thanatonautes. Rien de ce qui m'avait touché, captivé, ému dans ce roman n'est retrouvé ici. Werber aurait mieux fait de s'arrêter après l'Empire des Anges, qui reste moins savoureux que Les Thanatonautes, mais qui est tout de même une perle...</text:p>
          </table:table-cell>
          <table:table-cell table:style-name="ce6" office:value-type="string" calcext:value-type="string">
            <text:p>gigantesque, 0.1, 0.6, None</text:p>
            <text:p>nouvelle, 0.1, 0.25, None</text:p>
            <text:p>plus, 0.15, 0.1, None</text:p>
            <text:p>peu plus, 0.075, 0.05, None</text:p>
            <text:p>plus, 0.15, 0.1, None</text:p>
            <text:p>meilleur, 0.5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618055555556" calcext:value-type="float">
            <text:p>0.0618055556</text:p>
          </table:table-cell>
          <table:table-cell table:style-name="ce4" office:value-type="float" office:value="0.348611111111" calcext:value-type="float">
            <text:p>0.3486111111</text:p>
          </table:table-cell>
          <table:table-cell table:style-name="ce6" office:value-type="string" calcext:value-type="string">
            <text:p>Etant une gigantesque fan de cette auteur, j'ai achèté ce livre dès sa sortie et me sentis alors joyeusement d'attaque pour une nouvelle aventure Werberienne... Cependant, au fur et à mesure que ma lecture progresse, un énorme agacement s'empare de moi. J'ai l'impression de lire un réchauffé sans âme et sans saveur de L'empire des Anges. Je ne reconnais plus la subtilité de mon auteur préféré, j'ai l'impression d'avoir devant moi un bouquin baclé qui exploite un peu plus le thème de l'après-vie de façon si poussée et imvraisemblable que l'ennui arrive plus vite que la ferveur. Je n'ose même pas comparer ce torchon ridicule au meilleur livre que j'ai pu lire, à savoir Les Thanatonautes. Rien de ce qui m'avait touché, captivé, ému dans ce roman n'est retrouvé ici. Werber aurait mieux fait de s'arrêter après l'Empire des Anges, qui reste moins savoureux que Les Thanatonautes, mais qui est tout de même une perle...</text:p>
          </table:table-cell>
          <table:table-cell table:style-name="ce6" office:value-type="string" calcext:value-type="string">
            <text:p>gigantesque, 0.1, 0.6, None</text:p>
            <text:p>nouvelle, 0.1, 0.25, None</text:p>
            <text:p>plus, 0.15, 0.1, None</text:p>
            <text:p>peu plus, 0.075, 0.05, None</text:p>
            <text:p>plus, 0.15, 0.1, None</text:p>
            <text:p>meilleur, 0.5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3">
          <table:table-cell table:style-name="ce2" office:value-type="float" office:value="0.0620147058824" calcext:value-type="float">
            <text:p>0.0620147059</text:p>
          </table:table-cell>
          <table:table-cell table:style-name="ce4" office:value-type="float" office:value="0.2225" calcext:value-type="float">
            <text:p>0.2225</text:p>
          </table:table-cell>
          <table:table-cell table:style-name="ce6" office:value-type="string" calcext:value-type="string">
            <text:p>Jouissance féerique d'un livre hors norme, qui ne ressemble à rien de connu, d'un livre en phase et aux prises avec son époque, si éloigné des copies prévisibles que les écrivains rendent à leurs éditeurs comme de bons élèves à leurs professeurs XIXème siècle. Les temps changent pourtant à une vitesse supersonique: le XXIème siècle est l'âge de Protée, dieu grec des plus inédites métamorphoses. Une collégienne voilée crée son propre site en ligne où elle prodigue des conseils aux jeunes musulmanes soucieuses de concilier les préceptes de l'Islam et les séductions de la société moderne, joue du violoncelle dans un orchestre amateur et rédige des fanfictions sur les superhéros américains ou japonais; un jeune universitaire finlandais, incapable d'achever sa thèse sur l'héroïsme contemporain, voyage en France à la conquête des filles faciles et à la rencontre d'un hacker; un ouvrier malheureux se renconvertit en D.J. et se passionne pour l'art subtil de la table et les livres de Nadine de Rothschild... Batoule, Sven Tikkanen, Yannig sont à l'image de leur siècle: protéiformes, profus, composites, hybrides, imprévisibles en somme. Avec les fées Mondialisation et Internet penchées sur les berceaux, advient l'âge de tous les possibles: les télescopages et les collusions les plus improblables se produisent dans un univers d'une élasticité et d'une plasticité extraordinaires: Parce qu'ainsi sont les périodes d'économie mondialisée: dans ce genre de périodes, tout est lié à l'échelle planétaire; on ressent fortement que des choses spatialement très éloignées sont interdépendantes, qu'on n'est jamais loin du magma. Dans ce genre de périodes, il y a un côté agglutinement parfois insupportable, ce côté Je mange une glace à Santiago et tu frissonnes à Toronto, ce côté Tu sautes à Lomé et je rebondis à Taipei, ce côté Je lève les bras à Rotterdam et quelqu'un se gratte à Karachi. Pour dire une époque aux confins de la magie, d'une complexité à la fois enchanteresse et inquiétante, Emmanuelle Pireyre excelle à la manière d'une D-Jette, plus proche d'un Fatboy Slim pour l'innovation et la joie, d'une Chloé pour la profondeur pensive, que du conformisme malin d'un David Guetta. Féerie générale sample et remixe avec jubilation tout ce qui s'entend ou se lit au quotidien, à la télé, dans les journaux ou en ligne. Le livre-monde est un collage délirant, dadaïste, orchestré par une fantaisie décapante. Chaque set déroule ses boucles rythmiques sur le principe ludique du Café del Mar - Marabout - Bout de ficelle, l'élément discret d'une séquence devenant le motif central de la suivante. Les morceaux s'enchaînent avec fluidité, un peu comme en discothèque lorsque deux musiques s'enlacent harmonieusement avant de se séparer pour le plus grand plaisir des clubbers. Une écoute superficielle ne percevrait ici que l'écho texturé et déformé du Grand Bazar chaotique contemporain. Loin d'être un vain exercice formel, Féerie générale s'offre aussi comme un merveilleux livre à penser. Dans un monde excessivement formaté, Emmanuelle Pireyre invite à définir la liberté: Comment s'y prend notre sauvagerie quand la dose d'industrie et d'objets, la dose d'interpénétration géopolitique deviennent démesurément encombrantes. L'écrivaine décèle les pièges d'une fausse liberté: le management japonais, par exemple, qui en confiant aux ouvriers l'organisation d'une cellule de groupe leur donne le sentiment qu'ils ont un pouvoir décisionnaire. Le plus sûr moyen d'asservir les êtres n'est-il pas de leur faire croire qu'ils sont libres? Le regretté Etienne de La Boétie nommait cette illusion la servitude volontaire. Le logiciel PowerPoint qui s'immisce en leitmotiv dans les récits métaphorise cet insidieux encadrement de la pensée. Ailleurs, une analyse subtile d'un passage extrait d'un roman de Faulkner démontre le poids des choses et de la consommation comme entraves aux désirs d'indépendance. Et si, à la fin du livre, les professeurs de philosophie des classes de terminale reviennent hanter les rêves des traders, c'est bien pour leur rappeler que le raisonnable n'est pas le rationnel et ne peut se réduire à une équation mathématique. Se faufilant avec souplesse à travers ses personnages, ses micro-fictions et ses idées, Emmanuelle Pireyre ne juge pas, ne délimite pas le bien et le mal. Joueuse, elle nous entraîne dans la spirale du vortex contemporain, en profite pour dynamiser/dynamiter la littérature avec humour, mais ne perd jamais de vue l'essentiel: la quête du bonheur. Electrisant!</text:p>
          </table:table-cell>
          <table:table-cell table:style-name="ce6" office:value-type="string" calcext:value-type="string">
            <text:p>bons, 0.7, 0.7, None</text:p>
            <text:p>grec, 0.0, 0.0, None</text:p>
            <text:p>plus inédites, 0.156, 0.39, None</text:p>
            <text:p>propre, 0.33, 0.2, None</text:p>
            <text:p>jeunes, 0.32, 0.4, None</text:p>
            <text:p>soucieuses, -0.25, 0.35, None</text:p>
            <text:p>moderne, 0.2, 0.1, None</text:p>
            <text:p>américains, 0.08, 0.1, None</text:p>
            <text:p>jeune, 0.32, 0.4, None</text:p>
            <text:p>incapable, -0.67, 0.65, None</text:p>
            <text:p>contemporain, 0.07, 0.1, None</text:p>
            <text:p>faciles, 0.27, 0.4, None</text:p>
            <text:p>malheureux, -0.3, 0.7, None</text:p>
            <text:p>subtil, 0.2, 0.2, None</text:p>
            <text:p>imprévisibles, -0.2, 0.5, None</text:p>
            <text:p>possibles, 0.0, 0.3, None</text:p>
            <text:p>plus, 0.15, 0.1, None</text:p>
            <text:p>extraordinaires, 0.1, 0.8, None</text:p>
            <text:p>fortement, 0.2, 0.7, None</text:p>
            <text:p>très, 0.01, 0.65, None</text:p>
            <text:p>insupportable, -0.2, 0.2, None</text:p>
            <text:p>inquiétante, -0.4, 0.75, None</text:p>
            <text:p>plus, 0.15, 0.1, None</text:p>
            <text:p>pensive, 0.1, 0.2, None</text:p>
            <text:p>malin, -0.3, 0.5, None</text:p>
            <text:p>générale, 0.0, 0.0, None</text:p>
            <text:p>discret, 0.0, 0.2, None</text:p>
            <text:p>central, 0.05, 0.0, None</text:p>
            <text:p>suivante, 0.0, 0.0, None</text:p>
            <text:p>peu, -0.05, 0.5, None</text:p>
            <text:p>plus grand, 0.39, 0.26, None</text:p>
            <text:p>plaisir, 0.15, 0.0, None</text:p>
            <text:p>contemporain, 0.07, 0.1, None</text:p>
            <text:p>vain, -0.3, 0.7, None</text:p>
            <text:p>formel, -0.12, -0.5, None</text:p>
            <text:p>générale, 0.0, 0.0, None</text:p>
            <text:p>merveilleux, 0.9, 0.9, None</text:p>
            <text:p>fausse, -0.5, 0.4, None</text:p>
            <text:p>plus, 0.15, 0.1, None</text:p>
            <text:p>moyen, -0.15, 0.1, None</text:p>
            <text:p>libres, 0.45, 0.3, None</text:p>
            <text:p>volontaire, 0.0, 0.2, None</text:p>
            <text:p>subtile, 0.2, 0.2, None</text:p>
            <text:p>contemporain, 0.07, 0.1,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0626315789474" calcext:value-type="float">
            <text:p>0.0626315789</text:p>
          </table:table-cell>
          <table:table-cell table:style-name="ce4" office:value-type="float" office:value="0.244736842105" calcext:value-type="float">
            <text:p>0.2447368421</text:p>
          </table:table-cell>
          <table:table-cell table:style-name="ce6" office:value-type="string" calcext:value-type="string">
            <text:p>alors moi, j'aime bien Teulé. mais là... comment dire... fuyez. c'est un petit roman qui est fort long à lire, pénible, attendu. Dès la première page on sait comment ça va tourner. Au début, c'est rigolo, après, ça devient répétitif et inutile : pourquoi faire zozoter Alan ? pour le rendre mignon ? franchement... Il n'y a aucune histoire aucune intrigue (vous me direz, ça fait pas loin de 200 ans que c'est comme ça, et vous avez raison, mais il n'y a même pas de style !). j'espère que Jean teulé s'est amusé, et qu'il va vite retourner vers des écrits plus intéressants (je vous invite à lire tous ses autres romans). On a d'ailleurs l'impression qu'il n'a pas oublié sa passion pour la poésie (il cite implicitement Baudelaire, par exemple, tout au long du roman). sans rancunes ?</text:p>
          </table:table-cell>
          <table:table-cell table:style-name="ce6" office:value-type="string" calcext:value-type="string">
            <text:p>aime, 0.6, 0.6, None</text:p>
            <text:p>petit, 0.1, 0.1, None</text:p>
            <text:p>long, -0.4, 0.1, None</text:p>
            <text:p>pénible, -0.4, 0.5, None</text:p>
            <text:p>inutile !, -0.375, 0.5, None</text:p>
            <text:p>plus intéressants, 0.39, 0.65, None</text:p>
            <text:p>autres, -0.1, 0.0, None</text:p>
            <text:p>long, -0.4,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0">
          <table:table-cell table:style-name="ce2" office:value-type="float" office:value="0.0627777777778" calcext:value-type="float">
            <text:p>0.0627777778</text:p>
          </table:table-cell>
          <table:table-cell table:style-name="ce4" office:value-type="float" office:value="0.242777777778" calcext:value-type="float">
            <text:p>0.2427777778</text:p>
          </table:table-cell>
          <table:table-cell table:style-name="ce6" office:value-type="string" calcext:value-type="string">
            <text:p>Je ne ferai pas un résumé de ces nouvelles car il est difficile de le faire sans en dévoiler la fin ce qui serait dommageable. Les thèmes abordés sont d'actualité, et par leur traitement donnent une vision originale sur la société d'aujourd'hui. Ecrire des nouvelles est assurément un des exercices de style les plus difficiles. Il faut en quelques pages arriver à croquer les personnages, développer une intrigue, la rythmer et faire en sorte que lorsque vous finissez les quelques pages il vous reste une grande saveur. Et bien vous trouverez tout cela dans ce recueil de nouvelles, sans parler de la qualité d'écriture, de celle de l'humour, de la grande sensibilité de l'auteur et de l'intelligence avec laquelle sont abordés les sujets, et je ne vous parle pas des caractères des personnages particulièrement bien croqués ! Oui vous le devinez je suis sous le charme de ce recueil et je pense que vous le serez aussi si vous le lisez. Un cadeau à faire aux approches de Noel à ceux qui aiment les nouvelles.</text:p>
          </table:table-cell>
          <table:table-cell table:style-name="ce6" office:value-type="string" calcext:value-type="string">
            <text:p>nouvelles, 0.1, 0.25, None</text:p>
            <text:p>difficile, -0.5, 0.4, None</text:p>
            <text:p>originale, 0.2, 0.6, None</text:p>
            <text:p>nouvelles, 0.1, 0.25, None</text:p>
            <text:p>plus difficiles, -0.65, 0.52, None</text:p>
            <text:p>grande, 0.3, 0.2, None</text:p>
            <text:p>nouvelles, 0.1, 0.25, None</text:p>
            <text:p>qualité, 0.4, 0.0, None</text:p>
            <text:p>grande, 0.3, 0.2, None</text:p>
            <text:p>particulièrement !, 0.0, 0.8, None</text:p>
            <text:p>cadeau, 0.45, 0.0, None</text:p>
            <text:p>nouvelles, 0.1,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5">
          <table:table-cell table:style-name="ce2" office:value-type="float" office:value="0.0629347826087" calcext:value-type="float">
            <text:p>0.0629347826</text:p>
          </table:table-cell>
          <table:table-cell table:style-name="ce4" office:value-type="float" office:value="0.410652173913" calcext:value-type="float">
            <text:p>0.4106521739</text:p>
          </table:table-cell>
          <table:table-cell table:style-name="ce6" office:value-type="string" calcext:value-type="string">
            <text:p>169 pages écrites en ARIAL 36 avec 22 pages blanches, comme d'habitude (Seul avantage du livre il peut servir de bloc-notes:-) Mam'zelle Nothomb; entre quelques platitudes genre Le champagne c'est cool et le St-Honoré ça fait un repas... essaye une fois de plus de nous épater avec un prénom d'héroïne bobo ; hyper original-style Saturnine MAIS heureusement pour nous, pauvres consomateurs incultes; arrive toujours un moment dans le livre ou l'un demande <text:s/>Vous portez un prénom étrange....Meuh! D'où vient-il donc? <text:s/>Ô SURPRISE, et là Mam'zelle Nothomb peu nous montrer qu'il est normal de payer 28,70 chfrs( 23 euros) pour les recherches de prénoms originaux qu'elle a dût faire sur Wikipédia et dont elle garde une liste dans ses tiroirs pour les 20 prochaines rentrées:-((( ....Non, il faut arrêter de sortir ce genre de nullité chaque rentrée, il eût été plus judicieux d'en sortir un bon chaque 4 ans. Là on a vraiment;et comme ces 4 dernières années; l'impression d'être les tirroirs caisses d'Albin Michel. Où donc est passée l'auteur brillante et prometteuse qui nous faisait tant rêver à ses débuts? Domage que son look et ses couvertures soient devenus pour elle ou son éditeur, plus important que le contenu de ses livres:-((( Comme dans la fable du Corbeau et du Renard je JURE...MAIS UN PEU TARD qu'on ne m'y prendra plus. Personnellement pour moi, c'était LE DERNIER.</text:p>
          </table:table-cell>
          <table:table-cell table:style-name="ce6" office:value-type="string" calcext:value-type="string">
            <text:p>blanches, 0.05, 0.0, None</text:p>
            <text:p>:-), 0.5, 1.0, mood</text:p>
            <text:p>plus !, 0.1875, 0.1, None</text:p>
            <text:p>peu, -0.05, 0.5, None</text:p>
            <text:p>normal, 0.17, 0.15, None</text:p>
            <text:p>prochaines, 0.0, 0.0, None</text:p>
            <text:p>:-(, -0.75, 1.0, mood</text:p>
            <text:p>plus judicieux, 0.13, 0.26, None</text:p>
            <text:p>bon, 0.7, 0.7, None</text:p>
            <text:p>dernières, -0.29, 0.2, None</text:p>
            <text:p>brillante, 0.65, 0.7, None</text:p>
            <text:p>plus, 0.15, 0.1, None</text:p>
            <text:p>:-(, -0.75, 1.0, mood</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0634615384615" calcext:value-type="float">
            <text:p>0.0634615385</text:p>
          </table:table-cell>
          <table:table-cell table:style-name="ce4" office:value-type="float" office:value="0.976923076923" calcext:value-type="float">
            <text:p>0.9769230769</text:p>
          </table:table-cell>
          <table:table-cell table:style-name="ce6" office:value-type="string" calcext:value-type="string">
            <text:p>C'est triste de réduire le monde à un schéma aussi simpliste. C'est du tourisme spirituel ou anthropologique, ou les deux en même temps. Non, le cireur de chaussures maghrébin n'est pas heureux parce qu'il vous sourit. C'est juste qu'il ne connait que ça et qu'il aurait tort, comme tout bon commerçant, d'être agressif. On baigne en plein angélisme de supermarché. J'y ai trouvé des analyses réductrices et fallacieuses; de celles qu'on a quand on passe en bus de voyage devant des baraques humbles dans quelque pays pauvre, et que tout le monde s'accorde à les trouver charmantes et veut faire une pause photo. L'auteur devrait sortir de son bus mental. a éviter à tout prix, par pitié. Désolé pour l'auteur. j'aurais aimé ressentir de la joie à la lecture de ce livre mais bizarrement j'en garde une certaine tristesse. Je crois même m'en être débarrassé de peur qu'il ne tombe entre les mains de quelqu'un d'autre. lisez plutôt un des admirables livres de Timothy Radcliffe, ce moine dominicain qui vit la spiritualité chez les croyants comme les non croyants. là c'est du renversant.</text:p>
          </table:table-cell>
          <table:table-cell table:style-name="ce6" office:value-type="string" calcext:value-type="string">
            <text:p>triste, -0.3, 0.6, None</text:p>
            <text:p>simpliste, 0.05, 0.1, None</text:p>
            <text:p>spirituel, 0.1, 0.5, None</text:p>
            <text:p>maghrébin, 0.0, 0.0, None</text:p>
            <text:p>pas heureux, -0.35, 0.8, None</text:p>
            <text:p>bon, 0.7, 0.7, None</text:p>
            <text:p>agressif, -0.8, 0.8, None</text:p>
            <text:p>plein, 0.29, 0.3, None</text:p>
            <text:p>humbles, -0.2, 0.5, None</text:p>
            <text:p>pauvre, -0.37, 0.2, None</text:p>
            <text:p>charmantes, 0.55, 0.5, None</text:p>
            <text:p>mental, 0.2, 0.0, None</text:p>
            <text:p>autre, -0.1, 0.0, None</text:p>
            <text:p>admirables,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0634615384615" calcext:value-type="float">
            <text:p>0.0634615385</text:p>
          </table:table-cell>
          <table:table-cell table:style-name="ce4" office:value-type="float" office:value="0.976923076923" calcext:value-type="float">
            <text:p>0.9769230769</text:p>
          </table:table-cell>
          <table:table-cell table:style-name="ce6" office:value-type="string" calcext:value-type="string">
            <text:p>C'est triste de réduire le monde à un schéma aussi simpliste. C'est du tourisme spirituel ou anthropologique, ou les deux en même temps. Non, le cireur de chaussures maghrébin n'est pas heureux parce qu'il vous sourit. C'est juste qu'il ne connait que ça et qu'il aurait tort, comme tout bon commerçant, d'être agressif. On baigne en plein angélisme de supermarché. J'y ai trouvé des analyses réductrices et fallacieuses; de celles qu'on a quand on passe en bus de voyage devant des baraques humbles dans quelque pays pauvre, et que tout le monde s'accorde à les trouver charmantes et veut faire une pause photo. L'auteur devrait sortir de son bus mental. a éviter à tout prix, par pitié. Désolé pour l'auteur. j'aurais aimé ressentir de la joie à la lecture de ce livre mais bizarrement j'en garde une certaine tristesse. Je crois même m'en être débarrassé de peur qu'il ne tombe entre les mains de quelqu'un d'autre. lisez plutôt un des admirables livres de Timothy Radcliffe, ce moine dominicain qui vit la spiritualité chez les croyants comme les non croyants. là c'est du renversant.</text:p>
          </table:table-cell>
          <table:table-cell table:style-name="ce6" office:value-type="string" calcext:value-type="string">
            <text:p>triste, -0.3, 0.6, None</text:p>
            <text:p>simpliste, 0.05, 0.1, None</text:p>
            <text:p>spirituel, 0.1, 0.5, None</text:p>
            <text:p>maghrébin, 0.0, 0.0, None</text:p>
            <text:p>pas heureux, -0.35, 0.8, None</text:p>
            <text:p>bon, 0.7, 0.7, None</text:p>
            <text:p>agressif, -0.8, 0.8, None</text:p>
            <text:p>plein, 0.29, 0.3, None</text:p>
            <text:p>humbles, -0.2, 0.5, None</text:p>
            <text:p>pauvre, -0.37, 0.2, None</text:p>
            <text:p>charmantes, 0.55, 0.5, None</text:p>
            <text:p>mental, 0.2, 0.0, None</text:p>
            <text:p>autre, -0.1, 0.0, None</text:p>
            <text:p>admirables,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64" calcext:value-type="float">
            <text:p>0.064</text:p>
          </table:table-cell>
          <table:table-cell table:style-name="ce4" office:value-type="float" office:value="0.42" calcext:value-type="float">
            <text:p>0.42</text:p>
          </table:table-cell>
          <table:table-cell table:style-name="ce6" office:value-type="string" calcext:value-type="string">
            <text:p>la pub disait :le livre qui rend heureux .....????? je trouve ce livre triste et je ne lis pas pour me régaler de la petite vie médiocre de mme et monsieur tout le monde mais pour m'évader réver m'envoler.!!!!m'elever</text:p>
          </table:table-cell>
          <table:table-cell table:style-name="ce6" office:value-type="string" calcext:value-type="string">
            <text:p>heureux, 0.7, 0.8, None</text:p>
            <text:p>triste, -0.3, 0.6, None</text:p>
            <text:p>petite, 0.1, 0.1, None</text:p>
            <text:p>médiocre, -0.4,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0">
          <table:table-cell table:style-name="ce2" office:value-type="float" office:value="0.0645" calcext:value-type="float">
            <text:p>0.0645</text:p>
          </table:table-cell>
          <table:table-cell table:style-name="ce4" office:value-type="float" office:value="0.3" calcext:value-type="float">
            <text:p>0.3</text:p>
          </table:table-cell>
          <table:table-cell table:style-name="ce6" office:value-type="string" calcext:value-type="string">
            <text:p>C'est un livre que j'ai choisi au hasard dans un rayon, on ne sait jamais pourquoi les yeux se fixent sur l'un ou l'autre. J'ai trouvé ce roman très décevant. Il ne présente aucune originalité. C'est un cocktail de sentiments amoureux, de mystère, et de paranormal. Les ingrédients sont réunis pour créer une atmosphère de bluette, mêlée de suspens, car il y a un secret, du reste assez facilement prévisible. Tout cela est assez simplet. Pour le côté positif je dirais cependant que l'écriture est fluide, ce qui rend la lecture reposante. Et, après tout, j'ai quand même lu jusqu'à la fin. L'auteure distille les indices sur le secret avec un savant dosage, sans précipitation. L'atmosphère est bien rendue, les paysages sont bien décrits, les lieux où se passent l'action, tels qu'ils sont présentés, apportent une sorte d'authenticité. Disons que l'ensemble peut procurer une certaine détente, c'est un roman pour la jeunesse ou pour midinette, mais il en faut. Même si je l'oublierai vite, je m'y serai distraite un moment.</text:p>
          </table:table-cell>
          <table:table-cell table:style-name="ce6" office:value-type="string" calcext:value-type="string">
            <text:p>autre, -0.1, 0.0, None</text:p>
            <text:p>très, 0.01, 0.65, None</text:p>
            <text:p>amoureux, 0.55, 0.6, None</text:p>
            <text:p>positif, 0.0, 0.0, None</text:p>
            <text:p>fluide, 0.0, 0.0, None</text:p>
            <text:p>savant, 0.5, 0.3,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648214285714" calcext:value-type="float">
            <text:p>0.0648214286</text:p>
          </table:table-cell>
          <table:table-cell table:style-name="ce4" office:value-type="float" office:value="0.25" calcext:value-type="float">
            <text:p>0.25</text:p>
          </table:table-cell>
          <table:table-cell table:style-name="ce6" office:value-type="string" calcext:value-type="string">
            <text:p>J'ai pas tout pigé moi... L'histoire avait l'air prenante, mais c'est très brouillon, pas clair, je suis revenue en arrière plusieurs fois, et sur le sort de sa mère... que lui est il arrivé ??? si quelqu'un peut m'expliquer, ça m'arrangerait ! Merci ! Quelle frustration, je déteste ça !</text:p>
          </table:table-cell>
          <table:table-cell table:style-name="ce6" office:value-type="string" calcext:value-type="string">
            <text:p>très, 0.01, 0.65, None</text:p>
            <text:p>pas clair ! ! !, -0.27343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65" calcext:value-type="float">
            <text:p>0.065</text:p>
          </table:table-cell>
          <table:table-cell table:style-name="ce4" office:value-type="float" office:value="0.1" calcext:value-type="float">
            <text:p>0.1</text:p>
          </table:table-cell>
          <table:table-cell table:style-name="ce6" office:value-type="string" calcext:value-type="string">
            <text:p>Franchement, que c'est léger, superficiel. C'était un essai de lecture pour savoir, comme pour un Levy ou un Musso. Pas pour moi, je le sais dorénavant.</text:p>
          </table:table-cell>
          <table:table-cell table:style-name="ce6" office:value-type="string" calcext:value-type="string">
            <text:p>léger, 0.18, 0.2,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65" calcext:value-type="float">
            <text:p>0.065</text:p>
          </table:table-cell>
          <table:table-cell table:style-name="ce4" office:value-type="float" office:value="0.36" calcext:value-type="float">
            <text:p>0.36</text:p>
          </table:table-cell>
          <table:table-cell table:style-name="ce6" office:value-type="string" calcext:value-type="string">
            <text:p>J'ai cherché la cassette de cette pièce, mais M. Luchini ne répond pas ! Heureusement que qq temps plus tard j'ai trouvé ce livre. Le sujet, bien sûr, est fameux !</text:p>
          </table:table-cell>
          <table:table-cell table:style-name="ce6" office:value-type="string" calcext:value-type="string">
            <text:p>plus, 0.15, 0.1, None</text:p>
            <text:p>fameux !, 0.1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0655555555556" calcext:value-type="float">
            <text:p>0.0655555556</text:p>
          </table:table-cell>
          <table:table-cell table:style-name="ce4" office:value-type="float" office:value="0.355555555556" calcext:value-type="float">
            <text:p>0.3555555556</text:p>
          </table:table-cell>
          <table:table-cell table:style-name="ce6" office:value-type="string" calcext:value-type="string">
            <text:p>Franchement déçu. Je suis pourtant un fan de la première heure. J'ai lu le cycle des fourmis au moins 5 ou 6 fois celui des thanatonautes et celui des dieux aussi. J'adore l'ESRA. Je les ai toujours lu en une nuit. Et là, j'ai mis 3 ou 4 jours. Et j'ai l'impression de l'avoir déjà lu, il n'y a plus d'idées nouvelles (hormis l'idée du voyage). J'ai l'impression d'avoir lu quelque chose de baclé. Mais enfin BW, que s'est il passé? Je m'attendais à beaucoup plus de surprises... Pour ceux qui ne connaissent pas Werber, allez y, le style y est toujours, les idées vous paraitront nouvelles. Mais je vous conseillerais plutot les thanatonautes... puis l'empire des anges.</text:p>
          </table:table-cell>
          <table:table-cell table:style-name="ce6" office:value-type="string" calcext:value-type="string">
            <text:p>adore, 0.5, 0.5, None</text:p>
            <text:p>n' plus, -0.075, 0.1, None</text:p>
            <text:p>nouvelles, 0.1, 0.25, None</text:p>
            <text:p>beaucoup plus, 0.18, 0.12, None</text:p>
            <text:p>nouvelles, 0.1,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655555555556" calcext:value-type="float">
            <text:p>0.0655555556</text:p>
          </table:table-cell>
          <table:table-cell table:style-name="ce4" office:value-type="float" office:value="0.355555555556" calcext:value-type="float">
            <text:p>0.3555555556</text:p>
          </table:table-cell>
          <table:table-cell table:style-name="ce6" office:value-type="string" calcext:value-type="string">
            <text:p>Franchement déçu. Je suis pourtant un fan de la première heure. J'ai lu le cycle des fourmis au moins 5 ou 6 fois celui des thanatonautes et celui des dieux aussi. J'adore l'ESRA. Je les ai toujours lu en une nuit. Et là, j'ai mis 3 ou 4 jours. Et j'ai l'impression de l'avoir déjà lu, il n'y a plus d'idées nouvelles (hormis l'idée du voyage). J'ai l'impression d'avoir lu quelque chose de baclé. Mais enfin BW, que s'est il passé? Je m'attendais à beaucoup plus de surprises... Pour ceux qui ne connaissent pas Werber, allez y, le style y est toujours, les idées vous paraitront nouvelles. Mais je vous conseillerais plutot les thanatonautes... puis l'empire des anges.</text:p>
          </table:table-cell>
          <table:table-cell table:style-name="ce6" office:value-type="string" calcext:value-type="string">
            <text:p>adore, 0.5, 0.5, None</text:p>
            <text:p>n' plus, -0.075, 0.1, None</text:p>
            <text:p>nouvelles, 0.1, 0.25, None</text:p>
            <text:p>beaucoup plus, 0.18, 0.12, None</text:p>
            <text:p>nouvelles, 0.1,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4">
          <table:table-cell table:style-name="ce2" office:value-type="float" office:value="0.0655970149254" calcext:value-type="float">
            <text:p>0.0655970149</text:p>
          </table:table-cell>
          <table:table-cell table:style-name="ce4" office:value-type="float" office:value="0.338208955224" calcext:value-type="float">
            <text:p>0.3382089552</text:p>
          </table:table-cell>
          <table:table-cell table:style-name="ce6" office:value-type="string" calcext:value-type="string">
            <text:p>la trame de ce très bon livre est simple d'apparence : la disparition d'une fille de quinze ans -Nola- en 1975 dont on retrouve le corps en 2008 dans la propriété d'un immense écrivain admiré par tous -Harry Quebert- avec le manuscrit de son chef d'oeuvre L'origine du mal à ses côtés... donc il est arrêté pour le meurtre sadique de cette fille Mais un de ses anciens étudiants de qui il fut le mentor et l'ami -Marcus Goldman- qui a publié un premier best-seller il y a deux ans et qui ne parvient pas à écrire le second vient dans cette petite ville du New Hampshire pour tenter d'innocenter son ami qui ne peut absolument pas être coupable de ce crime ignoble, il va donc enquêter et se sera son second livre que nous tenons entre les mains en fait son troisième... plus de 650 pages pour enfin découvrir la vérité Et c'est vraiment dans les dernières pages du manuscrit que nous comprendrons enfin ce qui s'est réellement passé la nuit du 30 août 1975 ; donc c'est un polar complexe et haletant, c'est l'histoire d'un amour total et absolu entre une fille de 15 ans et un homme de 31, c'est la description méticuleuse d'une petite ville de province du nord-est de l'Amérique, c'est la relation d'amitié quasi filiale entre en professeur génial et un étudiant brillant, c'est le roman des mères entre la mère juive envahissante, une autre hystérique et une troisième indigne et absente, c'est la description du milieu de l'édition à succès avec un éditeur sans scrupules qui ferra tout pour vendre des millions d'exemplaires du second roman de Marcus Goldman... et ce n'est pas tout ; on ne s'ennuie pas une seconde, on va de découverte en découverte, et lorsqu'on arrive au point final on comprendra enfin tout. C'est plaisant, riche, drôle par moments -légèrement caricatural dans sa description des gens de ce gros bourg-, écrit avec fluidité dans un style discret qui sert l'intrigue. Un plaisir. Marcus, savez-vous quel est le seul moyen de mesurer combien vous aimez quelqu'un ? - Non - C'est de le perdre. p222 - Vous essayez de me parler d'amour, Marcus, mais l'amour, c'est compliqué. L'amour, c'est très compliqué. C'est à la fois la plus extraordinaire et la pire chose qui puisse arriver. Vous le découvrirez un jour. L'amour, ça peut faire très mal. Vous ne devez pas pour autant avoir peur de tomber, et surtout de tomber amoureux, car l'amour, c'est aussi très beau, mais comme tout ce qui est beau, ça vous éblouit et ça vous fait mal aux yeux. C'est pour ça que souvent,on pleure souvent après. p103 - Crois-en mon expérience de flic : on ne sait jamais de quoi les gens sont capables. Surtout ceux qu'on croit bien connaître. p70</text:p>
          </table:table-cell>
          <table:table-cell table:style-name="ce6" office:value-type="string" calcext:value-type="string">
            <text:p>très bon, 1.0, 1.0, None</text:p>
            <text:p>simple, 0.1, 0.1, None</text:p>
            <text:p>immense, 0.45, 0.7, None</text:p>
            <text:p>anciens, 0.04, 0.0, None</text:p>
            <text:p>petite, 0.1, 0.1, None</text:p>
            <text:p>absolument pas, -0.125, 0.75, None</text:p>
            <text:p>coupable, -0.25, 0.55, None</text:p>
            <text:p>ignoble, -0.8, 0.7, None</text:p>
            <text:p>plus, 0.15, 0.1, None</text:p>
            <text:p>découvrir, 0.1, 0.0, None</text:p>
            <text:p>vraiment, 0.0, 0.5, None</text:p>
            <text:p>dernières, -0.29, 0.2, None</text:p>
            <text:p>complexe, -0.2, -0.4, None</text:p>
            <text:p>absolu, 0.0, 0.2, None</text:p>
            <text:p>petite, 0.1, 0.1, None</text:p>
            <text:p>génial, 0.9, 1.0, None</text:p>
            <text:p>juive, 0.0, 0.0, None</text:p>
            <text:p>envahissante, -0.25, -0.5, None</text:p>
            <text:p>autre, -0.1, 0.0, None</text:p>
            <text:p>indigne, -0.3, 0.5, None</text:p>
            <text:p>absente, -0.1, 0.0, None</text:p>
            <text:p>ne ennuie, 0.3, 0.6, None</text:p>
            <text:p>final, -0.5, 0.15, None</text:p>
            <text:p>riche, 0.45, 0.5, None</text:p>
            <text:p>drôle, 0.53, 0.6, None</text:p>
            <text:p>gros, 0.0, 0.2, None</text:p>
            <text:p>discret, 0.0, 0.2, None</text:p>
            <text:p>plaisir, 0.15, 0.0, None</text:p>
            <text:p>moyen, -0.15, 0.1, None</text:p>
            <text:p>très, 0.01, 0.65, None</text:p>
            <text:p>plus extraordinaire, 0.13, 1.0, None</text:p>
            <text:p>pire, -0.4, 0.8, None</text:p>
            <text:p>très, 0.01, 0.65, None</text:p>
            <text:p>amoureux, 0.55, 0.6, None</text:p>
            <text:p>très, 0.01, 0.65, None</text:p>
            <text:p>capables, 0.3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0661538461538" calcext:value-type="float">
            <text:p>0.0661538462</text:p>
          </table:table-cell>
          <table:table-cell table:style-name="ce4" office:value-type="float" office:value="0.292307692308" calcext:value-type="float">
            <text:p>0.2923076923</text:p>
          </table:table-cell>
          <table:table-cell table:style-name="ce6" office:value-type="string" calcext:value-type="string">
            <text:p>Nancy Huston est surtout connue romancière; elle nous livre ici une tentative de description de la féminité; elle a des fulgurances certaines : par exemple lorsqu'elle explique l'émergence de la théorie du genre ...et sa fausseté. hélas elle ne maîtrise pas la méthode sociologique, loin de la : elle cite peu de travaux de recherche; elle remplace la vacuité de ses concepts par des exemples, certes intéressants mais qu'il est difficile de généraliser. dans les 50 dernières pages elle nous livre son plaidoyer contre la prostitution avec cet argument massue est ce que ceux qui sont en faveur de la légalisation de la prostitution voudraient que leur fille embrasse, en plus du client , ce métier ? on attend son prochain livre avec impatience : comment débusquer les prostituées illégales ? avec en chapitre 1 intitulé si j'accepte l'invitation au restaurant d'un homme suis je une prostituée ? en un mot son livre est bon exemple de ce qu'un amateur doué peut produire. mais il peut vite énerver par son manque de rigueur et la tentation permanente de la généralisation.</text:p>
          </table:table-cell>
          <table:table-cell table:style-name="ce6" office:value-type="string" calcext:value-type="string">
            <text:p>hélas, -0.4, 0.6, None</text:p>
            <text:p>peu, -0.05, 0.5, None</text:p>
            <text:p>intéressants, 0.3, 0.5, None</text:p>
            <text:p>difficile, -0.5, 0.4, None</text:p>
            <text:p>dernières, -0.29, 0.2, None</text:p>
            <text:p>plus, 0.15, 0.1, None</text:p>
            <text:p>prochain, 0.0, 0.0, None</text:p>
            <text:p>illégales, -0.05, -0.1, None</text:p>
            <text:p>bon, 0.7, 0.7, None</text:p>
            <text:p>permanente, 0.0,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7">
          <table:table-cell table:style-name="ce2" office:value-type="float" office:value="0.0664375" calcext:value-type="float">
            <text:p>0.0664375</text:p>
          </table:table-cell>
          <table:table-cell table:style-name="ce4" office:value-type="float" office:value="0.2284375" calcext:value-type="float">
            <text:p>0.2284375</text:p>
          </table:table-cell>
          <table:table-cell table:style-name="ce6" office:value-type="string" calcext:value-type="string">
            <text:p>Un classique qui a effrayé et ravi bien d'autres avant moi, et pour cause : dans son premier roman, Bazin s'attaque au récit bouleversant de son enfance, en ne transformant que certains noms et très peu de faits. Et l'histoire qu'il nous conte est absolument effarante. Trois frères de la bourgeoisie mêlée de sang bleu et pieuse, vivant dans un château bien en retrait de la ville la plus proche, sont livrés à une mère monstrueuse et se défendent comme ils le peuvent contre chaque acte bas et mesquin auquel elle les confronte. Des punitions injustes pleuvent, des batailles épiques sont livrées quotidiennement, et ce jusqu'à ce que le plus fort, le plus intelligent et le plus haineux d'entre tous gagne la guerre et sa liberté. De ces années noires naîtront la persévérance, l'impudence, le courage de Bazin. Il nous livre ici la partie la plus sombre de lui, avec une candeur, une force, une haine et un désespoir qui font chavirer. On l'accompagne dans son univers d'enfant martyrisé puis de maigre adolescent affammé et malgré tout rebelle, avec sympathie et horreur. C'est l'histoire d'un être voué à la déchéance qui s'est relevé et a subsisté par son entêtement et sa témérité seuls. Il a souvent été dit que Bazin s'inspirait de la plume de Mauriac, mais « Vipère au poing » reste quoi qu'il en soit une œuvre à part, bien personnelle et qui a rendu « Folcoche » et son fils célèbres.</text:p>
          </table:table-cell>
          <table:table-cell table:style-name="ce6" office:value-type="string" calcext:value-type="string">
            <text:p>classique, 0.7, 0.2, None</text:p>
            <text:p>autres, -0.1, 0.0, None</text:p>
            <text:p>très peu, -0.1, 1.0, None</text:p>
            <text:p>absolument, 0.25, 0.75, None</text:p>
            <text:p>bleu, 0.04, 0.0, None</text:p>
            <text:p>pieuse, 0.1, 0.3, None</text:p>
            <text:p>plus, 0.15, 0.1, None</text:p>
            <text:p>monstrueuse, -0.4, 0.5, None</text:p>
            <text:p>injustes, -0.4, 0.7, None</text:p>
            <text:p>plus, 0.15, 0.1, None</text:p>
            <text:p>plus intelligent, 1.0, 0.26, None</text:p>
            <text:p>plus haineux, -0.494, -1.0, None</text:p>
            <text:p>noires, -0.1, 0.1, None</text:p>
            <text:p>plus sombre, -0.429, 0.52, None</text:p>
            <text:p>maigre, -0.2, 0.2, None</text:p>
            <text:p>horreur, -0.5, 0.2, None</text:p>
            <text:p>seuls, -0.1, 0.2, None</text:p>
            <text:p>personnelle, 0.05, 0.1, None</text:p>
            <text:p>célèbres, 0.1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0666666666667" calcext:value-type="float">
            <text:p>0.0666666667</text:p>
          </table:table-cell>
          <table:table-cell table:style-name="ce4" office:value-type="float" office:value="0.0666666666667" calcext:value-type="float">
            <text:p>0.0666666667</text:p>
          </table:table-cell>
          <table:table-cell table:style-name="ce6" office:value-type="string" calcext:value-type="string">
            <text:p>Très court roman, qui tient à la fois du reportage et de l'enquête. Condensé d'humanité, de révolte et de sagesse. C'est une rencontre et j'attends avec impatience de dévorer d'autres écrits de Daeninckx.</text:p>
          </table:table-cell>
          <table:table-cell table:style-name="ce6" office:value-type="string" calcext:value-type="string">
            <text:p>dévorer, 0.5, 0.0,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0666666666667" calcext:value-type="float">
            <text:p>0.0666666667</text:p>
          </table:table-cell>
          <table:table-cell table:style-name="ce4" office:value-type="float" office:value="0.233333333333" calcext:value-type="float">
            <text:p>0.2333333333</text:p>
          </table:table-cell>
          <table:table-cell table:style-name="ce6" office:value-type="string" calcext:value-type="string">
            <text:p>Jean-Louis Fournier est toujours excellent je continue à avoir de l'admiration pour cet auteur qui dénonce des évidences et qui m'a fait pleurer avec son œuvre Où on va papa?Je pensais être le seul à ressentir ce qu'il dépeint avec une telle réalité et avec humour. Merci à lui et j'attends avec une réelle impatience le prochain livre. Pour l'heure je conseille ce livre</text:p>
          </table:table-cell>
          <table:table-cell table:style-name="ce6" office:value-type="string" calcext:value-type="string">
            <text:p>excellent, 0.5, 0.9, None</text:p>
            <text:p>pleurer, -0.5, 0.0, None</text:p>
            <text:p>réelle, 0.2, 0.1, None</text:p>
            <text:p>prochain,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67" calcext:value-type="float">
            <text:p>0.067</text:p>
          </table:table-cell>
          <table:table-cell table:style-name="ce4" office:value-type="float" office:value="0.166666666667" calcext:value-type="float">
            <text:p>0.1666666667</text:p>
          </table:table-cell>
          <table:table-cell table:style-name="ce6" office:value-type="string" calcext:value-type="string">
            <text:p>Premier livre que je lis de cet auteur et je n'ai pas été déçue. Prochain passage à la librairie, je fonce acheter une autre de ses oeuvres. Très facile à lire, on rentre dans l'histoire tout de suite, et on n'a qu'une envie, terminer le livre pour savoir comment l'histoire va se terminer ! Je suis d'accord pour dire que ce n'est pas de la grande littérature, mais tout ce que je j'attends d'un livre, c'est avoir du plaisir à le lire et quand je n'arrive plus à décrocher alors là c'est le top, et pour SAUVE MOI ça a été le cas ! Je recommande donc vivement ce livre +++</text:p>
          </table:table-cell>
          <table:table-cell table:style-name="ce6" office:value-type="string" calcext:value-type="string">
            <text:p>grande, 0.3, 0.2, None</text:p>
            <text:p>plaisir, 0.15, 0.0, None</text:p>
            <text:p>plus !, 0.1875, 0.1,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5">
          <table:table-cell table:style-name="ce2" office:value-type="float" office:value="0.0677564102564" calcext:value-type="float">
            <text:p>0.0677564103</text:p>
          </table:table-cell>
          <table:table-cell table:style-name="ce4" office:value-type="float" office:value="0.217948717949" calcext:value-type="float">
            <text:p>0.2179487179</text:p>
          </table:table-cell>
          <table:table-cell table:style-name="ce6" office:value-type="string" calcext:value-type="string">
            <text:p>Jed est le fils d' un architecte qui est en fin de vie. C' est aussi un artiste qui est passé de la photographie à la peinture, puis a mélangé la photographie et la peinture pour revenir à la peinture. Pour valoriser le catalogue d une exposition il fait appel à un écrivain. Houellebecq est cet écrivain dont le commentaire va contribuer au succès de cette exposition. Pour le remercier Jed va offrir à Houellebecq son portrait. Celui-ci va prendre tellement de valeur qu' il sera le mobile du meurtre de Houellebecq. Nous reviendrons quand même à notre personnage. Je crois qu' en ce moment et depuis un Roman Français, le principal sujet des auteurs semble être l' égotisme et l'égocentrisme. Houellebecq dans ce domaine ne fait pas les choses à moitié. Mais l' ensemble nous donne pour rester dans la métaphore de la carte un atlas un peu décousu. Nous pouvons nous étonner par exemple de ce passage qui nous fait passer dans le roman noir. Le fil conducteur devient très vite Houellebecq et non plus notre personnage. C' est dommage car le style est vraiment là, la qualité de l' écriture aussi, et la documentation est indéniablement précise. Mais que la littérature devient pauvre quand le sujet devient non plus l' égocentrisme mais désormais l' égotisme. Si nous revenions à la littérature ! Désolé Mr Houellebecq votre livre ne mérite pas l' intérêt que l' on y porte. Et cela malgré les renvois d' ascenseur à ceux qui tiennent des émissions littéraires, et à vos règlements de compte dans les médias. Et ne me dites pas qu' il faut le prendre au second degré, car dans ce cas vous avez oublié ce que l' on appelle l' autodérision, mais votre immodestie doit vous en empêcher ! Pour ce qui est des prix littéraires nous savons donc comment cela se passe. De façon très française ce qui compte ce n' est pas la qualité du travail mais celle de la brosse à reluire ! Il est donc important de le faire pour les critiques littéraires ! Ceux-ci devant manger ils ne peuvent ostensiblement pas critiquer ceux qui les nourrissent. Et quand en plus un auteur sulfureux encense ostensiblement Mr Beigbbeder-les critiques et leur microcosme ne se sentent plus d' aise ! Un auteur qui ne crache plus dans la soupe autant le récompenser. Pas étonnant que le prix soit donné dans un restaurant, bon appétit messieurs ! Et au diable la littérature et les lecteurs.</text:p>
          </table:table-cell>
          <table:table-cell table:style-name="ce6" office:value-type="string" calcext:value-type="string">
            <text:p>tellement, 0.0, 0.6, None</text:p>
            <text:p>principal, 0.1, 0.1, None</text:p>
            <text:p>peu, -0.05, 0.5, None</text:p>
            <text:p>noir, -0.1, 0.1, None</text:p>
            <text:p>très, 0.01, 0.65, None</text:p>
            <text:p>non plus, -0.075, 0.1, None</text:p>
            <text:p>dommage, -0.3, 0.5, None</text:p>
            <text:p>vraiment qualité, 0.8, 0.0, None</text:p>
            <text:p>pauvre, -0.37, 0.2, None</text:p>
            <text:p>non plus !, -0.09375, 0.1, None</text:p>
            <text:p>littéraires !, 0.125, 0.0, None</text:p>
            <text:p>littéraires, 0.1, 0.0, None</text:p>
            <text:p>très française, 0.4, 0.0, None</text:p>
            <text:p>qualité !, 0.5, 0.0, None</text:p>
            <text:p>critiques, 0.0, 0.75, None</text:p>
            <text:p>littéraires !, 0.125, 0.0, None</text:p>
            <text:p>plus, 0.15, 0.1, None</text:p>
            <text:p>critiques, 0.0, 0.75, None</text:p>
            <text:p>plus !, 0.1875, 0.1, None</text:p>
            <text:p>plus, 0.15, 0.1, None</text:p>
            <text:p>bon !, 0.875,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678571428571" calcext:value-type="float">
            <text:p>0.0678571429</text:p>
          </table:table-cell>
          <table:table-cell table:style-name="ce4" office:value-type="float" office:value="0.371428571429" calcext:value-type="float">
            <text:p>0.3714285714</text:p>
          </table:table-cell>
          <table:table-cell table:style-name="ce6" office:value-type="string" calcext:value-type="string">
            <text:p>L'idée éait bonne, mais à la lecture peu d'intérêt. La continuité entre les histoires n'est pas facile même si l'ecriture est aisée. La fin est trés décevante</text:p>
          </table:table-cell>
          <table:table-cell table:style-name="ce6" office:value-type="string" calcext:value-type="string">
            <text:p>bonne, 0.7, 0.7,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678571428571" calcext:value-type="float">
            <text:p>0.0678571429</text:p>
          </table:table-cell>
          <table:table-cell table:style-name="ce4" office:value-type="float" office:value="0.371428571429" calcext:value-type="float">
            <text:p>0.3714285714</text:p>
          </table:table-cell>
          <table:table-cell table:style-name="ce6" office:value-type="string" calcext:value-type="string">
            <text:p>L'idée éait bonne, mais à la lecture peu d'intérêt. La continuité entre les histoires n'est pas facile même si l'ecriture est aisée. La fin est trés décevante</text:p>
          </table:table-cell>
          <table:table-cell table:style-name="ce6" office:value-type="string" calcext:value-type="string">
            <text:p>bonne, 0.7, 0.7,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68" calcext:value-type="float">
            <text:p>0.068</text:p>
          </table:table-cell>
          <table:table-cell table:style-name="ce4" office:value-type="float" office:value="0.17" calcext:value-type="float">
            <text:p>0.17</text:p>
          </table:table-cell>
          <table:table-cell table:style-name="ce6" office:value-type="string" calcext:value-type="string">
            <text:p>A croire que les médias:journaux,radios et télés se sont donnés le mot pour encenser ce petit premier livre.L'ont-ils donc oublié aussi vite qu'ils l'ont lu? Une heure de lecture!Pas de quoi s'attacher ou d'avoir de l'empathie pour cette enfance présentée comme hors du commun mais qui s'avère n'être qu'une suite de petites anecdotes et portraits rapides soutenus par une écriture simple.Est-ce succès d'estime en hommage au grand homme que fut le père de l'auteur Félix Guattari? Vite lu,vite oublié?</text:p>
          </table:table-cell>
          <table:table-cell table:style-name="ce6" office:value-type="string" calcext:value-type="string">
            <text:p>petites, 0.1, 0.1, None</text:p>
            <text:p>rapides, 0.35, 0.4, None</text:p>
            <text:p>grand, 0.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68" calcext:value-type="float">
            <text:p>0.068</text:p>
          </table:table-cell>
          <table:table-cell table:style-name="ce4" office:value-type="float" office:value="0.21" calcext:value-type="float">
            <text:p>0.21</text:p>
          </table:table-cell>
          <table:table-cell table:style-name="ce6" office:value-type="string" calcext:value-type="string">
            <text:p>vu intervension de l'auteur à la télévision;ce livre montre bien la vie secrète d'une petite fille qui doit rester silencieuse et certainement souffrir intérieurement;à lire</text:p>
          </table:table-cell>
          <table:table-cell table:style-name="ce6" office:value-type="string" calcext:value-type="string">
            <text:p>secrète, 0.08, 0.4, None</text:p>
            <text:p>petite, 0.1, 0.1, None</text:p>
            <text:p>silencieuse, 0.06, 0.1, None</text:p>
            <text:p>certainement, 0.1,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68" calcext:value-type="float">
            <text:p>0.068</text:p>
          </table:table-cell>
          <table:table-cell table:style-name="ce4" office:value-type="float" office:value="0.37" calcext:value-type="float">
            <text:p>0.37</text:p>
          </table:table-cell>
          <table:table-cell table:style-name="ce6" office:value-type="string" calcext:value-type="string">
            <text:p>Le descriptif du produit ne précise pas de façon claire qu'il s'agit que d'extraits au lieu du livre complet. Ce livre est donc complètement inutile pour nous, car la prof de ma fille voulait qu'on achète la version complète.</text:p>
          </table:table-cell>
          <table:table-cell table:style-name="ce6" office:value-type="string" calcext:value-type="string">
            <text:p>claire, 0.28, 0.1, None</text:p>
            <text:p>complet, 0.43, 0.2, None</text:p>
            <text:p>complètement inutile, -0.6, 1.0, None</text:p>
            <text:p>complète, 0.4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68" calcext:value-type="float">
            <text:p>0.068</text:p>
          </table:table-cell>
          <table:table-cell table:style-name="ce4" office:value-type="float" office:value="0.286666666667" calcext:value-type="float">
            <text:p>0.2866666667</text:p>
          </table:table-cell>
          <table:table-cell table:style-name="ce6" office:value-type="string" calcext:value-type="string">
            <text:p>J'étais impatiente de commencer la suite les tortues et à mon grand regret plus j'avançais plus mon plaisir s'évanouissait... Il y a trop de blabla qui sert, on dirait, à noircir les pages. Impossible de rentrer complètement dans l'histoire parce qu'on est bloqué par la description du look ou du caractère d'un tel ou une telle, et aussi c'est redondant tout au long de la lecture... Je préfère donc rester sur les bonnes impressions des 2 premiers tomes et de ses oeuvres précédentes... Un homme à distance m'a beaucoup marquée... cela dit. J'attends de nouvelles oeuvres.</text:p>
          </table:table-cell>
          <table:table-cell table:style-name="ce6" office:value-type="string" calcext:value-type="string">
            <text:p>impatiente, -0.3, 0.5, None</text:p>
            <text:p>grand, 0.3, 0.2, None</text:p>
            <text:p>plus, 0.15, 0.1, None</text:p>
            <text:p>plus, 0.15, 0.1, None</text:p>
            <text:p>plaisir, 0.15, 0.0, None</text:p>
            <text:p>trop, -0.25, 0.7, None</text:p>
            <text:p>complètement, 0.1, 0.75, None</text:p>
            <text:p>long, -0.4, 0.1, None</text:p>
            <text:p>bonnes, 0.7, 0.7, None</text:p>
            <text:p>précédentes, 0.0, 0.0, None</text:p>
            <text:p>beaucoup, 0.1, 0.1, None</text:p>
            <text:p>nouvelles, 0.1,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68" calcext:value-type="float">
            <text:p>0.068</text:p>
          </table:table-cell>
          <table:table-cell table:style-name="ce4" office:value-type="float" office:value="0.315" calcext:value-type="float">
            <text:p>0.315</text:p>
          </table:table-cell>
          <table:table-cell table:style-name="ce6" office:value-type="string" calcext:value-type="string">
            <text:p>J ai vraiment trouve L'hygiene de l'assasin particulierement ardu a lire. J'aime beaucoup le style d Amelie Nothomb et tout les livres que j ai lu d'elle m'ont comble mais sur celui la ...c'est long, peu creatif, seule la joute verbale est interessante.</text:p>
          </table:table-cell>
          <table:table-cell table:style-name="ce6" office:value-type="string" calcext:value-type="string">
            <text:p>vraiment, 0.0, 0.5, None</text:p>
            <text:p>particulierement, 0.0, 0.8, None</text:p>
            <text:p>aime, 0.6, 0.6, None</text:p>
            <text:p>beaucoup, 0.1, 0.1, None</text:p>
            <text:p>long, -0.4, 0.1, None</text:p>
            <text:p>peu, -0.05, 0.5, None</text:p>
            <text:p>seule, -0.1, 0.2, None</text:p>
            <text:p>interessante, 0.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682142857143" calcext:value-type="float">
            <text:p>0.0682142857</text:p>
          </table:table-cell>
          <table:table-cell table:style-name="ce4" office:value-type="float" office:value="0.185714285714" calcext:value-type="float">
            <text:p>0.1857142857</text:p>
          </table:table-cell>
          <table:table-cell table:style-name="ce6" office:value-type="string" calcext:value-type="string">
            <text:p>J'ai acheté ce livre à cause de sa note et des commentaires très élogieux. Je n'ai pas du tout accroché, je l'ai tout de même fini car il n'y a vraiment pas beaucoup de pages. L'écriture est très simpliste et je trouve que c'est un livre à la rigueur à lire dans les transports (pas besoin de beaucoup se concentrer). Il ne s'y passe pas grand chose et je trouve l'histoire assez proche des comédies américaines légères et commerciales.</text:p>
          </table:table-cell>
          <table:table-cell table:style-name="ce6" office:value-type="string" calcext:value-type="string">
            <text:p>très, 0.01, 0.65, None</text:p>
            <text:p>n' vraiment pas beaucoup, -0.025, 0.05, None</text:p>
            <text:p>très simpliste, 0.1, 0.2, None</text:p>
            <text:p>beaucoup, 0.1, 0.1, None</text:p>
            <text:p>pas grand, -0.15, 0.2, None</text:p>
            <text:p>américaines, 0.08, 0.1, None</text:p>
            <text:p>légères, 0.18, 0.2, None</text:p>
            <text:p>commerciales,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683823529412" calcext:value-type="float">
            <text:p>0.0683823529</text:p>
          </table:table-cell>
          <table:table-cell table:style-name="ce4" office:value-type="float" office:value="1.23823529412" calcext:value-type="float">
            <text:p>1.2382352941</text:p>
          </table:table-cell>
          <table:table-cell table:style-name="ce6" office:value-type="string" calcext:value-type="string">
            <text:p>Gratuit en version e-book, c'est tentant ! Malheureusement le texte est plein de fautes de toutes sortes en nombre incroyable : sur l'ensemble du roman, je suis certain que ces erreurs sont largement au-dessus de la centaine ! lettres manquantes, coupures de mots, orthographe fantaisiste, 'un ouf' au lieu de un oeuf' , j'en passe et des meilleurs, il est difficile de ne pas se laisser distraire par toutes ces aberrations ! Compression ? changement de format de fichier ? digitalisation par un logiciel ?peu m'importe l'explication technique : le Rouge du Correcteur et le Noir du regret... A bas la pingrerie et vive les livres bien faits !</text:p>
          </table:table-cell>
          <table:table-cell table:style-name="ce6" office:value-type="string" calcext:value-type="string">
            <text:p>plein, 0.29, 0.3, None</text:p>
            <text:p>incroyable, 0.6, 0.6, None</text:p>
            <text:p>largement !, 0.0625, 0.4, None</text:p>
            <text:p>manquantes, -0.05, -0.1, None</text:p>
            <text:p>difficile !, -0.625, 0.4, None</text:p>
            <text:p>peu, -0.05, 0.5, None</text:p>
            <text:p>vive !, 0.3375, 0.3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8">
          <table:table-cell table:style-name="ce2" office:value-type="float" office:value="0.069" calcext:value-type="float">
            <text:p>0.069</text:p>
          </table:table-cell>
          <table:table-cell table:style-name="ce4" office:value-type="float" office:value="0.153" calcext:value-type="float">
            <text:p>0.153</text:p>
          </table:table-cell>
          <table:table-cell table:style-name="ce6" office:value-type="string" calcext:value-type="string">
            <text:p>Dix ans plus tôt, la mère de la narratrice a rendu son dernier souffle. Mais est-ce à sa mort qu'elle a perdu celle qu'elle a tant aimée ou le deuil a t-il commencé de son vivant? Car celle qui disait l'aimer plus que tout, l'entourait jusqu'alors d'un amour indéfectible, absolu, inconditionnel, a abandonné sa fille à l'orée de son adolescence. Sans une explication. Sans un geste. Sans un mot. Les flammes qui crépitaient dans l'âtre de son coeur se sont en effet détournées de sa fille vers un artiste somptueusement inconnu. Un bel Hidalgo aussi prétentieux que possessif. Pas de droit de séjour sur le territoire du coeur maternel désormais entièrement occupé par ce génie de pacotille. Pas même un visa provisoire. Restée à la frontière de la vie de sa mère, sans passeport, la narratrice tente comprendre, de mettre des mots sur les maux. Pas simple du tout. A fortiori dans cette famille bourgeoise où le silence est de rigueur, les questions condamnées à rester murées dans l'esprit, les mots cadenassés au silence. Ne rien montrer. Ne pas se plaindre. Accepter l'inacceptable. Sourire toujours. Souffrir dedans. Avancer. Sans elle, sans la colonne vertébrale qu'est l'amour maternel. « Parler n'était qu'un signe de faiblesse, la pratique d'un monde qui n'était pas le nôtre ». Les années passent, mais la blessure reste à vif. La narratrice décide alors de transgresser les pratiques familiales, de rompre le silence. Et de pratiquer l'autopsie de sa famille, dont sa mère n'est qu'un maillon, de disséquer au scalpel de sa plume cette intolérable blessure. Afin de parvenir à laisser les cendres s'envoler... Un magnifique roman, où Nathalie Rheims, en magistrale chirurgienne des âmes, nous montre que l'amour maternel, contrairement aux idées reçues, n'est pas toujours irrévocable... P. 108 : Je découvrais que l'amour inconditionnel n'existe pas. Il y a toujours des conditions, des négociations, des affrontements, des ruptures. Une mère, comme les autres, peut partir à tout instant et vous abandonner. P.140 : La solvabilité affective d'une mère, c'est l'assurance que son amour est et sera toujours indéfectible. Karine FLEJO pour Les chroniques de Koryfée</text:p>
          </table:table-cell>
          <table:table-cell table:style-name="ce6" office:value-type="string" calcext:value-type="string">
            <text:p>plus, 0.15, 0.1, None</text:p>
            <text:p>dernier, -0.29, 0.2, None</text:p>
            <text:p>plus, 0.15, 0.1, None</text:p>
            <text:p>absolu, 0.0, 0.2, None</text:p>
            <text:p>coeur, 0.2, 0.0, None</text:p>
            <text:p>bel, 0.4, 0.4, None</text:p>
            <text:p>coeur, 0.2, 0.0, None</text:p>
            <text:p>maternel, 0.0, 0.0, None</text:p>
            <text:p>provisoire, -0.1, 0.3, None</text:p>
            <text:p>simple, 0.1, 0.1, None</text:p>
            <text:p>maternel, 0.0, 0.0, None</text:p>
            <text:p>vif, 0.27, 0.35, None</text:p>
            <text:p>pratiques, 0.2, 0.1, None</text:p>
            <text:p>familiales, 0.1, 0.0, None</text:p>
            <text:p>intolérable, -0.5, 0.6, None</text:p>
            <text:p>magnifique, 1.0, 1.0, None</text:p>
            <text:p>maternel, 0.0, 0.0, None</text:p>
            <text:p>autres, -0.1, 0.0, None</text:p>
            <text:p>chroniques, -0.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2">
          <table:table-cell table:style-name="ce2" office:value-type="float" office:value="0.0690384615385" calcext:value-type="float">
            <text:p>0.0690384615</text:p>
          </table:table-cell>
          <table:table-cell table:style-name="ce4" office:value-type="float" office:value="0.275" calcext:value-type="float">
            <text:p>0.275</text:p>
          </table:table-cell>
          <table:table-cell table:style-name="ce6" office:value-type="string" calcext:value-type="string">
            <text:p>Ce livre de la part d'un rescapé du camp de Buchenwald témoigne parfaitement de la difficulté à écrire sur le sujet. Semprun a en effet dû attendre vingt ans avant de pouvoir le faire et on peut le comprendre. A l'inverse de Primo Levi qui lui avait pu se libérer du traumatisme d'une telle expérience grâce à l'écriture mais qui fut rattrapé par le souvenir plusieurs années après en mettant vraisemblablement fin à ses jours. Nul doute qu'il s'agit là d'un témoignage des plus sincères d'un personnage engagé et tout à fait respectable, mais je dois dire que la lecture de ce livre m'a paru longuette, même si certains passages sont dignes d'intérêt. Dans cette évocation de ses années passées - son expérience des camps resterait presque anecdotique même si on sent leur omniprésence, sans doute par pudeur - l'auteur effectue des va-et-vient permanents, avec une obsession quasi-maniaque du détail, se livrant à des digressions incessantes qui finissent par dérouter le lecteur lambda que je suis. Semprun fait également preuve d'une érudition sans pareille en matière de littérature en citant de nombreux auteurs et ouvrages plus ou moins connus, mais il faut parfois ramer pour comprendre ce à quoi il fait référence, et j'ai regretté que les citations de poèmes dans d'autres langues n'aient pour la plupart pas été traduites. On l'aura compris, ce n'est pas une écriture simple et fluide... peut-être à cause de cette difficulté dont je parlais - mais je reste déçu de ne pas avoir été davantage touché par les écrits de ce monsieur qui cela étant conserve toute mon estime.</text:p>
          </table:table-cell>
          <table:table-cell table:style-name="ce6" office:value-type="string" calcext:value-type="string">
            <text:p>parfaitement, 0.25, 0.8, None</text:p>
            <text:p>plus sincères, 0.65, 0.65, None</text:p>
            <text:p>dignes, 0.5, 0.4, None</text:p>
            <text:p>incessantes, -0.2, 0.65, None</text:p>
            <text:p>également, 0.2, 0.35, None</text:p>
            <text:p>nombreux, 0.0, 0.2, None</text:p>
            <text:p>plus, 0.15, 0.1, None</text:p>
            <text:p>autres, -0.1, 0.0, None</text:p>
            <text:p>simple, 0.1, 0.1, None</text:p>
            <text:p>fluide,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692307692308" calcext:value-type="float">
            <text:p>0.0692307692</text:p>
          </table:table-cell>
          <table:table-cell table:style-name="ce4" office:value-type="float" office:value="0.140384615385" calcext:value-type="float">
            <text:p>0.1403846154</text:p>
          </table:table-cell>
          <table:table-cell table:style-name="ce6" office:value-type="string" calcext:value-type="string">
            <text:p>Après s'être patiemment aventuré dans la lecture de ce roman peu ordinaire sur un sujet qui l'est devenu, on ne peut que ressentir de la frustration. Elle naît d'abord de la forme usante du récit - biographie extensive d'un innovateur technologique qui mêle assez habilement la réalité à la fiction dans le sillage de Houellebecq mais qui finit malheureusement, comme on devait s'y attendre, par n'être plus qu'un ilot d'informations en quête d'une connexion Web - ensuite et surtout des nombreuses tentatives littéraires infructueuses de l'auteur qui ne parvient jamais ou presque à donner une vision profonde du phénomène de robotisation du monde qu'il se propose pourtant de mettre à nu. En optant pour une chronique technique aux accents philosophiques, il gâte délibérément le grand dessein balzacien qu'il s'était initialement donné pour ambition. Aura-t-il retenu la leçon avant de noircir de nouveau des Lignes à Grande Vitesse ?</text:p>
          </table:table-cell>
          <table:table-cell table:style-name="ce6" office:value-type="string" calcext:value-type="string">
            <text:p>peu ordinaire, -0.1, 0.15, None</text:p>
            <text:p>malheureusement, -0.6, 0.15, None</text:p>
            <text:p>plus, 0.15, 0.1, None</text:p>
            <text:p>nombreuses, 0.0, 0.2, None</text:p>
            <text:p>littéraires, 0.1, 0.0, None</text:p>
            <text:p>profonde, 0.26, 0.3, None</text:p>
            <text:p>nu, 0.16, 0.2, None</text:p>
            <text:p>chronique, -0.01, 0.0, None</text:p>
            <text:p>grand, 0.3, 0.2, None</text:p>
            <text:p>nouveau, 0.34,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4">
          <table:table-cell table:style-name="ce2" office:value-type="float" office:value="0.0695564516129" calcext:value-type="float">
            <text:p>0.0695564516</text:p>
          </table:table-cell>
          <table:table-cell table:style-name="ce4" office:value-type="float" office:value="0.353951612903" calcext:value-type="float">
            <text:p>0.3539516129</text:p>
          </table:table-cell>
          <table:table-cell table:style-name="ce6" office:value-type="string" calcext:value-type="string">
            <text:p>Je n'ai pas relu Le voyage récemment et je puis donc témoigner en toute subjectivité sur le lent travail de ver dans le fruit qu'a accompli cette œuvre dans mon cerveau. Je n'ai pas souvenir d'avoir jamais relu depuis un quelconque ouvrage (même les autres bouquins de Céline pourtant très bons) qui m'ait autant laissé une impression de puissance littéraire et d'éclatement à la gueule. Quand bien même vous ne goûteriez rien du scénario, vous détesteriez l'homme et sa réputation sulfureuse, vous seriez presque à coup sûr fasciné par l'incomparable style de l'auteur. Céline est grinçant, cynique, cruel, déprimant mais c'est surtout un fantastique faiseur de phrases, capable de dégager une puissance incalculable des mots. Comment expliquer Céline? A la fois mélange de prose violente et de lyrisme morbide, à la fois désabusé et lucide, à la fois horrible et magnifique. Un style peut-être imitable, mais sûrement pas égalable. Céline était toujours très discret sur ses influences littéraires, mais, au détour d'une ou deux remarques laissées ici ou là, il avoue à demis mots qu'il se situe dans la lignée de Zola, probablement pas n'importe quel Zola, celui de la fin de , dont le style est si particulier, même pour du Zola. Le style, (peut-être aurait-il mis une majuscule au mot style, tellement il le tenait en haute estime, dans la lignée très franco-française matérialisée fort tôt par Buffon dans son célèbre , laquelle lignée fleurira les Balzac, Stendhal, Hugo, Flaubert, Zola, Gide, Proust ou Drieu La Rochelle) semble être le véritable fil conducteur des romans de Céline, le voyage plus que la destination, comme aurait dit Kerouac, et en ce sens, je pense qu'il en est et demeure le plus grand orfèvre français, voire mondial (mais les armes pour juger d'une telle assertion, sont délicates à maîtriser car il faudrait lire toute la littérature en V.O., or j'ai un peu de mal avec le finnois, l'albanais, le japonais et même un peu le swahili!). En une phrase, le héros Bardamu fait son voyage initiatique en négatif, celui qui l'amènera dans un trou perdu à exercer la médecine parmi la populace, après avoir essuyé les ricochets de la guerre, la sueur des colonies d'Afrique, les boulons des usines américaines aux cadences infernales, l'amour avorté, bref, la définition même du voyage au bout de la nuit. Pour ceux qui ne connaîtraient pas du tout Céline, même de réputation, je dirais simplement ceci : quand on écoute Desproges, on pense C'est osé, c'est bien dit, c'est cru, quand on lit Céline, après on pense en fait Desproges, c'est du sous-Céline (et pourtant j'adore Desproges!). Je vous conseille aussi une interview en N &amp; B de Céline sur YouTube où il parle un peu de sa biographie. Vous aurez cerné le personnage. Je m'autorise à ne rien dire de plus sur le livre lui-même vu le nombre impressionnant de commentaires. Mais lisez, savourez, délectez-vous de notre plus grand roman français du XXème.</text:p>
          </table:table-cell>
          <table:table-cell table:style-name="ce6" office:value-type="string" calcext:value-type="string">
            <text:p>lent, -0.42, 0.4, None</text:p>
            <text:p>quelconque, -0.15, 0.1, None</text:p>
            <text:p>autres, -0.1, 0.0, None</text:p>
            <text:p>très bons, 1.0, 1.0, None</text:p>
            <text:p>littéraire, 0.1, 0.0, None</text:p>
            <text:p>incomparable, 0.1, 0.8, None</text:p>
            <text:p>cruel, -0.4, 0.7, None</text:p>
            <text:p>fantastique, 1.0, 1.0, None</text:p>
            <text:p>capable, 0.35, 0.4, None</text:p>
            <text:p>incalculable, 0.11, 0.0, None</text:p>
            <text:p>violente, -0.5, 0.8, None</text:p>
            <text:p>lucide, 0.2, 0.3, None</text:p>
            <text:p>horrible, -1.0, 1.0, None</text:p>
            <text:p>magnifique, 1.0, 1.0, None</text:p>
            <text:p>très discret, 0.0, 0.4, None</text:p>
            <text:p>littéraires, 0.1, 0.0, None</text:p>
            <text:p>probablement pas n', -0.0, 0.6, None</text:p>
            <text:p>tellement, 0.0, 0.6, None</text:p>
            <text:p>haute, 0.18, 0.2, None</text:p>
            <text:p>très, 0.01, 0.65, None</text:p>
            <text:p>véritable, 0.2, 0.45, None</text:p>
            <text:p>plus, 0.15, 0.1, None</text:p>
            <text:p>plus grand, 0.39, 0.26, None</text:p>
            <text:p>français, 0.2, 0.0, None</text:p>
            <text:p>mondial, 0.0, 0.0, None</text:p>
            <text:p>délicates, 0.25, 0.4, None</text:p>
            <text:p>peu, -0.05, 0.5, None</text:p>
            <text:p>peu !, -0.0625, 0.5, None</text:p>
            <text:p>américaines, 0.08, 0.1, None</text:p>
            <text:p>infernales, -0.6, 0.75, None</text:p>
            <text:p>simplement, 0.2, 0.35, None</text:p>
            <text:p>adore !, 0.625, 0.5, None</text:p>
            <text:p>peu, -0.05, 0.5, None</text:p>
            <text:p>plus, 0.15, 0.1, None</text:p>
            <text:p>plus grand, 0.39, 0.26, None</text:p>
            <text:p>français,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7" calcext:value-type="float">
            <text:p>0.07</text:p>
          </table:table-cell>
          <table:table-cell table:style-name="ce4" office:value-type="float" office:value="0.273214285714" calcext:value-type="float">
            <text:p>0.2732142857</text:p>
          </table:table-cell>
          <table:table-cell table:style-name="ce6" office:value-type="string" calcext:value-type="string">
            <text:p>Oui, c'est un peu tordu ! Mais pas tant que cela. Cette femme qui se débat dans multiples problèmes n'est pas une héroïne. Elle a ses défauts mais supporte assez bien son fils raté, sa mère foldingue, le poids très lourd du père meurtrier, son divorce et le viol dont elle est victime, avec un certain cran ! Et assume également une sexualité fantasmée qui lui convient ! C'est tout l'univers du meilleur de Djian ! On aime ou pas. Pour moi, c'est oui !</text:p>
          </table:table-cell>
          <table:table-cell table:style-name="ce6" office:value-type="string" calcext:value-type="string">
            <text:p>peu !, -0.0625, 0.5, None</text:p>
            <text:p>multiples, 0.2, 0.1, None</text:p>
            <text:p>très, 0.01, 0.65, None</text:p>
            <text:p>meurtrier !, -0.75, 0.5, None</text:p>
            <text:p>également !, 0.25, 0.35, None</text:p>
            <text:p>meilleur !, 0.6625, 0.5, None</text:p>
            <text:p>aime !, 0.75,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6">
          <table:table-cell table:style-name="ce2" office:value-type="float" office:value="0.07" calcext:value-type="float">
            <text:p>0.07</text:p>
          </table:table-cell>
          <table:table-cell table:style-name="ce4" office:value-type="float" office:value="0.266666666667" calcext:value-type="float">
            <text:p>0.2666666667</text:p>
          </table:table-cell>
          <table:table-cell table:style-name="ce6" office:value-type="string" calcext:value-type="string">
            <text:p>très très bien de la première ligne du tome 1 à la dernière du tome 2</text:p>
          </table:table-cell>
          <table:table-cell table:style-name="ce6" office:value-type="string" calcext:value-type="string">
            <text:p>très très, 0.02, 1.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0705263157895" calcext:value-type="float">
            <text:p>0.0705263158</text:p>
          </table:table-cell>
          <table:table-cell table:style-name="ce4" office:value-type="float" office:value="0.3" calcext:value-type="float">
            <text:p>0.3</text:p>
          </table:table-cell>
          <table:table-cell table:style-name="ce6" office:value-type="string" calcext:value-type="string">
            <text:p>Je venais de lire Heures souterrainesde Delphine de Vigan. J'ai voulu continuer à lire cet auteur au ton si personnel, sans concessions. No et moi m'a déçue. Il est bien sûr intéressant et montre le même souci d'aller hors des sentiers battus tout en collant aux problèmes actuels (ici l'impossibilité de s'adapter à notre société d'une jeune fille et le regard généreux d'une autre) mais le roman semble plus didactique, moins vrai. Comme il a été écrit après le premier, je pense que l'auteur, encore jeune, est en train de se libérer du poids de ses dernières conventions littéraires.</text:p>
          </table:table-cell>
          <table:table-cell table:style-name="ce6" office:value-type="string" calcext:value-type="string">
            <text:p>même, 0.0, 0.5, None</text:p>
            <text:p>actuels, 0.1, 0.1, None</text:p>
            <text:p>jeune, 0.32, 0.4, None</text:p>
            <text:p>généreux, 0.7, 0.6, None</text:p>
            <text:p>autre, -0.1, 0.0, None</text:p>
            <text:p>plus, 0.15, 0.1, None</text:p>
            <text:p>jeune, 0.32, 0.4, None</text:p>
            <text:p>dernières, -0.29, 0.2, None</text:p>
            <text:p>littéraires,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710714285714" calcext:value-type="float">
            <text:p>0.0710714286</text:p>
          </table:table-cell>
          <table:table-cell table:style-name="ce4" office:value-type="float" office:value="0.25" calcext:value-type="float">
            <text:p>0.25</text:p>
          </table:table-cell>
          <table:table-cell table:style-name="ce6" office:value-type="string" calcext:value-type="string">
            <text:p>Je me suis laissée impressionnée par le fait que Victor Hugo avait traduit ces pièces.Je m'attendais à de la haute voltige, du travail d'orfèvre, la sensibilité de Shakespeare transfigurée en français ... Eh bien! La traduction est un mot à mot nullissime, digne d'un eleve qui doit rendre un devoir. Pas de finesse, pas de style,des contre sens, bref du baclé et du lourdingue. Il est honteux d'éditer du Shakespeare à ce point dénaturé fusse Hugo le traducteur. Hugo est un monument de la litterature mais certainement pas un traducteur!</text:p>
          </table:table-cell>
          <table:table-cell table:style-name="ce6" office:value-type="string" calcext:value-type="string">
            <text:p>haute, 0.18, 0.2, None</text:p>
            <text:p>français !, 0.25, 0.0, None</text:p>
            <text:p>digne, 0.5, 0.4, None</text:p>
            <text:p>honteux, -0.4, 0.5, None</text:p>
            <text:p>certainement pas !, -0.0625,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7125" calcext:value-type="float">
            <text:p>0.07125</text:p>
          </table:table-cell>
          <table:table-cell table:style-name="ce4" office:value-type="float" office:value="0.275" calcext:value-type="float">
            <text:p>0.275</text:p>
          </table:table-cell>
          <table:table-cell table:style-name="ce6" office:value-type="string" calcext:value-type="string">
            <text:p>Pas très objective en ce qui concerne cet auteur qui me touche et me parle tout simplement. Après son théâtre, j'ai découvert avec Anima un roman. On y retrouve la quête des origines, les références antiques et la réflexion sur des sujets extrêmement durs, violents (le viol et le crime notamment). A tous ceux qui ont aimé son théâtre, Anima est à lire avec plaisir!</text:p>
          </table:table-cell>
          <table:table-cell table:style-name="ce6" office:value-type="string" calcext:value-type="string">
            <text:p>très, 0.01, 0.65, None</text:p>
            <text:p>simplement, 0.2, 0.35, None</text:p>
            <text:p>antiques, 0.1, 0.0, None</text:p>
            <text:p>durs, -0.21, 0.25, None</text:p>
            <text:p>violents, -0.5, 0.8, None</text:p>
            <text:p>plaisir !, 0.18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0716666666667" calcext:value-type="float">
            <text:p>0.0716666667</text:p>
          </table:table-cell>
          <table:table-cell table:style-name="ce4" office:value-type="float" office:value="0.308333333333" calcext:value-type="float">
            <text:p>0.3083333333</text:p>
          </table:table-cell>
          <table:table-cell table:style-name="ce6" office:value-type="string" calcext:value-type="string">
            <text:p>Ce livre ne fait pas avancer le débat sur les sexes/genres, au contraire. Nancy Huston s'en prend avec humeur à une gender theory qu'elle n'a guère assimilée, se soumet sans preuve à un déterminisme biologique caricatural, s'appuie sur des bouts de statistiques sans aucun recul critique et préfère la subjectivité à l'objectivité quand il s'agit de témoigner en faveur de ses idées. Bref, une suite de coups de gueule et d'anecdotes intéressantes, mais aucune réflexion en profondeur. Un tel livre ne sera utile qu'à celles et ceux qu'on a déjà persuadés que les hommes naissent sur Mars et les femmes sur Vénus...</text:p>
          </table:table-cell>
          <table:table-cell table:style-name="ce6" office:value-type="string" calcext:value-type="string">
            <text:p>critique, 0.0, 0.75, None</text:p>
            <text:p>intéressantes, 0.3, 0.5, None</text:p>
            <text:p>utile, 0.2,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7">
          <table:table-cell table:style-name="ce2" office:value-type="float" office:value="0.0717682926829" calcext:value-type="float">
            <text:p>0.0717682927</text:p>
          </table:table-cell>
          <table:table-cell table:style-name="ce4" office:value-type="float" office:value="0.277774390244" calcext:value-type="float">
            <text:p>0.2777743902</text:p>
          </table:table-cell>
          <table:table-cell table:style-name="ce6" office:value-type="string" calcext:value-type="string">
            <text:p>Partagé entre une vie à Paris et ses origines corses, Mathieu pense se réaliser enfin pleinement lorsqu’il décide sur un coup de tête et de défi, de reprendre le bar se son village d’enfance, avec son meilleur ami Libero. Il tourne le dos à de brillantes études philosophiques à la Sorbonne, à une amie capessienne, et la promesse d’un avenir sûr et avisé. Mathieu et Libero vont investir toute leur énergie dans ce projet démiurgique ; relancer une affaire perdue, maudite presque, délaissée sans que nul n’ait jamais compris pourquoi, par sa première gérante, qui disparaît sans laisser de mot, un beau matin. Suite à ce premier drame, c’est un couple qui se lancera dans l’entreprise, et peu à peu, la malédiction broie ses proies, et le bar engloutit une nouvelle fois ceux qui s’y trouvent. Il n’est pas rare, dans toute mythologie, de trouver la trace de nombreux mondes qui furent détruits avant que l’actuel n’advienne. Libero et Mathieu lisent saint Augustin, et connaissent son « sermon sur la chute de Rome », il ne faut pas s’attacher aux choses matérielles de ce monde, car il n’appartient qu’à Dieu de les reprendre, et bien souvent c’est le démiurge lui-même qui détruit ce qu’il a fait naître. Et au delà de cela c’est le récit difficile de la fin des époques, la fin des règnes, la chute des empires, des civilisation, et des idéaux de l’enfance… Mais malgré la menace passée, le déluge de Noé qui s’est abattu plusieurs fois sur le bar, Libero et Mathieu, rassemblant toute la faune la plus variée, guettent l’oiseau messager qui viendra leur prédire que la terre est enfin proche. Ce message arrive enfin, c’est Marcel, le grand-père de Mathieu qui accepte de leur avancer les fonds nécessaires. Toute sa vie, Marcel, en homme malade et taciturne, a survécu à ses proches et attendu la grande aventure qui donnerait à sa mort annoncée précoce le sens qu’on les vies brèves et violentes. Il n’en sera rien. Qu’espère t’il en donnant ces fonds à ce petit-fils qu’il méprise, cet enfant issue du pire des péchés, la consanguinité de deux cousins amants ? Le bar connaît ses heures de gloire et d’insouciance, Rome ne se battit pas en un jour, mais son succès et son engouement sont fulgurants. Coupée du monde et de ses réalités, son existence semble être autonome et se développer envers et contre tout. Le bar, à l’exemple de la ville romaine, s’étend sans tenir comptes des sombres armées qui se rassemblent à ses frontières. Ici nulles armées casquées, mais la maladie, la rancune, la jalousie et la violence sont des vices qui empoisonnent même « le meilleur des mondes possibles ».Si Mathieu idéalise en grande partie la vie insulaire, complexé par sa vie parisienne et sorbonnarde, son ascendance contesté et une sexualité inhibé, il voit dans le bar sa véritable personnalité s’épanouir. Mais Libero, plus réaliste, commence à voir au sein même de son royaume le barbarisme troubler les discours alcoolisés des hordes qui peuplent son comptoir… Et peu après son heure de gloire, l’heure de la chute de l’empire sonne… Après « Un dieu, un animal », et « Là où j’ai laissé mon âme », « Le sermon sur la chute de Rome » est le troisième livre de Jérôme Ferrari que nous vous recommandons. Il est rare (pour nous en tout cas) que l’étiquette « Prix Goncourt » soit un gage de grande qualité littéraire, mais Jérôme Ferrari sera parvenu à se faire un véritable nom dans le panorama des littéraires français et c’est une bonne nouvelle. Enseignant plusieurs années en Corse, il tire de cette expérience un décor propice à cette aventure adolescente, ce rêve de démiurge à l’égoïsme enfantin, qui pourtant brûle le cœur de tant d’adultes. Un roman âpre et dur, sur le véritable travail de renoncement et d’humilité de l’âge adulte. Un récit sur le renoncement, certes, mais aussi sur son dépassement, et sur la force de la civilisation de toujours renaître de ses cendres. Emma Breton Lisez notre interview de Jérôme Ferrari après la sortie de « Là où j’ai laissé mon âme »: [...] Et découvrez le site de notre maison d’édition: [...]</text:p>
          </table:table-cell>
          <table:table-cell table:style-name="ce6" office:value-type="string" calcext:value-type="string">
            <text:p>meilleur, 0.53, 0.5, None</text:p>
            <text:p>brillantes, 0.65, 0.7, None</text:p>
            <text:p>peu peu, -0.025, 0.25, None</text:p>
            <text:p>nouvelle, 0.1, 0.25, None</text:p>
            <text:p>pas rare, -0.125, 0.4, None</text:p>
            <text:p>nombreux, 0.0, 0.2, None</text:p>
            <text:p>matérielles, 0.29, 0.8, None</text:p>
            <text:p>difficile, -0.5, 0.4, None</text:p>
            <text:p>plus, 0.15, 0.1, None</text:p>
            <text:p>nécessaires, 0.27, 0.2, None</text:p>
            <text:p>malade, -0.35, 0.4, None</text:p>
            <text:p>taciturne, -0.05, -0.1, None</text:p>
            <text:p>grande, 0.3, 0.2, None</text:p>
            <text:p>précoce, 0.1, 0.2, None</text:p>
            <text:p>brèves, 0.08, 0.2, None</text:p>
            <text:p>violentes, -0.5, 0.8, None</text:p>
            <text:p>pire, -0.4, 0.8, None</text:p>
            <text:p>autonome, 0.23, 0.45, None</text:p>
            <text:p>romaine, 0.0, 0.0, None</text:p>
            <text:p>sombres, -0.33, 0.4, None</text:p>
            <text:p>possibles, 0.0, 0.3, None</text:p>
            <text:p>grande, 0.3, 0.2, None</text:p>
            <text:p>parisienne, 0.0, 0.0, None</text:p>
            <text:p>véritable, 0.2, 0.45, None</text:p>
            <text:p>plus, 0.15, 0.1, None</text:p>
            <text:p>peu, -0.05, 0.5, None</text:p>
            <text:p>animal, -0.3, -0.6, None</text:p>
            <text:p>rare, 0.25, 0.4, None</text:p>
            <text:p>grande, 0.3, 0.2, None</text:p>
            <text:p>qualité, 0.4, 0.0, None</text:p>
            <text:p>littéraire, 0.1, 0.0, None</text:p>
            <text:p>véritable, 0.2, 0.45, None</text:p>
            <text:p>littéraires, 0.1, 0.0, None</text:p>
            <text:p>français, 0.2, 0.0, None</text:p>
            <text:p>bonne, 0.7, 0.7, None</text:p>
            <text:p>nouvelle, 0.1, 0.25, None</text:p>
            <text:p>propice, 0.2, 0.0, None</text:p>
            <text:p>enfantin, -0.15, 0.5, None</text:p>
            <text:p>âpre, -0.2, 0.2, None</text:p>
            <text:p>véritable, 0.2, 0.45, None</text:p>
            <text:p>:[, -0.75, 1.0, mood</text:p>
            <text:p>:[, -0.75, 1.0, mood</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717857142857" calcext:value-type="float">
            <text:p>0.0717857143</text:p>
          </table:table-cell>
          <table:table-cell table:style-name="ce4" office:value-type="float" office:value="0.0285714285714" calcext:value-type="float">
            <text:p>0.0285714286</text:p>
          </table:table-cell>
          <table:table-cell table:style-name="ce6" office:value-type="string" calcext:value-type="string">
            <text:p>il n'était pas du tout clair dans la description de l'ouvrage que ce n'est pas le texte intégral ! Nous avons du racheter une autre édition avec le texte intégral</text:p>
          </table:table-cell>
          <table:table-cell table:style-name="ce6" office:value-type="string" calcext:value-type="string">
            <text:p>clair, 0.28, 0.1, None</text:p>
            <text:p>intégral !, 0.1125, 0.0, None</text:p>
            <text:p>autre, -0.1, 0.0, None</text:p>
            <text:p>intégral, 0.09,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3">
          <table:table-cell table:style-name="ce2" office:value-type="float" office:value="0.0718918918919" calcext:value-type="float">
            <text:p>0.0718918919</text:p>
          </table:table-cell>
          <table:table-cell table:style-name="ce4" office:value-type="float" office:value="0.263513513514" calcext:value-type="float">
            <text:p>0.2635135135</text:p>
          </table:table-cell>
          <table:table-cell table:style-name="ce6" office:value-type="string" calcext:value-type="string">
            <text:p>Djian c'est l'origine, l'homme par qui tout est arrivé, énorme commotion lors de la lecture de <text:s/>Zone Erogène <text:s/>il y a bientôt 20 ans. Puis tout c'est enchaîné avec plus ou moins de plaisir, je garde un souvenir évasif de de <text:s/>Sotos , <text:s/>Criminels , <text:s/>Vers chez les blancs . En revanche les trois derniers m'ont plutôt plus et constituent une base sérieuse pour qui veut se plonger dans l'univers de DJIAN. Je passe sur <text:s/>Doggy bag <text:s/>qui ne m'a pas intéressé. <text:s/>Oh... <text:s/>rassemble tout ce qui fait un livre de DJIAN. Cela fait des décennies qu'il nous propose sa vision tortueuse des relations hommes-femmes, de la sexualité, de la drogue, de l'alcool et de sa vision de la littérature. <text:s/>Oh ... <text:s/>n'y échappe pas, parfois dérangeant, je pense au viol de Michèle et de sa sexualité morbide. Après avoir mis en scène l'inceste dans son précédent livre, <text:s/>Oh ... <text:s/>tourne autour d'une histoire de viol. S'y agglutine le divorce, la présence d'un fils immature et d'hommes capricieux, tout cela mâtiné de société bourgeoise parisienne , banlieusarde chic et choc. C'est loin d'être le meilleur de DJIAN qui n'en fini pas d'entremêler les fils de nos existences, pour resserer les névroses en lieu et place de trancher dans le vif. DJIAN titille le mal, il est de ces improbables invités que l'on appelle, à juste titre, des troubles fêtes. Les personnages de Djian depuis longtemps sont toujours un peu timbrés, le cul entre deux chaises, entre deux époques, celle des années 70, qui n'aurait pas compris que la fête est finie, que sa jeunesse est derière elle et qu'elle est révolue. Que le passé ne passera plus. Djian tire le bilan en plaçant ses personnages désemparés dans otre époque chaotique. Secouez le tout et vous avez un bon livre, très ancré dans son époque mais qui me parait faible dans le traitement des problèmes et l'abscence de solutions. On dirait que Djian nous écrit un livre pour nous dire ce que nous ne devrions pas faire sans donner les solutions pour y arriver. Il expose l'échec d'une génération gâtée qui a fini par pourrir. Une bonne cuvée , mais pas le meilleur millésime. Cependant comme d'habitude j'en reprendrai.</text:p>
          </table:table-cell>
          <table:table-cell table:style-name="ce6" office:value-type="string" calcext:value-type="string">
            <text:p>énorme, 0.22, 0.6, None</text:p>
            <text:p>plus, 0.15, 0.1, None</text:p>
            <text:p>plaisir, 0.15, 0.0, None</text:p>
            <text:p>évasif, -0.2, -0.4, None</text:p>
            <text:p>blancs, 0.05, 0.0, None</text:p>
            <text:p>derniers, -0.29, 0.2, None</text:p>
            <text:p>plus, 0.15, 0.1, None</text:p>
            <text:p>sérieuse, 0.45, 0.55, None</text:p>
            <text:p>parisienne, 0.0, 0.0, None</text:p>
            <text:p>chic, -0.3, 0.8, None</text:p>
            <text:p>vif, 0.27, 0.35, None</text:p>
            <text:p>improbables, -0.1, 0.8, None</text:p>
            <text:p>troubles, -0.1, 0.8, None</text:p>
            <text:p>peu, -0.05, 0.5, None</text:p>
            <text:p>révolue, -0.16, -0.45, None</text:p>
            <text:p>plus, 0.15, 0.1, None</text:p>
            <text:p>bon, 0.7, 0.7, None</text:p>
            <text:p>très, 0.01, 0.65, None</text:p>
            <text:p>faible, -0.38, 0.4, None</text:p>
            <text:p>bonne, 0.7, 0.7, None</text:p>
            <text:p>meilleur, 0.5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722222222222" calcext:value-type="float">
            <text:p>0.0722222222</text:p>
          </table:table-cell>
          <table:table-cell table:style-name="ce4" office:value-type="float" office:value="0.216666666667" calcext:value-type="float">
            <text:p>0.2166666667</text:p>
          </table:table-cell>
          <table:table-cell table:style-name="ce6" office:value-type="string" calcext:value-type="string">
            <text:p>J'ai tellement attendu le nouveau livre de Florian Zeller.. et ma déception est aussi grande que mon impatience à ce sujet. Le thème de base est intéressant mais je n'ai pas accroché à sa façon de le développer. Ca parait brouillon et légèrement prétentieux... J'espérais de la haute voltige et j'ai l'impression de me trouver façe à un brouillon rédigé à la va-vite. Bref, j'attends le prochain Zeller.. avec toujours de l'espoir mais moins d'impatience.</text:p>
          </table:table-cell>
          <table:table-cell table:style-name="ce6" office:value-type="string" calcext:value-type="string">
            <text:p>tellement, 0.0, 0.6, None</text:p>
            <text:p>nouveau, 0.34, 0.25, None</text:p>
            <text:p>déception, -0.5, 0.0, None</text:p>
            <text:p>grande, 0.3, 0.2, None</text:p>
            <text:p>haute, 0.18, 0.2, None</text:p>
            <text:p>prochain,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724166666667" calcext:value-type="float">
            <text:p>0.0724166667</text:p>
          </table:table-cell>
          <table:table-cell table:style-name="ce4" office:value-type="float" office:value="0.907333333333" calcext:value-type="float">
            <text:p>0.9073333333</text:p>
          </table:table-cell>
          <table:table-cell table:style-name="ce6" office:value-type="string" calcext:value-type="string">
            <text:p>Je ne suis pas fan de Marc Levy car je n'adhère pas à ses histoires à l'eau de roses, mêlant fantastique et romanesque dans un style plat comme un trottoir de rue. Mais j'ai un jour assisté à une interview de cet auteur que j'ai trouvé intelligent, plein de finesse et de bon sens dans son analyse des problèmes sociaux et politiques, et de plus, d'une grande modestie. Je me suis dit voilà un homme dont la fréquentation semble bien agréable et j'ai ouvert ce roman. Quelle déception! comment adhérer à cette histoire invraisemblable, enfantine et même ridicule, d'androïdes! De plus, rien dans l'écriture ne retient l'attention, ne régale l'esprit ou l'oreille. Il écrit comme on parle, correctement mais sans style. Bref, je me suis copieusement ennuyée et suis arrivée à la fin grâce à une lecture rapide, en diagonale. Et même le coup de théâtre final ne sauve pas le roman. je ne sais si je recommencerai l'expérience.</text:p>
          </table:table-cell>
          <table:table-cell table:style-name="ce6" office:value-type="string" calcext:value-type="string">
            <text:p>fantastique, 1.0, 1.0, None</text:p>
            <text:p>romanesque, 0.0, 0.1, None</text:p>
            <text:p>intelligent, 0.9, 0.2, None</text:p>
            <text:p>plein, 0.29, 0.3, None</text:p>
            <text:p>bon, 0.7, 0.7, None</text:p>
            <text:p>sociaux, 0.25, 0.1, None</text:p>
            <text:p>politiques, 0.0, 0.0, None</text:p>
            <text:p>plus, 0.15, 0.1, None</text:p>
            <text:p>grande, 0.3, 0.2, None</text:p>
            <text:p>agréable, 0.7, 0.6, None</text:p>
            <text:p>déception !, -0.625, 0.0, None</text:p>
            <text:p>invraisemblable, -0.25, 0.9, None</text:p>
            <text:p>enfantine !, -0.1875, 0.5, None</text:p>
            <text:p>plus rien, -0.075, 0.1, None</text:p>
            <text:p>rapide, 0.35, 0.4, None</text:p>
            <text:p>final, -0.5, 0.1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8">
          <table:table-cell table:style-name="ce2" office:value-type="float" office:value="0.0728232758621" calcext:value-type="float">
            <text:p>0.0728232759</text:p>
          </table:table-cell>
          <table:table-cell table:style-name="ce4" office:value-type="float" office:value="0.261206896552" calcext:value-type="float">
            <text:p>0.2612068966</text:p>
          </table:table-cell>
          <table:table-cell table:style-name="ce6" office:value-type="string" calcext:value-type="string">
            <text:p>De la délicatesse, il va en falloir pour ne froisser personne. Car ce livre doit certainement avoir une résonance particulière chez beaucoup de ses lecteurs, puisque les avis sont globalement très positifs. Je respecte ces avis bien entendu, mais j'avoue être passé à côté du livre et ne pas comprendre comment on peut écrire encore de la sorte, avec autant de fausse audace et de lourdeur. Je n'adhère pas à ce parti pris consistant à rechercher l'originalité à tout prix et l'absurde chic. Ce livre m'a hérissé le poil avec ce style d'adolescent un peu niais. Quelques exemples de passages que je trouve désolants : - Il avait pris son courage à deux mains et il aurait même aimé en avoir quatre. - Pour entrer chez soi, il ne faut jamais faire demi-tour. - Depuis qu'elle avait pris ses nouvelles fonctions, elle s'était acheté trois paires de chaussures. - Il n'y avait rien à dire. Ce baiser était comme de l''art moderne. - Il serait, coûte que coûte, le premier secrétaire de sa vie ; .... Et un des sommets de cette compilation : Il voulait se mettre sur son 31. Il aurait même voulu se mettre au moins sur son 47, ou sur son 112...!! Pour bien enfoncer le clou, l'auteur insère entre chaque chapitre, une liste qu'il doit juger profonde ou drôlatique : un code d'entrée d'immeuble, des aphorismes de Cioran ou la réflexion d'un philosophe polonais...Il y a même la liste des albums que Lennon aurait composés s'il n'était pas mort ! (d'autant plus que s'il n'était pas mort, il serait surpris d'apprendre qu'il a composé Here, There and Everywhere comme le suggère Foenkinos). Je reste soufflé devant tant de bêtise/mignardise. La vision d'un Foenkinos, petit m'as-tu-vu quand j'écris, ravi de se faire plaisir en écrivant de telles fadaises ne m'a pas quitté. Ce qui est dommage, c'est que toute cette afféterie gâche les rares bons moments d'une histoire qui aurait pu être prenante. Il y a même quelques belles trouvailles : ...serrant des mains en espérant serrer des cous par exemple ou le passage sur le choc créé par la vision triste d'un éphéméride arrêté à la date d'un évènement tragique.. Quelqu'un a listé ici les 10 prix littéraires obtenus par ce livre. je me permets de les reprendre : - Prix Conversation ; - Prix des Dunes ; - Prix du 7ème Art ; - Prix des Ecrivains du Vent 2010 ; (du vent ?! Tu m''étonnes !) - Prix des Lecteurs du Télégramme (télégramme ? Ah, si seulement'); - Prix Jean-Pierre Coudurier ; - Prix Orange ; - Prix Gaël Club ; - Prix Fnac Riviera ; - Prix littéraire des Lycéens du Liban. Cette énumération est édifiante. Où sont donc passés les prix du Cercle des fats germano-pratins, celui des lecteurs de la semaine de Suzette en Gaspésie orientale, celui de la fondation des ortophonistes nains du pays de Galles ou le Prix de ce qui n'est plus à prendre ? Bien sûr, il est facile de se moquer du caractère confidentiel de ces distinctions, mises en avant par l'éditeur pour que le nom soit bien côté. Mais en tout cas, ce roman confirme selon moi, qu'on peut avoir beaucoup de prix et ne pas valoir grand chose.</text:p>
          </table:table-cell>
          <table:table-cell table:style-name="ce6" office:value-type="string" calcext:value-type="string">
            <text:p>certainement, 0.1, 0.25, None</text:p>
            <text:p>particulière, -0.15, 0.1, None</text:p>
            <text:p>beaucoup, 0.1, 0.1, None</text:p>
            <text:p>très positifs, 0.0, 0.0, None</text:p>
            <text:p>fausse, -0.5, 0.4, None</text:p>
            <text:p>absurde, 0.4, 0.7, None</text:p>
            <text:p>chic, -0.3, 0.8, None</text:p>
            <text:p>peu, -0.05, 0.5, None</text:p>
            <text:p>nouvelles, 0.1, 0.25, None</text:p>
            <text:p>moderne ! !, 0.3125, 0.1, None</text:p>
            <text:p>profonde !, 0.325, 0.3, None</text:p>
            <text:p>plus, 0.15, 0.1, None</text:p>
            <text:p>plaisir, 0.15, 0.0, None</text:p>
            <text:p>dommage, -0.3, 0.5, None</text:p>
            <text:p>rares, 0.25, 0.4, None</text:p>
            <text:p>bons, 0.7, 0.7, None</text:p>
            <text:p>belles, 0.8, 0.8, None</text:p>
            <text:p>triste, -0.3, 0.6, None</text:p>
            <text:p>tragique, -0.4, 1.0, None</text:p>
            <text:p>littéraires ! !, 0.15625, 0.0, None</text:p>
            <text:p>littéraire, 0.1, 0.0, None</text:p>
            <text:p>édifiante, 0.0, 0.0, None</text:p>
            <text:p>orientale, 0.0, 0.0, None</text:p>
            <text:p>plus, 0.15, 0.1, None</text:p>
            <text:p>confidentiel, 0.04, 0.08, None</text:p>
            <text:p>beaucoup, 0.1, 0.1, None</text:p>
            <text:p>grand, 0.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730357142857" calcext:value-type="float">
            <text:p>0.0730357143</text:p>
          </table:table-cell>
          <table:table-cell table:style-name="ce4" office:value-type="float" office:value="0.464285714286" calcext:value-type="float">
            <text:p>0.4642857143</text:p>
          </table:table-cell>
          <table:table-cell table:style-name="ce6" office:value-type="string" calcext:value-type="string">
            <text:p>J'ai commencé à trouver un minuscule intérêt à ce livre à la page 32 (sur 124; c'est pour dire...). Je l'ai trouvé pénible à lire, creux, excepté l'histoire d'amour qui sauve le livre du Néant. C'est vraiment à ça que je me suis raccrochée pour réussir à le lire entièrement. Mais pourquoi les fans d'Amélie Nothomb ont pour ouvrages préférés Stupeur et tremblements et Le sabotage amoureux?????????????? Elle en a écrit de tellement meilleurs!</text:p>
          </table:table-cell>
          <table:table-cell table:style-name="ce6" office:value-type="string" calcext:value-type="string">
            <text:p>minuscule, -0.22, 0.3, None</text:p>
            <text:p>pénible, -0.4, 0.5, None</text:p>
            <text:p>creux, -0.5, 0.5, None</text:p>
            <text:p>vraiment, 0.0, 0.5, None</text:p>
            <text:p>amoureux, 0.55, 0.6, None</text:p>
            <text:p>tellement !, 0.0,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732" calcext:value-type="float">
            <text:p>0.0732</text:p>
          </table:table-cell>
          <table:table-cell table:style-name="ce4" office:value-type="float" office:value="0.3072" calcext:value-type="float">
            <text:p>0.3072</text:p>
          </table:table-cell>
          <table:table-cell table:style-name="ce6" office:value-type="string" calcext:value-type="string">
            <text:p>Je ne pourrai le résumer je n'ai pas pu le finir et même la fin ne m'a pas donné envie de le reprendre, malgré que je sois allé bien au-delà de la page 45 où devrait débuter le roman. Il y a quelques règles qui commencent pour moi à définir la littérature quelque soit son genre. Ainsi quand un auteur fait référence à son roman précédent dans le roman actuel vous pouvez être à peu près sûr que l'actuel ne sera pas bon. A cette règle font exception les auteurs excellents, Zola ou Guenessia pour plus actuel. Alexandre Jardin n'en fait pas partie et s'il était un auteur avec qui on pouvait passer un excellent moment de détente, ce livre en dehors d'un titre marketing est tout simplement illisible. Après 45 pages où l'on revient sur le livre précédent ce roman devrait commencer sauf qu'il est dans une outrance telle qu'il en devient caricatural, mais une caricature pas fondée sur une réalité ne peut exister. C'est donc un roman qui n'existe pas sauf effectivement grâce au nom et à l'entregent d'Alexandre Jardin. Surtout ne l'ofrez pas à Noel car le lecteur avec cet ouvrage passera tout sauf un Joyeux Noel, tiens si en fait offrez le à quelqu'un qui vous ennuie totalement.</text:p>
          </table:table-cell>
          <table:table-cell table:style-name="ce6" office:value-type="string" calcext:value-type="string">
            <text:p>actuel, 0.1, 0.1, None</text:p>
            <text:p>peu, -0.05, 0.5, None</text:p>
            <text:p>pas bon, -0.35, 0.7, None</text:p>
            <text:p>excellents, 0.5, 0.9, None</text:p>
            <text:p>plus actuel, 0.13, 0.13, None</text:p>
            <text:p>excellent, 0.5, 0.9, None</text:p>
            <text:p>simplement, 0.2, 0.35, None</text:p>
            <text:p>ennuie, -0.6, 0.6, None</text:p>
            <text:p>totalement, 0.1, 0.7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9">
          <table:table-cell table:style-name="ce2" office:value-type="float" office:value="0.0746527777778" calcext:value-type="float">
            <text:p>0.0746527778</text:p>
          </table:table-cell>
          <table:table-cell table:style-name="ce4" office:value-type="float" office:value="0.3575" calcext:value-type="float">
            <text:p>0.3575</text:p>
          </table:table-cell>
          <table:table-cell table:style-name="ce6" office:value-type="string" calcext:value-type="string">
            <text:p><text:s/>Le premier chapitre, Marcus, est essentiel. Si les lecteurs ne l'aiment pas, ils ne liront pas le reste de votre livre. Ainsi commence le livre et je suis bien d'accord avec ce conseil. Malheureusement, je me suis sentie dans l'obligation morale d'aller jusqu'au bout. En effet, on me l'a offert, suite au battage médiatique et au <text:s/>couronnement <text:s/>de l'oeuvre par deux prix prestigieux ( mais les jurés l'ont-ils vraiment lu ? ). Dès les premières pages, j'ai réalisé qu'il y avait là une énorme supercherie. Le narrateur, qui est devenu un écrivain à succès dès son premier roman, ne cesse de s'épancher sur sa réussite, sa nouvelle vie merveilleuse à New York, puis sur la <text:s/>terrible crise de page blanche , qui est, nous l'apprenons ici, un <text:s/>syndrome <text:s/>! Tout au long de ce pavé, l'auteur revient sur l'écriture de romans qui se vendent par millions, sur la reconnaissance visuelle de l'écrivain partout où il passe, y compris dans les villages les plus perdus. Et l'on peut se demander dans quel monde vit Joël Dicker, qui, s'il ne ressent pas ( hélas ! ) le syndrome de la page blanche, éprouve par contre un besoin de reconnaissance irrépressible et répétitif. La répétition, c'est ce qui caractérise le mieux ce roman. Répétition du thème de l'écrivain, répétition des mêmes passages ( au mot près ) à différents endroits du récit, répétition des niaiseries échangées par les deux amoureux ( <text:s/>Harry, Harry chéri <text:s/>), répétition ad nauseam du prénom de l'aimée ( <text:s/>Ma Nola, Nola chérie, Nola d'amour. N-O-L-A <text:s/>). Mais le pire reste l'invraisemblance de cette histoire policière, la superficialité des personnages ( on ne croit pas une seconde à leur histoire d'amour ), la caricature du personnage de la <text:s/>mère juive <text:s/>qui frise le ridicule, l'indigence des dialogues, l'absence totale de ce que l'on appelle <text:s/>le style . Alors, pour se rattraper, dans les 100 dernières pages, c'est une succession de rebondissements, qui doit saisir le lecteur. Alors, oui, moi aussi, comme un autre internaute, j'éprouve de la colère. De la colère car je suis une lectrice passionnée, qui a perdu des heures à lire un tel pensum, alors que des chefs-d'oeuvre attendent dans l'ombre et ne seront vraisemblablement jamais mis en lumière par ceux dont, nous lecteurs, attendons les critiques avisées.</text:p>
          </table:table-cell>
          <table:table-cell table:style-name="ce6" office:value-type="string" calcext:value-type="string">
            <text:p>vraiment, 0.0, 0.5, None</text:p>
            <text:p>premières, 0.5, 0.2, None</text:p>
            <text:p>énorme, 0.22, 0.6, None</text:p>
            <text:p>nouvelle, 0.1, 0.25, None</text:p>
            <text:p>merveilleuse, 0.9, 0.9, None</text:p>
            <text:p>blanche !, 0.0625, 0.0, None</text:p>
            <text:p>long, -0.4, 0.1, None</text:p>
            <text:p>plus, 0.15, 0.1, None</text:p>
            <text:p>pas hélas !, 0.25, 0.6, None</text:p>
            <text:p>blanche, 0.05, 0.0, None</text:p>
            <text:p>mêmes, 0.0, 0.5, None</text:p>
            <text:p>différents, 0.4, 0.15, None</text:p>
            <text:p>amoureux, 0.55, 0.6, None</text:p>
            <text:p>pire, -0.4, 0.8, None</text:p>
            <text:p>juive, 0.0, 0.0, None</text:p>
            <text:p>totale, 0.1, 0.0, None</text:p>
            <text:p>dernières, -0.29, 0.2, None</text:p>
            <text:p>autre, -0.1, 0.0, None</text:p>
            <text:p>critiques, 0.0, 0.7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75" calcext:value-type="float">
            <text:p>0.075</text:p>
          </table:table-cell>
          <table:table-cell table:style-name="ce4" office:value-type="float" office:value="0.15" calcext:value-type="float">
            <text:p>0.15</text:p>
          </table:table-cell>
          <table:table-cell table:style-name="ce6" office:value-type="string" calcext:value-type="string">
            <text:p>Ce n'est qu'à la réception de l'article que l'on se rend compte qu'il s'agit en fait de la version abrégée, il aurait été honnête de le préciser dans la présentation.</text:p>
          </table:table-cell>
          <table:table-cell table:style-name="ce6" office:value-type="string" calcext:value-type="string">
            <text:p>honnête, 0.2, 0.3,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8">
          <table:table-cell table:style-name="ce2" office:value-type="float" office:value="0.075" calcext:value-type="float">
            <text:p>0.075</text:p>
          </table:table-cell>
          <table:table-cell table:style-name="ce4" office:value-type="float" office:value="0.246" calcext:value-type="float">
            <text:p>0.246</text:p>
          </table:table-cell>
          <table:table-cell table:style-name="ce6" office:value-type="string" calcext:value-type="string">
            <text:p>Bonjour à tous, Il est vrai que nous sommes loin de la surprise et du 'chef d'oeuvre' des Fourmis et du brillant Thanatonautes mais force est de constater que le dernier Roman 'Troisième Humanité' est un bon roman, riche de vérités, de faits actuels et de pistes de réflexion. N'en déplaise à certains, le style de Werber reste égal à lui même, non pas décousu mais plutôt parsemé de plusieurs histoires et récits entremêlés. On n'aime ou on n'aime pas. J'apprécie de pouvoir titiller et challenger mon attention et mes neurones tout au long du roman. Toutefois, j'imagine que la fin du roman me laisse un peu sur ma... faim...j'imagine que cela fait part du 'processus' pour amorcer le Tome II. Gageons que le mot de la fin pourrait se trouver sur la page 555 qui décrit de manière succincte la vision du future : ‘C’est ce qui manque le plus en politique, des visionnaires. Marx, dont je ne partage pas les idées, avait au moins cet avantage : une vision sur le long terme de l’évolution de l’espèce humaine. Actuellement, le monde est gouverné par des acteurs, ils interprètent les discours que leur écrivent des experts en communication, mais ils n’ont pas de projet global pour leur nation, et encore moins pour leur espèce. Leur vision du futur ne dépasse pas deux ans.’ Il faut donc élargir l’horizon, les horizons et ditto Bertrand Piccard ‘Changer d’Altitude’. Je retiens de ce roman le message principal qui est pour moi l’écoute de Mère Nature, qui inclus le respect de soi, des autres et des éléments qui nous entourent. Outre l’aspect romanesque et les inserts de l’Encyclopédie du Savoir Relatif et Absolu, j’ai apprécié un bon divertissement tout au long de mes déplacements pendant le mois d’Octobre. J'ai repris dans un billet les citations, remarques, observations, notes, et autres que j'ai répertoriées tout au long de la lecture : (Lien) wp.me/p1CUus-2a J’ai été agréablement surpris de voir à la fin du roman que Bernard Werber a apprécié Hans Zimmer et la bande originale du film ‘Inception’ pendant le ‘conception’ de ce roman. Pardonnez les fautes d’orthographe éventuelles (je ne suis point parfait, ni écrivain ni professeurs de français) comme je pardonnerai les vôtres. Cordialement. Martin</text:p>
          </table:table-cell>
          <table:table-cell table:style-name="ce6" office:value-type="string" calcext:value-type="string">
            <text:p>dernier, -0.29, 0.2, None</text:p>
            <text:p>bon, 0.7, 0.7, None</text:p>
            <text:p>riche, 0.45, 0.5, None</text:p>
            <text:p>actuels, 0.1, 0.1, None</text:p>
            <text:p>égal, 0.2, 0.2, None</text:p>
            <text:p>n' aime, -0.3, 0.6, None</text:p>
            <text:p>n' aime, -0.3, 0.6, None</text:p>
            <text:p>long, -0.4, 0.1, None</text:p>
            <text:p>peu, -0.05, 0.5, None</text:p>
            <text:p>future, 0.0, 0.0, None</text:p>
            <text:p>plus politique, 0.0, 0.0, None</text:p>
            <text:p>long, -0.4, 0.1, None</text:p>
            <text:p>humaine, 0.22, 0.1, None</text:p>
            <text:p>global, 0.0, 0.0, None</text:p>
            <text:p>futur, 0.0, 0.0, None</text:p>
            <text:p>principal, 0.1, 0.1, None</text:p>
            <text:p>autres, -0.1, 0.0, None</text:p>
            <text:p>romanesque, 0.0, 0.1, None</text:p>
            <text:p>long, -0.4, 0.1, None</text:p>
            <text:p>autres, -0.1, 0.0, None</text:p>
            <text:p>long, -0.4, 0.1, None</text:p>
            <text:p>:(, -0.75, 1.0, mood</text:p>
            <text:p>agréablement, 0.3, 0.2, None</text:p>
            <text:p>originale, 0.2, 0.6, None</text:p>
            <text:p>éventuelles, 0.0, 0.1, None</text:p>
            <text:p>parfait, 0.8, 0.8, None</text:p>
            <text:p>français,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756" calcext:value-type="float">
            <text:p>0.0756</text:p>
          </table:table-cell>
          <table:table-cell table:style-name="ce4" office:value-type="float" office:value="0.292" calcext:value-type="float">
            <text:p>0.292</text:p>
          </table:table-cell>
          <table:table-cell table:style-name="ce6" office:value-type="string" calcext:value-type="string">
            <text:p>ce roman est destiné à un public plus jeune, en effet, les personnages principaux ne dépassant pas les 17 ans, on a du mal à s'identifier à eux. Cependant, comme tous les Chattam, il se lit très bien (en 3j il était fini). Il y a moins de gore que dans Prédateur. On peut dire que c'est un mixe réussi de La guerre des mondes et Heroes à la sauce Chattam. Franchement, si ça ne vous dérange pas que les héros soient jeunes, vous allez adorer.</text:p>
          </table:table-cell>
          <table:table-cell table:style-name="ce6" office:value-type="string" calcext:value-type="string">
            <text:p>plus jeune, 0.416, 0.52, None</text:p>
            <text:p>principaux, 0.1, 0.1, None</text:p>
            <text:p>très, 0.01, 0.65, None</text:p>
            <text:p>jeunes, 0.32, 0.4, None</text:p>
            <text:p>adorer, 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0766666666667" calcext:value-type="float">
            <text:p>0.0766666667</text:p>
          </table:table-cell>
          <table:table-cell table:style-name="ce4" office:value-type="float" office:value="0.308333333333" calcext:value-type="float">
            <text:p>0.3083333333</text:p>
          </table:table-cell>
          <table:table-cell table:style-name="ce6" office:value-type="string" calcext:value-type="string">
            <text:p>Un homme décide de retourner dans son village perdu au milieu de la zone interdite de Tchernobyl, afin d'aller chercher un objet du passé. Il va croiser sur son chemin des amis de l'Avant drame atomique, des gens qui vivent, survivent malgré tout, malgré l'horreur vécue durant la décontamination, malgré les souvenirs qu'on leur a rasés, malgré leur état de santé malmené. Un roman simple, dépouillé et intéressant.</text:p>
          </table:table-cell>
          <table:table-cell table:style-name="ce6" office:value-type="string" calcext:value-type="string">
            <text:p>horreur, -0.5, 0.2, None</text:p>
            <text:p>simpl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0773684210526" calcext:value-type="float">
            <text:p>0.0773684211</text:p>
          </table:table-cell>
          <table:table-cell table:style-name="ce4" office:value-type="float" office:value="0.269736842105" calcext:value-type="float">
            <text:p>0.2697368421</text:p>
          </table:table-cell>
          <table:table-cell table:style-name="ce6" office:value-type="string" calcext:value-type="string">
            <text:p>Ne vous fiez pas seulement aux commentaires élogieux, je critique honnêtement une anthologie que je connais, dans laquelle on donne trop d'importance à l'image de mécène de Pompidou. Pompidou a, certes, une immense culture poétique (son introduction de qualité le prouve, c'est d'ailleurs pourquoi je mets deux étoiles), le problème est qu'il utilise un procédé insupportable dans son anthologie : Il casse les poèmes pour garder seulement les quelques meilleurs vers à son goût... Cela gâche tout! Un poème dont on ne garde que quelques vers n'a plus le sens global qui lui confère sa beauté spécifique : comme disait Hegel Le Vrai c'est le tout. Je vous conseille plutôt l'anthologie d'André Gide, il a une culture littéraire aussi importante que Pompidou, il est un peu plus objectif que lui sur le XVIIIe siècle, et il laisse les poèmes (à l'exception des très longs) entiers!</text:p>
          </table:table-cell>
          <table:table-cell table:style-name="ce6" office:value-type="string" calcext:value-type="string">
            <text:p>critique, 0.0, 0.75, None</text:p>
            <text:p>trop, -0.25, 0.7, None</text:p>
            <text:p>immense, 0.45, 0.7, None</text:p>
            <text:p>poétique, 0.2, 0.8, None</text:p>
            <text:p>qualité, 0.4, 0.0, None</text:p>
            <text:p>insupportable !, -0.25, 0.2, None</text:p>
            <text:p>n' plus, -0.075, 0.1, None</text:p>
            <text:p>global, 0.0, 0.0, None</text:p>
            <text:p>spécifique, -0.08, -0.15, None</text:p>
            <text:p>littéraire, 0.1, 0.0, None</text:p>
            <text:p>importante, 0.4, 0.45, None</text:p>
            <text:p>peu plus, 0.075, 0.05, None</text:p>
            <text:p>très longs, -0.8, 0.2, None</text:p>
            <text:p>entiers !, 0.187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78" calcext:value-type="float">
            <text:p>0.078</text:p>
          </table:table-cell>
          <table:table-cell table:style-name="ce4" office:value-type="float" office:value="0.321" calcext:value-type="float">
            <text:p>0.321</text:p>
          </table:table-cell>
          <table:table-cell table:style-name="ce6" office:value-type="string" calcext:value-type="string">
            <text:p>Grand monument de l'inintelligence, ce pavé très lourd a un argument de poids, on a fait pire depuis, voir l'oeuvre de BHL, autoproclamé plus grand intellectuel de France, à conséquence de quoi, malgré la lourdeur de Sartre et de son oeuvre, on peut trouver dans cet écrit, une certaine qualité d'écriture, impossible à percevoir chez son successeur médiatique BHL, est ce suffisant pour lire cette chose ?</text:p>
          </table:table-cell>
          <table:table-cell table:style-name="ce6" office:value-type="string" calcext:value-type="string">
            <text:p>très, 0.01, 0.65, None</text:p>
            <text:p>pire, -0.4, 0.8, None</text:p>
            <text:p>plus grand, 0.39, 0.26, None</text:p>
            <text:p>intellectuel, 0.1, 0.2, None</text:p>
            <text:p>qualité, 0.4, 0.0, None</text:p>
            <text:p>impossible, -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78" calcext:value-type="float">
            <text:p>0.078</text:p>
          </table:table-cell>
          <table:table-cell table:style-name="ce4" office:value-type="float" office:value="0.321" calcext:value-type="float">
            <text:p>0.321</text:p>
          </table:table-cell>
          <table:table-cell table:style-name="ce6" office:value-type="string" calcext:value-type="string">
            <text:p>Grand monument de l'inintelligence, ce pavé très lourd a un argument de poids, on a fait pire depuis, voir l'oeuvre de BHL, autoproclamé plus grand intellectuel de France, à conséquence de quoi, malgré la lourdeur de Sartre et de son oeuvre, on peut trouver dans cet écrit, une certaine qualité d'écriture, impossible à percevoir chez son successeur médiatique BHL, est ce suffisant pour lire cette chose ?</text:p>
          </table:table-cell>
          <table:table-cell table:style-name="ce6" office:value-type="string" calcext:value-type="string">
            <text:p>très, 0.01, 0.65, None</text:p>
            <text:p>pire, -0.4, 0.8, None</text:p>
            <text:p>plus grand, 0.39, 0.26, None</text:p>
            <text:p>intellectuel, 0.1, 0.2, None</text:p>
            <text:p>qualité, 0.4, 0.0, None</text:p>
            <text:p>impossible, -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78125" calcext:value-type="float">
            <text:p>0.078125</text:p>
          </table:table-cell>
          <table:table-cell table:style-name="ce4" office:value-type="float" office:value="0.18125" calcext:value-type="float">
            <text:p>0.18125</text:p>
          </table:table-cell>
          <table:table-cell table:style-name="ce6" office:value-type="string" calcext:value-type="string">
            <text:p>Je viens de terminer cet incroyable roman, une écriture dense ou chaque page est un pas . A certains moment collé aux passages par la stupéfaction, je ne peux plus quitter ce livre et a d’autres je le relâche les larmes aux yeux, essayant de vider ma mémoire aussi vite que possible mais les mots restent comme des trainées de poudre. Mais faut-il en lire quelques chose avant de ce plonger dans cet abîme de douleur. Tout dépend de votre constitution émotive. Apprivoiser cette sauvagerie ou se laisser seul, comme le héros, devant le choc de ce chef d’oeuvre ?</text:p>
          </table:table-cell>
          <table:table-cell table:style-name="ce6" office:value-type="string" calcext:value-type="string">
            <text:p>incroyable, 0.6, 0.6, None</text:p>
            <text:p>dense, 0.0, 0.0, None</text:p>
            <text:p>plus, 0.15, 0.1, None</text:p>
            <text:p>autres, -0.1, 0.0, None</text:p>
            <text:p>possible, 0.0,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0787096774194" calcext:value-type="float">
            <text:p>0.0787096774</text:p>
          </table:table-cell>
          <table:table-cell table:style-name="ce4" office:value-type="float" office:value="0.297419354839" calcext:value-type="float">
            <text:p>0.2974193548</text:p>
          </table:table-cell>
          <table:table-cell table:style-name="ce6" office:value-type="string" calcext:value-type="string">
            <text:p>Quel dommage, j'ai tellement aimé la trilogie des fourmis et les Thanatonautes, j'avais l'impression de vivre un grand moment de partage avec les premiers livres de Werber, plus, une découverte, comme si un auteur me prenait par la main et me conduisait loin, très loin en me chuchotant « regarde ce que je suis capable de te faire lire et puis j'ai perdu Werber de vue quand il a commencé à tourner en rond au pays des Dieux. Mis à part le charme du duo Isidore- Lucrèce, le vieux sage qui vit dans un château d'eau avec ses dauphins et son requin et la jeune, jolie et invincible journaliste, je n'ai pas du tout été emportée par l'histoire. L'idée d'enquêter sur la mort du plus grand comique de France - serait-il mort de rire ?- était attrayante mais le développement m'a déçue, je me suis ennuyée, surtout dans la deuxième partie, d'autant que je connaissais chaque blague qui venait ponctuer le récit. Non vraiment, entre Werber et moi, il y a eu beaucoup de connivence, de partage, de passion même, ainsi qu'une longue période d'ignorance, je pensais renouer avec lui en lisant le rire du cyclope mais le divorce est définitif!</text:p>
          </table:table-cell>
          <table:table-cell table:style-name="ce6" office:value-type="string" calcext:value-type="string">
            <text:p>dommage, -0.3, 0.5, None</text:p>
            <text:p>tellement, 0.0, 0.6, None</text:p>
            <text:p>grand, 0.3, 0.2, None</text:p>
            <text:p>plus, 0.15, 0.1, None</text:p>
            <text:p>très, 0.01, 0.65, None</text:p>
            <text:p>capable, 0.35, 0.4, None</text:p>
            <text:p>vieux, 0.5, 0.3, None</text:p>
            <text:p>sage, 0.2, 0.2, None</text:p>
            <text:p>jeune, 0.32, 0.4, None</text:p>
            <text:p>jolie, 0.57, 0.6, None</text:p>
            <text:p>invincible, 0.21, 0.41, None</text:p>
            <text:p>grand, 0.3, 0.2, None</text:p>
            <text:p>comique, 0.4, 0.6, None</text:p>
            <text:p>rire, 0.5, 0.0, None</text:p>
            <text:p>vraiment, 0.0, 0.5, None</text:p>
            <text:p>beaucoup, 0.1, 0.1, None</text:p>
            <text:p>longue, -0.4, 0.1, None</text:p>
            <text:p>rire, 0.5, 0.0, None</text:p>
            <text:p>définitif !,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9">
          <table:table-cell table:style-name="ce2" office:value-type="float" office:value="0.0792857142857" calcext:value-type="float">
            <text:p>0.0792857143</text:p>
          </table:table-cell>
          <table:table-cell table:style-name="ce4" office:value-type="float" office:value="0.22" calcext:value-type="float">
            <text:p>0.22</text:p>
          </table:table-cell>
          <table:table-cell table:style-name="ce6" office:value-type="string" calcext:value-type="string">
            <text:p>Comme son titre l'indique, ce livre est l'histoire d'un homme étranger au monde. Si étranger, en fait, qu'il en est pour ainsi dire absent. Certes, il accomplit tous les gestes de la vie quotidienne, mais sans jamais se préoccuper de leur donner une véritable signification. Homme sans qualités, sans caractère, sans profondeur, Meursault est le prototype de l'Homo Absurdus. Il mène tel un robot une existence dénuée d'enjeu et de finalité, une existence purement organique, réduite à ses fonctions primaires: manger, dormir, copuler. Jusqu'au jour où, sans vraiment savoir pourquoi, il tue un homme. Commence alors son procès, qui le confronte à sa propre vacuité et le somme de s'en expliquer. Ce qui fait la force de ce roman, c'est bien sûr qu'il traite d'une des questions essentielles de la philosophie: la vie a-t-elle un sens? Mais le plus intéressant, c'est peut-être la manière dont il la traite. En effet, non seulement Camus traduit admirablement l'absence au monde de son narrateur en usant d'une langue blanche et neutre qui tue dans l'oeuf toute émotion, et ce dès la première page du livre où Meursault rapporte la mort de sa mère avec toute la froideur d'un procès-verbal. Mais de surcroît son récit a la forme d'un diptyque dont les deux volets se répondent comme deux miroirs parfaitement symétriques. La seconde partie de L'étranger reprend en effet un par un les événements relatés dans la première et les relit à la lumière de la morale commune qui prend ici l'aspect comminatoire d'une cour d'assises. Par moments, ce livre m'évoque un peu Erostrate de Sartre. J'y entends aussi des échos du Procès de Kafka. Il m'arrive même, parfois, d'apercevoir derrière la silhouette de Meursault celle, furtive, du Lafcadio de Gide. Mais l'oeuvre de Camus possède sa propre cohérence et, contrairement à ce que d'aucuns prétendent, n'est en rien nihiliste. C'est en fait un constat doublé d'une mise en garde. La vie, en soi, n'a pas de sens, nous dit Camus, c'est donc à nous qu'il revient de lui en donner un, faute de quoi, nous aussi, nous deviendrons des Meursault, des étrangers au monde. Message finalement très humaniste qui fait à la fois la grandeur de ce livre et celle de son auteur.</text:p>
          </table:table-cell>
          <table:table-cell table:style-name="ce6" office:value-type="string" calcext:value-type="string">
            <text:p>étranger, -0.2, 0.3, None</text:p>
            <text:p>étranger, -0.2, 0.3, None</text:p>
            <text:p>absent, -0.1, 0.0, None</text:p>
            <text:p>quotidienne, 0.0, 0.0, None</text:p>
            <text:p>véritable, 0.2, 0.45, None</text:p>
            <text:p>sans vraiment, -0.0, 0.5, None</text:p>
            <text:p>propre, 0.33, 0.2, None</text:p>
            <text:p>essentielles, 0.3, 0.3, None</text:p>
            <text:p>plus, 0.15, 0.1, None</text:p>
            <text:p>blanche, 0.05, 0.0, None</text:p>
            <text:p>neutre, 0.0, 0.0, None</text:p>
            <text:p>émotion, 0.4, 0.0, None</text:p>
            <text:p>parfaitement, 0.25, 0.8, None</text:p>
            <text:p>étranger, -0.2, 0.3, None</text:p>
            <text:p>peu, -0.05, 0.5, None</text:p>
            <text:p>furtive, -0.2, 0.2, None</text:p>
            <text:p>propre, 0.33, 0.2,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9">
          <table:table-cell table:style-name="ce2" office:value-type="float" office:value="0.0792857142857" calcext:value-type="float">
            <text:p>0.0792857143</text:p>
          </table:table-cell>
          <table:table-cell table:style-name="ce4" office:value-type="float" office:value="0.22" calcext:value-type="float">
            <text:p>0.22</text:p>
          </table:table-cell>
          <table:table-cell table:style-name="ce6" office:value-type="string" calcext:value-type="string">
            <text:p>Comme son titre l'indique, ce livre est l'histoire d'un homme étranger au monde. Si étranger, en fait, qu'il en est pour ainsi dire absent. Certes, il accomplit tous les gestes de la vie quotidienne, mais sans jamais se préoccuper de leur donner une véritable signification. Homme sans qualités, sans caractère, sans profondeur, Meursault est le prototype de l'Homo Absurdus. Il mène tel un robot une existence dénuée d'enjeu et de finalité, une existence purement organique, réduite à ses fonctions primaires: manger, dormir, copuler. Jusqu'au jour où, sans vraiment savoir pourquoi, il tue un homme. Commence alors son procès, qui le confronte à sa propre vacuité et le somme de s'en expliquer. Ce qui fait la force de ce roman, c'est bien sûr qu'il traite d'une des questions essentielles de la philosophie: la vie a-t-elle un sens? Mais le plus intéressant, c'est peut-être la manière dont il la traite. En effet, non seulement Camus traduit admirablement l'absence au monde de son narrateur en usant d'une langue blanche et neutre qui tue dans l'oeuf toute émotion, et ce dès la première page du livre où Meursault rapporte la mort de sa mère avec toute la froideur d'un procès-verbal. Mais de surcroît son récit a la forme d'un diptyque dont les deux volets se répondent comme deux miroirs parfaitement symétriques. La seconde partie de L'étranger reprend en effet un par un les événements relatés dans la première et les relit à la lumière de la morale commune qui prend ici l'aspect comminatoire d'une cour d'assises. Par moments, ce livre m'évoque un peu Erostrate de Sartre. J'y entends aussi des échos du Procès de Kafka. Il m'arrive même, parfois, d'apercevoir derrière la silhouette de Meursault celle, furtive, du Lafcadio de Gide. Mais l'oeuvre de Camus possède sa propre cohérence et, contrairement à ce que d'aucuns prétendent, n'est en rien nihiliste. C'est en fait un constat doublé d'une mise en garde. La vie, en soi, n'a pas de sens, nous dit Camus, c'est donc à nous qu'il revient de lui en donner un, faute de quoi, nous aussi, nous deviendrons des Meursault, des étrangers au monde. Message finalement très humaniste qui fait à la fois la grandeur de ce livre et celle de son auteur.</text:p>
          </table:table-cell>
          <table:table-cell table:style-name="ce6" office:value-type="string" calcext:value-type="string">
            <text:p>étranger, -0.2, 0.3, None</text:p>
            <text:p>étranger, -0.2, 0.3, None</text:p>
            <text:p>absent, -0.1, 0.0, None</text:p>
            <text:p>quotidienne, 0.0, 0.0, None</text:p>
            <text:p>véritable, 0.2, 0.45, None</text:p>
            <text:p>sans vraiment, -0.0, 0.5, None</text:p>
            <text:p>propre, 0.33, 0.2, None</text:p>
            <text:p>essentielles, 0.3, 0.3, None</text:p>
            <text:p>plus, 0.15, 0.1, None</text:p>
            <text:p>blanche, 0.05, 0.0, None</text:p>
            <text:p>neutre, 0.0, 0.0, None</text:p>
            <text:p>émotion, 0.4, 0.0, None</text:p>
            <text:p>parfaitement, 0.25, 0.8, None</text:p>
            <text:p>étranger, -0.2, 0.3, None</text:p>
            <text:p>peu, -0.05, 0.5, None</text:p>
            <text:p>furtive, -0.2, 0.2, None</text:p>
            <text:p>propre, 0.33, 0.2,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0792857142857" calcext:value-type="float">
            <text:p>0.0792857143</text:p>
          </table:table-cell>
          <table:table-cell table:style-name="ce4" office:value-type="float" office:value="0.382142857143" calcext:value-type="float">
            <text:p>0.3821428571</text:p>
          </table:table-cell>
          <table:table-cell table:style-name="ce6" office:value-type="string" calcext:value-type="string">
            <text:p>Je tenais à informer les lecteurs qui comptaient acheter ce livre que M. Marc Lévy était un copieur, il a copié La Nuit des Temps de Barjavel qu'il a bien maquillée et a juste écrit une fin plus heureuse, il croyait passer inaperçu mais c'était sans compter sur moi et ma mémoire sélective (quand j'aime un livre je m'en souviens dix ans après. Mr Levy j'espère que vous tomberez sur cet avis; je continuerai à acheter vos livres mais tâchez d'être original à l'avenir car votre Où es-tu? ressemble aussi étrangement au Grand Secret de Barjavel aussi... Partagerions-nous la même passion pour René?!!! Quand on se prend pour un écrivain il faut avoir de l'imagination où est passée la votre?... Et pourquoi ne pas plagier les Hemingway, Williams et autres auteurs américains à présent? Je suis déçue &gt;&gt;&gt;&gt;&gt;&gt;&gt;&gt;&gt;&gt;&gt;&gt;&gt;&gt;&gt;&gt;&gt; Nelly )-:</text:p>
          </table:table-cell>
          <table:table-cell table:style-name="ce6" office:value-type="string" calcext:value-type="string">
            <text:p>plus heureuse, 0.91, 1.0, None</text:p>
            <text:p>aime, 0.6, 0.6, None</text:p>
            <text:p>original, 0.2, 0.6, None</text:p>
            <text:p>même ! ! !, 0.0, 0.5, None</text:p>
            <text:p>autres, -0.1, 0.0, None</text:p>
            <text:p>américains, 0.08,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793181818182" calcext:value-type="float">
            <text:p>0.0793181818</text:p>
          </table:table-cell>
          <table:table-cell table:style-name="ce4" office:value-type="float" office:value="0.263636363636" calcext:value-type="float">
            <text:p>0.2636363636</text:p>
          </table:table-cell>
          <table:table-cell table:style-name="ce6" office:value-type="string" calcext:value-type="string">
            <text:p>Je viens tout juste de fermer ce livre et je crois bien que je vais le relire une deuxième fois tellement il m’a plu et est riche d’enseignements ! Après avoir tourné sa dernière page, il est difficile d'imaginer que notre vie puisse continuer comme avant... On en ressort grandi, meilleur, mieux dans sa peau, et avec une foi inébranlable en la vie, en sa vie. Il y a sans doute de la magie autour de ce petit livre vert...</text:p>
          </table:table-cell>
          <table:table-cell table:style-name="ce6" office:value-type="string" calcext:value-type="string">
            <text:p>tellement, 0.0, 0.6, None</text:p>
            <text:p>riche !, 0.5625, 0.5, None</text:p>
            <text:p>dernière, -0.29, 0.2, None</text:p>
            <text:p>difficile, -0.5, 0.4, None</text:p>
            <text:p>meilleur, 0.53, 0.5, None</text:p>
            <text:p>petit, 0.1, 0.1, None</text:p>
            <text:p>vert, 0.0,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0795454545455" calcext:value-type="float">
            <text:p>0.0795454545</text:p>
          </table:table-cell>
          <table:table-cell table:style-name="ce4" office:value-type="float" office:value="0.243181818182" calcext:value-type="float">
            <text:p>0.2431818182</text:p>
          </table:table-cell>
          <table:table-cell table:style-name="ce6" office:value-type="string" calcext:value-type="string">
            <text:p>Eternelle histoire d'adultère. Quoi de neuf sur ce sujet rebattu dans Nous étions faits l'un pour l'autre (drôle de titre qui ne correspond pas au contenu du roman de Véronique Olmi) ? Presque rien. L'auteure tente bien de tordre le cou aux clichés, chaque histoire d'amour est unique, n'est-elle pas ?, en alternant la narration du point de vue de chacun des deux personnages principaux. Elle fait jouer les clivages sociaux, approfondit les ressorts psychologiques. Très bien, mais cela ne suffit pas à susciter l'intérêt. Alors Véronique Olmi sort l'artillerie lourde avec un bon vieux secret de famille, bien enfoui et pesant comme il se doit. Peine perdue, le procédé est usé jusqu'à la corde et l'émotion ne vient pas. Le livre reste dans les limites du sujet imposé. Le style sec, incisif, phrases courtes et cinglantes, peut faire illusion. Mais pas donner de l'épaisseur à un roman qui ne parvient jamais à passionner.</text:p>
          </table:table-cell>
          <table:table-cell table:style-name="ce6" office:value-type="string" calcext:value-type="string">
            <text:p>neuf, 0.1, 0.3, None</text:p>
            <text:p>autre, -0.1, 0.0, None</text:p>
            <text:p>drôle, 0.53, 0.6, None</text:p>
            <text:p>unique, 0.43, 0.5, None</text:p>
            <text:p>principaux, 0.1, 0.1, None</text:p>
            <text:p>sociaux, 0.25, 0.1, None</text:p>
            <text:p>lourde, -0.05, 0.35, None</text:p>
            <text:p>bon, 0.7, 0.7, None</text:p>
            <text:p>vieux, 0.5, 0.3, None</text:p>
            <text:p>émotion, 0.4, 0.0, None</text:p>
            <text:p>courtes, -0.1, 0.1, None</text:p>
            <text:p>cinglantes, -0.12,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0">
          <table:table-cell table:style-name="ce2" office:value-type="float" office:value="0.0795486111111" calcext:value-type="float">
            <text:p>0.0795486111</text:p>
          </table:table-cell>
          <table:table-cell table:style-name="ce4" office:value-type="float" office:value="0.333611111111" calcext:value-type="float">
            <text:p>0.3336111111</text:p>
          </table:table-cell>
          <table:table-cell table:style-name="ce6" office:value-type="string" calcext:value-type="string">
            <text:p>Autant le dire tout de suite, je n'aurais sans doute jamais acheté ce roman, ce n'est pas vraiment mon style. Mais bon, je l'ai reçu, donc je l'ai lu, mais j'avais un apriori peu favorable avant de le commencer. Je dois bien admettre que l'histoire est captivante la plupart du temps, et que j'ai eu envie, presque malgré moi, d'en connaître la fin. Captivante, certes, mais pas non plus au point de me priver d'heures de sommeil pour lire la suite. En effet, le style est fluide, facile à lire, mais on est loin d'atteindre des sommets de littérature. J'ai trouvé que le récit et les dialogues sont souvent naïfs, presque mièvres, limite eau-de-rose (surtout quand l'auteur décrit les sentiments amoureux). Les péripéties et les personnages sont pour la plupart improbables et hors du commun (au sens de « commun des mortels ». On peut objecter que si les personnages et l'histoire étaient banals, ça ne vaudrait pas la peine d'en faire un roman...objection peu convaincante à mon sens...). Les dangers que Giovanni affronte sont extrêmes, les joies et le peines qu'il vit sont intenses, on n'est pas là pour faire dans la demi-mesure. De même, les « gentils » sont beaux, cultivés, généreux, pleins de sagesse et d'attention, presque trop parfaits, les « méchants » sont cruels et machiavéliques. Bref, tout ça me semble excessif (je suis peut-être trop raisonnable ) Heureusement, l'auteur temporise le rythme du récit par des digressions opportunes et intelligentes sur l'histoire, les religions, l'astronomie, la philosophie... C'est là qu'on voit qu'il est historien des religions et philosophe, avant d'être romancier. Et, ce qui ne gâche rien, il est bon pédagogue : ces parenthèses dans les divers domaines précités sont de beaux exemples de vulgarisation, qui apprennent des choses au lecteur. J'ai relevé quelques phrases, prononcées par les différents sages que Giovanni rencontre lors de ce parcours initiatique. On peut les trouver un peu moralisatrices, mais elles illustrent bien les idéaux de sagesse et les bon sentiments qui poussent le héros vers l'avant. p.289 : « Le seul mal qu'il faut vaincre dans ton caeur, mon enfant, c'est la peur. Tous les autres maux : la colère, la jalousie, la tristesse, la culpabilité morbide, proviennent de cet ennemi intérieur. Si tu arrives à dominer ta peur, plus rien ne t'atteindra, plus aucune force mauvaise n'aura d'emprise sur ton caeur. Et pour vaincre la peur, il n'y a qu'un remède : l'amour. Tout le chemin de la vie, c'est de passer de la peur à l'amour ». p.435 : « Nous avons peur de nous ouvrir pleinement à la vie, d'accueillir son flot impétueux. Nous préférons contrôler nos existences en menant une vie étroite, balisée, avec le moins de surprises possible. (...) L'être humain a peur de la vie et il est surtout en quête de la sécurité de l'existence. Il cherche, tout compte fait, davantage à survivre qu'à vivre. Or survivre, c'est exister sans vivre ... et c'est déjà mourir. (...) Passer de la survie à la vie, c'est une des choses les plus difficiles qui soient ! De même est-il si difficile et effrayant d'accepter d'être les créateurs de notre vie ! »</text:p>
          </table:table-cell>
          <table:table-cell table:style-name="ce6" office:value-type="string" calcext:value-type="string">
            <text:p>pas vraiment, -0.0, 0.5, None</text:p>
            <text:p>bon, 0.7, 0.7, None</text:p>
            <text:p>peu favorable, 0.25, 0.3, None</text:p>
            <text:p>non plus, -0.075, 0.1, None</text:p>
            <text:p>fluide, 0.0, 0.0, None</text:p>
            <text:p>amoureux, 0.55, 0.6, None</text:p>
            <text:p>improbables, -0.1, 0.8, None</text:p>
            <text:p>banals, -0.3, 0.5, None</text:p>
            <text:p>peu, -0.05, 0.5, None</text:p>
            <text:p>extrêmes, -0.3, 0.5, None</text:p>
            <text:p>intenses, 0.4, 0.5, None</text:p>
            <text:p>gentils, 0.4, 0.5, None</text:p>
            <text:p>beaux, 0.8, 0.8, None</text:p>
            <text:p>généreux, 0.7, 0.6, None</text:p>
            <text:p>pleins, 0.29, 0.3, None</text:p>
            <text:p>trop, -0.25, 0.7, None</text:p>
            <text:p>méchants, -0.4, 0.4, None</text:p>
            <text:p>cruels, -0.4, 0.7, None</text:p>
            <text:p>excessif, -0.4, 0.6, None</text:p>
            <text:p>trop raisonnable, 0.1, 0.05, None</text:p>
            <text:p>intelligentes, 0.9, 0.2, None</text:p>
            <text:p>bon, 0.7, 0.7, None</text:p>
            <text:p>divers, 0.0, 0.1, None</text:p>
            <text:p>beaux, 0.8, 0.8, None</text:p>
            <text:p>différents, 0.4, 0.15, None</text:p>
            <text:p>peu, -0.05, 0.5, None</text:p>
            <text:p>bon, 0.7, 0.7, None</text:p>
            <text:p>autres, -0.1, 0.0, None</text:p>
            <text:p>plus rien ne, -0.075, 0.1, None</text:p>
            <text:p>plus, 0.15, 0.1, None</text:p>
            <text:p>mauvaise, -0.71, 0.8, None</text:p>
            <text:p>étroite, -0.25, 0.2, None</text:p>
            <text:p>possible, 0.0, 0.3, None</text:p>
            <text:p>humain, 0.22, 0.1, None</text:p>
            <text:p>plus difficiles !, -0.8125, 0.52, None</text:p>
            <text:p>difficile !, -0.625,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8" calcext:value-type="float">
            <text:p>0.08</text:p>
          </table:table-cell>
          <table:table-cell table:style-name="ce4" office:value-type="float" office:value="0.3" calcext:value-type="float">
            <text:p>0.3</text:p>
          </table:table-cell>
          <table:table-cell table:style-name="ce6" office:value-type="string" calcext:value-type="string">
            <text:p>Roman trop caricatural sur les personnages âgées, il m'a procuré un malaise certain.Je n'ai pas du tout aimé les personnages ni la forme du livre.</text:p>
          </table:table-cell>
          <table:table-cell table:style-name="ce6" office:value-type="string" calcext:value-type="string">
            <text:p>trop, -0.25, 0.7,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8" calcext:value-type="float">
            <text:p>0.08</text:p>
          </table:table-cell>
          <table:table-cell table:style-name="ce4" office:value-type="float" office:value="0.3" calcext:value-type="float">
            <text:p>0.3</text:p>
          </table:table-cell>
          <table:table-cell table:style-name="ce6" office:value-type="string" calcext:value-type="string">
            <text:p>Roman trop caricatural sur les personnages âgées, il m'a procuré un malaise certain.Je n'ai pas du tout aimé les personnages ni la forme du livre.</text:p>
          </table:table-cell>
          <table:table-cell table:style-name="ce6" office:value-type="string" calcext:value-type="string">
            <text:p>trop, -0.25, 0.7,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6">
          <table:table-cell table:style-name="ce2" office:value-type="float" office:value="0.08015" calcext:value-type="float">
            <text:p>0.08015</text:p>
          </table:table-cell>
          <table:table-cell table:style-name="ce4" office:value-type="float" office:value="0.324833333333" calcext:value-type="float">
            <text:p>0.3248333333</text:p>
          </table:table-cell>
          <table:table-cell table:style-name="ce6" office:value-type="string" calcext:value-type="string">
            <text:p>Peut-être le moins célinien des romans de Céline, le Voyage est sans aucun doute l'ouvrage la plus accessible de l'œuvre romanesque de l'auteur, et ce malgré sa franche originalité, parfois déconcertante. Les tribulations de Ferdinand Bardamu, double littéraire de l'auteur, aventurier au caractère insaisissable et indéfinissable que les hasards de l'existence vont mener sur un champ de bataille en 1914 d'où il ressortira avec une blessure et une médaille, vers l'Amérique, vers l'Afrique, pour revenir à Paris et y rester définitivement. Un Ferdinand mystérieux qui parle peu, mais pense beaucoup; des personnages nombreux et riches. On en sait trop en vérité par où commencer et par où finir avec le Voyage: le roman joue sur les genres, mêlant grotesque, parodique, tragique, burlesque, satirique, philosophique, nous laissant constamment entre des frontières ambigus et contradictoires presque jamais levées, dont la plus complexe demeure la frontière entre narrateur et écrivain, entre réel vécu et imaginaire fantasmé. Le style en lui-même suffit à faire de Voyage au bout de la nuit une aventure unique. Enfin, mention spéciale pour l'illustration de ce Folio, signée Tardi. Une plongée unique au cœur de l'obscurité la plus profonde de l'être humain. Une perle rare... et noire! A lire absolument!</text:p>
          </table:table-cell>
          <table:table-cell table:style-name="ce6" office:value-type="string" calcext:value-type="string">
            <text:p>plus accessible, 0.169, 0.325, None</text:p>
            <text:p>romanesque, 0.0, 0.1, None</text:p>
            <text:p>franche, 0.2, 0.2, None</text:p>
            <text:p>déconcertante, 0.1, 0.2, None</text:p>
            <text:p>littéraire, 0.1, 0.0, None</text:p>
            <text:p>mystérieux, 0.28, 0.4, None</text:p>
            <text:p>peu, -0.05, 0.5, None</text:p>
            <text:p>beaucoup, 0.1, 0.1, None</text:p>
            <text:p>nombreux, 0.0, 0.2, None</text:p>
            <text:p>trop, -0.25, 0.7, None</text:p>
            <text:p>grotesque, -0.6, 0.7, None</text:p>
            <text:p>tragique, -0.4, 1.0, None</text:p>
            <text:p>ambigus, -0.05, 1.0, None</text:p>
            <text:p>contradictoires, -0.05, 0.65, None</text:p>
            <text:p>plus complexe, -0.26, -0.52, None</text:p>
            <text:p>réel, 0.2, 0.1, None</text:p>
            <text:p>imaginaire, 0.3, 0.4, None</text:p>
            <text:p>unique, 0.43, 0.5, None</text:p>
            <text:p>spéciale, 0.5, 0.5, None</text:p>
            <text:p>unique, 0.43, 0.5, None</text:p>
            <text:p>plus profonde, 0.338, 0.39, None</text:p>
            <text:p>humain, 0.22, 0.1, None</text:p>
            <text:p>rare, 0.25, 0.4, None</text:p>
            <text:p>noire !, -0.125, 0.1, None</text:p>
            <text:p>absolument !, 0.31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803636363636" calcext:value-type="float">
            <text:p>0.0803636364</text:p>
          </table:table-cell>
          <table:table-cell table:style-name="ce4" office:value-type="float" office:value="0.260909090909" calcext:value-type="float">
            <text:p>0.2609090909</text:p>
          </table:table-cell>
          <table:table-cell table:style-name="ce6" office:value-type="string" calcext:value-type="string">
            <text:p>Passé le tour de force de n'écrire qu'une phrase de 500 pages, que reste-t-il ? Certes de beaux passages, une vraie vision et un acharnement de l'auteur à réussir son exploit. Mais on souffre beaucoup tout de même. Un peu comme lorsqu'on voit un marathonien en fin de course : on l'admire et on le plaint à la fois (enfin ça dépend surtout s'il est premier ou dernier. Enard lui n'est pas encore dans le peloton de tête...mais ça viendra peut-être car le culot finit souvent pas payer...)</text:p>
          </table:table-cell>
          <table:table-cell table:style-name="ce6" office:value-type="string" calcext:value-type="string">
            <text:p>beaux, 0.8, 0.8, None</text:p>
            <text:p>vraie, 0.05, 0.4, None</text:p>
            <text:p>beaucoup, 0.1, 0.1, None</text:p>
            <text:p>peu, -0.05, 0.5, None</text:p>
            <text:p>dernier, -0.29,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805882352941" calcext:value-type="float">
            <text:p>0.0805882353</text:p>
          </table:table-cell>
          <table:table-cell table:style-name="ce4" office:value-type="float" office:value="0.337647058824" calcext:value-type="float">
            <text:p>0.3376470588</text:p>
          </table:table-cell>
          <table:table-cell table:style-name="ce6" office:value-type="string" calcext:value-type="string">
            <text:p>Les fans de le potentiel érotique de ma femme, seront sans doute ravis de retrouver ce livre de David Foenkinos, malheureusement tout se ternit à la lecture d'En cas de bonheur. Le début est agréable, fluide puis petit à petit l'histoire palie, les couleurs sont moins vives, les personnages deviennent ridicules (la famille de Claire surtout). C'est dommage, l'histoire n'est pas originale, les personnages n'ont rien de particulier... beaucoup trop de lieux communs...malgré les quelques passages agréables.</text:p>
          </table:table-cell>
          <table:table-cell table:style-name="ce6" office:value-type="string" calcext:value-type="string">
            <text:p>érotique, 0.2, 1.0, None</text:p>
            <text:p>malheureusement, -0.6, 0.15, None</text:p>
            <text:p>bonheur, 0.5, 0.0, None</text:p>
            <text:p>agréable, 0.7, 0.6, None</text:p>
            <text:p>fluide, 0.0, 0.0, None</text:p>
            <text:p>vives, 0.27, 0.35, None</text:p>
            <text:p>ridicules, -0.75, 0.75, None</text:p>
            <text:p>dommage, -0.3, 0.5, None</text:p>
            <text:p>pas originale, -0.1, 0.6, None</text:p>
            <text:p>beaucoup trop, -0.3, 0.84, None</text:p>
            <text:p>agréables,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0805882352941" calcext:value-type="float">
            <text:p>0.0805882353</text:p>
          </table:table-cell>
          <table:table-cell table:style-name="ce4" office:value-type="float" office:value="0.337647058824" calcext:value-type="float">
            <text:p>0.3376470588</text:p>
          </table:table-cell>
          <table:table-cell table:style-name="ce6" office:value-type="string" calcext:value-type="string">
            <text:p>Les fans de le potentiel érotique de ma femme, seront sans doute ravis de retrouver ce livre de David Foenkinos, malheureusement tout se ternit à la lecture d'En cas de bonheur. Le début est agréable, fluide puis petit à petit l'histoire palie, les couleurs sont moins vives, les personnages deviennent ridicules (la famille de Claire surtout). C'est dommage, l'histoire n'est pas originale, les personnages n'ont rien de particulier... beaucoup trop de lieux communs...malgré les quelques passages agréables.</text:p>
          </table:table-cell>
          <table:table-cell table:style-name="ce6" office:value-type="string" calcext:value-type="string">
            <text:p>érotique, 0.2, 1.0, None</text:p>
            <text:p>malheureusement, -0.6, 0.15, None</text:p>
            <text:p>bonheur, 0.5, 0.0, None</text:p>
            <text:p>agréable, 0.7, 0.6, None</text:p>
            <text:p>fluide, 0.0, 0.0, None</text:p>
            <text:p>vives, 0.27, 0.35, None</text:p>
            <text:p>ridicules, -0.75, 0.75, None</text:p>
            <text:p>dommage, -0.3, 0.5, None</text:p>
            <text:p>pas originale, -0.1, 0.6, None</text:p>
            <text:p>beaucoup trop, -0.3, 0.84, None</text:p>
            <text:p>agréables,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9">
          <table:table-cell table:style-name="ce2" office:value-type="float" office:value="0.0820909090909" calcext:value-type="float">
            <text:p>0.0820909091</text:p>
          </table:table-cell>
          <table:table-cell table:style-name="ce4" office:value-type="float" office:value="0.299090909091" calcext:value-type="float">
            <text:p>0.2990909091</text:p>
          </table:table-cell>
          <table:table-cell table:style-name="ce6" office:value-type="string" calcext:value-type="string">
            <text:p>Bon d'accord, je lis le livre 10 années après sa parution. L'effet nouveauté n'est plus, mais le fond reste. Bref, c'est le premier livre de Beigbeder que je bouquine. Pour être franc, je suis déçu et même énervé par ce que je lis là dedans. L'univers de la pub et son lot de manipulation mentale, il y avait de quoi faire là un essai percutant et inoubliable. Un roman aussi, je le concède, mais pas ça! Les première pages sont exceptionnelles de cynisme et de réalisme. Un parler-vrai, simple et terriblement efficace, qui nous plonge dans une ambiance instinctivement détestable. Le personnage (fortement autobiographique) se décrit avec une froideur et un cynisme bouleversants. Bref, ça percute et ça fait mal, ça met mal à l'aise et donne l'impression de dépeindre une réalité que nous appréhendons la plupart du temps, sans vraiment réussir à s'en faire une juste idée. Et comme de bien entendu, ces premières pages donnent vraiment envie de lire le livre, de le dévorer. Et justement, le soufflé retombe très vite pour finir à la poubelle ensuite. Car tout le problème est là : En quelques pages, l'auteur a tout dit...reste alors à broder une histoire glauque pour justifier l'écriture d'un livre et la promo chez Ardisson. Au programme : un univers glauquissime, des putes, des collègues mesquins la tête dans un seau de cocaïne et dans les sites zoophiles, des problèmes familiaux, des suicides et même un meurtre sans queue ni tête. J'ai déjà vu ça quelque part...mais oui, Houellebecq, extension du domaine de la lutte...avec non pas un meurtre mais une tentative! Et là je me dis que le message du livre, à savoir la manipulation publicitaire et son impact sur nos vies, est saccagé par cette histoire glauque, tout comme la grande leçon de Houellebecq sur l'extension de la sauvagerie du marché au monde des sentiments amoureux. Pour dénoncer un univers qui semble moche (quoique...ne connaissant pas de publicitaire, il me manque un brin de nuance), était-il vraiment besoin d'imaginer des protagonistes aussi glauques...et surtout le meurtre sauvage d'une vielle américaine, choisie au hasard, au nom de la lutte contre les fonds de pension? Honnêtement je ne crois pas. Je retrouve cette impression là dans bon nombre de commentaires. C'est bien dommage. Bref, je suis énervé par le livre et je dois avouer que sur ce coup, l'auteur me déçoit. J'aurai vraiment voulu lire un essai, de sa plume, sur le sujet! En conclusion je dirai qu'entre Houellebecq, Dantec, Beigbeder et Zeller, je commence à être fatigué par ces nouveaux écrivains qui essayent de nous faire avaler des bonbons acidulés pour nous faire travailler la conscience, mais qui le font par des ouvrages généralement courts et crades qui à mon sens décrédibilisent le message qu'ils portent.</text:p>
          </table:table-cell>
          <table:table-cell table:style-name="ce6" office:value-type="string" calcext:value-type="string">
            <text:p>plus, 0.15, 0.1, None</text:p>
            <text:p>mentale, 0.2, 0.0, None</text:p>
            <text:p>inoubliable !, 0.75, 1.0, None</text:p>
            <text:p>exceptionnelles, 0.2, 0.6, None</text:p>
            <text:p>simple, 0.1, 0.1, None</text:p>
            <text:p>terriblement efficace, 0.8, 0.8, None</text:p>
            <text:p>détestable, 0.0, 0.7, None</text:p>
            <text:p>fortement, 0.2, 0.7, None</text:p>
            <text:p>sans vraiment, -0.0, 0.5, None</text:p>
            <text:p>juste, 0.22, 0.2, None</text:p>
            <text:p>premières, 0.5, 0.2, None</text:p>
            <text:p>vraiment, 0.0, 0.5, None</text:p>
            <text:p>dévorer, 0.5, 0.0, None</text:p>
            <text:p>très, 0.01, 0.65, None</text:p>
            <text:p>poubelle, -0.1, 0.0, None</text:p>
            <text:p>glauque, 0.0, 0.0, None</text:p>
            <text:p>familiaux !, 0.125, 0.0, None</text:p>
            <text:p>glauque, 0.0, 0.0, None</text:p>
            <text:p>grande, 0.3, 0.2, None</text:p>
            <text:p>amoureux, 0.55, 0.6, None</text:p>
            <text:p>moche, -0.8, 0.8, None</text:p>
            <text:p>vraiment, 0.0, 0.5, None</text:p>
            <text:p>sauvage, 0.08, 0.1, None</text:p>
            <text:p>américaine, 0.08, 0.1, None</text:p>
            <text:p>bon, 0.7, 0.7, None</text:p>
            <text:p>dommage, -0.3, 0.5, None</text:p>
            <text:p>vraiment !, 0.0, 0.5, None</text:p>
            <text:p>nouveaux, 0.34, 0.25, None</text:p>
            <text:p>courts,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9">
          <table:table-cell table:style-name="ce2" office:value-type="float" office:value="0.0820909090909" calcext:value-type="float">
            <text:p>0.0820909091</text:p>
          </table:table-cell>
          <table:table-cell table:style-name="ce4" office:value-type="float" office:value="0.299090909091" calcext:value-type="float">
            <text:p>0.2990909091</text:p>
          </table:table-cell>
          <table:table-cell table:style-name="ce6" office:value-type="string" calcext:value-type="string">
            <text:p>Bon d'accord, je lis le livre 10 années après sa parution. L'effet nouveauté n'est plus, mais le fond reste. Bref, c'est le premier livre de Beigbeder que je bouquine. Pour être franc, je suis déçu et même énervé par ce que je lis là dedans. L'univers de la pub et son lot de manipulation mentale, il y avait de quoi faire là un essai percutant et inoubliable. Un roman aussi, je le concède, mais pas ça! Les première pages sont exceptionnelles de cynisme et de réalisme. Un parler-vrai, simple et terriblement efficace, qui nous plonge dans une ambiance instinctivement détestable. Le personnage (fortement autobiographique) se décrit avec une froideur et un cynisme bouleversants. Bref, ça percute et ça fait mal, ça met mal à l'aise et donne l'impression de dépeindre une réalité que nous appréhendons la plupart du temps, sans vraiment réussir à s'en faire une juste idée. Et comme de bien entendu, ces premières pages donnent vraiment envie de lire le livre, de le dévorer. Et justement, le soufflé retombe très vite pour finir à la poubelle ensuite. Car tout le problème est là : En quelques pages, l'auteur a tout dit...reste alors à broder une histoire glauque pour justifier l'écriture d'un livre et la promo chez Ardisson. Au programme : un univers glauquissime, des putes, des collègues mesquins la tête dans un seau de cocaïne et dans les sites zoophiles, des problèmes familiaux, des suicides et même un meurtre sans queue ni tête. J'ai déjà vu ça quelque part...mais oui, Houellebecq, extension du domaine de la lutte...avec non pas un meurtre mais une tentative! Et là je me dis que le message du livre, à savoir la manipulation publicitaire et son impact sur nos vies, est saccagé par cette histoire glauque, tout comme la grande leçon de Houellebecq sur l'extension de la sauvagerie du marché au monde des sentiments amoureux. Pour dénoncer un univers qui semble moche (quoique...ne connaissant pas de publicitaire, il me manque un brin de nuance), était-il vraiment besoin d'imaginer des protagonistes aussi glauques...et surtout le meurtre sauvage d'une vielle américaine, choisie au hasard, au nom de la lutte contre les fonds de pension? Honnêtement je ne crois pas. Je retrouve cette impression là dans bon nombre de commentaires. C'est bien dommage. Bref, je suis énervé par le livre et je dois avouer que sur ce coup, l'auteur me déçoit. J'aurai vraiment voulu lire un essai, de sa plume, sur le sujet! En conclusion je dirai qu'entre Houellebecq, Dantec, Beigbeder et Zeller, je commence à être fatigué par ces nouveaux écrivains qui essayent de nous faire avaler des bonbons acidulés pour nous faire travailler la conscience, mais qui le font par des ouvrages généralement courts et crades qui à mon sens décrédibilisent le message qu'ils portent.</text:p>
          </table:table-cell>
          <table:table-cell table:style-name="ce6" office:value-type="string" calcext:value-type="string">
            <text:p>plus, 0.15, 0.1, None</text:p>
            <text:p>mentale, 0.2, 0.0, None</text:p>
            <text:p>inoubliable !, 0.75, 1.0, None</text:p>
            <text:p>exceptionnelles, 0.2, 0.6, None</text:p>
            <text:p>simple, 0.1, 0.1, None</text:p>
            <text:p>terriblement efficace, 0.8, 0.8, None</text:p>
            <text:p>détestable, 0.0, 0.7, None</text:p>
            <text:p>fortement, 0.2, 0.7, None</text:p>
            <text:p>sans vraiment, -0.0, 0.5, None</text:p>
            <text:p>juste, 0.22, 0.2, None</text:p>
            <text:p>premières, 0.5, 0.2, None</text:p>
            <text:p>vraiment, 0.0, 0.5, None</text:p>
            <text:p>dévorer, 0.5, 0.0, None</text:p>
            <text:p>très, 0.01, 0.65, None</text:p>
            <text:p>poubelle, -0.1, 0.0, None</text:p>
            <text:p>glauque, 0.0, 0.0, None</text:p>
            <text:p>familiaux !, 0.125, 0.0, None</text:p>
            <text:p>glauque, 0.0, 0.0, None</text:p>
            <text:p>grande, 0.3, 0.2, None</text:p>
            <text:p>amoureux, 0.55, 0.6, None</text:p>
            <text:p>moche, -0.8, 0.8, None</text:p>
            <text:p>vraiment, 0.0, 0.5, None</text:p>
            <text:p>sauvage, 0.08, 0.1, None</text:p>
            <text:p>américaine, 0.08, 0.1, None</text:p>
            <text:p>bon, 0.7, 0.7, None</text:p>
            <text:p>dommage, -0.3, 0.5, None</text:p>
            <text:p>vraiment !, 0.0, 0.5, None</text:p>
            <text:p>nouveaux, 0.34, 0.25, None</text:p>
            <text:p>courts,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5">
          <table:table-cell table:style-name="ce2" office:value-type="float" office:value="0.082472826087" calcext:value-type="float">
            <text:p>0.0824728261</text:p>
          </table:table-cell>
          <table:table-cell table:style-name="ce4" office:value-type="float" office:value="0.395652173913" calcext:value-type="float">
            <text:p>0.3956521739</text:p>
          </table:table-cell>
          <table:table-cell table:style-name="ce6" office:value-type="string" calcext:value-type="string">
            <text:p>Ionesco publie en 1959 cette pièce de théâtre que d'aucuns rattachent au style absurde développé par l'auteur. Confondre le style et le fond qu'il révèle serait une grossière erreur. Quel être humain peut décemment, raisonnablement, volontairement souhaiter devenir plus bête qu'il ne l'est ? Quel homme voudrait, sainement, devenir hideux ? Quel homme voudrait ne plus penser ? Réagir à l'instinct seulement, grégairement ? Comment l'absurde peut-il devenir idéal ? Un idéal racoleur, embrigadant des légions de citoyens ? Pourtant, ce 20° siècle fut celui de la régression intellectuelle, de la barbarie, des totalitarismes, de la galvanisation et instrumentalisation des foules. Terrible réalité. Comment un homme sain, raisonnable, pensant, peut-il vouloir opter pour la bestialité, le refus du raisonnement, le confort de la foule, du groupe, la perte de son individualité, de sa personnalité ? Ionesco parvient avec un rare talent à rendre compte de ce que l'homme, par l'exercice ou non de son droit de penser, droit inaliénable, pourtant car dicté par l'idéal de la Liberté, peut se bestialiser. Béranger, dans cette pièce, le marginal, prend conscience progressivement que le refus de devenir une bête (le rhinocéros, qu'il soit unicornu ou bicornu, d'Afrique ou d'Asie : faux choix) participe de l'esprit de la Résistance : Contre tout le monde, je me défendrai ! Je suis le dernier homme, je le resterai jusqu'au bout ! Je ne capitule pas !</text:p>
          </table:table-cell>
          <table:table-cell table:style-name="ce6" office:value-type="string" calcext:value-type="string">
            <text:p>absurde, 0.4, 0.7, None</text:p>
            <text:p>grossière, 0.3, 0.65, None</text:p>
            <text:p>humain, 0.22, 0.1, None</text:p>
            <text:p>plus bête, -0.65, 0.65, None</text:p>
            <text:p>hideux, -0.7, 1.0, None</text:p>
            <text:p>ne plus, -0.075, 0.1, None</text:p>
            <text:p>absurde, 0.4, 0.7, None</text:p>
            <text:p>intellectuelle, 0.1, 0.2, None</text:p>
            <text:p>sain, 0.3, 0.25, None</text:p>
            <text:p>raisonnable, 0.2, 0.1, None</text:p>
            <text:p>rare, 0.25, 0.4, None</text:p>
            <text:p>talent, 0.3, 0.05, None</text:p>
            <text:p>bête !, -0.625, 0.5, None</text:p>
            <text:p>dernier ! !, -0.45312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1">
          <table:table-cell table:style-name="ce2" office:value-type="float" office:value="0.0826388888889" calcext:value-type="float">
            <text:p>0.0826388889</text:p>
          </table:table-cell>
          <table:table-cell table:style-name="ce4" office:value-type="float" office:value="0.324166666667" calcext:value-type="float">
            <text:p>0.3241666667</text:p>
          </table:table-cell>
          <table:table-cell table:style-name="ce6" office:value-type="string" calcext:value-type="string">
            <text:p>La relation improbable entre Kurt Gödel, le plus fameux logicien du XXème siècle, maniaque et obsessif, et son épouse Adèle, danseuse de music-hall, donne lieu à une émouvante histoire d'amour. Comment un couple peut-il survivre lorsqu'existe un tel déséquilibre entre les aspirations des deux époux ? Comment peut-on être la femme normale d'un mathématicien à la santé psychique fragile, et peu sensible aux contingences de la vie matérielle ? Yannick Grannec livre quelques réponses, parfois joliment triviales : si les hommes passaient plus souvent le balai, ils seraient moins malheureux, Nos époux avaient besoin d'une bassine d'alcool ou d'un ciel étoilé pour refaire le monde, un bac de vaisselle sale me suffisait. Mais ce livre est plus qu'une histoire d'amour, racontée retrospectivement, et avec nostalgie, par une vieille dame au bord de la mort. La montée du nazisme qui pousse à l'exil les scientifiques germaniques, leur installation dans une Amérique qu'ils découvrent, l'incroyable terreau intellectuel que constituait Princeton, où l'on croisait Einstein, Oppenheimer, Pauli, von Neumann..., la paranoïa du McCarthysme, tous ces éléments historiques contribuent à soutenir élégamment la trame sentimentale du livre. Outre une jolie évocation de l'humour d'Einstein, on trouvera aussi un salutaire coup de griffe à ceux qui, déjà à l'époque, cherchèrent à s'emparer du théorème d'incomplétude Gödel pour lui faire dire, dans les domaines de la sociologie ou de la psychanayse par exemple, plus qu'il ne dit. Mais il ne s'agit pas d'une biographie au sens strict, et de nombreux personnages secondaire sont inventés par l'auteur. L'alternance systématique de chapitres où se répondent deux degrés de narration (l'histoire d'une jeune femme cherchant à amadouer l'acariatre veuve Gödel, et les souvenirs que celle-ci lui relate) pourra agacer, mais on s'y fait. Le livre (451 pages) est sans doute un peu trop long, mais il est joliment écrit. Les explications mathématiques, pas très fouillées, sont accessibles au néophyte et intéressantes. On quitte cette lecture avec beaucoup d'affection pour la dure vie que Mme Gödel semble avoir traversée, et beaucoup d'admiration, mêlée de pitié, pour son étrange mari. Une dernière citation, pour conclure : Il y a 10 sortes de personnes. Ceux qui comprennent le binaire. Et les autres.</text:p>
          </table:table-cell>
          <table:table-cell table:style-name="ce6" office:value-type="string" calcext:value-type="string">
            <text:p>improbable, -0.1, 0.8, None</text:p>
            <text:p>plus fameux, 0.13, 0.52, None</text:p>
            <text:p>émouvante, 0.4, 0.6, None</text:p>
            <text:p>normale, 0.17, 0.15, None</text:p>
            <text:p>psychique, 0.05, 0.1, None</text:p>
            <text:p>fragile, -0.25, 0.35, None</text:p>
            <text:p>peu sensible, 0.1, 0.1, None</text:p>
            <text:p>matérielle, 0.29, 0.8, None</text:p>
            <text:p>joliment, 0.3, 0.3, None</text:p>
            <text:p>plus, 0.15, 0.1, None</text:p>
            <text:p>malheureux, -0.3, 0.7, None</text:p>
            <text:p>sale, -0.35, 0.7, None</text:p>
            <text:p>plus, 0.15, 0.1, None</text:p>
            <text:p>incroyable, 0.6, 0.6, None</text:p>
            <text:p>intellectuel, 0.1, 0.2, None</text:p>
            <text:p>historiques, 0.0, 0.0, None</text:p>
            <text:p>sentimentale, 0.1, 0.4, None</text:p>
            <text:p>jolie, 0.57, 0.6, None</text:p>
            <text:p>plus, 0.15, 0.1, None</text:p>
            <text:p>strict, -0.1, 0.2, None</text:p>
            <text:p>nombreux, 0.0, 0.2, None</text:p>
            <text:p>jeune, 0.32, 0.4, None</text:p>
            <text:p>peu trop long, -0.2, 0.05, None</text:p>
            <text:p>joliment, 0.3, 0.3, None</text:p>
            <text:p>pas très, -0.005, 0.65, None</text:p>
            <text:p>accessibles, 0.13, 0.25, None</text:p>
            <text:p>intéressantes, 0.3, 0.5, None</text:p>
            <text:p>beaucoup, 0.1, 0.1, None</text:p>
            <text:p>beaucoup, 0.1, 0.1, None</text:p>
            <text:p>étrange, -0.5, 0.2, None</text:p>
            <text:p>dernière, -0.29, 0.2,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0833333333333" calcext:value-type="float">
            <text:p>0.0833333333</text:p>
          </table:table-cell>
          <table:table-cell table:style-name="ce4" office:value-type="float" office:value="0.19375" calcext:value-type="float">
            <text:p>0.19375</text:p>
          </table:table-cell>
          <table:table-cell table:style-name="ce6" office:value-type="string" calcext:value-type="string">
            <text:p>On s'attache tellement vite à l'histoire quand deux jours à peine nous voilà arrivé à la dernière page à regret. Cette histoire un peu romanesque prend ses quartiers dans les villes de St Malo et Dinard. On longe la côte, on prends la mer, on goute aux embruns bref on prend un grand bol d'air frais sur fond de vie bretonne. Une galette, un peu de cidre et beaucoup de bateaux, car nous découvrons le milieu de l'armement, les pêcheurs du grand large, et les chalutiers. Et nous faisons un bout de chemin avec Joel Carriban, Servane et Mariannick.. Mais à vous de lire l'histoire. Aucun regret.</text:p>
          </table:table-cell>
          <table:table-cell table:style-name="ce6" office:value-type="string" calcext:value-type="string">
            <text:p>tellement, 0.0, 0.6, None</text:p>
            <text:p>dernière, -0.29, 0.2, None</text:p>
            <text:p>peu romanesque, 0.0, 0.05, None</text:p>
            <text:p>grand, 0.3, 0.2, None</text:p>
            <text:p>bretonne, 0.0, 0.0, None</text:p>
            <text:p>peu, -0.05, 0.5, None</text:p>
            <text:p>beaucoup, 0.1, 0.1, None</text:p>
            <text:p>grand,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0833333333333" calcext:value-type="float">
            <text:p>0.0833333333</text:p>
          </table:table-cell>
          <table:table-cell table:style-name="ce4" office:value-type="float" office:value="0.216666666667" calcext:value-type="float">
            <text:p>0.2166666667</text:p>
          </table:table-cell>
          <table:table-cell table:style-name="ce6" office:value-type="string" calcext:value-type="string">
            <text:p>J'aurais bien une opinion sur ce livre si j'y comprenais quelque chose mais, comme tout ce qui a été produit au XXe siècle sous le nom de philosophie, je n'y entends que pouic. Serai-je le seul à dire que le roi est tout nu? Il faut de l'aplomb pour parler de l'être en-soi' et de l'être pour-soi sans même tenter de définir ces termes. Une remarque cependant. L'auteur se réfère beaucoup à des philosophes allemands: Hegel, Heidegger, Husserl. Il serait intéressant de savoir ce qui, dans ce livre, est paraphrase et compilation, et ce qui est apport personnel. Mais je ne les ai pas lus.</text:p>
          </table:table-cell>
          <table:table-cell table:style-name="ce6" office:value-type="string" calcext:value-type="string">
            <text:p>nu, 0.16, 0.2, None</text:p>
            <text:p>beaucoup,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833333333333" calcext:value-type="float">
            <text:p>0.0833333333</text:p>
          </table:table-cell>
          <table:table-cell table:style-name="ce4" office:value-type="float" office:value="0.216666666667" calcext:value-type="float">
            <text:p>0.2166666667</text:p>
          </table:table-cell>
          <table:table-cell table:style-name="ce6" office:value-type="string" calcext:value-type="string">
            <text:p>J'aurais bien une opinion sur ce livre si j'y comprenais quelque chose mais, comme tout ce qui a été produit au XXe siècle sous le nom de philosophie, je n'y entends que pouic. Serai-je le seul à dire que le roi est tout nu? Il faut de l'aplomb pour parler de l'être en-soi' et de l'être pour-soi sans même tenter de définir ces termes. Une remarque cependant. L'auteur se réfère beaucoup à des philosophes allemands: Hegel, Heidegger, Husserl. Il serait intéressant de savoir ce qui, dans ce livre, est paraphrase et compilation, et ce qui est apport personnel. Mais je ne les ai pas lus.</text:p>
          </table:table-cell>
          <table:table-cell table:style-name="ce6" office:value-type="string" calcext:value-type="string">
            <text:p>nu, 0.16, 0.2, None</text:p>
            <text:p>beaucoup,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0837804878049" calcext:value-type="float">
            <text:p>0.0837804878</text:p>
          </table:table-cell>
          <table:table-cell table:style-name="ce4" office:value-type="float" office:value="0.276829268293" calcext:value-type="float">
            <text:p>0.2768292683</text:p>
          </table:table-cell>
          <table:table-cell table:style-name="ce6" office:value-type="string" calcext:value-type="string">
            <text:p>Dans ce genre de littérature, c'est un peu la roulette : ou c'est du vu et revu, genre Bridget Jones à 20, 30, 40 ans, à Londres, New York, Paris, avec l'aléa de l'écriture (car parfois, même pour un sujet léger, on peut vraiment s'ennuyer à lire, tellement le style laisse à désirer !), ou parfois, il y a l'Ovni, le petit livre bien sympathique, dont tout le monde parle, et qui finit pourquoi pas, par faire une petite adaptation au ciné (Marc Lévy, Anna Gavalda). Celui ci appartiendrait à la seconde catégorie. Bon, c'est peut être un peu présomptueux, mais là, on sauve les meubles du genre. Ne vous fiez pas trop au résumé bien succint de la quatrième de couverture. J'ai lu la première page pour me décider à lire le livre dans son intégralité : une femme, deux jeunes enfants, qui pleure dans la cuisine de son appartement parisien, en épluchant les oignons. Elle ne veut pas voir, ou trop tard, elle sait, déjà, que son mari la trompe. Et qu'elle est peut être, la dernière à le savoir. Bref, banal, en somme. Mais Joséphine, notre héroïne, une fois la séparation consommée (il sera parti élever des crocodiles avec sa maitresse), s'applique à... trouver l'âme soeur ? Non, à boucler ses fins de mois. Et à assumer, au milieu d'une famille d'arrivistes (sa mère, sa soeur), sa situation, celle d'une femme qui n'a pas vraiment réussi sa vie de femme, sa vie de famille, sa vie professionnelle. Belle évocation, en tous cas, de tous les faux semblants qui peuvent se mettre au travers de nos relations, amicales, familiales, amoureuses. Sommes nous capables de tirer un bilan de notre vie ? Sommes nous capables de l'assumer face aux autres ? Telle est finalement la question centrale de ce livre, au travers de Joséphine, mais aussi des autres personnages.</text:p>
          </table:table-cell>
          <table:table-cell table:style-name="ce6" office:value-type="string" calcext:value-type="string">
            <text:p>peu, -0.05, 0.5, None</text:p>
            <text:p>léger, 0.18, 0.2, None</text:p>
            <text:p>vraiment ennuyer, -1.0, 1.0, None</text:p>
            <text:p>tellement !, 0.0, 0.6, None</text:p>
            <text:p>petit, 0.1, 0.1, None</text:p>
            <text:p>sympathique, 0.6, 0.7, None</text:p>
            <text:p>petite, 0.1, 0.1, None</text:p>
            <text:p>peu, -0.05, 0.5, None</text:p>
            <text:p>pas trop, 0.125, 0.7, None</text:p>
            <text:p>jeunes, 0.32, 0.4, None</text:p>
            <text:p>parisien, 0.0, 0.0, None</text:p>
            <text:p>trop, -0.25, 0.7, None</text:p>
            <text:p>banal, -0.3, 0.5, None</text:p>
            <text:p>pas vraiment, -0.0, 0.5, None</text:p>
            <text:p>professionnelle, 0.2, 0.2, None</text:p>
            <text:p>amicales, 0.5, 0.5, None</text:p>
            <text:p>familiales, 0.1, 0.0, None</text:p>
            <text:p>amoureuses, 0.55, 0.6, None</text:p>
            <text:p>capables, 0.35, 0.4, None</text:p>
            <text:p>capables, 0.35, 0.4, None</text:p>
            <text:p>autres, -0.1, 0.0,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84" calcext:value-type="float">
            <text:p>0.084</text:p>
          </table:table-cell>
          <table:table-cell table:style-name="ce4" office:value-type="float" office:value="0.28" calcext:value-type="float">
            <text:p>0.28</text:p>
          </table:table-cell>
          <table:table-cell table:style-name="ce6" office:value-type="string" calcext:value-type="string">
            <text:p>Cannibale est une histoire courte mais passionnante et enrichissante. Didier daeninckx a imaginé une intrigue tout en l'intégrant dans un fait historique qui avait été oublié.</text:p>
          </table:table-cell>
          <table:table-cell table:style-name="ce6" office:value-type="string" calcext:value-type="string">
            <text:p>courte, -0.1, 0.1, None</text:p>
            <text:p>passionnante, 0.7, 0.9, None</text:p>
            <text:p>historiqu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1">
          <table:table-cell table:style-name="ce2" office:value-type="float" office:value="0.0842934782609" calcext:value-type="float">
            <text:p>0.0842934783</text:p>
          </table:table-cell>
          <table:table-cell table:style-name="ce4" office:value-type="float" office:value="0.313260869565" calcext:value-type="float">
            <text:p>0.3132608696</text:p>
          </table:table-cell>
          <table:table-cell table:style-name="ce6" office:value-type="string" calcext:value-type="string">
            <text:p>Représentée pour la première fois au château de Versailles le 12 mai 1664, puis ayant fait l'objet de plusieurs interdictions et modifications, Tartuffe reste d'actualité. En effet, cette pièce, comme tant d'autres de Molières, est destinées ridiculiser un vice. Ici, il s'agit de l'hypocrisie (à noter qu'on peut se demander si Molière lui-même n'aurait pas fait preuve d'un peu d'hypocrisie, ou de rouerie, en insistant bien dans sa préface sur le fait qu'il faut bien distinguer le personnage de l'hypocrite d'avec celui du vrai dévot ce qui permettra à cette pièce d'être jouée) mais dans son cas, c'était pour la bonne cause. Molière signe là une de ses meilleures pièces, avec des alexandrins très riches. Tartuffe, un faux dévot, arrive à prendre un tel ascendant sur Orgon, un riche bourgeois, que ce dernier lui propose d'épouser sa fille, Mariane et fait à Tartuffe une donation inconsidérée. Tartuffe serait-il arrivé à ses fins ? Pas question ici d'en dire plus ici sur l'histoire car ce serait prendre le risque de dénaturer la pièce. Mais plus que l'hypocrisie, c'est l'art de la manipulation qui est dénoncé. Art dont sont passés maîtres certaines personnes, des pervers (nb. pour les modérateurs d'Amazon : il s'agit là d'un terme médical employé en psychiatrie qui dépasse très largement le cadre de la perversion sexuelle). La méthode est éculée mais fonctionne toujours. Donnant une belle image de lui (humble, serviable, conciliateur etc.), le manipulateur est en fait quelqu'un qui est prêt à tout pour obtenir ce qu'il veut, que ce soit de l'argent, la satisfaction de son égo voire un sentiment de puissance rien qu'en pouvnt nuire à d'autres. Molière n'a guère de compassion pour eux. Ainsi les traite-t-il, dans sa pièce, de méchant, coupable, scélérat, chargé de souillure, de crimes et d'ordures, perfide, infâme, perdu, homicide (nb. c'est Tartuffe lui-même qui se traite de tous ces noms dans la pièce, ce sont donc des termes employés par Molière lui-même) Il faut faire la distinction entre celui qui est hypocrite par appât du gain, malhonnête, et le manipulateur pervers qui cherche à compenser certaines déviances en essayant de s'attirer la sympathie de personnes pour les amener à agir dans son seul intérêt afin d'atteindre son but souvent inavouable. Molière l'a bien écrit : <text:s/>La vertu, dans le monde, est toujours poursuivie ; Les envieux mourront, mais non jamais l'envie. La mise en garde, contre les pervers est d'autant plus d'actualité que les nouveaux moyens de communication et les espace de discussions leur offrent des terrains de jeu qui leurs conviennent parfaitement. Certes, pour reprendre Molière, Ce coquin va forcément se faire chasser (...) C'est à vous d'en sortir, vous qui parlez en maître. C'est ce qui arrive dans 99% des cas, on en a eu récemment des exemples. Mais il y a cependant des pervers qui passent au travers des mailles du filet. Lorsque l'un des leurs sort, ils versent des larmes de crocodile, histoire de s'assurer les bonnes grâces des amis de celui qui s'est fait chasser. Ils peuvent même être responsables de cette éviction mais arrivent tellement bien à manipuler les autres qu'ils arrivent à les persuader qu'un autre est coupable si cela peut servir leurs intérêts. Si, à l'époque de Molière, il était inconcevable que Tartuffe puisse arriver à ses fins, il n'en est pas de même dans la vie, réelle ou virtuelle. Il y a des Tartuffes qui sévissent autours de vous, principalement des pervers et relire cette pièce exceptionnelle vous permettra de mieux les reconnaître et surtout, d'en protéger vous et surtout vos enfants car le Tartuffe est un exemple (parmi d'autres) de ce que l'on appelle en psychiatrie en pervers narcissique. Ainsi certains viendront vous flatter dans des messages, afin de recevoir l'obole d'un vote. Mais si vous regardez bien, ce sont des centaines de personnes qu'ils ont flattées comme vous. Un bon indice : les pervers narcissiques utilisent, pour mieux nous tromper des mots de tous les jours comme hypocrisie et stratégie ou essaient de noyer le poisson en parlant d'anachronisme, grand mot totalement hors sujet dans note cas même s'il est temps, pour des aigles qui ont perdus leurs ailes, de descendre céans du comptoir ou perchés ils étaient et où ils furent surpris à pérorer comme par inadvertance et fausse ingénuité. Heureusement, la vie nous a récemment appris que des Tartuffes ont payé pour l'ensemble de leur oeuvre et on peut espérer que cela sera bientôt le cas pour d'autres, y compris ceux qui ont failli mourir dernièrement étouffés par leur propre haine. Ce n'est que partie remise, l'espoir demeure. Attention : certaines éditions ne comporte que des extraits commentés. Si vous voulez vous procurer le texte entier, vérifiez bien que la mention Texte Intégral figure sur la photo de couverture ou dans la description. Celle-ci est intégrale mais propose aussi une très intéressante Critique du Tartuffe. Ah, que ne donnerions-nous pas pour que ces cancrelats crochus que sont les Tartuffes soient une race en voie d'extinction et pour que tous ces pervers vulgaires, hypocrites ridicules sans valeur, bourgeois gentilshommes fats mamamouchis locaux, imbus d'eux mêmes et imbibés d'alcool, aigle et apothicaires imaginaires tombent de haut, comme ce fut le cas pour Orgon.</text:p>
          </table:table-cell>
          <table:table-cell table:style-name="ce6" office:value-type="string" calcext:value-type="string">
            <text:p>autres, -0.1, 0.0, None</text:p>
            <text:p>peu, -0.05, 0.5, None</text:p>
            <text:p>bonne, 0.7, 0.7, None</text:p>
            <text:p>meilleures, 0.53, 0.5, None</text:p>
            <text:p>très, 0.01, 0.65, None</text:p>
            <text:p>faux, -0.5, 0.4, None</text:p>
            <text:p>riche, 0.45, 0.5, None</text:p>
            <text:p>plus, 0.15, 0.1, None</text:p>
            <text:p>plus, 0.15, 0.1, None</text:p>
            <text:p>médical, 0.0, 0.0, None</text:p>
            <text:p>très largement, 0.1, 0.8, None</text:p>
            <text:p>sexuelle, 0.3, 0.5, None</text:p>
            <text:p>belle, 0.8, 0.8, None</text:p>
            <text:p>humble, -0.2, 0.5, None</text:p>
            <text:p>prêt, 0.14, 0.15, None</text:p>
            <text:p>autres, -0.1, 0.0, None</text:p>
            <text:p>coupable, -0.25, 0.55, None</text:p>
            <text:p>envieux, -0.2, -0.4, None</text:p>
            <text:p>plus, 0.15, 0.1, None</text:p>
            <text:p>nouveaux, 0.34, 0.25, None</text:p>
            <text:p>parfaitement, 0.25, 0.8, None</text:p>
            <text:p>bonnes, 0.7, 0.7, None</text:p>
            <text:p>responsables, 0.3, 0.4, None</text:p>
            <text:p>tellement, 0.0, 0.6, None</text:p>
            <text:p>autre, -0.1, 0.0, None</text:p>
            <text:p>coupable, -0.25, 0.55, None</text:p>
            <text:p>inconcevable, 0.3, 0.6, None</text:p>
            <text:p>réelle, 0.2, 0.1, None</text:p>
            <text:p>exceptionnelle, 0.2, 0.6, None</text:p>
            <text:p>autres, -0.1, 0.0, None</text:p>
            <text:p>bon, 0.7, 0.7, None</text:p>
            <text:p>grand, 0.3, 0.2, None</text:p>
            <text:p>totalement, 0.1, 0.75, None</text:p>
            <text:p>fausse, -0.5, 0.4, None</text:p>
            <text:p>autres, -0.1, 0.0, None</text:p>
            <text:p>propre, 0.33, 0.2, None</text:p>
            <text:p>entier, 0.15, 0.2, None</text:p>
            <text:p>intégrale, 0.09, 0.0, None</text:p>
            <text:p>très intéressante, 0.6, 1.0, None</text:p>
            <text:p>vulgaires, -0.7, 0.85, None</text:p>
            <text:p>ridicules, -0.75, 0.75, None</text:p>
            <text:p>locaux, 0.0, 0.0, None</text:p>
            <text:p>mêmes, 0.0, 0.5, None</text:p>
            <text:p>imaginaires, 0.3,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85" calcext:value-type="float">
            <text:p>0.085</text:p>
          </table:table-cell>
          <table:table-cell table:style-name="ce4" office:value-type="float" office:value="0.32" calcext:value-type="float">
            <text:p>0.32</text:p>
          </table:table-cell>
          <table:table-cell table:style-name="ce6" office:value-type="string" calcext:value-type="string">
            <text:p>Sujet magnifique mais l'auteur n'est pas à la hauteur. Echenoz se regarde écrire et nous endort. Sa fausse nonchalance se veut style et ça ne marche pas pas plus que cela ne court. Zatopek, le coureur mythique dont il est question ici, méritait mieux.</text:p>
          </table:table-cell>
          <table:table-cell table:style-name="ce6" office:value-type="string" calcext:value-type="string">
            <text:p>magnifique, 1.0, 1.0, None</text:p>
            <text:p>fausse, -0.5, 0.4, None</text:p>
            <text:p>pas plus, -0.0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085" calcext:value-type="float">
            <text:p>0.085</text:p>
          </table:table-cell>
          <table:table-cell table:style-name="ce4" office:value-type="float" office:value="0.227272727273" calcext:value-type="float">
            <text:p>0.2272727273</text:p>
          </table:table-cell>
          <table:table-cell table:style-name="ce6" office:value-type="string" calcext:value-type="string">
            <text:p>... ... ... Si vous avez pris plaisir à lire mes points de suspension, vous prendrez du plaisir à lire ce livre. Il ne se passe rien. On baille, on se dépêche de tourner les pages pour caresser notre conscience littéraire dans le sens du poil. J'ai lu ce livre parce que c'est un classique. Je sais que c'est une mauvaise raison pour se lancer dans la lecture d'un livre mais après coup, je ne vois vraiment aucune autre raison qui aurait pu me lancer dans une entreprise de lecture aussi fastidieuse. Je n'ai pas du tout aimé ce roman, mais loin de me poser en étudiant prétentieux qui jublie à l'idée de cracher sur toutes les soi-disantes grandes oeuvres de la littérature, je mets mon aversion pour ce roman sur le compte du goût. J'ai besoin qu'il se passe des choses dans un roman pour le trouver intéressant. On peut apprécier regarder les étoiles pendant une heure mais pas pendant toute une nuit. J'ai besoin qu'une étoile filante passe dans le ciel pour remuer tout ça. Au final, je pense qu'il me faudra une seconde lecture critique de ce roman pour comprendre l'interêt que beaucoup de monde semble lui porter. En ce qui me concerne, l'éducation sentimentale selon Flaubert n'a pas encore réellement commencé.</text:p>
          </table:table-cell>
          <table:table-cell table:style-name="ce6" office:value-type="string" calcext:value-type="string">
            <text:p>plaisir, 0.15, 0.0, None</text:p>
            <text:p>plaisir, 0.15, 0.0, None</text:p>
            <text:p>littéraire, 0.1, 0.0, None</text:p>
            <text:p>classique, 0.7, 0.2, None</text:p>
            <text:p>mauvaise, -0.71, 0.8, None</text:p>
            <text:p>vraiment, 0.0, 0.5, None</text:p>
            <text:p>autre, -0.1, 0.0, None</text:p>
            <text:p>grandes, 0.3, 0.2, None</text:p>
            <text:p>final, -0.5, 0.15, None</text:p>
            <text:p>critique, 0.0, 0.75, None</text:p>
            <text:p>sentimentale, 0.1,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851666666667" calcext:value-type="float">
            <text:p>0.0851666667</text:p>
          </table:table-cell>
          <table:table-cell table:style-name="ce4" office:value-type="float" office:value="0.263333333333" calcext:value-type="float">
            <text:p>0.2633333333</text:p>
          </table:table-cell>
          <table:table-cell table:style-name="ce6" office:value-type="string" calcext:value-type="string">
            <text:p>Je ne sais pas, curieuse d'un tel succés de librairie je me suis laissée tentée par Marc Lévy et le moins que l'on puisse dire c'est que je n'ai pas été convaincue. Je n'ai connu cette experience qu'avec un autre succés: l'alchimiste et je trouve en effet des points communs aux deux livres. Le premier c'est que j'ai laissé tomber au trois-quart, par ennui, et fini en diagonale, manière de voir si on ne me ménageait pas de bonnes surprises finales. Le second c'est que non, il n'y avait pas de bonnes surprises, finales ou pas. Le 3ème c'est que l'écriture, dans les 2 cas, est extremement facile d'accés, souple, on peut se laisser porter sans effort (d'ou les 2 étoiles) mais aussi sans personnalité aucune, le 4ème point commun, c'est le vide intersidéral de l'histoire. On veut sans doute signifier quelque chose et sans doute quelque chose de beau et profond (apparemment beaucoup de lecteurs on trouvé ce quelque chose), j'avoue n'y avoir rien vu que'une histoire, une vague histoire, une petite histoire, une amusette, une historiette sans lendemain, aussitôt lue aussitôt oubliée... Comme je le disais, je ne sais pas, je ne vois pas ce qu'on y trouve: à vous de voir...</text:p>
          </table:table-cell>
          <table:table-cell table:style-name="ce6" office:value-type="string" calcext:value-type="string">
            <text:p>pas curieuse, -0.035, 0.3, None</text:p>
            <text:p>autre, -0.1, 0.0, None</text:p>
            <text:p>communs, 0.08, 0.1, None</text:p>
            <text:p>bonnes, 0.7, 0.7, None</text:p>
            <text:p>finales, -0.5, 0.15, None</text:p>
            <text:p>bonnes, 0.7, 0.7, None</text:p>
            <text:p>finales, -0.5, 0.15, None</text:p>
            <text:p>souple, 0.1, 0.0, None</text:p>
            <text:p>vide, -0.29, 0.3, None</text:p>
            <text:p>beaucoup, 0.1, 0.1, None</text:p>
            <text:p>petite, 0.1,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0852631578947" calcext:value-type="float">
            <text:p>0.0852631579</text:p>
          </table:table-cell>
          <table:table-cell table:style-name="ce4" office:value-type="float" office:value="0.294736842105" calcext:value-type="float">
            <text:p>0.2947368421</text:p>
          </table:table-cell>
          <table:table-cell table:style-name="ce6" office:value-type="string" calcext:value-type="string">
            <text:p>J'étais dans ma librairie favorite, les bras chargés de bouquins et La délicatesse était disposé sur le comptoir afin d'être bien mis en valeur. Alléchée par le titre et l'étiquette qui annonçait Le livre aux 10 prix littéraires, je l'ai pris. Mais franchement, j'aimerais vraiment connaitre les prix en question. Ok ce livre se lit plutot pas trop mal, mais honnetement, il n'y a pas du tout de quoi crier au génie. Une histoire plutot assez prévisible, aucun rebondissement notable, c'est franchement assez plat. En fait j'ai même passé mon temps de lecture à me demander quand cette histoire allait rebondir justement. Arrivée à 10 pages de la fin, je me dis Allez, c'est là qu'il va se passer un truc dingue! LE truc qui fait que ce livre vaut 10 prix littéraires. 10 pages plus tard, j'arrive au bout dans la déception la plus totale. Le livre se finit comme il a commencé, de manière extrèmement prévisible. Style agréable à lire, mais bon... pour les prix, il va falloir qu'on m'explique...</text:p>
          </table:table-cell>
          <table:table-cell table:style-name="ce6" office:value-type="string" calcext:value-type="string">
            <text:p>littéraires, 0.1, 0.0, None</text:p>
            <text:p>vraiment, 0.0, 0.5, None</text:p>
            <text:p>pas trop !, 0.15625, 0.7, None</text:p>
            <text:p>littéraires, 0.1, 0.0, None</text:p>
            <text:p>plus, 0.15, 0.1, None</text:p>
            <text:p>déception, -0.5, 0.0, None</text:p>
            <text:p>plus totale, 0.13, 0.0, None</text:p>
            <text:p>agréable, 0.7, 0.6, None</text:p>
            <text:p>bon,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0855555555556" calcext:value-type="float">
            <text:p>0.0855555556</text:p>
          </table:table-cell>
          <table:table-cell table:style-name="ce4" office:value-type="float" office:value="0.29358974359" calcext:value-type="float">
            <text:p>0.2935897436</text:p>
          </table:table-cell>
          <table:table-cell table:style-name="ce6" office:value-type="string" calcext:value-type="string">
            <text:p>Ah, Antigone ! Le seul livre que j'ai lu et relu et relirai encore. La malédiction qui touche les descendants d'Oedipe, à la suite du destin tragique et inéluctable de celui-ci. La révolte d'Antigone et la question de l'arbitrage entre la justice humaine et le souci d'ordre de la Cité, du dilemme de la conciliation entre justice et liberté (voir à ce sujet l'excellent « » de Thierry de Vingt-Hanaps). Je viens de relire une nouvelle fois cette courte pièce de théâtre, cette fois à mes enfants, qui en ont été ravis ; il n'y a pas d'âge pour philosopher... On admirera en particulier la présentation mémorable du Prologue au début de la pièce, avec les personnages en arrière-plan, scène qui m'avait tout de suite captivé dès ma première lecture. Je n'en dis pas plus. Vraiment à savourer. C'est LA pièce qui m'a ensuite guidé vers la lecture de l'intégralité des pièces de Jean Anouilh, qui m'ont énormément plues et que j'aurai plaisir également à lire de nouveau un jour (J'avoue ne jamais avoir eu le courage, en revanche, de lire l'original de Sophocle, dont l'écriture me rebute un peu). Une oeuvre vraiment immortelle.</text:p>
          </table:table-cell>
          <table:table-cell table:style-name="ce6" office:value-type="string" calcext:value-type="string">
            <text:p>seul, -0.1, 0.2, None</text:p>
            <text:p>tragique, -0.4, 1.0, None</text:p>
            <text:p>humaine, 0.22, 0.1, None</text:p>
            <text:p>excellent, 0.5, 0.9, None</text:p>
            <text:p>nouvelle, 0.1, 0.25, None</text:p>
            <text:p>courte, -0.1, 0.1, None</text:p>
            <text:p>pas plus, -0.075, 0.1, None</text:p>
            <text:p>plaisir, 0.15, 0.0, None</text:p>
            <text:p>également, 0.2, 0.35, None</text:p>
            <text:p>nouveau, 0.34, 0.25, None</text:p>
            <text:p>peu, -0.05, 0.5, None</text:p>
            <text:p>vraiment,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08625" calcext:value-type="float">
            <text:p>0.08625</text:p>
          </table:table-cell>
          <table:table-cell table:style-name="ce4" office:value-type="float" office:value="0.3" calcext:value-type="float">
            <text:p>0.3</text:p>
          </table:table-cell>
          <table:table-cell table:style-name="ce6" office:value-type="string" calcext:value-type="string">
            <text:p>En 1940 à Oran touchée par une épidémie de peste et mise en quarantaine nous suivons l'histoire du docteur Rieux qui s'implique fortement dans la lutte contre la maladie. Le livre est à la fois une leçon de courage mais aussi une exploration des effets psychologiques du sacrifice de soi (Rieux). Le texte analyse aussi les réactions collectives et indviduelles déclenchées par un évènement si extrême. C'est un livre doublement prennant: l'intérêt que j'ai ressenti destin des personnages et la fluidité et l'intelligence des disgressions et dialogues un peu plus abstraits m'ont empêché de refermer le livre. Le refus entier de toute souffrance humaine est içi exprimé avec une grande beauté.</text:p>
          </table:table-cell>
          <table:table-cell table:style-name="ce6" office:value-type="string" calcext:value-type="string">
            <text:p>fortement, 0.2, 0.7, None</text:p>
            <text:p>collectives, 0.2, 0.1, None</text:p>
            <text:p>extrême, -0.3, 0.5, None</text:p>
            <text:p>peu plus, 0.075, 0.05, None</text:p>
            <text:p>entier, 0.15, 0.2, None</text:p>
            <text:p>humaine, 0.22, 0.1, None</text:p>
            <text:p>grande,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8625" calcext:value-type="float">
            <text:p>0.08625</text:p>
          </table:table-cell>
          <table:table-cell table:style-name="ce4" office:value-type="float" office:value="0.225" calcext:value-type="float">
            <text:p>0.225</text:p>
          </table:table-cell>
          <table:table-cell table:style-name="ce6" office:value-type="string" calcext:value-type="string">
            <text:p>Un incontournable de la pensée intelligente.Un récit dense qui demande juste un petit effort et s'impose alors comme un chef d'œuvre humain à côté duquel les trois quarts de la production sartrienne semblent aussi abscons que vains et prétentieusement philosophards plus que philosophiques. Comment a-t-on jamais pu comparer les deux hommes? La mort prématurée de Camus nous a sans aucun doute privé d'une grande œuvre.</text:p>
          </table:table-cell>
          <table:table-cell table:style-name="ce6" office:value-type="string" calcext:value-type="string">
            <text:p>dense, 0.0, 0.0, None</text:p>
            <text:p>petit, 0.1, 0.1, None</text:p>
            <text:p>humain, 0.22, 0.1, None</text:p>
            <text:p>vains, -0.3, 0.7, None</text:p>
            <text:p>plus, 0.15, 0.1, None</text:p>
            <text:p>grande,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875" calcext:value-type="float">
            <text:p>0.0875</text:p>
          </table:table-cell>
          <table:table-cell table:style-name="ce4" office:value-type="float" office:value="0.16125" calcext:value-type="float">
            <text:p>0.16125</text:p>
          </table:table-cell>
          <table:table-cell table:style-name="ce6" office:value-type="string" calcext:value-type="string">
            <text:p>Comme le dit le commentaire précédent , l'intrigue est assez prévisible par contre il faut souligner que Mérimée est né au début du 19ème siècle et que son roman est pourtant bien actuel. Mérimée était quelqu'un d'instruit qui grâce aux relations de ses parents a pu obtenir un poste qui l'a fait voyager à travers la france et l'europe afin de défendre le patrimoine existant. Homme de lettre reconnu par ses contemporains, il a choisi tout naturellement comme personnage une statue qui aux dires de son propriétaire aurait des pouvoirs .</text:p>
          </table:table-cell>
          <table:table-cell table:style-name="ce6" office:value-type="string" calcext:value-type="string">
            <text:p>actuel, 0.1, 0.1, None</text:p>
            <text:p>existant, 0.07,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0875" calcext:value-type="float">
            <text:p>0.0875</text:p>
          </table:table-cell>
          <table:table-cell table:style-name="ce4" office:value-type="float" office:value="0.225" calcext:value-type="float">
            <text:p>0.225</text:p>
          </table:table-cell>
          <table:table-cell table:style-name="ce6" office:value-type="string" calcext:value-type="string">
            <text:p>La numérisation est faite avec des interlignes beaucoup trop grandes qui rendent la lecture peu agréable. C'est dommage qu'un peu plus de soin n'y ai pas été apporté.</text:p>
          </table:table-cell>
          <table:table-cell table:style-name="ce6" office:value-type="string" calcext:value-type="string">
            <text:p>beaucoup trop grandes, 0.15, 0.1, None</text:p>
            <text:p>peu agréable, 0.35, 0.3, None</text:p>
            <text:p>dommage, -0.3, 0.5, None</text:p>
            <text:p>peu plus, 0.075,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875" calcext:value-type="float">
            <text:p>0.0875</text:p>
          </table:table-cell>
          <table:table-cell table:style-name="ce4" office:value-type="float" office:value="0.225" calcext:value-type="float">
            <text:p>0.225</text:p>
          </table:table-cell>
          <table:table-cell table:style-name="ce6" office:value-type="string" calcext:value-type="string">
            <text:p>La numérisation est faite avec des interlignes beaucoup trop grandes qui rendent la lecture peu agréable. C'est dommage qu'un peu plus de soin n'y ai pas été apporté.</text:p>
          </table:table-cell>
          <table:table-cell table:style-name="ce6" office:value-type="string" calcext:value-type="string">
            <text:p>beaucoup trop grandes, 0.15, 0.1, None</text:p>
            <text:p>peu agréable, 0.35, 0.3, None</text:p>
            <text:p>dommage, -0.3, 0.5, None</text:p>
            <text:p>peu plus, 0.075,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0875" calcext:value-type="float">
            <text:p>0.0875</text:p>
          </table:table-cell>
          <table:table-cell table:style-name="ce4" office:value-type="float" office:value="0.15" calcext:value-type="float">
            <text:p>0.15</text:p>
          </table:table-cell>
          <table:table-cell table:style-name="ce6" office:value-type="string" calcext:value-type="string">
            <text:p>Assez décevant bien que j'aime beaucoup ce qu'à écrit Romain Gary....le vieillissement n'y est abordé que par le côté de la diminution, de la perte, de puissance sexuelle....il y a tant d'autres choses dans le fait de se voir vieillir !</text:p>
          </table:table-cell>
          <table:table-cell table:style-name="ce6" office:value-type="string" calcext:value-type="string">
            <text:p>aime, 0.6, 0.6, None</text:p>
            <text:p>beaucoup, 0.1, 0.1, None</text:p>
            <text:p>autres !, -0.12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875" calcext:value-type="float">
            <text:p>0.0875</text:p>
          </table:table-cell>
          <table:table-cell table:style-name="ce4" office:value-type="float" office:value="0.225" calcext:value-type="float">
            <text:p>0.225</text:p>
          </table:table-cell>
          <table:table-cell table:style-name="ce6" office:value-type="string" calcext:value-type="string">
            <text:p>La numérisation est faite avec des interlignes beaucoup trop grandes qui rendent la lecture peu agréable. C'est dommage qu'un peu plus de soin n'y ai pas été apporté.</text:p>
          </table:table-cell>
          <table:table-cell table:style-name="ce6" office:value-type="string" calcext:value-type="string">
            <text:p>beaucoup trop grandes, 0.15, 0.1, None</text:p>
            <text:p>peu agréable, 0.35, 0.3, None</text:p>
            <text:p>dommage, -0.3, 0.5, None</text:p>
            <text:p>peu plus, 0.075,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877777777778" calcext:value-type="float">
            <text:p>0.0877777778</text:p>
          </table:table-cell>
          <table:table-cell table:style-name="ce4" office:value-type="float" office:value="0.277777777778" calcext:value-type="float">
            <text:p>0.2777777778</text:p>
          </table:table-cell>
          <table:table-cell table:style-name="ce6" office:value-type="string" calcext:value-type="string">
            <text:p>bonjour, je commande régulièrement des livres sur amazon, je suis satisfaite des délais, cependant a chaque commande au moins un des livres est abimé, car trop serré dans l'emballage. j'achète des livres neufs et j'aimerai qui'il soit neuf et non abimé à l'arrivée comme lorsque j'achète en librairie. je vais attendre les prochaines commandes et voir si c'est un phénomène récurrent, si cela était le cas, je changerai de fournisseur.</text:p>
          </table:table-cell>
          <table:table-cell table:style-name="ce6" office:value-type="string" calcext:value-type="string">
            <text:p>trop, -0.25, 0.7, None</text:p>
            <text:p>neufs, 0.1, 0.3, None</text:p>
            <text:p>neuf, 0.1, 0.3, None</text:p>
            <text:p>prochaines,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884615384615" calcext:value-type="float">
            <text:p>0.0884615385</text:p>
          </table:table-cell>
          <table:table-cell table:style-name="ce4" office:value-type="float" office:value="0.276923076923" calcext:value-type="float">
            <text:p>0.2769230769</text:p>
          </table:table-cell>
          <table:table-cell table:style-name="ce6" office:value-type="string" calcext:value-type="string">
            <text:p>J'admire bien Amin Maalouf et j'ai lu presque tous ses livre. Je suis d'origine libanaise et suis bien familier avec l'epoque qu'il evoque. Le vrai art , la litterature qui bouleverse et resonne on toujours quelque chose d'honnete et ce livre souffre d'un manque flagrant d'honnêteté et de candeur . Avec ce ton affecte , ces personnages/caricatures c'est comme il s'agissait d'un livre de commande , fait sur-mesure. An mon avis c'est un projet a refaire pour Mr. Maalouf: dissecter cette fameuse personnalite libanaise avec toutes ses contradictions et avant tout eliminer ce vertueux et comme on dit en anglais self-righteous narrateur qui a vraiment tres peu de credibilite.</text:p>
          </table:table-cell>
          <table:table-cell table:style-name="ce6" office:value-type="string" calcext:value-type="string">
            <text:p>familier, 0.2, 0.3, None</text:p>
            <text:p>vrai, 0.05, 0.4, None</text:p>
            <text:p>flagrant, -0.1, 0.8, None</text:p>
            <text:p>fameuse, 0.1, 0.4, None</text:p>
            <text:p>vertueux, 0.05, 0.2, None</text:p>
            <text:p>vraiment, 0.0, 0.5,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6">
          <table:table-cell table:style-name="ce2" office:value-type="float" office:value="0.0886206896552" calcext:value-type="float">
            <text:p>0.0886206897</text:p>
          </table:table-cell>
          <table:table-cell table:style-name="ce4" office:value-type="float" office:value="0.356896551724" calcext:value-type="float">
            <text:p>0.3568965517</text:p>
          </table:table-cell>
          <table:table-cell table:style-name="ce6" office:value-type="string" calcext:value-type="string">
            <text:p>Colombe Schneck avait dans sa propre famille de quoi faire un merveilleux livre. On s'intéresse à l'histoire dont on devine facilement le dénouement si on connaît un peu la période et les circonstances mais, c'est trop facile, trop superficiel, trop reportage, trop convenu, trop bobo parisien. L'émotion qu'on veut ressentir ne vient pas...ou si peu. Et pourquoi toujours ce Kovno le nom polonais ou russe de Kaunas? A l'époque où sa famille vivait heureuse en Lituanie avant-guerre cette ville était la capitale de la Lituanie indépendante. Kovne à la rigueur, en yiddish, mais pourquoi Kovno? Pourquoi pas Kaunas quand l'auteur utilise le nom francisé des autres villes citées et Salomé à la place du vrai prénom Salomae? Et que dire du dernier voyage de l'auteur à la poursuite de l'histoire de ses ancêtres? Comment aller à Kaunas au IXème Fort et ne pas écrire un mot sur l'énorme,incroyable et poignant monument ici érigé à la mémoire des victimes? Par un hasard touristique j'étais sur place exactement 20 jours avant le passage de CS (elle donne la date exacte) et je trouve ses remarques sur cet endroit trop factuelles. S'apesantit sur la disparition de toute trace du ghetto et n'arrive à rien transmettre du IXème Fort où l'histoire de cette période est parfaitement restituée et honorée... Livre trop vite écrit, dans l'urgence (personnelle?).</text:p>
          </table:table-cell>
          <table:table-cell table:style-name="ce6" office:value-type="string" calcext:value-type="string">
            <text:p>propre, 0.33, 0.2, None</text:p>
            <text:p>merveilleux, 0.9, 0.9, None</text:p>
            <text:p>peu, -0.05, 0.5, None</text:p>
            <text:p>trop, -0.25, 0.7, None</text:p>
            <text:p>trop, -0.25, 0.7, None</text:p>
            <text:p>trop, -0.25, 0.7, None</text:p>
            <text:p>trop, -0.25, 0.7, None</text:p>
            <text:p>trop, -0.25, 0.7, None</text:p>
            <text:p>parisien, 0.0, 0.0, None</text:p>
            <text:p>émotion, 0.4, 0.0, None</text:p>
            <text:p>peu, -0.05, 0.5, None</text:p>
            <text:p>russe, 0.0, 0.0, None</text:p>
            <text:p>heureuse, 0.7, 0.8, None</text:p>
            <text:p>indépendante, 0.1, 0.3, None</text:p>
            <text:p>autres, -0.1, 0.0, None</text:p>
            <text:p>dernier, -0.29, 0.2, None</text:p>
            <text:p>exacte, 0.25, 0.2, None</text:p>
            <text:p>trop, -0.25, 0.7, None</text:p>
            <text:p>parfaitement, 0.25, 0.8, None</text:p>
            <text:p>trop, -0.25, 0.7, None</text:p>
            <text:p>personnelle, 0.0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08875" calcext:value-type="float">
            <text:p>0.08875</text:p>
          </table:table-cell>
          <table:table-cell table:style-name="ce4" office:value-type="float" office:value="0.120833333333" calcext:value-type="float">
            <text:p>0.1208333333</text:p>
          </table:table-cell>
          <table:table-cell table:style-name="ce6" office:value-type="string" calcext:value-type="string">
            <text:p>Un livre ennuyant, sans goût ni style... Bien écrit oui peut-être mais la plupart du temps c'est de la rumination. Pourquoi 2 étoiles et non pas une ? Tout simplement parce que le sujet du roman mérite d'être un peu plus abordé par nos écrivains, ce que Olivier Adam fait ici, mais sans aucune maestria.</text:p>
          </table:table-cell>
          <table:table-cell table:style-name="ce6" office:value-type="string" calcext:value-type="string">
            <text:p>simplement, 0.2, 0.35, None</text:p>
            <text:p>peu plus, 0.075,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889130434783" calcext:value-type="float">
            <text:p>0.0889130435</text:p>
          </table:table-cell>
          <table:table-cell table:style-name="ce4" office:value-type="float" office:value="0.271739130435" calcext:value-type="float">
            <text:p>0.2717391304</text:p>
          </table:table-cell>
          <table:table-cell table:style-name="ce6" office:value-type="string" calcext:value-type="string">
            <text:p>Meursault est étranger à ce qui l'entoure, il n'est pas vraiment absent mais il ne se positionne pas, il est de l'avis des relations qui l'entourent. Il n'aime pas son amie, lui dit-il, mais quand elle le lui demande, il veut bien se marier avec elle, ça lui est plutôt égal. La vie et ses complications culturelles, morales et sociales, ne le concernent pas, il ne veut pas en être. Il aime la douceur du soir, le tissu des robes de Marie, remonter du bain de mer, les petits bonheurs simples. Il n'est pas dans l'excès. Il ne provoque pas vraiment les choses, il les laisse venir, il se glisse en étranger dans les situations. Mais c'est dans ces glissements qu'il perd sa liberté en rencontrant l'absurdité qui va la lui ôter. Après avoir frapper les quatre coups à la porte du malheur, il garde une conception simple, au bon sens du terme, de la vie. La vie c'est ce qu'on tient, là maintenant et la mort qu'on l'affronte maintenant ou plus tard, il faudra le faire de toute façon. En attendant la mort, Meursault ne veut perdre aucun temps en vaine discussion, il veut le consacrer pleinement pour voir les nuages passer dans son ciel, il sait que le reste lui est interdit et il s'en est fait une raison.</text:p>
          </table:table-cell>
          <table:table-cell table:style-name="ce6" office:value-type="string" calcext:value-type="string">
            <text:p>étranger, -0.2, 0.3, None</text:p>
            <text:p>pas vraiment absent, 0.025, 0.0, None</text:p>
            <text:p>n' aime, -0.3, 0.6, None</text:p>
            <text:p>égal, 0.2, 0.2, None</text:p>
            <text:p>culturelles, 0.1, 0.2, None</text:p>
            <text:p>morales, 0.0, 0.0, None</text:p>
            <text:p>sociales, 0.25, 0.1, None</text:p>
            <text:p>aime, 0.6, 0.6, None</text:p>
            <text:p>petits, 0.1, 0.1, None</text:p>
            <text:p>simples, 0.1, 0.1, None</text:p>
            <text:p>pas vraiment, -0.0, 0.5, None</text:p>
            <text:p>étranger, -0.2, 0.3, None</text:p>
            <text:p>simple, 0.1, 0.1, None</text:p>
            <text:p>bon, 0.7, 0.7, None</text:p>
            <text:p>plus, 0.15, 0.1, None</text:p>
            <text:p>vaine, -0.3,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0889130434783" calcext:value-type="float">
            <text:p>0.0889130435</text:p>
          </table:table-cell>
          <table:table-cell table:style-name="ce4" office:value-type="float" office:value="0.271739130435" calcext:value-type="float">
            <text:p>0.2717391304</text:p>
          </table:table-cell>
          <table:table-cell table:style-name="ce6" office:value-type="string" calcext:value-type="string">
            <text:p>Meursault est étranger à ce qui l'entoure, il n'est pas vraiment absent mais il ne se positionne pas, il est de l'avis des relations qui l'entourent. Il n'aime pas son amie, lui dit-il, mais quand elle le lui demande, il veut bien se marier avec elle, ça lui est plutôt égal. La vie et ses complications culturelles, morales et sociales, ne le concernent pas, il ne veut pas en être. Il aime la douceur du soir, le tissu des robes de Marie, remonter du bain de mer, les petits bonheurs simples. Il n'est pas dans l'excès. Il ne provoque pas vraiment les choses, il les laisse venir, il se glisse en étranger dans les situations. Mais c'est dans ces glissements qu'il perd sa liberté en rencontrant l'absurdité qui va la lui ôter. Après avoir frapper les quatre coups à la porte du malheur, il garde une conception simple, au bon sens du terme, de la vie. La vie c'est ce qu'on tient, là maintenant et la mort qu'on l'affronte maintenant ou plus tard, il faudra le faire de toute façon. En attendant la mort, Meursault ne veut perdre aucun temps en vaine discussion, il veut le consacrer pleinement pour voir les nuages passer dans son ciel, il sait que le reste lui est interdit et il s'en est fait une raison.</text:p>
          </table:table-cell>
          <table:table-cell table:style-name="ce6" office:value-type="string" calcext:value-type="string">
            <text:p>étranger, -0.2, 0.3, None</text:p>
            <text:p>pas vraiment absent, 0.025, 0.0, None</text:p>
            <text:p>n' aime, -0.3, 0.6, None</text:p>
            <text:p>égal, 0.2, 0.2, None</text:p>
            <text:p>culturelles, 0.1, 0.2, None</text:p>
            <text:p>morales, 0.0, 0.0, None</text:p>
            <text:p>sociales, 0.25, 0.1, None</text:p>
            <text:p>aime, 0.6, 0.6, None</text:p>
            <text:p>petits, 0.1, 0.1, None</text:p>
            <text:p>simples, 0.1, 0.1, None</text:p>
            <text:p>pas vraiment, -0.0, 0.5, None</text:p>
            <text:p>étranger, -0.2, 0.3, None</text:p>
            <text:p>simple, 0.1, 0.1, None</text:p>
            <text:p>bon, 0.7, 0.7, None</text:p>
            <text:p>plus, 0.15, 0.1, None</text:p>
            <text:p>vaine, -0.3,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0891666666667" calcext:value-type="float">
            <text:p>0.0891666667</text:p>
          </table:table-cell>
          <table:table-cell table:style-name="ce4" office:value-type="float" office:value="0.857083333333" calcext:value-type="float">
            <text:p>0.8570833333</text:p>
          </table:table-cell>
          <table:table-cell table:style-name="ce6" office:value-type="string" calcext:value-type="string">
            <text:p>Pavel, Leonid, Tibor, Imre, Werner, Sacha ont fui l'Europe de l'Est, bannis et réprouvés, sans bagages, l'âme douloureuse mais le cœur plein d'espérance. Russes blancs, Russes rouges, léninistes, trotskistes, staliniens, chacun garde solidement ses convictions. Ils se querellent violemment dans leur langue maternelle et se réconcilient en français autour de l'échiquier, leur vrai terrain de partage. Le bistrot « Le Balto » est le lieu de rencontre élu par la jeunesse du quartier Denfert- Rochereau' et par ce club d'enragés optimistes dans l'arrière-salle, Michel, le narrateur, du haut de ses douze ans, réussit à se glisser et se fait adopter par ce groupe haut en couleurs. Bribe par bribe, il retrace leur histoire. En parallèle, il fait revivre la vie quotidienne de sa famille. Le pays se relève tout juste de la Deuxième Guerre Mondiale. La petite bourgeoisie française des années cinquante- soixante s'éveille à la consommation. Elle commence à goûter au crédit en rêvant de voitures et de machines à laver pendant que la Guerre d'Algérie est omniprésente dans tous les esprits. Les adolescents ont la tête ailleurs, dans le rock'n'roll et les matchs de baby-foot ! Un grand roman populaire qui reconstitue minutieusement une époque : celle de « Tante Yvonne » des « Parapluies de Cherbourg », de la « guerre froide ». Une époque corsetée et finissante, porteuse du maelström de Mai 68.</text:p>
          </table:table-cell>
          <table:table-cell table:style-name="ce6" office:value-type="string" calcext:value-type="string">
            <text:p>douloureuse, -0.55, 0.5, None</text:p>
            <text:p>plein, 0.29, 0.3, None</text:p>
            <text:p>blancs, 0.05, 0.0, None</text:p>
            <text:p>rouges, 0.01, 0.0, None</text:p>
            <text:p>maternelle, 0.0, 0.0, None</text:p>
            <text:p>français, 0.2, 0.0, None</text:p>
            <text:p>quotidienne, 0.0, 0.0, None</text:p>
            <text:p>petite, 0.1, 0.1, None</text:p>
            <text:p>française !, 0.25, 0.0, None</text:p>
            <text:p>grand, 0.3, 0.2, None</text:p>
            <text:p>populaire, 0.5, 0.5, None</text:p>
            <text:p>froide, -0.34,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09" calcext:value-type="float">
            <text:p>0.09</text:p>
          </table:table-cell>
          <table:table-cell table:style-name="ce4" office:value-type="float" office:value="0.388461538462" calcext:value-type="float">
            <text:p>0.3884615385</text:p>
          </table:table-cell>
          <table:table-cell table:style-name="ce6" office:value-type="string" calcext:value-type="string">
            <text:p>D'un point de vu théâtral c'est bon : 3 personnages assez typés (Marc est mécontent et blessant, Serge se veut moderne et de l'élite, Yvan faible et indécis), du rythme, des enchaînements bien menés. Ce sont des personnages de maintenant et l'on imagine très bien leur jeu, leurs intonations. Mais en plus du théâtre, les thèmes fourmillent (et c'est pourquoi ce livre est étudié en secondaire). Ces amis qui ne se reconnaissent plus et vont se dévoiler, se déchirer suite à l'achat polémique d'un tableau parlent d'art, d'amitié, de mariage. Que peut-on se dire, jusqu'où peut-on aller ?</text:p>
          </table:table-cell>
          <table:table-cell table:style-name="ce6" office:value-type="string" calcext:value-type="string">
            <text:p>théâtral, -0.05, 1.0, None</text:p>
            <text:p>bon, 0.7, 0.7, None</text:p>
            <text:p>:3, 0.5, 1.0, mood</text:p>
            <text:p>mécontent, -0.4, 0.5, None</text:p>
            <text:p>moderne, 0.2, 0.1, None</text:p>
            <text:p>faible, -0.38, 0.4, None</text:p>
            <text:p>indécis, -0.2, 0.3, None</text:p>
            <text:p>très, 0.01, 0.65, None</text:p>
            <text:p>plus, 0.15, 0.1,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4">
          <table:table-cell table:style-name="ce2" office:value-type="float" office:value="0.0906666666667" calcext:value-type="float">
            <text:p>0.0906666667</text:p>
          </table:table-cell>
          <table:table-cell table:style-name="ce4" office:value-type="float" office:value="0.218125" calcext:value-type="float">
            <text:p>0.218125</text:p>
          </table:table-cell>
          <table:table-cell table:style-name="ce6" office:value-type="string" calcext:value-type="string">
            <text:p>Je viens de finir Je, François Villon et mon constat est plus que mitigé. En soi, cet ouvrage n'est pas mauvais. Certes, on peut noter une absence totale de style littéraire mais de nos jours, cette critique est valable pour 99.9% des ouvrages qui sortent. Néanmoins, le livre en lui-même se laisse lire. A bien des égards, ce livre me fait penser à une version médiévale et édulcorée du mauvais American Psycho de Bret Easton Ellis. Froid, complaisant, répétitif... Mais bon, ce type littéraire plait, alors passons... Par contre, ce qui m'a immédiatement frappé c'est que Jean Teulé ne maîtrise pas son sujet. Le style (je ne parle pas des mots employés mais plutôt du phrasé, de la construction des phrases) est trop actuel pour paraître ne serait-ce qu'un peu authentique. De plus, à certains moments, Jean Teulé se permet l'emploi de tournures anciennes qui, du coup, jurent avec le reste. Par ailleurs, les passages empruntés à l'œuvre de François Villon recopiés en langue française actuelle et en français médiéval provoquent des redondances et cassent le rythme du livre. En ce qui concerne l'aspect historique du livre, on voit que pour rédiger son ouvrage, Teulé s'est appuyé sur quelques ouvrages d'historiens majeurs mais les emprunts sont vraiment flagrants et sa connaissance du monde médiéval vraiment limitée. Arrivé à la cinquantième page, je pouvais reconnaitre le pillage grossier d'œuvres de médiévistes comme Jean Favier ou encore Bronislaw Geremek. Ces éléments volés à droite à gauche, sont complètement décontextualisés afin de faire du sentionnalisme bas de gamme. On est dans la surenchère gore bon marché. Le plus risible est qu'à certains moments, il nous sert des bribes d'analyses historiques d'auteurs récents (je ne rentre pas dans les détails). Villon, en son temps, n'avait pas le recul suffisant pour les faire. Pour conclure, je pense qu'on à affaire à un ouvrage qui plaira aux critiques littéraires qui crieront au génie ainsi qu'à un public pas trop exigeant, pas trop regardant sur l'analyse historique et avide d'anecdotes sanglantes. Pour ma part, en ce qui concerne les romans historiques je pense qu'un auteur comme Robert Merle a produit un corpus littéraire autrement plus abouti, avec, en amont, un travail de recherche considérable. Jean Teulé, nous sert, un ouvrage représentatif de notre temps, c'est-à-dire un pur produit de consommation vite lu, vite digéré, vite jeté.</text:p>
          </table:table-cell>
          <table:table-cell table:style-name="ce6" office:value-type="string" calcext:value-type="string">
            <text:p>plus, 0.15, 0.1, None</text:p>
            <text:p>pas mauvais, 0.355, 0.8, None</text:p>
            <text:p>totale, 0.1, 0.0, None</text:p>
            <text:p>littéraire, 0.1, 0.0, None</text:p>
            <text:p>valable, 0.4, 0.5, None</text:p>
            <text:p>mauvais, -0.71, 0.8, None</text:p>
            <text:p>bon, 0.7, 0.7, None</text:p>
            <text:p>littéraire, 0.1, 0.0, None</text:p>
            <text:p>trop actuel, 0.05, 0.05, None</text:p>
            <text:p>peu authentique, 0.15, 0.25, None</text:p>
            <text:p>plus, 0.15, 0.1, None</text:p>
            <text:p>anciennes, 0.04, 0.0, None</text:p>
            <text:p>française, 0.2, 0.0, None</text:p>
            <text:p>actuelle, 0.1, 0.1, None</text:p>
            <text:p>français, 0.2, 0.0, None</text:p>
            <text:p>historique, 0.0, 0.0, None</text:p>
            <text:p>vraiment flagrants, -0.2, 1.0, None</text:p>
            <text:p>vraiment, 0.0, 0.5, None</text:p>
            <text:p>grossier, 0.3, 0.65, None</text:p>
            <text:p>gauche, -0.16, 0.2, None</text:p>
            <text:p>complètement, 0.1, 0.75, None</text:p>
            <text:p>bon, 0.7, 0.7, None</text:p>
            <text:p>plus, 0.15, 0.1, None</text:p>
            <text:p>historiques, 0.0, 0.0, None</text:p>
            <text:p>récents, 0.1, 0.0, None</text:p>
            <text:p>critiques, 0.0, 0.75, None</text:p>
            <text:p>littéraires, 0.1, 0.0, None</text:p>
            <text:p>pas trop, 0.125, 0.7, None</text:p>
            <text:p>pas trop, 0.125, 0.7, None</text:p>
            <text:p>historique, 0.0, 0.0, None</text:p>
            <text:p>avide, 0.4, 0.3, None</text:p>
            <text:p>sanglantes, -0.4, 0.4, None</text:p>
            <text:p>historiques, 0.0, 0.0, None</text:p>
            <text:p>littéraire, 0.1, 0.0, None</text:p>
            <text:p>plus, 0.15, 0.1, None</text:p>
            <text:p>considérable, 0.1, 0.3, None</text:p>
            <text:p>pur, 0.5,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911111111111" calcext:value-type="float">
            <text:p>0.0911111111</text:p>
          </table:table-cell>
          <table:table-cell table:style-name="ce4" office:value-type="float" office:value="0.382777777778" calcext:value-type="float">
            <text:p>0.3827777778</text:p>
          </table:table-cell>
          <table:table-cell table:style-name="ce6" office:value-type="string" calcext:value-type="string">
            <text:p>Toute l'originalité, le suspens, la force de ce récit résident dans le choix de l'auteur d'accorder la parole à chaque chapitre à toutes sortes d'animaux témoins de la folie humaine et dont l'observation minutieuse et sans complaisance rendent notre pouvoir sur eux bien dérisoire et nous feraient douter de notre prétendue intelligence. L'imaginaire rend ainsi la réalité plus crue empêchant le regard de s'en détourner (évocation en filigrane de la guerre et des dégâts sans merci sur les êtres à jamais saccagés - réf à Chabra et Chatila) dans une langue merveilleuse.</text:p>
          </table:table-cell>
          <table:table-cell table:style-name="ce6" office:value-type="string" calcext:value-type="string">
            <text:p>humaine, 0.22, 0.1, None</text:p>
            <text:p>dérisoire, -0.5, 0.6, None</text:p>
            <text:p>imaginaire, 0.3, 0.4, None</text:p>
            <text:p>plus, 0.15, 0.1, None</text:p>
            <text:p>merveilleuse, 0.9,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2">
          <table:table-cell table:style-name="ce2" office:value-type="float" office:value="0.0917777777778" calcext:value-type="float">
            <text:p>0.0917777778</text:p>
          </table:table-cell>
          <table:table-cell table:style-name="ce4" office:value-type="float" office:value="0.307333333333" calcext:value-type="float">
            <text:p>0.3073333333</text:p>
          </table:table-cell>
          <table:table-cell table:style-name="ce6" office:value-type="string" calcext:value-type="string">
            <text:p>Il y a longtemps que les civilisation se savent mortelles, bien avant l'apostrophe de Paul Valéry. L’évêque d'Hippone, Augustin, devenu saint et père de l’Église, disait la même chose dans son sermon de décembre 410 : Tu es étonné parce que le monde touche à sa fin ? Étonne-toi plutôt de le voir parvenu à un âge si avancé. Le monde est comme un homme : il nait , il grandit et il meurt. Quelques mois plus tôt, en août 410, la ville de Rome avait été mise à sac par les Wisigoths d'Alaric 1er. Mais le roman de Jérôme Ferrari qui s'ouvre et se ferme par allusion au sermon augustinien sur la chute de Rome n'a en réalité qu'un lien ténu avec le déclin de l'Empire romain. Son action se situe en Corse de nos jours, et décrit l'histoire d'une famille du centre de l'ile. L'intrigue est entrelacée, comme les voix d'un chant polyphonique : Celle du grand père Marcel, né au retour de la grande guerre, celles de ses petits enfants Matthieu et Aurélie, dans une généalogie quelque peu complexe et consanguine. Celle d'un café, dont les gérants calamiteux mettent en péril le fond de commerce jusqu'à ce que le jeune Matthieu et son frère de lait Libero, lassés de la vie étudiante et de la vaine étude de la philosophie de Leibnitz, ne le reprennent pour le faire prospérer. Les critiques se sont justement attachés au péripéties du café et à la manière aigre-douce dont les corses sont décrits. Un peu à la manière de Pétillon dans son album L'enquête corse. Seul un auteur du cru, comme Ferrari, maitre de ses langues -la française et la corse-, peut s'autoriser une telle familiarité, affectueuse et impitoyable, avec l'âme ombrageuse des habitants de l'Ile de beauté. On s'intéressera aussi à l'itinéraire du grand père Marcel, l'absent de la photo, évoqué dans un magnifique chapitre introductif. Son histoire réapparait dans le cours du récit. L'on sait que les cadres de la colonisation étaient souvent d'origine corse. Il en est une parfaite illustration. Sans passer par l'école coloniale, mais par promotion interne, il finit gouverneur de cercle, au moment où l'empire disparaît. Les chapitres consacré à la vie coloniale sont à la fois tragiques et savoureux, entre le Conrad d'«Un avant-poste du progrès» et le Tavernier de « Coup de Torchon ». Le même style, de haute tenue, décrit la transformation du café en abbaye de Thélème, où d'accortes serveuses et un guitariste autochtone rassemblent, en une improbable assemblée, touristes brûlés par le soleil et bergers taciturnes amadoués par l'alcool. Sans vouloir gâcher le plaisir de la lecture, qui est grand, on peut dire que tout finira mal, comme les histoires d'amour, et que ce petit monde connaitra sa fin, selon la prédiction de l’évêque d'Hippone, dont Aurélie, la sœur de Matthieu, traque le fantôme dans des fouilles archéologiques elles-mêmes sans issue. La philosophie, violon d'Ingres de l'auteur, est friande de paradoxes, dont celui-ci, que placé sous le signe de l'échec, son roman soit une parfaite réussite !</text:p>
          </table:table-cell>
          <table:table-cell table:style-name="ce6" office:value-type="string" calcext:value-type="string">
            <text:p>même, 0.0, 0.5, None</text:p>
            <text:p>plus, 0.15, 0.1, None</text:p>
            <text:p>romain, 0.0, 0.0, None</text:p>
            <text:p>grand, 0.3, 0.2, None</text:p>
            <text:p>grande, 0.3, 0.2, None</text:p>
            <text:p>petits, 0.1, 0.1, None</text:p>
            <text:p>peu complexe, -0.1, -0.2, None</text:p>
            <text:p>jeune, 0.32, 0.4, None</text:p>
            <text:p>vaine, -0.3, 0.7, None</text:p>
            <text:p>critiques, 0.0, 0.75, None</text:p>
            <text:p>peu, -0.05, 0.5, None</text:p>
            <text:p>française, 0.2, 0.0, None</text:p>
            <text:p>affectueuse, 0.4, 0.7, None</text:p>
            <text:p>impitoyable, -0.6, 0.75, None</text:p>
            <text:p>grand, 0.3, 0.2, None</text:p>
            <text:p>magnifique, 1.0, 1.0, None</text:p>
            <text:p>parfaite, 0.8, 0.8, None</text:p>
            <text:p>coloniale, 0.0, 0.0, None</text:p>
            <text:p>interne, -0.03, -0.07, None</text:p>
            <text:p>coloniale, 0.0, 0.0, None</text:p>
            <text:p>tragiques, -0.4, 1.0, None</text:p>
            <text:p>même, 0.0, 0.5, None</text:p>
            <text:p>haute, 0.18, 0.2, None</text:p>
            <text:p>improbable, -0.1, 0.8, None</text:p>
            <text:p>taciturnes, -0.05, -0.1, None</text:p>
            <text:p>plaisir, 0.15, 0.0, None</text:p>
            <text:p>grand, 0.3, 0.2, None</text:p>
            <text:p>petit, 0.1, 0.1, None</text:p>
            <text:p>parfaite !, 1.0,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0922222222222" calcext:value-type="float">
            <text:p>0.0922222222</text:p>
          </table:table-cell>
          <table:table-cell table:style-name="ce4" office:value-type="float" office:value="0.527777777778" calcext:value-type="float">
            <text:p>0.5277777778</text:p>
          </table:table-cell>
          <table:table-cell table:style-name="ce6" office:value-type="string" calcext:value-type="string">
            <text:p>L'idée est peut-être originale, mais très vite j'avais l'impression de lire un mauvais pastiche de Dan Brown, le rythme en moins. Rocambolesque souvent, risible parfois, décevant toujours. L'exemple type du navet commercial écrit par un maître dans l'unique but de faire du pognon. Je ne crois pas que je lirai la suite, même si on me l'offre... Là, je retourne à mon exemplaire écorné de 'La nuit des temps' (Barjavel), qui continue à m'émerveiller comme au premier jour.</text:p>
          </table:table-cell>
          <table:table-cell table:style-name="ce6" office:value-type="string" calcext:value-type="string">
            <text:p>originale, 0.2, 0.6, None</text:p>
            <text:p>très, 0.01, 0.65, None</text:p>
            <text:p>mauvais, -0.71, 0.8, None</text:p>
            <text:p>commercial, 0.0, 0.0, None</text:p>
            <text:p>unique, 0.43, 0.5, None</text:p>
            <text:p>exemplaire, 0.3, 0.9,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0925" calcext:value-type="float">
            <text:p>0.0925</text:p>
          </table:table-cell>
          <table:table-cell table:style-name="ce4" office:value-type="float" office:value="0.4325" calcext:value-type="float">
            <text:p>0.4325</text:p>
          </table:table-cell>
          <table:table-cell table:style-name="ce6" office:value-type="string" calcext:value-type="string">
            <text:p>Mauriac, une espèce de Paul Valéry qui ferait des romans, est saisissant de puissance narrative et poétique. Un style barbelé, sublimé d'un grand vinaigre. Son adjectif, isolé, banal, indispensable, est des plus grands. Mauriac est de ceux dont on lit la ligne avec hâte et regret de cette hâte. Il est de ceux qui, aussitôt lue la page, la font relire comme on le ferait d'un poème dont chaque mot est au cœur son exacte clé; fût-elle tranchante d'être mal ébarbée.</text:p>
          </table:table-cell>
          <table:table-cell table:style-name="ce6" office:value-type="string" calcext:value-type="string">
            <text:p>poétique, 0.2, 0.8, None</text:p>
            <text:p>grand, 0.3, 0.2, None</text:p>
            <text:p>banal, -0.3, 0.5, None</text:p>
            <text:p>indispensable, 0.8, 0.7, None</text:p>
            <text:p>plus grands, 0.39, 0.26, None</text:p>
            <text:p>exacte, 0.2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5">
          <table:table-cell table:style-name="ce2" office:value-type="float" office:value="0.09375" calcext:value-type="float">
            <text:p>0.09375</text:p>
          </table:table-cell>
          <table:table-cell table:style-name="ce4" office:value-type="float" office:value="0.298214285714" calcext:value-type="float">
            <text:p>0.2982142857</text:p>
          </table:table-cell>
          <table:table-cell table:style-name="ce6" office:value-type="string" calcext:value-type="string">
            <text:p>Les Particules élémentaires est l'un des deux prolongements que l'on pouvait attendre à Extension du domaine de la lutte. Malheureusement, ce n'est pas le bon. Deux choses semblent ressortir des romans de Houellebecq : un style vraiment brillant, caustique, sobre et efficace d'une part, et d'autre part un corpus théorique assez dur illustré par les histoires parallèles de deux demi-frères perdus dans la société qui a suivi mai 68, corpus théorique accordant donc une place importante au désir et à la frustration sexuelle, à la solitude, la fausseté des relations humaines et de la compétition sociale, mélange de thèmes d'inspiration plus ou moins nietzschéenne sur la morale (on pense en particulier à l'introduction et ses références au développement du Christianisme). Même s'il est vrai que son analyse de la mutation morale de la société occidentale est intéressante à défaut d'être totalement novatrice, la violence avec laquelle Houellebecq la développe va lui faire occuper une place peut-être trop importante, au détriment du style et du plaisir qu'on peut tirer de l'esprit dont fait montre l'auteur. Ces affirmations, de plus en plus agressives et dérangeantes, prennent peu à peu toute la place. A trop se vautrer dans la fange, on finit par soulever le coeur.</text:p>
          </table:table-cell>
          <table:table-cell table:style-name="ce6" office:value-type="string" calcext:value-type="string">
            <text:p>élémentaires, 0.1, 0.1, None</text:p>
            <text:p>bon, 0.7, 0.7, None</text:p>
            <text:p>vraiment, 0.0, 0.5, None</text:p>
            <text:p>efficace, 0.4, 0.4, None</text:p>
            <text:p>autre, -0.1, 0.0, None</text:p>
            <text:p>parallèles, 0.1, 0.0, None</text:p>
            <text:p>importante, 0.4, 0.45, None</text:p>
            <text:p>sexuelle, 0.3, 0.5, None</text:p>
            <text:p>humaines, 0.22, 0.1, None</text:p>
            <text:p>sociale, 0.25, 0.1, None</text:p>
            <text:p>plus, 0.15, 0.1, None</text:p>
            <text:p>occidentale, 0.05, 0.0, None</text:p>
            <text:p>intéressante, 0.3, 0.5, None</text:p>
            <text:p>totalement, 0.1, 0.75, None</text:p>
            <text:p>trop importante, 0.2, 0.225, None</text:p>
            <text:p>plaisir, 0.15, 0.0, None</text:p>
            <text:p>plus plus agressives, -1.0, 1.0, None</text:p>
            <text:p>peu peu, -0.025, 0.25, None</text:p>
            <text:p>trop, -0.25, 0.7, None</text:p>
            <text:p>coeur, 0.2,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5">
          <table:table-cell table:style-name="ce2" office:value-type="float" office:value="0.09375" calcext:value-type="float">
            <text:p>0.09375</text:p>
          </table:table-cell>
          <table:table-cell table:style-name="ce4" office:value-type="float" office:value="0.298214285714" calcext:value-type="float">
            <text:p>0.2982142857</text:p>
          </table:table-cell>
          <table:table-cell table:style-name="ce6" office:value-type="string" calcext:value-type="string">
            <text:p>Les Particules élémentaires est l'un des deux prolongements que l'on pouvait attendre à Extension du domaine de la lutte. Malheureusement, ce n'est pas le bon. Deux choses semblent ressortir des romans de Houellebecq : un style vraiment brillant, caustique, sobre et efficace d'une part, et d'autre part un corpus théorique assez dur illustré par les histoires parallèles de deux demi-frères perdus dans la société qui a suivi mai 68, corpus théorique accordant donc une place importante au désir et à la frustration sexuelle, à la solitude, la fausseté des relations humaines et de la compétition sociale, mélange de thèmes d'inspiration plus ou moins nietzschéenne sur la morale (on pense en particulier à l'introduction et ses références au développement du Christianisme). Même s'il est vrai que son analyse de la mutation morale de la société occidentale est intéressante à défaut d'être totalement novatrice, la violence avec laquelle Houellebecq la développe va lui faire occuper une place peut-être trop importante, au détriment du style et du plaisir qu'on peut tirer de l'esprit dont fait montre l'auteur. Ces affirmations, de plus en plus agressives et dérangeantes, prennent peu à peu toute la place. A trop se vautrer dans la fange, on finit par soulever le coeur.</text:p>
          </table:table-cell>
          <table:table-cell table:style-name="ce6" office:value-type="string" calcext:value-type="string">
            <text:p>élémentaires, 0.1, 0.1, None</text:p>
            <text:p>bon, 0.7, 0.7, None</text:p>
            <text:p>vraiment, 0.0, 0.5, None</text:p>
            <text:p>efficace, 0.4, 0.4, None</text:p>
            <text:p>autre, -0.1, 0.0, None</text:p>
            <text:p>parallèles, 0.1, 0.0, None</text:p>
            <text:p>importante, 0.4, 0.45, None</text:p>
            <text:p>sexuelle, 0.3, 0.5, None</text:p>
            <text:p>humaines, 0.22, 0.1, None</text:p>
            <text:p>sociale, 0.25, 0.1, None</text:p>
            <text:p>plus, 0.15, 0.1, None</text:p>
            <text:p>occidentale, 0.05, 0.0, None</text:p>
            <text:p>intéressante, 0.3, 0.5, None</text:p>
            <text:p>totalement, 0.1, 0.75, None</text:p>
            <text:p>trop importante, 0.2, 0.225, None</text:p>
            <text:p>plaisir, 0.15, 0.0, None</text:p>
            <text:p>plus plus agressives, -1.0, 1.0, None</text:p>
            <text:p>peu peu, -0.025, 0.25, None</text:p>
            <text:p>trop, -0.25, 0.7, None</text:p>
            <text:p>coeur, 0.2,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2">
          <table:table-cell table:style-name="ce2" office:value-type="float" office:value="0.0939583333333" calcext:value-type="float">
            <text:p>0.0939583333</text:p>
          </table:table-cell>
          <table:table-cell table:style-name="ce4" office:value-type="float" office:value="0.1625" calcext:value-type="float">
            <text:p>0.1625</text:p>
          </table:table-cell>
          <table:table-cell table:style-name="ce6" office:value-type="string" calcext:value-type="string">
            <text:p>Tout commence par une histoire de gaz, Ferdinand sauve sa voisine Marceline victime d'une fuite de gaz. Devant le délabrement de la maison de sa voisine , il n'a qu'une solution l'inviter dans sa maison qui est bien vide depuis la mort de sa femme, depuis le départ de ses 2 fils et de la famille de celui qui est restaurateur dans le bourg. Et au fil des évènements et des amitiés la ferme va se remplir et c'est ce dont nous parle ce roman, de la vie quotidienne de ses malheurs et de ses joies avec une grande humanité et un zeste d'humour. J'ai découvert Barbara Constantine, avec son livre Tom , petit Tom tout petit homme Tom, qui m'a surpris comme leçon d'humanité. Et dans ce livre je retrouve cette même leçon. Quel meilleur moyen de résister quand la faux approche si ce n'est quand on est brindille de se regrouper pour mieux résister en devenant une sorte de tronc? Et puiser dans une solidarité la force de l'amitié et de la tendresse qui permet d'imaginer un futur malgré la pendule dont le balancier risque de s'arrêter à tout moment ! Ce roman est une réelle leçon d'humanité dans une fiction qui est un réel reflet de la réalité.</text:p>
          </table:table-cell>
          <table:table-cell table:style-name="ce6" office:value-type="string" calcext:value-type="string">
            <text:p>voisine, 0.05, 0.0, None</text:p>
            <text:p>vide, -0.29, 0.3, None</text:p>
            <text:p>quotidienne, 0.0, 0.0, None</text:p>
            <text:p>grande, 0.3, 0.2, None</text:p>
            <text:p>même, 0.0, 0.5, None</text:p>
            <text:p>moyen, -0.15, 0.1, None</text:p>
            <text:p>faux !, -0.625, 0.4, None</text:p>
            <text:p>réelle, 0.2, 0.1, None</text:p>
            <text:p>réel, 0.2,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094" calcext:value-type="float">
            <text:p>0.094</text:p>
          </table:table-cell>
          <table:table-cell table:style-name="ce4" office:value-type="float" office:value="0.156" calcext:value-type="float">
            <text:p>0.156</text:p>
          </table:table-cell>
          <table:table-cell table:style-name="ce6" office:value-type="string" calcext:value-type="string">
            <text:p>Classique des classiques parmis les romans scolaires, ce roman n'en reste pas moins le meilleur de Herve Bazin, souvent considere comme un sous Mauriac. Auteur prolixe et mordant , Herve Bazin decrit ici une enfance maltraitee entre une mere autoritaire et insensible et un pere faible et absent - l'histoire de brasse bouillon et de Folcoche, fils et mere engages dans une guerre dont la seule issue est la haine et la mort. Roman noir, coriace et sensible, il est suivi de deux autres romans-suite, aussi poignants et eprouvants. Le meilleur de Bazin.</text:p>
          </table:table-cell>
          <table:table-cell table:style-name="ce6" office:value-type="string" calcext:value-type="string">
            <text:p>classiques, 0.7, 0.2, None</text:p>
            <text:p>scolaires, 0.1, 0.0, None</text:p>
            <text:p>autoritaire, -0.11, -0.25, None</text:p>
            <text:p>insensible, -0.3, 0.5, None</text:p>
            <text:p>faible, -0.38, 0.4, None</text:p>
            <text:p>absent, -0.1, 0.0, None</text:p>
            <text:p>seule, -0.1, 0.2, None</text:p>
            <text:p>noir, -0.1, 0.1, None</text:p>
            <text:p>coriace, -0.11, -0.21, None</text:p>
            <text:p>sensible, 0.2, 0.2,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0941176470588" calcext:value-type="float">
            <text:p>0.0941176471</text:p>
          </table:table-cell>
          <table:table-cell table:style-name="ce4" office:value-type="float" office:value="0.388235294118" calcext:value-type="float">
            <text:p>0.3882352941</text:p>
          </table:table-cell>
          <table:table-cell table:style-name="ce6" office:value-type="string" calcext:value-type="string">
            <text:p>J'ai choisi ce livre pour mieux connaitre l'histoire recente du Cambodge et preparer un voyage vers les temples d'Angkor.... Quelle deception ! Pour vous eviter la meme perte de temps je transmets mon experience: Pour rester objective je vais dire que De temps en temps je trouvais un paragraphe interessant mais tellement noye dans une construction desordonnee et un style brouillon qu'au bout de 100 pages j'ai prefere passer a autre chose et suivre les conseils du guide Geo ( Lacouture , Dadens, Ponchaud, Richer etc....) ainsi que des temoignages l'Elimination et surtout l'excellent livre de Francois Bizot Le Portail. Kampuchea est il interessant pour ceux qui connaissent deja parfaitement le pays et son histoire ???? Je veux bien accorder le benefice du doute. Mais meme apres mon voyage (magnifique) et apres avoir quand meme beaucoup appris je n'ai aucune envie de me replonger dans une oeuvre aussi confuse.</text:p>
          </table:table-cell>
          <table:table-cell table:style-name="ce6" office:value-type="string" calcext:value-type="string">
            <text:p>deception !, -0.625, 0.0, None</text:p>
            <text:p>tellement, 0.0, 0.6, None</text:p>
            <text:p>autre, -0.1, 0.0, None</text:p>
            <text:p>excellent, 0.5, 0.9, None</text:p>
            <text:p>parfaitement, 0.25, 0.8, None</text:p>
            <text:p>magnifique, 1.0, 1.0, None</text:p>
            <text:p>beaucoup, 0.1, 0.1, None</text:p>
            <text:p>confuse, -0.4, 0.3,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0">
          <table:table-cell table:style-name="ce2" office:value-type="float" office:value="0.094203125" calcext:value-type="float">
            <text:p>0.094203125</text:p>
          </table:table-cell>
          <table:table-cell table:style-name="ce4" office:value-type="float" office:value="0.2891796875" calcext:value-type="float">
            <text:p>0.2891796875</text:p>
          </table:table-cell>
          <table:table-cell table:style-name="ce6" office:value-type="string" calcext:value-type="string">
            <text:p>Dans les années 40 dans la Tunisie coloniale la peste se déclare à Oran. Dur de faire plus simple comme synopsis. J'avoue, je ne connaissait pas Camus. Faut bien commencer un jour comme qui dirait. Grosse claque bien comme il faut. D'entrée l'écriture fait mouche, c'est d'une qualité irréprochable, les mots sont choisis soigneusement, pas de déchet, ça décrit les choses de manière à la fois extrêmement simple de par son vocabulaire très abordable et de manière complexe, Camus creusant les pensées humaines pour en faire ressortir l'essence même. J'ai adoré, très très efficace, j'aime ce style de plume. Attention, ne pas acheter ce livre en cherchant une sorte de répertoire morbide, trash ou que sais-je. On est plus dans une étude psychologique, comportementale de l'être humain plus qu'un roman d'aventure noir. Il ne se passe globalement pas grand chose, on assiste simplement à la vague inéluctable de la peste, personnage principal du roman. Oh il y a bien des humains au milieu de tout ça, et c'est bien d'eux que Camus analyse les peurs, les espoirs et les chagrins, mais c'est vraiment la peste qui assombrie chaque page d'une façon ou d'une autre, qu'on le vive au travers du médecin, de l'idéaliste, du préfet, de l'ancien criminel etc... c'est bien elle qui régule leur vie. Implacable, frappant aléatoirement, elle met en évidence les faiblesses et les forces de l'être humain. Ces dernières sont magistralement écrites, entre les prêches du prêtre, les reflexions des protagonistes ou le ressenti de la population, tout est de très grande qualité, tourné de manière percutante et parfaitement adapté au contexte. Les personnalités mettent du temps à se reveler, on ne les découvre qu'a fur et à mesure qu'ils se decouvrent eux même entre eux. Ce ne sont pas les personnages les plus attachants que j'ai pu rencontrer dans des livres cependant, ils sont impuissants, las, fatigués de lutter, et si on compatit avec eux on a forcément un peu de mal à s'identifier. Si je devais trouver un défaut je dirais que bien qu'étant sous l'ère coloniale on reste en Tunisie, et dans son romans les tunisiens ne sont que les anonymes au fond. Tout les personnages sont français, ou d'origine, j'aurais aimé que le côté Maghreb ressorte un peu. On m'a également dit que ce roman serait une allégorie du Nazisme. Possible en effet de par sa structure, mais je préfère ignorer ce genre de bêtise et voir le sens direct des choses. Au final un livre écrit de façon sublime, une manière de décrire le ressentit de manière formidable et malgré une ou deux lenteurs c'est selon moi une oeuvre remarquable. plus qu'a lire l'ensemble de ses écrits.</text:p>
          </table:table-cell>
          <table:table-cell table:style-name="ce6" office:value-type="string" calcext:value-type="string">
            <text:p>coloniale, 0.0, 0.0, None</text:p>
            <text:p>plus simple, 0.13, 0.13, None</text:p>
            <text:p>qualité, 0.4, 0.0, None</text:p>
            <text:p>simple, 0.1, 0.1, None</text:p>
            <text:p>très abordable, 0.3, 0.6, None</text:p>
            <text:p>complexe, -0.2, -0.4, None</text:p>
            <text:p>humaines, 0.22, 0.1, None</text:p>
            <text:p>très très efficace, 0.8, 0.8, None</text:p>
            <text:p>aime, 0.6, 0.6, None</text:p>
            <text:p>plus, 0.15, 0.1, None</text:p>
            <text:p>humain, 0.22, 0.1, None</text:p>
            <text:p>plus, 0.15, 0.1, None</text:p>
            <text:p>noir, -0.1, 0.1, None</text:p>
            <text:p>pas grand, -0.15, 0.2, None</text:p>
            <text:p>simplement, 0.2, 0.35, None</text:p>
            <text:p>principal, 0.1, 0.1, None</text:p>
            <text:p>vraiment, 0.0, 0.5, None</text:p>
            <text:p>autre, -0.1, 0.0, None</text:p>
            <text:p>ancien, 0.04, 0.0, None</text:p>
            <text:p>humain, 0.22, 0.1, None</text:p>
            <text:p>très grande, 0.6, 0.4, None</text:p>
            <text:p>qualité, 0.4, 0.0, None</text:p>
            <text:p>parfaitement, 0.25, 0.8, None</text:p>
            <text:p>plus attachants, 0.299, 0.39, None</text:p>
            <text:p>impuissants, -0.2, 0.2, None</text:p>
            <text:p>las, -0.4, 0.4, None</text:p>
            <text:p>peu, -0.05, 0.5, None</text:p>
            <text:p>coloniale, 0.0, 0.0, None</text:p>
            <text:p>français, 0.2, 0.0, None</text:p>
            <text:p>également, 0.2, 0.35, None</text:p>
            <text:p>direct, 0.2, 0.2, None</text:p>
            <text:p>final, -0.5, 0.15, None</text:p>
            <text:p>sublime, 1.0, 1.0, None</text:p>
            <text:p>formidable, 0.85, 0.9, None</text:p>
            <text:p>remarquable, 0.4, 0.6,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0942857142857" calcext:value-type="float">
            <text:p>0.0942857143</text:p>
          </table:table-cell>
          <table:table-cell table:style-name="ce4" office:value-type="float" office:value="0.15" calcext:value-type="float">
            <text:p>0.15</text:p>
          </table:table-cell>
          <table:table-cell table:style-name="ce6" office:value-type="string" calcext:value-type="string">
            <text:p>C'est bizarre, Rousseau a eu cinq enfants qu'il a fait élever par des religieuses je crois (d'après notre professeure). Et il donne des consignes d'éducation qui conduisent tout droit au chaos de l'esprit. Pour moi qui serai mère j'espère, il faut éviter ce livre ou le lire pour savoir ce qu'il ne faut pas faire (laisser l'enfant libre de tout décider, c'est de la folie)</text:p>
          </table:table-cell>
          <table:table-cell table:style-name="ce6" office:value-type="string" calcext:value-type="string">
            <text:p>bizarre, -0.4, 0.4, None</text:p>
            <text:p>religieuses, 0.0, 0.15, None</text:p>
            <text:p>libre, 0.45, 0.3,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095" calcext:value-type="float">
            <text:p>0.095</text:p>
          </table:table-cell>
          <table:table-cell table:style-name="ce4" office:value-type="float" office:value="0.33125" calcext:value-type="float">
            <text:p>0.33125</text:p>
          </table:table-cell>
          <table:table-cell table:style-name="ce6" office:value-type="string" calcext:value-type="string">
            <text:p>Sauve-moi se lit avec beaucoup de plaisir et de facilité. Si le roman pêche parfois par manque de profondeur (les personnages sont caricaturaux) et par un style pauvre, il ne manque en revanche ni d'action ni de rebondissements. On ne s'ennuie pas un seul instant. A l'instar des romans de Marc Levy, l'attrait de sauve-moi semble reposer sur une subtile alchimie qui mêlerait amour, surnaturel, rêve et aventure. Guillaume Musso a-t-il trouvé la recette miracle pour ne pas ennuyer son lecteur?</text:p>
          </table:table-cell>
          <table:table-cell table:style-name="ce6" office:value-type="string" calcext:value-type="string">
            <text:p>beaucoup plaisir, 0.18, 0.0, None</text:p>
            <text:p>pauvre, -0.37, 0.2, None</text:p>
            <text:p>ne ennuie, 0.3, 0.6, None</text:p>
            <text:p>seul, -0.1, 0.2, None</text:p>
            <text:p>subtile, 0.2, 0.2, None</text:p>
            <text:p>pas ennuyer, 0.3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095" calcext:value-type="float">
            <text:p>0.095</text:p>
          </table:table-cell>
          <table:table-cell table:style-name="ce4" office:value-type="float" office:value="0.383333333333" calcext:value-type="float">
            <text:p>0.3833333333</text:p>
          </table:table-cell>
          <table:table-cell table:style-name="ce6" office:value-type="string" calcext:value-type="string">
            <text:p>Maalouf vient de rejoudre l'Académie Française. Son esprit a été enserré dans une Camisole de France. Ennui suprême, récit plat et précieux, cousu de fil blanc. Un bide.</text:p>
          </table:table-cell>
          <table:table-cell table:style-name="ce6" office:value-type="string" calcext:value-type="string">
            <text:p>suprême, 0.6, 0.7, None</text:p>
            <text:p>précieux, 0.6, 0.6, None</text:p>
            <text:p>blanc, 0.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
          <table:table-cell table:style-name="ce2" office:value-type="float" office:value="0.095" calcext:value-type="float">
            <text:p>0.095</text:p>
          </table:table-cell>
          <table:table-cell table:style-name="ce4" office:value-type="float" office:value="0.3" calcext:value-type="float">
            <text:p>0.3</text:p>
          </table:table-cell>
          <table:table-cell table:style-name="ce6" office:value-type="string" calcext:value-type="string">
            <text:p>l'article est intitulé alcools, de guillaume Apollinaire. en fait il s'agit d'une analyse de l'œuvre et non du texte original de l'œuvre d'Apollinaire.</text:p>
          </table:table-cell>
          <table:table-cell table:style-name="ce6" office:value-type="string" calcext:value-type="string">
            <text:p>original, 0.2, 0.6,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
          <table:table-cell table:style-name="ce2" office:value-type="float" office:value="0.095" calcext:value-type="float">
            <text:p>0.095</text:p>
          </table:table-cell>
          <table:table-cell table:style-name="ce4" office:value-type="float" office:value="0.3" calcext:value-type="float">
            <text:p>0.3</text:p>
          </table:table-cell>
          <table:table-cell table:style-name="ce6" office:value-type="string" calcext:value-type="string">
            <text:p>l'article est intitulé alcools, de guillaume Apollinaire. en fait il s'agit d'une analyse de l'œuvre et non du texte original de l'œuvre d'Apollinaire.</text:p>
          </table:table-cell>
          <table:table-cell table:style-name="ce6" office:value-type="string" calcext:value-type="string">
            <text:p>original, 0.2, 0.6,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0953125" calcext:value-type="float">
            <text:p>0.0953125</text:p>
          </table:table-cell>
          <table:table-cell table:style-name="ce4" office:value-type="float" office:value="0.2771875" calcext:value-type="float">
            <text:p>0.2771875</text:p>
          </table:table-cell>
          <table:table-cell table:style-name="ce6" office:value-type="string" calcext:value-type="string">
            <text:p>Un vrai coup de coeur pour ce roman. Je me suis plongée dans ce livre avec délectation. Les personnages sont attachants, ils s'aiment, se déchirent. On est pris dans le tourbillon de cette saga. On dévore ce gros livre de 650 pages et on en redemande ! Deux sœurs, la quarantaine, deux existences différentes. L'une à tout pour plaire, elle s'appelle Iris, elle est belle et mariée à un riche homme d'affaires et mène une vie de bourgeoise dépensière dans un quartier huppé. En apparence, elle a tout pour être heureuse, mais elle s'ennuie ferme et rêve de donner un sens à sa vie. L'autre, Joséphine, délaissée par son mari, vit avec ses deux filles en banlieue parisienne. C'est une historienne passionnée par l'époque moyenâgeuse, qui se bat pour gérer au mieux les difficultés financière qui l'assaillent. Elle n'a pas le temps de s'occuper d'elle et manque d'assurance, de confiance et subit à longueur de temps les remontrances de sa fille aînée, adolescente insubordonnée. C'est au cours d'un dîner que le destin de ses deux sœurs va basculer. Iris fait la connaissance d'un célèbre éditeur et, pour se donner de l'importance, prétend qu'elle écrit un livre qui aura pour sujet le moyen âge. Très intéressé par cette idée, l'éditeur attend ses premières pages. Empêtrée dans son mensonge, et pour ne pas paraître ridicule, Iris qui a toujours eu une certaine autorité sur sa sœur, persuade cette dernière d'écrire à sa place en lui promettant de garder ce lourd secret : Iris signera, Joséphine empochera. Mais ce qu'elles n'avaient pas prévu c'est que le livre devient un best-seller...</text:p>
          </table:table-cell>
          <table:table-cell table:style-name="ce6" office:value-type="string" calcext:value-type="string">
            <text:p>vrai, 0.05, 0.4, None</text:p>
            <text:p>coeur, 0.2, 0.0, None</text:p>
            <text:p>attachants, 0.23, 0.3, None</text:p>
            <text:p>gros !, 0.0, 0.2, None</text:p>
            <text:p>différentes, 0.4, 0.15, None</text:p>
            <text:p>belle, 0.8, 0.8, None</text:p>
            <text:p>riche, 0.45, 0.5, None</text:p>
            <text:p>heureuse, 0.7, 0.8, None</text:p>
            <text:p>ennuie, -0.6, 0.6, None</text:p>
            <text:p>autre, -0.1, 0.0, None</text:p>
            <text:p>parisienne, 0.0, 0.0, None</text:p>
            <text:p>célèbre, 0.15, 0.5, None</text:p>
            <text:p>moyen, -0.15, 0.1, None</text:p>
            <text:p>premières, 0.5, 0.2, None</text:p>
            <text:p>dernière, -0.29, 0.2, None</text:p>
            <text:p>lourd, -0.0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0954" calcext:value-type="float">
            <text:p>0.0954</text:p>
          </table:table-cell>
          <table:table-cell table:style-name="ce4" office:value-type="float" office:value="0.248" calcext:value-type="float">
            <text:p>0.248</text:p>
          </table:table-cell>
          <table:table-cell table:style-name="ce6" office:value-type="string" calcext:value-type="string">
            <text:p>J’avais entendu vaguement parler de ce livre lors de sa sortie, mais pas vraiment lu grand chose à son sujet. Je m’attendais à quelque chose de drôle, mais c’est hilarant. Je m’attendais à de l’humour noir, c’est de l’humour noir poétique. La famille Tuvache, dépressive de père en fils et de mère en fille, est désopilante dans sa détresse. Les dialogues sont d’un comique redoutablement efficace. C’est noir, intelligent, jamais morbide. On rit face à des candidats au suicide venus chercher conseils et astuces chez les Tuvache. Le contexte social est discrètement suggéré : un futur sans espoir où le monde part en vrille. Pollution, famines, guerres, tout va mal. Seul Alan le dernier de la famille trouve de la beauté à la vie. Rien ne le démoralise et il grandit en essayant de transmettre son optimisme à sa famille. Je ne peux pas dire s’il y parvient ou pas, pour ne pas gâcher la surprise, ni pourquoi. La fin ne m’a pas fait rire du tout. Je ne m’attendais pas à une fin de ce genre, le message en devient troublant et équivoque, mais quelle merveille de poésie, d’humour (noir) et de sensibilité.</text:p>
          </table:table-cell>
          <table:table-cell table:style-name="ce6" office:value-type="string" calcext:value-type="string">
            <text:p>pas vraiment grand, -0.075, 0.1, None</text:p>
            <text:p>drôle, 0.53, 0.6, None</text:p>
            <text:p>noir, -0.1, 0.1, None</text:p>
            <text:p>noir, -0.1, 0.1, None</text:p>
            <text:p>poétique, 0.2, 0.8, None</text:p>
            <text:p>efficace, 0.4, 0.4, None</text:p>
            <text:p>noir, -0.1, 0.1, None</text:p>
            <text:p>intelligent, 0.9, 0.2, None</text:p>
            <text:p>social, 0.25, 0.1, None</text:p>
            <text:p>rire, 0.5, 0.0, None</text:p>
            <text:p>merveille, 0.4, 0.0, None</text:p>
            <text:p>noir,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0955555555556" calcext:value-type="float">
            <text:p>0.0955555556</text:p>
          </table:table-cell>
          <table:table-cell table:style-name="ce4" office:value-type="float" office:value="0.166666666667" calcext:value-type="float">
            <text:p>0.1666666667</text:p>
          </table:table-cell>
          <table:table-cell table:style-name="ce6" office:value-type="string" calcext:value-type="string">
            <text:p>Limonov est une vraie déception,à la hauteur des espoirs que nous pouvions avoir en la profonde connaissance de la Russie qu'a l'auteur;cela fait penser à un reportage artificiellement gonflé en roman,et Emmanuel Carrere donne le sentiment d'avoir été prisonnier d'un trop beau sujet. Quel intérêt de résumer les livres de Limonov,que l'on trouve assez facilement?L'on reste à la surface d'un personnage qui aurait mérité un style moins policé que l'écriture retenue d'Emmanuel Carrère,qui fit merveille dans l Adversaire et d'autres vies que la mienne.Sans doute l'auteur n'est pas à l'aise dans la grande manière;la fresque lui convient moins que le fusain.</text:p>
          </table:table-cell>
          <table:table-cell table:style-name="ce6" office:value-type="string" calcext:value-type="string">
            <text:p>vraie, 0.05, 0.4, None</text:p>
            <text:p>profonde, 0.26, 0.3, None</text:p>
            <text:p>trop, -0.25, 0.7, None</text:p>
            <text:p>merveille, 0.4, 0.0, None</text:p>
            <text:p>autres, -0.1, 0.0, None</text:p>
            <text:p>grande, 0.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957692307692" calcext:value-type="float">
            <text:p>0.0957692308</text:p>
          </table:table-cell>
          <table:table-cell table:style-name="ce4" office:value-type="float" office:value="0.236538461538" calcext:value-type="float">
            <text:p>0.2365384615</text:p>
          </table:table-cell>
          <table:table-cell table:style-name="ce6" office:value-type="string" calcext:value-type="string">
            <text:p>Ayant tout lu de Werber depuis les fourmis, je m'attendais à de nouvelles idées, de nouvelles réflexions comme d'habitude. Mais là, j'ai l'impression de relire l'empire des anges entrecoupé de l'encyclopédie du savoir relatif. En fait, il n'a pas du trop ce fatigué pour ce livre. En bref, si vous avez déja lu les Werbers d'avant, passez votre chemin sinon c'est un bon début pour ceux qui ne connaisse pas. En tout cas je n'irais pas plus loin dans cette trilogie ni chez Werber à moins qu'il se renouvelle vraiment et qu'il retrouve la fraicheur des Fournis et des Thanatonautes.</text:p>
          </table:table-cell>
          <table:table-cell table:style-name="ce6" office:value-type="string" calcext:value-type="string">
            <text:p>nouvelles, 0.1, 0.25, None</text:p>
            <text:p>nouvelles, 0.1, 0.25, None</text:p>
            <text:p>relatif, 0.0, 0.15, None</text:p>
            <text:p>bon, 0.7, 0.7, None</text:p>
            <text:p>pas plus, -0.07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0957692307692" calcext:value-type="float">
            <text:p>0.0957692308</text:p>
          </table:table-cell>
          <table:table-cell table:style-name="ce4" office:value-type="float" office:value="0.236538461538" calcext:value-type="float">
            <text:p>0.2365384615</text:p>
          </table:table-cell>
          <table:table-cell table:style-name="ce6" office:value-type="string" calcext:value-type="string">
            <text:p>Ayant tout lu de Werber depuis les fourmis, je m'attendais à de nouvelles idées, de nouvelles réflexions comme d'habitude. Mais là, j'ai l'impression de relire l'empire des anges entrecoupé de l'encyclopédie du savoir relatif. En fait, il n'a pas du trop ce fatigué pour ce livre. En bref, si vous avez déja lu les Werbers d'avant, passez votre chemin sinon c'est un bon début pour ceux qui ne connaisse pas. En tout cas je n'irais pas plus loin dans cette trilogie ni chez Werber à moins qu'il se renouvelle vraiment et qu'il retrouve la fraicheur des Fournis et des Thanatonautes.</text:p>
          </table:table-cell>
          <table:table-cell table:style-name="ce6" office:value-type="string" calcext:value-type="string">
            <text:p>nouvelles, 0.1, 0.25, None</text:p>
            <text:p>nouvelles, 0.1, 0.25, None</text:p>
            <text:p>relatif, 0.0, 0.15, None</text:p>
            <text:p>bon, 0.7, 0.7, None</text:p>
            <text:p>pas plus, -0.07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0964285714286" calcext:value-type="float">
            <text:p>0.0964285714</text:p>
          </table:table-cell>
          <table:table-cell table:style-name="ce4" office:value-type="float" office:value="0.294642857143" calcext:value-type="float">
            <text:p>0.2946428571</text:p>
          </table:table-cell>
          <table:table-cell table:style-name="ce6" office:value-type="string" calcext:value-type="string">
            <text:p>C'est une histoire d'amour impossible, avec pour toile de fond l'histoire algérienne mouvementée qui acquiert son indépendance. C'est un peu long, c'est un peu désuet.Cela reste très intéressant pour le personnage principal, Younès dans sa famille biologique, Jonas dans sa famille adoptive, qui ne choisit que par son coeur et son esprit son destin et le respect de la parole donnée. Malgré tout, Le livre est formidable si l'on compare avec la fade adaptation filmique éponyme d'Alexandre Arcady qui a mis tout son budget sur l'image et les décors en oubliant la mise en scène et les dialogues.</text:p>
          </table:table-cell>
          <table:table-cell table:style-name="ce6" office:value-type="string" calcext:value-type="string">
            <text:p>impossible, -0.5, 0.5, None</text:p>
            <text:p>algérienne, 0.0, 0.0, None</text:p>
            <text:p>peu long, -0.2, 0.05, None</text:p>
            <text:p>peu, -0.03, 0.0, None</text:p>
            <text:p>très, 0.01, 0.65, None</text:p>
            <text:p>principal, 0.1, 0.1, None</text:p>
            <text:p>coeur, 0.2, 0.0, None</text:p>
            <text:p>formidable, 0.85, 0.9, None</text:p>
            <text:p>fade, -0.4,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0968181818182" calcext:value-type="float">
            <text:p>0.0968181818</text:p>
          </table:table-cell>
          <table:table-cell table:style-name="ce4" office:value-type="float" office:value="0.381818181818" calcext:value-type="float">
            <text:p>0.3818181818</text:p>
          </table:table-cell>
          <table:table-cell table:style-name="ce6" office:value-type="string" calcext:value-type="string">
            <text:p>L'idée de départ est intéressante ...mais mal exploitée. La lecture est facile, rapide, on est avide d'en savoir plus sur cette fiancée (Une jeune naïve? Une manipulatrice? Que cache t'elle?) mais certains passages sont peu crédibles ou bâclés. Dommage!</text:p>
          </table:table-cell>
          <table:table-cell table:style-name="ce6" office:value-type="string" calcext:value-type="string">
            <text:p>intéressante, 0.3, 0.5, None</text:p>
            <text:p>rapide, 0.35, 0.4, None</text:p>
            <text:p>avide, 0.4, 0.3, None</text:p>
            <text:p>plus, 0.15, 0.1, None</text:p>
            <text:p>jeune, 0.32, 0.4, None</text:p>
            <text:p>naïve, 0.1, 0.5, None</text:p>
            <text:p>peu !, -0.062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0971428571429" calcext:value-type="float">
            <text:p>0.0971428571</text:p>
          </table:table-cell>
          <table:table-cell table:style-name="ce4" office:value-type="float" office:value="0.274285714286" calcext:value-type="float">
            <text:p>0.2742857143</text:p>
          </table:table-cell>
          <table:table-cell table:style-name="ce6" office:value-type="string" calcext:value-type="string">
            <text:p>Ce livre est à conseiller aux adolescents qui recherchent un sens à leur vie ,aux adultes qui foncent à 200 km à l'heure ,aux malades ,au 3 ème age pour acquérir de la sérénité .... Le livre est rédigé sous forme de lettres à Dieu ,d'un jeune garçon atteint d'une maladie incurable .Sujet difficile mais un vrai bonheur à la lecture . A dévorer sans modération .</text:p>
          </table:table-cell>
          <table:table-cell table:style-name="ce6" office:value-type="string" calcext:value-type="string">
            <text:p>jeune, 0.32, 0.4, None</text:p>
            <text:p>difficile, -0.5, 0.4, None</text:p>
            <text:p>vrai, 0.05, 0.4, None</text:p>
            <text:p>bonheur, 0.5, 0.0, None</text:p>
            <text:p>dévore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0">
          <table:table-cell table:style-name="ce2" office:value-type="float" office:value="0.0972727272727" calcext:value-type="float">
            <text:p>0.0972727273</text:p>
          </table:table-cell>
          <table:table-cell table:style-name="ce4" office:value-type="float" office:value="0.337772727273" calcext:value-type="float">
            <text:p>0.3377727273</text:p>
          </table:table-cell>
          <table:table-cell table:style-name="ce6" office:value-type="string" calcext:value-type="string">
            <text:p>C'est un peu tard que je découvre l'écume des jours, l'une des œuvres favorites des adolescents et ce même cinquante ans après ça parution. Le livre m'a tour à tour fait rire, touché, dérouté et envouté. Vian est un auteur à part et son écriture à la fois élitiste et populaire le rend très difficile à cerner. En effet on s'étonne que sa prose puisse mélanger avec autant d'aisance références littéraires et musicales complexes et images simples; niveau de langue soutenu et familier, voir même grossier. L'écume des jours est drôle, quoiqu'on en dise, et son humour passe assurément par cet habile travail du langage! L'écume des jours est ce que j'appellerai un roman traitre. Les cents premières pages laissent entrevoir une histoire naïve et douce, pas du tout déplaisante tant les échos absurdes (références à Alice au pays des merveilles que j'aime beaucoup) et les personnages simples sont agréables. On s'amuse comme un gosse, entrainer par l'humour noir de Vian et l'univers jazz forcément toujours imprévisible, organique et mouvant comme le courant musical qui semble ici donné vis à l'univers. Et c'est avec une subtilité rare que peu à peu l'histoire s'assombrit ne changeant jamais les éléments qui la compose (univers absurde, humour noir, influence jazz) mais en dévoilant de nouvelle facette. Qu'il est étonnant de voir comme l'humour noir qui nous esquisse toujours un sourire fait en même temps grincer des dents alors que le jazz révèle sa face sombre et triste. Comment parler de l'écume des jours sans évoquer sa critique de société car bien que absurde l'univers du livre est bel est bien un reflet du notre vu à travers le regard amer d'un adolescent qui voit dans le travail et les institutions l'incarnation même du mal. C'est cette vision métaphorique et rebelle, tantôt naïve, tantôt trop perspicace et avisée qui finit de faire de l'écume des jours l'œuvre incontournable qu'elle est depuis plus d'un demi siècle</text:p>
          </table:table-cell>
          <table:table-cell table:style-name="ce6" office:value-type="string" calcext:value-type="string">
            <text:p>peu, -0.05, 0.5, None</text:p>
            <text:p>même, 0.0, 0.5, None</text:p>
            <text:p>rire, 0.5, 0.0, None</text:p>
            <text:p>populaire, 0.5, 0.5, None</text:p>
            <text:p>très difficile, -1.0, 0.8, None</text:p>
            <text:p>littéraires, 0.1, 0.0, None</text:p>
            <text:p>musicales, 0.0, 0.2, None</text:p>
            <text:p>simples, 0.1, 0.1, None</text:p>
            <text:p>familier, 0.2, 0.3, None</text:p>
            <text:p>grossier, 0.3, 0.65, None</text:p>
            <text:p>drôle, 0.53, 0.6, None</text:p>
            <text:p>habile !, 0.375, 0.0, None</text:p>
            <text:p>premières, 0.5, 0.2, None</text:p>
            <text:p>naïve, 0.1, 0.5, None</text:p>
            <text:p>douce, 0.4, 0.35, None</text:p>
            <text:p>déplaisante, 0.02, -0.5, None</text:p>
            <text:p>absurdes, 0.4, 0.7, None</text:p>
            <text:p>aime, 0.6, 0.6, None</text:p>
            <text:p>beaucoup, 0.1, 0.1, None</text:p>
            <text:p>simples, 0.1, 0.1, None</text:p>
            <text:p>agréables, 0.7, 0.6, None</text:p>
            <text:p>noir, -0.1, 0.1, None</text:p>
            <text:p>imprévisible, -0.2, 0.5, None</text:p>
            <text:p>musical, 0.0, 0.2, None</text:p>
            <text:p>rare, 0.25, 0.4, None</text:p>
            <text:p>peu peu, -0.025, 0.25, None</text:p>
            <text:p>absurde, 0.4, 0.7, None</text:p>
            <text:p>noir, -0.1, 0.1, None</text:p>
            <text:p>nouvelle, 0.1, 0.25, None</text:p>
            <text:p>noir, -0.1, 0.1, None</text:p>
            <text:p>sombre, -0.33, 0.4, None</text:p>
            <text:p>triste, -0.3, 0.6, None</text:p>
            <text:p>absurde, 0.4, 0.7, None</text:p>
            <text:p>bel, 0.4, 0.4, None</text:p>
            <text:p>amer, -0.6, 0.5, None</text:p>
            <text:p>naïve, 0.1, 0.5, None</text:p>
            <text:p>trop, -0.25, 0.7,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3">
          <table:table-cell table:style-name="ce2" office:value-type="float" office:value="0.0973571428571" calcext:value-type="float">
            <text:p>0.0973571429</text:p>
          </table:table-cell>
          <table:table-cell table:style-name="ce4" office:value-type="float" office:value="0.586696428571" calcext:value-type="float">
            <text:p>0.5866964286</text:p>
          </table:table-cell>
          <table:table-cell table:style-name="ce6" office:value-type="string" calcext:value-type="string">
            <text:p>Suite à un naufrage, Jeanne et Thomas échouent sur l'île des mots. Ils y sont accueillis par Monsieur Henri qui cherche des rimes à sa chanson douce la petite biche est aux abois, Dans le bois se cache le loup, Ouh, ouh, ouh, ouh, .... Ce dernier va les guider et les aider à retrouver la parole car la tempête leur a arraché tous les mots. Alors que Jeanne va davantage se tourner vers les mots, Thomas, lui, serra plus attiré par la musique. Au cours de leur découverte de l'île, ils vont découvrir toutes sortes de choses et de personnes comme la nommeuse, celle qui évite que les mots rares ne tombent dans l'oubli, car chaque jour trop de langues dans le monde disparaissent. Une langue c'est précieux. Ils apercevront la ville des mots et ses différentes tribus : les noms qui aiment se balader avec les articles et qui adorent se costumer dans les magasins d'adjectifs, les prétentieux pronoms,... Ils y verront aussi l'hôpital, où l'on trouve les mots malades qui ont perdu leur force. Ceux qu'on a dénaturé à force de les prononcer trop souvent à tort et à travers. Ils apprendront comment fonctionne l'usine à phrases où on rencontre les verbes, qui sans arrêt travaillent et puis deux surtout, particulièrement gentils, qui s'agitent dans tous les sens, être et avoir, qui proposent leur service à tout le monde. C'est pour ça qu'on les appelle des auxiliaires (du latin auxilium qui veut dire secours). Jeanne, armée de son filet à papillon essaiera même de faire une phrase. Mais attention, une phrase c'est comme un arbre de noël. On commence avec le sapin nu et puis on le décore à sa guise, mais il faut être prudent car si on le charge trop il peut s'écrouler... Enfin, Jeanne ouvrira la porte interdite de l'usine, celle où se trouvent des hommes disparus mais qui continuent à vivre à travers les mots qu'ils ont laissé... Elle en rencontrera quelques uns. L'un d'eux d'ailleurs est un écrivain pilote dont l'avion repose au fond de l'eau... Déjà 2 hydravions se profilent à l'horizon avec les parents des deux enfants à leur bord. Des parents qui délaissent les mots puisqu'ils ne se parlent plus. Mais à leur approche tous les mots de l'île s'envolent vers eux, les mots sont de petites bêtes sentimentales. Ils détestent que deux êtres-humains cessent de s'aimer. (...) Pour eux le désamour, c'est du silence qui s'installe sur Terre. Et les mots haïssent le silence... Mais les mots et la musique n'ont pas tous les pouvoirs, ils ne peuvent pas toujours faire recommencer l'amour, ce qui n'empêche pas d'essayer. C'est ce que font les hommes depuis des millénaires... *** Certains passages peuvent s'avérer un peu compliqués pour de jeunes enfants (minimum 8-9 ans) mais les difficultés peuvent être atténuées (ou éventuellement sautées) si la lecture est accompagnée par un adulte. Les enseignants de cycle 3 (CE2, 8-9 ans / CM1, 9-10 ans / CM2, 10-11 ans, tranches d'âges minimum pour ce livre) pourront éventuellement piocher des parties de texte dans le récit afin de montrer aux élèves que l'on peut jouer avec les mots et leur faire voir notre langue sous un aspect amusant et poétique. Ils pourront aussi éventuellement faire découvrir qui sont les personnages rencontrés de manière voilée dans le livre, personnages qu'ils ont sans doute rencontré durant leur parcours scolaire pour ce qui est de St-Exupéry et Jean de La Fontaine pour les élémentaires (Marcel Proust pour les collèges ?). Pour Monsieur Henri Salvador, on peut faire connaître aux élèves et écouter sa chanson douce dont on retrouve une partie des paroles dans le livre. Bref , on peut utiliser les indices donnés par le texte ou les illustrations afin de faire reconnaître les personnages avant ou bien après en leur faisant chercher les indices qui permettent de les identifier. A voir... J'ai beaucoup aimé cette simple et jolie histoire avec ses clins d'oeil à des personnages contemporains et plus anciens, ses métaphores, et puis surtout sa grande poésie. Un livre plein de douceur où l'académicien, Erik Orsenna nous invite à partager son amour des mots dans cette promenade au pays de la langue française. '</text:p>
          </table:table-cell>
          <table:table-cell table:style-name="ce6" office:value-type="string" calcext:value-type="string">
            <text:p>douce, 0.4, 0.35, None</text:p>
            <text:p>petite, 0.1, 0.1, None</text:p>
            <text:p>plus, 0.15, 0.1, None</text:p>
            <text:p>découvrir, 0.1, 0.0, None</text:p>
            <text:p>rares, 0.25, 0.4, None</text:p>
            <text:p>trop, -0.25, 0.7, None</text:p>
            <text:p>précieux, 0.6, 0.6, None</text:p>
            <text:p>différentes, 0.4, 0.15, None</text:p>
            <text:p>trop, -0.25, 0.7, None</text:p>
            <text:p>particulièrement gentils, 0.8, 1.0, None</text:p>
            <text:p>latin, 0.0, 0.0, None</text:p>
            <text:p>nu, 0.16, 0.2, None</text:p>
            <text:p>prudent, -0.1, 0.3, None</text:p>
            <text:p>trop, -0.25, 0.7, None</text:p>
            <text:p>plus, 0.15, 0.1, None</text:p>
            <text:p>petites, 0.1, 0.1, None</text:p>
            <text:p>sentimentales, 0.1, 0.4, None</text:p>
            <text:p>peu, -0.05, 0.5, None</text:p>
            <text:p>jeunes, 0.32, 0.4, None</text:p>
            <text:p>poétique, 0.2, 0.8, None</text:p>
            <text:p>découvrir, 0.1, 0.0, None</text:p>
            <text:p>scolaire, 0.1, 0.0, None</text:p>
            <text:p>élémentaires, 0.1, 0.1, None</text:p>
            <text:p>douce, 0.4, 0.35, None</text:p>
            <text:p>beaucoup, 0.1, 0.1, None</text:p>
            <text:p>simple, 0.1, 0.1, None</text:p>
            <text:p>jolie, 0.57, 0.6, None</text:p>
            <text:p>plus anciens, 0.052, 0.0, None</text:p>
            <text:p>grande, 0.3, 0.2, None</text:p>
            <text:p>plein, 0.29, 0.3, None</text:p>
            <text:p>français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0975" calcext:value-type="float">
            <text:p>0.0975</text:p>
          </table:table-cell>
          <table:table-cell table:style-name="ce4" office:value-type="float" office:value="0.24375" calcext:value-type="float">
            <text:p>0.24375</text:p>
          </table:table-cell>
          <table:table-cell table:style-name="ce6" office:value-type="string" calcext:value-type="string">
            <text:p>Cédric Villani a reçu en 2010 la prestigieuse médaille Fields. Ce journal revient sur la période allant des premières intuitions autour du théorème qui lui vaudra la médaille, jusqu'à la réception du prix deux ans plus tard. Chaque chapitre se termine par un portrait de mathématicien ou une note historique. Il y relate les nombreux échanges avec son collaborateur Clément Mouhot, nous confie ses ambitions de carrière (la présidence du centre Henri Poincaré), et insiste sur les hasards qui font avancer la démonstration, les fausses pistes et les doutes, les rêveries solitaires. Rien de bien original. Les mathématiques sont présentées brutes, sans aucun effort de vulgarisation, comme pour impressionner en mettant en avant leur complexité ; on peut ainsi parcourir des extraits de démonstration et des énoncés de théorèmes aux termes inconnus du non initié, les abréviations anglaises et symboles mathématiques reproduits tels quels. Préférez 'La Symphonie des nombres premiers' de Marcus du Sautoy pour de la vulgarisation de haute volée et un passionnant survol de l'histoire des Mathématiques. Et si vous lisez l'anglais, 'My Brain is Open' la biographie du mathématicien vagabond Paul Erdos, par Bruce Schechter.</text:p>
          </table:table-cell>
          <table:table-cell table:style-name="ce6" office:value-type="string" calcext:value-type="string">
            <text:p>premières, 0.5, 0.2, None</text:p>
            <text:p>plus, 0.15, 0.1, None</text:p>
            <text:p>historique, 0.0, 0.0, None</text:p>
            <text:p>nombreux, 0.0, 0.2, None</text:p>
            <text:p>fausses, -0.5, 0.4, None</text:p>
            <text:p>original, 0.2, 0.6, None</text:p>
            <text:p>haute, 0.18,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0975" calcext:value-type="float">
            <text:p>0.0975</text:p>
          </table:table-cell>
          <table:table-cell table:style-name="ce4" office:value-type="float" office:value="0.675" calcext:value-type="float">
            <text:p>0.675</text:p>
          </table:table-cell>
          <table:table-cell table:style-name="ce6" office:value-type="string" calcext:value-type="string">
            <text:p>pas très optimiste, mais fortement réaliste. ravie de ne pas ressembler aux personnages immatures et ne sachant pas prendre leurs responsabilités, mais encore une fois un portrait réaliste.</text:p>
          </table:table-cell>
          <table:table-cell table:style-name="ce6" office:value-type="string" calcext:value-type="string">
            <text:p>pas très, -0.005, 0.65, None</text:p>
            <text:p>fortement, 0.2,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0976785714286" calcext:value-type="float">
            <text:p>0.0976785714</text:p>
          </table:table-cell>
          <table:table-cell table:style-name="ce4" office:value-type="float" office:value="0.399107142857" calcext:value-type="float">
            <text:p>0.3991071429</text:p>
          </table:table-cell>
          <table:table-cell table:style-name="ce6" office:value-type="string" calcext:value-type="string">
            <text:p>J'avais lu ce petit bouquin à sa sortie, il y a qqs années, mais attendu que Patrice Leconte a présenté hier à Cannes (lors du Festival 2012) son film d'animation adapté de roman, je vais en faire une petite critique ! L'idée de départ était pourtant bonne : relativement originale, cela aurait pu être drôle. Le debut du livre est en effet assez sympathique, décrivant avec un certain humour noir les objets du magasin tenu par les époux Tuvache. Les dialogues, bien que faciles sont aussi assez drôles dans les premières pages, bien que les personnages soient assez peu recherchés. Mais très rapidement (il faut dire que le bouquin n'est vraiment pas épais...), les choses se gâtent :-/ Arrive une intrigue faiblarde, peu surprenante, qui tourne au ridicule. Le style a probablement voulu se faire minimaliste, il est en réalité trop terne &amp; sans consistance. Bref, un livre très vite fini &amp; aussi vite oublié, sans grand intérêt.</text:p>
          </table:table-cell>
          <table:table-cell table:style-name="ce6" office:value-type="string" calcext:value-type="string">
            <text:p>petit, 0.1, 0.1, None</text:p>
            <text:p>petite, 0.1, 0.1, None</text:p>
            <text:p>critique !, 0.0, 0.75, None</text:p>
            <text:p>bonne, 0.7, 0.7, None</text:p>
            <text:p>originale, 0.2, 0.6, None</text:p>
            <text:p>drôle, 0.53, 0.6, None</text:p>
            <text:p>sympathique, 0.6, 0.7, None</text:p>
            <text:p>noir, -0.1, 0.1, None</text:p>
            <text:p>faciles, 0.27, 0.4, None</text:p>
            <text:p>premières, 0.5, 0.2, None</text:p>
            <text:p>peu, -0.05, 0.5, None</text:p>
            <text:p>très, 0.01, 0.65, None</text:p>
            <text:p>vraiment pas, -0.0, 0.5, None</text:p>
            <text:p>:-/, -0.25, 1.0, mood</text:p>
            <text:p>peu surprenante, 0.4, 0.35, None</text:p>
            <text:p>probablement, 0.0, 0.6, None</text:p>
            <text:p>trop terne, -0.25, 0.25, None</text:p>
            <text:p>très, 0.01, 0.65, None</text:p>
            <text:p>sans grand, -0.15,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098" calcext:value-type="float">
            <text:p>0.098</text:p>
          </table:table-cell>
          <table:table-cell table:style-name="ce4" office:value-type="float" office:value="0.23" calcext:value-type="float">
            <text:p>0.23</text:p>
          </table:table-cell>
          <table:table-cell table:style-name="ce6" office:value-type="string" calcext:value-type="string">
            <text:p>Je n'adhère pas aux commentaires des détracteurs du livre. Mais j'imagine que tout dépend de ce que l'on en attendait. Amin Maalouf dit lui-même J'ai puisé dans mes rêves, dans mes fantasmes, dans mes remords, autant que dans mes souvenirs. C'est bien là l'essence du roman. Ceux qui attendaient un témoignage, un morceau d'histoire, se sont donc trompés de lecture. C'est un roman empreint de sagesse, de sérénité. On n'a pas besoin d'être libanais pour apprécier ces amis qui, quelque part, finissent par être un peu les nôtres. Finalement, il nous emmène sur des rivages que beaucoup aimeraient visiter: ces retrouvailles que l'on imagine, que l'on fantasme... Il arrive un âge de la vie où on se penche par dessus le bastingage pour regarder en arrière, dans le sillage du bateau. Ces heures de lecture apportent une bouffée d'oxygène dans un monde qui va trop vite. Merci M.Maalouf.</text:p>
          </table:table-cell>
          <table:table-cell table:style-name="ce6" office:value-type="string" calcext:value-type="string">
            <text:p>peu, -0.05, 0.5, None</text:p>
            <text:p>beaucoup, 0.1, 0.1, None</text:p>
            <text:p>trop, -0.2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0990909090909" calcext:value-type="float">
            <text:p>0.0990909091</text:p>
          </table:table-cell>
          <table:table-cell table:style-name="ce4" office:value-type="float" office:value="0.246590909091" calcext:value-type="float">
            <text:p>0.2465909091</text:p>
          </table:table-cell>
          <table:table-cell table:style-name="ce6" office:value-type="string" calcext:value-type="string">
            <text:p>1914, Anthime, son frère et ses copains partent pour la guerre, presque contents d'aller se battre, insouciants de la réalité qui les attend. Ils sont jeunes, ils ont la vie devant... La jolie Blanche qui attend un enfant de l'un d'entre eux les regarde partir fièrement. Ils pensent ne pas en avoir pour longtemps et puis après tout le monde reprendra sa vie comme avant. Malheureusement il n'en sera rien. Un livre très court et très explicite sur ce que fut cette première guerre sur le terrain. Si je ne mets que 2 étoiles c'est parce que je n'ai pas plus accrochée que ça à cette histoire. Est-ce parce que le récit assez court ne m'a pas permis de m'attacher aux personnages ni de vraiment rentrer dans l'histoire ? D'un autre côté s'appesantir davantage aurait sans doute été trop aussi... ? J'avoue avoir eu aussi un peu de mal à rentrer dedans au début à cause de l'écriture. Il m'a fallu à plusieurs reprises relire certaines phrases un peu déroutantes quant à leur structure (côté emploi des temps notamment,...). Un temps d'adaptation sur les premières pages m'a été nécessaire afin de me familiariser au style.</text:p>
          </table:table-cell>
          <table:table-cell table:style-name="ce6" office:value-type="string" calcext:value-type="string">
            <text:p>contents, 0.65, 0.6, None</text:p>
            <text:p>jeunes, 0.32, 0.4, None</text:p>
            <text:p>jolie, 0.57, 0.6, None</text:p>
            <text:p>très, 0.01, 0.65, None</text:p>
            <text:p>très explicite, 0.0, 0.0, None</text:p>
            <text:p>pas plus, -0.075, 0.1, None</text:p>
            <text:p>vraiment, 0.0, 0.5, None</text:p>
            <text:p>autre, -0.1, 0.0, None</text:p>
            <text:p>trop, -0.25, 0.7, None</text:p>
            <text:p>peu, -0.05, 0.5, None</text:p>
            <text:p>peu déroutantes, 0.05, 0.1, None</text:p>
            <text:p>premières, 0.5, 0.2, None</text:p>
            <text:p>nécessaire, 0.27,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4">
          <table:table-cell table:style-name="ce2" office:value-type="float" office:value="0.0991891891892" calcext:value-type="float">
            <text:p>0.0991891892</text:p>
          </table:table-cell>
          <table:table-cell table:style-name="ce4" office:value-type="float" office:value="0.308108108108" calcext:value-type="float">
            <text:p>0.3081081081</text:p>
          </table:table-cell>
          <table:table-cell table:style-name="ce6" office:value-type="string" calcext:value-type="string">
            <text:p>Eric-Emmanuel a eu l'excellente idée de nous surprendre pour ses premiers livres... Pour moi, ce n'est plus le cas... Ce recueil de quatre nouvelles m'a malheureusement paru terriblement fade. Quatre histoires aux ficelles un peu grosses, reliées par un projet commun (comme il l'explique lui-même dans son journal d'écriture). Le thème de la rédemption, de la liberté de chacun, de l'influence que nos actes peuvent avoir sur notre vie... L'idée est séduisante, l'écriture l'est moins. De la première nouvelle, je ne retiendrai que ces mots: le sacrifice est la mesure de tout amour... La deuxième, et la meilleure à mon sens, part d'une situation ordinaire pour nous entraîner dans une réflexion assez profonde sur les liens familiaux, notre façon de montrer l'amour qu'on ressent pour les siens et comment, parfois, bousculés par un événement, les valeurs essentielles nous sautent aux yeux alors qu'on les avait oubliées...Une phrase à retenir? Ouvrir la Bible, ce n'est pas lire, c'est réfléchir. Pour la troisième, rien ne m'a semblé exceptionnel, ça coule de clichés et de bons sentiments... Pour la quatrième nouvelle, j'ai recopié deux phrases: Il en est des destins comme des livres sacrés: c'est la lecture qui leur donne un sens; Le livre clos reste muet; il ne parlera que lorsqu'il sera ouvert; et la langue qu'il emploiera sera celle de celui qui s'y penche, teintée par ses attentes, ses désirs, ses aspirations, ses obsessions, ses violences, ses troubles. Ces quatre nouvelles sont suivies du Journal d'écriture écrit par l'auteur et accompagnant la naissance et la création de ce roman. Oserai-je écrire que j'ai préféré ce journal aux quatre nouvelles? J'ai apprécié de voir le cheminement et les réflexions de l'écrivain. Comment les personnages s'imposent à lui. De quelle façon l'écriture peut l'isoler, comment les événements peuvent influencer ses choix d'écriture etc... Globalement, ce livre m'a déçue ... lu très vite, pas très consistant et rien qui tient en haleine. Heureusement le Journal d'écriture était là....</text:p>
          </table:table-cell>
          <table:table-cell table:style-name="ce6" office:value-type="string" calcext:value-type="string">
            <text:p>excellente, 0.5, 0.9, None</text:p>
            <text:p>plus, 0.15, 0.1, None</text:p>
            <text:p>nouvelles, 0.1, 0.25, None</text:p>
            <text:p>malheureusement, -0.6, 0.15, None</text:p>
            <text:p>terriblement fade, -0.8, 0.6, None</text:p>
            <text:p>peu grosses, 0.0, 0.1, None</text:p>
            <text:p>nouvelle, 0.1, 0.25, None</text:p>
            <text:p>ordinaire, -0.2, 0.3, None</text:p>
            <text:p>profonde, 0.26, 0.3, None</text:p>
            <text:p>familiaux, 0.1, 0.0, None</text:p>
            <text:p>essentielles, 0.3, 0.3, None</text:p>
            <text:p>exceptionnel, 0.2, 0.6, None</text:p>
            <text:p>bons, 0.7, 0.7, None</text:p>
            <text:p>nouvelle, 0.1, 0.25, None</text:p>
            <text:p>muet, -0.1, 0.1, None</text:p>
            <text:p>nouvelles, 0.1, 0.25, None</text:p>
            <text:p>nouvelles, 0.1, 0.25, None</text:p>
            <text:p>très, 0.01, 0.65, None</text:p>
            <text:p>pas très, -0.005,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1">
          <table:table-cell table:style-name="ce2" office:value-type="float" office:value="0.0994078947368" calcext:value-type="float">
            <text:p>0.0994078947</text:p>
          </table:table-cell>
          <table:table-cell table:style-name="ce4" office:value-type="float" office:value="0.218421052632" calcext:value-type="float">
            <text:p>0.2184210526</text:p>
          </table:table-cell>
          <table:table-cell table:style-name="ce6" office:value-type="string" calcext:value-type="string">
            <text:p>Un pensionnat de jeunes filles au Rwanda juste au-dessus des sources du Nil accueille l'élite de la nation. Sous la férule de la mère d'une congrégation religieuse ces jeunes filles doivent arriver vierges au mariage et participer à l'enrichissement familial par un riche mariage. La période est celle de la première république Hutu, qui majoritaires ont chassé le roi Tutsi, et ont organisé des quotas pour que ces derniers ne puissent accaparer les postes au pouvoir. C'est dans ce contexte de violence larvée que nous assistons à la vie de plusieurs de ces jeunes filles, les héroïnes étant souvent Tutsi, mais nous voyons aussi les violences entre ces deux ethnies. Ce roman se situant essentiellement sur une année scolaire. Il y a plusieurs choses qui me dérangent dans ce roman. L'attribution du prix Renaudot, alors qu'il ne figurait pas dans la liste, qu'il a été porté par notre dernier prix Nobel de littérature, et qu'effectivement Gallimard n'avait pas de prix cette année. Ensuite le fait que l'on parle des prémisses du génocide sur la quatrième de couverture alors que les évènements se sont situés plus de 20 ans avant ! Les confusions des dates ainsi entre la visite du roi Baudouin en 1970 et le coup d'état qui a conduit à la création de la seconde république Hutu, il s'est écoulé 3 ans. Certes ce sont les violences dans les écoles qui sont à l'origine du coup d'état mais ces violences se sont déroulées en février mars, là encore la chronologie n'est pas respectée. Puisque le coup d'état à lieu en Juillet après la fin de la scolarité. L'article qui a fait connaitre Dian Fossey n'a été publié qu'en 1970, jusque là elle était totalement inconnue. Le mot inyenzi (cancrelat) ne désignait pas l'ensemble des tutsi mais ceux qui venant de l'étranger organisaient des attentats. Certes c'est un roman mais il est utile de le préciser et de dire que tout est amalgamé. Et je pense toujours qu'un aspect historique permet de mieux comprendre un univers, celui de la décolonisation est bien décrit, par contre je m'élèverai toujours contre toute technique d'amalgame pour renforcer ne fut-ce que de bons sentiments. L'écriture du livre même si elle est agréable, et le style ne justifie pas vraiment un prix littéraire. Les relations entre élèves, professeurs, blancs et noirs, sont très bien décrites ainsi que l'Afrique. En résumé un livre de fiction sur le Rwanda, qui nous apporte des éléments sur les relations entre Tutsi et Hutu,et les réalités africaines, mais qui se grève par son manque de rigueur historique.</text:p>
          </table:table-cell>
          <table:table-cell table:style-name="ce6" office:value-type="string" calcext:value-type="string">
            <text:p>jeunes, 0.32, 0.4, None</text:p>
            <text:p>religieuse, 0.0, 0.15, None</text:p>
            <text:p>jeunes, 0.32, 0.4, None</text:p>
            <text:p>familial, 0.1, 0.0, None</text:p>
            <text:p>riche, 0.45, 0.5, None</text:p>
            <text:p>derniers, -0.29, 0.2, None</text:p>
            <text:p>jeunes, 0.32, 0.4, None</text:p>
            <text:p>scolaire, 0.1, 0.0, None</text:p>
            <text:p>dernier, -0.29, 0.2, None</text:p>
            <text:p>plus !, 0.1875, 0.1, None</text:p>
            <text:p>totalement, 0.1, 0.75, None</text:p>
            <text:p>étranger, -0.2, 0.3, None</text:p>
            <text:p>utile, 0.2, 0.1, None</text:p>
            <text:p>historique, 0.0, 0.0, None</text:p>
            <text:p>bons, 0.7, 0.7, None</text:p>
            <text:p>agréable, 0.7, 0.6, None</text:p>
            <text:p>pas vraiment, -0.0, 0.5, None</text:p>
            <text:p>littéraire, 0.1, 0.0, None</text:p>
            <text:p>blancs, 0.05, 0.0, None</text:p>
            <text:p>noirs, -0.1, 0.1, None</text:p>
            <text:p>très, 0.01, 0.65, None</text:p>
            <text:p>africaines, 0.0, 0.0, None</text:p>
            <text:p>historique,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1" calcext:value-type="float">
            <text:p>0.1</text:p>
          </table:table-cell>
          <table:table-cell table:style-name="ce4" office:value-type="float" office:value="0.332692307692" calcext:value-type="float">
            <text:p>0.3326923077</text:p>
          </table:table-cell>
          <table:table-cell table:style-name="ce6" office:value-type="string" calcext:value-type="string">
            <text:p>Bardamu n'est bien sûr qu'une caricature, un pot-pourri d'incertitudes et de sentiments qu'il serait difficile de tous retrouver dans une seule et même personne. Sa destinée et son cheminement cahotiques en sont donc improbables mais les événements et les drames qui l'y conduisent ont tous été vécus et subis par d'innombrables êtres humains qui retrouvent dans ces lignes leur souffrance, leurs questions, leurs hésitations, leur soumission au devoir ou leur rébellion. Ce voyage est en fait un tour d'horizon de la raison humaine et la nuit est pour Céline le symbole de sa noirceur. La révolte de l'individu ne mène pas ici à de grandes envolées lyriques mais plutôt à une étude opportuniste de la meilleure façon de profiter du système. Aucun personnage ne sort intact de cette féroce critique de la société et de ses contradictions. L'atroce pessimisme que dégage cette oeuvre au premier abord est en fait un fantastique déclic pour stimuler une réflexion personnelle profonde, mieux comprendre l'absurdité de ce systéme et tout faire pour vouloir l'améliorer. Ce voyage est probablement l'une des oeuvres les plus marquantes et profondes de l'histoire de la littérature.</text:p>
          </table:table-cell>
          <table:table-cell table:style-name="ce6" office:value-type="string" calcext:value-type="string">
            <text:p>difficile, -0.5, 0.4, None</text:p>
            <text:p>seule, -0.1, 0.2, None</text:p>
            <text:p>improbables, -0.1, 0.8, None</text:p>
            <text:p>innombrables, 0.2, 0.25, None</text:p>
            <text:p>humaine, 0.22, 0.1, None</text:p>
            <text:p>grandes, 0.3, 0.2, None</text:p>
            <text:p>meilleure, 0.53, 0.5, None</text:p>
            <text:p>intact, 0.0, 0.0, None</text:p>
            <text:p>critique, 0.0, 0.75, None</text:p>
            <text:p>atroce, -0.9, 0.8, None</text:p>
            <text:p>fantastique, 1.0, 1.0, None</text:p>
            <text:p>personnelle, 0.05, 0.1, None</text:p>
            <text:p>profonde, 0.26, 0.3, None</text:p>
            <text:p>probablement, 0.0, 0.6, None</text:p>
            <text:p>plus, 0.15, 0.1, None</text:p>
            <text:p>profondes, 0.26,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1" calcext:value-type="float">
            <text:p>0.1</text:p>
          </table:table-cell>
          <table:table-cell table:style-name="ce4" office:value-type="float" office:value="0.1" calcext:value-type="float">
            <text:p>0.1</text:p>
          </table:table-cell>
          <table:table-cell table:style-name="ce6" office:value-type="string" calcext:value-type="string">
            <text:p>j ai beaucoup de peine a le comprendre je n arrive pas a me plonger dans le recit a cause du vous que mazzarine emploi</text:p>
          </table:table-cell>
          <table:table-cell table:style-name="ce6" office:value-type="string" calcext:value-type="string">
            <text:p>beaucoup, 0.1, 0.1,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8">
          <table:table-cell table:style-name="ce2" office:value-type="float" office:value="0.100238095238" calcext:value-type="float">
            <text:p>0.1002380952</text:p>
          </table:table-cell>
          <table:table-cell table:style-name="ce4" office:value-type="float" office:value="0.357738095238" calcext:value-type="float">
            <text:p>0.3577380952</text:p>
          </table:table-cell>
          <table:table-cell table:style-name="ce6" office:value-type="string" calcext:value-type="string">
            <text:p>Chaque monde repose ainsi sur des centres de gravité dérisoires dont dépend secrètement tout son équilibre. Cette phrase de la page 162 pourrait s'appliquer aisément au livre dans son ensemble. Voici un roman reposant sur des centres de gravité simples, voire simplistes diront les plus critiques: un village corse, un bar, une famille déchirée par les deux guerres mondiales et les guerres coloniales, deux copains, des filles légères, des femmes responsables, les mirages du pouvoir, l'illusion du bonheur, la croyance absurde de croire pouvoir changer les personnes, les choses, la jalousie, la violence, l'alcool, l'amour, la mort. Jérôme Ferrari convoque dans son roman tous ces centres de gravité pour nous offrir une vision assez désenchantée de nos existences. Il y a une fatalité constante dans ce livre. C'est, car ce devait être, aurait pu être son titre. Pour cela l'auteur montre, avec le renfort de la parabole d'Augustin d'Hippone dans son sermon sur la chute de Rome en 410, que les biens terrestres ne sont qu'illusions, moments, joies et plaisirs éphémères. Leur perte, leur évanescence ou leur disparition brutale ne doivent pas effrayer celui qui croit en Dieu. Bien sûr, d'aucuns trouveront que l'auteur a joué au philosophe en convoquant également Leibnitz et son meilleur des mondes. J'ai préféré demeurer sur le plan littéraire. Et là vraiment, je crois nécessaire de saluer le style, l'écriture, le ton. Oui cette histoire de famille en Corse, autour d'un bar et de ses avanies, est divinement bien écrite. Il y a des passages proprement proustiens, des phrases belles comme des cris de révolte : ...., car il ne s'agissait ici que d'exercer avec une délectation répugnante un pouvoir qui ne se manifestait que dans les caprices de son arbitraire, le pouvoir des minables et des faibles, dont ce type en chemisette était le représentant parfait, avec le sourire idiot et suffisant qu'il lui adressait du haut de la citadelle imprenable de sa bêtise. Tout le roman est ainsi, une authentique fête du langage, une syntaxe puissante, une lecture quasi hypnotisante. Oui, pour moi ce livre est un vrai chef d'oeuvre littéraire que je ne peux que recommander chaudement.</text:p>
          </table:table-cell>
          <table:table-cell table:style-name="ce6" office:value-type="string" calcext:value-type="string">
            <text:p>dérisoires, -0.5, 0.6, None</text:p>
            <text:p>simples, 0.1, 0.1, None</text:p>
            <text:p>plus critiques, 0.0, 0.975, None</text:p>
            <text:p>mondiales, 0.0, 0.0, None</text:p>
            <text:p>coloniales, 0.0, 0.0, None</text:p>
            <text:p>légères, 0.18, 0.2, None</text:p>
            <text:p>responsables, 0.3, 0.4, None</text:p>
            <text:p>bonheur, 0.5, 0.0, None</text:p>
            <text:p>absurde, 0.4, 0.7, None</text:p>
            <text:p>constante, 0.1, 0.1, None</text:p>
            <text:p>terrestres, 0.0, 0.0, None</text:p>
            <text:p>éphémères, 0.0, 1.0, None</text:p>
            <text:p>brutale, -0.6, 0.8, None</text:p>
            <text:p>également, 0.2, 0.35, None</text:p>
            <text:p>littéraire, 0.1, 0.0, None</text:p>
            <text:p>vraiment, 0.0, 0.5, None</text:p>
            <text:p>nécessaire, 0.27, 0.2, None</text:p>
            <text:p>belles, 0.8, 0.8, None</text:p>
            <text:p>répugnante, -0.7, 1.0, None</text:p>
            <text:p>minables, -0.2, 0.4, None</text:p>
            <text:p>faibles, -0.38, 0.4, None</text:p>
            <text:p>parfait, 0.8, 0.8, None</text:p>
            <text:p>authentique, 0.3, 0.5, None</text:p>
            <text:p>puissante, 0.6, 0.6, None</text:p>
            <text:p>vrai, 0.05, 0.4, None</text:p>
            <text:p>littérai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00769230769" calcext:value-type="float">
            <text:p>0.1007692308</text:p>
          </table:table-cell>
          <table:table-cell table:style-name="ce4" office:value-type="float" office:value="0.375384615385" calcext:value-type="float">
            <text:p>0.3753846154</text:p>
          </table:table-cell>
          <table:table-cell table:style-name="ce6" office:value-type="string" calcext:value-type="string">
            <text:p>Roman aussi beau que son titre, aussi troublé, aussi troublant. Le narrateur se souvient qu'il a fréquenté une certaine Dannie qui avait de drôles de fréquentations. Quelqu'un est mort sans doute, par hasard, par accident. C'est elle qui a tiré ? On ne sait pas très bien ni qui sont les gens qu'on fréquente, ni qui on est, ni qui on a été. Toujours sous le coup d'une sourde menace, des êtres en souffrance, sans légitimité. Perception tremblée de tout un monde en voie continuelle de disparition. Restent quelques traces, quelques souffles, quelques souvenirs. Le charme de Modiano, toujours l'air de rien, l'art du flou toujours coupant. le grand art, invisible.</text:p>
          </table:table-cell>
          <table:table-cell table:style-name="ce6" office:value-type="string" calcext:value-type="string">
            <text:p>troublant, -0.3, 1.0, None</text:p>
            <text:p>pas très, -0.005, 0.65, None</text:p>
            <text:p>sourde, -0.3, 0.25, None</text:p>
            <text:p>coupant, 0.04, 0.08, None</text:p>
            <text:p>grand, 0.3, 0.2, None</text:p>
            <text:p>invisible, -0.07,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5">
          <table:table-cell table:style-name="ce2" office:value-type="float" office:value="0.101" calcext:value-type="float">
            <text:p>0.101</text:p>
          </table:table-cell>
          <table:table-cell table:style-name="ce4" office:value-type="float" office:value="0.311666666667" calcext:value-type="float">
            <text:p>0.3116666667</text:p>
          </table:table-cell>
          <table:table-cell table:style-name="ce6" office:value-type="string" calcext:value-type="string">
            <text:p>Le résumé est simple c' est l' histoire d' un officier français qui a vécu les guerres de l' Indochine à l' Algérie, passionné de dessin il va rencontrer perdre et retrouver celle qui va devenir sa femme. Les dessins devenant aussi prétexte à de nombreuses rencontres. C' est un livre écrit par un professeur sa qualité indéniable est l'écriture intéressante et d' une qualité rare avec des images fortes. Mais parfois les professeurs ont une tendance à la digression au fil de leurs cours sans doute pour échapper à l' ennui du programme. Et c' est l' impression que donne ce livre. Pour échapper au carcan du roman et des personnages l' auteur part dans de longues digressions d' une très belle qualité littéraire. Pour moi un roman ce sont des personnages qui vivent se développent, prennent vie et épaisseur. Et bien là quand on referme la dernière page du roman on se rend compte que l' on ne sait rien sur eux. Et 600 pages de digression c' est long, j' ai failli le fermer souvent avant de le terminer, et je dois dire malgré la qualité et la force de l' écriture. Un roman d' action qui parfois donne l' ennui c' est quand même rare. Pour quelles raisons je le recommanderai et à qui, à un public d' intellectuels amateurs d' une très belle écriture, ce qui fait peu. Les autres c' est à dire la plus part seront déçus de la même manière qu' un élève désirant apprendre, ne satisfera pas des digressions du professeur. En quelques mots pour un roman l' auteur est hors-sujet.</text:p>
          </table:table-cell>
          <table:table-cell table:style-name="ce6" office:value-type="string" calcext:value-type="string">
            <text:p>simple, 0.1, 0.1, None</text:p>
            <text:p>français, 0.2, 0.0, None</text:p>
            <text:p>nombreuses, 0.0, 0.2, None</text:p>
            <text:p>qualité, 0.4, 0.0, None</text:p>
            <text:p>intéressante, 0.3, 0.5, None</text:p>
            <text:p>qualité, 0.4, 0.0, None</text:p>
            <text:p>rare, 0.25, 0.4, None</text:p>
            <text:p>fortes, 0.41, 0.3, None</text:p>
            <text:p>longues, -0.4, 0.1, None</text:p>
            <text:p>très belle, 1.0, 1.0, None</text:p>
            <text:p>qualité, 0.4, 0.0, None</text:p>
            <text:p>littéraire, 0.1, 0.0, None</text:p>
            <text:p>dernière, -0.29, 0.2, None</text:p>
            <text:p>long, -0.4, 0.1, None</text:p>
            <text:p>qualité, 0.4, 0.0, None</text:p>
            <text:p>rare, 0.25, 0.4, None</text:p>
            <text:p>très belle, 1.0, 1.0, None</text:p>
            <text:p>peu, -0.05, 0.5, None</text:p>
            <text:p>autres, -0.1, 0.0, None</text:p>
            <text:p>même,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102" calcext:value-type="float">
            <text:p>0.102</text:p>
          </table:table-cell>
          <table:table-cell table:style-name="ce4" office:value-type="float" office:value="0.2608" calcext:value-type="float">
            <text:p>0.2608</text:p>
          </table:table-cell>
          <table:table-cell table:style-name="ce6" office:value-type="string" calcext:value-type="string">
            <text:p>Antoine, la quarantaine, marié, deux enfants, licencié, plaque tout pour s'enfuir avec son amante et reprendre un élevage de crocodiles en Afrique, dirigé par des Chinois. Vous en apprendrez un peu sur les amours et l'alimentation de ces sauriens, mais ce livre est avant tout le livre de Joséphine, sa femme. Chercheuse au CNRS, spécialisée dans le XIIème siècle, intelligente mais terriblement timide et complexée, elle aura tout à affronter : (...) Katerine Pancol dresse des portraits sans fard d'une palette polychrome de personnages. Issus de milieux sociaux très divers, ils vivent chacun avec leurs folies, leurs forces, mais aussi leurs failles et leurs secrets inavoués ou inavouables. Un ouvrage qui aborde aussi des thèmes actuels comme le licenciement, les femmes et leur place dans notre société, la mondialisation, les nouvelles technologies, l'adolescence, la vie de couple. Une plume soignée, qui ne s'essouffle jamais, une plume-caméléon qui se fond dans chaque personnage avec la même aisance : le langage franc et populaire de Marcel, le jargon des adolescents, ou encore la prose délicate de la divine Iris... Un roman de société parisien très contemporain, qui a su déjouer les écueils du mélodrame et de la caricature.</text:p>
          </table:table-cell>
          <table:table-cell table:style-name="ce6" office:value-type="string" calcext:value-type="string">
            <text:p>peu, -0.05, 0.5, None</text:p>
            <text:p>intelligente, 0.9, 0.2, None</text:p>
            <text:p>terriblement timide, -0.2, 0.2, None</text:p>
            <text:p>:(, -0.75, 1.0, mood</text:p>
            <text:p>sociaux, 0.25, 0.1, None</text:p>
            <text:p>très divers, 0.0, 0.2, None</text:p>
            <text:p>actuels, 0.1, 0.1, None</text:p>
            <text:p>nouvelles, 0.1, 0.25, None</text:p>
            <text:p>même, 0.0, 0.5, None</text:p>
            <text:p>populaire, 0.5, 0.5, None</text:p>
            <text:p>délicate, 0.25, 0.4, None</text:p>
            <text:p>divine, 0.55, 0.65, None</text:p>
            <text:p>parisien, 0.0, 0.0, None</text:p>
            <text:p>très contemporain, 0.14,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3">
          <table:table-cell table:style-name="ce2" office:value-type="float" office:value="0.10275862069" calcext:value-type="float">
            <text:p>0.1027586207</text:p>
          </table:table-cell>
          <table:table-cell table:style-name="ce4" office:value-type="float" office:value="0.231034482759" calcext:value-type="float">
            <text:p>0.2310344828</text:p>
          </table:table-cell>
          <table:table-cell table:style-name="ce6" office:value-type="string" calcext:value-type="string">
            <text:p>Patrick Deville a une manière bien à lui de raconter la vie de celui qui découvrit le bacille de la peste, commença sa carrière de médecin chercheur auprès du grand Pasteur, se retira plus de quarante ans en Indochine où il choisit de vivre, explora les hauts plateaux de l'Annam où il fonda la ville de Dalat. devint planteur et introduisit en Indochine l'arbre à quinine et l'hévéa qu'il exploita pour Michelin, exerça en même temps la médecine dans son immense domaine en soignant les pauvres gratuitement, ce qui lui vaut, encore aujourd'hui, une vénération religieuse dans son pays d'adoption. Plus qu'une simple biographie, ou qu'une pieuse hagiographie, c'est pourtant bien un texte littéraire que propose Deville dans une forme éblouissante. Une volée de courts chapitres, mélangés comme un jeu de carte et rebattus dans un ordre faussement désinvolte, recréent par l'illusion kaléidoscopique, le foisonnement de la vie du héros. Patrick Deville, qui dans ses ouvrages précédents avait tendance à prendre la pose de l'écrivain baroudeur érudit, nostalgique et blasé, a abandonné le « je », pour la forme impersonnelle et énigmatique d'un récit consigné par « le fantôme du futur, l'homme au calepin en couverture de peau de taupe », mystérieux voyageur dans le temps, attentif aux moindre détails comme aux grands mouvement de l'histoire, à la fois Georges Perec et René Grousset. Comme dans son titre (Peste &amp; Choléra) Patrick Deville aime apparier les mots ou les noms propres : fruits &amp; légumes, machine &amp; outils, Alexandre &amp; Louis, Livré &amp; Olivier... Il manie l'esperluette comme un peintre assemble ses couleurs ou un compositeur compose ses harmonies. Comme Échenoz l'a fait pour Ravel, Deville rend Yersin à la littérature, celle que le grand homme découvre justement et savoure, octogénaire, dans les derniers jours de sa vie. Un livre savoureux, à lire et à relire.</text:p>
          </table:table-cell>
          <table:table-cell table:style-name="ce6" office:value-type="string" calcext:value-type="string">
            <text:p>grand, 0.3, 0.2, None</text:p>
            <text:p>plus, 0.15, 0.1, None</text:p>
            <text:p>hauts, 0.18, 0.2, None</text:p>
            <text:p>immense, 0.45, 0.7, None</text:p>
            <text:p>religieuse, 0.0, 0.15, None</text:p>
            <text:p>simple, 0.1, 0.1, None</text:p>
            <text:p>pieuse, 0.1, 0.3, None</text:p>
            <text:p>littéraire, 0.1, 0.0, None</text:p>
            <text:p>éblouissante, 0.2, 0.3, None</text:p>
            <text:p>courts, -0.1, 0.1, None</text:p>
            <text:p>énigmatique, 0.1, 0.9, None</text:p>
            <text:p>futur, 0.0, 0.0, None</text:p>
            <text:p>mystérieux, 0.28, 0.4, None</text:p>
            <text:p>attentif, 0.6, 0.3, None</text:p>
            <text:p>moindre, -0.1, 0.15, None</text:p>
            <text:p>grands, 0.3, 0.2, None</text:p>
            <text:p>aime, 0.6, 0.6, None</text:p>
            <text:p>propres, 0.33, 0.2, None</text:p>
            <text:p>grand, 0.3, 0.2, None</text:p>
            <text:p>derniers, -0.2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02884615385" calcext:value-type="float">
            <text:p>0.1028846154</text:p>
          </table:table-cell>
          <table:table-cell table:style-name="ce4" office:value-type="float" office:value="0.291538461538" calcext:value-type="float">
            <text:p>0.2915384615</text:p>
          </table:table-cell>
          <table:table-cell table:style-name="ce6" office:value-type="string" calcext:value-type="string">
            <text:p>Les lisières peuvent être aussi opâques que des murs de béton, c'est ce qu'on déduit en lisant le roman autobiographique (il ne s'en cache pas dans ses interviews) d'Olivier Adam. Echappé d'une enfance qui l'étouffait, issu de la classe moyenne,tout comme Annie Ernaux, il a atteint une classe qui n'était pas la sienne où, même s'il est reconnu pour ses romans, il n'est toujours pas intégré. Il souffre de la non reconnaissance de ses proches qui semblent lui reprocher de les avoir trahis et culpabilise. C'est un homme très fragile qui n'hésite pas à l'afficher (ce qui est assez rare chez un homme ..). Son amour fusionnel pour ses enfants a la même intensité que l'amour maternel. J'adore le vâgue à l'ame de cet auteur, ses sanglots rentrés, son authenticité ! C'est le meilleur de ses livres ! Le Goncourt pourquoi pas ?</text:p>
          </table:table-cell>
          <table:table-cell table:style-name="ce6" office:value-type="string" calcext:value-type="string">
            <text:p>très fragile, -0.5, 0.7, None</text:p>
            <text:p>rare, 0.25, 0.4, None</text:p>
            <text:p>même, 0.0, 0.5, None</text:p>
            <text:p>maternel, 0.0, 0.0, None</text:p>
            <text:p>adore ! !, 0.781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104571428571" calcext:value-type="float">
            <text:p>0.1045714286</text:p>
          </table:table-cell>
          <table:table-cell table:style-name="ce4" office:value-type="float" office:value="0.313095238095" calcext:value-type="float">
            <text:p>0.3130952381</text:p>
          </table:table-cell>
          <table:table-cell table:style-name="ce6" office:value-type="string" calcext:value-type="string">
            <text:p>Pour commencer j'ai lu l'intégralité des oeuvres de WERBER (y compris les rééditions de l'encyclopédie). Moins fan des Fourmis 2 &amp; 3, mes préférences iront vers Le Père de nos pères, L''ultime secret et l''Encyclopédie du savoir relatif et absolu. J''ai aussi adoré la série des Thanatonautes jusqu'au cycle des dieux tome 2. Mais avec le Mystère des dieux prendront fin mes lectures de Werber. Trop lourd en répétition de répétition (relire pour la 5ième fois l''histoire des 5 rats m''a donné la nausée), trop décousu, ce livre à certainement dû être le plus difficile à écrire pour l''auteur, sinon le plus facile... On ressent lourdement que l'auteur est au bout de ces idées, certaines phrases sont à la limite de la vulgarité, l''auteur à court d''idée fini même par se décrire lui-même. On retrouve pourtant plusieurs très bonnes idées dans les trois premiers quarts du livre, mais on a l''impression qu''elles sont lâchées telles quelles au milieu de nulle part. Pour finir, mon plus gros reproche à l''auteur est d''avoir voulu jouer à ce jeu commercial risqué de sortir Le Papillon des étoiles pour faire vendre et pour faire patienter pour un tome 3 décevant et bâclé alors qu''il aurait pu utiliser sont temps pour conclure en beauté sa double trilogie des Thanatonautes.</text:p>
          </table:table-cell>
          <table:table-cell table:style-name="ce6" office:value-type="string" calcext:value-type="string">
            <text:p>ultime, 0.6, 0.6, None</text:p>
            <text:p>relatif, 0.0, 0.15, None</text:p>
            <text:p>absolu, 0.0, 0.2, None</text:p>
            <text:p>trop, -0.25, 0.7, None</text:p>
            <text:p>certainement, 0.1, 0.25, None</text:p>
            <text:p>plus difficile, -0.65, 0.52, None</text:p>
            <text:p>plus, 0.15, 0.1, None</text:p>
            <text:p>très bonnes, 1.0, 1.0, None</text:p>
            <text:p>plus gros, 0.0, 0.26, None</text:p>
            <text:p>commercial,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105" calcext:value-type="float">
            <text:p>0.105</text:p>
          </table:table-cell>
          <table:table-cell table:style-name="ce4" office:value-type="float" office:value="1.82454545455" calcext:value-type="float">
            <text:p>1.8245454546</text:p>
          </table:table-cell>
          <table:table-cell table:style-name="ce6" office:value-type="string" calcext:value-type="string">
            <text:p>Peu importe le realisme de l'histoire, peu importe le lieu , les personnages , eux , sont une fois encore plus vrais que nature et il n'est une impulsion ,une émotion , un sentiment, trouble ou lumineux,une contradiction que chacun, s'il est honnête, n'ait un jour ressenti. Djian posséde le don de les mettre en mot, sans fausse note, en plein dans le mille</text:p>
          </table:table-cell>
          <table:table-cell table:style-name="ce6" office:value-type="string" calcext:value-type="string">
            <text:p>peu, -0.05, 0.5, None</text:p>
            <text:p>plus vrais, 0.065, 0.52, None</text:p>
            <text:p>émotion, 0.4, 0.0, None</text:p>
            <text:p>honnête, 0.2, 0.3, None</text:p>
            <text:p>sans fausse, 0.25, 0.4, None</text:p>
            <text:p>plein, 0.29,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05" calcext:value-type="float">
            <text:p>0.105</text:p>
          </table:table-cell>
          <table:table-cell table:style-name="ce4" office:value-type="float" office:value="0.2984375" calcext:value-type="float">
            <text:p>0.2984375</text:p>
          </table:table-cell>
          <table:table-cell table:style-name="ce6" office:value-type="string" calcext:value-type="string">
            <text:p>Quelqu'un qui n'aurait rien lu de Modiano serait probablement déconcerté par ce roman aux personnages évanescents et à l'intrigue fantomatique... Et à l'inverse, le modianien invétéré aura comme souvent une forte impression de réminiscences reprises aux romans précédents. On remontera jusqu'à La ronde de nuit, un des personnages, Aghamouri, déclarant (p. 96): On aurait pu dire que je jouais double jeu - lointain avatar de l'ambigu Swing Troubadour. Modianèmes à foison donc, pour parler structuraliste, dans L'herbe des nuits, au point qu'on croirait parfois lire, au lieu d'un vrai Modiano, un pastiche adroit - pour citer notre auteur (p. 13): ...l'impression de vous trouver en présence d'un chien empaillé, un chien que vous aviez aimé de son vivant. Et si l'on identifie le personnage-narrateur, Jean, avec l'auteur, P. Modiano, aux interviews fameuses, on savourera l'auto-ironie de son aveu (p. 78): Et puis je n'avais jamais su répondre aux questions...</text:p>
          </table:table-cell>
          <table:table-cell table:style-name="ce6" office:value-type="string" calcext:value-type="string">
            <text:p>probablement, 0.0, 0.6, None</text:p>
            <text:p>forte, 0.41, 0.3, None</text:p>
            <text:p>lointain, -0.1, 0.2, None</text:p>
            <text:p>ambigu, -0.05, 1.0, None</text:p>
            <text:p>adroit, 0.23, 0.9, None</text:p>
            <text:p>fameuses, 0.1,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05833333333" calcext:value-type="float">
            <text:p>0.1058333333</text:p>
          </table:table-cell>
          <table:table-cell table:style-name="ce4" office:value-type="float" office:value="0.216666666667" calcext:value-type="float">
            <text:p>0.2166666667</text:p>
          </table:table-cell>
          <table:table-cell table:style-name="ce6" office:value-type="string" calcext:value-type="string">
            <text:p>Ce n'est pas clairement notifié mais cette édition est un texte abrégé. Mais je n'ai pas trouver d'édition complète sur le site amazon. La version Poche texte complet est très bien.</text:p>
          </table:table-cell>
          <table:table-cell table:style-name="ce6" office:value-type="string" calcext:value-type="string">
            <text:p>pas clairement, -0.125, 0.5, None</text:p>
            <text:p>complète, 0.43, 0.2, None</text:p>
            <text:p>complet, 0.43, 0.2, None</text:p>
            <text:p>très, 0.01,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106923076923" calcext:value-type="float">
            <text:p>0.1069230769</text:p>
          </table:table-cell>
          <table:table-cell table:style-name="ce4" office:value-type="float" office:value="0.336538461538" calcext:value-type="float">
            <text:p>0.3365384615</text:p>
          </table:table-cell>
          <table:table-cell table:style-name="ce6" office:value-type="string" calcext:value-type="string">
            <text:p>Les romans d'A. Nothomb, ce sont toujours des expéditions courtes et intenses dans le monde singulier de son étrange imaginaire. On ne peut s'empêcher de recommencer, roman après roman. On en ressort toujours un peu hagard, parfois sans être tout à fait sûr d'avoir aimé ou détesté la sensation (c'est le cas ici). 2 étoiles, parce qu'une meilleure appréciation ne serait pas juste au regard de quelques-unes de ses autres créations :)</text:p>
          </table:table-cell>
          <table:table-cell table:style-name="ce6" office:value-type="string" calcext:value-type="string">
            <text:p>courtes, -0.1, 0.1, None</text:p>
            <text:p>intenses, 0.4, 0.5, None</text:p>
            <text:p>singulier, -0.2, 0.1, None</text:p>
            <text:p>étrange, -0.5, 0.2, None</text:p>
            <text:p>imaginaire, 0.3, 0.4, None</text:p>
            <text:p>peu hagard, -0.1, 0.25, None</text:p>
            <text:p>meilleure, 0.53, 0.5, None</text:p>
            <text:p>autres, -0.1, 0.0, None</text:p>
            <text:p>:), 0.5, 1.0, mood</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108055555556" calcext:value-type="float">
            <text:p>0.1080555556</text:p>
          </table:table-cell>
          <table:table-cell table:style-name="ce4" office:value-type="float" office:value="0.291388888889" calcext:value-type="float">
            <text:p>0.2913888889</text:p>
          </table:table-cell>
          <table:table-cell table:style-name="ce6" office:value-type="string" calcext:value-type="string">
            <text:p>Souvenir des premiers livres de Nancy Huston, confiance dans le talent de l'éditeur, curiosité de lire les positions d'une femme non spécialiste par rapport au féminisme militant bien-pensant et politiquement correct, telle était la nature de mon élan vers cet ouvrage. Page 165 : Ayant elle-même posé, Anaïs Nin sait qu'un modèle, même nu, est un individu doté d'une histoire. Elle sait que même les jolies têtes ne sont pas vides. C'est précisément sur l'énoncé de cette platitude que j'ai abandonné ma lecture. Beaucoup d'acrimonie, peu de recul, aucune objectivité ni rigueur. Pire encore et c'est là une faute - plus le moindre talent d'écriture : l'écrivain est devenu un écrivant.</text:p>
          </table:table-cell>
          <table:table-cell table:style-name="ce6" office:value-type="string" calcext:value-type="string">
            <text:p>talent, 0.3, 0.05, None</text:p>
            <text:p>nu, 0.16, 0.2, None</text:p>
            <text:p>jolies, 0.57, 0.6, None</text:p>
            <text:p>pas vides, 0.145, 0.3, None</text:p>
            <text:p>peu, -0.05, 0.5, None</text:p>
            <text:p>plus moindre, -0.13, 0.195, None</text:p>
            <text:p>talent, 0.3, 0.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08068181818" calcext:value-type="float">
            <text:p>0.1080681818</text:p>
          </table:table-cell>
          <table:table-cell table:style-name="ce4" office:value-type="float" office:value="0.307386363636" calcext:value-type="float">
            <text:p>0.3073863636</text:p>
          </table:table-cell>
          <table:table-cell table:style-name="ce6" office:value-type="string" calcext:value-type="string">
            <text:p>Comment quelques ,très rares critiques ,on pu trouvé ce livre <text:s/>glauque <text:s/>! C'est une fable ,moderne ,émouvante,avec un langage parfois un peu cru . On est captivé pendant 2 heures . Celà commence comme du Fallet , Cavanna ,Lanzmann ou même Marcel AYME ,juste ,prècis et truculent variation sur le théme ah si j'étais riche ! ou plutôt je suis riche . Puis tout s'emballe et on se retrouve presque dans un néo polar façon Jonquet ou ou plus classiquement James CAIN .L'innocence a disparu et..... Un grand ,court ,roman qui universalise ARRAS et décline de façon originale le thême Amour et Trahison . on y entre avec grace et légéreté on en sort hébété et peut-être pas très fier de ce que l' humain est. et dire que certains disent que ce livre est mal écrit et n'apporte rien ..Il faut de tout pour faire un monde !</text:p>
          </table:table-cell>
          <table:table-cell table:style-name="ce6" office:value-type="string" calcext:value-type="string">
            <text:p>très rares, 0.5, 0.8, None</text:p>
            <text:p>critiques, 0.0, 0.75, None</text:p>
            <text:p>glauque !, 0.0, 0.0, None</text:p>
            <text:p>moderne, 0.2, 0.1, None</text:p>
            <text:p>peu, -0.05, 0.5, None</text:p>
            <text:p>riche !, 0.5625, 0.5, None</text:p>
            <text:p>riche, 0.45, 0.5, None</text:p>
            <text:p>plus, 0.15, 0.1, None</text:p>
            <text:p>grand, 0.3, 0.2, None</text:p>
            <text:p>originale, 0.2, 0.6, None</text:p>
            <text:p>pas très fier, -0.095, 0.275, None</text:p>
            <text:p>humain !, 0.2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1085" calcext:value-type="float">
            <text:p>0.1085</text:p>
          </table:table-cell>
          <table:table-cell table:style-name="ce4" office:value-type="float" office:value="0.373" calcext:value-type="float">
            <text:p>0.373</text:p>
          </table:table-cell>
          <table:table-cell table:style-name="ce6" office:value-type="string" calcext:value-type="string">
            <text:p>Incroyable, sauf erreur de ma part, je n'ai rien trouvé sur cet auteur et surtout sur ce livre, le meilleur de la littérature française, à mon avis (que je partage). Ce roman commence dans un élan patriotique pour rapidement virer antimilitariste. Puis vient la démobilisation de Bardamu, et la suite du voyage, encore plus grotesque continue. Afrique, Amérique (la traversée est un des meilleurs chapitres du livre), puis la France dans un dispensaire, Céline nous présente, que dis-je, nous tends un miroir ou l'ironie a du mal à l'emporter sur l'ignominie de certaines situations, malgré certains personnages qui traversent cette obscurité avec flamboyance. Les thèmes du voyage sont toujours d'actualité, notamment l'anticapitalisme et l'anticolonialisme. Quant à l'écriture de l'auteur, entre argot et points de suspension, c'est un régal. Mais attention, certains ne supporteront pas ce reflet de notre inhumanité dans le miroir... Et il n'y a pas d'issue, car comme l'écrit Céline ce monde n'est qu'une immense entreprise à se foutre du monde.. Et pourtant, si les gens sont si méchants, c'est peut-être seulement parce qu'ils souffrent. Prix Renaudot à sa sortie, il rata le Goncourt de deux voix. Pas assez politiquement correct... Ce livre est de ceux qui doivent rester au service de l'Homme, comme garde-fou. Un diamant de sang, mais un diamant quand même.</text:p>
          </table:table-cell>
          <table:table-cell table:style-name="ce6" office:value-type="string" calcext:value-type="string">
            <text:p>française, 0.2, 0.0, None</text:p>
            <text:p>plus grotesque, -0.78, 0.91, None</text:p>
            <text:p>immense, 0.45, 0.7, None</text:p>
            <text:p>méchants, -0.4,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109375" calcext:value-type="float">
            <text:p>0.109375</text:p>
          </table:table-cell>
          <table:table-cell table:style-name="ce4" office:value-type="float" office:value="0.075" calcext:value-type="float">
            <text:p>0.075</text:p>
          </table:table-cell>
          <table:table-cell table:style-name="ce6" office:value-type="string" calcext:value-type="string">
            <text:p>N'étant pas une grande lectrice, je me suis attachée à Musso , et d'autant plus avec ce roman ! une fois commencé, on ne peut s'en défaire........ vivement le prochain .............</text:p>
          </table:table-cell>
          <table:table-cell table:style-name="ce6" office:value-type="string" calcext:value-type="string">
            <text:p>grande, 0.3, 0.2, None</text:p>
            <text:p>plus !, 0.1875, 0.1, None</text:p>
            <text:p>prochain,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1" calcext:value-type="float">
            <text:p>0.11</text:p>
          </table:table-cell>
          <table:table-cell table:style-name="ce4" office:value-type="float" office:value="0.2" calcext:value-type="float">
            <text:p>0.2</text:p>
          </table:table-cell>
          <table:table-cell table:style-name="ce6" office:value-type="string" calcext:value-type="string">
            <text:p>Paradoxalement aux autres commentaires, c'est le roman de Gaudé que j'ai le moins aimé. Les sujets abordés ne sont certes pas inintéressants mais je trouve que le livre perd de son élan dès la seconde moitié. Je n'ai pas ressenti le souffle de La porte des enfers, Le soleil des Scorta ou encore Eldorado. Laurent Gaudé reste néanmoins l'un de mes auteurs favoris.</text:p>
          </table:table-cell>
          <table:table-cell table:style-name="ce6" office:value-type="string" calcext:value-type="string">
            <text:p>autres, -0.1, 0.0,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1" calcext:value-type="float">
            <text:p>0.11</text:p>
          </table:table-cell>
          <table:table-cell table:style-name="ce4" office:value-type="float" office:value="0.225" calcext:value-type="float">
            <text:p>0.225</text:p>
          </table:table-cell>
          <table:table-cell table:style-name="ce6" office:value-type="string" calcext:value-type="string">
            <text:p>Laurent Gaudé nous a habitué à mieux (Le soleil des Scorta, La porte des enfers...). Cet « Ouragan » n'a, à mon avis, en commun avec ses ouvrages précédents, que la qualité de l'écriture et il n'y a guère que le décor apocalyptique pour relever cette histoire assez terne avec des protagonistes à la limite de la caricature... Bien écrit, mais rien de très excitant.</text:p>
          </table:table-cell>
          <table:table-cell table:style-name="ce6" office:value-type="string" calcext:value-type="string">
            <text:p>qualité, 0.4, 0.0, None</text:p>
            <text:p>terne, -0.5, 0.5, None</text:p>
            <text:p>très excitant,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1" calcext:value-type="float">
            <text:p>0.11</text:p>
          </table:table-cell>
          <table:table-cell table:style-name="ce4" office:value-type="float" office:value="0.2" calcext:value-type="float">
            <text:p>0.2</text:p>
          </table:table-cell>
          <table:table-cell table:style-name="ce6" office:value-type="string" calcext:value-type="string">
            <text:p>Paradoxalement aux autres commentaires, c'est le roman de Gaudé que j'ai le moins aimé. Les sujets abordés ne sont certes pas inintéressants mais je trouve que le livre perd de son élan dès la seconde moitié. Je n'ai pas ressenti le souffle de La porte des enfers, Le soleil des Scorta ou encore Eldorado. Laurent Gaudé reste néanmoins l'un de mes auteurs favoris.</text:p>
          </table:table-cell>
          <table:table-cell table:style-name="ce6" office:value-type="string" calcext:value-type="string">
            <text:p>autres, -0.1, 0.0,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8">
          <table:table-cell table:style-name="ce2" office:value-type="float" office:value="0.110284090909" calcext:value-type="float">
            <text:p>0.1102840909</text:p>
          </table:table-cell>
          <table:table-cell table:style-name="ce4" office:value-type="float" office:value="0.2975" calcext:value-type="float">
            <text:p>0.2975</text:p>
          </table:table-cell>
          <table:table-cell table:style-name="ce6" office:value-type="string" calcext:value-type="string">
            <text:p>Phedre de Racine est un chef d'oeuvre eternel. Tout le monde le sait probablement, au moins par oui dire. Je trouve qu'il est bon de le lire pour s'en rendre compte par soi meme, et le relire lentement, pour bien apprecier, bien sur la beaute des vers, mais aussi la profondeur des pulsions et sentiments des personnages tragiques, et enfin l'articulation limpide et rapide de l'action. On l'etudie souvent a l'ecole, contraint et force (enfin c'etait mon cas), et heureusement, malgre l'impression que l'on a sur le moment, il en reste toujours quelque chose, qu'on est tres content de redecouvrir (beaucoup) plus tard, et meme d'approfondir. Bref lisez Phedre, lisez Racine ! Mais ce n'est pas tout, cette edition est tres bien faite. L'auteur, probablement une prof, presente pour accompagner la lecture et la rendre plus riche, toutes les explications dont, je pense, on peut avoir besoin, qu'on soit un lyceen/etudiant, ou un amateur qui relit par plaisir: Une presentation des personnages antiques, la genese de l'oeuvre, sa place dans la vie de l'auteur, le contexte historique, litteraire et religieux de cette epoque (celle de Racine, pas de Phedre :-), l'architecture de la piece, son style, et une comparaison avec d'autres oeuvres proches par le theme, le tout de maniere claire, synthetique, et accessible, loin de tout jargon pedant et/ou intellectualisant. Quelques conseils terminent ce livre en orientant vers d'autres lectures pour approfondir, ou elargir, ou des mises en scene. Apres tout Phedre n'est pas seulement un texte, c'est une piece concue pour etre jouee sur la scene d'un theatre moderne (contrairement au theatre antique, duquel il est beaucoup plus difficile d'imaginer une representation tant le lieu, le jeu scenique, et le contexte social/politique etait different). Le prix de ce livre est inferieur a 3EUR. Quand on fait une pause pour y penser... C'est une chance folle !...</text:p>
          </table:table-cell>
          <table:table-cell table:style-name="ce6" office:value-type="string" calcext:value-type="string">
            <text:p>probablement, 0.0, 0.6, None</text:p>
            <text:p>bon, 0.7, 0.7, None</text:p>
            <text:p>tragiques, -0.4, 1.0, None</text:p>
            <text:p>limpide, 0.0, 0.0, None</text:p>
            <text:p>rapide, 0.35, 0.4, None</text:p>
            <text:p>content, 0.65, 0.6, None</text:p>
            <text:p>beaucoup plus !, 0.225, 0.12, None</text:p>
            <text:p>probablement, 0.0, 0.6, None</text:p>
            <text:p>plus riche, 0.585, 0.65, None</text:p>
            <text:p>plaisir, 0.15, 0.0, None</text:p>
            <text:p>antiques, 0.1, 0.0, None</text:p>
            <text:p>historique, 0.0, 0.0, None</text:p>
            <text:p>religieux, 0.0, 0.15, None</text:p>
            <text:p>:-), 0.5, 1.0, mood</text:p>
            <text:p>autres, -0.1, 0.0, None</text:p>
            <text:p>claire, 0.28, 0.1, None</text:p>
            <text:p>accessible, 0.13, 0.25, None</text:p>
            <text:p>autres, -0.1, 0.0, None</text:p>
            <text:p>moderne, 0.2, 0.1, None</text:p>
            <text:p>antique, 0.1, 0.0, None</text:p>
            <text:p>beaucoup plus difficile !, -0.8125, 0.5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10384615385" calcext:value-type="float">
            <text:p>0.1103846154</text:p>
          </table:table-cell>
          <table:table-cell table:style-name="ce4" office:value-type="float" office:value="0.326923076923" calcext:value-type="float">
            <text:p>0.3269230769</text:p>
          </table:table-cell>
          <table:table-cell table:style-name="ce6" office:value-type="string" calcext:value-type="string">
            <text:p>Après un dernier roman, Le Miroir de Cassandre, que j'avais trouvé personnellement extrêmement raté, j'étais un peu sceptique avant de lire celui-ci. Mais ce fut une bonne surprise : Bernard Werber revient vers un style plus conventionnel, qui avait porté ses fruits dans Les Fourmis et la pentalogie des Thanatonautes. Le seul reproche que je fais à ce livre, c'est que, bien que le nombre de pages soit conséquent, certaines parties sont beaucoup trop rapides, et auraient mérité davantage d'approfondissement. Il y a de très bonnes idées, malheureusement parfois sous-exploitées...</text:p>
          </table:table-cell>
          <table:table-cell table:style-name="ce6" office:value-type="string" calcext:value-type="string">
            <text:p>dernier, -0.29, 0.2, None</text:p>
            <text:p>peu, -0.05, 0.5, None</text:p>
            <text:p>bonne, 0.7, 0.7, None</text:p>
            <text:p>plus, 0.15, 0.1, None</text:p>
            <text:p>conséquent, 0.0, 0.2, None</text:p>
            <text:p>beaucoup trop rapides, 0.175, 0.2, None</text:p>
            <text:p>très bonnes, 1.0, 1.0, None</text:p>
            <text:p>malheureusement, -0.6,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12" calcext:value-type="float">
            <text:p>0.112</text:p>
          </table:table-cell>
          <table:table-cell table:style-name="ce4" office:value-type="float" office:value="0.31" calcext:value-type="float">
            <text:p>0.31</text:p>
          </table:table-cell>
          <table:table-cell table:style-name="ce6" office:value-type="string" calcext:value-type="string">
            <text:p>j'aime beaucoup ce livre la seule chose qui me dérange un peu c'est le vous employé par l'auteur. sinon très bien écrit</text:p>
          </table:table-cell>
          <table:table-cell table:style-name="ce6" office:value-type="string" calcext:value-type="string">
            <text:p>aime, 0.6, 0.6, None</text:p>
            <text:p>beaucoup, 0.1, 0.1, None</text:p>
            <text:p>seule, -0.1, 0.2, None</text:p>
            <text:p>peu, -0.05, 0.5,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125" calcext:value-type="float">
            <text:p>0.1125</text:p>
          </table:table-cell>
          <table:table-cell table:style-name="ce4" office:value-type="float" office:value="0.305" calcext:value-type="float">
            <text:p>0.305</text:p>
          </table:table-cell>
          <table:table-cell table:style-name="ce6" office:value-type="string" calcext:value-type="string">
            <text:p>Ce commentaire ne concerne absolument pas le livre Jane Eyre, tout simplement magnifique, mais bien l'édition achetée. ATTENTION, il s'agit du texte ABREGE!!!! 200 pages ont été ainsi enlevées!!! Et ce n'est bien sûr mentionné nulle part sur le site, seulement sur la quatrième de couverture du livre, qu'on ne lit qu'une fois qu'on l'a acheté... Je parle de l'édition Hachette Jeunesse (1 juin 2011), avec une bouche et une rose en couverture.</text:p>
          </table:table-cell>
          <table:table-cell table:style-name="ce6" office:value-type="string" calcext:value-type="string">
            <text:p>absolument pas, -0.125, 0.75, None</text:p>
            <text:p>simplement magnifique ! ! ! ! ! ! !,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112692307692" calcext:value-type="float">
            <text:p>0.1126923077</text:p>
          </table:table-cell>
          <table:table-cell table:style-name="ce4" office:value-type="float" office:value="0.369230769231" calcext:value-type="float">
            <text:p>0.3692307692</text:p>
          </table:table-cell>
          <table:table-cell table:style-name="ce6" office:value-type="string" calcext:value-type="string">
            <text:p>Honnêtement on ne peut que saluer la prouesse littéraire que nous livre Georges Perec mais la littérature souffre parfois autant que le lecteur. Les chapitres sont comme autant de nouvelles parfois sans aucun lien avec la trame de l'histoire originale, enfin sauf si l'on considère la fameuse disparition qui fait de ce roman une telle originalité. La fluidité de l'écriture n'est pas vraiment au rendez-vous et certains passages sont, disons le carrément, totalement indigestes! C'est un livre écrit de façon vraiment trop étrange pour qu'on puisse vraiment s'y attacher. C'est cependant un roman à posséder pour montrer à ses amis les livres qui font bien dans ma bibliothèque...</text:p>
          </table:table-cell>
          <table:table-cell table:style-name="ce6" office:value-type="string" calcext:value-type="string">
            <text:p>littéraire, 0.1, 0.0, None</text:p>
            <text:p>nouvelles, 0.1, 0.25, None</text:p>
            <text:p>originale, 0.2, 0.6, None</text:p>
            <text:p>fameuse, 0.1, 0.4, None</text:p>
            <text:p>pas vraiment, -0.0, 0.5, None</text:p>
            <text:p>totalement !, 0.125, 0.75, None</text:p>
            <text:p>vraiment trop étrange, -0.2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112903225806" calcext:value-type="float">
            <text:p>0.1129032258</text:p>
          </table:table-cell>
          <table:table-cell table:style-name="ce4" office:value-type="float" office:value="0.276612903226" calcext:value-type="float">
            <text:p>0.2766129032</text:p>
          </table:table-cell>
          <table:table-cell table:style-name="ce6" office:value-type="string" calcext:value-type="string">
            <text:p>Troisième Humanité renoue enfin avec les trilogies, que j'aime tant chez cet auteur. Ce livre est très prenant, les personnages attachants et ont a qu'une envie, voir où l'aventure va les mener. Une fois commencé, on veut le finir, l'accroche est immédiate. J'aime bien ce rythme de lecture, qui suit un personnage en alternance avec l'encyclopédie (Dommage que certains extraits de cette dernière soit des reprises, bien placés et utiles à l'histoire, il est vrai) et surtout l'être spécial dont je ne veux pas révéler l'identité. Cette façon de lui prêter une conscience est à la fois fantastique &amp; terrible, je pense. Après, quand je lis un livre, j'aime bien qu'il me déconnecte de la réalité et de ses problèmes et ce livre est, pour moi, trop proche de la réalité. Loin de moi l'idée de fermer les yeux sur le désastre écologique qui se joue chaque jour, mais en tant que personne engagée dans la protection de l'environnement et animale, ce livre ne m'a pas permis de m'évader dans un autre monde tellement certains ne sont qu'une retransmission de la triste réalité. Le clin d’œil aux autres ouvrages de l'auteur ne me dérange pas, les ayant lus, mais ils n'apportent rien au présent livre je pense, et me demande comment ils sont compris par des personnes ne les ayant pas lus... Je pense que ce livre est un bon choix pour ceux et celles qui ne connaissent pas les œuvres de B Werber et qui veulent se lancer. De mon côté, j'attends avec impatiences la sortie du Tome 2 pour connaitre la suite des aventures de ces personnages, petits &amp; grands.</text:p>
          </table:table-cell>
          <table:table-cell table:style-name="ce6" office:value-type="string" calcext:value-type="string">
            <text:p>aime, 0.6, 0.6, None</text:p>
            <text:p>très, 0.01, 0.65, None</text:p>
            <text:p>attachants, 0.23, 0.3, None</text:p>
            <text:p>immédiate, 0.55, 0.1, None</text:p>
            <text:p>aime, 0.6, 0.6, None</text:p>
            <text:p>utiles, 0.2, 0.1, None</text:p>
            <text:p>spécial, 0.5, 0.5, None</text:p>
            <text:p>fantastique, 1.0, 1.0, None</text:p>
            <text:p>aime, 0.6, 0.6, None</text:p>
            <text:p>trop, -0.25, 0.7, None</text:p>
            <text:p>désastre, -0.5, 0.15, None</text:p>
            <text:p>animale, -0.3, -0.6, None</text:p>
            <text:p>autre, -0.1, 0.0, None</text:p>
            <text:p>tellement, 0.0, 0.6, None</text:p>
            <text:p>triste, -0.3, 0.6, None</text:p>
            <text:p>autres, -0.1, 0.0, None</text:p>
            <text:p>bon, 0.7, 0.7, None</text:p>
            <text:p>petits, 0.1, 0.1, None</text:p>
            <text:p>grands,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113333333333" calcext:value-type="float">
            <text:p>0.1133333333</text:p>
          </table:table-cell>
          <table:table-cell table:style-name="ce4" office:value-type="float" office:value="0.308333333333" calcext:value-type="float">
            <text:p>0.3083333333</text:p>
          </table:table-cell>
          <table:table-cell table:style-name="ce6" office:value-type="string" calcext:value-type="string">
            <text:p>Bien écrit. Très distrayant. Rafraichissant et réaliste. Facile à lire la nuit lors de mes insomnies, j'ai bien aimé. Au prochain !!!</text:p>
          </table:table-cell>
          <table:table-cell table:style-name="ce6" office:value-type="string" calcext:value-type="string">
            <text:p>prochain ! ! !, 0.0,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3">
          <table:table-cell table:style-name="ce2" office:value-type="float" office:value="0.113387096774" calcext:value-type="float">
            <text:p>0.1133870968</text:p>
          </table:table-cell>
          <table:table-cell table:style-name="ce4" office:value-type="float" office:value="0.306451612903" calcext:value-type="float">
            <text:p>0.3064516129</text:p>
          </table:table-cell>
          <table:table-cell table:style-name="ce6" office:value-type="string" calcext:value-type="string">
            <text:p>Il ne m'appartient pas ici de juger la pièce de Racine (ce que beaucoup d'autres font à ma place). En revanche, je voudrais porter l'accent sur les articles des spécialistes qui sont présents dans l'ouvrage. Le livre ne comprend pas de résumé de la pièce, acte par acte et scène par scène, ce qu'on peut regretter. Si vous voulez savoir de quoi il retourne et comment la tragédie est découpée, il vous faudra tout lire(!) ou chercher sur Internet des résumés de la pièce (ce que j'ai fait). Le livre ne comprend pas non plus une analyse véritable des personnages et de l'action. En revanche, les articles joints étudient le monde de Racine et sa passion pour le théâtre. Ils analysent les thèmes centraux de la pièce - toujours en prenant de la hauteur. L'ouvrage comprend des extraits d'autres tragédies axées, comme Phèdre, sur le thème de la jalousie (un des grands thèmes de la pièce). En outre, on y trouve un exposé intéressant sur le tableau «Phèdre» peint par Cabanel. En résumé, ce petit livre sur Phèdre se positionne à l'opposé des ouvrages pour les collégiens et les lycéens : pas de questions didactiques sur le déroulement de la pièce, pas d'explications (ou très peu) sur les termes utilisés par Racine. L'éditeur - comme pour les autres ouvrages de cette collection - a voulu faire un livre pour adultes (en l'occurrence les élèves des classes préparatoires). Que l'on aime ou que l'on n'aime pas ce genre de présentation, vu le prix très modique de ce genre d'ouvrage et si la pièce plaît vraiment, rien n'empêche d'acquérir un deuxième exemplaire de Phèdre dans une édition pour les collèges. On aura alors une analyse plus terre à terre de la pièce, mais aussi beaucoup plus riche. A noter la police de caractères très agréable choisie par l'éditeur. Qui facilite l'apprentissage par cœur. Pour répondre à un autre message : les vers y sont numérotés toutes les cinq lignes, ce qui est l'usage dans les pièces de théâtre en vers.</text:p>
          </table:table-cell>
          <table:table-cell table:style-name="ce6" office:value-type="string" calcext:value-type="string">
            <text:p>beaucoup autres, -0.12, 0.0, None</text:p>
            <text:p>(!), 0.0, 1.0, irony</text:p>
            <text:p>non plus, -0.075, 0.1, None</text:p>
            <text:p>véritable, 0.2, 0.45, None</text:p>
            <text:p>autres, -0.1, 0.0, None</text:p>
            <text:p>grands, 0.3, 0.2, None</text:p>
            <text:p>petit, 0.1, 0.1, None</text:p>
            <text:p>très peu, -0.1, 1.0, None</text:p>
            <text:p>autres, -0.1, 0.0, None</text:p>
            <text:p>aime, 0.6, 0.6, None</text:p>
            <text:p>n' aime, -0.3, 0.6, None</text:p>
            <text:p>très, 0.01, 0.65, None</text:p>
            <text:p>vraiment rien n', -0.0, 0.5, None</text:p>
            <text:p>exemplaire, 0.3, 0.9, None</text:p>
            <text:p>plus, 0.15, 0.1, None</text:p>
            <text:p>beaucoup plus riche, 0.585, 0.65, None</text:p>
            <text:p>très agréable, 1.0, 1.0,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13529411765" calcext:value-type="float">
            <text:p>0.1135294118</text:p>
          </table:table-cell>
          <table:table-cell table:style-name="ce4" office:value-type="float" office:value="0.158823529412" calcext:value-type="float">
            <text:p>0.1588235294</text:p>
          </table:table-cell>
          <table:table-cell table:style-name="ce6" office:value-type="string" calcext:value-type="string">
            <text:p>Sobrement, sans effets pyrotechniques, à la Tchekhov, Antoine Choplin évoque un lieu à l'abandon, où un poison invisible règne en maître, Pripiat, deux ans et demi après l'accident de la centrale nucléaire de Tchernobyl (mais Tchernobyl peut aussi se prononcer Fukushima). Une petite communauté y subsiste, qui a refusé de quitter sa terre natale et y subsiste en attendant d'être emporté. Cela sonne tellement juste qu'on se surprend parfois à penser « que c'est bien traduit ». Mais non, c'est bien un auteur français, à l'âme russe ou russifié par compassion. Un livre qui parle avec (grande) douceur de l'amitié, de la douleur, de la résignation, du deuil, du temps arrêté. Et de la nuit tombée. A conseiller en particulier à ceux qui ont aimé le très beau film de Michale Boganim, La terre outragée.</text:p>
          </table:table-cell>
          <table:table-cell table:style-name="ce6" office:value-type="string" calcext:value-type="string">
            <text:p>invisible, -0.07, 0.1, None</text:p>
            <text:p>petite, 0.1, 0.1, None</text:p>
            <text:p>natale, 0.3, 0.0, None</text:p>
            <text:p>tellement, 0.0, 0.6, None</text:p>
            <text:p>français, 0.2, 0.0, None</text:p>
            <text:p>russe, 0.0, 0.0, None</text:p>
            <text:p>grande, 0.3, 0.2,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11375" calcext:value-type="float">
            <text:p>0.11375</text:p>
          </table:table-cell>
          <table:table-cell table:style-name="ce4" office:value-type="float" office:value="0.335555555556" calcext:value-type="float">
            <text:p>0.3355555556</text:p>
          </table:table-cell>
          <table:table-cell table:style-name="ce6" office:value-type="string" calcext:value-type="string">
            <text:p>Ce livre passionnant se lit très vite tellement on est intrigué par les aventures, voire turpitudes?, de Georges Duroy. Maupassant décrit avec cynisme la vie du XIXe siècle; les réalités de cette époque ne sont pas si éloignées de celles de notre époque, ce qui rend ce roman d'autant plus captivant. Il nous ouvre les yeux sur certaines combines douteuses entre la presse et le pouvoir, toujours d'actualité, et sur le cynisme des grands séducteurs. Malgré son comportement intolérable, je me suis attachée à Bel-Ami; il est séduisant et humain dans la spontanéité de ses coups de coeur, même s'ils sont souvent calculés. Après tout, la vie ne l'avait pas spécialement gaté; il a su prendre sa revanche, même si le procédé est douteux, avouons-le.</text:p>
          </table:table-cell>
          <table:table-cell table:style-name="ce6" office:value-type="string" calcext:value-type="string">
            <text:p>très, 0.01, 0.65, None</text:p>
            <text:p>tellement, 0.0, 0.6, None</text:p>
            <text:p>plus captivant, 0.195, 0.39, None</text:p>
            <text:p>douteuses, -0.1, 0.3, None</text:p>
            <text:p>grands, 0.3, 0.2, None</text:p>
            <text:p>intolérable, -0.5, 0.6, None</text:p>
            <text:p>humain, 0.22, 0.1, None</text:p>
            <text:p>spontanéité, 0.3, 0.0, None</text:p>
            <text:p>coeur, 0.2, 0.0, None</text:p>
            <text:p>douteux, -0.1,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140625" calcext:value-type="float">
            <text:p>0.1140625</text:p>
          </table:table-cell>
          <table:table-cell table:style-name="ce4" office:value-type="float" office:value="0.06875" calcext:value-type="float">
            <text:p>0.06875</text:p>
          </table:table-cell>
          <table:table-cell table:style-name="ce6" office:value-type="string" calcext:value-type="string">
            <text:p>C'est la mise en BD de l'aeuvre de Daeninckx Cannibale. Lors de l'exposition coloniale à Paris de nombreux Kanaks sont amenés de la Nouvelle Calédonie, pour occuper un village qui a été reconstitué. Ils sont obligés de participer à des spectacles à heures fixes derrière des grilles. Ce qui n'est pas sans les faire ressembler à des animaux, ce contre quoi il vont se révolter. Il s'agit d'une réédition. Parlons du point négatif il s'agit des couleurs, car comme c'est l'habitude maintenant on est dans les tons sépias, sans doute une tentative de vendre cette technique à Google ? Les dessins en eux-mêmes sont plus qu'intéressaants et le scénario est de qualité puisque fondé sur le livre de Daeninckx. Un sujet à méditer lorsque la France parle des droits de l'homme !</text:p>
          </table:table-cell>
          <table:table-cell table:style-name="ce6" office:value-type="string" calcext:value-type="string">
            <text:p>coloniale, 0.0, 0.0, None</text:p>
            <text:p>nombreux, 0.0, 0.2, None</text:p>
            <text:p>fixes, 0.1, 0.0, None</text:p>
            <text:p>plus, 0.15, 0.1, None</text:p>
            <text:p>qualité !,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114280172414" calcext:value-type="float">
            <text:p>0.1142801724</text:p>
          </table:table-cell>
          <table:table-cell table:style-name="ce4" office:value-type="float" office:value="0.3" calcext:value-type="float">
            <text:p>0.3</text:p>
          </table:table-cell>
          <table:table-cell table:style-name="ce6" office:value-type="string" calcext:value-type="string">
            <text:p>Et une belle grosse. On m'avait pourtant tant vanté ce roman. L'intrigue (je pourrais la révéler, tant elle est sans intérêt, et évidente dès la deuxième page): un homme a un accident dans un ascenseur; s'y trouvait sa fille chérie qui y meurt; ensuite... vous verrez en le lisant. C'est un roman typique français : psy de comptoir, intrigue inexistante, aucun personnage détaillé. Mais ici, de plus, on a droit à quelques incohérences. Pourquoi Paul n'a-t-il pas quitté sa femme, la si affreuse Anna ? Est-il veule à ce point, auquel cas, il ne vaut guère mieux que ses adversaires ! Pourquoi ne soigne-t-il pas ses pseudo crises ? Et les jumeaux (par ailleurs pas très bien décrits), comment peuvent-ils arriver si vite (à la fin) ? Le manque de descriptions du caractère des jumeaux et de sa seconde femme, est criant et cela nuit grandement au roman : pourquoi, comment sont-ils ce qu'ils sont devenus? Ceci aurait été intéressant. En revanche il y a des pages et des pages, sans intérêt, d'un ennui grandissant, sur les ascenseurs (on s'en fout !). Une description de son lieu de vie, de travail, aurait été bienvenue ! Et enfin la frime qui consiste à utiliser des mots rares, pour bien insister sur sa propre érudition, ou pour se forger un simili-style est assez insupportable : ainsi il serait sans doute trivial de dire de vrais jumeaux pour univitellins : ah ! c'est autrement érudit ! Et je passe sur les alvin, ou ces pinces protées (p 136) ou les prurits d'une pythie (p 170). J'ai bien aimé certaines veines satiriques bienvenues sur le jargon économique, certaines très belles images ou figures de style et certains dialogues. Reste un roman qui se lit, parfois, en oubliant les lenteurs (en 210 pages !, en poche)</text:p>
          </table:table-cell>
          <table:table-cell table:style-name="ce6" office:value-type="string" calcext:value-type="string">
            <text:p>belle, 0.8, 0.8, None</text:p>
            <text:p>grosse, 0.0, 0.2, None</text:p>
            <text:p>évidente, 0.1, 0.1, None</text:p>
            <text:p>français, 0.2, 0.0, None</text:p>
            <text:p>plus, 0.15, 0.1, None</text:p>
            <text:p>affreuse !, -1.0, 0.8, None</text:p>
            <text:p>pas très ! !, -0.0078125, 0.65, None</text:p>
            <text:p>rares, 0.25, 0.4, None</text:p>
            <text:p>propre, 0.33, 0.2, None</text:p>
            <text:p>insupportable, -0.2, 0.2, None</text:p>
            <text:p>vrais ! !, 0.078125, 0.4, None</text:p>
            <text:p>économique, 0.1, 0.0, None</text:p>
            <text:p>très belles !,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8">
          <table:table-cell table:style-name="ce2" office:value-type="float" office:value="0.114857142857" calcext:value-type="float">
            <text:p>0.1148571429</text:p>
          </table:table-cell>
          <table:table-cell table:style-name="ce4" office:value-type="float" office:value="0.251428571429" calcext:value-type="float">
            <text:p>0.2514285714</text:p>
          </table:table-cell>
          <table:table-cell table:style-name="ce6" office:value-type="string" calcext:value-type="string">
            <text:p>S'il ne fallait lire qu'un livre sur la guerre de 14, il me semble que je choisirais celui-ci. Bien sûr, nous avons eu des émotions avec Un long dimanche de fiançailles, et surtout A l'ouest rien de nouveau. Mon grand-père me parlait très peu de cet enfer qu'il avait traversé, mais tous les chapitres du livre magistral de Jean Echenoz sont comme des calques sur ses souvenirs. Les poilus ont disparu, mais leurs témoignages ont donné à ce grand écrivain l'inspiration parfaite pour un roman où tout est précis, ciselé, décrit en détails, comme par exemple ces cervelières qui glissaient tout le temps, sans parler des migraines et que le soldat finissait par utiliser comme assiette à soupe d'appoint, ou encore le havresac : L'ensemble de cet édifice avoisinerait alors au moins trente-cinq kilos par temps sec. Avant qu'il ne se mette, donc, à pleuvoir... Ce roman de 124 pages a la force de la miniature ou du haïku. Tout y est concentré dans un style éblouissant, chirurgical mais jamais froid, on se sent envahi d'émotions et de sensations. Jean Echenoz montre que les soldats sont agis, mus, détruits. La guerre ponctionne les forces vives pour en faire de la chair à canon. A la fin, on est ému par le destin des personnages, on a envie de pleurer, malgré l'humour qui pointe et rejoint l'absurdité des hommes. Je ne veux pas en dévoiler davantage. Ce livre est à lire et à relire. Il contient la quintessence des horreurs de la guerre: Or on ne quitte pas cette guerre comme ça. La situation est simple, on est coincés: les ennemis sont devant vous, les rats et les poux avec vous, et derrière vous les gendarmes. La seule solution consistant à n'être plus apte, c'est évidemment la bonne blessure qu'on attend, faute de mieux... Je suis sortie de cette lecture bouleversée comme après avoir vu Johnny got his gun ou La vie et rien d'autre.</text:p>
          </table:table-cell>
          <table:table-cell table:style-name="ce6" office:value-type="string" calcext:value-type="string">
            <text:p>long, -0.4, 0.1, None</text:p>
            <text:p>nouveau, 0.34, 0.25, None</text:p>
            <text:p>très peu, -0.1, 1.0, None</text:p>
            <text:p>grand, 0.3, 0.2, None</text:p>
            <text:p>parfaite, 0.8, 0.8, None</text:p>
            <text:p>précis, 0.4, 0.35, None</text:p>
            <text:p>vives, 0.27, 0.35, None</text:p>
            <text:p>pleurer, -0.5, 0.0, None</text:p>
            <text:p>simple, 0.1, 0.1, None</text:p>
            <text:p>seule, -0.1, 0.2, None</text:p>
            <text:p>plus, 0.15, 0.1, None</text:p>
            <text:p>évidemment bonne, 1.0, 1.0, None</text:p>
            <text:p>rien autre, 0.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115" calcext:value-type="float">
            <text:p>0.115</text:p>
          </table:table-cell>
          <table:table-cell table:style-name="ce4" office:value-type="float" office:value="0.15" calcext:value-type="float">
            <text:p>0.15</text:p>
          </table:table-cell>
          <table:table-cell table:style-name="ce6" office:value-type="string" calcext:value-type="string">
            <text:p>livre très bien conçu pour nos lycéens car en plus de l'histoire intégrale, le livre propose toute une étude de texte.très pédagogue</text:p>
          </table:table-cell>
          <table:table-cell table:style-name="ce6" office:value-type="string" calcext:value-type="string">
            <text:p>très, 0.01, 0.65, None</text:p>
            <text:p>plus, 0.15, 0.1, None</text:p>
            <text:p>intégrale, 0.09,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4">
          <table:table-cell table:style-name="ce2" office:value-type="float" office:value="0.115416666667" calcext:value-type="float">
            <text:p>0.1154166667</text:p>
          </table:table-cell>
          <table:table-cell table:style-name="ce4" office:value-type="float" office:value="0.263333333333" calcext:value-type="float">
            <text:p>0.2633333333</text:p>
          </table:table-cell>
          <table:table-cell table:style-name="ce6" office:value-type="string" calcext:value-type="string">
            <text:p>Des romans qui font véritablement avancer la littérature, il s'en publie peut-être quatre ou cinq par siècle, à tout casser. Le Voyage de Céline fut assurément un de ces rares joyaux dont l'éclat ne fait que grandir avec le temps. Faut-il remettre en cause le génie de ce chef d'oeuvre au prétexte que Céline, par la suite, s'égara idéologiquement? Je ne crois pas. Bien sûr, sa compromission ultérieure avec le nazisme demeure une tache inexcusable et ineffaçable, mais j'ai tendance à évaluer un artiste sur son art, non sur sa biographie. Or l'oeuvre de Céline témoigne d'un incontestable génie. Sombre, crépusculaire, terrifiant, à l'image du monde et de l'époque qu'il décrit, ce Voyage au bout de la nuit est aussi un livre solaire, épiphanique, car il invente un nouveau langage, libéré de tous les carcans, affranchi de tous les académismes. Il crée sur les ruines fumantes de la Grande Guerre une prose furieuse, truculente, iconoclaste, qui déboutonne la grammaire, s'asseoit sur le beau style et introduit par effraction l'oralité dans la littérature. Le Voyage, c'est le dernier des grands romans picaresques, un peu comme , en son temps, fut le dernier grand roman de chevalerie. Il y a d'ailleurs du Quichotte en Bardamu, dérisoire silhouette errant dans un monde où il peine à trouver sa place. Quelques années plus tôt, Proust enterrait le 19ème siècle. Avec ce livre, Céline, lui, pose les bases d'un siècle nouveau qui rime avec guerre et misère. Est-ce pour autant un roman triste ou neurasthénique? Curieusement, non. Je trouve au contraire qu'il en émane le genre de gaieté que l'on trouve dans certains tableaux de Brueghel ou d'Ensor, une gaieté de fête foraine, de carnaval, celle des petites gens qui opposent aux grands malheurs de l'existence les menues joies du quotidien. Céline a beau être un pessimiste forcené, il est pessimiste avec gouaille et cette gouaille nourrit sa prose d'une énergie inouïe. Mais attention, ce n'est pas une gouaille ordinaire, banalement triviale et faubourienne. Non, c'est une gouaille prodigieusement sophistiquée, qui entremêle dans une copulation inattendue archaïsmes et néologismes, qui fait cohabiter sans vergogne les mots argotiques et précieux, les figures de style les plus savantes et les maladresses volontaires. C'est la gouaille d'un homme qui maîtrise à la perfection toutes les subtilités de la langue française et qui les subvertit en toute connaissance de cause pour enfanter un idiome inédit. Proust disait subtilement des choses subtiles. Céline, lui, dit puissamment des choses puissantes. A chacun sa grandeur.</text:p>
          </table:table-cell>
          <table:table-cell table:style-name="ce6" office:value-type="string" calcext:value-type="string">
            <text:p>rares, 0.25, 0.4, None</text:p>
            <text:p>ultérieure, 0.0, 0.0, None</text:p>
            <text:p>nouveau, 0.34, 0.25, None</text:p>
            <text:p>fumantes, 0.0, 0.0, None</text:p>
            <text:p>furieuse, -0.45, 0.7, None</text:p>
            <text:p>beau, 0.8, 0.8, None</text:p>
            <text:p>grands, 0.3, 0.2, None</text:p>
            <text:p>peu, -0.05, 0.5, None</text:p>
            <text:p>dernier, -0.29, 0.2, None</text:p>
            <text:p>grand, 0.3, 0.2, None</text:p>
            <text:p>dérisoire, -0.5, 0.6, None</text:p>
            <text:p>plus, 0.15, 0.1, None</text:p>
            <text:p>nouveau, 0.34, 0.25, None</text:p>
            <text:p>triste, -0.3, 0.6, None</text:p>
            <text:p>petites, 0.1, 0.1, None</text:p>
            <text:p>grands, 0.3, 0.2, None</text:p>
            <text:p>inouïe, 0.9, 0.9, None</text:p>
            <text:p>ordinaire, -0.2, 0.3, None</text:p>
            <text:p>inattendue, 0.2, 0.1, None</text:p>
            <text:p>précieux, 0.6, 0.6, None</text:p>
            <text:p>plus savantes, 0.65, 0.39, None</text:p>
            <text:p>française, 0.2, 0.0, None</text:p>
            <text:p>inédit, 0.12, 0.3, None</text:p>
            <text:p>subtiles, 0.2, 0.2, None</text:p>
            <text:p>puissantes, 0.6,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116206896552" calcext:value-type="float">
            <text:p>0.1162068966</text:p>
          </table:table-cell>
          <table:table-cell table:style-name="ce4" office:value-type="float" office:value="0.196551724138" calcext:value-type="float">
            <text:p>0.1965517241</text:p>
          </table:table-cell>
          <table:table-cell table:style-name="ce6" office:value-type="string" calcext:value-type="string">
            <text:p>Un ouvrage d'une grande qualité littéraire dans lequel beaucoup d'hommes d'âge mûr se reconnaîtront: des petits problèmes corporels et intimes de tous les jours aux grandes questions existentielles, tout y passe, avec beaucoup d'humour malgré les drames de la vie. Et nous les hommes, nous pourrons également partager les petites lâchetés que l'on tait, l'esprit enfantin qui nous habite même à un âge avancé, l'usure de ce corps qui vieillit et qui nous abandonne petit à petit alors que nous voudrions encore nous comporter comme des gamins. Les femmes y comprendront peut-être un peu mieux leurs hommes qui leur sont souvent beaucoup trop secrets. Je rêve de lire un jour le journal d'un corps... féminin. A lire d'urgence, même si vers la fin, on a un peu le bourdon (et les acouphènes...). PS: Un petit oubli de l'auteur: le double jet qui nous fait parfois arroser la lunette des toilettes ou le carrelage, accident que nous partageons tous régulièrement. (pour mettre le lecteur dans l'ambiance)</text:p>
          </table:table-cell>
          <table:table-cell table:style-name="ce6" office:value-type="string" calcext:value-type="string">
            <text:p>grande, 0.3, 0.2, None</text:p>
            <text:p>qualité, 0.4, 0.0, None</text:p>
            <text:p>littéraire, 0.1, 0.0, None</text:p>
            <text:p>beaucoup, 0.1, 0.1, None</text:p>
            <text:p>mûr, 0.2, 0.2, None</text:p>
            <text:p>petits, 0.1, 0.1, None</text:p>
            <text:p>intimes, 0.2, 0.2, None</text:p>
            <text:p>grandes, 0.3, 0.2, None</text:p>
            <text:p>beaucoup, 0.1, 0.1, None</text:p>
            <text:p>également, 0.2, 0.35, None</text:p>
            <text:p>petites, 0.1, 0.1, None</text:p>
            <text:p>enfantin, -0.15, 0.5, None</text:p>
            <text:p>peu, -0.05, 0.5, None</text:p>
            <text:p>beaucoup trop, -0.3, 0.84, None</text:p>
            <text:p>féminin, 0.0, 0.1, None</text:p>
            <text:p>peu, -0.05, 0.5, None</text:p>
            <text:p>petit,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16666666667" calcext:value-type="float">
            <text:p>0.1166666667</text:p>
          </table:table-cell>
          <table:table-cell table:style-name="ce4" office:value-type="float" office:value="0.133333333333" calcext:value-type="float">
            <text:p>0.1333333333</text:p>
          </table:table-cell>
          <table:table-cell table:style-name="ce6" office:value-type="string" calcext:value-type="string">
            <text:p>Comme attendu, dans un état irréprochable. Choisi comme référence littéraire par les enseignants de mon école. J'aurai du plaisir à le lire.</text:p>
          </table:table-cell>
          <table:table-cell table:style-name="ce6" office:value-type="string" calcext:value-type="string">
            <text:p>littéraire, 0.1, 0.0, None</text:p>
            <text:p>plaisir, 0.1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16666666667" calcext:value-type="float">
            <text:p>0.1166666667</text:p>
          </table:table-cell>
          <table:table-cell table:style-name="ce4" office:value-type="float" office:value="0.291666666667" calcext:value-type="float">
            <text:p>0.2916666667</text:p>
          </table:table-cell>
          <table:table-cell table:style-name="ce6" office:value-type="string" calcext:value-type="string">
            <text:p>Un livre qui nous montre que malgré tout ce que l'on peut tenter, la mort nous rattrapera toujours. Même pour les enfants. Il en est de même pour la maladie, ce n'est uniquement les autres qui sont malades. Oscar et la dame rose est une merveilleuse rencontre - d'amour, d'amitiés, de joie, de plaisirs divers alors que la maladie accable un petit garçon. C'est émouvant et c'est surtout à lire.</text:p>
          </table:table-cell>
          <table:table-cell table:style-name="ce6" office:value-type="string" calcext:value-type="string">
            <text:p>autres, -0.1, 0.0, None</text:p>
            <text:p>rose, 0.08, 0.1, None</text:p>
            <text:p>merveilleuse, 0.9, 0.9, None</text:p>
            <text:p>divers, 0.0, 0.1, None</text:p>
            <text:p>petit,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8">
          <table:table-cell table:style-name="ce2" office:value-type="float" office:value="0.117" calcext:value-type="float">
            <text:p>0.117</text:p>
          </table:table-cell>
          <table:table-cell table:style-name="ce4" office:value-type="float" office:value="0.30375" calcext:value-type="float">
            <text:p>0.30375</text:p>
          </table:table-cell>
          <table:table-cell table:style-name="ce6" office:value-type="string" calcext:value-type="string">
            <text:p>Proche dans la narration et l'histoire de La route de Cormac McCarthy, La nuit tombée d'Antoine Choplin nous offre une paternité effleurée, symbolique mais néanmoins présente. Un très beau voyage (littéraire). Gouri, ancien habitant de Pripiat, souhaite revoir son ancien logis afin de finaliser une mission bien particulière. Il a muni sa moto d'une remorque. Sur son parcours, il s'arrête retrouver d'anciens proches : le couple Vera et Iakov, le secret Kouzma, le jeune et un brin fêlé Piotr. Eux se sont déplacés tout en restant proches de la zone à risque. Et oui, tous ont quitté Pripiat après le 26 avril 1986, date du premier accident nucléaire majeur, celui de la centrale de Tchernobyl. Beaucoup portent les stigmates de cette catastrophe écologique (à commencer par Iakov, très malade et en fin de vie, et puis...). Après le 26 avril 1986, Gouri fit le choix de partir à Kiev avec sa petite famille, en tant qu'écrivain et poète. Ses retrouvailles obligées vont le conduire à se rapprocher de son passé, à nous le narrer. page 61 : « ...des fois, je pense au diable et je me dis tiens, si ça se trouve, il a installé ses quartiers dans le coin et il est là, à bricoler. Il profite de l'aubaine pour se fabriquer un monde à lui. À son image. Un monde qui se foutrait pas mal des hommes. Et qu'aurait surtout pas besoin d'eux. Ça colle le vertige, ça, quand on y pense. Un monde qui continue sans nous... » Antoine Choplin a choisi de raconter l'après-Tchernobyl avec subtilité et sensibilité. Des « temps » imposés au moment des dialogues, une narration rythmée par des conversations intimes et un phrasé poétique, des scènes quotidiennes ciselées (même si cette existence-là souffre du no man's land, décrété après l'accident nucléaire) : chacun se raccroche à sa terre, aussi abîmée soit-elle, à ses souvenirs aussi. La nuit tombée représente un roman magnifique sur la relation entre un père et une fille, sur ces hommes et ces femmes qui ont subi et sacrifié leur vie pour enfouir les déchets atomiques et autres retombées polluantes, sur un environnement proche de celui décrit dans le livre de McCarthy (mais teint d'une profonde humanité), sur un monde de regrets... le nôtre. À lire donc.</text:p>
          </table:table-cell>
          <table:table-cell table:style-name="ce6" office:value-type="string" calcext:value-type="string">
            <text:p>symbolique, 0.0, 0.5, None</text:p>
            <text:p>très, 0.01, 0.65, None</text:p>
            <text:p>littéraire, 0.1, 0.0, None</text:p>
            <text:p>ancien, 0.04, 0.0, None</text:p>
            <text:p>ancien, 0.04, 0.0, None</text:p>
            <text:p>particulière, -0.15, 0.1, None</text:p>
            <text:p>anciens, 0.04, 0.0, None</text:p>
            <text:p>jeune, 0.32, 0.4, None</text:p>
            <text:p>catastrophe, -0.5, 0.1, None</text:p>
            <text:p>très malade, -0.7, 0.8, None</text:p>
            <text:p>petite, 0.1, 0.1, None</text:p>
            <text:p>intimes, 0.2, 0.2, None</text:p>
            <text:p>poétique, 0.2, 0.8, None</text:p>
            <text:p>quotidiennes, 0.0, 0.0, None</text:p>
            <text:p>magnifique, 1.0, 1.0, None</text:p>
            <text:p>autres, -0.1, 0.0, None</text:p>
            <text:p>profonde, 0.26,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117211538462" calcext:value-type="float">
            <text:p>0.1172115385</text:p>
          </table:table-cell>
          <table:table-cell table:style-name="ce4" office:value-type="float" office:value="0.251923076923" calcext:value-type="float">
            <text:p>0.2519230769</text:p>
          </table:table-cell>
          <table:table-cell table:style-name="ce6" office:value-type="string" calcext:value-type="string">
            <text:p>Les Tuvache menaient une existence paisible entre la satisfaction d'aider leurs clients à mourir et la dépression la plus totale jusqu'à ce qu'une énorme tuile leur tombe dessus: leur petit dernier n'est que sourire et joie de vivre! C'est incontestablement un roman très original, d'un humour cynique rafraîchissant et qui se lit avec plaisir! Découvrir d'un côté les astuces des Tuvache pour garantir la mort à leur client et d'un autre côté les sabotages de leur fils, c'est hilarant, à condition d'avoir du second degré bien sûr! Et puis au fond, c'est surtout un livre sur l'espoir, sur la petite lueur qui, à elle toute seule, pourrait éclairer le monde, et c'est beau. J'ai trouvé la fin un peu en-deça du reste du roman. D'abord je m'attendais tout à fait à quelque chose dans ce goût-là et c'est dommage pour un roman d'une telle originalité, et ensuite je trouve aussi que c'est une fin qui se mord un peu la queue! Mais je ne peux vous en dire plus donc si vous voulez savoir... lisez-le!</text:p>
          </table:table-cell>
          <table:table-cell table:style-name="ce6" office:value-type="string" calcext:value-type="string">
            <text:p>paisible, 0.8, 0.65, None</text:p>
            <text:p>plus totale, 0.13, 0.0, None</text:p>
            <text:p>énorme, 0.22, 0.6, None</text:p>
            <text:p>dernier !, -0.3625, 0.2, None</text:p>
            <text:p>très original, 0.4, 1.0, None</text:p>
            <text:p>plaisir !, 0.1875, 0.0, None</text:p>
            <text:p>autre !, -0.125, 0.0, None</text:p>
            <text:p>petite, 0.1, 0.1, None</text:p>
            <text:p>seule, -0.1, 0.2, None</text:p>
            <text:p>peu, -0.03, 0.0, None</text:p>
            <text:p>dommage, -0.3, 0.5, None</text:p>
            <text:p>peu !, -0.0625, 0.5, None</text:p>
            <text:p>plus !, 0.18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117461538462" calcext:value-type="float">
            <text:p>0.1174615385</text:p>
          </table:table-cell>
          <table:table-cell table:style-name="ce4" office:value-type="float" office:value="0.298846153846" calcext:value-type="float">
            <text:p>0.2988461538</text:p>
          </table:table-cell>
          <table:table-cell table:style-name="ce6" office:value-type="string" calcext:value-type="string">
            <text:p>Dans les années 30, le jeune Younès, fils d'un paysan ruiné, est confié à son oncle, pharmacien aisé d'Oran pour qu'il l'élève à l'européenne et lui permette d'échapper au sort misérable du reste de sa famille. Partisan du nationaliste Messali Hadj, le pharmacien est arrêté et soupçonné d'agissements indépendantistes. Il quitte la ville et se réfugie dans une petite bourgade, Rio Salado, où il pense trouver une vie plus calme. Les grands évènements de l'époque y parviendront atténués : la seconde guerre mondiale, les émeutes de 1945, la Toussaint rouge de 1954, la guerre d'Indépendance et l'exode des pieds-noirs. Au milieu de ce grand tourbillon, Younès grandira dans une ambiance d'abord fraternelle entre chrétiens, juifs et musulmans avant que tout ne se délite et qu'il ne reste seul à Rio avec au cœur son amour impossible pour Emilie, la petite française qu'il a connu enfant et dont le souvenir l'obsède. Un roman d'amour impossible sur fond de drame historique avec des personnages attachants comme Younès ou Emilie ou hauts en couleurs comme les colons espagnols fiers de l'œuvre accomplie et sûrs de leur bon droit. Un style toujours aussi agréable, mais une histoire assez légère dans cette Algérie torrentielle, excessive, passionnée et douloureuse. Le plus intéressant est sans nul doute la description de la vie avant guerre. Les « évènements » sont traités de manière édulcorée. La description des histoires d'amour constituant l'essentiel d'un livre qui ne m'a pas semblé le meilleur de l'auteur.</text:p>
          </table:table-cell>
          <table:table-cell table:style-name="ce6" office:value-type="string" calcext:value-type="string">
            <text:p>jeune, 0.32, 0.4, None</text:p>
            <text:p>européenne, 0.0, 0.0, None</text:p>
            <text:p>misérable, -1.0, 0.9, None</text:p>
            <text:p>petite, 0.1, 0.1, None</text:p>
            <text:p>plus calme, 0.221, 0.455, None</text:p>
            <text:p>grands, 0.3, 0.2, None</text:p>
            <text:p>mondiale, 0.0, 0.0, None</text:p>
            <text:p>grand, 0.3, 0.2, None</text:p>
            <text:p>fraternelle, 0.1, 0.3, None</text:p>
            <text:p>impossible, -0.5, 0.5, None</text:p>
            <text:p>petite, 0.1, 0.1, None</text:p>
            <text:p>française, 0.2, 0.0, None</text:p>
            <text:p>impossible, -0.5, 0.5, None</text:p>
            <text:p>historique, 0.0, 0.0, None</text:p>
            <text:p>attachants, 0.23, 0.3, None</text:p>
            <text:p>hauts, 0.18, 0.2, None</text:p>
            <text:p>fiers, 0.38, 0.55, None</text:p>
            <text:p>sûrs, 0.2, 0.5, None</text:p>
            <text:p>bon, 0.7, 0.7, None</text:p>
            <text:p>agréable, 0.7, 0.6, None</text:p>
            <text:p>légère, 0.18, 0.2, None</text:p>
            <text:p>excessive, -0.4, 0.6, None</text:p>
            <text:p>douloureuse, -0.55, 0.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3">
          <table:table-cell table:style-name="ce2" office:value-type="float" office:value="0.118181818182" calcext:value-type="float">
            <text:p>0.1181818182</text:p>
          </table:table-cell>
          <table:table-cell table:style-name="ce4" office:value-type="float" office:value="0.319772727273" calcext:value-type="float">
            <text:p>0.3197727273</text:p>
          </table:table-cell>
          <table:table-cell table:style-name="ce6" office:value-type="string" calcext:value-type="string">
            <text:p>J'ai beaucoup de mal à savoir ce que j'ai vraiment ressentit en lisant ce livre, même après plusieurs jours de réflexion. Je n'ai lu que de très bonnes critiques, et pourtant... Une histoire magnifique en elle-même: un petit garçon qui a honte de son père qui ne cesse de faire le clown devant ses élèves et l'abandonne à la première occasion, lui et sa mère, pour aller faire rire d'autres enfants, l'histoire étonnante et particulièrement émouvante de ce père qu'il ne comprend pas mais que son oncle va lui apprendre à connaître à travers le récit d'une période de sa vie durant la seconde guerre mondiale qu'ils ont vécu ensemble. L'auteur sait nous faire transparaître la honte et la tristesse de ce petit garçon face à son père-clown, il décrit avec une cruelle réalité le trou boueux qui a failli voir mourir son père et son oncle, et la fin du récit est tout simplement magnifique. Un très bel hommage à son père, son oncle, son grand-père (qui a vécu la première guerre mondiale dans les tranchées)... Et pourtant, j'avoue, j'ai eu beaucoup de mal à lire ce tout petit livre. J'ai du le poser, attendre un peu, m'y remettre et le reposer. Je n'ai cessé de le lire 2-3 pages par 2-3 pages. L'histoire en elle est magnifique mais la façon dont elle est retracé par l'auteur: le récit d'un veil homme du nord qui parle un patois incompréhensible, m'a beaucoup gêné. Je suis tout à fait consciente que ce personnage est central et que le récit n'aurait pas été ce qu'il est s'il n'avait pas utilisé ce language parlé mais je n'ai pas réussi à m'y faire. Et ca en à gâcher une grande partie de ma lecture. Un extrait pour vous expliquer de quoi je parle: Henri et Emile, ils comprenaient pas c't'encrinquage de terreur. Ils nous saoulaient de pourquoi et de ah mais... Si le transfo c'est vous, dites-le, puisque de toutes façons, vous allez crever , alors autant que votre mort serve à nous sauver... Une déception donc pour la forme...</text:p>
          </table:table-cell>
          <table:table-cell table:style-name="ce6" office:value-type="string" calcext:value-type="string">
            <text:p>beaucoup, 0.1, 0.1, None</text:p>
            <text:p>vraiment, 0.0, 0.5, None</text:p>
            <text:p>très bonnes, 1.0, 1.0, None</text:p>
            <text:p>critiques, 0.0, 0.75, None</text:p>
            <text:p>magnifique, 1.0, 1.0, None</text:p>
            <text:p>petit, 0.1, 0.1, None</text:p>
            <text:p>rire, 0.5, 0.0, None</text:p>
            <text:p>autres, -0.1, 0.0, None</text:p>
            <text:p>étonnante, 0.3, 0.4, None</text:p>
            <text:p>particulièrement émouvante, 0.8, 1.0, None</text:p>
            <text:p>mondiale, 0.0, 0.0, None</text:p>
            <text:p>petit, 0.1, 0.1, None</text:p>
            <text:p>cruelle, -0.4, 0.7, None</text:p>
            <text:p>boueux, -0.2, 0.1, None</text:p>
            <text:p>simplement magnifique, 1.0, 1.0, None</text:p>
            <text:p>très bel, 0.8, 0.8, None</text:p>
            <text:p>mondiale, 0.0, 0.0, None</text:p>
            <text:p>beaucoup, 0.1, 0.1, None</text:p>
            <text:p>peu, -0.05, 0.5, None</text:p>
            <text:p>magnifique, 1.0, 1.0, None</text:p>
            <text:p>incompréhensible, -0.4, 0.6, None</text:p>
            <text:p>beaucoup, 0.1, 0.1, None</text:p>
            <text:p>consciente, 0.1, 0.3, None</text:p>
            <text:p>central, 0.05, 0.0, None</text:p>
            <text:p>grande, 0.3, 0.2, None</text:p>
            <text:p>déception, -0.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18333333333" calcext:value-type="float">
            <text:p>0.1183333333</text:p>
          </table:table-cell>
          <table:table-cell table:style-name="ce4" office:value-type="float" office:value="0.458333333333" calcext:value-type="float">
            <text:p>0.4583333333</text:p>
          </table:table-cell>
          <table:table-cell table:style-name="ce6" office:value-type="string" calcext:value-type="string">
            <text:p>Un livre très moyen, décevant car l'idée de départ est intéressante. Mais c'est écrit avec de grosses ficelles et très vite le suspense retombe. Même pas une bonne lecture d'été.</text:p>
          </table:table-cell>
          <table:table-cell table:style-name="ce6" office:value-type="string" calcext:value-type="string">
            <text:p>très moyen, -0.3, 0.2, None</text:p>
            <text:p>intéressante, 0.3, 0.5, None</text:p>
            <text:p>grosses, 0.0, 0.2, None</text:p>
            <text:p>très, 0.01, 0.65, None</text:p>
            <text:p>bonne,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11875" calcext:value-type="float">
            <text:p>0.11875</text:p>
          </table:table-cell>
          <table:table-cell table:style-name="ce4" office:value-type="float" office:value="0.475" calcext:value-type="float">
            <text:p>0.475</text:p>
          </table:table-cell>
          <table:table-cell table:style-name="ce6" office:value-type="string" calcext:value-type="string">
            <text:p>J' ai commandé une quinzaine de livres pour l' anniversaire de ma fille que j' ai reçu très rapidement. Quelques livres notamment celui ci, étaient vendus broché. Ma surprise a été grande quand j' ai ouvert le colis: tous les livres sont des livres de poche. Assez déçue dans l' ensemble. Erreur d' écriture sans doute car le prix aurait été très intéressant pour des livres brochés...Mais se tromper pour autant de livres...C' est un peu de l' arnaque car j' ai dû me justifier auprès de ma fille.</text:p>
          </table:table-cell>
          <table:table-cell table:style-name="ce6" office:value-type="string" calcext:value-type="string">
            <text:p>très, 0.01, 0.65, None</text:p>
            <text:p>grande, 0.3, 0.2, None</text:p>
            <text:p>très, 0.01, 0.65,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11875" calcext:value-type="float">
            <text:p>0.11875</text:p>
          </table:table-cell>
          <table:table-cell table:style-name="ce4" office:value-type="float" office:value="0.39375" calcext:value-type="float">
            <text:p>0.39375</text:p>
          </table:table-cell>
          <table:table-cell table:style-name="ce6" office:value-type="string" calcext:value-type="string">
            <text:p>Une plume délicate, poétique, qui vous emporte le temps de courtes nouvelles délicieuses ; au demeurant, je n'ai pas été saisi pat cette beauté, sans doute trop dans l'abstraction pour moi, pas assez dans le romanesque...</text:p>
          </table:table-cell>
          <table:table-cell table:style-name="ce6" office:value-type="string" calcext:value-type="string">
            <text:p>délicate, 0.25, 0.4, None</text:p>
            <text:p>poétique, 0.2, 0.8, None</text:p>
            <text:p>courtes, -0.1, 0.1, None</text:p>
            <text:p>nouvelles, 0.1, 0.25, None</text:p>
            <text:p>délicieuses, 0.8, 0.8, None</text:p>
            <text:p>trop, -0.25, 0.7, None</text:p>
            <text:p>romanesque, 0.0,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18819444444" calcext:value-type="float">
            <text:p>0.1188194444</text:p>
          </table:table-cell>
          <table:table-cell table:style-name="ce4" office:value-type="float" office:value="0.261111111111" calcext:value-type="float">
            <text:p>0.2611111111</text:p>
          </table:table-cell>
          <table:table-cell table:style-name="ce6" office:value-type="string" calcext:value-type="string">
            <text:p>j'avais acheté ce livre en mai par curiosité pour faire comme tout le monde musso étant à la mode - dès lors je l'avais rangé et oublié puis la semaine dernière une envie de lire enfin un GUILLAUME MUSSO et je l'ai dévoré en 4 jours sans pouvoir le lâcher - je l'ai trouvé agréable, distrayant, une intrigue thriller juste ce qui me plaît, se lisant très facilement... je dis donc pour une première c'est réussi !!!</text:p>
          </table:table-cell>
          <table:table-cell table:style-name="ce6" office:value-type="string" calcext:value-type="string">
            <text:p>dernière, -0.29, 0.2, None</text:p>
            <text:p>agréable, 0.7, 0.6, None</text:p>
            <text:p>très ! ! !, 0.01953125,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5">
          <table:table-cell table:style-name="ce2" office:value-type="float" office:value="0.11885625" calcext:value-type="float">
            <text:p>0.11885625</text:p>
          </table:table-cell>
          <table:table-cell table:style-name="ce4" office:value-type="float" office:value="0.262875" calcext:value-type="float">
            <text:p>0.262875</text:p>
          </table:table-cell>
          <table:table-cell table:style-name="ce6" office:value-type="string" calcext:value-type="string">
            <text:p>Vous vous rappelez de ]? . Un jeune américain malheureux devenait en quelques jours champion de karaté par l'intermédiaire d'un vieux sage japonais qui lui apprenait les arts martiaux en lui faisant lustrer des bagnoles. Ici c'est un peu pareil. Un jeune enseignant en vacances à Bali va rencontrer pendant 5 jours un guérisseur, maître Samtyang, qui va l'aider à redéfinir sa vie . A partir de là Laurent Gounelle invente une histoire fadasse pour illustrer des théories sur le développement personnel pour les nuls . Le Samtyang balance des exemples d'universités américaines mais ne cite jamais ses sources (« des expériences aux Etats Unis ont montré que....) et les mélange à du Boudhisme de supermarché avec un zeste de maximes zen. En gros selon Gounelle quand on veut, on peut. Notre inconscient est saturé d'informations, d'émotions qui empêchent d'être nous même donc d'être heureux. Prenons l'exemple de la pauvreté : si je suis pauvre, c'est que je suis convaincu de ma propre vacuité. Je suis donc responsable de mon propre malheur ... C'est quand même faire une impasse monstrueuse sur l'économie mondiale , les régimes politiques autoritaires , l'inégalité des richesses et des ressources naturelles , les différences de niveau de vie entre classe sociales , sexe ou tout simplement de chance . Gounelle s'en tire avec cette pirouette malhonnête : si les Balinais , un des peuples les plus pauvres du monde , sont heureux , nous , occidentaux , devrions en tirer une leçon existentielle sur notre façon de mener notre vie ... Il va jusqu'à prendre l'exemple d'un cireur de chaussure Marocain profondément fier de son métier... Quant au style .... le mieux est d'en extraire quelques passages . Voici un exemple du vocabulaire du vieux sage qui parle comme un manager : <text:s/>Imaginez un bébé dont les parents ne réagissent pas. Il crie ? Silence radio. Il rit ? Zéro Réaction. A la fin du chapitre 7, le vieux nous rappelle que : <text:s/>Celui qui se laisse arrêter par la première difficulté rencontrée ne va pas loin dans la vie . Et c'est comme celà durant tout le bouquin , Gounelle enfile les lieux communs comme les perles ( en toc) d'un collier. Lorsque Gounelle se prend pour Levi Strauss cela donne cette poésie puissante : <text:s/>Le paradis est l'élément naturel des Balinais, et ils n'ont pas plus de mots pour le designer que les poissons ne doivent en avoir pour désigner l'eau qui les entoure <text:s/>. En tant que romancieril n'a aucun sens du rythme, du plaisir des mots, du jeu du langage . Son texte relève plus d'un (mauvais) rapport de stage que de la littérature. Lorsque il s'essaie à la description romanesque de Samtyang cela donne celà : La luminosité de son regard contrastait avec les rides de sa peau tannée . Son oreille droite présentait une malformation comme si le lobe avait été en partie sectionné ... Balzac n'a qu'a bien se tenir ! Qui m'expliquera l'importance de ce détail ? Et que dire de la fin insupportable d'autosuffisance ? Notre stagiaire, fort de sa métamorphose, rencontre une petite fille sur une plage. Il apprend que son père ne veut pas qu'elle fasse les études qu'elle souhaiterait. Il prend alors la gamine entre quatre yeux et lui livre les clefs du bonheur : <text:s/>C'est à toi de choisir ta vie, ne laisse jamais personne décider pour toi Oui ! Les secrets du bonheur de Gounelle ressemblent tristement à des slogans publicitaires : <text:s/>N'écoute que toi , Just do it , Come as you are . Si vous voulez vraiment vous pencher sur des écrits de vieux sages un peu mystiques lisez plutôt ou remarquablement bien écrits , d'une profondeur hallucinante tout en étant simples d'accès , d'une sagesse humble et contagieuse . Si vous aimez les théories sur les secondes chances que l'existence peut offrir, je vous conseille aussi le très poétique . Enfin tout sauf ça !</text:p>
          </table:table-cell>
          <table:table-cell table:style-name="ce6" office:value-type="string" calcext:value-type="string">
            <text:p>jeune, 0.32, 0.4, None</text:p>
            <text:p>américain, 0.08, 0.1, None</text:p>
            <text:p>malheureux, -0.3, 0.7, None</text:p>
            <text:p>vieux, 0.5, 0.3, None</text:p>
            <text:p>sage, 0.2, 0.2, None</text:p>
            <text:p>martiaux, -0.07, -0.13, None</text:p>
            <text:p>peu, -0.05, 0.5, None</text:p>
            <text:p>jeune, 0.32, 0.4, None</text:p>
            <text:p>américaines, 0.08, 0.1, None</text:p>
            <text:p>gros, 0.0, 0.2, None</text:p>
            <text:p>inconscient, -0.3, 0.7, None</text:p>
            <text:p>heureux, 0.7, 0.8, None</text:p>
            <text:p>pauvre, -0.37, 0.2, None</text:p>
            <text:p>propre, 0.33, 0.2, None</text:p>
            <text:p>responsable, 0.3, 0.4, None</text:p>
            <text:p>propre, 0.33, 0.2, None</text:p>
            <text:p>monstrueuse, -0.4, 0.5, None</text:p>
            <text:p>mondiale, 0.0, 0.0, None</text:p>
            <text:p>politiques, 0.0, 0.0, None</text:p>
            <text:p>naturelles, 0.38, 0.4, None</text:p>
            <text:p>sociales, 0.25, 0.1, None</text:p>
            <text:p>simplement, 0.2, 0.35, None</text:p>
            <text:p>plus, 0.15, 0.1, None</text:p>
            <text:p>heureux, 0.7, 0.8, None</text:p>
            <text:p>profondément fier, 0.76, 1.0, None</text:p>
            <text:p>vieux, 0.5, 0.3, None</text:p>
            <text:p>sage, 0.2, 0.2, None</text:p>
            <text:p>vieux, 0.5, 0.3, None</text:p>
            <text:p>communs, 0.08, 0.1, None</text:p>
            <text:p>puissante, 0.6, 0.6, None</text:p>
            <text:p>naturel, 0.38, 0.4, None</text:p>
            <text:p>pas plus, -0.075, 0.1, None</text:p>
            <text:p>plaisir, 0.15, 0.0, None</text:p>
            <text:p>plus mauvais, -0.923, 1.0, None</text:p>
            <text:p>romanesque !, 0.0, 0.1, None</text:p>
            <text:p>insupportable, -0.2, 0.2, None</text:p>
            <text:p>petite, 0.1, 0.1, None</text:p>
            <text:p>bonheur !, 0.625, 0.0, None</text:p>
            <text:p>bonheur, 0.5, 0.0, None</text:p>
            <text:p>vraiment, 0.0, 0.5, None</text:p>
            <text:p>vieux, 0.5, 0.3, None</text:p>
            <text:p>peu mystiques, 0.1, 0.5, None</text:p>
            <text:p>simples, 0.1, 0.1, None</text:p>
            <text:p>humble, -0.2, 0.5, None</text:p>
            <text:p>très poétique !, 0.5,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5">
          <table:table-cell table:style-name="ce2" office:value-type="float" office:value="0.11885625" calcext:value-type="float">
            <text:p>0.11885625</text:p>
          </table:table-cell>
          <table:table-cell table:style-name="ce4" office:value-type="float" office:value="0.262875" calcext:value-type="float">
            <text:p>0.262875</text:p>
          </table:table-cell>
          <table:table-cell table:style-name="ce6" office:value-type="string" calcext:value-type="string">
            <text:p>Vous vous rappelez de ]? . Un jeune américain malheureux devenait en quelques jours champion de karaté par l'intermédiaire d'un vieux sage japonais qui lui apprenait les arts martiaux en lui faisant lustrer des bagnoles. Ici c'est un peu pareil. Un jeune enseignant en vacances à Bali va rencontrer pendant 5 jours un guérisseur, maître Samtyang, qui va l'aider à redéfinir sa vie . A partir de là Laurent Gounelle invente une histoire fadasse pour illustrer des théories sur le développement personnel pour les nuls . Le Samtyang balance des exemples d'universités américaines mais ne cite jamais ses sources (« des expériences aux Etats Unis ont montré que....) et les mélange à du Boudhisme de supermarché avec un zeste de maximes zen. En gros selon Gounelle quand on veut, on peut. Notre inconscient est saturé d'informations, d'émotions qui empêchent d'être nous même donc d'être heureux. Prenons l'exemple de la pauvreté : si je suis pauvre, c'est que je suis convaincu de ma propre vacuité. Je suis donc responsable de mon propre malheur ... C'est quand même faire une impasse monstrueuse sur l'économie mondiale , les régimes politiques autoritaires , l'inégalité des richesses et des ressources naturelles , les différences de niveau de vie entre classe sociales , sexe ou tout simplement de chance . Gounelle s'en tire avec cette pirouette malhonnête : si les Balinais , un des peuples les plus pauvres du monde , sont heureux , nous , occidentaux , devrions en tirer une leçon existentielle sur notre façon de mener notre vie ... Il va jusqu'à prendre l'exemple d'un cireur de chaussure Marocain profondément fier de son métier... Quant au style .... le mieux est d'en extraire quelques passages . Voici un exemple du vocabulaire du vieux sage qui parle comme un manager : <text:s/>Imaginez un bébé dont les parents ne réagissent pas. Il crie ? Silence radio. Il rit ? Zéro Réaction. A la fin du chapitre 7, le vieux nous rappelle que : <text:s/>Celui qui se laisse arrêter par la première difficulté rencontrée ne va pas loin dans la vie . Et c'est comme celà durant tout le bouquin , Gounelle enfile les lieux communs comme les perles ( en toc) d'un collier. Lorsque Gounelle se prend pour Levi Strauss cela donne cette poésie puissante : <text:s/>Le paradis est l'élément naturel des Balinais, et ils n'ont pas plus de mots pour le designer que les poissons ne doivent en avoir pour désigner l'eau qui les entoure <text:s/>. En tant que romancieril n'a aucun sens du rythme, du plaisir des mots, du jeu du langage . Son texte relève plus d'un (mauvais) rapport de stage que de la littérature. Lorsque il s'essaie à la description romanesque de Samtyang cela donne celà : La luminosité de son regard contrastait avec les rides de sa peau tannée . Son oreille droite présentait une malformation comme si le lobe avait été en partie sectionné ... Balzac n'a qu'a bien se tenir ! Qui m'expliquera l'importance de ce détail ? Et que dire de la fin insupportable d'autosuffisance ? Notre stagiaire, fort de sa métamorphose, rencontre une petite fille sur une plage. Il apprend que son père ne veut pas qu'elle fasse les études qu'elle souhaiterait. Il prend alors la gamine entre quatre yeux et lui livre les clefs du bonheur : <text:s/>C'est à toi de choisir ta vie, ne laisse jamais personne décider pour toi Oui ! Les secrets du bonheur de Gounelle ressemblent tristement à des slogans publicitaires : <text:s/>N'écoute que toi , Just do it , Come as you are . Si vous voulez vraiment vous pencher sur des écrits de vieux sages un peu mystiques lisez plutôt ou remarquablement bien écrits , d'une profondeur hallucinante tout en étant simples d'accès , d'une sagesse humble et contagieuse . Si vous aimez les théories sur les secondes chances que l'existence peut offrir, je vous conseille aussi le très poétique . Enfin tout sauf ça !</text:p>
          </table:table-cell>
          <table:table-cell table:style-name="ce6" office:value-type="string" calcext:value-type="string">
            <text:p>jeune, 0.32, 0.4, None</text:p>
            <text:p>américain, 0.08, 0.1, None</text:p>
            <text:p>malheureux, -0.3, 0.7, None</text:p>
            <text:p>vieux, 0.5, 0.3, None</text:p>
            <text:p>sage, 0.2, 0.2, None</text:p>
            <text:p>martiaux, -0.07, -0.13, None</text:p>
            <text:p>peu, -0.05, 0.5, None</text:p>
            <text:p>jeune, 0.32, 0.4, None</text:p>
            <text:p>américaines, 0.08, 0.1, None</text:p>
            <text:p>gros, 0.0, 0.2, None</text:p>
            <text:p>inconscient, -0.3, 0.7, None</text:p>
            <text:p>heureux, 0.7, 0.8, None</text:p>
            <text:p>pauvre, -0.37, 0.2, None</text:p>
            <text:p>propre, 0.33, 0.2, None</text:p>
            <text:p>responsable, 0.3, 0.4, None</text:p>
            <text:p>propre, 0.33, 0.2, None</text:p>
            <text:p>monstrueuse, -0.4, 0.5, None</text:p>
            <text:p>mondiale, 0.0, 0.0, None</text:p>
            <text:p>politiques, 0.0, 0.0, None</text:p>
            <text:p>naturelles, 0.38, 0.4, None</text:p>
            <text:p>sociales, 0.25, 0.1, None</text:p>
            <text:p>simplement, 0.2, 0.35, None</text:p>
            <text:p>plus, 0.15, 0.1, None</text:p>
            <text:p>heureux, 0.7, 0.8, None</text:p>
            <text:p>profondément fier, 0.76, 1.0, None</text:p>
            <text:p>vieux, 0.5, 0.3, None</text:p>
            <text:p>sage, 0.2, 0.2, None</text:p>
            <text:p>vieux, 0.5, 0.3, None</text:p>
            <text:p>communs, 0.08, 0.1, None</text:p>
            <text:p>puissante, 0.6, 0.6, None</text:p>
            <text:p>naturel, 0.38, 0.4, None</text:p>
            <text:p>pas plus, -0.075, 0.1, None</text:p>
            <text:p>plaisir, 0.15, 0.0, None</text:p>
            <text:p>plus mauvais, -0.923, 1.0, None</text:p>
            <text:p>romanesque !, 0.0, 0.1, None</text:p>
            <text:p>insupportable, -0.2, 0.2, None</text:p>
            <text:p>petite, 0.1, 0.1, None</text:p>
            <text:p>bonheur !, 0.625, 0.0, None</text:p>
            <text:p>bonheur, 0.5, 0.0, None</text:p>
            <text:p>vraiment, 0.0, 0.5, None</text:p>
            <text:p>vieux, 0.5, 0.3, None</text:p>
            <text:p>peu mystiques, 0.1, 0.5, None</text:p>
            <text:p>simples, 0.1, 0.1, None</text:p>
            <text:p>humble, -0.2, 0.5, None</text:p>
            <text:p>très poétique !, 0.5,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19615384615" calcext:value-type="float">
            <text:p>0.1196153846</text:p>
          </table:table-cell>
          <table:table-cell table:style-name="ce4" office:value-type="float" office:value="0.406730769231" calcext:value-type="float">
            <text:p>0.4067307692</text:p>
          </table:table-cell>
          <table:table-cell table:style-name="ce6" office:value-type="string" calcext:value-type="string">
            <text:p>La grammaire est une chanson douce est un livre qui se lit très vite tellement il est attachant et facile à comprendre. Erik Orsenna nous emmène sur les pas de Jeanne et Thomas, une soeur et un frère, qui à la suite du naufrage de leur bateau, échouent sur une île, l'ile des mots, et doivent peu à peu réapprendre à parler, en essayant d'apprivoiser les mots. Ce livre est un magnifique plaidoyer pour la langue française et sa poésie, il nous montre le pouvoir des mots et comment ceux-ci doivent être protégés pour sauver le langage, et ceci sans bavardage inutile, avec une telle grâce ! C'est une histoire ludique, avec une grande portée et une petite pointe contre l'enseignement rébarbatif et trop rigoureux de la grammaire tel qu'on peut encore le voir. Erik Orsenna est un auteur qui a le don de nous enchanter par la poésie et la simplicité de son écriture.</text:p>
          </table:table-cell>
          <table:table-cell table:style-name="ce6" office:value-type="string" calcext:value-type="string">
            <text:p>douce, 0.4, 0.35, None</text:p>
            <text:p>très, 0.01, 0.65, None</text:p>
            <text:p>tellement, 0.0, 0.6, None</text:p>
            <text:p>peu peu, -0.025, 0.25, None</text:p>
            <text:p>magnifique, 1.0, 1.0, None</text:p>
            <text:p>française, 0.2, 0.0, None</text:p>
            <text:p>inutile !, -0.375, 0.5, None</text:p>
            <text:p>grande, 0.3, 0.2, None</text:p>
            <text:p>petite, 0.1, 0.1, None</text:p>
            <text:p>rébarbatif, -0.6, 0.6, None</text:p>
            <text:p>trop rigoureux, 0.0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2" calcext:value-type="float">
            <text:p>0.12</text:p>
          </table:table-cell>
          <table:table-cell table:style-name="ce4" office:value-type="float" office:value="0.145454545455" calcext:value-type="float">
            <text:p>0.1454545455</text:p>
          </table:table-cell>
          <table:table-cell table:style-name="ce6" office:value-type="string" calcext:value-type="string">
            <text:p>CE ROMAN EST UNE PURE MERVEILLE MAIS JE SUIS DÉJÀ UNE INCONDITIONNELLE D'OLIVIER ADAM. MAIS JE NE RETROUVE PAS DANS CET OUVRAGE LES DESCRIPTIFS FAITS PAR LES NOMBREUX COMMENTAIRES LUS OÙ ÉCOUTÉS. POUR MOI C'EST UNE LIVRE SUR L'ENFERMEMENT DE DEUX ÊTRES PAUL ET SON PÈRE. PAUL DANS SA SOIF DE SE SORTIR DE SON MILIEU ET SON PÈRE DANS SA SOIF D'Y RESTER LA SITUATION DES CLASSES MOYENNES N'EST QU'UN DÉCOR, MAIS CETTE SOIF CHEVILLÉE AU CORPS DE PAUL EST TELLEMENT BIEN DÉCRITE QUE PARFOIS ELLE EN EST OPPRESSANTE. ALORS SI VOUS HÉSITEZ À LIRE CE ROMAN DITES VOUS QUE VOUS ALLEZ DÉCOUVRIR UN AUTEUR MAJEUR DE NOTRE GÉNÉRATION ET FIEZ VOUS PLUTÔT À VOTRE ENVIE DE DÉCOUVRIR ET DE RESSENTIR. LE PROPRE DE LA LITTÉRATURE NON ?</text:p>
          </table:table-cell>
          <table:table-cell table:style-name="ce6" office:value-type="string" calcext:value-type="string">
            <text:p>sans grande, -0.15, 0.2, None</text:p>
            <text:p>pas très, -0.005, 0.65, None</text:p>
            <text:p>inévitable, -0.2, 0.4, None</text:p>
            <text:p>mauvais, -0.71, 0.8, None</text:p>
            <text:p>peu, -0.03, 0.0, None</text:p>
            <text:p>pas trop, 0.125, 0.7, None</text:p>
            <text:p>classique, 0.7, 0.2, None</text:p>
            <text:p>conscient, 0.1, 0.3, None</text:p>
            <text:p>final, -0.5, 0.15, None</text:p>
            <text:p>pas très profonds, -0.065, 0.15, None</text:p>
            <text:p>beaucoup, 0.1, 0.1, None</text:p>
            <text:p>propres, 0.33, 0.2, None</text:p>
            <text:p>non plus, -0.075, 0.1,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20357142857" calcext:value-type="float">
            <text:p>0.1203571429</text:p>
          </table:table-cell>
          <table:table-cell table:style-name="ce4" office:value-type="float" office:value="0.419642857143" calcext:value-type="float">
            <text:p>0.4196428571</text:p>
          </table:table-cell>
          <table:table-cell table:style-name="ce6" office:value-type="string" calcext:value-type="string">
            <text:p>Et si c'était vrai que le livre de Marc Lévy soit un bon ouvrage, et si c'était vrai qu'il ne soit pas d'essence purement commerciale? Alors je l'aurais lu avec délectation, certainement. Au contraire, beaucoup de clichés d'écriture, une histoire qui pourrait tenir la route si elle avait été creusée, un appel à l'amour pour tenir en haleine. Cependant pour la défense de l'auteur, une plume parfois joliment poétique, un esprit très policier sur l'enquête et une fin quelque peu inattendue. Au finish, un livre dont je ne vanterais pas les mérites et qu'il est plus recommandé de louer que d'acquérir. On ne s'improvise décidément pas écrivain!</text:p>
          </table:table-cell>
          <table:table-cell table:style-name="ce6" office:value-type="string" calcext:value-type="string">
            <text:p>bon, 0.7, 0.7, None</text:p>
            <text:p>commerciale, 0.0, 0.0, None</text:p>
            <text:p>certainement, 0.1, 0.25, None</text:p>
            <text:p>beaucoup, 0.1, 0.1, None</text:p>
            <text:p>joliment poétique, 0.3, 1.0, None</text:p>
            <text:p>très, 0.01, 0.65, None</text:p>
            <text:p>peu inattendue, 0.1, 0.05, None</text:p>
            <text:p>plus !, 0.18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120476190476" calcext:value-type="float">
            <text:p>0.1204761905</text:p>
          </table:table-cell>
          <table:table-cell table:style-name="ce4" office:value-type="float" office:value="0.178571428571" calcext:value-type="float">
            <text:p>0.1785714286</text:p>
          </table:table-cell>
          <table:table-cell table:style-name="ce6" office:value-type="string" calcext:value-type="string">
            <text:p>Aussi intime qu'universel. Ce roman est bouleversant, alors même qu'il ne crée pas forcément d'échos réels dans votre vie. C'est un livre sur l'âpreté à grandir, sur l'injustice et l'invisibilité des liens au sein d'une fratrie, sur le non-dit des familles incestueuses, sur l'incompréhension de ce qui lie les êtres entre eux et de ce qui vous en éloigne. C'est un livre sur la solitude à laquelle on ne peut pas se résoudre. C'est un livre d'adultes tardifs. Nous vivons une époque où nous grandissons tard ... Aussi dur que tendre. Il y a de l'ivresse, de l'indécence, de la curiosité à comprendre la vie réelle traversée par ceux qui nous ont donné la vie, qui l'ont chargé aussi. Mais il y a surtout du ré-enracinement. Dans certaines cultures ancestrales il est dit que tout individu sur terre naît chargé de la vie de certains membres de sa famille. Et s'il tient à vivre sa vie ici-bas, y accomplir son destin, il lui faut renaître. Dans ce lien maternel défaillant, on compte sur sa fratrie, pour assurer notre besoin de sécurité. Mais nous ne sommes pas égaux dans une fratrie, nous restons des individus avec nos personnalités propres. Les relations entre les personnes sont comme tissées dans des liens invisibles et pré-existants. Ces liens étaient là avant nous et gouvernent nos façons de se répondre, de s'opposer, de se chérir. On peut être effroyablement seul dans sa fratrie. L'âpreté à devenir grand n'est que le début de notre responsabilité d'adulte : nous nous devons ensuite de protéger l'enfance. Et une façon de protéger l'enfance est de vivre sa vie d'adulte, pas de la rêver ou de l'envier ou de l'enrager</text:p>
          </table:table-cell>
          <table:table-cell table:style-name="ce6" office:value-type="string" calcext:value-type="string">
            <text:p>intime, 0.2, 0.2, None</text:p>
            <text:p>universel, 0.2, 0.3, None</text:p>
            <text:p>réels, 0.2, 0.1, None</text:p>
            <text:p>tardifs, -0.1, 0.15, None</text:p>
            <text:p>réelle, 0.2, 0.1, None</text:p>
            <text:p>ancestrales, 0.05, 0.1, None</text:p>
            <text:p>maternel, 0.0, 0.0, None</text:p>
            <text:p>propres, 0.33, 0.2, None</text:p>
            <text:p>invisibles, -0.07, 0.1, None</text:p>
            <text:p>chérir, 0.5, 0.5, None</text:p>
            <text:p>grand,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20666666667" calcext:value-type="float">
            <text:p>0.1206666667</text:p>
          </table:table-cell>
          <table:table-cell table:style-name="ce4" office:value-type="float" office:value="0.303333333333" calcext:value-type="float">
            <text:p>0.3033333333</text:p>
          </table:table-cell>
          <table:table-cell table:style-name="ce6" office:value-type="string" calcext:value-type="string">
            <text:p>Lu d'une seule traite, jamais un livre ne m'avait autant tenu en haleine... Joel Dicker nous manipule avec brio tout au long de ce roman. Chaque chapitre décrit un nouveau rebondissement dans l'histoire. Acheté au début pour le récit policier de l'affaire (une jeune fille, Nola Kellergan, disparue en 1975 est retrouvée morte dans le jardin d'un écrivain célèbre Harry Quebert), j'ai aussi été touchée par ce récit d'amour impossible entre un homme de 35 ans et une jeune fille de 15 ans, avec en toile de fond le portrait d'une Amérique profonde bien pensante (je trouve à ce propos que le tableau d'Edward Hopper en couverture du livre ne pouvait être mieux choisi pour donner la tonalité du livre). Tous les faits semblent de prime abord accuser Harry Quebert qui entretenait une liaison avec cette jeune fille au moment de sa disparition. Le jeune écrivain à succès Marcus Goldman qui fut jadis son disciple tente de le disculper en menant sa propre enquête. Pour cela, il essaye de comprendre qui était Nola Kellergan et décide de remonter le temps. La description psychologique des personnages qui gravitaient autour de Nola Kellergan et de leurs nombreux travers est très fouillée, chacun semble en effet avoir des raisons bien précises d'avoir tué la jeune fille et de menacer à son tour le jeune écrivain. C'est aussi un roman dans le roman car le jeune écrivain en panne d'inspiration essaie de donner un nouveau souffle à sa carrière en racontant cette affaire Harry Quebert. On en vient à se demander si comme Marcus Goldman qui s'inspire des faits passés pour écrire son roman, si Joel Dicker ne s'inspire pas aussi d'une véritable affaire Harry Quebert, tant il nous manipule au fil des chapitres et s'il n'a pas bénéficié aussi des conseils d'un maître qui lui aurait dicté les clés d'un roman à succès...</text:p>
          </table:table-cell>
          <table:table-cell table:style-name="ce6" office:value-type="string" calcext:value-type="string">
            <text:p>seule, -0.1, 0.2, None</text:p>
            <text:p>long, -0.4, 0.1, None</text:p>
            <text:p>jeune, 0.32, 0.4, None</text:p>
            <text:p>célèbre, 0.15, 0.5, None</text:p>
            <text:p>impossible, -0.5, 0.5, None</text:p>
            <text:p>jeune, 0.32, 0.4, None</text:p>
            <text:p>profonde, 0.26, 0.3, None</text:p>
            <text:p>jeune, 0.32, 0.4, None</text:p>
            <text:p>jeune, 0.32, 0.4, None</text:p>
            <text:p>propre, 0.33, 0.2, None</text:p>
            <text:p>nombreux, 0.0, 0.2, None</text:p>
            <text:p>très, 0.01, 0.65, None</text:p>
            <text:p>précises, 0.4, 0.35, None</text:p>
            <text:p>jeune, 0.32, 0.4, None</text:p>
            <text:p>jeune, 0.32, 0.4, None</text:p>
            <text:p>jeune, 0.32, 0.4, None</text:p>
            <text:p>nouveau, 0.34, 0.25, None</text:p>
            <text:p>véritable, 0.2, 0.4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120714285714" calcext:value-type="float">
            <text:p>0.1207142857</text:p>
          </table:table-cell>
          <table:table-cell table:style-name="ce4" office:value-type="float" office:value="0.167857142857" calcext:value-type="float">
            <text:p>0.1678571429</text:p>
          </table:table-cell>
          <table:table-cell table:style-name="ce6" office:value-type="string" calcext:value-type="string">
            <text:p>Appréciant l'univers romanesque de Maxime CHATTAM, j'ai voulu testé cette nouvelle Trilogie Une Agréable surprise m'attendait: je me suis retrouvé plongé au coeur d'une aventure qui m'a fait perdre 30 ans, je me retrouve comme l'ado que je suis toujours à l'approche de la cinquantaine, je n'arrivais pas à quitter la lecture de ce roman et j'ai avalé le tome 2 dans la foulée et dejà précommandé le Tome 3.... Je ne peux que conseiller une plongée en apnée romanesque à tout les dévoreurs de roman d'Aventure et Fantastic Fantasy, l'Autre Monde de Maxime CHATTAM est à découvrir ou à craindre suivant son attachement personnel en tout cas il ne laissera personne insensible....... JCB</text:p>
          </table:table-cell>
          <table:table-cell table:style-name="ce6" office:value-type="string" calcext:value-type="string">
            <text:p>romanesque, 0.0, 0.1, None</text:p>
            <text:p>nouvelle, 0.1, 0.25, None</text:p>
            <text:p>coeur, 0.2, 0.0, None</text:p>
            <text:p>romanesque, 0.0, 0.1, None</text:p>
            <text:p>découvrir, 0.1, 0.0, None</text:p>
            <text:p>insensibl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6">
          <table:table-cell table:style-name="ce2" office:value-type="float" office:value="0.120862068966" calcext:value-type="float">
            <text:p>0.120862069</text:p>
          </table:table-cell>
          <table:table-cell table:style-name="ce4" office:value-type="float" office:value="0.308965517241" calcext:value-type="float">
            <text:p>0.3089655172</text:p>
          </table:table-cell>
          <table:table-cell table:style-name="ce6" office:value-type="string" calcext:value-type="string">
            <text:p>Avec Zola, l'incroyable apparaît toujours, comme la fascination, quel que soit le livre qu'on lise ou relise. Celui-ci - sans doute le premier que je lus il y a longtemps - me donna aussitôt l'envie de me plonger dans toute l'oeuvre de ce génie, tant l'intrigue nous tient en haleine au fil des pages, comme si nous pressentions le pire d'un moment à l'autre. Les descriptions - en particulier celle du noyé - sont plus que réalistes, si on sait que Zola allait examiner sur place les cadavres noyés, que l'on avait repêchés. Le tempérament qui fait que chaque être ne peut, pour ainsi dire, échapper à son destin, était à l'époque de Zola une étude originale et du matériau qui a fait ses preuves pour continuer, de façon peut-être moins ostentatoire et systématique, sur sa lancée. Ce qu'a voulu montrer Zola, pratiquement tout au long de sa production romanesque, c'est qu'aucun personnage - à de rares exceptions - échappe à un sort malheureux, s'il se trouve avoir une sorte de tare ou détaut refoulé, parfois héréditaire. Tare physique ou psychologique. Et les meilleurs, bien entendu, subissent le sort des névosés, quand ils ne sont pas psychopathes. L'étude psychologique de Zola, sur les réactions exacerbées ou parfaitement équlibrées des personnages, créant un effet de contraste saisissant, accentuant notre anxiété lors de la lecture ou nous apaisant momentanément, est tout à fait remarquable et augure des futurs romans, qui tiennent en haleine le lecteur. Un couple assassin, c'est quelque chose qui continue de courir les rues, de nos jours. A l'époque de Zola, la presse ou la critique ne jurant que par la Beauté et la Dignité, ne pouvaient facilement accepter un tel ouvrage. Ne nous fait-il pas penser à Madame Bovary, qui valut à Flaubert son procès ?! Dire la vérité est toujours mal vu. La raconter à travers un roman demeure encore, de nos jours, un acte de bravoure et certains auteurs préfèrent verser dans la niaiserie et le happy end ! Tel n'était pas Zola, pour notre plus grand plaisir !</text:p>
          </table:table-cell>
          <table:table-cell table:style-name="ce6" office:value-type="string" calcext:value-type="string">
            <text:p>incroyable, 0.6, 0.6, None</text:p>
            <text:p>autre, -0.1, 0.0, None</text:p>
            <text:p>plus, 0.15, 0.1, None</text:p>
            <text:p>originale, 0.2, 0.6, None</text:p>
            <text:p>long, -0.4, 0.1, None</text:p>
            <text:p>romanesque, 0.0, 0.1, None</text:p>
            <text:p>rares, 0.25, 0.4, None</text:p>
            <text:p>malheureux, -0.3, 0.7, None</text:p>
            <text:p>physique, 0.8, 0.0, None</text:p>
            <text:p>parfaitement, 0.25, 0.8, None</text:p>
            <text:p>remarquable, 0.4, 0.6, None</text:p>
            <text:p>futurs ! !, 0.0, 0.0, None</text:p>
            <text:p>plus grand, 0.39, 0.26, None</text:p>
            <text:p>plaisir !, 0.18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121" calcext:value-type="float">
            <text:p>0.121</text:p>
          </table:table-cell>
          <table:table-cell table:style-name="ce4" office:value-type="float" office:value="0.28" calcext:value-type="float">
            <text:p>0.28</text:p>
          </table:table-cell>
          <table:table-cell table:style-name="ce6" office:value-type="string" calcext:value-type="string">
            <text:p>Deuxième thriller qu'écrit G.Musso et c'est tant mieux. Une fois commencé l'on n'a plus envie de s'arrêter tellement l'histoire est prenante. Une bonne intrigue, des rebondissements en veux en voilà et toujours une écriture dans l'air du temps (c'est à dire 2012).</text:p>
          </table:table-cell>
          <table:table-cell table:style-name="ce6" office:value-type="string" calcext:value-type="string">
            <text:p>n' plus, -0.075, 0.1, None</text:p>
            <text:p>tellement, 0.0, 0.6, None</text:p>
            <text:p>bonne,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21666666667" calcext:value-type="float">
            <text:p>0.1216666667</text:p>
          </table:table-cell>
          <table:table-cell table:style-name="ce4" office:value-type="float" office:value="0.28" calcext:value-type="float">
            <text:p>0.28</text:p>
          </table:table-cell>
          <table:table-cell table:style-name="ce6" office:value-type="string" calcext:value-type="string">
            <text:p>Scientifique de formation, j'ai beaucoup aimé ce livre. La forme est originale pour un livre traitant de sciences. Enfin un livre qui ose nous plonger sans fard dans la complexité des maths modernes. Inutile d'essayer de comprendre le théorème et les étapes de sa démonstration, ce n'est pas le but ici. C'est un livre qui invite à se laisser dépasser : un voyage au coeur de l'égo et le narcissisme des scientifiques d'exception.</text:p>
          </table:table-cell>
          <table:table-cell table:style-name="ce6" office:value-type="string" calcext:value-type="string">
            <text:p>beaucoup, 0.1, 0.1, None</text:p>
            <text:p>originale, 0.2, 0.6, None</text:p>
            <text:p>modernes, 0.2, 0.1, None</text:p>
            <text:p>coeur,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21666666667" calcext:value-type="float">
            <text:p>0.1216666667</text:p>
          </table:table-cell>
          <table:table-cell table:style-name="ce4" office:value-type="float" office:value="0.166666666667" calcext:value-type="float">
            <text:p>0.1666666667</text:p>
          </table:table-cell>
          <table:table-cell table:style-name="ce6" office:value-type="string" calcext:value-type="string">
            <text:p>un romain contemporain,pessimiste(pessimiste,noires :comme à chaque fois pour les rentrées littéraires. Un roman bien écrit, avec une description des personnages principaux ,secondaires,parfaites réalistes. Le monde urbain,le périphique est bien vu; mais un bémol,trop long,longueur,on peut sauter des pages on ne se perd pas dans l'histoire. Manque de peps,de tonus dans les dialogues,ronronnant.un des meilleurs roman de cette rentrée</text:p>
          </table:table-cell>
          <table:table-cell table:style-name="ce6" office:value-type="string" calcext:value-type="string">
            <text:p>romain, 0.0, 0.0, None</text:p>
            <text:p>littéraires, 0.1, 0.0, None</text:p>
            <text:p>principaux,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5">
          <table:table-cell table:style-name="ce2" office:value-type="float" office:value="0.121971153846" calcext:value-type="float">
            <text:p>0.1219711538</text:p>
          </table:table-cell>
          <table:table-cell table:style-name="ce4" office:value-type="float" office:value="0.287884615385" calcext:value-type="float">
            <text:p>0.2878846154</text:p>
          </table:table-cell>
          <table:table-cell table:style-name="ce6" office:value-type="string" calcext:value-type="string">
            <text:p>Qu’est ce qui fait qu’on lit quasiment d’une traite (plutôt de deux, vu les 600 pages) cette histoire policière assez abracadabrantesque ? A mon avis, c’est qu’il ressuscite avec une réelle maitrise un genre toujours plaisant à lire au coin du feu : le « Who done it » à l’anglaise (même si cela se passe en Nouvelle-Angleterre), dans la droite lignée de Christie ou Dickson Carr. Ouvrez ce livre et vous le lirez jusqu’au bout avec beaucoup de plaisir. Donc ambiance côte Est américaine battu par les vents, village au lourd secret, personnages torturés. Le petit côté « old school » avec un enquêteur écrivain à succès est très agréable puisqu’il change de la débauche d’hémoglobine, de tueurs en série qu’on a pris l’habitude de voir dans les thrillers. Par contre, je dois reconnaitre que je suis surpris par l’engouement purement « littéraire » envers un roman qui semble parfois écrit à la va vite : longue séquences de dialogues, personnages volontiers caricaturaux (la mère juive notamment), tendance au délayage pour artificiellement gonfler le suspens, rapport entre les personnages pas toujours très crédibles (on se croirait parfois dans la série des années 80 « Arabesque »). En bref, un très bon moment et une histoire à conseiller. Après, on croirait souvent à un roman un peu mal traduit de l’américain. Ca ne gâche pas le plaisir et donne envie de lire le prochain Joël Dicker… mais ne me pousserait à lui décerner le Goncourt non plus !</text:p>
          </table:table-cell>
          <table:table-cell table:style-name="ce6" office:value-type="string" calcext:value-type="string">
            <text:p>réelle, 0.2, 0.1, None</text:p>
            <text:p>anglaise, 0.07, 0.0, None</text:p>
            <text:p>beaucoup plaisir, 0.18, 0.0, None</text:p>
            <text:p>américaine, 0.08, 0.1, None</text:p>
            <text:p>petit, 0.1, 0.1, None</text:p>
            <text:p>très agréable, 1.0, 1.0, None</text:p>
            <text:p>littéraire, 0.1, 0.0, None</text:p>
            <text:p>longue, -0.4, 0.1, None</text:p>
            <text:p>juive, 0.0, 0.0, None</text:p>
            <text:p>très, 0.01, 0.65, None</text:p>
            <text:p>très bon, 1.0, 1.0, None</text:p>
            <text:p>peu, -0.05, 0.5, None</text:p>
            <text:p>américain, 0.08, 0.1, None</text:p>
            <text:p>plaisir, 0.15, 0.0, None</text:p>
            <text:p>prochain, 0.0, 0.0, None</text:p>
            <text:p>non plus !, -0.093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22380952381" calcext:value-type="float">
            <text:p>0.1223809524</text:p>
          </table:table-cell>
          <table:table-cell table:style-name="ce4" office:value-type="float" office:value="0.264285714286" calcext:value-type="float">
            <text:p>0.2642857143</text:p>
          </table:table-cell>
          <table:table-cell table:style-name="ce6" office:value-type="string" calcext:value-type="string">
            <text:p>Colin, Chloé, Isis, Chick...tous jeunes et beaux dans un monde où travailler est mal vu, où l'écrivain du moment s'appelle Jean-Sol Patre (ce nom ne vous direz pas quelquechose?), où le soleil est liquide...et ce ne sont que des exemples. Une histoire d'amour et un train de vie mis en péril à cause d'un nénuphar qui a pris ses quartiers dans un des poumons de Chloé, une autre à cause d'un fanatisme sans borne pour Jean-Sol Partre. Un monde surréaliste, décalé qui est également une critique à demi cachée de notre société et de l'homme. J'ai découvert Boris Vian avec grand plaisir, ce célèbre écrivain (entre autre) que je n'avais pas encore pris le temps d'aborder. Un régal pour l'imaginaire . Ce n'est pas LE coup de coeur de l'année mais c'est un petit coup de coeur quand même!</text:p>
          </table:table-cell>
          <table:table-cell table:style-name="ce6" office:value-type="string" calcext:value-type="string">
            <text:p>jeunes, 0.32, 0.4, None</text:p>
            <text:p>beaux, 0.8, 0.8, None</text:p>
            <text:p>également, 0.2, 0.35, None</text:p>
            <text:p>grand, 0.3, 0.2, None</text:p>
            <text:p>plaisir, 0.15, 0.0, None</text:p>
            <text:p>célèbre, 0.15, 0.5, None</text:p>
            <text:p>autre, -0.1, 0.0, None</text:p>
            <text:p>imaginaire, 0.3, 0.4, None</text:p>
            <text:p>coeur, 0.2, 0.0, None</text:p>
            <text:p>petit, 0.1, 0.1, None</text:p>
            <text:p>coeur !, 0.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6">
          <table:table-cell table:style-name="ce2" office:value-type="float" office:value="0.1228125" calcext:value-type="float">
            <text:p>0.1228125</text:p>
          </table:table-cell>
          <table:table-cell table:style-name="ce4" office:value-type="float" office:value="0.21875" calcext:value-type="float">
            <text:p>0.21875</text:p>
          </table:table-cell>
          <table:table-cell table:style-name="ce6" office:value-type="string" calcext:value-type="string">
            <text:p>Meursault est un jeune pied-noir pauvre issu du quartier populaire Belcourt à Alger. Son tempérament le pousse vers les activités physiques plutôt que cérébrales. C'est aussi le représentant d'une population méditerranéenne à l'histoire particulière, dans une ambiance mi-orientale mi-occidentale. Meursault est souvent présenté comme un être passif, sans convictions voire une loque mais c'est tout le contraire. Il est entier. Comme il le dit lui-même ; « j'ai l'air d'avoir les mains vides mais je suis sûr de moi, sûr de tout... j'avais vécu de telle façon et j'aurais pu vivre de telle autre. Et après ? ... » Interrogé sur Dieu, il répond : « Je n'étais peut-être pas sûr de ce qui m'intéressait réellement mais j'étais tout à fait sûr de ce qui ne m'intéressait pas ». Il est lyrique lorsqu'il décrit sa relation avec Marie: « J'avais laissé ma fenêtre ouverte et c'était bon de sentir la nuit d'été couler sur nos corps bruns. » Camus est un écrivain exceptionnel, dont l'identité est au croisement de deux cultures; Française « Ma patrie, c'est la langue française » et Algéroise. Pris à parti par un étudiant algérien sur la guerre d'indépendance il répond : « j'aime la justice mais je défendrai ma mère avant la justice ». Cette phrase lui sera reproché jusqu'à sa mort par l'intelligentsia parisienne. Interrogé à ce propos, le président algérien Bouteflika a dit: « n'importe lequel d'entre nous aurait fait la même réponse. Ce qui prouve que Camus est des nôtres ». Il n'y a rien à ajouter.</text:p>
          </table:table-cell>
          <table:table-cell table:style-name="ce6" office:value-type="string" calcext:value-type="string">
            <text:p>jeune, 0.32, 0.4, None</text:p>
            <text:p>pauvre, -0.37, 0.2, None</text:p>
            <text:p>populaire, 0.5, 0.5, None</text:p>
            <text:p>physiques, 0.8, 0.0, None</text:p>
            <text:p>cérébrales, 0.05, 0.1, None</text:p>
            <text:p>particulière, -0.15, 0.1, None</text:p>
            <text:p>entier, 0.15, 0.2, None</text:p>
            <text:p>vides, -0.29, 0.3, None</text:p>
            <text:p>autre, -0.1, 0.0, None</text:p>
            <text:p>bon, 0.7, 0.7, None</text:p>
            <text:p>bruns, 0.0, 0.0, None</text:p>
            <text:p>exceptionnel, 0.2, 0.6, None</text:p>
            <text:p>française, 0.2, 0.0, None</text:p>
            <text:p>algérien, 0.0, 0.0, None</text:p>
            <text:p>aime, 0.6, 0.6, None</text:p>
            <text:p>parisienne, 0.0, 0.0, None</text:p>
            <text:p>algérien, 0.0, 0.0, None</text:p>
            <text:p>même,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6">
          <table:table-cell table:style-name="ce2" office:value-type="float" office:value="0.1228125" calcext:value-type="float">
            <text:p>0.1228125</text:p>
          </table:table-cell>
          <table:table-cell table:style-name="ce4" office:value-type="float" office:value="0.21875" calcext:value-type="float">
            <text:p>0.21875</text:p>
          </table:table-cell>
          <table:table-cell table:style-name="ce6" office:value-type="string" calcext:value-type="string">
            <text:p>Meursault est un jeune pied-noir pauvre issu du quartier populaire Belcourt à Alger. Son tempérament le pousse vers les activités physiques plutôt que cérébrales. C'est aussi le représentant d'une population méditerranéenne à l'histoire particulière, dans une ambiance mi-orientale mi-occidentale. Meursault est souvent présenté comme un être passif, sans convictions voire une loque mais c'est tout le contraire. Il est entier. Comme il le dit lui-même ; « j'ai l'air d'avoir les mains vides mais je suis sûr de moi, sûr de tout... j'avais vécu de telle façon et j'aurais pu vivre de telle autre. Et après ? ... » Interrogé sur Dieu, il répond : « Je n'étais peut-être pas sûr de ce qui m'intéressait réellement mais j'étais tout à fait sûr de ce qui ne m'intéressait pas ». Il est lyrique lorsqu'il décrit sa relation avec Marie: « J'avais laissé ma fenêtre ouverte et c'était bon de sentir la nuit d'été couler sur nos corps bruns. » Camus est un écrivain exceptionnel, dont l'identité est au croisement de deux cultures; Française « Ma patrie, c'est la langue française » et Algéroise. Pris à parti par un étudiant algérien sur la guerre d'indépendance il répond : « j'aime la justice mais je défendrai ma mère avant la justice ». Cette phrase lui sera reproché jusqu'à sa mort par l'intelligentsia parisienne. Interrogé à ce propos, le président algérien Bouteflika a dit: « n'importe lequel d'entre nous aurait fait la même réponse. Ce qui prouve que Camus est des nôtres ». Il n'y a rien à ajouter.</text:p>
          </table:table-cell>
          <table:table-cell table:style-name="ce6" office:value-type="string" calcext:value-type="string">
            <text:p>jeune, 0.32, 0.4, None</text:p>
            <text:p>pauvre, -0.37, 0.2, None</text:p>
            <text:p>populaire, 0.5, 0.5, None</text:p>
            <text:p>physiques, 0.8, 0.0, None</text:p>
            <text:p>cérébrales, 0.05, 0.1, None</text:p>
            <text:p>particulière, -0.15, 0.1, None</text:p>
            <text:p>entier, 0.15, 0.2, None</text:p>
            <text:p>vides, -0.29, 0.3, None</text:p>
            <text:p>autre, -0.1, 0.0, None</text:p>
            <text:p>bon, 0.7, 0.7, None</text:p>
            <text:p>bruns, 0.0, 0.0, None</text:p>
            <text:p>exceptionnel, 0.2, 0.6, None</text:p>
            <text:p>française, 0.2, 0.0, None</text:p>
            <text:p>algérien, 0.0, 0.0, None</text:p>
            <text:p>aime, 0.6, 0.6, None</text:p>
            <text:p>parisienne, 0.0, 0.0, None</text:p>
            <text:p>algérien, 0.0, 0.0, None</text:p>
            <text:p>même,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23214285714" calcext:value-type="float">
            <text:p>0.1232142857</text:p>
          </table:table-cell>
          <table:table-cell table:style-name="ce4" office:value-type="float" office:value="0.285714285714" calcext:value-type="float">
            <text:p>0.2857142857</text:p>
          </table:table-cell>
          <table:table-cell table:style-name="ce6" office:value-type="string" calcext:value-type="string">
            <text:p>livre bien écrit, l'auteure recherche la perfection dans son récit ! des moments bien tristes d'un amour souvent à sens unique, qui permet malgré tout de retrouver dans les chansons des phrases ou expressions.... on a tendance cependant à mettre un nom sur X.... malgré l'affirmation de F.H. qu'il s'agisse de plusieurs hommes ! ce livre permet aux fans de comprendre tant de chansons pendant des dizaines d'années !</text:p>
          </table:table-cell>
          <table:table-cell table:style-name="ce6" office:value-type="string" calcext:value-type="string">
            <text:p>tristes, -0.3, 0.6, None</text:p>
            <text:p>unique ! !, 0.67187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23571428571" calcext:value-type="float">
            <text:p>0.1235714286</text:p>
          </table:table-cell>
          <table:table-cell table:style-name="ce4" office:value-type="float" office:value="0.357142857143" calcext:value-type="float">
            <text:p>0.3571428571</text:p>
          </table:table-cell>
          <table:table-cell table:style-name="ce6" office:value-type="string" calcext:value-type="string">
            <text:p>François Simon est bien meilleur dans ses critiques gastronomiques, piquantes, savantes, cash, formidablement alléchantes. Dans ce livre il nous fait partager sa vie sexuelle qui n'a rien de sensuel, et surtout manque cruellement d'élégance envers les femmes qui ont jalonné sa vie, et dont il n'a retenu que le libidineux. Trop de déballage, aucune classe. Il est vraiment dans son petit délire personnel, c'est peu ragoutant. Fuyez et courrez acheter le figaroscope, où il excelle dans son Haché Menu!</text:p>
          </table:table-cell>
          <table:table-cell table:style-name="ce6" office:value-type="string" calcext:value-type="string">
            <text:p>meilleur, 0.53, 0.5, None</text:p>
            <text:p>critiques, 0.0, 0.75, None</text:p>
            <text:p>piquantes, 0.05, 0.3, None</text:p>
            <text:p>savantes, 0.5, 0.3, None</text:p>
            <text:p>sexuelle, 0.3, 0.5, None</text:p>
            <text:p>sensuel, 0.6, 0.8, None</text:p>
            <text:p>vraiment, 0.0, 0.5, None</text:p>
            <text:p>peu !, -0.062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123571428571" calcext:value-type="float">
            <text:p>0.1235714286</text:p>
          </table:table-cell>
          <table:table-cell table:style-name="ce4" office:value-type="float" office:value="0.357142857143" calcext:value-type="float">
            <text:p>0.3571428571</text:p>
          </table:table-cell>
          <table:table-cell table:style-name="ce6" office:value-type="string" calcext:value-type="string">
            <text:p>François Simon est bien meilleur dans ses critiques gastronomiques, piquantes, savantes, cash, formidablement alléchantes. Dans ce livre il nous fait partager sa vie sexuelle qui n'a rien de sensuel, et surtout manque cruellement d'élégance envers les femmes qui ont jalonné sa vie, et dont il n'a retenu que le libidineux. Trop de déballage, aucune classe. Il est vraiment dans son petit délire personnel, c'est peu ragoutant. Fuyez et courrez acheter le figaroscope, où il excelle dans son Haché Menu!</text:p>
          </table:table-cell>
          <table:table-cell table:style-name="ce6" office:value-type="string" calcext:value-type="string">
            <text:p>meilleur, 0.53, 0.5, None</text:p>
            <text:p>critiques, 0.0, 0.75, None</text:p>
            <text:p>piquantes, 0.05, 0.3, None</text:p>
            <text:p>savantes, 0.5, 0.3, None</text:p>
            <text:p>sexuelle, 0.3, 0.5, None</text:p>
            <text:p>sensuel, 0.6, 0.8, None</text:p>
            <text:p>vraiment, 0.0, 0.5, None</text:p>
            <text:p>peu !, -0.062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12359375" calcext:value-type="float">
            <text:p>0.12359375</text:p>
          </table:table-cell>
          <table:table-cell table:style-name="ce4" office:value-type="float" office:value="0.3109375" calcext:value-type="float">
            <text:p>0.3109375</text:p>
          </table:table-cell>
          <table:table-cell table:style-name="ce6" office:value-type="string" calcext:value-type="string">
            <text:p>Quand le film du même nom est sorti, je n'ai pas eu envie d'aller le voir, la bande-annonce ne promettant pas ce que le livre finalement offre dès les premières pages... Maintenant les pages tournées, j'irai peut-être voir le film, surement pour me convaincre à nouveau qu'un très bon livre ne fera jamais un aussi bon film. Mais mettre un visage sur des personnages imaginés sera une motivation suffisante... Un Secret est un livre comme j'aimerais en découvrir plus souvent. Oh bien sûr il n'est pas long, je l'ai lu en une seule soirée. Les personnages n'ont pas une grande profondeur mais nul besoin, c'est l'histoire contée, celle de Philippe Grimbert, qui est profonde, bouleversante, choquante. On croit toujours bien connaître l'Holocauste, la Déportation, le régime honni de Vichy, mais à chaque fois, l'impact est le même... J'ai fini ma lecture les yeux humides, indifférente au brouhaha de la télévision que regardait le reste de ma famille. Les tracas bien mièvres d'apprentis chanteurs m'ont, ce soir là encore davantage, semblé bien dérisoires... Je ne saurais que trop recommander la lecture d'UN SECRET. Un très très beau livre, vraiment. De plus, le style de Grimbert, qui laisse deviner son imprégnation psychanalytique, est captivant quoique simple. Achetez et lisez ce livre!</text:p>
          </table:table-cell>
          <table:table-cell table:style-name="ce6" office:value-type="string" calcext:value-type="string">
            <text:p>premières, 0.5, 0.2, None</text:p>
            <text:p>nouveau, 0.34, 0.25, None</text:p>
            <text:p>très bon, 1.0, 1.0, None</text:p>
            <text:p>bon, 0.7, 0.7, None</text:p>
            <text:p>suffisante, 0.1, 0.2, None</text:p>
            <text:p>découvrir, 0.1, 0.0, None</text:p>
            <text:p>plus, 0.15, 0.1, None</text:p>
            <text:p>pas long, 0.2, 0.1, None</text:p>
            <text:p>seule, -0.1, 0.2, None</text:p>
            <text:p>grande, 0.3, 0.2, None</text:p>
            <text:p>profonde, 0.26, 0.3, None</text:p>
            <text:p>humides, -0.03, 0.1, None</text:p>
            <text:p>indifférente, -0.4, 0.4, None</text:p>
            <text:p>dérisoires, -0.5, 0.6, None</text:p>
            <text:p>trop, -0.25, 0.7, None</text:p>
            <text:p>très très, 0.02, 1.0, None</text:p>
            <text:p>vraiment plus, 0.3, 0.2, None</text:p>
            <text:p>simple !, 0.12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24444444444" calcext:value-type="float">
            <text:p>0.1244444444</text:p>
          </table:table-cell>
          <table:table-cell table:style-name="ce4" office:value-type="float" office:value="0.353888888889" calcext:value-type="float">
            <text:p>0.3538888889</text:p>
          </table:table-cell>
          <table:table-cell table:style-name="ce6" office:value-type="string" calcext:value-type="string">
            <text:p>J'avais lu Mort à crédit il y a bien longtemps et j'avais surtout gardé le souvenir de la langue heurtée, syncopée, volontairement familières voire vulgaire de Céline. Découvrant aujourd'hui Voyage au bout de la nuit, j'ai été moins surpris et l'impression créée par le style a été moins forte. Mon esprit en a été d'autant plus libre pour suivre ce voyage initiatique à l'envers, cette anti-odyssée, des champs de bataille de la première guerre mondiale à l'Afrique, puis l'Amérique pour finir dans une banlieue pauvre de l'Ile de France. Là, le médecin Céline/Bardamu doit affronter la maladie mais surtout la peur, la pauvreté, la lâcheté, le vice. A part la tendre et généreuse Molly, pas un personnage qui ne trouve grâce sous la plume de l'écrivain, tous sont vus sous le filtre du pessimisme le plus noir. Et c'est d'autant plus désespérant qu'on sent que la vérité n'est jamais très loin... Une lecture terrible et inoubliable</text:p>
          </table:table-cell>
          <table:table-cell table:style-name="ce6" office:value-type="string" calcext:value-type="string">
            <text:p>familières, 0.2, 0.3, None</text:p>
            <text:p>vulgaire, -0.7, 0.85, None</text:p>
            <text:p>plus libre, 0.585, 0.39, None</text:p>
            <text:p>mondiale, 0.0, 0.0, None</text:p>
            <text:p>pauvre, -0.37, 0.2, None</text:p>
            <text:p>généreuse, 0.7, 0.6, None</text:p>
            <text:p>plus noir, -0.13, 0.13, None</text:p>
            <text:p>plus, 0.15, 0.1, None</text:p>
            <text:p>jamais très, -0.005, 0.65, None</text:p>
            <text:p>inoubliable, 0.6,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24722222222" calcext:value-type="float">
            <text:p>0.1247222222</text:p>
          </table:table-cell>
          <table:table-cell table:style-name="ce4" office:value-type="float" office:value="0.316666666667" calcext:value-type="float">
            <text:p>0.3166666667</text:p>
          </table:table-cell>
          <table:table-cell table:style-name="ce6" office:value-type="string" calcext:value-type="string">
            <text:p>Si vous aimez lire et et que vous vous interrogez sur ce qui fait un bon livre, Si vous aimez les intrigues policières bien ficelées, et dont on ne devine guère le dénouement avant la toute dernière page, Si vous aimez être menés par le bout du nez dans une histoire tout aussi invraisemblable et inattendue que dans la vraie vie, Si vous aimez les les mises en abîme, les ouvrages extrêmement bien écrits, dynamiques, les imbroglios vraisemblables et maîtrisés avec brio... Alors lisez ce petit bijou d'intelligence: Joël Dicker est un tout grand écrivain!</text:p>
          </table:table-cell>
          <table:table-cell table:style-name="ce6" office:value-type="string" calcext:value-type="string">
            <text:p>bon, 0.7, 0.7, None</text:p>
            <text:p>dernière, -0.29, 0.2, None</text:p>
            <text:p>invraisemblable, -0.25, 0.9, None</text:p>
            <text:p>inattendue, 0.2, 0.1, None</text:p>
            <text:p>vraie, 0.05, 0.4, None</text:p>
            <text:p>dynamiques, 0.0, 0.0, None</text:p>
            <text:p>petit, 0.1, 0.1, None</text:p>
            <text:p>bijou, 0.3, 0.0, None</text:p>
            <text:p>grand !, 0.37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25" calcext:value-type="float">
            <text:p>0.125</text:p>
          </table:table-cell>
          <table:table-cell table:style-name="ce4" office:value-type="float" office:value="0.231818181818" calcext:value-type="float">
            <text:p>0.2318181818</text:p>
          </table:table-cell>
          <table:table-cell table:style-name="ce6" office:value-type="string" calcext:value-type="string">
            <text:p>C'était un plaisir de se promener tout au long du récit en Turquie, on arrive à se projeter dans ce pays, à ressentir les odeurs. Les personnages sont attachants et l'on a très vite envie de connaître la fin ! Je l'ai donné à ma fille qui est une papivore également et qui j'en suis certaine se régalera également. C'est un roman digne de Marc Lévy qui ne déçoit pas</text:p>
          </table:table-cell>
          <table:table-cell table:style-name="ce6" office:value-type="string" calcext:value-type="string">
            <text:p>plaisir, 0.15, 0.0, None</text:p>
            <text:p>long, -0.4, 0.1, None</text:p>
            <text:p>attachants, 0.23, 0.3, None</text:p>
            <text:p>très !, 0.0125, 0.65, None</text:p>
            <text:p>également, 0.2, 0.35, None</text:p>
            <text:p>également, 0.2, 0.35, None</text:p>
            <text:p>digne, 0.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7">
          <table:table-cell table:style-name="ce2" office:value-type="float" office:value="0.125" calcext:value-type="float">
            <text:p>0.125</text:p>
          </table:table-cell>
          <table:table-cell table:style-name="ce4" office:value-type="float" office:value="0.274567901235" calcext:value-type="float">
            <text:p>0.2745679012</text:p>
          </table:table-cell>
          <table:table-cell table:style-name="ce6" office:value-type="string" calcext:value-type="string">
            <text:p>On a peine à le croire aujourd'hui, mais ce chef-d'oeuvre, à sa parution, en 1867, fut éreinté sans pitié. On l'accusait d'être nauséabond, voire pornographique. Quant à son auteur, un jeune homme de 27 ans nommé Emile Zola, bien peu lui prédisaient alors un grand avenir en Littérature! On connaît pourtant la suite... Faut-il, tout de même, que la critique soit parfois bien aveugle... Il est vrai qu'à la même époque, en peinture, les impressionnistes subissaient les quolibets des bourgeois... Là aussi, on connaît la suite! Heureusement, Madame la Postérité, elle, se trompe rarement et sait honorer de sa gloire les talents authentiques et les génies véritables... Ainsi, ce cher Emile occupe aujourd'hui la place qu'il mérite dans notre paysage littéraire, l'une des premières, et Thérèse Raquin a le statut qui lui revient, celui d'un classique... Je me rappelle encore avoir découvert ce livre au collège, en troisième, un jour d'hiver, quand ma prof de français nous en fit étudier quelques morceaux choisis... Dieu sait si à l'époque je n'étais pas branchée naturalisme! Zola rimait, dans mon esprit, avec gros pavé ennuyeux et je me demandais bien pourquoi l'on faisait si grand cas de ses Rougon-Macquart... Cette prose compacte, ces histoires tristes à pleurer, cette complaisance dans la grisaille, non vraiment tout ça ne faisait pas rêver mon âme de jeune adolescente... Eh bien j'avais tort, mes amis, et c'est ce jour-là, dans la petite classe surchauffée d'un collège de province, que je pris conscience de mon erreur... Ce fut comme si mes yeux s'ouvraient brusquement pour contempler le génie zolien dans toute sa splendeur! Il y a comme ça, dans toute vie de lecteur ou de lectrice, des déclics un peu inexplicables... Tel auteur, auquel on se croyait à jamais insensible, tout à coup se met à vous parler... Tel poète, que l'on trouvait hermétique, cesse un beau jour de l'être... Allez comprendre... Moi, c'est avec Thérèse Raquin que le déclic se produisit... Fut-ce le fond de l'histoire qui me frappa ou la puissance de ce style charriant tel un fleuve tempétueux mille images plus saisissantes les unes que les autres? Les deux, sans doute! En tout cas, je compris brusquement que Zola n'avait rien d'ennuyeux, bien au contraire... Allons, pourquoi ne pas le dire? Comme , paru un an plus tôt en Russie, ce livre est un formidable polar! Certes il démarre lentement, certes il chemine sans se presser, mais une fois ses protagonistes lancés sur la route de leur destin, quelle merveille de suspense, d'atmosphère et d'analyse psychologique! Tout en racontant une histoire captivante, Zola nous dissèque ici deux tempéraments, celui, fragile, de Thérèse, jeune épouse insatisfaite, et celui, sanguin, de Laurent, son amant. Deux êtres séparément anodins mais dont le rapprochement va susciter le drame, tels deux éléments chimiques séparément inoffensifs mais qui s'enflamment au contact l'un de l'autre. Produits de leur environnement, victimes de leur hérédité, Thérèse et Laurent sont les jouets d'une fatalité qui les entraîne malgré eux vers le gouffre, une fatalité où se lit déjà la grande théorie déterministe qui servira de nef à la cathédrale des Rougon-Macquart. Autant dire que ce livre mérite d'être lu à plus d'un titre! Tout en marquant la véritable naissance d'un écrivain à l'orée d'une oeuvre exceptionnelle, il précisa et imposa l'esthétique naturaliste dont les frères Goncourt avaient jeté les bases trois ans plus tôt dans , ouvrant ainsi l'une des grandes pages de notre Littérature... Mais le naturalisme, me direz-vous, est passé de mode! Pourquoi lire Thérèse Raquin aujourd'hui? Eh bien, je vous répondrai simplement que le talent, lui, ne se démode jamais et que, naturaliste ou pas, ce roman en est bourré! Ajoutons en guise de codicille que Marcel Carné tira de cet ouvrage, en 1953, avec dans le rôle-titre une Simone Signoret éblouissante. Inutile de dire que ce film offre à la lecture du chef-d'oeuvre de Zola un merveilleux complément!</text:p>
          </table:table-cell>
          <table:table-cell table:style-name="ce6" office:value-type="string" calcext:value-type="string">
            <text:p>jeune, 0.32, 0.4, None</text:p>
            <text:p>peu, -0.05, 0.5, None</text:p>
            <text:p>grand !, 0.375, 0.2, None</text:p>
            <text:p>critique, 0.0, 0.75, None</text:p>
            <text:p>même !, 0.0, 0.5, None</text:p>
            <text:p>rarement, -0.05, 0.5, None</text:p>
            <text:p>authentiques, 0.3, 0.5, None</text:p>
            <text:p>véritables, 0.2, 0.45, None</text:p>
            <text:p>littéraire, 0.1, 0.0, None</text:p>
            <text:p>premières, 0.5, 0.2, None</text:p>
            <text:p>classique, 0.7, 0.2, None</text:p>
            <text:p>français !, 0.25, 0.0, None</text:p>
            <text:p>gros, 0.0, 0.2, None</text:p>
            <text:p>ennuyeux, -0.7, 0.85, None</text:p>
            <text:p>grand, 0.3, 0.2, None</text:p>
            <text:p>compacte, 0.1, 0.1, None</text:p>
            <text:p>tristes, -0.3, 0.6, None</text:p>
            <text:p>pleurer, -0.5, 0.0, None</text:p>
            <text:p>non vraiment, -0.0, 0.5, None</text:p>
            <text:p>jeune, 0.32, 0.4, None</text:p>
            <text:p>petite !, 0.125, 0.1, None</text:p>
            <text:p>peu, -0.05, 0.5, None</text:p>
            <text:p>jamais insensible, 0.15, 0.5, None</text:p>
            <text:p>hermétique, 0.04, 0.08, None</text:p>
            <text:p>beau, 0.8, 0.8, None</text:p>
            <text:p>plus, 0.15, 0.1, None</text:p>
            <text:p>autres !, -0.125, 0.0, None</text:p>
            <text:p>rien ennuyeux, 0.35, 0.85, None</text:p>
            <text:p>plus, 0.15, 0.1, None</text:p>
            <text:p>formidable !, 1.0, 0.9, None</text:p>
            <text:p>merveille !, 0.5, 0.0, None</text:p>
            <text:p>captivante, 0.15, 0.3, None</text:p>
            <text:p>fragile, -0.25, 0.35, None</text:p>
            <text:p>jeune, 0.32, 0.4, None</text:p>
            <text:p>anodins, -0.08, -0.15, None</text:p>
            <text:p>autre, -0.1, 0.0, None</text:p>
            <text:p>grande, 0.3, 0.2, None</text:p>
            <text:p>plus !, 0.1875, 0.1, None</text:p>
            <text:p>véritable, 0.2, 0.45, None</text:p>
            <text:p>exceptionnelle, 0.2, 0.6, None</text:p>
            <text:p>plus, 0.15, 0.1, None</text:p>
            <text:p>grandes !, 0.375, 0.2, None</text:p>
            <text:p>simplement, 0.2, 0.35, None</text:p>
            <text:p>talent !, 0.375, 0.05, None</text:p>
            <text:p>éblouissante !, 0.25,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8">
          <table:table-cell table:style-name="ce2" office:value-type="float" office:value="0.125328947368" calcext:value-type="float">
            <text:p>0.1253289474</text:p>
          </table:table-cell>
          <table:table-cell table:style-name="ce4" office:value-type="float" office:value="0.294736842105" calcext:value-type="float">
            <text:p>0.2947368421</text:p>
          </table:table-cell>
          <table:table-cell table:style-name="ce6" office:value-type="string" calcext:value-type="string">
            <text:p>La promesse de l'aube/Romain Gary Romain Gary, né à Vilnius (Lithuanie) en 1914 de père inconnu, a été élevé par sa mère , une mère juive possessive et castratrice. C'est de cet amour exclusif et de ses conséquences qu'il est question dans cette autobiographie qui résonne comme un hymne et un dernier cri à l'amour d'une mère ; car cet immense amour maternel connaissait en retour une véritable vénération de la part du fils, un amour fou en vérité. Ce magnifique récit retrace notamment l'épique traversée de l'Europe que cette mère indomptable, aventureuse et inconsciente parfois, mais pauvre, va entamer avec son fils en bas âge pour fuir la Russie et gagner la France, le pays inconnu mais rêvé et aimé.. L'obsession de cette mère : que son fils fasse des études, devienne ambassadeur et écrivain français !! Rien que cela. Etonnamment, Romain survivra à cette tutelle absolue et deviendra ce que sa mère avait voulu. Ils arrivèrent en France en à Nice, en 1928. Et le jeune Romain se mit aux études aussitôt. Puis il fit la guerre dans l'aviation, rejoignit De Gaulle et la France Libre, fut décoré Commandeur de la Légion d'Honneur, puis devint diplomate et écrivain. Prix Goncourt en 1956 avec « Les Racines du Ciel », puis une seconde fois, ce qui est unique , en 1975 avec « La vie devant soi » sous le pseudonyme d'Emile Ajar. Dans un style magnifique, lyrique et vibrant, Romain Gary nous mène dans cette folle aventure que fut cette jeunesse tumultueuse puis studieuse. Son amour de la France à l'instar de sa mère est sans borne : « Dans toute mon existence, je n'ai entendu que deux êtres parler de la France avec le même accent : ma mère et le général De Gaulle. » Une très belle histoire vraie et émouvante d'un enfant qui idolâtra toute sa vie durant sa mère contre vents et marées. A lire absolument.</text:p>
          </table:table-cell>
          <table:table-cell table:style-name="ce6" office:value-type="string" calcext:value-type="string">
            <text:p>juive, 0.0, 0.0, None</text:p>
            <text:p>exclusif, -0.03, 0.05, None</text:p>
            <text:p>dernier, -0.29, 0.2, None</text:p>
            <text:p>immense, 0.45, 0.7, None</text:p>
            <text:p>maternel, 0.0, 0.0, None</text:p>
            <text:p>véritable, 0.2, 0.45, None</text:p>
            <text:p>fou, -0.01, 0.9, None</text:p>
            <text:p>magnifique, 1.0, 1.0, None</text:p>
            <text:p>aventureuse, -0.28, -0.55, None</text:p>
            <text:p>inconsciente, -0.3, 0.7, None</text:p>
            <text:p>pauvre, -0.37, 0.2, None</text:p>
            <text:p>français ! !, 0.3125, 0.0, None</text:p>
            <text:p>absolue, 0.0, 0.2, None</text:p>
            <text:p>jeune, 0.32, 0.4, None</text:p>
            <text:p>unique, 0.43, 0.5, None</text:p>
            <text:p>magnifique, 1.0, 1.0, None</text:p>
            <text:p>même, 0.0, 0.5, None</text:p>
            <text:p>très belle, 1.0, 1.0, None</text:p>
            <text:p>vraie, 0.05, 0.4, None</text:p>
            <text:p>émouvante, 0.4, 0.6, None</text:p>
            <text:p>absolument, 0.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25909090909" calcext:value-type="float">
            <text:p>0.1259090909</text:p>
          </table:table-cell>
          <table:table-cell table:style-name="ce4" office:value-type="float" office:value="0.322727272727" calcext:value-type="float">
            <text:p>0.3227272727</text:p>
          </table:table-cell>
          <table:table-cell table:style-name="ce6" office:value-type="string" calcext:value-type="string">
            <text:p>Autant de contes, autant d'enfants que l'on dirait sortis de nulle part, en marge du monde réel, évoluant dans leur univers imaginaire, fantastique, onirique, nostalgique et que la réalité finit impitoyablement par rattraper. Je le confesse, l'écriture sobre parfois fade ne m'a pas permis d'entrer dans ces histoires d'enfants-fées comme dit la quatrième de couverture de l'édition de poche. La morale sans doute emprunte d'une grande et éternelle sagesse m'a totalement échappé.</text:p>
          </table:table-cell>
          <table:table-cell table:style-name="ce6" office:value-type="string" calcext:value-type="string">
            <text:p>réel, 0.2, 0.1, None</text:p>
            <text:p>imaginaire, 0.3, 0.4, None</text:p>
            <text:p>fantastique, 1.0, 1.0, None</text:p>
            <text:p>fade, -0.4, 0.3, None</text:p>
            <text:p>grande, 0.3, 0.2, None</text:p>
            <text:p>éternelle, 0.1, 0.5, None</text:p>
            <text:p>totalement, 0.1, 0.7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128095238095" calcext:value-type="float">
            <text:p>0.1280952381</text:p>
          </table:table-cell>
          <table:table-cell table:style-name="ce4" office:value-type="float" office:value="0.297619047619" calcext:value-type="float">
            <text:p>0.2976190476</text:p>
          </table:table-cell>
          <table:table-cell table:style-name="ce6" office:value-type="string" calcext:value-type="string">
            <text:p>La vie de cet illustre inconnu qui pourtant oeuvra toute sa vie pour exterminer les grandes pandémies des siècles passés est écrite comme une épopée et menée tambour battant. En effet, Alexandre Yersin, disciple surdoué de la Bande à Pasteur, vécut mille vies et fut certes un microbiologiste de génie, mais aussi un explorateur, un ingénieur, un fondateur de villes, un colon roi du caoutchouc et du quinquina et j'en passe. Il côtoya Pierre Loti, aida les frères Michelin à mettre au point leurs pneus, conduisit la première voiture de Serpollet, pilota un avion après l'exploit de Blériot, bref, sa vie est un roman d'aventure. Et ce qui séduit dans cette biographie, c'est l'enthousiasme de Patrick Deville à faire revivre cette époque où la jeune équipe de Pasteur, avec une foi inébranlable dans la science et le progrès, mena un combat incessant contre les préjugés et les fléaux qui décimèrent l'humanité pendant des millénaires. Deville adopte le rythme vif et alerte du récit d'aventure, raconte au présent, ménage le suspense en piquant toujours la curiosité du lecteur car l'imagination de Yersin est sans limite quand il s'agit de trouver de nouveaux défis pour pimenter sa vie, sorte de grand enfant hyperactif qui va toujours là où on ne l'attend pas. C'est une façon ludique d'aborder une biographie qui pourrait être rébarbative et Deville invente de nouveaux codes d'écriture, se mettant lui-même en scène, homme du futur mettant ses pas dans ceux de cet illustre personnage qu'il admire et qu'il rend si vivant.</text:p>
          </table:table-cell>
          <table:table-cell table:style-name="ce6" office:value-type="string" calcext:value-type="string">
            <text:p>illustre, 0.2, 0.8, None</text:p>
            <text:p>grandes, 0.3, 0.2, None</text:p>
            <text:p>battant, -0.2, 0.25, None</text:p>
            <text:p>jeune, 0.32, 0.4, None</text:p>
            <text:p>incessant, -0.2, 0.65, None</text:p>
            <text:p>vif, 0.27, 0.35, None</text:p>
            <text:p>nouveaux, 0.34, 0.25, None</text:p>
            <text:p>grand, 0.3, 0.2, None</text:p>
            <text:p>rébarbative, -0.6, 0.6, None</text:p>
            <text:p>nouveaux, 0.34, 0.25, None</text:p>
            <text:p>futur, 0.0, 0.0, None</text:p>
            <text:p>illustre, 0.2,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28125" calcext:value-type="float">
            <text:p>0.128125</text:p>
          </table:table-cell>
          <table:table-cell table:style-name="ce4" office:value-type="float" office:value="0.3125" calcext:value-type="float">
            <text:p>0.3125</text:p>
          </table:table-cell>
          <table:table-cell table:style-name="ce6" office:value-type="string" calcext:value-type="string">
            <text:p>Le livre se lit d'un seul trait, tant il est agréable et original. Une façon ludique d'aborder les règles essentielles de grammaire... Je n'en dirais pas autant des deux ouvrages suivants (subjonctif et accents)qui sont fades et nettement moins intéressants !</text:p>
          </table:table-cell>
          <table:table-cell table:style-name="ce6" office:value-type="string" calcext:value-type="string">
            <text:p>seul, -0.1, 0.2, None</text:p>
            <text:p>agréable, 0.7, 0.6, None</text:p>
            <text:p>original, 0.2, 0.6, None</text:p>
            <text:p>essentielles, 0.3, 0.3, None</text:p>
            <text:p>suivants, 0.0, 0.0, None</text:p>
            <text:p>fades, -0.4, 0.3, None</text:p>
            <text:p>intéressants !, 0.37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2825" calcext:value-type="float">
            <text:p>0.12825</text:p>
          </table:table-cell>
          <table:table-cell table:style-name="ce4" office:value-type="float" office:value="0.30375" calcext:value-type="float">
            <text:p>0.30375</text:p>
          </table:table-cell>
          <table:table-cell table:style-name="ce6" office:value-type="string" calcext:value-type="string">
            <text:p>Meursault est un homme pauvre et nu, amoureux du soleil qui ne laisse pas d'ombre. Loin qu'il soit privé de toute sensibilité, une passion profonde, parce que tenace, l'anime, la passion de l'absolu et de la vérité. Dans notre société, tout homme qui ne pleure pas à l'enterrement de sa mère risque d'être condamné à mort. Le héros du livre est condamné parce qu'il ne joue pas le jeu. En ce sens, il est étranger à la société où il vit, il erre, en marge, dans les faubourgs dela vie privée, solitaire, sensuelle. Il refuse de mentir. Mentir, ce n'est pas seulement dire ce qui n'est pas. C'est aussi, c'est surtout dire plus que ce qui est et, en ce qui concerne le coeur humain, dire plus qu'on ne sent; il refuse de masquer ses sentiments et aussitôt la société se sent menacée. Devant cette nuit chargée de signes et d'étoiles, je m'ouvrais pour la première fois à la tendre indifférence du monde. De l'éprouver si pareil à moi, si fraternel enfin, j'ai senti que j'avais été heureux, et que je l'étais encore. Pour que tout soit consommé, pour que je me sente moins seul, il me restait à souhaiter qu'il y ait beaucoup de spectateurs le jour de mon exécution et qu'ils m'accueillent avec des cris de haine. Meursault est l'homme absurde. L'absurde - qui naît de la confrontation entre l'appel humain et le silence déraisonnable du monde, ce divorce enre l'homme et sa vie - n'a de sens que dans la mesure où l'on n'y consent pas. Mais l'homme absurde est celui qui affronte l'absurde sans en appeler à une éternité consolatrice et illusoire. Pour Camus, l'absurde ne réside pas dans le fait d'être de trop, mais dans le sentiment d'être étranger : Pour toujours je serai étranger à moi-même, et je vis dans un monde qui m'est étranger.</text:p>
          </table:table-cell>
          <table:table-cell table:style-name="ce6" office:value-type="string" calcext:value-type="string">
            <text:p>pauvre, -0.37, 0.2, None</text:p>
            <text:p>nu, 0.16, 0.2, None</text:p>
            <text:p>amoureux, 0.55, 0.6, None</text:p>
            <text:p>profonde, 0.26, 0.3, None</text:p>
            <text:p>tenace, -0.1, 0.3, None</text:p>
            <text:p>absolu, 0.0, 0.2, None</text:p>
            <text:p>étranger, -0.2, 0.3, None</text:p>
            <text:p>solitaire, -0.2, 0.1, None</text:p>
            <text:p>sensuelle, 0.6, 0.8, None</text:p>
            <text:p>plus, 0.15, 0.1, None</text:p>
            <text:p>coeur, 0.2, 0.0, None</text:p>
            <text:p>humain, 0.22, 0.1, None</text:p>
            <text:p>plus, 0.15, 0.1, None</text:p>
            <text:p>fraternel, 0.1, 0.3, None</text:p>
            <text:p>heureux, 0.7, 0.8, None</text:p>
            <text:p>beaucoup, 0.1, 0.1, None</text:p>
            <text:p>absurde, 0.4, 0.7, None</text:p>
            <text:p>absurde, 0.4, 0.7, None</text:p>
            <text:p>humain, 0.22, 0.1, None</text:p>
            <text:p>déraisonnable, 0.2, 0.4, None</text:p>
            <text:p>absurde, 0.4, 0.7, None</text:p>
            <text:p>trop, -0.25, 0.7, None</text:p>
            <text:p>étranger, -0.2, 0.3, None</text:p>
            <text:p>étranger, -0.2, 0.3, None</text:p>
            <text:p>étranger, -0.2,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2825" calcext:value-type="float">
            <text:p>0.12825</text:p>
          </table:table-cell>
          <table:table-cell table:style-name="ce4" office:value-type="float" office:value="0.30375" calcext:value-type="float">
            <text:p>0.30375</text:p>
          </table:table-cell>
          <table:table-cell table:style-name="ce6" office:value-type="string" calcext:value-type="string">
            <text:p>Meursault est un homme pauvre et nu, amoureux du soleil qui ne laisse pas d'ombre. Loin qu'il soit privé de toute sensibilité, une passion profonde, parce que tenace, l'anime, la passion de l'absolu et de la vérité. Dans notre société, tout homme qui ne pleure pas à l'enterrement de sa mère risque d'être condamné à mort. Le héros du livre est condamné parce qu'il ne joue pas le jeu. En ce sens, il est étranger à la société où il vit, il erre, en marge, dans les faubourgs dela vie privée, solitaire, sensuelle. Il refuse de mentir. Mentir, ce n'est pas seulement dire ce qui n'est pas. C'est aussi, c'est surtout dire plus que ce qui est et, en ce qui concerne le coeur humain, dire plus qu'on ne sent; il refuse de masquer ses sentiments et aussitôt la société se sent menacée. Devant cette nuit chargée de signes et d'étoiles, je m'ouvrais pour la première fois à la tendre indifférence du monde. De l'éprouver si pareil à moi, si fraternel enfin, j'ai senti que j'avais été heureux, et que je l'étais encore. Pour que tout soit consommé, pour que je me sente moins seul, il me restait à souhaiter qu'il y ait beaucoup de spectateurs le jour de mon exécution et qu'ils m'accueillent avec des cris de haine. Meursault est l'homme absurde. L'absurde - qui naît de la confrontation entre l'appel humain et le silence déraisonnable du monde, ce divorce enre l'homme et sa vie - n'a de sens que dans la mesure où l'on n'y consent pas. Mais l'homme absurde est celui qui affronte l'absurde sans en appeler à une éternité consolatrice et illusoire. Pour Camus, l'absurde ne réside pas dans le fait d'être de trop, mais dans le sentiment d'être étranger : Pour toujours je serai étranger à moi-même, et je vis dans un monde qui m'est étranger.</text:p>
          </table:table-cell>
          <table:table-cell table:style-name="ce6" office:value-type="string" calcext:value-type="string">
            <text:p>pauvre, -0.37, 0.2, None</text:p>
            <text:p>nu, 0.16, 0.2, None</text:p>
            <text:p>amoureux, 0.55, 0.6, None</text:p>
            <text:p>profonde, 0.26, 0.3, None</text:p>
            <text:p>tenace, -0.1, 0.3, None</text:p>
            <text:p>absolu, 0.0, 0.2, None</text:p>
            <text:p>étranger, -0.2, 0.3, None</text:p>
            <text:p>solitaire, -0.2, 0.1, None</text:p>
            <text:p>sensuelle, 0.6, 0.8, None</text:p>
            <text:p>plus, 0.15, 0.1, None</text:p>
            <text:p>coeur, 0.2, 0.0, None</text:p>
            <text:p>humain, 0.22, 0.1, None</text:p>
            <text:p>plus, 0.15, 0.1, None</text:p>
            <text:p>fraternel, 0.1, 0.3, None</text:p>
            <text:p>heureux, 0.7, 0.8, None</text:p>
            <text:p>beaucoup, 0.1, 0.1, None</text:p>
            <text:p>absurde, 0.4, 0.7, None</text:p>
            <text:p>absurde, 0.4, 0.7, None</text:p>
            <text:p>humain, 0.22, 0.1, None</text:p>
            <text:p>déraisonnable, 0.2, 0.4, None</text:p>
            <text:p>absurde, 0.4, 0.7, None</text:p>
            <text:p>trop, -0.25, 0.7, None</text:p>
            <text:p>étranger, -0.2, 0.3, None</text:p>
            <text:p>étranger, -0.2, 0.3, None</text:p>
            <text:p>étranger, -0.2,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2">
          <table:table-cell table:style-name="ce2" office:value-type="float" office:value="0.1284375" calcext:value-type="float">
            <text:p>0.1284375</text:p>
          </table:table-cell>
          <table:table-cell table:style-name="ce4" office:value-type="float" office:value="0.1796875" calcext:value-type="float">
            <text:p>0.1796875</text:p>
          </table:table-cell>
          <table:table-cell table:style-name="ce6" office:value-type="string" calcext:value-type="string">
            <text:p>Remarquable petit ouvrage qui vient nous rappeler – au moment ou plus aucun poilu survivant ne subsiste – les horreurs de la première guerre mondiale, celle de « 14 », il y a bientôt tout juste un siècle. Une écriture classique, où l’imparfait du subjonctif côtoie une ironie mordante, nous replonge dans un monde en noir et blanc où les certitudes des premiers jours (une victoire rapide) laissent petit à petit la place à une autre certitude unique : le carnage est apocalyptique et sans issue, aussi absurde qu’il est sanglant. Un extrait, pour compléter ce commentaire : On s’accroche à son fusil, à son couteau dont le métal oxydé, terni, bruni par les gaz ne luit plus qu’à peine sous l’éclat gelé des fusées éclairantes, dans l’air empesté par les chevaux décomposés, la putréfaction des hommes tombés puis, du côté de ceux qui tiennent encore à peu près droit dans la boue, l’odeur de leur pisse et de leur merde et de leur sueur, de leur crasse et de leur vomi, sans parler de cet effluve envahissant de rance, de moisi, de vieux, alors qu’on est en principe à l’air libre sur le front. Mais non : cela sent le renfermé jusque sur sa personne et en elle-même, à l’intérieur de soi, derrière les réseaux de barbelés croches de cadavres pourrissants et désarticulés qui servent parfois aux sapeurs à fixer les fils du téléphone – cela n’étant pas une tâche facile, les sapeurs transpirent de fatigue et de peur, ôtent leur capote pour travailler plus aisément, la suspendent à un bras qui, saillant du sol retourné, leur tient lieu de portemanteau. (pp. 78-79)</text:p>
          </table:table-cell>
          <table:table-cell table:style-name="ce6" office:value-type="string" calcext:value-type="string">
            <text:p>plus, 0.15, 0.1, None</text:p>
            <text:p>mondiale, 0.0, 0.0, None</text:p>
            <text:p>classique, 0.7, 0.2, None</text:p>
            <text:p>noir, -0.1, 0.1, None</text:p>
            <text:p>blanc, 0.05, 0.0, None</text:p>
            <text:p>rapide, 0.35, 0.4, None</text:p>
            <text:p>autre, -0.1, 0.0, None</text:p>
            <text:p>unique, 0.43, 0.5, None</text:p>
            <text:p>absurde, 0.4, 0.7, None</text:p>
            <text:p>plus, 0.15, 0.1, None</text:p>
            <text:p>peu, -0.05, 0.5, None</text:p>
            <text:p>vieux, 0.5, 0.3, None</text:p>
            <text:p>libre, 0.45, 0.3,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28461538462" calcext:value-type="float">
            <text:p>0.1284615385</text:p>
          </table:table-cell>
          <table:table-cell table:style-name="ce4" office:value-type="float" office:value="0.357692307692" calcext:value-type="float">
            <text:p>0.3576923077</text:p>
          </table:table-cell>
          <table:table-cell table:style-name="ce6" office:value-type="string" calcext:value-type="string">
            <text:p>Deux étudiants en philosophie quittent Paris pour créer le meilleur des mondes possibles,en reprenant la gérance d'un bar corse dont ils font un lieu de paix et d'amour jusqu'à ce que la misérable nature humaine ne rappelle que toute création engendre son autodestruction;de même les anciens ont-ils assisté à la chute des empires,en Algérie comme en Afrique Noire,sans prendre la mesure de leur effondrement progressif.Les démiurges ont échoué,et le royaume de Dieu n'est pas de ce monde. Remarquable roman,dont la parfaite construction allège le sens philosophique;l'auteur excelle à rendre humeurs,chairs et désirs à travers un grand style que peu maîtrisent aussi bien aujourd'hui.</text:p>
          </table:table-cell>
          <table:table-cell table:style-name="ce6" office:value-type="string" calcext:value-type="string">
            <text:p>humaine, 0.22, 0.1, None</text:p>
            <text:p>anciens, 0.04, 0.0, None</text:p>
            <text:p>parfaite, 0.8, 0.8, None</text:p>
            <text:p>grand, 0.3, 0.2,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2875" calcext:value-type="float">
            <text:p>0.12875</text:p>
          </table:table-cell>
          <table:table-cell table:style-name="ce4" office:value-type="float" office:value="0.375" calcext:value-type="float">
            <text:p>0.375</text:p>
          </table:table-cell>
          <table:table-cell table:style-name="ce6" office:value-type="string" calcext:value-type="string">
            <text:p>Art est un petit chef-d'oeuvre. Régal de drôlerie, autour d'un questionnement profond sur l'amitié et sur l'art. J'ai vu ou lu Art plusieurs fois, sans lassitude. Yasmina Reza n'a jamais fait mieux par la suite, elle s'est même -à mon sens- complètement fourvoyée en s'intéressant à un personnage aussi plat que Nicolas Sarkozy dans un roman dont le nom m'échappe. Mais on lui pardonne, puisqu'elle a écrit Art.</text:p>
          </table:table-cell>
          <table:table-cell table:style-name="ce6" office:value-type="string" calcext:value-type="string">
            <text:p>petit, 0.1, 0.1, None</text:p>
            <text:p>complètement, 0.1,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129259259259" calcext:value-type="float">
            <text:p>0.1292592593</text:p>
          </table:table-cell>
          <table:table-cell table:style-name="ce4" office:value-type="float" office:value="0.296296296296" calcext:value-type="float">
            <text:p>0.2962962963</text:p>
          </table:table-cell>
          <table:table-cell table:style-name="ce6" office:value-type="string" calcext:value-type="string">
            <text:p>Werber fait partie de ces auteurs dont beaucoup de gens entendent parler sans oser se lancer... c'est bien dommage. Je pense que ce Troisième Humanité est un bon moyen de découvrir l'auteur, le livre est très accessible et prenant, les 50 première pages sont déroutantes au possible (comment souvent on à pas envie de lâcher le livre !). L'encyclopédie est toujours un régal (même si certains articles sont dans pas mal de livres). Pour le lecteur qui découvrirais l’œuvre sachez que dans ce roman beaucoup d'allusions sont faites à d'autres romans précédents de l'auteur (les fourmis, le papillon des étoiles) peut être une bonne idée pour compléter votre bibliothèque ;) Après deux derniers livres très moyen Werber semble renouer avec ce qui fait son succès, vivement la suite (le 3 Octobre 2013 ?) Au niveau des regrets : la manière simple de se sortir de certaines situations le côté l'écologie pour les nuls une couverture pas forcément bien choisie...</text:p>
          </table:table-cell>
          <table:table-cell table:style-name="ce6" office:value-type="string" calcext:value-type="string">
            <text:p>beaucoup, 0.1, 0.1, None</text:p>
            <text:p>dommage, -0.3, 0.5, None</text:p>
            <text:p>bon, 0.7, 0.7, None</text:p>
            <text:p>moyen, -0.15, 0.1, None</text:p>
            <text:p>découvrir, 0.1, 0.0, None</text:p>
            <text:p>très accessible, 0.26, 0.5, None</text:p>
            <text:p>déroutantes, 0.1, 0.2, None</text:p>
            <text:p>possible !, 0.0, 0.3, None</text:p>
            <text:p>beaucoup, 0.1, 0.1, None</text:p>
            <text:p>autres, -0.1, 0.0, None</text:p>
            <text:p>bonne, 0.7, 0.7, None</text:p>
            <text:p>;), 0.25, 1.0, mood</text:p>
            <text:p>derniers, -0.29, 0.2, None</text:p>
            <text:p>très moyen, -0.3, 0.2, None</text:p>
            <text:p>simpl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29791666667" calcext:value-type="float">
            <text:p>0.1297916667</text:p>
          </table:table-cell>
          <table:table-cell table:style-name="ce4" office:value-type="float" office:value="0.2275" calcext:value-type="float">
            <text:p>0.2275</text:p>
          </table:table-cell>
          <table:table-cell table:style-name="ce6" office:value-type="string" calcext:value-type="string">
            <text:p>Le sujet est à la fois original et risqué... Il faut en effet du talent pour pouvoir rendre interessant l'histoire d'un homme à travers l'histoire de son corps... sans tomber dans le précis médical répétitif et ennuyeux.. Du talent, Daniel Pennac n'en manque certainement pas et même s'il ne peut éviter l'évidente baisse d'interêt en milieu de livre, en gros dans l'epoque 25-50 ans, il se sort plutôt brillament de la thématique choisie... Dans la premiere partie, on retrouve bien évidemment toute la découverte d'un corps d'un jeune adolescent, avec toutes les étapes et toutes le premières fois qu'on peut imaginer.. Suit une période moins prenante, où malgré quelques bonnes idées et surtout quelques bons mots, il ne se passe pas grand chose... Mais c'est dans l'après 50 ans que ce livre va prendre toute son ampleur, et où les émotions vont exploser.... La difficulté de ce livre (dans la thématique choisie) est de parvenir à raconter une histoire suffisamment profonde pour qu'on puisse s'attacher aux personnages... Daniel Pennac, contourne quelque peu cette difficulté, en ajoutant au journal lui-même, des notes adressées par le narrateur à sa fille, qui permettent de cadrer un peu l'histoire avec les événements principaux survenus à l'auteur du journal... Mais malgré cela, certains personnages (et non des moindres) peinent à prendre une vraie consistence (Mona, son épouse par exemple, ses enfants).... Pour d'autres par contre, comme Violette, son père ou son petit fils Gregoire, il parviendra à nous faire partager de réelles émotions et nous faire resentir combien ces personnes comptent... Le coté roue qui tourne, bilan de vie est également franchement réussi.. Au final, même s'il n'évite pas tous les écueils d'une telle thématique, ce livre est plutôt une réussite</text:p>
          </table:table-cell>
          <table:table-cell table:style-name="ce6" office:value-type="string" calcext:value-type="string">
            <text:p>original, 0.2, 0.6, None</text:p>
            <text:p>talent, 0.3, 0.05, None</text:p>
            <text:p>précis, 0.4, 0.35, None</text:p>
            <text:p>médical, 0.0, 0.0, None</text:p>
            <text:p>ennuyeux, -0.7, 0.85, None</text:p>
            <text:p>talent, 0.3, 0.05, None</text:p>
            <text:p>certainement pas, -0.05, 0.25, None</text:p>
            <text:p>évidente, 0.1, 0.1, None</text:p>
            <text:p>gros, 0.0, 0.2, None</text:p>
            <text:p>évidemment, 0.2, 0.4, None</text:p>
            <text:p>jeune, 0.32, 0.4, None</text:p>
            <text:p>premières, 0.5, 0.2, None</text:p>
            <text:p>bonnes, 0.7, 0.7, None</text:p>
            <text:p>bons, 0.7, 0.7, None</text:p>
            <text:p>pas grand, -0.15, 0.2, None</text:p>
            <text:p>profonde, 0.26, 0.3, None</text:p>
            <text:p>peu, -0.05, 0.5, None</text:p>
            <text:p>peu, -0.05, 0.5, None</text:p>
            <text:p>principaux, 0.1, 0.1, None</text:p>
            <text:p>moindres, -0.1, 0.15, None</text:p>
            <text:p>vraie, 0.05, 0.4, None</text:p>
            <text:p>autres, -0.1, 0.0, None</text:p>
            <text:p>réelles, 0.2, 0.1, None</text:p>
            <text:p>également, 0.2, 0.35, None</text:p>
            <text:p>final, -0.5,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3" calcext:value-type="float">
            <text:p>0.13</text:p>
          </table:table-cell>
          <table:table-cell table:style-name="ce4" office:value-type="float" office:value="0.246875" calcext:value-type="float">
            <text:p>0.246875</text:p>
          </table:table-cell>
          <table:table-cell table:style-name="ce6" office:value-type="string" calcext:value-type="string">
            <text:p>Lu et interprété en 1ère (il y a bien longtemps!), les commentaires me donnent envie de le relire! Il s'agit d'une pièce absurde, d'abord légère puis profondément angoissante avant un final désespérant. A l'époque, il avait fallu m'expliquer que les rhinocéros étaient une métaphore des dictatures du 20ème siècle. Il est sans aucun doute possible de relire ce chef d'oeuvre du théâtre en le plaçant dans notre contexte actuel. Quelle est notre attitude face à la tyrannie de la consommation à tout-va et de la dictature du paraître? Certains medias populaires ne véhiculent-ils pas un certain mode de pensée unique? Les dictatures tombées récemment ne laisseront-elles pas la place à d'autres dictatures? Bref, un moment de lecture très très riche en perspective! Si nous réapprenions à penser par nous-même?</text:p>
          </table:table-cell>
          <table:table-cell table:style-name="ce6" office:value-type="string" calcext:value-type="string">
            <text:p>absurde, 0.4, 0.7, None</text:p>
            <text:p>légère, 0.18, 0.2, None</text:p>
            <text:p>profondément angoissante, -0.54, -1.0, None</text:p>
            <text:p>final, -0.5, 0.15, None</text:p>
            <text:p>possible, 0.0, 0.3, None</text:p>
            <text:p>actuel, 0.1, 0.1, None</text:p>
            <text:p>populaires, 0.5, 0.5, None</text:p>
            <text:p>unique, 0.43, 0.5, None</text:p>
            <text:p>autres, -0.1, 0.0, None</text:p>
            <text:p>très très riche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 calcext:value-type="float">
            <text:p>0.13</text:p>
          </table:table-cell>
          <table:table-cell table:style-name="ce4" office:value-type="float" office:value="0.34375" calcext:value-type="float">
            <text:p>0.34375</text:p>
          </table:table-cell>
          <table:table-cell table:style-name="ce6" office:value-type="string" calcext:value-type="string">
            <text:p>Voyage au bout de la nuit. Inutile d'imaginer un parcours initiatique alambiqué vers une lumière salvatrice. Point d'aube ici, c'est <text:s/>Voyage au fond du trou , la tête la première. Il faut bien y réfléchir avant de lire le texte, réfléchir à ce qu'on est capable de voir et d'entendre à propos de sa propre misère, de la misère humaine et de ses impasses. Toutes les positions de repli méticuleusement démontées à mesure qu'on les imagine, il ne reste que le vide. Inutile de jeter un coup d'œil au manège lumineux qui étourdit ses foules et d'hurler à l'exagération en espérant quelque écho. Inutile de chercher dans les souvenirs un bonheur cohérent, ce ne sont que des répits saupoudrés : si la forêt est belle de loin, il suffit de s'approcher pour constater qu'il n'y a pas une feuille qui ne soit déchirée, tâchée, parasitée, promise à une pourriture omniprésente, quelques mètres au dessous.</text:p>
          </table:table-cell>
          <table:table-cell table:style-name="ce6" office:value-type="string" calcext:value-type="string">
            <text:p>capable, 0.35, 0.4, None</text:p>
            <text:p>propre, 0.33, 0.2, None</text:p>
            <text:p>humaine, 0.22, 0.1, None</text:p>
            <text:p>vide, -0.29, 0.3, None</text:p>
            <text:p>lumineux, 0.6, 0.5, None</text:p>
            <text:p>bonheur, 0.5, 0.0, None</text:p>
            <text:p>belle,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3" calcext:value-type="float">
            <text:p>0.13</text:p>
          </table:table-cell>
          <table:table-cell table:style-name="ce4" office:value-type="float" office:value="0.26" calcext:value-type="float">
            <text:p>0.26</text:p>
          </table:table-cell>
          <table:table-cell table:style-name="ce6" office:value-type="string" calcext:value-type="string">
            <text:p>Le texte correspond à l'édition de 1637, alors que l'édition la plus courante est celle de 1660. Cela devrait être mentionné sur la 4ème de couverture.</text:p>
          </table:table-cell>
          <table:table-cell table:style-name="ce6" office:value-type="string" calcext:value-type="string">
            <text:p>plus courante, 0.13, 0.26,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13" calcext:value-type="float">
            <text:p>0.13</text:p>
          </table:table-cell>
          <table:table-cell table:style-name="ce4" office:value-type="float" office:value="0.26" calcext:value-type="float">
            <text:p>0.26</text:p>
          </table:table-cell>
          <table:table-cell table:style-name="ce6" office:value-type="string" calcext:value-type="string">
            <text:p>Le texte correspond à l'édition de 1637, alors que l'édition la plus courante est celle de 1660. Cela devrait être mentionné sur la 4ème de couverture.</text:p>
          </table:table-cell>
          <table:table-cell table:style-name="ce6" office:value-type="string" calcext:value-type="string">
            <text:p>plus courante, 0.13, 0.26,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3125" calcext:value-type="float">
            <text:p>0.13125</text:p>
          </table:table-cell>
          <table:table-cell table:style-name="ce4" office:value-type="float" office:value="0.3" calcext:value-type="float">
            <text:p>0.3</text:p>
          </table:table-cell>
          <table:table-cell table:style-name="ce6" office:value-type="string" calcext:value-type="string">
            <text:p>Comme d'autres l'ont déjà écrit, la présentation de l'ouvrage est déplorable : un dictionnaire au format Poche… voilà un concept improbable : faire rentre un maximum de mots par page, au détriment du confort de lecture… Pour le fond, je ne vois pas ce que ce livre apporte par rapport à un — bon ! — dictionnaire des synonymes. Je regrette mon achat.</text:p>
          </table:table-cell>
          <table:table-cell table:style-name="ce6" office:value-type="string" calcext:value-type="string">
            <text:p>autres, -0.1, 0.0, None</text:p>
            <text:p>déplorable, -0.15, -0.3, None</text:p>
            <text:p>improbable, -0.1, 0.8, None</text:p>
            <text:p>bon !, 0.875,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31578947368" calcext:value-type="float">
            <text:p>0.1315789474</text:p>
          </table:table-cell>
          <table:table-cell table:style-name="ce4" office:value-type="float" office:value="0.336842105263" calcext:value-type="float">
            <text:p>0.3368421053</text:p>
          </table:table-cell>
          <table:table-cell table:style-name="ce6" office:value-type="string" calcext:value-type="string">
            <text:p>Mathias Enard n'en est pas à son premier forfait. Après Zone et Parle-leur de batailles, de rois et d'éléphants, il signe ici un nouveau roman où l'on retrouve son style incomparable, foisonnant et flamboyant. Mais cette fois-ci c'est au coeur de l'actualité qu'il situe ses personnages, celle des printemps arabe, des Indignés, de tous les espoirs déçus et de la folie Islamique, décrivant notre vieille europe qui se meurt, peu d'espoir certes dans son récit mais tellement de lucidité et de tendresse. Ses personnages sont attachants, bouleversants, révoltants même parfois. Sa prose si riche est fluide et limpide. C'est du grand art, de la vraie littérature. A lire impérativement.</text:p>
          </table:table-cell>
          <table:table-cell table:style-name="ce6" office:value-type="string" calcext:value-type="string">
            <text:p>nouveau, 0.34, 0.25, None</text:p>
            <text:p>incomparable, 0.1, 0.8, None</text:p>
            <text:p>coeur, 0.2, 0.0, None</text:p>
            <text:p>arabe, 0.0, 0.0, None</text:p>
            <text:p>peu, -0.05, 0.5, None</text:p>
            <text:p>tellement, 0.0, 0.6, None</text:p>
            <text:p>attachants, 0.23, 0.3, None</text:p>
            <text:p>riche, 0.45, 0.5, None</text:p>
            <text:p>fluide, 0.0, 0.0, None</text:p>
            <text:p>limpide, 0.0, 0.0, None</text:p>
            <text:p>grand, 0.3, 0.2, None</text:p>
            <text:p>vraie, 0.0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32" calcext:value-type="float">
            <text:p>0.132</text:p>
          </table:table-cell>
          <table:table-cell table:style-name="ce4" office:value-type="float" office:value="0.2" calcext:value-type="float">
            <text:p>0.2</text:p>
          </table:table-cell>
          <table:table-cell table:style-name="ce6" office:value-type="string" calcext:value-type="string">
            <text:p>j'a decouvert katerine pancol par hasard etant avide de livre j'ai donc decouvert cette auteur en lisant la section culture du point ou l'express. j'ai lu l'article j'ai été piqué d'un interet j'ai découvert qu'en fait les écureuils de central park sont triste le lundi etait le 3e volume d'une saga et j'ai acheter ce livre pour voir et bien en fait je viens de commander le 2eme alors certains disent que les personnages sont surfait pas crédibles mais en fait ils sont nous - c'est peut etre pour cela que certains n'ont pas apprécié. moi je recommande cette saga - c'est frais fluide on rigole - c'est pas prise de tete comme dirait mon fils et voila un BON MOMENT LECTURE-</text:p>
          </table:table-cell>
          <table:table-cell table:style-name="ce6" office:value-type="string" calcext:value-type="string">
            <text:p>avide, 0.4, 0.3, None</text:p>
            <text:p>central, 0.05, 0.0, None</text:p>
            <text:p>triste, -0.3, 0.6, None</text:p>
            <text:p>recommande, 0.2, 0.0, None</text:p>
            <text:p>fluid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7">
          <table:table-cell table:style-name="ce2" office:value-type="float" office:value="0.132188118812" calcext:value-type="float">
            <text:p>0.1321881188</text:p>
          </table:table-cell>
          <table:table-cell table:style-name="ce4" office:value-type="float" office:value="0.298861386139" calcext:value-type="float">
            <text:p>0.2988613861</text:p>
          </table:table-cell>
          <table:table-cell table:style-name="ce6" office:value-type="string" calcext:value-type="string">
            <text:p>Pour mettre les choses au clair, je ne ferai pas partie des détracteurs de ce nouveau roman du maître du thriller français. Et oui, ça y est, je viens de lâcher le mot : thriller. Les Chattamistes de la faction la plus dure encensent souvent l'auteur dans ce genre. On l'a connu en effet dans son excellente trilogie du Mal, que j'ai personnellement adorée et dévorée. Mais c'est oublier que le premier genre dans lequel l'auteur se fit connaître, sous le pseudonyme de Maxime Williams, fut le fantastique, avec Le cinquième règne. Et une chose est sûre, même si l'on sentait y poindre des accents à la Stéphen King, force était de constater que pour un premier roman, Chattam s'en sortait plutôt bien. Et voilà que Maxime renouvelle son écriture dans ce genre. Et là, on entend déjà les hauts-cris de ceux qui pensent que Maxime s'égare, que Maxime s'échoue dans un genre qui ne lui convient pas, que Maxime écrit un roman bien en-dessous de ce qu'il est capable de faire. Que nenni, chers lecteurs. Maxime propose simplement quelque chose de différent. Mais « différent » signifie pour beaucoup « moins bien ». Eh bien pas en ce qui me concerne. J'ai bien aimé ce nouveau roman, même si quelques points m'ont un peu ennuyée. Alors je rentre dans les détails... Le sujet d'Autre-Monde ne me séduisait guère au départ, je dois l'avouer : une Grande Tempête, le soir du 26 décembre, lance ses éclairs bleus sur le monde. De longs filaments électriques, comme munis de doigts étranges, viennent fouiller la Terre et les buildings de Manhattan... Encore une fois, un petit côté Stephen King style La tempête du siècle (et d'ailleurs, je pense que l'auteur lui-même s'en amuse puisqu'il n'hésite pas à placer entre les mains de son héros un livre du maître King en personne...). Mais encore une fois, la comparaison s'arrête là. Au lendemain de la tempête, tout a changé. Rien ne sera plus pareil sur la Terre. Car cette dernière s'est rebellée et seuls les enfants peuvent aujourd'hui prétendre à trouver leur place dans ce nouveau monde. Et c'est là où on retrouve les mêmes ingrédients que pour son premier roman fantastique : des héros adolescents. Ce qui semble apparemment être l'élément qui déplaît le plus aux afficionados de Chattam. Pourtant, celui-ci a réussi à faire un héros attachant, Matt, secondé par son ami Tobias, et une chienne peu ordinaire, Plume. Petit groupe auquel viendra s'adjoindre un troisième personnage, et avec lequel l'Alliance des trois, sous-titre su roman, pourra se faire. Alors pour le coup, c'est vrai qu'Autre-Monde se rapprocherait davantage de la littérature de jeunesse. Mais comme je suis une lectrice habituelle de ce genre de livre, j'ai complètement adhéré à l'histoire et à l'univers construit. On reconnaît l'inventivité de Chattam dans la créature maléfique qui semble poursuivre Matt, ou encore dans les ennemis, Cyniks, Gloutons ou Echassiers... La première partie du livre m'a complètement emballée. La Chattam touch est là : des chapitres courts qui s'enchaînent dans un rythme haletant. La seconde partie, sur l'île, est plus lente, et j'ai parfois trouvé certaines longueurs, mais on y retrouve aussi une vraie maîtrise du suspens. Même si certains retournements de situations sont ou bien assez prévisibles, ou bien assez convenus. Mais l'ensemble possède une certaine originalité, comme un nouveau Sa majesté des mouches de William Golding. L'ensemble est vraiment très agréable à lire, et je me dis que vraiment, même quand Maxime Chattam change de genre, j'aime bien. J'attends maintenant de voir la suite, car pour l'instant, certains éléments de l'intrigue sont encore un peu nébuleux et je ne vois pas trop où Maxime Chattam veut nous emmener. Mais je lui fais confiance. Je suis sûre qu'il va nous concocter une trilogie aux petits oignons. Moi aussi je vais suivre les scarabées... Autre-Monde est un roman que l'on peut donc proposer à un public adolescent sans problème, mais que les adultes ne devraient pas bouder non plus. J'ai pris vraiment beaucoup de plaisir avec ce roman. Et pour moi, sans conteste, le fantastique est un genre qui sied parfaitement au maître du thriller. Qui a dit que lorsqu'on excellait dans un domaine, on devait forcément être moins bon dans un autre ? Après tout, le style Chattam est là. L'univers Chattam est là. Le suspens Chattam est là. Que demande le peuple ? Il ne faut pas vouloir toujours être plus royaliste que le Roi... Juste une dernière chose : quelle est cette fantaisie de l'éditeur d'avoir laissé une marge qui m'a semblé absolument énorme entre le haut de page et le début du texte typographié ? Certes, l'ouvrage aurait comporté moins de pages. Je n'y vois qu'une réponse, et qui revient à penser que décidément, on a peur d'effrayer les fans : Chattam a l'habitude de concocter des pavés... Cela aurait-il fait peur que l'ouvrage soit moins épais ? Allez, fans de Chattam et autres lecteurs encore non-conquis : fi des préjugés et laissez-vous tenter...</text:p>
          </table:table-cell>
          <table:table-cell table:style-name="ce6" office:value-type="string" calcext:value-type="string">
            <text:p>clair, 0.28, 0.1, None</text:p>
            <text:p>nouveau, 0.34, 0.25, None</text:p>
            <text:p>français, 0.2, 0.0, None</text:p>
            <text:p>plus, 0.15, 0.1, None</text:p>
            <text:p>excellente, 0.5, 0.9, None</text:p>
            <text:p>fantastique, 1.0, 1.0, None</text:p>
            <text:p>sûre, 0.2, 0.5, None</text:p>
            <text:p>capable, 0.35, 0.4, None</text:p>
            <text:p>chers, -0.21, 0.4, None</text:p>
            <text:p>simplement, 0.2, 0.35, None</text:p>
            <text:p>différent, 0.4, 0.15, None</text:p>
            <text:p>différent, 0.4, 0.15, None</text:p>
            <text:p>beaucoup, 0.1, 0.1, None</text:p>
            <text:p>nouveau, 0.34, 0.25, None</text:p>
            <text:p>peu, -0.05, 0.5, None</text:p>
            <text:p>bleus, 0.04, 0.0, None</text:p>
            <text:p>longs, -0.4, 0.1, None</text:p>
            <text:p>électriques, -0.15, 0.1, None</text:p>
            <text:p>étranges, -0.5, 0.2, None</text:p>
            <text:p>petit, 0.1, 0.1, None</text:p>
            <text:p>plus, 0.15, 0.1, None</text:p>
            <text:p>seuls, -0.1, 0.2, None</text:p>
            <text:p>nouveau, 0.34, 0.25, None</text:p>
            <text:p>mêmes, 0.0, 0.5, None</text:p>
            <text:p>fantastique, 1.0, 1.0, None</text:p>
            <text:p>plus, 0.15, 0.1, None</text:p>
            <text:p>peu ordinaire, -0.1, 0.15, None</text:p>
            <text:p>habituelle, -0.05, 0.0, None</text:p>
            <text:p>complètement, 0.1, 0.75, None</text:p>
            <text:p>complètement, 0.1, 0.75, None</text:p>
            <text:p>courts, -0.1, 0.1, None</text:p>
            <text:p>haletant, 0.1, 0.7, None</text:p>
            <text:p>plus lente, -0.546, 0.52, None</text:p>
            <text:p>vraie, 0.05, 0.4, None</text:p>
            <text:p>nouveau, 0.34, 0.25, None</text:p>
            <text:p>vraiment très agréable, 1.0, 1.0, None</text:p>
            <text:p>vraiment, 0.0, 0.5, None</text:p>
            <text:p>aime, 0.6, 0.6, None</text:p>
            <text:p>peu, -0.05, 0.5, None</text:p>
            <text:p>pas trop, 0.125, 0.7, None</text:p>
            <text:p>sûre, 0.2, 0.5, None</text:p>
            <text:p>petits, 0.1, 0.1, None</text:p>
            <text:p>public, 0.0, 0.0, None</text:p>
            <text:p>non plus, -0.075, 0.1, None</text:p>
            <text:p>vraiment beaucoup plaisir, 0.18, 0.0, None</text:p>
            <text:p>fantastique, 1.0, 1.0, None</text:p>
            <text:p>parfaitement, 0.25, 0.8, None</text:p>
            <text:p>bon, 0.7, 0.7, None</text:p>
            <text:p>autre, -0.1, 0.0, None</text:p>
            <text:p>plus, 0.15, 0.1, None</text:p>
            <text:p>dernière, -0.29, 0.2, None</text:p>
            <text:p>absolument énorme, 0.44, 1.0,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132589285714" calcext:value-type="float">
            <text:p>0.1325892857</text:p>
          </table:table-cell>
          <table:table-cell table:style-name="ce4" office:value-type="float" office:value="0.214285714286" calcext:value-type="float">
            <text:p>0.2142857143</text:p>
          </table:table-cell>
          <table:table-cell table:style-name="ce6" office:value-type="string" calcext:value-type="string">
            <text:p>« 12 ans, 11 mois, 18 jours, Je n'aurai plus peur, je n'aurai plus peur, je n'aurai plus peur, je n'aurai plus jamais peur »dit le petit garçon parlant à l'oreille de son doudou-Dodo. Aborder un sujet périlleux s'il en est, sans être ni leste, ni graveleux (songez à certaines émissions aux heures de grande écoute à la radio), relève de l'exploit par les temps qui courent. Ni grossier, ni vulgaire, Pennac évite ce piège avec tendresse, amusement et pédagogie. Simplement, il imagine ce que pourrait confier à son journal, un corps de sexe masculin, de la préadolescence jusqu'au dernier souffle de sa vie. Grand chambardement quand l'enfant constate qu'il est un homme, un beau matin, au saut du lit (mon Dieu, mon Dieu !). Suivent toutes les « premières fois » (flirt, femme aimée, dernière amante sur le tard). Car le corps imprime si bien les émotions, qu'il ne peut tout garder pour lui...Et elle parle si bien cette fichue carcasse ! « Nos yeux, nos oreilles, notre odorat, notre goût diffèrent, créent autant de vérités qu'il y a d'hommes sur la terre ». Guy de Maupassant : Pierre et Jean.)</text:p>
          </table:table-cell>
          <table:table-cell table:style-name="ce6" office:value-type="string" calcext:value-type="string">
            <text:p>plus, 0.15, 0.1, None</text:p>
            <text:p>plus, 0.15, 0.1, None</text:p>
            <text:p>plus, 0.15, 0.1, None</text:p>
            <text:p>plus jamais, -0.075, 0.1, None</text:p>
            <text:p>petit, 0.1, 0.1, None</text:p>
            <text:p>ni graveleux, 0.075, -0.3, None</text:p>
            <text:p>grande, 0.3, 0.2, None</text:p>
            <text:p>grossier, 0.3, 0.65, None</text:p>
            <text:p>ni vulgaire, 0.35, 0.85, None</text:p>
            <text:p>masculin, 0.0, 0.1, None</text:p>
            <text:p>dernier !, -0.3625, 0.2, None</text:p>
            <text:p>premières, 0.5, 0.2, None</text:p>
            <text:p>dernière, -0.29, 0.2, None</text:p>
            <text:p>fichue !, -0.31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2666666667" calcext:value-type="float">
            <text:p>0.1326666667</text:p>
          </table:table-cell>
          <table:table-cell table:style-name="ce4" office:value-type="float" office:value="0.338666666667" calcext:value-type="float">
            <text:p>0.3386666667</text:p>
          </table:table-cell>
          <table:table-cell table:style-name="ce6" office:value-type="string" calcext:value-type="string">
            <text:p>J'avais acheté ce roman paru chez Minuit après avoir écouté une interview de l'auteure sur France Inter qui m'avait mise en appétit. Peut-être en attendais-je trop, en tout cas j'ai été très déçue.L'intrigue ne tient pas vraiment la route car tout est perpétuellement remis en cause et on finit par s'y perdre. Et puis surtout on se croirait de retour dans <text:s/>Le Nouveau Roman <text:s/>des années 50, j'ai retrouvé au début le même parti-pris d'écriture que dans <text:s/>La Modification de Michel Butor, roman que j'avais aimé, certes, mais il ne me parait pas très créatif de reprendre de vieilles recettes et ce qui était totalement novateur au siècle précédent ne l'est plus guère aujourd'hui.Il s'agit, je crois, d'un 1er roman, j'espère que Julia DECK trouvera un ton plus personnel et un style moins fabriqué si elle doit persévérer dans l'écriture romanesque.</text:p>
          </table:table-cell>
          <table:table-cell table:style-name="ce6" office:value-type="string" calcext:value-type="string">
            <text:p>trop, -0.25, 0.7, None</text:p>
            <text:p>très, 0.01, 0.65, None</text:p>
            <text:p>pas vraiment, -0.0, 0.5, None</text:p>
            <text:p>pas très, -0.005, 0.65, None</text:p>
            <text:p>vieilles, 0.5, 0.3, None</text:p>
            <text:p>totalement, 0.1, 0.75, None</text:p>
            <text:p>plus, 0.15, 0.1, None</text:p>
            <text:p>plus, 0.15, 0.1, None</text:p>
            <text:p>romanesque, 0.0,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133076923077" calcext:value-type="float">
            <text:p>0.1330769231</text:p>
          </table:table-cell>
          <table:table-cell table:style-name="ce4" office:value-type="float" office:value="0.334615384615" calcext:value-type="float">
            <text:p>0.3346153846</text:p>
          </table:table-cell>
          <table:table-cell table:style-name="ce6" office:value-type="string" calcext:value-type="string">
            <text:p>C'est vraiment le roman d'été sympa qui ne prend pas la tete mais on passe quand meme un bon moment .C'est en un peu moins bien <text:s/>Ensemble c'est tout mais c'est le meme esprit .Une jeune femme se sépare de son mari, essaie de s'en sortir tant au niveau familial que financier, et finit par se trouver elle- meme et trouver un sens à sa vie;les personnages sont bien vus et attachants . La suite vient de sortir:je l'achèterai.</text:p>
          </table:table-cell>
          <table:table-cell table:style-name="ce6" office:value-type="string" calcext:value-type="string">
            <text:p>vraiment, 0.0, 0.5, None</text:p>
            <text:p>sympa, 0.2, 0.2, None</text:p>
            <text:p>bon, 0.7, 0.7, None</text:p>
            <text:p>peu, -0.05, 0.5, None</text:p>
            <text:p>jeune, 0.32, 0.4, None</text:p>
            <text:p>familial, 0.1, 0.0, None</text:p>
            <text:p>attachants, 0.23,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3214285714" calcext:value-type="float">
            <text:p>0.1332142857</text:p>
          </table:table-cell>
          <table:table-cell table:style-name="ce4" office:value-type="float" office:value="0.246428571429" calcext:value-type="float">
            <text:p>0.2464285714</text:p>
          </table:table-cell>
          <table:table-cell table:style-name="ce6" office:value-type="string" calcext:value-type="string">
            <text:p>Ça y est ! J'ai enfin reçu l'inspiration ! J'ai lu ce livre durant mes vacances mais en choisissant un moment de semi-autisme(avant le dodo-time) pour m'immerger dans ce climat particulier duquel je ne voulais pas être distraite par la légèreté de la réalité des plages etc. Aujourd'hui je dis que c'est splendide ! Tous les étages de la société sont décrits, la ménagère, la vendeuse, le logicien, le vieux monsieur, bref ... et tous acceptent l'inacceptable ! J'avais bien compris la parabole de la résistance et le désir de ne pas vouloir suivre la multitude mais pourquoi le choix du rhinocéros ? A présent j'ai tout compris et je dis c'est surtout pas autre chose ( la force, la difficulté d'y résister,la peur, la couleur des uniformes ...) Le thème de la solitude de l homme lucide, la difficulté d'avoir raison seul. Le groupe protège mais est ce que la majorité fait obligatoirement la vérité ?</text:p>
          </table:table-cell>
          <table:table-cell table:style-name="ce6" office:value-type="string" calcext:value-type="string">
            <text:p>splendide !, 1.0, 1.0, None</text:p>
            <text:p>vieux !, 0.625, 0.3, None</text:p>
            <text:p>pas autre, 0.05, 0.0, None</text:p>
            <text:p>lucide, 0.2,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34" calcext:value-type="float">
            <text:p>0.134</text:p>
          </table:table-cell>
          <table:table-cell table:style-name="ce4" office:value-type="float" office:value="0.102" calcext:value-type="float">
            <text:p>0.102</text:p>
          </table:table-cell>
          <table:table-cell table:style-name="ce6" office:value-type="string" calcext:value-type="string">
            <text:p>Bonjour, J'ai acheté ce livre pour ma fille qui est lycéenne en terminale littéraire. Il manque 3 chaptires à ce livre, ce qui est fort embêtant pour préparer son épreuve. Sera-t-il possible de nous le rembourser ? Merci.</text:p>
          </table:table-cell>
          <table:table-cell table:style-name="ce6" office:value-type="string" calcext:value-type="string">
            <text:p>littéraire, 0.1, 0.0, None</text:p>
            <text:p>possible, 0.0, 0.3,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134038461538" calcext:value-type="float">
            <text:p>0.1340384615</text:p>
          </table:table-cell>
          <table:table-cell table:style-name="ce4" office:value-type="float" office:value="0.265384615385" calcext:value-type="float">
            <text:p>0.2653846154</text:p>
          </table:table-cell>
          <table:table-cell table:style-name="ce6" office:value-type="string" calcext:value-type="string">
            <text:p>J aime beaucoup les livres de V Saubade en general, j ai tout lu! Mais la, je trouve l histoire simplette, peu realiste, et un peu mievre! On devine la fin avant qu elle n arrive, tout est trop edulcoré. L humour et le cynisme de l auteur sont sa force, mais dans cette histoire, nous ne sentons pas tout ca! Lisez Marche arriere qui est genial! ou les <text:s/>petites soeurs! Je suis decue.</text:p>
          </table:table-cell>
          <table:table-cell table:style-name="ce6" office:value-type="string" calcext:value-type="string">
            <text:p>aime, 0.6, 0.6, None</text:p>
            <text:p>beaucoup, 0.1, 0.1, None</text:p>
            <text:p>general !, 0.0, 0.0, None</text:p>
            <text:p>peu, -0.05, 0.5, None</text:p>
            <text:p>peu !, -0.0375, 0.0, None</text:p>
            <text:p>trop ! !, -0.390625, 0.7, None</text:p>
            <text:p>petites !, 0.12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34090909091" calcext:value-type="float">
            <text:p>0.1340909091</text:p>
          </table:table-cell>
          <table:table-cell table:style-name="ce4" office:value-type="float" office:value="0.359090909091" calcext:value-type="float">
            <text:p>0.3590909091</text:p>
          </table:table-cell>
          <table:table-cell table:style-name="ce6" office:value-type="string" calcext:value-type="string">
            <text:p>Camus met en exergue à travers cette oeuvre magistrale, qu'un homme peut être condamné à mort pour n'avoir pas pleuré à l'enterrement de sa mère. C'est à dire que la justice juge les moeurs de Mersault au lieu de le juger pour le crime qu'il a commis. Meursault est l'archétype du pauvre type qui vit sans se poser de questions et qui ne comprend pas les choses qui l'entourent. Il n'est pas mauvais, il est juste à côté de la vie. La justice condamne surtout sa marginalité et son immoralisme: Meursault ne correspond pas à l'image du citoyen exemplaire, c'est pour cela qu'il est condamné; il devient la tête de turc idéal de la société. Camus pose ici un problème qui est très dérangeant dans la société dans laquelle on vit. C'est avec virtuosité et un style particulier que celui-ci met en avant les failles d'un sytème. Une oeuvre incroyablement forte .</text:p>
          </table:table-cell>
          <table:table-cell table:style-name="ce6" office:value-type="string" calcext:value-type="string">
            <text:p>pauvre, -0.37, 0.2, None</text:p>
            <text:p>pas mauvais, 0.355, 0.8, None</text:p>
            <text:p>exemplaire, 0.3, 0.9, None</text:p>
            <text:p>turc, 0.0, 0.0,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4090909091" calcext:value-type="float">
            <text:p>0.1340909091</text:p>
          </table:table-cell>
          <table:table-cell table:style-name="ce4" office:value-type="float" office:value="0.359090909091" calcext:value-type="float">
            <text:p>0.3590909091</text:p>
          </table:table-cell>
          <table:table-cell table:style-name="ce6" office:value-type="string" calcext:value-type="string">
            <text:p>Camus met en exergue à travers cette oeuvre magistrale, qu'un homme peut être condamné à mort pour n'avoir pas pleuré à l'enterrement de sa mère. C'est à dire que la justice juge les moeurs de Mersault au lieu de le juger pour le crime qu'il a commis. Meursault est l'archétype du pauvre type qui vit sans se poser de questions et qui ne comprend pas les choses qui l'entourent. Il n'est pas mauvais, il est juste à côté de la vie. La justice condamne surtout sa marginalité et son immoralisme: Meursault ne correspond pas à l'image du citoyen exemplaire, c'est pour cela qu'il est condamné; il devient la tête de turc idéal de la société. Camus pose ici un problème qui est très dérangeant dans la société dans laquelle on vit. C'est avec virtuosité et un style particulier que celui-ci met en avant les failles d'un sytème. Une oeuvre incroyablement forte .</text:p>
          </table:table-cell>
          <table:table-cell table:style-name="ce6" office:value-type="string" calcext:value-type="string">
            <text:p>pauvre, -0.37, 0.2, None</text:p>
            <text:p>pas mauvais, 0.355, 0.8, None</text:p>
            <text:p>exemplaire, 0.3, 0.9, None</text:p>
            <text:p>turc, 0.0, 0.0,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6">
          <table:table-cell table:style-name="ce2" office:value-type="float" office:value="0.13462962963" calcext:value-type="float">
            <text:p>0.1346296296</text:p>
          </table:table-cell>
          <table:table-cell table:style-name="ce4" office:value-type="float" office:value="0.287037037037" calcext:value-type="float">
            <text:p>0.287037037</text:p>
          </table:table-cell>
          <table:table-cell table:style-name="ce6" office:value-type="string" calcext:value-type="string">
            <text:p>Superbe roman qui raconte l'histoire d'un enfant Michel dans les années soixante pendant la guerre d'Algérie, de son frère, de sa sœur, de ses amis, de ses parents et surtout de ces exilés pour la plupart des pays de l'est qui se retrouvent dans un café. Chacun d'eux a vécu une histoire souvent difficile liée au contexte politique de l'époque. Michel va se lier d'amitiés avec ces hommes qui l'adoptent et l'aiment en retour, il va découvrir leur passé, leurs malheurs, le drame qui les tient et la fin tragique pour l'un d'entre eux. Cette histoire se déroule à Paris sur fond de musique rock, les rues, les quartiers nous plongent dans cette ambiance des années soixante, Michel et ses amis croisent Jean Paul Sartres, Kessel qui partagent l'ambiance haut en couleur de ce café et de cette arrière salle où se déroulent des parties d'échecs magistrales. Chaque personnage est important même le patron du bar, sa femme et le serveur. L'alcool imbibe les esprits et libère la parole. Michel vit également des drames personnels et familiaux ; en grandissant il découvre l'amour, l'amitié, la séparation. Ce livre est un véritable tourbillon de vie, d'amour de drames, tous les personnages sont attachants et on est séduit par ce jeune qui n'a pas son pareil au baby foot et qui dévore les livres et va au cinéma d'art et d'essais. L'auteur parvient avec talent et un sens du récit foisonnant à capter notre attention de la première page à la dernière. Un pavé parisien qui vous tient en haleine du début à la fin. Bravo !</text:p>
          </table:table-cell>
          <table:table-cell table:style-name="ce6" office:value-type="string" calcext:value-type="string">
            <text:p>difficile, -0.5, 0.4, None</text:p>
            <text:p>politique, 0.0, 0.0, None</text:p>
            <text:p>découvrir, 0.1, 0.0, None</text:p>
            <text:p>tragique, -0.4, 1.0, None</text:p>
            <text:p>arrière, 0.0, 0.0, None</text:p>
            <text:p>également, 0.2, 0.35, None</text:p>
            <text:p>personnels, 0.05, 0.1, None</text:p>
            <text:p>familiaux, 0.1, 0.0, None</text:p>
            <text:p>véritable, 0.2, 0.45, None</text:p>
            <text:p>attachants, 0.23, 0.3, None</text:p>
            <text:p>jeune, 0.32, 0.4, None</text:p>
            <text:p>talent, 0.3, 0.05, None</text:p>
            <text:p>dernière, -0.29, 0.2, None</text:p>
            <text:p>parisien !,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135535714286" calcext:value-type="float">
            <text:p>0.1355357143</text:p>
          </table:table-cell>
          <table:table-cell table:style-name="ce4" office:value-type="float" office:value="0.376785714286" calcext:value-type="float">
            <text:p>0.3767857143</text:p>
          </table:table-cell>
          <table:table-cell table:style-name="ce6" office:value-type="string" calcext:value-type="string">
            <text:p>Voici l'incarnation parfaite du roman à l'eau de rose version XXIe siècle. Amoureux d'intrigues policières et de thrillers, passez votre chemin, ici le suspense ultime consiste avant tout à savoir avec qui Samantha va finir. Cousu de fil blanc d'un bout à l'autre, ce roman se laisse néanmoins lire, malgré les caractères terriblement stéréotypés des personnages , les situations convenues et l'humour un peu artificiel (le flegme britannique en prend un sacré coup, d'ailleurs). Avec cette variation du roman de gare sur le thème Bridget Jones mène l'enquête, la littérature est mise à mal, le féminisme est piétiné sans vergogne (bonjour la lecture genrée...) et le lecteur (pardon, la lectrice, évidemment !) ne ressent qu'un sentiment de malaise, d'ennui et de déjà-vu. Le seul élément marquant de ce roman est peut-être le goût immodéré des personnages pour le thé (environ une tasse par page, gare à l'indigestion), sans doute parce que, dans l'esprit de l'auteur, tous les Anglais boivent du thé dès qu'ils ont, au choix, un invité, un coup de blues, une peine de cœur, ou un moment de libre. En somme, un roman distrayant mais parfaitement dispensable, sympathique mais complètement tiré par les cheveux (la fin est, à ce titre, risible), léger mais souvent vain, ce qui en fait un parfait scénario de comédie romantique à l'américaine.</text:p>
          </table:table-cell>
          <table:table-cell table:style-name="ce6" office:value-type="string" calcext:value-type="string">
            <text:p>parfaite, 0.8, 0.8, None</text:p>
            <text:p>rose, 0.08, 0.1, None</text:p>
            <text:p>ultime, 0.6, 0.6, None</text:p>
            <text:p>blanc, 0.05, 0.0, None</text:p>
            <text:p>autre, -0.1, 0.0, None</text:p>
            <text:p>terriblement, -0.3, 0.8, None</text:p>
            <text:p>peu artificiel, -0.05, 0.0, None</text:p>
            <text:p>britannique, 0.07, 0.0, None</text:p>
            <text:p>évidemment ! ne, -0.125, 0.4, None</text:p>
            <text:p>seul, -0.1, 0.2, None</text:p>
            <text:p>libre, 0.45, 0.3, None</text:p>
            <text:p>parfaitement, 0.25, 0.8, None</text:p>
            <text:p>sympathique, 0.6, 0.7, None</text:p>
            <text:p>complètement, 0.1, 0.75, None</text:p>
            <text:p>léger, 0.18, 0.2, None</text:p>
            <text:p>vain, -0.3, 0.7, None</text:p>
            <text:p>parfait, 0.8, 0.8, None</text:p>
            <text:p>romantique, 0.4, 0.7, None</text:p>
            <text:p>américaine, 0.08,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135714285714" calcext:value-type="float">
            <text:p>0.1357142857</text:p>
          </table:table-cell>
          <table:table-cell table:style-name="ce4" office:value-type="float" office:value="0.221428571429" calcext:value-type="float">
            <text:p>0.2214285714</text:p>
          </table:table-cell>
          <table:table-cell table:style-name="ce6" office:value-type="string" calcext:value-type="string">
            <text:p>UN PETIT LIVRE BIEN ECRIT ... C EST POUR CA QU 'IL FAUT TOUJOURS GARDER ESPOIR ... la vie met des personnes sur notre chemin .... et la sagesse de cet homme montre a l' occidental , de regarder et d' agir differament .. j' ai passer un bon moment et a la fin du livre ,j' aimerais bien rencontrer ce sage a bali ....</text:p>
          </table:table-cell>
          <table:table-cell table:style-name="ce6" office:value-type="string" calcext:value-type="string">
            <text:p>occidental, 0.05, 0.0, None</text:p>
            <text:p>bon,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137037037037" calcext:value-type="float">
            <text:p>0.137037037</text:p>
          </table:table-cell>
          <table:table-cell table:style-name="ce4" office:value-type="float" office:value="0.172222222222" calcext:value-type="float">
            <text:p>0.1722222222</text:p>
          </table:table-cell>
          <table:table-cell table:style-name="ce6" office:value-type="string" calcext:value-type="string">
            <text:p>Alexandre Yersin est né en Suisse, en 1863. Après avoir fait ses études de médecine en Allemagne, il choisit de venir travailler en France à l'Institut Pasteur et intègre l'équipe de Louis Pasteur. Avec l'aide de Roux, il découvre la toxine diphtérique. Mais c'est à Hong Kong où il vit désormais , qu'il découvre le bacille de la peste, ce qui lui vaudra de rester, du moins au sein de la communauté scientifique , célèbre. Puis ce sera le vaccin. Cependant, ni la carrière de chercheur ni celle de savant ne parvienne à l'intéresser.C'est un explorateur , un voyageur avant tout et c'est là que réside tout l'intérêt et la force de ce roman. Il est fasciné par toutes les nouveautés , qu'elles soient du domaine de la botanique, de la mécanique ou météorologiques. Il sera le premier producteur de caoutchouc en Asie ainsi que celui qui essaiera de cultiver l'arbre à quinine. Alexandre Yersin traverse les deux guerres mondiales sans prendre part aux conflits mais n'est pas indifférent au sort des civils ni des soldats. Il sait que le destin des Juifs en Europe va prendre un tournant tragique lui qui, pendant ses études de médecine en Allemagne, a pu constater avec effroi la discrimination dont ses derniers étaient déjà l'objet. A travers la vie d'Yersin et de ses découvertes, c'est l'histoire de deux siècles, le 19ème et le 20ème qui se déroule sous nos yeux: découvertes médicales, techniques, transformation de Paris et rencontre des futurs poètes et grand hommes du siècle dernier.Grâce à Patrick Deville , nous sommes plongés au coeur même de l'Histoire. Un voyage que nous ne pouvions refuser. Alexandre Yersin est désormais connu et reconnu pour notre plus grand bonheur de lecteur.</text:p>
          </table:table-cell>
          <table:table-cell table:style-name="ce6" office:value-type="string" calcext:value-type="string">
            <text:p>célèbre, 0.15, 0.5, None</text:p>
            <text:p>savant, 0.5, 0.3, None</text:p>
            <text:p>mécanique, 0.0, 0.0, None</text:p>
            <text:p>mondiales, 0.0, 0.0, None</text:p>
            <text:p>pas indifférent, 0.2, 0.4, None</text:p>
            <text:p>tragique, -0.4, 1.0, None</text:p>
            <text:p>derniers, -0.29, 0.2, None</text:p>
            <text:p>médicales, 0.0, 0.0, None</text:p>
            <text:p>futurs, 0.0, 0.0, None</text:p>
            <text:p>grand, 0.3, 0.2, None</text:p>
            <text:p>coeur, 0.2, 0.0, None</text:p>
            <text:p>plus grand, 0.39, 0.26,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4">
          <table:table-cell table:style-name="ce2" office:value-type="float" office:value="0.137426470588" calcext:value-type="float">
            <text:p>0.1374264706</text:p>
          </table:table-cell>
          <table:table-cell table:style-name="ce4" office:value-type="float" office:value="0.324117647059" calcext:value-type="float">
            <text:p>0.3241176471</text:p>
          </table:table-cell>
          <table:table-cell table:style-name="ce6" office:value-type="string" calcext:value-type="string">
            <text:p>Commencé entre Gap et Grenoble, dévoré puis terminé entre Grenoble et Paris, ce roman est absolument fantastique. Musso oublie ici sa touche de fantastique (la vie après la mort, le voyage dans le temps, les messagers et les incursions divines) pour nous plonger dans un univers moins romantique, plus réaliste et plus noir aussi, même si histoire d'amour il y a. L'appel de l'ange est de ces livres qu'on ne lâche pas avant de l'avoir fini. Tout commence par un échange de téléphone involontaire dans un aéroport. Commence alors (sans rentrer dans le détail) une relation à distance très voyeuriste (et presque malsaine) entre les deux protagonistes, qui ne peuvent s'empêcher de fouiller dans le téléphone (la vie) de l'autre. Secrets qu'on croyait bien gardés, photos compromettantes, mails très privés ... tout y passe. Ce petit jeu tourne à l'obsession jusqu'à ce que chacun découvre que tous deux ont en commun un détail auquel ils n'auraient jamais songé. L'histoire prend alors une teinte sombre et glauque, plongeant le lecteur dans les méandres d'une enquête policière sanglante. Une affaire classée ? Pas tant que ça. Les fantômes du passé vont refaire surface et personne n'en ressortira indemne. Ce roman fait mouche, vous envoûte, vous glace le sang parfois. On se prend d'affection pour les personnages, on vibre, on frémit avec eux. L'écriture de Guillaume Musso y est bien entendu pour quelque chose, une écriture qui met le lecteur en immersion totale dans le roman (descriptions précises mais sans longueur des décors, des événements, bref une écriture très visuelle comme on peut le lire en quatrième de couverture). Il nous livre ici, à mon avis, un de ses meilleurs romans. Le Musso de l'été !</text:p>
          </table:table-cell>
          <table:table-cell table:style-name="ce6" office:value-type="string" calcext:value-type="string">
            <text:p>absolument fantastique, 1.0, 1.0, None</text:p>
            <text:p>fantastique, 1.0, 1.0, None</text:p>
            <text:p>divines, 0.55, 0.65, None</text:p>
            <text:p>romantique, 0.4, 0.7, None</text:p>
            <text:p>plus, 0.15, 0.1, None</text:p>
            <text:p>plus noir, -0.13, 0.13, None</text:p>
            <text:p>très, 0.01, 0.65, None</text:p>
            <text:p>autre, -0.1, 0.0, None</text:p>
            <text:p>très, 0.01, 0.65, None</text:p>
            <text:p>petit, 0.1, 0.1, None</text:p>
            <text:p>sombre, -0.33, 0.4, None</text:p>
            <text:p>glauque, 0.0, 0.0, None</text:p>
            <text:p>sanglante, -0.4, 0.4, None</text:p>
            <text:p>totale, 0.1, 0.0, None</text:p>
            <text:p>précises, 0.4, 0.35, None</text:p>
            <text:p>très !, 0.0125,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75" calcext:value-type="float">
            <text:p>0.1375</text:p>
          </table:table-cell>
          <table:table-cell table:style-name="ce4" office:value-type="float" office:value="0.2" calcext:value-type="float">
            <text:p>0.2</text:p>
          </table:table-cell>
          <table:table-cell table:style-name="ce6" office:value-type="string" calcext:value-type="string">
            <text:p>Delphine De Vigan nous livre un roman intimiste qui plonge au coeur de la mémoire familiale. L'auteure, par une approche singulière, décrit les angoisses vécues dans le cadre de la rédaction d'un roman. Elle s'est rapprochée des membres de sa famille pour cerner au mieux la vie de Lucile, une mère dépassée par la vie et les évènements qu'elle a vécus dans son enfance (inceste, mort, suicide...). Au travers de différents entretiens, photos et les différentes versions de chacun, elle essaie de se rapprocher au plus près de la vérité, elle doit faire face à de nombreuses remises en questions et lutte contres les démons de son enfance pour tenter de nous décrire la vie tumultueuse de Lucile. Ce roman très original, par son écriture, est captivant de bout en bout et nous pousse à nous interroger sur nous même et l'influence des évènements familiaux dans la vie de chacun.</text:p>
          </table:table-cell>
          <table:table-cell table:style-name="ce6" office:value-type="string" calcext:value-type="string">
            <text:p>coeur, 0.2, 0.0, None</text:p>
            <text:p>familiale, 0.1, 0.0, None</text:p>
            <text:p>singulière, -0.2, 0.1, None</text:p>
            <text:p>différents, 0.4, 0.15, None</text:p>
            <text:p>différentes, 0.4, 0.15, None</text:p>
            <text:p>plus, 0.15, 0.1, None</text:p>
            <text:p>nombreuses, 0.0, 0.2, None</text:p>
            <text:p>très original, 0.4, 1.0, None</text:p>
            <text:p>familiaux,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137666666667" calcext:value-type="float">
            <text:p>0.1376666667</text:p>
          </table:table-cell>
          <table:table-cell table:style-name="ce4" office:value-type="float" office:value="0.208333333333" calcext:value-type="float">
            <text:p>0.2083333333</text:p>
          </table:table-cell>
          <table:table-cell table:style-name="ce6" office:value-type="string" calcext:value-type="string">
            <text:p>Ce petit livre est tout simplement génial. On ne peut que partager l'agacement de Jean-Louis Fournier. On serait prêt à allonger la liste de tous ces petits et grands inconvénients : les chauffards qui pour gagner quelques places se rabattent au dernier moment, quitte à bloquer une voie et provoquer un accident; ces gens qui tâtent tous les fruits d'un étale sans jamais en prendre. Si ce livre a été un défouloir pour l'auteur, il est sans doute aussi un peu une thérapie mentale pour le lecteur : il constate qu'il n'est pas le seul à être à deux doigts de pêter un cable devant certaines situations. Mais cela pourrait devenir lassant à lire si l'humour ne venait pas compléter les dires de l'auteur : jeux de mots, parallèles, ... qui entraînent souvent un sourire, au mieux un rire. Les illustrations en début et parfois en fin de chaque chapitre soulignent l'originalité de ce livre. S'il n'y avait qu'une seule critique négative à faire ce serait le rapport prix / durée de lecture. Montre ne en 3/4 d'heure le livre est plié. Sa décomposition en petits chapitres rend sa lecture rapide, et possible pour les petits moments d'attente (l'arrivée du métro, un petit bouchon routier, juste avant le dentiste, ...). (/quoilire.wordpress.com/2012/10/24/jean-louis-fournier-ca-magace/)</text:p>
          </table:table-cell>
          <table:table-cell table:style-name="ce6" office:value-type="string" calcext:value-type="string">
            <text:p>petit, 0.1, 0.1, None</text:p>
            <text:p>simplement génial, 1.0, 1.0, None</text:p>
            <text:p>prêt, 0.14, 0.15, None</text:p>
            <text:p>petits, 0.1, 0.1, None</text:p>
            <text:p>grands, 0.3, 0.2, None</text:p>
            <text:p>dernier, -0.29, 0.2, None</text:p>
            <text:p>peu, -0.05, 0.5, None</text:p>
            <text:p>mentale, 0.2, 0.0, None</text:p>
            <text:p>parallèles, 0.1, 0.0, None</text:p>
            <text:p>seule, -0.1, 0.2, None</text:p>
            <text:p>critique, 0.0, 0.75, None</text:p>
            <text:p>petits, 0.1, 0.1, None</text:p>
            <text:p>rapide, 0.35, 0.4, None</text:p>
            <text:p>possible, 0.0, 0.3, None</text:p>
            <text:p>petits, 0.1, 0.1, None</text:p>
            <text:p>petit,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37666666667" calcext:value-type="float">
            <text:p>0.1376666667</text:p>
          </table:table-cell>
          <table:table-cell table:style-name="ce4" office:value-type="float" office:value="0.406666666667" calcext:value-type="float">
            <text:p>0.4066666667</text:p>
          </table:table-cell>
          <table:table-cell table:style-name="ce6" office:value-type="string" calcext:value-type="string">
            <text:p>J'ai acheté encore une fois ce livre que je trouve brillant. Ce bouquin je le lis +/-1 fois tous les 2 ans depuis 14 ans ... J'ai du acheter une nouvelle édition car la mienne était un peu usée avec le temps! Une histoire qui vous plonge dans le monde d'un époque aujourd'hui oubliée, qui vous montre que la vie n'a jamais été facile, que les histoires d'adultére et de jalousies existent depuis bien longtemps... Que les hommes et les femmes sont tous les deux capables du meilleur comme du pire en amour. Un livre parfaitement écrit. Du Maupassant de compétition comme je dirais ;) (A lire dans le même style: Une vie, de Maupassant)</text:p>
          </table:table-cell>
          <table:table-cell table:style-name="ce6" office:value-type="string" calcext:value-type="string">
            <text:p>nouvelle, 0.1, 0.25, None</text:p>
            <text:p>peu !, -0.0625, 0.5, None</text:p>
            <text:p>capables, 0.35, 0.4, None</text:p>
            <text:p>meilleur, 0.53, 0.5, None</text:p>
            <text:p>pire, -0.4, 0.8, None</text:p>
            <text:p>parfaitement, 0.25, 0.8, None</text:p>
            <text:p>;), 0.25, 1.0, mood</text:p>
            <text:p>même,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378125" calcext:value-type="float">
            <text:p>0.1378125</text:p>
          </table:table-cell>
          <table:table-cell table:style-name="ce4" office:value-type="float" office:value="0.190625" calcext:value-type="float">
            <text:p>0.190625</text:p>
          </table:table-cell>
          <table:table-cell table:style-name="ce6" office:value-type="string" calcext:value-type="string">
            <text:p>Cette pièce se lit très vite. Le texte est en prose et la pièce ne comporte qu'un acte. Antigone est un personnage qui ne sait pas se décider entre être une femme ou rester encore un peu une enfant.Au début de la pièce, elle se fait bercer par sa nourrice tout en faisant remonter ses souvenir d'enfance. Un peu plus tard, à sa demande, son fiancé la rassure sur son état de femme. Mais ce qu'on retient de ce personnage est son caractère de rebelle obstinée. Elle se bat d'abord pour son frère et quand Créon lui avoue le passé de son frère, elle continuera à se battre pour sa liberté de penser et son propre droit au bonheur, tel que, elle, elle l'entend.</text:p>
          </table:table-cell>
          <table:table-cell table:style-name="ce6" office:value-type="string" calcext:value-type="string">
            <text:p>très, 0.01, 0.65, None</text:p>
            <text:p>peu, -0.05, 0.5, None</text:p>
            <text:p>peu plus, 0.075, 0.05, None</text:p>
            <text:p>propre, 0.33, 0.2,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38" calcext:value-type="float">
            <text:p>0.138</text:p>
          </table:table-cell>
          <table:table-cell table:style-name="ce4" office:value-type="float" office:value="0.54" calcext:value-type="float">
            <text:p>0.54</text:p>
          </table:table-cell>
          <table:table-cell table:style-name="ce6" office:value-type="string" calcext:value-type="string">
            <text:p>Une fois encore j'ai acheté ce livre sur le seul critère qu'il avait été distingué par le Goncourt des lycéens. Une fois encore, je n'ai pas été déçu. Et pourtant il est vrai que le sujet ne m'attirait pas vraiment : l'époque, la guerre d'Algérie, l'Est contre l'Ouest... Mais je ne me suis pas ennuyé une minute, passionné par ces personnages parfaitement ciselés : Michel qui se cherche comme tout enfant/jeune ado et qui traverse les épreuves sans se faire trop égratigner, son frère qui a moins de chance, et puis tous ces personnages extraordinaires du Cercle, attachants, qu'on aurait envie de rencontrer en chair et en os. Superbe !</text:p>
          </table:table-cell>
          <table:table-cell table:style-name="ce6" office:value-type="string" calcext:value-type="string">
            <text:p>seul, -0.1, 0.2, None</text:p>
            <text:p>pas vraiment, -0.0, 0.5, None</text:p>
            <text:p>parfaitement, 0.25, 0.8, None</text:p>
            <text:p>trop, -0.25, 0.7, None</text:p>
            <text:p>extraordinaires, 0.1, 0.8, None</text:p>
            <text:p>attachants !, 0.2875,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38181818182" calcext:value-type="float">
            <text:p>0.1381818182</text:p>
          </table:table-cell>
          <table:table-cell table:style-name="ce4" office:value-type="float" office:value="0.201818181818" calcext:value-type="float">
            <text:p>0.2018181818</text:p>
          </table:table-cell>
          <table:table-cell table:style-name="ce6" office:value-type="string" calcext:value-type="string">
            <text:p>Après avoir lu les articles élogieux sur le nouveau roman de nathalie rheims et ayant déjà aimé le chemin des sortilèges je me suis plongé dans laissé les cendres s'envoler j'ai été transporté de la première page à la dernière,ce roman d'une relation mère fille,thème très récurent en littérature,m'a procuré une émotion intense,l'écriture à la serpe,la justesse de ton,la finesse avec laquelle nathalie rheims décrit la lente décomposition du rapport entre la narratrice et sa mère qui un jour l'abandonne à l'orée de l'adolescence pour un homme qui n'aura de cesse que d'accaparer le cœur de cette femme qui semble perdre la tête,délaissant tout,laissant la narratrice face à une famille de glace,ce sont les mots de ce roman qui opèrent comme un enchantement,j'ai compris beaucoup de choses sur mes propres relations avec ma mère Et cela m'a fait du bien.</text:p>
          </table:table-cell>
          <table:table-cell table:style-name="ce6" office:value-type="string" calcext:value-type="string">
            <text:p>nouveau, 0.34, 0.25, None</text:p>
            <text:p>très, 0.01, 0.65, None</text:p>
            <text:p>émotion, 0.4, 0.0, None</text:p>
            <text:p>lente, -0.42, 0.4, None</text:p>
            <text:p>beaucoup, 0.1, 0.1, None</text:p>
            <text:p>propres, 0.3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5">
          <table:table-cell table:style-name="ce2" office:value-type="float" office:value="0.138198924731" calcext:value-type="float">
            <text:p>0.1381989247</text:p>
          </table:table-cell>
          <table:table-cell table:style-name="ce4" office:value-type="float" office:value="0.434247311828" calcext:value-type="float">
            <text:p>0.4342473118</text:p>
          </table:table-cell>
          <table:table-cell table:style-name="ce6" office:value-type="string" calcext:value-type="string">
            <text:p>C'est une histoire de solidarité et de secondes chances ; une histoire d'amitié et de partage entre les générations, entre voisins, membres d'une même famille ou parfaits inconnus. Quand on fait la connaissance de Ferdinand au début du livre, grand-père un peu bourru, solitaire forcé en mal de ses petits-fils, rien ne laisse présager la véritable révolution qu'il va opérer dans son quotidien et celui de ses proches. Car on comprend très vite que s'il a consacré sa vie à sa ferme et à son travail, il n'en a par moins le regret d'être passé à côté des sentiments. Marié à une femme qui ne l'aimait pas (et réciproquement), père de deux fils avec lesquels il n'a jamais vraiment communiqué, il avait enfin trouvé dans ses « petits Lulus » la joie de ses vieux jours. Après leur déménagement dans le centre ville, il s'est retrouvé esseulé et ne vit que pour les moments qu'il passe avec eux. C'est sans compter sur les surprises de la vie, ces hasards qui nous mènent soudain dans une direction inconnue et vont faire de Ferdinand le fondateur d'une bien étrange colonie ! Entraîné par les circonstances (et un coeur de plus en plus grand), il va progressivement installer auprès de lui tous ceux qui en ont besoin, de la voisine sans le sou dont le toit s'effondre à l'étudiante infirmière presque à la rue mais idéale pour fournir des soins aux pensionnaires les plus âgés, en passant par l'ami d'enfance en plein deuil de son épouse tant aimée. La vie de la communauté se met en place au fil des arrivées, l'une entraînant souvent l'autre sans programme pré-établi. On assiste à quelques moments jubilatoires quand le trio de tête Ferdinand-Marceline-Guy échaffaude des plans pour « convaincre » les nouveaux pensionnaires, ou quand Guy propose pour la gestion de l'emploi du temps son fameux « Organivioc »'S'ajoutent à cela les bons mots des enfants, observateurs malicieux du grand chambardement, et les péripéties des divers animaux de la communauté, Chamalo le petit chat(te ?) ou Cornélius l'âne intelligent au caractère bien trempé. Alors bien sûr il y a du cliché dans tous ces bons sentiments. Il y a parfois des incohérences, des choses qui paraissent trop belles pour être vraies. On se demande bien quelle petite ville de province est assez grande pour avoir son lycée agricole et son école d'infirmière, tout en étant assez petite pour que tout le monde se connaisse et se retrouve sur la même place centrale ! On se dit parfois que les rapports humains ne sont pas si faciles et que tout « se goupille » trop bien, au rythme effrené de chapitres d'à peine 5 ou 6 pages. Mais tant pis ! Parce que si les choses étaient un peu plus comme ça dans la vraie vie, le monde ne s'en porterait que mieux' Parce qu'on sourit à presque toutes les pages et qu'on est ému en même temps. Parce qu'on est de bonne humeur en refermant ce livre, et parce qu'on a envie de rencontrer ces papys-mamys d'un genre nouveau, pour qui la colocation se décline en mode retraité. C'est d'ailleurs le point fort de Barbara Constantine, qui n'a pas son pareil pour rendre ses personnages forts et attachants. On les aime malgré leurs défauts, comme on aimait déjà l'improbable couple transgénérationnel de Tom, petit Tom, tout petit homme, Tom, son précédent roman. Il y a un air de Gavalda dans ces pages, et cette histoire aussi aurait pu s'intituler Ensemble c'est tout. Ce qui n'empèche pas d'aborder de nombreux thèmes sociaux, sont beaucoup sont d'actualité, comme le mal-logement, la dépendance des personnes âgées, la grand-parentalité, la gestion du deuil et même l'agriculture biologique ou le déni de grossesse ! Les colocs vont même jusqu'à créer leur site Internet, www.solidarvioc.com (normalement consultable, on vous laisse essayer). La revanche d'une génération en quelque sorte, et des idées à creuser en temps de crise' S.L.</text:p>
          </table:table-cell>
          <table:table-cell table:style-name="ce6" office:value-type="string" calcext:value-type="string">
            <text:p>même, 0.0, 0.5, None</text:p>
            <text:p>peu, -0.05, 0.5, None</text:p>
            <text:p>solitaire, -0.2, 0.1, None</text:p>
            <text:p>véritable, 0.2, 0.45, None</text:p>
            <text:p>très, 0.01, 0.65, None</text:p>
            <text:p>jamais vraiment, -0.0, 0.5, None</text:p>
            <text:p>petits, 0.1, 0.1, None</text:p>
            <text:p>vieux, 0.5, 0.3, None</text:p>
            <text:p>étrange !, -0.625, 0.2, None</text:p>
            <text:p>coeur, 0.2, 0.0, None</text:p>
            <text:p>plus plus grand, 0.39, 0.26, None</text:p>
            <text:p>idéale, 0.8, 0.8, None</text:p>
            <text:p>plus, 0.15, 0.1, None</text:p>
            <text:p>plein, 0.29, 0.3, None</text:p>
            <text:p>nouveaux, 0.34, 0.25, None</text:p>
            <text:p>fameux, 0.1, 0.4, None</text:p>
            <text:p>bons, 0.7, 0.7, None</text:p>
            <text:p>malicieux, -0.07, -0.15, None</text:p>
            <text:p>grand, 0.3, 0.2, None</text:p>
            <text:p>divers, 0.0, 0.1, None</text:p>
            <text:p>petit, 0.1, 0.1, None</text:p>
            <text:p>intelligent, 0.9, 0.2, None</text:p>
            <text:p>bons, 0.7, 0.7, None</text:p>
            <text:p>trop belles, 0.4, 0.4, None</text:p>
            <text:p>vraies, 0.05, 0.4, None</text:p>
            <text:p>petite, 0.1, 0.1, None</text:p>
            <text:p>grande, 0.3, 0.2, None</text:p>
            <text:p>petite, 0.1, 0.1, None</text:p>
            <text:p>même !, 0.0, 0.5, None</text:p>
            <text:p>faciles, 0.27, 0.4, None</text:p>
            <text:p>trop !, -0.3125, 0.7, None</text:p>
            <text:p>peu plus, 0.075, 0.05, None</text:p>
            <text:p>vraie, 0.05, 0.4, None</text:p>
            <text:p>bonne, 0.7, 0.7, None</text:p>
            <text:p>nouveau, 0.34, 0.25, None</text:p>
            <text:p>forts, 0.41, 0.3, None</text:p>
            <text:p>attachants, 0.23, 0.3, None</text:p>
            <text:p>aime, 0.6, 0.6, None</text:p>
            <text:p>improbable, -0.1, 0.8, None</text:p>
            <text:p>nombreux, 0.0, 0.2, None</text:p>
            <text:p>sociaux, 0.25, 0.1, None</text:p>
            <text:p>beaucoup !, 0.12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138203125" calcext:value-type="float">
            <text:p>0.138203125</text:p>
          </table:table-cell>
          <table:table-cell table:style-name="ce4" office:value-type="float" office:value="0.322916666667" calcext:value-type="float">
            <text:p>0.3229166667</text:p>
          </table:table-cell>
          <table:table-cell table:style-name="ce6" office:value-type="string" calcext:value-type="string">
            <text:p>J'ai fini par me laisser tenter par ce livre, sans grande conviction. J'avais trouvé et si c'etait vrai pas mal mais pas beaucoup plus avec une petite phylosophie gentillette, mais j'avais pas mal aimé Ou es tu. Mes craintes sur 7 jours pour une eternité se sont confirmés: un livre passable pour la plage: simple, rose, cliché (meme si plus ou moins assumé.. l'amour entre un diable et un ange c'est d'office pas serieux) gentil et drole. Les points d'exclamations a tout bout de champs sont vite gonflants (leur nombre est hallucinant). Tous les personnages sont cruellement pareils: que ce soit l'ange, le diable, la meilleure amie de l'ange, sa coloc ou meme dieu, ils ont tous le meme humour et la meme personnalité. L'auteur ne parvient pas a creer des personnages, on le devine dans la moindre phrase, dans la moindre reflexion, dans le moindre element de l'histoire.. une uniformité d'une platitude fascinante. Aucun travail, il s'est fait plaisir. Un livre leger donc, pas mechant, marrant si on arrive un peu a ignorer la marée de points d'exclamation et les clichés qui se multiplient au fur et a mesure pour atteindre des sommets Oo</text:p>
          </table:table-cell>
          <table:table-cell table:style-name="ce6" office:value-type="string" calcext:value-type="string">
            <text:p>sans grande, -0.15, 0.2, None</text:p>
            <text:p>pas beaucoup plus, -0.0625, 0.0833333333333, None</text:p>
            <text:p>petite, 0.1, 0.1, None</text:p>
            <text:p>simple, 0.1, 0.1, None</text:p>
            <text:p>rose, 0.08, 0.1, None</text:p>
            <text:p>plus, 0.15, 0.1, None</text:p>
            <text:p>pas serieux, -0.225, 0.55, None</text:p>
            <text:p>gentil, 0.4, 0.5, None</text:p>
            <text:p>meilleure, 0.53, 0.5, None</text:p>
            <text:p>moindre, -0.1, 0.15, None</text:p>
            <text:p>moindre, -0.1, 0.15, None</text:p>
            <text:p>plaisir, 0.15, 0.0,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14" calcext:value-type="float">
            <text:p>0.14</text:p>
          </table:table-cell>
          <table:table-cell table:style-name="ce4" office:value-type="float" office:value="0.37" calcext:value-type="float">
            <text:p>0.37</text:p>
          </table:table-cell>
          <table:table-cell table:style-name="ce6" office:value-type="string" calcext:value-type="string">
            <text:p>J'avais lu le roman à succés 'si c'était vrai de Marc Lévy , qui ne m'avait pas emballé malgré le succès médiatique. J'ai refait une tentative avec ce nouveau roman l'etrange voyage de M DALDRy et là aussi , je trouve ce roman insipide , tout est attendu , à l'eau de rose . Pourtant en interview Marc Lévy est intéressant et sympathique. Très décue par son style et l'intrigue sans intérêt;</text:p>
          </table:table-cell>
          <table:table-cell table:style-name="ce6" office:value-type="string" calcext:value-type="string">
            <text:p>nouveau, 0.34, 0.25, None</text:p>
            <text:p>rose, 0.08, 0.1, None</text:p>
            <text:p>sympathique, 0.6,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14" calcext:value-type="float">
            <text:p>0.14</text:p>
          </table:table-cell>
          <table:table-cell table:style-name="ce4" office:value-type="float" office:value="0.45" calcext:value-type="float">
            <text:p>0.45</text:p>
          </table:table-cell>
          <table:table-cell table:style-name="ce6" office:value-type="string" calcext:value-type="string">
            <text:p>J'ai vraiment aimé le contexte même si quelques moments mériteraient quelques approndissements. Comme toujours l'intrigue nous mène vers la réponse finale qui apparait comme une évidence. Merci à l'auteur.</text:p>
          </table:table-cell>
          <table:table-cell table:style-name="ce6" office:value-type="string" calcext:value-type="string">
            <text:p>vraiment, 0.0, 0.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4" calcext:value-type="float">
            <text:p>0.14</text:p>
          </table:table-cell>
          <table:table-cell table:style-name="ce4" office:value-type="float" office:value="0.1825" calcext:value-type="float">
            <text:p>0.1825</text:p>
          </table:table-cell>
          <table:table-cell table:style-name="ce6" office:value-type="string" calcext:value-type="string">
            <text:p>Texte d'une grande richesse et d'une modernité toujours surprenante. Ce que je vous souhaite, après avoir pour certain commencé par laborieusement décortiquer ce texte dans les salles de classe, c'est d'avoir un jour le bonheur d'en voir une représentation dépouillée, en quelque sorte à la grecque, qui peu à peu vous fera miroiter le joyaux qu'est cette œuvre, actuelle, humaine, et profonde. Vous aurez aussi peut être à l'esprit alors, quelles pâles et fades copies sont nombre de sagas télévisuelles, et qu'il n'est nul besoin d'inventer des situations et rebondissement alambiqués et peu crédibles lorsque la virtuosité de l'art est là.</text:p>
          </table:table-cell>
          <table:table-cell table:style-name="ce6" office:value-type="string" calcext:value-type="string">
            <text:p>grande, 0.3, 0.2, None</text:p>
            <text:p>richesse, 0.4, 0.0, None</text:p>
            <text:p>surprenante, 0.8, 0.7, None</text:p>
            <text:p>bonheur, 0.5, 0.0, None</text:p>
            <text:p>grecque, 0.0, 0.0, None</text:p>
            <text:p>peu peu, -0.025, 0.25, None</text:p>
            <text:p>actuelle, 0.1, 0.1, None</text:p>
            <text:p>humaine, 0.22, 0.1, None</text:p>
            <text:p>profonde, 0.26, 0.3, None</text:p>
            <text:p>pâles, -0.05, 0.25, None</text:p>
            <text:p>fades, -0.4, 0.3,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4" calcext:value-type="float">
            <text:p>0.14</text:p>
          </table:table-cell>
          <table:table-cell table:style-name="ce4" office:value-type="float" office:value="0.37" calcext:value-type="float">
            <text:p>0.37</text:p>
          </table:table-cell>
          <table:table-cell table:style-name="ce6" office:value-type="string" calcext:value-type="string">
            <text:p>J'avais lu le roman à succés 'si c'était vrai de Marc Lévy , qui ne m'avait pas emballé malgré le succès médiatique. J'ai refait une tentative avec ce nouveau roman l'etrange voyage de M DALDRy et là aussi , je trouve ce roman insipide , tout est attendu , à l'eau de rose . Pourtant en interview Marc Lévy est intéressant et sympathique. Très décue par son style et l'intrigue sans intérêt;</text:p>
          </table:table-cell>
          <table:table-cell table:style-name="ce6" office:value-type="string" calcext:value-type="string">
            <text:p>nouveau, 0.34, 0.25, None</text:p>
            <text:p>rose, 0.08, 0.1, None</text:p>
            <text:p>sympathique, 0.6,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140833333333" calcext:value-type="float">
            <text:p>0.1408333333</text:p>
          </table:table-cell>
          <table:table-cell table:style-name="ce4" office:value-type="float" office:value="0.225" calcext:value-type="float">
            <text:p>0.225</text:p>
          </table:table-cell>
          <table:table-cell table:style-name="ce6" office:value-type="string" calcext:value-type="string">
            <text:p>Le début de 14 est du pur Echenoz. Un homme à bicyclette qui entend au loin le tocsin de son village vendéen. Signal de la mobilisation générale. Fin de la quiétude, place à l'inquiétude. On y retrouve le style inimitable de l'auteur : vif, précis, cocasse ... Avec quelques termes rares, un imparfait du subjonctif par ci, par là, et un usage étonnant des adverbes lesquels, loin d'alourdir le texte, lui donnent une profondeur qui contraste avec la rapidité de l'écriture. Après une série de biographies très particulières et réjouissantes (Ravel, Zatopek, Tesla), quelle gageure de s'attaquer à la première guerre mondiale et de lui régler son sort en 125 pages compactes, alors que d'autres y ont consacré des pavés entiers. Pourtant, tout y est : la boue, les poux, les rats, la mort qui fauche au hasard. Et puis la peur, l'insouciance, l'ennui, et l'attente pour la jeune femme qui a vu partir ses amis au front. Comme toujours, Echenoz cavale et, parfois, s'attarde un moment, comme pour figer des scènes hautement symboliques. Avec ce sens de la dérision qui est sa marque de fabrique. Il faudrait aussi évoquer la dernière page du livre. Tendre, drôle, naturelle. La vie continue et Echenoz nous régale toujours.</text:p>
          </table:table-cell>
          <table:table-cell table:style-name="ce6" office:value-type="string" calcext:value-type="string">
            <text:p>pur, 0.5, 0.4, None</text:p>
            <text:p>générale, 0.0, 0.0, None</text:p>
            <text:p>vif, 0.27, 0.35, None</text:p>
            <text:p>précis, 0.4, 0.35, None</text:p>
            <text:p>cocasse, -0.1, -0.75, None</text:p>
            <text:p>rares, 0.25, 0.4, None</text:p>
            <text:p>très particulières, -0.3, 0.2, None</text:p>
            <text:p>mondiale, 0.0, 0.0, None</text:p>
            <text:p>compactes, 0.1, 0.1, None</text:p>
            <text:p>autres, -0.1, 0.0, None</text:p>
            <text:p>entiers, 0.15, 0.2, None</text:p>
            <text:p>jeune, 0.32, 0.4, None</text:p>
            <text:p>symboliques, 0.0, 0.5, None</text:p>
            <text:p>dernière, -0.29, 0.2, None</text:p>
            <text:p>drôle, 0.53, 0.6, None</text:p>
            <text:p>naturelle, 0.38,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41666666667" calcext:value-type="float">
            <text:p>0.1416666667</text:p>
          </table:table-cell>
          <table:table-cell table:style-name="ce4" office:value-type="float" office:value="0.5" calcext:value-type="float">
            <text:p>0.5</text:p>
          </table:table-cell>
          <table:table-cell table:style-name="ce6" office:value-type="string" calcext:value-type="string">
            <text:p>Je me rappelle avoir lu Zazie dans le métro à 12 ans et en avoir gardé un très bon souvenir. Ayant découvert avec plasir le coup de crayon de Clément Oubrerie avec la série des Aya de Yopougon, je me suis dit que cette BD serait l'occasion de faire découvrir Zazie à mon fils de 10 ans: heureusement que je l'ai lue avant de la lui offrir ! C'est décevant: les dessins ne sont pas aussi beaux que dans Aya, et je ne retrouve pas mes souvenirs du livre de Queneau. Et surtout, cette BD n'est pas faite pour les enfants, l'accent est trop mis sur la vulgarité, et les images sont presque violentes. Dommage</text:p>
          </table:table-cell>
          <table:table-cell table:style-name="ce6" office:value-type="string" calcext:value-type="string">
            <text:p>très bon, 1.0, 1.0, None</text:p>
            <text:p>découvrir !, 0.125, 0.0, None</text:p>
            <text:p>beaux, 0.8, 0.8, None</text:p>
            <text:p>trop, -0.25, 0.7, None</text:p>
            <text:p>violentes, -0.5, 0.8,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6">
          <table:table-cell table:style-name="ce2" office:value-type="float" office:value="0.141826923077" calcext:value-type="float">
            <text:p>0.1418269231</text:p>
          </table:table-cell>
          <table:table-cell table:style-name="ce4" office:value-type="float" office:value="0.303846153846" calcext:value-type="float">
            <text:p>0.3038461538</text:p>
          </table:table-cell>
          <table:table-cell table:style-name="ce6" office:value-type="string" calcext:value-type="string">
            <text:p>Ni vraiment un essai, ni vraiment un roman, ce livre fait plutôt penser à un article du magazine Capital qu'on aurait étiré au maximum, scolaire, platement factuel, sans humour ni émotion. Ce qui est le plus agaçant dans cette affaire c'est le buzz immérité (voir l'hystérique article de Technikart) qui a présenté ce jeune auteur profondément mièvre et fade comme un écrivain houellebecquien, voire balzacien (!), et comme l'événement littéraire de la rentrée. Sur le développement du numérique, il doit bien exister des ouvrages plus intéressants et plus instructifs. Et si l'on cherche vraiment le roman de la rentrée, on peut se plonger dans La Vérité sur l'Affaire Harry Quebert de Joel Dicker, un auteur tout aussi jeune mais riche d'un savoir-faire et d'une belle maturité qu'il met au service d'un objectif noble et rare : donner du plaisir au lecteur avec un polar doublé d'une réflexion sur la création littéraire qui se lit d'une traite. Et qui lui, n'a pas usurpé sa réputation grandissante grâce à un excellent bouche à oreille (confirmé par son succès à la Foire du Livre de Francfort).</text:p>
          </table:table-cell>
          <table:table-cell table:style-name="ce6" office:value-type="string" calcext:value-type="string">
            <text:p>vraiment, 0.0, 0.5, None</text:p>
            <text:p>ni vraiment, -0.0, 0.5, None</text:p>
            <text:p>scolaire, 0.1, 0.0, None</text:p>
            <text:p>ni émotion, -0.2, 0.0, None</text:p>
            <text:p>plus, 0.15, 0.1, None</text:p>
            <text:p>jeune, 0.32, 0.4, None</text:p>
            <text:p>profondément, 0.2, 0.7, None</text:p>
            <text:p>fade, -0.4, 0.3, None</text:p>
            <text:p>(!), 0.0, 1.0, irony</text:p>
            <text:p>littéraire, 0.1, 0.0, None</text:p>
            <text:p>plus intéressants, 0.39, 0.65, None</text:p>
            <text:p>plus, 0.15, 0.1, None</text:p>
            <text:p>vraiment, 0.0, 0.5, None</text:p>
            <text:p>jeune, 0.32, 0.4, None</text:p>
            <text:p>riche, 0.45, 0.5, None</text:p>
            <text:p>belle, 0.8, 0.8, None</text:p>
            <text:p>noble, 0.3, 0.3, None</text:p>
            <text:p>rare, 0.25, 0.4, None</text:p>
            <text:p>plaisir, 0.15, 0.0, None</text:p>
            <text:p>littéraire, 0.1, 0.0, None</text:p>
            <text:p>excellent, 0.5, 0.9,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1425" calcext:value-type="float">
            <text:p>0.1425</text:p>
          </table:table-cell>
          <table:table-cell table:style-name="ce4" office:value-type="float" office:value="0.325" calcext:value-type="float">
            <text:p>0.325</text:p>
          </table:table-cell>
          <table:table-cell table:style-name="ce6" office:value-type="string" calcext:value-type="string">
            <text:p>Je suis une inconditionnelle de Zola La bête humaine; Les Rougon Macquart, il y a toujours cet aspect pulsionnel dans la carapace des personnages qui m'intrigue beaucoup. Thérèse Raquin est un de mes préférés parce qu'on y découvre que le cheminement des passions est inéluctable...</text:p>
          </table:table-cell>
          <table:table-cell table:style-name="ce6" office:value-type="string" calcext:value-type="string">
            <text:p>bête, -0.5, 0.5, None</text:p>
            <text:p>humaine, 0.22, 0.1, None</text:p>
            <text:p>beaucoup,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43125" calcext:value-type="float">
            <text:p>0.143125</text:p>
          </table:table-cell>
          <table:table-cell table:style-name="ce4" office:value-type="float" office:value="0.2775" calcext:value-type="float">
            <text:p>0.2775</text:p>
          </table:table-cell>
          <table:table-cell table:style-name="ce6" office:value-type="string" calcext:value-type="string">
            <text:p>Le 12ème roman de Marc Lévy nous plonge cette fois dans le Londres des années 50. Alice, l'héroïne voit son existence bouleversée suite à sa rencontre avec une voyante dans une fête foraine. La prédiction raconte qu'elle va partir à la recherche de 6 personnes qui vont la conduire vers son destin, vers l'homme de sa vie... Pour la pousser dans cette aventure folle, son voisin de palier, Monsieur Daldry, un gentleman excentrique so british, l'incite à croire la prédiction et l'accompagne dans son voyage qui deviendra aussi le vôtre... Mais quelles sont ses véritables motivations ? Une intrigue bien ficelée qu'on lit sans pouvoir poser le livre... Un nouvel Opus qui va sans doute finir en adaptation cinématographique. Du grand Marc Lévy ! Je recommande ++</text:p>
          </table:table-cell>
          <table:table-cell table:style-name="ce6" office:value-type="string" calcext:value-type="string">
            <text:p>british, 0.03, 0.07, None</text:p>
            <text:p>véritables, 0.2, 0.45, None</text:p>
            <text:p>nouvel, 0.3, 0.4, None</text:p>
            <text:p>grand !, 0.375, 0.2,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43636363636" calcext:value-type="float">
            <text:p>0.1436363636</text:p>
          </table:table-cell>
          <table:table-cell table:style-name="ce4" office:value-type="float" office:value="0.486363636364" calcext:value-type="float">
            <text:p>0.4863636364</text:p>
          </table:table-cell>
          <table:table-cell table:style-name="ce6" office:value-type="string" calcext:value-type="string">
            <text:p>Oublie des critiques car agréable à lire et non pesant Ce livre ré jouissant m a donne un bon momen de lecture. Il est certes cruel avec une partie des trentenaires parisiens qui ne pensent qu à leur confort moral et matériel. Cruel et décapant ( telerama n aime pas )</text:p>
          </table:table-cell>
          <table:table-cell table:style-name="ce6" office:value-type="string" calcext:value-type="string">
            <text:p>critiques, 0.0, 0.75, None</text:p>
            <text:p>agréable, 0.7, 0.6, None</text:p>
            <text:p>bon, 0.7, 0.7, None</text:p>
            <text:p>cruel, -0.4, 0.7, None</text:p>
            <text:p>moral, 0.0, 0.0, None</text:p>
            <text:p>aime, 0.6,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4375" calcext:value-type="float">
            <text:p>0.14375</text:p>
          </table:table-cell>
          <table:table-cell table:style-name="ce4" office:value-type="float" office:value="0.23125" calcext:value-type="float">
            <text:p>0.23125</text:p>
          </table:table-cell>
          <table:table-cell table:style-name="ce6" office:value-type="string" calcext:value-type="string">
            <text:p>Je n'aurais pas toujours réagi comme elle quoiqu'il en soit je pensais qu'il n'y avait que les femmes qui pouvaient deviner les pensées d'autres femmes nos émotions, nos réactions, nos perversités, la mère, la fille, l'épouse, la maîtresse et Ph. Djian en a fabriqué une qui est un ENORME mélange de toutes les femmes, j'ai adoré ce livre ... et reste très admirative de ce qu'il ait osé faire : se mettre dans la peau d'une femme ...</text:p>
          </table:table-cell>
          <table:table-cell table:style-name="ce6" office:value-type="string" calcext:value-type="string">
            <text:p>autres, -0.1, 0.0,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1">
          <table:table-cell table:style-name="ce2" office:value-type="float" office:value="0.143783783784" calcext:value-type="float">
            <text:p>0.1437837838</text:p>
          </table:table-cell>
          <table:table-cell table:style-name="ce4" office:value-type="float" office:value="0.29" calcext:value-type="float">
            <text:p>0.29</text:p>
          </table:table-cell>
          <table:table-cell table:style-name="ce6" office:value-type="string" calcext:value-type="string">
            <text:p>Je me suis remise à lire à l’âge de 25 ans, il y a de cela 9 ans. J’ai, à ce moment-là, découvert un tas d’auteurs. J’avais bien entendu parler de Nathalie Rheims, j’avais très envie de lire ses romans, mais je ne l’ai jamais fait. Ce partenariat me permet d’y remédier, et j’en remercie chaleureusement Les Editions Léo Scheer et Le Club de Lecture. Je ne sais pas si c’est la meilleure entrée en matière que de découvrir Nathalie Rheims par sa vie si personnelle (d’ailleurs je me demande pourquoi ce livre est qualifié comme « roman » car il s’agit là de faits réels, enfin c’est ce que j’en ai lu), mais je peux en tout cas assurer que j’ai passé un excellent moment en sa compagnie. Enfin, excellent… Ce serait plutôt « poignant »et « triste » qui seraient plus appropriés. Je fais aujourd’hui partie des lecteurs qui ont eu le privilège d’entrer dans sa vie, d’en connaître une partie, et pas des moindres : elle nous fait part, d’une façon intense, de sa relation avec sa mère : conflits, exigences, refus, et des coutumes qu’exerçaient les membres de sa famille. Toute femme devait se montrer forte et dure, ne rien laisser paraître. Nathalie Rheims en aura souffert très tôt, et ne sera jamais guérie de cette mère absente, blessante, ignorant son enfant qui avait tant besoin d’elle. Ce mal-être fera prendre conscience à l’auteure qu’elle ne sera pas en mesure d’enfanter un jour, qu’elle se doit de stopper cette affliction qui suit les générations de sa famille. Je n’ai vraiment rien à redire sur ce que j’ai lu. Nathalie Rheims a une plume qui me ravit, et qui me dit une fois encore que je dois lire ses autres romans. J’aime sa façon de nous faire partager sa peine, elle a réussi à m’impliquer totalement dans son enfance, sa douleur au fil des ans. Je comprends toutes ses questions, que peut-être elle n’a envisagé les choses que de son point de vue… Mais après, les ressentis qu’elle a eu depuis si jeune n’auraient pas dû exister, sa mère aurait dû comprendre et toujours être là pour elle… Je n’ai pu que compatir à sa douleur, qui malheureusement ne la quittera jamais. Une mère est ce qu’il y a de plus précieux au monde, elle est le pilier de son enfant, encore plus que le père, et l’enfant doit pouvoir se reposer sur sa mère. Nathalie Rheims a toute ma considération. Et elle m’a encore plongée dans mes songes… Depuis quelques années, je me rends compte qu’il n’y a pas tant d’enfants (devenus adultes aujourd’hui) qui ont eu une jeunesse heureuse. Et vraiment ça me désole… Et me fait espérer que tous ces enfants, adultes d’aujourd’hui, réussiront à inverser la donne…</text:p>
          </table:table-cell>
          <table:table-cell table:style-name="ce6" office:value-type="string" calcext:value-type="string">
            <text:p>très, 0.01, 0.65, None</text:p>
            <text:p>meilleure, 0.53, 0.5, None</text:p>
            <text:p>découvrir, 0.1, 0.0, None</text:p>
            <text:p>personnelle, 0.05, 0.1, None</text:p>
            <text:p>réels, 0.2, 0.1, None</text:p>
            <text:p>excellent, 0.5, 0.9, None</text:p>
            <text:p>triste, -0.3, 0.6, None</text:p>
            <text:p>plus, 0.15, 0.1, None</text:p>
            <text:p>moindres, -0.1, 0.15, None</text:p>
            <text:p>intense, 0.4, 0.5, None</text:p>
            <text:p>très, 0.01, 0.65, None</text:p>
            <text:p>absente, -0.1, 0.0, None</text:p>
            <text:p>blessante, -0.25, -0.5, None</text:p>
            <text:p>vraiment rien, -0.0, 0.5, None</text:p>
            <text:p>autres, -0.1, 0.0, None</text:p>
            <text:p>aime, 0.6, 0.6, None</text:p>
            <text:p>totalement, 0.1, 0.75, None</text:p>
            <text:p>jeune, 0.32, 0.4, None</text:p>
            <text:p>malheureusement ne, 0.3, 0.15, None</text:p>
            <text:p>plus précieux, 0.78, 0.78, None</text:p>
            <text:p>plus, 0.15, 0.1, None</text:p>
            <text:p>heureuse, 0.7, 0.8, None</text:p>
            <text:p>vraiment,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45" calcext:value-type="float">
            <text:p>0.145</text:p>
          </table:table-cell>
          <table:table-cell table:style-name="ce4" office:value-type="float" office:value="0.200714285714" calcext:value-type="float">
            <text:p>0.2007142857</text:p>
          </table:table-cell>
          <table:table-cell table:style-name="ce6" office:value-type="string" calcext:value-type="string">
            <text:p>Oscar est un petit garçon atteint d'une leucémie en stade terminal. Une relation privilégiée s'est installée entre lui et mamie rose, dame en rose, bénévole à l'hôpital. Bien que ce livre aborde le thème de la mort de l'enfant, il dégage avant tout la joie de vivre pleinement, et ce, jusqu'au bout... Belle hommage aux soignants, aux dames en rose (loisirs à l'hôpital), aux parents mais surtout à tous ces enfants qui deviennent des anges. Livre à conseiller tout particulièrement, aux puéricultrices qui ont peur de travailler dans les services d'hémato-oncologie pédiatrique... Pour tous les parents qui ont vécus ce drame, sachez que nous, les soignants, nous n'oublirons jamais vos enfants...</text:p>
          </table:table-cell>
          <table:table-cell table:style-name="ce6" office:value-type="string" calcext:value-type="string">
            <text:p>petit, 0.1, 0.1, None</text:p>
            <text:p>rose, 0.08, 0.1, None</text:p>
            <text:p>rose, 0.08, 0.1, None</text:p>
            <text:p>rose, 0.08, 0.1, None</text:p>
            <text:p>particulièrement, 0.0,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4619047619" calcext:value-type="float">
            <text:p>0.1461904762</text:p>
          </table:table-cell>
          <table:table-cell table:style-name="ce4" office:value-type="float" office:value="0.369047619048" calcext:value-type="float">
            <text:p>0.369047619</text:p>
          </table:table-cell>
          <table:table-cell table:style-name="ce6" office:value-type="string" calcext:value-type="string">
            <text:p>J'ai lu tous les Musso de skidamarink à 7 ans après... : chaque livre a été l'occasion de passer un agréable moment voire des moments très très agréables... ce dernier livre est tellement décevant ! L'histoire est banale, plate, ne réservant aucune surprise, l'écriture est différente à tel point qu'on ne reconnaît pas le style de l'auteur. Bref, ce n'est pas le livre que je recommande aux amateurs du genre et aux amateurs de Musso. En même temps, cet auteur ne peut échapper à la règle qui veut que lorsque les éditeurs imposent à des auteurs de produire un livre par an, l'imagination, l'originalité ainsi que la qualité de l'écriture s'épuisent (idem pour les derniers de Coben, Levy...)et c'est la bonne impression générale qui s'affaiblit. C'est vraiment dommage pour nous lecteurs fidèles... espérons que le prochain soit meilleur.</text:p>
          </table:table-cell>
          <table:table-cell table:style-name="ce6" office:value-type="string" calcext:value-type="string">
            <text:p>agréable, 0.7, 0.6, None</text:p>
            <text:p>très très agréables, 1.0, 1.0, None</text:p>
            <text:p>dernier, -0.29, 0.2, None</text:p>
            <text:p>tellement !, 0.0, 0.6, None</text:p>
            <text:p>banale, -0.3, 0.5, None</text:p>
            <text:p>plate, -0.28, 0.4, None</text:p>
            <text:p>différente, 0.4, 0.15, None</text:p>
            <text:p>recommande, 0.2, 0.0, None</text:p>
            <text:p>qualité, 0.4, 0.0, None</text:p>
            <text:p>bonne, 0.7, 0.7, None</text:p>
            <text:p>générale, 0.0, 0.0, None</text:p>
            <text:p>vraiment dommage, -0.6, 1.0, None</text:p>
            <text:p>prochain, 0.0, 0.0, None</text:p>
            <text:p>meilleur, 0.53,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4625" calcext:value-type="float">
            <text:p>0.14625</text:p>
          </table:table-cell>
          <table:table-cell table:style-name="ce4" office:value-type="float" office:value="0.359375" calcext:value-type="float">
            <text:p>0.359375</text:p>
          </table:table-cell>
          <table:table-cell table:style-name="ce6" office:value-type="string" calcext:value-type="string">
            <text:p>Doit-on encore présenter ce livre de Boris Vian ? Collin est un jeune homme fortuné. Il doit trouver l' amour car justement il est riche. Il rencontre Chloé, une jeune fille souriante et superficielle...Ils se marrient, le bonheur est à portée de main mais la maladie arrive. Collin est entouré d'amis, Chick qui n'a qu'une passion, collectionner les oeuvres de Jean-Sol Partre. Il ne peut répondre aux attentes de Alise... Nicolas, cuisinier de Collin, homme à la fois courtois et odieux... Boris Vian nous apporte des critiques amères sur l'amitié, le travail, la religion, l'esprit superficiel des humains...et l'amour avec toujours en trame de fond le jazz... Le tout est écrit de façon surréaliste où se mèle des jeux de mots, des métaphores et des images symboliques. A découvrir si ce n'est déjà fait.</text:p>
          </table:table-cell>
          <table:table-cell table:style-name="ce6" office:value-type="string" calcext:value-type="string">
            <text:p>jeune, 0.32, 0.4, None</text:p>
            <text:p>fortuné, 0.23, 0.45, None</text:p>
            <text:p>riche, 0.45, 0.5, None</text:p>
            <text:p>jeune, 0.32, 0.4, None</text:p>
            <text:p>souriante, 0.7, 0.6, None</text:p>
            <text:p>bonheur, 0.5, 0.0, None</text:p>
            <text:p>courtois, 0.2, 0.2, None</text:p>
            <text:p>odieux, -0.7, 0.6, None</text:p>
            <text:p>critiques, 0.0, 0.75, None</text:p>
            <text:p>amères, -0.6, 0.5, None</text:p>
            <text:p>symboliques, 0.0, 0.5, None</text:p>
            <text:p>découvrir,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146956521739" calcext:value-type="float">
            <text:p>0.1469565217</text:p>
          </table:table-cell>
          <table:table-cell table:style-name="ce4" office:value-type="float" office:value="0.234782608696" calcext:value-type="float">
            <text:p>0.2347826087</text:p>
          </table:table-cell>
          <table:table-cell table:style-name="ce6" office:value-type="string" calcext:value-type="string">
            <text:p>Il y a une fascination à voir un roman NRF (comme la plupart des labels celui-ci ne veut plus rien dire depuis longtemps) barré d'un portrait photographique de son auteure, débiter sur 160 pages des évidences sur la viande, le carnivorisme au prétexte de narrer les aventures d'un boucher obsessionnel prénommé Pim. Quelle vacuité. 3 parties à l'histoire, l'adolescence et la formation, l'obsession et la réussite professionnelle, le passage à l'acte. Chacune progressivement moins dense et inspirée que la précédente. Le tout avec un style architecturé autour du verbe être et les longues énumérations. On sent que la dame a bien bachoté le dictionnaire de la viande. La docu malheureusement ne fait pas un bon roman. Il y a bien des tentatives de faire naître le merveilleux, voire d'en appeler au fantastique, mais le personnage principal n'ayant aucune consistance, aucun corps, les seconds rôles étant inexistants et les animaux finissant trop vite sur le billot, toutes ces ficelles n'arrivent pas à faire tenir le gigot. Les anecdotes servant d'illustration à des digressions n'apportent aucun rebondissement, le lecteur lambda se demande sur plus de 140 pages où Joy Sorman veut nous mener et pourquoi déploie-t-elle tous ces mots pour partager et livrer si peu ?</text:p>
          </table:table-cell>
          <table:table-cell table:style-name="ce6" office:value-type="string" calcext:value-type="string">
            <text:p>plus rien, -0.075, 0.1, None</text:p>
            <text:p>professionnelle, 0.2, 0.2, None</text:p>
            <text:p>dense, 0.0, 0.0, None</text:p>
            <text:p>précédente, 0.0, 0.0, None</text:p>
            <text:p>longues, -0.4, 0.1, None</text:p>
            <text:p>malheureusement ne, 0.3, 0.15, None</text:p>
            <text:p>bon, 0.7, 0.7, None</text:p>
            <text:p>merveilleux, 0.9, 0.9, None</text:p>
            <text:p>fantastique, 1.0, 1.0, None</text:p>
            <text:p>principal, 0.1, 0.1, None</text:p>
            <text:p>trop, -0.25, 0.7, None</text:p>
            <text:p>plus, 0.15, 0.1,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146956521739" calcext:value-type="float">
            <text:p>0.1469565217</text:p>
          </table:table-cell>
          <table:table-cell table:style-name="ce4" office:value-type="float" office:value="0.234782608696" calcext:value-type="float">
            <text:p>0.2347826087</text:p>
          </table:table-cell>
          <table:table-cell table:style-name="ce6" office:value-type="string" calcext:value-type="string">
            <text:p>Il y a une fascination à voir un roman NRF (comme la plupart des labels celui-ci ne veut plus rien dire depuis longtemps) barré d'un portrait photographique de son auteure, débiter sur 160 pages des évidences sur la viande, le carnivorisme au prétexte de narrer les aventures d'un boucher obsessionnel prénommé Pim. Quelle vacuité. 3 parties à l'histoire, l'adolescence et la formation, l'obsession et la réussite professionnelle, le passage à l'acte. Chacune progressivement moins dense et inspirée que la précédente. Le tout avec un style architecturé autour du verbe être et les longues énumérations. On sent que la dame a bien bachoté le dictionnaire de la viande. La docu malheureusement ne fait pas un bon roman. Il y a bien des tentatives de faire naître le merveilleux, voire d'en appeler au fantastique, mais le personnage principal n'ayant aucune consistance, aucun corps, les seconds rôles étant inexistants et les animaux finissant trop vite sur le billot, toutes ces ficelles n'arrivent pas à faire tenir le gigot. Les anecdotes servant d'illustration à des digressions n'apportent aucun rebondissement, le lecteur lambda se demande sur plus de 140 pages où Joy Sorman veut nous mener et pourquoi déploie-t-elle tous ces mots pour partager et livrer si peu ?</text:p>
          </table:table-cell>
          <table:table-cell table:style-name="ce6" office:value-type="string" calcext:value-type="string">
            <text:p>plus rien, -0.075, 0.1, None</text:p>
            <text:p>professionnelle, 0.2, 0.2, None</text:p>
            <text:p>dense, 0.0, 0.0, None</text:p>
            <text:p>précédente, 0.0, 0.0, None</text:p>
            <text:p>longues, -0.4, 0.1, None</text:p>
            <text:p>malheureusement ne, 0.3, 0.15, None</text:p>
            <text:p>bon, 0.7, 0.7, None</text:p>
            <text:p>merveilleux, 0.9, 0.9, None</text:p>
            <text:p>fantastique, 1.0, 1.0, None</text:p>
            <text:p>principal, 0.1, 0.1, None</text:p>
            <text:p>trop, -0.25, 0.7, None</text:p>
            <text:p>plus, 0.15, 0.1,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1">
          <table:table-cell table:style-name="ce2" office:value-type="float" office:value="0.147317073171" calcext:value-type="float">
            <text:p>0.1473170732</text:p>
          </table:table-cell>
          <table:table-cell table:style-name="ce4" office:value-type="float" office:value="0.278658536585" calcext:value-type="float">
            <text:p>0.2786585366</text:p>
          </table:table-cell>
          <table:table-cell table:style-name="ce6" office:value-type="string" calcext:value-type="string">
            <text:p>Dans la préface de `L'Envers et L'Endroit', Albert Camus reconnaît que le souvenir du monde de pauvreté et de lumière l'a préservé des deux dangers contraires qui menacent tout artiste, le ressentiment et la satisfaction. Comme dans `La Mort heureuse', il reprend dans `L'Etranger' les thèmes de la pauvreté et de la lumière (le soleil), ainsi que ceux du bonheur/malheur, de la vie et de la mort. Mais, sa vision sur ces thèmes est complètement différente dans les deux livres. Le soleil, la pauvreté Alors que dans `La Mort heureuse' le soleil (la lumière) est un élément de vitalité et de bonheur, il est ici un facteur de malheur et de mort:`l'Arabe a tiré son couteau qu'il m'a présenté dans le soleil. La lumière a giclé sur l'acier et c'était comme une longue lame étincelante qui m'atteignait au front.' '`Le soleil débordant qui faisait tressaillir le paysage le rendait inhumain et déprimant.' Comme dans `La Mort heureuse', il y a aussi un meurtre ici, mais il est provoqué par le soleil (`J'ai dit que c'était à cause du soleil.') `L'Etranger' est aussi une évocation de la vie de quelqu'un qui a dû abandonner ses études. La vie de Meursault est marquée par de l'insensibilité et par un manque total d'ambition : `Mais tout le monde sait que la vie ne vaut pas la peine d'être vécu. Dans le fond, je n'ignorais pas que mourir à trente ans ou à soixante-dix ans importe peu.' Un étranger révolté Meursault est un étranger dans son monde, un monde dominé par le concept d'un Dieu : `ceux qui croient, vivent comme des morts.' Dans `Le Mythe de Sisyphe', Albert Camus exhorte ses lecteurs : `il faut vivre l'absurde, qui n'est rien d'autre qu'un monde dont l'homme est le seul maître'. Ici, l'absurde ne provoque qu'une `tendre indifférence' : `Du fond de mon avenir, pendant toute cette vie absurde que j'avais menée, un souffle obscur remontait vers moi à travers des années qui n'étaient pas encore venues et ce souffle égalisait sur son passage tout ce qu'on me proposait. Que m'importaient la mort des autres, l'amour d'une mère, que m'importaient son Dieu, les vies qu'on choisit, les destins qu'on élit.' Mais, Meursault (`j'étais sûr de moi, sûr de tout') sait que sa vision sur l'univers n'est pas appréciée par tout le monde. Au contraire, `il me restait à souhaiter qu'il y ait beaucoup de spectateurs et qu'ils m'accueillent avec des cris de haine.' Ecrit pendant que le monde était en flammes, Albert Camus a traduit dans ce roman avec une voix authentique une certaine vision sur l'absurdité du destin de tous les êtres vivants. Un chef-d'aeuvre.</text:p>
          </table:table-cell>
          <table:table-cell table:style-name="ce6" office:value-type="string" calcext:value-type="string">
            <text:p>contraires, -0.1, 0.3, None</text:p>
            <text:p>heureuse, 0.7, 0.8, None</text:p>
            <text:p>complètement différente, 0.8, 0.3, None</text:p>
            <text:p>heureuse, 0.7, 0.8, None</text:p>
            <text:p>bonheur, 0.5, 0.0, None</text:p>
            <text:p>longue, -0.4, 0.1, None</text:p>
            <text:p>étincelante, 0.3, 0.2, None</text:p>
            <text:p>inhumain, -0.5, 1.0, None</text:p>
            <text:p>heureuse, 0.7, 0.8, None</text:p>
            <text:p>peu étranger, -0.1, 0.15, None</text:p>
            <text:p>absurde, 0.4, 0.7, None</text:p>
            <text:p>rien autre, 0.05, 0.0, None</text:p>
            <text:p>seul, -0.1, 0.2, None</text:p>
            <text:p>absurde, 0.4, 0.7, None</text:p>
            <text:p>obscur, -0.47, 0.5, None</text:p>
            <text:p>autres, -0.1, 0.0, None</text:p>
            <text:p>beaucoup, 0.1, 0.1, None</text:p>
            <text:p>authentique, 0.3, 0.5, None</text:p>
            <text:p>vivants, 0.8,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1">
          <table:table-cell table:style-name="ce2" office:value-type="float" office:value="0.147317073171" calcext:value-type="float">
            <text:p>0.1473170732</text:p>
          </table:table-cell>
          <table:table-cell table:style-name="ce4" office:value-type="float" office:value="0.278658536585" calcext:value-type="float">
            <text:p>0.2786585366</text:p>
          </table:table-cell>
          <table:table-cell table:style-name="ce6" office:value-type="string" calcext:value-type="string">
            <text:p>Dans la préface de `L'Envers et L'Endroit', Albert Camus reconnaît que le souvenir du monde de pauvreté et de lumière l'a préservé des deux dangers contraires qui menacent tout artiste, le ressentiment et la satisfaction. Comme dans `La Mort heureuse', il reprend dans `L'Etranger' les thèmes de la pauvreté et de la lumière (le soleil), ainsi que ceux du bonheur/malheur, de la vie et de la mort. Mais, sa vision sur ces thèmes est complètement différente dans les deux livres. Le soleil, la pauvreté Alors que dans `La Mort heureuse' le soleil (la lumière) est un élément de vitalité et de bonheur, il est ici un facteur de malheur et de mort:`l'Arabe a tiré son couteau qu'il m'a présenté dans le soleil. La lumière a giclé sur l'acier et c'était comme une longue lame étincelante qui m'atteignait au front.' '`Le soleil débordant qui faisait tressaillir le paysage le rendait inhumain et déprimant.' Comme dans `La Mort heureuse', il y a aussi un meurtre ici, mais il est provoqué par le soleil (`J'ai dit que c'était à cause du soleil.') `L'Etranger' est aussi une évocation de la vie de quelqu'un qui a dû abandonner ses études. La vie de Meursault est marquée par de l'insensibilité et par un manque total d'ambition : `Mais tout le monde sait que la vie ne vaut pas la peine d'être vécu. Dans le fond, je n'ignorais pas que mourir à trente ans ou à soixante-dix ans importe peu.' Un étranger révolté Meursault est un étranger dans son monde, un monde dominé par le concept d'un Dieu : `ceux qui croient, vivent comme des morts.' Dans `Le Mythe de Sisyphe', Albert Camus exhorte ses lecteurs : `il faut vivre l'absurde, qui n'est rien d'autre qu'un monde dont l'homme est le seul maître'. Ici, l'absurde ne provoque qu'une `tendre indifférence' : `Du fond de mon avenir, pendant toute cette vie absurde que j'avais menée, un souffle obscur remontait vers moi à travers des années qui n'étaient pas encore venues et ce souffle égalisait sur son passage tout ce qu'on me proposait. Que m'importaient la mort des autres, l'amour d'une mère, que m'importaient son Dieu, les vies qu'on choisit, les destins qu'on élit.' Mais, Meursault (`j'étais sûr de moi, sûr de tout') sait que sa vision sur l'univers n'est pas appréciée par tout le monde. Au contraire, `il me restait à souhaiter qu'il y ait beaucoup de spectateurs et qu'ils m'accueillent avec des cris de haine.' Ecrit pendant que le monde était en flammes, Albert Camus a traduit dans ce roman avec une voix authentique une certaine vision sur l'absurdité du destin de tous les êtres vivants. Un chef-d'aeuvre.</text:p>
          </table:table-cell>
          <table:table-cell table:style-name="ce6" office:value-type="string" calcext:value-type="string">
            <text:p>contraires, -0.1, 0.3, None</text:p>
            <text:p>heureuse, 0.7, 0.8, None</text:p>
            <text:p>complètement différente, 0.8, 0.3, None</text:p>
            <text:p>heureuse, 0.7, 0.8, None</text:p>
            <text:p>bonheur, 0.5, 0.0, None</text:p>
            <text:p>longue, -0.4, 0.1, None</text:p>
            <text:p>étincelante, 0.3, 0.2, None</text:p>
            <text:p>inhumain, -0.5, 1.0, None</text:p>
            <text:p>heureuse, 0.7, 0.8, None</text:p>
            <text:p>peu étranger, -0.1, 0.15, None</text:p>
            <text:p>absurde, 0.4, 0.7, None</text:p>
            <text:p>rien autre, 0.05, 0.0, None</text:p>
            <text:p>seul, -0.1, 0.2, None</text:p>
            <text:p>absurde, 0.4, 0.7, None</text:p>
            <text:p>obscur, -0.47, 0.5, None</text:p>
            <text:p>autres, -0.1, 0.0, None</text:p>
            <text:p>beaucoup, 0.1, 0.1, None</text:p>
            <text:p>authentique, 0.3, 0.5, None</text:p>
            <text:p>vivants, 0.8,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6">
          <table:table-cell table:style-name="ce2" office:value-type="float" office:value="0.147619047619" calcext:value-type="float">
            <text:p>0.1476190476</text:p>
          </table:table-cell>
          <table:table-cell table:style-name="ce4" office:value-type="float" office:value="0.746666666667" calcext:value-type="float">
            <text:p>0.7466666667</text:p>
          </table:table-cell>
          <table:table-cell table:style-name="ce6" office:value-type="string" calcext:value-type="string">
            <text:p>Le dernier Musso en date innove un petit peu... Pas de surnaturel, cette fois ci, mais un récit bien terre à terre tourné vers le polar. L'idée de départ est assez originale avec cet échange de portable lors d'une bousculade dans un aéroport... Il suffit juste de fermer les yeux sur l'enorme incohérence qui sert de postulat à son livre... En effet, comment peut on rallumer un téléphone à l'atterissage d'un avion, si ce n'est pas le sien et si on ne connait pas le pin code... C'est d'autant plus étrange que vers la fin du livre, il mentionne cette contrainte dans l'histoire (Je cite: mon copain m'a dit de ne pas eteindre le téléphone car il ne connait pas le code). Bref, hormis ce gros détail, le récit démarre doucement avec ses deux personnages qui s'imiscent petit à petit dans leur vie respective, ce qui donne lieu à des échanges croustillants et des situations sympathiques... avant une derniere partie qui va les réunir dans un final plein d'action... On retrouve les éléments qui ont fait le succès de cet auteur, un style facile à lire, des personnages plutôt sympathiques, l'articulation générale du récit avec les dates, lieux et... les citations de début de chapitre.... Il a par contre fait l'effort de changer un petit peu, la psychologie de ses personnages (je trouvais jusque là que tous ses personnages se ressemblaient)... Le récit ne tourne notamment plus sur une personne et son meilleur ami avec un lourd secret d'enfance... La dualité du sujet, qui par definition necessite deux personnages a développer, permet de varier un peu... Les personnages secondaires sont par contre moins important, moins soignés et disparaissent du récit très rapidement ( son fils, la femme et le mari, l'oncle-ami). Si vous êtes fan des thrillers à la Coben et cnie, ce livre vous paraitra sans doute simpliste, mais cela reste une bonne lecture, facile d'approche et très plaisante... Pour moi, parmi ceux que j'ai lu, il s'agit de l'un de ses meilleurs avec Et après et Parce que je t'aime.</text:p>
          </table:table-cell>
          <table:table-cell table:style-name="ce6" office:value-type="string" calcext:value-type="string">
            <text:p>dernier, -0.29, 0.2, None</text:p>
            <text:p>peu, -0.05, 0.5, None</text:p>
            <text:p>originale, 0.2, 0.6, None</text:p>
            <text:p>plus étrange, -0.65, 0.26, None</text:p>
            <text:p>gros, 0.0, 0.2, None</text:p>
            <text:p>croustillants, -0.15, -0.3, None</text:p>
            <text:p>sympathiques, 0.6, 0.7, None</text:p>
            <text:p>final, -0.5, 0.15, None</text:p>
            <text:p>plein, 0.29, 0.3, None</text:p>
            <text:p>sympathiques, 0.6, 0.7, None</text:p>
            <text:p>générale, 0.0, 0.0, None</text:p>
            <text:p>peu, -0.05, 0.5, None</text:p>
            <text:p>plus, 0.15, 0.1, None</text:p>
            <text:p>meilleur, 0.53, 0.5, None</text:p>
            <text:p>lourd, -0.05, 0.35, None</text:p>
            <text:p>peu, -0.05, 0.5, None</text:p>
            <text:p>très, 0.01, 0.65, None</text:p>
            <text:p>simpliste, 0.05, 0.1, None</text:p>
            <text:p>bonne, 0.7, 0.7, None</text:p>
            <text:p>très plaisante, 1.0, 1.0, None</text:p>
            <text:p>aime, 0.6,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48269230769" calcext:value-type="float">
            <text:p>0.1482692308</text:p>
          </table:table-cell>
          <table:table-cell table:style-name="ce4" office:value-type="float" office:value="0.307692307692" calcext:value-type="float">
            <text:p>0.3076923077</text:p>
          </table:table-cell>
          <table:table-cell table:style-name="ce6" office:value-type="string" calcext:value-type="string">
            <text:p>La grande première partie du livre est vraiment intéressante par la description des lieux, mais surtout des personnages et des sentiments. J'ai aussi retrouvé un réflexe de ma jeunesse : noter les mots que je ne connaissais pas ! Et puis il y a tous ces derniers chapitres, et là, je dois avouer que j'ai été bluffé ! Quelle puissance d'écriture. Je crois que c'est la première fois, pour un livre, qu'à plusieurs reprises j'ai été saisi de gros sanglots difficiles à étouffer. Est-ce la beauté du récit, de la description des êtres, cette énorme nostalgie de tout ce que nous avons tous raté, cette profonde mélancolie, voire tristesse. ? Bravo Monsieur Khadra.</text:p>
          </table:table-cell>
          <table:table-cell table:style-name="ce6" office:value-type="string" calcext:value-type="string">
            <text:p>vraiment intéressante !, 0.75, 1.0, None</text:p>
            <text:p>derniers !, -0.3625, 0.2, None</text:p>
            <text:p>gros, 0.0, 0.2, None</text:p>
            <text:p>difficiles, -0.5, 0.4, None</text:p>
            <text:p>énorme, 0.22, 0.6, None</text:p>
            <text:p>profonde, 0.26,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3">
          <table:table-cell table:style-name="ce2" office:value-type="float" office:value="0.148485294118" calcext:value-type="float">
            <text:p>0.1484852941</text:p>
          </table:table-cell>
          <table:table-cell table:style-name="ce4" office:value-type="float" office:value="0.2675" calcext:value-type="float">
            <text:p>0.2675</text:p>
          </table:table-cell>
          <table:table-cell table:style-name="ce6" office:value-type="string" calcext:value-type="string">
            <text:p>Le roman de Laurent Gaudé laisse un goût amer. L'écrivain est bon, très bon même dans son style et sa manière de traiter ses problématiques. Son expérience de la tragédie fait qu'il présente habilement les enchevêtrements des situations et le déroulement de l'intrigue. Les qualités littéraires de l'auteur sont indéniables. Eldorado est construit sur une situation en miroir, permettant au lecteur de suivre pas à pas les itinéraires de deux personnages : le commandant Piracci du côté européen, et Souleiman du côté immigré. Les chapitres s'alternent en suivant les deux personnes. Un biais est introduit par la technique littéraire en faisant en sorte que l'on suit le commandant Peracci à distance car on parle de lui à la troisième personne du singulier alors que Souleiman parle toujours à la première personne. On se sent plus proche du jeune homme que du commandant. Mais ceci n'est que de la technique. Par contre, j'estime que l'auteur a une vision peu équilibrée sur cette question terrible de l'immigration clandestine. Il est bien qu'il s'attache aux pas et à la volonté de ces hommes qui n'ont plus rien à perdre et s'accrochent à l'espoir de l'Eldorado. Mais il voit en l'Europe des nations terminées, des ressorts détendus, des pays en bout de course qui attendent les envahisseurs dans un climat de déliquescence. Nous sommes à mi-chemin entre et , debout en attendant le déluge qui arrive. Ce n'est pas vraiment cela ! A aucun moment, l'auteur ne fait le procès des méthodes de développement des pays d'origine de ces migrants, pays qui regorgent littéralement de ressources naturelles et sont abonnés aux instances de financement internationaux. Si le cheminement de Souleiman rejoint tragiquement la réalité géopolitique, celui du commandant Piracci est irréel. Laurent Gaudé mêle les deux genres, et le résultat est déséquilibré. J'aurais préféré qu'il continue son cheminement narratif en compagnie de cette femme qui repart pour tuer les passeurs, et s'attarde sur sa vie supposée meilleure dans notre Eldorado. Donc, hochements de tête polis pour le traitement du sujet mais vifs bravos pour le talent littéraire.</text:p>
          </table:table-cell>
          <table:table-cell table:style-name="ce6" office:value-type="string" calcext:value-type="string">
            <text:p>amer, -0.6, 0.5, None</text:p>
            <text:p>bon, 0.7, 0.7, None</text:p>
            <text:p>très bon, 1.0, 1.0, None</text:p>
            <text:p>littéraires, 0.1, 0.0, None</text:p>
            <text:p>européen, 0.0, 0.0, None</text:p>
            <text:p>littéraire, 0.1, 0.0, None</text:p>
            <text:p>singulier, -0.2, 0.1, None</text:p>
            <text:p>plus, 0.15, 0.1, None</text:p>
            <text:p>jeune, 0.32, 0.4, None</text:p>
            <text:p>peu, -0.05, 0.5, None</text:p>
            <text:p>clandestine, -0.1, 0.1, None</text:p>
            <text:p>volonté, 0.1, 0.0, None</text:p>
            <text:p>plus rien, -0.075, 0.1, None</text:p>
            <text:p>pas vraiment !, -0.0, 0.5, None</text:p>
            <text:p>naturelles, 0.38, 0.4, None</text:p>
            <text:p>internationaux, 0.35, 0.0, None</text:p>
            <text:p>irréel, 0.1, 0.5, None</text:p>
            <text:p>meilleure, 0.53, 0.5, None</text:p>
            <text:p>vifs, 0.27, 0.35, None</text:p>
            <text:p>talent, 0.3, 0.05, None</text:p>
            <text:p>littérai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149285714286" calcext:value-type="float">
            <text:p>0.1492857143</text:p>
          </table:table-cell>
          <table:table-cell table:style-name="ce4" office:value-type="float" office:value="1.54642857143" calcext:value-type="float">
            <text:p>1.5464285714</text:p>
          </table:table-cell>
          <table:table-cell table:style-name="ce6" office:value-type="string" calcext:value-type="string">
            <text:p>J'avais lu Les dieux voyagent toujours incognito et j'avais apprécié Gounelle et son récit trépidant plein de suspense et qui nous initiait en termes simples au développement personnel EN ACTE et aux arcanes de la bourse. Je me régalais à l'avance au vu des commentaires élogieux de lire ce livre. Or je n'ai rien apprécié : côté développement personnel l'auteur enfonce des portes ouvertes, côté histoire et suspense ça ne casse rien et le sage de Bali est trop occidentalisé pour être crédible. Si vous voulez être heureux vous pouvez fort bien vous passer de lire ce livre...</text:p>
          </table:table-cell>
          <table:table-cell table:style-name="ce6" office:value-type="string" calcext:value-type="string">
            <text:p>plein, 0.29, 0.3, None</text:p>
            <text:p>simples, 0.1, 0.1, None</text:p>
            <text:p>trop, -0.25, 0.7, None</text:p>
            <text:p>heureux, 0.7, 0.8,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149285714286" calcext:value-type="float">
            <text:p>0.1492857143</text:p>
          </table:table-cell>
          <table:table-cell table:style-name="ce4" office:value-type="float" office:value="1.54642857143" calcext:value-type="float">
            <text:p>1.5464285714</text:p>
          </table:table-cell>
          <table:table-cell table:style-name="ce6" office:value-type="string" calcext:value-type="string">
            <text:p>J'avais lu Les dieux voyagent toujours incognito et j'avais apprécié Gounelle et son récit trépidant plein de suspense et qui nous initiait en termes simples au développement personnel EN ACTE et aux arcanes de la bourse. Je me régalais à l'avance au vu des commentaires élogieux de lire ce livre. Or je n'ai rien apprécié : côté développement personnel l'auteur enfonce des portes ouvertes, côté histoire et suspense ça ne casse rien et le sage de Bali est trop occidentalisé pour être crédible. Si vous voulez être heureux vous pouvez fort bien vous passer de lire ce livre...</text:p>
          </table:table-cell>
          <table:table-cell table:style-name="ce6" office:value-type="string" calcext:value-type="string">
            <text:p>plein, 0.29, 0.3, None</text:p>
            <text:p>simples, 0.1, 0.1, None</text:p>
            <text:p>trop, -0.25, 0.7, None</text:p>
            <text:p>heureux, 0.7, 0.8,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0">
          <table:table-cell table:style-name="ce2" office:value-type="float" office:value="0.149607843137" calcext:value-type="float">
            <text:p>0.1496078431</text:p>
          </table:table-cell>
          <table:table-cell table:style-name="ce4" office:value-type="float" office:value="0.203333333333" calcext:value-type="float">
            <text:p>0.2033333333</text:p>
          </table:table-cell>
          <table:table-cell table:style-name="ce6" office:value-type="string" calcext:value-type="string">
            <text:p>Romain Gary a déclaré au sujet de ce livre : « Ce livre est d'inspiration autobiographique, mais ce n'est pas une autobiographie. Mon métier d'orfèvre, mon souci de l'art s'est à chaque instant glissé entre l'événement et son expression littéraire, entre la réalité et l'œuvre qui s'en réclamait. » Il y rapporte son passé non tel quil l'a vécu mais tel quil l'aperçoit rétrospectivement à la lumière de ce qu'il est devenu. Les deux premières parties du roman racontent la relation étroite entre l'actrice russe qui ne connut pas le succès et son fils qu'elle a voulu pousser à une célébrité qu'elle n'avait pas connue. La jeunesse de Gary est marquée par ses efforts pour réaliser les aspirations artistiques de sa mère. À la suite d'une faillite, lui et sa mère quittent la Pologne pour Nice où sa mère atteint la stabilité financière grâce à la gérance d'un hôtel pension. R. Gary raconte son enfance en Russie, en Pologne puis à Nice, le luxe et la pauvreté qu'il a connus tour à tour, son dur apprentissage d'aviateur, ses aventures de guerre: en France, en Angleterre, en Afrique. Il obtient sa licence en droit, puis rejoint l'aviation de la France libre. Revenu à Nice en 1945, auréolé du succès de sa nouvelle Éducation européenne et de son titre de Compagnon de la Libération, il apprend que sa mère est décédée : les lettres qu'il recevait d'elle avaient été préparées à l''avance. Romain Gary se révèle sensible, idéaliste et tendre, et Mina Owczynska, sa mère, un personnage à la détermination et au courage hors du commun. On aborde ici le thème de l'amour maternel, ainsi que l'importance et le rôle de l'humour dans l'œuvre. Cette « Promesse de l'aube » que l'auteur a choisie pour titre est une promesse dans les deux sens du mot : - promesse que fait la vie au narrateur à travers une mère passionnée, - promesse qu'il fait à cette mère d'accomplir tout ce qu'elle attend de lui à travers des actes héroïques et de réalisation de soi. Et voici la phrase qui rend le mieux compte du sens du titre : 'Avec l'amour maternel, la vie vous fait à l'aube une promesse qu'elle ne tient jamais.' Romain Gary se révèle sensible, idéaliste et tendre, et Mina Owczynska, sa mère, un personnage à la détermination et au courage hors du commun. On aborde ici le thème de l'amour maternel, ainsi que l'importance et le rôle de l'humour dans l'œuvre. Romain Gary a une plume qui sait nous faire osciller sans cesse entre le rire et les larmes ; il donne l'impression de mener son lecteur en bateau tout en faisant preuve d'un regard critique sur les choses à la fois plaisant et touchant. Il force le trait à de nombreuses reprises, mais on mesure alors toute l'influence que sa mère a pu avoir sur son existence de façon beaucoup plus subtile et poignante. Enfin, le style de Gary reste empreint d'un optimisme communicatif : la naïveté assumée du propos le dispute à tout le recul nécessaire qu'il a dû prendre pour rendre possible un tel récit. Le résultat atteint un bon équilibre et une qualité d'écriture qui fait mouche. Mises à part quelques longueurs, le résultat reste réussi et accessible à de jeunes gens dès la fin du collège.</text:p>
          </table:table-cell>
          <table:table-cell table:style-name="ce6" office:value-type="string" calcext:value-type="string">
            <text:p>littéraire, 0.1, 0.0, None</text:p>
            <text:p>premières, 0.5, 0.2, None</text:p>
            <text:p>étroite, -0.25, 0.2, None</text:p>
            <text:p>russe, 0.0, 0.0, None</text:p>
            <text:p>artistiques, 0.1, 0.2, None</text:p>
            <text:p>libre, 0.45, 0.3, None</text:p>
            <text:p>nouvelle, 0.1, 0.25, None</text:p>
            <text:p>européenne, 0.0, 0.0, None</text:p>
            <text:p>sensible, 0.2, 0.2, None</text:p>
            <text:p>maternel, 0.0, 0.0, None</text:p>
            <text:p>héroïques, 0.5, 0.7, None</text:p>
            <text:p>maternel, 0.0, 0.0, None</text:p>
            <text:p>sensible, 0.2, 0.2, None</text:p>
            <text:p>maternel, 0.0, 0.0, None</text:p>
            <text:p>rire, 0.5, 0.0, None</text:p>
            <text:p>critique, 0.0, 0.75, None</text:p>
            <text:p>nombreuses, 0.0, 0.2, None</text:p>
            <text:p>beaucoup plus subtile, 0.26, 0.26, None</text:p>
            <text:p>nécessaire, 0.27, 0.2, None</text:p>
            <text:p>possible, 0.0, 0.3, None</text:p>
            <text:p>bon, 0.7, 0.7, None</text:p>
            <text:p>qualité, 0.4, 0.0, None</text:p>
            <text:p>accessible, 0.13, 0.25, None</text:p>
            <text:p>jeunes, 0.32,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3">
          <table:table-cell table:style-name="ce2" office:value-type="float" office:value="0.149642857143" calcext:value-type="float">
            <text:p>0.1496428571</text:p>
          </table:table-cell>
          <table:table-cell table:style-name="ce4" office:value-type="float" office:value="0.26875" calcext:value-type="float">
            <text:p>0.26875</text:p>
          </table:table-cell>
          <table:table-cell table:style-name="ce6" office:value-type="string" calcext:value-type="string">
            <text:p>Patrick Deville semble se faire une spécialité de ces quasi biographies qui reposent sur une érudition foisonnante et une bonne part de vie rêvée laissant libre cours a l'imagination et aux sens. Peste et Cholera renouvelle les rèussites d'Equatoria (Brazza) et de Kampuchea (Mouhot et Douch), et en nous faisant suivre le destin peu commun de Yersin, nous replonge dans la France de l'entre Sedan et Verdun, dans la touffeur de l'Indochine française sur la trace des savanturiers de la bactériologie. La machine est bien rodée: chronologie éclatée, galerie de personnages secondaires, va-et-vient temporel et géographique, digressions, écriture à l'apparence simple mais si bien ouvragée, humour distancié, empathie avec les personnages, un rien de nostalgie pour les temps qui ne sont plus où toute chose avait un cours plus lent... Mais la mayonnaise prend, sans aucune lourdeur. Une lecture plaisir où l'on picore pleins de petits riens qui finissent par former un tout, un peu comme une photo jaunie par le temps et écornée par les mains qui l'ont tournée et retournée. Moins fort peut être que Kampuchea qui partage le même environnement (l'Indochine française) et qui est un livre douloureux, Peste et choléra est plus immédiatement touchant (moins de name dropping, moins de pérégrinations géographiques compliquées et une meilleure maîtrise des allers-retours dans le temps). Un petit bijou d'écriture faisant oeuvre de salubrité publique en arrachant a l'oubli la figure magnifique d'Alexandre Yersin qui méritait de ne pas rester confinée au cercle des médecins et biologistes. Bravo et merci a Patrick Deville.</text:p>
          </table:table-cell>
          <table:table-cell table:style-name="ce6" office:value-type="string" calcext:value-type="string">
            <text:p>bonne, 0.7, 0.7, None</text:p>
            <text:p>libre, 0.45, 0.3, None</text:p>
            <text:p>peu, -0.05, 0.5, None</text:p>
            <text:p>française, 0.2, 0.0, None</text:p>
            <text:p>simple, 0.1, 0.1, None</text:p>
            <text:p>plus, 0.15, 0.1, None</text:p>
            <text:p>plus lent, -0.546, 0.52, None</text:p>
            <text:p>plaisir, 0.15, 0.0, None</text:p>
            <text:p>pleins, 0.29, 0.3, None</text:p>
            <text:p>petits, 0.1, 0.1, None</text:p>
            <text:p>peu, -0.05, 0.5, None</text:p>
            <text:p>française, 0.2, 0.0, None</text:p>
            <text:p>douloureux, -0.55, 0.5, None</text:p>
            <text:p>plus, 0.15, 0.1, None</text:p>
            <text:p>meilleure, 0.53, 0.5, None</text:p>
            <text:p>petit, 0.1, 0.1, None</text:p>
            <text:p>bijou, 0.3, 0.0, None</text:p>
            <text:p>publique, 0.0, 0.0, None</text:p>
            <text:p>magnif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2">
          <table:table-cell table:style-name="ce2" office:value-type="float" office:value="0.14993902439" calcext:value-type="float">
            <text:p>0.1499390244</text:p>
          </table:table-cell>
          <table:table-cell table:style-name="ce4" office:value-type="float" office:value="0.248780487805" calcext:value-type="float">
            <text:p>0.2487804878</text:p>
          </table:table-cell>
          <table:table-cell table:style-name="ce6" office:value-type="string" calcext:value-type="string">
            <text:p>Ha !!!! Quel pied j'ai pris en lisant ce roman...il est unique ! En ce qui me concerne, je ne m'attarderai pas sur l'histoire, mais sur le style de l'auteur.. Un vrai régal ! Imaginez vous sur un banc public dans un parc... ou attablé a une terrasse de bistrot en compagnie de votre meilleur ami...et celui-ci commence à vous raconter une partie de sa vie ! Mais ici, point de langage soutenu et pompeux, langage que M. Proust affectionne tout particulièrement et qui fait son intérêt dans « a la recherche du temps perdu » quand il décrit sa vieille tante valétudinaire ou le gout inoubliable de sa première tasse de thé a la madeleine. Non, ici pas d'édulcorants, les choses y sont décrites telles qu'elles sont, avec des mots ou des formules simples, des mots étroitement liés au langage quotidien de chacun d'entre nous... Au risque de verser dans le vulgaire et le grossier... Mais ne l'avons-nous pas été tous a un moment ou a un autre ? c'est bien entendu ce qui fait tout le charme du style littéraire de Céline, c'est qu'une pute est appelée une pute..et que rien n'est épargné au lecteur quant au sordide de certaines scènes, elles aussi étroitement liées a l'infâme et souvent cruelle nature humaine. Tout y est décrit avec une certaine simplicité et lucidité ! Je conseille ce classique a tous ceux ...petits et grands.. Les ainés y retrouveront certainement une partie de leur propre vécu... et les jeunes y découvriront la chance qu'ils possèdent de vivre dans une époque bien moins tourmentée et noire que celle décrite dans le livre. Le tout, droit au but et sans y aller par quatre chemins...</text:p>
          </table:table-cell>
          <table:table-cell table:style-name="ce6" office:value-type="string" calcext:value-type="string">
            <text:p>unique !, 0.5375, 0.5, None</text:p>
            <text:p>vrai !, 0.0625, 0.4, None</text:p>
            <text:p>public, 0.0, 0.0, None</text:p>
            <text:p>meilleur !, 0.6625, 0.5, None</text:p>
            <text:p>particulièrement, 0.0, 0.8, None</text:p>
            <text:p>inoubliable, 0.6, 1.0, None</text:p>
            <text:p>simples, 0.1, 0.1, None</text:p>
            <text:p>vulgaire, -0.7, 0.85, None</text:p>
            <text:p>grossier, 0.3, 0.65, None</text:p>
            <text:p>autre, -0.1, 0.0, None</text:p>
            <text:p>littéraire, 0.1, 0.0, None</text:p>
            <text:p>sordide, -0.4, 0.45, None</text:p>
            <text:p>cruelle, -0.4, 0.7, None</text:p>
            <text:p>humaine !, 0.275, 0.1, None</text:p>
            <text:p>grands, 0.3, 0.2, None</text:p>
            <text:p>certainement, 0.1, 0.25, None</text:p>
            <text:p>propre, 0.33, 0.2, None</text:p>
            <text:p>jeunes, 0.32, 0.4, None</text:p>
            <text:p>noir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149945652174" calcext:value-type="float">
            <text:p>0.1499456522</text:p>
          </table:table-cell>
          <table:table-cell table:style-name="ce4" office:value-type="float" office:value="0.243913043478" calcext:value-type="float">
            <text:p>0.2439130435</text:p>
          </table:table-cell>
          <table:table-cell table:style-name="ce6" office:value-type="string" calcext:value-type="string">
            <text:p>Antigone, c'est une tragédie dantesque ! J'ai trouver ce livre remarquable par son double sens (écrit en 1944), implicitement engagé pour la Résistance, et pourtant, il échappe à la censure alors qu'il ouvre des portes béantes sur l'engagement. J'ai été totalement séduite par le comportement héroïque d'Antigone, toute en modestie pourtant, qui représente parfaitement ma pensée. Et pourtant! N'importe qui peut s'identifier à la jeune femme qu'est Antigone, qui entraîne évidemment la réflexion suivante &gt; Et nous ? Jusqu'où serions capable d'aller pour nos idées et nos convictions ? &lt; Finalement, c'est un livre qui est plaisant, qui a su me prendre par la main, me conduire au delà du papier de l'encre, au delà même dans un contexte historique car c'est une tragédie intemporel, au coeur même de notre réflexion et de nos limites d'humain. C'est un livre que je conseillerais, mais je pense à un public avisé qui est prêt à vouloir aller plus loin dans la pensée.</text:p>
          </table:table-cell>
          <table:table-cell table:style-name="ce6" office:value-type="string" calcext:value-type="string">
            <text:p>remarquable, 0.4, 0.6, None</text:p>
            <text:p>béantes, 0.0, 0.2, None</text:p>
            <text:p>totalement, 0.1, 0.75, None</text:p>
            <text:p>héroïque, 0.5, 0.7, None</text:p>
            <text:p>parfaitement !, 0.3125, 0.8, None</text:p>
            <text:p>jeune, 0.32, 0.4, None</text:p>
            <text:p>évidemment, 0.2, 0.4, None</text:p>
            <text:p>suivante, 0.0, 0.0, None</text:p>
            <text:p>capable, 0.35, 0.4, None</text:p>
            <text:p>historique, 0.0, 0.0, None</text:p>
            <text:p>coeur, 0.2, 0.0, None</text:p>
            <text:p>humain, 0.22, 0.1, None</text:p>
            <text:p>public, 0.0, 0.0, None</text:p>
            <text:p>prêt, 0.14, 0.1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15" calcext:value-type="float">
            <text:p>0.15</text:p>
          </table:table-cell>
          <table:table-cell table:style-name="ce4" office:value-type="float" office:value="0" calcext:value-type="float">
            <text:p>0</text:p>
          </table:table-cell>
          <table:table-cell table:style-name="ce6" office:value-type="string" calcext:value-type="string">
            <text:p>Alire avec plaisir et jouissance. On se met à vivre au rythme des personnages et à comparer leurs expériences avec les siennes.</text:p>
          </table:table-cell>
          <table:table-cell table:style-name="ce6" office:value-type="string" calcext:value-type="string">
            <text:p>plaisir, 0.15,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15" calcext:value-type="float">
            <text:p>0.15</text:p>
          </table:table-cell>
          <table:table-cell table:style-name="ce4" office:value-type="float" office:value="0.1" calcext:value-type="float">
            <text:p>0.1</text:p>
          </table:table-cell>
          <table:table-cell table:style-name="ce6" office:value-type="string" calcext:value-type="string">
            <text:p>quand on commence le livre on ne sait plus s'arreter..... la vie, la mort, les destins et ses destinées.......</text:p>
          </table:table-cell>
          <table:table-cell table:style-name="ce6" office:value-type="string" calcext:value-type="string">
            <text:p>plus, 0.15, 0.1,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5" calcext:value-type="float">
            <text:p>0.15</text:p>
          </table:table-cell>
          <table:table-cell table:style-name="ce4" office:value-type="float" office:value="0.183333333333" calcext:value-type="float">
            <text:p>0.1833333333</text:p>
          </table:table-cell>
          <table:table-cell table:style-name="ce6" office:value-type="string" calcext:value-type="string">
            <text:p>Bonjour, J'ai aimé la couverture mais quand j'ai reçu le livre et ai ouvert la première pas et feuilleté un peu, ça ne m'a pas donné envie de le lire.. Alors si Amazon pouvait mettre quelques photos de l'intérieur du livre, ce serait top au lieu de s'enquiquiner à chercher dans le moteur de recherche.. Voilà. En espérant vous avoir été utile. Marine.</text:p>
          </table:table-cell>
          <table:table-cell table:style-name="ce6" office:value-type="string" calcext:value-type="string">
            <text:p>peu ne pas, 0.025, 0.5, None</text:p>
            <text:p>utile, 0.2,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15" calcext:value-type="float">
            <text:p>0.15</text:p>
          </table:table-cell>
          <table:table-cell table:style-name="ce4" office:value-type="float" office:value="0.1" calcext:value-type="float">
            <text:p>0.1</text:p>
          </table:table-cell>
          <table:table-cell table:style-name="ce6" office:value-type="string" calcext:value-type="string">
            <text:p>j'ai laissé ce livre a la page 300 pour le reprendre plus tard et l' abandonner définitivement. Monsieur,continuez a enseigner. NEC SUTOR SUPRA CREPIDAM.</text:p>
          </table:table-cell>
          <table:table-cell table:style-name="ce6" office:value-type="string" calcext:value-type="string">
            <text:p>plus, 0.15, 0.1,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51428571429" calcext:value-type="float">
            <text:p>0.1514285714</text:p>
          </table:table-cell>
          <table:table-cell table:style-name="ce4" office:value-type="float" office:value="0.317857142857" calcext:value-type="float">
            <text:p>0.3178571429</text:p>
          </table:table-cell>
          <table:table-cell table:style-name="ce6" office:value-type="string" calcext:value-type="string">
            <text:p>Ce n'est pas le livre que j'ai préféré d'Amélie Nothomb. Encore que j'ai une préférence pour ceux qui relatent son enfance et celu-ci en fait partie. Elle a cette curieuse façon de raconter l'histoire comme elle le vivait enfant. On est dans sa tête, on est à fond dans ses jeux. Mais elle nous parle de ça avec des mots d'adultes parce que les enfants apprécient avant tout de singer les adultes. Donc avec un langage à double sens, elle nous fait vivre ses émois de gosse. C'en est presque poëtique. Ce que j'ai moins aimé c'est ce sentiment qu'elle développe pour sa voisine Elena. J'ai du mal à saisir sa réaction mais c'est amusant à lire. Toujours inattendue, Amélie Nothomb sait nous faire voyager avec peu de chose, ici un amour d'enfant. C'est davantage la façon dont elle raconte qui fait tout l'intérêt du livre. C'est ciselé, parfois amusant, presque poëtique.</text:p>
          </table:table-cell>
          <table:table-cell table:style-name="ce6" office:value-type="string" calcext:value-type="string">
            <text:p>curieuse, 0.07, 0.3, None</text:p>
            <text:p>voisine, 0.05, 0.0, None</text:p>
            <text:p>inattendue, 0.2, 0.1,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151428571429" calcext:value-type="float">
            <text:p>0.1514285714</text:p>
          </table:table-cell>
          <table:table-cell table:style-name="ce4" office:value-type="float" office:value="0.264285714286" calcext:value-type="float">
            <text:p>0.2642857143</text:p>
          </table:table-cell>
          <table:table-cell table:style-name="ce6" office:value-type="string" calcext:value-type="string">
            <text:p>Patrick Deville nous livre un très beau livre,à partir de la vie de Yersin,disciple de Pasteur et découvreur du bacille de la peste,mais,avant tout,esprit libre :médecin de bord en Indochine,explorateur,animé par le souci permanent de ne se lier en rien,et détaché de tout ce qui n'est pas préoccupation scientifique. L'écriture rigoureuse de Deville,servie par une construction sans faille,dresse un portrait attachant de Yersin tout en n'oubliant pas le cadre historique dans lequel il évolue.Les nombreuses péripéties sont narrées sans gras,et le portrait du savant vaudois est illustré par la sobriété construite du style. La biographie est donc ici littérature,et Deville réussit ici ce que Vargas Llosa a raté avec Roger Casement.</text:p>
          </table:table-cell>
          <table:table-cell table:style-name="ce6" office:value-type="string" calcext:value-type="string">
            <text:p>très, 0.01, 0.65, None</text:p>
            <text:p>libre, 0.45, 0.3, None</text:p>
            <text:p>permanent, 0.0, 0.1, None</text:p>
            <text:p>rigoureuse, 0.1, 0.8, None</text:p>
            <text:p>historique, 0.0, 0.0, None</text:p>
            <text:p>nombreuses, 0.0, 0.2, None</text:p>
            <text:p>savant, 0.5,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52222222222" calcext:value-type="float">
            <text:p>0.1522222222</text:p>
          </table:table-cell>
          <table:table-cell table:style-name="ce4" office:value-type="float" office:value="0.288888888889" calcext:value-type="float">
            <text:p>0.2888888889</text:p>
          </table:table-cell>
          <table:table-cell table:style-name="ce6" office:value-type="string" calcext:value-type="string">
            <text:p>Vous passerez un bon moment avec ces personnages attachants,ces histoires qui s'imbriquent les unes dans les autres façon poupées russes,l'écriture est fluide . Bien sûr ce n'est pas un livre d'action, mais je pense que si vous cherchez un roman pour lézarder sur le sable, celui est tout à fait intéressant .</text:p>
          </table:table-cell>
          <table:table-cell table:style-name="ce6" office:value-type="string" calcext:value-type="string">
            <text:p>bon, 0.7, 0.7, None</text:p>
            <text:p>autres, -0.1, 0.0, None</text:p>
            <text:p>fluid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52777777778" calcext:value-type="float">
            <text:p>0.1527777778</text:p>
          </table:table-cell>
          <table:table-cell table:style-name="ce4" office:value-type="float" office:value="1.35833333333" calcext:value-type="float">
            <text:p>1.3583333333</text:p>
          </table:table-cell>
          <table:table-cell table:style-name="ce6" office:value-type="string" calcext:value-type="string">
            <text:p>Simplement mon livre préféré... Doux et dur, ironique, tendre et dramatique, on a jamais aussi bien rendu l'amour réciproque. Au vide ordure les romans sentimentaux, à l'eau de rose comme on dit ! Ici, la vie bat son plein, se teinte d'adjectifs colorés et par touches succesives peint le tableau d'une vie. Joie et peines s'entremêlent sans que l'auteur ne tombe dans du sentimentalisme douteux. Une bouffée d'air frais, de l'absurde poétique et un style inégalable... la recette miracle de ce livre exceptionnel !</text:p>
          </table:table-cell>
          <table:table-cell table:style-name="ce6" office:value-type="string" calcext:value-type="string">
            <text:p>ironique, 0.3, 0.5, None</text:p>
            <text:p>dramatique, -0.2, 0.8, None</text:p>
            <text:p>vide, -0.29, 0.3, None</text:p>
            <text:p>sentimentaux, 0.1, 0.4, None</text:p>
            <text:p>rose !, 0.1, 0.1, None</text:p>
            <text:p>douteux, -0.1, 0.3, None</text:p>
            <text:p>absurde, 0.4, 0.7, None</text:p>
            <text:p>poétique, 0.2, 0.8, None</text:p>
            <text:p>exceptionnel !, 0.25,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3">
          <table:table-cell table:style-name="ce2" office:value-type="float" office:value="0.153616161616" calcext:value-type="float">
            <text:p>0.1536161616</text:p>
          </table:table-cell>
          <table:table-cell table:style-name="ce4" office:value-type="float" office:value="0.435353535354" calcext:value-type="float">
            <text:p>0.4353535354</text:p>
          </table:table-cell>
          <table:table-cell table:style-name="ce6" office:value-type="string" calcext:value-type="string">
            <text:p>Ce roman écrit à la première personne nous offre à découvrir les déboires de Paul Steiner, écrivain quadragénaire, né en banlieue, et installé en Bretagne depuis que ses premiers succès littéraires lui ont permis une certaine liberté matérielle. Notoirement névrosé, se disant lui même invivable, souffrant de la Maladie, dépression qui tente à se cacher derrière des habitudes addictives, Paul ne supporte pas la séparation qui le touche : Sarah, sa femme adorée l'a quitté, emmenant avec elle ses deux enfants aimés eux aussi à la folie. Mais voilà, Paul est contraint par nécessité de revenir en région parisienne, dans la banlieue (à V. ) qui l'a vu naître, car sa mère est souffrante et son père ne s'en sort pas. De fait il se retrouve face à tout son passé, face à ses parents, son frère, ses amis d'enfance. Ce retour sera pour lui l'occasion d'une mise en perspective de sa vie, de ses valeurs, de son héritage familial à bien des égards rejetés. Evidemment, Paul découvrira beaucoup de choses durant ce séjour. Il ne parviendra pas mieux que par le passé à communiquer avec son père. Sa mère touchée par la maladie lui donnera malgré tout les clés des pistes qui le mèneront à ces fractures invisibles de l'enfance les plus enfouies. Il continuera à s'accrocher avec violence avec son frère aîné, tout son opposé tant sur le plan psychologique que social ou politique, et découvrira qu'il est devenu un étranger, un autre, pour ses anciens amis de collège ou lycée, pour Sophie son ancien amour de jeunesse. Le livre s'achève sur l'espoir d'un nouveau départ, non pas une happy end, mais encore une mise en route vers une autre lisière, encore plus loin, encore plus profonde dans la nature du changement qu'elle impose. Ce livre est un cri de douleur, un cri de révolte, un cri de rage même parfois. C'est le cri d'un homme qui ne comprend pas que le monde soit si injuste, que la société soit si carcérale en ce sens qu'elle constitue une machine à enfermer les gens dans des cases desquelles ils ont le plus grand mal à sortir. L'histoire de la révolte de Paul c'est celle de beaucoup d'entre nous, ceux qui nés d'une famille dite moyenne, dans ce que l'on appelait un lotissement ou une banlieue, se sont extraits de cette catégorisation par l'éducation, le métier ou quelque rencontre. Ce changement de niveau, si l'on peut dire, induit une césure nette d'avec son milieu familial notamment, mais aussi d'avec ses amis d'enfance, son passé. Le grand talent d'Olivier Adam est de dire tout cela avec une acuité d'autant plus sincère qu'il s'exprime à la première personne. Ce roman est un roman de je et de moi, ou me. De fait le point de vue n'est ni supérieur, ni inférieur, le lecteur est au niveau des émotions pures, du vécu, des choses et des évènements, sans jamais aucun jugement de valeur, mais avec une immense humanité. D'aucuns regretterons les digressions politiques qui émaillent le propos, le soutien d'une certaine gauche, le brocardage d'une droite présentée volontiers comme réactionnaire, la vision spectrale de la Blonde, fille du Borgne, pour laquelle s'apprête à voter le père de Paul. D'autres trouverons sans doute que le côté psy, la Maladie, névrose, alcool et cigarettes est un peut trop amplifié. Je n'y ai vu que l'air de notre temps, et l’imprégnation permanente à laquelle nous sommes soumis par tous ces recteurs de sens, politiques, communiquants, sociologues (Bourdieu en prend pour son grade), médias et télévision. Pour ma part j'ai trouvé très impressionnante cette capacité de l'auteur à ne pas faire une autobiographie tout en piochant très abondamment sans doute dans sa vie personnelle. Nous sommes loin des chantres de l'autofiction comme S. Doubrovsky. Ici le propos est de toute autre nature. Le lecteur est réellement plongé dans une fiction. Les thèmes abordés par O.Adam sont très contemporains, ses interrogations justes, sa révolte contre les siens, les autres, la société, lui même aussi, est l'expression d'une humanité très profonde. Je n'ai pu m'empêcher de penser au thème de l'île, de l'insularité, si présent il y a une dizaine d'années. Ici, nous voici en plein dans une thématique très actuelle, celles des frontières, du borderline dirait le psy, des lisières dit Olivier Adam qu'il a déjà évoquées dans ses ouvrages précédents. Assurémment il est dans le juste et dans l’authenticité de nos existences contemporaines, bien fragilisées par toutes ces lisières qui nous bordent, et que l'auteur dévoile si intelligemment. En conclusion, un très beau livre, dérangeant, agaçant parfois, envoûtant toujours. Merci de cette très belle littérature.</text:p>
          </table:table-cell>
          <table:table-cell table:style-name="ce6" office:value-type="string" calcext:value-type="string">
            <text:p>découvrir, 0.1, 0.0, None</text:p>
            <text:p>littéraires, 0.1, 0.0, None</text:p>
            <text:p>matérielle, 0.29, 0.8, None</text:p>
            <text:p>parisienne, 0.0, 0.0, None</text:p>
            <text:p>familial, 0.1, 0.0, None</text:p>
            <text:p>beaucoup, 0.1, 0.1, None</text:p>
            <text:p>invisibles, -0.07, 0.1, None</text:p>
            <text:p>plus, 0.15, 0.1, None</text:p>
            <text:p>aîné, 0.0, 0.0, None</text:p>
            <text:p>social, 0.25, 0.1, None</text:p>
            <text:p>politique, 0.0, 0.0, None</text:p>
            <text:p>étranger, -0.2, 0.3, None</text:p>
            <text:p>autre, -0.1, 0.0, None</text:p>
            <text:p>anciens, 0.04, 0.0, None</text:p>
            <text:p>ancien, 0.04, 0.0, None</text:p>
            <text:p>nouveau, 0.34, 0.25, None</text:p>
            <text:p>autre, -0.1, 0.0, None</text:p>
            <text:p>plus, 0.15, 0.1, None</text:p>
            <text:p>plus profonde, 0.338, 0.39, None</text:p>
            <text:p>injuste, -0.4, 0.7, None</text:p>
            <text:p>plus grand, 0.39, 0.26, None</text:p>
            <text:p>beaucoup, 0.1, 0.1, None</text:p>
            <text:p>nette, 0.3, 0.2, None</text:p>
            <text:p>familial, 0.1, 0.0, None</text:p>
            <text:p>grand, 0.3, 0.2, None</text:p>
            <text:p>talent, 0.3, 0.05, None</text:p>
            <text:p>plus sincère, 0.65, 0.65, None</text:p>
            <text:p>ni supérieur, -0.2, 0.4, None</text:p>
            <text:p>ni inférieur, 0.25, 0.6, None</text:p>
            <text:p>pures, 0.5, 0.4, None</text:p>
            <text:p>immense, 0.45, 0.7, None</text:p>
            <text:p>politiques, 0.0, 0.0, None</text:p>
            <text:p>gauche, -0.16, 0.2, None</text:p>
            <text:p>autres, -0.1, 0.0, None</text:p>
            <text:p>trop, -0.25, 0.7, None</text:p>
            <text:p>permanente, 0.0, 0.1, None</text:p>
            <text:p>politiques, 0.0, 0.0, None</text:p>
            <text:p>très impressionnante, 1.0, 1.0, None</text:p>
            <text:p>très, 0.01, 0.65, None</text:p>
            <text:p>personnelle, 0.05, 0.1, None</text:p>
            <text:p>autre, -0.1, 0.0, None</text:p>
            <text:p>très, 0.01, 0.65, None</text:p>
            <text:p>autres, -0.1, 0.0, None</text:p>
            <text:p>très profonde, 0.52, 0.6, None</text:p>
            <text:p>plein, 0.29, 0.3, None</text:p>
            <text:p>très actuelle, 0.2, 0.2, None</text:p>
            <text:p>contemporaines, 0.07, 0.1, None</text:p>
            <text:p>très, 0.01, 0.65, None</text:p>
            <text:p>très bell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7">
          <table:table-cell table:style-name="ce2" office:value-type="float" office:value="0.154074074074" calcext:value-type="float">
            <text:p>0.1540740741</text:p>
          </table:table-cell>
          <table:table-cell table:style-name="ce4" office:value-type="float" office:value="0.322592592593" calcext:value-type="float">
            <text:p>0.3225925926</text:p>
          </table:table-cell>
          <table:table-cell table:style-name="ce6" office:value-type="string" calcext:value-type="string">
            <text:p>Certes ce livre a bénéficié d'un fort battage médiatique ; rares sont effet les écrivains qui ont l'honneur (?) d'être invités à une heure de grande écoute sur une grande chaîne nationale. En général, ce n'est pas toujours un gage de qualité quand on voit les inepties que nous ont pondues des Nicolas Rey et cie... Toujours est-il que j'ai été fort agréablement surpris par le livre. Le style de Félicité Herzog est très agréable à lire avec un vocabulaire riche et précis avec un je ne sais quoi de caustique et de cynique. Le titre m'a semblé par certains côtés mal choisi car même si la présence du père est sous jacente dans l'oeuvre (ce fameux héros), seuls trois ou quatre chapitres sont consacrés à ce père qui visiblement ne l'a pas été pour Félicité Herzog et son frère, Laurent ; d'ailleurs, pas une seule fois dans le roman n'est écrit mon père, ce qui indique les sentiments que l'auteur éprouve envers son géniteur. Ces descriptions de la froideur de son père, de son arrogance, de son désintérêt envers ses enfants sont terribles. Le reste du livre est quant à lui beaucoup plus classique puisqu'il décrit la saga d'une famille descendant des Schneider du Creusot et de leur côté vielle France et suranné est moyennement intéressant. En conclusion, un livre assez dur décrivant la vie en l’absence d'une figure paternelle.</text:p>
          </table:table-cell>
          <table:table-cell table:style-name="ce6" office:value-type="string" calcext:value-type="string">
            <text:p>fort, 0.41, 0.3, None</text:p>
            <text:p>rares, 0.25, 0.4, None</text:p>
            <text:p>grande, 0.3, 0.2, None</text:p>
            <text:p>grande, 0.3, 0.2, None</text:p>
            <text:p>nationale, 0.0, 0.0, None</text:p>
            <text:p>qualité, 0.4, 0.0, None</text:p>
            <text:p>agréablement, 0.3, 0.2, None</text:p>
            <text:p>très agréable, 1.0, 1.0, None</text:p>
            <text:p>riche, 0.45, 0.5, None</text:p>
            <text:p>précis, 0.4, 0.35, None</text:p>
            <text:p>fameux, 0.1, 0.4, None</text:p>
            <text:p>seule, -0.1, 0.2, None</text:p>
            <text:p>terribles, -0.7, 0.6, None</text:p>
            <text:p>beaucoup plus classique, 0.91, 0.26, None</text:p>
            <text:p>intéressant, 0.3, 0.5, None</text:p>
            <text:p>paternelle, -0.2,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55" calcext:value-type="float">
            <text:p>0.155</text:p>
          </table:table-cell>
          <table:table-cell table:style-name="ce4" office:value-type="float" office:value="0.34" calcext:value-type="float">
            <text:p>0.34</text:p>
          </table:table-cell>
          <table:table-cell table:style-name="ce6" office:value-type="string" calcext:value-type="string">
            <text:p>Echenoz est un maître, rien ne dépasse, rien n'est exagéré. Les excellentes productions sur 14-18 sont pourtant nombreuses, mais celle-là, de par son économie de mots et sa retenue, est d'une rare puissance. Une grosse de lecture à peine, mais des heures de relecture en perspective...</text:p>
          </table:table-cell>
          <table:table-cell table:style-name="ce6" office:value-type="string" calcext:value-type="string">
            <text:p>excellentes, 0.5, 0.9, None</text:p>
            <text:p>nombreuses, 0.0, 0.2, None</text:p>
            <text:p>rare, 0.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156315789474" calcext:value-type="float">
            <text:p>0.1563157895</text:p>
          </table:table-cell>
          <table:table-cell table:style-name="ce4" office:value-type="float" office:value="0.222105263158" calcext:value-type="float">
            <text:p>0.2221052632</text:p>
          </table:table-cell>
          <table:table-cell table:style-name="ce6" office:value-type="string" calcext:value-type="string">
            <text:p>C'est la première fois depuis que je lis Werber (je les ai tous lus) que je passe des pages entières, que je lis en diagonale. Ce livre est ennuyeux (comparé au premier tome de cette trilogie que j'ai trouvé excellent). C'est de la philosophie pour adolescent, des leçons de morale usées jusqu'à la corde, je crois que Mr Werber est devenu tellement narcissique qu'il s'auto-congratule dans ces propres romans, sous des formes détournées, qu'il se fait sa propre promotion pour ces anciens livres et jeux vidéos à venir, règle ses comptes avec ses collegues (le passage de l'émission de télé est un comble !!) Certains écrivains s'améliorent avec le temps; lui c'est l'inverse, peut-être cherche t'il à être lu dès la maternelle ? Je préférai quand il ne vendait pas des millions de livres dans le monde, il se consacrait davantage à soigner un style littéraire (la trilogie des fourmis par exemple que tout le monde devrait lire...) que de soigner sa propre image.</text:p>
          </table:table-cell>
          <table:table-cell table:style-name="ce6" office:value-type="string" calcext:value-type="string">
            <text:p>entières, 0.15, 0.2, None</text:p>
            <text:p>ennuyeux, -0.7, 0.85, None</text:p>
            <text:p>excellent, 0.5, 0.9, None</text:p>
            <text:p>tellement, 0.0, 0.6, None</text:p>
            <text:p>propres, 0.33, 0.2, None</text:p>
            <text:p>propre, 0.33, 0.2, None</text:p>
            <text:p>anciens ! !, 0.0625, 0.0, None</text:p>
            <text:p>maternelle, 0.0, 0.0, None</text:p>
            <text:p>littéraire, 0.1, 0.0, None</text:p>
            <text:p>propre, 0.3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8">
          <table:table-cell table:style-name="ce2" office:value-type="float" office:value="0.1565" calcext:value-type="float">
            <text:p>0.1565</text:p>
          </table:table-cell>
          <table:table-cell table:style-name="ce4" office:value-type="float" office:value="0.2325" calcext:value-type="float">
            <text:p>0.2325</text:p>
          </table:table-cell>
          <table:table-cell table:style-name="ce6" office:value-type="string" calcext:value-type="string">
            <text:p>L'histoire est simple mais efficace. Une rencontre innatendue dans un aéroport... Une comédie romantique menée sur fond de thriller. La relation à distance de Madeline, une fleuriste parisienne et de Jonathan, un restaurateur installé à San Francisco. Après s'être télescopés à l'aéroport de New York ils échangent malencontreusement leur portable. De retour chez eux, la Française et l'Américain ne peuvent s'empêcher de fouiller dans le téléphone de l'autre jusqu'à la découverte d'un secret qui les lie malgré eux... Musso prouve une nouvelle fois avec L'appel de l'ange qu'il est un auteur à succès. On imagine sans forcer l'adaptation cinématographique de cette douce comédie romantique... Joliement écrit, nous avons affaire là sans nul doute à un futur succès commercial. Au final, un livre facile et agréable à lire... Je recommande ++</text:p>
          </table:table-cell>
          <table:table-cell table:style-name="ce6" office:value-type="string" calcext:value-type="string">
            <text:p>simple, 0.1, 0.1, None</text:p>
            <text:p>efficace, 0.4, 0.4, None</text:p>
            <text:p>romantique, 0.4, 0.7, None</text:p>
            <text:p>parisienne, 0.0, 0.0, None</text:p>
            <text:p>nouvelle, 0.1, 0.25, None</text:p>
            <text:p>douce, 0.4, 0.35, None</text:p>
            <text:p>romantique, 0.4, 0.7, None</text:p>
            <text:p>futur, 0.0, 0.0, None</text:p>
            <text:p>commercial, 0.0, 0.0, None</text:p>
            <text:p>final, -0.5, 0.15, None</text:p>
            <text:p>agréable, 0.7, 0.6,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4">
          <table:table-cell table:style-name="ce2" office:value-type="float" office:value="0.157134146341" calcext:value-type="float">
            <text:p>0.1571341463</text:p>
          </table:table-cell>
          <table:table-cell table:style-name="ce4" office:value-type="float" office:value="0.246951219512" calcext:value-type="float">
            <text:p>0.2469512195</text:p>
          </table:table-cell>
          <table:table-cell table:style-name="ce6" office:value-type="string" calcext:value-type="string">
            <text:p>c'est un roman très plaisant à lire, inscrit dans notre actualité presque immédiate : les révolutions arabes qui tournent toutes à des démocraties islamistes, la crise européenne particulièrement espagnole avec le mouvement des indignés, la gauche qui remporte les élections présidentielles françaises, l'attentat de Marrakech, les massacres syriens... c'est à travers le narrateur et héros de ce roman contemporain -Lakhdar- un Tangérois insouciant, fou de polar français, intelligent, dont la vie bascule après avoir enfin obtenu les dernières faveurs de sa cousine Meriem et d'avoir été renié par son père religieux qui le maudit, il errera à Casablanca entant que clochard, puis reviendra à Tanger pour retrouver son ami Bassam, pas fut fut mais tellement chaleureux, qui lui permettra de travailler pour une association musulmane intégriste entant que bibliothécaire, il rencontrera une espagnole avec qui il nouera des liens charnels et amoureux juste après l'attentat de Marrakech où il soupçonnera son ami et l'association d'être mêlé... d'autres aléas avant qu'il ne se retrouve à Barcelone non loin de son amie parmi les immigrés et déshérités de la grande ville jusqu'au dénouement (in)attendu du roman ; un héros attachant, une écriture enthousiasmante, parlante et imagée qui décrit notre société actuelle ; je lui ai retiré une étoile car j'ai trouvé ce Lakhdar un peu trop européen, un peu trop caricatural dans notre sens, une lucidité humaniste, en pleine déréliction, ainsi que le benêt Bassam dont on lavera l'esprit pour en faire en parfait combattant de l'extrême (je ne dis pas que ces gens ne sont pas vraisemblables mais ils me semblent sortis de nos attentes occidentales) mis à part cette restriction j'ai passé un bon moment avec cette prose simple remplie de couleurs, d'odeurs et de bruits. La vie consume tout - les livres nous accompagnent, comme mes polars à deux sous, ces prolétaires de la littérature, compagnons de route, dans la révolte ou la résignation, dans la foi ou l'abandon. p251</text:p>
          </table:table-cell>
          <table:table-cell table:style-name="ce6" office:value-type="string" calcext:value-type="string">
            <text:p>très, 0.01, 0.65, None</text:p>
            <text:p>immédiate, 0.55, 0.1, None</text:p>
            <text:p>européenne, 0.0, 0.0, None</text:p>
            <text:p>particulièrement, 0.0, 0.8, None</text:p>
            <text:p>gauche, -0.16, 0.2, None</text:p>
            <text:p>françaises, 0.2, 0.0, None</text:p>
            <text:p>contemporain, 0.07, 0.1, None</text:p>
            <text:p>fou, -0.01, 0.9, None</text:p>
            <text:p>français, 0.2, 0.0, None</text:p>
            <text:p>intelligent, 0.9, 0.2, None</text:p>
            <text:p>dernières, -0.29, 0.2, None</text:p>
            <text:p>religieux, 0.0, 0.15, None</text:p>
            <text:p>tellement chaleureux, 0.15, 0.25, None</text:p>
            <text:p>charnels, 0.1, 0.0, None</text:p>
            <text:p>amoureux, 0.55, 0.6, None</text:p>
            <text:p>autres, -0.1, 0.0, None</text:p>
            <text:p>grande, 0.3, 0.2, None</text:p>
            <text:p>actuelle, 0.1, 0.1, None</text:p>
            <text:p>peu trop européen, 0.0, 0.0, None</text:p>
            <text:p>peu trop, -0.125, 0.35, None</text:p>
            <text:p>pleine, 0.29, 0.3, None</text:p>
            <text:p>parfait, 0.8, 0.8, None</text:p>
            <text:p>extrême, -0.3, 0.5, None</text:p>
            <text:p>occidentales, 0.05, 0.0, None</text:p>
            <text:p>bon, 0.7, 0.7, None</text:p>
            <text:p>simpl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1575" calcext:value-type="float">
            <text:p>0.1575</text:p>
          </table:table-cell>
          <table:table-cell table:style-name="ce4" office:value-type="float" office:value="0.41890625" calcext:value-type="float">
            <text:p>0.41890625</text:p>
          </table:table-cell>
          <table:table-cell table:style-name="ce6" office:value-type="string" calcext:value-type="string">
            <text:p>Ce livre m'a été conseillé par quelques amis, qui ne tarissaient pas d'éloges à son sujet: Oh mon Dieu, tu devrais le lire, ça a changé ma vie! ou encore Waouh, vraiment un livre incroyable, j'ai compris tellement de choses! Je me suis donc précipitée dessus et je dois dire que mon enthousiasme est quand même vite retombé... Aucun scoop, aucune révélation véritable, juste du bon sens et quelques belles phrases certes, mais rien de bien transcendant au final. L'histoire est mignonne à lire, bien que vraiment un peu trop prévisible et pas très subtile (comme dit dans un autre commentaire, on dirait plutôt un cours de psycho pour débutant). Alors ok, à moins que l'on n'ait vraiment aucune notion de psychologie (ah bon? on garde des croyances profondes et négatives suite à de mauvaises expériences, surtout pendant l'enfance??? ;-)), je peux comprendre que l'on apprenne des choses via ce livre, mais sinon je suis sûre qu'il y a d'autres ouvrages bien plus passionnants.</text:p>
          </table:table-cell>
          <table:table-cell table:style-name="ce6" office:value-type="string" calcext:value-type="string">
            <text:p>vraiment, 0.0, 0.5, None</text:p>
            <text:p>incroyable, 0.6, 0.6, None</text:p>
            <text:p>tellement !, 0.0, 0.6, None</text:p>
            <text:p>véritable, 0.2, 0.45, None</text:p>
            <text:p>bon, 0.7, 0.7, None</text:p>
            <text:p>belles, 0.8, 0.8, None</text:p>
            <text:p>final, -0.5, 0.15, None</text:p>
            <text:p>vraiment peu trop, -0.125, 0.35, None</text:p>
            <text:p>pas très subtile, -0.05, 0.1, None</text:p>
            <text:p>autre, -0.1, 0.0, None</text:p>
            <text:p>vraiment, 0.0, 0.5, None</text:p>
            <text:p>bon, 0.7, 0.7, None</text:p>
            <text:p>profondes, 0.26, 0.3, None</text:p>
            <text:p>mauvaises, -0.71, 0.8, None</text:p>
            <text:p>;-), 0.25, 1.0, mood</text:p>
            <text:p>sûre, 0.2, 0.5, None</text:p>
            <text:p>autres, -0.1, 0.0, None</text:p>
            <text:p>plus passionnants, 0.91,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1575" calcext:value-type="float">
            <text:p>0.1575</text:p>
          </table:table-cell>
          <table:table-cell table:style-name="ce4" office:value-type="float" office:value="0.368333333333" calcext:value-type="float">
            <text:p>0.3683333333</text:p>
          </table:table-cell>
          <table:table-cell table:style-name="ce6" office:value-type="string" calcext:value-type="string">
            <text:p>J'ai acheté ce livre un peu trop vite... et sans lire les commentaires (honte à moi). Je recherchais une traduction fidèle de l'originale et pas un livre ré-écrit pour des collégiens - et dans le cadre d'une étude de texte qui plus est. Je recommande vivement aux adultes qui désirent connaître cette oeuvre magnifique de Dante de ne pas opter pour ce livre, car ce n'est pas du tout la version qu'ils attendent (prose à la place de poèmes, parties coupées/remplacées/ajustées). Même si le travail de ré-écriture est de bonne qualité ce n'est pas ce que je recherchais. En clair, c'est pour ma part un achat vite fait mal fait.</text:p>
          </table:table-cell>
          <table:table-cell table:style-name="ce6" office:value-type="string" calcext:value-type="string">
            <text:p>peu trop, -0.125, 0.35, None</text:p>
            <text:p>fidèle, 0.1, 0.6, None</text:p>
            <text:p>originale, 0.2, 0.6, None</text:p>
            <text:p>plus, 0.15, 0.1, None</text:p>
            <text:p>recommande, 0.2, 0.0, None</text:p>
            <text:p>magnifique, 1.0, 1.0, None</text:p>
            <text:p>bonne, 0.7, 0.7, None</text:p>
            <text:p>qualité, 0.4, 0.0, None</text:p>
            <text:p>clair, 0.28,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1575" calcext:value-type="float">
            <text:p>0.1575</text:p>
          </table:table-cell>
          <table:table-cell table:style-name="ce4" office:value-type="float" office:value="0.368333333333" calcext:value-type="float">
            <text:p>0.3683333333</text:p>
          </table:table-cell>
          <table:table-cell table:style-name="ce6" office:value-type="string" calcext:value-type="string">
            <text:p>J'ai acheté ce livre un peu trop vite... et sans lire les commentaires (honte à moi). Je recherchais une traduction fidèle de l'originale et pas un livre ré-écrit pour des collégiens - et dans le cadre d'une étude de texte qui plus est. Je recommande vivement aux adultes qui désirent connaître cette oeuvre magnifique de Dante de ne pas opter pour ce livre, car ce n'est pas du tout la version qu'ils attendent (prose à la place de poèmes, parties coupées/remplacées/ajustées). Même si le travail de ré-écriture est de bonne qualité ce n'est pas ce que je recherchais. En clair, c'est pour ma part un achat vite fait mal fait.</text:p>
          </table:table-cell>
          <table:table-cell table:style-name="ce6" office:value-type="string" calcext:value-type="string">
            <text:p>peu trop, -0.125, 0.35, None</text:p>
            <text:p>fidèle, 0.1, 0.6, None</text:p>
            <text:p>originale, 0.2, 0.6, None</text:p>
            <text:p>plus, 0.15, 0.1, None</text:p>
            <text:p>recommande, 0.2, 0.0, None</text:p>
            <text:p>magnifique, 1.0, 1.0, None</text:p>
            <text:p>bonne, 0.7, 0.7, None</text:p>
            <text:p>qualité, 0.4, 0.0, None</text:p>
            <text:p>clair, 0.28,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1575" calcext:value-type="float">
            <text:p>0.1575</text:p>
          </table:table-cell>
          <table:table-cell table:style-name="ce4" office:value-type="float" office:value="0.41890625" calcext:value-type="float">
            <text:p>0.41890625</text:p>
          </table:table-cell>
          <table:table-cell table:style-name="ce6" office:value-type="string" calcext:value-type="string">
            <text:p>Ce livre m'a été conseillé par quelques amis, qui ne tarissaient pas d'éloges à son sujet: Oh mon Dieu, tu devrais le lire, ça a changé ma vie! ou encore Waouh, vraiment un livre incroyable, j'ai compris tellement de choses! Je me suis donc précipitée dessus et je dois dire que mon enthousiasme est quand même vite retombé... Aucun scoop, aucune révélation véritable, juste du bon sens et quelques belles phrases certes, mais rien de bien transcendant au final. L'histoire est mignonne à lire, bien que vraiment un peu trop prévisible et pas très subtile (comme dit dans un autre commentaire, on dirait plutôt un cours de psycho pour débutant). Alors ok, à moins que l'on n'ait vraiment aucune notion de psychologie (ah bon? on garde des croyances profondes et négatives suite à de mauvaises expériences, surtout pendant l'enfance??? ;-)), je peux comprendre que l'on apprenne des choses via ce livre, mais sinon je suis sûre qu'il y a d'autres ouvrages bien plus passionnants.</text:p>
          </table:table-cell>
          <table:table-cell table:style-name="ce6" office:value-type="string" calcext:value-type="string">
            <text:p>vraiment, 0.0, 0.5, None</text:p>
            <text:p>incroyable, 0.6, 0.6, None</text:p>
            <text:p>tellement !, 0.0, 0.6, None</text:p>
            <text:p>véritable, 0.2, 0.45, None</text:p>
            <text:p>bon, 0.7, 0.7, None</text:p>
            <text:p>belles, 0.8, 0.8, None</text:p>
            <text:p>final, -0.5, 0.15, None</text:p>
            <text:p>vraiment peu trop, -0.125, 0.35, None</text:p>
            <text:p>pas très subtile, -0.05, 0.1, None</text:p>
            <text:p>autre, -0.1, 0.0, None</text:p>
            <text:p>vraiment, 0.0, 0.5, None</text:p>
            <text:p>bon, 0.7, 0.7, None</text:p>
            <text:p>profondes, 0.26, 0.3, None</text:p>
            <text:p>mauvaises, -0.71, 0.8, None</text:p>
            <text:p>;-), 0.25, 1.0, mood</text:p>
            <text:p>sûre, 0.2, 0.5, None</text:p>
            <text:p>autres, -0.1, 0.0, None</text:p>
            <text:p>plus passionnants, 0.91,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1575" calcext:value-type="float">
            <text:p>0.1575</text:p>
          </table:table-cell>
          <table:table-cell table:style-name="ce4" office:value-type="float" office:value="2.29375" calcext:value-type="float">
            <text:p>2.29375</text:p>
          </table:table-cell>
          <table:table-cell table:style-name="ce6" office:value-type="string" calcext:value-type="string">
            <text:p>Ce livre est un condensé d'amour et de partage sous toutes ses formes, c'est réapprendre le sourire et le fait de se soucier des autres, en partant du voisin proche pour s'en éloigner petit à petit. Cet ouvrage est régénérant, et aussi plein d'espoir.</text:p>
          </table:table-cell>
          <table:table-cell table:style-name="ce6" office:value-type="string" calcext:value-type="string">
            <text:p>autres, -0.1, 0.0, None</text:p>
            <text:p>voisin, 0.05, 0.0, None</text:p>
            <text:p>plein, 0.29,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159285714286" calcext:value-type="float">
            <text:p>0.1592857143</text:p>
          </table:table-cell>
          <table:table-cell table:style-name="ce4" office:value-type="float" office:value="0.175" calcext:value-type="float">
            <text:p>0.175</text:p>
          </table:table-cell>
          <table:table-cell table:style-name="ce6" office:value-type="string" calcext:value-type="string">
            <text:p>Dernier ouvrage et le meilleur d'une série (Pura vida, Kampuchea..)où sont évoqués par l'auteur les destins parallèles d'aventuriers, de savants chercheurs, de découvreurs, autant de figures hors du commun que la magie d'une écriture alerte et malicieuse fait se croiser au delà des frontières, passant magistralement, au fil des pages, de l'hier à l'avant-hier, d'un siècle à l'autre. Et pourtant l'Histoire réelle est bien là, relatée avec la familiarité d'un écrivain voyageur talentueux et documenté, qui nous fait découvrir, cette fois, les facettes multiples de la vie, de 1863 à 1943, d'Alexandre Yersin, chercheur passionné, pasteurien vainqueur de la peste et de diphtérie, marin et explorateur des hauts plateaux indochinois où il termina son existence.</text:p>
          </table:table-cell>
          <table:table-cell table:style-name="ce6" office:value-type="string" calcext:value-type="string">
            <text:p>parallèles, 0.1, 0.0, None</text:p>
            <text:p>savants, 0.5, 0.3, None</text:p>
            <text:p>malicieuse, -0.07, -0.15, None</text:p>
            <text:p>autre, -0.1, 0.0, None</text:p>
            <text:p>réelle, 0.2, 0.1, None</text:p>
            <text:p>découvrir, 0.1, 0.0, None</text:p>
            <text:p>multiples, 0.2, 0.1, None</text:p>
            <text:p>marin, 0.0, 0.0, None</text:p>
            <text:p>hauts, 0.18,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8">
          <table:table-cell table:style-name="ce2" office:value-type="float" office:value="0.159795081967" calcext:value-type="float">
            <text:p>0.159795082</text:p>
          </table:table-cell>
          <table:table-cell table:style-name="ce4" office:value-type="float" office:value="0.24131147541" calcext:value-type="float">
            <text:p>0.2413114754</text:p>
          </table:table-cell>
          <table:table-cell table:style-name="ce6" office:value-type="string" calcext:value-type="string">
            <text:p>Nous y sommes, le nouveau Chattam, LA nouvelle série du maître est en libre circulation ! Couverture attirante, pas kitsch, pour une fois, annonce un nouveau monde, sorti de l'imaginaire débridé de son auteur. Ce coup-ci Chattam renoue avec ses premières amour et nous pond un univers tout à fait personnel, néanmoins inspiré par ses propres lectures de jeunesse, Tolkien, Mark Twain, ou Jules Verne pour ne citer qu'eux. Ce qui devait au départ former une trilogie sera finalement développé sur 7 volumes, que du bonheur en perspective. Autre-Monde s'adresse clairement à un public de jeunes adultes, du coup on ne retrouve pas toute la noirceur des autres romans de Chattam, en tous cas pas sous la même forme. Le style est toujours aussi efficace et accroche le lecteur, mais s'adapte au genre et au public visé. Je suis assez difficile en ce qui concerne la littérature jeunesse, n'ayant plus 12 ans depuis longtemps ma part d'enfance encore présente ne suffit pas à me combler, et j'attends d'un roman jeunesse le p'tit quelque chose qui comblera aussi ma part adulte. Et là, je trouve que Chattam remplit son rôle. Ce premier volume nous plonge dans cet Autre-Monde, pose les premières bases. Une tempête déferle sur New York pour ne laisser au matin que les enfants, les adolescents, et d'étranges mutants. Le jeune Matt, désormais seul, part à la recherche de ses amis, et rejoint son meilleur copain, Tobias. Commence alors pour les deux garçons une suite d'aventures dans cet autre monde, où rien n'est plus comme avant, où les plantes, les animaux et mêmes certains survivants réagissent de manières étrange ou hostile. L'intérêt pour les jeunes héros ne faiblit pas tout au long du volume, on les suit dans cette exploration du monde d'après la Tempête, on découvre avec les eux les changements irréversibles de la nature et de l'Homme. Je n'ai pas l'habitude des romans jeunesse, mais pas mal d'éléments me semblent assez classiques, le trio d'ados, la quête de la vérité, la lutte pour la survie, etc. Pourtant, la sauce prend plutôt bien, les personnages sont vite attachants, l'intrigue réserve des surprises et le mystère est omniprésent. Les enfants rescapés deviennent par la force des choses plus matures, leur innocence en prend un coup lorsqu'ils doivent recourir à la violence pour se défendre, lorsqu'ils doivent tuer pour survivre dans un monde purgé de ses parasites humains. Car l'idée déjà exploitée de la Terre vivante et défensive est ici prédominante. Les survivants devront tout refaire, tout reconstruire dans une nature qui a repris ses droits, et où ils ne sont plus au sommet de la chaine alimentaire. Bien des questions demeurent à la fin du volume, et j'attends beaucoup de la suite de la série.</text:p>
          </table:table-cell>
          <table:table-cell table:style-name="ce6" office:value-type="string" calcext:value-type="string">
            <text:p>nouveau, 0.34, 0.25, None</text:p>
            <text:p>nouvelle, 0.1, 0.25, None</text:p>
            <text:p>libre !, 0.5625, 0.3, None</text:p>
            <text:p>attirante, 0.31, 0.7, None</text:p>
            <text:p>nouveau, 0.34, 0.25, None</text:p>
            <text:p>imaginaire, 0.3, 0.4, None</text:p>
            <text:p>premières, 0.5, 0.2, None</text:p>
            <text:p>propres, 0.33, 0.2, None</text:p>
            <text:p>bonheur, 0.5, 0.0, None</text:p>
            <text:p>clairement, 0.25, 0.5, None</text:p>
            <text:p>jeunes, 0.32, 0.4, None</text:p>
            <text:p>autres, -0.1, 0.0, None</text:p>
            <text:p>même, 0.0, 0.5, None</text:p>
            <text:p>efficace, 0.4, 0.4, None</text:p>
            <text:p>public, 0.0, 0.0, None</text:p>
            <text:p>difficile, -0.5, 0.4, None</text:p>
            <text:p>plus, 0.15, 0.1, None</text:p>
            <text:p>premières, 0.5, 0.2, None</text:p>
            <text:p>étranges, -0.5, 0.2, None</text:p>
            <text:p>jeune, 0.32, 0.4, None</text:p>
            <text:p>meilleur, 0.53, 0.5, None</text:p>
            <text:p>autre, -0.1, 0.0, None</text:p>
            <text:p>plus, 0.15, 0.1, None</text:p>
            <text:p>mêmes, 0.0, 0.5, None</text:p>
            <text:p>étrange, -0.5, 0.2, None</text:p>
            <text:p>hostile, -0.7, 0.7, None</text:p>
            <text:p>jeunes, 0.32, 0.4, None</text:p>
            <text:p>long, -0.4, 0.1, None</text:p>
            <text:p>classiques, 0.7, 0.2, None</text:p>
            <text:p>attachants, 0.23, 0.3, None</text:p>
            <text:p>plus, 0.15, 0.1, None</text:p>
            <text:p>vivante, 0.8, 0.2, None</text:p>
            <text:p>prédominante, 0.3, 0.6, None</text:p>
            <text:p>plus, 0.15, 0.1, None</text:p>
            <text:p>beaucoup,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6" calcext:value-type="float">
            <text:p>0.16</text:p>
          </table:table-cell>
          <table:table-cell table:style-name="ce4" office:value-type="float" office:value="0.15" calcext:value-type="float">
            <text:p>0.15</text:p>
          </table:table-cell>
          <table:table-cell table:style-name="ce6" office:value-type="string" calcext:value-type="string">
            <text:p>Saisie par des mots posés là où il faut tout doucement, comme par magie. Et la magie opère.... Une pause comme un baume.</text:p>
          </table:table-cell>
          <table:table-cell table:style-name="ce6" office:value-type="string" calcext:value-type="string">
            <text:p>principale, 0.1, 0.1, None</text:p>
            <text:p>ennuie, -0.6, 0.6, None</text:p>
            <text:p>dernières, -0.29, 0.2, None</text:p>
            <text:p>pire !, -0.5, 0.8, None</text:p>
            <text:p>plus, 0.15, 0.1, None</text:p>
            <text:p>très différent ! !, 1.0, 0.3, None</text:p>
            <text:p>moque, -0.2,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6">
          <table:table-cell table:style-name="ce2" office:value-type="float" office:value="0.160833333333" calcext:value-type="float">
            <text:p>0.1608333333</text:p>
          </table:table-cell>
          <table:table-cell table:style-name="ce4" office:value-type="float" office:value="0.256904761905" calcext:value-type="float">
            <text:p>0.2569047619</text:p>
          </table:table-cell>
          <table:table-cell table:style-name="ce6" office:value-type="string" calcext:value-type="string">
            <text:p>Quelques semaines après avoir lu l'excellent Stupeur et Tremblements, j'ai été tenté de me lancer de celui-ci. Le sujet me paraissait alléchant et prétexte à quelques sarcasmes de bon aloi au sujet de la crise d'adolescence. Blanche, une étudiante hypercomplexée, rêveuse et chétive, s'entiche de Christa, une belle fille, épanouie, resplendissante et débrouillarde (et bonne étudiante). Elle l'invite chez elle, cette dernière étant obligée de faire la navette tous les jours pendant deux heures pour aller à la fac. L'une et l'autre ont 16 ans mais tout les sépare. Au début, intéressée par elle, Blanche finit par ressentir une profonde exaspération pour sa collocataire, qui ne manque jamais de l'humilier tant à propos de son physique qu'à propos de ses ambitions. La roublardise de Christa va jusqu'à monter les parents de Blanche contre cette dernière, ce qui ne manque pas de l'exaspérer. Ce qui justifie son surnom d'Antéchrista (faux Messie semant le Chaos). Il n'y a aucun doute que nombre des propos tenus par Nothomb me semblent justes (la relation entre adolescentes du même âge aux desseins différents) et sa description de la crise d'adolescence et de tout son questionnement se tient parfaitement, il n'en demeure pas moins que ce livre n'apporte pas beaucoup de nouveautés sur un sujet archi rabattu. La seule originalité, si je puis dire, est la fascination perpétuelle de Blanche pour son bourreau malgré tout ce qu'elle lui fait subir, la calomniant auprès de tous. Les derniers mots du roman montrent qu'elle a finalement eu une influence sur sa victime favorite. La narration est à nouveau bien menée, avec une astucieuse mise en relation entre l'histoire et les personnages de la Bible (et tout le vocabulaire qui y est rattaché) mais le style de Nothomb, bien que vitriolé, ne me semble pas assez distancié. L'humour eût pu relancer l'intérêt et parachever un livre qui eût alors été très bon, mais faute de son absence, le livre ne marque pas durablement.</text:p>
          </table:table-cell>
          <table:table-cell table:style-name="ce6" office:value-type="string" calcext:value-type="string">
            <text:p>excellent, 0.5, 0.9, None</text:p>
            <text:p>bon, 0.7, 0.7, None</text:p>
            <text:p>chétive, -0.08, -0.38, None</text:p>
            <text:p>belle, 0.8, 0.8, None</text:p>
            <text:p>bonne, 0.7, 0.7, None</text:p>
            <text:p>dernière, -0.29, 0.2, None</text:p>
            <text:p>autre, -0.1, 0.0, None</text:p>
            <text:p>profonde, 0.26, 0.3, None</text:p>
            <text:p>dernière, -0.29, 0.2, None</text:p>
            <text:p>adolescentes, 0.16, 0.32, None</text:p>
            <text:p>différents, 0.4, 0.15, None</text:p>
            <text:p>parfaitement n', -0.125, 0.8, None</text:p>
            <text:p>pas beaucoup, -0.05, 0.1, None</text:p>
            <text:p>seule, -0.1, 0.2, None</text:p>
            <text:p>perpétuelle, -0.1, 0.2, None</text:p>
            <text:p>derniers, -0.29, 0.2, None</text:p>
            <text:p>nouveau, 0.34, 0.25, None</text:p>
            <text:p>astucieuse, 0.45, 0.9, None</text:p>
            <text:p>très bon, 1.0, 1.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161" calcext:value-type="float">
            <text:p>0.161</text:p>
          </table:table-cell>
          <table:table-cell table:style-name="ce4" office:value-type="float" office:value="0.245714285714" calcext:value-type="float">
            <text:p>0.2457142857</text:p>
          </table:table-cell>
          <table:table-cell table:style-name="ce6" office:value-type="string" calcext:value-type="string">
            <text:p>C'est le voeu le plus cher de Gouri, deux ans après le drame. Chevauchant sa vieille moto, en l'espace d'une nuit, il lui fallait remonter le temps, retrouver sa maison, ce qui pouvait encore y demeurer de ses souvenirs, se réchauffer au contact des derniers survivants de sa famille vivant aux lisières du site .. Beaucoup de poésie, de pudeur et une rage de vivre chère au peuple slave .. Une leçon de bonheur ?</text:p>
          </table:table-cell>
          <table:table-cell table:style-name="ce6" office:value-type="string" calcext:value-type="string">
            <text:p>plus, 0.15, 0.1, None</text:p>
            <text:p>derniers, -0.29, 0.2, None</text:p>
            <text:p>chère, -0.21, 0.4,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61153846154" calcext:value-type="float">
            <text:p>0.1611538462</text:p>
          </table:table-cell>
          <table:table-cell table:style-name="ce4" office:value-type="float" office:value="0.265384615385" calcext:value-type="float">
            <text:p>0.2653846154</text:p>
          </table:table-cell>
          <table:table-cell table:style-name="ce6" office:value-type="string" calcext:value-type="string">
            <text:p>Prenez un conte classique, connu de tous. N'en changez pas l'histoire d'un iota (transformez tout au plus quelques noms de personnages et de lieux), écrivez-en une trentaine de page, gonflez-les d'un énorme interlignage, d'un papier bien épais et d'une police taille 16 minimum, et voilà ! Vous aurez entre les mains la parfaite arnaque de la rentrée littéraire, le Nothomb annuel, de plus en plus creux et vide. Désespérant.</text:p>
          </table:table-cell>
          <table:table-cell table:style-name="ce6" office:value-type="string" calcext:value-type="string">
            <text:p>classique, 0.7, 0.2, None</text:p>
            <text:p>plus, 0.15, 0.1, None</text:p>
            <text:p>énorme !, 0.275, 0.6, None</text:p>
            <text:p>parfaite, 0.8, 0.8, None</text:p>
            <text:p>littéraire, 0.1, 0.0, None</text:p>
            <text:p>plus plus creux, -0.65, 0.65, None</text:p>
            <text:p>vide, -0.29, 0.3,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5">
          <table:table-cell table:style-name="ce2" office:value-type="float" office:value="0.161268292683" calcext:value-type="float">
            <text:p>0.1612682927</text:p>
          </table:table-cell>
          <table:table-cell table:style-name="ce4" office:value-type="float" office:value="0.255365853659" calcext:value-type="float">
            <text:p>0.2553658537</text:p>
          </table:table-cell>
          <table:table-cell table:style-name="ce6" office:value-type="string" calcext:value-type="string">
            <text:p>Canevas d'une femme bouleversante Jocelyne Guerbette, 47 ans, dite Jo, mène une vie simple à Arras. Un quotidien ponctué de petits bonheurs glanés entre son travail à la mercerie, son blog dixdoigtsdor, sa vie de couple, ses enfants devenus grands, les potins du coin échangés avec ses amies du salon de coiffure. Jusqu'à ce jour où une nouvelle susceptible de bouleverser son existence tombe : elle gagne à l'Euro Millions. Une somme mirobolante. De quoi s'acheter et offrir tant de choses ! Liste de ses besoins, de ses envies, de ses folies, une fois ces trois listes dressées, quels choix opérer? Dépenser tout ou partie de cet argent pour exaucer ses rêves ? Mais exauce t-on ses rêves les plus chers avec de l'argent? Le bonheur, le temps, l'amour, la confiance, la présence, tout ce qui nous est essentiel s'achète t-il seulement...? Avec une sensibilité à fleur de plume, un style d'une extraordinaire épure, Grégoire Delacourt nous entraine dans le sillage de Jocelyne. Une femme bouleversante, que l'on suit de fil en aiguille avec une indicible émotion. Pas de patron tout tracé dans ce roman qui à l'image de la vie, n'est que rebondissements. Pas de broderie ni de dentelle inutile, pas plus que de galons ni de rubans. Non, Jo la mercière d'Arras, a l'étoffe d'une femme ancrée dans le réel, authentique, humaine, courageuse. Une femme qui décide de devenir actrice de sa vie, qui fait le choix d'être à un moment où l'argent lui permet d'avoir. Une femme aimante que l'on ne peut qu'aimer. Et à travers elle, au point de croix, l'auteur réalise pour nous un sublime canevas : celui d'un hommage vibrant aux femmes. « Il n'y a que dans les livres qu'on peut changer de vie. Que l'on peut tout effacer d'un mot. Faire disparaître le poids des choses. Gommer les vilénies et au bout d'une phrase, se retrouver soudain au bout du monde » (P.35). Si vous souhaitez vous évader dans un monde de douceur, de bienveillance, de sensibilité, de générosité, si vous avez envie de découvrir l'univers de Jo, cette femme d'une si grande noblesse de coeur et d 'âme, alors n'hésitez pas. N'hésitez plus. Ajoutez en tête de la liste de VOS envies, celle de vous ruer sur l'éblouissant roman de Grégoire Delacourt ! P. 101 : « Être riche, c'est voir tout ce qui est laid puisqu'on a l'arrogance de penser qu'on peut changer les choses. Qu'il suffit de payer pour ça. »</text:p>
          </table:table-cell>
          <table:table-cell table:style-name="ce6" office:value-type="string" calcext:value-type="string">
            <text:p>simple, 0.1, 0.1, None</text:p>
            <text:p>petits, 0.1, 0.1, None</text:p>
            <text:p>grands, 0.3, 0.2, None</text:p>
            <text:p>nouvelle, 0.1, 0.25, None</text:p>
            <text:p>susceptible !, -0.125, 0.35, None</text:p>
            <text:p>plus chers, -0.273, 0.52, None</text:p>
            <text:p>bonheur, 0.5, 0.0, None</text:p>
            <text:p>extraordinaire, 0.1, 0.8, None</text:p>
            <text:p>émotion, 0.4, 0.0, None</text:p>
            <text:p>inutile, -0.3, 0.5, None</text:p>
            <text:p>pas plus, -0.075, 0.1, None</text:p>
            <text:p>réel, 0.2, 0.1, None</text:p>
            <text:p>authentique, 0.3, 0.5, None</text:p>
            <text:p>humaine, 0.22, 0.1, None</text:p>
            <text:p>courageuse, 0.5, 0.65, None</text:p>
            <text:p>aimante, 0.27, 0.55, None</text:p>
            <text:p>sublime, 1.0, 1.0, None</text:p>
            <text:p>découvrir, 0.1, 0.0, None</text:p>
            <text:p>grande, 0.3, 0.2, None</text:p>
            <text:p>coeur, 0.2, 0.0, None</text:p>
            <text:p>plus !, 0.1875, 0.1, None</text:p>
            <text:p>riche, 0.45, 0.5, None</text:p>
            <text:p>laid, -0.7,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62307692308" calcext:value-type="float">
            <text:p>0.1623076923</text:p>
          </table:table-cell>
          <table:table-cell table:style-name="ce4" office:value-type="float" office:value="0.207692307692" calcext:value-type="float">
            <text:p>0.2076923077</text:p>
          </table:table-cell>
          <table:table-cell table:style-name="ce6" office:value-type="string" calcext:value-type="string">
            <text:p>Quatrième roman de Marc Levy. Un expert en art, Jonathan, à la veille de son mariage, parti à la recherche d'un tableau d'un peintre russe, va rencontrer une jeune galeriste, Clara. Les deux passionnés d'art vont être emportés dans un tourbillon d'aventures à travers le temps, tous deux étant persuadés s'être déjà rencontrés à une autre époque. Sur leur route, ils vont rencontrer une femme étrange, professeur spécialisée sur le 'syndrome du déja- vu.Dans cette intrigue qui emmène le lecteur de Boston à st Petersbourg en passant par Paris et Florence, Marc Lévy nous transmet sa passion pour l'art mais surtout le message que le sentiment demeure malgré la mort. Ce roman facile à lire est un conte de fées, l'intrigue démarre comme une voiture sur l'autoroute mais il ne faut pas s'attendre à grande matière à réflexion concernant le sujet qui est au coeur du roman: quelques pages seulement sont consacrées au syndrome en question dans le première partie du roman.</text:p>
          </table:table-cell>
          <table:table-cell table:style-name="ce6" office:value-type="string" calcext:value-type="string">
            <text:p>russe, 0.0, 0.0, None</text:p>
            <text:p>jeune, 0.32, 0.4, None</text:p>
            <text:p>autre, -0.1, 0.0, None</text:p>
            <text:p>étrange, -0.5, 0.2, None</text:p>
            <text:p>grande, 0.3, 0.2, None</text:p>
            <text:p>coeur, 0.2,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6">
          <table:table-cell table:style-name="ce2" office:value-type="float" office:value="0.164" calcext:value-type="float">
            <text:p>0.164</text:p>
          </table:table-cell>
          <table:table-cell table:style-name="ce4" office:value-type="float" office:value="0.235" calcext:value-type="float">
            <text:p>0.235</text:p>
          </table:table-cell>
          <table:table-cell table:style-name="ce6" office:value-type="string" calcext:value-type="string">
            <text:p>J avais peur de lire ce livre qui restait sur mon étagère depuis des annėes . Je pensais que j aurais décroché dès le début à cause de mon manque de vocabulaire ou des tournures de phrase allembiquées. Finalement je me suis lance , la lecture est limpide , les descriptions que fait camus de ses personnages transpirent d un réalisme dégoulinant , dans l ambiance moite de la citée d Oran infestée par la peste bubonique. La précisions des mots utilisés est juste chirurgicale , ce qui donne une expression ecrite exacte . Moi qui est honteux d etre venu à la lecture a 28 ans par le développement personnel, je suis content de pouvoir enfin comprendre et apprécier un grand roman français. Un de ces ouvrages qu on nous forçait à lire en première vers le mois de mai, et duquel on ne comprenait rien sinon son résumé dans l edition profil qui va bien . C est décidé, cette fois je vais lire des classiques , tous ceux de mon lycée Arthur Rimbaud, à commencer par la condition humaine de Malraux également au programme de première S en 1997. Comment pourrais je rendre un peu à la lecture qui m a tellement apportée ces 4 dernières années ? Peut être en vous encourageant à lire la peste de Camus.</text:p>
          </table:table-cell>
          <table:table-cell table:style-name="ce6" office:value-type="string" calcext:value-type="string">
            <text:p>limpide, 0.0, 0.0, None</text:p>
            <text:p>moite, -0.1, 0.0, None</text:p>
            <text:p>exacte, 0.25, 0.2, None</text:p>
            <text:p>honteux, -0.4, 0.5, None</text:p>
            <text:p>content, 0.65, 0.6, None</text:p>
            <text:p>grand, 0.3, 0.2, None</text:p>
            <text:p>français, 0.2, 0.0, None</text:p>
            <text:p>classiques, 0.7, 0.2, None</text:p>
            <text:p>humaine, 0.22, 0.1, None</text:p>
            <text:p>également, 0.2, 0.35, None</text:p>
            <text:p>peu, -0.05, 0.5, None</text:p>
            <text:p>tellement, 0.0, 0.6, None</text:p>
            <text:p>dernières, -0.2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5">
          <table:table-cell table:style-name="ce2" office:value-type="float" office:value="0.164592114826" calcext:value-type="float">
            <text:p>0.1645921148</text:p>
          </table:table-cell>
          <table:table-cell table:style-name="ce4" office:value-type="float" office:value="0.248720930233" calcext:value-type="float">
            <text:p>0.2487209302</text:p>
          </table:table-cell>
          <table:table-cell table:style-name="ce6" office:value-type="string" calcext:value-type="string">
            <text:p>Lit-on encore Racine aujourd'hui? Certes, on l'étudie au lycée, du moins je le suppose. Mais par lire, j'entends lire pour le plaisir et non par obligation scolaire... Oui, bon, vous me direz que Racine n'est pas fait pour être lu, mais pour être mis en scène et joué, et vous aurez parfaitement raison. Cela dit, le théâtre, quand il est pratiqué par des auteurs de cette trempe, se lit aussi comme de la poésie... Ah, quelle musique dans ces vers! Quelle harmonie dans cette métrique! Quel lyrisme dans ces tirades! Personnellement, c'est avec que j'ai découvert ce cher Jean, en seconde, au lycée. Le choc fut immédiat, total et durable. Je n'avais jamais rien lu de tel. Tous ces personnages semblaient parler une langue à la fois familière et étrangère, une langue d'une absolue pureté, régie par de mystérieux mécanismes d'autant plus fascinants qu'invisibles, une langue belle et noble à côté de laquelle le langage ordinaire n'était que du bruit. Le secret de cette langue miraculeuse, c'était bien sûr l'alexandrin, ce vers parfait, rigide et pourtant si souple, solennel et pourtant si malléable, placide et cependant capable de toutes les furies! Oui, j'ai beau adorer Molière, vénérer Corneille, idolâtrer Shakespeare, il existe une certaine beauté, une certaine profondeur, une certaine qualité d'émotion que je ne retrouve que sous la plume de Racine. Ses pièces nous viennent d'une époque lointaine, nous parlent d'époques plus lointaines encore, on y cause en rimant et en implorant les Dieux de l'Olympe, pourtant il n'y a rien de vieillot, rien de désuet dans ce théâtre. Le meilleur moyen d'être moderne, c'est d'être intemporel, et rien n'est plus intemporel que le classicisme. Or Racine incarne le sommet du classicisme. Parmi tous ses chefs-d'oeuvre, aucun, je crois, ne brille d'un éclat plus intense et plus aveuglant que Phèdre. S'inspirant d'Euripide, qui lui-même s'inspirait de la mythologie grecque, Racine y retrouve toute la force de la tragédie antique en mettant en scène une passion impossible et une Fatalité imparable. L'histoire se déroule à Trézène, en Grèce. Epouse du roi Thésée, Phèdre brûle d'amour pour son beau-fils, Hippolyte. En l'absence de son mari, elle finit par avouer cette flamme incestueuse, mais Hippolyte repousse ses avances. On annonce alors le retour du roi... Racine a trente-sept ans lorsqu'il écrit cette pièce, en 1676. Auteur plus que reconnu, il siège déjà à l'Académie Française depuis cinq ans et son nom est cité à l'égal de celui de Corneille, son glorieux aîné. Dans Phèdre, que suivra un silence de douze ans, il donne libre cours à sa vision janséniste du monde et des êtres. Jouet de pulsions irrépressibles, victime d'une hérédité conflictuelle, soumise aux arrêts d'une fatalité capricieuse, Phèdre est l'héroïne racinienne par excellence. Ni vraiment coupable, ni vraiment innocente, elle ne peut résister à ses sentiments tout en pressentant que ceux-ci la mèneront à sa perte. Strictement fidèle à la sacro-sainte règle des trois unités du théâtre classique, cette tragédie est d'une parfaite cohérence psychologique et dramatique. L'intrigue se noue au premier acte, s'intensifie au deuxième et culmine au troisième pour déboucher sur un déferlement passionnel qui explose dans les dernières scènes où la verve de Racine donne la pleine mesure de son génie. Réflexion sur la condition humaine, le désir, le destin, Phèdre est d'abord et surtout le portrait d'une femme esclave d'un amour interdit. Une femme consumée de l'intérieur par un feu impossible à éteindre et qui la conduit à déshonorer son statut d'épouse et de mère. Une femme qui, d'acte en acte, de scène en scène, descend l'un après l'autre, comme on va au supplice, les degrés de sa déchéance, entraînant ceux qui l'entourent dans le tourbillon de sa folie dévastatrice. Rarement la violence de la passion a été rendue de manière aussi sublime!</text:p>
          </table:table-cell>
          <table:table-cell table:style-name="ce6" office:value-type="string" calcext:value-type="string">
            <text:p>plaisir, 0.15, 0.0, None</text:p>
            <text:p>scolaire, 0.1, 0.0, None</text:p>
            <text:p>bon, 0.7, 0.7, None</text:p>
            <text:p>parfaitement ! ! !, 0.48828125, 0.8, None</text:p>
            <text:p>immédiat, 0.55, 0.1, None</text:p>
            <text:p>familière, 0.2, 0.3, None</text:p>
            <text:p>étrangère, -0.2, 0.3, None</text:p>
            <text:p>absolue, 0.0, 0.2, None</text:p>
            <text:p>mystérieux, 0.28, 0.4, None</text:p>
            <text:p>plus, 0.15, 0.1, None</text:p>
            <text:p>invisibles, -0.07, 0.1, None</text:p>
            <text:p>belle, 0.8, 0.8, None</text:p>
            <text:p>noble, 0.3, 0.3, None</text:p>
            <text:p>ordinaire, -0.2, 0.3, None</text:p>
            <text:p>miraculeuse, 0.2, 1.0, None</text:p>
            <text:p>parfait, 0.8, 0.8, None</text:p>
            <text:p>rigide, -0.1, 0.1, None</text:p>
            <text:p>souple, 0.1, 0.0, None</text:p>
            <text:p>solennel, -0.5, 0.5, None</text:p>
            <text:p>malléable, 0.14, 0.27, None</text:p>
            <text:p>capable !, 0.4375, 0.4, None</text:p>
            <text:p>qualité, 0.4, 0.0, None</text:p>
            <text:p>émotion, 0.4, 0.0, None</text:p>
            <text:p>lointaine, -0.1, 0.2, None</text:p>
            <text:p>plus lointaines, -0.13, 0.26, None</text:p>
            <text:p>meilleur, 0.53, 0.5, None</text:p>
            <text:p>moyen, -0.15, 0.1, None</text:p>
            <text:p>moderne, 0.2, 0.1, None</text:p>
            <text:p>plus, 0.15, 0.1, None</text:p>
            <text:p>plus intense, 0.52, 0.65, None</text:p>
            <text:p>plus, 0.15, 0.1, None</text:p>
            <text:p>grecque, 0.0, 0.0, None</text:p>
            <text:p>antique, 0.1, 0.0, None</text:p>
            <text:p>impossible, -0.5, 0.5, None</text:p>
            <text:p>imparable, -0.35, -0.7, None</text:p>
            <text:p>plus, 0.15, 0.1, None</text:p>
            <text:p>glorieux, 1.0, 0.8, None</text:p>
            <text:p>aîné, 0.0, 0.0, None</text:p>
            <text:p>libre, 0.45, 0.3, None</text:p>
            <text:p>vraiment coupable, -0.5, 1.0, None</text:p>
            <text:p>ni vraiment innocente, -0.05, 0.125, None</text:p>
            <text:p>fidèle, 0.1, 0.6, None</text:p>
            <text:p>classique, 0.7, 0.2, None</text:p>
            <text:p>parfaite, 0.8, 0.8, None</text:p>
            <text:p>dramatique, -0.2, 0.8, None</text:p>
            <text:p>dernières, -0.29, 0.2, None</text:p>
            <text:p>pleine, 0.29, 0.3, None</text:p>
            <text:p>humaine, 0.22, 0.1, None</text:p>
            <text:p>impossible, -0.5, 0.5, None</text:p>
            <text:p>autre, -0.1, 0.0, None</text:p>
            <text:p>sublime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164722222222" calcext:value-type="float">
            <text:p>0.1647222222</text:p>
          </table:table-cell>
          <table:table-cell table:style-name="ce4" office:value-type="float" office:value="1.27666666667" calcext:value-type="float">
            <text:p>1.2766666667</text:p>
          </table:table-cell>
          <table:table-cell table:style-name="ce6" office:value-type="string" calcext:value-type="string">
            <text:p>on se laisse emporter par ces personnages, parfois attachants, agaçants, comiques,criants de vérité, on les imagine tous très bien. plusieurs thèmes sont évoqués à travers eux, divorce, relations parents-ados, rivalité fraternelle, estime de soi,amitié, passion amoureuse, etc,le tout traité avec humour et légèreté. Ce livre ferait un excellent film, plein de vie et de bonne humeur, même si dans le fond tout n'est pas si gai, pas pour tout le monde, gare au croco... personnellement j'ai beaucoup aimé, et je suis en train de lire la suite, la valse lente des tortues...</text:p>
          </table:table-cell>
          <table:table-cell table:style-name="ce6" office:value-type="string" calcext:value-type="string">
            <text:p>attachants, 0.23, 0.3, None</text:p>
            <text:p>agaçants, -0.25, -0.5, None</text:p>
            <text:p>très, 0.01, 0.65, None</text:p>
            <text:p>fraternelle, 0.1, 0.3, None</text:p>
            <text:p>amoureuse, 0.55, 0.6, None</text:p>
            <text:p>excellent, 0.5, 0.9, None</text:p>
            <text:p>plein, 0.29, 0.3, None</text:p>
            <text:p>bonne, 0.7, 0.7, None</text:p>
            <text:p>gai, 0.5, 0.5, None</text:p>
            <text:p>beaucoup, 0.1, 0.1, None</text:p>
            <text:p>lente, -0.42,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655" calcext:value-type="float">
            <text:p>0.1655</text:p>
          </table:table-cell>
          <table:table-cell table:style-name="ce4" office:value-type="float" office:value="0.188" calcext:value-type="float">
            <text:p>0.188</text:p>
          </table:table-cell>
          <table:table-cell table:style-name="ce6" office:value-type="string" calcext:value-type="string">
            <text:p>Ma mere, prof de francais, m'a offert ce livre. Et je lui en suis tres reconnaissante. Depuis septembre je vis aux USA pour apprendre l'anglais. Et depuis j'ai realise que la grammaire, l'analyse et la conjugaison, ainsi que le latin etaient important dans la vie de tous les jours et j'ai appris a aimer de plus en plus la langue francaise. Ce livre est une merveille, et reflete un amour ou une amitie pour les mots que j'ai decouvert moi-meme de puis peu. Ainsi je voudrais dire merci a ma mere et a l'auteur, M. Oresenna pour ce livre que j'ai devore.</text:p>
          </table:table-cell>
          <table:table-cell table:style-name="ce6" office:value-type="string" calcext:value-type="string">
            <text:p>latin, 0.0, 0.0, None</text:p>
            <text:p>plus plus, 0.195, 0.13, None</text:p>
            <text:p>merveille, 0.4, 0.0,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66" calcext:value-type="float">
            <text:p>0.166</text:p>
          </table:table-cell>
          <table:table-cell table:style-name="ce4" office:value-type="float" office:value="0.26" calcext:value-type="float">
            <text:p>0.26</text:p>
          </table:table-cell>
          <table:table-cell table:style-name="ce6" office:value-type="string" calcext:value-type="string">
            <text:p>Ce roman est vraiment très très bon. C'est le premier roman de Zola et l'on sent déjà quel écrivain il va devenir à travers l'histoire de Laurent et de Thérèse. La base de l'intrigue est simple, mais les complications qui surviennent en deuxième partie font rebontir le roman avec finesse et cruauté. Ajoutée à cela une fine analyse psychologique des personnages et un style bien trempé, et vous obtiendrez un roman hors du commun; qui avait été qualifié d'abjecte par les critiques lors de sa sortie!</text:p>
          </table:table-cell>
          <table:table-cell table:style-name="ce6" office:value-type="string" calcext:value-type="string">
            <text:p>vraiment très très bon, 1.0, 1.0, None</text:p>
            <text:p>simple, 0.1, 0.1, None</text:p>
            <text:p>fine !, -0.125,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66" calcext:value-type="float">
            <text:p>0.166</text:p>
          </table:table-cell>
          <table:table-cell table:style-name="ce4" office:value-type="float" office:value="0.27" calcext:value-type="float">
            <text:p>0.27</text:p>
          </table:table-cell>
          <table:table-cell table:style-name="ce6" office:value-type="string" calcext:value-type="string">
            <text:p>J avais découvert Gille Legardinier avec Demain j arrête. Mon d humour dans celui ci mais beaucoup mieux écrit. Des personnages attachants, de l amitié, de l entraide, de l amour bref une parenthèse enchantée.</text:p>
          </table:table-cell>
          <table:table-cell table:style-name="ce6" office:value-type="string" calcext:value-type="string">
            <text:p>beaucoup, 0.1, 0.1, None</text:p>
            <text:p>attachants, 0.23,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166666666667" calcext:value-type="float">
            <text:p>0.1666666667</text:p>
          </table:table-cell>
          <table:table-cell table:style-name="ce4" office:value-type="float" office:value="0.301388888889" calcext:value-type="float">
            <text:p>0.3013888889</text:p>
          </table:table-cell>
          <table:table-cell table:style-name="ce6" office:value-type="string" calcext:value-type="string">
            <text:p>J'ai terminé ce livre la semaine dernière et il me trotte encore dans la tête. Aujourd'hui, qui sont les trentenaires ? C'est une génération nouvelle, avec des repères passablement flous, une Histoire présente dans les mémoires collectives mais qui n'est pas inscrit dans leur histoire personnelle directe. Ils évoluent dans une société gouvernée par le moi et en cela, par la recherche de la satisfaction du moi, donc comme l'écrit justement Florian Zeller, par la tyrannie de la jouissance. Libéré sexuellement mais élevé dans un climat paradoxal de tradition de la fidélité, de la trahison amoureuse et de la liberté amoureuse, ils ne peuvent que s'interroger, tenter, se tromper, essayer, douter. C'est ce qui arrive à Nicolas et Pauline. La psychologie des personnages est bien menée, l'écriture très agréable. Un bon livre d'un auteur contemporain sur sa génération. Je le recommande donc. Et pour les extraits de phrases d'un des commentaires précédents, je trouve un peu injuste de ne citer qu'un bout de phrase et hors de son contexte. Les citations ci-dessous ne rendent pas compte de la réalité du livre et de la réflexion de l'auteur.</text:p>
          </table:table-cell>
          <table:table-cell table:style-name="ce6" office:value-type="string" calcext:value-type="string">
            <text:p>dernière, -0.29, 0.2, None</text:p>
            <text:p>nouvelle, 0.1, 0.25, None</text:p>
            <text:p>flous, -0.2, 0.5, None</text:p>
            <text:p>collectives, 0.2, 0.1, None</text:p>
            <text:p>personnelle, 0.05, 0.1, None</text:p>
            <text:p>directe, 0.2, 0.2, None</text:p>
            <text:p>amoureuse, 0.55, 0.6, None</text:p>
            <text:p>amoureuse, 0.55, 0.6, None</text:p>
            <text:p>très agréable, 1.0, 1.0, None</text:p>
            <text:p>bon, 0.7, 0.7, None</text:p>
            <text:p>contemporain, 0.07, 0.1, None</text:p>
            <text:p>recommande, 0.2, 0.0, None</text:p>
            <text:p>peu injuste, -0.2,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66666666667" calcext:value-type="float">
            <text:p>0.1666666667</text:p>
          </table:table-cell>
          <table:table-cell table:style-name="ce4" office:value-type="float" office:value="0.241666666667" calcext:value-type="float">
            <text:p>0.2416666667</text:p>
          </table:table-cell>
          <table:table-cell table:style-name="ce6" office:value-type="string" calcext:value-type="string">
            <text:p>Ce roman est l'un des meilleurs qu'il m'ait été donné de lire jusqu'à présent. Basé sur la vie du célèbre mathématicien Kurt Gödel,il tombe bien à propos à l'heure de la découverte du boson de Higgs et de la réactualisation de la formule de Bayes .Il nous incite à réfléchir au sens de la vie et à faire preuve d'humilité face à la complexité de l'univers.</text:p>
          </table:table-cell>
          <table:table-cell table:style-name="ce6" office:value-type="string" calcext:value-type="string">
            <text:p>célèbre, 0.15, 0.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66666666667" calcext:value-type="float">
            <text:p>0.1666666667</text:p>
          </table:table-cell>
          <table:table-cell table:style-name="ce4" office:value-type="float" office:value="0.5" calcext:value-type="float">
            <text:p>0.5</text:p>
          </table:table-cell>
          <table:table-cell table:style-name="ce6" office:value-type="string" calcext:value-type="string">
            <text:p>J'ai lu ce livre d'une traite. Impossible de le quitter. La description des sensations est telle qu'on a par moment le souffle coupé. C'est un livre magnifique. Lisez-le.</text:p>
          </table:table-cell>
          <table:table-cell table:style-name="ce6" office:value-type="string" calcext:value-type="string">
            <text:p>magnifique, 1.0, 1.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9">
          <table:table-cell table:style-name="ce2" office:value-type="float" office:value="0.167129237288" calcext:value-type="float">
            <text:p>0.1671292373</text:p>
          </table:table-cell>
          <table:table-cell table:style-name="ce4" office:value-type="float" office:value="0.320338983051" calcext:value-type="float">
            <text:p>0.3203389831</text:p>
          </table:table-cell>
          <table:table-cell table:style-name="ce6" office:value-type="string" calcext:value-type="string">
            <text:p>On a coutume d'étiqueter Mauriac écrivain catholique. Personnellement, c'est une expression qui me chagrine. D'abord parce qu'elle est réductrice, ensuite parce qu'elle exhale un insidieux parfum de prosélytisme. Bien sûr que la Foi occupe dans l'oeuvre mauriacienne une place essentielle, mais elle n'en est pas pour autant le thème unique, et quoi qu'il en soit jamais au grand jamais je n'ai eu le sentiment, en lisant Mauriac, qu'il cherchait le moins du monde à me convertir. Non, tel Bernanos, tel Julien Green, Mauriac est tout simplement un merveilleux romancier, un psychologue de premier ordre qui excelle à fouiller d'une plume élégante les âmes les plus noires ou les plus exaltées. Ah, que d'heures magnifiques j'ai passées en sa compagnie, à déguster sa prose délicate et à me passionner pour ses personnages tourmentés! Demandez-moi quel est son meilleur livre et je vous répondrai sans doute . Mais demandez-moi lequel je préfère et je vous répondrai: celui-ci! A sa publication, en 1927, Mauriac a 42 ans. Ecrivain reconnu et célébré, il compte déjà à son actif plusieurs belles réussites comme ou . Pour Thérèse Desqueyroux, le voilà qui s'inspire d'un fait divers authentique, l'histoire d'une femme qui a tenté d'assassiner son mari à l'arsenic. Sur cette trame criminelle qui inspirera également quelques années plus tard, Mauriac bâtit un roman qui n'a rien de policier, mais se dévore pourtant comme un véritable suspense. Fi de l'empoisonnement! Fi de l'enquête! Fi du procès! Le livre s'ouvre directement sur le non-lieu de Thérèse, comme si Mauriac voulait nous signifier d'entrée de jeu que l'aspect trivialement judiciaire de l'affaire ne l'intéresse pas. Non, ce qu'il veut, c'est comprendre le pourquoi intime des choses, la genèse du mal, le processus mental par lequel une épouse ordinaire se métamorphose en apprentie meurtrière. Pour y parvenir, il va entrer dans l'âme de Thérèse, l'accompagner dans son introspection, remonter le cours de sa vie pour mieux établir la généalogie de son geste criminel. Ce livre est un magnifique portrait de femme, un portrait qu'on dirait peint de l'intérieur, tout en clairs-obscurs, sans aucun sentimentalisme, à la manière d'un Rembrandt. Mais c'est aussi le portrait à charge d'une certaine bourgeoisie de province, étouffante, étriquée, rétrograde, engoncée dans ses traditions et ses préjugés. Le véritable crime de Thérèse, en fin de compte, le plus impardonnable, ce n'est pas tant d'avoir voulu tuer son mari que d'avoir, ce faisant, tenté de s'évader de la prison sans barreaux à laquelle son mariage la condamnait. Tout au long du récit, on sent bien, à la manière dont il en parle, que Mauriac est du côté de son héroïne, qu'il la comprend, qu'il compatit à son destin. Il s'attachera d'ailleurs tellement à elle qu'il la fera revenir sous sa plume, huit ans plus tard, dans . Mince par son volume, ce livre est immense par l'humanité qu'il dégage et admirable par la qualité de sa prose. Une prose en apparence humble, dépourvue d'effets, mais dont la simplicité même recèle des trésors de sensibilité. Certaines pages de ce roman sont parmi les plus émouvantes que j'ai jamais lues.</text:p>
          </table:table-cell>
          <table:table-cell table:style-name="ce6" office:value-type="string" calcext:value-type="string">
            <text:p>catholique, -0.1, 0.1, None</text:p>
            <text:p>essentielle, 0.3, 0.3, None</text:p>
            <text:p>unique, 0.43, 0.5, None</text:p>
            <text:p>grand, 0.3, 0.2, None</text:p>
            <text:p>simplement merveilleux, 1.0, 1.0, None</text:p>
            <text:p>élégante, 0.7, 0.7, None</text:p>
            <text:p>plus noires, -0.13, 0.13, None</text:p>
            <text:p>plus, 0.15, 0.1, None</text:p>
            <text:p>magnifiques, 1.0, 1.0, None</text:p>
            <text:p>délicate !, 0.3125, 0.4, None</text:p>
            <text:p>meilleur !, 0.6625, 0.5, None</text:p>
            <text:p>actif, 0.1, 0.0, None</text:p>
            <text:p>belles, 0.8, 0.8, None</text:p>
            <text:p>divers, 0.0, 0.1, None</text:p>
            <text:p>authentique, 0.3, 0.5, None</text:p>
            <text:p>également, 0.2, 0.35, None</text:p>
            <text:p>plus, 0.15, 0.1, None</text:p>
            <text:p>véritable ! ! !, 0.390625, 0.45, None</text:p>
            <text:p>intime, 0.2, 0.2, None</text:p>
            <text:p>mental, 0.2, 0.0, None</text:p>
            <text:p>ordinaire, -0.2, 0.3, None</text:p>
            <text:p>meurtrière, -0.6, 0.5, None</text:p>
            <text:p>magnifique, 1.0, 1.0, None</text:p>
            <text:p>véritable, 0.2, 0.45, None</text:p>
            <text:p>plus, 0.15, 0.1, None</text:p>
            <text:p>long, -0.4, 0.1, None</text:p>
            <text:p>tellement, 0.0, 0.6, None</text:p>
            <text:p>plus, 0.15, 0.1, None</text:p>
            <text:p>immense, 0.45, 0.7, None</text:p>
            <text:p>admirable, 0.7, 0.6, None</text:p>
            <text:p>qualité, 0.4, 0.0, None</text:p>
            <text:p>humble, -0.2, 0.5, None</text:p>
            <text:p>plus émouvantes, 0.52, 0.7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168" calcext:value-type="float">
            <text:p>0.168</text:p>
          </table:table-cell>
          <table:table-cell table:style-name="ce4" office:value-type="float" office:value="1.08" calcext:value-type="float">
            <text:p>1.08</text:p>
          </table:table-cell>
          <table:table-cell table:style-name="ce6" office:value-type="string" calcext:value-type="string">
            <text:p>A l'heure où sort une nouvelle et bienvenue adaptation filmique de ce classique de la révolte, il est bon, urgent, nécessaire, de se retremper dans le texte initial de Hervé, petit-fils ou petit-nevéu (je ne sais plus mais qui s'en soucie?) de René Bazin, auteur bien-pensant et bigot, royaliste, antidreyfusard et tout. On y découvre que la maltraitance cohabite très bien avec l'aisance financière, la respectabilité sociale, la dévotion, que l'amour maternel n'est en aucune façon la conséquence naturelle de la maternité, et que souvent la révolte intra-familiale est la condition de possibilité de choix citoyens. La veulerie des hommes, pater familias et curé en tête, sont le contrepoint de la folie de Folcoche, dont ils donnent la mesure. Cette oeuvre noire reste bizarrement drôle et de ce fait vraiment décapante. Brasse-Bouillon, à la différence de Poil de Carotte, n'en appelle pas à notre compassion mais à notre solidarité active. On est en plein réalisme, non seulement au sens esthétique mais au sens politique du tereme.</text:p>
          </table:table-cell>
          <table:table-cell table:style-name="ce6" office:value-type="string" calcext:value-type="string">
            <text:p>nouvelle, 0.1, 0.25, None</text:p>
            <text:p>classique, 0.7, 0.2, None</text:p>
            <text:p>bon, 0.7, 0.7, None</text:p>
            <text:p>urgent, -0.1, 0.3, None</text:p>
            <text:p>nécessaire, 0.27, 0.2, None</text:p>
            <text:p>plus, 0.15, 0.1, None</text:p>
            <text:p>très, 0.01, 0.65, None</text:p>
            <text:p>sociale, 0.25, 0.1, None</text:p>
            <text:p>maternel, 0.0, 0.0, None</text:p>
            <text:p>naturelle, 0.38, 0.4, None</text:p>
            <text:p>noire, -0.1, 0.1, None</text:p>
            <text:p>drôle, 0.53, 0.6, None</text:p>
            <text:p>vraiment, 0.0, 0.5, None</text:p>
            <text:p>active, 0.1, 0.0, None</text:p>
            <text:p>plein, 0.29, 0.3, None</text:p>
            <text:p>politiqu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168" calcext:value-type="float">
            <text:p>0.168</text:p>
          </table:table-cell>
          <table:table-cell table:style-name="ce4" office:value-type="float" office:value="0.33" calcext:value-type="float">
            <text:p>0.33</text:p>
          </table:table-cell>
          <table:table-cell table:style-name="ce6" office:value-type="string" calcext:value-type="string">
            <text:p>Encore et encore! j'en redemande. Christian Bobin nous enchante. Dire que c'est son meilleur ouvrage n'a que peu de sens tant son oeuvre est un éternel enchantement. Il nous livre un nouvel opus qui restera longtemps sur ma table de chevet.</text:p>
          </table:table-cell>
          <table:table-cell table:style-name="ce6" office:value-type="string" calcext:value-type="string">
            <text:p>meilleur, 0.53, 0.5, None</text:p>
            <text:p>peu, -0.05, 0.5, None</text:p>
            <text:p>nouvel, 0.3,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169" calcext:value-type="float">
            <text:p>0.169</text:p>
          </table:table-cell>
          <table:table-cell table:style-name="ce4" office:value-type="float" office:value="0.295" calcext:value-type="float">
            <text:p>0.295</text:p>
          </table:table-cell>
          <table:table-cell table:style-name="ce6" office:value-type="string" calcext:value-type="string">
            <text:p>Je ne vous raconterai pas l'histoire,les commentateurs précédents,la 4ème de couverture,les critiques nous en ont dit beaucoup sur ce livre d'une incroyable richesse tant au niveau de l'histoire,des personnages,du cadre de l'histoire et de l'écriture.Il n'y a aucune longueur dans ce livre.J'aurais aimé moi aussi continuer à vivre avec ses personnages.La dernière page refermèe(la fin est admirable)je suis resté plusieurs minutes sans pouvoir me lever de mon fauteuil,bouleversé par ce roman.Je lis 2 à 3 romans par semaines et c'est certainement pour moi le meilleur livre que j'ai lu depuis longtemps.</text:p>
          </table:table-cell>
          <table:table-cell table:style-name="ce6" office:value-type="string" calcext:value-type="string">
            <text:p>critiques, 0.0, 0.75, None</text:p>
            <text:p>beaucoup, 0.1, 0.1, None</text:p>
            <text:p>incroyable, 0.6, 0.6, None</text:p>
            <text:p>richesse, 0.4, 0.0, None</text:p>
            <text:p>dernière, -0.29, 0.2, None</text:p>
            <text:p>certainement, 0.1, 0.25, None</text:p>
            <text:p>meilleur, 0.5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69833333333" calcext:value-type="float">
            <text:p>0.1698333333</text:p>
          </table:table-cell>
          <table:table-cell table:style-name="ce4" office:value-type="float" office:value="0.347666666667" calcext:value-type="float">
            <text:p>0.3476666667</text:p>
          </table:table-cell>
          <table:table-cell table:style-name="ce6" office:value-type="string" calcext:value-type="string">
            <text:p>Ca fait un bout de temps que j'ai adoré un livre comme celui-ci (pour une fois les critiques littéraires de France Info ne se sont pas trompés !). Quand on le commence, on ne le lâche plus. Je mettrais juste un bémol sur la fin qui à mon gout est tout de même un peu trop tirée par les cheveux (pourquoi Jacques fait-il ce qu'il fait ???). Mais c'est mineur par rapport à tout le reste du livre qui est prenant et super bien construit: un vrai régal !</text:p>
          </table:table-cell>
          <table:table-cell table:style-name="ce6" office:value-type="string" calcext:value-type="string">
            <text:p>critiques, 0.0, 0.75, None</text:p>
            <text:p>littéraires !, 0.125, 0.0, None</text:p>
            <text:p>plus, 0.15, 0.1, None</text:p>
            <text:p>peu trop, -0.125, 0.35, None</text:p>
            <text:p>vrai !, 0.06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7" calcext:value-type="float">
            <text:p>0.17</text:p>
          </table:table-cell>
          <table:table-cell table:style-name="ce4" office:value-type="float" office:value="0.207142857143" calcext:value-type="float">
            <text:p>0.2071428571</text:p>
          </table:table-cell>
          <table:table-cell table:style-name="ce6" office:value-type="string" calcext:value-type="string">
            <text:p>Du Molière en 5 actes, un bonheur. Une comédie vraiment sympa à lire, pleine de gags et de morale ! Pour ceux qui découvrent Molière ou qui connaissent déjà, ce chef d'oeuvre apporte une touche de fraîcheur au théâtre du XVIIème. Facile à lire, on y découvre un Dom Juan qui ne manque pas de nous rapporter à une réalité, opposé à la foi chrétienne, le tout plein de morale et qui nous fait réfléchir. De plus du chef d'oeuvre de Molière, des explications sur les mots compliqués et une aide à la compréhension nous ait proposée, le tout agrémenté de photos. Bref, c'est du théâtre comme on l'aime !</text:p>
          </table:table-cell>
          <table:table-cell table:style-name="ce6" office:value-type="string" calcext:value-type="string">
            <text:p>bonheur, 0.5, 0.0, None</text:p>
            <text:p>vraiment sympa, 0.4, 0.4, None</text:p>
            <text:p>pleine !, 0.3625, 0.3, None</text:p>
            <text:p>chrétienne, 0.0, 0.0, None</text:p>
            <text:p>plein, 0.29, 0.3, None</text:p>
            <text:p>plus, 0.15, 0.1, None</text:p>
            <text:p>aime !, 0.75,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7" calcext:value-type="float">
            <text:p>0.17</text:p>
          </table:table-cell>
          <table:table-cell table:style-name="ce4" office:value-type="float" office:value="0.3" calcext:value-type="float">
            <text:p>0.3</text:p>
          </table:table-cell>
          <table:table-cell table:style-name="ce6" office:value-type="string" calcext:value-type="string">
            <text:p>J'ai avalé ce livre : c'est frais et rigolo. Avec Comme un roman, Pennac m'avait déjà séduit et aidé à faire aimer la lecture à mes enfants. Orsenna m'offre une histoire que mes enfants vont adorer. Mes filles Celine (12 ans) et Julie (10 ans) se battent déjà pour le lire cette semaine. Je le lirai à ma dernière fille Loulou (5 ans) avant de se coucher...</text:p>
          </table:table-cell>
          <table:table-cell table:style-name="ce6" office:value-type="string" calcext:value-type="string">
            <text:p>adorer, 0.5, 0.5, None</text:p>
            <text:p>dernière, -0.2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8">
          <table:table-cell table:style-name="ce2" office:value-type="float" office:value="0.170055555556" calcext:value-type="float">
            <text:p>0.1700555556</text:p>
          </table:table-cell>
          <table:table-cell table:style-name="ce4" office:value-type="float" office:value="0.307638888889" calcext:value-type="float">
            <text:p>0.3076388889</text:p>
          </table:table-cell>
          <table:table-cell table:style-name="ce6" office:value-type="string" calcext:value-type="string">
            <text:p>Tout d'abord je tiens à remercier les éditions JC Lattès pour m'avoir permis de lire ce livre. Delphine de Vigan est une auteur française dont le nom a émergé récemment auprès du public avec l'adaptation au cinéma de son roman No et Moi, roman émouvant et bouleversant. Et bien ce roman ci m'a également profondément touchée. Il m'a émue au larmes, touchée, fait sourire, révoltée...Une palette de sentiments avec lesquels on n'est pas forcément à l'aise. Mais qu'importe. Cette lecture fut admirable, et je ne la regrette pas une seconde ! Merci pour cette histoire ! Pleine de pudeur, de craintes, de drames, de silence et de cris, de violence et de tendresse, ce roman qui tend à donner une dimension auto-biographique ne peut laisser indifférent. On aime ou on déteste ce genre. L'auteur raconte sa mère. Sa mère telle qu'elle l'appréhende au travers des témoignages, oraux ou non, de ceux qui l'ont connu. Tout commence par son enfance, sa fratrie et ses parents, l'époque, puis sa vie d'adulte, ses déchéances et ses désespoirs. C'est un témoignage bouleversant sur une femme qui a souffert de troubles psychiatriques qui l'ont éloignés des siens. Un témoignage d'une enfant qui a trop vite été confronté à la vie dans ce qu'elle a de plus dure : la perte - à tous les niveaux. Ce livre provoque un sentiment de voyeurisme chez le lecteur - on veut en savoir plus - sentiment qui se mâtine d'un peu de honte dans mon cas comment autant se plongée dans la vie de cette femme ?. Mais les personnages sont changeants, et le récit, mouvant, nous révèle différentes facettes de l'époque, de la famille, des gens. Notre opinion évolue au fil du livre, au fur et à mesure des souvenirs et des révélations. On a pas le même regard sur Liane et George au début et à la fin, comme si nous aussi nous grandissions, comme Lucile. Comme Delphine. L'auteur a su illustrer dans ce roman le classique d'une famille, nombreuse ou pas. Les non-dits, les silences, les moments de joies, les souvenirs et les traditions, mais aussi les pertes et les haines, les chagrins et les blessures. Les rancunes et les incompréhensions. Ce roman est magnifique, triste et pourtant porteur d'une certaine joie. La vie continue.</text:p>
          </table:table-cell>
          <table:table-cell table:style-name="ce6" office:value-type="string" calcext:value-type="string">
            <text:p>française, 0.2, 0.0, None</text:p>
            <text:p>public, 0.0, 0.0, None</text:p>
            <text:p>également profondément, 0.4, 1.0, None</text:p>
            <text:p>admirable ! !, 1.0, 0.6, None</text:p>
            <text:p>indifférent, -0.4, 0.4, None</text:p>
            <text:p>aime, 0.6, 0.6, None</text:p>
            <text:p>troubles, -0.1, 0.8, None</text:p>
            <text:p>trop, -0.25, 0.7, None</text:p>
            <text:p>plus, 0.15, 0.1, None</text:p>
            <text:p>plus, 0.15, 0.1, None</text:p>
            <text:p>peu, -0.05, 0.5, None</text:p>
            <text:p>différentes, 0.4, 0.15, None</text:p>
            <text:p>même, 0.0, 0.5, None</text:p>
            <text:p>classique, 0.7, 0.2, None</text:p>
            <text:p>nombreuse, 0.0, 0.2, None</text:p>
            <text:p>magnifique, 1.0, 1.0, None</text:p>
            <text:p>triste, -0.3,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703125" calcext:value-type="float">
            <text:p>0.1703125</text:p>
          </table:table-cell>
          <table:table-cell table:style-name="ce4" office:value-type="float" office:value="0.279166666667" calcext:value-type="float">
            <text:p>0.2791666667</text:p>
          </table:table-cell>
          <table:table-cell table:style-name="ce6" office:value-type="string" calcext:value-type="string">
            <text:p>Pffff... c'est d'un lourd !! Je n'ai pas pu finir !! Je suis pourtant, à la base, fan de cet auteur (comme Guillaume Musso) qui nous habituellement nous transporte dans une histoire, avec une petite touche de fantastique. Mais là ... ce n'est plus une touche fantastique, c'est un gros micmac pas crédible. Dès les 3 premiers chapitres j'ai senti le truc long et bien chiant, j'ai arrêté au 10 ème et je ne pense pas reprendre.</text:p>
          </table:table-cell>
          <table:table-cell table:style-name="ce6" office:value-type="string" calcext:value-type="string">
            <text:p>petite, 0.1, 0.1, None</text:p>
            <text:p>fantastique, 1.0, 1.0, None</text:p>
            <text:p>plus, 0.15, 0.1, None</text:p>
            <text:p>fantastique, 1.0, 1.0, None</text:p>
            <text:p>gros, 0.0, 0.2, None</text:p>
            <text:p>long, -0.4,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4">
          <table:table-cell table:style-name="ce2" office:value-type="float" office:value="0.170434782609" calcext:value-type="float">
            <text:p>0.1704347826</text:p>
          </table:table-cell>
          <table:table-cell table:style-name="ce4" office:value-type="float" office:value="0.273043478261" calcext:value-type="float">
            <text:p>0.2730434783</text:p>
          </table:table-cell>
          <table:table-cell table:style-name="ce6" office:value-type="string" calcext:value-type="string">
            <text:p>Il faut d'abord rappeler l'objectif du livre : Quel est le cheminement qui permet à un mathématicien de haut niveau d'obtenir un résultat reconnu par la communauté mathématique. Comme le disait avec humour Richard Feynman à un journaliste qui lui demandait d'expliquer son prix Nobel Si je pouvais vous expliquer en cinq minutes comment je l'ai obtenu, ça ne vaudrait pas un prix Nobel ! La déception de certains lecteurs vient principalement du fait que les passages techniques sont à juste titre trop hermétiques mais par analogie avec la physique statistique, cette partie démonstration doit être appréhendée globalement. Cedric Villani nous explique comment nait une idée et quels sont les ingrédients nécessaires : - La documentation, les sources d'information. - La motivation - Un environnement de vie propice - Des échanges, des contacts avec les autres - Des contraintes - Du travail, un dosage savant de travail dur et d'illumination inexpliquée. - De la persévérance et de la chance. Il nous fait donc ressentir les efforts nécessaires, la lassitude, le tatonnement, les espoirs, la lumière, à travers sa vie et ses passions. Le lecteur devra y mettre du sien mais la récompense est au bout du tunnel. l'échange de mails est ardu mais nécessaire. La galerie des mathématiciens est passionnante. Un extrait qui soulève un coin du secret : J'ai l'air si sombre, Claire a pitié de moi ... - Allez demain, c'est dimanche, si tu veux aller passer la journée au bureau, je m'occupe des poutchous. A cet instant, rien au monde ne saurait me faire plus plaisir. Cedric Villani peut paraitre quelque fois narcissique mais je crois qu'au delà de sa brillante personnalité, c'est l'objet du livre qui l'y contraint.</text:p>
          </table:table-cell>
          <table:table-cell table:style-name="ce6" office:value-type="string" calcext:value-type="string">
            <text:p>déception, -0.5, 0.0, None</text:p>
            <text:p>trop hermétiques, 0.02, 0.04, None</text:p>
            <text:p>physique, 0.8, 0.0, None</text:p>
            <text:p>nécessaires, 0.27, 0.2, None</text:p>
            <text:p>propice, 0.2, 0.0, None</text:p>
            <text:p>autres, -0.1, 0.0, None</text:p>
            <text:p>savant, 0.5, 0.3, None</text:p>
            <text:p>nécessaires, 0.27, 0.2, None</text:p>
            <text:p>nécessaire, 0.27, 0.2, None</text:p>
            <text:p>passionnante, 0.7, 0.9, None</text:p>
            <text:p>sombre, -0.33, 0.4, None</text:p>
            <text:p>plus plaisir, 0.195, 0.0, None</text:p>
            <text:p>brillante, 0.6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8">
          <table:table-cell table:style-name="ce2" office:value-type="float" office:value="0.170909090909" calcext:value-type="float">
            <text:p>0.1709090909</text:p>
          </table:table-cell>
          <table:table-cell table:style-name="ce4" office:value-type="float" office:value="0.183333333333" calcext:value-type="float">
            <text:p>0.1833333333</text:p>
          </table:table-cell>
          <table:table-cell table:style-name="ce6" office:value-type="string" calcext:value-type="string">
            <text:p>Accéder à la joie : pieux rêve ? Vivre le bonheur ? A d'autres ? Affirmer que tout homme possède en lui la capacité de vivre le bonheur ne paraît-il pas provoquant à dessein ? Ne risque-t-on pas en lisant ce livre L'homme-joie d'être piégé par un vulgaire discours publicitaire vantant n'importe quel produit inanimé avec les sourires forcés de circonstance de mannequins niais par destination ? Le bonheur ne serait-il pas une qualité désuète ? A-t-on donc à ce point dans notre société oublié le goût du bonheur ? Christian Bobin écrit en poète ce que le philosophe démontre; Bobin est un philosophe qui anime ses écrits en poète. Il partage avec le philosophe Lucien Jerphagnon cette capacité d'éveil des fleurs à la douce lumière de l'amour de la Vie ( ). Tout fait sens dès lors qu'il est beau ou provoque une volonté d'accès à la beauté, se laisse savourer dans la confiance aimante de la vie. Pour pouvoir écrire ainsi, il fut nécessaire à l'auteur de passer le cap de la mélancolie, de la vaincre, en lui ayant mis ses limites. Ainsi bornée, la mélancolie ne peut plus s'échapper et venir envahir nos territoires de la raison, du coeur, du rêve. Ce recueil d'une vingtaine d'invitations à se convaincre que nous sommes tous destinés au bonheur, fera chavirer bien des âmes. La main vive est de ces textes incandescents se terminant par une allégorie à la vie : (...) Les mains d'Oïstrakh et celles de Menuhin tiennent semblablement la main divine de la vie, la retiennent de passer du rouge au noir puis au glacé. il suffit de voir et d'entendre. C'est par distraction que nous n'entrons pas au paradis de notre vivant, uniquement par distraction. -p. 128 Je remercie François Busnel talentueux animateur de l'émission La Grande Librairie diffusée sur France 5 chaque jeudi à 20h35 de m'avoir permis cette rencontre libératrice.</text:p>
          </table:table-cell>
          <table:table-cell table:style-name="ce6" office:value-type="string" calcext:value-type="string">
            <text:p>pieux, 0.1, 0.3, None</text:p>
            <text:p>bonheur, 0.5, 0.0, None</text:p>
            <text:p>autres, -0.1, 0.0, None</text:p>
            <text:p>bonheur, 0.5, 0.0, None</text:p>
            <text:p>vulgaire, -0.7, 0.85, None</text:p>
            <text:p>bonheur, 0.5, 0.0, None</text:p>
            <text:p>qualité, 0.4, 0.0, None</text:p>
            <text:p>bonheur, 0.5, 0.0, None</text:p>
            <text:p>douce, 0.4, 0.35, None</text:p>
            <text:p>volonté, 0.1, 0.0, None</text:p>
            <text:p>aimante, 0.27, 0.55, None</text:p>
            <text:p>nécessaire, 0.27, 0.2, None</text:p>
            <text:p>plus, 0.15, 0.1, None</text:p>
            <text:p>coeur, 0.2, 0.0, None</text:p>
            <text:p>bonheur, 0.5, 0.0, None</text:p>
            <text:p>vive, 0.27, 0.35, None</text:p>
            <text:p>divine, 0.55, 0.65, None</text:p>
            <text:p>noir,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171666666667" calcext:value-type="float">
            <text:p>0.1716666667</text:p>
          </table:table-cell>
          <table:table-cell table:style-name="ce4" office:value-type="float" office:value="0.5" calcext:value-type="float">
            <text:p>0.5</text:p>
          </table:table-cell>
          <table:table-cell table:style-name="ce6" office:value-type="string" calcext:value-type="string">
            <text:p>Vraiment une bonne histoire Vite lue Et après...à vous de laisser votre esprit vagabonder J'aurais fait quoi à sa place ? J'aurais été prêt(e) à sacrifier quoi/qui ? Bref au delà de si je gagnais je ferais quoi ? ce livre pose la vraie question : <text:s/>si je gagnais je serais/deviendrais qui/...quoi ?.</text:p>
          </table:table-cell>
          <table:table-cell table:style-name="ce6" office:value-type="string" calcext:value-type="string">
            <text:p>bonne, 0.7, 0.7, None</text:p>
            <text:p>vraie, 0.0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171666666667" calcext:value-type="float">
            <text:p>0.1716666667</text:p>
          </table:table-cell>
          <table:table-cell table:style-name="ce4" office:value-type="float" office:value="0.183333333333" calcext:value-type="float">
            <text:p>0.1833333333</text:p>
          </table:table-cell>
          <table:table-cell table:style-name="ce6" office:value-type="string" calcext:value-type="string">
            <text:p>J'ai beaucoup de livres de Djian, mais celui-là je me suis relevé à 3h du matin pour continuer à le dévorer.C'est un de ses meilleurs, et Satan sait s'il en a fait. Bravo, mon petit grand Djian. Et puis c'est bien écrit.</text:p>
          </table:table-cell>
          <table:table-cell table:style-name="ce6" office:value-type="string" calcext:value-type="string">
            <text:p>beaucoup, 0.1, 0.1, None</text:p>
            <text:p>grand,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172441176471" calcext:value-type="float">
            <text:p>0.1724411765</text:p>
          </table:table-cell>
          <table:table-cell table:style-name="ce4" office:value-type="float" office:value="0.295294117647" calcext:value-type="float">
            <text:p>0.2952941176</text:p>
          </table:table-cell>
          <table:table-cell table:style-name="ce6" office:value-type="string" calcext:value-type="string">
            <text:p>Wacch Debch vit une vie paisible et amoureuse aux côtés de sa femme Léonice. Un jour, tout bascule. Sa femme est sauvagement assassinée par un inconnu et les ignominies que subit la victime n'ont pas de nom. Après un moment de total égarement, le mari tente par tous les moyens de retrouver ce vil meurtrier. Ces recherches vont l'amener dans un camp indien où l'esprit de fraternité est plus fort que tout le reste. Mais l'assassin de sa femme est là, tout près et Wacch Debch le sait, alors il ne fera pas demi-tour comme cela lui est très vivement conseillé. En effet, l'homme qu'il recherche est une force de la nature et se frotter à lui relève du suicide, ou tout du moins, d'une utopie à son paroxysme... Ce roman étonnamment construit et riche d'informations (géographiques, historiques...) nous emmène à travers toute l'Amérique du nord (USA, Canada), nous fait découvrir une guerre civile au Liban follement meurtrière, et nous plonge à chaque chapitre dans une course poursuite étonnante entre présent et passé. Mais c'est surtout le point de vue des différents et surprenants protagonistes qui amène un côté très original à ce complet et passionnant roman. A lire de suite.</text:p>
          </table:table-cell>
          <table:table-cell table:style-name="ce6" office:value-type="string" calcext:value-type="string">
            <text:p>paisible, 0.8, 0.65, None</text:p>
            <text:p>amoureuse, 0.55, 0.6, None</text:p>
            <text:p>meurtrier, -0.6, 0.5, None</text:p>
            <text:p>indien, 0.0, 0.0, None</text:p>
            <text:p>plus, 0.15, 0.1, None</text:p>
            <text:p>très, 0.01, 0.65, None</text:p>
            <text:p>riche, 0.45, 0.5, None</text:p>
            <text:p>historiques, 0.0, 0.0, None</text:p>
            <text:p>découvrir, 0.1, 0.0, None</text:p>
            <text:p>civile, 0.1, 0.0, None</text:p>
            <text:p>meurtrière, -0.6, 0.5, None</text:p>
            <text:p>étonnante, 0.3, 0.4, None</text:p>
            <text:p>différents, 0.4, 0.15, None</text:p>
            <text:p>surprenants, 0.8, 0.7, None</text:p>
            <text:p>très original, 0.4, 1.0, None</text:p>
            <text:p>complet, 0.4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8">
          <table:table-cell table:style-name="ce2" office:value-type="float" office:value="0.172647058824" calcext:value-type="float">
            <text:p>0.1726470588</text:p>
          </table:table-cell>
          <table:table-cell table:style-name="ce4" office:value-type="float" office:value="0.365588235294" calcext:value-type="float">
            <text:p>0.3655882353</text:p>
          </table:table-cell>
          <table:table-cell table:style-name="ce6" office:value-type="string" calcext:value-type="string">
            <text:p>Je dois avouer que j'ai d'abord été sceptique... J'ai tellement aimé Demain, j'arrête ! que j'avais vraiment peur d'être déçue. Alors j'ai abordé ce livre avec beaucoup de détachement. Mais je suis immédiatement rentrée dans l'histoire, j'ai beaucoup aimé ces nouveaux personnages, que j'ai trouvé mystérieux et attachants. L'écriture de Gilles Legardinier est tellement agréable qu'on est entraîné dès les premières pages, malgré soi, dans cette aventure. J'ai moins ri, mais j'ai pleuré... Une fois de plus, j'ai été réellement touchée. J'ai tellement aimé cette aventure humaine, simple, sympathique et si abordable que je n'ai pas regretté une seconde d'avoir moins ri ! Je regrette seulement de l'avoir trop vite lu ! Ce livre est une bouffée d'air pur dans nos vies et nos rapports si compliqués, de vrais et beaux sentiments à l'état brut, et c'est bon, tout simplement ! Je vous invite, vraiment à lire cet excellent livre , et puis les autres aussi, parce que parole de scout, quand on commence à lire Monsieur Gardinier, on n'arrive plus à s'arrêter ! Et clairement, il excelle dans ce style, nouveau pour lui !</text:p>
          </table:table-cell>
          <table:table-cell table:style-name="ce6" office:value-type="string" calcext:value-type="string">
            <text:p>tellement !, 0.0, 0.6, None</text:p>
            <text:p>vraiment, 0.0, 0.5, None</text:p>
            <text:p>beaucoup, 0.1, 0.1, None</text:p>
            <text:p>beaucoup, 0.1, 0.1, None</text:p>
            <text:p>nouveaux, 0.34, 0.25, None</text:p>
            <text:p>mystérieux, 0.28, 0.4, None</text:p>
            <text:p>attachants, 0.23, 0.3, None</text:p>
            <text:p>tellement agréable, 0.35, 0.3, None</text:p>
            <text:p>premières, 0.5, 0.2, None</text:p>
            <text:p>plus, 0.15, 0.1, None</text:p>
            <text:p>tellement, 0.0, 0.6, None</text:p>
            <text:p>humaine, 0.22, 0.1, None</text:p>
            <text:p>simple, 0.1, 0.1, None</text:p>
            <text:p>sympathique, 0.6, 0.7, None</text:p>
            <text:p>abordable !, 0.1875, 0.3, None</text:p>
            <text:p>trop !, -0.3125, 0.7, None</text:p>
            <text:p>pur, 0.5, 0.4, None</text:p>
            <text:p>vrais, 0.05, 0.4, None</text:p>
            <text:p>beaux, 0.8, 0.8, None</text:p>
            <text:p>bon, 0.7, 0.7, None</text:p>
            <text:p>simplement !, 0.25, 0.35, None</text:p>
            <text:p>vraiment, 0.0, 0.5, None</text:p>
            <text:p>excellent, 0.5, 0.9, None</text:p>
            <text:p>plus !, 0.1875, 0.1, None</text:p>
            <text:p>clairement, 0.25, 0.5, None</text:p>
            <text:p>nouveau !, 0.425,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74230769231" calcext:value-type="float">
            <text:p>0.1742307692</text:p>
          </table:table-cell>
          <table:table-cell table:style-name="ce4" office:value-type="float" office:value="0.692307692308" calcext:value-type="float">
            <text:p>0.6923076923</text:p>
          </table:table-cell>
          <table:table-cell table:style-name="ce6" office:value-type="string" calcext:value-type="string">
            <text:p>Ah le voilà le roman bonbon qu'on peut conseiller à tous ! Facile, rapide, mais plein de vérité(s), du baume au cœur en dépit d'une pointe d'amertume... Jo, 47 ans, deux grands enfants (« Trois en fait. Un garçon, une fille et un cadavre » p. 16) est mercière à Arras, ce n'était pas vraiment son rêve, mais c'est la vie, parfois le chemin se trace tout seul, mais cette vie, elle l'aime bien Jocelyne, entre sa boutique, son homme (Jocelyn!) et son blog aux dixdoigtsdor qui donne du rêve aux couturières en herbe. Quand par hasard pour faire plaisir aux copines jumelles qui la tannent avec ça, elle joue une grille flash à l'euromillions, elle est loin d'imaginer qu'elle sera la gagnante des dix-huit millions d'euros et quelques broutilles. Elle ne s'en rend pas compte tout de suite d'ailleurs. Puis surtout, elle ne veut pas que sa vie change... Et l'argent pervertit tout, non ? Les psychologues de la Française des Jeux la mettent bien en garde : tout le monde va l'aimer, tout le monde va avoir une bonne cause à défendre, etc. Mais le sort une fois encore décidera pour elle... Le sujet paraît convenu et sans grande surprise, mais Grégoire Delacourt a l'art et la manière de la formule, de la petite phrase qui fait mouche. Dans une langue très simple, il décrit sans pareils les sentiments intérieurs de Jocelyne, son rapport au corps, à la féminité, au couple. Il a l''œil, et un œil acéré, sur la vie et la nature humaine. Son personnage féminin est une belle âme, louable, fidèle à sa vision de la vie. Mais pour un milieu modeste, ces gens de peu qu'on veut nous faire voir, elle a quand même sacrément de la culture cette Jocelyne, les références culturelles ne manquent pas, et voyez comme il est fort Delacourt, je relirais bien , là, tout de suite.</text:p>
          </table:table-cell>
          <table:table-cell table:style-name="ce6" office:value-type="string" calcext:value-type="string">
            <text:p>rapide, 0.35, 0.4, None</text:p>
            <text:p>plein, 0.29, 0.3, None</text:p>
            <text:p>grands, 0.3, 0.2, None</text:p>
            <text:p>pas vraiment, -0.0, 0.5, None</text:p>
            <text:p>aime !, 0.75, 0.6, None</text:p>
            <text:p>plaisir, 0.15, 0.0, None</text:p>
            <text:p>bonne, 0.7, 0.7, None</text:p>
            <text:p>sans grande, -0.15, 0.2, None</text:p>
            <text:p>petite, 0.1, 0.1, None</text:p>
            <text:p>très simple, 0.2, 0.2, None</text:p>
            <text:p>humaine, 0.22, 0.1, None</text:p>
            <text:p>féminin, 0.0, 0.1, None</text:p>
            <text:p>belle, 0.8, 0.8, None</text:p>
            <text:p>louable, 0.25, 0.5, None</text:p>
            <text:p>fidèle, 0.1, 0.6, None</text:p>
            <text:p>modeste, -0.2, 0.2, None</text:p>
            <text:p>peu, -0.05, 0.5, None</text:p>
            <text:p>culturelles, 0.1,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74444444444" calcext:value-type="float">
            <text:p>0.1744444444</text:p>
          </table:table-cell>
          <table:table-cell table:style-name="ce4" office:value-type="float" office:value="0.327777777778" calcext:value-type="float">
            <text:p>0.3277777778</text:p>
          </table:table-cell>
          <table:table-cell table:style-name="ce6" office:value-type="string" calcext:value-type="string">
            <text:p>Le style est plus fluide, le rythme plus soutenu et les personnages aussi attachants que ceux de Et après... Guillaume Musso nous emporte à nouveau sur le thème de la destinée et du hasard, du fantastique et de la vie après la mort. La quatrieme de couverture le dit: Ce roman est dangereux... car le suspense est intense et bien élaboré. Guillaume Musso: un auteur qui monte et qui le mérite!</text:p>
          </table:table-cell>
          <table:table-cell table:style-name="ce6" office:value-type="string" calcext:value-type="string">
            <text:p>plus fluide, 0.0, 0.0, None</text:p>
            <text:p>plus, 0.15, 0.1, None</text:p>
            <text:p>attachants, 0.23, 0.3, None</text:p>
            <text:p>nouveau, 0.34, 0.25, None</text:p>
            <text:p>fantastique, 1.0, 1.0, None</text:p>
            <text:p>dangereux, -0.55, 0.6, None</text:p>
            <text:p>intense !, 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75714285714" calcext:value-type="float">
            <text:p>0.1757142857</text:p>
          </table:table-cell>
          <table:table-cell table:style-name="ce4" office:value-type="float" office:value="0.235714285714" calcext:value-type="float">
            <text:p>0.2357142857</text:p>
          </table:table-cell>
          <table:table-cell table:style-name="ce6" office:value-type="string" calcext:value-type="string">
            <text:p>La lecture de cet ouvrage est d'abord un enchantement stylistique : sans être prétentieux les mots sont élégants, les phrases ciselées... Sur le fond, ce journal d'un corps est un peu convenu dans sa partie jeunesse : on a déja tant lu sur les frayeurs d'enfance, les émois d'adolescence. Mais les parties sur l'age mur et plus encore sur la vieillesse sont d'un tout autre niveau, et touchent beaucoup.</text:p>
          </table:table-cell>
          <table:table-cell table:style-name="ce6" office:value-type="string" calcext:value-type="string">
            <text:p>élégants, 0.7, 0.7, None</text:p>
            <text:p>peu, -0.05, 0.5, None</text:p>
            <text:p>plus, 0.15, 0.1, None</text:p>
            <text:p>autre, -0.1, 0.0, None</text:p>
            <text:p>beaucoup,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775" calcext:value-type="float">
            <text:p>0.1775</text:p>
          </table:table-cell>
          <table:table-cell table:style-name="ce4" office:value-type="float" office:value="0.2125" calcext:value-type="float">
            <text:p>0.2125</text:p>
          </table:table-cell>
          <table:table-cell table:style-name="ce6" office:value-type="string" calcext:value-type="string">
            <text:p>Les mots de Sartre, monument dressé à la haine de soi. Bien cachée sous un style apparemment simple, mais tissue d'une épuisante rhétorique de la répétition et de l'antithèse, l'infatuation sartrienne y atteint son comble. A cette hauteur, elle prend rang parmi les beaux arts et se fait le témoin emblématique de cette joie de puer qui saisit l'intellectuel lorsqu'il se prend du désir hypocrite d'être quelque chose tout en feignant de ne l'être pas.</text:p>
          </table:table-cell>
          <table:table-cell table:style-name="ce6" office:value-type="string" calcext:value-type="string">
            <text:p>simple, 0.1, 0.1, None</text:p>
            <text:p>beaux, 0.8, 0.8,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177777777778" calcext:value-type="float">
            <text:p>0.1777777778</text:p>
          </table:table-cell>
          <table:table-cell table:style-name="ce4" office:value-type="float" office:value="0.283333333333" calcext:value-type="float">
            <text:p>0.2833333333</text:p>
          </table:table-cell>
          <table:table-cell table:style-name="ce6" office:value-type="string" calcext:value-type="string">
            <text:p>ce livre est le troisième ouvrage de cet auteur que je lis puisqu'on me l'avait prêté... Je me suis donc accrochée sachant que les deux premiers ne m'avaient alors pas plu du tout et là aucune surprise je me suis ennuyée du début à la fin..... bon là c'est clair plus jamais de Marc lévy....</text:p>
          </table:table-cell>
          <table:table-cell table:style-name="ce6" office:value-type="string" calcext:value-type="string">
            <text:p>bon, 0.7, 0.7, None</text:p>
            <text:p>clair, 0.28, 0.1, None</text:p>
            <text:p>plus jamais, -0.07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177857142857" calcext:value-type="float">
            <text:p>0.1778571429</text:p>
          </table:table-cell>
          <table:table-cell table:style-name="ce4" office:value-type="float" office:value="0.328571428571" calcext:value-type="float">
            <text:p>0.3285714286</text:p>
          </table:table-cell>
          <table:table-cell table:style-name="ce6" office:value-type="string" calcext:value-type="string">
            <text:p>je lu ce livre pour l'école car j'avais un exposé à faire dessus et j'ai été fasciné pas l'histoire boulversante et émouvante d'un petit garçon. C'est raconter avec tellement de simplicité et de pudeur à l'échelle d'un enfant. Ca nous fait réfléchir quant à cette période où les juifs n'avaient pas leur place et étaient même exterminé... Je trouve que cette histoire est très belle ce mélange d'amour de tristesse de drame de désir de déception raconter pas un enfant nous envoûte du début à la fin. En plus l'adaptation en film de ce roman, avec des acteurs qui correspondent tout à fait à leur description dans le livre, est un véritable chef d'oeuvre. Bravo à Philippe Grimbert, à Claude Miller et à tous les acteurs qui sont formidables dans ce film.</text:p>
          </table:table-cell>
          <table:table-cell table:style-name="ce6" office:value-type="string" calcext:value-type="string">
            <text:p>émouvante, 0.4, 0.6, None</text:p>
            <text:p>petit, 0.1, 0.1, None</text:p>
            <text:p>tellement, 0.0, 0.6, None</text:p>
            <text:p>très belle, 1.0, 1.0, None</text:p>
            <text:p>déception, -0.5, 0.0, None</text:p>
            <text:p>plus, 0.15, 0.1, None</text:p>
            <text:p>véritable, 0.2, 0.45, None</text:p>
            <text:p>formidables, 0.85,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179140625" calcext:value-type="float">
            <text:p>0.179140625</text:p>
          </table:table-cell>
          <table:table-cell table:style-name="ce4" office:value-type="float" office:value="0.24375" calcext:value-type="float">
            <text:p>0.24375</text:p>
          </table:table-cell>
          <table:table-cell table:style-name="ce6" office:value-type="string" calcext:value-type="string">
            <text:p>J'avais le moral au ras des baskets... des soucis vraiment pesants... quelle idée d'aller choisir ce livre... et pourtant on retrouve le sourire devant tant d'idées loufoques et de portraits attachants. Une petite famille (les Tuvache) qui a le sens du commerce et prend le service client très à coeur ! Un style sans prétention qui détend. A lire pour se redonner le moral... enfin un livre qui ne se prend pas au sérieux ! Ouf une bulle d'air !</text:p>
          </table:table-cell>
          <table:table-cell table:style-name="ce6" office:value-type="string" calcext:value-type="string">
            <text:p>vraiment pesants, -0.4, 1.0, None</text:p>
            <text:p>attachants, 0.23, 0.3, None</text:p>
            <text:p>petite, 0.1, 0.1, None</text:p>
            <text:p>très coeur !, 0.5, 0.0, None</text:p>
            <text:p>moral, 0.0, 0.0, None</text:p>
            <text:p>sérieux ! !, 0.703125, 0.5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
          <table:table-cell table:style-name="ce2" office:value-type="float" office:value="0.1799" calcext:value-type="float">
            <text:p>0.1799</text:p>
          </table:table-cell>
          <table:table-cell table:style-name="ce4" office:value-type="float" office:value="0.24285" calcext:value-type="float">
            <text:p>0.24285</text:p>
          </table:table-cell>
          <table:table-cell table:style-name="ce6" office:value-type="string" calcext:value-type="string">
            <text:p>De la 11ème à la 422ème page, il se passe pratiquement toujours un événement perturbateur. Sur ce plan, ça change pas mal des autres livres de Marc Levy (je les ai tous lus). Il y a moins (en tout cas très peu) de scènes de description de paysages, quand on compare à certains autres livres comme Et si c'était vrai ou L'étrange voyage de M. Daldry (ce sont ceux qui me viennent en premier à l'esprit). La facilité et la fluidité de lecture (que certains lui reprochent) mais qui font sans doute tout le succès de Marc Levy sont toujours présents, et c'est un vrai plaisir (quand on aime ce style d'écriture). J'ai adoré l'apparition de personnages qui existaient dans d'autres de ses livres et je vous laisse deviner qui est revenu s'animer sous la plume (je devrais dire les touches) de Marc Levy pour cette nouvelle histoire fantastique. Ça m'a fait beaucoup penser à Et si c'était vrai. Les jeans féminins imparfaits sont de la partie, comme dans beaucoup d'autres de ses livres. Les scènes sensuelles sont parfaitement décrites : sans aucune vulgarité tout en étant intenses. J'ai beaucoup aimé ce nouveau roman de mon écrivain préféré. La fin... je n'ai pas le droit d'en parler pour ne pas gâcher le plaisir des futurs lecteurs. En tout cas, je conseille vivement et pleinement ce livre à tous ceux qui aiment habituellement le style de Marc Levy. Quant à ceux ne l'aiment habituellement pas, il y reste une petite (j'insiste sur petite) chance qu'ils aient un avis différent sur celui-ci car c'est quand même un peu différent en terme de contenu et d'histoire. Et pour ceux qui n'aiment pas le style facile à lire de Marc Levy, rabattez-vous sur les auteurs que vous connaissez déjà et qui vous font rêver, pas la peine de dépenser 2 dizaines d'euros juste pour dire que vous n'aimez pas.</text:p>
          </table:table-cell>
          <table:table-cell table:style-name="ce6" office:value-type="string" calcext:value-type="string">
            <text:p>autres, -0.1, 0.0, None</text:p>
            <text:p>très peu, -0.1, 1.0, None</text:p>
            <text:p>autres, -0.1, 0.0, None</text:p>
            <text:p>étrange, -0.5, 0.2, None</text:p>
            <text:p>vrai, 0.05, 0.4, None</text:p>
            <text:p>plaisir, 0.15, 0.0, None</text:p>
            <text:p>aime, 0.6, 0.6, None</text:p>
            <text:p>autres, -0.1, 0.0, None</text:p>
            <text:p>nouvelle, 0.1, 0.25, None</text:p>
            <text:p>fantastique, 1.0, 1.0, None</text:p>
            <text:p>beaucoup, 0.1, 0.1, None</text:p>
            <text:p>féminins, 0.0, 0.1, None</text:p>
            <text:p>imparfaits, -0.08, -0.4, None</text:p>
            <text:p>beaucoup autres, -0.12, 0.0, None</text:p>
            <text:p>sensuelles, 0.6, 0.8, None</text:p>
            <text:p>parfaitement, 0.25, 0.8, None</text:p>
            <text:p>intenses, 0.4, 0.5, None</text:p>
            <text:p>beaucoup, 0.1, 0.1, None</text:p>
            <text:p>nouveau, 0.34, 0.25, None</text:p>
            <text:p>plaisir, 0.15, 0.0, None</text:p>
            <text:p>futurs, 0.0, 0.0, None</text:p>
            <text:p>petite, 0.1, 0.1, None</text:p>
            <text:p>petite, 0.1, 0.1, None</text:p>
            <text:p>différent, 0.4, 0.15, None</text:p>
            <text:p>peu différent, 0.2, 0.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8" calcext:value-type="float">
            <text:p>0.18</text:p>
          </table:table-cell>
          <table:table-cell table:style-name="ce4" office:value-type="float" office:value="0.216666666667" calcext:value-type="float">
            <text:p>0.2166666667</text:p>
          </table:table-cell>
          <table:table-cell table:style-name="ce6" office:value-type="string" calcext:value-type="string">
            <text:p>Emouvant, oui c'est le terme qu'il convient d'employer pour l'histoire de ce petit garçon de 10 ans qui parle de la mort à travers sa correspondance avec Dieu grâce à la complicité d'une mamie qu'on aimerait avoir pour grand-mère. Une mamie qui trouve les mots justes pour l'aider à partir... J'ai commencé le livre, je n'ai pu le poser, je l'ai lu dans la soirée.</text:p>
          </table:table-cell>
          <table:table-cell table:style-name="ce6" office:value-type="string" calcext:value-type="string">
            <text:p>petit, 0.1, 0.1, None</text:p>
            <text:p>aimerait, 0.4,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80230769231" calcext:value-type="float">
            <text:p>0.1802307692</text:p>
          </table:table-cell>
          <table:table-cell table:style-name="ce4" office:value-type="float" office:value="0.295384615385" calcext:value-type="float">
            <text:p>0.2953846154</text:p>
          </table:table-cell>
          <table:table-cell table:style-name="ce6" office:value-type="string" calcext:value-type="string">
            <text:p>J'ai été déçu par ce roman au synopsis prometteur. Un très bon début, puis presque plus rien. Je m'attendais à quelque chose de beaucoup plus fort, puissant, sadique et intelligent. La confrontation entre les deux héroïnes est bien trop légère et ringarde. Amélie Nothomb m'avait habitué à mieux question manipulation et cruauté. Oui, sa se laisse lire, comme tout les romans d'Amélie. Mais je trouve que, cette fois-ci , la touche nothombienne n'est pas présente. Le style n'est pas personnalisé.</text:p>
          </table:table-cell>
          <table:table-cell table:style-name="ce6" office:value-type="string" calcext:value-type="string">
            <text:p>très bon, 1.0, 1.0, None</text:p>
            <text:p>plus rien, -0.075, 0.1, None</text:p>
            <text:p>beaucoup plus, 0.18, 0.12, None</text:p>
            <text:p>puissant, 0.6, 0.6, None</text:p>
            <text:p>intelligent, 0.9, 0.2, None</text:p>
            <text:p>trop légère, 0.09,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181" calcext:value-type="float">
            <text:p>0.181</text:p>
          </table:table-cell>
          <table:table-cell table:style-name="ce4" office:value-type="float" office:value="0.4235" calcext:value-type="float">
            <text:p>0.4235</text:p>
          </table:table-cell>
          <table:table-cell table:style-name="ce6" office:value-type="string" calcext:value-type="string">
            <text:p>j'ai aimé cette remarquable capacité de l'auteur, une femme, à écrire dans le langage d'une adolescente. Ce n'est pas aussi facile que cela pourrait en avoir l'air. Ecrire de façon simpliste pour un écrivain doit certainement avoir un aspect frustrant. L'osmose fonctionne, l'histoire est bien construite, ça se lit très vite, ce qui est généralement signe d'un bon livre, c'est touchant aussi. Le manque d'amour, l'absence du regard d'une mère sur sa fille, et cette fille qui retrouve sa mère en donnant de l'amour à une SDF. Très jolie histoire. Peu sembler simpliste au premier abord, et pourtant ça fonctionne vraiment bien. j'ai dû mal à dire que c'est un grand roman, et pourtant toutes mes réactions après lecture me font dire que c'en est un. Sentiment ambigu qui me font pencher entre un 4 et 5 étoiles.</text:p>
          </table:table-cell>
          <table:table-cell table:style-name="ce6" office:value-type="string" calcext:value-type="string">
            <text:p>remarquable, 0.4, 0.6, None</text:p>
            <text:p>simpliste, 0.05, 0.1, None</text:p>
            <text:p>certainement, 0.1, 0.25, None</text:p>
            <text:p>très, 0.01, 0.65, None</text:p>
            <text:p>bon, 0.7, 0.7, None</text:p>
            <text:p>jolie, 0.57, 0.6, None</text:p>
            <text:p>simpliste, 0.05, 0.1, None</text:p>
            <text:p>vraiment, 0.0, 0.5, None</text:p>
            <text:p>grand, 0.3, 0.2, None</text:p>
            <text:p>ambigu, -0.05,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81333333333" calcext:value-type="float">
            <text:p>0.1813333333</text:p>
          </table:table-cell>
          <table:table-cell table:style-name="ce4" office:value-type="float" office:value="0.249333333333" calcext:value-type="float">
            <text:p>0.2493333333</text:p>
          </table:table-cell>
          <table:table-cell table:style-name="ce6" office:value-type="string" calcext:value-type="string">
            <text:p>Simone de Beauvoir est devenue la figure dominante de ce que l'on qualifie avec beaucoup de mal de mouvement sociétale: le féminisme. Je ferai deux reproches à cet auteur: -Malgré elle, Simone de Beauvoir a enfanté toute une série d'auteurs s'autoqualifiant de féministes, mais qui ne sont que des penseuses de supermarché (Alonso, Autain...)uniquement préocuppées par le nombre de papier qu'elles vendront. - Ensuite, De beauvoir est le symbole d'un courant de pensée philosophique, devenu mode de vie, l'existentialisme. Celui ci s'est transformé en un individualisme à toute épreuve pronant le plaisir et le bien-etre personnel, la jouissance individuelle, mais surtout l'ignorance et le mépris d'autrui. La solidarité est devenue une éthique, une procédure de bons sentiments chargé d'alimenter l'égo de bobos pervers. Quant au contenu de l'ouvrage, il peut faire rire à certains moments, mais le probléme c'est que certaines l'ont pris (trés) au sérieux...</text:p>
          </table:table-cell>
          <table:table-cell table:style-name="ce6" office:value-type="string" calcext:value-type="string">
            <text:p>dominante, 0.3, 0.6, None</text:p>
            <text:p>beaucoup, 0.1, 0.1, None</text:p>
            <text:p>plaisir, 0.15, 0.0, None</text:p>
            <text:p>individuelle, -0.03, -0.2, None</text:p>
            <text:p>bons, 0.7, 0.7, None</text:p>
            <text:p>rire, 0.5, 0.0, None</text:p>
            <text:p>sérieux, 0.45, 0.5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18225" calcext:value-type="float">
            <text:p>0.18225</text:p>
          </table:table-cell>
          <table:table-cell table:style-name="ce4" office:value-type="float" office:value="0.2875" calcext:value-type="float">
            <text:p>0.2875</text:p>
          </table:table-cell>
          <table:table-cell table:style-name="ce6" office:value-type="string" calcext:value-type="string">
            <text:p>Vous dire que le livre est à lire absolument est une évidence... Car Legardinier fait parti de ces (rares) auteurs à nous surprendre à chaque nouvel opus. Ce que je retiens de ce livre c'est qu'il est l'occasion pour les fêtes de fin d'années qui arrivent, de pouvoir faire passer un message à ceux que l'on aime. Ceux avec lesquels on a perdu un lien, ou envie d'en créer un nouveau, ou envie de démarrer une communication défaillante pour l'instant. Tout le monde a un personnage connu dans ce livre, quelqu'un qui résonne dans notre propre histoire. Et si en plus on sait lire entre les lignes, on décroche son téléphone pour appeller tante Marthe ou papy Edouard que l'on a un peu négliger parce que la vie passe vite, on a pas le temps, mais c'est aussi papy Edouard et Tante Marthe qui peuvent se remettre en question car il n'est jamais trop tard bonne lecture à tous, et n'hésitez pas à en profitez pour découvrir les Legardinier</text:p>
          </table:table-cell>
          <table:table-cell table:style-name="ce6" office:value-type="string" calcext:value-type="string">
            <text:p>absolument, 0.25, 0.75, None</text:p>
            <text:p>rares, 0.25, 0.4, None</text:p>
            <text:p>nouvel, 0.3, 0.4, None</text:p>
            <text:p>aime, 0.6, 0.6, None</text:p>
            <text:p>nouveau, 0.34, 0.25, None</text:p>
            <text:p>propre, 0.33, 0.2, None</text:p>
            <text:p>plus, 0.15, 0.1, None</text:p>
            <text:p>peu, -0.05, 0.5, None</text:p>
            <text:p>jamais trop, 0.125, 0.7, None</text:p>
            <text:p>bonne, 0.7, 0.7, None</text:p>
            <text:p>découvrir,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182619047619" calcext:value-type="float">
            <text:p>0.1826190476</text:p>
          </table:table-cell>
          <table:table-cell table:style-name="ce4" office:value-type="float" office:value="0.258333333333" calcext:value-type="float">
            <text:p>0.2583333333</text:p>
          </table:table-cell>
          <table:table-cell table:style-name="ce6" office:value-type="string" calcext:value-type="string">
            <text:p>Un homme (Alan) est sur le point de se jeter de la Tour Eiffel pour mettre fin à ses jours mais un homme lui sauve la vie in extremis. De fait, un pacte est scellé : Alan devra désormais faire tout ce que l'homme en question lui demandera. Cet homme (Dubreuil) va imposer un certain nombre d'épreuves qui vont amener Alan à reprendre progressivement confiance en lui, à ne pas se laisser déborder par ses habitudes, à oser... Les mises à l'épreuve sont assez drôles et il les réussit. Mais alors la question se pose : qui est cet homme ? pourquoi une tel pacte ? quel est le but de ces mises à l'épreuve ? Le roman se poursuit avec des révélations sur Dubreuil surprenantes. Une ultime mise à l'épreuve nous tient aussi en haleine : va-t-il la réussir et comment ? Volontairement, je n'en dis pas plus car je vous gacherais le plaisir de lire et de découvrir cette histoire. Il s'agit d'un roman qui se lit vraiment bien, très fluide et nous tient, tout du long, en haleine. Il y a aussi des propos moraux humanistes. Un très, très bon roman. Je n'avais pas vraiment apprécié son précédent roman car je l'avais trouvé un peu fade, mais alors là, rien à voir, c'est vraiment excellent !!</text:p>
          </table:table-cell>
          <table:table-cell table:style-name="ce6" office:value-type="string" calcext:value-type="string">
            <text:p>surprenantes, 0.8, 0.7, None</text:p>
            <text:p>ultime, 0.6, 0.6, None</text:p>
            <text:p>pas plus, -0.075, 0.1, None</text:p>
            <text:p>plaisir, 0.15, 0.0, None</text:p>
            <text:p>découvrir, 0.1, 0.0, None</text:p>
            <text:p>vraiment, 0.0, 0.5, None</text:p>
            <text:p>très fluide, 0.0, 0.0, None</text:p>
            <text:p>long, -0.4, 0.1, None</text:p>
            <text:p>moraux, 0.0, 0.0, None</text:p>
            <text:p>très très bon, 1.0, 1.0, None</text:p>
            <text:p>pas vraiment, -0.0, 0.5, None</text:p>
            <text:p>peu fade, -0.2, 0.15, None</text:p>
            <text:p>vraiment excellent !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183" calcext:value-type="float">
            <text:p>0.183</text:p>
          </table:table-cell>
          <table:table-cell table:style-name="ce4" office:value-type="float" office:value="0.278333333333" calcext:value-type="float">
            <text:p>0.2783333333</text:p>
          </table:table-cell>
          <table:table-cell table:style-name="ce6" office:value-type="string" calcext:value-type="string">
            <text:p>J'ai lu plusieurs commentaires, certains sont élogieux, d'autres le sont beaucoup moins, prétextant qu'il ne s'agit pas de grand art, que les coïncidences relatées dans le livre sont peu crédibles, que le hasard fait trop bien les choses, etc .... Moi, j'aime bien, c'est un roman captivant, facile à lire, qui vous tient en haleine, particulièrement original dans le début .... il faut oser dire que l'on aime des romans même si la réalité semble bien éloignée, c'est cela un roman. Les thrillers, les romans de science fiction, .... sont-ils tellement proches de la réalité ? Chacun a son avis là-dessus mais j'estime que ce roman m'a fait passer d'excellents moments de lecture, même s'il ne m'a rien appris .. quoique .... Les possibilités offertes par les nouvelles technologies sont bien présentes, ce que pense parfois un grand chef étoilé est parfois exprimé, la vie souterraine des grands groupes est évoquée, la passion qui peut exister chez certains flics est abordée, l'ambiance de Ringis, tout y est ... bref, c'est un roman vivant, dynamique et tonique.</text:p>
          </table:table-cell>
          <table:table-cell table:style-name="ce6" office:value-type="string" calcext:value-type="string">
            <text:p>autres, -0.1, 0.0, None</text:p>
            <text:p>beaucoup, 0.1, 0.1, None</text:p>
            <text:p>grand, 0.3, 0.2, None</text:p>
            <text:p>peu, -0.05, 0.5, None</text:p>
            <text:p>trop, -0.25, 0.7, None</text:p>
            <text:p>aime, 0.6, 0.6, None</text:p>
            <text:p>particulièrement original, 0.4, 1.0, None</text:p>
            <text:p>aime, 0.6, 0.6, None</text:p>
            <text:p>tellement, 0.0, 0.6, None</text:p>
            <text:p>excellents, 0.5, 0.9, None</text:p>
            <text:p>nouvelles, 0.1, 0.25, None</text:p>
            <text:p>présentes, 0.12, 0.15, None</text:p>
            <text:p>grand, 0.3, 0.2, None</text:p>
            <text:p>souterraine, 0.0, 0.0, None</text:p>
            <text:p>grands, 0.3, 0.2, None</text:p>
            <text:p>dynamiqu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3">
          <table:table-cell table:style-name="ce2" office:value-type="float" office:value="0.183666666667" calcext:value-type="float">
            <text:p>0.1836666667</text:p>
          </table:table-cell>
          <table:table-cell table:style-name="ce4" office:value-type="float" office:value="0.81" calcext:value-type="float">
            <text:p>0.81</text:p>
          </table:table-cell>
          <table:table-cell table:style-name="ce6" office:value-type="string" calcext:value-type="string">
            <text:p>Attention, Tanger ! Cette cité hautement littéraire, qui a fasciné tant d'écrivains-voyageurs, est aujourd'hui une sorte de symbole de la mondialisation avec sa zone franche d'exportation qui contraste avec le caractère oppressant de la société marocaine. La ville est le cadre principal de Rue des voleurs, un roman où Mathias Enard s'est littéralement glissé dans la peau d'un jeune marocain normal, enfin presque, qui va vivre en accéléré des événements qui vont bouleverser sa vie. Le livre est une véritable gageure : rapide, incisif, très direct dans son style, prosaïque même par endroits, il prend le temps de creuser en profondeur le portrait psychologique de son héros, Lakhdar, ses contradictions et ses tiraillements incessants, de son goût pour le polar à son désir d'amour en passant par ses relations complexes avec la religion. La toile de fond, sociale et politique, est loin d'être un simple décor : le printemps arabe embrase les pays voisins, l'attentat de Marrakech traumatise le Maroc, la crise frappe de plein fouet l'Espagne, là où Lakhdar vient échouer, plus précisément à Barcelone, encore une ville à multiples visages. Enard n'oublie pas les personnages secondaires : islamistes, marins, amoureuse occidentale, etc. Ils sont mystérieux, énigmatiques, admirablement campés. Rue des voleurs est un roman d'une richesse considérable, témoignage réaliste d'une époque en mouvement où toute quête identitaire se heurte à la violence d'une société qui ne fait de cadeau à personne. Et surtout pas à une jeunesse en quête d'espoir ou d'idéal.</text:p>
          </table:table-cell>
          <table:table-cell table:style-name="ce6" office:value-type="string" calcext:value-type="string">
            <text:p>littéraire, 0.1, 0.0, None</text:p>
            <text:p>franche, 0.2, 0.2, None</text:p>
            <text:p>principal, 0.1, 0.1, None</text:p>
            <text:p>jeune, 0.32, 0.4, None</text:p>
            <text:p>normal, 0.17, 0.15, None</text:p>
            <text:p>véritable, 0.2, 0.45, None</text:p>
            <text:p>rapide, 0.35, 0.4, None</text:p>
            <text:p>très direct, 0.4, 0.4, None</text:p>
            <text:p>incessants, -0.2, 0.65, None</text:p>
            <text:p>sociale, 0.25, 0.1, None</text:p>
            <text:p>politique, 0.0, 0.0, None</text:p>
            <text:p>simple, 0.1, 0.1, None</text:p>
            <text:p>arabe, 0.0, 0.0, None</text:p>
            <text:p>plein, 0.29, 0.3, None</text:p>
            <text:p>plus, 0.15, 0.1, None</text:p>
            <text:p>multiples, 0.2, 0.1, None</text:p>
            <text:p>amoureuse, 0.55, 0.6, None</text:p>
            <text:p>occidentale, 0.05, 0.0, None</text:p>
            <text:p>mystérieux, 0.28, 0.4, None</text:p>
            <text:p>énigmatiques, 0.1, 0.9, None</text:p>
            <text:p>richesse, 0.4, 0.0, None</text:p>
            <text:p>considérable, 0.1, 0.3, None</text:p>
            <text:p>cadeau, 0.4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84" calcext:value-type="float">
            <text:p>0.184</text:p>
          </table:table-cell>
          <table:table-cell table:style-name="ce4" office:value-type="float" office:value="0.12" calcext:value-type="float">
            <text:p>0.12</text:p>
          </table:table-cell>
          <table:table-cell table:style-name="ce6" office:value-type="string" calcext:value-type="string">
            <text:p>Ce livre nous permet d'aborder nos vieilles règles de grammaire avec humour et simplicité. Comment ne pas communier avec cette petite Jeanne qui n'arrive plus à placer ses mots? Livre à acheter et à prêter à tous les enfants de votre entourage pour qu'ils prennent le goût de la lecture et qu'ils s'aperçoivent que la grammaire est un jeu avec ses règles.</text:p>
          </table:table-cell>
          <table:table-cell table:style-name="ce6" office:value-type="string" calcext:value-type="string">
            <text:p>vieilles, 0.5, 0.3, None</text:p>
            <text:p>petite, 0.1, 0.1,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184117647059" calcext:value-type="float">
            <text:p>0.1841176471</text:p>
          </table:table-cell>
          <table:table-cell table:style-name="ce4" office:value-type="float" office:value="0.217941176471" calcext:value-type="float">
            <text:p>0.2179411765</text:p>
          </table:table-cell>
          <table:table-cell table:style-name="ce6" office:value-type="string" calcext:value-type="string">
            <text:p>Ce roman contient des ingrédients qui m'ont donné l'impression d'avoir été choisis pour optimiser son succès commercial. Je cite, pas forcément dans l'ordre : -une saga familiale qui s'étend de la guerre de 14-18 jusqu'à nos jours, -du folklore corse, -du sexe, -de l'amour, -de la violence, -la réussite d'une entreprise, -quelques touches d'humour, -des considérations philosophico-religieuses qui constituent un liant entre ces divers ingrédients. Eh bien, malgré cette remarque péjorative, j'ai trouvé agréable la lecture de ce roman. Pourtant je partage l'avis de certains commentaires quant à la minceur dans la description des personnages. En outre je n'ai pas été sensible aux considérations sur le déclin des créations humaines, et je n'ai pas admiré les quelques passages à longues phrases qui, à mon avis, sont loin de la musique proustienne. Mais on peut apprécier un roman sans le considérer comme parfait. De façon plus précise : ma notation signifie que j'ai aimé ce roman (c'est le critère Amazon) mais ne signifie pas que je le considère comme un monument de la littérature.</text:p>
          </table:table-cell>
          <table:table-cell table:style-name="ce6" office:value-type="string" calcext:value-type="string">
            <text:p>commercial, 0.0, 0.0, None</text:p>
            <text:p>familiale, 0.1, 0.0, None</text:p>
            <text:p>divers, 0.0, 0.1, None</text:p>
            <text:p>agréable, 0.7, 0.6, None</text:p>
            <text:p>sensible, 0.2, 0.2, None</text:p>
            <text:p>humaines, 0.22, 0.1, None</text:p>
            <text:p>longues, -0.4, 0.1, None</text:p>
            <text:p>parfait, 0.8, 0.8,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2">
          <table:table-cell table:style-name="ce2" office:value-type="float" office:value="0.184384615385" calcext:value-type="float">
            <text:p>0.1843846154</text:p>
          </table:table-cell>
          <table:table-cell table:style-name="ce4" office:value-type="float" office:value="0.288076923077" calcext:value-type="float">
            <text:p>0.2880769231</text:p>
          </table:table-cell>
          <table:table-cell table:style-name="ce6" office:value-type="string" calcext:value-type="string">
            <text:p>Lakhdar est un jeune marocain qui rêve, sur fond de Printemps arabe et de crise économique en Europe. Il rêve d’échapper à une vie de frustrations et de contraintes dans sa ville de Tanger, pris en étau entre l’absence d’avenir et les rigidités religieuses. Il rêve d’une liberté plus grande, d’un peu de légèreté et d’un vrai travail qui lui procurerait l’indépendance financière. Il rêve aussi d’aborder et d’avoir une aventure avec une de ces jolies touristes européennes dont il regarde avec envie les formes, et qui semblent vivre sur une planète hors de sa portée. Il se réfugie dans la lecture en français des polars de la Série Noire, en regrettant que son pays ne connaisse pas l’ébullition qui bouleverse le Maghreb. Mais le miracle finit par arriver avec Judit, une jolie catalane qu’il rencontre et qu’il veut rejoindre à Barcelone, dans cet eldorado européen qu’il imagine merveilleux. On suit alors son parcours improbable et compliqué pour retrouver celle qui occupe ses pensées. Mathias Énard nous raconte tout cela dans ce roman sensible et profondément humain, avec une écriture contemporaine et enlevée. On éprouve de la sympathie pour Lakhdar, pour sa quête d’une vie meilleure, pour les doutes et les espoirs qui l’agitent, pour l’énergie de sa jeunesse, pour son envie d’avoir une vie pleine et entière, une envie partagée par beaucoup de jeunes Maghrébins aujourd'hui. Ces dernières semaines, 646 nouveaux romans ont été publiés ; « Rue des Voleurs » est l’un de ceux qu’il faut lire.</text:p>
          </table:table-cell>
          <table:table-cell table:style-name="ce6" office:value-type="string" calcext:value-type="string">
            <text:p>jeune, 0.32, 0.4, None</text:p>
            <text:p>arabe, 0.0, 0.0, None</text:p>
            <text:p>économique, 0.1, 0.0, None</text:p>
            <text:p>religieuses, 0.0, 0.15, None</text:p>
            <text:p>plus grande, 0.39, 0.26, None</text:p>
            <text:p>peu, -0.05, 0.5, None</text:p>
            <text:p>vrai, 0.05, 0.4, None</text:p>
            <text:p>jolies, 0.57, 0.6, None</text:p>
            <text:p>français, 0.2, 0.0, None</text:p>
            <text:p>jolie, 0.57, 0.6, None</text:p>
            <text:p>européen, 0.0, 0.0, None</text:p>
            <text:p>merveilleux, 0.9, 0.9, None</text:p>
            <text:p>improbable, -0.1, 0.8, None</text:p>
            <text:p>sensible, 0.2, 0.2, None</text:p>
            <text:p>profondément humain, 0.44, 0.2, None</text:p>
            <text:p>contemporaine, 0.07, 0.1, None</text:p>
            <text:p>meilleure, 0.53, 0.5, None</text:p>
            <text:p>pleine, 0.29, 0.3, None</text:p>
            <text:p>entière, 0.15, 0.2, None</text:p>
            <text:p>beaucoup jeunes, 0.384, 0.48, None</text:p>
            <text:p>dernières, -0.29, 0.2, None</text:p>
            <text:p>nouveaux, 0.34,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5">
          <table:table-cell table:style-name="ce2" office:value-type="float" office:value="0.184615384615" calcext:value-type="float">
            <text:p>0.1846153846</text:p>
          </table:table-cell>
          <table:table-cell table:style-name="ce4" office:value-type="float" office:value="0.340384615385" calcext:value-type="float">
            <text:p>0.3403846154</text:p>
          </table:table-cell>
          <table:table-cell table:style-name="ce6" office:value-type="string" calcext:value-type="string">
            <text:p>Bel-Ami raconte l'ascension vertigineuse d'un arriviste qui construit sa carrière professionnelle et sa situation sociale à travers les femmes de la haute société. Tableau des moeurs parisiennes où règnent l'ambition, l'ambiguïté sexuelle des discours et la décadence amoureuse, Maupassant nous raconte l'histoire de Duroy, pronvincial sans le sou qui a pour lui un physique qui plait aux femmes et une amoralité à toute épreuve. Le passage qui m'a le plus marqué est celui du duel. Passage virtuose où Maupassant nous embarque dans l'angoisse grandissante de son personnage jusqu'au duel à proprement parler qui semble se dérouler dans le brouillard tant Duroy est anxieux. Le roman est rapide, ne s'attarde jamais, et la plume de Maupassant est encore une fois d'une précision redoutable. Lors d'un dîner de couples en ville : Ce fut le moment des sous-entendus adroits, des voiles levés par les mots, des audaces habiles et déguisées, de toutes les hypocrisies impudiques, de la phrase qui montre des images dévêtues avec des expressions couvertes, qui fait passer dans l'oeil et dans l'esprit la vision rapide de tout ce qu'on ne peut pas dire, et permet aux gens du monde une sorte d'amour subtil et mystérieux, une sorte de contact impur des pensées par l'évocation simultanée, troublante et sensuelle comme une étreinte, de toutes les choses secrètes, honteuses et désirées de l'enlacement.</text:p>
          </table:table-cell>
          <table:table-cell table:style-name="ce6" office:value-type="string" calcext:value-type="string">
            <text:p>vertigineuse, -0.1, 0.25, None</text:p>
            <text:p>professionnelle, 0.2, 0.2, None</text:p>
            <text:p>sociale, 0.25, 0.1, None</text:p>
            <text:p>haute, 0.18, 0.2, None</text:p>
            <text:p>sexuelle, 0.3, 0.5, None</text:p>
            <text:p>amoureuse, 0.55, 0.6, None</text:p>
            <text:p>physique, 0.8, 0.0, None</text:p>
            <text:p>plus, 0.15, 0.1, None</text:p>
            <text:p>anxieux, -0.1, 0.7, None</text:p>
            <text:p>rapide, 0.35, 0.4, None</text:p>
            <text:p>redoutable, -0.4, 0.4, None</text:p>
            <text:p>adroits, 0.23, 0.9, None</text:p>
            <text:p>habiles, 0.3, 0.0, None</text:p>
            <text:p>rapide, 0.35, 0.4, None</text:p>
            <text:p>subtil, 0.2, 0.2, None</text:p>
            <text:p>mystérieux, 0.28, 0.4, None</text:p>
            <text:p>troublante, -0.3, 1.0, None</text:p>
            <text:p>sensuelle, 0.6, 0.8, None</text:p>
            <text:p>secrètes, 0.08, 0.4, None</text:p>
            <text:p>honteuses, -0.4,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0">
          <table:table-cell table:style-name="ce2" office:value-type="float" office:value="0.18509375" calcext:value-type="float">
            <text:p>0.18509375</text:p>
          </table:table-cell>
          <table:table-cell table:style-name="ce4" office:value-type="float" office:value="0.555546875" calcext:value-type="float">
            <text:p>0.555546875</text:p>
          </table:table-cell>
          <table:table-cell table:style-name="ce6" office:value-type="string" calcext:value-type="string">
            <text:p>Superbe titre à double sens que celui donné au dernier très beau roman de l'Académicien Amin Maalouf. Sans jamais citer le nom du pays dont il est question tout au long du roman mais dont on comprend, par élimination et déduction, qu'il s'agit indiscutablement du Liban, Amin Maalouf nous interpelle sur la pertinence des stratégies mises en place par chacune et chacun de nous face à la survenue d'une guerre qui n'en finit plus, qui tantôt se clame pour éclater violemment ensuite, les amis d'hier devenant soudainement les ennemis d'aujourd'hui au nom de la religion, du dogme ou simplement par le jeu d'alliances aussi mouvantes que peu sûres. Désorientés sont les membres de cette bande d'amis. Ils se sont connus sur les bancs de l'Université où ils formèrent un groupe brillant, toujours prêt à discuter de tout, à philosopher brillamment. Ils étaient Chrétiens, Juifs ou Arabes et vivaient en parfaite harmonie dans une société qui se croyait un havre de paix et de démocratie dans un Moyen-Orient pourtant déstabilisé. Et puis la guerre survint et, avec elle, la première victime dans leur petit groupe et l'enlèvement d'un autre. Du coup, tout bascula très vite et chacun prit une voix qui lui fut propre. Beaucoup émigrèrent en France, aux Etats-Unis, au Brésil. Certains restèrent pour se radicaliser, se cacher ou pactiser avec le diable. Voici plus de vingt ans qu'ils ne se sont pas vus et c'est à nouveau le deuil qui va leur donner l'occasion de se retrouver. L'un d'entre eux vient de mourir, emporté par la maladie. Il fut Ministre et celui que tous haïrent pour sa compromission et la rupture définitive des idéaux de leur époque, eux qui furent marxistes ou idéalistes bien dans l'air du temps. A la demande la veuve du disparu auprès de celui qui est revenu spécialement au pays pour la première fois, ce dernier va organiser une nouvelle réunion des survivants. Il avait prévu de passer quelques heures au pays natal. Le voici qu'il y passe de nombreux jours, qu'il se réapproprie un pays qui n'est plus tout à fait le sien, en même temps qu'il renoue avec celles et ceux qu'il n'a, pour la plupart, pas revus depuis des années. Désorientés sont ces personnages en ce sens qu'ils ont pour beaucoup quitté l'Orient de leur jeunesse, celui d'éternelles promesses, de la vie simple, facile et joyeuse. Désorientés ils sont face à l'explosion de l'islamisme radical qui rend le vivre ensemble quasiment impossible marquant la fin d'un monde d'insouciance et le début d'un siècle plein de promesses de violence, de haines et de conflits parce que trop de ressentiments sont larvés entre l'Occident en crise et l'Orient en voie de radicalisation. Construit avec virtuosité entre écrits collectés par celui revenu au Pays et se retrouvant au centre de l'intrigue, récits couchés par lui, ceux de ses rencontres ou de ses réflexions, et narrations ou dialogues de scènes qui illustrent ce monde en train de basculer, ce roman ne peut que nous interpeler sur ce que nous aurions fait à leur place et ce que nous aurons, peut-être, à faire si les promesses de conflits larvés devenaient réalités. Un livre admirable, sensible, intelligent et touchant. Publié aux Editions Grasset - 2012 - 522 pages Retrouvez mes notes de lecture sur thierrycollet-cetalir.blogspot.com</text:p>
          </table:table-cell>
          <table:table-cell table:style-name="ce6" office:value-type="string" calcext:value-type="string">
            <text:p>dernier, -0.29, 0.2, None</text:p>
            <text:p>très, 0.01, 0.65, None</text:p>
            <text:p>long, -0.4, 0.1, None</text:p>
            <text:p>plus, 0.15, 0.1, None</text:p>
            <text:p>simplement, 0.2, 0.35, None</text:p>
            <text:p>mouvantes, 0.4, 0.5, None</text:p>
            <text:p>peu sûres, 0.1, 0.25, None</text:p>
            <text:p>prêt, 0.14, 0.15, None</text:p>
            <text:p>parfaite, 0.8, 0.8, None</text:p>
            <text:p>autre, -0.1, 0.0, None</text:p>
            <text:p>très, 0.01, 0.65, None</text:p>
            <text:p>propre, 0.33, 0.2, None</text:p>
            <text:p>plus, 0.15, 0.1, None</text:p>
            <text:p>nouveau, 0.34, 0.25, None</text:p>
            <text:p>définitive, 0.0, 0.0, None</text:p>
            <text:p>nouvelle, 0.1, 0.25, None</text:p>
            <text:p>natal, 0.3, 0.0, None</text:p>
            <text:p>nombreux, 0.0, 0.2, None</text:p>
            <text:p>plus, 0.15, 0.1, None</text:p>
            <text:p>beaucoup, 0.1, 0.1, None</text:p>
            <text:p>éternelles, 0.1, 0.5, None</text:p>
            <text:p>simple, 0.1, 0.1, None</text:p>
            <text:p>joyeuse, 0.55, 0.55, None</text:p>
            <text:p>radical, -0.1, 0.7, None</text:p>
            <text:p>impossible, -0.5, 0.5, None</text:p>
            <text:p>plein, 0.29, 0.3, None</text:p>
            <text:p>trop, -0.25, 0.7, None</text:p>
            <text:p>admirable, 0.7, 0.6, None</text:p>
            <text:p>sensible, 0.2, 0.2, None</text:p>
            <text:p>intelligent, 0.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185227272727" calcext:value-type="float">
            <text:p>0.1852272727</text:p>
          </table:table-cell>
          <table:table-cell table:style-name="ce4" office:value-type="float" office:value="1.78636363636" calcext:value-type="float">
            <text:p>1.7863636364</text:p>
          </table:table-cell>
          <table:table-cell table:style-name="ce6" office:value-type="string" calcext:value-type="string">
            <text:p>A l'hopital, un garçon âgé de 10 ans, atteint d’un cancer, reçoit quotidiennement la visite d’une vieille dame, « la dame rose » qui l’incite à vivre en douze jours toutes les expériences des adultes. Chaque jour represente 10 ans. Ces expériences, l’enfant les retranscrit sur des lettres adressées à Dieu, en qui il ne croit pas mais à qui il s'adresse comme à un copain. Douze jours d’une petite vie, mais douze jours cocasses, tendres, philosophiques et très émouvants. Le sujet bien que triste, est abordé avec plein d’humour et de sensibilité. On pleure, on rit et on réfléchit. Quoi vouloir de plus venant d'un livre!</text:p>
          </table:table-cell>
          <table:table-cell table:style-name="ce6" office:value-type="string" calcext:value-type="string">
            <text:p>rose, 0.08, 0.1, None</text:p>
            <text:p>petite, 0.1, 0.1, None</text:p>
            <text:p>cocasses, -0.1, -0.75, None</text:p>
            <text:p>tendres, 0.28, 0.25, None</text:p>
            <text:p>très émouvants, 0.8, 1.0, None</text:p>
            <text:p>triste, -0.3, 0.6, None</text:p>
            <text:p>plein, 0.29, 0.3, None</text:p>
            <text:p>plus !, 0.18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8625" calcext:value-type="float">
            <text:p>0.18625</text:p>
          </table:table-cell>
          <table:table-cell table:style-name="ce4" office:value-type="float" office:value="0.2875" calcext:value-type="float">
            <text:p>0.2875</text:p>
          </table:table-cell>
          <table:table-cell table:style-name="ce6" office:value-type="string" calcext:value-type="string">
            <text:p>Je me suis laissée dire qu'on fait parfois étudier ce bref roman dans les collèges. Si c'est vrai, pourquoi pas? Daeninckx n'est pas un grand styliste, façon Manchette ou Pouy, pour m'en tenir à ses collègues polareux, mais il sait dénicher des sujets forts et celui de ce livre l'est assurément. Si je lui mets cinq étoiles, c'est donc moins pour la qualité de sa prose que pour l'intensité de son propos et la noblesse de la colère qu'on sent vibrer entre ses lignes. Quand on pense que les événements narrés ici remontent à moins d'un siècle, on frémit!</text:p>
          </table:table-cell>
          <table:table-cell table:style-name="ce6" office:value-type="string" calcext:value-type="string">
            <text:p>bref, 0.08, 0.2, None</text:p>
            <text:p>grand, 0.3, 0.2, None</text:p>
            <text:p>forts, 0.41, 0.3, None</text:p>
            <text:p>qualité !,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87142857143" calcext:value-type="float">
            <text:p>0.1871428571</text:p>
          </table:table-cell>
          <table:table-cell table:style-name="ce4" office:value-type="float" office:value="0.207142857143" calcext:value-type="float">
            <text:p>0.2071428571</text:p>
          </table:table-cell>
          <table:table-cell table:style-name="ce6" office:value-type="string" calcext:value-type="string">
            <text:p>Je n'avais jamais lu cet ouvrage , mêm au lycée et je l'ai découvert . en livre de poche un peu jauni , mais pas endommagé , ce fut un réel plaisir . Et quelle belle littérature .</text:p>
          </table:table-cell>
          <table:table-cell table:style-name="ce6" office:value-type="string" calcext:value-type="string">
            <text:p>peu, -0.05, 0.5, None</text:p>
            <text:p>réel, 0.2, 0.1, None</text:p>
            <text:p>plaisir, 0.15, 0.0, None</text:p>
            <text:p>belle,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8">
          <table:table-cell table:style-name="ce2" office:value-type="float" office:value="0.188235294118" calcext:value-type="float">
            <text:p>0.1882352941</text:p>
          </table:table-cell>
          <table:table-cell table:style-name="ce4" office:value-type="float" office:value="0.379411764706" calcext:value-type="float">
            <text:p>0.3794117647</text:p>
          </table:table-cell>
          <table:table-cell table:style-name="ce6" office:value-type="string" calcext:value-type="string">
            <text:p>Michel Tournier a une plume superbe: le verbe est précis, le style est puissant, poétique et il fait preuve d'un très grand sens de l'intrigue et des personnages. Idéal pour captiver un lectorat jeune. Cependant, il faut garder à l'esprit que Vendredi et la vie sauvage est une réécriture à destination des enfants de Vendredi ou les Limbes du Pacifique, où l'auteur décrit la quête initiatique de Robinson vers l'acceptation de sa sexualité homosexuelle et pédophile. Dans ce livre, en passant par la même symbolique du retour à la matrice maternelle dans la grotte, il continue avec la copulation avec la nature fertile (la terre) et sauvage (l'arbre mort) de l'île, et termine par une relation clairement évoquée entre le quinquagénaire Robinson et le jeune Vendredi (lorsqu'il lui saisit les genoux). En délicate touche finale, comme dans La vie sauvage, Robinson rencontre le jeune mousse de 10 ans et le prend par la main en lui disant quelque-chose qui signifie: viens mon garçon, je vais te montrer la vie. Ce parallèle serait sans grande importance à mon avis si l'on ne faisait le rapprochement avec Le Roi des Aulnes, livre également remarquablement bien écrit, où Michel Tournier amène habilement le lecteur à accompagner l'innocent Tiffauge jusque dans l'Allemagne Nazie, où il se livre à des attouchements plus que nauséabonds sur des enfants prisonniers. Dans ces trois livres, le personnage principal est présenté comme quelqu'un d'incroyablement sympathique. En conclusion, j'invite les professeurs de français au collège à lire Le Roi des Aulnes et Vendredi ou les Limbes du Pacifique avant de proposer ce livre aux élèves de leurs classes (les professeurs de mes enfants ne l'avaient pas fait). Quant aux parents: pas d'autadafé, mais lisez ces trois livres vous aussi et discutez-en avec vos ados.</text:p>
          </table:table-cell>
          <table:table-cell table:style-name="ce6" office:value-type="string" calcext:value-type="string">
            <text:p>superbe, 1.0, 1.0, None</text:p>
            <text:p>précis, 0.4, 0.35, None</text:p>
            <text:p>puissant, 0.6, 0.6, None</text:p>
            <text:p>poétique, 0.2, 0.8, None</text:p>
            <text:p>très grand, 0.6, 0.4, None</text:p>
            <text:p>jeune, 0.32, 0.4, None</text:p>
            <text:p>sauvage, 0.08, 0.1, None</text:p>
            <text:p>symbolique, 0.0, 0.5, None</text:p>
            <text:p>maternelle, 0.0, 0.0, None</text:p>
            <text:p>fertile, 0.05, 0.1, None</text:p>
            <text:p>sauvage, 0.08, 0.1, None</text:p>
            <text:p>clairement, 0.25, 0.5, None</text:p>
            <text:p>jeune, 0.32, 0.4, None</text:p>
            <text:p>délicate, 0.25, 0.4, None</text:p>
            <text:p>sauvage, 0.08, 0.1, None</text:p>
            <text:p>jeune, 0.32, 0.4, None</text:p>
            <text:p>sans grande, -0.15, 0.2, None</text:p>
            <text:p>également, 0.2, 0.35, None</text:p>
            <text:p>innocent, 0.2, 0.25, None</text:p>
            <text:p>plus, 0.15, 0.1, None</text:p>
            <text:p>principal, 0.1, 0.1, None</text:p>
            <text:p>sympathique, 0.6, 0.7, None</text:p>
            <text:p>français, 0.2,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188333333333" calcext:value-type="float">
            <text:p>0.1883333333</text:p>
          </table:table-cell>
          <table:table-cell table:style-name="ce4" office:value-type="float" office:value="0.166666666667" calcext:value-type="float">
            <text:p>0.1666666667</text:p>
          </table:table-cell>
          <table:table-cell table:style-name="ce6" office:value-type="string" calcext:value-type="string">
            <text:p>Que dire si ce n'est que l'on a pas envie de le lâcher, un bon signe, non? Je viens juste de le finir, je suis une fan de thriller, et là j'ai eu le droit à de la littérature en plus. Je suis ravie et vous le conseil vivement.</text:p>
          </table:table-cell>
          <table:table-cell table:style-name="ce6" office:value-type="string" calcext:value-type="string">
            <text:p>bon, 0.7, 0.7,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90238095238" calcext:value-type="float">
            <text:p>0.1902380952</text:p>
          </table:table-cell>
          <table:table-cell table:style-name="ce4" office:value-type="float" office:value="0.27380952381" calcext:value-type="float">
            <text:p>0.2738095238</text:p>
          </table:table-cell>
          <table:table-cell table:style-name="ce6" office:value-type="string" calcext:value-type="string">
            <text:p>Marc, séducteur invétéré et photographe célèbre, annonce à ses quatre meilleurs amis qu'il va se marier avec une Chinoise qu'il vient à peine de rencontrer. Ces amis, gentils parasites qui vivent de ses largesses, trouvent la fille plutôt quelconque et acceptent à contrecoeur d'être les témoins. Mais Marc meurt juste avant le mariage et la Chinoise débarque. Elle n'est pas celle qu'ils attendaient. Entre séduction et manipulation, tente-t-elle de rafler ce qu'elle peut ou de les aider ? Quoiqu'il en soit, elle agira sur eux comme un révélateur. L'histoire est parfaitement rocambolesque mais après tout, c'est ce que sont souvent les fables. Celle-ci n'est malheureusement qu'une gentille fable sans profondeur psychologique ni morale inattendue. Malgré un style agréable, « les témoins de la mariée » ne m'ont pas convaincue. Le roman se lit facilement mais reste insipide.</text:p>
          </table:table-cell>
          <table:table-cell table:style-name="ce6" office:value-type="string" calcext:value-type="string">
            <text:p>célèbre, 0.15, 0.5, None</text:p>
            <text:p>gentils, 0.4, 0.5, None</text:p>
            <text:p>quelconque, -0.15, 0.1, None</text:p>
            <text:p>parfaitement, 0.25, 0.8, None</text:p>
            <text:p>malheureusement, -0.6, 0.15, None</text:p>
            <text:p>gentille, 0.4, 0.5, None</text:p>
            <text:p>inattendue, 0.2, 0.1, None</text:p>
            <text:p>agréable,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190952380952" calcext:value-type="float">
            <text:p>0.190952381</text:p>
          </table:table-cell>
          <table:table-cell table:style-name="ce4" office:value-type="float" office:value="0.278571428571" calcext:value-type="float">
            <text:p>0.2785714286</text:p>
          </table:table-cell>
          <table:table-cell table:style-name="ce6" office:value-type="string" calcext:value-type="string">
            <text:p>On nous a assez fait souffrir avec les Classiques en classe, avec leurs explications tordues et l'infinie lenteur des récits... Balzac, Flaubert, Hugo, Maupassant... Bref, tout de quoi dégouter le jeune lecteur, déjà peu enclin à la lecture. Puis, avec l'âge, on se plonge dans la littérature contemporaine - si tant est que nous n'ayions définitivement préféré la télé aux livres. Et là, même si les histoires fictives d'aujourd'hui s'avèrent passionnantes, on se rend compte qu'elles pêchent là où les classiques brillent : le style. User les mots justes, construire les phrases musicales, travailler une syntaxe dans le souci d'atteindre une certaine perfection littéraire... C'est à partir du moment où l'on recherche plus qu'une fiction qu'on retourne puiser les richesses du passé.</text:p>
          </table:table-cell>
          <table:table-cell table:style-name="ce6" office:value-type="string" calcext:value-type="string">
            <text:p>infinie, 0.0, 0.0, None</text:p>
            <text:p>jeune, 0.32, 0.4, None</text:p>
            <text:p>peu, -0.05, 0.5, None</text:p>
            <text:p>contemporaine, 0.07, 0.1, None</text:p>
            <text:p>passionnantes, 0.7, 0.9, None</text:p>
            <text:p>classiques, 0.7, 0.2, None</text:p>
            <text:p>musicales, 0.0, 0.2, None</text:p>
            <text:p>littéraire, 0.1, 0.0,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192708333333" calcext:value-type="float">
            <text:p>0.1927083333</text:p>
          </table:table-cell>
          <table:table-cell table:style-name="ce4" office:value-type="float" office:value="0.271666666667" calcext:value-type="float">
            <text:p>0.2716666667</text:p>
          </table:table-cell>
          <table:table-cell table:style-name="ce6" office:value-type="string" calcext:value-type="string">
            <text:p>Ce nouveau MUSSO ne déroge pas à la règle, et reste un très bon moment de plaisir de lecture. l'idée de ce couple séparé depuis 7 ans avec chacun la garde d'un enfant est assez originale. les 2 personnages Nikki et Sebastian ont chacun une personnalité à la fois très attachante et aussi très stéréotypé. Lui personnage avec une vie bien rangée pro à fond dans sa vie privée comme dans son travail; elle femme fantaisite beaucoup plus lacsiste dans son choix de vie et dans sa façon d'élever son fils. Ses deux personnages sont malgrè eux embringués dans une histoire rocambolesque,ils sont obligés de cohabiter malgré leur rancoeur l'un envers l'autre pour retrouver leurs enfants disparus. Bien sûr cette collaboration nous procure beaucoup d'émotion et d'humour. Certains passages du livres sont dignes d'un thriller hollywodien avec des cascades, des poursuites,et quelques scènes invraissemblables qui n'enlèvent rien à la qualité d'ensemble de ce roman qui ce lit très vite. L'histoire va à 100 à l'heure pas de temps mort, on voyage beaucoup entre New york, Paris et le Brésil. C'est très captivant comme à son habitude Musso sais nous enthousiasmer. Je regrette seulement la conclusion du roman qui me semble pour ma part un peut trop rapide et décevente par rapport à l'ensemble du livre.</text:p>
          </table:table-cell>
          <table:table-cell table:style-name="ce6" office:value-type="string" calcext:value-type="string">
            <text:p>nouveau, 0.34, 0.25, None</text:p>
            <text:p>très bon, 1.0, 1.0, None</text:p>
            <text:p>plaisir, 0.15, 0.0, None</text:p>
            <text:p>originale, 0.2, 0.6, None</text:p>
            <text:p>très attachante, 0.46, 0.6, None</text:p>
            <text:p>très, 0.01, 0.65, None</text:p>
            <text:p>beaucoup plus, 0.18, 0.12, None</text:p>
            <text:p>beaucoup émotion, 0.48, 0.0, None</text:p>
            <text:p>dignes, 0.5, 0.4, None</text:p>
            <text:p>qualité, 0.4, 0.0, None</text:p>
            <text:p>très, 0.01, 0.65, None</text:p>
            <text:p>beaucoup, 0.1, 0.1, None</text:p>
            <text:p>très, 0.01, 0.65, None</text:p>
            <text:p>trop rapide, 0.17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94" calcext:value-type="float">
            <text:p>0.194</text:p>
          </table:table-cell>
          <table:table-cell table:style-name="ce4" office:value-type="float" office:value="0.22" calcext:value-type="float">
            <text:p>0.22</text:p>
          </table:table-cell>
          <table:table-cell table:style-name="ce6" office:value-type="string" calcext:value-type="string">
            <text:p>Il faut se laisser emporter par la musique des mots. Ce conte, court et facile à lire, nous réconcilie avec la grammaire, sans tomber dans le travers de nous donner une leçon. Il nous fait redécouvrir la richesse de la langue française en nous laissant guider par un rêve d'enfant. Original.</text:p>
          </table:table-cell>
          <table:table-cell table:style-name="ce6" office:value-type="string" calcext:value-type="string">
            <text:p>richesse, 0.4, 0.0, None</text:p>
            <text:p>français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195" calcext:value-type="float">
            <text:p>0.195</text:p>
          </table:table-cell>
          <table:table-cell table:style-name="ce4" office:value-type="float" office:value="0.1625" calcext:value-type="float">
            <text:p>0.1625</text:p>
          </table:table-cell>
          <table:table-cell table:style-name="ce6" office:value-type="string" calcext:value-type="string">
            <text:p>De l'utopie, de l'humour, de la générosité : on trouve tout cela dans ce roman qui m'a beaucoup plu; et que j'ai offert à ma maman ; qui elle....ne s'y est pas du tout intéressée !Conflit de génération ? Dès le début du récit, j'ai aimé la dodoche, les roues dérapant sur les graviers au bord du chemin, la gentillesse pleine de scrupules du héros principal ; les titres des chapitres courts. Tout !</text:p>
          </table:table-cell>
          <table:table-cell table:style-name="ce6" office:value-type="string" calcext:value-type="string">
            <text:p>beaucoup !, 0.125, 0.1, None</text:p>
            <text:p>pleine, 0.29, 0.3, None</text:p>
            <text:p>principal, 0.1, 0.1, None</text:p>
            <text:p>courts !, -0.12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195" calcext:value-type="float">
            <text:p>0.195</text:p>
          </table:table-cell>
          <table:table-cell table:style-name="ce4" office:value-type="float" office:value="0.25" calcext:value-type="float">
            <text:p>0.25</text:p>
          </table:table-cell>
          <table:table-cell table:style-name="ce6" office:value-type="string" calcext:value-type="string">
            <text:p>Grand amateur d'Eric Emmanuel Schmitt, je n'ai pu m'empêcher de penser à lui en pénétrant l'univers de Gounelle. Cette même facilité à nous prendre par la main pour nous entraîner dans un conte dont la seule raison d'être est de nous éveiller à des questionnements essentiels autant qu'existentiels. Le rapport à soi, le rapport aux autres, ces peurs qui brident nos élans, ce regard négatif que nous posons souvent sur tout et sur tout le monde, y compris sur nous-même. Point de fatalité si nous prenons conscience que le monde est ce que nous décidons que nous voulons qu'il soit. Sous couvert d'un roman qui se laisse dévorer comme une gourmandise, Gounelle n'hésite pas à nous livrer des pistes que la psycho neuro linguistique ne pourrait pas renier. Et l'on se surprend, à maintes occasions, à revenir sur nos pas, relisant un passage pour mieux assimiler le sublime message qui nous est délivré.</text:p>
          </table:table-cell>
          <table:table-cell table:style-name="ce6" office:value-type="string" calcext:value-type="string">
            <text:p>même, 0.0, 0.5, None</text:p>
            <text:p>seule, -0.1, 0.2, None</text:p>
            <text:p>essentiels, 0.3, 0.3, None</text:p>
            <text:p>autres, -0.1, 0.0, None</text:p>
            <text:p>dévorer, 0.5, 0.0, None</text:p>
            <text:p>sublim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195333333333" calcext:value-type="float">
            <text:p>0.1953333333</text:p>
          </table:table-cell>
          <table:table-cell table:style-name="ce4" office:value-type="float" office:value="0.353333333333" calcext:value-type="float">
            <text:p>0.3533333333</text:p>
          </table:table-cell>
          <table:table-cell table:style-name="ce6" office:value-type="string" calcext:value-type="string">
            <text:p>Le style est excellent,pour un premier coup c'est un coup de maitre! Félicité est comme Ulysse,elle part faire un grand voyage et quand elle revient à Ytaque-Paris elle décoche ses flèches sur les usurpateurs,Herzog,et les méchants collabos .Son arc est ce livre ,il venge l'amour interdit de sa mère avec Simon Nora ! la description de l'implacable évolution de la maladie de son grand frère Laurent qu'elle seule a prévu est poignante,et certaines scènes sont pleines de tendresse fraternelle. J'espère que l'auteur ,ses trois enfants et son ami connaitrons une vraie félicité dans les années à venir et qu'elle nous réservera un roman amusant,car elle est capable de beaucoup d'humour bonne chance Herbert Ensch</text:p>
          </table:table-cell>
          <table:table-cell table:style-name="ce6" office:value-type="string" calcext:value-type="string">
            <text:p>grand, 0.3, 0.2, None</text:p>
            <text:p>méchants !, -0.5, 0.4, None</text:p>
            <text:p>implacable, -0.3, 0.4, None</text:p>
            <text:p>grand, 0.3, 0.2, None</text:p>
            <text:p>pleines, 0.29, 0.3, None</text:p>
            <text:p>fraternelle, 0.1, 0.3, None</text:p>
            <text:p>vraie, 0.05, 0.4, None</text:p>
            <text:p>capable, 0.35, 0.4, None</text:p>
            <text:p>beaucoup, 0.1, 0.1, None</text:p>
            <text:p>bonne,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195986842105" calcext:value-type="float">
            <text:p>0.1959868421</text:p>
          </table:table-cell>
          <table:table-cell table:style-name="ce4" office:value-type="float" office:value="0.365789473684" calcext:value-type="float">
            <text:p>0.3657894737</text:p>
          </table:table-cell>
          <table:table-cell table:style-name="ce6" office:value-type="string" calcext:value-type="string">
            <text:p>Que voila du tres grand et tres fort dans le parcours d'ecriture de Daniel PENNAC! Ouvrage qu'on aimerait tant voir couronne d'un grand prix litteraire...trop densemment humain, trop de veracite authentique, trop de virtuosite dans cette ecriture legere, profonde et cultivee a la fois. Bref un grand cru a lire, puis a reprendre par touches chronologiques (..ce que l'auteur fait dans ses lectures...la encore formidables moments... ou on prend le texte en plein coeur sans le confort de la lecture. Ah! Oui j'oubliais pour etre sur les plateaux media il aurait fallu que ce journal d'un corps masculin soit complete d'un symeytrique au feminin...improbable helas!!!</text:p>
          </table:table-cell>
          <table:table-cell table:style-name="ce6" office:value-type="string" calcext:value-type="string">
            <text:p>grand !, 0.375, 0.2, None</text:p>
            <text:p>aimerait, 0.4, 0.4, None</text:p>
            <text:p>grand, 0.3, 0.2, None</text:p>
            <text:p>humain, 0.22, 0.1, None</text:p>
            <text:p>trop, -0.25, 0.7, None</text:p>
            <text:p>authentique, 0.3, 0.5, None</text:p>
            <text:p>trop, -0.25, 0.7, None</text:p>
            <text:p>profonde, 0.26, 0.3, None</text:p>
            <text:p>grand, 0.3, 0.2, None</text:p>
            <text:p>formidables, 0.85, 0.9, None</text:p>
            <text:p>plein coeur !, 0.25, 0.0, None</text:p>
            <text:p>masculin ! ! !, 0.0,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96315789474" calcext:value-type="float">
            <text:p>0.1963157895</text:p>
          </table:table-cell>
          <table:table-cell table:style-name="ce4" office:value-type="float" office:value="0.247368421053" calcext:value-type="float">
            <text:p>0.2473684211</text:p>
          </table:table-cell>
          <table:table-cell table:style-name="ce6" office:value-type="string" calcext:value-type="string">
            <text:p>La guerre de 14 vue à travers le parcours de quatre jeunes vendéens,qui connaîtront des fortunes diverses. L'intrigue importe peu ici;il ne s'agit pas,contrairement aux remarquables champs d'honneur de Rouaud,d'un roman sur la première guerre mondiale;le livre d'Echenoz est un tableau de la guerre,et le style à l'os de l'écrivain fait merveille pour nous imprimer des images réalistes sans aucune lourdeur,tout en tenant compte des derniers acquis de la recherche sur le premier conflit mondial:rôle de la cellule primaire dans la solidarité au combat,remarquable chapitre sur les animaux,etc. Mais l'essentiel n'est pas là:la qualité stylistique exceptionnelle de ce très bref roman lui donne un pouvoir d'évocation supérieur à bien des copieux ouvrages. Choix des mots,rythme de l'écriture:chaque phrase montre l'art de l'écrivain,totalement investi dans un sujet dont la gravité s'impose à lui.Un pendant littéraire au triptyque d'Otto Dix sur la guerre,qui emploie des formes classiques pour mettre l'horreur en évidence.</text:p>
          </table:table-cell>
          <table:table-cell table:style-name="ce6" office:value-type="string" calcext:value-type="string">
            <text:p>jeunes, 0.32, 0.4, None</text:p>
            <text:p>diverses, 0.0, 0.1, None</text:p>
            <text:p>peu, -0.05, 0.5, None</text:p>
            <text:p>remarquables, 0.4, 0.6, None</text:p>
            <text:p>merveille, 0.4, 0.0, None</text:p>
            <text:p>derniers, -0.29, 0.2, None</text:p>
            <text:p>qualité, 0.4, 0.0, None</text:p>
            <text:p>exceptionnelle, 0.2, 0.6, None</text:p>
            <text:p>très, 0.01, 0.65, None</text:p>
            <text:p>supérieur, 0.4, 0.4, None</text:p>
            <text:p>littéraire, 0.1, 0.0, None</text:p>
            <text:p>classiques, 0.7, 0.2, None</text:p>
            <text:p>horreur, -0.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196875" calcext:value-type="float">
            <text:p>0.196875</text:p>
          </table:table-cell>
          <table:table-cell table:style-name="ce4" office:value-type="float" office:value="0.3125" calcext:value-type="float">
            <text:p>0.3125</text:p>
          </table:table-cell>
          <table:table-cell table:style-name="ce6" office:value-type="string" calcext:value-type="string">
            <text:p>si tchernobyl n'est jamais nommé, la ville de Pripyat est cité et la tragédie des liquidateurs est parfaitement décrite. l'écriture surprend, l'action est écrite à la troisième personne, mais les dialogues sont si vivant ! Digne d'un prix GONCOURT, mais l'éditeur, la Fosse aux Ours, n'est pas flamarion ou Galimard Dommage.</text:p>
          </table:table-cell>
          <table:table-cell table:style-name="ce6" office:value-type="string" calcext:value-type="string">
            <text:p>parfaitement !, 0.3125, 0.8,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198181818182" calcext:value-type="float">
            <text:p>0.1981818182</text:p>
          </table:table-cell>
          <table:table-cell table:style-name="ce4" office:value-type="float" office:value="0.313636363636" calcext:value-type="float">
            <text:p>0.3136363636</text:p>
          </table:table-cell>
          <table:table-cell table:style-name="ce6" office:value-type="string" calcext:value-type="string">
            <text:p>Quand le narrateur parle, il nous emmène avec lui à une table de bar, et nous présente ses amis qui deviennent très vite les notres. On aimerait rattraper Cécile, Pierre, Franck et les autres, et leur dire de prendre soin d'eux, tant on y tient. On aimerait parler russe pour discuter des heures avec Igor, mais on se contentera de suivre le petit Michel qui nous invite, et nous révèle les secrets de chacun, tout en nous permettant de grapiller au passage quelques bribes d'histoire dont, c'est sûr, cet ouvrage nous permettra de nous souvenir.</text:p>
          </table:table-cell>
          <table:table-cell table:style-name="ce6" office:value-type="string" calcext:value-type="string">
            <text:p>très, 0.01, 0.65, None</text:p>
            <text:p>aimerait, 0.4, 0.4, None</text:p>
            <text:p>autres, -0.1, 0.0, None</text:p>
            <text:p>aimerait, 0.4, 0.4, None</text:p>
            <text:p>russ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99625" calcext:value-type="float">
            <text:p>0.199625</text:p>
          </table:table-cell>
          <table:table-cell table:style-name="ce4" office:value-type="float" office:value="0.3475" calcext:value-type="float">
            <text:p>0.3475</text:p>
          </table:table-cell>
          <table:table-cell table:style-name="ce6" office:value-type="string" calcext:value-type="string">
            <text:p>A travers une comédie drôle, émouvante et originale, l'humanité que dégage ce livre est l'un des meilleurs remèdes contre la morosité que je connaisse. Je me sens très proche de Julie et Ric, les deux personnages principaux. Ils sont attachants, profondément humains, justes et un peu loufoques. Ces derniers nous rappellent que dans ce monde, qui nous parait parfois un peu étroit (voir dans lequel on veut changer de vie), tout est encore possible surtout quand il s'agit de sentiments sincères tels que l'amour. Vous êtes triste ou bien vous vous voulez changer de vie, voir les deux ? Vous vous sentez profondément humain ? Alors, arrêtez les anti-dépresseurs, lisez Demain, j'arrête !, un livre qui vous ferra du bien! Rires et Réflexions garanties. Un livre également pour les hommes!</text:p>
          </table:table-cell>
          <table:table-cell table:style-name="ce6" office:value-type="string" calcext:value-type="string">
            <text:p>drôle, 0.53, 0.6, None</text:p>
            <text:p>émouvante, 0.4, 0.6, None</text:p>
            <text:p>originale, 0.2, 0.6, None</text:p>
            <text:p>très, 0.01, 0.65, None</text:p>
            <text:p>principaux, 0.1, 0.1, None</text:p>
            <text:p>attachants, 0.23, 0.3, None</text:p>
            <text:p>profondément, 0.2, 0.7, None</text:p>
            <text:p>peu, -0.05, 0.5, None</text:p>
            <text:p>peu étroit, -0.125, 0.1, None</text:p>
            <text:p>possible, 0.0, 0.3, None</text:p>
            <text:p>sincères, 0.5, 0.5, None</text:p>
            <text:p>triste, -0.3, 0.6, None</text:p>
            <text:p>profondément humain ! !, 0.6875, 0.2, None</text:p>
            <text:p>également !, 0.2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199625" calcext:value-type="float">
            <text:p>0.199625</text:p>
          </table:table-cell>
          <table:table-cell table:style-name="ce4" office:value-type="float" office:value="0.3475" calcext:value-type="float">
            <text:p>0.3475</text:p>
          </table:table-cell>
          <table:table-cell table:style-name="ce6" office:value-type="string" calcext:value-type="string">
            <text:p>A travers une comédie drôle, émouvante et originale, l'humanité que dégage ce livre est l'un des meilleurs remèdes contre la morosité que je connaisse. Je me sens très proche de Julie et Ric, les deux personnages principaux. Ils sont attachants, profondément humains, justes et un peu loufoques. Ces derniers nous rappellent que dans ce monde, qui nous parait parfois un peu étroit (voir dans lequel on veut changer de vie), tout est encore possible surtout quand il s'agit de sentiments sincères tels que l'amour. Vous êtes triste ou bien vous vous voulez changer de vie, voir les deux ? Vous vous sentez profondément humain ? Alors, arrêtez les anti-dépresseurs, lisez Demain, j'arrête !, un livre qui vous ferra du bien! Rires et Réflexions garanties. Un livre également pour les hommes!</text:p>
          </table:table-cell>
          <table:table-cell table:style-name="ce6" office:value-type="string" calcext:value-type="string">
            <text:p>drôle, 0.53, 0.6, None</text:p>
            <text:p>émouvante, 0.4, 0.6, None</text:p>
            <text:p>originale, 0.2, 0.6, None</text:p>
            <text:p>très, 0.01, 0.65, None</text:p>
            <text:p>principaux, 0.1, 0.1, None</text:p>
            <text:p>attachants, 0.23, 0.3, None</text:p>
            <text:p>profondément, 0.2, 0.7, None</text:p>
            <text:p>peu, -0.05, 0.5, None</text:p>
            <text:p>peu étroit, -0.125, 0.1, None</text:p>
            <text:p>possible, 0.0, 0.3, None</text:p>
            <text:p>sincères, 0.5, 0.5, None</text:p>
            <text:p>triste, -0.3, 0.6, None</text:p>
            <text:p>profondément humain ! !, 0.6875, 0.2, None</text:p>
            <text:p>également !, 0.2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 calcext:value-type="float">
            <text:p>0.2</text:p>
          </table:table-cell>
          <table:table-cell table:style-name="ce4" office:value-type="float" office:value="0.4" calcext:value-type="float">
            <text:p>0.4</text:p>
          </table:table-cell>
          <table:table-cell table:style-name="ce6" office:value-type="string" calcext:value-type="string">
            <text:p>Le héros avance pas à pas dans son histoire familiale nous renvoyant la nôtre en pleine face. Il est temps après la lecture de ce roman, d'aller questionner nos parents pour qu'ils nous racontent cet avant nous... L'histoire se déroule rapidement, et la lecture très visuelle, a inspiré un film en cours de tournage. Un excellent roman pour l'été.</text:p>
          </table:table-cell>
          <table:table-cell table:style-name="ce6" office:value-type="string" calcext:value-type="string">
            <text:p>familiale, 0.1, 0.0, None</text:p>
            <text:p>pleine, 0.29, 0.3, None</text:p>
            <text:p>très, 0.01, 0.65, None</text:p>
            <text:p>excellent, 0.5,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2005" calcext:value-type="float">
            <text:p>0.2005</text:p>
          </table:table-cell>
          <table:table-cell table:style-name="ce4" office:value-type="float" office:value="0.291" calcext:value-type="float">
            <text:p>0.291</text:p>
          </table:table-cell>
          <table:table-cell table:style-name="ce6" office:value-type="string" calcext:value-type="string">
            <text:p>Cette très bonne tragédie peut se lire de façon, et c'est la sa plus grande force. Par un adolescent rêveur dont l'imagination lui permet d'imaginer sans peine la petite Antigone tellement bien décrite par le livre. Ensuite, à la lumière de la quatrième de couverture (et de la première également !) on voit le côté moderne, cette inconscience collective, d'un autre œil mauvais. Ainsi, cette tragédie peut être vu comme le début d'une dictature et c'est l'une des plus grandes pertes. Cette façon de vouloir déguiser, cacher, tromper est tellement dénonciatrice qu'elle pourrait choquer, mais l'implicite face à la pureté de la jeune antigone permet de l'ironiser. On reconnaît bien là le talent d'anouilh et c'est ce qui fait que ce livre est attachant. J'aurais beaucoup aimé le voie en théâtre, la représentation devait être époustouflante. Du grand théâtre.</text:p>
          </table:table-cell>
          <table:table-cell table:style-name="ce6" office:value-type="string" calcext:value-type="string">
            <text:p>très bonne, 1.0, 1.0, None</text:p>
            <text:p>plus grande, 0.39, 0.26, None</text:p>
            <text:p>petite, 0.1, 0.1, None</text:p>
            <text:p>tellement, 0.0, 0.6, None</text:p>
            <text:p>également !, 0.25, 0.35, None</text:p>
            <text:p>moderne, 0.2, 0.1, None</text:p>
            <text:p>collective, 0.2, 0.1, None</text:p>
            <text:p>autre, -0.1, 0.0, None</text:p>
            <text:p>mauvais, -0.71, 0.8, None</text:p>
            <text:p>plus grandes, 0.39, 0.26, None</text:p>
            <text:p>tellement, 0.0, 0.6, None</text:p>
            <text:p>jeune, 0.32, 0.4, None</text:p>
            <text:p>talent, 0.3, 0.05, None</text:p>
            <text:p>beaucoup, 0.1, 0.1, None</text:p>
            <text:p>grand,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00714285714" calcext:value-type="float">
            <text:p>0.2007142857</text:p>
          </table:table-cell>
          <table:table-cell table:style-name="ce4" office:value-type="float" office:value="0.210714285714" calcext:value-type="float">
            <text:p>0.2107142857</text:p>
          </table:table-cell>
          <table:table-cell table:style-name="ce6" office:value-type="string" calcext:value-type="string">
            <text:p>Oui ce livre est simple et se lit d'une seule traite. Oui l'histoire de l'occidental malheureux car subissant sa vie, soudainement transfiguré par sa rencontre avec un vieux sage balinais, paraîtra éculée aux yeux de certain. Et alors? Ce qui fait de ce livre un petit bijoux à offrir à ceux qu'on aime ce ne sont pas ses qualités littéraires ou l'originalité de son intrigue. C'est la simplicité de la recette du bonheur qu'il préconise: Osez faire ce que l'on aime et être qui on est. Alors...osez le lire!</text:p>
          </table:table-cell>
          <table:table-cell table:style-name="ce6" office:value-type="string" calcext:value-type="string">
            <text:p>simple, 0.1, 0.1, None</text:p>
            <text:p>seule, -0.1, 0.2, None</text:p>
            <text:p>occidental, 0.05, 0.0, None</text:p>
            <text:p>malheureux, -0.3, 0.7, None</text:p>
            <text:p>vieux, 0.5, 0.3, None</text:p>
            <text:p>sage, 0.2, 0.2, None</text:p>
            <text:p>aime, 0.6, 0.6, None</text:p>
            <text:p>littéraires, 0.1, 0.0, None</text:p>
            <text:p>bonheur, 0.5, 0.0, None</text:p>
            <text:p>aime !, 0.75,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61">
          <table:table-cell table:style-name="ce2" office:value-type="float" office:value="0.201" calcext:value-type="float">
            <text:p>0.201</text:p>
          </table:table-cell>
          <table:table-cell table:style-name="ce4" office:value-type="float" office:value="0.285" calcext:value-type="float">
            <text:p>0.285</text:p>
          </table:table-cell>
          <table:table-cell table:style-name="ce6" office:value-type="string" calcext:value-type="string">
            <text:p>Les réflexions d'un ancien chien de guerre dans un train entre Lyon et Rome.Les visions hallucinées de certains combats au moment de l'éclatement de la Yougoslavie, ou des récits d'humains déchiquetés à Beyrouth, ou exécutés pendant la guerre d'Espagne, sentent le vécu. Il y a du Bodard parfois dans la grandiloquence. L'apprentissage d'agent de renseignement au boulevard Mortier est un excellent document en lui- même. Mais c'est noyé dans tel bombardement lyrique de toutes les guerres du pourtour méditerranéen appelée la zone:depuis la bataille de Lépante jusqu'à la purification ethnique.. ça finit par lasser. ça ressemble à une accumulation de toutes les cercles des horreurs de la guerre, sans distance..ce catalogue des moments d'enfer sont parfois entrecoupés de jolies descriptions de gares italiennes,(Bologne très bien) avec une histoire d'amour à Barcelone. pour décrire l'enfer, n'est pas Dante qui veut. Ce qui frappe, au fond, c'est la monotonie lyrique.</text:p>
          </table:table-cell>
          <table:table-cell table:style-name="ce6" office:value-type="string" calcext:value-type="string">
            <text:p>ancien, 0.04, 0.0, None</text:p>
            <text:p>jolies, 0.57, 0.6, None</text:p>
            <text:p>très, 0.01,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201428571429" calcext:value-type="float">
            <text:p>0.2014285714</text:p>
          </table:table-cell>
          <table:table-cell table:style-name="ce4" office:value-type="float" office:value="0.267857142857" calcext:value-type="float">
            <text:p>0.2678571429</text:p>
          </table:table-cell>
          <table:table-cell table:style-name="ce6" office:value-type="string" calcext:value-type="string">
            <text:p>Sa vie est un roman! Cette autobiographie vous fait inévitablement tomber amoureuse de Romain Gary, meme si vous n'avez aucune chance de détroner sa mère dans son coeur, qui lui répétait inlassablement tu sera ambassadeur de France mon fils et qui, pour ne pas la décevoir, s'est retrouvé Consul général à Los Angelès. La maitrise de l'écriture est fascinante. On aime Romain Gary autant qu'il s'aime et c'est beaucoup dire, je pense! Mais je ne lui en veux pas... Moi aussi je m'aimerais par dessus tout si j'avais autant de talent!</text:p>
          </table:table-cell>
          <table:table-cell table:style-name="ce6" office:value-type="string" calcext:value-type="string">
            <text:p>amoureuse, 0.55, 0.6, None</text:p>
            <text:p>coeur, 0.2, 0.0, None</text:p>
            <text:p>aime, 0.6, 0.6, None</text:p>
            <text:p>aime, 0.6, 0.6, None</text:p>
            <text:p>beaucoup !, 0.125, 0.1, None</text:p>
            <text:p>talent !, 0.375,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01666666667" calcext:value-type="float">
            <text:p>0.2016666667</text:p>
          </table:table-cell>
          <table:table-cell table:style-name="ce4" office:value-type="float" office:value="0.475" calcext:value-type="float">
            <text:p>0.475</text:p>
          </table:table-cell>
          <table:table-cell table:style-name="ce6" office:value-type="string" calcext:value-type="string">
            <text:p>Ce livre est très agréable à lire. L'intrigue est bien tournée même si l'épilogue est un peu prévisible. Cela dit l'action est omniprésente et captivante. A recommander sans hésitation.</text:p>
          </table:table-cell>
          <table:table-cell table:style-name="ce6" office:value-type="string" calcext:value-type="string">
            <text:p>très agréable, 1.0, 1.0, None</text:p>
            <text:p>peu, -0.05, 0.5, None</text:p>
            <text:p>captivante, 0.15,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20225" calcext:value-type="float">
            <text:p>0.20225</text:p>
          </table:table-cell>
          <table:table-cell table:style-name="ce4" office:value-type="float" office:value="0.29" calcext:value-type="float">
            <text:p>0.29</text:p>
          </table:table-cell>
          <table:table-cell table:style-name="ce6" office:value-type="string" calcext:value-type="string">
            <text:p>J'ai trouvé ce livre comme tous ceux de katherine pancol très beau, très bien écrit mais je dois dire un peu lent... Cela dit, ça n'entrave en rien l'écriture de cette dernière... j'adore cette femme de lettre, mon père m'avait offert comme premier livre de KP, Encore une danse,il trouvait que cela me correspondait. Bref, je trouve l'histoire comme toutes les autres; belle,progressive, et on s'y retrouve toujours d'une manière ou d'une autre.Les personnages sont émouvants et sincères, on retrouve probablement la sensibilité profonde de l'écrivain mais toutefois,je persiste c'est celui que j'ai le moins dévoré. J'entends par là que tout les autres je l'ais aient dévorés d'une traite, et celui-ci pour la première fois je m'y suis reprise à deux fois...Mais j'attends avec impatience le prochain!</text:p>
          </table:table-cell>
          <table:table-cell table:style-name="ce6" office:value-type="string" calcext:value-type="string">
            <text:p>très, 0.01, 0.65, None</text:p>
            <text:p>très, 0.01, 0.65, None</text:p>
            <text:p>peu lent, -0.21, 0.2, None</text:p>
            <text:p>dernière, -0.29, 0.2, None</text:p>
            <text:p>adore, 0.5, 0.5, None</text:p>
            <text:p>autres, -0.1, 0.0, None</text:p>
            <text:p>émouvants, 0.4, 0.6, None</text:p>
            <text:p>sincères, 0.5, 0.5, None</text:p>
            <text:p>probablement, 0.0, 0.6, None</text:p>
            <text:p>profonde, 0.26, 0.3, None</text:p>
            <text:p>autres, -0.1, 0.0, None</text:p>
            <text:p>prochain !,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203333333333" calcext:value-type="float">
            <text:p>0.2033333333</text:p>
          </table:table-cell>
          <table:table-cell table:style-name="ce4" office:value-type="float" office:value="0.376666666667" calcext:value-type="float">
            <text:p>0.3766666667</text:p>
          </table:table-cell>
          <table:table-cell table:style-name="ce6" office:value-type="string" calcext:value-type="string">
            <text:p>Satisfaisant toujours dans la ligne de f bourdin mais les nouveaux romans sont de plus en plus courts, on est loin de les vendanges de Juillet</text:p>
          </table:table-cell>
          <table:table-cell table:style-name="ce6" office:value-type="string" calcext:value-type="string">
            <text:p>nouveaux, 0.34, 0.25, None</text:p>
            <text:p>plus plus courts, -0.13, 0.1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04090909091" calcext:value-type="float">
            <text:p>0.2040909091</text:p>
          </table:table-cell>
          <table:table-cell table:style-name="ce4" office:value-type="float" office:value="0.327272727273" calcext:value-type="float">
            <text:p>0.3272727273</text:p>
          </table:table-cell>
          <table:table-cell table:style-name="ce6" office:value-type="string" calcext:value-type="string">
            <text:p>J'avais adoré les yaux jaunes, un peu moins le tome 2. Mais là,quelle déception. 850 pages pour ne rien dire! l'histoire de ces écureuils pourrait être résumée en dix lignes....certes le style est agréable, mais cela ne suffit pas.Junior qui devient télépathe a été la goutte d'eau qui a fait débordé le vase et m'a mise très en colère car j'ai eu la sensation que le seul but de ce livre est finalement le bon filon financier... A fuir de toute urgence par ceux qui ont tant aimé le premier opus.</text:p>
          </table:table-cell>
          <table:table-cell table:style-name="ce6" office:value-type="string" calcext:value-type="string">
            <text:p>jaunes, -0.02, 0.0, None</text:p>
            <text:p>peu, -0.05, 0.5, None</text:p>
            <text:p>déception !, -0.625, 0.0, None</text:p>
            <text:p>agréable, 0.7, 0.6, None</text:p>
            <text:p>très, 0.01, 0.65, None</text:p>
            <text:p>seul, -0.1, 0.2, None</text:p>
            <text:p>bon,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1">
          <table:table-cell table:style-name="ce2" office:value-type="float" office:value="0.204589552239" calcext:value-type="float">
            <text:p>0.2045895522</text:p>
          </table:table-cell>
          <table:table-cell table:style-name="ce4" office:value-type="float" office:value="0.235447761194" calcext:value-type="float">
            <text:p>0.2354477612</text:p>
          </table:table-cell>
          <table:table-cell table:style-name="ce6" office:value-type="string" calcext:value-type="string">
            <text:p>Disons le tout net, on adore. C'est frais, lumineux et intelligent. On croirait du Echenoz. Le meilleur d'Echenoz, celui des biographies comme celle de Zatopek ou celle de Tesla. Car il est encore question de biographies romancées, de Vies comme dirait Patrick Deville. La Vie dont il est question ici, c'est celle d'Alexandre Yersin. Comment vous ne connaissez pas ? Nous non plus. Enfin, jusqu'à il y a peu, car depuis ce petit bouquin on sait tout ou presque de ce petit suisse qui aura inventé (excusez du peu) : le sérum contre la peste (la Yersinia Pestis, c'est lui) ou la culture intensive du caoutchouc pour les pneus Michelin. Car Yersin est un touche-à-tout de génie. Il ne tient pas en place, ayant grandi à l'ombre de Pasteur, le voici qui ne rêve que de marcher dans les traces de Livingstone. Se lassant très vite une fois la chose découverte, pressé de passer à autre chose. Au cours ce petit bouquin, on croisera (outre déjà ces deux là) : Paul Doumer, le Dr. Schweitzer, Céline, Rimbaud, et même Serpollet, l'inventeur des moteurs qui feront la fortune de MM. Renault et Peugeot. Car Yersin s'intéresse à tout : microbiologie, astronomie, botanique, ethnologie, mécanique, ... Il sera le premier à importer une automobile en Indochine. Car c'est en Indochine qu'il trouvera un havre de paix, fuyant les folies guerrières de 14 et 40. Le bouquin de Patrick Deville est magique : enlevé, frais, virevoltant, ... il nous emmène sur les traces de cet esprit touche-à-tout et après avoir parcouru à grandes enjambées la Vie de Yersin, on a l'impression d'être plus intelligent. Car on y fréquente les esprits les plus fins de l'époque (on en a déjà cité quelques uns). Des esprits avides de modernité et de découvertes. Cela nous vaut quelques très belles pages sur les découvertes scientifiques. Comme celles justement du bacille de la peste à Hong-Kong pendant l'épidémie de 1894 qui ravage la Chine : sur fonds douteux de rivalités scientifiques et de conflits politiques, les japonais s'arrogent (avec la complicité des anglais) le meilleur labo, le meilleur matériel ... et les meilleurs cadavres. Le franco-suisse Yersin se trouve relégué en arrière-plan. Sans autoclave moderne, il n'atteint pas les bonnes températures pour cultiver les souches des microbes. C'est donc le japonais Kitasato qui va découvrir ... ce qui s'avère n'être qu'un streptocoque. Et c'est bien finalement Yersin qui découvre le bacille de la peste, puisque le microbe se développe à une température qui n'est pas celle-là où on l'attendait ! De très belles pages également sur la naissance de l'Institut Pasteur et des Instituts Pasteur à travers le monde colonial. Sur ces découvreurs qui, même pas médecins, vont révolutionner la médecine pour longtemps. À l'époque, ils avaient encore à lutter contre les créationnistes qui n'avaient encore jamais vu un microbe. Bref, c'est toute une Histoire en raccourci, un nouveau plaisir à chaque page. Et puis il y a l'écriture. La prose de Patrick Deville rappelle celle d'Echenoz : des petites phrases courtes et sèches, un humour décalé, de la belle langue. Un délice. Jusqu'ici vous ignoriez sans doute tout d'Alexandre Yersin : il est grand temps combler cette lacune !</text:p>
          </table:table-cell>
          <table:table-cell table:style-name="ce6" office:value-type="string" calcext:value-type="string">
            <text:p>adore, 0.5, 0.5, None</text:p>
            <text:p>lumineux, 0.6, 0.5, None</text:p>
            <text:p>intelligent, 0.9, 0.2, None</text:p>
            <text:p>non plus, -0.075, 0.1, None</text:p>
            <text:p>peu, -0.05, 0.5, None</text:p>
            <text:p>petit, 0.1, 0.1, None</text:p>
            <text:p>suisse, 0.0, 0.0, None</text:p>
            <text:p>très, 0.01, 0.65, None</text:p>
            <text:p>autre, -0.1, 0.0, None</text:p>
            <text:p>petit, 0.1, 0.1, None</text:p>
            <text:p>mécanique, 0.0, 0.0, None</text:p>
            <text:p>guerrières, -0.07, -0.13, None</text:p>
            <text:p>magique, 0.7, 0.7, None</text:p>
            <text:p>grandes, 0.3, 0.2, None</text:p>
            <text:p>plus intelligent, 1.0, 0.26, None</text:p>
            <text:p>plus, 0.15, 0.1, None</text:p>
            <text:p>avides, 0.4, 0.3, None</text:p>
            <text:p>très belles, 1.0, 1.0, None</text:p>
            <text:p>douteux, -0.1, 0.3, None</text:p>
            <text:p>politiques, 0.0, 0.0, None</text:p>
            <text:p>meilleur, 0.53, 0.5, None</text:p>
            <text:p>meilleur, 0.53, 0.5, None</text:p>
            <text:p>moderne, 0.2, 0.1, None</text:p>
            <text:p>bonnes, 0.7, 0.7, None</text:p>
            <text:p>découvrir !, 0.125, 0.0, None</text:p>
            <text:p>très belles, 1.0, 1.0, None</text:p>
            <text:p>également, 0.2, 0.35, None</text:p>
            <text:p>colonial, 0.0, 0.0, None</text:p>
            <text:p>nouveau, 0.34, 0.25, None</text:p>
            <text:p>plaisir, 0.15, 0.0, None</text:p>
            <text:p>petites, 0.1, 0.1, None</text:p>
            <text:p>courtes, -0.1, 0.1, None</text:p>
            <text:p>sèches, -0.25, 0.2, None</text:p>
            <text:p>belle, 0.8, 0.8, None</text:p>
            <text:p>grand !, 0.37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205" calcext:value-type="float">
            <text:p>0.205</text:p>
          </table:table-cell>
          <table:table-cell table:style-name="ce4" office:value-type="float" office:value="0.225" calcext:value-type="float">
            <text:p>0.225</text:p>
          </table:table-cell>
          <table:table-cell table:style-name="ce6" office:value-type="string" calcext:value-type="string">
            <text:p>Ce livre nous apprend la spoliation des juifs à Paris et nous donne des détails sur ces lieux de la spoliation à Paris Ce qui m'a amenée à rechercher sur internet plus de documentation et plus spécialement cette existence des camps dans Paris. Un livre écrit par Jean-marc DREYFUS et Sarah GENSBURGER Des Camps dans Paris Austerlitz, Levitan; Bassano (Juillet 1943 Aout 1944)nous donne plus de détail Egalement un dossier de Presse d'une exposition organisée par BETC Euro RSCG et le Passage du Désir commisaire d'exposition Sarah GENSBURGER exposition qui a eu lieu en Avril 2007. Ayant interrogée des personnes autour de moi beaucoup ignoraient ces camps et ces actions. Ce livre se lit comme un roman policier et il montre la souffrance et la résignation de ce que les juifs ont endurés. Je le recommande comme un bon livre.</text:p>
          </table:table-cell>
          <table:table-cell table:style-name="ce6" office:value-type="string" calcext:value-type="string">
            <text:p>plus, 0.15, 0.1, None</text:p>
            <text:p>plus, 0.15, 0.1, None</text:p>
            <text:p>plus, 0.15, 0.1, None</text:p>
            <text:p>beaucoup, 0.1, 0.1, None</text:p>
            <text:p>recommande, 0.2, 0.0, None</text:p>
            <text:p>bon,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0625" calcext:value-type="float">
            <text:p>0.20625</text:p>
          </table:table-cell>
          <table:table-cell table:style-name="ce4" office:value-type="float" office:value="0.125" calcext:value-type="float">
            <text:p>0.125</text:p>
          </table:table-cell>
          <table:table-cell table:style-name="ce6" office:value-type="string" calcext:value-type="string">
            <text:p>avoir des agacements,des dizaines par jour,prendre un transport en commun (moi,j'ai de la chance c'est le bateau) sortir de son sac le livre de Mr Fournier,y trouver les mots que l'on pense,éclater de rire au milieu de tous ces gens tristes (c'est la crise)et en être ravi (pas de la crise,de l'éclat de rire). Que lisez-vous madame ? Une merveille de décontractant à ouvrir à n'importe quelle page MERCI</text:p>
          </table:table-cell>
          <table:table-cell table:style-name="ce6" office:value-type="string" calcext:value-type="string">
            <text:p>rire, 0.5, 0.0, None</text:p>
            <text:p>tristes, -0.3, 0.6, None</text:p>
            <text:p>rire, 0.5, 0.0, None</text:p>
            <text:p>merveille, 0.4,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07222222222" calcext:value-type="float">
            <text:p>0.2072222222</text:p>
          </table:table-cell>
          <table:table-cell table:style-name="ce4" office:value-type="float" office:value="0.238888888889" calcext:value-type="float">
            <text:p>0.2388888889</text:p>
          </table:table-cell>
          <table:table-cell table:style-name="ce6" office:value-type="string" calcext:value-type="string">
            <text:p>Histoire d'O est assurement un ouvrage de reference en matiere d'erotisme. Il devoile un aspect subtil du sado-masochisme qui sont le plaisir de la soumission, de la domination et du vice. Je regrette pourtant que l'aspect psychologique ne soit pas plus travaille. J'aurais tant aime ressentir la progression des sentiments d'O, le personnage principal. Au lieu de cela, O semble depourvue de volonte autant que de raison et le recit perd beaucoup en credibilite et en charme. Par ailleurs, le supplement Retour a Roissy saborde l'univers decrit dans les chapitres precedents. Quel en est l'interet? Enfin, malgre un style d'ecriture excellent, les structures de phrase alambiquees rendent certains passages eprouvants a lire.</text:p>
          </table:table-cell>
          <table:table-cell table:style-name="ce6" office:value-type="string" calcext:value-type="string">
            <text:p>subtil, 0.2, 0.2, None</text:p>
            <text:p>plaisir, 0.15, 0.0, None</text:p>
            <text:p>pas plus, -0.075, 0.1, None</text:p>
            <text:p>aime, 0.6, 0.6, None</text:p>
            <text:p>principal, 0.1, 0.1, None</text:p>
            <text:p>beaucoup, 0.1, 0.1, None</text:p>
            <text:p>excellent, 0.5, 0.9,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2075" calcext:value-type="float">
            <text:p>0.2075</text:p>
          </table:table-cell>
          <table:table-cell table:style-name="ce4" office:value-type="float" office:value="0.319444444444" calcext:value-type="float">
            <text:p>0.3194444444</text:p>
          </table:table-cell>
          <table:table-cell table:style-name="ce6" office:value-type="string" calcext:value-type="string">
            <text:p>Ce livre est une véritable déclaration de révolte. Sur une atmosphère qui devient de plus en plus intense au fur et à mesure que les pages se tournent, les mots se soulèvent, le ton s'enflamme, le discours s'indigne pour enfin arriver à son paroxysme : une époustouflante tirade, un authentique hymne de haine, que Jean Rezeau dédit à sa mère. C'est sur ces ultimes mots qu'il partira : « Merci ma mère ! Je suis celui qui marche, une vipère au poing. ». Extrait : <text:s/>Celui qui n'a pas cru en sa mère, celui-là n'entrera pas dans le royaume de la terre. Toute foi me semble une duperie, toute autorité un fléau, toute tendresse un calcul. Les plus sincères amitiés, les bonnes volontés, les tendresses à venir, je les soupçonnerai, je les découragerai, je les renierai. L'homme doit vivre seul. Aimer, c'est abdiquer. Haïr, c'est s'affirmer. Je suis, je vis, j'attaque, je détruis. Je pense donc je contredis. Toute autre vie menace un peu la mienne, ne serait-ce qu'en respirant une part de mon oxygène. Je ne suis solidaire que de moi-même. </text:p>
          </table:table-cell>
          <table:table-cell table:style-name="ce6" office:value-type="string" calcext:value-type="string">
            <text:p>véritable, 0.2, 0.45, None</text:p>
            <text:p>plus plus intense, 0.52, 0.65, None</text:p>
            <text:p>indigne, -0.3, 0.5, None</text:p>
            <text:p>authentique, 0.3, 0.5, None</text:p>
            <text:p>ultimes !, 0.75, 0.6, None</text:p>
            <text:p>plus sincères, 0.65, 0.65, None</text:p>
            <text:p>bonnes, 0.7, 0.7, None</text:p>
            <text:p>autre, -0.1, 0.0,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208" calcext:value-type="float">
            <text:p>0.208</text:p>
          </table:table-cell>
          <table:table-cell table:style-name="ce4" office:value-type="float" office:value="1.45666666667" calcext:value-type="float">
            <text:p>1.4566666667</text:p>
          </table:table-cell>
          <table:table-cell table:style-name="ce6" office:value-type="string" calcext:value-type="string">
            <text:p>Musso est un des mes auteurs favoris mais je dois dire que ce roman est mon favori!!.... C'est l'histoire d'une jeune femme française: Juliette qui s'est installée aux Etats Unis pour concrétiser le rêve de devenir actrice.... Mais voila elle doit se rendre à l'évidence ça ne marche pas et fini par se décider à rentrer en France... Le jour précédant son départ elle va faire connaissance avec un jeune médecin: Sam qui a faillit la renverser en voiture! Entre eux le coup de foudre sera instantané mais voila que suite à un imbroglio les 2 protagonistes vont se mentir mutuellement: elle se faisant passer pour une avocate et lui prétendant qu'il est marié (alors qu'il est veuf)... La passion étant trop forte ils vont y céder mais le lendemain Juliette partira tout de même prendre son vol et Sam qui se décidera à la rattraper réalisera que c'est trop tard lorsqu'il apprendra l'explosion de l'avion en plein vol!!... Musso a le don de nous faire ressentir les émotions des protagonistes, de nous émouvoir, et d'introduire une dose de paranormal qui nous immerge complètement dans ses livres qu'on ne peut lâcher avant d'arriver à la fin!!.....Merci pour ces heures d'évasion et de plaisir M Musso!!...</text:p>
          </table:table-cell>
          <table:table-cell table:style-name="ce6" office:value-type="string" calcext:value-type="string">
            <text:p>favori ! !, 0.46875, 0.6, None</text:p>
            <text:p>jeune, 0.32, 0.4, None</text:p>
            <text:p>française, 0.2, 0.0, None</text:p>
            <text:p>jeune !, 0.4, 0.4, None</text:p>
            <text:p>trop, -0.25, 0.7, None</text:p>
            <text:p>trop, -0.25, 0.7, None</text:p>
            <text:p>plein ! !, 0.453125, 0.3, None</text:p>
            <text:p>complètement, 0.1, 0.75, None</text:p>
            <text:p>plaisir ! !, 0.2343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210869565217" calcext:value-type="float">
            <text:p>0.2108695652</text:p>
          </table:table-cell>
          <table:table-cell table:style-name="ce4" office:value-type="float" office:value="0.354347826087" calcext:value-type="float">
            <text:p>0.3543478261</text:p>
          </table:table-cell>
          <table:table-cell table:style-name="ce6" office:value-type="string" calcext:value-type="string">
            <text:p>Ce livre est absolument fabuleux. C'est un livre sur l'amitié, sur ce qui sépare et sur l'exil avec un parallèle avec le retour des Pieds-noirs et la fuite des pays de l'est. L'histoire est captivante et le dénouement imprevisible avec plusieurs histoires autour du narrateur. Le style est magnifique, léger et très très drôle même quand le sujet est plutôt noir. Je trouve une forme de respect de l'auteur dans ce style simple, espiègle et précis. Les détails sont saisissants de réalisme et jamais hors de propos, on a vraiment l'impression d'être dans l'histoire. Il n'y a pas d'analogies hasardeuses pseudo poétiques, ni de trous que le lecteur serait censé connaître. Une chose m'a frappé dans la construction de certains dialogues, qui est la transcription des qui pro quo, notamment entre Cécile et le héros. C'est vraiment un des meilleurs livres que j'ai lu, je trouve que c'est un vrai chef d'oeuvre littéraire. Merci à l'auteur et chapeau bas !</text:p>
          </table:table-cell>
          <table:table-cell table:style-name="ce6" office:value-type="string" calcext:value-type="string">
            <text:p>absolument fabuleux, 1.0, 1.0, None</text:p>
            <text:p>captivante, 0.15, 0.3, None</text:p>
            <text:p>imprevisible, -0.2, 0.5, None</text:p>
            <text:p>magnifique, 1.0, 1.0, None</text:p>
            <text:p>léger, 0.18, 0.2, None</text:p>
            <text:p>très très drôle, 1.0, 1.0, None</text:p>
            <text:p>noir, -0.1, 0.1, None</text:p>
            <text:p>simple, 0.1, 0.1, None</text:p>
            <text:p>espiègle, 0.15, -0.15, None</text:p>
            <text:p>précis, 0.4, 0.35, None</text:p>
            <text:p>vraiment, 0.0, 0.5, None</text:p>
            <text:p>poétiques, 0.2, 0.8, None</text:p>
            <text:p>censé, -0.1, 0.2, None</text:p>
            <text:p>vraiment, 0.0, 0.5, None</text:p>
            <text:p>vrai, 0.05, 0.4, None</text:p>
            <text:p>littéraire !, 0.1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211904761905" calcext:value-type="float">
            <text:p>0.2119047619</text:p>
          </table:table-cell>
          <table:table-cell table:style-name="ce4" office:value-type="float" office:value="0.411904761905" calcext:value-type="float">
            <text:p>0.4119047619</text:p>
          </table:table-cell>
          <table:table-cell table:style-name="ce6" office:value-type="string" calcext:value-type="string">
            <text:p>Sebastian et Nikki sont divorcés depuis 7 ans. Malgré leur différence de classe, de caractère et de conception de la vie, ils se sont aimés passionnément. Malheureusement leurs différences les ont rattrapés, et leur séparation a été très douloureuse. Aujourd'hui, Sebastian élève seul leur fille Camille, et Nikki s'occupe de son frère jumeau Jeremy. Chacun a repris le fil de sa vie jusqu'au jour ou leurs enfants disparaissent... J'aime beaucoup le style de Guillaume Musso. En effet, je suis fan de sa simplicité, de la fluidité de son écriture, de la pointe de fantastique que l'on retrouve dans tous ses romans... J'ai lu nombreux de ses titres et j'ai toujours été conquise. Avec « 7 ans après », ce fut encore le cas, mais j'avoue avoir été surprise de découvrir qu'il s'agissait d'un thriller. Nous suivons Sebastian et Nikki des Etats Unis à Paris, puis à Rio et enfin en pleine jungle amazonienne. Ce road trip haletant ne nous laisse aucun répit. Entre suspens, questions, et retour de flamme, j'ai vraiment trouvé ma lecture très agréable ! Pour conclure, « 7 ans après » est un très bon thriller qui a su me dépayser. Une vraie course contre la montre, une chasse aux indices, le tout avec juste ce qu'il faut de sensualité...</text:p>
          </table:table-cell>
          <table:table-cell table:style-name="ce6" office:value-type="string" calcext:value-type="string">
            <text:p>très douloureuse, -1.0, 1.0, None</text:p>
            <text:p>aime, 0.6, 0.6, None</text:p>
            <text:p>beaucoup, 0.1, 0.1, None</text:p>
            <text:p>fantastique, 1.0, 1.0, None</text:p>
            <text:p>nombreux, 0.0, 0.2, None</text:p>
            <text:p>découvrir, 0.1, 0.0, None</text:p>
            <text:p>pleine, 0.29, 0.3, None</text:p>
            <text:p>vraiment, 0.0, 0.5, None</text:p>
            <text:p>très agréable !, 1.0, 1.0, None</text:p>
            <text:p>très bon, 1.0, 1.0, None</text:p>
            <text:p>vraie, 0.0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125" calcext:value-type="float">
            <text:p>0.2125</text:p>
          </table:table-cell>
          <table:table-cell table:style-name="ce4" office:value-type="float" office:value="0.3625" calcext:value-type="float">
            <text:p>0.3625</text:p>
          </table:table-cell>
          <table:table-cell table:style-name="ce6" office:value-type="string" calcext:value-type="string">
            <text:p>Une oeuvre décevante en effet où il y a quand même des contenus limite à caractère pédopornographique qui ne passeraient plus aujourd'hui je crois et qui m'ont écoeuré découvrant un auteur prenant prétexte de ses abjects fantasmes pour décrire une communauté vivant selon des préceptes qu'on qualifie aujourd'hui de criminels. A mettre à l'index.</text:p>
          </table:table-cell>
          <table:table-cell table:style-name="ce6" office:value-type="string" calcext:value-type="string">
            <text:p>plus, 0.15, 0.1,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2125" calcext:value-type="float">
            <text:p>0.2125</text:p>
          </table:table-cell>
          <table:table-cell table:style-name="ce4" office:value-type="float" office:value="0.295" calcext:value-type="float">
            <text:p>0.295</text:p>
          </table:table-cell>
          <table:table-cell table:style-name="ce6" office:value-type="string" calcext:value-type="string">
            <text:p>Avec des scènes à pleurer de rire et des personnages ultra touchants, ce livre est très émouvant et pleins d'espoir face à des situations qui peuvent nous arriver à tous. Naturellement, Gilles Legardinier maîtrise des vérités dans un dynamisme positif, qui fait beaucoup de bien. Il nous séduit encore une fois avec une histoire originale et humaine avant tout. Merci Gilles et Bravo.</text:p>
          </table:table-cell>
          <table:table-cell table:style-name="ce6" office:value-type="string" calcext:value-type="string">
            <text:p>pleurer, -0.5, 0.0, None</text:p>
            <text:p>rire, 0.5, 0.0, None</text:p>
            <text:p>touchants, 0.3, 0.9, None</text:p>
            <text:p>très, 0.01, 0.65, None</text:p>
            <text:p>pleins, 0.29, 0.3, None</text:p>
            <text:p>positif, 0.0, 0.0, None</text:p>
            <text:p>beaucoup, 0.1, 0.1, None</text:p>
            <text:p>originale, 0.2, 0.6, None</text:p>
            <text:p>humaine, 0.22,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125" calcext:value-type="float">
            <text:p>0.2125</text:p>
          </table:table-cell>
          <table:table-cell table:style-name="ce4" office:value-type="float" office:value="0.3625" calcext:value-type="float">
            <text:p>0.3625</text:p>
          </table:table-cell>
          <table:table-cell table:style-name="ce6" office:value-type="string" calcext:value-type="string">
            <text:p>Une oeuvre décevante en effet où il y a quand même des contenus limite à caractère pédopornographique qui ne passeraient plus aujourd'hui je crois et qui m'ont écoeuré découvrant un auteur prenant prétexte de ses abjects fantasmes pour décrire une communauté vivant selon des préceptes qu'on qualifie aujourd'hui de criminels. A mettre à l'index.</text:p>
          </table:table-cell>
          <table:table-cell table:style-name="ce6" office:value-type="string" calcext:value-type="string">
            <text:p>plus, 0.15, 0.1,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212857142857" calcext:value-type="float">
            <text:p>0.2128571429</text:p>
          </table:table-cell>
          <table:table-cell table:style-name="ce4" office:value-type="float" office:value="0.271428571429" calcext:value-type="float">
            <text:p>0.2714285714</text:p>
          </table:table-cell>
          <table:table-cell table:style-name="ce6" office:value-type="string" calcext:value-type="string">
            <text:p>Ne m'étant pas vraiment documentée sur l'histoire contemporaine du Liban, j'ai appris beaucoup et mieux compris la personnalité des personnes nées au Liban et expatriées. Ceci en savourant une écriture magnifique, en suivant l'auteur dans son retour vers sa jeunesse et son pays. Beaucoup de courage pour rester, pour partir aussi, A. Maalouf réussit son introspection, et réveille en nous toutes les concessions à accepter ou à refuser pour pouvoir s'accepter.</text:p>
          </table:table-cell>
          <table:table-cell table:style-name="ce6" office:value-type="string" calcext:value-type="string">
            <text:p>pas vraiment, -0.0, 0.5, None</text:p>
            <text:p>contemporaine, 0.07, 0.1, None</text:p>
            <text:p>beaucoup, 0.1, 0.1, None</text:p>
            <text:p>magnif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212941176471" calcext:value-type="float">
            <text:p>0.2129411765</text:p>
          </table:table-cell>
          <table:table-cell table:style-name="ce4" office:value-type="float" office:value="0.298823529412" calcext:value-type="float">
            <text:p>0.2988235294</text:p>
          </table:table-cell>
          <table:table-cell table:style-name="ce6" office:value-type="string" calcext:value-type="string">
            <text:p>Je n'ai pas pour habitude de reprendre le résumé d'un livre qu'on trouve dans chaque commentaire de lecteur ou dans la fiche descriptive d'amazon. J'ai beaucoup aimé ce livre qui se lit, comme un conte, avidemment comme on écoute un conteur, suspendu à ses mots. Cet épisode inconnu de l'exposition coloniale, nous montre l'envers d'un décor que le gouvernement de l'époque avait savamment mis en place pour leurrer le monde. On y découvre l'âme simple et belle d'un Gonécé qui risque sa vie et brave sa peur afin de ne pas manquer à la promesse faite à un chef de village de toujours veiller sur sa fille. Cette histoire est magnifique, très bien écrite, facile à lire et elle apporte en plus de la fiction, des détails réels sur un évenement que nous n'avons pas connu et qui était construit pour donner le change. On apprend tout en se distrayant. J'ai adoré.... Encore, encore...</text:p>
          </table:table-cell>
          <table:table-cell table:style-name="ce6" office:value-type="string" calcext:value-type="string">
            <text:p>beaucoup, 0.1, 0.1, None</text:p>
            <text:p>coloniale, 0.0, 0.0, None</text:p>
            <text:p>simple, 0.1, 0.1, None</text:p>
            <text:p>belle, 0.8, 0.8, None</text:p>
            <text:p>brave, 0.6, 0.5, None</text:p>
            <text:p>magnifique, 1.0, 1.0, None</text:p>
            <text:p>très, 0.01, 0.65, None</text:p>
            <text:p>plus, 0.15, 0.1, None</text:p>
            <text:p>réels, 0.2,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213181818182" calcext:value-type="float">
            <text:p>0.2131818182</text:p>
          </table:table-cell>
          <table:table-cell table:style-name="ce4" office:value-type="float" office:value="0.331818181818" calcext:value-type="float">
            <text:p>0.3318181818</text:p>
          </table:table-cell>
          <table:table-cell table:style-name="ce6" office:value-type="string" calcext:value-type="string">
            <text:p>D'après les critiques que j'ai pu lire, il y a 2 catégories celle des lecteurs et celle des lectrices. Les 1ers cassent, les secondes apprécient. Franchement, je ne trouve ni le début, ni le milieu, ni la fin excitante. Je ne comprends pas ceux qui encensent la fin. Qu'a-t-elle de magique ? Qui peut croire à un droïde humanisé en 2009 ? surtout une héroïne qui travaille presque 7 jours sur 7 devant un ordinateur ! Le seul point positif c'est que demain correspond au 20eme anniversaire de la chute du mur de Berlin et que cet évènement est central dans le roman (mais cette remarque sera caduque dans 1 mois). En résumé : roman pas du tout indispensable à lire.</text:p>
          </table:table-cell>
          <table:table-cell table:style-name="ce6" office:value-type="string" calcext:value-type="string">
            <text:p>excitante, 0.7, 0.9, None</text:p>
            <text:p>magique !, 0.875, 0.7, None</text:p>
            <text:p>positif, 0.0, 0.0, None</text:p>
            <text:p>central, 0.05, 0.0, None</text:p>
            <text:p>indispensable, 0.8,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25">
          <table:table-cell table:style-name="ce2" office:value-type="float" office:value="0.2138" calcext:value-type="float">
            <text:p>0.2138</text:p>
          </table:table-cell>
          <table:table-cell table:style-name="ce4" office:value-type="float" office:value="0.2764" calcext:value-type="float">
            <text:p>0.2764</text:p>
          </table:table-cell>
          <table:table-cell table:style-name="ce6" office:value-type="string" calcext:value-type="string">
            <text:p>Albert Camus est au sommet de son art. Ce livre-ci devrait à tout prix être lu dans toutes les écoles. C'est un hymne au courage, à l'abnégation et à l'entraide. C'est la découverte des caractères qui se révèlent lorsqu'une ville entière est mise en quarantaine alors que la mort rode à chaque coin des rues. La peste bubonique sévit à Oran dans les années 40 et le docteur Rieux, personnage central de l'histoire, va se battre contre la maladie malgré son propre desespoir, la maladie (qui n'est pas la peste) de sa femme. A travers ses personnages, Camus nous dévoilent tous les sentiments humains, totatement exacerbés à cause de la maladie devenue épidémie et qui sème la mort partout. Ce livre, tellement passionnant, je l'ai commencé le matin et achevé l'après-midi même ! C'est l'excellence de l'écriture et le travail des personnages qui en fait un chef d'oeuvre. Camus est immense et nous le démontre. C'est bien plus que 5/5 sur amazon que vaut ce livre. D'ailleurs, si Camus a reçu le Nobel, c'est bien parce que La Peste, comme l'Etranger sont des livres indispensables à la littérature. Surtout, n'ayez pas peur de lire Camus : les plus grands écrivains sont les plus passionnants, les plus clairs, et finalement les plus faciles à lire.</text:p>
          </table:table-cell>
          <table:table-cell table:style-name="ce6" office:value-type="string" calcext:value-type="string">
            <text:p>entière, 0.15, 0.2, None</text:p>
            <text:p>central, 0.05, 0.0, None</text:p>
            <text:p>propre, 0.33, 0.2, None</text:p>
            <text:p>tellement !, 0.0, 0.6, None</text:p>
            <text:p>immense, 0.45, 0.7, None</text:p>
            <text:p>plus, 0.15, 0.1, None</text:p>
            <text:p>indispensables, 0.8, 0.7, None</text:p>
            <text:p>plus grands, 0.39, 0.26, None</text:p>
            <text:p>plus passionnants, 0.91, 1.0, None</text:p>
            <text:p>plus clairs, 0.364, 0.13, None</text:p>
            <text:p>plus faciles, 0.351, 0.5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15" calcext:value-type="float">
            <text:p>0.215</text:p>
          </table:table-cell>
          <table:table-cell table:style-name="ce4" office:value-type="float" office:value="0.515" calcext:value-type="float">
            <text:p>0.515</text:p>
          </table:table-cell>
          <table:table-cell table:style-name="ce6" office:value-type="string" calcext:value-type="string">
            <text:p>Très chouette livre. Barbara Constantine nous emmène dans son univers et j'adore cela. Une histoire un peu naïve mais qui nous met du baume au coeur. J'ai souvent du mal à m'arrêter de lire...</text:p>
          </table:table-cell>
          <table:table-cell table:style-name="ce6" office:value-type="string" calcext:value-type="string">
            <text:p>adore, 0.5, 0.5, None</text:p>
            <text:p>peu naïve, 0.05, 0.25, None</text:p>
            <text:p>coeur,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1639851888" calcext:value-type="float">
            <text:p>0.2163985189</text:p>
          </table:table-cell>
          <table:table-cell table:style-name="ce4" office:value-type="float" office:value="0.204166666667" calcext:value-type="float">
            <text:p>0.2041666667</text:p>
          </table:table-cell>
          <table:table-cell table:style-name="ce6" office:value-type="string" calcext:value-type="string">
            <text:p>Livre que j'ai étudié en seconde par un professeur de français qui nous faisais lire des choses totalement différentes qui nous a permis de découvrir ce livre et de se faire une idée sur le problème qu'est le racisme!!! La preuve en est qu'il a toujours existé à travers les époques!!! L'esclavage et le racisme deux thèmes traités simplement et en nous faisant sourire dans ce livre malgré la dureté des faits !!!Vraiment bien conçu et facile à lire. A lire par tous, cela fait longtemps que l'esclavage est interdit mias le racisme demeure, ce livre est toujours d'actualité!!!</text:p>
          </table:table-cell>
          <table:table-cell table:style-name="ce6" office:value-type="string" calcext:value-type="string">
            <text:p>français, 0.2, 0.0, None</text:p>
            <text:p>totalement différentes, 0.8, 0.3, None</text:p>
            <text:p>découvrir ! ! ! ! ! !, 0.381469726562, 0.0, None</text:p>
            <text:p>simplement ! ! ! ! ! !, 0.76293945312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17272727273" calcext:value-type="float">
            <text:p>0.2172727273</text:p>
          </table:table-cell>
          <table:table-cell table:style-name="ce4" office:value-type="float" office:value="0.25" calcext:value-type="float">
            <text:p>0.25</text:p>
          </table:table-cell>
          <table:table-cell table:style-name="ce6" office:value-type="string" calcext:value-type="string">
            <text:p>Si je dis francophone c'est que j'inclus le suisse qui fait un tabac commercial sans autre intérêt que d'être formaté pour. En revanche La Déesse des petites victoires est un livre délicieux, intelligent et émouvant qui mérite vraiment que l'on en fasse la promotion de bouche à oreille, ou de tweer à tweet, puisqu'il se trouve superbement ignoré des media et des réseaux qui font le prêt à penser (ou plutôt à décerveler).</text:p>
          </table:table-cell>
          <table:table-cell table:style-name="ce6" office:value-type="string" calcext:value-type="string">
            <text:p>suisse, 0.0, 0.0, None</text:p>
            <text:p>commercial, 0.0, 0.0, None</text:p>
            <text:p>sans autre, 0.05, 0.0, None</text:p>
            <text:p>petites, 0.1, 0.1, None</text:p>
            <text:p>délicieux, 0.8, 0.8, None</text:p>
            <text:p>intelligent, 0.9, 0.2, None</text:p>
            <text:p>vraiment,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217777777778" calcext:value-type="float">
            <text:p>0.2177777778</text:p>
          </table:table-cell>
          <table:table-cell table:style-name="ce4" office:value-type="float" office:value="0.368518518519" calcext:value-type="float">
            <text:p>0.3685185185</text:p>
          </table:table-cell>
          <table:table-cell table:style-name="ce6" office:value-type="string" calcext:value-type="string">
            <text:p>Le roman parfait de l'ascension. Laquelle ? Celle d'un fils de petits tenanciers normands qui commence tout en bas, juste la soif au ventre, et qui, grâce à une heureuse première rencontre, va plonger dans le vortex de l'ambition. Jeune, beau, séducteur, flagorneur, roué : dès lors, plus rien ne pourra l'arrêter. Duroy a une revanche à prendre sur les bien-nés, et cet horizon va déterminer toute son existence. C'est à la fois terriblement vain et tellement inévitable, juste, réaliste... Maupassant est un dissecteur et son scalpel est guidé par une précision chirurgicale. Les portraits des femmes que son alter ego va conquérir pour gagner sa petite particule nobiliaire son saisissants de vérité, tout comme le portrait d'un Tout-Paris de chacals miné par les potins et la vanité. Bel-Ami ressemble ainsi à une immense peinture dont on savoure le côté grotesque, avec tous ces mesquins vaniteux à peine conscients d'eux-mêmes qui n'ont de cesse d'avoir la berlue devant le dangereux séducteur, toujours prêts à se prosterner pour mieux gémir ensuite de leur bêtise et de leurs illusions. Un goût de perfection s'exhale de ces pages inoubliables, livre magnifique et divertissant à la fois, chef-d'œuvre du roman réaliste et de la littérature française. On appelle cela un classique.</text:p>
          </table:table-cell>
          <table:table-cell table:style-name="ce6" office:value-type="string" calcext:value-type="string">
            <text:p>parfait, 0.8, 0.8, None</text:p>
            <text:p>petits, 0.1, 0.1, None</text:p>
            <text:p>plus rien ne, -0.075, 0.1, None</text:p>
            <text:p>terriblement vain, -0.6, 1.0, None</text:p>
            <text:p>tellement inévitable, -0.1, 0.2, None</text:p>
            <text:p>petite, 0.1, 0.1, None</text:p>
            <text:p>immense, 0.45, 0.7, None</text:p>
            <text:p>grotesque, -0.6, 0.7, None</text:p>
            <text:p>conscients, 0.1, 0.3, None</text:p>
            <text:p>dangereux, -0.55, 0.6, None</text:p>
            <text:p>prêts, 0.14, 0.15, None</text:p>
            <text:p>inoubliables, 0.6, 1.0, None</text:p>
            <text:p>magnifique, 1.0, 1.0, None</text:p>
            <text:p>française, 0.2, 0.0, None</text:p>
            <text:p>classique, 0.7,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18333333333" calcext:value-type="float">
            <text:p>0.2183333333</text:p>
          </table:table-cell>
          <table:table-cell table:style-name="ce4" office:value-type="float" office:value="0.213333333333" calcext:value-type="float">
            <text:p>0.2133333333</text:p>
          </table:table-cell>
          <table:table-cell table:style-name="ce6" office:value-type="string" calcext:value-type="string">
            <text:p>Je dois l'avouer, je n'avais jamais lu Mauriac, le trouvant à l'opposé de mes sensibiltés politiques et religieuses... Une sorte de censure et de racisme, quoi... Et puis, il y a le film qui sort, la promo, et avant de le voir, bon, lisons le livre ! C'est un grand écrivain, j'ai été étonné par la qualité de l'écriture qui -comme j'aime- est concise, précise, des portraits au scalpel... Et l'histoire, glaçante, est remarquable. Donc, Mauriac, un grand écrivain, et je vais en lire d'autre... Il faut toujours reconnaître sa bêtise, n'est-ce-pas ?</text:p>
          </table:table-cell>
          <table:table-cell table:style-name="ce6" office:value-type="string" calcext:value-type="string">
            <text:p>politiques, 0.0, 0.0, None</text:p>
            <text:p>religieuses, 0.0, 0.15, None</text:p>
            <text:p>bon !, 0.875, 0.7, None</text:p>
            <text:p>grand, 0.3, 0.2, None</text:p>
            <text:p>qualité, 0.4, 0.0, None</text:p>
            <text:p>aime, 0.6, 0.6, None</text:p>
            <text:p>concise, -0.1, -0.2, None</text:p>
            <text:p>remarquable, 0.4, 0.6, None</text:p>
            <text:p>grand, 0.3, 0.2,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195" calcext:value-type="float">
            <text:p>0.2195</text:p>
          </table:table-cell>
          <table:table-cell table:style-name="ce4" office:value-type="float" office:value="0.21" calcext:value-type="float">
            <text:p>0.21</text:p>
          </table:table-cell>
          <table:table-cell table:style-name="ce6" office:value-type="string" calcext:value-type="string">
            <text:p>Un nouveau roman de Marc LEVY (dont j'achète tous les livres - par habitude - au cas où......) Sans grande surprise encore cette fois-ci ! En attendant le prochain !!!!</text:p>
          </table:table-cell>
          <table:table-cell table:style-name="ce6" office:value-type="string" calcext:value-type="string">
            <text:p>nouveau, 0.34, 0.25, None</text:p>
            <text:p>grande !, 0.375, 0.2, None</text:p>
            <text:p>prochain ! ! ! !, 0.0,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2">
          <table:table-cell table:style-name="ce2" office:value-type="float" office:value="0.219818181818" calcext:value-type="float">
            <text:p>0.2198181818</text:p>
          </table:table-cell>
          <table:table-cell table:style-name="ce4" office:value-type="float" office:value="0.362727272727" calcext:value-type="float">
            <text:p>0.3627272727</text:p>
          </table:table-cell>
          <table:table-cell table:style-name="ce6" office:value-type="string" calcext:value-type="string">
            <text:p>Chaque année on se dit cette fois c'est la bonne, et chaque année la déception... L'histoire commence bien. Deux personnages nothombiens, on aime ou on aime pas, que je parviens à apprécier. L'intrigue se met en place, gentillette mais prenante. Et là, au moment où ça devient intéressant, où la relation entre les deux protagonistes devient plus profonde et intéressante, paf, deux pages et fin du roman. Eberlué je cherche à comprendre le pourquoi du comment : frilosité, incapacité à faire mieux, provocation de la part de l'auteur? Peut-être un peu des trois. Quoiqu'il en soit, 16€ pour une moitié de roman, ça ne me plait pas du tout. Nothomb vient de perdre un de ses lecteurs.</text:p>
          </table:table-cell>
          <table:table-cell table:style-name="ce6" office:value-type="string" calcext:value-type="string">
            <text:p>bonne, 0.7, 0.7, None</text:p>
            <text:p>déception, -0.5, 0.0, None</text:p>
            <text:p>aime, 0.6, 0.6, None</text:p>
            <text:p>aime, 0.6, 0.6, None</text:p>
            <text:p>plus profonde, 0.338, 0.39, None</text:p>
            <text:p>intéressante, 0.3, 0.5, None</text:p>
            <text:p>peu, -0.0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22" calcext:value-type="float">
            <text:p>0.22</text:p>
          </table:table-cell>
          <table:table-cell table:style-name="ce4" office:value-type="float" office:value="0.2" calcext:value-type="float">
            <text:p>0.2</text:p>
          </table:table-cell>
          <table:table-cell table:style-name="ce6" office:value-type="string" calcext:value-type="string">
            <text:p>lecture lassante on le lis sans etre accrocher juste pour le terminer point.et encore sion y arrive.l auteur nous a habituer a mieux</text:p>
          </table:table-cell>
          <table:table-cell table:style-name="ce6" office:value-type="string" calcext:value-type="string">
            <text:p>pas très, -0.005, 0.65, None</text:p>
            <text:p>plus !, 0.1875, 0.1, None</text:p>
            <text:p>absolument sublime, 1.0, 1.0, None</text:p>
            <text:p>absolument, 0.25, 0.75, None</text:p>
            <text:p>peu !, -0.0625,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7">
          <table:table-cell table:style-name="ce2" office:value-type="float" office:value="0.220921052632" calcext:value-type="float">
            <text:p>0.2209210526</text:p>
          </table:table-cell>
          <table:table-cell table:style-name="ce4" office:value-type="float" office:value="0.360526315789" calcext:value-type="float">
            <text:p>0.3605263158</text:p>
          </table:table-cell>
          <table:table-cell table:style-name="ce6" office:value-type="string" calcext:value-type="string">
            <text:p>L'aspect fantastique, comme lu dans un précédent commentaire, ne me semble en effet qu'un prétexte à booster les ventes et à replacer le livre dans le contexte des débuts de ML. D'ailleurs le titre 'Si c'était à refaire' ressemble furieusement à 'Et si c'était vrai'. Je me suis laissé prendre par le livre. Bien écrit, vivant, romantique, humoristique, etc. Rien à redire de ce côté : c'est très agréable et bien écrit. Mais le dénouement gâche tout. Il fait s'effondrer le château de cartes et me rappelle certaines des fins les plus bâclées des livres de G. Musso. J'ai terminé ce livre en me disant Et m... !. Pour ne pas spolier mais avertir, je dirais que la fin est tout à fait banale et manque vraiment d'imagination. Certes, c'est mon propre avis...</text:p>
          </table:table-cell>
          <table:table-cell table:style-name="ce6" office:value-type="string" calcext:value-type="string">
            <text:p>fantastique, 1.0, 1.0, None</text:p>
            <text:p>romantique, 0.4, 0.7, None</text:p>
            <text:p>très agréable, 1.0, 1.0, None</text:p>
            <text:p>plus !, 0.1875, 0.1, None</text:p>
            <text:p>banale, -0.3, 0.5, None</text:p>
            <text:p>vraiment, 0.0, 0.5, None</text:p>
            <text:p>propre, 0.33,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220961538462" calcext:value-type="float">
            <text:p>0.2209615385</text:p>
          </table:table-cell>
          <table:table-cell table:style-name="ce4" office:value-type="float" office:value="0.269230769231" calcext:value-type="float">
            <text:p>0.2692307692</text:p>
          </table:table-cell>
          <table:table-cell table:style-name="ce6" office:value-type="string" calcext:value-type="string">
            <text:p>J'ai lu tous les autres livres de Musso et j'avoue que celui là est mon préféré de tous ! Il est tout simplement magnifique. L'histoire est tellement bien trouvé. Le jeu qui se crée entre Jonathan et Madeline est incroyable. Ils apprenent à se connaitre à travers le téléphone de l'autre. Cette histoire vous empeche de dormir ! Il faut savoir à tout prix la fin de l'histoire. Musso à fait un saut dans un autre univers et cela est très réussit!</text:p>
          </table:table-cell>
          <table:table-cell table:style-name="ce6" office:value-type="string" calcext:value-type="string">
            <text:p>autres !, -0.125, 0.0, None</text:p>
            <text:p>simplement magnifique, 1.0, 1.0, None</text:p>
            <text:p>tellement, 0.0, 0.6, None</text:p>
            <text:p>incroyable, 0.6, 0.6, None</text:p>
            <text:p>autre !, -0.125, 0.0, None</text:p>
            <text:p>autre, -0.1, 0.0, None</text:p>
            <text:p>très !, 0.0125,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8">
          <table:table-cell table:style-name="ce2" office:value-type="float" office:value="0.221515151515" calcext:value-type="float">
            <text:p>0.2215151515</text:p>
          </table:table-cell>
          <table:table-cell table:style-name="ce4" office:value-type="float" office:value="0.309090909091" calcext:value-type="float">
            <text:p>0.3090909091</text:p>
          </table:table-cell>
          <table:table-cell table:style-name="ce6" office:value-type="string" calcext:value-type="string">
            <text:p>ayant vu l'admirable film de Georges Franju (1962) avec des interprètes rares -Emmanuelle Riva et Philippe Noiret- j'ai eu envie de relire ce texte et comme il ouvre le tome II de la Pléiade, je continue ainsi ma relecture de cet auteur majeur du XXe siècle ; c'est une roman court qui nous projette dans la bourgeoisie riche de province où tout le monde doit se conformer à un moule défini, la famille avant tout, la préservation du nom, le mépris de l'étranger et du juif en particulier, la perpétuation de la race, la fierté de posséder des milliers de pins... Thérèse sort de ce monde-là, elle est terrienne et elle vit de ses pins, elle est jolie sans être belle et très charmante, elle décide donc d'elle-même d'épouser le fils Desqueyroux qui en vaut en autre, même qui lui paraît un peu moins buté que les autres, afin de marier leurs patrimoines Mais très vite elle se sent oppressée par la lourdeur de son milieu qui la tétanise, elle est intelligente et libre d'esprit, elle ne peut se conformer au moule, son Bernard lui devient rapidement odieux, tellement attendu et grossier, sa petite fille la dégoute pour ce qu'elle représente, leur propriété d'Argelouse l'enferme comme une prison... elle voudra anéantir tout cela par l'empoisonnement de son mari, sans préméditation, ainsi, par un hasard Mais lorsqu'elle aura commencé rien ne pourra plus l'arrêter... il s'en sortira, le procès sera bâclé car elle doit être acquittée pour préserver la Famille et le Nom Mais elle se retrouvera encore plus mouton noir recluse par ce qu'elle avait voulu détruire car les convenances primes... la prose de Mauriac est équilibrée, pondérée, précise, imagée, toujours bouleversante, elle nous rend vivant ce monde-mort fait de convenances, d'hypocrisie et de traditions. Oui, la mort dans la vie : elle goûte la mort autant que la peut goûter une vivante.</text:p>
          </table:table-cell>
          <table:table-cell table:style-name="ce6" office:value-type="string" calcext:value-type="string">
            <text:p>admirable, 0.7, 0.6, None</text:p>
            <text:p>rares, 0.25, 0.4, None</text:p>
            <text:p>riche, 0.45, 0.5, None</text:p>
            <text:p>étranger, -0.2, 0.3, None</text:p>
            <text:p>juif, 0.0, 0.0, None</text:p>
            <text:p>jolie, 0.57, 0.6, None</text:p>
            <text:p>belle, 0.8, 0.8, None</text:p>
            <text:p>très charmante, 1.0, 1.0, None</text:p>
            <text:p>autre, -0.1, 0.0, None</text:p>
            <text:p>peu, -0.05, 0.5, None</text:p>
            <text:p>autres, -0.1, 0.0, None</text:p>
            <text:p>très, 0.01, 0.65, None</text:p>
            <text:p>intelligente, 0.9, 0.2, None</text:p>
            <text:p>libre, 0.45, 0.3, None</text:p>
            <text:p>odieux, -0.7, 0.6, None</text:p>
            <text:p>tellement, 0.0, 0.6, None</text:p>
            <text:p>grossier, 0.3, 0.65, None</text:p>
            <text:p>petite, 0.1, 0.1, None</text:p>
            <text:p>plus, 0.15, 0.1, None</text:p>
            <text:p>plus, 0.15, 0.1, None</text:p>
            <text:p>noir, -0.1, 0.1, None</text:p>
            <text:p>vivante, 0.8,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22222222222" calcext:value-type="float">
            <text:p>0.2222222222</text:p>
          </table:table-cell>
          <table:table-cell table:style-name="ce4" office:value-type="float" office:value="0.288888888889" calcext:value-type="float">
            <text:p>0.2888888889</text:p>
          </table:table-cell>
          <table:table-cell table:style-name="ce6" office:value-type="string" calcext:value-type="string">
            <text:p>Ce roman est vraiment très riche. Il nous parle de psychologie sans avoir l'air d'y toucher. Changer, s'améliorer ça n'est facile pour personne, pas pour le héros de ce roman, pas non plus pour nous tous. L'air de rien des messages passent. Sans que cela nuise à l'intrigue qui est haletante. Et à la chute qui est inattendue. Bravo pour ce roman complet.</text:p>
          </table:table-cell>
          <table:table-cell table:style-name="ce6" office:value-type="string" calcext:value-type="string">
            <text:p>vraiment très riche, 0.9, 1.0, None</text:p>
            <text:p>non plus, -0.075, 0.1, None</text:p>
            <text:p>haletante, 0.1, 0.7, None</text:p>
            <text:p>inattendue, 0.2, 0.1, None</text:p>
            <text:p>complet, 0.4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222727272727" calcext:value-type="float">
            <text:p>0.2227272727</text:p>
          </table:table-cell>
          <table:table-cell table:style-name="ce4" office:value-type="float" office:value="1.91818181818" calcext:value-type="float">
            <text:p>1.9181818182</text:p>
          </table:table-cell>
          <table:table-cell table:style-name="ce6" office:value-type="string" calcext:value-type="string">
            <text:p>Un bouquin anti sinistrose. Un bon moment plein d'optimisme et de drôlerie. Ok, l'histoire est aussi fine que du papier à cigarette, mais le livre a bien d'autres qualités. En fait, l'auteur a plein de qualités : une écriture jouissive, pleine de bon mots, d'humour parfois absurde mais toujours positif. Et de ce coté là, Legardinier est clairement dans son élément. Le livre tient le lecteur grâce à cet humour, ce sens de la formule, cette auto-dérision. Un récit qui fait sourire, un message simple mais fédérateur, un propos sincère (à l'image de la longue et touchante postface). Un charmant et authentique divertissement. PS : j'adore la couverture (qui est, en plus, en rapport avec l'histoire, si, si)</text:p>
          </table:table-cell>
          <table:table-cell table:style-name="ce6" office:value-type="string" calcext:value-type="string">
            <text:p>bon, 0.7, 0.7, None</text:p>
            <text:p>plein, 0.29, 0.3, None</text:p>
            <text:p>fine, -0.1, 0.15, None</text:p>
            <text:p>autres, -0.1, 0.0, None</text:p>
            <text:p>plein, 0.29, 0.3, None</text:p>
            <text:p>pleine, 0.29, 0.3, None</text:p>
            <text:p>bon, 0.7, 0.7, None</text:p>
            <text:p>absurde, 0.4, 0.7, None</text:p>
            <text:p>positif, 0.0, 0.0, None</text:p>
            <text:p>clairement, 0.25, 0.5, None</text:p>
            <text:p>simple, 0.1, 0.1, None</text:p>
            <text:p>sincère, 0.5, 0.5, None</text:p>
            <text:p>longue, -0.4, 0.1, None</text:p>
            <text:p>touchante, 0.3, 0.9, None</text:p>
            <text:p>authentique, 0.3, 0.5, None</text:p>
            <text:p>adore, 0.5, 0.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222727272727" calcext:value-type="float">
            <text:p>0.2227272727</text:p>
          </table:table-cell>
          <table:table-cell table:style-name="ce4" office:value-type="float" office:value="1.91818181818" calcext:value-type="float">
            <text:p>1.9181818182</text:p>
          </table:table-cell>
          <table:table-cell table:style-name="ce6" office:value-type="string" calcext:value-type="string">
            <text:p>Un bouquin anti sinistrose. Un bon moment plein d'optimisme et de drôlerie. Ok, l'histoire est aussi fine que du papier à cigarette, mais le livre a bien d'autres qualités. En fait, l'auteur a plein de qualités : une écriture jouissive, pleine de bon mots, d'humour parfois absurde mais toujours positif. Et de ce coté là, Legardinier est clairement dans son élément. Le livre tient le lecteur grâce à cet humour, ce sens de la formule, cette auto-dérision. Un récit qui fait sourire, un message simple mais fédérateur, un propos sincère (à l'image de la longue et touchante postface). Un charmant et authentique divertissement. PS : j'adore la couverture (qui est, en plus, en rapport avec l'histoire, si, si)</text:p>
          </table:table-cell>
          <table:table-cell table:style-name="ce6" office:value-type="string" calcext:value-type="string">
            <text:p>bon, 0.7, 0.7, None</text:p>
            <text:p>plein, 0.29, 0.3, None</text:p>
            <text:p>fine, -0.1, 0.15, None</text:p>
            <text:p>autres, -0.1, 0.0, None</text:p>
            <text:p>plein, 0.29, 0.3, None</text:p>
            <text:p>pleine, 0.29, 0.3, None</text:p>
            <text:p>bon, 0.7, 0.7, None</text:p>
            <text:p>absurde, 0.4, 0.7, None</text:p>
            <text:p>positif, 0.0, 0.0, None</text:p>
            <text:p>clairement, 0.25, 0.5, None</text:p>
            <text:p>simple, 0.1, 0.1, None</text:p>
            <text:p>sincère, 0.5, 0.5, None</text:p>
            <text:p>longue, -0.4, 0.1, None</text:p>
            <text:p>touchante, 0.3, 0.9, None</text:p>
            <text:p>authentique, 0.3, 0.5, None</text:p>
            <text:p>adore, 0.5, 0.5,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224951171875" calcext:value-type="float">
            <text:p>0.2249511719</text:p>
          </table:table-cell>
          <table:table-cell table:style-name="ce4" office:value-type="float" office:value="0.364583333333" calcext:value-type="float">
            <text:p>0.3645833333</text:p>
          </table:table-cell>
          <table:table-cell table:style-name="ce6" office:value-type="string" calcext:value-type="string">
            <text:p>Eh oui je suis atteint de Modianite, maladie récurente automnale: attente éperdue du dernier opus, se préparer un temps incompressible ( plutot trop que pas assez pour savourer et relire les phrases ) ou nous ne serons pas dérangés ( 2 à 3 h semblent suffisants ), accélération du rythme cardiaque dès les premières lignes, anxiété ( allons nous retrouver la petite musique Modianienne ? ) puis félicité dès l'ouverture du livre ( que c'est beau un livre papier et notamment cette magnifique collection de Gallimard qui n'a pas changé depuis des lustres !!! ). Le livre est là: somptueuses variations sur la mémoire qui curieusement par symbiose ( sympathie ? )avec l'auteur nous incline ( nous force ) à faire le meme cheminement sur notre propre histoire; silhouettes brièvement apercues animant des bouts d'intrigue, sauvegardées de la mort et/ou de l'oubli par l'art poignant de Modiano; dépouillement épuré du style mais pas au détriment de l'émotion , bien au contraire et toujours Paris, cette fois les années 60, la nuit poétique et mystérieuse. Je rejoins l'excellent commentaire précédent en soulignant un certain manque de tension qui nous éloigne des meilleurs romans de cet auteur si singulier. J'espère néanmoins que la Modianite a de beaux jours devant elle .</text:p>
          </table:table-cell>
          <table:table-cell table:style-name="ce6" office:value-type="string" calcext:value-type="string">
            <text:p>dernier, -0.29, 0.2, None</text:p>
            <text:p>trop, -0.25, 0.7, None</text:p>
            <text:p>suffisants, 0.1, 0.2, None</text:p>
            <text:p>premières, 0.5, 0.2, None</text:p>
            <text:p>petite, 0.1, 0.1, None</text:p>
            <text:p>magnifique ! ! !, 1.0, 1.0, None</text:p>
            <text:p>somptueuses, 0.6, 0.7, None</text:p>
            <text:p>propre, 0.33, 0.2, None</text:p>
            <text:p>émotion, 0.4, 0.0, None</text:p>
            <text:p>poétique, 0.2, 0.8, None</text:p>
            <text:p>mystérieuse, 0.28, 0.4, None</text:p>
            <text:p>excellent, 0.5, 0.9, None</text:p>
            <text:p>singulier, -0.2, 0.1, None</text:p>
            <text:p>beaux,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25" calcext:value-type="float">
            <text:p>0.225</text:p>
          </table:table-cell>
          <table:table-cell table:style-name="ce4" office:value-type="float" office:value="0.233333333333" calcext:value-type="float">
            <text:p>0.2333333333</text:p>
          </table:table-cell>
          <table:table-cell table:style-name="ce6" office:value-type="string" calcext:value-type="string">
            <text:p>Ce livre nous apprend beaucoup de la culture kanak. Leur condition de détention animale lors de l'exposition universelle de Paris et leur mode de vie en adéquation avec la nature décrits dans ce livre font beaucoup réfléchir. C'est un très très bon bouquin</text:p>
          </table:table-cell>
          <table:table-cell table:style-name="ce6" office:value-type="string" calcext:value-type="string">
            <text:p>beaucoup, 0.1, 0.1, None</text:p>
            <text:p>animale, -0.3, -0.6, None</text:p>
            <text:p>universelle, 0.2, 0.3, None</text:p>
            <text:p>beaucoup, 0.1, 0.1, None</text:p>
            <text:p>très très bon,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25" calcext:value-type="float">
            <text:p>0.225</text:p>
          </table:table-cell>
          <table:table-cell table:style-name="ce4" office:value-type="float" office:value="0.275" calcext:value-type="float">
            <text:p>0.275</text:p>
          </table:table-cell>
          <table:table-cell table:style-name="ce6" office:value-type="string" calcext:value-type="string">
            <text:p>j'adore les livres de Françoise BOURDIN mais celui là est trop court, manque de suspense, j'espère qu'il y aura une suite</text:p>
          </table:table-cell>
          <table:table-cell table:style-name="ce6" office:value-type="string" calcext:value-type="string">
            <text:p>adore, 0.5, 0.5, None</text:p>
            <text:p>trop, -0.25,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226" calcext:value-type="float">
            <text:p>0.226</text:p>
          </table:table-cell>
          <table:table-cell table:style-name="ce4" office:value-type="float" office:value="0.264" calcext:value-type="float">
            <text:p>0.264</text:p>
          </table:table-cell>
          <table:table-cell table:style-name="ce6" office:value-type="string" calcext:value-type="string">
            <text:p>Le fond de ce livre peut émouvoir une adolescente en quête de justice, de relation d'amitié passionnée... si elle n'est pas trop exigeante dans la forme...</text:p>
          </table:table-cell>
          <table:table-cell table:style-name="ce6" office:value-type="string" calcext:value-type="string">
            <text:p>pas trop exigeante, 0.12, -0.5, None</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22625" calcext:value-type="float">
            <text:p>0.22625</text:p>
          </table:table-cell>
          <table:table-cell table:style-name="ce4" office:value-type="float" office:value="0.195833333333" calcext:value-type="float">
            <text:p>0.1958333333</text:p>
          </table:table-cell>
          <table:table-cell table:style-name="ce6" office:value-type="string" calcext:value-type="string">
            <text:p>Voilà un roman qui reste et qui résonne, bien longtemps après qu'on l'ait terminé ! L'écriture est fluide et poétique, le propos est fort intelligent, le parallèle dressé entre l'histoire d'amour des protagonistes et la construction / effondremeent de l'Europe est frappant. Ce roman dit des choses très pertinentes sur la vie, l'amour, les enfants au milieu du couple ; tout cela sans prétention, avec émotion. Je le recommande à tous !</text:p>
          </table:table-cell>
          <table:table-cell table:style-name="ce6" office:value-type="string" calcext:value-type="string">
            <text:p>fluide, 0.0, 0.0, None</text:p>
            <text:p>poétique, 0.2, 0.8, None</text:p>
            <text:p>intelligent, 0.9, 0.2, None</text:p>
            <text:p>très, 0.01, 0.65, None</text:p>
            <text:p>émotion, 0.4, 0.0, None</text:p>
            <text:p>recommande !, 0.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226363636364" calcext:value-type="float">
            <text:p>0.2263636364</text:p>
          </table:table-cell>
          <table:table-cell table:style-name="ce4" office:value-type="float" office:value="0.440909090909" calcext:value-type="float">
            <text:p>0.4409090909</text:p>
          </table:table-cell>
          <table:table-cell table:style-name="ce6" office:value-type="string" calcext:value-type="string">
            <text:p>Ce livre va revenir sur le devant de la scène et je ne saurais que trop vous recommander de le lire avant de voir le film pour que l'émotion demeure intacte .Vraiment cette histoire ,qui a dévasté l'enfance de l'auteur confirme ce que disent tous les psy :Les enfants d'instinct savent que les parents leur cachent quelque chose.Et là ce qui est extraordinaire c'est que l'enfant se crée dans son imaginaire une partie de la vérité .Ce livre est très émouvant et marquant car je l'ai lu à sa sortie et je vous en parle comme si je venais de le finir .Le ton est juste, l'histoire passionnante et on le lit d'une traite pour connaitre la fin .Vraiment une réussite.</text:p>
          </table:table-cell>
          <table:table-cell table:style-name="ce6" office:value-type="string" calcext:value-type="string">
            <text:p>trop, -0.25, 0.7, None</text:p>
            <text:p>émotion, 0.4, 0.0, None</text:p>
            <text:p>intacte, 0.0, 0.0, None</text:p>
            <text:p>extraordinaire, 0.1, 0.8, None</text:p>
            <text:p>imaginaire, 0.3, 0.4, None</text:p>
            <text:p>très, 0.01, 0.65, None</text:p>
            <text:p>passionnante, 0.7,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3" calcext:value-type="float">
            <text:p>0.23</text:p>
          </table:table-cell>
          <table:table-cell table:style-name="ce4" office:value-type="float" office:value="0.266666666667" calcext:value-type="float">
            <text:p>0.2666666667</text:p>
          </table:table-cell>
          <table:table-cell table:style-name="ce6" office:value-type="string" calcext:value-type="string">
            <text:p>Du rythme, de la sonorité, des phrases travaillées, du style, de l'inclassable avant tout. Une écriture qui prend dès les premières pages et entraîne sans nous lâcher. Ensuite vient l'histoire, qui est assez contondante et sinueuse pour accrocher avec des personnages qui évoluent dans les fracas de décembre. Un excellent roman avalé dans la journée. Mon premier Djian qui n'est pas le dernier.</text:p>
          </table:table-cell>
          <table:table-cell table:style-name="ce6" office:value-type="string" calcext:value-type="string">
            <text:p>premières, 0.5, 0.2, None</text:p>
            <text:p>excellent, 0.5, 0.9, None</text:p>
            <text:p>dernier, -0.29,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301" calcext:value-type="float">
            <text:p>0.2301</text:p>
          </table:table-cell>
          <table:table-cell table:style-name="ce4" office:value-type="float" office:value="0.2815" calcext:value-type="float">
            <text:p>0.2815</text:p>
          </table:table-cell>
          <table:table-cell table:style-name="ce6" office:value-type="string" calcext:value-type="string">
            <text:p>Mon livre préféré (ex-aequo avec La Découverte du Ciel, de Harry Mulisch), et d'après moi le plus beau livre d'amour jamais écrit. Une caricature de mère juive, racontée par son fils... Un fils qui n'en veut pas à sa mère de l'étouffer de cet amour, et qui n'est, à chaque acte d'amour de sa mère, qu'attendri et plus aimant. Un livre écrit avec la simplicité de l'enfant qui veut réussir à combler sa mère de fierté. Et l'un des rares livres où Romain Gary n'est pas encore cynique. Une pièce à part, dans sa bibliographie.</text:p>
          </table:table-cell>
          <table:table-cell table:style-name="ce6" office:value-type="string" calcext:value-type="string">
            <text:p>plus, 0.15, 0.1, None</text:p>
            <text:p>juive, 0.0, 0.0, None</text:p>
            <text:p>plus aimant, 0.351, 0.715, None</text:p>
            <text:p>rares, 0.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231428571429" calcext:value-type="float">
            <text:p>0.2314285714</text:p>
          </table:table-cell>
          <table:table-cell table:style-name="ce4" office:value-type="float" office:value="0.296428571429" calcext:value-type="float">
            <text:p>0.2964285714</text:p>
          </table:table-cell>
          <table:table-cell table:style-name="ce6" office:value-type="string" calcext:value-type="string">
            <text:p>Ce livre est certainement le meilleur de Nathalie Rheims qui développe une oeuvre originale qui fait le tour de tous les rapports familiaux. Celui-ci, consacre aux relations entre mère et fille est particulièrement émouvant derrière une froideur apparente. Comment se reconstruire quand on a été plaqué par sa mère qui vous a abandonné pour une sorte de gourou dont le but est de vous effacer de sa vie et donc de votre propre vie ? Ce livre est un véritable bijou qui permet à tous de comprendre comment fonctionne cette fameuse résilience dont tout le monde parle depuis le succés du livre de Boris Cyrulnik.</text:p>
          </table:table-cell>
          <table:table-cell table:style-name="ce6" office:value-type="string" calcext:value-type="string">
            <text:p>certainement, 0.1, 0.25, None</text:p>
            <text:p>originale, 0.2, 0.6, None</text:p>
            <text:p>familiaux, 0.1, 0.0, None</text:p>
            <text:p>particulièrement, 0.0, 0.8, None</text:p>
            <text:p>apparente, 0.1, 0.3, None</text:p>
            <text:p>propre, 0.33, 0.2, None</text:p>
            <text:p>véritable, 0.2, 0.45, None</text:p>
            <text:p>bijou, 0.3, 0.0, None</text:p>
            <text:p>fameuse, 0.1,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31428571429" calcext:value-type="float">
            <text:p>0.2314285714</text:p>
          </table:table-cell>
          <table:table-cell table:style-name="ce4" office:value-type="float" office:value="0.2" calcext:value-type="float">
            <text:p>0.2</text:p>
          </table:table-cell>
          <table:table-cell table:style-name="ce6" office:value-type="string" calcext:value-type="string">
            <text:p>Une exquise rencontre dans une maison de retraite.Le style est un petit bonheur. Une petite longueur sur la fin malgré tout...</text:p>
          </table:table-cell>
          <table:table-cell table:style-name="ce6" office:value-type="string" calcext:value-type="string">
            <text:p>exquise, 0.6, 0.75, None</text:p>
            <text:p>petit, 0.1, 0.1, None</text:p>
            <text:p>bonheur, 0.5, 0.0, None</text:p>
            <text:p>petit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31666666667" calcext:value-type="float">
            <text:p>0.2316666667</text:p>
          </table:table-cell>
          <table:table-cell table:style-name="ce4" office:value-type="float" office:value="0.225" calcext:value-type="float">
            <text:p>0.225</text:p>
          </table:table-cell>
          <table:table-cell table:style-name="ce6" office:value-type="string" calcext:value-type="string">
            <text:p>Une fois encore, Amin Maalouf parvient à nous intéresser à ses réflexions personnelles sur fond d'amitiés de jeunesse. Dans un pays jamais nommé, à la suite du décès d'un ancien ami, les souvenirs affluent et des retrouvailles s'organisent. Une écriture lumineuse, dense, qui force chacun à la réflexion, aux réflexions : les religions, le rapport Orient/Occident, la fidélité en amour comme en amitié. Je n'en suis pas ressortie indemne...</text:p>
          </table:table-cell>
          <table:table-cell table:style-name="ce6" office:value-type="string" calcext:value-type="string">
            <text:p>personnelles, 0.05, 0.1, None</text:p>
            <text:p>ancien, 0.04, 0.0, None</text:p>
            <text:p>lumineuse, 0.6, 0.5, None</text:p>
            <text:p>dens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31923076923" calcext:value-type="float">
            <text:p>0.2319230769</text:p>
          </table:table-cell>
          <table:table-cell table:style-name="ce4" office:value-type="float" office:value="0.342307692308" calcext:value-type="float">
            <text:p>0.3423076923</text:p>
          </table:table-cell>
          <table:table-cell table:style-name="ce6" office:value-type="string" calcext:value-type="string">
            <text:p>Tout a été dit dans le très joli commentaire précédent. Je ne peux que confirmer : quelle belle surprise ! Moi aussi je fais confiance aux libraires et quel bon temps que celui passé, sur leurs conseils, en compagnie de Michel, Cécile, Camille, Sacha, Leonid et les autres.... Un seul regret : trop court pour moi ! Pas tant au niveau du nombre de page qu'à celui du manque ressenti en refermant la dernière... j'aurai aimé passer encore un peu de temps dans ce club d'incorrigibles optimistes...</text:p>
          </table:table-cell>
          <table:table-cell table:style-name="ce6" office:value-type="string" calcext:value-type="string">
            <text:p>très joli, 1.0, 1.0, None</text:p>
            <text:p>belle !, 1.0, 0.8, None</text:p>
            <text:p>bon, 0.7, 0.7, None</text:p>
            <text:p>autres, -0.1, 0.0, None</text:p>
            <text:p>seul, -0.1, 0.2, None</text:p>
            <text:p>trop !, -0.3125, 0.7, None</text:p>
            <text:p>dernière, -0.29, 0.2,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4">
          <table:table-cell table:style-name="ce2" office:value-type="float" office:value="0.232125" calcext:value-type="float">
            <text:p>0.232125</text:p>
          </table:table-cell>
          <table:table-cell table:style-name="ce4" office:value-type="float" office:value="0.337833333333" calcext:value-type="float">
            <text:p>0.3378333333</text:p>
          </table:table-cell>
          <table:table-cell table:style-name="ce6" office:value-type="string" calcext:value-type="string">
            <text:p>Le malheur a frappé trop de fois pour Andrew Blake : son père est mort d'une rupture d'anévrisme, sa femme Diane est morte dans ses bras, sa fille Sarah vit trop loin de lui... Andrew est un vieux lion fatigué et las au point de refuser le Prix d'excellence industrielle qu'on doit lui remettre ce jour. Cet homme de 66 ans, chef d'entreprise, décide du jour au lendemain de tout plaquer... C'est en France, que notre homme, intègre et solitaire, décide de retourner, là où des années auparavant il a rencontré celle qui allait devenir sa femme. Le voilà donc arrivé au Domaine de Beauvillier où il doit prendre ses fonctions de majordome et où il fait la connaissance des trois autres personnes au service de Mme de Beauvillier. Tous ces personnages solitaires, au parcours chaotique, se retrouvent à travailler dans le même manoir sans jamais communiquer vraiment... La venue du nouveau va bien évidemment tout chambouler et apporter un peu de piment dans le quotidien d'Odile la cuisinière, celui de la jeune et jolie Manon, celui encore de la maîtresse des lieux sans oublier Philippe le régisseur un peu spécial... et Méphisto le chat. Après l'Exil des Anges, Nous étions les Hommes, et Demain j'arrête, Gilles Legardinier remet ça pour notre plus grand bonheur ! L'écriture est tellement fluide, les chapitres courts et bien construits. C'est une comédie parfaitement écrite et plaisante à souhait, où l'auteur mêle humour et fantaisie, tendresse et émotions. A travers Andrew Blake, Gilles Legardinier a créé un personnage phare, aimé et respecté de tous, celui au contact duquel on aimerait travailler, celui par lequel les conversations se multiplient, les échanges sont encouragés, la bonne humeur retrouvée, les vraies valeurs exprimées... avec une pointe de morale que tous acceptent puisque venant d'un sacré bonhomme qui sait encourager, écouter, féliciter, consoler et conseiller... Tous les personnages sont attachants, sincères et crédibles, ils peuvent s'apparenter à chacun de nous dans la vraie vie ; c'est aussi ce qui, j'en suis sûre, contribuera au succès certain de ce livre. N'hésitez surtout pas à lire ce livre, c'est frais, agréable, touchant et plein de surprises. Il se lit malheureusement trop vite, on aurait bien prolongé ce super moment un peu plus longtemps... Un grand merci sincère à l'auteur ! Merci de nous offrir ce moment délicieux et cette belle leçon de vie !</text:p>
          </table:table-cell>
          <table:table-cell table:style-name="ce6" office:value-type="string" calcext:value-type="string">
            <text:p>trop, -0.25, 0.7, None</text:p>
            <text:p>trop, -0.25, 0.7, None</text:p>
            <text:p>vieux, 0.5, 0.3, None</text:p>
            <text:p>las, -0.4, 0.4, None</text:p>
            <text:p>industrielle, 0.05, 0.1, None</text:p>
            <text:p>solitaire, -0.2, 0.1, None</text:p>
            <text:p>autres, -0.1, 0.0, None</text:p>
            <text:p>même, 0.0, 0.5, None</text:p>
            <text:p>vraiment, 0.0, 0.5, None</text:p>
            <text:p>nouveau, 0.34, 0.25, None</text:p>
            <text:p>évidemment, 0.2, 0.4, None</text:p>
            <text:p>peu, -0.05, 0.5, None</text:p>
            <text:p>jeune, 0.32, 0.4, None</text:p>
            <text:p>jolie, 0.57, 0.6, None</text:p>
            <text:p>peu spécial, 0.25, 0.25, None</text:p>
            <text:p>plus grand, 0.39, 0.26, None</text:p>
            <text:p>bonheur !, 0.625, 0.0, None</text:p>
            <text:p>tellement fluide, 0.0, 0.0, None</text:p>
            <text:p>courts, -0.1, 0.1, None</text:p>
            <text:p>parfaitement, 0.25, 0.8, None</text:p>
            <text:p>plaisante, 0.6, 0.76, None</text:p>
            <text:p>aimerait, 0.4, 0.4, None</text:p>
            <text:p>bonne, 0.7, 0.7, None</text:p>
            <text:p>vraies, 0.05, 0.4, None</text:p>
            <text:p>bonhomme, 0.35, 0.7, None</text:p>
            <text:p>attachants, 0.23, 0.3, None</text:p>
            <text:p>sincères, 0.5, 0.5, None</text:p>
            <text:p>vraie, 0.05, 0.4, None</text:p>
            <text:p>sûre, 0.2, 0.5, None</text:p>
            <text:p>agréable, 0.7, 0.6, None</text:p>
            <text:p>plein, 0.29, 0.3, None</text:p>
            <text:p>malheureusement trop, -0.25, 0.7, None</text:p>
            <text:p>peu plus, 0.075, 0.05, None</text:p>
            <text:p>grand, 0.3, 0.2, None</text:p>
            <text:p>sincère !, 0.625, 0.5, None</text:p>
            <text:p>délicieux, 0.8, 0.8, None</text:p>
            <text:p>belle !, 1.0,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325" calcext:value-type="float">
            <text:p>0.2325</text:p>
          </table:table-cell>
          <table:table-cell table:style-name="ce4" office:value-type="float" office:value="0.4375" calcext:value-type="float">
            <text:p>0.4375</text:p>
          </table:table-cell>
          <table:table-cell table:style-name="ce6" office:value-type="string" calcext:value-type="string">
            <text:p>Une lecture facile pour une histoire sans originalité qui s'oublie très vite. L'idée de départ était bonne mais elle n'a pas été exploitée sur un ton réaliste.</text:p>
          </table:table-cell>
          <table:table-cell table:style-name="ce6" office:value-type="string" calcext:value-type="string">
            <text:p>très, 0.01, 0.65, None</text:p>
            <text:p>bonne,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2325" calcext:value-type="float">
            <text:p>0.2325</text:p>
          </table:table-cell>
          <table:table-cell table:style-name="ce4" office:value-type="float" office:value="0.475" calcext:value-type="float">
            <text:p>0.475</text:p>
          </table:table-cell>
          <table:table-cell table:style-name="ce6" office:value-type="string" calcext:value-type="string">
            <text:p>Une enquête très intéressante et une forte remise en question de la relation enfant-parent. Comme quoi, le choix préalable fait par son géniteur, ne colle pas avec une relation mère-poule avec son fils, ici, poussée à l’extrême. A conseiller dans tous les cas.</text:p>
          </table:table-cell>
          <table:table-cell table:style-name="ce6" office:value-type="string" calcext:value-type="string">
            <text:p>très intéressante, 0.6, 1.0, None</text:p>
            <text:p>forte, 0.41, 0.3, None</text:p>
            <text:p>extrême,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325" calcext:value-type="float">
            <text:p>0.2325</text:p>
          </table:table-cell>
          <table:table-cell table:style-name="ce4" office:value-type="float" office:value="0.4375" calcext:value-type="float">
            <text:p>0.4375</text:p>
          </table:table-cell>
          <table:table-cell table:style-name="ce6" office:value-type="string" calcext:value-type="string">
            <text:p>Une lecture facile pour une histoire sans originalité qui s'oublie très vite. L'idée de départ était bonne mais elle n'a pas été exploitée sur un ton réaliste.</text:p>
          </table:table-cell>
          <table:table-cell table:style-name="ce6" office:value-type="string" calcext:value-type="string">
            <text:p>très, 0.01, 0.65, None</text:p>
            <text:p>bonne,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2331" calcext:value-type="float">
            <text:p>0.2331</text:p>
          </table:table-cell>
          <table:table-cell table:style-name="ce4" office:value-type="float" office:value="0.2885" calcext:value-type="float">
            <text:p>0.2885</text:p>
          </table:table-cell>
          <table:table-cell table:style-name="ce6" office:value-type="string" calcext:value-type="string">
            <text:p>Il faut connaitre nos classiques mais le faire partager à nos ados....pas simple et un peu lourd. Peut-être le reprendre quand nos esprits sont plus ouvert à la critique.</text:p>
          </table:table-cell>
          <table:table-cell table:style-name="ce6" office:value-type="string" calcext:value-type="string">
            <text:p>classiques, 0.7, 0.2, None</text:p>
            <text:p>simple, 0.1, 0.1, None</text:p>
            <text:p>peu, -0.05, 0.5, None</text:p>
            <text:p>plus, 0.15, 0.1, None</text:p>
            <text:p>critique, 0.0,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33125" calcext:value-type="float">
            <text:p>0.233125</text:p>
          </table:table-cell>
          <table:table-cell table:style-name="ce4" office:value-type="float" office:value="0.1375" calcext:value-type="float">
            <text:p>0.1375</text:p>
          </table:table-cell>
          <table:table-cell table:style-name="ce6" office:value-type="string" calcext:value-type="string">
            <text:p>Le titre résume bien le livre. Le narrateur cherche le bonheur. Pour lui, il se résume à une passion qui deviendrait son métier, une jolie maison avec un petit jardin, et une ame soeur avec qui partageait son bonheur. Pendant ses vacances à Bali, il fait une rencontre qui va changer le cours de sa vie. Cet homme va le mettre devant la simplicité de la vie, des relations humaines, du rapport avec son entourage, avec l'argent. Ce livre montre une remise en question, une façon simple de vivre harmonieusement sa vie avec les autres &amp; surtout avec soi. A lire !</text:p>
          </table:table-cell>
          <table:table-cell table:style-name="ce6" office:value-type="string" calcext:value-type="string">
            <text:p>bonheur, 0.5, 0.0, None</text:p>
            <text:p>jolie, 0.57, 0.6, None</text:p>
            <text:p>petit, 0.1, 0.1, None</text:p>
            <text:p>bonheur, 0.5, 0.0, None</text:p>
            <text:p>humaines, 0.22, 0.1, None</text:p>
            <text:p>simple, 0.1, 0.1, None</text:p>
            <text:p>autres !, -0.1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3">
          <table:table-cell table:style-name="ce2" office:value-type="float" office:value="0.233214285714" calcext:value-type="float">
            <text:p>0.2332142857</text:p>
          </table:table-cell>
          <table:table-cell table:style-name="ce4" office:value-type="float" office:value="0.289285714286" calcext:value-type="float">
            <text:p>0.2892857143</text:p>
          </table:table-cell>
          <table:table-cell table:style-name="ce6" office:value-type="string" calcext:value-type="string">
            <text:p>Troisième volet de la trilogie intitulée Le Cycle de l’Invisible, ce roman s’inscrit dans la lignée de Milarepa, œuvre consacrée au bouddhisme, et de Monsieur Ibrahim et les fleurs du Coran, dédiée au soufisme. Oscar et la dame rose donne une approche du christianisme sous une forme nouvelle et très originale, en plus d’être touchante. Oscar, dix ans, vit ses derniers jours dans une unité de soins spécialisés où il est traité pour un cancer inopérable. Sur les conseils de sa visiteuse, Mamie Rose, il accepte d’écrire à un Dieu auquel il ne croit pas mais à qui il confie son quotidien , ses douleurs, ses petites joies, … Douze lettres extrêmement émouvantes, pleines de rêves, de fraîcheur et de douleur, qui retracent tout le cycle de la vie. Une existence ramenée à l’échelle de douze jours… Ces jours-là racontent toute la tendresse qu’il porte à Mamie Rose, l’incompréhension qu’il ressent envers ses parents, son amitié avec les autres pensionnaires, ses préoccupations d’enfant… Avec une honnêteté hors du commun et un humour à toute épreuve, la dame rose va aider Oscar à y voir clair dans sa courte vie, à en cerner l’essentiel, et à en vivre le meilleur. Oscar, quant à lui, avec sa sincérité d’enfant et sa lucidité de condamné, nous délivre un beau message d’espoir : il convient d’apprendre, avant tout, à oser vivre sa vie, puis à accepter sa mort. Loin de sombrer dans le mélo, sans fioriture et tout en simplicité, E.E. Schmitt nous délivre un récit d’une grande délicatesse, débordant de spontanéité et d’émotion, d’humanité et de bonheur. Et l’écrivain parvient même à nous faire sourire avec cette histoire formidablement belle et attendrissante, mais aussi terriblement cruelle et poignante. Dans un style léger et vivant, au travers de ce récit extrêmement poétique, le petit Oscar nous donne une formidable leçon de vie. Une œuvre magnifique pour tous, mais, surtout, pour ne pas oublier de vivre !</text:p>
          </table:table-cell>
          <table:table-cell table:style-name="ce6" office:value-type="string" calcext:value-type="string">
            <text:p>rose, 0.08, 0.1, None</text:p>
            <text:p>nouvelle, 0.1, 0.25, None</text:p>
            <text:p>très originale, 0.4, 1.0, None</text:p>
            <text:p>plus, 0.15, 0.1, None</text:p>
            <text:p>touchante, 0.3, 0.9, None</text:p>
            <text:p>derniers, -0.29, 0.2, None</text:p>
            <text:p>petites, 0.1, 0.1, None</text:p>
            <text:p>émouvantes, 0.4, 0.6, None</text:p>
            <text:p>pleines, 0.29, 0.3, None</text:p>
            <text:p>autres, -0.1, 0.0, None</text:p>
            <text:p>rose, 0.08, 0.1, None</text:p>
            <text:p>clair, 0.28, 0.1, None</text:p>
            <text:p>courte, -0.1, 0.1, None</text:p>
            <text:p>meilleur, 0.53, 0.5, None</text:p>
            <text:p>beau, 0.8, 0.8, None</text:p>
            <text:p>grande, 0.3, 0.2, None</text:p>
            <text:p>spontanéité, 0.3, 0.0, None</text:p>
            <text:p>émotion, 0.4, 0.0, None</text:p>
            <text:p>bonheur, 0.5, 0.0, None</text:p>
            <text:p>belle, 0.8, 0.8, None</text:p>
            <text:p>terriblement cruelle, -0.8, 1.0, None</text:p>
            <text:p>léger, 0.18, 0.2, None</text:p>
            <text:p>poétique, 0.2, 0.8, None</text:p>
            <text:p>formidable, 0.85, 0.9, None</text:p>
            <text:p>magnifique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33333333333" calcext:value-type="float">
            <text:p>0.2333333333</text:p>
          </table:table-cell>
          <table:table-cell table:style-name="ce4" office:value-type="float" office:value="0.6" calcext:value-type="float">
            <text:p>0.6</text:p>
          </table:table-cell>
          <table:table-cell table:style-name="ce6" office:value-type="string" calcext:value-type="string">
            <text:p>Description d'une époque passionnante qui annonce les bouleversements scientifiques de notre société actuelle au travers de la vie et surtout de l'amour improbable de deux êtres</text:p>
          </table:table-cell>
          <table:table-cell table:style-name="ce6" office:value-type="string" calcext:value-type="string">
            <text:p>passionnante, 0.7, 0.9, None</text:p>
            <text:p>actuelle, 0.1, 0.1, None</text:p>
            <text:p>improbable, -0.1,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33529411765" calcext:value-type="float">
            <text:p>0.2335294118</text:p>
          </table:table-cell>
          <table:table-cell table:style-name="ce4" office:value-type="float" office:value="0.437058823529" calcext:value-type="float">
            <text:p>0.4370588235</text:p>
          </table:table-cell>
          <table:table-cell table:style-name="ce6" office:value-type="string" calcext:value-type="string">
            <text:p>Laurent Gounelle est un magicien ! Ce roman est magnifique, tellement agréable et passionnant à lire qu'on a du mal à le poser tant qu'on n'a pas tourné la dernière page. On en ressort grandi, confiant en soi et en la vie, plein de bonnes résolutions pour l'avenir. C'est le livre le plus marquant qu'il m'ait été donné de lire jusqu'à ce jour. Tout y est : développement personnel, humour, suspens... Il nous tient en haleine jusqu'à la dernière page. J'avais déjà beaucoup aimé L'homme qui voulait être heureux, mais là, l'auteur s'est vraiment surpassé. A lire absolument.</text:p>
          </table:table-cell>
          <table:table-cell table:style-name="ce6" office:value-type="string" calcext:value-type="string">
            <text:p>magnifique, 1.0, 1.0, None</text:p>
            <text:p>tellement agréable, 0.35, 0.3, None</text:p>
            <text:p>dernière, -0.29, 0.2, None</text:p>
            <text:p>plein bonnes, 0.7, 0.7, None</text:p>
            <text:p>plus, 0.15, 0.1, None</text:p>
            <text:p>dernière, -0.29, 0.2, None</text:p>
            <text:p>beaucoup, 0.1, 0.1, None</text:p>
            <text:p>heureux, 0.7, 0.8, None</text:p>
            <text:p>vraiment, 0.0, 0.5, None</text:p>
            <text:p>absolument, 0.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34" calcext:value-type="float">
            <text:p>0.234</text:p>
          </table:table-cell>
          <table:table-cell table:style-name="ce4" office:value-type="float" office:value="0.64" calcext:value-type="float">
            <text:p>0.64</text:p>
          </table:table-cell>
          <table:table-cell table:style-name="ce6" office:value-type="string" calcext:value-type="string">
            <text:p>Trop prévisible pour être vraiment passionnant. Dépaysement culturel mais trop de clichés. Jolie écriture cependant. Schmitt nous avait habitués à mieux.</text:p>
          </table:table-cell>
          <table:table-cell table:style-name="ce6" office:value-type="string" calcext:value-type="string">
            <text:p>vraiment passionnant, 1.0, 1.0, None</text:p>
            <text:p>culturel, 0.1, 0.2, None</text:p>
            <text:p>trop, -0.25,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23619047619" calcext:value-type="float">
            <text:p>0.2361904762</text:p>
          </table:table-cell>
          <table:table-cell table:style-name="ce4" office:value-type="float" office:value="0.221428571429" calcext:value-type="float">
            <text:p>0.2214285714</text:p>
          </table:table-cell>
          <table:table-cell table:style-name="ce6" office:value-type="string" calcext:value-type="string">
            <text:p>Etant un lecteur peu porté sur les récits sentimentaux, j'ai abordé ce livre qui m'avait été chaudement recommandé avec un intérêt mitigé. Pourtant, dès les premiers chapitres mes a priori ont totalement disparu et je l'ai dévoré avec un plaisir croissant, alternant le rire et l'émotion. J'ai rarement vu des êtres humains « ordinaires » contemporains, c'est à dire vous et moi, traités avec autant de justesse et de sensibilité dans un roman. On ressent en permanence l'affection de l'auteur pour ses personnages - une affection communicative - et pourtant ils sont dépeints sans complaisance, dans leurs faiblesses et leur générosité, avec une grande finesse psychologique. Résultat, on s'attache instantanément à l'héroïne et à sa bande d'amis plus ou moins barrés, parmi lesquels vous reconnaîtrez sans doute certains des vôtres. Une histoire sentimentale sans mièvrerie, de l'émotion sans pathos, un brin de suspense, un parfum de nostalgie et de poésie... Et surtout, un humour omniprésent ; le cocktail idéal pour résister à la sinistrose actuelle.</text:p>
          </table:table-cell>
          <table:table-cell table:style-name="ce6" office:value-type="string" calcext:value-type="string">
            <text:p>peu, -0.05, 0.5, None</text:p>
            <text:p>sentimentaux, 0.1, 0.4, None</text:p>
            <text:p>totalement, 0.1, 0.75, None</text:p>
            <text:p>plaisir, 0.15, 0.0, None</text:p>
            <text:p>rire, 0.5, 0.0, None</text:p>
            <text:p>émotion, 0.4, 0.0, None</text:p>
            <text:p>rarement, -0.05, 0.5, None</text:p>
            <text:p>ordinaires, -0.2, 0.3, None</text:p>
            <text:p>grande, 0.3, 0.2, None</text:p>
            <text:p>plus, 0.15, 0.1, None</text:p>
            <text:p>sentimentale, 0.1, 0.4, None</text:p>
            <text:p>émotion, 0.4, 0.0, None</text:p>
            <text:p>actuell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23619047619" calcext:value-type="float">
            <text:p>0.2361904762</text:p>
          </table:table-cell>
          <table:table-cell table:style-name="ce4" office:value-type="float" office:value="0.221428571429" calcext:value-type="float">
            <text:p>0.2214285714</text:p>
          </table:table-cell>
          <table:table-cell table:style-name="ce6" office:value-type="string" calcext:value-type="string">
            <text:p>Etant un lecteur peu porté sur les récits sentimentaux, j'ai abordé ce livre qui m'avait été chaudement recommandé avec un intérêt mitigé. Pourtant, dès les premiers chapitres mes a priori ont totalement disparu et je l'ai dévoré avec un plaisir croissant, alternant le rire et l'émotion. J'ai rarement vu des êtres humains « ordinaires » contemporains, c'est à dire vous et moi, traités avec autant de justesse et de sensibilité dans un roman. On ressent en permanence l'affection de l'auteur pour ses personnages - une affection communicative - et pourtant ils sont dépeints sans complaisance, dans leurs faiblesses et leur générosité, avec une grande finesse psychologique. Résultat, on s'attache instantanément à l'héroïne et à sa bande d'amis plus ou moins barrés, parmi lesquels vous reconnaîtrez sans doute certains des vôtres. Une histoire sentimentale sans mièvrerie, de l'émotion sans pathos, un brin de suspense, un parfum de nostalgie et de poésie... Et surtout, un humour omniprésent ; le cocktail idéal pour résister à la sinistrose actuelle.</text:p>
          </table:table-cell>
          <table:table-cell table:style-name="ce6" office:value-type="string" calcext:value-type="string">
            <text:p>peu, -0.05, 0.5, None</text:p>
            <text:p>sentimentaux, 0.1, 0.4, None</text:p>
            <text:p>totalement, 0.1, 0.75, None</text:p>
            <text:p>plaisir, 0.15, 0.0, None</text:p>
            <text:p>rire, 0.5, 0.0, None</text:p>
            <text:p>émotion, 0.4, 0.0, None</text:p>
            <text:p>rarement, -0.05, 0.5, None</text:p>
            <text:p>ordinaires, -0.2, 0.3, None</text:p>
            <text:p>grande, 0.3, 0.2, None</text:p>
            <text:p>plus, 0.15, 0.1, None</text:p>
            <text:p>sentimentale, 0.1, 0.4, None</text:p>
            <text:p>émotion, 0.4, 0.0, None</text:p>
            <text:p>actuelle,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236482142857" calcext:value-type="float">
            <text:p>0.2364821429</text:p>
          </table:table-cell>
          <table:table-cell table:style-name="ce4" office:value-type="float" office:value="0.305" calcext:value-type="float">
            <text:p>0.305</text:p>
          </table:table-cell>
          <table:table-cell table:style-name="ce6" office:value-type="string" calcext:value-type="string">
            <text:p>Une biographie comme on aimerait en lire plus souvent ! Le personnage est fabuleux, et le style de Deville, son enthousiasme font dévorer le livre ! Qui était Yersin ? Pour moi juste un nom de lycées français au Vietnam. J'avais acheté le livre avant le prix Fémina pour son titre accrocheur. C'est d'abord la découverte de l'univers pasteurien, d'une façon un peu moins exemplaire qu'on nous le présente généralement, avec ses disputes, ses difficultés mais aussi ses élans, cette passion pour la recherche qui voit la fin de fléaux de l'humanité. Finalement c'est très proche de nous, qui tremblons devant la moindre grippe venant d'Asie. Les pasteuriens viennent de tous les coins du monde, ce sont d'excellents exemples d'intégrations réussies, ils ont connu des enfances difficiles... Deville le souligne bien en parlant des juifs, des orphelins. L'histoire de Yersin, c'est aussi celle de la colonistion triomphante, des messageries maritimes, des débuts d'Air France, et c'est passionnant. Le héros est des plus attachants, souvent comparé à Rimbaud pour sa vie d'aventures, mais une vie qui laisse des fruits étonnants, le bacille de la peste, la découverte de la géographie du Vietnam central, l'introduction de cultures nouvelles, dont celle de l'hévéa. Un livre à lire</text:p>
          </table:table-cell>
          <table:table-cell table:style-name="ce6" office:value-type="string" calcext:value-type="string">
            <text:p>aimerait, 0.4, 0.4, None</text:p>
            <text:p>plus !, 0.1875, 0.1, None</text:p>
            <text:p>fabuleux, 1.0, 1.0, None</text:p>
            <text:p>dévorer !, 0.625, 0.0, None</text:p>
            <text:p>français, 0.2, 0.0, None</text:p>
            <text:p>peu, -0.05, 0.5, None</text:p>
            <text:p>exemplaire, 0.3, 0.9, None</text:p>
            <text:p>très, 0.01, 0.65, None</text:p>
            <text:p>moindre, -0.1, 0.15, None</text:p>
            <text:p>excellents, 0.5, 0.9, None</text:p>
            <text:p>difficiles, -0.5, 0.4, None</text:p>
            <text:p>triomphante, 0.9, 0.8, None</text:p>
            <text:p>maritimes, 0.0, 0.0, None</text:p>
            <text:p>plus attachants, 0.299, 0.39, None</text:p>
            <text:p>étonnants, 0.3, 0.4, None</text:p>
            <text:p>central, 0.05, 0.0, None</text:p>
            <text:p>nouvelles, 0.1,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36770833333" calcext:value-type="float">
            <text:p>0.2367708333</text:p>
          </table:table-cell>
          <table:table-cell table:style-name="ce4" office:value-type="float" office:value="0.3625" calcext:value-type="float">
            <text:p>0.3625</text:p>
          </table:table-cell>
          <table:table-cell table:style-name="ce6" office:value-type="string" calcext:value-type="string">
            <text:p>A voir ou à lire... C'est toujours une jubilation de se plonger au cœur de cette relation triangulaire. On sourit souvent, on rie jaune parfois et on adore cette pièce à chaque fois un peu plus ! On se retrouve le temps d'une scène, témoins à la fois d'une discorde amicale et d'un débat sur l'art. Œuvre de divertissement ou bien philosophique... ? Des dialogues caustiques, des répliques mémorables, des personnages touchants et des questions fondamentales...</text:p>
          </table:table-cell>
          <table:table-cell table:style-name="ce6" office:value-type="string" calcext:value-type="string">
            <text:p>adore, 0.5, 0.5, None</text:p>
            <text:p>peu plus !, 0.09375, 0.05, None</text:p>
            <text:p>amicale, 0.5, 0.5, None</text:p>
            <text:p>touchants, 0.3,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2375" calcext:value-type="float">
            <text:p>0.2375</text:p>
          </table:table-cell>
          <table:table-cell table:style-name="ce4" office:value-type="float" office:value="0.202272727273" calcext:value-type="float">
            <text:p>0.2022727273</text:p>
          </table:table-cell>
          <table:table-cell table:style-name="ce6" office:value-type="string" calcext:value-type="string">
            <text:p>Ici, pas de petits bonheurs, pas de jolies couleurs, pas de première gorgée de bière, non, ici nous serions plutôt à la table d'une terrasse parisienne en compagnie d'un vieux grincheux sarcastique à échanger divers propos sur le quotidien qui nous défrise et sur l'impression que oui, bon sang, c'était mieux avant ! Entre les mites qui attaquent forcément le pull qu'on souhaitait mettre, les poubelles à roulettes qui réveillent tout le quartier, la voisine qui passe son dimanche à nettoyer toute la rue avec son karscher, le merdeux qui bousille le silence de la mer le cul vissé sur son jet-ski, le serveur vocal qui n'a rien de serviable, Fournier s'agace de tous ces petits travers du quotidien avec la verve, l'humour et le talent qu'on lui connait. Un petit bouquin délicieux à offrir à tous les grognons :)</text:p>
          </table:table-cell>
          <table:table-cell table:style-name="ce6" office:value-type="string" calcext:value-type="string">
            <text:p>petits, 0.1, 0.1, None</text:p>
            <text:p>jolies, 0.57, 0.6, None</text:p>
            <text:p>parisienne, 0.0, 0.0, None</text:p>
            <text:p>vieux, 0.5, 0.3, None</text:p>
            <text:p>divers, 0.0, 0.1, None</text:p>
            <text:p>bon !, 0.875, 0.7, None</text:p>
            <text:p>voisine, 0.05, 0.0, None</text:p>
            <text:p>petits, 0.1, 0.1, None</text:p>
            <text:p>talent, 0.3, 0.05, None</text:p>
            <text:p>petit, 0.1, 0.1, None</text:p>
            <text:p>délicieux, 0.8, 0.8, None</text:p>
            <text:p>:), 0.5, 1.0, mood</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5">
          <table:table-cell table:style-name="ce2" office:value-type="float" office:value="0.23796875" calcext:value-type="float">
            <text:p>0.23796875</text:p>
          </table:table-cell>
          <table:table-cell table:style-name="ce4" office:value-type="float" office:value="0.2828125" calcext:value-type="float">
            <text:p>0.2828125</text:p>
          </table:table-cell>
          <table:table-cell table:style-name="ce6" office:value-type="string" calcext:value-type="string">
            <text:p>... tout comme Jo, 47 ans, mercière à Arras. Jo est une femme ordinaire au bon sens du mot. Son couple a connu des hauts et des bas à l'image des montagnes russes et c'est la routine qui occupe son quotidien... un quotidien qu'elle partage surtout avec ses amis, ses copines du salon de coiffure et toutes celles qui lui envoient des messages chaleureux sur son blog. Un quotidien tout à coup chamboulé par un événement inespéré, une surprise tellement inattendue et qui lui tombe dessus et qu'il va falloir réaliser et gérer. Une surprise qu'elle cachera un petit moment à tous pour ne pas se précipiter et tout mélanger, mais se laisser le temps de réfléchir à froid... Ici, point de grande surprise pour le lecteur qui est préparé à ce qui va arriver à Jo : il en est même heureux pour elle. Grégoire Delacourt nous offre une histoire simple est vraie à l'image de sa protagoniste qui saura le rester elle aussi ... une personne que cet événement ne changera pas et qui demeurera authentique et sincère dans ses sentiments, ses réflexions et ses analyses et... qui saura partager ! Saluons le talent de l'écrivain qui a su avec une facilité déconcertante, semble-t-il, se mettre dans la peau et la tête d'une femme. Bravo pour cette performance.</text:p>
          </table:table-cell>
          <table:table-cell table:style-name="ce6" office:value-type="string" calcext:value-type="string">
            <text:p>ordinaire, -0.2, 0.3, None</text:p>
            <text:p>bon, 0.7, 0.7, None</text:p>
            <text:p>hauts, 0.18, 0.2, None</text:p>
            <text:p>chaleureux, 0.3, 0.5, None</text:p>
            <text:p>inespéré, 0.4, 0.8, None</text:p>
            <text:p>tellement inattendue, 0.1, 0.05, None</text:p>
            <text:p>petit, 0.1, 0.1, None</text:p>
            <text:p>grande, 0.3, 0.2, None</text:p>
            <text:p>heureux, 0.7, 0.8, None</text:p>
            <text:p>simple, 0.1, 0.1, None</text:p>
            <text:p>vraie, 0.05, 0.4, None</text:p>
            <text:p>authentique, 0.3, 0.5, None</text:p>
            <text:p>sincère !, 0.625, 0.5, None</text:p>
            <text:p>talent, 0.3, 0.05, None</text:p>
            <text:p>déconcertante, 0.1,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38333333333" calcext:value-type="float">
            <text:p>0.2383333333</text:p>
          </table:table-cell>
          <table:table-cell table:style-name="ce4" office:value-type="float" office:value="0.116666666667" calcext:value-type="float">
            <text:p>0.1166666667</text:p>
          </table:table-cell>
          <table:table-cell table:style-name="ce6" office:value-type="string" calcext:value-type="string">
            <text:p>J'ai été happée par le roman dès le 2ème chapitre. Je n'ai pas pu le lire d'un coup, mais j'y pensais en journée, attendant avec impatience de le continuer le soir... L'intérêt grandit au fur et à mesure, quelle maîtrise pour un premier roman ! Je le prête dès ce soir...</text:p>
          </table:table-cell>
          <table:table-cell table:style-name="ce6" office:value-type="string" calcext:value-type="string">
            <text:p>peu, -0.05, 0.5, None</text:p>
            <text:p>très, 0.01, 0.65, None</text:p>
            <text:p>simples !, 0.125, 0.1, None</text:p>
            <text:p>vraiment !,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3">
          <table:table-cell table:style-name="ce2" office:value-type="float" office:value="0.238333333333" calcext:value-type="float">
            <text:p>0.2383333333</text:p>
          </table:table-cell>
          <table:table-cell table:style-name="ce4" office:value-type="float" office:value="0.322261904762" calcext:value-type="float">
            <text:p>0.3222619048</text:p>
          </table:table-cell>
          <table:table-cell table:style-name="ce6" office:value-type="string" calcext:value-type="string">
            <text:p>Pour résumé ce livre , je le mettrais dans la catégorie des classiques, une nouvelle fantastique souvent étudiée en classe de 4ème. Il ne fait aucun doute que Prosper Merimée est un auteur de talent, ses textes sont très bien écrit, mais le roman commence à vieillir, les dialogues sont un peu pesants, le manque d'action est flagrant, en revanche les descriptions sont superbes, rien à dire à ce propos, on reconnait bien là le talent de Merimée. Je dois dire que j'ai été déçu par le narrateur de l'histoire (qui ressemble fortement à l'auteur lui-même), il n'est pas assez présent, il ne fait qu'assister à l'histoire, il assiste à tout cela sans donner beaucoup son avis, ne réagit pas assez, il est un spectateur. Je trouve que le dénouement nous laisse aussi sur notre faim, on aimerait en savoir plus, le mystère n'est pas résolu, les doutes sont encore là... Mais il faut aussi prendre en compte le fait que ce roman a été écrit il y a un certain temps, ce qu'on remarque facilement dans la manière dont le livre est rédigé. L'auteur l'a écrite en 1835 ( elle n'a été publié qu'en 1837), et pour son époque je trouve que l'oeuvre est magnifique, elle est encore étudiée de nos jours, et compréhensive pour tous, il faut comme même avoir plus de 12 ans pour en saisir les détails. Elle reste un classique de la littérature française. Ce roman, ou plutôt devrais-je dire cette nouvelle se montre tout de même à la hauteur de Prosper Mérimée, notamment connu pour ses romans, Colomba et Carmen étant ses deux principaux livres qui reste dans nos mémoires. La Venus d'Ille est, et restera surement, une de ses plus grands oeuvres, digne de lui. Je vous recommande de faire un détour pour la lire, c'est rapide à lire, et on peut s'enfuir pour quelques instants dans ce mystère qui vous laissera emplie de doutes ... Un classique a lire, bien que parfois on puisse ressentir une absence d'envie de continuer. Une nouvelle fantastique qu'il faut comprendre.</text:p>
          </table:table-cell>
          <table:table-cell table:style-name="ce6" office:value-type="string" calcext:value-type="string">
            <text:p>classiques, 0.7, 0.2, None</text:p>
            <text:p>nouvelle, 0.1, 0.25, None</text:p>
            <text:p>fantastique, 1.0, 1.0, None</text:p>
            <text:p>talent, 0.3, 0.05, None</text:p>
            <text:p>très, 0.01, 0.65, None</text:p>
            <text:p>peu pesants, -0.1, 0.25, None</text:p>
            <text:p>flagrant, -0.1, 0.8, None</text:p>
            <text:p>superbes, 1.0, 1.0, None</text:p>
            <text:p>talent, 0.3, 0.05, None</text:p>
            <text:p>fortement, 0.2, 0.7, None</text:p>
            <text:p>beaucoup, 0.1, 0.1, None</text:p>
            <text:p>aimerait, 0.4, 0.4, None</text:p>
            <text:p>plus, 0.15, 0.1, None</text:p>
            <text:p>magnifique, 1.0, 1.0, None</text:p>
            <text:p>plus, 0.15, 0.1, None</text:p>
            <text:p>française, 0.2, 0.0, None</text:p>
            <text:p>principaux, 0.1, 0.1, None</text:p>
            <text:p>plus grands, 0.39, 0.26, None</text:p>
            <text:p>digne, 0.5, 0.4, None</text:p>
            <text:p>recommande, 0.2, 0.0, None</text:p>
            <text:p>rapide, 0.35, 0.4, None</text:p>
            <text:p>classique, 0.7, 0.2, None</text:p>
            <text:p>nouvelle, 0.1, 0.25, None</text:p>
            <text:p>fantast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2">
          <table:table-cell table:style-name="ce2" office:value-type="float" office:value="0.2408125" calcext:value-type="float">
            <text:p>0.2408125</text:p>
          </table:table-cell>
          <table:table-cell table:style-name="ce4" office:value-type="float" office:value="0.265" calcext:value-type="float">
            <text:p>0.265</text:p>
          </table:table-cell>
          <table:table-cell table:style-name="ce6" office:value-type="string" calcext:value-type="string">
            <text:p>Grâce à une propagande diablement efficace, ce livre va finir entre les mains d'une grande quantité de personnes auxquelles il ne sera pas d'un grand profit. Pour la première communion de votre filleule : laissez tomber ! Pour votre neveu qui a fini son Bac moins cinq en sociologie : oubliez ! Mais si la lente maturation, les espoirs et les désillusions, la fructueuse collaboration qui lie la communauté scientifique, l'exaltation de la réussite vous font palpiter, alors vous allez dévorer Théorème vivant. Vous percevrez, même à travers le raccourci que constitue ce récit, la somme de labeur (éclairé par quelques illuminations géniales) que requiert toute avancée dans la science d'aujourd'hui ; en d'autres termes : la recherche vue de l'intérieur. Cela dût-il sembler prétentieux à d'aucuns, Villani peut se rengorger de ses qualités et de sa ténacité, de même que de la qualité stratosphérique des scientifiques qu'il a pu côtoyer. Il n'aura jamais, ni la notoriété, ni les revenus indécents de nos footeux mais quelle contribution à l'honneur de l'esprit humain ! Pour le reste, le style est sobre, sans envolées lyriques : le côté mathématicien a repris le dessus sur les velléités du romancier.</text:p>
          </table:table-cell>
          <table:table-cell table:style-name="ce6" office:value-type="string" calcext:value-type="string">
            <text:p>efficace, 0.4, 0.4, None</text:p>
            <text:p>grande, 0.3, 0.2, None</text:p>
            <text:p>grand ! !, 0.46875, 0.2, None</text:p>
            <text:p>lente, -0.42, 0.4, None</text:p>
            <text:p>fructueuse, 0.1, 0.2, None</text:p>
            <text:p>dévorer, 0.5, 0.0, None</text:p>
            <text:p>géniales, 0.9, 1.0, None</text:p>
            <text:p>autres, -0.1, 0.0, None</text:p>
            <text:p>qualité, 0.4, 0.0, None</text:p>
            <text:p>humain !, 0.2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41666666667" calcext:value-type="float">
            <text:p>0.2416666667</text:p>
          </table:table-cell>
          <table:table-cell table:style-name="ce4" office:value-type="float" office:value="0.3225" calcext:value-type="float">
            <text:p>0.3225</text:p>
          </table:table-cell>
          <table:table-cell table:style-name="ce6" office:value-type="string" calcext:value-type="string">
            <text:p>Un peu éffleuré tout cela... Dommage pour les adultes, mais les adolescents passionnés de mots y trouveront leur compte, forcément. C'est drôle, intelligent, inventif et ludique. On y découvre une conception humaine de la langue, loin de la mécanique de la littérature qui fit fureur dans l'Education Nationale ces dernières années : un bon point pour ce bol d'air là.</text:p>
          </table:table-cell>
          <table:table-cell table:style-name="ce6" office:value-type="string" calcext:value-type="string">
            <text:p>peu, -0.03, 0.0, None</text:p>
            <text:p>drôle, 0.53, 0.6, None</text:p>
            <text:p>intelligent, 0.9, 0.2, None</text:p>
            <text:p>humaine, 0.22, 0.1, None</text:p>
            <text:p>dernières, -0.29,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24171875" calcext:value-type="float">
            <text:p>0.24171875</text:p>
          </table:table-cell>
          <table:table-cell table:style-name="ce4" office:value-type="float" office:value="0.1" calcext:value-type="float">
            <text:p>0.1</text:p>
          </table:table-cell>
          <table:table-cell table:style-name="ce6" office:value-type="string" calcext:value-type="string">
            <text:p>Toujours autant de plaisir à rentrer dans le monde de Barbara ,tous ses livres sont un pur bonheur ,loin de tout ce qui gouverne actuellement :l'argent,la jalousie,le chacun pour soi ,le profit etc.... Quel repos!! Depuis petit tom ,je me suis régalée de tous ses livres ,vivement d'autres Bravo Barbara et puis Constantine souvenir de ma jeunesse avec votre papa</text:p>
          </table:table-cell>
          <table:table-cell table:style-name="ce6" office:value-type="string" calcext:value-type="string">
            <text:p>plaisir, 0.15, 0.0, None</text:p>
            <text:p>pur, 0.5, 0.4, None</text:p>
            <text:p>bonheur ! !, 0.78125, 0.0,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43214285714" calcext:value-type="float">
            <text:p>0.2432142857</text:p>
          </table:table-cell>
          <table:table-cell table:style-name="ce4" office:value-type="float" office:value="0.264285714286" calcext:value-type="float">
            <text:p>0.2642857143</text:p>
          </table:table-cell>
          <table:table-cell table:style-name="ce6" office:value-type="string" calcext:value-type="string">
            <text:p>J'ai adoré ce livre et, si j'avais pu, je l'aurais lu d'une traite ! J'ai été plongée dans cette histoire sans avoir envie d'en sortir. Le style est simple ce qui rend la lecture facile. L'auteur nous plonge dans une histoire merveilleuse et moderne. Un éloge au bonheur possible dans un monde angoissant. Un vrai livre de détente... J'ai trouvé ce livre bien meilleur que le premier (Et après...). Je me réjouis de lire le troisième (Seras-tu là).</text:p>
          </table:table-cell>
          <table:table-cell table:style-name="ce6" office:value-type="string" calcext:value-type="string">
            <text:p>simple, 0.1, 0.1, None</text:p>
            <text:p>merveilleuse, 0.9, 0.9, None</text:p>
            <text:p>moderne, 0.2, 0.1, None</text:p>
            <text:p>bonheur, 0.5, 0.0, None</text:p>
            <text:p>possible, 0.0, 0.3, None</text:p>
            <text:p>angoissant, -0.27, -0.5, None</text:p>
            <text:p>vrai, 0.05, 0.4, None</text:p>
            <text:p>meilleur, 0.5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0">
          <table:table-cell table:style-name="ce2" office:value-type="float" office:value="0.245306122449" calcext:value-type="float">
            <text:p>0.2453061224</text:p>
          </table:table-cell>
          <table:table-cell table:style-name="ce4" office:value-type="float" office:value="0.309183673469" calcext:value-type="float">
            <text:p>0.3091836735</text:p>
          </table:table-cell>
          <table:table-cell table:style-name="ce6" office:value-type="string" calcext:value-type="string">
            <text:p>On évoque peu la dispersion des peuples du Proche et du Moyen-Orient. Et pourtant… Ce roman d’Amin Maalouf touche au cœur, particulièrement. Un événement amène un groupe d’amis restés « au pays » ou partis en exil, à se retrouver après un quart de siècle. Mais la perle du Moyen-Orient a des allures de paradis perdu pour Adam, le héros. Touchante narration d’amour et d’amitié, subtile, et riche d’intériorité, où l’amour esquissé autrefois peut enfin s’épanouir… Oser vivre l’instant, amical, amoureux, saisir l’émotion, grave ou joyeuse, ce pourrait être l'une des devises de ce roman. Bien sûr, le récit nous donne un aperçu des saveurs, des parfums conservés dans ce pays mythique. Mais en quoi le Liban d’autrefois, celui d’avant la guerre, d’avant le cataclysme, tenait-il d’un paradis ? L’insouciance de la jeunesse, la joie du partage et le sentiment, chez le groupe d’amis évoqué, d’une complicité forte, d'une vive affection et d’une union autour d’idéaux effaçant les différences communautaires y contribuaient certainement. Remarquables : - le va-et-vient entre une narration intime à la première personne (journal intime d’Adam qui oscille entre les souvenirs et le présent) et une narration à la troisième personne (qui tisse un lien de complicité avec le lecteur) ; - la richesse polyphonique (par le biais des récits individuels des personnages) qui permet l’expression de points de vue différents, voire antagonistes, enrichissant la réflexion du lecteur. Notons la diversité des langues parlées par les personnages. L'arabe est celle de l'expression du sentiment amoureux pour Adam. Pour ma part, je vous encourage à lire cet ouvrage dont le rythme est soutenu, et qui allie émotions et sujets de réflexion sur l’histoire récente, sur les blessures ressenties par les diverses communautés au Liban. Décentrage et réflexions extrêmement salutaires pour un Européen… Qui est-on lorsqu’on s’est exilé ? Qui est-on quand on est juif et arabe aujourd'hui ? Que serait une religion repliée sur elle-même, qui diviserait les hommes en catégories au lieu de les unir ? Que gagne-t-on à adopter une attitude communautaire ? Quels sont les ravages provoqués par le culte de l’argent à travers le monde ? Finalement, qu’est-ce qu’être fidèle à soi-même malgré les années ? La visite à Frère Basile est tissée de phrases magnifiques. En aucun cas du fait d’un sentiment religieux communautaire. La beauté réside dans le questionnement intérieur, dans un sentiment intime et puissant qui « dépasse » un quelconque rituel. Dans l’expérience intérieure. « Sainte Marie-Jeanne » et les « fleurs » m’évoquent Rimbaud. Ce roman est un joyau...</text:p>
          </table:table-cell>
          <table:table-cell table:style-name="ce6" office:value-type="string" calcext:value-type="string">
            <text:p>peu, -0.05, 0.5, None</text:p>
            <text:p>particulièrement, 0.0, 0.8, None</text:p>
            <text:p>subtile, 0.2, 0.2, None</text:p>
            <text:p>riche, 0.45, 0.5, None</text:p>
            <text:p>amical, 0.5, 0.5, None</text:p>
            <text:p>amoureux, 0.55, 0.6, None</text:p>
            <text:p>émotion, 0.4, 0.0, None</text:p>
            <text:p>joyeuse, 0.55, 0.55, None</text:p>
            <text:p>vive, 0.27, 0.35, None</text:p>
            <text:p>certainement, 0.1, 0.25, None</text:p>
            <text:p>intime, 0.2, 0.2, None</text:p>
            <text:p>intime, 0.2, 0.2, None</text:p>
            <text:p>richesse, 0.4, 0.0, None</text:p>
            <text:p>individuels, -0.03, -0.2, None</text:p>
            <text:p>différents, 0.4, 0.15, None</text:p>
            <text:p>arabe, 0.0, 0.0, None</text:p>
            <text:p>amoureux, 0.55, 0.6, None</text:p>
            <text:p>récente, 0.1, 0.0, None</text:p>
            <text:p>diverses, 0.0, 0.1, None</text:p>
            <text:p>juif, 0.0, 0.0, None</text:p>
            <text:p>arabe, 0.0, 0.0, None</text:p>
            <text:p>communautaire, 0.07, 0.2, None</text:p>
            <text:p>fidèle, 0.1, 0.6, None</text:p>
            <text:p>magnifiques, 1.0, 1.0, None</text:p>
            <text:p>religieux, 0.0, 0.15, None</text:p>
            <text:p>communautaire, 0.07, 0.2, None</text:p>
            <text:p>intime, 0.2, 0.2, None</text:p>
            <text:p>puissant, 0.6, 0.6, None</text:p>
            <text:p>quelconque, -0.15, 0.1, None</text:p>
            <text:p>intérieure, -0.07,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46923076923" calcext:value-type="float">
            <text:p>0.2469230769</text:p>
          </table:table-cell>
          <table:table-cell table:style-name="ce4" office:value-type="float" office:value="0.389230769231" calcext:value-type="float">
            <text:p>0.3892307692</text:p>
          </table:table-cell>
          <table:table-cell table:style-name="ce6" office:value-type="string" calcext:value-type="string">
            <text:p>La Vénus d'Ille n'est pas le plus grand récit fantastique de tous les temps, à vrai dire l'intrigue semble parfois cousue de fil blanc... Mais il réserve quand même d'agréables surprises et est agréable à lire. L'idée de la statue maudite-femme fatale est assez séduisante et plutôt originale pour l'époque. A découvrir...</text:p>
          </table:table-cell>
          <table:table-cell table:style-name="ce6" office:value-type="string" calcext:value-type="string">
            <text:p>plus grand, 0.39, 0.26, None</text:p>
            <text:p>fantastique, 1.0, 1.0, None</text:p>
            <text:p>blanc, 0.05, 0.0, None</text:p>
            <text:p>agréables, 0.7, 0.6, None</text:p>
            <text:p>agréable, 0.7, 0.6, None</text:p>
            <text:p>fatale, -0.7, 0.5, None</text:p>
            <text:p>originale, 0.2, 0.6, None</text:p>
            <text:p>découvrir,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48125" calcext:value-type="float">
            <text:p>0.248125</text:p>
          </table:table-cell>
          <table:table-cell table:style-name="ce4" office:value-type="float" office:value="0.4125" calcext:value-type="float">
            <text:p>0.4125</text:p>
          </table:table-cell>
          <table:table-cell table:style-name="ce6" office:value-type="string" calcext:value-type="string">
            <text:p>Je complète simplement le commentaire posté juste avant moi en disant que ce livre se dévore. Il est ordonné de façon originale. On est pris dans une spirale qui fait que si l'on pose le livre entre deux chapitres, ce n'est jamais pour très longtemps. Bonne lecture !</text:p>
          </table:table-cell>
          <table:table-cell table:style-name="ce6" office:value-type="string" calcext:value-type="string">
            <text:p>complète, 0.43, 0.2, None</text:p>
            <text:p>simplement, 0.2, 0.35, None</text:p>
            <text:p>originale, 0.2, 0.6, None</text:p>
            <text:p>très !, 0.0125,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48333333333" calcext:value-type="float">
            <text:p>0.2483333333</text:p>
          </table:table-cell>
          <table:table-cell table:style-name="ce4" office:value-type="float" office:value="0.229166666667" calcext:value-type="float">
            <text:p>0.2291666667</text:p>
          </table:table-cell>
          <table:table-cell table:style-name="ce6" office:value-type="string" calcext:value-type="string">
            <text:p>Molière, un grand classique, facile d'accès et court. A recommander pour les jeunes ados, généralement peu patients. On découvre ce que le mot, Don-Juan, veut dire !</text:p>
          </table:table-cell>
          <table:table-cell table:style-name="ce6" office:value-type="string" calcext:value-type="string">
            <text:p>grand, 0.3, 0.2, None</text:p>
            <text:p>classique, 0.7, 0.2, None</text:p>
            <text:p>jeunes, 0.32, 0.4, None</text:p>
            <text:p>peu !, -0.06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248347826087" calcext:value-type="float">
            <text:p>0.2483478261</text:p>
          </table:table-cell>
          <table:table-cell table:style-name="ce4" office:value-type="float" office:value="0.308260869565" calcext:value-type="float">
            <text:p>0.3082608696</text:p>
          </table:table-cell>
          <table:table-cell table:style-name="ce6" office:value-type="string" calcext:value-type="string">
            <text:p>Sébastien et Nikki des américains se sont passionnément aimés et ont eu 2 enfants Camille et Jérémy. Mais la vie a fait que leurs caractères et leurs façons d'aborder la vie les ont opposés, et qu'ils se sont séparés. Chacun élevant un enfant Sébastien Camille leur fille et Nikky Jérémy. Lorsque Jérémy disparaît les deux ex-époux vont se rejoindre pour savoir ce qui est réellement arrivé, et les indices vont les amener à Paris. C'est un roman dont l'intrigue est classique, le premier roman étant le petit Trott, depuis largement copié. Ce qui m'a surtout gêné c'est l'impression de voir une fiction qui est plus proche du scénario de film que de la littérature, et surtout sans originalité, car vu de nombreuses fois. C'est aussi un roman qui est quasiment plus proche du thriller que de la littérature générale. L'écriture est fluide, les rebondissements constants, mais l'intrigue est si classique que l'on peut trouver la solution très vite. C'est avant tout un roman qui permet de passer un bon moment, très bien dans ce que l'on appelle la littérature de plage et de gare, sans jugement de valeur, car passer un bon moment en lisant c'est aussi agréable. Un livre qu'apprécieront les fans de Musso car il faut reconnaître que l'auteur renouvelle son genre.</text:p>
          </table:table-cell>
          <table:table-cell table:style-name="ce6" office:value-type="string" calcext:value-type="string">
            <text:p>américains, 0.08, 0.1, None</text:p>
            <text:p>classique, 0.7, 0.2, None</text:p>
            <text:p>largement, 0.05, 0.4, None</text:p>
            <text:p>plus, 0.15, 0.1, None</text:p>
            <text:p>nombreuses, 0.0, 0.2, None</text:p>
            <text:p>plus, 0.15, 0.1, None</text:p>
            <text:p>générale, 0.0, 0.0, None</text:p>
            <text:p>fluide, 0.0, 0.0, None</text:p>
            <text:p>constants, 0.1, 0.1, None</text:p>
            <text:p>classique, 0.7, 0.2, None</text:p>
            <text:p>très, 0.01, 0.65, None</text:p>
            <text:p>bon, 0.7, 0.7, None</text:p>
            <text:p>très, 0.01, 0.65, None</text:p>
            <text:p>bon, 0.7, 0.7, None</text:p>
            <text:p>agréable,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2">
          <table:table-cell table:style-name="ce2" office:value-type="float" office:value="0.249" calcext:value-type="float">
            <text:p>0.249</text:p>
          </table:table-cell>
          <table:table-cell table:style-name="ce4" office:value-type="float" office:value="0.256" calcext:value-type="float">
            <text:p>0.256</text:p>
          </table:table-cell>
          <table:table-cell table:style-name="ce6" office:value-type="string" calcext:value-type="string">
            <text:p>Il y a tant de perles de sagesse dans ce livre qu'on pourrait en faire un collier... C'est sans doute mon préféré, parmi tous les livres d'Amin Maalouf. Peut-être parce qu'il est contemporain, et peut-être aussi parce que - comme le reconnaît l'auteur - c'est son livre le plus intime, librement inspiré de sa propre jeunesse, comme il le dit lui-même. C'est un livre d'une rare intelligence, qu'on pourrait qualifier d' intelligence totale, c'est-à-dire intelligence du coeur, de la tête, des actes (et aussi de l'âme, sans doute). C'est un livre qui a nourri mon humanité, qui a renforcé ce qu'il y a d'universel en moi. Qui me rend meilleurs aussi, ai-je envie de dire. Je sais que je le lirai et le relirai, tant il y a là à méditer, à approfondir, à réfléchir. Comme toujours, avec cette simplicité et cette humilité qui sont sa marque de fabrique, Amin Maalouf n'impose rien à ses lecteurs. Il nourrit leur réflexion, il leur offre non pas un mais plusieurs autres regards, plusieurs éclairages. Il met ainsi véritablement les choses en relief, loin de tout manichéisme, de toute pensée unique. Sur l'Islam, sur Israël, sur les rapports en l'Occident et l'Orient, sur l'histoire, sur la religion, sur nombre de sujets essentiels, ce livre élève et enrichit notre point de vue, nous fait sortir des ornières de pensée que nourrissent jour après jour les médias dominants, nous rend plus libres. On saluera pour finir le joli jeu de mots, si riche de sens, que cache le titre de ce livre, Les désorientés. Il y a tant de façon de ne plus savoir où est l'Orient ou l'orient, de ne plus savoir s'orienter, d'être coupé de l'Orient....</text:p>
          </table:table-cell>
          <table:table-cell table:style-name="ce6" office:value-type="string" calcext:value-type="string">
            <text:p>contemporain, 0.07, 0.1, None</text:p>
            <text:p>plus intime, 0.26, 0.26, None</text:p>
            <text:p>propre, 0.33, 0.2, None</text:p>
            <text:p>rare, 0.25, 0.4, None</text:p>
            <text:p>totale, 0.1, 0.0, None</text:p>
            <text:p>coeur, 0.2, 0.0, None</text:p>
            <text:p>universel, 0.2, 0.3, None</text:p>
            <text:p>autres, -0.1, 0.0, None</text:p>
            <text:p>unique, 0.43, 0.5, None</text:p>
            <text:p>essentiels, 0.3, 0.3, None</text:p>
            <text:p>dominants, 0.3, 0.6, None</text:p>
            <text:p>plus libres, 0.585, 0.39, None</text:p>
            <text:p>joli, 0.57, 0.6, None</text:p>
            <text:p>riche, 0.45, 0.5, None</text:p>
            <text:p>ne plus, -0.075, 0.1, None</text:p>
            <text:p>ne plus, -0.0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6">
          <table:table-cell table:style-name="ce2" office:value-type="float" office:value="0.249375" calcext:value-type="float">
            <text:p>0.249375</text:p>
          </table:table-cell>
          <table:table-cell table:style-name="ce4" office:value-type="float" office:value="0.37625" calcext:value-type="float">
            <text:p>0.37625</text:p>
          </table:table-cell>
          <table:table-cell table:style-name="ce6" office:value-type="string" calcext:value-type="string">
            <text:p>Art est une pièce de théâtre courte, mais intense et soutenue, qui voit trois amis se questionner sur leur relation amicale autour d'un tableau blanc sur fond blanc, qui est une évocation des bleus de Klein, ou des tableaux de Malévitch, bref, d'une certaine frange de l'art contemporain. Cette pièce demande au spectateur quelle est la place de l'amitié entre deux personnes, est-ce qu'on est ami avec quelqu'un pour lui-même ou pour soi-même, pour l'image réelle qu'il nous renvoie ou pour l'image que l'on se fait de lui et qui doit toujours être celle-ci. Peut-on accepter l'excentricité d'un ami ? Peut-on accepter ce que nous considérerions comme un gâchis, de vie, ou d'argent ? Peut-on acdepter les critiques acerbes d'un ami en restant lié à lui, ou peut-on critiquer un ami en lui témoignant toujours cette amitié ? Le tableau est un personnage en lui-même, autour de lui gravitent Serge, Marc et Yvan, et le flux et le reflux de ces amitiés tendues et distendues. La tirade de Yvan est magnifique, c'est extraordinairement compliqué à apprendre et à interpréter, et ce personnage, le plus petit des trois, est le ciment de l'amitié des deux autres, le ciment de la pièce - si vous choisissez un personnage parmi les trois, prenez celui-ci ! :)</text:p>
          </table:table-cell>
          <table:table-cell table:style-name="ce6" office:value-type="string" calcext:value-type="string">
            <text:p>courte, -0.1, 0.1, None</text:p>
            <text:p>intense, 0.4, 0.5, None</text:p>
            <text:p>amicale, 0.5, 0.5, None</text:p>
            <text:p>blanc, 0.05, 0.0, None</text:p>
            <text:p>blanc, 0.05, 0.0, None</text:p>
            <text:p>bleus, 0.04, 0.0, None</text:p>
            <text:p>contemporain, 0.07, 0.1, None</text:p>
            <text:p>réelle, 0.2, 0.1, None</text:p>
            <text:p>critiques, 0.0, 0.75, None</text:p>
            <text:p>magnifique, 1.0, 1.0, None</text:p>
            <text:p>plus, 0.15, 0.1, None</text:p>
            <text:p>autres !, -0.125, 0.0, None</text:p>
            <text:p>:), 0.5, 1.0, mood</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5" calcext:value-type="float">
            <text:p>0.25</text:p>
          </table:table-cell>
          <table:table-cell table:style-name="ce4" office:value-type="float" office:value="0.35" calcext:value-type="float">
            <text:p>0.35</text:p>
          </table:table-cell>
          <table:table-cell table:style-name="ce6" office:value-type="string" calcext:value-type="string">
            <text:p>Je ne comprend vraiment pas pourquoi les élèves de 2nd doivent-il lire ce livre j'ai lu les 3 première pages et déjà lacer du coup j'ai jeter le livre.</text:p>
          </table:table-cell>
          <table:table-cell table:style-name="ce6" office:value-type="string" calcext:value-type="string">
            <text:p>vraiment pas, -0.0, 0.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5" calcext:value-type="float">
            <text:p>0.25</text:p>
          </table:table-cell>
          <table:table-cell table:style-name="ce4" office:value-type="float" office:value="0.333333333333" calcext:value-type="float">
            <text:p>0.3333333333</text:p>
          </table:table-cell>
          <table:table-cell table:style-name="ce6" office:value-type="string" calcext:value-type="string">
            <text:p>La mère, figure souvent adulée ou haïe de la littérature, trouve dans ce chef-d'oeuvre de Hervé Bazin un sévère portrait au vitriol. L'auteur raconte donc son enfance où la figure martenelle devient sans tarder un monstre de maltraitance, de remarques mesquines et de coups bas. La révolte n'en est que plus frappante car Bazin, à l'aide d'un très beau style simple mais élégant, fait le récit de ce combat dantesque entre un fils et une mère. Un très bon roman sur la famille et la haine martenelle.</text:p>
          </table:table-cell>
          <table:table-cell table:style-name="ce6" office:value-type="string" calcext:value-type="string">
            <text:p>sévère, -0.25, 0.5, None</text:p>
            <text:p>plus, 0.15, 0.1, None</text:p>
            <text:p>très, 0.01, 0.65, None</text:p>
            <text:p>simple, 0.1, 0.1, None</text:p>
            <text:p>élégant, 0.7, 0.7, None</text:p>
            <text:p>très bon,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5" calcext:value-type="float">
            <text:p>0.25</text:p>
          </table:table-cell>
          <table:table-cell table:style-name="ce4" office:value-type="float" office:value="0.257142857143" calcext:value-type="float">
            <text:p>0.2571428571</text:p>
          </table:table-cell>
          <table:table-cell table:style-name="ce6" office:value-type="string" calcext:value-type="string">
            <text:p>L'histoire d'oscar m'a touché. Ce livre ne fait que 100 pages mais il contient un maximum d'émotions. On passe facilement du rire aux larmes. L'auteur aborde avec beaucoup d'humour et de simplicité un sujet grave et douloureux : la mort d'un enfant de 10 ans. Personnellement j'ai vu dans ce livre beaucoup de solidarité et d'amour. C'est un beau livre que je conseille vivement.</text:p>
          </table:table-cell>
          <table:table-cell table:style-name="ce6" office:value-type="string" calcext:value-type="string">
            <text:p>beaucoup, 0.1, 0.1, None</text:p>
            <text:p>douloureux, -0.55, 0.5, None</text:p>
            <text:p>beaucoup, 0.1, 0.1, None</text:p>
            <text:p>beau,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5" calcext:value-type="float">
            <text:p>0.25</text:p>
          </table:table-cell>
          <table:table-cell table:style-name="ce4" office:value-type="float" office:value="0.55" calcext:value-type="float">
            <text:p>0.55</text:p>
          </table:table-cell>
          <table:table-cell table:style-name="ce6" office:value-type="string" calcext:value-type="string">
            <text:p>Excellent livre... Hélène Grémillon nous offre une belle histoire mêlant sentiments et suspense : impossible de s'en décrocher. Je recommande vivement.</text:p>
          </table:table-cell>
          <table:table-cell table:style-name="ce6" office:value-type="string" calcext:value-type="string">
            <text:p>belle, 0.8, 0.8, None</text:p>
            <text:p>impossible, -0.5, 0.5,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51" calcext:value-type="float">
            <text:p>0.251</text:p>
          </table:table-cell>
          <table:table-cell table:style-name="ce4" office:value-type="float" office:value="0.13" calcext:value-type="float">
            <text:p>0.13</text:p>
          </table:table-cell>
          <table:table-cell table:style-name="ce6" office:value-type="string" calcext:value-type="string">
            <text:p>Je viens de découvrir Boris Vian avec cette histoire. Toujours un peu réfractaire aux classiques lus à l'école, je ne connaissais pas. Et puis, il est apparu dans mes conseils personnalisés Amazon. Je ne m'attendais pas du tout à un tel style, une telle poésie. Aux amateurs de poésie et de livre traitant de la condition humaine, allez-y !</text:p>
          </table:table-cell>
          <table:table-cell table:style-name="ce6" office:value-type="string" calcext:value-type="string">
            <text:p>découvrir, 0.1, 0.0, None</text:p>
            <text:p>peu, -0.05, 0.5, None</text:p>
            <text:p>classiques, 0.7, 0.2, None</text:p>
            <text:p>humaine !, 0.27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251" calcext:value-type="float">
            <text:p>0.251</text:p>
          </table:table-cell>
          <table:table-cell table:style-name="ce4" office:value-type="float" office:value="0.344" calcext:value-type="float">
            <text:p>0.344</text:p>
          </table:table-cell>
          <table:table-cell table:style-name="ce6" office:value-type="string" calcext:value-type="string">
            <text:p>La pièce la plus connue d'Eugène Ionesco (1909-1994) Rhinoceros est une pièce majeure du théâtre de l'absurde. Cette pièce retraçant des tableaux amusants au départ, devient angoissante avec l'allégorie de la transformation progressive -mais qui s'impose- de la population sympathique en Rhinocéros (d'où l'absurde avec cette allégorie). Ainsi, la pièce nous laisse sur notre faim en un sens, car elle ne dévoile pas complétement le sens de devenir Rhinocéros, mais elle nous permet de réfléchir en cherchant de quelle transformation voulait parler Ionesco : Stalinisme ou Fascisme (car il a été contemporain de la deuxième Guerre Mondiale). Ou encore, si l'on veut mettre la pièce à jour par rapport à notre XXIe siècle, adhérer à la dictature de consommation serait être un Rhinocéros ?</text:p>
          </table:table-cell>
          <table:table-cell table:style-name="ce6" office:value-type="string" calcext:value-type="string">
            <text:p>plus, 0.15, 0.1, None</text:p>
            <text:p>absurde, 0.4, 0.7, None</text:p>
            <text:p>amusants, 0.4, 0.75, None</text:p>
            <text:p>angoissante, -0.27, -0.5, None</text:p>
            <text:p>sympathique, 0.6, 0.7, None</text:p>
            <text:p>contemporain, 0.07,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5125" calcext:value-type="float">
            <text:p>0.25125</text:p>
          </table:table-cell>
          <table:table-cell table:style-name="ce4" office:value-type="float" office:value="0.4525" calcext:value-type="float">
            <text:p>0.4525</text:p>
          </table:table-cell>
          <table:table-cell table:style-name="ce6" office:value-type="string" calcext:value-type="string">
            <text:p>Les profs ont mis la barre haute = ma fille de 13 ans qui a pourtant un bon niveau de compréhension a du s'accrocher pour finir ce livre. A mon avis, pas très adapté pour donner le goût de la lecture à des enfants de cet âge (peut-être l'année d'après aurait été plus judicieuse...).</text:p>
          </table:table-cell>
          <table:table-cell table:style-name="ce6" office:value-type="string" calcext:value-type="string">
            <text:p>haute, 0.18, 0.2, None</text:p>
            <text:p>bon, 0.7, 0.7, None</text:p>
            <text:p>pas très, -0.005, 0.65, None</text:p>
            <text:p>plus judicieuse, 0.13, 0.2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5">
          <table:table-cell table:style-name="ce2" office:value-type="float" office:value="0.2525" calcext:value-type="float">
            <text:p>0.2525</text:p>
          </table:table-cell>
          <table:table-cell table:style-name="ce4" office:value-type="float" office:value="0.328620689655" calcext:value-type="float">
            <text:p>0.3286206897</text:p>
          </table:table-cell>
          <table:table-cell table:style-name="ce6" office:value-type="string" calcext:value-type="string">
            <text:p>Andrew est un entrepreneur anglais qui l'âge de la retraite passé constate que s'il a très bien réussi sa vie professionnelle il en est pas de même pour sa vie personnelle, depuis la mort de sa femme et l'éloignement de sa fille. Il demande à son ami Richard de lui trouver une place de majordome dans une famille française, pays où il a rencontré sa femme. C'est ainsi qu'il va exercer son métier au domaine de Beauvillier, sous les ordres de Nathalie sa patronne belle et mystérieuse, Odile la cuisinière, Manon la femme de chambre, Philippe le régisseur. La particularité d'un excellent majordome être l'âme indispensable de la maison. Complètement cramé est un roman qui vous raconte une charmante histoire, ce qui vous redonne le sourire dans notre univers un peu gris en ce moment pour beaucoup. C'est un roman comédie qui est basé sur un discret humour anglais, ce qui s'impose, vu la nationalité du majordome. Cet humour sera constamment en place dans cet ouvrage qui fait la part belle à la sensibilité et à la subtilité, on y trouve ce que certains appellent l'intelligence du caeur qui est toujours agréable à partager, si vous y êtes sensibles vous passerez avec ce roman un excellent moment. Sourire une remarque à Amazon comment publier comme commentaire le plus utile un commentaire d'une lectyrice qui n'a pas lu et dit ne pas vouloir lire le livre!</text:p>
          </table:table-cell>
          <table:table-cell table:style-name="ce6" office:value-type="string" calcext:value-type="string">
            <text:p>très, 0.01, 0.65, None</text:p>
            <text:p>professionnelle, 0.2, 0.2, None</text:p>
            <text:p>personnelle, 0.05, 0.1, None</text:p>
            <text:p>française, 0.2, 0.0, None</text:p>
            <text:p>belle, 0.8, 0.8, None</text:p>
            <text:p>mystérieuse, 0.28, 0.4, None</text:p>
            <text:p>excellent, 0.5, 0.9, None</text:p>
            <text:p>indispensable, 0.8, 0.7, None</text:p>
            <text:p>charmante, 0.55, 0.5, None</text:p>
            <text:p>peu, -0.05, 0.5, None</text:p>
            <text:p>beaucoup, 0.1, 0.1, None</text:p>
            <text:p>discret, 0.0, 0.2, None</text:p>
            <text:p>belle, 0.8, 0.8, None</text:p>
            <text:p>agréable, 0.7, 0.6, None</text:p>
            <text:p>sensibles, 0.2, 0.2, None</text:p>
            <text:p>excellent, 0.5, 0.9, None</text:p>
            <text:p>plus utile !, 0.325, 0.1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525" calcext:value-type="float">
            <text:p>0.2525</text:p>
          </table:table-cell>
          <table:table-cell table:style-name="ce4" office:value-type="float" office:value="0.21875" calcext:value-type="float">
            <text:p>0.21875</text:p>
          </table:table-cell>
          <table:table-cell table:style-name="ce6" office:value-type="string" calcext:value-type="string">
            <text:p>Un conseil, ne pas lire le verso du livre afin d'en savourer chaque ligne.... j'ai lu ce livre en ne sachant pas du tout de quoi il parlait, et au fil des lignes c'est un véritable bonheur de le découvrir soi-même. Le roman est en partie autobiographique. L'écriture est simple, pure, et il a cette faculté de parler aux gens, sans détours. Je recommande fortement cet ouvrage.</text:p>
          </table:table-cell>
          <table:table-cell table:style-name="ce6" office:value-type="string" calcext:value-type="string">
            <text:p>véritable, 0.2, 0.45, None</text:p>
            <text:p>bonheur, 0.5, 0.0, None</text:p>
            <text:p>découvrir, 0.1, 0.0, None</text:p>
            <text:p>simple, 0.1, 0.1, None</text:p>
            <text:p>pure, 0.5, 0.4, None</text:p>
            <text:p>recommande, 0.2, 0.0, None</text:p>
            <text:p>fortement, 0.2,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53333333333" calcext:value-type="float">
            <text:p>0.2533333333</text:p>
          </table:table-cell>
          <table:table-cell table:style-name="ce4" office:value-type="float" office:value="0.298333333333" calcext:value-type="float">
            <text:p>0.2983333333</text:p>
          </table:table-cell>
          <table:table-cell table:style-name="ce6" office:value-type="string" calcext:value-type="string">
            <text:p>Mon objectif: lecture en classe avec des lycéens de 17 ans. Le Dom Juan de Molière est un texte classique très connu; le mythe dépasse largement les cadres de la littérature. J'apprécie l'image nouvellement proposée dans les tons gris, bien meilleure que celle de l'édition précédente où Dom Juan apparaissait presque nu sur fond rouge. La présentation graphique a également été améliorée. Je suis satisfaite de l'achat de ce produit et des commentaires permettant de mieux comprendre l'oeuvre de Molière.</text:p>
          </table:table-cell>
          <table:table-cell table:style-name="ce6" office:value-type="string" calcext:value-type="string">
            <text:p>classique, 0.7, 0.2, None</text:p>
            <text:p>très, 0.01, 0.65, None</text:p>
            <text:p>largement, 0.05, 0.4, None</text:p>
            <text:p>meilleure, 0.53, 0.5, None</text:p>
            <text:p>précédente, 0.0, 0.0, None</text:p>
            <text:p>nu, 0.16, 0.2, None</text:p>
            <text:p>également, 0.2,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53571428571" calcext:value-type="float">
            <text:p>0.2535714286</text:p>
          </table:table-cell>
          <table:table-cell table:style-name="ce4" office:value-type="float" office:value="0.314285714286" calcext:value-type="float">
            <text:p>0.3142857143</text:p>
          </table:table-cell>
          <table:table-cell table:style-name="ce6" office:value-type="string" calcext:value-type="string">
            <text:p>Un petit bijou d'une simplicité touchante. On s'attache à chacun des personnages et on voudrait aller prendre le thé avec eux. Une écriture agréable, fluide qui correspond parfaitement à l'idée générale du livre.</text:p>
          </table:table-cell>
          <table:table-cell table:style-name="ce6" office:value-type="string" calcext:value-type="string">
            <text:p>petit, 0.1, 0.1, None</text:p>
            <text:p>bijou, 0.3, 0.0, None</text:p>
            <text:p>touchante, 0.3, 0.9, None</text:p>
            <text:p>agréable, 0.7, 0.6, None</text:p>
            <text:p>fluide, 0.0, 0.0, None</text:p>
            <text:p>parfaitement, 0.25, 0.8, None</text:p>
            <text:p>général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53571428571" calcext:value-type="float">
            <text:p>0.2535714286</text:p>
          </table:table-cell>
          <table:table-cell table:style-name="ce4" office:value-type="float" office:value="0.178571428571" calcext:value-type="float">
            <text:p>0.1785714286</text:p>
          </table:table-cell>
          <table:table-cell table:style-name="ce6" office:value-type="string" calcext:value-type="string">
            <text:p>Je n'avais plus relu de Zola depuis 15 ans ! Et après le Bonheur des Dames, j'appréhendais un peu ! Mais quel plaisir ! la lecture est fluide, on est passionné par cette montée en puissance des sentiments ! par leur violence, leur force ! L'on reste sans voix et rêveur après avoir refermé ce livre.</text:p>
          </table:table-cell>
          <table:table-cell table:style-name="ce6" office:value-type="string" calcext:value-type="string">
            <text:p>plus ! !, 0.234375, 0.1, None</text:p>
            <text:p>plaisir !, 0.1875, 0.0, None</text:p>
            <text:p>fluide ! !,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5375" calcext:value-type="float">
            <text:p>0.25375</text:p>
          </table:table-cell>
          <table:table-cell table:style-name="ce4" office:value-type="float" office:value="0.2625" calcext:value-type="float">
            <text:p>0.2625</text:p>
          </table:table-cell>
          <table:table-cell table:style-name="ce6" office:value-type="string" calcext:value-type="string">
            <text:p>C'est une histoire d'amour entre un personnage très inspiré pâr l'auteur et une jeune femme. C'est un livre qui ne séduira pas ceux qui aiment la littérature et la langue française. C'est écrit de manière jeune, moderne avec une langue plus que proche de la langue parlée. Surtout pour les fans de Nicolas Rey, ou pour ceux qui aiment l'écriture proche du parler.</text:p>
          </table:table-cell>
          <table:table-cell table:style-name="ce6" office:value-type="string" calcext:value-type="string">
            <text:p>très, 0.01, 0.65, None</text:p>
            <text:p>jeune, 0.32, 0.4, None</text:p>
            <text:p>française, 0.2, 0.0, None</text:p>
            <text:p>jeune, 0.32, 0.4, None</text:p>
            <text:p>moderne, 0.2, 0.1,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255" calcext:value-type="float">
            <text:p>0.255</text:p>
          </table:table-cell>
          <table:table-cell table:style-name="ce4" office:value-type="float" office:value="0.338" calcext:value-type="float">
            <text:p>0.338</text:p>
          </table:table-cell>
          <table:table-cell table:style-name="ce6" office:value-type="string" calcext:value-type="string">
            <text:p>Un livre exceptionnel qui vous prend dès les premières pages et ne vous lâche pas! Pour un premier roman, bravo à l'auteur (qui est également la compagne de Julien Clerc, mais ça ça ne nous regarde pas...).</text:p>
          </table:table-cell>
          <table:table-cell table:style-name="ce6" office:value-type="string" calcext:value-type="string">
            <text:p>exceptionnel, 0.2, 0.6, None</text:p>
            <text:p>premières !, 0.625, 0.2, None</text:p>
            <text:p>également, 0.2,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55" calcext:value-type="float">
            <text:p>0.255</text:p>
          </table:table-cell>
          <table:table-cell table:style-name="ce4" office:value-type="float" office:value="0.304166666667" calcext:value-type="float">
            <text:p>0.3041666667</text:p>
          </table:table-cell>
          <table:table-cell table:style-name="ce6" office:value-type="string" calcext:value-type="string">
            <text:p>Serge, grand amateur d'art, vient de faire l'acquisition d'une toile absolument blanche : il a pour cela dépensé une fortune ! Serge a 2 meilleurs amis, Marc que cet achat révolte et Yvan qui ne se mouille pas trop. Tout tourne donc autour de cet achat et la situation, vous l'aurez deviné, va dégénérer, s'envenimer. Les dialogues sont fins, l'humour fameux, la peinture de ces différents caractères pertinente : un VRAI régal ! On rit beaucoup, on se régale, voilà une lecture qui fait réfléchir ! (La pièce de théâtre est superbement jouée également!)</text:p>
          </table:table-cell>
          <table:table-cell table:style-name="ce6" office:value-type="string" calcext:value-type="string">
            <text:p>grand, 0.3, 0.2, None</text:p>
            <text:p>absolument blanche !, 0.125, 0.0, None</text:p>
            <text:p>pas trop, 0.125, 0.7, None</text:p>
            <text:p>fameux, 0.1, 0.4, None</text:p>
            <text:p>différents !, 0.5, 0.15, None</text:p>
            <text:p>beaucoup !, 0.125, 0.1, None</text:p>
            <text:p>également !, 0.2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55" calcext:value-type="float">
            <text:p>0.255</text:p>
          </table:table-cell>
          <table:table-cell table:style-name="ce4" office:value-type="float" office:value="0.35" calcext:value-type="float">
            <text:p>0.35</text:p>
          </table:table-cell>
          <table:table-cell table:style-name="ce6" office:value-type="string" calcext:value-type="string">
            <text:p>Je ne sais pas si cette pièce est agréable à voir, mais en tout cas elle est plus que barbante à lire...</text:p>
          </table:table-cell>
          <table:table-cell table:style-name="ce6" office:value-type="string" calcext:value-type="string">
            <text:p>agréable, 0.7, 0.6, None</text:p>
            <text:p>plus, 0.15, 0.1,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6">
          <table:table-cell table:style-name="ce2" office:value-type="float" office:value="0.257166666667" calcext:value-type="float">
            <text:p>0.2571666667</text:p>
          </table:table-cell>
          <table:table-cell table:style-name="ce4" office:value-type="float" office:value="0.258888888889" calcext:value-type="float">
            <text:p>0.2588888889</text:p>
          </table:table-cell>
          <table:table-cell table:style-name="ce6" office:value-type="string" calcext:value-type="string">
            <text:p>Georges Duroy, fils d'aubergiste normand et sous-officier rendu à la vie civile, est parti à la recherche du succès et de la réussite financière à Paris. Il rencontre un ancien ami de régiment, Forestier, qui lui conseille d'entrer dans la presse. Il est ainsi introduit dans le monde du journalisme et de la Vie Française. Après quelques déboires ses pouvoirs de séducteurs forcent les portes du défi. Il charme en premier la délicieuse Mme Marelle dont la fille Laurine lui donnera le surnom de Bel-Ami. Pour réussir notre héros va gravir toute les marches de la fortune : Forestier donne ses premières leçons d'apprenti chroniqueur mais la route est hérissée d'obstacles que le néophyte apprend à contourner. Duroy reste cependant dans une situation financière litigieuse. Forestier meurt et notre « Bel-Ami » séduit la femme du défunt qu'il épouse par la suite. Devenu chef des Echos, une position centrale au journal, il se fait apprécier de son patron. Il découvre le milieu journalistique te son arrivisme, sa malhonnêteté. Mais Duroy vise toujours plus haut et tente de séduire des femmes toujours plus riches et importantes. Le roman nous fait devenir spectateur de la fulgurante ascension de ce « Bel-Ami » qui n'hésite pas à déchirer les cœurs et corrompre les autres. A aucun moment je ne me suis lassé des aventures de notre héros arriviste. On ne peut que s'attacher à ce personnage qui paraît pourtant antipathique. Grâce à la plume de Maupassant le charme de bel-ami séduit aussi le lecteur.Tous les personnages sont très intéressants tant dans leur diversité de caractères que dans leur évolution au fil du roman. Laissez-vous séduire par ce roman et notre bel-ami qui vous amenera à la visite des vices du monde parisien de cette fin du XIX° siècle.</text:p>
          </table:table-cell>
          <table:table-cell table:style-name="ce6" office:value-type="string" calcext:value-type="string">
            <text:p>civile, 0.1, 0.0, None</text:p>
            <text:p>ancien, 0.04, 0.0, None</text:p>
            <text:p>délicieuse, 0.8, 0.8, None</text:p>
            <text:p>premières, 0.5, 0.2, None</text:p>
            <text:p>plus, 0.15, 0.1, None</text:p>
            <text:p>plus, 0.15, 0.1, None</text:p>
            <text:p>importantes, 0.4, 0.45, None</text:p>
            <text:p>autres, -0.1, 0.0, None</text:p>
            <text:p>très intéressants, 0.6, 1.0, None</text:p>
            <text:p>parisien,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57777777778" calcext:value-type="float">
            <text:p>0.2577777778</text:p>
          </table:table-cell>
          <table:table-cell table:style-name="ce4" office:value-type="float" office:value="0.327777777778" calcext:value-type="float">
            <text:p>0.3277777778</text:p>
          </table:table-cell>
          <table:table-cell table:style-name="ce6" office:value-type="string" calcext:value-type="string">
            <text:p>Une oeuvre très émouvante et remarquablement bien écrite. Tout au long du récit, on vibre comme si on était réellement aux côtés de l'auteur durant les différentes étapes de sa vie qu'il raconte avec sincérité, émotion, parfois aussi avec humour. C'est aussi l'occasion d'une belle réflexion sur l'amour maternel, sur le courage et la persévérance.</text:p>
          </table:table-cell>
          <table:table-cell table:style-name="ce6" office:value-type="string" calcext:value-type="string">
            <text:p>très émouvante, 0.8, 1.0, None</text:p>
            <text:p>long, -0.4, 0.1, None</text:p>
            <text:p>différentes, 0.4, 0.15, None</text:p>
            <text:p>émotion, 0.4, 0.0, None</text:p>
            <text:p>belle, 0.8, 0.8, None</text:p>
            <text:p>maternel,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58333333333" calcext:value-type="float">
            <text:p>0.2583333333</text:p>
          </table:table-cell>
          <table:table-cell table:style-name="ce4" office:value-type="float" office:value="0.333333333333" calcext:value-type="float">
            <text:p>0.3333333333</text:p>
          </table:table-cell>
          <table:table-cell table:style-name="ce6" office:value-type="string" calcext:value-type="string">
            <text:p>Une oeuvre bien expliquer idéale pour une utilisation scolaire niveau lycée, abordable avec son prix bas; Un bon rapport qualité/ prix.</text:p>
          </table:table-cell>
          <table:table-cell table:style-name="ce6" office:value-type="string" calcext:value-type="string">
            <text:p>idéale, 0.8, 0.8, None</text:p>
            <text:p>scolaire, 0.1, 0.0, None</text:p>
            <text:p>abordable, 0.15, 0.3, None</text:p>
            <text:p>bon,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58333333333" calcext:value-type="float">
            <text:p>0.2583333333</text:p>
          </table:table-cell>
          <table:table-cell table:style-name="ce4" office:value-type="float" office:value="0.4" calcext:value-type="float">
            <text:p>0.4</text:p>
          </table:table-cell>
          <table:table-cell table:style-name="ce6" office:value-type="string" calcext:value-type="string">
            <text:p>J'ai adoré ce livre, histoire très bien écrite. Chapitre court qui mettent du suspense dans la lecture. Si vous aimez laisser parler votre imagination ce livre est parfait Entre suspense amour humour et tritesse vous ne verrez pas défiler les pages. Je recommande !</text:p>
          </table:table-cell>
          <table:table-cell table:style-name="ce6" office:value-type="string" calcext:value-type="string">
            <text:p>très, 0.01, 0.65, None</text:p>
            <text:p>parfait, 0.8, 0.8, None</text:p>
            <text:p>recommande !, 0.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58333333333" calcext:value-type="float">
            <text:p>0.2583333333</text:p>
          </table:table-cell>
          <table:table-cell table:style-name="ce4" office:value-type="float" office:value="0.4" calcext:value-type="float">
            <text:p>0.4</text:p>
          </table:table-cell>
          <table:table-cell table:style-name="ce6" office:value-type="string" calcext:value-type="string">
            <text:p>J'ai adoré ce livre, histoire très bien écrite. Chapitre court qui mettent du suspense dans la lecture. Si vous aimez laisser parler votre imagination ce livre est parfait Entre suspense amour humour et tritesse vous ne verrez pas défiler les pages. Je recommande !</text:p>
          </table:table-cell>
          <table:table-cell table:style-name="ce6" office:value-type="string" calcext:value-type="string">
            <text:p>très, 0.01, 0.65, None</text:p>
            <text:p>parfait, 0.8, 0.8, None</text:p>
            <text:p>recommande !, 0.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258684210526" calcext:value-type="float">
            <text:p>0.2586842105</text:p>
          </table:table-cell>
          <table:table-cell table:style-name="ce4" office:value-type="float" office:value="0.339473684211" calcext:value-type="float">
            <text:p>0.3394736842</text:p>
          </table:table-cell>
          <table:table-cell table:style-name="ce6" office:value-type="string" calcext:value-type="string">
            <text:p>J'ai eu la chance de découvrir cette longue fresque romanesque et historique, grâce à la voix magique d'André Pauwels. Je ne connaissais pas Yasmina Khadra, et cette découverte fut un choc. J'ai rarement rencontré plume à la fois si puissante, si riche en évocations, et si sensible. Le roman achevé m'a laissée quelques jours quasi-étourdie, émotionnellement parlant, comme si aucun stimuli de cette ordre ne pouvait lors se faire entendre, après pareille déferlante. André Pauwels prête à cette oeuvre une voix envoûtante et virtuose, rendant avec élégance les différents timbres des personnages, leurs caractères propres, ainsi que leur vieillissement. Un vrai bonheur !</text:p>
          </table:table-cell>
          <table:table-cell table:style-name="ce6" office:value-type="string" calcext:value-type="string">
            <text:p>découvrir, 0.1, 0.0, None</text:p>
            <text:p>longue, -0.4, 0.1, None</text:p>
            <text:p>romanesque, 0.0, 0.1, None</text:p>
            <text:p>historique, 0.0, 0.0, None</text:p>
            <text:p>magique, 0.7, 0.7, None</text:p>
            <text:p>rarement, -0.05, 0.5, None</text:p>
            <text:p>puissante, 0.6, 0.6, None</text:p>
            <text:p>riche, 0.45, 0.5, None</text:p>
            <text:p>sensible, 0.2, 0.2, None</text:p>
            <text:p>prête, 0.14, 0.15, None</text:p>
            <text:p>envoûtante, 0.45, 0.9, None</text:p>
            <text:p>différents, 0.4, 0.15, None</text:p>
            <text:p>propres, 0.33, 0.2, None</text:p>
            <text:p>vrai, 0.05, 0.4,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5875" calcext:value-type="float">
            <text:p>0.25875</text:p>
          </table:table-cell>
          <table:table-cell table:style-name="ce4" office:value-type="float" office:value="0.37125" calcext:value-type="float">
            <text:p>0.37125</text:p>
          </table:table-cell>
          <table:table-cell table:style-name="ce6" office:value-type="string" calcext:value-type="string">
            <text:p>Après avoir lu les péripéties de Julie dans Demain j'arrête! j'ai passé un moment délicieux avec la tranche de vie de cet Andrew aussi British que facétieux et de ses nouveaux amis. A lire absolument. J'attend le prochain avec beaucoup d'impatience.</text:p>
          </table:table-cell>
          <table:table-cell table:style-name="ce6" office:value-type="string" calcext:value-type="string">
            <text:p>délicieux, 0.8, 0.8, None</text:p>
            <text:p>nouveaux, 0.34, 0.25, None</text:p>
            <text:p>absolument, 0.25, 0.75, None</text:p>
            <text:p>beaucoup,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9">
          <table:table-cell table:style-name="ce2" office:value-type="float" office:value="0.259903846154" calcext:value-type="float">
            <text:p>0.2599038462</text:p>
          </table:table-cell>
          <table:table-cell table:style-name="ce4" office:value-type="float" office:value="0.380769230769" calcext:value-type="float">
            <text:p>0.3807692308</text:p>
          </table:table-cell>
          <table:table-cell table:style-name="ce6" office:value-type="string" calcext:value-type="string">
            <text:p>Voilà une de mes pièces préférées de Ionesco et du théâtre de l'absurde ! Par cette œuvre, le dramaturge nous montre encore une fois tout son talent! Par l'allégorie en rhinocéros de la montée de certains idéaux et de la bêtise des hommes qui suivent bêtement (c'est le cas de le dire !) un meneur sans libre abrite, Ionesco frappe un grand coup et fort ! Si l'on ne comprend pas au départ où il veut en venir, le dernier acte de la pièce est presque explicite grâce aux éléments contenus dans les deux premiers actes et les sous-entendus (par exemple, le fait que les rhinocéros contrôlent la radio, qu'ils défilent sous les fenêtres, que les politiques du pays envahi ne fassent rien,...). Tout cela sent bien évidemment le théâtre de l'absurde où les didascalies sont très présentes, où les personnages tiennent parfois des dialogues totalement loufoques et stupides (absurdes...), où leurs raisonnements sur certains sujets sont vraiment absurdes ! Tel que le fameux : Tous les chats sont mortels. Socrate est mortel. Donc Socrate est un chat. A lire !</text:p>
          </table:table-cell>
          <table:table-cell table:style-name="ce6" office:value-type="string" calcext:value-type="string">
            <text:p>absurde !, 0.5, 0.7, None</text:p>
            <text:p>talent ! !, 0.46875, 0.05, None</text:p>
            <text:p>sans libre, -0.225, 0.3, None</text:p>
            <text:p>grand !, 0.375, 0.2, None</text:p>
            <text:p>dernier, -0.29, 0.2, None</text:p>
            <text:p>explicite, 0.0, 0.0, None</text:p>
            <text:p>évidemment, 0.2, 0.4, None</text:p>
            <text:p>absurde, 0.4, 0.7, None</text:p>
            <text:p>très présentes, 0.24, 0.3, None</text:p>
            <text:p>totalement, 0.1, 0.75, None</text:p>
            <text:p>stupides, -0.5, 0.9, None</text:p>
            <text:p>absurdes, 0.4, 0.7, None</text:p>
            <text:p>vraiment absurdes !, 1.0, 1.0, None</text:p>
            <text:p>fameux !, 0.125,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262142857143" calcext:value-type="float">
            <text:p>0.2621428571</text:p>
          </table:table-cell>
          <table:table-cell table:style-name="ce4" office:value-type="float" office:value="0.421428571429" calcext:value-type="float">
            <text:p>0.4214285714</text:p>
          </table:table-cell>
          <table:table-cell table:style-name="ce6" office:value-type="string" calcext:value-type="string">
            <text:p>Pourquoi cette édition de Jules Verne en Pléiade?Le passionné a déjà TOUT Jules Verne,dans de bonnes conditions éditoriales,l'expert dispose d'excellentes études critiques,le curieux peut trouver facilement les oeuvres ici réunies (à l'exception,certes,du Sphinx des Glaces). Il est vrai que les quatre romans forment une sorte de cycle,Nemo et Ayrton étant les traits d'union;il est vrai que ce sont parmi les meilleurs de l'auteur,et qu'ils sont accompagnés ici comme partout des fameuses gravures de l'édition Hetzel.Mais pourquoi la Pléiade se contente-t-elle de nous livrer une édition que l'on trouve par d'autres voies?La politique éditoriale de la prestigieuse collection semble bien erratique depuis quelques années,alors que l'on attend toujours,par exemple,l'achèvement des éditions des poèmes et romans de Victor Hugo! Cinq étoiles pour le merveilleux Jules Verne,zéro étoile pour la Pléiade,cela fait deux!</text:p>
          </table:table-cell>
          <table:table-cell table:style-name="ce6" office:value-type="string" calcext:value-type="string">
            <text:p>bonnes, 0.7, 0.7, None</text:p>
            <text:p>excellentes, 0.5, 0.9, None</text:p>
            <text:p>curieux, 0.07, 0.3, None</text:p>
            <text:p>fameuses, 0.1, 0.4, None</text:p>
            <text:p>autres, -0.1, 0.0, None</text:p>
            <text:p>politique !, 0.0, 0.0, None</text:p>
            <text:p>merveilleux !, 1.0, 0.9,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262142857143" calcext:value-type="float">
            <text:p>0.2621428571</text:p>
          </table:table-cell>
          <table:table-cell table:style-name="ce4" office:value-type="float" office:value="0.421428571429" calcext:value-type="float">
            <text:p>0.4214285714</text:p>
          </table:table-cell>
          <table:table-cell table:style-name="ce6" office:value-type="string" calcext:value-type="string">
            <text:p>Pourquoi cette édition de Jules Verne en Pléiade?Le passionné a déjà TOUT Jules Verne,dans de bonnes conditions éditoriales,l'expert dispose d'excellentes études critiques,le curieux peut trouver facilement les oeuvres ici réunies (à l'exception,certes,du Sphinx des Glaces). Il est vrai que les quatre romans forment une sorte de cycle,Nemo et Ayrton étant les traits d'union;il est vrai que ce sont parmi les meilleurs de l'auteur,et qu'ils sont accompagnés ici comme partout des fameuses gravures de l'édition Hetzel.Mais pourquoi la Pléiade se contente-t-elle de nous livrer une édition que l'on trouve par d'autres voies?La politique éditoriale de la prestigieuse collection semble bien erratique depuis quelques années,alors que l'on attend toujours,par exemple,l'achèvement des éditions des poèmes et romans de Victor Hugo! Cinq étoiles pour le merveilleux Jules Verne,zéro étoile pour la Pléiade,cela fait deux!</text:p>
          </table:table-cell>
          <table:table-cell table:style-name="ce6" office:value-type="string" calcext:value-type="string">
            <text:p>bonnes, 0.7, 0.7, None</text:p>
            <text:p>excellentes, 0.5, 0.9, None</text:p>
            <text:p>curieux, 0.07, 0.3, None</text:p>
            <text:p>fameuses, 0.1, 0.4, None</text:p>
            <text:p>autres, -0.1, 0.0, None</text:p>
            <text:p>politique !, 0.0, 0.0, None</text:p>
            <text:p>merveilleux !, 1.0, 0.9,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4">
          <table:table-cell table:style-name="ce2" office:value-type="float" office:value="0.263054347826" calcext:value-type="float">
            <text:p>0.2630543478</text:p>
          </table:table-cell>
          <table:table-cell table:style-name="ce4" office:value-type="float" office:value="1.09043478261" calcext:value-type="float">
            <text:p>1.0904347826</text:p>
          </table:table-cell>
          <table:table-cell table:style-name="ce6" office:value-type="string" calcext:value-type="string">
            <text:p>ce livre est le plus beau que je n'ai jamais lu, et la meilleure lecture a été la première donc je ne le relirai pas une quatrième fois (quoique). Je n'ai jamais autant pleuré et ri en lisant un livre. c est une vision du monde qui peut sembler etrange au début, mais qui est tellement vraie! la vie, dans son absurdité, dans sa bizarrerie comique. Je suis donc devenue une amoureuse de Vian, et je vous conseille de lire tous ses romans, en particulier l'herbe rouge que j ai trouvé plus drôle encore, et plein de références, ainsi que certaines nouvelles très amusantes. En revanche, certains de ses romans (par ex les morts ont tous la même peau) sont assez glauques, mais aussi géniaux.</text:p>
          </table:table-cell>
          <table:table-cell table:style-name="ce6" office:value-type="string" calcext:value-type="string">
            <text:p>plus, 0.15, 0.1, None</text:p>
            <text:p>meilleure, 0.53, 0.5, None</text:p>
            <text:p>tellement vraie !, 0.03125, 0.2, None</text:p>
            <text:p>comique, 0.4, 0.6, None</text:p>
            <text:p>plus drôle, 0.689, 0.78, None</text:p>
            <text:p>plein, 0.29, 0.3, None</text:p>
            <text:p>nouvelles, 0.1, 0.25, None</text:p>
            <text:p>très amusantes, 0.8, 1.0, None</text:p>
            <text:p>même, 0.0, 0.5, None</text:p>
            <text:p>glauques, 0.0, 0.0, None</text:p>
            <text:p>géniaux, 0.9,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63636363636" calcext:value-type="float">
            <text:p>0.2636363636</text:p>
          </table:table-cell>
          <table:table-cell table:style-name="ce4" office:value-type="float" office:value="0.233636363636" calcext:value-type="float">
            <text:p>0.2336363636</text:p>
          </table:table-cell>
          <table:table-cell table:style-name="ce6" office:value-type="string" calcext:value-type="string">
            <text:p>j'ai beaucoup aime ce livre. Le style. le procede litteraire. L'humour. Son humanite aussi. Un grand plaisir de lecture qui rend meilleur, plus eveille et intelligent. L'emotion, d'abord tenue a distance, au debut du livre apparait et nous emporte, surtout a la fin. Je ne saurai trop le recommander.</text:p>
          </table:table-cell>
          <table:table-cell table:style-name="ce6" office:value-type="string" calcext:value-type="string">
            <text:p>beaucoup, 0.1, 0.1, None</text:p>
            <text:p>grand, 0.3, 0.2, None</text:p>
            <text:p>plaisir, 0.15, 0.0, None</text:p>
            <text:p>meilleur, 0.53, 0.5, None</text:p>
            <text:p>plus, 0.15, 0.1, None</text:p>
            <text:p>intelligent, 0.9, 0.2, None</text:p>
            <text:p>emotion, 0.4, 0.0, None</text:p>
            <text:p>trop, -0.25,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264230769231" calcext:value-type="float">
            <text:p>0.2642307692</text:p>
          </table:table-cell>
          <table:table-cell table:style-name="ce4" office:value-type="float" office:value="0.253076923077" calcext:value-type="float">
            <text:p>0.2530769231</text:p>
          </table:table-cell>
          <table:table-cell table:style-name="ce6" office:value-type="string" calcext:value-type="string">
            <text:p>Un livre très drôle qui fait plaisir à lire et qui aborde cependant des intrigues plus graves. Il est tout simplement impossible de lâcher ce livre avant de l'avoir fini ! Gilles Legardinier parvient, à travers une écriture fluide et légère, a nous faire ressentir chaque émotion de Julie tout en nous offrant des réflexions sur la vie et les gens qui nous entourent. C'est le sourire aux lèvres que j'ai terminé ce livre qui est tout simplement un grand moment de bonheur !</text:p>
          </table:table-cell>
          <table:table-cell table:style-name="ce6" office:value-type="string" calcext:value-type="string">
            <text:p>très drôle, 1.0, 1.0, None</text:p>
            <text:p>plaisir, 0.15, 0.0, None</text:p>
            <text:p>plus graves, 0.52, 0.39, None</text:p>
            <text:p>simplement impossible !, -1.0, 1.0, None</text:p>
            <text:p>fluide, 0.0, 0.0, None</text:p>
            <text:p>légère, 0.18, 0.2, None</text:p>
            <text:p>émotion, 0.4, 0.0, None</text:p>
            <text:p>simplement grand, 0.6, 0.4,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264230769231" calcext:value-type="float">
            <text:p>0.2642307692</text:p>
          </table:table-cell>
          <table:table-cell table:style-name="ce4" office:value-type="float" office:value="0.253076923077" calcext:value-type="float">
            <text:p>0.2530769231</text:p>
          </table:table-cell>
          <table:table-cell table:style-name="ce6" office:value-type="string" calcext:value-type="string">
            <text:p>Un livre très drôle qui fait plaisir à lire et qui aborde cependant des intrigues plus graves. Il est tout simplement impossible de lâcher ce livre avant de l'avoir fini ! Gilles Legardinier parvient, à travers une écriture fluide et légère, a nous faire ressentir chaque émotion de Julie tout en nous offrant des réflexions sur la vie et les gens qui nous entourent. C'est le sourire aux lèvres que j'ai terminé ce livre qui est tout simplement un grand moment de bonheur !</text:p>
          </table:table-cell>
          <table:table-cell table:style-name="ce6" office:value-type="string" calcext:value-type="string">
            <text:p>très drôle, 1.0, 1.0, None</text:p>
            <text:p>plaisir, 0.15, 0.0, None</text:p>
            <text:p>plus graves, 0.52, 0.39, None</text:p>
            <text:p>simplement impossible !, -1.0, 1.0, None</text:p>
            <text:p>fluide, 0.0, 0.0, None</text:p>
            <text:p>légère, 0.18, 0.2, None</text:p>
            <text:p>émotion, 0.4, 0.0, None</text:p>
            <text:p>simplement grand, 0.6, 0.4,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64285714286" calcext:value-type="float">
            <text:p>0.2642857143</text:p>
          </table:table-cell>
          <table:table-cell table:style-name="ce4" office:value-type="float" office:value="0.342857142857" calcext:value-type="float">
            <text:p>0.3428571429</text:p>
          </table:table-cell>
          <table:table-cell table:style-name="ce6" office:value-type="string" calcext:value-type="string">
            <text:p>je ne l'ai pas fini, et sans doute ne vais-je pas le finir, c'est plus un amoncellement de digressions , et sans plan ordonné, peut-être intéressant pour un historien(détails sur l'histoire, la révolution, à travers biographies de ses parents ou grands-parents), mais je comptais y trouver plus de détails sur ses romans , leur conception, une réflexion sur l'écriture,sur son époque, des détails sur ses aventures connues, c'est assez décevant dans l'ensemble...j'ai aimé son rapport à la nature, à sa région, mais je reste vraiment sur ma faim...</text:p>
          </table:table-cell>
          <table:table-cell table:style-name="ce6" office:value-type="string" calcext:value-type="string">
            <text:p>plus, 0.15, 0.1, None</text:p>
            <text:p>plus, 0.1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264285714286" calcext:value-type="float">
            <text:p>0.2642857143</text:p>
          </table:table-cell>
          <table:table-cell table:style-name="ce4" office:value-type="float" office:value="0.342857142857" calcext:value-type="float">
            <text:p>0.3428571429</text:p>
          </table:table-cell>
          <table:table-cell table:style-name="ce6" office:value-type="string" calcext:value-type="string">
            <text:p>je ne l'ai pas fini, et sans doute ne vais-je pas le finir, c'est plus un amoncellement de digressions , et sans plan ordonné, peut-être intéressant pour un historien(détails sur l'histoire, la révolution, à travers biographies de ses parents ou grands-parents), mais je comptais y trouver plus de détails sur ses romans , leur conception, une réflexion sur l'écriture,sur son époque, des détails sur ses aventures connues, c'est assez décevant dans l'ensemble...j'ai aimé son rapport à la nature, à sa région, mais je reste vraiment sur ma faim...</text:p>
          </table:table-cell>
          <table:table-cell table:style-name="ce6" office:value-type="string" calcext:value-type="string">
            <text:p>plus, 0.15, 0.1, None</text:p>
            <text:p>plus, 0.15, 0.1, None</text:p>
            <text:p>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2655" calcext:value-type="float">
            <text:p>0.2655</text:p>
          </table:table-cell>
          <table:table-cell table:style-name="ce4" office:value-type="float" office:value="0.495" calcext:value-type="float">
            <text:p>0.495</text:p>
          </table:table-cell>
          <table:table-cell table:style-name="ce6" office:value-type="string" calcext:value-type="string">
            <text:p>Rafraichissant, ce roman. C'est bon, en cette époque! Il y a des gros mots, lit-on dans des critiques ? Certes on aurait pu s'en passer... mais bon, la spontanéité y gagne. Pour moi qui lit à haute voix (pour les aveugles), cela passe très bien. Si si, on passe un bon moment.</text:p>
          </table:table-cell>
          <table:table-cell table:style-name="ce6" office:value-type="string" calcext:value-type="string">
            <text:p>bon !, 0.875, 0.7, None</text:p>
            <text:p>gros, 0.0, 0.2, None</text:p>
            <text:p>critiques, 0.0, 0.75, None</text:p>
            <text:p>bon, 0.7, 0.7, None</text:p>
            <text:p>spontanéité, 0.3, 0.0, None</text:p>
            <text:p>haute, 0.18, 0.2, None</text:p>
            <text:p>très, 0.01, 0.65, None</text:p>
            <text:p>bon,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67" calcext:value-type="float">
            <text:p>0.267</text:p>
          </table:table-cell>
          <table:table-cell table:style-name="ce4" office:value-type="float" office:value="0.43" calcext:value-type="float">
            <text:p>0.43</text:p>
          </table:table-cell>
          <table:table-cell table:style-name="ce6" office:value-type="string" calcext:value-type="string">
            <text:p>Pièce courte (environ 80 pages) mettant en scène 3 amis à l'occasion de l'achat par l'un d'entre eux d'un tableau, entièrement blanc, coûtant une fortune. Si cette pièce s'interroge sur le rôle et la définition de l'art, elle aborde également subtilement les mécanismes fragiles de l'amitié, minée par les incompréhensions et les non-dits, entre des amis jusque là très proches. Le style est limpide et les réparties sont drôles et ne manquent pas de mordant.</text:p>
          </table:table-cell>
          <table:table-cell table:style-name="ce6" office:value-type="string" calcext:value-type="string">
            <text:p>courte, -0.1, 0.1, None</text:p>
            <text:p>blanc, 0.05, 0.0, None</text:p>
            <text:p>également, 0.2, 0.35, None</text:p>
            <text:p>fragiles, -0.25, 0.35, None</text:p>
            <text:p>très, 0.01, 0.65, None</text:p>
            <text:p>limpide,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8">
          <table:table-cell table:style-name="ce2" office:value-type="float" office:value="0.268575" calcext:value-type="float">
            <text:p>0.268575</text:p>
          </table:table-cell>
          <table:table-cell table:style-name="ce4" office:value-type="float" office:value="0.29" calcext:value-type="float">
            <text:p>0.29</text:p>
          </table:table-cell>
          <table:table-cell table:style-name="ce6" office:value-type="string" calcext:value-type="string">
            <text:p>C'était un petit défi personnel que de lire ce classique, ne sachant pas du tout à quoi m'attendre. Et bien une belle surprise fut au rendez-vous !! Le style est très agréable à lire, facile et pas lourd, avec un vocabulaire simple, les quelques mots de l'époque étant expliqués. L'intrigue présente la vie parisienne de l'époque, avec ses charmes, ses habitudes, sa vie tout simplement. On suit l'ascension sociale d'un homme venu de Normandie sans le sou, et dont l'ambition et l'arrivisme ne seront jamais arrêtés. Il va ainsi aller de femme en femme, montant sans arrêt dans la hiérarchie de son journal, profitant de toutes les opportunités à saisir sans vraiment de scrupules. Maupassant nous dresse ici une belle critique de son époque, en masquant parfois tout juste certains noms historiques. Un auteur et un roman à lire !</text:p>
          </table:table-cell>
          <table:table-cell table:style-name="ce6" office:value-type="string" calcext:value-type="string">
            <text:p>petit, 0.1, 0.1, None</text:p>
            <text:p>classique, 0.7, 0.2, None</text:p>
            <text:p>belle ! !, 1.0, 0.8, None</text:p>
            <text:p>très agréable, 1.0, 1.0, None</text:p>
            <text:p>simple, 0.1, 0.1, None</text:p>
            <text:p>parisienne, 0.0, 0.0, None</text:p>
            <text:p>simplement, 0.2, 0.35, None</text:p>
            <text:p>sociale, 0.25, 0.1, None</text:p>
            <text:p>sans vraiment, -0.0, 0.5, None</text:p>
            <text:p>belle, 0.8, 0.8, None</text:p>
            <text:p>critique, 0.0, 0.75, None</text:p>
            <text:p>historiques !,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6875" calcext:value-type="float">
            <text:p>0.26875</text:p>
          </table:table-cell>
          <table:table-cell table:style-name="ce4" office:value-type="float" office:value="0.275" calcext:value-type="float">
            <text:p>0.275</text:p>
          </table:table-cell>
          <table:table-cell table:style-name="ce6" office:value-type="string" calcext:value-type="string">
            <text:p>Tout a été dit dans la presse et les commentaires élogieux que l'on peut lire ici. Je serai comme le livre, bref. C'est court, mais qu'est-ce que c'est bon !</text:p>
          </table:table-cell>
          <table:table-cell table:style-name="ce6" office:value-type="string" calcext:value-type="string">
            <text:p>bon !, 0.875, 0.7,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69090909091" calcext:value-type="float">
            <text:p>0.2690909091</text:p>
          </table:table-cell>
          <table:table-cell table:style-name="ce4" office:value-type="float" office:value="0.495454545455" calcext:value-type="float">
            <text:p>0.4954545455</text:p>
          </table:table-cell>
          <table:table-cell table:style-name="ce6" office:value-type="string" calcext:value-type="string">
            <text:p>Le cynisme peut écoeurer parfois mais ce n’est ici pas un cynisme mal employé. Céline déconsidère l’homme souvent avec fondement, inspiré sans doute d’une douleur profonde, sincère, à milles lieux des hordes d’hypocrites qui admirent l’homme parce qu’ils en sont un eux-mêmes. L’homme ne peut pas qu’être beau, superbe. Je garde de cette lecture un souvenir passionné, c’est pour moi le livre incontournable de la littérature française, un livre à apprendre. Si au lieu d’éprouver la même intolérance pour des êtres qui en détestent d’autres, pourquoi n’essayerons-nous pas d’en comprendre les causes et d’y remédier ? Pour avancer une fois au lieu de stagner toujours, ceux qui n’y trouveront aucun intérêt n’auront pas compris.</text:p>
          </table:table-cell>
          <table:table-cell table:style-name="ce6" office:value-type="string" calcext:value-type="string">
            <text:p>profonde, 0.26, 0.3, None</text:p>
            <text:p>sincère, 0.5, 0.5, None</text:p>
            <text:p>superbe, 1.0, 1.0, None</text:p>
            <text:p>française, 0.2, 0.0, None</text:p>
            <text:p>même, 0.0, 0.5, None</text:p>
            <text:p>autres,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70263157895" calcext:value-type="float">
            <text:p>0.2702631579</text:p>
          </table:table-cell>
          <table:table-cell table:style-name="ce4" office:value-type="float" office:value="0.263684210526" calcext:value-type="float">
            <text:p>0.2636842105</text:p>
          </table:table-cell>
          <table:table-cell table:style-name="ce6" office:value-type="string" calcext:value-type="string">
            <text:p>Simple, juste, magnifique et de toute beauté. Je l'ai trouvé réel, ni glauque, ni cru ce qui contrairement à ce que l'on prétend n'est pas réservé uniquement au monde ouvrier. Ma plus grande surprise : la description que le personnage fait sur ses sentiments et son physique a été écrite par une homme. Comment un homme a pu ainsi s'infiltrer dans l'âme d'une femme surtout lorsque tout n'est pas rose... Bravo à vous, Grégoire Delacourt, si vous êtes aussi beau et sincère que votre personnage vous êtes quelqu'un de bien et j'espère y croire.</text:p>
          </table:table-cell>
          <table:table-cell table:style-name="ce6" office:value-type="string" calcext:value-type="string">
            <text:p>magnifique, 1.0, 1.0, None</text:p>
            <text:p>réel, 0.2, 0.1, None</text:p>
            <text:p>ni glauque, -0.0, 0.0, None</text:p>
            <text:p>plus grande, 0.39, 0.26, None</text:p>
            <text:p>physique, 0.8, 0.0, None</text:p>
            <text:p>pas rose, -0.04, 0.1, None</text:p>
            <text:p>sincère, 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71666666667" calcext:value-type="float">
            <text:p>0.2716666667</text:p>
          </table:table-cell>
          <table:table-cell table:style-name="ce4" office:value-type="float" office:value="0.339888888889" calcext:value-type="float">
            <text:p>0.3398888889</text:p>
          </table:table-cell>
          <table:table-cell table:style-name="ce6" office:value-type="string" calcext:value-type="string">
            <text:p>Surpris, même très agréablement surpris par ce nouveau Maxime Chattam. Auteur de thriller que j'adore, je me suis laissé tenté. Génial, on se plonge sans problème dans son univers. Inspiré de l'univers de Tolkien par certains cotés, on glisse sans problème dans ce monde radicalement différent de ce qu'ont pu connaitre les protagonistes auparavant. Entre créatures étranges, pans et cyniks on dévore ce roman avec plaisir comme la suite d'ailleurs. Sans dévoiler l'histoire, si vous avez aimé l'esprit du seigneur des anneaux, jetez vous sur ce roman sans hésitation. Plus moderne sans elfs ni nains, il n'en est que plus plaisant. Je le conseille à tous ceux qui veulent s'évader dans un autre monde.</text:p>
          </table:table-cell>
          <table:table-cell table:style-name="ce6" office:value-type="string" calcext:value-type="string">
            <text:p>très agréablement, 0.6, 0.4, None</text:p>
            <text:p>nouveau, 0.34, 0.25, None</text:p>
            <text:p>adore, 0.5, 0.5, None</text:p>
            <text:p>différent, 0.4, 0.15, None</text:p>
            <text:p>étranges, -0.5, 0.2, None</text:p>
            <text:p>plaisir, 0.15, 0.0, None</text:p>
            <text:p>moderne, 0.2, 0.1, None</text:p>
            <text:p>plus plaisant, 0.78, 0.988,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72" calcext:value-type="float">
            <text:p>0.272</text:p>
          </table:table-cell>
          <table:table-cell table:style-name="ce4" office:value-type="float" office:value="0.29" calcext:value-type="float">
            <text:p>0.29</text:p>
          </table:table-cell>
          <table:table-cell table:style-name="ce6" office:value-type="string" calcext:value-type="string">
            <text:p>Un bon livre au style alerte à lire comme un thriller au premier degré ou bien à méditer sur nos concepts de civilisation dite moderne et de progrès. Un peu de manichéisme toutefois.</text:p>
          </table:table-cell>
          <table:table-cell table:style-name="ce6" office:value-type="string" calcext:value-type="string">
            <text:p>bon, 0.7, 0.7, None</text:p>
            <text:p>moderne, 0.2, 0.1, None</text:p>
            <text:p>peu, -0.0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72857142857" calcext:value-type="float">
            <text:p>0.2728571429</text:p>
          </table:table-cell>
          <table:table-cell table:style-name="ce4" office:value-type="float" office:value="0.435714285714" calcext:value-type="float">
            <text:p>0.4357142857</text:p>
          </table:table-cell>
          <table:table-cell table:style-name="ce6" office:value-type="string" calcext:value-type="string">
            <text:p>Ce roman est vraiment génial. Il est à conseiller à tous les ados. L'histoire d'una gamine surdouée, Lou, qui est mal dans sa peau à cause d'une tragédie familiale, et qui rencontre une jeune SDF, nommée No. Elles deviennent amies et Lou va tout faire pour aider No à s'en sortir...mais le voudra-t-elle ?</text:p>
          </table:table-cell>
          <table:table-cell table:style-name="ce6" office:value-type="string" calcext:value-type="string">
            <text:p>vraiment génial, 1.0, 1.0, None</text:p>
            <text:p>familiale, 0.1, 0.0, None</text:p>
            <text:p>jeune, 0.32, 0.4,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73333333333" calcext:value-type="float">
            <text:p>0.2733333333</text:p>
          </table:table-cell>
          <table:table-cell table:style-name="ce4" office:value-type="float" office:value="0.266666666667" calcext:value-type="float">
            <text:p>0.2666666667</text:p>
          </table:table-cell>
          <table:table-cell table:style-name="ce6" office:value-type="string" calcext:value-type="string">
            <text:p>Le sujet du livre m'a tout de suite attirée car j'aime beaucoup les récits intimistes, l'exploration de l'âme humaine, les dessous des apparences.Déception, je ne suis pas rentrée dans sa vie et je ne la connais pas mieux qu'à la première ligne du livre. Je pense qu'elle ne se livre pas vraiment et que ce livre manque de vie et de sentiments.</text:p>
          </table:table-cell>
          <table:table-cell table:style-name="ce6" office:value-type="string" calcext:value-type="string">
            <text:p>aime, 0.6, 0.6, None</text:p>
            <text:p>beaucoup, 0.1, 0.1, None</text:p>
            <text:p>humaine, 0.22, 0.1, None</text:p>
            <text:p>pas vraiment, -0.0, 0.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275" calcext:value-type="float">
            <text:p>0.275</text:p>
          </table:table-cell>
          <table:table-cell table:style-name="ce4" office:value-type="float" office:value="0.50625" calcext:value-type="float">
            <text:p>0.50625</text:p>
          </table:table-cell>
          <table:table-cell table:style-name="ce6" office:value-type="string" calcext:value-type="string">
            <text:p>Intérêt de ce récit qui est a la fois familier (scolaire) fantastique ( navigation imprévue et improbable) système D qui permet une approche de la littérature et de la science appliquée. Sans oublier le clin d'œil à La Marie-Josèphe <text:s/>menée par Les Frères Jacques, j'aime beaucoup.</text:p>
          </table:table-cell>
          <table:table-cell table:style-name="ce6" office:value-type="string" calcext:value-type="string">
            <text:p>familier, 0.2, 0.3, None</text:p>
            <text:p>scolaire, 0.1, 0.0, None</text:p>
            <text:p>fantastique, 1.0, 1.0, None</text:p>
            <text:p>imprévue, 0.08, 0.8, None</text:p>
            <text:p>improbable, -0.1, 0.8, None</text:p>
            <text:p>aime, 0.6, 0.6, None</text:p>
            <text:p>beaucoup, 0.1,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75" calcext:value-type="float">
            <text:p>0.275</text:p>
          </table:table-cell>
          <table:table-cell table:style-name="ce4" office:value-type="float" office:value="0.255" calcext:value-type="float">
            <text:p>0.255</text:p>
          </table:table-cell>
          <table:table-cell table:style-name="ce6" office:value-type="string" calcext:value-type="string">
            <text:p>Je ne connaissais que de nom cet écrivain. Quand je l'ai vu et entendu à la Grande librairie j'ai eu envie de lire ce livre, tant l'auteur dégageait une joie de vivre rayonnante. J'ai été surprise de tant de poésie et de fraîcheur dans ces textes. J'ai beaucoup aimé et je vais certainement le relire pour apprécier toute la profondeur et le charme de cette écriture.</text:p>
          </table:table-cell>
          <table:table-cell table:style-name="ce6" office:value-type="string" calcext:value-type="string">
            <text:p>beaucoup, 0.1, 0.1, None</text:p>
            <text:p>certainement, 0.1, 0.2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76" calcext:value-type="float">
            <text:p>0.276</text:p>
          </table:table-cell>
          <table:table-cell table:style-name="ce4" office:value-type="float" office:value="0.42" calcext:value-type="float">
            <text:p>0.42</text:p>
          </table:table-cell>
          <table:table-cell table:style-name="ce6" office:value-type="string" calcext:value-type="string">
            <text:p>fidèle au texte original, il est parfait pour un collègien qui découvre l'auteur qui au programme de troisième; la lecture est claire</text:p>
          </table:table-cell>
          <table:table-cell table:style-name="ce6" office:value-type="string" calcext:value-type="string">
            <text:p>fidèle, 0.1, 0.6, None</text:p>
            <text:p>original, 0.2, 0.6, None</text:p>
            <text:p>parfait, 0.8, 0.8, None</text:p>
            <text:p>claire, 0.28,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78333333333" calcext:value-type="float">
            <text:p>0.2783333333</text:p>
          </table:table-cell>
          <table:table-cell table:style-name="ce4" office:value-type="float" office:value="0.358333333333" calcext:value-type="float">
            <text:p>0.3583333333</text:p>
          </table:table-cell>
          <table:table-cell table:style-name="ce6" office:value-type="string" calcext:value-type="string">
            <text:p>Un régal. Un jeu qui plaît à tous : parents et enfants. Fini les corvées, tout se fait en chantant et en s'amusant. Et tout le monde révise ou apprend, c'est très ludique. Bravo.</text:p>
          </table:table-cell>
          <table:table-cell table:style-name="ce6" office:value-type="string" calcext:value-type="string">
            <text:p>très, 0.01, 0.6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8" calcext:value-type="float">
            <text:p>0.28</text:p>
          </table:table-cell>
          <table:table-cell table:style-name="ce4" office:value-type="float" office:value="0.258333333333" calcext:value-type="float">
            <text:p>0.2583333333</text:p>
          </table:table-cell>
          <table:table-cell table:style-name="ce6" office:value-type="string" calcext:value-type="string">
            <text:p>Le kindle permet une lecture aisée et le texte est toujours disponiblmais pourquoi proposer un texte incomplet ? Il manque par exemple la relation de la rencontre d'une aïeule avec Rousseau et les lettres du père de George Sand. Ces textes sont dans l'édition originale disponible sur Gallica. il est important de savoir que les textes des ouvrages et en particulier des classiques sont complets.</text:p>
          </table:table-cell>
          <table:table-cell table:style-name="ce6" office:value-type="string" calcext:value-type="string">
            <text:p>originale, 0.2, 0.6, None</text:p>
            <text:p>disponible, 0.1, 0.0, None</text:p>
            <text:p>classiques, 0.7,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28" calcext:value-type="float">
            <text:p>0.28</text:p>
          </table:table-cell>
          <table:table-cell table:style-name="ce4" office:value-type="float" office:value="0.258333333333" calcext:value-type="float">
            <text:p>0.2583333333</text:p>
          </table:table-cell>
          <table:table-cell table:style-name="ce6" office:value-type="string" calcext:value-type="string">
            <text:p>Le kindle permet une lecture aisée et le texte est toujours disponiblmais pourquoi proposer un texte incomplet ? Il manque par exemple la relation de la rencontre d'une aïeule avec Rousseau et les lettres du père de George Sand. Ces textes sont dans l'édition originale disponible sur Gallica. il est important de savoir que les textes des ouvrages et en particulier des classiques sont complets.</text:p>
          </table:table-cell>
          <table:table-cell table:style-name="ce6" office:value-type="string" calcext:value-type="string">
            <text:p>originale, 0.2, 0.6, None</text:p>
            <text:p>disponible, 0.1, 0.0, None</text:p>
            <text:p>classiques, 0.7,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281" calcext:value-type="float">
            <text:p>0.281</text:p>
          </table:table-cell>
          <table:table-cell table:style-name="ce4" office:value-type="float" office:value="0.23" calcext:value-type="float">
            <text:p>0.23</text:p>
          </table:table-cell>
          <table:table-cell table:style-name="ce6" office:value-type="string" calcext:value-type="string">
            <text:p>Je lis beaucoup cet auteur. Cette fois il a tapé fort et l'on peut dire qu'il a concentré dans ce livre là tout son talent a la fois poêtique et émotionnel. Un chef d'oeuvre!</text:p>
          </table:table-cell>
          <table:table-cell table:style-name="ce6" office:value-type="string" calcext:value-type="string">
            <text:p>beaucoup, 0.1, 0.1, None</text:p>
            <text:p>talent !, 0.375,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82" calcext:value-type="float">
            <text:p>0.282</text:p>
          </table:table-cell>
          <table:table-cell table:style-name="ce4" office:value-type="float" office:value="0.51" calcext:value-type="float">
            <text:p>0.51</text:p>
          </table:table-cell>
          <table:table-cell table:style-name="ce6" office:value-type="string" calcext:value-type="string">
            <text:p>quelle belle surprise ce jeune auteur ! je l'ai lu d'une seule traite, en voiture, impossible de le lâcher et moi qui déteste les livres parlant de la guerre j'ai fortement apprécié car justement elle en parle très peu mais très bien ! je n'arrête pas de le prêter depuis, ne tergiversez pas c'est un très bon livre</text:p>
          </table:table-cell>
          <table:table-cell table:style-name="ce6" office:value-type="string" calcext:value-type="string">
            <text:p>belle, 0.8, 0.8, None</text:p>
            <text:p>jeune !, 0.4, 0.4, None</text:p>
            <text:p>seule, -0.1, 0.2, None</text:p>
            <text:p>impossible, -0.5, 0.5, None</text:p>
            <text:p>fortement, 0.2, 0.7, None</text:p>
            <text:p>très peu, -0.1, 1.0, None</text:p>
            <text:p>très !, 0.0125, 0.65, None</text:p>
            <text:p>très bon,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82" calcext:value-type="float">
            <text:p>0.282</text:p>
          </table:table-cell>
          <table:table-cell table:style-name="ce4" office:value-type="float" office:value="0.38" calcext:value-type="float">
            <text:p>0.38</text:p>
          </table:table-cell>
          <table:table-cell table:style-name="ce6" office:value-type="string" calcext:value-type="string">
            <text:p>Fin dÃ©cevante. Une nouvelle fantastique ma foi fort bien Ã©crite mais je persiste Ã croire que Maupassant et Edgar Allan Poe restent les maÃ®tres du genre.</text:p>
          </table:table-cell>
          <table:table-cell table:style-name="ce6" office:value-type="string" calcext:value-type="string">
            <text:p>nouvelle, 0.1, 0.25, None</text:p>
            <text:p>fantast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83333333333" calcext:value-type="float">
            <text:p>0.2833333333</text:p>
          </table:table-cell>
          <table:table-cell table:style-name="ce4" office:value-type="float" office:value="0.288888888889" calcext:value-type="float">
            <text:p>0.2888888889</text:p>
          </table:table-cell>
          <table:table-cell table:style-name="ce6" office:value-type="string" calcext:value-type="string">
            <text:p>Après avoir vu l'excellent film de Philippe de Broca et la performance des acteurs, tous parfaits, j'ai eu envie de relire le livre d'Hervé Bazin. Bien que différent du film, il reste un livre de référence tant par son écriture que par son contenu surtout quand on sait qu'il est autobiographique. Aussi paradoxal que cela puisse paraître, le film est presque mieux que le livre malgré les rajouts que s'est permis de faire Philippe de Broca. J'espère que grâce à ce metteur en scène, beaucoup de téléspectateurs auront envie comme moi de redécouvrir Hervé Bazin et son talent.</text:p>
          </table:table-cell>
          <table:table-cell table:style-name="ce6" office:value-type="string" calcext:value-type="string">
            <text:p>excellent, 0.5, 0.9, None</text:p>
            <text:p>différent, 0.4, 0.15, None</text:p>
            <text:p>beaucoup, 0.1, 0.1, None</text:p>
            <text:p>talent, 0.3,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83333333333" calcext:value-type="float">
            <text:p>0.2833333333</text:p>
          </table:table-cell>
          <table:table-cell table:style-name="ce4" office:value-type="float" office:value="0.316666666667" calcext:value-type="float">
            <text:p>0.3166666667</text:p>
          </table:table-cell>
          <table:table-cell table:style-name="ce6" office:value-type="string" calcext:value-type="string">
            <text:p>Je suppose que les commentaires favorables ont tous trait à la version papier. En ebook : zéro. Pas de table des matières accessible, pas de commentaire, quelques fables seulement... Vous êtes prévenu, en ebook : zéro</text:p>
          </table:table-cell>
          <table:table-cell table:style-name="ce6" office:value-type="string" calcext:value-type="string">
            <text:p>favorables, 0.5, 0.6, None</text:p>
            <text:p>accessible, 0.13, 0.2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9">
          <table:table-cell table:style-name="ce2" office:value-type="float" office:value="0.284347826087" calcext:value-type="float">
            <text:p>0.2843478261</text:p>
          </table:table-cell>
          <table:table-cell table:style-name="ce4" office:value-type="float" office:value="0.374347826087" calcext:value-type="float">
            <text:p>0.3743478261</text:p>
          </table:table-cell>
          <table:table-cell table:style-name="ce6" office:value-type="string" calcext:value-type="string">
            <text:p>Suis à mon 3ème de cet auteur... Et c'est le meilleur pour moi, après Demain j'arrête et L'Exil des Anges je me suis régalée. Que du bonheur, on se laisse happer par l'histoire de ce très cher Andrew et des personnages qui l'entourent... Je n'aurais honnêtement pas pensé que ce genre me conviendrait, on vit une histoire somme toute banale avec des éléments extraordinaires, de vie de chacun et je ne sais pourquoi alors que je m'intéresse pas plus que ça à la vie de mes voisins :-) cette histoire m'a passionnée, beaucoup touchée et j'adore ! Beaucoup de talent !! J'attends avec plaisir le prochain.... J'ai passé un très très bon moment et de temps en temps, on se pose la question sur notre propre vie, en prenant un peu de recul... on médite et on se dit : Tiens tiens moi aussi y a un truc qu'il faut que je change dans ma vie Pas de ton moralisateur rassurez-vous (je déteste ça) ce livre est de plus très drôle, tout en finesse et en subtilité, un régal !!</text:p>
          </table:table-cell>
          <table:table-cell table:style-name="ce6" office:value-type="string" calcext:value-type="string">
            <text:p>bonheur, 0.5, 0.0, None</text:p>
            <text:p>très, 0.01, 0.65, None</text:p>
            <text:p>banale, -0.3, 0.5, None</text:p>
            <text:p>extraordinaires, 0.1, 0.8, None</text:p>
            <text:p>pas plus, -0.075, 0.1, None</text:p>
            <text:p>:-), 0.5, 1.0, mood</text:p>
            <text:p>beaucoup, 0.1, 0.1, None</text:p>
            <text:p>adore !, 0.625, 0.5, None</text:p>
            <text:p>talent ! !, 0.46875, 0.05, None</text:p>
            <text:p>plaisir, 0.15, 0.0, None</text:p>
            <text:p>prochain, 0.0, 0.0, None</text:p>
            <text:p>très très bon, 1.0, 1.0, None</text:p>
            <text:p>propre, 0.33, 0.2, None</text:p>
            <text:p>peu, -0.05, 0.5, None</text:p>
            <text:p>plus très drôle !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286428571429" calcext:value-type="float">
            <text:p>0.2864285714</text:p>
          </table:table-cell>
          <table:table-cell table:style-name="ce4" office:value-type="float" office:value="0.346428571429" calcext:value-type="float">
            <text:p>0.3464285714</text:p>
          </table:table-cell>
          <table:table-cell table:style-name="ce6" office:value-type="string" calcext:value-type="string">
            <text:p>Ce qu'elle a fait est d'échouer à tuer son mari;et n'est-ce pas son vrai crime?; son pere, un homme de politique l'a sauvée de la guillotine par un non-lieu; ce qui suit est un des plus beaux romans du xxe s. Ce qui suit est l'anéantissement systematique d'un vivant; etre humain. Cela se passe dans les annees 20 ou bien avant mais le message de ce livre reste toujours fiable. Tres facile a lire est tres interessant, ce livre nous montre la Therese qui,est un peu vivante dans nous tous...moi je n'ai rien vu a critiquer c'est tres bien ecrit et je vous conseille de le lire.Je ne suis pas francais mais j'ai eu de la chance en lisant ce roman. Merci et pardonnez moi les fautes de grammaire etc.moi je crois que ce livre a ete tres bien ecrit.</text:p>
          </table:table-cell>
          <table:table-cell table:style-name="ce6" office:value-type="string" calcext:value-type="string">
            <text:p>politique, 0.0, 0.0, None</text:p>
            <text:p>plus beaux, 1.0, 1.0, None</text:p>
            <text:p>humain, 0.22, 0.1, None</text:p>
            <text:p>peu vivante, 0.4,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875" calcext:value-type="float">
            <text:p>0.2875</text:p>
          </table:table-cell>
          <table:table-cell table:style-name="ce4" office:value-type="float" office:value="0.5125" calcext:value-type="float">
            <text:p>0.5125</text:p>
          </table:table-cell>
          <table:table-cell table:style-name="ce6" office:value-type="string" calcext:value-type="string">
            <text:p>Absolument rien à dire, rapidité, livre en excellent état, c'était génial!ce livre s'averera très utile dans l'analyse de l'oeuvre de Ionesco, que l'on étudie en ce moment, merci!</text:p>
          </table:table-cell>
          <table:table-cell table:style-name="ce6" office:value-type="string" calcext:value-type="string">
            <text:p>excellent, 0.5, 0.9, None</text:p>
            <text:p>très utile !, 0.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875" calcext:value-type="float">
            <text:p>0.2875</text:p>
          </table:table-cell>
          <table:table-cell table:style-name="ce4" office:value-type="float" office:value="0.195" calcext:value-type="float">
            <text:p>0.195</text:p>
          </table:table-cell>
          <table:table-cell table:style-name="ce6" office:value-type="string" calcext:value-type="string">
            <text:p>Journal d'un homme , du corps d'un homme....mais je devrais dire d'un Homme, tant il m'a touchée! Comme dans la plupart des livres de Pennac, on retrouve humour, amour, tendresse mais aussi réflexions philosophiques et politiques. J'ai éclaté de rire et je me suis sentie très émue : que demander de plus à un livre? Ce livre est un cadeau qui contient des pages d'anthologie (petit rappel : c'est déjà le cas pour Comme un roman). Quel plaisir de le donner à lire à des amis , de partager tous ces moments d'intimité! Encore bravo et merci, Mr Pennac</text:p>
          </table:table-cell>
          <table:table-cell table:style-name="ce6" office:value-type="string" calcext:value-type="string">
            <text:p>politiques, 0.0, 0.0, None</text:p>
            <text:p>rire, 0.5, 0.0, None</text:p>
            <text:p>très, 0.01, 0.65, None</text:p>
            <text:p>plus, 0.15, 0.1, None</text:p>
            <text:p>cadeau, 0.45, 0.0, None</text:p>
            <text:p>plaisir !, 0.18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88571428571" calcext:value-type="float">
            <text:p>0.2885714286</text:p>
          </table:table-cell>
          <table:table-cell table:style-name="ce4" office:value-type="float" office:value="0.521428571429" calcext:value-type="float">
            <text:p>0.5214285714</text:p>
          </table:table-cell>
          <table:table-cell table:style-name="ce6" office:value-type="string" calcext:value-type="string">
            <text:p>Estomaqué, voila mon sentiment une fois que j'ai terminée de lire ce roman. Rien de plus authentique qu'un rapport fils mere indestructible. La guerre, la pauvreté, surmontées par l'amour d'une mere vis à vis de son fils. Mais peut on encore parler d'amour? ne s'agit il pas d'une chose développée surrealiste qui par dela la mort pousse un homme vers les projets fantastiques de sa mère. Cet héritage incroyable, cette culture de l'exelence meme dans les situations difficiles, c'est ce que raconte finalement ce roman de romain Gary. 5 ans après, ce livre restera mon meilleure souvenir de lecture.</text:p>
          </table:table-cell>
          <table:table-cell table:style-name="ce6" office:value-type="string" calcext:value-type="string">
            <text:p>plus authentique, 0.39, 0.65, None</text:p>
            <text:p>fantastiques, 1.0, 1.0, None</text:p>
            <text:p>incroyable, 0.6, 0.6, None</text:p>
            <text:p>difficiles, -0.5, 0.4, None</text:p>
            <text:p>romain, 0.0, 0.0, None</text:p>
            <text:p>meilleure, 0.5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29" calcext:value-type="float">
            <text:p>0.29</text:p>
          </table:table-cell>
          <table:table-cell table:style-name="ce4" office:value-type="float" office:value="1.86272727273" calcext:value-type="float">
            <text:p>1.8627272727</text:p>
          </table:table-cell>
          <table:table-cell table:style-name="ce6" office:value-type="string" calcext:value-type="string">
            <text:p>Alors il est comment le nouveau Gounelle ? FORMIDABLE, J'ADOOOORE !!!! L'histoire est machiavélique, étonnante, dépaysante, captivante et bourrée d'humour (certains passages m'ont fait mourir de rire) et comme toujours on découvre plein de choses sur nous-même. Je prévois déjà d'en orner le pied de nombreux sapins de Noël. Je regrette simplement de l'avoir terminé. A quand le prochain ?</text:p>
          </table:table-cell>
          <table:table-cell table:style-name="ce6" office:value-type="string" calcext:value-type="string">
            <text:p>nouveau ! ! ! !, 0.830078125, 0.25, None</text:p>
            <text:p>étonnante, 0.3, 0.4, None</text:p>
            <text:p>captivante, 0.15, 0.3, None</text:p>
            <text:p>rire, 0.5, 0.0, None</text:p>
            <text:p>plein, 0.29, 0.3, None</text:p>
            <text:p>nombreux, 0.0, 0.2, None</text:p>
            <text:p>simplement, 0.2, 0.35, None</text:p>
            <text:p>prochain, 0.0,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292" calcext:value-type="float">
            <text:p>0.292</text:p>
          </table:table-cell>
          <table:table-cell table:style-name="ce4" office:value-type="float" office:value="0.4" calcext:value-type="float">
            <text:p>0.4</text:p>
          </table:table-cell>
          <table:table-cell table:style-name="ce6" office:value-type="string" calcext:value-type="string">
            <text:p>Bof ... Franchement, oui ca se lit d'une traite, et c'est sans doute une bonne façon de donner le gout à la lecture mais bon si vous avez lu au moins 3 livres dans votre vie, vous n'appelerez pas ça de la littérature mais un synopsis ...</text:p>
          </table:table-cell>
          <table:table-cell table:style-name="ce6" office:value-type="string" calcext:value-type="string">
            <text:p>bonne, 0.7, 0.7, None</text:p>
            <text:p>bon, 0.7, 0.7,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9">
          <table:table-cell table:style-name="ce2" office:value-type="float" office:value="0.292631578947" calcext:value-type="float">
            <text:p>0.2926315789</text:p>
          </table:table-cell>
          <table:table-cell table:style-name="ce4" office:value-type="float" office:value="0.384210526316" calcext:value-type="float">
            <text:p>0.3842105263</text:p>
          </table:table-cell>
          <table:table-cell table:style-name="ce6" office:value-type="string" calcext:value-type="string">
            <text:p>C'est incontestablement l'un des plus beaux livres que j'ai lu. J'aurai tant aimé écrire ainsi sur la vie de ma propre mère. Ce livre est un cadeau, pour sa mère, mais pour nous, lecteurs, également. Ma mère souffre de la même maladie, les troubles bipolaires, une sorte de folie, qui a sinistré toute mon enfance, et qui encore aujourd'hui, à 43 ans, me touche infiniment. Ce livre doit être lu, c'est nécessaire. Il est magnifique, bouleversant, je l'ai terminé les yeux brouillés de larmes. C'est surtout, et avant tout, un bel hommage à Lucile, et il transpire à chaque page l'immense amour de Delphine de Vigan pour sa mère. Il y a beaucoup de pudeur, c'est indéniable, on ne sait pas tout, et heureusement... J'espère de tout mon coeur que ce livre recevra un prix. Il me hantera longtemps, très longtemps... A lire, dans l'urgence.</text:p>
          </table:table-cell>
          <table:table-cell table:style-name="ce6" office:value-type="string" calcext:value-type="string">
            <text:p>plus beaux, 1.0, 1.0, None</text:p>
            <text:p>propre, 0.33, 0.2, None</text:p>
            <text:p>cadeau, 0.45, 0.0, None</text:p>
            <text:p>également, 0.2, 0.35, None</text:p>
            <text:p>même, 0.0, 0.5, None</text:p>
            <text:p>troubles, -0.1, 0.8, None</text:p>
            <text:p>nécessaire, 0.27, 0.2, None</text:p>
            <text:p>magnifique, 1.0, 1.0, None</text:p>
            <text:p>bel, 0.4, 0.4, None</text:p>
            <text:p>immense, 0.45, 0.7, None</text:p>
            <text:p>beaucoup, 0.1, 0.1, None</text:p>
            <text:p>coeur, 0.2, 0.0,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293" calcext:value-type="float">
            <text:p>0.293</text:p>
          </table:table-cell>
          <table:table-cell table:style-name="ce4" office:value-type="float" office:value="0.362" calcext:value-type="float">
            <text:p>0.362</text:p>
          </table:table-cell>
          <table:table-cell table:style-name="ce6" office:value-type="string" calcext:value-type="string">
            <text:p>Laurent Gounelle quitte la psychologie et le développement personnel pour la philosophie (au sens large). Il nous emmène dans une aventure forestière avec une tribu d'Amazonie. Lecture facile et agréable, scénario sans grande surprise mais efficace. Ce qui fait l'intérêt, à mon sens, de l'œuvre est la réflexion sur nos valeurs occidentale: Il développe l'idée que nous faisons nous-même notre malheur en cultivant individualisme, consumérisme, matérialisme, culte du winner etc et l'oppose (d'une manière très originale dont je ne dirai rien pour laisser le lecteur découvrir) à une tribu heureuse cultivant des valeurs plus essentielle et proche de la nature. Cette réflexion philosophique est relativement simple, certains pourront dire simpliste ou populaire, pour ma part j'y ai trouvé plusieurs idées très justes et intéressantes, l'invitation à la réflexion se poursuivant au-delà du livre.</text:p>
          </table:table-cell>
          <table:table-cell table:style-name="ce6" office:value-type="string" calcext:value-type="string">
            <text:p>agréable, 0.7, 0.6, None</text:p>
            <text:p>sans grande, -0.15, 0.2, None</text:p>
            <text:p>efficace, 0.4, 0.4, None</text:p>
            <text:p>occidentale, 0.05, 0.0, None</text:p>
            <text:p>très originale, 0.4, 1.0, None</text:p>
            <text:p>découvrir, 0.1, 0.0, None</text:p>
            <text:p>heureuse, 0.7, 0.8, None</text:p>
            <text:p>plus essentielle, 0.39, 0.39, None</text:p>
            <text:p>simple, 0.1, 0.1, None</text:p>
            <text:p>simpliste, 0.05, 0.1, None</text:p>
            <text:p>populaire, 0.5, 0.5, None</text:p>
            <text:p>très, 0.01, 0.65, None</text:p>
            <text:p>intéressantes, 0.3,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9375" calcext:value-type="float">
            <text:p>0.29375</text:p>
          </table:table-cell>
          <table:table-cell table:style-name="ce4" office:value-type="float" office:value="2.6625" calcext:value-type="float">
            <text:p>2.6625</text:p>
          </table:table-cell>
          <table:table-cell table:style-name="ce6" office:value-type="string" calcext:value-type="string">
            <text:p>C'est un livre de Zola qui illustre très bien sa théorie du déterminisme biologique et social. Le livre est facile à comprendre, peu descriptif et plein de rebondissements. L'analyse comportementale des personnages est très intéressante et le vocabulaire employé est très précis.</text:p>
          </table:table-cell>
          <table:table-cell table:style-name="ce6" office:value-type="string" calcext:value-type="string">
            <text:p>illustre, 0.2, 0.8, None</text:p>
            <text:p>très, 0.01, 0.65, None</text:p>
            <text:p>social, 0.25, 0.1, None</text:p>
            <text:p>peu, -0.05, 0.5, None</text:p>
            <text:p>plein, 0.29, 0.3, None</text:p>
            <text:p>très intéressante, 0.6, 1.0, None</text:p>
            <text:p>très précis, 0.8,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294016544118" calcext:value-type="float">
            <text:p>0.2940165441</text:p>
          </table:table-cell>
          <table:table-cell table:style-name="ce4" office:value-type="float" office:value="0.314705882353" calcext:value-type="float">
            <text:p>0.3147058824</text:p>
          </table:table-cell>
          <table:table-cell table:style-name="ce6" office:value-type="string" calcext:value-type="string">
            <text:p>Votre chef est un abruti? Votre mari est accro au shopping en ligne ou votre femme au foot? Votre survie ne tient qu'à une chose: le RIRE! Cet excellent livre vous en fournira à profusion: chaque page est truffée d'un humour pétillant et irrésistible. LE remède anti-crise, je vous dis. Vous voulez une preuve? A elle seule, la couverture donne le sourire: c'est quoi cette gueule de chat! Essayez ensuite de lire les premières pages, et vous ne pourrez plus le reposer. Vous en serez réduit à nourrir vos enfants de plats surgelés et à rogner sur vos heures de télé, de sommeil; n'importe quel prétexte sera bon pour ne pas poser cette comédie géniale. Pour vous dire: j'ai même eu droit au regard suspicieux de mes filles, qui se demandaient pourquoi maman éclatait de rire du fond du canapé... A lire absolument!!!</text:p>
          </table:table-cell>
          <table:table-cell table:style-name="ce6" office:value-type="string" calcext:value-type="string">
            <text:p>excellent, 0.5, 0.9, None</text:p>
            <text:p>irrésistible, 0.9, 0.9, None</text:p>
            <text:p>seule !, -0.125, 0.2, None</text:p>
            <text:p>premières, 0.5, 0.2, None</text:p>
            <text:p>plus, 0.15, 0.1, None</text:p>
            <text:p>bon, 0.7, 0.7, None</text:p>
            <text:p>géniale, 0.9, 1.0, None</text:p>
            <text:p>rire, 0.5, 0.0, None</text:p>
            <text:p>absolument ! ! !, 0.488281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294016544118" calcext:value-type="float">
            <text:p>0.2940165441</text:p>
          </table:table-cell>
          <table:table-cell table:style-name="ce4" office:value-type="float" office:value="0.314705882353" calcext:value-type="float">
            <text:p>0.3147058824</text:p>
          </table:table-cell>
          <table:table-cell table:style-name="ce6" office:value-type="string" calcext:value-type="string">
            <text:p>Votre chef est un abruti? Votre mari est accro au shopping en ligne ou votre femme au foot? Votre survie ne tient qu'à une chose: le RIRE! Cet excellent livre vous en fournira à profusion: chaque page est truffée d'un humour pétillant et irrésistible. LE remède anti-crise, je vous dis. Vous voulez une preuve? A elle seule, la couverture donne le sourire: c'est quoi cette gueule de chat! Essayez ensuite de lire les premières pages, et vous ne pourrez plus le reposer. Vous en serez réduit à nourrir vos enfants de plats surgelés et à rogner sur vos heures de télé, de sommeil; n'importe quel prétexte sera bon pour ne pas poser cette comédie géniale. Pour vous dire: j'ai même eu droit au regard suspicieux de mes filles, qui se demandaient pourquoi maman éclatait de rire du fond du canapé... A lire absolument!!!</text:p>
          </table:table-cell>
          <table:table-cell table:style-name="ce6" office:value-type="string" calcext:value-type="string">
            <text:p>excellent, 0.5, 0.9, None</text:p>
            <text:p>irrésistible, 0.9, 0.9, None</text:p>
            <text:p>seule !, -0.125, 0.2, None</text:p>
            <text:p>premières, 0.5, 0.2, None</text:p>
            <text:p>plus, 0.15, 0.1, None</text:p>
            <text:p>bon, 0.7, 0.7, None</text:p>
            <text:p>géniale, 0.9, 1.0, None</text:p>
            <text:p>rire, 0.5, 0.0, None</text:p>
            <text:p>absolument ! ! !, 0.488281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295" calcext:value-type="float">
            <text:p>0.295</text:p>
          </table:table-cell>
          <table:table-cell table:style-name="ce4" office:value-type="float" office:value="0.305882352941" calcext:value-type="float">
            <text:p>0.3058823529</text:p>
          </table:table-cell>
          <table:table-cell table:style-name="ce6" office:value-type="string" calcext:value-type="string">
            <text:p>Rhinocéros raconte l'histoire d'un homme du commun, qui se fait malmener par ses amis, qui le trouve mou, peu dynamique, sans envie. Puis survient l'impensable: Un, puis plusieurs rhinocéros débarquent en ville....a partir de cet évenement presque anodins va se dérouler une histoire a couper le souffle, ou le protagoniste revelera des qualités méconnues. Ionesco maitre de l'absurde nous livre ici un très bon livre dont le message est simple: ne cédez pas a la rhinopharingite! D'origine roumaine, il a connu le totalitarisme stalinien et se bat donc contre tous les totalitarismes. Les rhinocéros sont les gens qui y ont céder et ont été infectés. Ce livre est donc une métphore filée d'une grande qualité, prenant, a condition d'aimer l'absurde bien sur. Un grand classique</text:p>
          </table:table-cell>
          <table:table-cell table:style-name="ce6" office:value-type="string" calcext:value-type="string">
            <text:p>peu dynamique, 0.0, 0.0, None</text:p>
            <text:p>impensable, 0.02, 0.6, None</text:p>
            <text:p>anodins, -0.08, -0.15, None</text:p>
            <text:p>absurde, 0.4, 0.7, None</text:p>
            <text:p>très bon, 1.0, 1.0, None</text:p>
            <text:p>simple !, 0.125, 0.1, None</text:p>
            <text:p>grande, 0.3, 0.2, None</text:p>
            <text:p>qualité, 0.4, 0.0, None</text:p>
            <text:p>grand, 0.3, 0.2, None</text:p>
            <text:p>classique, 0.7,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95625" calcext:value-type="float">
            <text:p>0.295625</text:p>
          </table:table-cell>
          <table:table-cell table:style-name="ce4" office:value-type="float" office:value="0.49375" calcext:value-type="float">
            <text:p>0.49375</text:p>
          </table:table-cell>
          <table:table-cell table:style-name="ce6" office:value-type="string" calcext:value-type="string">
            <text:p>C'est le livre idéal à déguster et/ou à offrir, qui fait du bien. Les personnages sont très attachants et nous ressemblent terriblement. Ce roman déclenche en vous un tourbillon de rires et de tendresse (des copains d'enfance qui ne sont pas à une folie près). Gilles Legardinier nous fait partager les sentiments d'une jeune femme, très attachée à son quartier. Ses pensées sur sa vie et sur les gens sont riches de détails qui résonnent en nous comme des échos de notre vie côté bonheur !</text:p>
          </table:table-cell>
          <table:table-cell table:style-name="ce6" office:value-type="string" calcext:value-type="string">
            <text:p>très attachants, 0.46, 0.6, None</text:p>
            <text:p>terriblement, -0.3, 0.8, None</text:p>
            <text:p>jeune, 0.32, 0.4, None</text:p>
            <text:p>très, 0.01, 0.65,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295625" calcext:value-type="float">
            <text:p>0.295625</text:p>
          </table:table-cell>
          <table:table-cell table:style-name="ce4" office:value-type="float" office:value="0.49375" calcext:value-type="float">
            <text:p>0.49375</text:p>
          </table:table-cell>
          <table:table-cell table:style-name="ce6" office:value-type="string" calcext:value-type="string">
            <text:p>C'est le livre idéal à déguster et/ou à offrir, qui fait du bien. Les personnages sont très attachants et nous ressemblent terriblement. Ce roman déclenche en vous un tourbillon de rires et de tendresse (des copains d'enfance qui ne sont pas à une folie près). Gilles Legardinier nous fait partager les sentiments d'une jeune femme, très attachée à son quartier. Ses pensées sur sa vie et sur les gens sont riches de détails qui résonnent en nous comme des échos de notre vie côté bonheur !</text:p>
          </table:table-cell>
          <table:table-cell table:style-name="ce6" office:value-type="string" calcext:value-type="string">
            <text:p>très attachants, 0.46, 0.6, None</text:p>
            <text:p>terriblement, -0.3, 0.8, None</text:p>
            <text:p>jeune, 0.32, 0.4, None</text:p>
            <text:p>très, 0.01, 0.65, None</text:p>
            <text:p>bonheur !, 0.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295833333333" calcext:value-type="float">
            <text:p>0.2958333333</text:p>
          </table:table-cell>
          <table:table-cell table:style-name="ce4" office:value-type="float" office:value="0.4" calcext:value-type="float">
            <text:p>0.4</text:p>
          </table:table-cell>
          <table:table-cell table:style-name="ce6" office:value-type="string" calcext:value-type="string">
            <text:p>article bien arrivé, sans attente et en bon état. merci ! très intéressant. Françoise Bourdin est une experte pour aborder dans ses romans des sujets variés et bien documentés</text:p>
          </table:table-cell>
          <table:table-cell table:style-name="ce6" office:value-type="string" calcext:value-type="string">
            <text:p>bon !, 0.875, 0.7, None</text:p>
            <text:p>très intéressant, 0.6,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296666666667" calcext:value-type="float">
            <text:p>0.2966666667</text:p>
          </table:table-cell>
          <table:table-cell table:style-name="ce4" office:value-type="float" office:value="0.233333333333" calcext:value-type="float">
            <text:p>0.2333333333</text:p>
          </table:table-cell>
          <table:table-cell table:style-name="ce6" office:value-type="string" calcext:value-type="string">
            <text:p>Un livre captivant avec l'histoire poignante d'un enfant algérien dans les années 30. Ce livre est pleins d'émotions et les personnages sont attachants. J'ai particulièrement apprécié l'écriture et la richesse du vocabulaire qui fait ressortir si bien les sensations et les émotions.</text:p>
          </table:table-cell>
          <table:table-cell table:style-name="ce6" office:value-type="string" calcext:value-type="string">
            <text:p>algérien, 0.0, 0.0, None</text:p>
            <text:p>pleins, 0.29, 0.3, None</text:p>
            <text:p>attachants, 0.23, 0.3, None</text:p>
            <text:p>particulièrement, 0.0, 0.8, None</text:p>
            <text:p>richesse, 0.4,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298" calcext:value-type="float">
            <text:p>0.298</text:p>
          </table:table-cell>
          <table:table-cell table:style-name="ce4" office:value-type="float" office:value="0.57" calcext:value-type="float">
            <text:p>0.57</text:p>
          </table:table-cell>
          <table:table-cell table:style-name="ce6" office:value-type="string" calcext:value-type="string">
            <text:p>Il y a des moments pour s’ouvrir à certains auteurs, alors si comme moi, vous ne le connaissiez pas encore, et si vous souhaitez saluer « la vie qui passe, la vie qui échappe » … si vous avez envie de percevoir, « dans le bloc des journées ou nous passons notre temps à ne pas vivre », ces « failles », ces « fissures par lesquelles passe quelque chose d’inouï » … N’hésitez pas à saisir cette invitation, vers la joie, vers la vie …</text:p>
          </table:table-cell>
          <table:table-cell table:style-name="ce6" office:value-type="string" calcext:value-type="string">
            <text:p>inouï, 0.9, 0.9,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98461538462" calcext:value-type="float">
            <text:p>0.2984615385</text:p>
          </table:table-cell>
          <table:table-cell table:style-name="ce4" office:value-type="float" office:value="0.296153846154" calcext:value-type="float">
            <text:p>0.2961538462</text:p>
          </table:table-cell>
          <table:table-cell table:style-name="ce6" office:value-type="string" calcext:value-type="string">
            <text:p>J'ai tout aimé dans ce livre fort bien écrit. On n'envierait pas le destin de Félicité, porter un nom prestigieux n'est pas gage de bonheur. Et puis elle a tordu le cou à une vieille maxime : si la légende est plus belle que la vérité, écrivez la légende. Félicité a préféré la déboulonner, avec audace et talent.</text:p>
          </table:table-cell>
          <table:table-cell table:style-name="ce6" office:value-type="string" calcext:value-type="string">
            <text:p>bonheur, 0.5, 0.0, None</text:p>
            <text:p>plus belle, 1.0, 1.0, None</text:p>
            <text:p>talent, 0.3,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29875" calcext:value-type="float">
            <text:p>0.29875</text:p>
          </table:table-cell>
          <table:table-cell table:style-name="ce4" office:value-type="float" office:value="0.425" calcext:value-type="float">
            <text:p>0.425</text:p>
          </table:table-cell>
          <table:table-cell table:style-name="ce6" office:value-type="string" calcext:value-type="string">
            <text:p>Livre fantastique, on a envie de savoir la suite tant l'histoire nous passionne. Certains passages sont éprouvants à lire mais on continue car on veut des responses à nos questions. La fin du roman est triste mais beau. Merci Mr LEVY pour ce roman que nous avons dévoré d'un bout à l'autre</text:p>
          </table:table-cell>
          <table:table-cell table:style-name="ce6" office:value-type="string" calcext:value-type="string">
            <text:p>fantastique, 1.0, 1.0, None</text:p>
            <text:p>triste, -0.3, 0.6, None</text:p>
            <text:p>autre, -0.1,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 calcext:value-type="float">
            <text:p>0.3</text:p>
          </table:table-cell>
          <table:table-cell table:style-name="ce4" office:value-type="float" office:value="0.45" calcext:value-type="float">
            <text:p>0.45</text:p>
          </table:table-cell>
          <table:table-cell table:style-name="ce6" office:value-type="string" calcext:value-type="string">
            <text:p>Comment peut-on trouver ce livre aussi excellent, lorsque des tortures sur des hommes et des animaux font l'objet de descriptifs audieux? Comment peut-on inscrire ce livre dans le programme scolaire des 5e ?</text:p>
          </table:table-cell>
          <table:table-cell table:style-name="ce6" office:value-type="string" calcext:value-type="string">
            <text:p>excellent, 0.5, 0.9, None</text:p>
            <text:p>scolaire, 0.1,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3" calcext:value-type="float">
            <text:p>0.3</text:p>
          </table:table-cell>
          <table:table-cell table:style-name="ce4" office:value-type="float" office:value="0.225" calcext:value-type="float">
            <text:p>0.225</text:p>
          </table:table-cell>
          <table:table-cell table:style-name="ce6" office:value-type="string" calcext:value-type="string">
            <text:p>livre demandé en cours sans édition particulière requise...trés bon choix car mon fils au lycée a pu faire son travail correctement ! recommandé pour toutes les personnes qui cherche le livre de dom juan!</text:p>
          </table:table-cell>
          <table:table-cell table:style-name="ce6" office:value-type="string" calcext:value-type="string">
            <text:p>particulière, -0.15, 0.1, None</text:p>
            <text:p>bon ! !, 1.0,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 calcext:value-type="float">
            <text:p>0.3</text:p>
          </table:table-cell>
          <table:table-cell table:style-name="ce4" office:value-type="float" office:value="0.2" calcext:value-type="float">
            <text:p>0.2</text:p>
          </table:table-cell>
          <table:table-cell table:style-name="ce6" office:value-type="string" calcext:value-type="string">
            <text:p>C'est à la réception que j'ai constaté que ce livre ne comporte que quelques extraits du Grand Meaulnes.</text:p>
          </table:table-cell>
          <table:table-cell table:style-name="ce6" office:value-type="string" calcext:value-type="string">
            <text:p>vraiment génial, 1.0, 1.0, None</text:p>
            <text:p>familiale, 0.1, 0.0, None</text:p>
            <text:p>jeune, 0.32, 0.4,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1">
          <table:table-cell table:style-name="ce2" office:value-type="float" office:value="0.303333333333" calcext:value-type="float">
            <text:p>0.3033333333</text:p>
          </table:table-cell>
          <table:table-cell table:style-name="ce4" office:value-type="float" office:value="0.388888888889" calcext:value-type="float">
            <text:p>0.3888888889</text:p>
          </table:table-cell>
          <table:table-cell table:style-name="ce6" office:value-type="string" calcext:value-type="string">
            <text:p>Après avoir lu les deux précédents livres de Laurent Gounelle, je m'attendais à une belle lecture, et celui-ci a dépassé mes espérances! Il est lumineux, profond, empli de sagesse, mais pas ennuyeux pour autant car le second degré et l'humour sont toujours présents. C'est, si on n'est pas déjà sur ce chemin, une excellente introduction à la spiritualité. Le mode du roman permet de se détendre et de ne pas recevoir cet enseignement comme une leçon, plutôt comme une invitation à se questionner.</text:p>
          </table:table-cell>
          <table:table-cell table:style-name="ce6" office:value-type="string" calcext:value-type="string">
            <text:p>belle !, 1.0, 0.8, None</text:p>
            <text:p>lumineux, 0.6, 0.5, None</text:p>
            <text:p>pas ennuyeux, 0.35, 0.85, None</text:p>
            <text:p>excellente, 0.5,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06666666667" calcext:value-type="float">
            <text:p>0.3066666667</text:p>
          </table:table-cell>
          <table:table-cell table:style-name="ce4" office:value-type="float" office:value="0.433333333333" calcext:value-type="float">
            <text:p>0.4333333333</text:p>
          </table:table-cell>
          <table:table-cell table:style-name="ce6" office:value-type="string" calcext:value-type="string">
            <text:p>Le produit correspond en tous points à l'annonce d'Amazon. Paquet très bien emballé. Vendeur et livraison très rapides. Je le conseille vivement</text:p>
          </table:table-cell>
          <table:table-cell table:style-name="ce6" office:value-type="string" calcext:value-type="string">
            <text:p>très, 0.01, 0.65, None</text:p>
            <text:p>très rapides, 0.7,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07" calcext:value-type="float">
            <text:p>0.307</text:p>
          </table:table-cell>
          <table:table-cell table:style-name="ce4" office:value-type="float" office:value="0.42" calcext:value-type="float">
            <text:p>0.42</text:p>
          </table:table-cell>
          <table:table-cell table:style-name="ce6" office:value-type="string" calcext:value-type="string">
            <text:p>Bonjour. Ce livre a été lu par une ado dans le cadre scolaire. Classe : Humanités ( 5ème - Belgique / 15 à 16 ans ) Ce livre a été nettement mieux apprécié que Le tartuffe, également lu. La lecture était assez aisée. La compréhension était présente. Ce n'est pas forcément le genre de lecture que ma fille et ses copains de classe auraient choisi, mais dans l'ensemble, le livre a été bien accueilli. Pour preuve, de bons résultats à l'interro. Très bonne lecture à vous :-)</text:p>
          </table:table-cell>
          <table:table-cell table:style-name="ce6" office:value-type="string" calcext:value-type="string">
            <text:p>scolaire, 0.1, 0.0, None</text:p>
            <text:p>également, 0.2, 0.35, None</text:p>
            <text:p>bons, 0.7, 0.7, None</text:p>
            <text:p>bonne, 0.7, 0.7, None</text:p>
            <text:p>:-), 0.5, 1.0, mood</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08" calcext:value-type="float">
            <text:p>0.308</text:p>
          </table:table-cell>
          <table:table-cell table:style-name="ce4" office:value-type="float" office:value="3.84" calcext:value-type="float">
            <text:p>3.84</text:p>
          </table:table-cell>
          <table:table-cell table:style-name="ce6" office:value-type="string" calcext:value-type="string">
            <text:p>Ma fille en a eu besoin pour étudier et il lui a été très utile. Plein d'explications, très détaillé. Recommandé pour les ados aimant lire.</text:p>
          </table:table-cell>
          <table:table-cell table:style-name="ce6" office:value-type="string" calcext:value-type="string">
            <text:p>très utile, 0.4, 0.2, None</text:p>
            <text:p>très, 0.01, 0.6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08" calcext:value-type="float">
            <text:p>0.308</text:p>
          </table:table-cell>
          <table:table-cell table:style-name="ce4" office:value-type="float" office:value="0.42" calcext:value-type="float">
            <text:p>0.42</text:p>
          </table:table-cell>
          <table:table-cell table:style-name="ce6" office:value-type="string" calcext:value-type="string">
            <text:p>livre formidable. Prenant et haletant. suspens garanti. Lecture facile. Lu en deux soirées. A recommander à tous quelque que soit les goût litteraires.</text:p>
          </table:table-cell>
          <table:table-cell table:style-name="ce6" office:value-type="string" calcext:value-type="string">
            <text:p>formidable, 0.85, 0.9,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31" calcext:value-type="float">
            <text:p>0.31</text:p>
          </table:table-cell>
          <table:table-cell table:style-name="ce4" office:value-type="float" office:value="0.2125" calcext:value-type="float">
            <text:p>0.2125</text:p>
          </table:table-cell>
          <table:table-cell table:style-name="ce6" office:value-type="string" calcext:value-type="string">
            <text:p>J'ai apprécié ce nouveau livre de L. GOUNELLE mais cependant moins que les deux premiers. Pique moins la curiosité que les précédents.</text:p>
          </table:table-cell>
          <table:table-cell table:style-name="ce6" office:value-type="string" calcext:value-type="string">
            <text:p>nouveau, 0.34, 0.25,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125" calcext:value-type="float">
            <text:p>0.3125</text:p>
          </table:table-cell>
          <table:table-cell table:style-name="ce4" office:value-type="float" office:value="0.55" calcext:value-type="float">
            <text:p>0.55</text:p>
          </table:table-cell>
          <table:table-cell table:style-name="ce6" office:value-type="string" calcext:value-type="string">
            <text:p>Ce livre permet une vraie prise de conscience de ce que peut être notre monde. Il permet de s'interroger sur notre condition et sur la manière dont nous vivons sur cette bonne vieille terre. L'écriture est captivante même si au milieu du livre nous sommes moins transportés mais c'est un oeuvre géniale. Une fois dedans on en ressort qui si le livre est fini et lorsqu'il est terminé on aimerai que la suite soit déjà là. A recommander</text:p>
          </table:table-cell>
          <table:table-cell table:style-name="ce6" office:value-type="string" calcext:value-type="string">
            <text:p>vraie, 0.05, 0.4, None</text:p>
            <text:p>bonne, 0.7, 0.7, None</text:p>
            <text:p>captivante, 0.15, 0.3, None</text:p>
            <text:p>géniale, 0.9,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15416666667" calcext:value-type="float">
            <text:p>0.3154166667</text:p>
          </table:table-cell>
          <table:table-cell table:style-name="ce4" office:value-type="float" office:value="0.391666666667" calcext:value-type="float">
            <text:p>0.3916666667</text:p>
          </table:table-cell>
          <table:table-cell table:style-name="ce6" office:value-type="string" calcext:value-type="string">
            <text:p>Une pièce excellente ! Une fluidité qui demeure, des exercices de style épatants, un humour pointilleux, une histoire loufoque mais surtout, une réflexion sur les relations, sur l'amitié et l'art moderne à ne pas manquer ! Je conseille cette pièce à tous...c'est un plaisir ! Je recommande également la représentation filmée avec Arditi, Luchini et Vaneck.</text:p>
          </table:table-cell>
          <table:table-cell table:style-name="ce6" office:value-type="string" calcext:value-type="string">
            <text:p>excellente !, 0.625, 0.9, None</text:p>
            <text:p>épatants, 0.43, 1.0, None</text:p>
            <text:p>moderne !, 0.25, 0.1, None</text:p>
            <text:p>plaisir !, 0.1875, 0.0, None</text:p>
            <text:p>recommande, 0.2, 0.0, None</text:p>
            <text:p>également, 0.2,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31875" calcext:value-type="float">
            <text:p>0.31875</text:p>
          </table:table-cell>
          <table:table-cell table:style-name="ce4" office:value-type="float" office:value="0.3" calcext:value-type="float">
            <text:p>0.3</text:p>
          </table:table-cell>
          <table:table-cell table:style-name="ce6" office:value-type="string" calcext:value-type="string">
            <text:p>Ce que dit succintement Joellef1 résume parfaitement ce livre. Moi aussi, je l'ai lu en une soirée, j'ai versé quelques larmes mais j'ai aussi beaucoup souri. Ce livre est écrit avec une telle fraicheur pour un sujet aussi grave! On ne sort pas indemne de cette lecture. Merci à Eric-Emmanuel Schmitt.</text:p>
          </table:table-cell>
          <table:table-cell table:style-name="ce6" office:value-type="string" calcext:value-type="string">
            <text:p>parfaitement, 0.25, 0.8, None</text:p>
            <text:p>beaucoup !, 0.12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319333333333" calcext:value-type="float">
            <text:p>0.3193333333</text:p>
          </table:table-cell>
          <table:table-cell table:style-name="ce4" office:value-type="float" office:value="0.493333333333" calcext:value-type="float">
            <text:p>0.4933333333</text:p>
          </table:table-cell>
          <table:table-cell table:style-name="ce6" office:value-type="string" calcext:value-type="string">
            <text:p>Depuis le merveilleux et aussi l'excellent , je n'avais pas été touchée par une histoire si juste, humainement parlant. C'est un vrai bon roman de société où on retrouve des scènes vécues, soit par soi même, soit par des proches. Un joli relief très bien écrit d'une vie comme on en croise . Une très belle écriture. En revanche, il est certainement un peu cliché de dire que finalement le désir de possession dégrade tout. C'est pourquoi après réflexion, ma préférence va tout de même à et à</text:p>
          </table:table-cell>
          <table:table-cell table:style-name="ce6" office:value-type="string" calcext:value-type="string">
            <text:p>merveilleux, 0.9, 0.9, None</text:p>
            <text:p>excellent, 0.5, 0.9, None</text:p>
            <text:p>bon, 0.7, 0.7, None</text:p>
            <text:p>joli, 0.57, 0.6, None</text:p>
            <text:p>très, 0.01, 0.65, None</text:p>
            <text:p>très belle, 1.0, 1.0, None</text:p>
            <text:p>certainement peu, -0.1,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320909090909" calcext:value-type="float">
            <text:p>0.3209090909</text:p>
          </table:table-cell>
          <table:table-cell table:style-name="ce4" office:value-type="float" office:value="0.327272727273" calcext:value-type="float">
            <text:p>0.3272727273</text:p>
          </table:table-cell>
          <table:table-cell table:style-name="ce6" office:value-type="string" calcext:value-type="string">
            <text:p>Superbe livre! Un concentré d'émotions diverses, des personnages très vrais et pleins de situations proches de notre vécu. On rit (beaucoup), on pleure, on réfléchit. Tout ce que j'attends d'un livre. Merci à l'auteur pour ce moment de bonheur. A ne rater sous aucun prétexte.</text:p>
          </table:table-cell>
          <table:table-cell table:style-name="ce6" office:value-type="string" calcext:value-type="string">
            <text:p>diverses, 0.0, 0.1, None</text:p>
            <text:p>très vrais, 0.1, 0.8, None</text:p>
            <text:p>pleins, 0.29, 0.3, None</text:p>
            <text:p>beaucoup, 0.1, 0.1,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320909090909" calcext:value-type="float">
            <text:p>0.3209090909</text:p>
          </table:table-cell>
          <table:table-cell table:style-name="ce4" office:value-type="float" office:value="0.327272727273" calcext:value-type="float">
            <text:p>0.3272727273</text:p>
          </table:table-cell>
          <table:table-cell table:style-name="ce6" office:value-type="string" calcext:value-type="string">
            <text:p>Superbe livre! Un concentré d'émotions diverses, des personnages très vrais et pleins de situations proches de notre vécu. On rit (beaucoup), on pleure, on réfléchit. Tout ce que j'attends d'un livre. Merci à l'auteur pour ce moment de bonheur. A ne rater sous aucun prétexte.</text:p>
          </table:table-cell>
          <table:table-cell table:style-name="ce6" office:value-type="string" calcext:value-type="string">
            <text:p>diverses, 0.0, 0.1, None</text:p>
            <text:p>très vrais, 0.1, 0.8, None</text:p>
            <text:p>pleins, 0.29, 0.3, None</text:p>
            <text:p>beaucoup, 0.1, 0.1,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325196875" calcext:value-type="float">
            <text:p>0.325196875</text:p>
          </table:table-cell>
          <table:table-cell table:style-name="ce4" office:value-type="float" office:value="0.345" calcext:value-type="float">
            <text:p>0.345</text:p>
          </table:table-cell>
          <table:table-cell table:style-name="ce6" office:value-type="string" calcext:value-type="string">
            <text:p>Ce voyage au bout de la mélancolie est par définition un bonheur qui te prend au tripe. Un roman exceptionnel et d'une profondeur abyssale tout en étant grâce à un style et une fluidité géniale lu avec un plaisir pour ma part égale a l'éducation sentimentale de Flaubert ou encore un roman de Dostoievski pour situer, et même plus!!! Le meilleur roman que j'ai jamais lu et qui m'a transporté dans un plaisir inégalé grâce a la lecture !!!</text:p>
          </table:table-cell>
          <table:table-cell table:style-name="ce6" office:value-type="string" calcext:value-type="string">
            <text:p>bonheur, 0.5, 0.0, None</text:p>
            <text:p>exceptionnel, 0.2, 0.6, None</text:p>
            <text:p>géniale, 0.9, 1.0, None</text:p>
            <text:p>plaisir, 0.15, 0.0, None</text:p>
            <text:p>égale, 0.2, 0.2, None</text:p>
            <text:p>sentimentale, 0.1, 0.4, None</text:p>
            <text:p>plus ! ! ! meilleur, 0.689, 0.65, None</text:p>
            <text:p>plaisir ! ! !, 0.292968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265625" calcext:value-type="float">
            <text:p>0.3265625</text:p>
          </table:table-cell>
          <table:table-cell table:style-name="ce4" office:value-type="float" office:value="0.20625" calcext:value-type="float">
            <text:p>0.20625</text:p>
          </table:table-cell>
          <table:table-cell table:style-name="ce6" office:value-type="string" calcext:value-type="string">
            <text:p>Un très grand premier roman !!! Livre à peine posé je me suis précipité sur amazon pour voir s'il n'y en aurait pas un deuxième caché quelque part ... Merci Mme Grémillon pour ces heures de lecture !!!</text:p>
          </table:table-cell>
          <table:table-cell table:style-name="ce6" office:value-type="string" calcext:value-type="string">
            <text:p>très grand ! ! ! ! ! !, 1.0, 0.4,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3" calcext:value-type="float">
            <text:p>0.33</text:p>
          </table:table-cell>
          <table:table-cell table:style-name="ce4" office:value-type="float" office:value="0.4" calcext:value-type="float">
            <text:p>0.4</text:p>
          </table:table-cell>
          <table:table-cell table:style-name="ce6" office:value-type="string" calcext:value-type="string">
            <text:p>Un contenu à faire réfléchir sur des notions importantes comme l'estime de soi, la confiance, le libre arbitre. Le tout, développé dans une intrigue palpitante. A lire absolument.</text:p>
          </table:table-cell>
          <table:table-cell table:style-name="ce6" office:value-type="string" calcext:value-type="string">
            <text:p>importantes, 0.4, 0.45, None</text:p>
            <text:p>libre, 0.45, 0.3, None</text:p>
            <text:p>absolument, 0.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0">
          <table:table-cell table:style-name="ce2" office:value-type="float" office:value="0.3325625" calcext:value-type="float">
            <text:p>0.3325625</text:p>
          </table:table-cell>
          <table:table-cell table:style-name="ce4" office:value-type="float" office:value="0.450625" calcext:value-type="float">
            <text:p>0.450625</text:p>
          </table:table-cell>
          <table:table-cell table:style-name="ce6" office:value-type="string" calcext:value-type="string">
            <text:p>Ce roman, c’est d’abord une très belle histoire, une histoire étonnante, captivante et émouvante qui met en scène des personnages forts et touchants dans une atmosphère envoûtante. C’est aussi un livre qui nous interpelle sur nous, notre modèle de société, un livre qui va sans doute faire grincer des dents ceux qui entretiennent encore l’illusion que c’est une nouvelle voiture ou un téléphone dernier cri qui donnera du sens à leur vie… J’ai beaucoup aimé les précédents Gounelle, mais celui-ci est clairement le meilleur : plus profond, plus prenant, plus fort. Je l’ai lu d’une traite, et suis encore sous le charme…</text:p>
          </table:table-cell>
          <table:table-cell table:style-name="ce6" office:value-type="string" calcext:value-type="string">
            <text:p>très belle, 1.0, 1.0, None</text:p>
            <text:p>étonnante, 0.3, 0.4, None</text:p>
            <text:p>captivante, 0.15, 0.3, None</text:p>
            <text:p>émouvante, 0.4, 0.6, None</text:p>
            <text:p>forts, 0.41, 0.3, None</text:p>
            <text:p>touchants, 0.3, 0.9, None</text:p>
            <text:p>envoûtante, 0.45, 0.9, None</text:p>
            <text:p>nouvelle, 0.1, 0.25, None</text:p>
            <text:p>dernier, -0.29, 0.2, None</text:p>
            <text:p>beaucoup, 0.1, 0.1, None</text:p>
            <text:p>clairement meilleur, 1.0, 1.0, None</text:p>
            <text:p>plus, 0.15, 0.1, None</text:p>
            <text:p>plus, 0.15, 0.1,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333333333333" calcext:value-type="float">
            <text:p>0.3333333333</text:p>
          </table:table-cell>
          <table:table-cell table:style-name="ce4" office:value-type="float" office:value="0.4" calcext:value-type="float">
            <text:p>0.4</text:p>
          </table:table-cell>
          <table:table-cell table:style-name="ce6" office:value-type="string" calcext:value-type="string">
            <text:p>c'est beau et poignant. L'écriture est simple et soignée et la psychologie des personnages brillamment maitrisée.</text:p>
          </table:table-cell>
          <table:table-cell table:style-name="ce6" office:value-type="string" calcext:value-type="string">
            <text:p>simple, 0.1, 0.1,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33375" calcext:value-type="float">
            <text:p>0.33375</text:p>
          </table:table-cell>
          <table:table-cell table:style-name="ce4" office:value-type="float" office:value="0.4" calcext:value-type="float">
            <text:p>0.4</text:p>
          </table:table-cell>
          <table:table-cell table:style-name="ce6" office:value-type="string" calcext:value-type="string">
            <text:p>Maman, je t'aime. Mon fils, je t'aime pourrait être le résumé de ce livre. Comment peut on si bien écrire, avec autant d'humour, de légèreté? L'espoir d'une mère pour qui la réussite de son fils passe par tous les sacrifices. Le destin d'un garçon qui n'en demandait pas tant. Une période tourmentée et qui pourtant, sous sa plume, ne semble pas si tragique. Un très bon moment à passer : je vous le recommande</text:p>
          </table:table-cell>
          <table:table-cell table:style-name="ce6" office:value-type="string" calcext:value-type="string">
            <text:p>aime, 0.6, 0.6, None</text:p>
            <text:p>aime, 0.6, 0.6, None</text:p>
            <text:p>tragique, -0.4, 1.0, None</text:p>
            <text:p>très bon, 1.0, 1.0,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35" calcext:value-type="float">
            <text:p>0.335</text:p>
          </table:table-cell>
          <table:table-cell table:style-name="ce4" office:value-type="float" office:value="0.175" calcext:value-type="float">
            <text:p>0.175</text:p>
          </table:table-cell>
          <table:table-cell table:style-name="ce6" office:value-type="string" calcext:value-type="string">
            <text:p>Une merveille ! la suite du roman l'ORPHELINE DU BOIS DES LOUPS. Je ne peux que le recommander. Non seulement je vous souhaite une bonne lecture en lisant ces deux romans, mais je sais que vous passerez des moments de plaisir.</text:p>
          </table:table-cell>
          <table:table-cell table:style-name="ce6" office:value-type="string" calcext:value-type="string">
            <text:p>merveille !, 0.5, 0.0, None</text:p>
            <text:p>bonne, 0.7, 0.7, None</text:p>
            <text:p>plaisir, 0.15, 0.0,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3375" calcext:value-type="float">
            <text:p>0.3375</text:p>
          </table:table-cell>
          <table:table-cell table:style-name="ce4" office:value-type="float" office:value="0.1875" calcext:value-type="float">
            <text:p>0.1875</text:p>
          </table:table-cell>
          <table:table-cell table:style-name="ce6" office:value-type="string" calcext:value-type="string">
            <text:p>Merci pour cette édition ! le choix est judicieux de combiner les deux éditions qui se complètent et ont une approche différente ! Merci pour les conseils !</text:p>
          </table:table-cell>
          <table:table-cell table:style-name="ce6" office:value-type="string" calcext:value-type="string">
            <text:p>judicieux, 0.1, 0.2, None</text:p>
            <text:p>différente ! !, 0.625, 0.1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341333333333" calcext:value-type="float">
            <text:p>0.3413333333</text:p>
          </table:table-cell>
          <table:table-cell table:style-name="ce4" office:value-type="float" office:value="0.316666666667" calcext:value-type="float">
            <text:p>0.3166666667</text:p>
          </table:table-cell>
          <table:table-cell table:style-name="ce6" office:value-type="string" calcext:value-type="string">
            <text:p>Dès les premières phrases, j'ai été happée. En l'espace de quelques pages, on oublie qu'on est lecteur comme si c'était notre propre esprit qui ressentait tout ça. Des ressentis toujours aussi bien exprimés, un humour ou un recul sur soi efficace et percutant. C'est direct, sincère. Vraiment, j'adore. Contrairement à un commentaire lu, ce n'est pas un livre sur son enfance, mais plutôt sur ses conséquences. En tout cas, pour moi, la plus belle conséquence de cette enfance est d'avoir donné naissance à un écrivain de grand talent.</text:p>
          </table:table-cell>
          <table:table-cell table:style-name="ce6" office:value-type="string" calcext:value-type="string">
            <text:p>premières, 0.5, 0.2, None</text:p>
            <text:p>propre, 0.33, 0.2, None</text:p>
            <text:p>efficace, 0.4, 0.4, None</text:p>
            <text:p>direct, 0.2, 0.2, None</text:p>
            <text:p>sincère, 0.5, 0.5, None</text:p>
            <text:p>adore, 0.5, 0.5, None</text:p>
            <text:p>plus belle, 1.0, 1.0, None</text:p>
            <text:p>grand, 0.3, 0.2, None</text:p>
            <text:p>talent, 0.3,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41428571429" calcext:value-type="float">
            <text:p>0.3414285714</text:p>
          </table:table-cell>
          <table:table-cell table:style-name="ce4" office:value-type="float" office:value="0.207142857143" calcext:value-type="float">
            <text:p>0.2071428571</text:p>
          </table:table-cell>
          <table:table-cell table:style-name="ce6" office:value-type="string" calcext:value-type="string">
            <text:p>Envoi rapide et soigné , conforme à l'annonce , une redécouverte des classiques Larousse avec commentaires explications des scènes ,quelques informations sur l'époque , le tout donne envie de lire ou relire tous nos classiques.</text:p>
          </table:table-cell>
          <table:table-cell table:style-name="ce6" office:value-type="string" calcext:value-type="string">
            <text:p>rapide, 0.35, 0.4, None</text:p>
            <text:p>conforme, 0.1, 0.15, None</text:p>
            <text:p>classiques, 0.7,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41666666667" calcext:value-type="float">
            <text:p>0.3416666667</text:p>
          </table:table-cell>
          <table:table-cell table:style-name="ce4" office:value-type="float" office:value="0.3375" calcext:value-type="float">
            <text:p>0.3375</text:p>
          </table:table-cell>
          <table:table-cell table:style-name="ce6" office:value-type="string" calcext:value-type="string">
            <text:p>J'ai éprouvé un plaisir rare à me délecter de ce livre. Pour moi, un des meilleurs textes de Bobin, sans aucun doute. Beaucoup d'émotions à cette lecture, tendre, délicate, profonde, habitée. J'ai été bercé, par la succession des récits et de petites citations qui composent un ensemble merveilleux de poésie, d'humanité, d'essentiel. Essentiel.</text:p>
          </table:table-cell>
          <table:table-cell table:style-name="ce6" office:value-type="string" calcext:value-type="string">
            <text:p>plaisir, 0.15, 0.0, None</text:p>
            <text:p>rare, 0.25, 0.4, None</text:p>
            <text:p>délicate, 0.25, 0.4, None</text:p>
            <text:p>profonde, 0.26, 0.3, None</text:p>
            <text:p>petites, 0.1, 0.1, None</text:p>
            <text:p>merveilleux, 0.9,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45" calcext:value-type="float">
            <text:p>0.345</text:p>
          </table:table-cell>
          <table:table-cell table:style-name="ce4" office:value-type="float" office:value="0.4625" calcext:value-type="float">
            <text:p>0.4625</text:p>
          </table:table-cell>
          <table:table-cell table:style-name="ce6" office:value-type="string" calcext:value-type="string">
            <text:p>Ce livre se lit facilement (style agréable, brèves de vie qui tiennent en haleine...) mais la fin est super décevante...</text:p>
          </table:table-cell>
          <table:table-cell table:style-name="ce6" office:value-type="string" calcext:value-type="string">
            <text:p>agréable, 0.7, 0.6, None</text:p>
            <text:p>brèves, 0.08,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345" calcext:value-type="float">
            <text:p>0.345</text:p>
          </table:table-cell>
          <table:table-cell table:style-name="ce4" office:value-type="float" office:value="0.4625" calcext:value-type="float">
            <text:p>0.4625</text:p>
          </table:table-cell>
          <table:table-cell table:style-name="ce6" office:value-type="string" calcext:value-type="string">
            <text:p>Ce livre se lit facilement (style agréable, brèves de vie qui tiennent en haleine...) mais la fin est super décevante...</text:p>
          </table:table-cell>
          <table:table-cell table:style-name="ce6" office:value-type="string" calcext:value-type="string">
            <text:p>agréable, 0.7, 0.6, None</text:p>
            <text:p>brèves, 0.08,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345714285714" calcext:value-type="float">
            <text:p>0.3457142857</text:p>
          </table:table-cell>
          <table:table-cell table:style-name="ce4" office:value-type="float" office:value="0.5" calcext:value-type="float">
            <text:p>0.5</text:p>
          </table:table-cell>
          <table:table-cell table:style-name="ce6" office:value-type="string" calcext:value-type="string">
            <text:p>Acheté par hasard, peut-être par lassitude d'en entendre parler sans l'avoir lu... et quelle surprise !!! Le monde (surréaliste ?) dans lequel évoluent les personnages m'a initialement un peu dérouté mais je m'y suis accroché très vite. Un des rares livres qui a su m'arracher tant des éclats de rires que des larmes. Je regrette d'avoir découvert si tard ce livre magnifique...</text:p>
          </table:table-cell>
          <table:table-cell table:style-name="ce6" office:value-type="string" calcext:value-type="string">
            <text:p>peu, -0.05, 0.5, None</text:p>
            <text:p>très, 0.01, 0.65, None</text:p>
            <text:p>rares, 0.25, 0.4, None</text:p>
            <text:p>magnif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7">
          <table:table-cell table:style-name="ce2" office:value-type="float" office:value="0.349285714286" calcext:value-type="float">
            <text:p>0.3492857143</text:p>
          </table:table-cell>
          <table:table-cell table:style-name="ce4" office:value-type="float" office:value="0.392857142857" calcext:value-type="float">
            <text:p>0.3928571429</text:p>
          </table:table-cell>
          <table:table-cell table:style-name="ce6" office:value-type="string" calcext:value-type="string">
            <text:p>...offrez-vous (c'est cher sinon votre bibliothèque municipale-voilà un endroit à fréquenter ardemment-se doit de l'avoir) un des plus beaux textes du thêatre français. Molière nous parle de la liberté de penser, de l'arrogant libertinage (ce droit que s'arrogent certaines élites de faire ce que bon leur semble), de la jouissance de vivre, de l'hypocrisie religieuse et de l'amour. Mélangeant hardiment comique de farce (les scènes paysannes), comédie de moeurs, tragi-comédie héroïque et drame, Molière touche au sublime. Il embrasse l'âme humaine dans sa totalité, tout cela dans un français exceptionnel.</text:p>
          </table:table-cell>
          <table:table-cell table:style-name="ce6" office:value-type="string" calcext:value-type="string">
            <text:p>plus beaux, 1.0, 1.0, None</text:p>
            <text:p>français, 0.2, 0.0, None</text:p>
            <text:p>bon, 0.7, 0.7, None</text:p>
            <text:p>religieuse, 0.0, 0.15, None</text:p>
            <text:p>comique, 0.4, 0.6, None</text:p>
            <text:p>héroïque, 0.5, 0.7, None</text:p>
            <text:p>sublime, 1.0, 1.0, None</text:p>
            <text:p>humaine, 0.22, 0.1, None</text:p>
            <text:p>français, 0.2, 0.0, None</text:p>
            <text:p>exceptionnel, 0.2,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5" calcext:value-type="float">
            <text:p>0.35</text:p>
          </table:table-cell>
          <table:table-cell table:style-name="ce4" office:value-type="float" office:value="0.525" calcext:value-type="float">
            <text:p>0.525</text:p>
          </table:table-cell>
          <table:table-cell table:style-name="ce6" office:value-type="string" calcext:value-type="string">
            <text:p>Jamais déçu par cet auteur,Trés agreable a lire,on le dévore.Je recommande vivement cet article.Un écrivain qui connait vraiment son métier.Execelent.</text:p>
          </table:table-cell>
          <table:table-cell table:style-name="ce6" office:value-type="string" calcext:value-type="string">
            <text:p>agreable, 0.7, 0.6, None</text:p>
            <text:p>recommande, 0.2, 0.0, None</text:p>
            <text:p>vraiment, 0.0,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54166666667" calcext:value-type="float">
            <text:p>0.3541666667</text:p>
          </table:table-cell>
          <table:table-cell table:style-name="ce4" office:value-type="float" office:value="0.583333333333" calcext:value-type="float">
            <text:p>0.5833333333</text:p>
          </table:table-cell>
          <table:table-cell table:style-name="ce6" office:value-type="string" calcext:value-type="string">
            <text:p>Très bonne intrigue même si au début on ne comprend pas trop où nous mène l'histoire. Bon dénouement. Je le recommande.</text:p>
          </table:table-cell>
          <table:table-cell table:style-name="ce6" office:value-type="string" calcext:value-type="string">
            <text:p>bonne, 0.7, 0.7, None</text:p>
            <text:p>pas trop, 0.125, 0.7,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555" calcext:value-type="float">
            <text:p>0.3555</text:p>
          </table:table-cell>
          <table:table-cell table:style-name="ce4" office:value-type="float" office:value="0.55" calcext:value-type="float">
            <text:p>0.55</text:p>
          </table:table-cell>
          <table:table-cell table:style-name="ce6" office:value-type="string" calcext:value-type="string">
            <text:p>Pour ceux et celles qui veulent évoluer dans leur vie, la rendre meilleure, se rendre meilleur(e). A lire plusieurs fois et à expérimenter pour soi-même. Parce que son meilleur ennemi : c'est soi ! Parce que son meilleur ami : c'est soi !</text:p>
          </table:table-cell>
          <table:table-cell table:style-name="ce6" office:value-type="string" calcext:value-type="string">
            <text:p>meilleure, 0.53, 0.5, None</text:p>
            <text:p>meilleur !, 0.6625, 0.5, None</text:p>
            <text:p>meilleur !, 0.6625, 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356964285714" calcext:value-type="float">
            <text:p>0.3569642857</text:p>
          </table:table-cell>
          <table:table-cell table:style-name="ce4" office:value-type="float" office:value="0.395714285714" calcext:value-type="float">
            <text:p>0.3957142857</text:p>
          </table:table-cell>
          <table:table-cell table:style-name="ce6" office:value-type="string" calcext:value-type="string">
            <text:p>Si vous voulez lire Antigone sans des points caches -a mon avis vouz trouvez ici des personnages beaucoup plus complexes ques celles de Shophocle- ne le manquez pas! Anouilh reprendre l' oeuvre avec de l' enthousiasme and de la passion en ajoutant aussi un esprit leger comique dans une tragedie classique. L' edition est tres bonne.</text:p>
          </table:table-cell>
          <table:table-cell table:style-name="ce6" office:value-type="string" calcext:value-type="string">
            <text:p>beaucoup plus !, 0.225, 0.12, None</text:p>
            <text:p>comique, 0.4, 0.6, None</text:p>
            <text:p>classique, 0.7, 0.2, None</text:p>
            <text:p>bonne,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9">
          <table:table-cell table:style-name="ce2" office:value-type="float" office:value="0.357235294118" calcext:value-type="float">
            <text:p>0.3572352941</text:p>
          </table:table-cell>
          <table:table-cell table:style-name="ce4" office:value-type="float" office:value="0.417058823529" calcext:value-type="float">
            <text:p>0.4170588235</text:p>
          </table:table-cell>
          <table:table-cell table:style-name="ce6" office:value-type="string" calcext:value-type="string">
            <text:p>Titre de mon cours de français, mais parfaitement adapté. Cette pièce est d'une complexité, d'une richesse et d'une énergie incroyables. La langue de Racine est tout simplement magnifique, efficace et somptueuse. L'auteur parvient à écrire cinq actes sur deux péripéties : l'absence et le retour de Thésée. Le huis clos étouffant des passions contraires et du triangle amoureux Phèdre - Hippolyte - Aricie est parfaitement retranscrit. L'histoire de passions interdites qui s'affrontent et d'un amour qui parle plus fort que toutes les autres langues. Absolument magnifique.</text:p>
          </table:table-cell>
          <table:table-cell table:style-name="ce6" office:value-type="string" calcext:value-type="string">
            <text:p>français, 0.2, 0.0, None</text:p>
            <text:p>parfaitement, 0.25, 0.8, None</text:p>
            <text:p>richesse, 0.4, 0.0, None</text:p>
            <text:p>incroyables, 0.6, 0.6, None</text:p>
            <text:p>simplement magnifique, 1.0, 1.0, None</text:p>
            <text:p>efficace, 0.4, 0.4, None</text:p>
            <text:p>somptueuse, 0.6, 0.7, None</text:p>
            <text:p>contraires, -0.1, 0.3, None</text:p>
            <text:p>amoureux, 0.55, 0.6, None</text:p>
            <text:p>parfaitement, 0.25, 0.8, None</text:p>
            <text:p>plus, 0.15, 0.1, None</text:p>
            <text:p>autres, -0.1, 0.0, None</text:p>
            <text:p>magnif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358333333333" calcext:value-type="float">
            <text:p>0.3583333333</text:p>
          </table:table-cell>
          <table:table-cell table:style-name="ce4" office:value-type="float" office:value="0.5" calcext:value-type="float">
            <text:p>0.5</text:p>
          </table:table-cell>
          <table:table-cell table:style-name="ce6" office:value-type="string" calcext:value-type="string">
            <text:p>Absolument merveilleux ! A lire et à voir ABSOLUMENT si ce n'est pas encore fait ! Je dois avouer que j'ai lu la pièce seulement après l'avoir vue. Impossible de vous dire ce qu'une lecture seule donne car en lisant j'entendais Fabrice Lucchini et Pierre Arditi jouer Serge et Yvan. Art est une très bonne réflexion sur ce qu'est une oeuvre d'art (figuratif, difficulté, concept, innovation, plaisir, beauté... ?), sur la valeur d'une oeuvre d'art (pourquoi le nom de l'artiste prime sur ce qu'il fait et définit la valeur de chacune de ses oeuvres ?) et sur l'amitié de 3 hommes qui ne viennent pas du même milieu et ont des modes de vie &amp; des caractères très différents. Génial !</text:p>
          </table:table-cell>
          <table:table-cell table:style-name="ce6" office:value-type="string" calcext:value-type="string">
            <text:p>merveilleux ! !, 1.0, 0.9, None</text:p>
            <text:p>seule, -0.1, 0.2, None</text:p>
            <text:p>très bonne, 1.0, 1.0, None</text:p>
            <text:p>plaisir, 0.15, 0.0, None</text:p>
            <text:p>très différents !, 1.0,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36" calcext:value-type="float">
            <text:p>0.36</text:p>
          </table:table-cell>
          <table:table-cell table:style-name="ce4" office:value-type="float" office:value="0.5" calcext:value-type="float">
            <text:p>0.5</text:p>
          </table:table-cell>
          <table:table-cell table:style-name="ce6" office:value-type="string" calcext:value-type="string">
            <text:p>Excellent livre qui se lit d'un trait. Une histoire poignante, vision d'une tragédie humaine pendant la guerre avec les 2 points de vue.</text:p>
          </table:table-cell>
          <table:table-cell table:style-name="ce6" office:value-type="string" calcext:value-type="string">
            <text:p>humaine, 0.22, 0.1,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4">
          <table:table-cell table:style-name="ce2" office:value-type="float" office:value="0.361111111111" calcext:value-type="float">
            <text:p>0.3611111111</text:p>
          </table:table-cell>
          <table:table-cell table:style-name="ce4" office:value-type="float" office:value="0.355555555556" calcext:value-type="float">
            <text:p>0.3555555556</text:p>
          </table:table-cell>
          <table:table-cell table:style-name="ce6" office:value-type="string" calcext:value-type="string">
            <text:p>Ce livre est le journal de bord de Cédric Villani et de son collaborateur scientifique Clément Mouhot, qui mettent au point un théorème d'une importance capitale pour la recherche en physique théorique. Autant dire qu'on plane dans des sphères qui dépassent les compétences du commun des mortels en mathématiques, équations détaillées à l'appui! Cela dit, l'auteur a toujours le souci de rappeler que les maths sont quelque chose de beau voire de poétique, et de faire naître une poésie des sonorités effervescentes lors des discussions qui entourent l'élaboration du théorème. Cela, sans oublier l'aspect humain (l'auteur a une famille et des coquetteries...), ni un soupçon de pédagogie lorsqu'il s'agit de présenter d'illustres scientifiques d'hier et d'aujourd'hui. Les aficionados des maths devraient y trouver leur bonheur.</text:p>
          </table:table-cell>
          <table:table-cell table:style-name="ce6" office:value-type="string" calcext:value-type="string">
            <text:p>physique !, 1.0, 0.0, None</text:p>
            <text:p>poétique, 0.2, 0.8, None</text:p>
            <text:p>humain, 0.22, 0.1, None</text:p>
            <text:p>illustres, 0.2, 0.8, None</text:p>
            <text:p>bonheur, 0.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625" calcext:value-type="float">
            <text:p>0.3625</text:p>
          </table:table-cell>
          <table:table-cell table:style-name="ce4" office:value-type="float" office:value="0.5" calcext:value-type="float">
            <text:p>0.5</text:p>
          </table:table-cell>
          <table:table-cell table:style-name="ce6" office:value-type="string" calcext:value-type="string">
            <text:p>le livre acheté sur amazon VIPERE AU POING avec des delais rapides. convient parfaitement avec le cursus des collégiens, ce livre a été parus dejà depuis des années.</text:p>
          </table:table-cell>
          <table:table-cell table:style-name="ce6" office:value-type="string" calcext:value-type="string">
            <text:p>rapides, 0.35, 0.4, None</text:p>
            <text:p>parfaitement, 0.25,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363333333333" calcext:value-type="float">
            <text:p>0.3633333333</text:p>
          </table:table-cell>
          <table:table-cell table:style-name="ce4" office:value-type="float" office:value="0.344444444444" calcext:value-type="float">
            <text:p>0.3444444444</text:p>
          </table:table-cell>
          <table:table-cell table:style-name="ce6" office:value-type="string" calcext:value-type="string">
            <text:p>Voila encore de bonnes nouvelles sous la plume experte d'Eric-Emmanuel Schmitt, orfèvre en la matière. Les chutes sont très surprenantes, j'ai été vraiment pris à contrepied dans le ménage à trois. Mais, évidemment, c'est tout le corps du récit, la peinture vivante des personnages complexes qui donne le sel. Encore une série de merveilles.... à lire au moins deux fois. Quel talent.</text:p>
          </table:table-cell>
          <table:table-cell table:style-name="ce6" office:value-type="string" calcext:value-type="string">
            <text:p>bonnes, 0.7, 0.7, None</text:p>
            <text:p>nouvelles, 0.1, 0.25, None</text:p>
            <text:p>très surprenantes, 1.0, 1.0, None</text:p>
            <text:p>vraiment, 0.0, 0.5, None</text:p>
            <text:p>évidemment, 0.2, 0.4, None</text:p>
            <text:p>vivante, 0.8, 0.2, None</text:p>
            <text:p>talent, 0.3, 0.0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6375" calcext:value-type="float">
            <text:p>0.36375</text:p>
          </table:table-cell>
          <table:table-cell table:style-name="ce4" office:value-type="float" office:value="0.46875" calcext:value-type="float">
            <text:p>0.46875</text:p>
          </table:table-cell>
          <table:table-cell table:style-name="ce6" office:value-type="string" calcext:value-type="string">
            <text:p>Le titre est accrocheur, la couverture est belle... oui mais voilà, le reste ne suit pas. Bienvenue dans le monde de Ken et Barbie: un monde aseptisé où les personnages jeunes, beaux,gentils et promis au meilleur avenir doivent faire face à un grave problème. En résumé,pas de style ni d'intrigue dignes d'intérêt, je ne vois aucune raison de perdre de l'argent pour ça. Si vous voulez absolument le lire empruntez-le.</text:p>
          </table:table-cell>
          <table:table-cell table:style-name="ce6" office:value-type="string" calcext:value-type="string">
            <text:p>belle, 0.8, 0.8, None</text:p>
            <text:p>jeunes, 0.32, 0.4, None</text:p>
            <text:p>meilleur, 0.53, 0.5, None</text:p>
            <text:p>grave, 0.4, 0.3, None</text:p>
            <text:p>dignes, 0.5, 0.4, None</text:p>
            <text:p>absolument, 0.25, 0.7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4">
          <table:table-cell table:style-name="ce2" office:value-type="float" office:value="0.364285714286" calcext:value-type="float">
            <text:p>0.3642857143</text:p>
          </table:table-cell>
          <table:table-cell table:style-name="ce4" office:value-type="float" office:value="0.578571428571" calcext:value-type="float">
            <text:p>0.5785714286</text:p>
          </table:table-cell>
          <table:table-cell table:style-name="ce6" office:value-type="string" calcext:value-type="string">
            <text:p>Un groupe d'amis incite leur Amie à consulter une voyante:Tout démarre de là; Connaitre ses origines devient l'obsession d'Alice,l'héroïne de ce roman Grace à Alice ,nous déambulons dans les rues d'Istambul.Une belle description. On se voit dans les ruelles,on hume les parfums.L'atmosphère est très bien rendue. Mr Daldry ,personnage atypique contribue largement à l'originalité de ce voyage Je suis rentrée complètement dans cette aventure.</text:p>
          </table:table-cell>
          <table:table-cell table:style-name="ce6" office:value-type="string" calcext:value-type="string">
            <text:p>belle, 0.8, 0.8, None</text:p>
            <text:p>très, 0.01, 0.65, None</text:p>
            <text:p>atypique, 0.1, 0.2, None</text:p>
            <text:p>largement, 0.05, 0.4, None</text:p>
            <text:p>complètement, 0.1,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3">
          <table:table-cell table:style-name="ce2" office:value-type="float" office:value="0.370833333333" calcext:value-type="float">
            <text:p>0.3708333333</text:p>
          </table:table-cell>
          <table:table-cell table:style-name="ce4" office:value-type="float" office:value="3.225" calcext:value-type="float">
            <text:p>3.225</text:p>
          </table:table-cell>
          <table:table-cell table:style-name="ce6" office:value-type="string" calcext:value-type="string">
            <text:p>J'adore ! Toujours plein d'humour, de sentimens. Toujours le même bonheur de lire et de vivre la vie des personnages ! J'ai pleuré, j'ai ri... Bref, j'ai adoré ce livre !</text:p>
          </table:table-cell>
          <table:table-cell table:style-name="ce6" office:value-type="string" calcext:value-type="string">
            <text:p>adore !, 0.625, 0.5, None</text:p>
            <text:p>plein, 0.29, 0.3, None</text:p>
            <text:p>même, 0.0, 0.5, None</text:p>
            <text:p>bonheur ! !, 0.781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75" calcext:value-type="float">
            <text:p>0.375</text:p>
          </table:table-cell>
          <table:table-cell table:style-name="ce4" office:value-type="float" office:value="9.065" calcext:value-type="float">
            <text:p>9.065</text:p>
          </table:table-cell>
          <table:table-cell table:style-name="ce6" office:value-type="string" calcext:value-type="string">
            <text:p>J'ai beaucoup aimé ce roman plein de sentiments, de générosité. Um hymne à nos ainés qui ont besoin de notre amour et de notre reconnaissance</text:p>
          </table:table-cell>
          <table:table-cell table:style-name="ce6" office:value-type="string" calcext:value-type="string">
            <text:p>beaucoup, 0.1, 0.1, None</text:p>
            <text:p>plein, 0.29,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375" calcext:value-type="float">
            <text:p>0.375</text:p>
          </table:table-cell>
          <table:table-cell table:style-name="ce4" office:value-type="float" office:value="0.52" calcext:value-type="float">
            <text:p>0.52</text:p>
          </table:table-cell>
          <table:table-cell table:style-name="ce6" office:value-type="string" calcext:value-type="string">
            <text:p>Françoise Bourdin est pour moi une super écrivain. Elle vous fait vivre toutes les histoires comme si on y était. J'ai beaucoup apprécié.</text:p>
          </table:table-cell>
          <table:table-cell table:style-name="ce6" office:value-type="string" calcext:value-type="string">
            <text:p>beaucoup, 0.1, 0.1,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2">
          <table:table-cell table:style-name="ce2" office:value-type="float" office:value="0.377272727273" calcext:value-type="float">
            <text:p>0.3772727273</text:p>
          </table:table-cell>
          <table:table-cell table:style-name="ce4" office:value-type="float" office:value="0.372727272727" calcext:value-type="float">
            <text:p>0.3727272727</text:p>
          </table:table-cell>
          <table:table-cell table:style-name="ce6" office:value-type="string" calcext:value-type="string">
            <text:p>Achevé ce livre magnifique ce matin, touchant, bouleversant par moments, drôle. Un livre comme je les aime parce que je m'en souviendrai longtemps, parce que je l'ai refermé en regrettant mon geste, parce que je n'ai pas résisté à la tentation de l'ouvrir à nouveau et d'en relire les premières pages, parce qu'en écrivant ces mots j'éprouve l'envie de m'y replonger et de sentir mon propre coeur battre à chaque mot que mes yeux décryptent, de savourer ces passages où je me reconnais, de continuer à m'interroger sur demain... Demain, 18 mars 2012, à 33 ans 8 mois et 25 jours quelles pensées aurais-je sur mon propre corps?</text:p>
          </table:table-cell>
          <table:table-cell table:style-name="ce6" office:value-type="string" calcext:value-type="string">
            <text:p>magnifique, 1.0, 1.0, None</text:p>
            <text:p>drôle, 0.53, 0.6, None</text:p>
            <text:p>aime, 0.6, 0.6, None</text:p>
            <text:p>nouveau, 0.34, 0.25, None</text:p>
            <text:p>premières, 0.5, 0.2, None</text:p>
            <text:p>propre, 0.33, 0.2, None</text:p>
            <text:p>coeur, 0.2, 0.0, None</text:p>
            <text:p>propre, 0.3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384" calcext:value-type="float">
            <text:p>0.384</text:p>
          </table:table-cell>
          <table:table-cell table:style-name="ce4" office:value-type="float" office:value="0.26" calcext:value-type="float">
            <text:p>0.26</text:p>
          </table:table-cell>
          <table:table-cell table:style-name="ce6" office:value-type="string" calcext:value-type="string">
            <text:p>J'ai d'abord vu la pièce de théatre Art de Yasmina Reza, puis j'ai lu le livre. Ensuite j'ai vu et revu la pièce des dizaines de fois. Le livre est fabuleux , mais la pièce l'est encore plus, car Fabrice Luchini, et Pierre Arditi incarnent à merveille les personnages...Moi qui reve d'etre commédienne, j'ai bu leurs paroles, saisi leur geste, et j'ai d'autant plus compris le but de Yasmina Reza a l'écritutre de sa pièce. Je conseille a tout le monde de lire son livre et de voir la pièce.</text:p>
          </table:table-cell>
          <table:table-cell table:style-name="ce6" office:value-type="string" calcext:value-type="string">
            <text:p>fabuleux, 1.0, 1.0, None</text:p>
            <text:p>plus, 0.15, 0.1, None</text:p>
            <text:p>merveille, 0.4, 0.0, None</text:p>
            <text:p>plus, 0.15,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84375" calcext:value-type="float">
            <text:p>0.384375</text:p>
          </table:table-cell>
          <table:table-cell table:style-name="ce4" office:value-type="float" office:value="0.225" calcext:value-type="float">
            <text:p>0.225</text:p>
          </table:table-cell>
          <table:table-cell table:style-name="ce6" office:value-type="string" calcext:value-type="string">
            <text:p>Livre donné à lire à mon fils par son professeur de français, sans dénigrer les qualités intrinsèques de ce livre, il a préféré de loin Harry Potter! L'essentiel est qu'il lise...</text:p>
          </table:table-cell>
          <table:table-cell table:style-name="ce6" office:value-type="string" calcext:value-type="string">
            <text:p>français !, 0.25,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385" calcext:value-type="float">
            <text:p>0.385</text:p>
          </table:table-cell>
          <table:table-cell table:style-name="ce4" office:value-type="float" office:value="0.333333333333" calcext:value-type="float">
            <text:p>0.3333333333</text:p>
          </table:table-cell>
          <table:table-cell table:style-name="ce6" office:value-type="string" calcext:value-type="string">
            <text:p>Loin du style - parfois décourageant pour les lecteurs les moins affirmés - de l'Antigone de Sophocle, cette version contemporaine apporte un regard nouveau sur le mythe d'Oedipe. Jean Anouilh réalise ici une prestation vraiment splendide: reprendre l’œuvre d'un auteur à très grand talent, sans pour autant la dénaturer. Le lecteur peut aisément s'identifier aux personnages, la lecture est aisée et agrémentée de nombreux effets humoristiques (anachronismes, ironie...).</text:p>
          </table:table-cell>
          <table:table-cell table:style-name="ce6" office:value-type="string" calcext:value-type="string">
            <text:p>contemporaine, 0.07, 0.1, None</text:p>
            <text:p>nouveau, 0.34, 0.25, None</text:p>
            <text:p>vraiment splendide, 1.0, 1.0, None</text:p>
            <text:p>très grand, 0.6, 0.4, None</text:p>
            <text:p>talent, 0.3, 0.05, None</text:p>
            <text:p>nombreux, 0.0,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3975" calcext:value-type="float">
            <text:p>0.3975</text:p>
          </table:table-cell>
          <table:table-cell table:style-name="ce4" office:value-type="float" office:value="0.5875" calcext:value-type="float">
            <text:p>0.5875</text:p>
          </table:table-cell>
          <table:table-cell table:style-name="ce6" office:value-type="string" calcext:value-type="string">
            <text:p>Très bon livre qui maintient le lecteur dans la dure et pourtant si douce incertitude dans laquelle l'auteur sait si bien nous plonger. On en redemande !</text:p>
          </table:table-cell>
          <table:table-cell table:style-name="ce6" office:value-type="string" calcext:value-type="string">
            <text:p>bon, 0.7, 0.7, None</text:p>
            <text:p>douce !, 0.5,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399" calcext:value-type="float">
            <text:p>0.399</text:p>
          </table:table-cell>
          <table:table-cell table:style-name="ce4" office:value-type="float" office:value="4.01" calcext:value-type="float">
            <text:p>4.01</text:p>
          </table:table-cell>
          <table:table-cell table:style-name="ce6" office:value-type="string" calcext:value-type="string">
            <text:p>L'écriture de ce roman est superbe, elle sert si bien l'histoire racontée par le petit Michel que je crois que je vais le relire pendant les vacnaces. Plein de tendresse et une excellente explication du changement qui s'opérait dans le monde alors, bravo , bravo !</text:p>
          </table:table-cell>
          <table:table-cell table:style-name="ce6" office:value-type="string" calcext:value-type="string">
            <text:p>superbe, 1.0, 1.0, None</text:p>
            <text:p>excellente !, 0.625, 0.9,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404" calcext:value-type="float">
            <text:p>0.404</text:p>
          </table:table-cell>
          <table:table-cell table:style-name="ce4" office:value-type="float" office:value="0.62" calcext:value-type="float">
            <text:p>0.62</text:p>
          </table:table-cell>
          <table:table-cell table:style-name="ce6" office:value-type="string" calcext:value-type="string">
            <text:p>A partir de la vie de Lakhdar,adolescent marocain qui traverse la vie et l'histoire entre Tanger et Barcelone,Mathias Enard nous fait vivre les rêves et les passions d'une jeunesse prise entre misère,Islam et occident fantasmé ,par le truchement de la littérature...policière.Le roman commence comme Candide au Maghreb,se poursuit en roman picaresque et s'achève en une sombre et belle méditation,le héros gagnant dans le crime sa liberté. L'impressionnante érudition de Mathias Enard sert une belle histoire,et les personnages sont campés avec finesse et humanité;loin d'être un roman à thèse</text:p>
          </table:table-cell>
          <table:table-cell table:style-name="ce6" office:value-type="string" calcext:value-type="string">
            <text:p>sombre, -0.33, 0.4, None</text:p>
            <text:p>belle, 0.8, 0.8, None</text:p>
            <text:p>impressionnante, 0.7, 1.0, None</text:p>
            <text:p>belle, 0.8, 0.8,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7">
          <table:table-cell table:style-name="ce2" office:value-type="float" office:value="0.406428571429" calcext:value-type="float">
            <text:p>0.4064285714</text:p>
          </table:table-cell>
          <table:table-cell table:style-name="ce4" office:value-type="float" office:value="0.492857142857" calcext:value-type="float">
            <text:p>0.4928571429</text:p>
          </table:table-cell>
          <table:table-cell table:style-name="ce6" office:value-type="string" calcext:value-type="string">
            <text:p>pas trop habituée à ce genre d'achat en ce qui concerne les bouquins...j'aurais aimer savoir, ce que signifie état bon!! il était effectivement en bon état mais vraiment vieux. Par contre tout s'est très bien passé pour la commande</text:p>
          </table:table-cell>
          <table:table-cell table:style-name="ce6" office:value-type="string" calcext:value-type="string">
            <text:p>pas trop, 0.125, 0.7, None</text:p>
            <text:p>bon ! !, 1.0, 0.7, None</text:p>
            <text:p>bon, 0.7, 0.7, None</text:p>
            <text:p>vraiment vieux, 1.0, 0.6, None</text:p>
            <text:p>très, 0.01, 0.65,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5">
          <table:table-cell table:style-name="ce2" office:value-type="float" office:value="0.41" calcext:value-type="float">
            <text:p>0.41</text:p>
          </table:table-cell>
          <table:table-cell table:style-name="ce4" office:value-type="float" office:value="0.3" calcext:value-type="float">
            <text:p>0.3</text:p>
          </table:table-cell>
          <table:table-cell table:style-name="ce6" office:value-type="string" calcext:value-type="string">
            <text:p>C'est un livre que l'on a envie de partager... Chacun peut s'y retrouver dans ses rapports avec une mère au caractère fort.</text:p>
          </table:table-cell>
          <table:table-cell table:style-name="ce6" office:value-type="string" calcext:value-type="string">
            <text:p>très, 0.01, 0.65, None</text:p>
            <text:p>belle !, 1.0,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414875" calcext:value-type="float">
            <text:p>0.414875</text:p>
          </table:table-cell>
          <table:table-cell table:style-name="ce4" office:value-type="float" office:value="0.35" calcext:value-type="float">
            <text:p>0.35</text:p>
          </table:table-cell>
          <table:table-cell table:style-name="ce6" office:value-type="string" calcext:value-type="string">
            <text:p>Livre dans lequel on ne s'ennuie jamais. Rebondissements inattendus, énigmes et belles rencontres. On ne peut échapper à sa destinée ! G. Musso a réussit à nouveau à me faire plaisir ! Go on !</text:p>
          </table:table-cell>
          <table:table-cell table:style-name="ce6" office:value-type="string" calcext:value-type="string">
            <text:p>ne ennuie, 0.3, 0.6, None</text:p>
            <text:p>inattendus, 0.2, 0.1, None</text:p>
            <text:p>belles !, 1.0, 0.8, None</text:p>
            <text:p>nouveau, 0.34, 0.25, None</text:p>
            <text:p>plaisir ! !, 0.2343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42" calcext:value-type="float">
            <text:p>0.42</text:p>
          </table:table-cell>
          <table:table-cell table:style-name="ce4" office:value-type="float" office:value="0.564285714286" calcext:value-type="float">
            <text:p>0.5642857143</text:p>
          </table:table-cell>
          <table:table-cell table:style-name="ce6" office:value-type="string" calcext:value-type="string">
            <text:p>Une écriture agréable, très facile à lire. Ce livre se rapproche dans son style du Voyage d'Hector où il s'agit finalement d'aller rechercher au fond de chaque homme des ressources positives pour changer et faire évoluer son environnement plutôt que de le subir. En période de fin d'hiver, de manque de vitamine D, c'est un ouvrage idéal pour aller de l'avant. La relation entre le mentor et l'élève est touchante de simplicité et de bon sens. Penons en de la graine</text:p>
          </table:table-cell>
          <table:table-cell table:style-name="ce6" office:value-type="string" calcext:value-type="string">
            <text:p>agréable, 0.7, 0.6, None</text:p>
            <text:p>très, 0.01, 0.65, None</text:p>
            <text:p>positives, 0.0, 0.0, None</text:p>
            <text:p>touchante, 0.3, 0.9, None</text:p>
            <text:p>bon, 0.7, 0.7,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1">
          <table:table-cell table:style-name="ce2" office:value-type="float" office:value="0.423888888889" calcext:value-type="float">
            <text:p>0.4238888889</text:p>
          </table:table-cell>
          <table:table-cell table:style-name="ce4" office:value-type="float" office:value="0.205555555556" calcext:value-type="float">
            <text:p>0.2055555556</text:p>
          </table:table-cell>
          <table:table-cell table:style-name="ce6" office:value-type="string" calcext:value-type="string">
            <text:p>L'écume des jours fait partie de ces livres qui ne se racontent pas. Sa lecture est une expérience unique qui vous transporte dans des émotions très différentes. L'écume des jours est un livre atemporel et atypique, qui vous procurera des grands moments de bonheur et d'émotions qui vous resteront en mémoire très longtemps. Une pépite!</text:p>
          </table:table-cell>
          <table:table-cell table:style-name="ce6" office:value-type="string" calcext:value-type="string">
            <text:p>unique, 0.43, 0.5, None</text:p>
            <text:p>très différentes, 0.8, 0.3, None</text:p>
            <text:p>atypique, 0.1, 0.2, None</text:p>
            <text:p>grands, 0.3, 0.2, None</text:p>
            <text:p>bonheur, 0.5, 0.0, None</text:p>
            <text:p>très, 0.01, 0.65, None</text:p>
            <text:p>pépite !, 0.87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42875" calcext:value-type="float">
            <text:p>0.42875</text:p>
          </table:table-cell>
          <table:table-cell table:style-name="ce4" office:value-type="float" office:value="0.54" calcext:value-type="float">
            <text:p>0.54</text:p>
          </table:table-cell>
          <table:table-cell table:style-name="ce6" office:value-type="string" calcext:value-type="string">
            <text:p>vraiment excellent tout d'abord pour cette écriture de plus en plus ciselée et authentique, et cette histoire qui se relie au cours des lignes, un livre très fort et touchant peut-être le meilleur de Djian parmi les nombreux livres lus</text:p>
          </table:table-cell>
          <table:table-cell table:style-name="ce6" office:value-type="string" calcext:value-type="string">
            <text:p>vraiment excellent, 1.0, 1.0, None</text:p>
            <text:p>plus, 0.15, 0.1, None</text:p>
            <text:p>authentique, 0.3, 0.5, None</text:p>
            <text:p>très, 0.01, 0.65, None</text:p>
            <text:p>nombreux, 0.0,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432" calcext:value-type="float">
            <text:p>0.432</text:p>
          </table:table-cell>
          <table:table-cell table:style-name="ce4" office:value-type="float" office:value="0.45" calcext:value-type="float">
            <text:p>0.45</text:p>
          </table:table-cell>
          <table:table-cell table:style-name="ce6" office:value-type="string" calcext:value-type="string">
            <text:p>Ce livre est tout simplement magnifique. Les 750 pages se lisent d'un trait; on a envie de connaître la suite à chaque page. les personnages sont émouvants, bouleversants et intelligents. Sur un décor des années 60, l'auteur retrace par bribes la vie de ceux qui ont fui le communisme en Europe de l'Est. L'évocation du Paris des années 60, du quartier latin, de Denfert, est aussi très touchante. On s'attache au narrateur dès les premières pages et la fin du roman est presque à couper le souffle. J'ai passé un très bon moment en le lisant. Bravo à l'auteur.</text:p>
          </table:table-cell>
          <table:table-cell table:style-name="ce6" office:value-type="string" calcext:value-type="string">
            <text:p>simplement magnifique, 1.0, 1.0, None</text:p>
            <text:p>émouvants, 0.4, 0.6, None</text:p>
            <text:p>intelligents, 0.9, 0.2, None</text:p>
            <text:p>latin, 0.0, 0.0, None</text:p>
            <text:p>très touchante, 0.6, 1.0, None</text:p>
            <text:p>premières, 0.5, 0.2, None</text:p>
            <text:p>très bon,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435" calcext:value-type="float">
            <text:p>0.435</text:p>
          </table:table-cell>
          <table:table-cell table:style-name="ce4" office:value-type="float" office:value="0.453" calcext:value-type="float">
            <text:p>0.453</text:p>
          </table:table-cell>
          <table:table-cell table:style-name="ce6" office:value-type="string" calcext:value-type="string">
            <text:p>Ce livre est à prendre au 1er degré, un très bon moment de détente comme une pièce de boulevard où on rigole, on se détend, on s'amuse. Il ne faut rien intellectualiser, le lire comme on passerait une soirée entre amis à délirer. J'ai beaucoup aimé l'écriture de Gilles Legardinier, chaque chapitre apporte sa dose d'humour. Ce livre fait du bien, il nous permet de déconnecter pendant quelques heures de la réalité comme un délicieux rêve. L'écriture est fluide, le langage masculin de l'auteur qui perce à travers la narration d'une fille m'a beaucoup plu, tout cela est très agréable. Détendez-vous et laissez-vous porter. LOU</text:p>
          </table:table-cell>
          <table:table-cell table:style-name="ce6" office:value-type="string" calcext:value-type="string">
            <text:p>très bon, 1.0, 1.0, None</text:p>
            <text:p>beaucoup, 0.1, 0.1, None</text:p>
            <text:p>délicieux, 0.8, 0.8, None</text:p>
            <text:p>fluide, 0.0, 0.0, None</text:p>
            <text:p>masculin, 0.0, 0.1, None</text:p>
            <text:p>beaucoup, 0.1, 0.1, None</text:p>
            <text:p>très agréabl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16">
          <table:table-cell table:style-name="ce2" office:value-type="float" office:value="0.435" calcext:value-type="float">
            <text:p>0.435</text:p>
          </table:table-cell>
          <table:table-cell table:style-name="ce4" office:value-type="float" office:value="0.453" calcext:value-type="float">
            <text:p>0.453</text:p>
          </table:table-cell>
          <table:table-cell table:style-name="ce6" office:value-type="string" calcext:value-type="string">
            <text:p>Ce livre est à prendre au 1er degré, un très bon moment de détente comme une pièce de boulevard où on rigole, on se détend, on s'amuse. Il ne faut rien intellectualiser, le lire comme on passerait une soirée entre amis à délirer. J'ai beaucoup aimé l'écriture de Gilles Legardinier, chaque chapitre apporte sa dose d'humour. Ce livre fait du bien, il nous permet de déconnecter pendant quelques heures de la réalité comme un délicieux rêve. L'écriture est fluide, le langage masculin de l'auteur qui perce à travers la narration d'une fille m'a beaucoup plu, tout cela est très agréable. Détendez-vous et laissez-vous porter. LOU</text:p>
          </table:table-cell>
          <table:table-cell table:style-name="ce6" office:value-type="string" calcext:value-type="string">
            <text:p>très bon, 1.0, 1.0, None</text:p>
            <text:p>beaucoup, 0.1, 0.1, None</text:p>
            <text:p>délicieux, 0.8, 0.8, None</text:p>
            <text:p>fluide, 0.0, 0.0, None</text:p>
            <text:p>masculin, 0.0, 0.1, None</text:p>
            <text:p>beaucoup, 0.1, 0.1, None</text:p>
            <text:p>très agréabl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445416666667" calcext:value-type="float">
            <text:p>0.4454166667</text:p>
          </table:table-cell>
          <table:table-cell table:style-name="ce4" office:value-type="float" office:value="0.545" calcext:value-type="float">
            <text:p>0.545</text:p>
          </table:table-cell>
          <table:table-cell table:style-name="ce6" office:value-type="string" calcext:value-type="string">
            <text:p>Comme le dit le titre du commentaire, c'est un très bon livre, simple à lire. Très belle histoire qui traite d'un problème de société actuel : l'exclusion à travers les yeux d'une adolescente surdouée. A lire absolument !</text:p>
          </table:table-cell>
          <table:table-cell table:style-name="ce6" office:value-type="string" calcext:value-type="string">
            <text:p>très bon, 1.0, 1.0, None</text:p>
            <text:p>simple, 0.1, 0.1, None</text:p>
            <text:p>belle, 0.8, 0.8, None</text:p>
            <text:p>actuel, 0.1, 0.1, None</text:p>
            <text:p>absolument !, 0.31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454545454545" calcext:value-type="float">
            <text:p>0.4545454545</text:p>
          </table:table-cell>
          <table:table-cell table:style-name="ce4" office:value-type="float" office:value="0.321818181818" calcext:value-type="float">
            <text:p>0.3218181818</text:p>
          </table:table-cell>
          <table:table-cell table:style-name="ce6" office:value-type="string" calcext:value-type="string">
            <text:p>Bel ami est sans doute l'un des livres les plus connus de Guy de Maupassant. Quand le professeur de français nous l'a donné à lire, je ne pensais pas que ce livre me plairait car il est de Maupassant. Mais j'ai commencé à lire le premier chapitre et là grande surprise, j'ai trouvé ce livre vraiment magnifique. L'histoire raconte la vie de Georges Duroy et l'évolution de sa vie à Paris. Je recommande ce livre à tous.</text:p>
          </table:table-cell>
          <table:table-cell table:style-name="ce6" office:value-type="string" calcext:value-type="string">
            <text:p>plus, 0.15, 0.1, None</text:p>
            <text:p>français, 0.2, 0.0, None</text:p>
            <text:p>grande, 0.3, 0.2, None</text:p>
            <text:p>vraiment magnifique, 1.0, 1.0, None</text:p>
            <text:p>recommande, 0.2,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46" calcext:value-type="float">
            <text:p>0.46</text:p>
          </table:table-cell>
          <table:table-cell table:style-name="ce4" office:value-type="float" office:value="0.4875" calcext:value-type="float">
            <text:p>0.4875</text:p>
          </table:table-cell>
          <table:table-cell table:style-name="ce6" office:value-type="string" calcext:value-type="string">
            <text:p>Un mot (ou deux?): un chef d'oeuvre. A lire en urgence et à relire pour savourer. Le ton est très juste, le rhythme impeccable, le langage précis mais onirique et foisonnant. Un délice à lire. Merci, Mathias Enard.</text:p>
          </table:table-cell>
          <table:table-cell table:style-name="ce6" office:value-type="string" calcext:value-type="string">
            <text:p>très, 0.01, 0.65, None</text:p>
            <text:p>impeccable, 0.7, 1.0, None</text:p>
            <text:p>précis, 0.4, 0.3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466666666667" calcext:value-type="float">
            <text:p>0.4666666667</text:p>
          </table:table-cell>
          <table:table-cell table:style-name="ce4" office:value-type="float" office:value="0.4" calcext:value-type="float">
            <text:p>0.4</text:p>
          </table:table-cell>
          <table:table-cell table:style-name="ce6" office:value-type="string" calcext:value-type="string">
            <text:p>Nous découvrons grâce à la plume chirurgicale de Amélie Nothomb quel peut être le quotidien d'un employé au Japon. Le style est agréable, le roman divertissant et convaincant ; de quoi passer un agréable moment de lecture</text:p>
          </table:table-cell>
          <table:table-cell table:style-name="ce6" office:value-type="string" calcext:value-type="string">
            <text:p>agréable, 0.7, 0.6, None</text:p>
            <text:p>agréable,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16">
          <table:table-cell table:style-name="ce2" office:value-type="float" office:value="0.466666666667" calcext:value-type="float">
            <text:p>0.4666666667</text:p>
          </table:table-cell>
          <table:table-cell table:style-name="ce4" office:value-type="float" office:value="0.488888888889" calcext:value-type="float">
            <text:p>0.4888888889</text:p>
          </table:table-cell>
          <table:table-cell table:style-name="ce6" office:value-type="string" calcext:value-type="string">
            <text:p>Toujours pareil, bonne livraison, bonne qualité du livre, exactement ce que j'attendais . Très agréable à lire, une histoire passionnante au coeur des drames d'avant, mais également de nos jours ! A lire absolument pour une réflexion sur les guerres qui nous touchent.</text:p>
          </table:table-cell>
          <table:table-cell table:style-name="ce6" office:value-type="string" calcext:value-type="string">
            <text:p>bonne, 0.7, 0.7, None</text:p>
            <text:p>bonne, 0.7, 0.7, None</text:p>
            <text:p>qualité, 0.4, 0.0, None</text:p>
            <text:p>agréable, 0.7, 0.6, None</text:p>
            <text:p>passionnante, 0.7, 0.9, None</text:p>
            <text:p>coeur, 0.2, 0.0, None</text:p>
            <text:p>également !, 0.25, 0.35, None</text:p>
            <text:p>absolument, 0.25, 0.75,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479166666667" calcext:value-type="float">
            <text:p>0.4791666667</text:p>
          </table:table-cell>
          <table:table-cell table:style-name="ce4" office:value-type="float" office:value="0.566666666667" calcext:value-type="float">
            <text:p>0.5666666667</text:p>
          </table:table-cell>
          <table:table-cell table:style-name="ce6" office:value-type="string" calcext:value-type="string">
            <text:p>J'ai dévoré ce livre ! j'ai aimé le style de l'écriture et l'histoire a des moments très émouvants .... et si Lou avait raison ? pourquoi ne pas regarder plus attentivement ce qui se passe autour de nous ? pourquoi ne pas faire en sorte de changer les choses ? belle leçon de vie.</text:p>
          </table:table-cell>
          <table:table-cell table:style-name="ce6" office:value-type="string" calcext:value-type="string">
            <text:p>très émouvants, 0.8, 1.0, None</text:p>
            <text:p>plus, 0.15, 0.1, None</text:p>
            <text:p>belle,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49" calcext:value-type="float">
            <text:p>0.49</text:p>
          </table:table-cell>
          <table:table-cell table:style-name="ce4" office:value-type="float" office:value="0.35" calcext:value-type="float">
            <text:p>0.35</text:p>
          </table:table-cell>
          <table:table-cell table:style-name="ce6" office:value-type="string" calcext:value-type="string">
            <text:p>Cet ouvrage clair et agréable explique comment il faudrait éduquer un enfant dans une société corrompue. Rousseau donne une multitude de conseil mais au fond manque de profondeur philosophique.</text:p>
          </table:table-cell>
          <table:table-cell table:style-name="ce6" office:value-type="string" calcext:value-type="string">
            <text:p>clair, 0.28, 0.1, None</text:p>
            <text:p>agréable, 0.7, 0.6,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3">
          <table:table-cell table:style-name="ce2" office:value-type="float" office:value="0.495" calcext:value-type="float">
            <text:p>0.495</text:p>
          </table:table-cell>
          <table:table-cell table:style-name="ce4" office:value-type="float" office:value="0.45" calcext:value-type="float">
            <text:p>0.45</text:p>
          </table:table-cell>
          <table:table-cell table:style-name="ce6" office:value-type="string" calcext:value-type="string">
            <text:p>L'histoire d'un jeune musulman dans l'Algérie des années 30 et de sa vie entière dans ce pays qui ensuite retrouve l'Indépendance. Le suspense nous entraîne dans sa vie mouvementée et nous fait partagé ses états d'âme. Magnifique et plein d'émotions! Personnellement j'ai préféré ce livre-ci à l'attentat du même auteur.</text:p>
          </table:table-cell>
          <table:table-cell table:style-name="ce6" office:value-type="string" calcext:value-type="string">
            <text:p>jeune, 0.32, 0.4, None</text:p>
            <text:p>entière, 0.15, 0.2, None</text:p>
            <text:p>plein !, 0.3625, 0.3,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5" calcext:value-type="float">
            <text:p>0.5</text:p>
          </table:table-cell>
          <table:table-cell table:style-name="ce4" office:value-type="float" office:value="0.25" calcext:value-type="float">
            <text:p>0.25</text:p>
          </table:table-cell>
          <table:table-cell table:style-name="ce6" office:value-type="string" calcext:value-type="string">
            <text:p>j'avais vu il y a quelques années le téléfilm...j'avais adoré... redécouvrir cette histoire sur papier avec quelques changements , que du bonheur;.. je reste une inconditionnelle de F Bourdin...</text:p>
          </table:table-cell>
          <table:table-cell table:style-name="ce6" office:value-type="string" calcext:value-type="string">
            <text:p>bonheur, 0.5, 0.0,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5" calcext:value-type="float">
            <text:p>0.5</text:p>
          </table:table-cell>
          <table:table-cell table:style-name="ce4" office:value-type="float" office:value="0.55" calcext:value-type="float">
            <text:p>0.55</text:p>
          </table:table-cell>
          <table:table-cell table:style-name="ce6" office:value-type="string" calcext:value-type="string">
            <text:p>Dans un style coulant une histoire passionnante qui permet de donner un point de vue sur les grands défis de notre temps.</text:p>
          </table:table-cell>
          <table:table-cell table:style-name="ce6" office:value-type="string" calcext:value-type="string">
            <text:p>passionnante, 0.7, 0.9, None</text:p>
            <text:p>grands, 0.3,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5" calcext:value-type="float">
            <text:p>0.5</text:p>
          </table:table-cell>
          <table:table-cell table:style-name="ce4" office:value-type="float" office:value="0.6" calcext:value-type="float">
            <text:p>0.6</text:p>
          </table:table-cell>
          <table:table-cell table:style-name="ce6" office:value-type="string" calcext:value-type="string">
            <text:p>tres bon bouquin pour les 12,15 ans se lit facilement et a bien accroché ma fille de 13 ans</text:p>
          </table:table-cell>
          <table:table-cell table:style-name="ce6" office:value-type="string" calcext:value-type="string">
            <text:p>bon, 0.7, 0.7,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5" calcext:value-type="float">
            <text:p>0.5</text:p>
          </table:table-cell>
          <table:table-cell table:style-name="ce4" office:value-type="float" office:value="0.9" calcext:value-type="float">
            <text:p>0.9</text:p>
          </table:table-cell>
          <table:table-cell table:style-name="ce6" office:value-type="string" calcext:value-type="string">
            <text:p>ce livre a repondu aux devoirs de ma fille e 4eme avec une note de 18sur 20 livre excellent je le conseille</text:p>
          </table:table-cell>
          <table:table-cell table:style-name="ce6" office:value-type="string" calcext:value-type="string">
            <text:p>excellent, 0.5, 0.9,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51375" calcext:value-type="float">
            <text:p>0.51375</text:p>
          </table:table-cell>
          <table:table-cell table:style-name="ce4" office:value-type="float" office:value="0.416666666667" calcext:value-type="float">
            <text:p>0.4166666667</text:p>
          </table:table-cell>
          <table:table-cell table:style-name="ce6" office:value-type="string" calcext:value-type="string">
            <text:p>une luminosité extraordinaire dans chaque mot, de la poésie vivante à l'état pur, un merveilleux cadeau à faire ! juste pour la beauté...</text:p>
          </table:table-cell>
          <table:table-cell table:style-name="ce6" office:value-type="string" calcext:value-type="string">
            <text:p>extraordinaire, 0.1, 0.8, None</text:p>
            <text:p>vivante, 0.8, 0.2, None</text:p>
            <text:p>pur, 0.5, 0.4, None</text:p>
            <text:p>merveilleux, 0.9, 0.9, None</text:p>
            <text:p>cadeau !, 0.562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5142578125" calcext:value-type="float">
            <text:p>0.5142578125</text:p>
          </table:table-cell>
          <table:table-cell table:style-name="ce4" office:value-type="float" office:value="0.51875" calcext:value-type="float">
            <text:p>0.51875</text:p>
          </table:table-cell>
          <table:table-cell table:style-name="ce6" office:value-type="string" calcext:value-type="string">
            <text:p>4.5/5 : Un très bon roman de Musso ou se mèle avec délice la réalité et l'irrationnel de l'au-delà... Une très belle histoire d'amour au premier plan, mais avec également des personnages secondaires très importants. Ce roman m'a tenu halleine jusqu'a la dernière page ! En quelques mots : j'ai adoré !!!</text:p>
          </table:table-cell>
          <table:table-cell table:style-name="ce6" office:value-type="string" calcext:value-type="string">
            <text:p>très bon, 1.0, 1.0, None</text:p>
            <text:p>très belle, 1.0, 1.0, None</text:p>
            <text:p>également, 0.2, 0.35, None</text:p>
            <text:p>très importants, 0.8, 0.9, None</text:p>
            <text:p>dernière ! ! ! !, -0.7080078125, 0.2,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
          <table:table-cell table:style-name="ce2" office:value-type="float" office:value="0.528571428571" calcext:value-type="float">
            <text:p>0.5285714286</text:p>
          </table:table-cell>
          <table:table-cell table:style-name="ce4" office:value-type="float" office:value="0.65" calcext:value-type="float">
            <text:p>0.65</text:p>
          </table:table-cell>
          <table:table-cell table:style-name="ce6" office:value-type="string" calcext:value-type="string">
            <text:p>Une nouvelle fantastique très intéressante et très bien écrite. Idéale pour un professeur voulant faire travailler des quatrièmes sur le fantastique. Appareil pédagogique utile.</text:p>
          </table:table-cell>
          <table:table-cell table:style-name="ce6" office:value-type="string" calcext:value-type="string">
            <text:p>nouvelle, 0.1, 0.25, None</text:p>
            <text:p>fantastique, 1.0, 1.0, None</text:p>
            <text:p>très intéressante, 0.6, 1.0, None</text:p>
            <text:p>très, 0.01, 0.65, None</text:p>
            <text:p>fantastique, 1.0, 1.0, None</text:p>
            <text:p>utile, 0.2, 0.1,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556666666667" calcext:value-type="float">
            <text:p>0.5566666667</text:p>
          </table:table-cell>
          <table:table-cell table:style-name="ce4" office:value-type="float" office:value="0.783333333333" calcext:value-type="float">
            <text:p>0.7833333333</text:p>
          </table:table-cell>
          <table:table-cell table:style-name="ce6" office:value-type="string" calcext:value-type="string">
            <text:p>Quelle empathie chez cet auteur ! J'ai croqué les 180 pages d'un trait, complètement happé par cette jolie plume, cet humour qui fait mouche. Sublime .</text:p>
          </table:table-cell>
          <table:table-cell table:style-name="ce6" office:value-type="string" calcext:value-type="string">
            <text:p>complètement, 0.1, 0.75, None</text:p>
            <text:p>jolie, 0.57, 0.6,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7">
          <table:table-cell table:style-name="ce2" office:value-type="float" office:value="0.558333333333" calcext:value-type="float">
            <text:p>0.5583333333</text:p>
          </table:table-cell>
          <table:table-cell table:style-name="ce4" office:value-type="float" office:value="0.516666666667" calcext:value-type="float">
            <text:p>0.5166666667</text:p>
          </table:table-cell>
          <table:table-cell table:style-name="ce6" office:value-type="string" calcext:value-type="string">
            <text:p>Très jolie façon de mettre en lumière les travers de notre société matérialiste dans ce merveilleux roman qui m'a fait beaucoup rire... Le philosophe qui n'était pas sage... à lire et à relire ♥</text:p>
          </table:table-cell>
          <table:table-cell table:style-name="ce6" office:value-type="string" calcext:value-type="string">
            <text:p>jolie, 0.57, 0.6, None</text:p>
            <text:p>merveilleux, 0.9, 0.9, None</text:p>
            <text:p>beaucoup rire, 0.6, 0.0, None</text:p>
            <text:p>pas sage, -0.1, 0.2, None</text:p>
            <text:p>♥, 1.0, 1.0, mood</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573333333333" calcext:value-type="float">
            <text:p>0.5733333333</text:p>
          </table:table-cell>
          <table:table-cell table:style-name="ce4" office:value-type="float" office:value="0.666666666667" calcext:value-type="float">
            <text:p>0.6666666667</text:p>
          </table:table-cell>
          <table:table-cell table:style-name="ce6" office:value-type="string" calcext:value-type="string">
            <text:p>Une excellente réflexion sur l'amitié et tout ce qui tourne autour de ce magnifique pays qu'est le Liban (guerre, religion, corruption, exil, retour)</text:p>
          </table:table-cell>
          <table:table-cell table:style-name="ce6" office:value-type="string" calcext:value-type="string">
            <text:p>excellente, 0.5, 0.9, None</text:p>
            <text:p>magnifique,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57375" calcext:value-type="float">
            <text:p>0.57375</text:p>
          </table:table-cell>
          <table:table-cell table:style-name="ce4" office:value-type="float" office:value="0.45" calcext:value-type="float">
            <text:p>0.45</text:p>
          </table:table-cell>
          <table:table-cell table:style-name="ce6" office:value-type="string" calcext:value-type="string">
            <text:p>Voila un classique que l'on peut lire sans se torturer l'esprit, écrit en quelque jours par Molière il est très agréable à lire. Il est tout autant interessant au niveau psychologique (nottament avec le problème du désir et de la possession avec don Juan) à lire et relire !</text:p>
          </table:table-cell>
          <table:table-cell table:style-name="ce6" office:value-type="string" calcext:value-type="string">
            <text:p>très agréable !, 1.0, 1.0, None</text:p>
          </table:table-cell>
          <table:table-cell table:style-name="ce8" office:value-type="string" calcext:value-type="string">
            <text:p>pos</text:p>
          </table:table-cell>
          <table:table-cell table:style-name="ce6" office:value-type="string" calcext:value-type="string">
            <text:p>pos_vp</text:p>
          </table:table-cell>
          <table:table-cell office:value-type="string" calcext:value-type="string">
            <text:p>« autre » étiqueté à la main dans le dictionnaire de sentiment</text:p>
          </table:table-cell>
          <table:table-cell table:number-columns-repeated="1017"/>
        </table:table-row>
        <table:table-row table:style-name="ro3">
          <table:table-cell table:style-name="ce2" office:value-type="float" office:value="0.591428571429" calcext:value-type="float">
            <text:p>0.5914285714</text:p>
          </table:table-cell>
          <table:table-cell table:style-name="ce4" office:value-type="float" office:value="0.618571428571" calcext:value-type="float">
            <text:p>0.6185714286</text:p>
          </table:table-cell>
          <table:table-cell table:style-name="ce6" office:value-type="string" calcext:value-type="string">
            <text:p>Très beau livre qui se lit d'une seule traite, pour une fois qu'un livre de psychologie ne se contente pas de vous citer des témoignages et énumérer des vérités auxquelles on ne comprend rien... Là il y a un scénario qui rend ce roman beaucoup plus agréable et accessible. Très belle surprise.</text:p>
          </table:table-cell>
          <table:table-cell table:style-name="ce6" office:value-type="string" calcext:value-type="string">
            <text:p>seule, -0.1, 0.2, None</text:p>
            <text:p>beaucoup plus agréable, 0.91, 0.78, None</text:p>
            <text:p>accessible, 0.13, 0.25, None</text:p>
            <text:p>belle, 0.8, 0.8,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6" calcext:value-type="float">
            <text:p>0.6</text:p>
          </table:table-cell>
          <table:table-cell table:style-name="ce4" office:value-type="float" office:value="0.8" calcext:value-type="float">
            <text:p>0.8</text:p>
          </table:table-cell>
          <table:table-cell table:style-name="ce6" office:value-type="string" calcext:value-type="string">
            <text:p>je suis heureuse de se livre et si j'ai besoin je reviendrai acheté ici car le produit très bon.</text:p>
          </table:table-cell>
          <table:table-cell table:style-name="ce6" office:value-type="string" calcext:value-type="string">
            <text:p>heureuse, 0.7, 0.8, None</text:p>
            <text:p>très bon,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2">
          <table:table-cell table:style-name="ce2" office:value-type="float" office:value="0.606666666667" calcext:value-type="float">
            <text:p>0.6066666667</text:p>
          </table:table-cell>
          <table:table-cell table:style-name="ce4" office:value-type="float" office:value="0.566666666667" calcext:value-type="float">
            <text:p>0.5666666667</text:p>
          </table:table-cell>
          <table:table-cell table:style-name="ce6" office:value-type="string" calcext:value-type="string">
            <text:p>rien à dire tout est parfait, le livre, les délais de livraison, le prix. le format est idéal pour le transporter partout avec soi.</text:p>
          </table:table-cell>
          <table:table-cell table:style-name="ce6" office:value-type="string" calcext:value-type="string">
            <text:p>parfait, 0.8, 0.8,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8">
          <table:table-cell table:style-name="ce2" office:value-type="float" office:value="0.614" calcext:value-type="float">
            <text:p>0.614</text:p>
          </table:table-cell>
          <table:table-cell table:style-name="ce4" office:value-type="float" office:value="0.47" calcext:value-type="float">
            <text:p>0.47</text:p>
          </table:table-cell>
          <table:table-cell table:style-name="ce6" office:value-type="string" calcext:value-type="string">
            <text:p>Ce bouquin est tout simplement excellent. UN régal à lire en moins de deux heures.... cela ferait un parfait cadeau pour les fêtes je conseille+++++++</text:p>
          </table:table-cell>
          <table:table-cell table:style-name="ce6" office:value-type="string" calcext:value-type="string">
            <text:p>simplement excellent, 1.0, 1.0, None</text:p>
            <text:p>parfait, 0.8, 0.8, None</text:p>
            <text:p>cadeau, 0.45, 0.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5">
          <table:table-cell table:style-name="ce2" office:value-type="float" office:value="0.676666666667" calcext:value-type="float">
            <text:p>0.6766666667</text:p>
          </table:table-cell>
          <table:table-cell table:style-name="ce4" office:value-type="float" office:value="0.52" calcext:value-type="float">
            <text:p>0.52</text:p>
          </table:table-cell>
          <table:table-cell table:style-name="ce6" office:value-type="string" calcext:value-type="string">
            <text:p>A la lecture du résumé de ce livre, on se dit que le style sera franchement drôle, décalé, intelligent et plaisant.</text:p>
          </table:table-cell>
          <table:table-cell table:style-name="ce6" office:value-type="string" calcext:value-type="string">
            <text:p>drôle, 0.53, 0.6, None</text:p>
            <text:p>intelligent, 0.9, 0.2, None</text:p>
            <text:p/>
          </table:table-cell>
          <table:table-cell table:style-name="ce8" office:value-type="string" calcext:value-type="string">
            <text:p>neg</text:p>
          </table:table-cell>
          <table:table-cell table:style-name="ce6" office:value-type="string" calcext:value-type="string">
            <text:p>pos_fp~neg_fn</text:p>
          </table:table-cell>
          <table:table-cell table:number-columns-repeated="1018"/>
        </table:table-row>
        <table:table-row table:style-name="ro8">
          <table:table-cell table:style-name="ce2" office:value-type="float" office:value="0.7" calcext:value-type="float">
            <text:p>0.7</text:p>
          </table:table-cell>
          <table:table-cell table:style-name="ce4" office:value-type="float" office:value="0.6" calcext:value-type="float">
            <text:p>0.6</text:p>
          </table:table-cell>
          <table:table-cell table:style-name="ce6" office:value-type="string" calcext:value-type="string">
            <text:p>Pour les amateurs et/ou amatrices de lecture genre histoire d'amour (ou d'amitié) dans un monde irréel qui laisse libre cours à l'imagination!!!! Lecture très agréable qui permet de se détendre. Bravo Amazon pour la livraison!!!</text:p>
          </table:table-cell>
          <table:table-cell table:style-name="ce6" office:value-type="string" calcext:value-type="string">
            <text:p>irréel, 0.1, 0.5, None</text:p>
            <text:p>libre ! ! ! !, 1.0, 0.3, None</text:p>
            <text:p>très agréable ! ! !, 1.0, 1.0, None</text:p>
            <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6">
          <table:table-cell table:style-name="ce2" office:value-type="float" office:value="0.9375" calcext:value-type="float">
            <text:p>0.9375</text:p>
          </table:table-cell>
          <table:table-cell table:style-name="ce4" office:value-type="float" office:value="1" calcext:value-type="float">
            <text:p>1</text:p>
          </table:table-cell>
          <table:table-cell table:style-name="ce6" office:value-type="string" calcext:value-type="string">
            <text:p>Si touchante!!</text:p>
          </table:table-cell>
          <table:table-cell table:style-name="ce6" office:value-type="string" calcext:value-type="string">
            <text:p>touchante ! !, 0.46875, 0.9, None</text:p>
          </table:table-cell>
          <table:table-cell table:style-name="ce8" office:value-type="string" calcext:value-type="string">
            <text:p>pos</text:p>
          </table:table-cell>
          <table:table-cell table:style-name="ce6" office:value-type="string" calcext:value-type="string">
            <text:p>pos_vp</text:p>
          </table:table-cell>
          <table:table-cell table:number-columns-repeated="1018"/>
        </table:table-row>
        <table:table-row table:style-name="ro46" table:number-rows-repeated="1047574">
          <table:table-cell table:number-columns-repeated="1024"/>
        </table:table-row>
        <table:table-row table:style-name="ro46">
          <table:table-cell table:number-columns-repeated="1024"/>
        </table:table-row>
        <calcext:conditional-formats>
          <calcext:conditional-format calcext:target-range-address="resultats.A2:resultats.A1001">
            <calcext:color-scale>
              <calcext:color-scale-entry calcext:value="0" calcext:type="minimum" calcext:color="#ff0000"/>
              <calcext:color-scale-entry calcext:value="50" calcext:type="percentile" calcext:color="#ffff99"/>
              <calcext:color-scale-entry calcext:value="0" calcext:type="maximum" calcext:color="#00cc00"/>
            </calcext:color-scale>
          </calcext:conditional-format>
          <calcext:conditional-format calcext:target-range-address="resultats.B2:resultats.B1001">
            <calcext:color-scale>
              <calcext:color-scale-entry calcext:value="0" calcext:type="minimum" calcext:color="#ff0000"/>
              <calcext:color-scale-entry calcext:value="50" calcext:type="percentile" calcext:color="#dddddd"/>
              <calcext:color-scale-entry calcext:value="0" calcext:type="maximum" calcext:color="#66ffff"/>
            </calcext:color-scale>
          </calcext:conditional-format>
          <calcext:conditional-format calcext:target-range-address="resultats.E2:resultats.E1001">
            <calcext:condition calcext:apply-style-name="Untitled1" calcext:value="='pos'" calcext:base-cell-address="resultats.E2"/>
            <calcext:condition calcext:apply-style-name="Untitled2" calcext:value="='pos'" calcext:base-cell-address="resultats.E2"/>
          </calcext:conditional-format>
        </calcext:conditional-formats>
      </table:table>
      <table:table table:name="metriques" table:style-name="ta1">
        <office:forms form:automatic-focus="false" form:apply-design-mode="false"/>
        <table:table-column table:style-name="co7" table:number-columns-repeated="2" table:default-cell-style-name="Default"/>
        <table:table-row table:style-name="ro46">
          <table:table-cell office:value-type="string" calcext:value-type="string">
            <text:p>vp_pos</text:p>
          </table:table-cell>
          <table:table-cell office:value-type="float" office:value="469" calcext:value-type="float">
            <text:p>469</text:p>
          </table:table-cell>
        </table:table-row>
        <table:table-row table:style-name="ro46">
          <table:table-cell office:value-type="string" calcext:value-type="string">
            <text:p>fp_pos</text:p>
          </table:table-cell>
          <table:table-cell office:value-type="float" office:value="291" calcext:value-type="float">
            <text:p>291</text:p>
          </table:table-cell>
        </table:table-row>
        <table:table-row table:style-name="ro46">
          <table:table-cell office:value-type="string" calcext:value-type="string">
            <text:p>fn_pos</text:p>
          </table:table-cell>
          <table:table-cell office:value-type="float" office:value="30" calcext:value-type="float">
            <text:p>30</text:p>
          </table:table-cell>
        </table:table-row>
        <table:table-row table:style-name="ro46">
          <table:table-cell office:value-type="string" calcext:value-type="string">
            <text:p>vp_neg</text:p>
          </table:table-cell>
          <table:table-cell office:value-type="float" office:value="210" calcext:value-type="float">
            <text:p>210</text:p>
          </table:table-cell>
        </table:table-row>
        <table:table-row table:style-name="ro46">
          <table:table-cell office:value-type="string" calcext:value-type="string">
            <text:p>fp_neg</text:p>
          </table:table-cell>
          <table:table-cell office:value-type="float" office:value="30" calcext:value-type="float">
            <text:p>30</text:p>
          </table:table-cell>
        </table:table-row>
        <table:table-row table:style-name="ro46">
          <table:table-cell office:value-type="string" calcext:value-type="string">
            <text:p>fn_neg</text:p>
          </table:table-cell>
          <table:table-cell office:value-type="float" office:value="291" calcext:value-type="float">
            <text:p>291</text:p>
          </table:table-cell>
        </table:table-row>
        <table:table-row table:style-name="ro46">
          <table:table-cell office:value-type="string" calcext:value-type="string">
            <text:p>Ppos</text:p>
          </table:table-cell>
          <table:table-cell office:value-type="float" office:value="0.617105263158" calcext:value-type="float">
            <text:p>0.6171052632</text:p>
          </table:table-cell>
        </table:table-row>
        <table:table-row table:style-name="ro46">
          <table:table-cell office:value-type="string" calcext:value-type="string">
            <text:p>Rpos</text:p>
          </table:table-cell>
          <table:table-cell office:value-type="float" office:value="0.939879759519" calcext:value-type="float">
            <text:p>0.9398797595</text:p>
          </table:table-cell>
        </table:table-row>
        <table:table-row table:style-name="ro46">
          <table:table-cell office:value-type="string" calcext:value-type="string">
            <text:p>F1pos</text:p>
          </table:table-cell>
          <table:table-cell office:value-type="float" office:value="0.745035742653" calcext:value-type="float">
            <text:p>0.7450357427</text:p>
          </table:table-cell>
        </table:table-row>
        <table:table-row table:style-name="ro46">
          <table:table-cell office:value-type="string" calcext:value-type="string">
            <text:p>Pneg</text:p>
          </table:table-cell>
          <table:table-cell office:value-type="float" office:value="0.875" calcext:value-type="float">
            <text:p>0.875</text:p>
          </table:table-cell>
        </table:table-row>
        <table:table-row table:style-name="ro46">
          <table:table-cell office:value-type="string" calcext:value-type="string">
            <text:p>Rneg</text:p>
          </table:table-cell>
          <table:table-cell office:value-type="float" office:value="0.419161676647" calcext:value-type="float">
            <text:p>0.4191616766</text:p>
          </table:table-cell>
        </table:table-row>
        <table:table-row table:style-name="ro46">
          <table:table-cell office:value-type="string" calcext:value-type="string">
            <text:p>F1neg</text:p>
          </table:table-cell>
          <table:table-cell office:value-type="float" office:value="0.566801619433" calcext:value-type="float">
            <text:p>0.5668016194</text:p>
          </table:table-cell>
        </table:table-row>
        <table:table-row table:style-name="ro46">
          <table:table-cell office:value-type="string" calcext:value-type="string">
            <text:p>Ratio_OK</text:p>
          </table:table-cell>
          <table:table-cell office:value-type="float" office:value="0.679" calcext:value-type="float">
            <text:p>0.679</text:p>
          </table:table-cell>
        </table:table-row>
      </table:table>
      <table:named-expressions/>
      <table:database-ranges>
        <table:database-range table:name="__Anonymous_Sheet_DB__0" table:target-range-address="resultats.A1:resultats.G1014"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ext-properties fo:color="#009900" fo:font-weight="bold"/>
    </style:style>
    <style:style style:name="Untitled2" style:family="table-cell" style:parent-style-name="Default">
      <style:text-properties fo:color="#cc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23:34:48.090763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0:57:58.773162153</meta:creation-date>
    <dc:date>2017-04-19T23:37:41.337709464</dc:date>
    <meta:editing-duration>PT43M51S</meta:editing-duration>
    <meta:editing-cycles>15</meta:editing-cycles>
    <meta:generator>LibreOffice/4.2.8.2$Linux_X86_64 LibreOffice_project/420m0$Build-2</meta:generator>
    <meta:document-statistic meta:table-count="2" meta:cell-count="6035" meta:object-count="0"/>
  </office:meta>
</office:document-meta>
</file>